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LeoNatan__LNNotificationsUI</text:p>
          </table:table-cell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8123179274080885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6294444055739377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5009270812747897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72849607394815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5318468007060221" office:value-type="float"/>
        </table:table-row>
        <table:table-row>
          <table:table-cell office:value-type="string">
            <text:p>CMB2__CMB2</text:p>
          </table:table-cell>
          <table:table-cell office:value="0.7415518639059417" office:value-type="float"/>
          <table:table-cell office:value="0.800742020845579" office:value-type="float"/>
          <table:table-cell office:value="0.8154729543360001" office:value-type="float"/>
          <table:table-cell office:value="0.8265420954319151" office:value-type="float"/>
          <table:table-cell office:value="0.8597214083818259" office:value-type="float"/>
          <table:table-cell office:value="0.5255041315206543" office:value-type="float"/>
          <table:table-cell office:value="0.584937081052353" office:value-type="float"/>
          <table:table-cell office:value="0.5988859532648063" office:value-type="float"/>
          <table:table-cell office:value="0.6170824678397117" office:value-type="float"/>
          <table:table-cell office:value="0.6874827127501243" office:value-type="float"/>
          <table:table-cell office:value="0.42880118047610527" office:value-type="float"/>
          <table:table-cell office:value="0.5029303503851899" office:value-type="float"/>
          <table:table-cell office:value="0.5239923721826895" office:value-type="float"/>
          <table:table-cell office:value="0.5456134668058422" office:value-type="float"/>
          <table:table-cell office:value="0.5987436115542866" office:value-type="float"/>
          <table:table-cell office:value="0.5986409705746852" office:value-type="float"/>
          <table:table-cell office:value="0.6312444397758348" office:value-type="float"/>
          <table:table-cell office:value="0.6526483995939935" office:value-type="float"/>
          <table:table-cell office:value="0.6684426876798106" office:value-type="float"/>
          <table:table-cell office:value="0.773873053501527" office:value-type="float"/>
          <table:table-cell office:value="0.43672965131997366" office:value-type="float"/>
          <table:table-cell office:value="0.5089725299402654" office:value-type="float"/>
          <table:table-cell office:value="0.5258307085534393" office:value-type="float"/>
          <table:table-cell office:value="0.5451930451687238" office:value-type="float"/>
          <table:table-cell office:value="0.599536562903197" office:value-type="float"/>
        </table:table-row>
        <table:table-row>
          <table:table-cell office:value-type="string">
            <text:p>postcss__postcss</text:p>
          </table:table-cell>
          <table:table-cell office:value="0.6856421461427836" office:value-type="float"/>
          <table:table-cell office:value="0.797475952276886" office:value-type="float"/>
          <table:table-cell office:value="0.8133328421716037" office:value-type="float"/>
          <table:table-cell office:value="0.8260708113439761" office:value-type="float"/>
          <table:table-cell office:value="0.8802800605655241" office:value-type="float"/>
          <table:table-cell office:value="0.5192153678813176" office:value-type="float"/>
          <table:table-cell office:value="0.56820956183855" office:value-type="float"/>
          <table:table-cell office:value="0.5820035406375217" office:value-type="float"/>
          <table:table-cell office:value="0.602962263758633" office:value-type="float"/>
          <table:table-cell office:value="0.6651293493306515" office:value-type="float"/>
          <table:table-cell office:value="0.4000196714496109" office:value-type="float"/>
          <table:table-cell office:value="0.4618299480185374" office:value-type="float"/>
          <table:table-cell office:value="0.47958479561118145" office:value-type="float"/>
          <table:table-cell office:value="0.4936145396148188" office:value-type="float"/>
          <table:table-cell office:value="0.5779057803712797" office:value-type="float"/>
          <table:table-cell office:value="0.5742273727396716" office:value-type="float"/>
          <table:table-cell office:value="0.6122914281705213" office:value-type="float"/>
          <table:table-cell office:value="0.6290816441885221" office:value-type="float"/>
          <table:table-cell office:value="0.6468410319927458" office:value-type="float"/>
          <table:table-cell office:value="0.7531436030851142" office:value-type="float"/>
          <table:table-cell office:value="0.34222104688271976" office:value-type="float"/>
          <table:table-cell office:value="0.46924772325794706" office:value-type="float"/>
          <table:table-cell office:value="0.48936986049532905" office:value-type="float"/>
          <table:table-cell office:value="0.5061152118084332" office:value-type="float"/>
          <table:table-cell office:value="0.5586472207344575" office:value-type="float"/>
        </table:table-row>
        <table:table-row>
          <table:table-cell office:value-type="string">
            <text:p>hamstergem__hamster</text:p>
          </table:table-cell>
          <table:table-cell office:value="0.7717244358436592" office:value-type="float"/>
          <table:table-cell office:value="0.795687399585076" office:value-type="float"/>
          <table:table-cell office:value="0.8137450767575112" office:value-type="float"/>
          <table:table-cell office:value="0.8202860842243" office:value-type="float"/>
          <table:table-cell office:value="0.8613086992442356" office:value-type="float"/>
          <table:table-cell office:value="0.5627096151823039" office:value-type="float"/>
          <table:table-cell office:value="0.591241465492409" office:value-type="float"/>
          <table:table-cell office:value="0.6014158450719848" office:value-type="float"/>
          <table:table-cell office:value="0.6116544971453954" office:value-type="float"/>
          <table:table-cell office:value="0.6354514557705979" office:value-type="float"/>
          <table:table-cell office:value="0.43122354953464814" office:value-type="float"/>
          <table:table-cell office:value="0.46389615749527136" office:value-type="float"/>
          <table:table-cell office:value="0.48098670665416177" office:value-type="float"/>
          <table:table-cell office:value="0.5071614930359905" office:value-type="float"/>
          <table:table-cell office:value="0.5216289304707561" office:value-type="float"/>
          <table:table-cell office:value="0.611928270818968" office:value-type="float"/>
          <table:table-cell office:value="0.6455193860040613" office:value-type="float"/>
          <table:table-cell office:value="0.6606138147333429" office:value-type="float"/>
          <table:table-cell office:value="0.6721882782513696" office:value-type="float"/>
          <table:table-cell office:value="0.7073128276860088" office:value-type="float"/>
          <table:table-cell office:value="0.4447532337459045" office:value-type="float"/>
          <table:table-cell office:value="0.48993538990062474" office:value-type="float"/>
          <table:table-cell office:value="0.5025839492821416" office:value-type="float"/>
          <table:table-cell office:value="0.5125351262968645" office:value-type="float"/>
          <table:table-cell office:value="0.5437049160520041" office:value-type="float"/>
        </table:table-row>
        <table:table-row>
          <table:table-cell office:value-type="string">
            <text:p>github__hubot-scripts</text:p>
          </table:table-cell>
          <table:table-cell office:value="0.7196494577408632" office:value-type="float"/>
          <table:table-cell office:value="0.762405466734682" office:value-type="float"/>
          <table:table-cell office:value="0.7809498228743164" office:value-type="float"/>
          <table:table-cell office:value="0.8072759818801384" office:value-type="float"/>
          <table:table-cell office:value="0.882423720889894" office:value-type="float"/>
          <table:table-cell office:value="0.5319947242854549" office:value-type="float"/>
          <table:table-cell office:value="0.5549552116599095" office:value-type="float"/>
          <table:table-cell office:value="0.583786178622028" office:value-type="float"/>
          <table:table-cell office:value="0.600240963608714" office:value-type="float"/>
          <table:table-cell office:value="0.6140975103679104" office:value-type="float"/>
          <table:table-cell office:value="0.4319171169149292" office:value-type="float"/>
          <table:table-cell office:value="0.4717590009495511" office:value-type="float"/>
          <table:table-cell office:value="0.48285236734341763" office:value-type="float"/>
          <table:table-cell office:value="0.49981685256708624" office:value-type="float"/>
          <table:table-cell office:value="0.5332612776980518" office:value-type="float"/>
          <table:table-cell office:value="0.6181637522207741" office:value-type="float"/>
          <table:table-cell office:value="0.6272688436997154" office:value-type="float"/>
          <table:table-cell office:value="0.6511129817880287" office:value-type="float"/>
          <table:table-cell office:value="0.6591990725800778" office:value-type="float"/>
          <table:table-cell office:value="0.7045880941587082" office:value-type="float"/>
          <table:table-cell office:value="0.3937019451847309" office:value-type="float"/>
          <table:table-cell office:value="0.46551203886585535" office:value-type="float"/>
          <table:table-cell office:value="0.4871935666237406" office:value-type="float"/>
          <table:table-cell office:value="0.49291736827054156" office:value-type="float"/>
          <table:table-cell office:value="0.548795585349504" office:value-type="float"/>
        </table:table-row>
        <table:table-row>
          <table:table-cell office:value-type="string">
            <text:p>typelift__Swiftz</text:p>
          </table:table-cell>
          <table:table-cell office:value="0.7785470744824409" office:value-type="float"/>
          <table:table-cell office:value="0.8011944048187691" office:value-type="float"/>
          <table:table-cell office:value="0.8070562821307428" office:value-type="float"/>
          <table:table-cell office:value="0.8153436885019165" office:value-type="float"/>
          <table:table-cell office:value="0.8362800715530107" office:value-type="float"/>
          <table:table-cell office:value="0.5459914215755841" office:value-type="float"/>
          <table:table-cell office:value="0.5684414562640517" office:value-type="float"/>
          <table:table-cell office:value="0.5825286182658249" office:value-type="float"/>
          <table:table-cell office:value="0.5981399111239964" office:value-type="float"/>
          <table:table-cell office:value="0.6156411666468801" office:value-type="float"/>
          <table:table-cell office:value="0.41825092322551133" office:value-type="float"/>
          <table:table-cell office:value="0.45210316720661736" office:value-type="float"/>
          <table:table-cell office:value="0.4674066553336937" office:value-type="float"/>
          <table:table-cell office:value="0.4781446376277133" office:value-type="float"/>
          <table:table-cell office:value="0.5023575463070735" office:value-type="float"/>
          <table:table-cell office:value="0.5980268954645104" office:value-type="float"/>
          <table:table-cell office:value="0.618600589693128" office:value-type="float"/>
          <table:table-cell office:value="0.6552420724259346" office:value-type="float"/>
          <table:table-cell office:value="0.6636380826000563" office:value-type="float"/>
          <table:table-cell office:value="0.7051000578868828" office:value-type="float"/>
          <table:table-cell office:value="0.45135576930001076" office:value-type="float"/>
          <table:table-cell office:value="0.4620241881108182" office:value-type="float"/>
          <table:table-cell office:value="0.479197076974169" office:value-type="float"/>
          <table:table-cell office:value="0.48964566227705497" office:value-type="float"/>
          <table:table-cell office:value="0.5033467180986277" office:value-type="float"/>
        </table:table-row>
        <table:table-row>
          <table:table-cell office:value-type="string">
            <text:p>scripted-editor__scripted</text:p>
          </table:table-cell>
          <table:table-cell office:value="0.7376423187841001" office:value-type="float"/>
          <table:table-cell office:value="0.7989536664177728" office:value-type="float"/>
          <table:table-cell office:value="0.8091174960536573" office:value-type="float"/>
          <table:table-cell office:value="0.8245033362320366" office:value-type="float"/>
          <table:table-cell office:value="0.8695903923570043" office:value-type="float"/>
          <table:table-cell office:value="0.5559508947618681" office:value-type="float"/>
          <table:table-cell office:value="0.5679599407425271" office:value-type="float"/>
          <table:table-cell office:value="0.587592382112089" office:value-type="float"/>
          <table:table-cell office:value="0.6170328699436607" office:value-type="float"/>
          <table:table-cell office:value="0.6450528626603299" office:value-type="float"/>
          <table:table-cell office:value="0.4047258006054587" office:value-type="float"/>
          <table:table-cell office:value="0.4430854442208868" office:value-type="float"/>
          <table:table-cell office:value="0.45491917697624296" office:value-type="float"/>
          <table:table-cell office:value="0.48306808843743887" office:value-type="float"/>
          <table:table-cell office:value="0.5525119488462014" office:value-type="float"/>
          <table:table-cell office:value="0.5721292515745021" office:value-type="float"/>
          <table:table-cell office:value="0.6055273539848735" office:value-type="float"/>
          <table:table-cell office:value="0.614444661726431" office:value-type="float"/>
          <table:table-cell office:value="0.65357091017059" office:value-type="float"/>
          <table:table-cell office:value="0.686982565374266" office:value-type="float"/>
          <table:table-cell office:value="0.37643901991989726" office:value-type="float"/>
          <table:table-cell office:value="0.489129227607311" office:value-type="float"/>
          <table:table-cell office:value="0.5121881128645356" office:value-type="float"/>
          <table:table-cell office:value="0.5271495050750764" office:value-type="float"/>
          <table:table-cell office:value="0.5584721539352953" office:value-type="float"/>
        </table:table-row>
        <table:table-row>
          <table:table-cell office:value-type="string">
            <text:p>asaskevich__govalidator</text:p>
          </table:table-cell>
          <table:table-cell office:value="0.6818638083385178" office:value-type="float"/>
          <table:table-cell office:value="0.7736354369169915" office:value-type="float"/>
          <table:table-cell office:value="0.797653005416873" office:value-type="float"/>
          <table:table-cell office:value="0.8177531307616492" office:value-type="float"/>
          <table:table-cell office:value="0.836664041189533" office:value-type="float"/>
          <table:table-cell office:value="0.5083914392296964" office:value-type="float"/>
          <table:table-cell office:value="0.5952195577985864" office:value-type="float"/>
          <table:table-cell office:value="0.6000230948991285" office:value-type="float"/>
          <table:table-cell office:value="0.609480231889384" office:value-type="float"/>
          <table:table-cell office:value="0.6360853192278094" office:value-type="float"/>
          <table:table-cell office:value="0.39797321383479795" office:value-type="float"/>
          <table:table-cell office:value="0.4573576408666613" office:value-type="float"/>
          <table:table-cell office:value="0.4767640993573199" office:value-type="float"/>
          <table:table-cell office:value="0.4865102854976242" office:value-type="float"/>
          <table:table-cell office:value="0.5297301774662448" office:value-type="float"/>
          <table:table-cell office:value="0.6072659901162345" office:value-type="float"/>
          <table:table-cell office:value="0.6436582711541105" office:value-type="float"/>
          <table:table-cell office:value="0.655645711787623" office:value-type="float"/>
          <table:table-cell office:value="0.6677037469698842" office:value-type="float"/>
          <table:table-cell office:value="0.7197919528109503" office:value-type="float"/>
          <table:table-cell office:value="0.4351119855025903" office:value-type="float"/>
          <table:table-cell office:value="0.45872755183072067" office:value-type="float"/>
          <table:table-cell office:value="0.47836291712035495" office:value-type="float"/>
          <table:table-cell office:value="0.5117000390713003" office:value-type="float"/>
          <table:table-cell office:value="0.5684027149288842" office:value-type="float"/>
        </table:table-row>
        <table:table-row>
          <table:table-cell office:value-type="string">
            <text:p>nicklockwood__iRate</text:p>
          </table:table-cell>
          <table:table-cell office:value="0.7474339989820123" office:value-type="float"/>
          <table:table-cell office:value="0.7857468898873727" office:value-type="float"/>
          <table:table-cell office:value="0.7994186259804973" office:value-type="float"/>
          <table:table-cell office:value="0.8150561021870675" office:value-type="float"/>
          <table:table-cell office:value="0.8525927473474404" office:value-type="float"/>
          <table:table-cell office:value="0.511668967267189" office:value-type="float"/>
          <table:table-cell office:value="0.5682753780017851" office:value-type="float"/>
          <table:table-cell office:value="0.5989653369915166" office:value-type="float"/>
          <table:table-cell office:value="0.6280610505528866" office:value-type="float"/>
          <table:table-cell office:value="0.6648115872093645" office:value-type="float"/>
          <table:table-cell office:value="0.40383219675040927" office:value-type="float"/>
          <table:table-cell office:value="0.44814439071238205" office:value-type="float"/>
          <table:table-cell office:value="0.47734482255159383" office:value-type="float"/>
          <table:table-cell office:value="0.5084105762081773" office:value-type="float"/>
          <table:table-cell office:value="0.584993781018295" office:value-type="float"/>
          <table:table-cell office:value="0.6020525809476023" office:value-type="float"/>
          <table:table-cell office:value="0.6229995326173641" office:value-type="float"/>
          <table:table-cell office:value="0.6503563006827545" office:value-type="float"/>
          <table:table-cell office:value="0.6668847784678325" office:value-type="float"/>
          <table:table-cell office:value="0.7524225063785583" office:value-type="float"/>
          <table:table-cell office:value="0.4156946701646429" office:value-type="float"/>
          <table:table-cell office:value="0.4965871779918769" office:value-type="float"/>
          <table:table-cell office:value="0.5294796954508546" office:value-type="float"/>
          <table:table-cell office:value="0.5419463213772803" office:value-type="float"/>
          <table:table-cell office:value="0.592201835225904" office:value-type="float"/>
        </table:table-row>
        <table:table-row>
          <table:table-cell office:value-type="string">
            <text:p>RocketChat__Rocket.Chat</text:p>
          </table:table-cell>
          <table:table-cell office:value="0.6890840083517071" office:value-type="float"/>
          <table:table-cell office:value="0.7612363386334678" office:value-type="float"/>
          <table:table-cell office:value="0.7882086131358248" office:value-type="float"/>
          <table:table-cell office:value="0.8052838235093842" office:value-type="float"/>
          <table:table-cell office:value="0.8610482700354176" office:value-type="float"/>
          <table:table-cell office:value="0.5183000108171887" office:value-type="float"/>
          <table:table-cell office:value="0.5805671121500435" office:value-type="float"/>
          <table:table-cell office:value="0.5979594287099307" office:value-type="float"/>
          <table:table-cell office:value="0.615944818110686" office:value-type="float"/>
          <table:table-cell office:value="0.7276965324114089" office:value-type="float"/>
          <table:table-cell office:value="0.383151960138342" office:value-type="float"/>
          <table:table-cell office:value="0.46570094154133457" office:value-type="float"/>
          <table:table-cell office:value="0.48754988239950436" office:value-type="float"/>
          <table:table-cell office:value="0.5082769527955653" office:value-type="float"/>
          <table:table-cell office:value="0.5942632922739683" office:value-type="float"/>
          <table:table-cell office:value="0.5416007222572954" office:value-type="float"/>
          <table:table-cell office:value="0.6143794374818177" office:value-type="float"/>
          <table:table-cell office:value="0.6357426769885225" office:value-type="float"/>
          <table:table-cell office:value="0.6597546020730212" office:value-type="float"/>
          <table:table-cell office:value="0.7722570884311357" office:value-type="float"/>
          <table:table-cell office:value="0.3281440447424173" office:value-type="float"/>
          <table:table-cell office:value="0.4858756288239473" office:value-type="float"/>
          <table:table-cell office:value="0.512140027998261" office:value-type="float"/>
          <table:table-cell office:value="0.5344439781645567" office:value-type="float"/>
          <table:table-cell office:value="0.6204818365259039" office:value-type="float"/>
        </table:table-row>
        <table:table-row>
          <table:table-cell office:value-type="string">
            <text:p>elastic__curator</text:p>
          </table:table-cell>
          <table:table-cell office:value="0.7181494142515572" office:value-type="float"/>
          <table:table-cell office:value="0.7624225493764257" office:value-type="float"/>
          <table:table-cell office:value="0.7791314242125968" office:value-type="float"/>
          <table:table-cell office:value="0.8066168339128332" office:value-type="float"/>
          <table:table-cell office:value="0.8711750026634227" office:value-type="float"/>
          <table:table-cell office:value="0.5046226047758677" office:value-type="float"/>
          <table:table-cell office:value="0.5815038445515345" office:value-type="float"/>
          <table:table-cell office:value="0.599060626997133" office:value-type="float"/>
          <table:table-cell office:value="0.6135265544250351" office:value-type="float"/>
          <table:table-cell office:value="0.668630878781661" office:value-type="float"/>
          <table:table-cell office:value="0.3907435417581988" office:value-type="float"/>
          <table:table-cell office:value="0.4588146126926208" office:value-type="float"/>
          <table:table-cell office:value="0.4778148801871549" office:value-type="float"/>
          <table:table-cell office:value="0.4925401287690765" office:value-type="float"/>
          <table:table-cell office:value="0.5422152952352208" office:value-type="float"/>
          <table:table-cell office:value="0.5683130761785291" office:value-type="float"/>
          <table:table-cell office:value="0.6259846812292111" office:value-type="float"/>
          <table:table-cell office:value="0.6459060244117174" office:value-type="float"/>
          <table:table-cell office:value="0.6648679749836076" office:value-type="float"/>
          <table:table-cell office:value="0.7171609696197083" office:value-type="float"/>
          <table:table-cell office:value="0.36007347905102666" office:value-type="float"/>
          <table:table-cell office:value="0.4526444237144971" office:value-type="float"/>
          <table:table-cell office:value="0.4847638987490893" office:value-type="float"/>
          <table:table-cell office:value="0.5079277386238747" office:value-type="float"/>
          <table:table-cell office:value="0.5735515970347682" office:value-type="float"/>
        </table:table-row>
        <table:table-row>
          <table:table-cell office:value-type="string">
            <text:p>rom-rb__rom</text:p>
          </table:table-cell>
          <table:table-cell office:value="0.776345939670558" office:value-type="float"/>
          <table:table-cell office:value="0.7982006991736537" office:value-type="float"/>
          <table:table-cell office:value="0.8178839774337401" office:value-type="float"/>
          <table:table-cell office:value="0.8262775990876471" office:value-type="float"/>
          <table:table-cell office:value="0.8517469759793633" office:value-type="float"/>
          <table:table-cell office:value="0.5361309363233722" office:value-type="float"/>
          <table:table-cell office:value="0.5857117989011071" office:value-type="float"/>
          <table:table-cell office:value="0.5938633237502821" office:value-type="float"/>
          <table:table-cell office:value="0.607498217308913" office:value-type="float"/>
          <table:table-cell office:value="0.6349839168109387" office:value-type="float"/>
          <table:table-cell office:value="0.42431276831127046" office:value-type="float"/>
          <table:table-cell office:value="0.4726074206203873" office:value-type="float"/>
          <table:table-cell office:value="0.4889726867919883" office:value-type="float"/>
          <table:table-cell office:value="0.5010836847896865" office:value-type="float"/>
          <table:table-cell office:value="0.5326628679603667" office:value-type="float"/>
          <table:table-cell office:value="0.606761926969908" office:value-type="float"/>
          <table:table-cell office:value="0.6279584698551701" office:value-type="float"/>
          <table:table-cell office:value="0.6479061200943552" office:value-type="float"/>
          <table:table-cell office:value="0.6592399339589698" office:value-type="float"/>
          <table:table-cell office:value="0.7043546299220294" office:value-type="float"/>
          <table:table-cell office:value="0.45917549114123857" office:value-type="float"/>
          <table:table-cell office:value="0.4920997276939362" office:value-type="float"/>
          <table:table-cell office:value="0.5092106166300887" office:value-type="float"/>
          <table:table-cell office:value="0.5263265167674815" office:value-type="float"/>
          <table:table-cell office:value="0.5607608802915292" office:value-type="float"/>
        </table:table-row>
        <table:table-row>
          <table:table-cell office:value-type="string">
            <text:p>froala__wysiwyg-editor</text:p>
          </table:table-cell>
          <table:table-cell office:value="0.7185849898163699" office:value-type="float"/>
          <table:table-cell office:value="0.7928199179690139" office:value-type="float"/>
          <table:table-cell office:value="0.8090759080008783" office:value-type="float"/>
          <table:table-cell office:value="0.8251404002970402" office:value-type="float"/>
          <table:table-cell office:value="0.8706194395021987" office:value-type="float"/>
          <table:table-cell office:value="0.5450347708487107" office:value-type="float"/>
          <table:table-cell office:value="0.588523017275737" office:value-type="float"/>
          <table:table-cell office:value="0.6061216743157174" office:value-type="float"/>
          <table:table-cell office:value="0.6258320589304304" office:value-type="float"/>
          <table:table-cell office:value="0.6781748955633122" office:value-type="float"/>
          <table:table-cell office:value="0.41760623427771437" office:value-type="float"/>
          <table:table-cell office:value="0.46487518500913183" office:value-type="float"/>
          <table:table-cell office:value="0.48399374880036783" office:value-type="float"/>
          <table:table-cell office:value="0.5117628139354049" office:value-type="float"/>
          <table:table-cell office:value="0.591480992932487" office:value-type="float"/>
          <table:table-cell office:value="0.5471112160711994" office:value-type="float"/>
          <table:table-cell office:value="0.6245255614508498" office:value-type="float"/>
          <table:table-cell office:value="0.6401272925480722" office:value-type="float"/>
          <table:table-cell office:value="0.664806032063567" office:value-type="float"/>
          <table:table-cell office:value="0.71112129166746" office:value-type="float"/>
          <table:table-cell office:value="0.3626021231837979" office:value-type="float"/>
          <table:table-cell office:value="0.4897351569872148" office:value-type="float"/>
          <table:table-cell office:value="0.5119093328415032" office:value-type="float"/>
          <table:table-cell office:value="0.5296034354680917" office:value-type="float"/>
          <table:table-cell office:value="0.5937019836338341" office:value-type="float"/>
        </table:table-row>
        <table:table-row>
          <table:table-cell office:value-type="string">
            <text:p>sass__node-sass</text:p>
          </table:table-cell>
          <table:table-cell office:value="0.7007000235436718" office:value-type="float"/>
          <table:table-cell office:value="0.7571500390468444" office:value-type="float"/>
          <table:table-cell office:value="0.7816200846069942" office:value-type="float"/>
          <table:table-cell office:value="0.8106676908216944" office:value-type="float"/>
          <table:table-cell office:value="0.8848414526359734" office:value-type="float"/>
          <table:table-cell office:value="0.4999878471334316" office:value-type="float"/>
          <table:table-cell office:value="0.5614988720976178" office:value-type="float"/>
          <table:table-cell office:value="0.5786703061225634" office:value-type="float"/>
          <table:table-cell office:value="0.5929237827122512" office:value-type="float"/>
          <table:table-cell office:value="0.6826544407554215" office:value-type="float"/>
          <table:table-cell office:value="0.3901786187558869" office:value-type="float"/>
          <table:table-cell office:value="0.444861046089828" office:value-type="float"/>
          <table:table-cell office:value="0.46349843484981174" office:value-type="float"/>
          <table:table-cell office:value="0.4806056169453105" office:value-type="float"/>
          <table:table-cell office:value="0.5894825296918456" office:value-type="float"/>
          <table:table-cell office:value="0.5570429973583964" office:value-type="float"/>
          <table:table-cell office:value="0.6071191884605733" office:value-type="float"/>
          <table:table-cell office:value="0.6290745110282955" office:value-type="float"/>
          <table:table-cell office:value="0.6505506573533235" office:value-type="float"/>
          <table:table-cell office:value="0.7145326242728967" office:value-type="float"/>
          <table:table-cell office:value="0.3480290578597399" office:value-type="float"/>
          <table:table-cell office:value="0.4297558690886417" office:value-type="float"/>
          <table:table-cell office:value="0.4638823337478545" office:value-type="float"/>
          <table:table-cell office:value="0.49045608480820935" office:value-type="float"/>
          <table:table-cell office:value="0.5766142572437754" office:value-type="float"/>
        </table:table-row>
        <table:table-row>
          <table:table-cell office:value-type="string">
            <text:p>brave__browser-laptop</text:p>
          </table:table-cell>
          <table:table-cell office:value="0.7043176663511004" office:value-type="float"/>
          <table:table-cell office:value="0.7815240022128642" office:value-type="float"/>
          <table:table-cell office:value="0.8054505618321584" office:value-type="float"/>
          <table:table-cell office:value="0.8180770932518628" office:value-type="float"/>
          <table:table-cell office:value="0.8698115356728879" office:value-type="float"/>
          <table:table-cell office:value="0.5289464593683592" office:value-type="float"/>
          <table:table-cell office:value="0.5872136822110805" office:value-type="float"/>
          <table:table-cell office:value="0.6082211104067876" office:value-type="float"/>
          <table:table-cell office:value="0.6196062934239643" office:value-type="float"/>
          <table:table-cell office:value="0.6730888659984854" office:value-type="float"/>
          <table:table-cell office:value="0.40560339758162994" office:value-type="float"/>
          <table:table-cell office:value="0.44678207310009166" office:value-type="float"/>
          <table:table-cell office:value="0.4654750129303246" office:value-type="float"/>
          <table:table-cell office:value="0.48581085283167513" office:value-type="float"/>
          <table:table-cell office:value="0.5845489196635062" office:value-type="float"/>
          <table:table-cell office:value="0.5972042395909047" office:value-type="float"/>
          <table:table-cell office:value="0.6317340529976327" office:value-type="float"/>
          <table:table-cell office:value="0.6452985169745921" office:value-type="float"/>
          <table:table-cell office:value="0.6633767960312005" office:value-type="float"/>
          <table:table-cell office:value="0.733111415226529" office:value-type="float"/>
          <table:table-cell office:value="0.38306694765454186" office:value-type="float"/>
          <table:table-cell office:value="0.48332488403558105" office:value-type="float"/>
          <table:table-cell office:value="0.5123819265863241" office:value-type="float"/>
          <table:table-cell office:value="0.529349681050185" office:value-type="float"/>
          <table:table-cell office:value="0.5840031187628775" office:value-type="float"/>
        </table:table-row>
        <table:table-row>
          <table:table-cell office:value-type="string">
            <text:p>marionettejs__backbone.marionette</text:p>
          </table:table-cell>
          <table:table-cell office:value="0.7125052108237605" office:value-type="float"/>
          <table:table-cell office:value="0.8071803056649407" office:value-type="float"/>
          <table:table-cell office:value="0.8195642500502696" office:value-type="float"/>
          <table:table-cell office:value="0.8286264630003807" office:value-type="float"/>
          <table:table-cell office:value="0.8596856210182928" office:value-type="float"/>
          <table:table-cell office:value="0.5363239255237802" office:value-type="float"/>
          <table:table-cell office:value="0.5796897107815028" office:value-type="float"/>
          <table:table-cell office:value="0.5953929497711993" office:value-type="float"/>
          <table:table-cell office:value="0.6104905132308605" office:value-type="float"/>
          <table:table-cell office:value="0.6878353166420637" office:value-type="float"/>
          <table:table-cell office:value="0.42548259096945096" office:value-type="float"/>
          <table:table-cell office:value="0.47453260835937583" office:value-type="float"/>
          <table:table-cell office:value="0.491934010275374" office:value-type="float"/>
          <table:table-cell office:value="0.5118849868267445" office:value-type="float"/>
          <table:table-cell office:value="0.5754135918027918" office:value-type="float"/>
          <table:table-cell office:value="0.5621942518884632" office:value-type="float"/>
          <table:table-cell office:value="0.6249930405441277" office:value-type="float"/>
          <table:table-cell office:value="0.6403909805573782" office:value-type="float"/>
          <table:table-cell office:value="0.6606352375538884" office:value-type="float"/>
          <table:table-cell office:value="0.7149071547073591" office:value-type="float"/>
          <table:table-cell office:value="0.4165303362916237" office:value-type="float"/>
          <table:table-cell office:value="0.4719723801767026" office:value-type="float"/>
          <table:table-cell office:value="0.4889467647294059" office:value-type="float"/>
          <table:table-cell office:value="0.5034682232999622" office:value-type="float"/>
          <table:table-cell office:value="0.6057269627133931" office:value-type="float"/>
        </table:table-row>
        <table:table-row>
          <table:table-cell office:value-type="string">
            <text:p>utahta__pythonbrew</text:p>
          </table:table-cell>
          <table:table-cell office:value="0.7182666203522658" office:value-type="float"/>
          <table:table-cell office:value="0.7847012103730714" office:value-type="float"/>
          <table:table-cell office:value="0.7951135519192561" office:value-type="float"/>
          <table:table-cell office:value="0.821354434179067" office:value-type="float"/>
          <table:table-cell office:value="0.8558095400253187" office:value-type="float"/>
          <table:table-cell office:value="0.5367638932764676" office:value-type="float"/>
          <table:table-cell office:value="0.5746663855772987" office:value-type="float"/>
          <table:table-cell office:value="0.5858669821385597" office:value-type="float"/>
          <table:table-cell office:value="0.6175061074141681" office:value-type="float"/>
          <table:table-cell office:value="0.6363948623898785" office:value-type="float"/>
          <table:table-cell office:value="0.4088271130162784" office:value-type="float"/>
          <table:table-cell office:value="0.4443301932345703" office:value-type="float"/>
          <table:table-cell office:value="0.4602793773927837" office:value-type="float"/>
          <table:table-cell office:value="0.4708077701474586" office:value-type="float"/>
          <table:table-cell office:value="0.5310219316987715" office:value-type="float"/>
          <table:table-cell office:value="0.5636722167732617" office:value-type="float"/>
          <table:table-cell office:value="0.5896183336624807" office:value-type="float"/>
          <table:table-cell office:value="0.608098986073077" office:value-type="float"/>
          <table:table-cell office:value="0.6411506081959739" office:value-type="float"/>
          <table:table-cell office:value="0.6785071092532841" office:value-type="float"/>
          <table:table-cell office:value="0.4403826667497841" office:value-type="float"/>
          <table:table-cell office:value="0.4921850943652555" office:value-type="float"/>
          <table:table-cell office:value="0.5029277216581806" office:value-type="float"/>
          <table:table-cell office:value="0.5198140375626351" office:value-type="float"/>
          <table:table-cell office:value="0.5521698263815935" office:value-type="float"/>
        </table:table-row>
        <table:table-row>
          <table:table-cell office:value-type="string">
            <text:p>hojberg__cssarrowplease</text:p>
          </table:table-cell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390172160464847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6020722289648958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9686492865717335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560355300178561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87368402994437" office:value-type="float"/>
        </table:table-row>
        <table:table-row>
          <table:table-cell office:value-type="string">
            <text:p>ant-design__ant-design-mobile</text:p>
          </table:table-cell>
          <table:table-cell office:value="0.7064863373488267" office:value-type="float"/>
          <table:table-cell office:value="0.7351105286852482" office:value-type="float"/>
          <table:table-cell office:value="0.7487665460565572" office:value-type="float"/>
          <table:table-cell office:value="0.779402246936562" office:value-type="float"/>
          <table:table-cell office:value="0.8640505037813755" office:value-type="float"/>
          <table:table-cell office:value="0.5390906890034585" office:value-type="float"/>
          <table:table-cell office:value="0.5860795626032514" office:value-type="float"/>
          <table:table-cell office:value="0.5932180813519676" office:value-type="float"/>
          <table:table-cell office:value="0.6050689445580956" office:value-type="float"/>
          <table:table-cell office:value="0.7198811971824409" office:value-type="float"/>
          <table:table-cell office:value="0.4155545370706697" office:value-type="float"/>
          <table:table-cell office:value="0.47336983084768997" office:value-type="float"/>
          <table:table-cell office:value="0.48713127406604306" office:value-type="float"/>
          <table:table-cell office:value="0.5075632936149604" office:value-type="float"/>
          <table:table-cell office:value="0.577195035623347" office:value-type="float"/>
          <table:table-cell office:value="0.5868471260593974" office:value-type="float"/>
          <table:table-cell office:value="0.6435859179935699" office:value-type="float"/>
          <table:table-cell office:value="0.6663387432352947" office:value-type="float"/>
          <table:table-cell office:value="0.6837485644131409" office:value-type="float"/>
          <table:table-cell office:value="0.7512462062062788" office:value-type="float"/>
          <table:table-cell office:value="0.33843835239789244" office:value-type="float"/>
          <table:table-cell office:value="0.42635952428234375" office:value-type="float"/>
          <table:table-cell office:value="0.4469994766089011" office:value-type="float"/>
          <table:table-cell office:value="0.4779993094011829" office:value-type="float"/>
          <table:table-cell office:value="0.5748605916199727" office:value-type="float"/>
        </table:table-row>
        <table:table-row>
          <table:table-cell office:value-type="string">
            <text:p>mattgemmell__MGSplitViewController</text:p>
          </table:table-cell>
          <table:table-cell office:value="0.783885755460657" office:value-type="float"/>
          <table:table-cell office:value="0.7875377880468122" office:value-type="float"/>
          <table:table-cell office:value="0.8153131570580665" office:value-type="float"/>
          <table:table-cell office:value="0.8169997968457465" office:value-type="float"/>
          <table:table-cell office:value="0.8169997968457465" office:value-type="float"/>
          <table:table-cell office:value="0.545876282363839" office:value-type="float"/>
          <table:table-cell office:value="0.5582257889952438" office:value-type="float"/>
          <table:table-cell office:value="0.5832147404855847" office:value-type="float"/>
          <table:table-cell office:value="0.6111587137009703" office:value-type="float"/>
          <table:table-cell office:value="0.6111587137009703" office:value-type="float"/>
          <table:table-cell office:value="0.4234900493284134" office:value-type="float"/>
          <table:table-cell office:value="0.4621311621505199" office:value-type="float"/>
          <table:table-cell office:value="0.4915668359872025" office:value-type="float"/>
          <table:table-cell office:value="0.5027847463596653" office:value-type="float"/>
          <table:table-cell office:value="0.5027847463596653" office:value-type="float"/>
          <table:table-cell office:value="0.5776906734053938" office:value-type="float"/>
          <table:table-cell office:value="0.5820694945668297" office:value-type="float"/>
          <table:table-cell office:value="0.5898818736506515" office:value-type="float"/>
          <table:table-cell office:value="0.6090924926552576" office:value-type="float"/>
          <table:table-cell office:value="0.6090924926552576" office:value-type="float"/>
          <table:table-cell office:value="0.4464114650118515" office:value-type="float"/>
          <table:table-cell office:value="0.47894758203238796" office:value-type="float"/>
          <table:table-cell office:value="0.5069580009320376" office:value-type="float"/>
          <table:table-cell office:value="0.5413129667946942" office:value-type="float"/>
          <table:table-cell office:value="0.5413129667946942" office:value-type="float"/>
        </table:table-row>
        <table:table-row>
          <table:table-cell office:value-type="string">
            <text:p>stripe__stripe-php</text:p>
          </table:table-cell>
          <table:table-cell office:value="0.7275762929000723" office:value-type="float"/>
          <table:table-cell office:value="0.7963987245496915" office:value-type="float"/>
          <table:table-cell office:value="0.8113731028758815" office:value-type="float"/>
          <table:table-cell office:value="0.8185232787070459" office:value-type="float"/>
          <table:table-cell office:value="0.8471368975136788" office:value-type="float"/>
          <table:table-cell office:value="0.555580827903644" office:value-type="float"/>
          <table:table-cell office:value="0.6090582087442361" office:value-type="float"/>
          <table:table-cell office:value="0.6155670525625516" office:value-type="float"/>
          <table:table-cell office:value="0.6265788796678547" office:value-type="float"/>
          <table:table-cell office:value="0.6702691384603162" office:value-type="float"/>
          <table:table-cell office:value="0.42435300655034514" office:value-type="float"/>
          <table:table-cell office:value="0.4793309318266574" office:value-type="float"/>
          <table:table-cell office:value="0.4924280070356045" office:value-type="float"/>
          <table:table-cell office:value="0.5181534435926949" office:value-type="float"/>
          <table:table-cell office:value="0.5989979456849575" office:value-type="float"/>
          <table:table-cell office:value="0.6067741826091783" office:value-type="float"/>
          <table:table-cell office:value="0.6329861996617084" office:value-type="float"/>
          <table:table-cell office:value="0.6473219993043755" office:value-type="float"/>
          <table:table-cell office:value="0.6682714852524836" office:value-type="float"/>
          <table:table-cell office:value="0.7352707516956096" office:value-type="float"/>
          <table:table-cell office:value="0.44178904646189665" office:value-type="float"/>
          <table:table-cell office:value="0.5115985640744181" office:value-type="float"/>
          <table:table-cell office:value="0.5301617326450578" office:value-type="float"/>
          <table:table-cell office:value="0.5482285699387395" office:value-type="float"/>
          <table:table-cell office:value="0.6558809141392321" office:value-type="float"/>
        </table:table-row>
        <table:table-row>
          <table:table-cell office:value-type="string">
            <text:p>tdebatty__java-string-similarity</text:p>
          </table:table-cell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438709741465676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650181055066659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40929898842395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933904118851075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338021376216612" office:value-type="float"/>
        </table:table-row>
        <table:table-row>
          <table:table-cell office:value-type="string">
            <text:p>hhatto__autopep8</text:p>
          </table:table-cell>
          <table:table-cell office:value="0.7094170399536794" office:value-type="float"/>
          <table:table-cell office:value="0.7681666721538649" office:value-type="float"/>
          <table:table-cell office:value="0.7927514553093281" office:value-type="float"/>
          <table:table-cell office:value="0.8102195903526487" office:value-type="float"/>
          <table:table-cell office:value="0.8281473262730257" office:value-type="float"/>
          <table:table-cell office:value="0.5549877833619599" office:value-type="float"/>
          <table:table-cell office:value="0.5778245721836637" office:value-type="float"/>
          <table:table-cell office:value="0.5929812091414667" office:value-type="float"/>
          <table:table-cell office:value="0.6091874125554176" office:value-type="float"/>
          <table:table-cell office:value="0.649115292615756" office:value-type="float"/>
          <table:table-cell office:value="0.43221195198513607" office:value-type="float"/>
          <table:table-cell office:value="0.45541165917539217" office:value-type="float"/>
          <table:table-cell office:value="0.468094031469065" office:value-type="float"/>
          <table:table-cell office:value="0.48583650466606226" office:value-type="float"/>
          <table:table-cell office:value="0.5545056181001364" office:value-type="float"/>
          <table:table-cell office:value="0.5985580947987823" office:value-type="float"/>
          <table:table-cell office:value="0.6282265406665135" office:value-type="float"/>
          <table:table-cell office:value="0.6343961051231088" office:value-type="float"/>
          <table:table-cell office:value="0.6685115002886439" office:value-type="float"/>
          <table:table-cell office:value="0.709789220145424" office:value-type="float"/>
          <table:table-cell office:value="0.42513734496451683" office:value-type="float"/>
          <table:table-cell office:value="0.4827049583284995" office:value-type="float"/>
          <table:table-cell office:value="0.4948477758606403" office:value-type="float"/>
          <table:table-cell office:value="0.5168228700665531" office:value-type="float"/>
          <table:table-cell office:value="0.5326118196667231" office:value-type="float"/>
        </table:table-row>
        <table:table-row>
          <table:table-cell office:value-type="string">
            <text:p>facelessuser__BracketHighlighter</text:p>
          </table:table-cell>
          <table:table-cell office:value="0.7441818815753118" office:value-type="float"/>
          <table:table-cell office:value="0.7925486523017049" office:value-type="float"/>
          <table:table-cell office:value="0.8073610715477186" office:value-type="float"/>
          <table:table-cell office:value="0.817720329159857" office:value-type="float"/>
          <table:table-cell office:value="0.8789140982085364" office:value-type="float"/>
          <table:table-cell office:value="0.5215698447716424" office:value-type="float"/>
          <table:table-cell office:value="0.5881395356155463" office:value-type="float"/>
          <table:table-cell office:value="0.6008191255072022" office:value-type="float"/>
          <table:table-cell office:value="0.6192557291895104" office:value-type="float"/>
          <table:table-cell office:value="0.670861459152466" office:value-type="float"/>
          <table:table-cell office:value="0.3568112130123027" office:value-type="float"/>
          <table:table-cell office:value="0.47881416313658137" office:value-type="float"/>
          <table:table-cell office:value="0.5141290547862466" office:value-type="float"/>
          <table:table-cell office:value="0.5384126440121988" office:value-type="float"/>
          <table:table-cell office:value="0.5811516343899858" office:value-type="float"/>
          <table:table-cell office:value="0.5998850454805441" office:value-type="float"/>
          <table:table-cell office:value="0.6381417482614009" office:value-type="float"/>
          <table:table-cell office:value="0.6554679665374995" office:value-type="float"/>
          <table:table-cell office:value="0.683745552375127" office:value-type="float"/>
          <table:table-cell office:value="0.7466202927414072" office:value-type="float"/>
          <table:table-cell office:value="0.4191417589073836" office:value-type="float"/>
          <table:table-cell office:value="0.4870772621730448" office:value-type="float"/>
          <table:table-cell office:value="0.5042478782291908" office:value-type="float"/>
          <table:table-cell office:value="0.5334636230492399" office:value-type="float"/>
          <table:table-cell office:value="0.5792139545716495" office:value-type="float"/>
        </table:table-row>
        <table:table-row>
          <table:table-cell office:value-type="string">
            <text:p>dotnet__coreclr</text:p>
          </table:table-cell>
          <table:table-cell office:value="0.6960154360340167" office:value-type="float"/>
          <table:table-cell office:value="0.7817056770903479" office:value-type="float"/>
          <table:table-cell office:value="0.8043201494857252" office:value-type="float"/>
          <table:table-cell office:value="0.82039978552537" office:value-type="float"/>
          <table:table-cell office:value="0.8699361538962511" office:value-type="float"/>
          <table:table-cell office:value="0.5316346653729167" office:value-type="float"/>
          <table:table-cell office:value="0.5828971332388095" office:value-type="float"/>
          <table:table-cell office:value="0.5997874429959766" office:value-type="float"/>
          <table:table-cell office:value="0.616257287896517" office:value-type="float"/>
          <table:table-cell office:value="0.6979614242318699" office:value-type="float"/>
          <table:table-cell office:value="0.3639250329003713" office:value-type="float"/>
          <table:table-cell office:value="0.44560316192129845" office:value-type="float"/>
          <table:table-cell office:value="0.4646812017669565" office:value-type="float"/>
          <table:table-cell office:value="0.4859028554714251" office:value-type="float"/>
          <table:table-cell office:value="0.5650281645075832" office:value-type="float"/>
          <table:table-cell office:value="0.5460887106247101" office:value-type="float"/>
          <table:table-cell office:value="0.6076300834692909" office:value-type="float"/>
          <table:table-cell office:value="0.6303078220593618" office:value-type="float"/>
          <table:table-cell office:value="0.6481371203502035" office:value-type="float"/>
          <table:table-cell office:value="0.746572718076391" office:value-type="float"/>
          <table:table-cell office:value="0.2833246913032396" office:value-type="float"/>
          <table:table-cell office:value="0.47632385902060437" office:value-type="float"/>
          <table:table-cell office:value="0.495300315988205" office:value-type="float"/>
          <table:table-cell office:value="0.5117097672360599" office:value-type="float"/>
          <table:table-cell office:value="0.5676314925963006" office:value-type="float"/>
        </table:table-row>
        <table:table-row>
          <table:table-cell office:value-type="string">
            <text:p>neovim__neovim</text:p>
          </table:table-cell>
          <table:table-cell office:value="0.6899848634200507" office:value-type="float"/>
          <table:table-cell office:value="0.7742594477949409" office:value-type="float"/>
          <table:table-cell office:value="0.800018578538266" office:value-type="float"/>
          <table:table-cell office:value="0.8163736614638809" office:value-type="float"/>
          <table:table-cell office:value="0.8810292162288809" office:value-type="float"/>
          <table:table-cell office:value="0.5003441365444383" office:value-type="float"/>
          <table:table-cell office:value="0.5661162085849851" office:value-type="float"/>
          <table:table-cell office:value="0.5841307343596494" office:value-type="float"/>
          <table:table-cell office:value="0.6017869915417311" office:value-type="float"/>
          <table:table-cell office:value="0.6551560655946342" office:value-type="float"/>
          <table:table-cell office:value="0.3653030304733951" office:value-type="float"/>
          <table:table-cell office:value="0.443682432034551" office:value-type="float"/>
          <table:table-cell office:value="0.46125803560704115" office:value-type="float"/>
          <table:table-cell office:value="0.4825176417796233" office:value-type="float"/>
          <table:table-cell office:value="0.5631696256967644" office:value-type="float"/>
          <table:table-cell office:value="0.5533394453550006" office:value-type="float"/>
          <table:table-cell office:value="0.6122818245165891" office:value-type="float"/>
          <table:table-cell office:value="0.6319133778397048" office:value-type="float"/>
          <table:table-cell office:value="0.6530387039263683" office:value-type="float"/>
          <table:table-cell office:value="0.7232191224340436" office:value-type="float"/>
          <table:table-cell office:value="0.33441077266679686" office:value-type="float"/>
          <table:table-cell office:value="0.4582521480628944" office:value-type="float"/>
          <table:table-cell office:value="0.4832336602653688" office:value-type="float"/>
          <table:table-cell office:value="0.501694037605138" office:value-type="float"/>
          <table:table-cell office:value="0.6066023601447244" office:value-type="float"/>
        </table:table-row>
        <table:table-row>
          <table:table-cell office:value-type="string">
            <text:p>integrity__integrity</text:p>
          </table:table-cell>
          <table:table-cell office:value="0.7855438439074951" office:value-type="float"/>
          <table:table-cell office:value="0.8095391901158228" office:value-type="float"/>
          <table:table-cell office:value="0.8202697089282502" office:value-type="float"/>
          <table:table-cell office:value="0.8238488376960377" office:value-type="float"/>
          <table:table-cell office:value="0.8319400762399272" office:value-type="float"/>
          <table:table-cell office:value="0.5660837230509861" office:value-type="float"/>
          <table:table-cell office:value="0.6111126489943072" office:value-type="float"/>
          <table:table-cell office:value="0.6285071813548999" office:value-type="float"/>
          <table:table-cell office:value="0.6365436292521274" office:value-type="float"/>
          <table:table-cell office:value="0.6643521470925201" office:value-type="float"/>
          <table:table-cell office:value="0.4090706340264627" office:value-type="float"/>
          <table:table-cell office:value="0.45252991239582596" office:value-type="float"/>
          <table:table-cell office:value="0.47692419416118237" office:value-type="float"/>
          <table:table-cell office:value="0.4988114507122384" office:value-type="float"/>
          <table:table-cell office:value="0.5578355911212007" office:value-type="float"/>
          <table:table-cell office:value="0.5909558846767162" office:value-type="float"/>
          <table:table-cell office:value="0.6128081219712349" office:value-type="float"/>
          <table:table-cell office:value="0.641655780125539" office:value-type="float"/>
          <table:table-cell office:value="0.6751191614478298" office:value-type="float"/>
          <table:table-cell office:value="0.7180996147346219" office:value-type="float"/>
          <table:table-cell office:value="0.4829981116684856" office:value-type="float"/>
          <table:table-cell office:value="0.5173853482331967" office:value-type="float"/>
          <table:table-cell office:value="0.5312341966538853" office:value-type="float"/>
          <table:table-cell office:value="0.5499155879747871" office:value-type="float"/>
          <table:table-cell office:value="0.5868975767462474" office:value-type="float"/>
        </table:table-row>
        <table:table-row>
          <table:table-cell office:value-type="string">
            <text:p>OnsenUI__OnsenUI</text:p>
          </table:table-cell>
          <table:table-cell office:value="0.730995776789326" office:value-type="float"/>
          <table:table-cell office:value="0.791218582382142" office:value-type="float"/>
          <table:table-cell office:value="0.8063101709967607" office:value-type="float"/>
          <table:table-cell office:value="0.8208560054201346" office:value-type="float"/>
          <table:table-cell office:value="0.8478377547154707" office:value-type="float"/>
          <table:table-cell office:value="0.5559906077985304" office:value-type="float"/>
          <table:table-cell office:value="0.6004921826430133" office:value-type="float"/>
          <table:table-cell office:value="0.6088652686935709" office:value-type="float"/>
          <table:table-cell office:value="0.6340551776773218" office:value-type="float"/>
          <table:table-cell office:value="0.6955530401728055" office:value-type="float"/>
          <table:table-cell office:value="0.4400724095708277" office:value-type="float"/>
          <table:table-cell office:value="0.47813194084684346" office:value-type="float"/>
          <table:table-cell office:value="0.5075584108222115" office:value-type="float"/>
          <table:table-cell office:value="0.5311157825833793" office:value-type="float"/>
          <table:table-cell office:value="0.5678132732832721" office:value-type="float"/>
          <table:table-cell office:value="0.5605287736652194" office:value-type="float"/>
          <table:table-cell office:value="0.6230645434734079" office:value-type="float"/>
          <table:table-cell office:value="0.6497962728497506" office:value-type="float"/>
          <table:table-cell office:value="0.6747248434439161" office:value-type="float"/>
          <table:table-cell office:value="0.7173296331864905" office:value-type="float"/>
          <table:table-cell office:value="0.4188232452783789" office:value-type="float"/>
          <table:table-cell office:value="0.4996743575064171" office:value-type="float"/>
          <table:table-cell office:value="0.5238873656527422" office:value-type="float"/>
          <table:table-cell office:value="0.5422026674277861" office:value-type="float"/>
          <table:table-cell office:value="0.6011888531857315" office:value-type="float"/>
        </table:table-row>
        <table:table-row>
          <table:table-cell office:value-type="string">
            <text:p>gazay__gon</text:p>
          </table:table-cell>
          <table:table-cell office:value="0.7711316280632087" office:value-type="float"/>
          <table:table-cell office:value="0.7896566250270434" office:value-type="float"/>
          <table:table-cell office:value="0.8056384330588338" office:value-type="float"/>
          <table:table-cell office:value="0.8183380262852877" office:value-type="float"/>
          <table:table-cell office:value="0.8563412688679326" office:value-type="float"/>
          <table:table-cell office:value="0.5343807833511873" office:value-type="float"/>
          <table:table-cell office:value="0.6018648162335162" office:value-type="float"/>
          <table:table-cell office:value="0.6168389359649245" office:value-type="float"/>
          <table:table-cell office:value="0.6231332475683534" office:value-type="float"/>
          <table:table-cell office:value="0.678927524610378" office:value-type="float"/>
          <table:table-cell office:value="0.35268414139255205" office:value-type="float"/>
          <table:table-cell office:value="0.4963830790025044" office:value-type="float"/>
          <table:table-cell office:value="0.5043612788118486" office:value-type="float"/>
          <table:table-cell office:value="0.5384580528011036" office:value-type="float"/>
          <table:table-cell office:value="0.5682059072515845" office:value-type="float"/>
          <table:table-cell office:value="0.5994328117324381" office:value-type="float"/>
          <table:table-cell office:value="0.6337676608468896" office:value-type="float"/>
          <table:table-cell office:value="0.6625916909618056" office:value-type="float"/>
          <table:table-cell office:value="0.69017573526194" office:value-type="float"/>
          <table:table-cell office:value="0.7452228701687718" office:value-type="float"/>
          <table:table-cell office:value="0.4589319312596938" office:value-type="float"/>
          <table:table-cell office:value="0.5149344283745795" office:value-type="float"/>
          <table:table-cell office:value="0.5267272631270543" office:value-type="float"/>
          <table:table-cell office:value="0.5472852203898653" office:value-type="float"/>
          <table:table-cell office:value="0.5949006356691373" office:value-type="float"/>
        </table:table-row>
        <table:table-row>
          <table:table-cell office:value-type="string">
            <text:p>DamnWidget__anaconda</text:p>
          </table:table-cell>
          <table:table-cell office:value="0.7034981528996882" office:value-type="float"/>
          <table:table-cell office:value="0.7718057128347233" office:value-type="float"/>
          <table:table-cell office:value="0.7902800536011456" office:value-type="float"/>
          <table:table-cell office:value="0.8038073103603658" office:value-type="float"/>
          <table:table-cell office:value="0.8473626760863596" office:value-type="float"/>
          <table:table-cell office:value="0.5295933393749188" office:value-type="float"/>
          <table:table-cell office:value="0.5785281057934248" office:value-type="float"/>
          <table:table-cell office:value="0.5996593496060507" office:value-type="float"/>
          <table:table-cell office:value="0.6064906367139683" office:value-type="float"/>
          <table:table-cell office:value="0.6503193838741835" office:value-type="float"/>
          <table:table-cell office:value="0.3578384031216605" office:value-type="float"/>
          <table:table-cell office:value="0.4589587261058893" office:value-type="float"/>
          <table:table-cell office:value="0.4784142796322822" office:value-type="float"/>
          <table:table-cell office:value="0.5009269150618423" office:value-type="float"/>
          <table:table-cell office:value="0.5322189761357317" office:value-type="float"/>
          <table:table-cell office:value="0.5661892454301004" office:value-type="float"/>
          <table:table-cell office:value="0.6066925312653213" office:value-type="float"/>
          <table:table-cell office:value="0.6318975684606891" office:value-type="float"/>
          <table:table-cell office:value="0.6579778063363572" office:value-type="float"/>
          <table:table-cell office:value="0.7005949262407006" office:value-type="float"/>
          <table:table-cell office:value="0.4398721581982996" office:value-type="float"/>
          <table:table-cell office:value="0.497527114752084" office:value-type="float"/>
          <table:table-cell office:value="0.5160351655525556" office:value-type="float"/>
          <table:table-cell office:value="0.534750241669181" office:value-type="float"/>
          <table:table-cell office:value="0.5761153833460997" office:value-type="float"/>
        </table:table-row>
        <table:table-row>
          <table:table-cell office:value-type="string">
            <text:p>wdullaer__MaterialDateTimePicker</text:p>
          </table:table-cell>
          <table:table-cell office:value="0.7178379013168419" office:value-type="float"/>
          <table:table-cell office:value="0.7403686330941688" office:value-type="float"/>
          <table:table-cell office:value="0.7744805172635543" office:value-type="float"/>
          <table:table-cell office:value="0.8024162484753883" office:value-type="float"/>
          <table:table-cell office:value="0.8335147664808165" office:value-type="float"/>
          <table:table-cell office:value="0.5444567656826176" office:value-type="float"/>
          <table:table-cell office:value="0.5837116131436496" office:value-type="float"/>
          <table:table-cell office:value="0.5915622807102856" office:value-type="float"/>
          <table:table-cell office:value="0.616617726567862" office:value-type="float"/>
          <table:table-cell office:value="0.6514302734385093" office:value-type="float"/>
          <table:table-cell office:value="0.41417525129162613" office:value-type="float"/>
          <table:table-cell office:value="0.4615096559139801" office:value-type="float"/>
          <table:table-cell office:value="0.4752070482682531" office:value-type="float"/>
          <table:table-cell office:value="0.4918127289846111" office:value-type="float"/>
          <table:table-cell office:value="0.5464644844366597" office:value-type="float"/>
          <table:table-cell office:value="0.5863161855421911" office:value-type="float"/>
          <table:table-cell office:value="0.6271200885674248" office:value-type="float"/>
          <table:table-cell office:value="0.6548670880511369" office:value-type="float"/>
          <table:table-cell office:value="0.6766205254043183" office:value-type="float"/>
          <table:table-cell office:value="0.7068045331560013" office:value-type="float"/>
          <table:table-cell office:value="0.3345983560177906" office:value-type="float"/>
          <table:table-cell office:value="0.4393804957507734" office:value-type="float"/>
          <table:table-cell office:value="0.49473890313597" office:value-type="float"/>
          <table:table-cell office:value="0.5173958883438974" office:value-type="float"/>
          <table:table-cell office:value="0.5420837802304659" office:value-type="float"/>
        </table:table-row>
        <table:table-row>
          <table:table-cell office:value-type="string">
            <text:p>Kotlin__anko</text:p>
          </table:table-cell>
          <table:table-cell office:value="0.713379922885441" office:value-type="float"/>
          <table:table-cell office:value="0.7647942823240204" office:value-type="float"/>
          <table:table-cell office:value="0.7902994381502273" office:value-type="float"/>
          <table:table-cell office:value="0.8055894857965417" office:value-type="float"/>
          <table:table-cell office:value="0.8477465445055907" office:value-type="float"/>
          <table:table-cell office:value="0.5226201122534913" office:value-type="float"/>
          <table:table-cell office:value="0.5448757491954563" office:value-type="float"/>
          <table:table-cell office:value="0.5738161284827449" office:value-type="float"/>
          <table:table-cell office:value="0.5870874635858856" office:value-type="float"/>
          <table:table-cell office:value="0.6433148607351582" office:value-type="float"/>
          <table:table-cell office:value="0.44802728029609706" office:value-type="float"/>
          <table:table-cell office:value="0.4751962086195415" office:value-type="float"/>
          <table:table-cell office:value="0.4900778714422842" office:value-type="float"/>
          <table:table-cell office:value="0.5105779508301778" office:value-type="float"/>
          <table:table-cell office:value="0.5588716878161155" office:value-type="float"/>
          <table:table-cell office:value="0.5967554166788942" office:value-type="float"/>
          <table:table-cell office:value="0.6289885504529535" office:value-type="float"/>
          <table:table-cell office:value="0.6472710357916238" office:value-type="float"/>
          <table:table-cell office:value="0.6698327520055989" office:value-type="float"/>
          <table:table-cell office:value="0.7096567368257064" office:value-type="float"/>
          <table:table-cell office:value="0.3752895010357691" office:value-type="float"/>
          <table:table-cell office:value="0.41098422149691494" office:value-type="float"/>
          <table:table-cell office:value="0.45810340521809323" office:value-type="float"/>
          <table:table-cell office:value="0.4992438416268356" office:value-type="float"/>
          <table:table-cell office:value="0.5453020289020398" office:value-type="float"/>
        </table:table-row>
        <table:table-row>
          <table:table-cell office:value-type="string">
            <text:p>api-platform__api-platform</text:p>
          </table:table-cell>
          <table:table-cell office:value="0.6995015652781073" office:value-type="float"/>
          <table:table-cell office:value="0.7654186963202755" office:value-type="float"/>
          <table:table-cell office:value="0.7918871925060941" office:value-type="float"/>
          <table:table-cell office:value="0.8103040904463915" office:value-type="float"/>
          <table:table-cell office:value="0.8745193861285676" office:value-type="float"/>
          <table:table-cell office:value="0.5259861413058942" office:value-type="float"/>
          <table:table-cell office:value="0.5669167267316693" office:value-type="float"/>
          <table:table-cell office:value="0.5866184887783723" office:value-type="float"/>
          <table:table-cell office:value="0.6025211247075515" office:value-type="float"/>
          <table:table-cell office:value="0.6581785450395488" office:value-type="float"/>
          <table:table-cell office:value="0.41846985379457996" office:value-type="float"/>
          <table:table-cell office:value="0.4805422328695519" office:value-type="float"/>
          <table:table-cell office:value="0.49894100915684847" office:value-type="float"/>
          <table:table-cell office:value="0.5210768165310555" office:value-type="float"/>
          <table:table-cell office:value="0.5799607622062211" office:value-type="float"/>
          <table:table-cell office:value="0.5605493005570732" office:value-type="float"/>
          <table:table-cell office:value="0.611591536405446" office:value-type="float"/>
          <table:table-cell office:value="0.636145175216702" office:value-type="float"/>
          <table:table-cell office:value="0.6551117622482944" office:value-type="float"/>
          <table:table-cell office:value="0.723849021518536" office:value-type="float"/>
          <table:table-cell office:value="0.3744840656511926" office:value-type="float"/>
          <table:table-cell office:value="0.4775401594486602" office:value-type="float"/>
          <table:table-cell office:value="0.5030984194121304" office:value-type="float"/>
          <table:table-cell office:value="0.53012160660008" office:value-type="float"/>
          <table:table-cell office:value="0.6173394725912116" office:value-type="float"/>
        </table:table-row>
        <table:table-row>
          <table:table-cell office:value-type="string">
            <text:p>wooorm__alex</text:p>
          </table:table-cell>
          <table:table-cell office:value="0.7585092795357145" office:value-type="float"/>
          <table:table-cell office:value="0.8024512876282053" office:value-type="float"/>
          <table:table-cell office:value="0.816572455130454" office:value-type="float"/>
          <table:table-cell office:value="0.8367531139226638" office:value-type="float"/>
          <table:table-cell office:value="0.8708564154368478" office:value-type="float"/>
          <table:table-cell office:value="0.5205940368494069" office:value-type="float"/>
          <table:table-cell office:value="0.566094476759246" office:value-type="float"/>
          <table:table-cell office:value="0.580812317724581" office:value-type="float"/>
          <table:table-cell office:value="0.6021201309527077" office:value-type="float"/>
          <table:table-cell office:value="0.6450097164603664" office:value-type="float"/>
          <table:table-cell office:value="0.4317299738526228" office:value-type="float"/>
          <table:table-cell office:value="0.45894099398296806" office:value-type="float"/>
          <table:table-cell office:value="0.4915607098696928" office:value-type="float"/>
          <table:table-cell office:value="0.5100985824480803" office:value-type="float"/>
          <table:table-cell office:value="0.569864787771072" office:value-type="float"/>
          <table:table-cell office:value="0.6107255460522775" office:value-type="float"/>
          <table:table-cell office:value="0.6517739968852734" office:value-type="float"/>
          <table:table-cell office:value="0.6824793787366008" office:value-type="float"/>
          <table:table-cell office:value="0.6907702620260843" office:value-type="float"/>
          <table:table-cell office:value="0.7298724085957675" office:value-type="float"/>
          <table:table-cell office:value="0.42691093499111765" office:value-type="float"/>
          <table:table-cell office:value="0.47350159744422793" office:value-type="float"/>
          <table:table-cell office:value="0.49108717828555476" office:value-type="float"/>
          <table:table-cell office:value="0.5077555678774232" office:value-type="float"/>
          <table:table-cell office:value="0.5330336428085968" office:value-type="float"/>
        </table:table-row>
        <table:table-row>
          <table:table-cell office:value-type="string">
            <text:p>Compass__compass</text:p>
          </table:table-cell>
          <table:table-cell office:value="0.7182650084172512" office:value-type="float"/>
          <table:table-cell office:value="0.8079861484554982" office:value-type="float"/>
          <table:table-cell office:value="0.8227218943055106" office:value-type="float"/>
          <table:table-cell office:value="0.8389753582958063" office:value-type="float"/>
          <table:table-cell office:value="0.8963063602558575" office:value-type="float"/>
          <table:table-cell office:value="0.5216333153203799" office:value-type="float"/>
          <table:table-cell office:value="0.5773136683293852" office:value-type="float"/>
          <table:table-cell office:value="0.5957236399778555" office:value-type="float"/>
          <table:table-cell office:value="0.6100279663939946" office:value-type="float"/>
          <table:table-cell office:value="0.6653133402514235" office:value-type="float"/>
          <table:table-cell office:value="0.3817700695299429" office:value-type="float"/>
          <table:table-cell office:value="0.4807447129233968" office:value-type="float"/>
          <table:table-cell office:value="0.5061297166060261" office:value-type="float"/>
          <table:table-cell office:value="0.5353226810470862" office:value-type="float"/>
          <table:table-cell office:value="0.602571954612815" office:value-type="float"/>
          <table:table-cell office:value="0.5430409379233423" office:value-type="float"/>
          <table:table-cell office:value="0.61151660118632" office:value-type="float"/>
          <table:table-cell office:value="0.6331372358439181" office:value-type="float"/>
          <table:table-cell office:value="0.6655724955375808" office:value-type="float"/>
          <table:table-cell office:value="0.7331659199221522" office:value-type="float"/>
          <table:table-cell office:value="0.3928605464285774" office:value-type="float"/>
          <table:table-cell office:value="0.49075711288109825" office:value-type="float"/>
          <table:table-cell office:value="0.5126646618318083" office:value-type="float"/>
          <table:table-cell office:value="0.5319652363705417" office:value-type="float"/>
          <table:table-cell office:value="0.5970005401879912" office:value-type="float"/>
        </table:table-row>
        <table:table-row>
          <table:table-cell office:value-type="string">
            <text:p>abrasive__shairport</text:p>
          </table:table-cell>
          <table:table-cell office:value="0.7218760249890426" office:value-type="float"/>
          <table:table-cell office:value="0.7600447112338148" office:value-type="float"/>
          <table:table-cell office:value="0.7843038258282383" office:value-type="float"/>
          <table:table-cell office:value="0.7905750749808251" office:value-type="float"/>
          <table:table-cell office:value="0.8103941924026234" office:value-type="float"/>
          <table:table-cell office:value="0.5373979476288004" office:value-type="float"/>
          <table:table-cell office:value="0.5775177169511415" office:value-type="float"/>
          <table:table-cell office:value="0.5864752404275907" office:value-type="float"/>
          <table:table-cell office:value="0.6037290643711476" office:value-type="float"/>
          <table:table-cell office:value="0.6270125113849443" office:value-type="float"/>
          <table:table-cell office:value="0.4465294194246514" office:value-type="float"/>
          <table:table-cell office:value="0.46250110180882886" office:value-type="float"/>
          <table:table-cell office:value="0.4766470597106244" office:value-type="float"/>
          <table:table-cell office:value="0.49331584702616277" office:value-type="float"/>
          <table:table-cell office:value="0.5220710335369259" office:value-type="float"/>
          <table:table-cell office:value="0.5841235275129897" office:value-type="float"/>
          <table:table-cell office:value="0.5991714778637083" office:value-type="float"/>
          <table:table-cell office:value="0.61405235639123" office:value-type="float"/>
          <table:table-cell office:value="0.6630129852688649" office:value-type="float"/>
          <table:table-cell office:value="0.6919346037373744" office:value-type="float"/>
          <table:table-cell office:value="0.4316338994503095" office:value-type="float"/>
          <table:table-cell office:value="0.4626036684689872" office:value-type="float"/>
          <table:table-cell office:value="0.4812118620892987" office:value-type="float"/>
          <table:table-cell office:value="0.5083482598122415" office:value-type="float"/>
          <table:table-cell office:value="0.531599709077781" office:value-type="float"/>
        </table:table-row>
        <table:table-row>
          <table:table-cell office:value-type="string">
            <text:p>cartalyst__sentry</text:p>
          </table:table-cell>
          <table:table-cell office:value="0.7497569695357338" office:value-type="float"/>
          <table:table-cell office:value="0.792675064194922" office:value-type="float"/>
          <table:table-cell office:value="0.797925185780022" office:value-type="float"/>
          <table:table-cell office:value="0.8092311934129555" office:value-type="float"/>
          <table:table-cell office:value="0.8395183765365085" office:value-type="float"/>
          <table:table-cell office:value="0.5580661746839374" office:value-type="float"/>
          <table:table-cell office:value="0.5922057017619847" office:value-type="float"/>
          <table:table-cell office:value="0.6207890632538425" office:value-type="float"/>
          <table:table-cell office:value="0.6262701815959001" office:value-type="float"/>
          <table:table-cell office:value="0.6864787914413192" office:value-type="float"/>
          <table:table-cell office:value="0.43932074626305984" office:value-type="float"/>
          <table:table-cell office:value="0.4645571331465065" office:value-type="float"/>
          <table:table-cell office:value="0.4710073034885034" office:value-type="float"/>
          <table:table-cell office:value="0.48607768430815207" office:value-type="float"/>
          <table:table-cell office:value="0.5307674393131541" office:value-type="float"/>
          <table:table-cell office:value="0.5894934324107746" office:value-type="float"/>
          <table:table-cell office:value="0.6354150443279039" office:value-type="float"/>
          <table:table-cell office:value="0.6604832575916615" office:value-type="float"/>
          <table:table-cell office:value="0.6659779309980094" office:value-type="float"/>
          <table:table-cell office:value="0.7272795755479265" office:value-type="float"/>
          <table:table-cell office:value="0.46738386601926996" office:value-type="float"/>
          <table:table-cell office:value="0.4978698141551761" office:value-type="float"/>
          <table:table-cell office:value="0.5190292301149693" office:value-type="float"/>
          <table:table-cell office:value="0.5397944981026632" office:value-type="float"/>
          <table:table-cell office:value="0.5744305696116642" office:value-type="float"/>
        </table:table-row>
        <table:table-row>
          <table:table-cell office:value-type="string">
            <text:p>nostalgiaz__bootstrap-switch</text:p>
          </table:table-cell>
          <table:table-cell office:value="0.7230776234572244" office:value-type="float"/>
          <table:table-cell office:value="0.7893974383965703" office:value-type="float"/>
          <table:table-cell office:value="0.8017489555933229" office:value-type="float"/>
          <table:table-cell office:value="0.819208368605709" office:value-type="float"/>
          <table:table-cell office:value="0.8424384535190277" office:value-type="float"/>
          <table:table-cell office:value="0.5574125348414973" office:value-type="float"/>
          <table:table-cell office:value="0.5866565560059046" office:value-type="float"/>
          <table:table-cell office:value="0.5993114114193739" office:value-type="float"/>
          <table:table-cell office:value="0.6161327802314656" office:value-type="float"/>
          <table:table-cell office:value="0.6591968065607442" office:value-type="float"/>
          <table:table-cell office:value="0.43693690250614725" office:value-type="float"/>
          <table:table-cell office:value="0.47713400780858806" office:value-type="float"/>
          <table:table-cell office:value="0.49386928045750034" office:value-type="float"/>
          <table:table-cell office:value="0.5073865958733143" office:value-type="float"/>
          <table:table-cell office:value="0.574112302362538" office:value-type="float"/>
          <table:table-cell office:value="0.5807665810364959" office:value-type="float"/>
          <table:table-cell office:value="0.6121718125541735" office:value-type="float"/>
          <table:table-cell office:value="0.6257906256389709" office:value-type="float"/>
          <table:table-cell office:value="0.6580400534513956" office:value-type="float"/>
          <table:table-cell office:value="0.691735211686491" office:value-type="float"/>
          <table:table-cell office:value="0.4544294772687982" office:value-type="float"/>
          <table:table-cell office:value="0.4908716314584628" office:value-type="float"/>
          <table:table-cell office:value="0.5148172522219434" office:value-type="float"/>
          <table:table-cell office:value="0.5229758003781274" office:value-type="float"/>
          <table:table-cell office:value="0.566374813141767" office:value-type="float"/>
        </table:table-row>
        <table:table-row>
          <table:table-cell office:value-type="string">
            <text:p>atom__vim-mode</text:p>
          </table:table-cell>
          <table:table-cell office:value="0.7243304464777446" office:value-type="float"/>
          <table:table-cell office:value="0.7873283001975346" office:value-type="float"/>
          <table:table-cell office:value="0.8055624474109278" office:value-type="float"/>
          <table:table-cell office:value="0.8208279383578135" office:value-type="float"/>
          <table:table-cell office:value="0.8696564247500684" office:value-type="float"/>
          <table:table-cell office:value="0.4893647494921969" office:value-type="float"/>
          <table:table-cell office:value="0.573853762089313" office:value-type="float"/>
          <table:table-cell office:value="0.5941486565064075" office:value-type="float"/>
          <table:table-cell office:value="0.6091294055610177" office:value-type="float"/>
          <table:table-cell office:value="0.6932736604419922" office:value-type="float"/>
          <table:table-cell office:value="0.3845036759836148" office:value-type="float"/>
          <table:table-cell office:value="0.44735826535957507" office:value-type="float"/>
          <table:table-cell office:value="0.4733672119532586" office:value-type="float"/>
          <table:table-cell office:value="0.49538841256523103" office:value-type="float"/>
          <table:table-cell office:value="0.5759778506403717" office:value-type="float"/>
          <table:table-cell office:value="0.5365058958149538" office:value-type="float"/>
          <table:table-cell office:value="0.6094149634733523" office:value-type="float"/>
          <table:table-cell office:value="0.6270334138646088" office:value-type="float"/>
          <table:table-cell office:value="0.6499805550285893" office:value-type="float"/>
          <table:table-cell office:value="0.7609840422995695" office:value-type="float"/>
          <table:table-cell office:value="0.3715013026131855" office:value-type="float"/>
          <table:table-cell office:value="0.4595475806800984" office:value-type="float"/>
          <table:table-cell office:value="0.4864219695581413" office:value-type="float"/>
          <table:table-cell office:value="0.5068058615759039" office:value-type="float"/>
          <table:table-cell office:value="0.5820983675925092" office:value-type="float"/>
        </table:table-row>
        <table:table-row>
          <table:table-cell office:value-type="string">
            <text:p>emacs-helm__helm</text:p>
          </table:table-cell>
          <table:table-cell office:value="0.6940872495844714" office:value-type="float"/>
          <table:table-cell office:value="0.7746676600995996" office:value-type="float"/>
          <table:table-cell office:value="0.7944701830453369" office:value-type="float"/>
          <table:table-cell office:value="0.8080727566454202" office:value-type="float"/>
          <table:table-cell office:value="0.8440224555856295" office:value-type="float"/>
          <table:table-cell office:value="0.5171275030022864" office:value-type="float"/>
          <table:table-cell office:value="0.5844571783636784" office:value-type="float"/>
          <table:table-cell office:value="0.6035801593866791" office:value-type="float"/>
          <table:table-cell office:value="0.6180794523638796" office:value-type="float"/>
          <table:table-cell office:value="0.6639250443059307" office:value-type="float"/>
          <table:table-cell office:value="0.3773613785286791" office:value-type="float"/>
          <table:table-cell office:value="0.45306084211592945" office:value-type="float"/>
          <table:table-cell office:value="0.47306240355571794" office:value-type="float"/>
          <table:table-cell office:value="0.4877973704481503" office:value-type="float"/>
          <table:table-cell office:value="0.5452135334279197" office:value-type="float"/>
          <table:table-cell office:value="0.5543057705528873" office:value-type="float"/>
          <table:table-cell office:value="0.6361659091174802" office:value-type="float"/>
          <table:table-cell office:value="0.6564599822894363" office:value-type="float"/>
          <table:table-cell office:value="0.6807052798389837" office:value-type="float"/>
          <table:table-cell office:value="0.7529746706306901" office:value-type="float"/>
          <table:table-cell office:value="0.42410523155179614" office:value-type="float"/>
          <table:table-cell office:value="0.4896390854900984" office:value-type="float"/>
          <table:table-cell office:value="0.5102447018870206" office:value-type="float"/>
          <table:table-cell office:value="0.5293096116954568" office:value-type="float"/>
          <table:table-cell office:value="0.5819774613004064" office:value-type="float"/>
        </table:table-row>
        <table:table-row>
          <table:table-cell office:value-type="string">
            <text:p>apiaryio__dredd</text:p>
          </table:table-cell>
          <table:table-cell office:value="0.7142244958032457" office:value-type="float"/>
          <table:table-cell office:value="0.7791157930843636" office:value-type="float"/>
          <table:table-cell office:value="0.8124445775781386" office:value-type="float"/>
          <table:table-cell office:value="0.8224056505982817" office:value-type="float"/>
          <table:table-cell office:value="0.8477269964112439" office:value-type="float"/>
          <table:table-cell office:value="0.5304152968854441" office:value-type="float"/>
          <table:table-cell office:value="0.5740952696102503" office:value-type="float"/>
          <table:table-cell office:value="0.5969545746137473" office:value-type="float"/>
          <table:table-cell office:value="0.6123493917386333" office:value-type="float"/>
          <table:table-cell office:value="0.6578310729686627" office:value-type="float"/>
          <table:table-cell office:value="0.40116721654224113" office:value-type="float"/>
          <table:table-cell office:value="0.45681576078500885" office:value-type="float"/>
          <table:table-cell office:value="0.479014004816987" office:value-type="float"/>
          <table:table-cell office:value="0.5133588226897468" office:value-type="float"/>
          <table:table-cell office:value="0.5648885917868915" office:value-type="float"/>
          <table:table-cell office:value="0.5506781476579481" office:value-type="float"/>
          <table:table-cell office:value="0.621039801986894" office:value-type="float"/>
          <table:table-cell office:value="0.6416010714244675" office:value-type="float"/>
          <table:table-cell office:value="0.6623369292421146" office:value-type="float"/>
          <table:table-cell office:value="0.7076941255110878" office:value-type="float"/>
          <table:table-cell office:value="0.35565060815490485" office:value-type="float"/>
          <table:table-cell office:value="0.47597896321176636" office:value-type="float"/>
          <table:table-cell office:value="0.4951236499215567" office:value-type="float"/>
          <table:table-cell office:value="0.5155760875178667" office:value-type="float"/>
          <table:table-cell office:value="0.5782606941212802" office:value-type="float"/>
        </table:table-row>
        <table:table-row>
          <table:table-cell office:value-type="string">
            <text:p>n1nj4sec__pupy</text:p>
          </table:table-cell>
          <table:table-cell office:value="0.6842307877969256" office:value-type="float"/>
          <table:table-cell office:value="0.7443194022364885" office:value-type="float"/>
          <table:table-cell office:value="0.7684652538798985" office:value-type="float"/>
          <table:table-cell office:value="0.7995216275930487" office:value-type="float"/>
          <table:table-cell office:value="0.835240859780986" office:value-type="float"/>
          <table:table-cell office:value="0.548691459228615" office:value-type="float"/>
          <table:table-cell office:value="0.5832696815077798" office:value-type="float"/>
          <table:table-cell office:value="0.6009450917297132" office:value-type="float"/>
          <table:table-cell office:value="0.6138468432895959" office:value-type="float"/>
          <table:table-cell office:value="0.6600312074539983" office:value-type="float"/>
          <table:table-cell office:value="0.4280797046422853" office:value-type="float"/>
          <table:table-cell office:value="0.4553785391502837" office:value-type="float"/>
          <table:table-cell office:value="0.475761758528713" office:value-type="float"/>
          <table:table-cell office:value="0.4900233095118082" office:value-type="float"/>
          <table:table-cell office:value="0.5137885500532257" office:value-type="float"/>
          <table:table-cell office:value="0.5850563239284775" office:value-type="float"/>
          <table:table-cell office:value="0.611131070703003" office:value-type="float"/>
          <table:table-cell office:value="0.6282643662800796" office:value-type="float"/>
          <table:table-cell office:value="0.645937687217139" office:value-type="float"/>
          <table:table-cell office:value="0.7136427297191447" office:value-type="float"/>
          <table:table-cell office:value="0.4209215135303499" office:value-type="float"/>
          <table:table-cell office:value="0.47402990522516064" office:value-type="float"/>
          <table:table-cell office:value="0.5102013152826299" office:value-type="float"/>
          <table:table-cell office:value="0.5474483937168049" office:value-type="float"/>
          <table:table-cell office:value="0.5871492536904687" office:value-type="float"/>
        </table:table-row>
        <table:table-row>
          <table:table-cell office:value-type="string">
            <text:p>ben-manes__caffeine</text:p>
          </table:table-cell>
          <table:table-cell office:value="0.7091946444304167" office:value-type="float"/>
          <table:table-cell office:value="0.794015031769554" office:value-type="float"/>
          <table:table-cell office:value="0.8069892208235245" office:value-type="float"/>
          <table:table-cell office:value="0.8202106207852679" office:value-type="float"/>
          <table:table-cell office:value="0.8450890867538607" office:value-type="float"/>
          <table:table-cell office:value="0.5146957950971032" office:value-type="float"/>
          <table:table-cell office:value="0.5790961458449997" office:value-type="float"/>
          <table:table-cell office:value="0.5964854522551845" office:value-type="float"/>
          <table:table-cell office:value="0.6126179854752031" office:value-type="float"/>
          <table:table-cell office:value="0.6580508530815831" office:value-type="float"/>
          <table:table-cell office:value="0.4120555894327111" office:value-type="float"/>
          <table:table-cell office:value="0.45832208790169526" office:value-type="float"/>
          <table:table-cell office:value="0.47492216837346" office:value-type="float"/>
          <table:table-cell office:value="0.4887740548038747" office:value-type="float"/>
          <table:table-cell office:value="0.5505217567287928" office:value-type="float"/>
          <table:table-cell office:value="0.5713057797361077" office:value-type="float"/>
          <table:table-cell office:value="0.6172742639236259" office:value-type="float"/>
          <table:table-cell office:value="0.6369839194511475" office:value-type="float"/>
          <table:table-cell office:value="0.6526198053763639" office:value-type="float"/>
          <table:table-cell office:value="0.7121867068476898" office:value-type="float"/>
          <table:table-cell office:value="0.44848465026455075" office:value-type="float"/>
          <table:table-cell office:value="0.47690742235924855" office:value-type="float"/>
          <table:table-cell office:value="0.499773457841233" office:value-type="float"/>
          <table:table-cell office:value="0.5189044532606591" office:value-type="float"/>
          <table:table-cell office:value="0.561127160732971" office:value-type="float"/>
        </table:table-row>
        <table:table-row>
          <table:table-cell office:value-type="string">
            <text:p>mozilla-mobile__firefox-ios</text:p>
          </table:table-cell>
          <table:table-cell office:value="0.7039038305682042" office:value-type="float"/>
          <table:table-cell office:value="0.7926610416204322" office:value-type="float"/>
          <table:table-cell office:value="0.8067782161840078" office:value-type="float"/>
          <table:table-cell office:value="0.8172357896728133" office:value-type="float"/>
          <table:table-cell office:value="0.8554087753487684" office:value-type="float"/>
          <table:table-cell office:value="0.547827380595881" office:value-type="float"/>
          <table:table-cell office:value="0.5963422217734009" office:value-type="float"/>
          <table:table-cell office:value="0.6094075744779455" office:value-type="float"/>
          <table:table-cell office:value="0.6249746478886999" office:value-type="float"/>
          <table:table-cell office:value="0.6583621593126252" office:value-type="float"/>
          <table:table-cell office:value="0.39246661158725055" office:value-type="float"/>
          <table:table-cell office:value="0.4554291640353257" office:value-type="float"/>
          <table:table-cell office:value="0.4680841170428214" office:value-type="float"/>
          <table:table-cell office:value="0.4831881246222446" office:value-type="float"/>
          <table:table-cell office:value="0.5610784078977301" office:value-type="float"/>
          <table:table-cell office:value="0.575861239541243" office:value-type="float"/>
          <table:table-cell office:value="0.625332631366576" office:value-type="float"/>
          <table:table-cell office:value="0.6430501885037894" office:value-type="float"/>
          <table:table-cell office:value="0.6571490583634797" office:value-type="float"/>
          <table:table-cell office:value="0.7150647013718887" office:value-type="float"/>
          <table:table-cell office:value="0.43712386652095986" office:value-type="float"/>
          <table:table-cell office:value="0.5018865136146511" office:value-type="float"/>
          <table:table-cell office:value="0.5149620347893958" office:value-type="float"/>
          <table:table-cell office:value="0.5346646345821569" office:value-type="float"/>
          <table:table-cell office:value="0.6348706248533044" office:value-type="float"/>
        </table:table-row>
        <table:table-row>
          <table:table-cell office:value-type="string">
            <text:p>Khan__khan-exercises</text:p>
          </table:table-cell>
          <table:table-cell office:value="0.7358807355969892" office:value-type="float"/>
          <table:table-cell office:value="0.8016434432224128" office:value-type="float"/>
          <table:table-cell office:value="0.8186473631929323" office:value-type="float"/>
          <table:table-cell office:value="0.8313113048119305" office:value-type="float"/>
          <table:table-cell office:value="0.8893654767170898" office:value-type="float"/>
          <table:table-cell office:value="0.5035266752393399" office:value-type="float"/>
          <table:table-cell office:value="0.5797745451929831" office:value-type="float"/>
          <table:table-cell office:value="0.6009753738663406" office:value-type="float"/>
          <table:table-cell office:value="0.6247580233146928" office:value-type="float"/>
          <table:table-cell office:value="0.7254994661912532" office:value-type="float"/>
          <table:table-cell office:value="0.37882452911391873" office:value-type="float"/>
          <table:table-cell office:value="0.4573929640770318" office:value-type="float"/>
          <table:table-cell office:value="0.4782647784036215" office:value-type="float"/>
          <table:table-cell office:value="0.4958698866702247" office:value-type="float"/>
          <table:table-cell office:value="0.5552228497712434" office:value-type="float"/>
          <table:table-cell office:value="0.5752191266125366" office:value-type="float"/>
          <table:table-cell office:value="0.6205308310350549" office:value-type="float"/>
          <table:table-cell office:value="0.6452974385897629" office:value-type="float"/>
          <table:table-cell office:value="0.66577241233489" office:value-type="float"/>
          <table:table-cell office:value="0.8178604629206716" office:value-type="float"/>
          <table:table-cell office:value="0.39238961578916076" office:value-type="float"/>
          <table:table-cell office:value="0.4883441702606619" office:value-type="float"/>
          <table:table-cell office:value="0.504677237299304" office:value-type="float"/>
          <table:table-cell office:value="0.5251795369699153" office:value-type="float"/>
          <table:table-cell office:value="0.5809092641970245" office:value-type="float"/>
        </table:table-row>
        <table:table-row>
          <table:table-cell office:value-type="string">
            <text:p>arturadib__strapdown</text:p>
          </table:table-cell>
          <table:table-cell office:value="0.8185562556607041" office:value-type="float"/>
          <table:table-cell office:value="0.8251338361172021" office:value-type="float"/>
          <table:table-cell office:value="0.8413586333081977" office:value-type="float"/>
          <table:table-cell office:value="0.8552177173075843" office:value-type="float"/>
          <table:table-cell office:value="0.8552177173075843" office:value-type="float"/>
          <table:table-cell office:value="0.6104389392174447" office:value-type="float"/>
          <table:table-cell office:value="0.6207530085739623" office:value-type="float"/>
          <table:table-cell office:value="0.6278495290107015" office:value-type="float"/>
          <table:table-cell office:value="0.6513930554834738" office:value-type="float"/>
          <table:table-cell office:value="0.6513930554834738" office:value-type="float"/>
          <table:table-cell office:value="0.4895792118300074" office:value-type="float"/>
          <table:table-cell office:value="0.5184126060505962" office:value-type="float"/>
          <table:table-cell office:value="0.5210337689839522" office:value-type="float"/>
          <table:table-cell office:value="0.5527708991773876" office:value-type="float"/>
          <table:table-cell office:value="0.5527708991773876" office:value-type="float"/>
          <table:table-cell office:value="0.6107267257417404" office:value-type="float"/>
          <table:table-cell office:value="0.6623193686834368" office:value-type="float"/>
          <table:table-cell office:value="0.6736720321385288" office:value-type="float"/>
          <table:table-cell office:value="0.7076655657177019" office:value-type="float"/>
          <table:table-cell office:value="0.7076655657177019" office:value-type="float"/>
          <table:table-cell office:value="0.5323460714222277" office:value-type="float"/>
          <table:table-cell office:value="0.5335379245182651" office:value-type="float"/>
          <table:table-cell office:value="0.5339514192715822" office:value-type="float"/>
          <table:table-cell office:value="0.5348848064672366" office:value-type="float"/>
          <table:table-cell office:value="0.5348848064672366" office:value-type="float"/>
        </table:table-row>
        <table:table-row>
          <table:table-cell office:value-type="string">
            <text:p>hpneo__gmaps</text:p>
          </table:table-cell>
          <table:table-cell office:value="0.7249521111515095" office:value-type="float"/>
          <table:table-cell office:value="0.7700775383935536" office:value-type="float"/>
          <table:table-cell office:value="0.7973113317212002" office:value-type="float"/>
          <table:table-cell office:value="0.8193654512375174" office:value-type="float"/>
          <table:table-cell office:value="0.8611303089998945" office:value-type="float"/>
          <table:table-cell office:value="0.5287190250587624" office:value-type="float"/>
          <table:table-cell office:value="0.5950258081608257" office:value-type="float"/>
          <table:table-cell office:value="0.6039843444618744" office:value-type="float"/>
          <table:table-cell office:value="0.6179306134253205" office:value-type="float"/>
          <table:table-cell office:value="0.6370159814721277" office:value-type="float"/>
          <table:table-cell office:value="0.4054688641376167" office:value-type="float"/>
          <table:table-cell office:value="0.48069582559618096" office:value-type="float"/>
          <table:table-cell office:value="0.49672749631325447" office:value-type="float"/>
          <table:table-cell office:value="0.5225474260816944" office:value-type="float"/>
          <table:table-cell office:value="0.5741149389565678" office:value-type="float"/>
          <table:table-cell office:value="0.5764488083045463" office:value-type="float"/>
          <table:table-cell office:value="0.632348257219868" office:value-type="float"/>
          <table:table-cell office:value="0.6521345302421963" office:value-type="float"/>
          <table:table-cell office:value="0.6909958587854587" office:value-type="float"/>
          <table:table-cell office:value="0.7673174454297488" office:value-type="float"/>
          <table:table-cell office:value="0.4160112477369599" office:value-type="float"/>
          <table:table-cell office:value="0.47784995121065305" office:value-type="float"/>
          <table:table-cell office:value="0.5122165207334016" office:value-type="float"/>
          <table:table-cell office:value="0.5382275946190965" office:value-type="float"/>
          <table:table-cell office:value="0.573438291931324" office:value-type="float"/>
        </table:table-row>
        <table:table-row>
          <table:table-cell office:value-type="string">
            <text:p>ryanoasis__nerd-fonts</text:p>
          </table:table-cell>
          <table:table-cell office:value="0.744148765030648" office:value-type="float"/>
          <table:table-cell office:value="0.8142078989173609" office:value-type="float"/>
          <table:table-cell office:value="0.8270145351439925" office:value-type="float"/>
          <table:table-cell office:value="0.834361359778584" office:value-type="float"/>
          <table:table-cell office:value="0.8609151380229259" office:value-type="float"/>
          <table:table-cell office:value="0.5433824907024462" office:value-type="float"/>
          <table:table-cell office:value="0.5628159072223312" office:value-type="float"/>
          <table:table-cell office:value="0.5799767432312888" office:value-type="float"/>
          <table:table-cell office:value="0.6009350733434431" office:value-type="float"/>
          <table:table-cell office:value="0.6252081650979461" office:value-type="float"/>
          <table:table-cell office:value="0.39359014087412314" office:value-type="float"/>
          <table:table-cell office:value="0.4570274378367097" office:value-type="float"/>
          <table:table-cell office:value="0.4809458644557571" office:value-type="float"/>
          <table:table-cell office:value="0.4986031746165026" office:value-type="float"/>
          <table:table-cell office:value="0.5489946984139965" office:value-type="float"/>
          <table:table-cell office:value="0.5616206393222627" office:value-type="float"/>
          <table:table-cell office:value="0.6043006972076274" office:value-type="float"/>
          <table:table-cell office:value="0.6275252022703945" office:value-type="float"/>
          <table:table-cell office:value="0.6478368130371122" office:value-type="float"/>
          <table:table-cell office:value="0.708005780445579" office:value-type="float"/>
          <table:table-cell office:value="0.4199228647040826" office:value-type="float"/>
          <table:table-cell office:value="0.48048397698389556" office:value-type="float"/>
          <table:table-cell office:value="0.4994095936147237" office:value-type="float"/>
          <table:table-cell office:value="0.5079909683523153" office:value-type="float"/>
          <table:table-cell office:value="0.5531125151947842" office:value-type="float"/>
        </table:table-row>
        <table:table-row>
          <table:table-cell office:value-type="string">
            <text:p>haifengl__smile</text:p>
          </table:table-cell>
          <table:table-cell office:value="0.7202993672851614" office:value-type="float"/>
          <table:table-cell office:value="0.7803919293773228" office:value-type="float"/>
          <table:table-cell office:value="0.8050432907218765" office:value-type="float"/>
          <table:table-cell office:value="0.8241579820797184" office:value-type="float"/>
          <table:table-cell office:value="0.8473539046550983" office:value-type="float"/>
          <table:table-cell office:value="0.5655934134954956" office:value-type="float"/>
          <table:table-cell office:value="0.59271595991646" office:value-type="float"/>
          <table:table-cell office:value="0.6109261458247044" office:value-type="float"/>
          <table:table-cell office:value="0.6300515059439324" office:value-type="float"/>
          <table:table-cell office:value="0.673379901433458" office:value-type="float"/>
          <table:table-cell office:value="0.43775338462573243" office:value-type="float"/>
          <table:table-cell office:value="0.4718418625563259" office:value-type="float"/>
          <table:table-cell office:value="0.4901819455264446" office:value-type="float"/>
          <table:table-cell office:value="0.5055377217586692" office:value-type="float"/>
          <table:table-cell office:value="0.6078102709407951" office:value-type="float"/>
          <table:table-cell office:value="0.5938136074360436" office:value-type="float"/>
          <table:table-cell office:value="0.6207437001395544" office:value-type="float"/>
          <table:table-cell office:value="0.6394563355614467" office:value-type="float"/>
          <table:table-cell office:value="0.6674050451229334" office:value-type="float"/>
          <table:table-cell office:value="0.7334174969926051" office:value-type="float"/>
          <table:table-cell office:value="0.416863541086454" office:value-type="float"/>
          <table:table-cell office:value="0.4698524089714647" office:value-type="float"/>
          <table:table-cell office:value="0.4947953825221334" office:value-type="float"/>
          <table:table-cell office:value="0.5225461945442625" office:value-type="float"/>
          <table:table-cell office:value="0.572463570619234" office:value-type="float"/>
        </table:table-row>
        <table:table-row>
          <table:table-cell office:value-type="string">
            <text:p>qTox__qTox</text:p>
          </table:table-cell>
          <table:table-cell office:value="0.6918224993675288" office:value-type="float"/>
          <table:table-cell office:value="0.772530390492666" office:value-type="float"/>
          <table:table-cell office:value="0.7907551828201103" office:value-type="float"/>
          <table:table-cell office:value="0.8103226609654164" office:value-type="float"/>
          <table:table-cell office:value="0.853007922628372" office:value-type="float"/>
          <table:table-cell office:value="0.4969300964958441" office:value-type="float"/>
          <table:table-cell office:value="0.5715346290481741" office:value-type="float"/>
          <table:table-cell office:value="0.5875949243809214" office:value-type="float"/>
          <table:table-cell office:value="0.6049112522608048" office:value-type="float"/>
          <table:table-cell office:value="0.6826379824269296" office:value-type="float"/>
          <table:table-cell office:value="0.36745224717049974" office:value-type="float"/>
          <table:table-cell office:value="0.4475043653428948" office:value-type="float"/>
          <table:table-cell office:value="0.4670987407622137" office:value-type="float"/>
          <table:table-cell office:value="0.48916375976752646" office:value-type="float"/>
          <table:table-cell office:value="0.5799662329358152" office:value-type="float"/>
          <table:table-cell office:value="0.560395394104381" office:value-type="float"/>
          <table:table-cell office:value="0.609395243683108" office:value-type="float"/>
          <table:table-cell office:value="0.6337899918549803" office:value-type="float"/>
          <table:table-cell office:value="0.655231179464765" office:value-type="float"/>
          <table:table-cell office:value="0.7766802068634155" office:value-type="float"/>
          <table:table-cell office:value="0.3593446553046192" office:value-type="float"/>
          <table:table-cell office:value="0.46253315790000005" office:value-type="float"/>
          <table:table-cell office:value="0.48738121460922346" office:value-type="float"/>
          <table:table-cell office:value="0.5070915098530845" office:value-type="float"/>
          <table:table-cell office:value="0.5802157085845792" office:value-type="float"/>
        </table:table-row>
        <table:table-row>
          <table:table-cell office:value-type="string">
            <text:p>bshaffer__oauth2-server-php</text:p>
          </table:table-cell>
          <table:table-cell office:value="0.7423611843389673" office:value-type="float"/>
          <table:table-cell office:value="0.7882928438801095" office:value-type="float"/>
          <table:table-cell office:value="0.8067232073175313" office:value-type="float"/>
          <table:table-cell office:value="0.8228585907739971" office:value-type="float"/>
          <table:table-cell office:value="0.8469746824703275" office:value-type="float"/>
          <table:table-cell office:value="0.5177651084952991" office:value-type="float"/>
          <table:table-cell office:value="0.5887393750222315" office:value-type="float"/>
          <table:table-cell office:value="0.6072604391753369" office:value-type="float"/>
          <table:table-cell office:value="0.6233118164897014" office:value-type="float"/>
          <table:table-cell office:value="0.6720630497055156" office:value-type="float"/>
          <table:table-cell office:value="0.43159812364577566" office:value-type="float"/>
          <table:table-cell office:value="0.48336555550937255" office:value-type="float"/>
          <table:table-cell office:value="0.4980380708348845" office:value-type="float"/>
          <table:table-cell office:value="0.5163029365939776" office:value-type="float"/>
          <table:table-cell office:value="0.5859332297818345" office:value-type="float"/>
          <table:table-cell office:value="0.5894535310684983" office:value-type="float"/>
          <table:table-cell office:value="0.6121762153295457" office:value-type="float"/>
          <table:table-cell office:value="0.6365378171879321" office:value-type="float"/>
          <table:table-cell office:value="0.6522231562505303" office:value-type="float"/>
          <table:table-cell office:value="0.6967334857845681" office:value-type="float"/>
          <table:table-cell office:value="0.41589272634683777" office:value-type="float"/>
          <table:table-cell office:value="0.5023184601736029" office:value-type="float"/>
          <table:table-cell office:value="0.541537535087832" office:value-type="float"/>
          <table:table-cell office:value="0.5614992989732068" office:value-type="float"/>
          <table:table-cell office:value="0.5899940028125319" office:value-type="float"/>
        </table:table-row>
        <table:table-row>
          <table:table-cell office:value-type="string">
            <text:p>coleifer__huey</text:p>
          </table:table-cell>
          <table:table-cell office:value="0.7435870400195267" office:value-type="float"/>
          <table:table-cell office:value="0.7815091140543768" office:value-type="float"/>
          <table:table-cell office:value="0.7967168140035916" office:value-type="float"/>
          <table:table-cell office:value="0.8100847861426769" office:value-type="float"/>
          <table:table-cell office:value="0.8317789714399979" office:value-type="float"/>
          <table:table-cell office:value="0.5540969624448345" office:value-type="float"/>
          <table:table-cell office:value="0.5922629157208611" office:value-type="float"/>
          <table:table-cell office:value="0.6072250757043731" office:value-type="float"/>
          <table:table-cell office:value="0.622576452209215" office:value-type="float"/>
          <table:table-cell office:value="0.6633400331691796" office:value-type="float"/>
          <table:table-cell office:value="0.4060551028356854" office:value-type="float"/>
          <table:table-cell office:value="0.45111179035945836" office:value-type="float"/>
          <table:table-cell office:value="0.4800020056446962" office:value-type="float"/>
          <table:table-cell office:value="0.4962262675235523" office:value-type="float"/>
          <table:table-cell office:value="0.5413296453463816" office:value-type="float"/>
          <table:table-cell office:value="0.5962602449280301" office:value-type="float"/>
          <table:table-cell office:value="0.6209276900968115" office:value-type="float"/>
          <table:table-cell office:value="0.6452960784187823" office:value-type="float"/>
          <table:table-cell office:value="0.6608475838809912" office:value-type="float"/>
          <table:table-cell office:value="0.7099593910062868" office:value-type="float"/>
          <table:table-cell office:value="0.44463917320512203" office:value-type="float"/>
          <table:table-cell office:value="0.483978442194241" office:value-type="float"/>
          <table:table-cell office:value="0.5113206995443952" office:value-type="float"/>
          <table:table-cell office:value="0.5279084527525275" office:value-type="float"/>
          <table:table-cell office:value="0.5602652605933538" office:value-type="float"/>
        </table:table-row>
        <table:table-row>
          <table:table-cell office:value-type="string">
            <text:p>jflesch__paperwork</text:p>
          </table:table-cell>
          <table:table-cell office:value="0.6958752052035309" office:value-type="float"/>
          <table:table-cell office:value="0.7666395113686889" office:value-type="float"/>
          <table:table-cell office:value="0.7872715949323872" office:value-type="float"/>
          <table:table-cell office:value="0.8101779608932587" office:value-type="float"/>
          <table:table-cell office:value="0.8566595176290039" office:value-type="float"/>
          <table:table-cell office:value="0.5544079741918052" office:value-type="float"/>
          <table:table-cell office:value="0.6045902549217606" office:value-type="float"/>
          <table:table-cell office:value="0.6126006847795016" office:value-type="float"/>
          <table:table-cell office:value="0.6226310620612354" office:value-type="float"/>
          <table:table-cell office:value="0.6658187890666283" office:value-type="float"/>
          <table:table-cell office:value="0.3925730230078287" office:value-type="float"/>
          <table:table-cell office:value="0.4450211528665724" office:value-type="float"/>
          <table:table-cell office:value="0.46034835233635196" office:value-type="float"/>
          <table:table-cell office:value="0.47823264604469695" office:value-type="float"/>
          <table:table-cell office:value="0.5755186292959888" office:value-type="float"/>
          <table:table-cell office:value="0.5903893103368932" office:value-type="float"/>
          <table:table-cell office:value="0.6262417212424886" office:value-type="float"/>
          <table:table-cell office:value="0.649790885894949" office:value-type="float"/>
          <table:table-cell office:value="0.6661387455680896" office:value-type="float"/>
          <table:table-cell office:value="0.695732837908609" office:value-type="float"/>
          <table:table-cell office:value="0.3857506849798" office:value-type="float"/>
          <table:table-cell office:value="0.4423758039309047" office:value-type="float"/>
          <table:table-cell office:value="0.48582989083900285" office:value-type="float"/>
          <table:table-cell office:value="0.5082097630198814" office:value-type="float"/>
          <table:table-cell office:value="0.5671460254234924" office:value-type="float"/>
        </table:table-row>
        <table:table-row>
          <table:table-cell office:value-type="string">
            <text:p>bfirsh__jsnes</text:p>
          </table:table-cell>
          <table:table-cell office:value="0.7831368694134048" office:value-type="float"/>
          <table:table-cell office:value="0.7902503971595392" office:value-type="float"/>
          <table:table-cell office:value="0.7997941829456626" office:value-type="float"/>
          <table:table-cell office:value="0.8030095214120945" office:value-type="float"/>
          <table:table-cell office:value="0.8400073106081221" office:value-type="float"/>
          <table:table-cell office:value="0.5222511807617691" office:value-type="float"/>
          <table:table-cell office:value="0.5572436720525702" office:value-type="float"/>
          <table:table-cell office:value="0.5949340181108035" office:value-type="float"/>
          <table:table-cell office:value="0.6167107510047828" office:value-type="float"/>
          <table:table-cell office:value="0.670260903639862" office:value-type="float"/>
          <table:table-cell office:value="0.4381164636707412" office:value-type="float"/>
          <table:table-cell office:value="0.44907435369691284" office:value-type="float"/>
          <table:table-cell office:value="0.46883229822175876" office:value-type="float"/>
          <table:table-cell office:value="0.4769237285749409" office:value-type="float"/>
          <table:table-cell office:value="0.5053851710657941" office:value-type="float"/>
          <table:table-cell office:value="0.597338382433471" office:value-type="float"/>
          <table:table-cell office:value="0.6319643452435484" office:value-type="float"/>
          <table:table-cell office:value="0.6372403975490644" office:value-type="float"/>
          <table:table-cell office:value="0.6806907531640425" office:value-type="float"/>
          <table:table-cell office:value="0.7623941672207348" office:value-type="float"/>
          <table:table-cell office:value="0.45925123416916036" office:value-type="float"/>
          <table:table-cell office:value="0.4731444975872315" office:value-type="float"/>
          <table:table-cell office:value="0.5135901736475593" office:value-type="float"/>
          <table:table-cell office:value="0.5174128143633058" office:value-type="float"/>
          <table:table-cell office:value="0.5511974232778293" office:value-type="float"/>
        </table:table-row>
        <table:table-row>
          <table:table-cell office:value-type="string">
            <text:p>nanomsg__nanomsg</text:p>
          </table:table-cell>
          <table:table-cell office:value="0.6695861747421584" office:value-type="float"/>
          <table:table-cell office:value="0.7533396069374795" office:value-type="float"/>
          <table:table-cell office:value="0.78535889309044" office:value-type="float"/>
          <table:table-cell office:value="0.806127765597769" office:value-type="float"/>
          <table:table-cell office:value="0.8424979813359689" office:value-type="float"/>
          <table:table-cell office:value="0.5472959345017057" office:value-type="float"/>
          <table:table-cell office:value="0.5983086351195188" office:value-type="float"/>
          <table:table-cell office:value="0.6136833391184127" office:value-type="float"/>
          <table:table-cell office:value="0.628812776664067" office:value-type="float"/>
          <table:table-cell office:value="0.6708890776958583" office:value-type="float"/>
          <table:table-cell office:value="0.40115114636728066" office:value-type="float"/>
          <table:table-cell office:value="0.4581860500541904" office:value-type="float"/>
          <table:table-cell office:value="0.47845437211344655" office:value-type="float"/>
          <table:table-cell office:value="0.496670103517602" office:value-type="float"/>
          <table:table-cell office:value="0.565434966515779" office:value-type="float"/>
          <table:table-cell office:value="0.5825362155922693" office:value-type="float"/>
          <table:table-cell office:value="0.632896902372474" office:value-type="float"/>
          <table:table-cell office:value="0.648435335350844" office:value-type="float"/>
          <table:table-cell office:value="0.6703216720061029" office:value-type="float"/>
          <table:table-cell office:value="0.7339332955981797" office:value-type="float"/>
          <table:table-cell office:value="0.40351596262987655" office:value-type="float"/>
          <table:table-cell office:value="0.4799000887332099" office:value-type="float"/>
          <table:table-cell office:value="0.4987517118177631" office:value-type="float"/>
          <table:table-cell office:value="0.5202832534082718" office:value-type="float"/>
          <table:table-cell office:value="0.5767377010547952" office:value-type="float"/>
        </table:table-row>
        <table:table-row>
          <table:table-cell office:value-type="string">
            <text:p>twitter-archive__kestrel</text:p>
          </table:table-cell>
          <table:table-cell office:value="0.7062482786863229" office:value-type="float"/>
          <table:table-cell office:value="0.7949063670867096" office:value-type="float"/>
          <table:table-cell office:value="0.8096683661894516" office:value-type="float"/>
          <table:table-cell office:value="0.8211367928374896" office:value-type="float"/>
          <table:table-cell office:value="0.824919408692242" office:value-type="float"/>
          <table:table-cell office:value="0.5242154189694779" office:value-type="float"/>
          <table:table-cell office:value="0.5741945657367584" office:value-type="float"/>
          <table:table-cell office:value="0.5776028448358755" office:value-type="float"/>
          <table:table-cell office:value="0.6023885525876768" office:value-type="float"/>
          <table:table-cell office:value="0.6291657531443812" office:value-type="float"/>
          <table:table-cell office:value="0.40340593900547866" office:value-type="float"/>
          <table:table-cell office:value="0.44894634047068394" office:value-type="float"/>
          <table:table-cell office:value="0.4636897283180739" office:value-type="float"/>
          <table:table-cell office:value="0.4697617892647525" office:value-type="float"/>
          <table:table-cell office:value="0.5152178451812596" office:value-type="float"/>
          <table:table-cell office:value="0.5979268812850425" office:value-type="float"/>
          <table:table-cell office:value="0.6328023573681565" office:value-type="float"/>
          <table:table-cell office:value="0.6465375133118079" office:value-type="float"/>
          <table:table-cell office:value="0.6641726716474071" office:value-type="float"/>
          <table:table-cell office:value="0.6808160310678366" office:value-type="float"/>
          <table:table-cell office:value="0.3937223217242387" office:value-type="float"/>
          <table:table-cell office:value="0.46724754315058803" office:value-type="float"/>
          <table:table-cell office:value="0.4915144668724247" office:value-type="float"/>
          <table:table-cell office:value="0.5005101650959576" office:value-type="float"/>
          <table:table-cell office:value="0.5441808543571254" office:value-type="float"/>
        </table:table-row>
        <table:table-row>
          <table:table-cell office:value-type="string">
            <text:p>App-vNext__Polly</text:p>
          </table:table-cell>
          <table:table-cell office:value="0.763121834105887" office:value-type="float"/>
          <table:table-cell office:value="0.7985328498788653" office:value-type="float"/>
          <table:table-cell office:value="0.8159329057058605" office:value-type="float"/>
          <table:table-cell office:value="0.8256894244278893" office:value-type="float"/>
          <table:table-cell office:value="0.856944377376982" office:value-type="float"/>
          <table:table-cell office:value="0.5509964309994464" office:value-type="float"/>
          <table:table-cell office:value="0.5871307456094739" office:value-type="float"/>
          <table:table-cell office:value="0.6094931970939543" office:value-type="float"/>
          <table:table-cell office:value="0.6269842185264874" office:value-type="float"/>
          <table:table-cell office:value="0.6750111388725696" office:value-type="float"/>
          <table:table-cell office:value="0.4072536331574747" office:value-type="float"/>
          <table:table-cell office:value="0.4668683264631734" office:value-type="float"/>
          <table:table-cell office:value="0.4872916404091912" office:value-type="float"/>
          <table:table-cell office:value="0.5084592769525668" office:value-type="float"/>
          <table:table-cell office:value="0.5763725121123459" office:value-type="float"/>
          <table:table-cell office:value="0.5733982594884823" office:value-type="float"/>
          <table:table-cell office:value="0.630124158584022" office:value-type="float"/>
          <table:table-cell office:value="0.6549725611543671" office:value-type="float"/>
          <table:table-cell office:value="0.6642667624961244" office:value-type="float"/>
          <table:table-cell office:value="0.7408998926343886" office:value-type="float"/>
          <table:table-cell office:value="0.3868477391357091" office:value-type="float"/>
          <table:table-cell office:value="0.4693040524666633" office:value-type="float"/>
          <table:table-cell office:value="0.49871833028412377" office:value-type="float"/>
          <table:table-cell office:value="0.5121336423690255" office:value-type="float"/>
          <table:table-cell office:value="0.5847184997288821" office:value-type="float"/>
        </table:table-row>
        <table:table-row>
          <table:table-cell office:value-type="string">
            <text:p>ethereum__go-ethereum</text:p>
          </table:table-cell>
          <table:table-cell office:value="0.6772498952283992" office:value-type="float"/>
          <table:table-cell office:value="0.7292602066855526" office:value-type="float"/>
          <table:table-cell office:value="0.76832194670089" office:value-type="float"/>
          <table:table-cell office:value="0.7964290430324009" office:value-type="float"/>
          <table:table-cell office:value="0.8626000045973474" office:value-type="float"/>
          <table:table-cell office:value="0.523940462128295" office:value-type="float"/>
          <table:table-cell office:value="0.589400020132578" office:value-type="float"/>
          <table:table-cell office:value="0.6080203616206548" office:value-type="float"/>
          <table:table-cell office:value="0.623027861612628" office:value-type="float"/>
          <table:table-cell office:value="0.7179031114387442" office:value-type="float"/>
          <table:table-cell office:value="0.378483575958556" office:value-type="float"/>
          <table:table-cell office:value="0.45240585904933905" office:value-type="float"/>
          <table:table-cell office:value="0.4716985491278235" office:value-type="float"/>
          <table:table-cell office:value="0.4936641815358357" office:value-type="float"/>
          <table:table-cell office:value="0.6065417461278974" office:value-type="float"/>
          <table:table-cell office:value="0.5265699806163768" office:value-type="float"/>
          <table:table-cell office:value="0.6212037384378459" office:value-type="float"/>
          <table:table-cell office:value="0.6441068169740889" office:value-type="float"/>
          <table:table-cell office:value="0.672279001544842" office:value-type="float"/>
          <table:table-cell office:value="0.7696353147575419" office:value-type="float"/>
          <table:table-cell office:value="0.3333964180439482" office:value-type="float"/>
          <table:table-cell office:value="0.4699081627531436" office:value-type="float"/>
          <table:table-cell office:value="0.49422667327250397" office:value-type="float"/>
          <table:table-cell office:value="0.5191476981493186" office:value-type="float"/>
          <table:table-cell office:value="0.6222844830772758" office:value-type="float"/>
        </table:table-row>
        <table:table-row>
          <table:table-cell office:value-type="string">
            <text:p>qutebrowser__qutebrowser</text:p>
          </table:table-cell>
          <table:table-cell office:value="0.6874926404167986" office:value-type="float"/>
          <table:table-cell office:value="0.7770246328537074" office:value-type="float"/>
          <table:table-cell office:value="0.7975664448418447" office:value-type="float"/>
          <table:table-cell office:value="0.814198447295885" office:value-type="float"/>
          <table:table-cell office:value="0.8531531518030248" office:value-type="float"/>
          <table:table-cell office:value="0.5144380086647932" office:value-type="float"/>
          <table:table-cell office:value="0.5753493769067296" office:value-type="float"/>
          <table:table-cell office:value="0.5885734025310453" office:value-type="float"/>
          <table:table-cell office:value="0.6073478790997898" office:value-type="float"/>
          <table:table-cell office:value="0.6693172130398514" office:value-type="float"/>
          <table:table-cell office:value="0.379928557651523" office:value-type="float"/>
          <table:table-cell office:value="0.4470506149546817" office:value-type="float"/>
          <table:table-cell office:value="0.462846201754435" office:value-type="float"/>
          <table:table-cell office:value="0.48291413022695057" office:value-type="float"/>
          <table:table-cell office:value="0.5763604829225727" office:value-type="float"/>
          <table:table-cell office:value="0.5431562342975053" office:value-type="float"/>
          <table:table-cell office:value="0.6153087661424721" office:value-type="float"/>
          <table:table-cell office:value="0.6366398931676743" office:value-type="float"/>
          <table:table-cell office:value="0.661548094640071" office:value-type="float"/>
          <table:table-cell office:value="0.719541403805808" office:value-type="float"/>
          <table:table-cell office:value="0.34233732638943504" office:value-type="float"/>
          <table:table-cell office:value="0.47331061857929" office:value-type="float"/>
          <table:table-cell office:value="0.49657929073964924" office:value-type="float"/>
          <table:table-cell office:value="0.5164499661084477" office:value-type="float"/>
          <table:table-cell office:value="0.5850558882987718" office:value-type="float"/>
        </table:table-row>
        <table:table-row>
          <table:table-cell office:value-type="string">
            <text:p>burke__zeus</text:p>
          </table:table-cell>
          <table:table-cell office:value="0.6915484181492153" office:value-type="float"/>
          <table:table-cell office:value="0.7738101184832173" office:value-type="float"/>
          <table:table-cell office:value="0.7917702003869618" office:value-type="float"/>
          <table:table-cell office:value="0.8096579153599188" office:value-type="float"/>
          <table:table-cell office:value="0.8672377446955416" office:value-type="float"/>
          <table:table-cell office:value="0.5074985160512289" office:value-type="float"/>
          <table:table-cell office:value="0.5775161299267133" office:value-type="float"/>
          <table:table-cell office:value="0.6035514384963663" office:value-type="float"/>
          <table:table-cell office:value="0.6143270087971197" office:value-type="float"/>
          <table:table-cell office:value="0.6383267624466143" office:value-type="float"/>
          <table:table-cell office:value="0.3732849616262469" office:value-type="float"/>
          <table:table-cell office:value="0.4421234772256374" office:value-type="float"/>
          <table:table-cell office:value="0.47022780508297723" office:value-type="float"/>
          <table:table-cell office:value="0.515281161256151" office:value-type="float"/>
          <table:table-cell office:value="0.559021402360898" office:value-type="float"/>
          <table:table-cell office:value="0.5424023590379674" office:value-type="float"/>
          <table:table-cell office:value="0.5939189342273032" office:value-type="float"/>
          <table:table-cell office:value="0.6277674966218947" office:value-type="float"/>
          <table:table-cell office:value="0.66572705206245" office:value-type="float"/>
          <table:table-cell office:value="0.7248115037121614" office:value-type="float"/>
          <table:table-cell office:value="0.4231627731417589" office:value-type="float"/>
          <table:table-cell office:value="0.4889497005733602" office:value-type="float"/>
          <table:table-cell office:value="0.5101578289361886" office:value-type="float"/>
          <table:table-cell office:value="0.5333422832717363" office:value-type="float"/>
          <table:table-cell office:value="0.599500702642521" office:value-type="float"/>
        </table:table-row>
        <table:table-row>
          <table:table-cell office:value-type="string">
            <text:p>JustArchi__ArchiSteamFarm</text:p>
          </table:table-cell>
          <table:table-cell office:value="0.7053931684844341" office:value-type="float"/>
          <table:table-cell office:value="0.7693137071059425" office:value-type="float"/>
          <table:table-cell office:value="0.7897804820664723" office:value-type="float"/>
          <table:table-cell office:value="0.8084897693501584" office:value-type="float"/>
          <table:table-cell office:value="0.8725888926987004" office:value-type="float"/>
          <table:table-cell office:value="0.5239596926614932" office:value-type="float"/>
          <table:table-cell office:value="0.560535864841121" office:value-type="float"/>
          <table:table-cell office:value="0.5801103296561413" office:value-type="float"/>
          <table:table-cell office:value="0.5979634349286185" office:value-type="float"/>
          <table:table-cell office:value="0.644711601004059" office:value-type="float"/>
          <table:table-cell office:value="0.38851572702393555" office:value-type="float"/>
          <table:table-cell office:value="0.43684072718185696" office:value-type="float"/>
          <table:table-cell office:value="0.45048080500548526" office:value-type="float"/>
          <table:table-cell office:value="0.4664419560412032" office:value-type="float"/>
          <table:table-cell office:value="0.5381429715335706" office:value-type="float"/>
          <table:table-cell office:value="0.5803770412928552" office:value-type="float"/>
          <table:table-cell office:value="0.618901207417988" office:value-type="float"/>
          <table:table-cell office:value="0.6404845135244026" office:value-type="float"/>
          <table:table-cell office:value="0.6623823799329767" office:value-type="float"/>
          <table:table-cell office:value="0.6944937516152053" office:value-type="float"/>
          <table:table-cell office:value="0.2455304155235864" office:value-type="float"/>
          <table:table-cell office:value="0.44667258408348287" office:value-type="float"/>
          <table:table-cell office:value="0.491335997152064" office:value-type="float"/>
          <table:table-cell office:value="0.5182892784788988" office:value-type="float"/>
          <table:table-cell office:value="0.5589969462844148" office:value-type="float"/>
        </table:table-row>
        <table:table-row>
          <table:table-cell office:value-type="string">
            <text:p>neon-bindings__neon</text:p>
          </table:table-cell>
          <table:table-cell office:value="0.6857979362635653" office:value-type="float"/>
          <table:table-cell office:value="0.7349676216370251" office:value-type="float"/>
          <table:table-cell office:value="0.7836406518851642" office:value-type="float"/>
          <table:table-cell office:value="0.7998603289853891" office:value-type="float"/>
          <table:table-cell office:value="0.824486392059279" office:value-type="float"/>
          <table:table-cell office:value="0.5037642135735255" office:value-type="float"/>
          <table:table-cell office:value="0.5789091809866498" office:value-type="float"/>
          <table:table-cell office:value="0.597778907261575" office:value-type="float"/>
          <table:table-cell office:value="0.6120347367168844" office:value-type="float"/>
          <table:table-cell office:value="0.6793277065975348" office:value-type="float"/>
          <table:table-cell office:value="0.40021025552585066" office:value-type="float"/>
          <table:table-cell office:value="0.4401894769951204" office:value-type="float"/>
          <table:table-cell office:value="0.44932862706609256" office:value-type="float"/>
          <table:table-cell office:value="0.4603471994197059" office:value-type="float"/>
          <table:table-cell office:value="0.5183025034500697" office:value-type="float"/>
          <table:table-cell office:value="0.59766701711424" office:value-type="float"/>
          <table:table-cell office:value="0.6159479425191454" office:value-type="float"/>
          <table:table-cell office:value="0.6346980822606001" office:value-type="float"/>
          <table:table-cell office:value="0.6434774161794516" office:value-type="float"/>
          <table:table-cell office:value="0.6876206887449035" office:value-type="float"/>
          <table:table-cell office:value="0.43114824460903833" office:value-type="float"/>
          <table:table-cell office:value="0.46055076742067586" office:value-type="float"/>
          <table:table-cell office:value="0.4799631311380368" office:value-type="float"/>
          <table:table-cell office:value="0.49640367420810316" office:value-type="float"/>
          <table:table-cell office:value="0.5296038750982726" office:value-type="float"/>
        </table:table-row>
        <table:table-row>
          <table:table-cell office:value-type="string">
            <text:p>cwRichardKim__RKNotificationHub</text:p>
          </table:table-cell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188967004466294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28018949868684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5010911761710024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700108661329480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242570403605669" office:value-type="float"/>
        </table:table-row>
        <table:table-row>
          <table:table-cell office:value-type="string">
            <text:p>cakephp__cakephp</text:p>
          </table:table-cell>
          <table:table-cell office:value="0.6960902663698798" office:value-type="float"/>
          <table:table-cell office:value="0.7981974748936285" office:value-type="float"/>
          <table:table-cell office:value="0.815133108686935" office:value-type="float"/>
          <table:table-cell office:value="0.8253125348271838" office:value-type="float"/>
          <table:table-cell office:value="0.8727023674384566" office:value-type="float"/>
          <table:table-cell office:value="0.5283876213201982" office:value-type="float"/>
          <table:table-cell office:value="0.5877833743114838" office:value-type="float"/>
          <table:table-cell office:value="0.6007678586940868" office:value-type="float"/>
          <table:table-cell office:value="0.6143157606369851" office:value-type="float"/>
          <table:table-cell office:value="0.6947523476566311" office:value-type="float"/>
          <table:table-cell office:value="0.3763935447832729" office:value-type="float"/>
          <table:table-cell office:value="0.473131038381871" office:value-type="float"/>
          <table:table-cell office:value="0.49352155571722234" office:value-type="float"/>
          <table:table-cell office:value="0.5134283653439903" office:value-type="float"/>
          <table:table-cell office:value="0.6084136807458103" office:value-type="float"/>
          <table:table-cell office:value="0.5669985632014665" office:value-type="float"/>
          <table:table-cell office:value="0.6214783080838917" office:value-type="float"/>
          <table:table-cell office:value="0.6400266572503973" office:value-type="float"/>
          <table:table-cell office:value="0.658641809526713" office:value-type="float"/>
          <table:table-cell office:value="0.7698833831683716" office:value-type="float"/>
          <table:table-cell office:value="0.34337961396047706" office:value-type="float"/>
          <table:table-cell office:value="0.49675333688435425" office:value-type="float"/>
          <table:table-cell office:value="0.5160618459703556" office:value-type="float"/>
          <table:table-cell office:value="0.5313932838429282" office:value-type="float"/>
          <table:table-cell office:value="0.6128623586946669" office:value-type="float"/>
        </table:table-row>
        <table:table-row>
          <table:table-cell office:value-type="string">
            <text:p>fommil__netlib-java</text:p>
          </table:table-cell>
          <table:table-cell office:value="0.7226549284227022" office:value-type="float"/>
          <table:table-cell office:value="0.7367068270078063" office:value-type="float"/>
          <table:table-cell office:value="0.7894583500181221" office:value-type="float"/>
          <table:table-cell office:value="0.794835730997905" office:value-type="float"/>
          <table:table-cell office:value="0.8135863602381453" office:value-type="float"/>
          <table:table-cell office:value="0.5369873717393454" office:value-type="float"/>
          <table:table-cell office:value="0.559230535686805" office:value-type="float"/>
          <table:table-cell office:value="0.5717908144322664" office:value-type="float"/>
          <table:table-cell office:value="0.5743450077877396" office:value-type="float"/>
          <table:table-cell office:value="0.6125554462110546" office:value-type="float"/>
          <table:table-cell office:value="0.4502667645334273" office:value-type="float"/>
          <table:table-cell office:value="0.47577646106596644" office:value-type="float"/>
          <table:table-cell office:value="0.4820129783560922" office:value-type="float"/>
          <table:table-cell office:value="0.496459431311643" office:value-type="float"/>
          <table:table-cell office:value="0.5313944510325649" office:value-type="float"/>
          <table:table-cell office:value="0.5536116187432933" office:value-type="float"/>
          <table:table-cell office:value="0.6124439067310026" office:value-type="float"/>
          <table:table-cell office:value="0.6226054481293499" office:value-type="float"/>
          <table:table-cell office:value="0.629908741641533" office:value-type="float"/>
          <table:table-cell office:value="0.6972136429293885" office:value-type="float"/>
          <table:table-cell office:value="0.414655689667539" office:value-type="float"/>
          <table:table-cell office:value="0.4543448202887028" office:value-type="float"/>
          <table:table-cell office:value="0.46629051525988624" office:value-type="float"/>
          <table:table-cell office:value="0.4873145290919797" office:value-type="float"/>
          <table:table-cell office:value="0.5103537164233314" office:value-type="float"/>
        </table:table-row>
        <table:table-row>
          <table:table-cell office:value-type="string">
            <text:p>picocms__Pico</text:p>
          </table:table-cell>
          <table:table-cell office:value="0.754066381693989" office:value-type="float"/>
          <table:table-cell office:value="0.8039241619087345" office:value-type="float"/>
          <table:table-cell office:value="0.8238929441125593" office:value-type="float"/>
          <table:table-cell office:value="0.8335778498843833" office:value-type="float"/>
          <table:table-cell office:value="0.8733802638960741" office:value-type="float"/>
          <table:table-cell office:value="0.5628631406673373" office:value-type="float"/>
          <table:table-cell office:value="0.595236574887319" office:value-type="float"/>
          <table:table-cell office:value="0.6056069701803566" office:value-type="float"/>
          <table:table-cell office:value="0.6223141335292852" office:value-type="float"/>
          <table:table-cell office:value="0.6732227290195654" office:value-type="float"/>
          <table:table-cell office:value="0.42143550992346557" office:value-type="float"/>
          <table:table-cell office:value="0.4693088427967921" office:value-type="float"/>
          <table:table-cell office:value="0.49267625643304414" office:value-type="float"/>
          <table:table-cell office:value="0.5121772183493678" office:value-type="float"/>
          <table:table-cell office:value="0.5668364368141798" office:value-type="float"/>
          <table:table-cell office:value="0.5778146475796933" office:value-type="float"/>
          <table:table-cell office:value="0.6221270501891603" office:value-type="float"/>
          <table:table-cell office:value="0.644175493096761" office:value-type="float"/>
          <table:table-cell office:value="0.6701714191382062" office:value-type="float"/>
          <table:table-cell office:value="0.7044322606246425" office:value-type="float"/>
          <table:table-cell office:value="0.43831117275675124" office:value-type="float"/>
          <table:table-cell office:value="0.5021869069454133" office:value-type="float"/>
          <table:table-cell office:value="0.5186541619469631" office:value-type="float"/>
          <table:table-cell office:value="0.5386805040583448" office:value-type="float"/>
          <table:table-cell office:value="0.5874489825321995" office:value-type="float"/>
        </table:table-row>
        <table:table-row>
          <table:table-cell office:value-type="string">
            <text:p>espressif__esptool</text:p>
          </table:table-cell>
          <table:table-cell office:value="0.7089963035908119" office:value-type="float"/>
          <table:table-cell office:value="0.7537484764396735" office:value-type="float"/>
          <table:table-cell office:value="0.7839714298839129" office:value-type="float"/>
          <table:table-cell office:value="0.8002718702632636" office:value-type="float"/>
          <table:table-cell office:value="0.8355334559304236" office:value-type="float"/>
          <table:table-cell office:value="0.529575615441243" office:value-type="float"/>
          <table:table-cell office:value="0.5826587989964374" office:value-type="float"/>
          <table:table-cell office:value="0.5968671568949035" office:value-type="float"/>
          <table:table-cell office:value="0.6111069001621074" office:value-type="float"/>
          <table:table-cell office:value="0.6810799741909348" office:value-type="float"/>
          <table:table-cell office:value="0.3486023501734422" office:value-type="float"/>
          <table:table-cell office:value="0.441048750310743" office:value-type="float"/>
          <table:table-cell office:value="0.4585125383174583" office:value-type="float"/>
          <table:table-cell office:value="0.4760635739227001" office:value-type="float"/>
          <table:table-cell office:value="0.5453830893713654" office:value-type="float"/>
          <table:table-cell office:value="0.555847594809203" office:value-type="float"/>
          <table:table-cell office:value="0.6097946967739452" office:value-type="float"/>
          <table:table-cell office:value="0.6230448407187116" office:value-type="float"/>
          <table:table-cell office:value="0.6558908594416605" office:value-type="float"/>
          <table:table-cell office:value="0.7188284515232738" office:value-type="float"/>
          <table:table-cell office:value="0.4199806381926314" office:value-type="float"/>
          <table:table-cell office:value="0.4724200062988455" office:value-type="float"/>
          <table:table-cell office:value="0.4945781040637377" office:value-type="float"/>
          <table:table-cell office:value="0.5116399626138759" office:value-type="float"/>
          <table:table-cell office:value="0.5751832317070518" office:value-type="float"/>
        </table:table-row>
        <table:table-row>
          <table:table-cell office:value-type="string">
            <text:p>adamzap__landslide</text:p>
          </table:table-cell>
          <table:table-cell office:value="0.7294877302099486" office:value-type="float"/>
          <table:table-cell office:value="0.7742631285908281" office:value-type="float"/>
          <table:table-cell office:value="0.8143946997736486" office:value-type="float"/>
          <table:table-cell office:value="0.8195900910732388" office:value-type="float"/>
          <table:table-cell office:value="0.8541558897543844" office:value-type="float"/>
          <table:table-cell office:value="0.5492755488370445" office:value-type="float"/>
          <table:table-cell office:value="0.5846533891463528" office:value-type="float"/>
          <table:table-cell office:value="0.600840040959995" office:value-type="float"/>
          <table:table-cell office:value="0.6251718041539915" office:value-type="float"/>
          <table:table-cell office:value="0.6655001172585302" office:value-type="float"/>
          <table:table-cell office:value="0.40211312121266196" office:value-type="float"/>
          <table:table-cell office:value="0.4525458261348435" office:value-type="float"/>
          <table:table-cell office:value="0.4791302392325126" office:value-type="float"/>
          <table:table-cell office:value="0.49952169920241707" office:value-type="float"/>
          <table:table-cell office:value="0.5157609921927215" office:value-type="float"/>
          <table:table-cell office:value="0.582878263073801" office:value-type="float"/>
          <table:table-cell office:value="0.6287983712709577" office:value-type="float"/>
          <table:table-cell office:value="0.649994708861944" office:value-type="float"/>
          <table:table-cell office:value="0.6694743747525482" office:value-type="float"/>
          <table:table-cell office:value="0.708385316806361" office:value-type="float"/>
          <table:table-cell office:value="0.4120566280834754" office:value-type="float"/>
          <table:table-cell office:value="0.4799579250097494" office:value-type="float"/>
          <table:table-cell office:value="0.5122300446305148" office:value-type="float"/>
          <table:table-cell office:value="0.5353572714495083" office:value-type="float"/>
          <table:table-cell office:value="0.5762631611518455" office:value-type="float"/>
        </table:table-row>
        <table:table-row>
          <table:table-cell office:value-type="string">
            <text:p>getsentry__sentry</text:p>
          </table:table-cell>
          <table:table-cell office:value="0.7083628054729538" office:value-type="float"/>
          <table:table-cell office:value="0.7616746006666804" office:value-type="float"/>
          <table:table-cell office:value="0.7918070636649049" office:value-type="float"/>
          <table:table-cell office:value="0.8121931113623354" office:value-type="float"/>
          <table:table-cell office:value="0.8609108345729395" office:value-type="float"/>
          <table:table-cell office:value="0.5113073480688123" office:value-type="float"/>
          <table:table-cell office:value="0.5827979015875029" office:value-type="float"/>
          <table:table-cell office:value="0.5955781906975419" office:value-type="float"/>
          <table:table-cell office:value="0.6058585521323899" office:value-type="float"/>
          <table:table-cell office:value="0.6598973089695361" office:value-type="float"/>
          <table:table-cell office:value="0.38691280535981376" office:value-type="float"/>
          <table:table-cell office:value="0.4666274989164573" office:value-type="float"/>
          <table:table-cell office:value="0.4870790708190339" office:value-type="float"/>
          <table:table-cell office:value="0.5059438000705653" office:value-type="float"/>
          <table:table-cell office:value="0.5698819582451592" office:value-type="float"/>
          <table:table-cell office:value="0.5704667609448457" office:value-type="float"/>
          <table:table-cell office:value="0.6256526487670421" office:value-type="float"/>
          <table:table-cell office:value="0.6474584440932085" office:value-type="float"/>
          <table:table-cell office:value="0.6709467946103762" office:value-type="float"/>
          <table:table-cell office:value="0.7275252733858835" office:value-type="float"/>
          <table:table-cell office:value="0.3637409141760823" office:value-type="float"/>
          <table:table-cell office:value="0.48373699479908144" office:value-type="float"/>
          <table:table-cell office:value="0.5001341470379123" office:value-type="float"/>
          <table:table-cell office:value="0.515896701409281" office:value-type="float"/>
          <table:table-cell office:value="0.60047493346162" office:value-type="float"/>
        </table:table-row>
        <table:table-row>
          <table:table-cell office:value-type="string">
            <text:p>jedireza__drywall</text:p>
          </table:table-cell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334396395034491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6410363402809041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241823915589161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900360713444762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383151962304125" office:value-type="float"/>
        </table:table-row>
        <table:table-row>
          <table:table-cell office:value-type="string">
            <text:p>Shopify__Timber</text:p>
          </table:table-cell>
          <table:table-cell office:value="0.7399527548927576" office:value-type="float"/>
          <table:table-cell office:value="0.7962807245559873" office:value-type="float"/>
          <table:table-cell office:value="0.8207623953360967" office:value-type="float"/>
          <table:table-cell office:value="0.8268843737888278" office:value-type="float"/>
          <table:table-cell office:value="0.844931208291994" office:value-type="float"/>
          <table:table-cell office:value="0.5197555791866242" office:value-type="float"/>
          <table:table-cell office:value="0.5888840086207798" office:value-type="float"/>
          <table:table-cell office:value="0.6027375518273935" office:value-type="float"/>
          <table:table-cell office:value="0.6139563886229918" office:value-type="float"/>
          <table:table-cell office:value="0.6344439210320655" office:value-type="float"/>
          <table:table-cell office:value="0.44977400982713334" office:value-type="float"/>
          <table:table-cell office:value="0.49872467229916106" office:value-type="float"/>
          <table:table-cell office:value="0.5092710994699088" office:value-type="float"/>
          <table:table-cell office:value="0.5221860656414774" office:value-type="float"/>
          <table:table-cell office:value="0.5811214384165335" office:value-type="float"/>
          <table:table-cell office:value="0.5713996739140659" office:value-type="float"/>
          <table:table-cell office:value="0.6198861354669614" office:value-type="float"/>
          <table:table-cell office:value="0.6273491757483405" office:value-type="float"/>
          <table:table-cell office:value="0.6440505856271198" office:value-type="float"/>
          <table:table-cell office:value="0.6771165769515893" office:value-type="float"/>
          <table:table-cell office:value="0.46490410829856144" office:value-type="float"/>
          <table:table-cell office:value="0.5141825855792751" office:value-type="float"/>
          <table:table-cell office:value="0.5245299195810909" office:value-type="float"/>
          <table:table-cell office:value="0.536067137256035" office:value-type="float"/>
          <table:table-cell office:value="0.5867268718027867" office:value-type="float"/>
        </table:table-row>
        <table:table-row>
          <table:table-cell office:value-type="string">
            <text:p>direnv__direnv</text:p>
          </table:table-cell>
          <table:table-cell office:value="0.7111955054416691" office:value-type="float"/>
          <table:table-cell office:value="0.7765862206380256" office:value-type="float"/>
          <table:table-cell office:value="0.7967848046672343" office:value-type="float"/>
          <table:table-cell office:value="0.8190602787979325" office:value-type="float"/>
          <table:table-cell office:value="0.8601118172105481" office:value-type="float"/>
          <table:table-cell office:value="0.5388090923781007" office:value-type="float"/>
          <table:table-cell office:value="0.5717297956635142" office:value-type="float"/>
          <table:table-cell office:value="0.5865003136066911" office:value-type="float"/>
          <table:table-cell office:value="0.6085693715049965" office:value-type="float"/>
          <table:table-cell office:value="0.640355110557198" office:value-type="float"/>
          <table:table-cell office:value="0.3619889225100873" office:value-type="float"/>
          <table:table-cell office:value="0.44878869024038004" office:value-type="float"/>
          <table:table-cell office:value="0.46373777103430686" office:value-type="float"/>
          <table:table-cell office:value="0.4863210498720082" office:value-type="float"/>
          <table:table-cell office:value="0.5750530068567572" office:value-type="float"/>
          <table:table-cell office:value="0.5646628775009697" office:value-type="float"/>
          <table:table-cell office:value="0.6025562711466748" office:value-type="float"/>
          <table:table-cell office:value="0.6324833942059465" office:value-type="float"/>
          <table:table-cell office:value="0.6461402379677958" office:value-type="float"/>
          <table:table-cell office:value="0.683528345064363" office:value-type="float"/>
          <table:table-cell office:value="0.4248570589228571" office:value-type="float"/>
          <table:table-cell office:value="0.47882536338434345" office:value-type="float"/>
          <table:table-cell office:value="0.49779328590694827" office:value-type="float"/>
          <table:table-cell office:value="0.5255027534242184" office:value-type="float"/>
          <table:table-cell office:value="0.5490802380481157" office:value-type="float"/>
        </table:table-row>
        <table:table-row>
          <table:table-cell office:value-type="string">
            <text:p>owncloud__android</text:p>
          </table:table-cell>
          <table:table-cell office:value="0.7113108766578395" office:value-type="float"/>
          <table:table-cell office:value="0.7648128091559612" office:value-type="float"/>
          <table:table-cell office:value="0.7904664096488102" office:value-type="float"/>
          <table:table-cell office:value="0.8095770696003473" office:value-type="float"/>
          <table:table-cell office:value="0.8685667688824541" office:value-type="float"/>
          <table:table-cell office:value="0.5442579475199433" office:value-type="float"/>
          <table:table-cell office:value="0.5921602076485211" office:value-type="float"/>
          <table:table-cell office:value="0.6104786728292596" office:value-type="float"/>
          <table:table-cell office:value="0.6264899161055868" office:value-type="float"/>
          <table:table-cell office:value="0.7529911586996186" office:value-type="float"/>
          <table:table-cell office:value="0.34358465167893837" office:value-type="float"/>
          <table:table-cell office:value="0.4426502900377526" office:value-type="float"/>
          <table:table-cell office:value="0.4602239499043764" office:value-type="float"/>
          <table:table-cell office:value="0.48008169881367835" office:value-type="float"/>
          <table:table-cell office:value="0.5792172112704116" office:value-type="float"/>
          <table:table-cell office:value="0.5614443366346953" office:value-type="float"/>
          <table:table-cell office:value="0.6109255728010915" office:value-type="float"/>
          <table:table-cell office:value="0.629515869177245" office:value-type="float"/>
          <table:table-cell office:value="0.6492285927225548" office:value-type="float"/>
          <table:table-cell office:value="0.782293030600373" office:value-type="float"/>
          <table:table-cell office:value="0.38878800517232914" office:value-type="float"/>
          <table:table-cell office:value="0.508249590084405" office:value-type="float"/>
          <table:table-cell office:value="0.527070312881611" office:value-type="float"/>
          <table:table-cell office:value="0.5449647240991056" office:value-type="float"/>
          <table:table-cell office:value="0.6309055800026659" office:value-type="float"/>
        </table:table-row>
        <table:table-row>
          <table:table-cell office:value-type="string">
            <text:p>codeclimate__codeclimate</text:p>
          </table:table-cell>
          <table:table-cell office:value="0.7129788772930904" office:value-type="float"/>
          <table:table-cell office:value="0.7674661558812012" office:value-type="float"/>
          <table:table-cell office:value="0.8074557963855065" office:value-type="float"/>
          <table:table-cell office:value="0.8196974343067811" office:value-type="float"/>
          <table:table-cell office:value="0.8472391943031803" office:value-type="float"/>
          <table:table-cell office:value="0.5341931954656346" office:value-type="float"/>
          <table:table-cell office:value="0.5918230047844535" office:value-type="float"/>
          <table:table-cell office:value="0.6114020594656894" office:value-type="float"/>
          <table:table-cell office:value="0.6181355156946874" office:value-type="float"/>
          <table:table-cell office:value="0.737277588246132" office:value-type="float"/>
          <table:table-cell office:value="0.4300390666313367" office:value-type="float"/>
          <table:table-cell office:value="0.4658099061785564" office:value-type="float"/>
          <table:table-cell office:value="0.489250155925008" office:value-type="float"/>
          <table:table-cell office:value="0.5058162983848792" office:value-type="float"/>
          <table:table-cell office:value="0.5299052540885437" office:value-type="float"/>
          <table:table-cell office:value="0.5814144056847035" office:value-type="float"/>
          <table:table-cell office:value="0.6358455843287663" office:value-type="float"/>
          <table:table-cell office:value="0.6477256236688577" office:value-type="float"/>
          <table:table-cell office:value="0.6644989684663101" office:value-type="float"/>
          <table:table-cell office:value="0.7346110346857603" office:value-type="float"/>
          <table:table-cell office:value="0.43453659543237094" office:value-type="float"/>
          <table:table-cell office:value="0.49116250322664157" office:value-type="float"/>
          <table:table-cell office:value="0.5105294826111212" office:value-type="float"/>
          <table:table-cell office:value="0.524317025327838" office:value-type="float"/>
          <table:table-cell office:value="0.5878939558916684" office:value-type="float"/>
        </table:table-row>
        <table:table-row>
          <table:table-cell office:value-type="string">
            <text:p>SoftEtherVPN__SoftEtherVPN</text:p>
          </table:table-cell>
          <table:table-cell office:value="0.6773211396888679" office:value-type="float"/>
          <table:table-cell office:value="0.76162358071307" office:value-type="float"/>
          <table:table-cell office:value="0.7809372045996471" office:value-type="float"/>
          <table:table-cell office:value="0.7949975755098193" office:value-type="float"/>
          <table:table-cell office:value="0.8433158814652418" office:value-type="float"/>
          <table:table-cell office:value="0.5549722337896716" office:value-type="float"/>
          <table:table-cell office:value="0.5915212412138416" office:value-type="float"/>
          <table:table-cell office:value="0.605077811447904" office:value-type="float"/>
          <table:table-cell office:value="0.6229961931125996" office:value-type="float"/>
          <table:table-cell office:value="0.646064482894504" office:value-type="float"/>
          <table:table-cell office:value="0.41417250061278055" office:value-type="float"/>
          <table:table-cell office:value="0.4697625504632081" office:value-type="float"/>
          <table:table-cell office:value="0.4869101399967899" office:value-type="float"/>
          <table:table-cell office:value="0.508076789745649" office:value-type="float"/>
          <table:table-cell office:value="0.556665915366717" office:value-type="float"/>
          <table:table-cell office:value="0.5441015812315928" office:value-type="float"/>
          <table:table-cell office:value="0.6047553644377677" office:value-type="float"/>
          <table:table-cell office:value="0.6225837211359153" office:value-type="float"/>
          <table:table-cell office:value="0.6498212260314773" office:value-type="float"/>
          <table:table-cell office:value="0.7184100275151657" office:value-type="float"/>
          <table:table-cell office:value="0.36600281642735844" office:value-type="float"/>
          <table:table-cell office:value="0.503375017884913" office:value-type="float"/>
          <table:table-cell office:value="0.5255472536973538" office:value-type="float"/>
          <table:table-cell office:value="0.5505030892122432" office:value-type="float"/>
          <table:table-cell office:value="0.6078837953531232" office:value-type="float"/>
        </table:table-row>
        <table:table-row>
          <table:table-cell office:value-type="string">
            <text:p>jeromegn__Backbone.localStorage</text:p>
          </table:table-cell>
          <table:table-cell office:value="0.7975537141296175" office:value-type="float"/>
          <table:table-cell office:value="0.8110863714314656" office:value-type="float"/>
          <table:table-cell office:value="0.8240008824509168" office:value-type="float"/>
          <table:table-cell office:value="0.8339983286909552" office:value-type="float"/>
          <table:table-cell office:value="0.8383158170467262" office:value-type="float"/>
          <table:table-cell office:value="0.581548193082089" office:value-type="float"/>
          <table:table-cell office:value="0.6095316406130036" office:value-type="float"/>
          <table:table-cell office:value="0.6206063338136079" office:value-type="float"/>
          <table:table-cell office:value="0.6373006945798584" office:value-type="float"/>
          <table:table-cell office:value="0.6405807082104793" office:value-type="float"/>
          <table:table-cell office:value="0.4748889817526457" office:value-type="float"/>
          <table:table-cell office:value="0.49244907679117694" office:value-type="float"/>
          <table:table-cell office:value="0.523094658093354" office:value-type="float"/>
          <table:table-cell office:value="0.529598347534445" office:value-type="float"/>
          <table:table-cell office:value="0.5309841326654537" office:value-type="float"/>
          <table:table-cell office:value="0.6223315943599654" office:value-type="float"/>
          <table:table-cell office:value="0.6308469173348332" office:value-type="float"/>
          <table:table-cell office:value="0.6544158241157496" office:value-type="float"/>
          <table:table-cell office:value="0.6592908466611844" office:value-type="float"/>
          <table:table-cell office:value="0.7093771843606905" office:value-type="float"/>
          <table:table-cell office:value="0.4839039646178606" office:value-type="float"/>
          <table:table-cell office:value="0.5064711302330515" office:value-type="float"/>
          <table:table-cell office:value="0.5250405162972358" office:value-type="float"/>
          <table:table-cell office:value="0.5564261142084914" office:value-type="float"/>
          <table:table-cell office:value="0.5721396870699405" office:value-type="float"/>
        </table:table-row>
        <table:table-row>
          <table:table-cell office:value-type="string">
            <text:p>cloudhead__node-static</text:p>
          </table:table-cell>
          <table:table-cell office:value="0.7369953678570424" office:value-type="float"/>
          <table:table-cell office:value="0.7856432540945346" office:value-type="float"/>
          <table:table-cell office:value="0.798814155406667" office:value-type="float"/>
          <table:table-cell office:value="0.8164126190718565" office:value-type="float"/>
          <table:table-cell office:value="0.8646594916247612" office:value-type="float"/>
          <table:table-cell office:value="0.535755764531233" office:value-type="float"/>
          <table:table-cell office:value="0.5696519945575088" office:value-type="float"/>
          <table:table-cell office:value="0.5954805302403579" office:value-type="float"/>
          <table:table-cell office:value="0.6187922576241401" office:value-type="float"/>
          <table:table-cell office:value="0.6466189346352448" office:value-type="float"/>
          <table:table-cell office:value="0.4014510919490555" office:value-type="float"/>
          <table:table-cell office:value="0.4573461339040872" office:value-type="float"/>
          <table:table-cell office:value="0.47489621220602773" office:value-type="float"/>
          <table:table-cell office:value="0.49240679156761513" office:value-type="float"/>
          <table:table-cell office:value="0.5429648769918414" office:value-type="float"/>
          <table:table-cell office:value="0.6124339124513251" office:value-type="float"/>
          <table:table-cell office:value="0.6280851236124017" office:value-type="float"/>
          <table:table-cell office:value="0.6413825145382559" office:value-type="float"/>
          <table:table-cell office:value="0.6591319112477678" office:value-type="float"/>
          <table:table-cell office:value="0.7468990084898149" office:value-type="float"/>
          <table:table-cell office:value="0.4011218165563415" office:value-type="float"/>
          <table:table-cell office:value="0.4784482635689954" office:value-type="float"/>
          <table:table-cell office:value="0.5063873572304356" office:value-type="float"/>
          <table:table-cell office:value="0.5296172787517499" office:value-type="float"/>
          <table:table-cell office:value="0.5738850305272434" office:value-type="float"/>
        </table:table-row>
        <table:table-row>
          <table:table-cell office:value-type="string">
            <text:p>18F__web-design-standards</text:p>
          </table:table-cell>
          <table:table-cell office:value="0.728692744640143" office:value-type="float"/>
          <table:table-cell office:value="0.822296423006014" office:value-type="float"/>
          <table:table-cell office:value="0.8315046419395986" office:value-type="float"/>
          <table:table-cell office:value="0.8417796036723894" office:value-type="float"/>
          <table:table-cell office:value="0.8794113397374286" office:value-type="float"/>
          <table:table-cell office:value="0.5584127305791547" office:value-type="float"/>
          <table:table-cell office:value="0.6102565832848753" office:value-type="float"/>
          <table:table-cell office:value="0.6234060862509839" office:value-type="float"/>
          <table:table-cell office:value="0.6470526562988864" office:value-type="float"/>
          <table:table-cell office:value="0.716187964023955" office:value-type="float"/>
          <table:table-cell office:value="0.44870632620109335" office:value-type="float"/>
          <table:table-cell office:value="0.4971819005979917" office:value-type="float"/>
          <table:table-cell office:value="0.5173394637631747" office:value-type="float"/>
          <table:table-cell office:value="0.5334156183848872" office:value-type="float"/>
          <table:table-cell office:value="0.5990190219155266" office:value-type="float"/>
          <table:table-cell office:value="0.5987268727848498" office:value-type="float"/>
          <table:table-cell office:value="0.6286812346542161" office:value-type="float"/>
          <table:table-cell office:value="0.6515515728008818" office:value-type="float"/>
          <table:table-cell office:value="0.6695454924487234" office:value-type="float"/>
          <table:table-cell office:value="0.7241178336662852" office:value-type="float"/>
          <table:table-cell office:value="0.4249204996010729" office:value-type="float"/>
          <table:table-cell office:value="0.5091755738725683" office:value-type="float"/>
          <table:table-cell office:value="0.5178600244416123" office:value-type="float"/>
          <table:table-cell office:value="0.5367927046914884" office:value-type="float"/>
          <table:table-cell office:value="0.6142276452205304" office:value-type="float"/>
        </table:table-row>
        <table:table-row>
          <table:table-cell office:value-type="string">
            <text:p>ylechelle__OpenUDID</text:p>
          </table:table-cell>
          <table:table-cell office:value="0.7539745115180494" office:value-type="float"/>
          <table:table-cell office:value="0.7843116576094828" office:value-type="float"/>
          <table:table-cell office:value="0.8035635941243373" office:value-type="float"/>
          <table:table-cell office:value="0.8258291476624818" office:value-type="float"/>
          <table:table-cell office:value="0.8447635641901385" office:value-type="float"/>
          <table:table-cell office:value="0.5553496857119781" office:value-type="float"/>
          <table:table-cell office:value="0.5798340310828234" office:value-type="float"/>
          <table:table-cell office:value="0.6124989677868504" office:value-type="float"/>
          <table:table-cell office:value="0.6205651415502951" office:value-type="float"/>
          <table:table-cell office:value="0.6659369784720723" office:value-type="float"/>
          <table:table-cell office:value="0.4522435007839598" office:value-type="float"/>
          <table:table-cell office:value="0.4612913509622544" office:value-type="float"/>
          <table:table-cell office:value="0.48833723944166246" office:value-type="float"/>
          <table:table-cell office:value="0.49048961222165866" office:value-type="float"/>
          <table:table-cell office:value="0.5035635759227497" office:value-type="float"/>
          <table:table-cell office:value="0.6144494017908351" office:value-type="float"/>
          <table:table-cell office:value="0.6305900287247352" office:value-type="float"/>
          <table:table-cell office:value="0.6386385114950428" office:value-type="float"/>
          <table:table-cell office:value="0.6558838616258067" office:value-type="float"/>
          <table:table-cell office:value="0.6996368677942185" office:value-type="float"/>
          <table:table-cell office:value="0.41065959359954174" office:value-type="float"/>
          <table:table-cell office:value="0.479719906932496" office:value-type="float"/>
          <table:table-cell office:value="0.52881339508537" office:value-type="float"/>
          <table:table-cell office:value="0.5467401842366354" office:value-type="float"/>
          <table:table-cell office:value="0.5771728815143142" office:value-type="float"/>
        </table:table-row>
        <table:table-row>
          <table:table-cell office:value-type="string">
            <text:p>GoogleCloudPlatform__google-cloud-node</text:p>
          </table:table-cell>
          <table:table-cell office:value="0.7031269029135212" office:value-type="float"/>
          <table:table-cell office:value="0.7740619399910632" office:value-type="float"/>
          <table:table-cell office:value="0.7979559845912231" office:value-type="float"/>
          <table:table-cell office:value="0.815462011989183" office:value-type="float"/>
          <table:table-cell office:value="0.8570704053801707" office:value-type="float"/>
          <table:table-cell office:value="0.5070141289305725" office:value-type="float"/>
          <table:table-cell office:value="0.5795605979633041" office:value-type="float"/>
          <table:table-cell office:value="0.5950016845466706" office:value-type="float"/>
          <table:table-cell office:value="0.6185507218861939" office:value-type="float"/>
          <table:table-cell office:value="0.702760023589646" office:value-type="float"/>
          <table:table-cell office:value="0.39959219990810557" office:value-type="float"/>
          <table:table-cell office:value="0.45364881569702875" office:value-type="float"/>
          <table:table-cell office:value="0.47387538875993124" office:value-type="float"/>
          <table:table-cell office:value="0.49398792668924496" office:value-type="float"/>
          <table:table-cell office:value="0.5786384873252685" office:value-type="float"/>
          <table:table-cell office:value="0.5700837537437201" office:value-type="float"/>
          <table:table-cell office:value="0.6267684442470544" office:value-type="float"/>
          <table:table-cell office:value="0.6420051618291409" office:value-type="float"/>
          <table:table-cell office:value="0.6588884928718453" office:value-type="float"/>
          <table:table-cell office:value="0.7667755024867888" office:value-type="float"/>
          <table:table-cell office:value="0.3469002667125582" office:value-type="float"/>
          <table:table-cell office:value="0.4743409193072188" office:value-type="float"/>
          <table:table-cell office:value="0.4985321470091225" office:value-type="float"/>
          <table:table-cell office:value="0.5312740798565827" office:value-type="float"/>
          <table:table-cell office:value="0.5999599005089203" office:value-type="float"/>
        </table:table-row>
        <table:table-row>
          <table:table-cell office:value-type="string">
            <text:p>reactjs__react-docgen</text:p>
          </table:table-cell>
          <table:table-cell office:value="0.754652259252433" office:value-type="float"/>
          <table:table-cell office:value="0.798389329073757" office:value-type="float"/>
          <table:table-cell office:value="0.8214161796786372" office:value-type="float"/>
          <table:table-cell office:value="0.8414909204455365" office:value-type="float"/>
          <table:table-cell office:value="0.8663818405548722" office:value-type="float"/>
          <table:table-cell office:value="0.4986351409819275" office:value-type="float"/>
          <table:table-cell office:value="0.5481853781060525" office:value-type="float"/>
          <table:table-cell office:value="0.5689530109381096" office:value-type="float"/>
          <table:table-cell office:value="0.5998572483286836" office:value-type="float"/>
          <table:table-cell office:value="0.6201409404942513" office:value-type="float"/>
          <table:table-cell office:value="0.37649944039952965" office:value-type="float"/>
          <table:table-cell office:value="0.46127315390120244" office:value-type="float"/>
          <table:table-cell office:value="0.48120135047440216" office:value-type="float"/>
          <table:table-cell office:value="0.5155089766862845" office:value-type="float"/>
          <table:table-cell office:value="0.5473109174024385" office:value-type="float"/>
          <table:table-cell office:value="0.5930674741340558" office:value-type="float"/>
          <table:table-cell office:value="0.6188855069390906" office:value-type="float"/>
          <table:table-cell office:value="0.6346460822376035" office:value-type="float"/>
          <table:table-cell office:value="0.6500043613047083" office:value-type="float"/>
          <table:table-cell office:value="0.6851517349075037" office:value-type="float"/>
          <table:table-cell office:value="0.40652586566644316" office:value-type="float"/>
          <table:table-cell office:value="0.457064568152152" office:value-type="float"/>
          <table:table-cell office:value="0.46970936237761984" office:value-type="float"/>
          <table:table-cell office:value="0.48746207298022615" office:value-type="float"/>
          <table:table-cell office:value="0.5189250418914697" office:value-type="float"/>
        </table:table-row>
        <table:table-row>
          <table:table-cell office:value-type="string">
            <text:p>jpillora__chisel</text:p>
          </table:table-cell>
          <table:table-cell office:value="0.7520824467669648" office:value-type="float"/>
          <table:table-cell office:value="0.779883178633332" office:value-type="float"/>
          <table:table-cell office:value="0.780755780695673" office:value-type="float"/>
          <table:table-cell office:value="0.7993902239217338" office:value-type="float"/>
          <table:table-cell office:value="0.7993902239217338" office:value-type="float"/>
          <table:table-cell office:value="0.603974991836948" office:value-type="float"/>
          <table:table-cell office:value="0.6045900736459168" office:value-type="float"/>
          <table:table-cell office:value="0.6090839114985763" office:value-type="float"/>
          <table:table-cell office:value="0.641529709383236" office:value-type="float"/>
          <table:table-cell office:value="0.641529709383236" office:value-type="float"/>
          <table:table-cell office:value="0.4985150268655056" office:value-type="float"/>
          <table:table-cell office:value="0.519186588662915" office:value-type="float"/>
          <table:table-cell office:value="0.5222596231121688" office:value-type="float"/>
          <table:table-cell office:value="0.5832132264341798" office:value-type="float"/>
          <table:table-cell office:value="0.5832132264341798" office:value-type="float"/>
          <table:table-cell office:value="0.6338759289067994" office:value-type="float"/>
          <table:table-cell office:value="0.6410239572362597" office:value-type="float"/>
          <table:table-cell office:value="0.641098404584324" office:value-type="float"/>
          <table:table-cell office:value="0.6518019571847092" office:value-type="float"/>
          <table:table-cell office:value="0.6518019571847092" office:value-type="float"/>
          <table:table-cell office:value="0.5345102084035207" office:value-type="float"/>
          <table:table-cell office:value="0.534671184824669" office:value-type="float"/>
          <table:table-cell office:value="0.5962146619303942" office:value-type="float"/>
          <table:table-cell office:value="0.6157826737442638" office:value-type="float"/>
          <table:table-cell office:value="0.6157826737442638" office:value-type="float"/>
        </table:table-row>
        <table:table-row>
          <table:table-cell office:value-type="string">
            <text:p>FormidableLabs__spectacle</text:p>
          </table:table-cell>
          <table:table-cell office:value="0.7589021455291481" office:value-type="float"/>
          <table:table-cell office:value="0.7999621161456028" office:value-type="float"/>
          <table:table-cell office:value="0.8127097207551748" office:value-type="float"/>
          <table:table-cell office:value="0.8215944273355569" office:value-type="float"/>
          <table:table-cell office:value="0.8391763444412715" office:value-type="float"/>
          <table:table-cell office:value="0.5069814654229632" office:value-type="float"/>
          <table:table-cell office:value="0.5766362885664053" office:value-type="float"/>
          <table:table-cell office:value="0.5947192519565342" office:value-type="float"/>
          <table:table-cell office:value="0.618295229969196" office:value-type="float"/>
          <table:table-cell office:value="0.6599151571589381" office:value-type="float"/>
          <table:table-cell office:value="0.4076088285770124" office:value-type="float"/>
          <table:table-cell office:value="0.46162264990315327" office:value-type="float"/>
          <table:table-cell office:value="0.48527011758533967" office:value-type="float"/>
          <table:table-cell office:value="0.5068983752906885" office:value-type="float"/>
          <table:table-cell office:value="0.5337843140673288" office:value-type="float"/>
          <table:table-cell office:value="0.5790730814470766" office:value-type="float"/>
          <table:table-cell office:value="0.6131574268485904" office:value-type="float"/>
          <table:table-cell office:value="0.6380539868691386" office:value-type="float"/>
          <table:table-cell office:value="0.6560877620839979" office:value-type="float"/>
          <table:table-cell office:value="0.7308040123416409" office:value-type="float"/>
          <table:table-cell office:value="0.41605994165110427" office:value-type="float"/>
          <table:table-cell office:value="0.46778302458949433" office:value-type="float"/>
          <table:table-cell office:value="0.49554234455929136" office:value-type="float"/>
          <table:table-cell office:value="0.5077650535775641" office:value-type="float"/>
          <table:table-cell office:value="0.5505661758037567" office:value-type="float"/>
        </table:table-row>
        <table:table-row>
          <table:table-cell office:value-type="string">
            <text:p>dlew__joda-time-android</text:p>
          </table:table-cell>
          <table:table-cell office:value="0.6964675549843301" office:value-type="float"/>
          <table:table-cell office:value="0.7658654626688031" office:value-type="float"/>
          <table:table-cell office:value="0.7890228636739349" office:value-type="float"/>
          <table:table-cell office:value="0.7995410568988103" office:value-type="float"/>
          <table:table-cell office:value="0.8158274481359812" office:value-type="float"/>
          <table:table-cell office:value="0.5554610984780518" office:value-type="float"/>
          <table:table-cell office:value="0.576291982586982" office:value-type="float"/>
          <table:table-cell office:value="0.5803876443824143" office:value-type="float"/>
          <table:table-cell office:value="0.5814447384565921" office:value-type="float"/>
          <table:table-cell office:value="0.6344981510561746" office:value-type="float"/>
          <table:table-cell office:value="0.42715071628254453" office:value-type="float"/>
          <table:table-cell office:value="0.4490523774126304" office:value-type="float"/>
          <table:table-cell office:value="0.4522235074645842" office:value-type="float"/>
          <table:table-cell office:value="0.45961831964963806" office:value-type="float"/>
          <table:table-cell office:value="0.49389787921968387" office:value-type="float"/>
          <table:table-cell office:value="0.5963870894551495" office:value-type="float"/>
          <table:table-cell office:value="0.6095319146986156" office:value-type="float"/>
          <table:table-cell office:value="0.6119126758346052" office:value-type="float"/>
          <table:table-cell office:value="0.6212428555942615" office:value-type="float"/>
          <table:table-cell office:value="0.6762477420996296" office:value-type="float"/>
          <table:table-cell office:value="0.4603133383940467" office:value-type="float"/>
          <table:table-cell office:value="0.4726585604632575" office:value-type="float"/>
          <table:table-cell office:value="0.5075317099058" office:value-type="float"/>
          <table:table-cell office:value="0.5135976487418981" office:value-type="float"/>
          <table:table-cell office:value="0.5253070578542518" office:value-type="float"/>
        </table:table-row>
        <table:table-row>
          <table:table-cell office:value-type="string">
            <text:p>gotev__android-upload-service</text:p>
          </table:table-cell>
          <table:table-cell office:value="0.6866135518509203" office:value-type="float"/>
          <table:table-cell office:value="0.7433690471189952" office:value-type="float"/>
          <table:table-cell office:value="0.7716511485795244" office:value-type="float"/>
          <table:table-cell office:value="0.7953251935185486" office:value-type="float"/>
          <table:table-cell office:value="0.8324257952968732" office:value-type="float"/>
          <table:table-cell office:value="0.5334410222215401" office:value-type="float"/>
          <table:table-cell office:value="0.5778944020445321" office:value-type="float"/>
          <table:table-cell office:value="0.5870195083916208" office:value-type="float"/>
          <table:table-cell office:value="0.6059964166703058" office:value-type="float"/>
          <table:table-cell office:value="0.6461752105574733" office:value-type="float"/>
          <table:table-cell office:value="0.3901098344389634" office:value-type="float"/>
          <table:table-cell office:value="0.4490676237340098" office:value-type="float"/>
          <table:table-cell office:value="0.46977735430224576" office:value-type="float"/>
          <table:table-cell office:value="0.48215898034772553" office:value-type="float"/>
          <table:table-cell office:value="0.5528343387274899" office:value-type="float"/>
          <table:table-cell office:value="0.5838709483518586" office:value-type="float"/>
          <table:table-cell office:value="0.6213223671221895" office:value-type="float"/>
          <table:table-cell office:value="0.6455882496104273" office:value-type="float"/>
          <table:table-cell office:value="0.655210932147086" office:value-type="float"/>
          <table:table-cell office:value="0.7148469503351743" office:value-type="float"/>
          <table:table-cell office:value="0.3719805468405031" office:value-type="float"/>
          <table:table-cell office:value="0.4477701262294139" office:value-type="float"/>
          <table:table-cell office:value="0.49405864016999157" office:value-type="float"/>
          <table:table-cell office:value="0.5082009728329876" office:value-type="float"/>
          <table:table-cell office:value="0.5680041418045871" office:value-type="float"/>
        </table:table-row>
        <table:table-row>
          <table:table-cell office:value-type="string">
            <text:p>nicinabox__superslides</text:p>
          </table:table-cell>
          <table:table-cell office:value="0.7071492568294511" office:value-type="float"/>
          <table:table-cell office:value="0.7910571922922789" office:value-type="float"/>
          <table:table-cell office:value="0.8047742807186411" office:value-type="float"/>
          <table:table-cell office:value="0.8196960545226645" office:value-type="float"/>
          <table:table-cell office:value="0.85308064168783" office:value-type="float"/>
          <table:table-cell office:value="0.5208829546244742" office:value-type="float"/>
          <table:table-cell office:value="0.5777356462621539" office:value-type="float"/>
          <table:table-cell office:value="0.5967769237983465" office:value-type="float"/>
          <table:table-cell office:value="0.6184465366468038" office:value-type="float"/>
          <table:table-cell office:value="0.6553450114496961" office:value-type="float"/>
          <table:table-cell office:value="0.43334947745238417" office:value-type="float"/>
          <table:table-cell office:value="0.4651338973957215" office:value-type="float"/>
          <table:table-cell office:value="0.48440420297512815" office:value-type="float"/>
          <table:table-cell office:value="0.49573538233643943" office:value-type="float"/>
          <table:table-cell office:value="0.5766423881023521" office:value-type="float"/>
          <table:table-cell office:value="0.5704503696941702" office:value-type="float"/>
          <table:table-cell office:value="0.6113941085837156" office:value-type="float"/>
          <table:table-cell office:value="0.632195412651953" office:value-type="float"/>
          <table:table-cell office:value="0.6489539691755193" office:value-type="float"/>
          <table:table-cell office:value="0.7076961995005159" office:value-type="float"/>
          <table:table-cell office:value="0.294166344310943" office:value-type="float"/>
          <table:table-cell office:value="0.4658252058849536" office:value-type="float"/>
          <table:table-cell office:value="0.501403270569159" office:value-type="float"/>
          <table:table-cell office:value="0.5164270572311528" office:value-type="float"/>
          <table:table-cell office:value="0.5941537666211579" office:value-type="float"/>
        </table:table-row>
        <table:table-row>
          <table:table-cell office:value-type="string">
            <text:p>rabbitmq__rabbitmq-server</text:p>
          </table:table-cell>
          <table:table-cell office:value="0.694468731731907" office:value-type="float"/>
          <table:table-cell office:value="0.7587439405917126" office:value-type="float"/>
          <table:table-cell office:value="0.7903736098883088" office:value-type="float"/>
          <table:table-cell office:value="0.8062845825800773" office:value-type="float"/>
          <table:table-cell office:value="0.8362239462221611" office:value-type="float"/>
          <table:table-cell office:value="0.5294033141994532" office:value-type="float"/>
          <table:table-cell office:value="0.5878898456694652" office:value-type="float"/>
          <table:table-cell office:value="0.6002831193964437" office:value-type="float"/>
          <table:table-cell office:value="0.6116810209766397" office:value-type="float"/>
          <table:table-cell office:value="0.6715815961229281" office:value-type="float"/>
          <table:table-cell office:value="0.43096562272602856" office:value-type="float"/>
          <table:table-cell office:value="0.4667000616278041" office:value-type="float"/>
          <table:table-cell office:value="0.48450295487748446" office:value-type="float"/>
          <table:table-cell office:value="0.4974372273621045" office:value-type="float"/>
          <table:table-cell office:value="0.6067768543003179" office:value-type="float"/>
          <table:table-cell office:value="0.5583393030033805" office:value-type="float"/>
          <table:table-cell office:value="0.6173295834305199" office:value-type="float"/>
          <table:table-cell office:value="0.6416675668100977" office:value-type="float"/>
          <table:table-cell office:value="0.6628327520088166" office:value-type="float"/>
          <table:table-cell office:value="0.7456723902387324" office:value-type="float"/>
          <table:table-cell office:value="0.3183638440626404" office:value-type="float"/>
          <table:table-cell office:value="0.4713855445311459" office:value-type="float"/>
          <table:table-cell office:value="0.49097970222824716" office:value-type="float"/>
          <table:table-cell office:value="0.510672750264901" office:value-type="float"/>
          <table:table-cell office:value="0.552482102702831" office:value-type="float"/>
        </table:table-row>
        <table:table-row>
          <table:table-cell office:value-type="string">
            <text:p>kickstarter__android-oss</text:p>
          </table:table-cell>
          <table:table-cell office:value="0.7665807550853515" office:value-type="float"/>
          <table:table-cell office:value="0.7912320018739987" office:value-type="float"/>
          <table:table-cell office:value="0.8029659662332851" office:value-type="float"/>
          <table:table-cell office:value="0.8061117384049489" office:value-type="float"/>
          <table:table-cell office:value="0.8272875026978183" office:value-type="float"/>
          <table:table-cell office:value="0.5955594783270505" office:value-type="float"/>
          <table:table-cell office:value="0.607877853975951" office:value-type="float"/>
          <table:table-cell office:value="0.6240000429548272" office:value-type="float"/>
          <table:table-cell office:value="0.6355086956203334" office:value-type="float"/>
          <table:table-cell office:value="0.6533325849186035" office:value-type="float"/>
          <table:table-cell office:value="0.47563429109706523" office:value-type="float"/>
          <table:table-cell office:value="0.47987765694277174" office:value-type="float"/>
          <table:table-cell office:value="0.48832484349925287" office:value-type="float"/>
          <table:table-cell office:value="0.49331831617242416" office:value-type="float"/>
          <table:table-cell office:value="0.5554506719309136" office:value-type="float"/>
          <table:table-cell office:value="0.6224646721129377" office:value-type="float"/>
          <table:table-cell office:value="0.6348972885590012" office:value-type="float"/>
          <table:table-cell office:value="0.646958913579668" office:value-type="float"/>
          <table:table-cell office:value="0.6545104057702977" office:value-type="float"/>
          <table:table-cell office:value="0.7003692062070475" office:value-type="float"/>
          <table:table-cell office:value="0.48787573237240767" office:value-type="float"/>
          <table:table-cell office:value="0.49992452400134474" office:value-type="float"/>
          <table:table-cell office:value="0.5137578024572311" office:value-type="float"/>
          <table:table-cell office:value="0.5202325105666258" office:value-type="float"/>
          <table:table-cell office:value="0.5702733353360099" office:value-type="float"/>
        </table:table-row>
        <table:table-row>
          <table:table-cell office:value-type="string">
            <text:p>FreeRDP__FreeRDP</text:p>
          </table:table-cell>
          <table:table-cell office:value="0.6730773720405973" office:value-type="float"/>
          <table:table-cell office:value="0.767335730708382" office:value-type="float"/>
          <table:table-cell office:value="0.7878838413990623" office:value-type="float"/>
          <table:table-cell office:value="0.8106768087329995" office:value-type="float"/>
          <table:table-cell office:value="0.8396036597693345" office:value-type="float"/>
          <table:table-cell office:value="0.539809442544009" office:value-type="float"/>
          <table:table-cell office:value="0.5783598226545265" office:value-type="float"/>
          <table:table-cell office:value="0.5988101988159051" office:value-type="float"/>
          <table:table-cell office:value="0.6111591128008733" office:value-type="float"/>
          <table:table-cell office:value="0.6619337953726998" office:value-type="float"/>
          <table:table-cell office:value="0.42460084659755853" office:value-type="float"/>
          <table:table-cell office:value="0.4475561510931878" office:value-type="float"/>
          <table:table-cell office:value="0.46607463556382556" office:value-type="float"/>
          <table:table-cell office:value="0.47981112157634825" office:value-type="float"/>
          <table:table-cell office:value="0.5414062357313909" office:value-type="float"/>
          <table:table-cell office:value="0.5462977018416538" office:value-type="float"/>
          <table:table-cell office:value="0.5979721744912331" office:value-type="float"/>
          <table:table-cell office:value="0.62076060235803" office:value-type="float"/>
          <table:table-cell office:value="0.6392510518405605" office:value-type="float"/>
          <table:table-cell office:value="0.7235481611903334" office:value-type="float"/>
          <table:table-cell office:value="0.3496170242503097" office:value-type="float"/>
          <table:table-cell office:value="0.47147597385810547" office:value-type="float"/>
          <table:table-cell office:value="0.5041101979808815" office:value-type="float"/>
          <table:table-cell office:value="0.5261800980399602" office:value-type="float"/>
          <table:table-cell office:value="0.5649578195812037" office:value-type="float"/>
        </table:table-row>
        <table:table-row>
          <table:table-cell office:value-type="string">
            <text:p>vitaly-t__pg-promise</text:p>
          </table:table-cell>
          <table:table-cell office:value="0.7175042994631093" office:value-type="float"/>
          <table:table-cell office:value="0.7912481954071651" office:value-type="float"/>
          <table:table-cell office:value="0.8080736220809678" office:value-type="float"/>
          <table:table-cell office:value="0.8200511023121151" office:value-type="float"/>
          <table:table-cell office:value="0.8491149677288093" office:value-type="float"/>
          <table:table-cell office:value="0.5396933257272722" office:value-type="float"/>
          <table:table-cell office:value="0.5778576537748829" office:value-type="float"/>
          <table:table-cell office:value="0.5985759912825088" office:value-type="float"/>
          <table:table-cell office:value="0.6133507218763886" office:value-type="float"/>
          <table:table-cell office:value="0.6738870135359172" office:value-type="float"/>
          <table:table-cell office:value="0.42002030960195874" office:value-type="float"/>
          <table:table-cell office:value="0.48578801647873493" office:value-type="float"/>
          <table:table-cell office:value="0.49844091057639" office:value-type="float"/>
          <table:table-cell office:value="0.5082149236009432" office:value-type="float"/>
          <table:table-cell office:value="0.5886362679110434" office:value-type="float"/>
          <table:table-cell office:value="0.5722022756130806" office:value-type="float"/>
          <table:table-cell office:value="0.6291703812653306" office:value-type="float"/>
          <table:table-cell office:value="0.6434616555359958" office:value-type="float"/>
          <table:table-cell office:value="0.6627307848644619" office:value-type="float"/>
          <table:table-cell office:value="0.8154298570116103" office:value-type="float"/>
          <table:table-cell office:value="0.45271152541491333" office:value-type="float"/>
          <table:table-cell office:value="0.5020604521167127" office:value-type="float"/>
          <table:table-cell office:value="0.5239776641158737" office:value-type="float"/>
          <table:table-cell office:value="0.5396752467213056" office:value-type="float"/>
          <table:table-cell office:value="0.6028413440514084" office:value-type="float"/>
        </table:table-row>
        <table:table-row>
          <table:table-cell office:value-type="string">
            <text:p>laradock__laradock</text:p>
          </table:table-cell>
          <table:table-cell office:value="0.6954077581392548" office:value-type="float"/>
          <table:table-cell office:value="0.7547499956114248" office:value-type="float"/>
          <table:table-cell office:value="0.7711386916575187" office:value-type="float"/>
          <table:table-cell office:value="0.7920625140729044" office:value-type="float"/>
          <table:table-cell office:value="0.8195924525507492" office:value-type="float"/>
          <table:table-cell office:value="0.514680321025842" office:value-type="float"/>
          <table:table-cell office:value="0.5744486631268587" office:value-type="float"/>
          <table:table-cell office:value="0.5891677047225378" office:value-type="float"/>
          <table:table-cell office:value="0.6007605074193714" office:value-type="float"/>
          <table:table-cell office:value="0.6557043830678352" office:value-type="float"/>
          <table:table-cell office:value="0.3730244978765611" office:value-type="float"/>
          <table:table-cell office:value="0.45052832718416136" office:value-type="float"/>
          <table:table-cell office:value="0.4723024234303541" office:value-type="float"/>
          <table:table-cell office:value="0.4950741505195083" office:value-type="float"/>
          <table:table-cell office:value="0.5538146224680409" office:value-type="float"/>
          <table:table-cell office:value="0.5600473825653718" office:value-type="float"/>
          <table:table-cell office:value="0.5972200100490312" office:value-type="float"/>
          <table:table-cell office:value="0.6144165088233053" office:value-type="float"/>
          <table:table-cell office:value="0.6370950909609286" office:value-type="float"/>
          <table:table-cell office:value="0.6988568602427002" office:value-type="float"/>
          <table:table-cell office:value="0.39153046293515636" office:value-type="float"/>
          <table:table-cell office:value="0.48334637909557526" office:value-type="float"/>
          <table:table-cell office:value="0.5090390559047688" office:value-type="float"/>
          <table:table-cell office:value="0.5239084653283104" office:value-type="float"/>
          <table:table-cell office:value="0.5897712425415114" office:value-type="float"/>
        </table:table-row>
        <table:table-row>
          <table:table-cell office:value-type="string">
            <text:p>erikras__redux-form</text:p>
          </table:table-cell>
          <table:table-cell office:value="0.7350285762883675" office:value-type="float"/>
          <table:table-cell office:value="0.8002335605738853" office:value-type="float"/>
          <table:table-cell office:value="0.8168097779954113" office:value-type="float"/>
          <table:table-cell office:value="0.8296225922973702" office:value-type="float"/>
          <table:table-cell office:value="0.8824076825879985" office:value-type="float"/>
          <table:table-cell office:value="0.4982668466507729" office:value-type="float"/>
          <table:table-cell office:value="0.5653542246337682" office:value-type="float"/>
          <table:table-cell office:value="0.5858630140027492" office:value-type="float"/>
          <table:table-cell office:value="0.6055160180638759" office:value-type="float"/>
          <table:table-cell office:value="0.6625567847584722" office:value-type="float"/>
          <table:table-cell office:value="0.39815456697605756" office:value-type="float"/>
          <table:table-cell office:value="0.4645193635471354" office:value-type="float"/>
          <table:table-cell office:value="0.4848675558252006" office:value-type="float"/>
          <table:table-cell office:value="0.5050319877273397" office:value-type="float"/>
          <table:table-cell office:value="0.5935090178532686" office:value-type="float"/>
          <table:table-cell office:value="0.5642473555900316" office:value-type="float"/>
          <table:table-cell office:value="0.6143122834249041" office:value-type="float"/>
          <table:table-cell office:value="0.6347853556590999" office:value-type="float"/>
          <table:table-cell office:value="0.6526951000880905" office:value-type="float"/>
          <table:table-cell office:value="0.7390552960162236" office:value-type="float"/>
          <table:table-cell office:value="0.36672135552758395" office:value-type="float"/>
          <table:table-cell office:value="0.4710421193947093" office:value-type="float"/>
          <table:table-cell office:value="0.49848559122123526" office:value-type="float"/>
          <table:table-cell office:value="0.5184238558954042" office:value-type="float"/>
          <table:table-cell office:value="0.5972455336895777" office:value-type="float"/>
        </table:table-row>
        <table:table-row>
          <table:table-cell office:value-type="string">
            <text:p>devxoul__Then</text:p>
          </table:table-cell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8269240294847185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1563307923492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5180418964236682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7367926869971451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5118768279200261" office:value-type="float"/>
        </table:table-row>
        <table:table-row>
          <table:table-cell office:value-type="string">
            <text:p>sebastianbergmann__money</text:p>
          </table:table-cell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5983455026944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138243387338478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519106034326274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7010267904283601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320711927698489" office:value-type="float"/>
        </table:table-row>
        <table:table-row>
          <table:table-cell office:value-type="string">
            <text:p>honestbleeps__Reddit-Enhancement-Suite</text:p>
          </table:table-cell>
          <table:table-cell office:value="0.759528354291667" office:value-type="float"/>
          <table:table-cell office:value="0.7988893807069851" office:value-type="float"/>
          <table:table-cell office:value="0.8074790915488665" office:value-type="float"/>
          <table:table-cell office:value="0.8208541632319512" office:value-type="float"/>
          <table:table-cell office:value="0.8383146150915217" office:value-type="float"/>
          <table:table-cell office:value="0.5273638345904703" office:value-type="float"/>
          <table:table-cell office:value="0.574441723026225" office:value-type="float"/>
          <table:table-cell office:value="0.589714520405006" office:value-type="float"/>
          <table:table-cell office:value="0.6054998038940934" office:value-type="float"/>
          <table:table-cell office:value="0.6760088178182755" office:value-type="float"/>
          <table:table-cell office:value="0.38130214990011163" office:value-type="float"/>
          <table:table-cell office:value="0.43884569416219227" office:value-type="float"/>
          <table:table-cell office:value="0.4617352544347056" office:value-type="float"/>
          <table:table-cell office:value="0.48414269720166636" office:value-type="float"/>
          <table:table-cell office:value="0.5566219786288372" office:value-type="float"/>
          <table:table-cell office:value="0.5690817577541086" office:value-type="float"/>
          <table:table-cell office:value="0.6139334633058505" office:value-type="float"/>
          <table:table-cell office:value="0.6356764601183553" office:value-type="float"/>
          <table:table-cell office:value="0.663271183871589" office:value-type="float"/>
          <table:table-cell office:value="0.7287790464131186" office:value-type="float"/>
          <table:table-cell office:value="0.4036920543456136" office:value-type="float"/>
          <table:table-cell office:value="0.4884469807286603" office:value-type="float"/>
          <table:table-cell office:value="0.5078540996931905" office:value-type="float"/>
          <table:table-cell office:value="0.5251592897645186" office:value-type="float"/>
          <table:table-cell office:value="0.5736978883830521" office:value-type="float"/>
        </table:table-row>
        <table:table-row>
          <table:table-cell office:value-type="string">
            <text:p>lxc__lxd</text:p>
          </table:table-cell>
          <table:table-cell office:value="0.6765377056940547" office:value-type="float"/>
          <table:table-cell office:value="0.732440339712742" office:value-type="float"/>
          <table:table-cell office:value="0.7508080319808084" office:value-type="float"/>
          <table:table-cell office:value="0.7782506585786063" office:value-type="float"/>
          <table:table-cell office:value="0.8504381350372835" office:value-type="float"/>
          <table:table-cell office:value="0.5183872894542013" office:value-type="float"/>
          <table:table-cell office:value="0.5831961471442195" office:value-type="float"/>
          <table:table-cell office:value="0.600291287386952" office:value-type="float"/>
          <table:table-cell office:value="0.615057542514381" office:value-type="float"/>
          <table:table-cell office:value="0.6816781466127646" office:value-type="float"/>
          <table:table-cell office:value="0.3854808940766813" office:value-type="float"/>
          <table:table-cell office:value="0.44956372632519626" office:value-type="float"/>
          <table:table-cell office:value="0.46902932295510386" office:value-type="float"/>
          <table:table-cell office:value="0.48620985052188737" office:value-type="float"/>
          <table:table-cell office:value="0.6051045001796977" office:value-type="float"/>
          <table:table-cell office:value="0.54726881671993" office:value-type="float"/>
          <table:table-cell office:value="0.6159787202010198" office:value-type="float"/>
          <table:table-cell office:value="0.6379826426811637" office:value-type="float"/>
          <table:table-cell office:value="0.6618618416606105" office:value-type="float"/>
          <table:table-cell office:value="0.724235418059405" office:value-type="float"/>
          <table:table-cell office:value="0.35191631907060844" office:value-type="float"/>
          <table:table-cell office:value="0.4494145355391512" office:value-type="float"/>
          <table:table-cell office:value="0.4760874113934657" office:value-type="float"/>
          <table:table-cell office:value="0.5024021166814969" office:value-type="float"/>
          <table:table-cell office:value="0.5854173304231665" office:value-type="float"/>
        </table:table-row>
        <table:table-row>
          <table:table-cell office:value-type="string">
            <text:p>guardianproject__ChatSecureAndroid</text:p>
          </table:table-cell>
          <table:table-cell office:value="0.6965621934971495" office:value-type="float"/>
          <table:table-cell office:value="0.7668057523015482" office:value-type="float"/>
          <table:table-cell office:value="0.786634353130049" office:value-type="float"/>
          <table:table-cell office:value="0.7973026215651807" office:value-type="float"/>
          <table:table-cell office:value="0.8236184827538375" office:value-type="float"/>
          <table:table-cell office:value="0.533262161708421" office:value-type="float"/>
          <table:table-cell office:value="0.5776375720970799" office:value-type="float"/>
          <table:table-cell office:value="0.5937217361878037" office:value-type="float"/>
          <table:table-cell office:value="0.6005265669735971" office:value-type="float"/>
          <table:table-cell office:value="0.6465331579274932" office:value-type="float"/>
          <table:table-cell office:value="0.39267074238897537" office:value-type="float"/>
          <table:table-cell office:value="0.44605865140462175" office:value-type="float"/>
          <table:table-cell office:value="0.4829158849062928" office:value-type="float"/>
          <table:table-cell office:value="0.4996563876418958" office:value-type="float"/>
          <table:table-cell office:value="0.5357045877008232" office:value-type="float"/>
          <table:table-cell office:value="0.5849567309186812" office:value-type="float"/>
          <table:table-cell office:value="0.6209997381718577" office:value-type="float"/>
          <table:table-cell office:value="0.6361066952109984" office:value-type="float"/>
          <table:table-cell office:value="0.6450202141776198" office:value-type="float"/>
          <table:table-cell office:value="0.689746406021062" office:value-type="float"/>
          <table:table-cell office:value="0.3715918691146062" office:value-type="float"/>
          <table:table-cell office:value="0.475600916249001" office:value-type="float"/>
          <table:table-cell office:value="0.4954405321915358" office:value-type="float"/>
          <table:table-cell office:value="0.5182027860658142" office:value-type="float"/>
          <table:table-cell office:value="0.5563620482420097" office:value-type="float"/>
        </table:table-row>
        <table:table-row>
          <table:table-cell office:value-type="string">
            <text:p>alignedleft__d3-book</text:p>
          </table:table-cell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8421069308400275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843696780782293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9400807321013357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920393407446028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465211590212459" office:value-type="float"/>
        </table:table-row>
        <table:table-row>
          <table:table-cell office:value-type="string">
            <text:p>laravel__framework</text:p>
          </table:table-cell>
          <table:table-cell office:value="0.7028797579024753" office:value-type="float"/>
          <table:table-cell office:value="0.7995442159663122" office:value-type="float"/>
          <table:table-cell office:value="0.8144025631513455" office:value-type="float"/>
          <table:table-cell office:value="0.8267978870446581" office:value-type="float"/>
          <table:table-cell office:value="0.8831687499027673" office:value-type="float"/>
          <table:table-cell office:value="0.513899828433742" office:value-type="float"/>
          <table:table-cell office:value="0.5788722845593806" office:value-type="float"/>
          <table:table-cell office:value="0.59445334418379" office:value-type="float"/>
          <table:table-cell office:value="0.6122031821354527" office:value-type="float"/>
          <table:table-cell office:value="0.6777344191297369" office:value-type="float"/>
          <table:table-cell office:value="0.40814838760626454" office:value-type="float"/>
          <table:table-cell office:value="0.4766729000419325" office:value-type="float"/>
          <table:table-cell office:value="0.4944655101460147" office:value-type="float"/>
          <table:table-cell office:value="0.5131392886956897" office:value-type="float"/>
          <table:table-cell office:value="0.6263425092932385" office:value-type="float"/>
          <table:table-cell office:value="0.5652041398335912" office:value-type="float"/>
          <table:table-cell office:value="0.6210166115581202" office:value-type="float"/>
          <table:table-cell office:value="0.6386859773600897" office:value-type="float"/>
          <table:table-cell office:value="0.6578320423844869" office:value-type="float"/>
          <table:table-cell office:value="0.7410692262045602" office:value-type="float"/>
          <table:table-cell office:value="0.4017334815534469" office:value-type="float"/>
          <table:table-cell office:value="0.49098918096876476" office:value-type="float"/>
          <table:table-cell office:value="0.5132357925945685" office:value-type="float"/>
          <table:table-cell office:value="0.5311593636814167" office:value-type="float"/>
          <table:table-cell office:value="0.6227669897518968" office:value-type="float"/>
        </table:table-row>
        <table:table-row>
          <table:table-cell office:value-type="string">
            <text:p>isaacs__node-glob</text:p>
          </table:table-cell>
          <table:table-cell office:value="0.7164538696080619" office:value-type="float"/>
          <table:table-cell office:value="0.7782225275837323" office:value-type="float"/>
          <table:table-cell office:value="0.791127095698877" office:value-type="float"/>
          <table:table-cell office:value="0.8208091353369195" office:value-type="float"/>
          <table:table-cell office:value="0.8795808979658486" office:value-type="float"/>
          <table:table-cell office:value="0.512607912979708" office:value-type="float"/>
          <table:table-cell office:value="0.5701251273340449" office:value-type="float"/>
          <table:table-cell office:value="0.587061012185442" office:value-type="float"/>
          <table:table-cell office:value="0.6115396381559557" office:value-type="float"/>
          <table:table-cell office:value="0.6572671639323482" office:value-type="float"/>
          <table:table-cell office:value="0.33383417396693854" office:value-type="float"/>
          <table:table-cell office:value="0.44264338248046897" office:value-type="float"/>
          <table:table-cell office:value="0.4562615279976545" office:value-type="float"/>
          <table:table-cell office:value="0.4776013558154095" office:value-type="float"/>
          <table:table-cell office:value="0.5222438006129404" office:value-type="float"/>
          <table:table-cell office:value="0.5679550536570981" office:value-type="float"/>
          <table:table-cell office:value="0.6152261818630761" office:value-type="float"/>
          <table:table-cell office:value="0.6406119313635192" office:value-type="float"/>
          <table:table-cell office:value="0.6662836547768534" office:value-type="float"/>
          <table:table-cell office:value="0.6994581972152393" office:value-type="float"/>
          <table:table-cell office:value="0.3865678499432049" office:value-type="float"/>
          <table:table-cell office:value="0.44938513784029366" office:value-type="float"/>
          <table:table-cell office:value="0.4717553166309144" office:value-type="float"/>
          <table:table-cell office:value="0.5078679180552879" office:value-type="float"/>
          <table:table-cell office:value="0.5696491006858859" office:value-type="float"/>
        </table:table-row>
        <table:table-row>
          <table:table-cell office:value-type="string">
            <text:p>filamentgroup__tablesaw</text:p>
          </table:table-cell>
          <table:table-cell office:value="0.726892358572508" office:value-type="float"/>
          <table:table-cell office:value="0.7370005958916835" office:value-type="float"/>
          <table:table-cell office:value="0.7911483896861333" office:value-type="float"/>
          <table:table-cell office:value="0.8153929966281456" office:value-type="float"/>
          <table:table-cell office:value="0.8549865949821085" office:value-type="float"/>
          <table:table-cell office:value="0.571553946452142" office:value-type="float"/>
          <table:table-cell office:value="0.5953900482062012" office:value-type="float"/>
          <table:table-cell office:value="0.6162605663268954" office:value-type="float"/>
          <table:table-cell office:value="0.6407622622467118" office:value-type="float"/>
          <table:table-cell office:value="0.6655166892316672" office:value-type="float"/>
          <table:table-cell office:value="0.4429336310043044" office:value-type="float"/>
          <table:table-cell office:value="0.46186857496262124" office:value-type="float"/>
          <table:table-cell office:value="0.49833436275701354" office:value-type="float"/>
          <table:table-cell office:value="0.5163591959606733" office:value-type="float"/>
          <table:table-cell office:value="0.539879324480088" office:value-type="float"/>
          <table:table-cell office:value="0.568160657865141" office:value-type="float"/>
          <table:table-cell office:value="0.6099540512560291" office:value-type="float"/>
          <table:table-cell office:value="0.6615665601226572" office:value-type="float"/>
          <table:table-cell office:value="0.6800377270873017" office:value-type="float"/>
          <table:table-cell office:value="0.7048036060167464" office:value-type="float"/>
          <table:table-cell office:value="0.432978723567874" office:value-type="float"/>
          <table:table-cell office:value="0.49126900338162427" office:value-type="float"/>
          <table:table-cell office:value="0.52219599434761" office:value-type="float"/>
          <table:table-cell office:value="0.5412172233006817" office:value-type="float"/>
          <table:table-cell office:value="0.5739975971039257" office:value-type="float"/>
        </table:table-row>
        <table:table-row>
          <table:table-cell office:value-type="string">
            <text:p>HazyResearch__deepdive</text:p>
          </table:table-cell>
          <table:table-cell office:value="0.7142334954874685" office:value-type="float"/>
          <table:table-cell office:value="0.7654881076812435" office:value-type="float"/>
          <table:table-cell office:value="0.7956984157939583" office:value-type="float"/>
          <table:table-cell office:value="0.8070301652894445" office:value-type="float"/>
          <table:table-cell office:value="0.8469462209738414" office:value-type="float"/>
          <table:table-cell office:value="0.5456890198598776" office:value-type="float"/>
          <table:table-cell office:value="0.5960396888964286" office:value-type="float"/>
          <table:table-cell office:value="0.6034835260851872" office:value-type="float"/>
          <table:table-cell office:value="0.6248593086488647" office:value-type="float"/>
          <table:table-cell office:value="0.6394799088947555" office:value-type="float"/>
          <table:table-cell office:value="0.4291143090485454" office:value-type="float"/>
          <table:table-cell office:value="0.4665736767108633" office:value-type="float"/>
          <table:table-cell office:value="0.4777394847590357" office:value-type="float"/>
          <table:table-cell office:value="0.49857571914464727" office:value-type="float"/>
          <table:table-cell office:value="0.5465797039941422" office:value-type="float"/>
          <table:table-cell office:value="0.5986455823279452" office:value-type="float"/>
          <table:table-cell office:value="0.6253966929280764" office:value-type="float"/>
          <table:table-cell office:value="0.6382397958114612" office:value-type="float"/>
          <table:table-cell office:value="0.6576366380423724" office:value-type="float"/>
          <table:table-cell office:value="0.7080910224395107" office:value-type="float"/>
          <table:table-cell office:value="0.3975696836684326" office:value-type="float"/>
          <table:table-cell office:value="0.48248059545582467" office:value-type="float"/>
          <table:table-cell office:value="0.49966026937377067" office:value-type="float"/>
          <table:table-cell office:value="0.5240652511562729" office:value-type="float"/>
          <table:table-cell office:value="0.5628586594463969" office:value-type="float"/>
        </table:table-row>
        <table:table-row>
          <table:table-cell office:value-type="string">
            <text:p>yahoo__mojito</text:p>
          </table:table-cell>
          <table:table-cell office:value="0.7476985198621688" office:value-type="float"/>
          <table:table-cell office:value="0.8034038332842645" office:value-type="float"/>
          <table:table-cell office:value="0.8154506232968579" office:value-type="float"/>
          <table:table-cell office:value="0.8260912886678057" office:value-type="float"/>
          <table:table-cell office:value="0.8486583700261938" office:value-type="float"/>
          <table:table-cell office:value="0.5821817408535233" office:value-type="float"/>
          <table:table-cell office:value="0.6115357775992252" office:value-type="float"/>
          <table:table-cell office:value="0.6301511606099328" office:value-type="float"/>
          <table:table-cell office:value="0.6454157509836805" office:value-type="float"/>
          <table:table-cell office:value="0.6595795408461085" office:value-type="float"/>
          <table:table-cell office:value="0.4392185663635629" office:value-type="float"/>
          <table:table-cell office:value="0.4810419641523228" office:value-type="float"/>
          <table:table-cell office:value="0.4929173552720858" office:value-type="float"/>
          <table:table-cell office:value="0.5150519019582596" office:value-type="float"/>
          <table:table-cell office:value="0.5595130735298974" office:value-type="float"/>
          <table:table-cell office:value="0.599154953126122" office:value-type="float"/>
          <table:table-cell office:value="0.6180747747000206" office:value-type="float"/>
          <table:table-cell office:value="0.6266526459119137" office:value-type="float"/>
          <table:table-cell office:value="0.6409617831143011" office:value-type="float"/>
          <table:table-cell office:value="0.7228579606190078" office:value-type="float"/>
          <table:table-cell office:value="0.4759626584119126" office:value-type="float"/>
          <table:table-cell office:value="0.5056543073286638" office:value-type="float"/>
          <table:table-cell office:value="0.5190402975092618" office:value-type="float"/>
          <table:table-cell office:value="0.5388534752702769" office:value-type="float"/>
          <table:table-cell office:value="0.566672386119542" office:value-type="float"/>
        </table:table-row>
        <table:table-row>
          <table:table-cell office:value-type="string">
            <text:p>shogun-toolbox__shogun</text:p>
          </table:table-cell>
          <table:table-cell office:value="0.714511110200692" office:value-type="float"/>
          <table:table-cell office:value="0.7863739617973355" office:value-type="float"/>
          <table:table-cell office:value="0.8064274543797202" office:value-type="float"/>
          <table:table-cell office:value="0.8145132585950083" office:value-type="float"/>
          <table:table-cell office:value="0.8394095229185169" office:value-type="float"/>
          <table:table-cell office:value="0.5286385665369899" office:value-type="float"/>
          <table:table-cell office:value="0.5910995496111147" office:value-type="float"/>
          <table:table-cell office:value="0.6026316256557974" office:value-type="float"/>
          <table:table-cell office:value="0.6248950081843259" office:value-type="float"/>
          <table:table-cell office:value="0.6812182059123969" office:value-type="float"/>
          <table:table-cell office:value="0.408472430754119" office:value-type="float"/>
          <table:table-cell office:value="0.440594547675665" office:value-type="float"/>
          <table:table-cell office:value="0.45907775318011335" office:value-type="float"/>
          <table:table-cell office:value="0.47986204764167084" office:value-type="float"/>
          <table:table-cell office:value="0.5329660726139135" office:value-type="float"/>
          <table:table-cell office:value="0.57159778197708" office:value-type="float"/>
          <table:table-cell office:value="0.6160644179750012" office:value-type="float"/>
          <table:table-cell office:value="0.6352171404061487" office:value-type="float"/>
          <table:table-cell office:value="0.6507832738479941" office:value-type="float"/>
          <table:table-cell office:value="0.7075711811244563" office:value-type="float"/>
          <table:table-cell office:value="0.3687645384127477" office:value-type="float"/>
          <table:table-cell office:value="0.4706559603638203" office:value-type="float"/>
          <table:table-cell office:value="0.4864938195287609" office:value-type="float"/>
          <table:table-cell office:value="0.4999554689906609" office:value-type="float"/>
          <table:table-cell office:value="0.5674917324003799" office:value-type="float"/>
        </table:table-row>
        <table:table-row>
          <table:table-cell office:value-type="string">
            <text:p>lanayotech__vagrant-manager</text:p>
          </table:table-cell>
          <table:table-cell office:value="0.7287506225641398" office:value-type="float"/>
          <table:table-cell office:value="0.7489300044151439" office:value-type="float"/>
          <table:table-cell office:value="0.7529507131128641" office:value-type="float"/>
          <table:table-cell office:value="0.8171937828668995" office:value-type="float"/>
          <table:table-cell office:value="0.8194284230007204" office:value-type="float"/>
          <table:table-cell office:value="0.5463666557938779" office:value-type="float"/>
          <table:table-cell office:value="0.5742229860127682" office:value-type="float"/>
          <table:table-cell office:value="0.5925351237824718" office:value-type="float"/>
          <table:table-cell office:value="0.6293873500847663" office:value-type="float"/>
          <table:table-cell office:value="0.6495946288104268" office:value-type="float"/>
          <table:table-cell office:value="0.43329750008229007" office:value-type="float"/>
          <table:table-cell office:value="0.46680259549460756" office:value-type="float"/>
          <table:table-cell office:value="0.4705917313052639" office:value-type="float"/>
          <table:table-cell office:value="0.47860277421287795" office:value-type="float"/>
          <table:table-cell office:value="0.49484107633508234" office:value-type="float"/>
          <table:table-cell office:value="0.5810782507132998" office:value-type="float"/>
          <table:table-cell office:value="0.595595625861856" office:value-type="float"/>
          <table:table-cell office:value="0.6433013804204815" office:value-type="float"/>
          <table:table-cell office:value="0.6487639816217832" office:value-type="float"/>
          <table:table-cell office:value="0.6628998141967971" office:value-type="float"/>
          <table:table-cell office:value="0.37953010952262867" office:value-type="float"/>
          <table:table-cell office:value="0.40068239676479456" office:value-type="float"/>
          <table:table-cell office:value="0.4906891874061119" office:value-type="float"/>
          <table:table-cell office:value="0.5371154419188373" office:value-type="float"/>
          <table:table-cell office:value="0.5429594765060058" office:value-type="float"/>
        </table:table-row>
        <table:table-row>
          <table:table-cell office:value-type="string">
            <text:p>NodeBB__NodeBB</text:p>
          </table:table-cell>
          <table:table-cell office:value="0.6687831393980418" office:value-type="float"/>
          <table:table-cell office:value="0.7580196618280153" office:value-type="float"/>
          <table:table-cell office:value="0.793183430596753" office:value-type="float"/>
          <table:table-cell office:value="0.8115400957929286" office:value-type="float"/>
          <table:table-cell office:value="0.8496074042080473" office:value-type="float"/>
          <table:table-cell office:value="0.5325127179506781" office:value-type="float"/>
          <table:table-cell office:value="0.5760450053350403" office:value-type="float"/>
          <table:table-cell office:value="0.5912273689159971" office:value-type="float"/>
          <table:table-cell office:value="0.6040642912586701" office:value-type="float"/>
          <table:table-cell office:value="0.7497295955937824" office:value-type="float"/>
          <table:table-cell office:value="0.39088077418749195" office:value-type="float"/>
          <table:table-cell office:value="0.45639994620105495" office:value-type="float"/>
          <table:table-cell office:value="0.474760077768972" office:value-type="float"/>
          <table:table-cell office:value="0.4967673559891137" office:value-type="float"/>
          <table:table-cell office:value="0.5938596982579115" office:value-type="float"/>
          <table:table-cell office:value="0.5506751755875654" office:value-type="float"/>
          <table:table-cell office:value="0.6189185661449919" office:value-type="float"/>
          <table:table-cell office:value="0.6324345134851245" office:value-type="float"/>
          <table:table-cell office:value="0.6583301194061638" office:value-type="float"/>
          <table:table-cell office:value="0.7567563443785825" office:value-type="float"/>
          <table:table-cell office:value="0.3735868461720777" office:value-type="float"/>
          <table:table-cell office:value="0.48005958214992506" office:value-type="float"/>
          <table:table-cell office:value="0.5053385233445933" office:value-type="float"/>
          <table:table-cell office:value="0.525122252995119" office:value-type="float"/>
          <table:table-cell office:value="0.6332178220978347" office:value-type="float"/>
        </table:table-row>
        <table:table-row>
          <table:table-cell office:value-type="string">
            <text:p>Automattic__expect.js</text:p>
          </table:table-cell>
          <table:table-cell office:value="0.7970319528702249" office:value-type="float"/>
          <table:table-cell office:value="0.8056260784868108" office:value-type="float"/>
          <table:table-cell office:value="0.8107577592035097" office:value-type="float"/>
          <table:table-cell office:value="0.8310832405750548" office:value-type="float"/>
          <table:table-cell office:value="0.8310832405750548" office:value-type="float"/>
          <table:table-cell office:value="0.5670374544791401" office:value-type="float"/>
          <table:table-cell office:value="0.58289717828768" office:value-type="float"/>
          <table:table-cell office:value="0.5952748718207" office:value-type="float"/>
          <table:table-cell office:value="0.6474955630403028" office:value-type="float"/>
          <table:table-cell office:value="0.6474955630403028" office:value-type="float"/>
          <table:table-cell office:value="0.45675783525821023" office:value-type="float"/>
          <table:table-cell office:value="0.4636011525883851" office:value-type="float"/>
          <table:table-cell office:value="0.4637853276994578" office:value-type="float"/>
          <table:table-cell office:value="0.46966864185638" office:value-type="float"/>
          <table:table-cell office:value="0.46966864185638" office:value-type="float"/>
          <table:table-cell office:value="0.6393851726992509" office:value-type="float"/>
          <table:table-cell office:value="0.6460754869963129" office:value-type="float"/>
          <table:table-cell office:value="0.6606189470389734" office:value-type="float"/>
          <table:table-cell office:value="0.6730737881735385" office:value-type="float"/>
          <table:table-cell office:value="0.6730737881735385" office:value-type="float"/>
          <table:table-cell office:value="0.4753079173512009" office:value-type="float"/>
          <table:table-cell office:value="0.48879739493187735" office:value-type="float"/>
          <table:table-cell office:value="0.5029715303689545" office:value-type="float"/>
          <table:table-cell office:value="0.5095979430751462" office:value-type="float"/>
          <table:table-cell office:value="0.5095979430751462" office:value-type="float"/>
        </table:table-row>
        <table:table-row>
          <table:table-cell office:value-type="string">
            <text:p>pkyeck__socket.IO-objc</text:p>
          </table:table-cell>
          <table:table-cell office:value="0.7406254676947817" office:value-type="float"/>
          <table:table-cell office:value="0.775927345918288" office:value-type="float"/>
          <table:table-cell office:value="0.7787516825503904" office:value-type="float"/>
          <table:table-cell office:value="0.7972159029056445" office:value-type="float"/>
          <table:table-cell office:value="0.8193386698244927" office:value-type="float"/>
          <table:table-cell office:value="0.5357223831075721" office:value-type="float"/>
          <table:table-cell office:value="0.575170575919418" office:value-type="float"/>
          <table:table-cell office:value="0.5844004161742847" office:value-type="float"/>
          <table:table-cell office:value="0.6100541834815867" office:value-type="float"/>
          <table:table-cell office:value="0.6325984314212273" office:value-type="float"/>
          <table:table-cell office:value="0.4041627468217684" office:value-type="float"/>
          <table:table-cell office:value="0.4518866160738697" office:value-type="float"/>
          <table:table-cell office:value="0.47624464589121845" office:value-type="float"/>
          <table:table-cell office:value="0.4971969069681907" office:value-type="float"/>
          <table:table-cell office:value="0.516865482120779" office:value-type="float"/>
          <table:table-cell office:value="0.5890138833525345" office:value-type="float"/>
          <table:table-cell office:value="0.603277239358184" office:value-type="float"/>
          <table:table-cell office:value="0.6138458557503059" office:value-type="float"/>
          <table:table-cell office:value="0.6360199985825177" office:value-type="float"/>
          <table:table-cell office:value="0.677439387996837" office:value-type="float"/>
          <table:table-cell office:value="0.42769969099400507" office:value-type="float"/>
          <table:table-cell office:value="0.4873161910376941" office:value-type="float"/>
          <table:table-cell office:value="0.5039575932606174" office:value-type="float"/>
          <table:table-cell office:value="0.5171630793811032" office:value-type="float"/>
          <table:table-cell office:value="0.595192034250805" office:value-type="float"/>
        </table:table-row>
        <table:table-row>
          <table:table-cell office:value-type="string">
            <text:p>PrismJS__prism</text:p>
          </table:table-cell>
          <table:table-cell office:value="0.7436991586161352" office:value-type="float"/>
          <table:table-cell office:value="0.814502210709302" office:value-type="float"/>
          <table:table-cell office:value="0.8249737756612835" office:value-type="float"/>
          <table:table-cell office:value="0.8348761850633615" office:value-type="float"/>
          <table:table-cell office:value="0.8627041385772445" office:value-type="float"/>
          <table:table-cell office:value="0.5315631832287837" office:value-type="float"/>
          <table:table-cell office:value="0.581744281141264" office:value-type="float"/>
          <table:table-cell office:value="0.5967001705377489" office:value-type="float"/>
          <table:table-cell office:value="0.6163213404258703" office:value-type="float"/>
          <table:table-cell office:value="0.6608325080893428" office:value-type="float"/>
          <table:table-cell office:value="0.3882338330284889" office:value-type="float"/>
          <table:table-cell office:value="0.4580660380509919" office:value-type="float"/>
          <table:table-cell office:value="0.4754506243589669" office:value-type="float"/>
          <table:table-cell office:value="0.4935340592891795" office:value-type="float"/>
          <table:table-cell office:value="0.5645988631561142" office:value-type="float"/>
          <table:table-cell office:value="0.573464271962685" office:value-type="float"/>
          <table:table-cell office:value="0.621621757292482" office:value-type="float"/>
          <table:table-cell office:value="0.6413740010448292" office:value-type="float"/>
          <table:table-cell office:value="0.6555243297486977" office:value-type="float"/>
          <table:table-cell office:value="0.7188490136533082" office:value-type="float"/>
          <table:table-cell office:value="0.4280462713085358" office:value-type="float"/>
          <table:table-cell office:value="0.49100184113886003" office:value-type="float"/>
          <table:table-cell office:value="0.5173625702737661" office:value-type="float"/>
          <table:table-cell office:value="0.5367237842976054" office:value-type="float"/>
          <table:table-cell office:value="0.5929050336477417" office:value-type="float"/>
        </table:table-row>
        <table:table-row>
          <table:table-cell office:value-type="string">
            <text:p>rbgirshick__rcnn</text:p>
          </table:table-cell>
          <table:table-cell office:value="0.6910911767756064" office:value-type="float"/>
          <table:table-cell office:value="0.7379723450824799" office:value-type="float"/>
          <table:table-cell office:value="0.7692508616094907" office:value-type="float"/>
          <table:table-cell office:value="0.8028972229478804" office:value-type="float"/>
          <table:table-cell office:value="0.8196144607328562" office:value-type="float"/>
          <table:table-cell office:value="0.558836216878491" office:value-type="float"/>
          <table:table-cell office:value="0.580685488047079" office:value-type="float"/>
          <table:table-cell office:value="0.5952456978544585" office:value-type="float"/>
          <table:table-cell office:value="0.6080095855645127" office:value-type="float"/>
          <table:table-cell office:value="0.6328450199780805" office:value-type="float"/>
          <table:table-cell office:value="0.41269928421911894" office:value-type="float"/>
          <table:table-cell office:value="0.45743427004542614" office:value-type="float"/>
          <table:table-cell office:value="0.481530736289409" office:value-type="float"/>
          <table:table-cell office:value="0.49815083620644274" office:value-type="float"/>
          <table:table-cell office:value="0.5541035550105116" office:value-type="float"/>
          <table:table-cell office:value="0.6066856581510132" office:value-type="float"/>
          <table:table-cell office:value="0.6274881985149225" office:value-type="float"/>
          <table:table-cell office:value="0.636006597019711" office:value-type="float"/>
          <table:table-cell office:value="0.6588814427093951" office:value-type="float"/>
          <table:table-cell office:value="0.7078587389254917" office:value-type="float"/>
          <table:table-cell office:value="0.3867206505477775" office:value-type="float"/>
          <table:table-cell office:value="0.42307810808682855" office:value-type="float"/>
          <table:table-cell office:value="0.4738450666752919" office:value-type="float"/>
          <table:table-cell office:value="0.5090630674736255" office:value-type="float"/>
          <table:table-cell office:value="0.5385449328002566" office:value-type="float"/>
        </table:table-row>
        <table:table-row>
          <table:table-cell office:value-type="string">
            <text:p>skynetservices__skynet-archive</text:p>
          </table:table-cell>
          <table:table-cell office:value="0.78748984477042" office:value-type="float"/>
          <table:table-cell office:value="0.7984741107059671" office:value-type="float"/>
          <table:table-cell office:value="0.802274006012422" office:value-type="float"/>
          <table:table-cell office:value="0.810567259960958" office:value-type="float"/>
          <table:table-cell office:value="0.820252610698053" office:value-type="float"/>
          <table:table-cell office:value="0.5742775648374033" office:value-type="float"/>
          <table:table-cell office:value="0.5897543695385113" office:value-type="float"/>
          <table:table-cell office:value="0.6133088859790725" office:value-type="float"/>
          <table:table-cell office:value="0.6238466125449638" office:value-type="float"/>
          <table:table-cell office:value="0.6257876260619136" office:value-type="float"/>
          <table:table-cell office:value="0.4675886353711511" office:value-type="float"/>
          <table:table-cell office:value="0.47542746207760345" office:value-type="float"/>
          <table:table-cell office:value="0.500988754867919" office:value-type="float"/>
          <table:table-cell office:value="0.51430843530382" office:value-type="float"/>
          <table:table-cell office:value="0.5172374678788472" office:value-type="float"/>
          <table:table-cell office:value="0.6175404470886192" office:value-type="float"/>
          <table:table-cell office:value="0.6319030250025954" office:value-type="float"/>
          <table:table-cell office:value="0.632821456253307" office:value-type="float"/>
          <table:table-cell office:value="0.6502083858035774" office:value-type="float"/>
          <table:table-cell office:value="0.6630863061050687" office:value-type="float"/>
          <table:table-cell office:value="0.4732811217737203" office:value-type="float"/>
          <table:table-cell office:value="0.5049091847014844" office:value-type="float"/>
          <table:table-cell office:value="0.5282477981871473" office:value-type="float"/>
          <table:table-cell office:value="0.5490496672081715" office:value-type="float"/>
          <table:table-cell office:value="0.552522298832519" office:value-type="float"/>
        </table:table-row>
        <table:table-row>
          <table:table-cell office:value-type="string">
            <text:p>quil__quil</text:p>
          </table:table-cell>
          <table:table-cell office:value="0.7016596926105991" office:value-type="float"/>
          <table:table-cell office:value="0.7868437689875384" office:value-type="float"/>
          <table:table-cell office:value="0.8056371122408817" office:value-type="float"/>
          <table:table-cell office:value="0.8137042535931376" office:value-type="float"/>
          <table:table-cell office:value="0.8687055107744648" office:value-type="float"/>
          <table:table-cell office:value="0.5394778787195025" office:value-type="float"/>
          <table:table-cell office:value="0.5759437295977702" office:value-type="float"/>
          <table:table-cell office:value="0.5940093982361494" office:value-type="float"/>
          <table:table-cell office:value="0.6090419711836308" office:value-type="float"/>
          <table:table-cell office:value="0.6508486659086304" office:value-type="float"/>
          <table:table-cell office:value="0.39340986975914727" office:value-type="float"/>
          <table:table-cell office:value="0.42715756046537556" office:value-type="float"/>
          <table:table-cell office:value="0.4613763412494093" office:value-type="float"/>
          <table:table-cell office:value="0.4779219136596432" office:value-type="float"/>
          <table:table-cell office:value="0.5442248386410324" office:value-type="float"/>
          <table:table-cell office:value="0.5879283212827132" office:value-type="float"/>
          <table:table-cell office:value="0.6111139448930782" office:value-type="float"/>
          <table:table-cell office:value="0.6359626864670643" office:value-type="float"/>
          <table:table-cell office:value="0.6486943509564707" office:value-type="float"/>
          <table:table-cell office:value="0.7604966107044935" office:value-type="float"/>
          <table:table-cell office:value="0.40522859726840355" office:value-type="float"/>
          <table:table-cell office:value="0.4607430543391857" office:value-type="float"/>
          <table:table-cell office:value="0.47452711258552915" office:value-type="float"/>
          <table:table-cell office:value="0.4986614978378433" office:value-type="float"/>
          <table:table-cell office:value="0.5506701967889862" office:value-type="float"/>
        </table:table-row>
        <table:table-row>
          <table:table-cell office:value-type="string">
            <text:p>NorthwoodsSoftware__GoJS</text:p>
          </table:table-cell>
          <table:table-cell office:value="0.7855382659514234" office:value-type="float"/>
          <table:table-cell office:value="0.812058713851148" office:value-type="float"/>
          <table:table-cell office:value="0.8238861363300467" office:value-type="float"/>
          <table:table-cell office:value="0.8347534564208625" office:value-type="float"/>
          <table:table-cell office:value="0.8393689188762294" office:value-type="float"/>
          <table:table-cell office:value="0.5687299628298712" office:value-type="float"/>
          <table:table-cell office:value="0.5956736658364674" office:value-type="float"/>
          <table:table-cell office:value="0.6092440538017612" office:value-type="float"/>
          <table:table-cell office:value="0.6397622621556125" office:value-type="float"/>
          <table:table-cell office:value="0.6615055359768172" office:value-type="float"/>
          <table:table-cell office:value="0.45673466552220365" office:value-type="float"/>
          <table:table-cell office:value="0.4885318600892302" office:value-type="float"/>
          <table:table-cell office:value="0.4898970364443691" office:value-type="float"/>
          <table:table-cell office:value="0.4912302030031962" office:value-type="float"/>
          <table:table-cell office:value="0.4987158719595032" office:value-type="float"/>
          <table:table-cell office:value="0.6052148394826934" office:value-type="float"/>
          <table:table-cell office:value="0.6072883476012845" office:value-type="float"/>
          <table:table-cell office:value="0.6197720197282655" office:value-type="float"/>
          <table:table-cell office:value="0.6311574323018007" office:value-type="float"/>
          <table:table-cell office:value="0.6518673102361145" office:value-type="float"/>
          <table:table-cell office:value="0.47719271281110354" office:value-type="float"/>
          <table:table-cell office:value="0.5139045739113512" office:value-type="float"/>
          <table:table-cell office:value="0.5158508140163598" office:value-type="float"/>
          <table:table-cell office:value="0.5351997024867284" office:value-type="float"/>
          <table:table-cell office:value="0.538571500126808" office:value-type="float"/>
        </table:table-row>
        <table:table-row>
          <table:table-cell office:value-type="string">
            <text:p>daneden__Toast</text:p>
          </table:table-cell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8154560251080626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473378345657357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52714692677446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770965335651941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834749596653878" office:value-type="float"/>
        </table:table-row>
        <table:table-row>
          <table:table-cell office:value-type="string">
            <text:p>deanoemcke__thegreatsuspender</text:p>
          </table:table-cell>
          <table:table-cell office:value="0.7374588903750494" office:value-type="float"/>
          <table:table-cell office:value="0.7905903506757039" office:value-type="float"/>
          <table:table-cell office:value="0.8001461461363946" office:value-type="float"/>
          <table:table-cell office:value="0.8150230768821939" office:value-type="float"/>
          <table:table-cell office:value="0.8409856431618763" office:value-type="float"/>
          <table:table-cell office:value="0.5077293655726516" office:value-type="float"/>
          <table:table-cell office:value="0.5783696842751848" office:value-type="float"/>
          <table:table-cell office:value="0.6038721576636934" office:value-type="float"/>
          <table:table-cell office:value="0.6249123245419892" office:value-type="float"/>
          <table:table-cell office:value="0.6777595240067551" office:value-type="float"/>
          <table:table-cell office:value="0.3623280977661008" office:value-type="float"/>
          <table:table-cell office:value="0.4227705293240568" office:value-type="float"/>
          <table:table-cell office:value="0.45456041115268614" office:value-type="float"/>
          <table:table-cell office:value="0.4740711803193897" office:value-type="float"/>
          <table:table-cell office:value="0.5327667297115325" office:value-type="float"/>
          <table:table-cell office:value="0.5371724342248857" office:value-type="float"/>
          <table:table-cell office:value="0.608409190199686" office:value-type="float"/>
          <table:table-cell office:value="0.6270971778100457" office:value-type="float"/>
          <table:table-cell office:value="0.6503185074544524" office:value-type="float"/>
          <table:table-cell office:value="0.7262904237372854" office:value-type="float"/>
          <table:table-cell office:value="0.2990391938426519" office:value-type="float"/>
          <table:table-cell office:value="0.5043733709509333" office:value-type="float"/>
          <table:table-cell office:value="0.5210394503566742" office:value-type="float"/>
          <table:table-cell office:value="0.542581515214195" office:value-type="float"/>
          <table:table-cell office:value="0.6058344108719804" office:value-type="float"/>
        </table:table-row>
        <table:table-row>
          <table:table-cell office:value-type="string">
            <text:p>crosswalk-project__crosswalk</text:p>
          </table:table-cell>
          <table:table-cell office:value="0.7106418098802711" office:value-type="float"/>
          <table:table-cell office:value="0.7835146426270673" office:value-type="float"/>
          <table:table-cell office:value="0.7940305793127816" office:value-type="float"/>
          <table:table-cell office:value="0.8026012399555337" office:value-type="float"/>
          <table:table-cell office:value="0.8475931308608253" office:value-type="float"/>
          <table:table-cell office:value="0.5125059086781367" office:value-type="float"/>
          <table:table-cell office:value="0.5982600390680226" office:value-type="float"/>
          <table:table-cell office:value="0.6152340976883584" office:value-type="float"/>
          <table:table-cell office:value="0.63330677144078" office:value-type="float"/>
          <table:table-cell office:value="0.6853358095844626" office:value-type="float"/>
          <table:table-cell office:value="0.3726646420792379" office:value-type="float"/>
          <table:table-cell office:value="0.4522403794313754" office:value-type="float"/>
          <table:table-cell office:value="0.4655412771458456" office:value-type="float"/>
          <table:table-cell office:value="0.482502663117663" office:value-type="float"/>
          <table:table-cell office:value="0.5679785306244602" office:value-type="float"/>
          <table:table-cell office:value="0.5839682271920544" office:value-type="float"/>
          <table:table-cell office:value="0.615838129064592" office:value-type="float"/>
          <table:table-cell office:value="0.637072581265424" office:value-type="float"/>
          <table:table-cell office:value="0.6600879799352479" office:value-type="float"/>
          <table:table-cell office:value="0.7664404965024398" office:value-type="float"/>
          <table:table-cell office:value="0.39549975611974364" office:value-type="float"/>
          <table:table-cell office:value="0.4769340868367651" office:value-type="float"/>
          <table:table-cell office:value="0.5044007520205317" office:value-type="float"/>
          <table:table-cell office:value="0.5181549376623438" office:value-type="float"/>
          <table:table-cell office:value="0.5754120200407008" office:value-type="float"/>
        </table:table-row>
        <table:table-row>
          <table:table-cell office:value-type="string">
            <text:p>fzaninotto__screenshot-as-a-service</text:p>
          </table:table-cell>
          <table:table-cell office:value="0.7404539032467863" office:value-type="float"/>
          <table:table-cell office:value="0.7555463734464283" office:value-type="float"/>
          <table:table-cell office:value="0.812796306684595" office:value-type="float"/>
          <table:table-cell office:value="0.8163343116815289" office:value-type="float"/>
          <table:table-cell office:value="0.8207112489098666" office:value-type="float"/>
          <table:table-cell office:value="0.5827414196702273" office:value-type="float"/>
          <table:table-cell office:value="0.5866786501514062" office:value-type="float"/>
          <table:table-cell office:value="0.6043933894958458" office:value-type="float"/>
          <table:table-cell office:value="0.6265932974700469" office:value-type="float"/>
          <table:table-cell office:value="0.6534427339452156" office:value-type="float"/>
          <table:table-cell office:value="0.4393877998851876" office:value-type="float"/>
          <table:table-cell office:value="0.4571221550646579" office:value-type="float"/>
          <table:table-cell office:value="0.46252523163099185" office:value-type="float"/>
          <table:table-cell office:value="0.47216347336287867" office:value-type="float"/>
          <table:table-cell office:value="0.48369616201650595" office:value-type="float"/>
          <table:table-cell office:value="0.6083078442312558" office:value-type="float"/>
          <table:table-cell office:value="0.6117668248387835" office:value-type="float"/>
          <table:table-cell office:value="0.6167931478303805" office:value-type="float"/>
          <table:table-cell office:value="0.6324347124387757" office:value-type="float"/>
          <table:table-cell office:value="0.6736571802681811" office:value-type="float"/>
          <table:table-cell office:value="0.4751773846950926" office:value-type="float"/>
          <table:table-cell office:value="0.502810792804407" office:value-type="float"/>
          <table:table-cell office:value="0.5141506159105507" office:value-type="float"/>
          <table:table-cell office:value="0.5561638928562644" office:value-type="float"/>
          <table:table-cell office:value="0.5782853780991049" office:value-type="float"/>
        </table:table-row>
        <table:table-row>
          <table:table-cell office:value-type="string">
            <text:p>yuku-t__jquery-textcomplete</text:p>
          </table:table-cell>
          <table:table-cell office:value="0.7930292945558095" office:value-type="float"/>
          <table:table-cell office:value="0.796403900412147" office:value-type="float"/>
          <table:table-cell office:value="0.8026467332268935" office:value-type="float"/>
          <table:table-cell office:value="0.8120463288086638" office:value-type="float"/>
          <table:table-cell office:value="0.821439383981835" office:value-type="float"/>
          <table:table-cell office:value="0.5834031643078649" office:value-type="float"/>
          <table:table-cell office:value="0.5967837149387142" office:value-type="float"/>
          <table:table-cell office:value="0.6061834226463543" office:value-type="float"/>
          <table:table-cell office:value="0.6168305560067969" office:value-type="float"/>
          <table:table-cell office:value="0.6715496948024893" office:value-type="float"/>
          <table:table-cell office:value="0.4368500484878161" office:value-type="float"/>
          <table:table-cell office:value="0.4849963145003531" office:value-type="float"/>
          <table:table-cell office:value="0.5066258782581186" office:value-type="float"/>
          <table:table-cell office:value="0.5148426744854324" office:value-type="float"/>
          <table:table-cell office:value="0.5180846156031838" office:value-type="float"/>
          <table:table-cell office:value="0.6472577859173245" office:value-type="float"/>
          <table:table-cell office:value="0.6696619728322575" office:value-type="float"/>
          <table:table-cell office:value="0.6804434214269101" office:value-type="float"/>
          <table:table-cell office:value="0.6915072674544704" office:value-type="float"/>
          <table:table-cell office:value="0.7224834396394875" office:value-type="float"/>
          <table:table-cell office:value="0.48552630366874083" office:value-type="float"/>
          <table:table-cell office:value="0.4898381629631534" office:value-type="float"/>
          <table:table-cell office:value="0.5222333028360815" office:value-type="float"/>
          <table:table-cell office:value="0.5510044626629167" office:value-type="float"/>
          <table:table-cell office:value="0.5601372501653353" office:value-type="float"/>
        </table:table-row>
        <table:table-row>
          <table:table-cell office:value-type="string">
            <text:p>hkellaway__Gloss</text:p>
          </table:table-cell>
          <table:table-cell office:value="0.7859915825862966" office:value-type="float"/>
          <table:table-cell office:value="0.8001546061628815" office:value-type="float"/>
          <table:table-cell office:value="0.8092021874704399" office:value-type="float"/>
          <table:table-cell office:value="0.8175514363975162" office:value-type="float"/>
          <table:table-cell office:value="0.8406661703719627" office:value-type="float"/>
          <table:table-cell office:value="0.5520165100390036" office:value-type="float"/>
          <table:table-cell office:value="0.5714591029213519" office:value-type="float"/>
          <table:table-cell office:value="0.5812242312230181" office:value-type="float"/>
          <table:table-cell office:value="0.5983301960032521" office:value-type="float"/>
          <table:table-cell office:value="0.6391667294834984" office:value-type="float"/>
          <table:table-cell office:value="0.4653477163379507" office:value-type="float"/>
          <table:table-cell office:value="0.48981008328409653" office:value-type="float"/>
          <table:table-cell office:value="0.5036412569663817" office:value-type="float"/>
          <table:table-cell office:value="0.5047155767799036" office:value-type="float"/>
          <table:table-cell office:value="0.5457562149176781" office:value-type="float"/>
          <table:table-cell office:value="0.6343435988643087" office:value-type="float"/>
          <table:table-cell office:value="0.6456837658281884" office:value-type="float"/>
          <table:table-cell office:value="0.6673693982470734" office:value-type="float"/>
          <table:table-cell office:value="0.6760441950777236" office:value-type="float"/>
          <table:table-cell office:value="0.7117509903657273" office:value-type="float"/>
          <table:table-cell office:value="0.4435930846014455" office:value-type="float"/>
          <table:table-cell office:value="0.4694206457161503" office:value-type="float"/>
          <table:table-cell office:value="0.4781334183759698" office:value-type="float"/>
          <table:table-cell office:value="0.4884704267943723" office:value-type="float"/>
          <table:table-cell office:value="0.5269562821132128" office:value-type="float"/>
        </table:table-row>
        <table:table-row>
          <table:table-cell office:value-type="string">
            <text:p>laravel__homestead</text:p>
          </table:table-cell>
          <table:table-cell office:value="0.7044887683787882" office:value-type="float"/>
          <table:table-cell office:value="0.7556566328694534" office:value-type="float"/>
          <table:table-cell office:value="0.7843564903436417" office:value-type="float"/>
          <table:table-cell office:value="0.7993396233274165" office:value-type="float"/>
          <table:table-cell office:value="0.8364609716484818" office:value-type="float"/>
          <table:table-cell office:value="0.5522899007692561" office:value-type="float"/>
          <table:table-cell office:value="0.5817520733953726" office:value-type="float"/>
          <table:table-cell office:value="0.5983399815177717" office:value-type="float"/>
          <table:table-cell office:value="0.6098851899940726" office:value-type="float"/>
          <table:table-cell office:value="0.6626376655897176" office:value-type="float"/>
          <table:table-cell office:value="0.4034342106673453" office:value-type="float"/>
          <table:table-cell office:value="0.4494684792508207" office:value-type="float"/>
          <table:table-cell office:value="0.4704519554842343" office:value-type="float"/>
          <table:table-cell office:value="0.4851710663367875" office:value-type="float"/>
          <table:table-cell office:value="0.6245817576724038" office:value-type="float"/>
          <table:table-cell office:value="0.5585981623157" office:value-type="float"/>
          <table:table-cell office:value="0.5980022859878612" office:value-type="float"/>
          <table:table-cell office:value="0.6227091676601214" office:value-type="float"/>
          <table:table-cell office:value="0.6449032800826839" office:value-type="float"/>
          <table:table-cell office:value="0.740743303595899" office:value-type="float"/>
          <table:table-cell office:value="0.3832046282584621" office:value-type="float"/>
          <table:table-cell office:value="0.4816902706298967" office:value-type="float"/>
          <table:table-cell office:value="0.5131263269047852" office:value-type="float"/>
          <table:table-cell office:value="0.5284691303498672" office:value-type="float"/>
          <table:table-cell office:value="0.5870614998265662" office:value-type="float"/>
        </table:table-row>
        <table:table-row>
          <table:table-cell office:value-type="string">
            <text:p>pwittchen__ReactiveNetwork</text:p>
          </table:table-cell>
          <table:table-cell office:value="0.7272250157961774" office:value-type="float"/>
          <table:table-cell office:value="0.7802888707073101" office:value-type="float"/>
          <table:table-cell office:value="0.7948598278732366" office:value-type="float"/>
          <table:table-cell office:value="0.8034503243918619" office:value-type="float"/>
          <table:table-cell office:value="0.8133266826430885" office:value-type="float"/>
          <table:table-cell office:value="0.5557566378153458" office:value-type="float"/>
          <table:table-cell office:value="0.5696277006369177" office:value-type="float"/>
          <table:table-cell office:value="0.5821820083378746" office:value-type="float"/>
          <table:table-cell office:value="0.5905551934637516" office:value-type="float"/>
          <table:table-cell office:value="0.6317366293245475" office:value-type="float"/>
          <table:table-cell office:value="0.46060501871397325" office:value-type="float"/>
          <table:table-cell office:value="0.47700843427571826" office:value-type="float"/>
          <table:table-cell office:value="0.493586480650644" office:value-type="float"/>
          <table:table-cell office:value="0.49731248277655454" office:value-type="float"/>
          <table:table-cell office:value="0.518507422919287" office:value-type="float"/>
          <table:table-cell office:value="0.6057491293070472" office:value-type="float"/>
          <table:table-cell office:value="0.6262977736612372" office:value-type="float"/>
          <table:table-cell office:value="0.6474641786009341" office:value-type="float"/>
          <table:table-cell office:value="0.6604948545751881" office:value-type="float"/>
          <table:table-cell office:value="0.7319697323364793" office:value-type="float"/>
          <table:table-cell office:value="0.4268904788371935" office:value-type="float"/>
          <table:table-cell office:value="0.474101245921724" office:value-type="float"/>
          <table:table-cell office:value="0.5035989323485328" office:value-type="float"/>
          <table:table-cell office:value="0.5156383332528854" office:value-type="float"/>
          <table:table-cell office:value="0.54677022194601" office:value-type="float"/>
        </table:table-row>
        <table:table-row>
          <table:table-cell office:value-type="string">
            <text:p>JakeWharton__sdk-manager-plugin</text:p>
          </table:table-cell>
          <table:table-cell office:value="0.7037629089027031" office:value-type="float"/>
          <table:table-cell office:value="0.732320901643484" office:value-type="float"/>
          <table:table-cell office:value="0.760814800785513" office:value-type="float"/>
          <table:table-cell office:value="0.781993706976854" office:value-type="float"/>
          <table:table-cell office:value="0.812950239066839" office:value-type="float"/>
          <table:table-cell office:value="0.555929559689736" office:value-type="float"/>
          <table:table-cell office:value="0.5783170623733879" office:value-type="float"/>
          <table:table-cell office:value="0.5939741596739452" office:value-type="float"/>
          <table:table-cell office:value="0.6052157823981638" office:value-type="float"/>
          <table:table-cell office:value="0.6347975115392616" office:value-type="float"/>
          <table:table-cell office:value="0.3844515636300184" office:value-type="float"/>
          <table:table-cell office:value="0.431570865064583" office:value-type="float"/>
          <table:table-cell office:value="0.4474945841596922" office:value-type="float"/>
          <table:table-cell office:value="0.46695051128235604" office:value-type="float"/>
          <table:table-cell office:value="0.5063993179600802" office:value-type="float"/>
          <table:table-cell office:value="0.5557708429182104" office:value-type="float"/>
          <table:table-cell office:value="0.6142040152550357" office:value-type="float"/>
          <table:table-cell office:value="0.6294424805029969" office:value-type="float"/>
          <table:table-cell office:value="0.6706711505135368" office:value-type="float"/>
          <table:table-cell office:value="0.710141240652793" office:value-type="float"/>
          <table:table-cell office:value="0.37995866986723464" office:value-type="float"/>
          <table:table-cell office:value="0.47759569194342666" office:value-type="float"/>
          <table:table-cell office:value="0.5205947755123403" office:value-type="float"/>
          <table:table-cell office:value="0.5547946714066504" office:value-type="float"/>
          <table:table-cell office:value="0.5871863975010918" office:value-type="float"/>
        </table:table-row>
        <table:table-row>
          <table:table-cell office:value-type="string">
            <text:p>YorickPeterse__oga</text:p>
          </table:table-cell>
          <table:table-cell office:value="0.76250918652972" office:value-type="float"/>
          <table:table-cell office:value="0.7956571938908753" office:value-type="float"/>
          <table:table-cell office:value="0.8081144802092234" office:value-type="float"/>
          <table:table-cell office:value="0.8261723050836298" office:value-type="float"/>
          <table:table-cell office:value="0.8592786862783155" office:value-type="float"/>
          <table:table-cell office:value="0.5394582371465462" office:value-type="float"/>
          <table:table-cell office:value="0.5737079809108526" office:value-type="float"/>
          <table:table-cell office:value="0.5888520963840154" office:value-type="float"/>
          <table:table-cell office:value="0.5961814442439243" office:value-type="float"/>
          <table:table-cell office:value="0.6273729994938386" office:value-type="float"/>
          <table:table-cell office:value="0.41611201276114573" office:value-type="float"/>
          <table:table-cell office:value="0.46004231247493044" office:value-type="float"/>
          <table:table-cell office:value="0.4884313776750844" office:value-type="float"/>
          <table:table-cell office:value="0.5020088694688254" office:value-type="float"/>
          <table:table-cell office:value="0.5591516734486747" office:value-type="float"/>
          <table:table-cell office:value="0.5705723486646079" office:value-type="float"/>
          <table:table-cell office:value="0.6262748961363968" office:value-type="float"/>
          <table:table-cell office:value="0.6382003714708521" office:value-type="float"/>
          <table:table-cell office:value="0.646939795261276" office:value-type="float"/>
          <table:table-cell office:value="0.6970574797364585" office:value-type="float"/>
          <table:table-cell office:value="0.4284037512965634" office:value-type="float"/>
          <table:table-cell office:value="0.4857170817455469" office:value-type="float"/>
          <table:table-cell office:value="0.4993062903220633" office:value-type="float"/>
          <table:table-cell office:value="0.522491288243464" office:value-type="float"/>
          <table:table-cell office:value="0.5555737624067545" office:value-type="float"/>
        </table:table-row>
        <table:table-row>
          <table:table-cell office:value-type="string">
            <text:p>Masterminds__glide</text:p>
          </table:table-cell>
          <table:table-cell office:value="0.6745063830808379" office:value-type="float"/>
          <table:table-cell office:value="0.7552285433875973" office:value-type="float"/>
          <table:table-cell office:value="0.7925541656810445" office:value-type="float"/>
          <table:table-cell office:value="0.8111729252896999" office:value-type="float"/>
          <table:table-cell office:value="0.8529873999476162" office:value-type="float"/>
          <table:table-cell office:value="0.5561804649005088" office:value-type="float"/>
          <table:table-cell office:value="0.592455307175342" office:value-type="float"/>
          <table:table-cell office:value="0.6077806345486528" office:value-type="float"/>
          <table:table-cell office:value="0.6204376310515787" office:value-type="float"/>
          <table:table-cell office:value="0.6742671195962805" office:value-type="float"/>
          <table:table-cell office:value="0.4063590250363226" office:value-type="float"/>
          <table:table-cell office:value="0.46463461124864025" office:value-type="float"/>
          <table:table-cell office:value="0.4803388613240531" office:value-type="float"/>
          <table:table-cell office:value="0.4984478324311951" office:value-type="float"/>
          <table:table-cell office:value="0.5633701004412288" office:value-type="float"/>
          <table:table-cell office:value="0.5662039763266403" office:value-type="float"/>
          <table:table-cell office:value="0.6091725112375336" office:value-type="float"/>
          <table:table-cell office:value="0.6227473558566803" office:value-type="float"/>
          <table:table-cell office:value="0.6424378321056929" office:value-type="float"/>
          <table:table-cell office:value="0.7096378742527054" office:value-type="float"/>
          <table:table-cell office:value="0.4352581555205416" office:value-type="float"/>
          <table:table-cell office:value="0.492118748323401" office:value-type="float"/>
          <table:table-cell office:value="0.5123635782907188" office:value-type="float"/>
          <table:table-cell office:value="0.5390186915198858" office:value-type="float"/>
          <table:table-cell office:value="0.5922167710271801" office:value-type="float"/>
        </table:table-row>
        <table:table-row>
          <table:table-cell office:value-type="string">
            <text:p>facebookarchive__three20</text:p>
          </table:table-cell>
          <table:table-cell office:value="0.755741767944165" office:value-type="float"/>
          <table:table-cell office:value="0.8043221687123192" office:value-type="float"/>
          <table:table-cell office:value="0.8164278437139465" office:value-type="float"/>
          <table:table-cell office:value="0.8271443368548478" office:value-type="float"/>
          <table:table-cell office:value="0.8481394594388161" office:value-type="float"/>
          <table:table-cell office:value="0.55296627725082" office:value-type="float"/>
          <table:table-cell office:value="0.5840610505058967" office:value-type="float"/>
          <table:table-cell office:value="0.6081297953032906" office:value-type="float"/>
          <table:table-cell office:value="0.6441789904688369" office:value-type="float"/>
          <table:table-cell office:value="0.6679789477778857" office:value-type="float"/>
          <table:table-cell office:value="0.44101452021937604" office:value-type="float"/>
          <table:table-cell office:value="0.45694034590730465" office:value-type="float"/>
          <table:table-cell office:value="0.4848590334203487" office:value-type="float"/>
          <table:table-cell office:value="0.49387297952658593" office:value-type="float"/>
          <table:table-cell office:value="0.5712184598825034" office:value-type="float"/>
          <table:table-cell office:value="0.5993053525794649" office:value-type="float"/>
          <table:table-cell office:value="0.6239471909294871" office:value-type="float"/>
          <table:table-cell office:value="0.6442544551964278" office:value-type="float"/>
          <table:table-cell office:value="0.6640108273497194" office:value-type="float"/>
          <table:table-cell office:value="0.7390647340292202" office:value-type="float"/>
          <table:table-cell office:value="0.4135749591739645" office:value-type="float"/>
          <table:table-cell office:value="0.4970686751123635" office:value-type="float"/>
          <table:table-cell office:value="0.508125208595848" office:value-type="float"/>
          <table:table-cell office:value="0.5290195845965391" office:value-type="float"/>
          <table:table-cell office:value="0.5640192994358446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0.7454276125729214" office:value-type="float"/>
          <table:table-cell office:value="0.788847646322864" office:value-type="float"/>
          <table:table-cell office:value="0.8000553112161559" office:value-type="float"/>
          <table:table-cell office:value="0.8170595541686101" office:value-type="float"/>
          <table:table-cell office:value="0.8251486758335286" office:value-type="float"/>
          <table:table-cell office:value="0.5318707814521898" office:value-type="float"/>
          <table:table-cell office:value="0.5622862969914686" office:value-type="float"/>
          <table:table-cell office:value="0.5772838104361772" office:value-type="float"/>
          <table:table-cell office:value="0.6134352237539857" office:value-type="float"/>
          <table:table-cell office:value="0.6582871392636209" office:value-type="float"/>
          <table:table-cell office:value="0.4653660032399031" office:value-type="float"/>
          <table:table-cell office:value="0.4760514723358123" office:value-type="float"/>
          <table:table-cell office:value="0.48993210782771823" office:value-type="float"/>
          <table:table-cell office:value="0.5370370567720233" office:value-type="float"/>
          <table:table-cell office:value="0.5533021174884059" office:value-type="float"/>
          <table:table-cell office:value="0.5942997075414593" office:value-type="float"/>
          <table:table-cell office:value="0.6193551534029782" office:value-type="float"/>
          <table:table-cell office:value="0.6553897722279747" office:value-type="float"/>
          <table:table-cell office:value="0.697273763183526" office:value-type="float"/>
          <table:table-cell office:value="0.6991456614645406" office:value-type="float"/>
          <table:table-cell office:value="0.37206190122479055" office:value-type="float"/>
          <table:table-cell office:value="0.4308179347677378" office:value-type="float"/>
          <table:table-cell office:value="0.4769920866071941" office:value-type="float"/>
          <table:table-cell office:value="0.5271779946123619" office:value-type="float"/>
          <table:table-cell office:value="0.570869891563981" office:value-type="float"/>
        </table:table-row>
        <table:table-row>
          <table:table-cell office:value-type="string">
            <text:p>Financial-Times__polyfill-service</text:p>
          </table:table-cell>
          <table:table-cell office:value="0.7216429471045273" office:value-type="float"/>
          <table:table-cell office:value="0.7899008509867855" office:value-type="float"/>
          <table:table-cell office:value="0.8032064520386106" office:value-type="float"/>
          <table:table-cell office:value="0.8223257238925052" office:value-type="float"/>
          <table:table-cell office:value="0.8526747399813662" office:value-type="float"/>
          <table:table-cell office:value="0.544659091622989" office:value-type="float"/>
          <table:table-cell office:value="0.575678816023891" office:value-type="float"/>
          <table:table-cell office:value="0.5956235247093782" office:value-type="float"/>
          <table:table-cell office:value="0.6123554082661344" office:value-type="float"/>
          <table:table-cell office:value="0.7210893812244419" office:value-type="float"/>
          <table:table-cell office:value="0.3869999929691106" office:value-type="float"/>
          <table:table-cell office:value="0.4356129735102062" office:value-type="float"/>
          <table:table-cell office:value="0.4519522939094212" office:value-type="float"/>
          <table:table-cell office:value="0.46573576584149323" office:value-type="float"/>
          <table:table-cell office:value="0.5325411349481407" office:value-type="float"/>
          <table:table-cell office:value="0.5581397942034063" office:value-type="float"/>
          <table:table-cell office:value="0.6094158776810313" office:value-type="float"/>
          <table:table-cell office:value="0.6228144914770237" office:value-type="float"/>
          <table:table-cell office:value="0.6471867651724575" office:value-type="float"/>
          <table:table-cell office:value="0.7253774333867808" office:value-type="float"/>
          <table:table-cell office:value="0.4167362585767086" office:value-type="float"/>
          <table:table-cell office:value="0.4862448557999507" office:value-type="float"/>
          <table:table-cell office:value="0.5064020053059364" office:value-type="float"/>
          <table:table-cell office:value="0.5197728282793553" office:value-type="float"/>
          <table:table-cell office:value="0.5722877198109413" office:value-type="float"/>
        </table:table-row>
        <table:table-row>
          <table:table-cell office:value-type="string">
            <text:p>Rich-Harris__ramjet</text:p>
          </table:table-cell>
          <table:table-cell office:value="0.7983931227049227" office:value-type="float"/>
          <table:table-cell office:value="0.8082107519489244" office:value-type="float"/>
          <table:table-cell office:value="0.8135453260000628" office:value-type="float"/>
          <table:table-cell office:value="0.8149742354076474" office:value-type="float"/>
          <table:table-cell office:value="0.8349970485222258" office:value-type="float"/>
          <table:table-cell office:value="0.5789140585138225" office:value-type="float"/>
          <table:table-cell office:value="0.5797360982245108" office:value-type="float"/>
          <table:table-cell office:value="0.6043487081909859" office:value-type="float"/>
          <table:table-cell office:value="0.6133543782559735" office:value-type="float"/>
          <table:table-cell office:value="0.6225327647408473" office:value-type="float"/>
          <table:table-cell office:value="0.4440635458204104" office:value-type="float"/>
          <table:table-cell office:value="0.444703737107663" office:value-type="float"/>
          <table:table-cell office:value="0.46284018748055145" office:value-type="float"/>
          <table:table-cell office:value="0.4695099032014678" office:value-type="float"/>
          <table:table-cell office:value="0.5327764741787213" office:value-type="float"/>
          <table:table-cell office:value="0.6034708345859414" office:value-type="float"/>
          <table:table-cell office:value="0.618234942930759" office:value-type="float"/>
          <table:table-cell office:value="0.6269296327305665" office:value-type="float"/>
          <table:table-cell office:value="0.6310406436439087" office:value-type="float"/>
          <table:table-cell office:value="0.6401383124236402" office:value-type="float"/>
          <table:table-cell office:value="0.46031114706975745" office:value-type="float"/>
          <table:table-cell office:value="0.48906559097851876" office:value-type="float"/>
          <table:table-cell office:value="0.5117036225237411" office:value-type="float"/>
          <table:table-cell office:value="0.5165247041746925" office:value-type="float"/>
          <table:table-cell office:value="0.5222342744564228" office:value-type="float"/>
        </table:table-row>
        <table:table-row>
          <table:table-cell office:value-type="string">
            <text:p>roundcube__roundcubemail</text:p>
          </table:table-cell>
          <table:table-cell office:value="0.6520791697323574" office:value-type="float"/>
          <table:table-cell office:value="0.7510971957963538" office:value-type="float"/>
          <table:table-cell office:value="0.7862723684100329" office:value-type="float"/>
          <table:table-cell office:value="0.8160482343629926" office:value-type="float"/>
          <table:table-cell office:value="0.8522875811228028" office:value-type="float"/>
          <table:table-cell office:value="0.5347552083611044" office:value-type="float"/>
          <table:table-cell office:value="0.5791978261756062" office:value-type="float"/>
          <table:table-cell office:value="0.5991808297013251" office:value-type="float"/>
          <table:table-cell office:value="0.6151407788728982" office:value-type="float"/>
          <table:table-cell office:value="0.6643029957769723" office:value-type="float"/>
          <table:table-cell office:value="0.40220945591989543" office:value-type="float"/>
          <table:table-cell office:value="0.4487350528644396" office:value-type="float"/>
          <table:table-cell office:value="0.4772974412855667" office:value-type="float"/>
          <table:table-cell office:value="0.502540168793345" office:value-type="float"/>
          <table:table-cell office:value="0.5678293944775581" office:value-type="float"/>
          <table:table-cell office:value="0.584093799581727" office:value-type="float"/>
          <table:table-cell office:value="0.6114647029428291" office:value-type="float"/>
          <table:table-cell office:value="0.6349997961570117" office:value-type="float"/>
          <table:table-cell office:value="0.665925993410013" office:value-type="float"/>
          <table:table-cell office:value="0.7230559813980308" office:value-type="float"/>
          <table:table-cell office:value="0.3447683714279262" office:value-type="float"/>
          <table:table-cell office:value="0.4729714831402103" office:value-type="float"/>
          <table:table-cell office:value="0.4983937540789304" office:value-type="float"/>
          <table:table-cell office:value="0.5274029239674485" office:value-type="float"/>
          <table:table-cell office:value="0.5975094386740489" office:value-type="float"/>
        </table:table-row>
        <table:table-row>
          <table:table-cell office:value-type="string">
            <text:p>w3c__web-platform-tests</text:p>
          </table:table-cell>
          <table:table-cell office:value="0.7172072067560016" office:value-type="float"/>
          <table:table-cell office:value="0.7991014972783419" office:value-type="float"/>
          <table:table-cell office:value="0.8138392647414169" office:value-type="float"/>
          <table:table-cell office:value="0.8249340653334245" office:value-type="float"/>
          <table:table-cell office:value="0.8641507329538538" office:value-type="float"/>
          <table:table-cell office:value="0.5449719833886493" office:value-type="float"/>
          <table:table-cell office:value="0.6001091492389926" office:value-type="float"/>
          <table:table-cell office:value="0.616194506357167" office:value-type="float"/>
          <table:table-cell office:value="0.6313665688554168" office:value-type="float"/>
          <table:table-cell office:value="0.7419441531715121" office:value-type="float"/>
          <table:table-cell office:value="0.40202117615100685" office:value-type="float"/>
          <table:table-cell office:value="0.44114755753262824" office:value-type="float"/>
          <table:table-cell office:value="0.45834745938828064" office:value-type="float"/>
          <table:table-cell office:value="0.47751377660063593" office:value-type="float"/>
          <table:table-cell office:value="0.5933956520135337" office:value-type="float"/>
          <table:table-cell office:value="0.5554470397049383" office:value-type="float"/>
          <table:table-cell office:value="0.6041345044759643" office:value-type="float"/>
          <table:table-cell office:value="0.6206292176709993" office:value-type="float"/>
          <table:table-cell office:value="0.6425115857401147" office:value-type="float"/>
          <table:table-cell office:value="0.8467211893103999" office:value-type="float"/>
          <table:table-cell office:value="0.380652034994057" office:value-type="float"/>
          <table:table-cell office:value="0.4898612820635827" office:value-type="float"/>
          <table:table-cell office:value="0.502419600076851" office:value-type="float"/>
          <table:table-cell office:value="0.5198390460322369" office:value-type="float"/>
          <table:table-cell office:value="0.6177307262931064" office:value-type="float"/>
        </table:table-row>
        <table:table-row>
          <table:table-cell office:value-type="string">
            <text:p>Dogfalo__materialize</text:p>
          </table:table-cell>
          <table:table-cell office:value="0.6841847222780857" office:value-type="float"/>
          <table:table-cell office:value="0.7790187276835923" office:value-type="float"/>
          <table:table-cell office:value="0.7978013351441631" office:value-type="float"/>
          <table:table-cell office:value="0.8179026101585375" office:value-type="float"/>
          <table:table-cell office:value="0.8654868152678113" office:value-type="float"/>
          <table:table-cell office:value="0.5055796603789886" office:value-type="float"/>
          <table:table-cell office:value="0.5803208879338893" office:value-type="float"/>
          <table:table-cell office:value="0.6004604169508307" office:value-type="float"/>
          <table:table-cell office:value="0.6200833330114617" office:value-type="float"/>
          <table:table-cell office:value="0.6993495619685297" office:value-type="float"/>
          <table:table-cell office:value="0.37313779689433413" office:value-type="float"/>
          <table:table-cell office:value="0.4700401344215322" office:value-type="float"/>
          <table:table-cell office:value="0.4926067737177587" office:value-type="float"/>
          <table:table-cell office:value="0.5177861157904593" office:value-type="float"/>
          <table:table-cell office:value="0.6062100100886725" office:value-type="float"/>
          <table:table-cell office:value="0.535837579636202" office:value-type="float"/>
          <table:table-cell office:value="0.6096037255919619" office:value-type="float"/>
          <table:table-cell office:value="0.6330174301516927" office:value-type="float"/>
          <table:table-cell office:value="0.6572799602944983" office:value-type="float"/>
          <table:table-cell office:value="0.7673214399263928" office:value-type="float"/>
          <table:table-cell office:value="0.3758127225012843" office:value-type="float"/>
          <table:table-cell office:value="0.4827802973699249" office:value-type="float"/>
          <table:table-cell office:value="0.512331820152399" office:value-type="float"/>
          <table:table-cell office:value="0.5366374820195631" office:value-type="float"/>
          <table:table-cell office:value="0.5977786031520717" office:value-type="float"/>
        </table:table-row>
        <table:table-row>
          <table:table-cell office:value-type="string">
            <text:p>webonyx__graphql-php</text:p>
          </table:table-cell>
          <table:table-cell office:value="0.6831211788359299" office:value-type="float"/>
          <table:table-cell office:value="0.8022066805875846" office:value-type="float"/>
          <table:table-cell office:value="0.8183983566886741" office:value-type="float"/>
          <table:table-cell office:value="0.825218654775281" office:value-type="float"/>
          <table:table-cell office:value="0.8561039056120947" office:value-type="float"/>
          <table:table-cell office:value="0.5122092708041251" office:value-type="float"/>
          <table:table-cell office:value="0.5696710977509154" office:value-type="float"/>
          <table:table-cell office:value="0.5915960049389781" office:value-type="float"/>
          <table:table-cell office:value="0.6104232702999874" office:value-type="float"/>
          <table:table-cell office:value="0.6465292037395172" office:value-type="float"/>
          <table:table-cell office:value="0.4229684010215006" office:value-type="float"/>
          <table:table-cell office:value="0.48015763238936315" office:value-type="float"/>
          <table:table-cell office:value="0.4923239650950896" office:value-type="float"/>
          <table:table-cell office:value="0.5078841662716952" office:value-type="float"/>
          <table:table-cell office:value="0.5490789323572597" office:value-type="float"/>
          <table:table-cell office:value="0.5601709156025578" office:value-type="float"/>
          <table:table-cell office:value="0.6264190512885717" office:value-type="float"/>
          <table:table-cell office:value="0.644550792607429" office:value-type="float"/>
          <table:table-cell office:value="0.6576399834926319" office:value-type="float"/>
          <table:table-cell office:value="0.7047160440943278" office:value-type="float"/>
          <table:table-cell office:value="0.3722737048959563" office:value-type="float"/>
          <table:table-cell office:value="0.47665998116744956" office:value-type="float"/>
          <table:table-cell office:value="0.4899362210505853" office:value-type="float"/>
          <table:table-cell office:value="0.5074818505206138" office:value-type="float"/>
          <table:table-cell office:value="0.5760269396044746" office:value-type="float"/>
        </table:table-row>
        <table:table-row>
          <table:table-cell office:value-type="string">
            <text:p>christianalfoni__formsy-react</text:p>
          </table:table-cell>
          <table:table-cell office:value="0.7527779757392673" office:value-type="float"/>
          <table:table-cell office:value="0.7935898098002702" office:value-type="float"/>
          <table:table-cell office:value="0.8146829214002624" office:value-type="float"/>
          <table:table-cell office:value="0.827471753428288" office:value-type="float"/>
          <table:table-cell office:value="0.8734565811782056" office:value-type="float"/>
          <table:table-cell office:value="0.5352280423925488" office:value-type="float"/>
          <table:table-cell office:value="0.5674771062410637" office:value-type="float"/>
          <table:table-cell office:value="0.5870141304533711" office:value-type="float"/>
          <table:table-cell office:value="0.6043435806414058" office:value-type="float"/>
          <table:table-cell office:value="0.6868823307216412" office:value-type="float"/>
          <table:table-cell office:value="0.41259666865194466" office:value-type="float"/>
          <table:table-cell office:value="0.4590600934444403" office:value-type="float"/>
          <table:table-cell office:value="0.48470041184663026" office:value-type="float"/>
          <table:table-cell office:value="0.5072365471114834" office:value-type="float"/>
          <table:table-cell office:value="0.6003810106531224" office:value-type="float"/>
          <table:table-cell office:value="0.5788331064191163" office:value-type="float"/>
          <table:table-cell office:value="0.6215731996657543" office:value-type="float"/>
          <table:table-cell office:value="0.6362408386003894" office:value-type="float"/>
          <table:table-cell office:value="0.6633163247951406" office:value-type="float"/>
          <table:table-cell office:value="0.7251625962645454" office:value-type="float"/>
          <table:table-cell office:value="0.3662983354969602" office:value-type="float"/>
          <table:table-cell office:value="0.4618206452968769" office:value-type="float"/>
          <table:table-cell office:value="0.49608867994453365" office:value-type="float"/>
          <table:table-cell office:value="0.5140123072959378" office:value-type="float"/>
          <table:table-cell office:value="0.583041092130344" office:value-type="float"/>
        </table:table-row>
        <table:table-row>
          <table:table-cell office:value-type="string">
            <text:p>TykTechnologies__tyk</text:p>
          </table:table-cell>
          <table:table-cell office:value="0.6858496677477257" office:value-type="float"/>
          <table:table-cell office:value="0.7570025075524811" office:value-type="float"/>
          <table:table-cell office:value="0.7833985121757653" office:value-type="float"/>
          <table:table-cell office:value="0.8026533651177061" office:value-type="float"/>
          <table:table-cell office:value="0.8472530389756704" office:value-type="float"/>
          <table:table-cell office:value="0.5614569903095517" office:value-type="float"/>
          <table:table-cell office:value="0.5928797343050198" office:value-type="float"/>
          <table:table-cell office:value="0.6023955638435028" office:value-type="float"/>
          <table:table-cell office:value="0.614005717882263" office:value-type="float"/>
          <table:table-cell office:value="0.6892458553852814" office:value-type="float"/>
          <table:table-cell office:value="0.44465108495460404" office:value-type="float"/>
          <table:table-cell office:value="0.46785833771464685" office:value-type="float"/>
          <table:table-cell office:value="0.49365010580003194" office:value-type="float"/>
          <table:table-cell office:value="0.5175408986970406" office:value-type="float"/>
          <table:table-cell office:value="0.588354455638113" office:value-type="float"/>
          <table:table-cell office:value="0.5835418028282534" office:value-type="float"/>
          <table:table-cell office:value="0.6226134240390637" office:value-type="float"/>
          <table:table-cell office:value="0.6391777649523757" office:value-type="float"/>
          <table:table-cell office:value="0.6593437096869339" office:value-type="float"/>
          <table:table-cell office:value="0.7330183534392218" office:value-type="float"/>
          <table:table-cell office:value="0.4373117594615664" office:value-type="float"/>
          <table:table-cell office:value="0.49071802981377854" office:value-type="float"/>
          <table:table-cell office:value="0.5228426154893777" office:value-type="float"/>
          <table:table-cell office:value="0.5407289353536539" office:value-type="float"/>
          <table:table-cell office:value="0.5828009062739331" office:value-type="float"/>
        </table:table-row>
        <table:table-row>
          <table:table-cell office:value-type="string">
            <text:p>google__cadvisor</text:p>
          </table:table-cell>
          <table:table-cell office:value="0.6730339643640767" office:value-type="float"/>
          <table:table-cell office:value="0.7330572142595766" office:value-type="float"/>
          <table:table-cell office:value="0.768975380942997" office:value-type="float"/>
          <table:table-cell office:value="0.7984035143914292" office:value-type="float"/>
          <table:table-cell office:value="0.8625389188106692" office:value-type="float"/>
          <table:table-cell office:value="0.5304761950180041" office:value-type="float"/>
          <table:table-cell office:value="0.5871646006978755" office:value-type="float"/>
          <table:table-cell office:value="0.6073276564476989" office:value-type="float"/>
          <table:table-cell office:value="0.6206675457332743" office:value-type="float"/>
          <table:table-cell office:value="0.695891858886785" office:value-type="float"/>
          <table:table-cell office:value="0.38729108047258776" office:value-type="float"/>
          <table:table-cell office:value="0.4548212997542843" office:value-type="float"/>
          <table:table-cell office:value="0.4762590023000215" office:value-type="float"/>
          <table:table-cell office:value="0.49916805831263483" office:value-type="float"/>
          <table:table-cell office:value="0.5815027634663362" office:value-type="float"/>
          <table:table-cell office:value="0.5622526279977319" office:value-type="float"/>
          <table:table-cell office:value="0.6249992707937364" office:value-type="float"/>
          <table:table-cell office:value="0.6419033714038986" office:value-type="float"/>
          <table:table-cell office:value="0.6658788853691398" office:value-type="float"/>
          <table:table-cell office:value="0.7412848879653267" office:value-type="float"/>
          <table:table-cell office:value="0.3567725655336175" office:value-type="float"/>
          <table:table-cell office:value="0.4592509641596966" office:value-type="float"/>
          <table:table-cell office:value="0.48198643399871655" office:value-type="float"/>
          <table:table-cell office:value="0.5084052676278448" office:value-type="float"/>
          <table:table-cell office:value="0.6159984696649174" office:value-type="float"/>
        </table:table-row>
        <table:table-row>
          <table:table-cell office:value-type="string">
            <text:p>nelhage__reptyr</text:p>
          </table:table-cell>
          <table:table-cell office:value="0.7338826948419324" office:value-type="float"/>
          <table:table-cell office:value="0.7714546829992212" office:value-type="float"/>
          <table:table-cell office:value="0.7772094670554827" office:value-type="float"/>
          <table:table-cell office:value="0.8004717070245823" office:value-type="float"/>
          <table:table-cell office:value="0.8093561113454234" office:value-type="float"/>
          <table:table-cell office:value="0.5469218491758577" office:value-type="float"/>
          <table:table-cell office:value="0.5760272345247293" office:value-type="float"/>
          <table:table-cell office:value="0.5836642336712732" office:value-type="float"/>
          <table:table-cell office:value="0.5935894019153547" office:value-type="float"/>
          <table:table-cell office:value="0.5969127032958396" office:value-type="float"/>
          <table:table-cell office:value="0.42747322250123554" office:value-type="float"/>
          <table:table-cell office:value="0.43593971528969067" office:value-type="float"/>
          <table:table-cell office:value="0.44833987904405626" office:value-type="float"/>
          <table:table-cell office:value="0.511112803467112" office:value-type="float"/>
          <table:table-cell office:value="0.5140115602444496" office:value-type="float"/>
          <table:table-cell office:value="0.6034904063137734" office:value-type="float"/>
          <table:table-cell office:value="0.6189815004754396" office:value-type="float"/>
          <table:table-cell office:value="0.6380571265739595" office:value-type="float"/>
          <table:table-cell office:value="0.6594931916666331" office:value-type="float"/>
          <table:table-cell office:value="0.6869315818801096" office:value-type="float"/>
          <table:table-cell office:value="0.4729152474299625" office:value-type="float"/>
          <table:table-cell office:value="0.48141031166436277" office:value-type="float"/>
          <table:table-cell office:value="0.48481314720576585" office:value-type="float"/>
          <table:table-cell office:value="0.49866441569952696" office:value-type="float"/>
          <table:table-cell office:value="0.5125145484661031" office:value-type="float"/>
        </table:table-row>
        <table:table-row>
          <table:table-cell office:value-type="string">
            <text:p>JakeWharton__NineOldAndroids</text:p>
          </table:table-cell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837914949211616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6114031346147282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821300354373307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536225277868161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5256488447046921" office:value-type="float"/>
        </table:table-row>
        <table:table-row>
          <table:table-cell office:value-type="string">
            <text:p>boot2docker__boot2docker</text:p>
          </table:table-cell>
          <table:table-cell office:value="0.6833228562702715" office:value-type="float"/>
          <table:table-cell office:value="0.7424082020550594" office:value-type="float"/>
          <table:table-cell office:value="0.7690979346729543" office:value-type="float"/>
          <table:table-cell office:value="0.7919949514370596" office:value-type="float"/>
          <table:table-cell office:value="0.8345332755645085" office:value-type="float"/>
          <table:table-cell office:value="0.5138498195573681" office:value-type="float"/>
          <table:table-cell office:value="0.5699928882924068" office:value-type="float"/>
          <table:table-cell office:value="0.5880278812077235" office:value-type="float"/>
          <table:table-cell office:value="0.6058715853628441" office:value-type="float"/>
          <table:table-cell office:value="0.6472421234014001" office:value-type="float"/>
          <table:table-cell office:value="0.37681312688609225" office:value-type="float"/>
          <table:table-cell office:value="0.44430525606473614" office:value-type="float"/>
          <table:table-cell office:value="0.46604856464223277" office:value-type="float"/>
          <table:table-cell office:value="0.4828761854963931" office:value-type="float"/>
          <table:table-cell office:value="0.5930501748786764" office:value-type="float"/>
          <table:table-cell office:value="0.5472890201444597" office:value-type="float"/>
          <table:table-cell office:value="0.5932833303334383" office:value-type="float"/>
          <table:table-cell office:value="0.6160154153604604" office:value-type="float"/>
          <table:table-cell office:value="0.6390503914602762" office:value-type="float"/>
          <table:table-cell office:value="0.7414770147207261" office:value-type="float"/>
          <table:table-cell office:value="0.37548564139792917" office:value-type="float"/>
          <table:table-cell office:value="0.4801326018460742" office:value-type="float"/>
          <table:table-cell office:value="0.4976007124533012" office:value-type="float"/>
          <table:table-cell office:value="0.524243116757364" office:value-type="float"/>
          <table:table-cell office:value="0.599263289759683" office:value-type="float"/>
        </table:table-row>
        <table:table-row>
          <table:table-cell office:value-type="string">
            <text:p>noflo__noflo</text:p>
          </table:table-cell>
          <table:table-cell office:value="0.75117275483423" office:value-type="float"/>
          <table:table-cell office:value="0.7901543727458956" office:value-type="float"/>
          <table:table-cell office:value="0.8245028345141941" office:value-type="float"/>
          <table:table-cell office:value="0.8310960381717524" office:value-type="float"/>
          <table:table-cell office:value="0.8709165517128334" office:value-type="float"/>
          <table:table-cell office:value="0.5269035487226327" office:value-type="float"/>
          <table:table-cell office:value="0.575467627924489" office:value-type="float"/>
          <table:table-cell office:value="0.5922506417526915" office:value-type="float"/>
          <table:table-cell office:value="0.605903915180066" office:value-type="float"/>
          <table:table-cell office:value="0.6511078752168551" office:value-type="float"/>
          <table:table-cell office:value="0.38261258827199895" office:value-type="float"/>
          <table:table-cell office:value="0.48170777679583754" office:value-type="float"/>
          <table:table-cell office:value="0.4987778581901666" office:value-type="float"/>
          <table:table-cell office:value="0.5179178762626837" office:value-type="float"/>
          <table:table-cell office:value="0.5517029006063703" office:value-type="float"/>
          <table:table-cell office:value="0.5963248781284456" office:value-type="float"/>
          <table:table-cell office:value="0.611577366573695" office:value-type="float"/>
          <table:table-cell office:value="0.6228544927419191" office:value-type="float"/>
          <table:table-cell office:value="0.6324993233244426" office:value-type="float"/>
          <table:table-cell office:value="0.6976681729758691" office:value-type="float"/>
          <table:table-cell office:value="0.3786805412035027" office:value-type="float"/>
          <table:table-cell office:value="0.48435472507316835" office:value-type="float"/>
          <table:table-cell office:value="0.49261409652788013" office:value-type="float"/>
          <table:table-cell office:value="0.5106382390171712" office:value-type="float"/>
          <table:table-cell office:value="0.5956421316963589" office:value-type="float"/>
        </table:table-row>
        <table:table-row>
          <table:table-cell office:value-type="string">
            <text:p>reactjs__redux</text:p>
          </table:table-cell>
          <table:table-cell office:value="0.7188965536511231" office:value-type="float"/>
          <table:table-cell office:value="0.8096165253891301" office:value-type="float"/>
          <table:table-cell office:value="0.8249826304389617" office:value-type="float"/>
          <table:table-cell office:value="0.8373996218988581" office:value-type="float"/>
          <table:table-cell office:value="0.8716831246069496" office:value-type="float"/>
          <table:table-cell office:value="0.4967947571491874" office:value-type="float"/>
          <table:table-cell office:value="0.5758298385973947" office:value-type="float"/>
          <table:table-cell office:value="0.5949153213096005" office:value-type="float"/>
          <table:table-cell office:value="0.614608718757641" office:value-type="float"/>
          <table:table-cell office:value="0.7078062481408991" office:value-type="float"/>
          <table:table-cell office:value="0.382343470148239" office:value-type="float"/>
          <table:table-cell office:value="0.47751516293256024" office:value-type="float"/>
          <table:table-cell office:value="0.4940844255239316" office:value-type="float"/>
          <table:table-cell office:value="0.5092249350970423" office:value-type="float"/>
          <table:table-cell office:value="0.5982939225009178" office:value-type="float"/>
          <table:table-cell office:value="0.5731248614457329" office:value-type="float"/>
          <table:table-cell office:value="0.6285230902674968" office:value-type="float"/>
          <table:table-cell office:value="0.6457864052920597" office:value-type="float"/>
          <table:table-cell office:value="0.6641609699849691" office:value-type="float"/>
          <table:table-cell office:value="0.7421687767399707" office:value-type="float"/>
          <table:table-cell office:value="0.36845285107369863" office:value-type="float"/>
          <table:table-cell office:value="0.47520919268539563" office:value-type="float"/>
          <table:table-cell office:value="0.49511601410188416" office:value-type="float"/>
          <table:table-cell office:value="0.5142093930259639" office:value-type="float"/>
          <table:table-cell office:value="0.6002712104708925" office:value-type="float"/>
        </table:table-row>
        <table:table-row>
          <table:table-cell office:value-type="string">
            <text:p>fruux__Baikal</text:p>
          </table:table-cell>
          <table:table-cell office:value="0.6926726150372412" office:value-type="float"/>
          <table:table-cell office:value="0.7676359583624517" office:value-type="float"/>
          <table:table-cell office:value="0.7866363156100258" office:value-type="float"/>
          <table:table-cell office:value="0.7999926475467205" office:value-type="float"/>
          <table:table-cell office:value="0.8616983467337993" office:value-type="float"/>
          <table:table-cell office:value="0.5374967285852957" office:value-type="float"/>
          <table:table-cell office:value="0.583556511308555" office:value-type="float"/>
          <table:table-cell office:value="0.6025044211562068" office:value-type="float"/>
          <table:table-cell office:value="0.6172426609705741" office:value-type="float"/>
          <table:table-cell office:value="0.688374307067668" office:value-type="float"/>
          <table:table-cell office:value="0.35824974546215493" office:value-type="float"/>
          <table:table-cell office:value="0.4496653711867963" office:value-type="float"/>
          <table:table-cell office:value="0.4742369544043161" office:value-type="float"/>
          <table:table-cell office:value="0.49460497150296173" office:value-type="float"/>
          <table:table-cell office:value="0.6003909118424501" office:value-type="float"/>
          <table:table-cell office:value="0.5591670000311757" office:value-type="float"/>
          <table:table-cell office:value="0.6097748065523314" office:value-type="float"/>
          <table:table-cell office:value="0.6274928335846606" office:value-type="float"/>
          <table:table-cell office:value="0.6514396995754089" office:value-type="float"/>
          <table:table-cell office:value="0.79766073767671" office:value-type="float"/>
          <table:table-cell office:value="0.37077233982749974" office:value-type="float"/>
          <table:table-cell office:value="0.49645865904138653" office:value-type="float"/>
          <table:table-cell office:value="0.5249786073053763" office:value-type="float"/>
          <table:table-cell office:value="0.5490154473517027" office:value-type="float"/>
          <table:table-cell office:value="0.6189817920375754" office:value-type="float"/>
        </table:table-row>
        <table:table-row>
          <table:table-cell office:value-type="string">
            <text:p>fchollet__keras</text:p>
          </table:table-cell>
          <table:table-cell office:value="0.668489479549153" office:value-type="float"/>
          <table:table-cell office:value="0.7795550756147266" office:value-type="float"/>
          <table:table-cell office:value="0.8006250495672707" office:value-type="float"/>
          <table:table-cell office:value="0.8177273767718959" office:value-type="float"/>
          <table:table-cell office:value="0.873908723579679" office:value-type="float"/>
          <table:table-cell office:value="0.5196317137445712" office:value-type="float"/>
          <table:table-cell office:value="0.5907553174305767" office:value-type="float"/>
          <table:table-cell office:value="0.6066684976949461" office:value-type="float"/>
          <table:table-cell office:value="0.6225439229428607" office:value-type="float"/>
          <table:table-cell office:value="0.6995159971798545" office:value-type="float"/>
          <table:table-cell office:value="0.3904932641828646" office:value-type="float"/>
          <table:table-cell office:value="0.4785645209851549" office:value-type="float"/>
          <table:table-cell office:value="0.496723700570879" office:value-type="float"/>
          <table:table-cell office:value="0.5141955114217485" office:value-type="float"/>
          <table:table-cell office:value="0.6054088092610861" office:value-type="float"/>
          <table:table-cell office:value="0.5433394262923892" office:value-type="float"/>
          <table:table-cell office:value="0.6122283978570404" office:value-type="float"/>
          <table:table-cell office:value="0.6317753404338018" office:value-type="float"/>
          <table:table-cell office:value="0.6505239692991925" office:value-type="float"/>
          <table:table-cell office:value="0.7242849336627692" office:value-type="float"/>
          <table:table-cell office:value="0.36773681406969205" office:value-type="float"/>
          <table:table-cell office:value="0.4715321469188591" office:value-type="float"/>
          <table:table-cell office:value="0.49263093319110507" office:value-type="float"/>
          <table:table-cell office:value="0.5116873919005469" office:value-type="float"/>
          <table:table-cell office:value="0.5931216939554125" office:value-type="float"/>
        </table:table-row>
        <table:table-row>
          <table:table-cell office:value-type="string">
            <text:p>luin__ioredis</text:p>
          </table:table-cell>
          <table:table-cell office:value="0.6803178181403844" office:value-type="float"/>
          <table:table-cell office:value="0.7507707225189715" office:value-type="float"/>
          <table:table-cell office:value="0.7754566666998868" office:value-type="float"/>
          <table:table-cell office:value="0.8031691620602056" office:value-type="float"/>
          <table:table-cell office:value="0.8422707476251027" office:value-type="float"/>
          <table:table-cell office:value="0.5367964372678922" office:value-type="float"/>
          <table:table-cell office:value="0.5741866265962486" office:value-type="float"/>
          <table:table-cell office:value="0.5877765992445165" office:value-type="float"/>
          <table:table-cell office:value="0.6011485797477177" office:value-type="float"/>
          <table:table-cell office:value="0.6437371865214532" office:value-type="float"/>
          <table:table-cell office:value="0.4267027413067508" office:value-type="float"/>
          <table:table-cell office:value="0.468308600433544" office:value-type="float"/>
          <table:table-cell office:value="0.49124197159820876" office:value-type="float"/>
          <table:table-cell office:value="0.5091171256580235" office:value-type="float"/>
          <table:table-cell office:value="0.5620129818143085" office:value-type="float"/>
          <table:table-cell office:value="0.5778335097329426" office:value-type="float"/>
          <table:table-cell office:value="0.6190024450052314" office:value-type="float"/>
          <table:table-cell office:value="0.6436324760205174" office:value-type="float"/>
          <table:table-cell office:value="0.6655966116058393" office:value-type="float"/>
          <table:table-cell office:value="0.7374721582353818" office:value-type="float"/>
          <table:table-cell office:value="0.3378833741586251" office:value-type="float"/>
          <table:table-cell office:value="0.4478149017308865" office:value-type="float"/>
          <table:table-cell office:value="0.4802207470127887" office:value-type="float"/>
          <table:table-cell office:value="0.5045815275992229" office:value-type="float"/>
          <table:table-cell office:value="0.579980003900476" office:value-type="float"/>
        </table:table-row>
        <table:table-row>
          <table:table-cell office:value-type="string">
            <text:p>mattetti__googlecharts</text:p>
          </table:table-cell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8218441556265781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328095867034592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245097357800911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73139723166873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68424143904984" office:value-type="float"/>
        </table:table-row>
        <table:table-row>
          <table:table-cell office:value-type="string">
            <text:p>swagger-api__swagger-ui</text:p>
          </table:table-cell>
          <table:table-cell office:value="0.7090085270585077" office:value-type="float"/>
          <table:table-cell office:value="0.8046188878152298" office:value-type="float"/>
          <table:table-cell office:value="0.8242857972717093" office:value-type="float"/>
          <table:table-cell office:value="0.8395429427351909" office:value-type="float"/>
          <table:table-cell office:value="0.9046632133476538" office:value-type="float"/>
          <table:table-cell office:value="0.5019323620781186" office:value-type="float"/>
          <table:table-cell office:value="0.5717493767970202" office:value-type="float"/>
          <table:table-cell office:value="0.5863171658452024" office:value-type="float"/>
          <table:table-cell office:value="0.6021778672960489" office:value-type="float"/>
          <table:table-cell office:value="0.6789950181192311" office:value-type="float"/>
          <table:table-cell office:value="0.42575829339486493" office:value-type="float"/>
          <table:table-cell office:value="0.48502612898408004" office:value-type="float"/>
          <table:table-cell office:value="0.5071235703661591" office:value-type="float"/>
          <table:table-cell office:value="0.532399751486536" office:value-type="float"/>
          <table:table-cell office:value="0.593659088511631" office:value-type="float"/>
          <table:table-cell office:value="0.5676117541434291" office:value-type="float"/>
          <table:table-cell office:value="0.6216799229299068" office:value-type="float"/>
          <table:table-cell office:value="0.6407157231921128" office:value-type="float"/>
          <table:table-cell office:value="0.6633207590983463" office:value-type="float"/>
          <table:table-cell office:value="0.7327070202230912" office:value-type="float"/>
          <table:table-cell office:value="0.38990218643608787" office:value-type="float"/>
          <table:table-cell office:value="0.4849510114770196" office:value-type="float"/>
          <table:table-cell office:value="0.5107751494492124" office:value-type="float"/>
          <table:table-cell office:value="0.5315015273249235" office:value-type="float"/>
          <table:table-cell office:value="0.5947134772461911" office:value-type="float"/>
        </table:table-row>
        <table:table-row>
          <table:table-cell office:value-type="string">
            <text:p>npm__npm</text:p>
          </table:table-cell>
          <table:table-cell office:value="0.6785425941444152" office:value-type="float"/>
          <table:table-cell office:value="0.7423918040418092" office:value-type="float"/>
          <table:table-cell office:value="0.7658050738231812" office:value-type="float"/>
          <table:table-cell office:value="0.7982554211393711" office:value-type="float"/>
          <table:table-cell office:value="0.8632746857629153" office:value-type="float"/>
          <table:table-cell office:value="0.4323995891928297" office:value-type="float"/>
          <table:table-cell office:value="0.5695378803478752" office:value-type="float"/>
          <table:table-cell office:value="0.5846444609886049" office:value-type="float"/>
          <table:table-cell office:value="0.601509310140825" office:value-type="float"/>
          <table:table-cell office:value="0.7094732985211984" office:value-type="float"/>
          <table:table-cell office:value="0.371987969765167" office:value-type="float"/>
          <table:table-cell office:value="0.44151030399909186" office:value-type="float"/>
          <table:table-cell office:value="0.4635074194676171" office:value-type="float"/>
          <table:table-cell office:value="0.48302742190118364" office:value-type="float"/>
          <table:table-cell office:value="0.5639869079663403" office:value-type="float"/>
          <table:table-cell office:value="0.5499705679165727" office:value-type="float"/>
          <table:table-cell office:value="0.621795402664376" office:value-type="float"/>
          <table:table-cell office:value="0.6470612461446845" office:value-type="float"/>
          <table:table-cell office:value="0.6738562149956377" office:value-type="float"/>
          <table:table-cell office:value="0.8043887057731883" office:value-type="float"/>
          <table:table-cell office:value="0.3014497302564312" office:value-type="float"/>
          <table:table-cell office:value="0.4263997310619678" office:value-type="float"/>
          <table:table-cell office:value="0.46626633898594305" office:value-type="float"/>
          <table:table-cell office:value="0.4995874220466725" office:value-type="float"/>
          <table:table-cell office:value="0.6138142710435517" office:value-type="float"/>
        </table:table-row>
        <table:table-row>
          <table:table-cell office:value-type="string">
            <text:p>ubilabs__geocomplete</text:p>
          </table:table-cell>
          <table:table-cell office:value="0.7582734168720039" office:value-type="float"/>
          <table:table-cell office:value="0.7949881100654205" office:value-type="float"/>
          <table:table-cell office:value="0.8131346285545421" office:value-type="float"/>
          <table:table-cell office:value="0.8398370786183852" office:value-type="float"/>
          <table:table-cell office:value="0.8563301522852685" office:value-type="float"/>
          <table:table-cell office:value="0.5626242239364088" office:value-type="float"/>
          <table:table-cell office:value="0.5892066378179364" office:value-type="float"/>
          <table:table-cell office:value="0.6166979837421752" office:value-type="float"/>
          <table:table-cell office:value="0.6404344602226952" office:value-type="float"/>
          <table:table-cell office:value="0.6512864870361186" office:value-type="float"/>
          <table:table-cell office:value="0.43229294169536264" office:value-type="float"/>
          <table:table-cell office:value="0.48340516958113444" office:value-type="float"/>
          <table:table-cell office:value="0.5114720543746585" office:value-type="float"/>
          <table:table-cell office:value="0.5505493135285984" office:value-type="float"/>
          <table:table-cell office:value="0.5765165539655376" office:value-type="float"/>
          <table:table-cell office:value="0.6200084898200958" office:value-type="float"/>
          <table:table-cell office:value="0.6514402953393018" office:value-type="float"/>
          <table:table-cell office:value="0.6730268896618109" office:value-type="float"/>
          <table:table-cell office:value="0.6850860037427816" office:value-type="float"/>
          <table:table-cell office:value="0.6885930525167081" office:value-type="float"/>
          <table:table-cell office:value="0.4903781007850372" office:value-type="float"/>
          <table:table-cell office:value="0.507076431036233" office:value-type="float"/>
          <table:table-cell office:value="0.5326758427509066" office:value-type="float"/>
          <table:table-cell office:value="0.5691115504142561" office:value-type="float"/>
          <table:table-cell office:value="0.6000078822034737" office:value-type="float"/>
        </table:table-row>
        <table:table-row>
          <table:table-cell office:value-type="string">
            <text:p>mailgun__godebug</text:p>
          </table:table-cell>
          <table:table-cell office:value="0.7172872039756741" office:value-type="float"/>
          <table:table-cell office:value="0.7944491759283917" office:value-type="float"/>
          <table:table-cell office:value="0.796702767448406" office:value-type="float"/>
          <table:table-cell office:value="0.8112042915072732" office:value-type="float"/>
          <table:table-cell office:value="0.8255985957171604" office:value-type="float"/>
          <table:table-cell office:value="0.5669906210893841" office:value-type="float"/>
          <table:table-cell office:value="0.5910249774569435" office:value-type="float"/>
          <table:table-cell office:value="0.5987291641284016" office:value-type="float"/>
          <table:table-cell office:value="0.6245347576548593" office:value-type="float"/>
          <table:table-cell office:value="0.6581986996661872" office:value-type="float"/>
          <table:table-cell office:value="0.4596656232458867" office:value-type="float"/>
          <table:table-cell office:value="0.460943644503807" office:value-type="float"/>
          <table:table-cell office:value="0.4892399127084505" office:value-type="float"/>
          <table:table-cell office:value="0.5040723701441462" office:value-type="float"/>
          <table:table-cell office:value="0.5172498040883731" office:value-type="float"/>
          <table:table-cell office:value="0.5753662557148949" office:value-type="float"/>
          <table:table-cell office:value="0.627611196167324" office:value-type="float"/>
          <table:table-cell office:value="0.6489067296071" office:value-type="float"/>
          <table:table-cell office:value="0.6637214282279933" office:value-type="float"/>
          <table:table-cell office:value="0.7072247468352112" office:value-type="float"/>
          <table:table-cell office:value="0.4504294127289299" office:value-type="float"/>
          <table:table-cell office:value="0.49525614566448967" office:value-type="float"/>
          <table:table-cell office:value="0.51821675470809" office:value-type="float"/>
          <table:table-cell office:value="0.5388016163623415" office:value-type="float"/>
          <table:table-cell office:value="0.5454305363962241" office:value-type="float"/>
        </table:table-row>
        <table:table-row>
          <table:table-cell office:value-type="string">
            <text:p>ampproject__amphtml</text:p>
          </table:table-cell>
          <table:table-cell office:value="0.6990994044537308" office:value-type="float"/>
          <table:table-cell office:value="0.7974627365134216" office:value-type="float"/>
          <table:table-cell office:value="0.8112765335100858" office:value-type="float"/>
          <table:table-cell office:value="0.8220376674775697" office:value-type="float"/>
          <table:table-cell office:value="0.8621248938967695" office:value-type="float"/>
          <table:table-cell office:value="0.5371782002548305" office:value-type="float"/>
          <table:table-cell office:value="0.6045072118783333" office:value-type="float"/>
          <table:table-cell office:value="0.6242790694823097" office:value-type="float"/>
          <table:table-cell office:value="0.6420668561089922" office:value-type="float"/>
          <table:table-cell office:value="0.7548326787629244" office:value-type="float"/>
          <table:table-cell office:value="0.3828138573243973" office:value-type="float"/>
          <table:table-cell office:value="0.48008735225041665" office:value-type="float"/>
          <table:table-cell office:value="0.50545777076947" office:value-type="float"/>
          <table:table-cell office:value="0.5297863670310112" office:value-type="float"/>
          <table:table-cell office:value="0.6155934155722137" office:value-type="float"/>
          <table:table-cell office:value="0.5655674212612477" office:value-type="float"/>
          <table:table-cell office:value="0.631928717074765" office:value-type="float"/>
          <table:table-cell office:value="0.6507224959879001" office:value-type="float"/>
          <table:table-cell office:value="0.6705492002766362" office:value-type="float"/>
          <table:table-cell office:value="0.7699195292833731" office:value-type="float"/>
          <table:table-cell office:value="0.3452624116494899" office:value-type="float"/>
          <table:table-cell office:value="0.5071797401134525" office:value-type="float"/>
          <table:table-cell office:value="0.523867095935705" office:value-type="float"/>
          <table:table-cell office:value="0.5404234313884559" office:value-type="float"/>
          <table:table-cell office:value="0.6190613810902256" office:value-type="float"/>
        </table:table-row>
        <table:table-row>
          <table:table-cell office:value-type="string">
            <text:p>ARMmbed__mbed-os</text:p>
          </table:table-cell>
          <table:table-cell office:value="0.7045254813606243" office:value-type="float"/>
          <table:table-cell office:value="0.7697158664548678" office:value-type="float"/>
          <table:table-cell office:value="0.7946662947089539" office:value-type="float"/>
          <table:table-cell office:value="0.8096893619912258" office:value-type="float"/>
          <table:table-cell office:value="0.8555139369686703" office:value-type="float"/>
          <table:table-cell office:value="0.5235563961174002" office:value-type="float"/>
          <table:table-cell office:value="0.5998029793856248" office:value-type="float"/>
          <table:table-cell office:value="0.615929512303846" office:value-type="float"/>
          <table:table-cell office:value="0.6327311348970249" office:value-type="float"/>
          <table:table-cell office:value="0.6862111293277262" office:value-type="float"/>
          <table:table-cell office:value="0.3919458750567651" office:value-type="float"/>
          <table:table-cell office:value="0.4466747611572583" office:value-type="float"/>
          <table:table-cell office:value="0.4653771175993597" office:value-type="float"/>
          <table:table-cell office:value="0.4856218032360331" office:value-type="float"/>
          <table:table-cell office:value="0.5553587486767462" office:value-type="float"/>
          <table:table-cell office:value="0.5605262184023072" office:value-type="float"/>
          <table:table-cell office:value="0.607346575912621" office:value-type="float"/>
          <table:table-cell office:value="0.6218353722124349" office:value-type="float"/>
          <table:table-cell office:value="0.6431366294884568" office:value-type="float"/>
          <table:table-cell office:value="0.7320710089476204" office:value-type="float"/>
          <table:table-cell office:value="0.3855921225267783" office:value-type="float"/>
          <table:table-cell office:value="0.484943686462983" office:value-type="float"/>
          <table:table-cell office:value="0.505145107319876" office:value-type="float"/>
          <table:table-cell office:value="0.5228865974862508" office:value-type="float"/>
          <table:table-cell office:value="0.6036987266086878" office:value-type="float"/>
        </table:table-row>
        <table:table-row>
          <table:table-cell office:value-type="string">
            <text:p>Netflix__ribbon</text:p>
          </table:table-cell>
          <table:table-cell office:value="0.7710117730038556" office:value-type="float"/>
          <table:table-cell office:value="0.7953838197190831" office:value-type="float"/>
          <table:table-cell office:value="0.8160431965406583" office:value-type="float"/>
          <table:table-cell office:value="0.8265237723940634" office:value-type="float"/>
          <table:table-cell office:value="0.860583496844504" office:value-type="float"/>
          <table:table-cell office:value="0.5475780307404337" office:value-type="float"/>
          <table:table-cell office:value="0.5894843120133495" office:value-type="float"/>
          <table:table-cell office:value="0.603447371871535" office:value-type="float"/>
          <table:table-cell office:value="0.6176774020428648" office:value-type="float"/>
          <table:table-cell office:value="0.670506964130874" office:value-type="float"/>
          <table:table-cell office:value="0.4374770377263679" office:value-type="float"/>
          <table:table-cell office:value="0.47027728959725296" office:value-type="float"/>
          <table:table-cell office:value="0.49186354078570915" office:value-type="float"/>
          <table:table-cell office:value="0.4949209540160465" office:value-type="float"/>
          <table:table-cell office:value="0.5823555223996218" office:value-type="float"/>
          <table:table-cell office:value="0.5614386700145573" office:value-type="float"/>
          <table:table-cell office:value="0.619559418294058" office:value-type="float"/>
          <table:table-cell office:value="0.636010186422217" office:value-type="float"/>
          <table:table-cell office:value="0.6498372102880352" office:value-type="float"/>
          <table:table-cell office:value="0.7290604760098968" office:value-type="float"/>
          <table:table-cell office:value="0.4127351852008586" office:value-type="float"/>
          <table:table-cell office:value="0.48665088829401115" office:value-type="float"/>
          <table:table-cell office:value="0.5059579937024287" office:value-type="float"/>
          <table:table-cell office:value="0.5184129338157779" office:value-type="float"/>
          <table:table-cell office:value="0.575839809653647" office:value-type="float"/>
        </table:table-row>
        <table:table-row>
          <table:table-cell office:value-type="string">
            <text:p>sass__libsass</text:p>
          </table:table-cell>
          <table:table-cell office:value="0.7211083168397984" office:value-type="float"/>
          <table:table-cell office:value="0.7935630772977897" office:value-type="float"/>
          <table:table-cell office:value="0.8177958889495665" office:value-type="float"/>
          <table:table-cell office:value="0.8296946051407186" office:value-type="float"/>
          <table:table-cell office:value="0.8679796609855175" office:value-type="float"/>
          <table:table-cell office:value="0.5376406760364525" office:value-type="float"/>
          <table:table-cell office:value="0.5712195841932511" office:value-type="float"/>
          <table:table-cell office:value="0.5976066039882314" office:value-type="float"/>
          <table:table-cell office:value="0.6155467387787367" office:value-type="float"/>
          <table:table-cell office:value="0.6904560022119131" office:value-type="float"/>
          <table:table-cell office:value="0.417169078875649" office:value-type="float"/>
          <table:table-cell office:value="0.4671957560873596" office:value-type="float"/>
          <table:table-cell office:value="0.4912631481929586" office:value-type="float"/>
          <table:table-cell office:value="0.5101675823528153" office:value-type="float"/>
          <table:table-cell office:value="0.6015763449872026" office:value-type="float"/>
          <table:table-cell office:value="0.5751464536298584" office:value-type="float"/>
          <table:table-cell office:value="0.6111229280377153" office:value-type="float"/>
          <table:table-cell office:value="0.6363780684251887" office:value-type="float"/>
          <table:table-cell office:value="0.66228463243699" office:value-type="float"/>
          <table:table-cell office:value="0.737409819334197" office:value-type="float"/>
          <table:table-cell office:value="0.39569659113505573" office:value-type="float"/>
          <table:table-cell office:value="0.47660117584263695" office:value-type="float"/>
          <table:table-cell office:value="0.4975588972275971" office:value-type="float"/>
          <table:table-cell office:value="0.5167410662082064" office:value-type="float"/>
          <table:table-cell office:value="0.5644581767699214" office:value-type="float"/>
        </table:table-row>
        <table:table-row>
          <table:table-cell office:value-type="string">
            <text:p>graphql-python__graphene</text:p>
          </table:table-cell>
          <table:table-cell office:value="0.7141134903041979" office:value-type="float"/>
          <table:table-cell office:value="0.7929537047913321" office:value-type="float"/>
          <table:table-cell office:value="0.8103689779803102" office:value-type="float"/>
          <table:table-cell office:value="0.8241015420804644" office:value-type="float"/>
          <table:table-cell office:value="0.8496242600663528" office:value-type="float"/>
          <table:table-cell office:value="0.5051373777220903" office:value-type="float"/>
          <table:table-cell office:value="0.5617317358228834" office:value-type="float"/>
          <table:table-cell office:value="0.5825898097188627" office:value-type="float"/>
          <table:table-cell office:value="0.6005964644964337" office:value-type="float"/>
          <table:table-cell office:value="0.6493029054449199" office:value-type="float"/>
          <table:table-cell office:value="0.41002617862557045" office:value-type="float"/>
          <table:table-cell office:value="0.4892791109441249" office:value-type="float"/>
          <table:table-cell office:value="0.5063641819289727" office:value-type="float"/>
          <table:table-cell office:value="0.5188179313331054" office:value-type="float"/>
          <table:table-cell office:value="0.5676950035542809" office:value-type="float"/>
          <table:table-cell office:value="0.575138129259495" office:value-type="float"/>
          <table:table-cell office:value="0.6168867946390335" office:value-type="float"/>
          <table:table-cell office:value="0.6409359064197498" office:value-type="float"/>
          <table:table-cell office:value="0.6616206856547964" office:value-type="float"/>
          <table:table-cell office:value="0.72668803467314" office:value-type="float"/>
          <table:table-cell office:value="0.350842780469181" office:value-type="float"/>
          <table:table-cell office:value="0.46723269595819267" office:value-type="float"/>
          <table:table-cell office:value="0.4905198537901736" office:value-type="float"/>
          <table:table-cell office:value="0.5072435084798683" office:value-type="float"/>
          <table:table-cell office:value="0.6001152400859544" office:value-type="float"/>
        </table:table-row>
        <table:table-row>
          <table:table-cell office:value-type="string">
            <text:p>roots__bedrock</text:p>
          </table:table-cell>
          <table:table-cell office:value="0.7247962778461108" office:value-type="float"/>
          <table:table-cell office:value="0.8068356523101449" office:value-type="float"/>
          <table:table-cell office:value="0.816157749830877" office:value-type="float"/>
          <table:table-cell office:value="0.825157765681486" office:value-type="float"/>
          <table:table-cell office:value="0.8446214886444883" office:value-type="float"/>
          <table:table-cell office:value="0.5376102990809133" office:value-type="float"/>
          <table:table-cell office:value="0.5802898480113249" office:value-type="float"/>
          <table:table-cell office:value="0.5931945150427598" office:value-type="float"/>
          <table:table-cell office:value="0.6033193822846284" office:value-type="float"/>
          <table:table-cell office:value="0.6852715768326983" office:value-type="float"/>
          <table:table-cell office:value="0.4303697974002795" office:value-type="float"/>
          <table:table-cell office:value="0.4718853725637829" office:value-type="float"/>
          <table:table-cell office:value="0.4905016292115636" office:value-type="float"/>
          <table:table-cell office:value="0.5041342588052422" office:value-type="float"/>
          <table:table-cell office:value="0.5795398530790024" office:value-type="float"/>
          <table:table-cell office:value="0.5719423166349042" office:value-type="float"/>
          <table:table-cell office:value="0.618499483150349" office:value-type="float"/>
          <table:table-cell office:value="0.6280279729409807" office:value-type="float"/>
          <table:table-cell office:value="0.6459658407136388" office:value-type="float"/>
          <table:table-cell office:value="0.7679195625852597" office:value-type="float"/>
          <table:table-cell office:value="0.43361122370173133" office:value-type="float"/>
          <table:table-cell office:value="0.5021830149241107" office:value-type="float"/>
          <table:table-cell office:value="0.5171749534481946" office:value-type="float"/>
          <table:table-cell office:value="0.5442549082346025" office:value-type="float"/>
          <table:table-cell office:value="0.5827823163568264" office:value-type="float"/>
        </table:table-row>
        <table:table-row>
          <table:table-cell office:value-type="string">
            <text:p>jp9000__obs-studio</text:p>
          </table:table-cell>
          <table:table-cell office:value="0.7099203318782199" office:value-type="float"/>
          <table:table-cell office:value="0.7917210251037234" office:value-type="float"/>
          <table:table-cell office:value="0.8078232744353535" office:value-type="float"/>
          <table:table-cell office:value="0.8208692779678146" office:value-type="float"/>
          <table:table-cell office:value="0.8558516414645178" office:value-type="float"/>
          <table:table-cell office:value="0.5293042299412525" office:value-type="float"/>
          <table:table-cell office:value="0.578073478897555" office:value-type="float"/>
          <table:table-cell office:value="0.5947577641348079" office:value-type="float"/>
          <table:table-cell office:value="0.6160852960351708" office:value-type="float"/>
          <table:table-cell office:value="0.690990247358054" office:value-type="float"/>
          <table:table-cell office:value="0.40789680971671016" office:value-type="float"/>
          <table:table-cell office:value="0.450500987631364" office:value-type="float"/>
          <table:table-cell office:value="0.47243046796727695" office:value-type="float"/>
          <table:table-cell office:value="0.4873332368926805" office:value-type="float"/>
          <table:table-cell office:value="0.5641443972728333" office:value-type="float"/>
          <table:table-cell office:value="0.5681232413378478" office:value-type="float"/>
          <table:table-cell office:value="0.5969825894365001" office:value-type="float"/>
          <table:table-cell office:value="0.6261857020141748" office:value-type="float"/>
          <table:table-cell office:value="0.646584147888268" office:value-type="float"/>
          <table:table-cell office:value="0.7149233957213598" office:value-type="float"/>
          <table:table-cell office:value="0.4434818108213321" office:value-type="float"/>
          <table:table-cell office:value="0.49361434133876225" office:value-type="float"/>
          <table:table-cell office:value="0.5097986072052114" office:value-type="float"/>
          <table:table-cell office:value="0.5237506339308723" office:value-type="float"/>
          <table:table-cell office:value="0.5730918145099191" office:value-type="float"/>
        </table:table-row>
        <table:table-row>
          <table:table-cell office:value-type="string">
            <text:p>samratashok__nishang</text:p>
          </table:table-cell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8106330385794703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36863357784974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76492076387527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317452404241808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51395343751971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8096932949228828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6246361748860403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5494113654871483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7471320580703413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514127122853616" office:value-type="float"/>
        </table:table-row>
        <table:table-row>
          <table:table-cell office:value-type="string">
            <text:p>lampepfl__dotty</text:p>
          </table:table-cell>
          <table:table-cell office:value="0.6928624760000849" office:value-type="float"/>
          <table:table-cell office:value="0.7975142572487403" office:value-type="float"/>
          <table:table-cell office:value="0.82199584776306" office:value-type="float"/>
          <table:table-cell office:value="0.8345766861471844" office:value-type="float"/>
          <table:table-cell office:value="0.8667313930148591" office:value-type="float"/>
          <table:table-cell office:value="0.5134381785546808" office:value-type="float"/>
          <table:table-cell office:value="0.5714646257657772" office:value-type="float"/>
          <table:table-cell office:value="0.5857507294703536" office:value-type="float"/>
          <table:table-cell office:value="0.6057678977524198" office:value-type="float"/>
          <table:table-cell office:value="0.6558069821398967" office:value-type="float"/>
          <table:table-cell office:value="0.4238712410148673" office:value-type="float"/>
          <table:table-cell office:value="0.47737576777687696" office:value-type="float"/>
          <table:table-cell office:value="0.49198639588039894" office:value-type="float"/>
          <table:table-cell office:value="0.5073387076512093" office:value-type="float"/>
          <table:table-cell office:value="0.6056186768714813" office:value-type="float"/>
          <table:table-cell office:value="0.571422005227377" office:value-type="float"/>
          <table:table-cell office:value="0.6224728878871215" office:value-type="float"/>
          <table:table-cell office:value="0.6385655236400853" office:value-type="float"/>
          <table:table-cell office:value="0.6559215408706116" office:value-type="float"/>
          <table:table-cell office:value="0.7486499919005454" office:value-type="float"/>
          <table:table-cell office:value="0.36207018314562844" office:value-type="float"/>
          <table:table-cell office:value="0.45420861470807905" office:value-type="float"/>
          <table:table-cell office:value="0.48126542785054804" office:value-type="float"/>
          <table:table-cell office:value="0.49631558399124365" office:value-type="float"/>
          <table:table-cell office:value="0.5626012166353218" office:value-type="float"/>
        </table:table-row>
        <table:table-row>
          <table:table-cell office:value-type="string">
            <text:p>activemerchant__active_merchant</text:p>
          </table:table-cell>
          <table:table-cell office:value="0.7103780366834241" office:value-type="float"/>
          <table:table-cell office:value="0.7872844295403482" office:value-type="float"/>
          <table:table-cell office:value="0.8022332308331508" office:value-type="float"/>
          <table:table-cell office:value="0.8131458376135993" office:value-type="float"/>
          <table:table-cell office:value="0.8500382278245662" office:value-type="float"/>
          <table:table-cell office:value="0.5685853166157586" office:value-type="float"/>
          <table:table-cell office:value="0.6113946437322043" office:value-type="float"/>
          <table:table-cell office:value="0.6257552761705356" office:value-type="float"/>
          <table:table-cell office:value="0.6403142690497767" office:value-type="float"/>
          <table:table-cell office:value="0.7294074097848015" office:value-type="float"/>
          <table:table-cell office:value="0.4465435571079632" office:value-type="float"/>
          <table:table-cell office:value="0.48386080890382477" office:value-type="float"/>
          <table:table-cell office:value="0.504036914103725" office:value-type="float"/>
          <table:table-cell office:value="0.5236088957170045" office:value-type="float"/>
          <table:table-cell office:value="0.5811016677840544" office:value-type="float"/>
          <table:table-cell office:value="0.5820843713836769" office:value-type="float"/>
          <table:table-cell office:value="0.6352556420216959" office:value-type="float"/>
          <table:table-cell office:value="0.6542260907213464" office:value-type="float"/>
          <table:table-cell office:value="0.6702413674291454" office:value-type="float"/>
          <table:table-cell office:value="0.7799745570949335" office:value-type="float"/>
          <table:table-cell office:value="0.4573034430254811" office:value-type="float"/>
          <table:table-cell office:value="0.5179374417319444" office:value-type="float"/>
          <table:table-cell office:value="0.532938851820709" office:value-type="float"/>
          <table:table-cell office:value="0.5522944576505214" office:value-type="float"/>
          <table:table-cell office:value="0.6244315150971186" office:value-type="float"/>
        </table:table-row>
        <table:table-row>
          <table:table-cell office:value-type="string">
            <text:p>symfony__symfony</text:p>
          </table:table-cell>
          <table:table-cell office:value="0.6848221987947817" office:value-type="float"/>
          <table:table-cell office:value="0.8016039781995861" office:value-type="float"/>
          <table:table-cell office:value="0.8151579482265423" office:value-type="float"/>
          <table:table-cell office:value="0.827649573810984" office:value-type="float"/>
          <table:table-cell office:value="0.869830148934774" office:value-type="float"/>
          <table:table-cell office:value="0.524707327562863" office:value-type="float"/>
          <table:table-cell office:value="0.5814863618543352" office:value-type="float"/>
          <table:table-cell office:value="0.5989362753510209" office:value-type="float"/>
          <table:table-cell office:value="0.6122681510224063" office:value-type="float"/>
          <table:table-cell office:value="0.6704708096351775" office:value-type="float"/>
          <table:table-cell office:value="0.3865659953428202" office:value-type="float"/>
          <table:table-cell office:value="0.45744312631472767" office:value-type="float"/>
          <table:table-cell office:value="0.47584171300107786" office:value-type="float"/>
          <table:table-cell office:value="0.49384623988261833" office:value-type="float"/>
          <table:table-cell office:value="0.5820647158675316" office:value-type="float"/>
          <table:table-cell office:value="0.5569195977272616" office:value-type="float"/>
          <table:table-cell office:value="0.612534589066708" office:value-type="float"/>
          <table:table-cell office:value="0.6315607456637685" office:value-type="float"/>
          <table:table-cell office:value="0.6500787563772792" office:value-type="float"/>
          <table:table-cell office:value="0.785200050964404" office:value-type="float"/>
          <table:table-cell office:value="0.3539392996205598" office:value-type="float"/>
          <table:table-cell office:value="0.48711072683837203" office:value-type="float"/>
          <table:table-cell office:value="0.5073809073548219" office:value-type="float"/>
          <table:table-cell office:value="0.52339555006002" office:value-type="float"/>
          <table:table-cell office:value="0.6186535631162293" office:value-type="float"/>
        </table:table-row>
        <table:table-row>
          <table:table-cell office:value-type="string">
            <text:p>semantic-release__semantic-release</text:p>
          </table:table-cell>
          <table:table-cell office:value="0.6891688904135289" office:value-type="float"/>
          <table:table-cell office:value="0.7880444963338818" office:value-type="float"/>
          <table:table-cell office:value="0.8077348822727658" office:value-type="float"/>
          <table:table-cell office:value="0.8183217237557677" office:value-type="float"/>
          <table:table-cell office:value="0.85810966342075" office:value-type="float"/>
          <table:table-cell office:value="0.5421077237670856" office:value-type="float"/>
          <table:table-cell office:value="0.5957931292967766" office:value-type="float"/>
          <table:table-cell office:value="0.6089311499331698" office:value-type="float"/>
          <table:table-cell office:value="0.6225797326940867" office:value-type="float"/>
          <table:table-cell office:value="0.667694795763122" office:value-type="float"/>
          <table:table-cell office:value="0.3657841564185724" office:value-type="float"/>
          <table:table-cell office:value="0.4233403914210734" office:value-type="float"/>
          <table:table-cell office:value="0.45249343802491404" office:value-type="float"/>
          <table:table-cell office:value="0.4758461872753648" office:value-type="float"/>
          <table:table-cell office:value="0.5383680915386393" office:value-type="float"/>
          <table:table-cell office:value="0.5727465012633864" office:value-type="float"/>
          <table:table-cell office:value="0.6176343189813918" office:value-type="float"/>
          <table:table-cell office:value="0.630121463139492" office:value-type="float"/>
          <table:table-cell office:value="0.6448570575323878" office:value-type="float"/>
          <table:table-cell office:value="0.7540331556965656" office:value-type="float"/>
          <table:table-cell office:value="0.43976491927570416" office:value-type="float"/>
          <table:table-cell office:value="0.4872744939003536" office:value-type="float"/>
          <table:table-cell office:value="0.5113442489154164" office:value-type="float"/>
          <table:table-cell office:value="0.5314334074431563" office:value-type="float"/>
          <table:table-cell office:value="0.6283639340812178" office:value-type="float"/>
        </table:table-row>
        <table:table-row>
          <table:table-cell office:value-type="string">
            <text:p>OpenKinect__libfreenect</text:p>
          </table:table-cell>
          <table:table-cell office:value="0.6761650024855599" office:value-type="float"/>
          <table:table-cell office:value="0.7391212020856445" office:value-type="float"/>
          <table:table-cell office:value="0.756302666441188" office:value-type="float"/>
          <table:table-cell office:value="0.7925959283210771" office:value-type="float"/>
          <table:table-cell office:value="0.8345939250239485" office:value-type="float"/>
          <table:table-cell office:value="0.5238623803853963" office:value-type="float"/>
          <table:table-cell office:value="0.574016314991543" office:value-type="float"/>
          <table:table-cell office:value="0.5918362635753652" office:value-type="float"/>
          <table:table-cell office:value="0.6054227086022346" office:value-type="float"/>
          <table:table-cell office:value="0.6304714907667197" office:value-type="float"/>
          <table:table-cell office:value="0.3927437639184833" office:value-type="float"/>
          <table:table-cell office:value="0.4331143936835835" office:value-type="float"/>
          <table:table-cell office:value="0.45987052573428056" office:value-type="float"/>
          <table:table-cell office:value="0.4811462760148597" office:value-type="float"/>
          <table:table-cell office:value="0.5203095354257772" office:value-type="float"/>
          <table:table-cell office:value="0.5425702304906522" office:value-type="float"/>
          <table:table-cell office:value="0.6050629159834554" office:value-type="float"/>
          <table:table-cell office:value="0.6349424399337944" office:value-type="float"/>
          <table:table-cell office:value="0.6655071393355725" office:value-type="float"/>
          <table:table-cell office:value="0.6964022629979495" office:value-type="float"/>
          <table:table-cell office:value="0.39246011624558896" office:value-type="float"/>
          <table:table-cell office:value="0.461876326559761" office:value-type="float"/>
          <table:table-cell office:value="0.4886063193223993" office:value-type="float"/>
          <table:table-cell office:value="0.5130373969667219" office:value-type="float"/>
          <table:table-cell office:value="0.5481667072596995" office:value-type="float"/>
        </table:table-row>
        <table:table-row>
          <table:table-cell office:value-type="string">
            <text:p>Microsoft__vscode-react-native</text:p>
          </table:table-cell>
          <table:table-cell office:value="0.7155594393001985" office:value-type="float"/>
          <table:table-cell office:value="0.7539667345289787" office:value-type="float"/>
          <table:table-cell office:value="0.7832121459235878" office:value-type="float"/>
          <table:table-cell office:value="0.8070252736164352" office:value-type="float"/>
          <table:table-cell office:value="0.8500073629462652" office:value-type="float"/>
          <table:table-cell office:value="0.5279004865167354" office:value-type="float"/>
          <table:table-cell office:value="0.5640008729563246" office:value-type="float"/>
          <table:table-cell office:value="0.5878704857776866" office:value-type="float"/>
          <table:table-cell office:value="0.6102563436135524" office:value-type="float"/>
          <table:table-cell office:value="0.6582331545626721" office:value-type="float"/>
          <table:table-cell office:value="0.3927998809793486" office:value-type="float"/>
          <table:table-cell office:value="0.4419676114873129" office:value-type="float"/>
          <table:table-cell office:value="0.4625671801052348" office:value-type="float"/>
          <table:table-cell office:value="0.48086047078656424" office:value-type="float"/>
          <table:table-cell office:value="0.5723091728646141" office:value-type="float"/>
          <table:table-cell office:value="0.5522946173755128" office:value-type="float"/>
          <table:table-cell office:value="0.597924468714453" office:value-type="float"/>
          <table:table-cell office:value="0.6225882392059581" office:value-type="float"/>
          <table:table-cell office:value="0.6403735055855836" office:value-type="float"/>
          <table:table-cell office:value="0.7355966716801163" office:value-type="float"/>
          <table:table-cell office:value="0.41517903799236666" office:value-type="float"/>
          <table:table-cell office:value="0.4775491180798632" office:value-type="float"/>
          <table:table-cell office:value="0.5031795925562852" office:value-type="float"/>
          <table:table-cell office:value="0.53011997939597" office:value-type="float"/>
          <table:table-cell office:value="0.5818704185295611" office:value-type="float"/>
        </table:table-row>
        <table:table-row>
          <table:table-cell office:value-type="string">
            <text:p>rickyrauch__Balloons.IO</text:p>
          </table:table-cell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8064041212436697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688182883536249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518927688812617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8423866763448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584074918251628" office:value-type="float"/>
        </table:table-row>
        <table:table-row>
          <table:table-cell office:value-type="string">
            <text:p>curl__curl</text:p>
          </table:table-cell>
          <table:table-cell office:value="0.6885857213259592" office:value-type="float"/>
          <table:table-cell office:value="0.7592589266568788" office:value-type="float"/>
          <table:table-cell office:value="0.7896264109134237" office:value-type="float"/>
          <table:table-cell office:value="0.810368405207778" office:value-type="float"/>
          <table:table-cell office:value="0.8503918748427237" office:value-type="float"/>
          <table:table-cell office:value="0.5167206543493623" office:value-type="float"/>
          <table:table-cell office:value="0.57847354435435" office:value-type="float"/>
          <table:table-cell office:value="0.595720723455016" office:value-type="float"/>
          <table:table-cell office:value="0.6131884110260533" office:value-type="float"/>
          <table:table-cell office:value="0.7187867026276692" office:value-type="float"/>
          <table:table-cell office:value="0.3958394277544756" office:value-type="float"/>
          <table:table-cell office:value="0.45293770975045444" office:value-type="float"/>
          <table:table-cell office:value="0.47080687556000567" office:value-type="float"/>
          <table:table-cell office:value="0.49223880533179937" office:value-type="float"/>
          <table:table-cell office:value="0.5880344425885984" office:value-type="float"/>
          <table:table-cell office:value="0.5453464106652607" office:value-type="float"/>
          <table:table-cell office:value="0.6208720369425571" office:value-type="float"/>
          <table:table-cell office:value="0.6407730107168932" office:value-type="float"/>
          <table:table-cell office:value="0.6629572068725047" office:value-type="float"/>
          <table:table-cell office:value="0.7507271371973343" office:value-type="float"/>
          <table:table-cell office:value="0.36128820947875145" office:value-type="float"/>
          <table:table-cell office:value="0.4648378807137351" office:value-type="float"/>
          <table:table-cell office:value="0.4973896519215456" office:value-type="float"/>
          <table:table-cell office:value="0.5223651166747092" office:value-type="float"/>
          <table:table-cell office:value="0.5993383631844392" office:value-type="float"/>
        </table:table-row>
        <table:table-row>
          <table:table-cell office:value-type="string">
            <text:p>jazzband__pip-tools</text:p>
          </table:table-cell>
          <table:table-cell office:value="0.7248250804821145" office:value-type="float"/>
          <table:table-cell office:value="0.7776514614440554" office:value-type="float"/>
          <table:table-cell office:value="0.8037060734214002" office:value-type="float"/>
          <table:table-cell office:value="0.8258226875208374" office:value-type="float"/>
          <table:table-cell office:value="0.8563247402016285" office:value-type="float"/>
          <table:table-cell office:value="0.548330770273664" office:value-type="float"/>
          <table:table-cell office:value="0.592973205218524" office:value-type="float"/>
          <table:table-cell office:value="0.6101460409144643" office:value-type="float"/>
          <table:table-cell office:value="0.6260939680806026" office:value-type="float"/>
          <table:table-cell office:value="0.6627984782073846" office:value-type="float"/>
          <table:table-cell office:value="0.4233449193877725" office:value-type="float"/>
          <table:table-cell office:value="0.45603261913009974" office:value-type="float"/>
          <table:table-cell office:value="0.47144575221363005" office:value-type="float"/>
          <table:table-cell office:value="0.4856463860212421" office:value-type="float"/>
          <table:table-cell office:value="0.5267210291994001" office:value-type="float"/>
          <table:table-cell office:value="0.5613054540005021" office:value-type="float"/>
          <table:table-cell office:value="0.6199674597243577" office:value-type="float"/>
          <table:table-cell office:value="0.6373159781504429" office:value-type="float"/>
          <table:table-cell office:value="0.6555966647608229" office:value-type="float"/>
          <table:table-cell office:value="0.7171764887326066" office:value-type="float"/>
          <table:table-cell office:value="0.41828602148750404" office:value-type="float"/>
          <table:table-cell office:value="0.4900136639696025" office:value-type="float"/>
          <table:table-cell office:value="0.5114522890064607" office:value-type="float"/>
          <table:table-cell office:value="0.5293188750834724" office:value-type="float"/>
          <table:table-cell office:value="0.582105109609452" office:value-type="float"/>
        </table:table-row>
        <table:table-row>
          <table:table-cell office:value-type="string">
            <text:p>robb__Cartography</text:p>
          </table:table-cell>
          <table:table-cell office:value="0.763952586781279" office:value-type="float"/>
          <table:table-cell office:value="0.7758750110803045" office:value-type="float"/>
          <table:table-cell office:value="0.8147866679892232" office:value-type="float"/>
          <table:table-cell office:value="0.819091468837705" office:value-type="float"/>
          <table:table-cell office:value="0.8558519579983465" office:value-type="float"/>
          <table:table-cell office:value="0.5011198215148343" office:value-type="float"/>
          <table:table-cell office:value="0.546840933593205" office:value-type="float"/>
          <table:table-cell office:value="0.5598950119627465" office:value-type="float"/>
          <table:table-cell office:value="0.5796702077542367" office:value-type="float"/>
          <table:table-cell office:value="0.6521896644317116" office:value-type="float"/>
          <table:table-cell office:value="0.44129122594754533" office:value-type="float"/>
          <table:table-cell office:value="0.49271887147786997" office:value-type="float"/>
          <table:table-cell office:value="0.5075276452666655" office:value-type="float"/>
          <table:table-cell office:value="0.5336224539256521" office:value-type="float"/>
          <table:table-cell office:value="0.5960158296214567" office:value-type="float"/>
          <table:table-cell office:value="0.5966360857122632" office:value-type="float"/>
          <table:table-cell office:value="0.6231379508738528" office:value-type="float"/>
          <table:table-cell office:value="0.6345274498587115" office:value-type="float"/>
          <table:table-cell office:value="0.6523832937863812" office:value-type="float"/>
          <table:table-cell office:value="0.7262357019167418" office:value-type="float"/>
          <table:table-cell office:value="0.34070942488529277" office:value-type="float"/>
          <table:table-cell office:value="0.4307513936317136" office:value-type="float"/>
          <table:table-cell office:value="0.4772584240267107" office:value-type="float"/>
          <table:table-cell office:value="0.49260495996489406" office:value-type="float"/>
          <table:table-cell office:value="0.6008268198667004" office:value-type="float"/>
        </table:table-row>
        <table:table-row>
          <table:table-cell office:value-type="string">
            <text:p>harthur__brain</text:p>
          </table:table-cell>
          <table:table-cell office:value="0.7419892467759631" office:value-type="float"/>
          <table:table-cell office:value="0.7675441468756078" office:value-type="float"/>
          <table:table-cell office:value="0.7888909917072402" office:value-type="float"/>
          <table:table-cell office:value="0.8011357757393901" office:value-type="float"/>
          <table:table-cell office:value="0.8251597487557123" office:value-type="float"/>
          <table:table-cell office:value="0.5640957010958634" office:value-type="float"/>
          <table:table-cell office:value="0.5846377165711122" office:value-type="float"/>
          <table:table-cell office:value="0.6066830558823204" office:value-type="float"/>
          <table:table-cell office:value="0.6085137975186282" office:value-type="float"/>
          <table:table-cell office:value="0.6493318288892007" office:value-type="float"/>
          <table:table-cell office:value="0.4532970161849825" office:value-type="float"/>
          <table:table-cell office:value="0.4701849507111166" office:value-type="float"/>
          <table:table-cell office:value="0.4919138988052776" office:value-type="float"/>
          <table:table-cell office:value="0.5049464475970852" office:value-type="float"/>
          <table:table-cell office:value="0.5444511836066124" office:value-type="float"/>
          <table:table-cell office:value="0.5810595582602921" office:value-type="float"/>
          <table:table-cell office:value="0.6269818727048568" office:value-type="float"/>
          <table:table-cell office:value="0.6583595137323786" office:value-type="float"/>
          <table:table-cell office:value="0.6696767535462114" office:value-type="float"/>
          <table:table-cell office:value="0.72637169402585" office:value-type="float"/>
          <table:table-cell office:value="0.4217366687539734" office:value-type="float"/>
          <table:table-cell office:value="0.46172191872847124" office:value-type="float"/>
          <table:table-cell office:value="0.4743480522927996" office:value-type="float"/>
          <table:table-cell office:value="0.5011335813370761" office:value-type="float"/>
          <table:table-cell office:value="0.5382738762449931" office:value-type="float"/>
        </table:table-row>
        <table:table-row>
          <table:table-cell office:value-type="string">
            <text:p>influxdata__telegraf</text:p>
          </table:table-cell>
          <table:table-cell office:value="0.6747364058450677" office:value-type="float"/>
          <table:table-cell office:value="0.7586582779860683" office:value-type="float"/>
          <table:table-cell office:value="0.7904861625585253" office:value-type="float"/>
          <table:table-cell office:value="0.8110073624440619" office:value-type="float"/>
          <table:table-cell office:value="0.8733747074495408" office:value-type="float"/>
          <table:table-cell office:value="0.498602427014835" office:value-type="float"/>
          <table:table-cell office:value="0.582491897001064" office:value-type="float"/>
          <table:table-cell office:value="0.6016511728493962" office:value-type="float"/>
          <table:table-cell office:value="0.6187039599032594" office:value-type="float"/>
          <table:table-cell office:value="0.7068059279763133" office:value-type="float"/>
          <table:table-cell office:value="0.3936339411333414" office:value-type="float"/>
          <table:table-cell office:value="0.4675636887764574" office:value-type="float"/>
          <table:table-cell office:value="0.48848875317498525" office:value-type="float"/>
          <table:table-cell office:value="0.5087116403116009" office:value-type="float"/>
          <table:table-cell office:value="0.5701493731703547" office:value-type="float"/>
          <table:table-cell office:value="0.549844630728932" office:value-type="float"/>
          <table:table-cell office:value="0.6127531811148206" office:value-type="float"/>
          <table:table-cell office:value="0.6334914840709995" office:value-type="float"/>
          <table:table-cell office:value="0.654771486972102" office:value-type="float"/>
          <table:table-cell office:value="0.7559759203999011" office:value-type="float"/>
          <table:table-cell office:value="0.3543490678402572" office:value-type="float"/>
          <table:table-cell office:value="0.475287963865436" office:value-type="float"/>
          <table:table-cell office:value="0.5012785492899591" office:value-type="float"/>
          <table:table-cell office:value="0.5269502252291431" office:value-type="float"/>
          <table:table-cell office:value="0.5898900090043613" office:value-type="float"/>
        </table:table-row>
        <table:table-row>
          <table:table-cell office:value-type="string">
            <text:p>dompdf__dompdf</text:p>
          </table:table-cell>
          <table:table-cell office:value="0.6983501619703033" office:value-type="float"/>
          <table:table-cell office:value="0.781609935767339" office:value-type="float"/>
          <table:table-cell office:value="0.8104353239321557" office:value-type="float"/>
          <table:table-cell office:value="0.8232025798667073" office:value-type="float"/>
          <table:table-cell office:value="0.8656993238230878" office:value-type="float"/>
          <table:table-cell office:value="0.5305464711931867" office:value-type="float"/>
          <table:table-cell office:value="0.5888432267777948" office:value-type="float"/>
          <table:table-cell office:value="0.6059483527093354" office:value-type="float"/>
          <table:table-cell office:value="0.624181846264937" office:value-type="float"/>
          <table:table-cell office:value="0.6839194166236372" office:value-type="float"/>
          <table:table-cell office:value="0.41699046100033593" office:value-type="float"/>
          <table:table-cell office:value="0.4648409587383407" office:value-type="float"/>
          <table:table-cell office:value="0.4853996136171828" office:value-type="float"/>
          <table:table-cell office:value="0.5138132634497257" office:value-type="float"/>
          <table:table-cell office:value="0.5765006327536032" office:value-type="float"/>
          <table:table-cell office:value="0.5545542400469231" office:value-type="float"/>
          <table:table-cell office:value="0.6096700205434418" office:value-type="float"/>
          <table:table-cell office:value="0.6330060976495068" office:value-type="float"/>
          <table:table-cell office:value="0.6639273886353886" office:value-type="float"/>
          <table:table-cell office:value="0.7222431748675151" office:value-type="float"/>
          <table:table-cell office:value="0.28473213700741484" office:value-type="float"/>
          <table:table-cell office:value="0.4939007843090064" office:value-type="float"/>
          <table:table-cell office:value="0.5156004721967031" office:value-type="float"/>
          <table:table-cell office:value="0.5417452063021128" office:value-type="float"/>
          <table:table-cell office:value="0.6009688507727629" office:value-type="float"/>
        </table:table-row>
        <table:table-row>
          <table:table-cell office:value-type="string">
            <text:p>kenkeiter__skeuocard</text:p>
          </table:table-cell>
          <table:table-cell office:value="0.7407771495289203" office:value-type="float"/>
          <table:table-cell office:value="0.759812772605303" office:value-type="float"/>
          <table:table-cell office:value="0.7609392753543861" office:value-type="float"/>
          <table:table-cell office:value="0.7797648528521136" office:value-type="float"/>
          <table:table-cell office:value="0.8105368333028282" office:value-type="float"/>
          <table:table-cell office:value="0.5547698613295726" office:value-type="float"/>
          <table:table-cell office:value="0.5583916270747882" office:value-type="float"/>
          <table:table-cell office:value="0.5793825681471522" office:value-type="float"/>
          <table:table-cell office:value="0.5995431557415498" office:value-type="float"/>
          <table:table-cell office:value="0.6178222560159276" office:value-type="float"/>
          <table:table-cell office:value="0.43595022476864936" office:value-type="float"/>
          <table:table-cell office:value="0.45856997768494756" office:value-type="float"/>
          <table:table-cell office:value="0.4729457968871798" office:value-type="float"/>
          <table:table-cell office:value="0.49031352629176694" office:value-type="float"/>
          <table:table-cell office:value="0.5514628620990737" office:value-type="float"/>
          <table:table-cell office:value="0.5800991773040378" office:value-type="float"/>
          <table:table-cell office:value="0.5901818851270738" office:value-type="float"/>
          <table:table-cell office:value="0.6136866878111107" office:value-type="float"/>
          <table:table-cell office:value="0.6451810401556377" office:value-type="float"/>
          <table:table-cell office:value="0.66341290447197" office:value-type="float"/>
          <table:table-cell office:value="0.46284355100508134" office:value-type="float"/>
          <table:table-cell office:value="0.4634440926941018" office:value-type="float"/>
          <table:table-cell office:value="0.47364512365457645" office:value-type="float"/>
          <table:table-cell office:value="0.4882105377403706" office:value-type="float"/>
          <table:table-cell office:value="0.5630131829969354" office:value-type="float"/>
        </table:table-row>
        <table:table-row>
          <table:table-cell office:value-type="string">
            <text:p>goraft__raft</text:p>
          </table:table-cell>
          <table:table-cell office:value="0.7443454502487418" office:value-type="float"/>
          <table:table-cell office:value="0.7845980893318212" office:value-type="float"/>
          <table:table-cell office:value="0.804032726971043" office:value-type="float"/>
          <table:table-cell office:value="0.8112458985466172" office:value-type="float"/>
          <table:table-cell office:value="0.8339570079611819" office:value-type="float"/>
          <table:table-cell office:value="0.5577542325157211" office:value-type="float"/>
          <table:table-cell office:value="0.598380645385203" office:value-type="float"/>
          <table:table-cell office:value="0.6058623445088311" office:value-type="float"/>
          <table:table-cell office:value="0.615603027406504" office:value-type="float"/>
          <table:table-cell office:value="0.6502085014883004" office:value-type="float"/>
          <table:table-cell office:value="0.3913674171610031" office:value-type="float"/>
          <table:table-cell office:value="0.44802748921735824" office:value-type="float"/>
          <table:table-cell office:value="0.47674926686096114" office:value-type="float"/>
          <table:table-cell office:value="0.4891112716916377" office:value-type="float"/>
          <table:table-cell office:value="0.5547083637060214" office:value-type="float"/>
          <table:table-cell office:value="0.5876673942808912" office:value-type="float"/>
          <table:table-cell office:value="0.6342525537908474" office:value-type="float"/>
          <table:table-cell office:value="0.6410292194321587" office:value-type="float"/>
          <table:table-cell office:value="0.6587616779390817" office:value-type="float"/>
          <table:table-cell office:value="0.6999030162316249" office:value-type="float"/>
          <table:table-cell office:value="0.40197302367881715" office:value-type="float"/>
          <table:table-cell office:value="0.4727100280148214" office:value-type="float"/>
          <table:table-cell office:value="0.5033059406368607" office:value-type="float"/>
          <table:table-cell office:value="0.512413554989152" office:value-type="float"/>
          <table:table-cell office:value="0.5503176203960934" office:value-type="float"/>
        </table:table-row>
        <table:table-row>
          <table:table-cell office:value-type="string">
            <text:p>nbs-system__naxsi</text:p>
          </table:table-cell>
          <table:table-cell office:value="0.7103404991307931" office:value-type="float"/>
          <table:table-cell office:value="0.7506472870957028" office:value-type="float"/>
          <table:table-cell office:value="0.7673872313171543" office:value-type="float"/>
          <table:table-cell office:value="0.7917166932467593" office:value-type="float"/>
          <table:table-cell office:value="0.8407150043911604" office:value-type="float"/>
          <table:table-cell office:value="0.5655049405847862" office:value-type="float"/>
          <table:table-cell office:value="0.6020909771136874" office:value-type="float"/>
          <table:table-cell office:value="0.6105498477697362" office:value-type="float"/>
          <table:table-cell office:value="0.626128013837042" office:value-type="float"/>
          <table:table-cell office:value="0.6523234437841859" office:value-type="float"/>
          <table:table-cell office:value="0.4494011022392335" office:value-type="float"/>
          <table:table-cell office:value="0.4669481431869108" office:value-type="float"/>
          <table:table-cell office:value="0.48414767285179094" office:value-type="float"/>
          <table:table-cell office:value="0.49557023900137515" office:value-type="float"/>
          <table:table-cell office:value="0.5431571438642416" office:value-type="float"/>
          <table:table-cell office:value="0.5916511904007613" office:value-type="float"/>
          <table:table-cell office:value="0.6407478695050798" office:value-type="float"/>
          <table:table-cell office:value="0.6593140310478277" office:value-type="float"/>
          <table:table-cell office:value="0.6759506808476327" office:value-type="float"/>
          <table:table-cell office:value="0.7048034350847696" office:value-type="float"/>
          <table:table-cell office:value="0.39612322834126057" office:value-type="float"/>
          <table:table-cell office:value="0.4715762144216243" office:value-type="float"/>
          <table:table-cell office:value="0.505290287872884" office:value-type="float"/>
          <table:table-cell office:value="0.5336938441574091" office:value-type="float"/>
          <table:table-cell office:value="0.5595314024940716" office:value-type="float"/>
        </table:table-row>
        <table:table-row>
          <table:table-cell office:value-type="string">
            <text:p>AliasIO__Wappalyzer</text:p>
          </table:table-cell>
          <table:table-cell office:value="0.6900304795177254" office:value-type="float"/>
          <table:table-cell office:value="0.7879236683234199" office:value-type="float"/>
          <table:table-cell office:value="0.805892442940442" office:value-type="float"/>
          <table:table-cell office:value="0.8192030497570526" office:value-type="float"/>
          <table:table-cell office:value="0.8691492709855968" office:value-type="float"/>
          <table:table-cell office:value="0.5319478526005398" office:value-type="float"/>
          <table:table-cell office:value="0.5760159192010672" office:value-type="float"/>
          <table:table-cell office:value="0.5908272385714503" office:value-type="float"/>
          <table:table-cell office:value="0.6103270393828508" office:value-type="float"/>
          <table:table-cell office:value="0.6690269313672983" office:value-type="float"/>
          <table:table-cell office:value="0.3945119240549617" office:value-type="float"/>
          <table:table-cell office:value="0.4577040792613741" office:value-type="float"/>
          <table:table-cell office:value="0.47101105996494086" office:value-type="float"/>
          <table:table-cell office:value="0.49412852517849215" office:value-type="float"/>
          <table:table-cell office:value="0.5607608740593445" office:value-type="float"/>
          <table:table-cell office:value="0.5803190715133619" office:value-type="float"/>
          <table:table-cell office:value="0.6152030295152567" office:value-type="float"/>
          <table:table-cell office:value="0.6345630863435151" office:value-type="float"/>
          <table:table-cell office:value="0.6602018686160538" office:value-type="float"/>
          <table:table-cell office:value="0.7310994651803988" office:value-type="float"/>
          <table:table-cell office:value="0.38054537080973144" office:value-type="float"/>
          <table:table-cell office:value="0.49254732559559855" office:value-type="float"/>
          <table:table-cell office:value="0.5166987247706106" office:value-type="float"/>
          <table:table-cell office:value="0.5288375627951276" office:value-type="float"/>
          <table:table-cell office:value="0.6108209992167289" office:value-type="float"/>
        </table:table-row>
        <table:table-row>
          <table:table-cell office:value-type="string">
            <text:p>roboguice__roboguice</text:p>
          </table:table-cell>
          <table:table-cell office:value="0.7070160452963477" office:value-type="float"/>
          <table:table-cell office:value="0.732542455634918" office:value-type="float"/>
          <table:table-cell office:value="0.7702931604417581" office:value-type="float"/>
          <table:table-cell office:value="0.8018459222341898" office:value-type="float"/>
          <table:table-cell office:value="0.8315252007820535" office:value-type="float"/>
          <table:table-cell office:value="0.5543046422483326" office:value-type="float"/>
          <table:table-cell office:value="0.5820269952717085" office:value-type="float"/>
          <table:table-cell office:value="0.5907527288778541" office:value-type="float"/>
          <table:table-cell office:value="0.5937195068731952" office:value-type="float"/>
          <table:table-cell office:value="0.639379007199787" office:value-type="float"/>
          <table:table-cell office:value="0.3930387208963061" office:value-type="float"/>
          <table:table-cell office:value="0.44822540083581797" office:value-type="float"/>
          <table:table-cell office:value="0.4645604657228394" office:value-type="float"/>
          <table:table-cell office:value="0.48049275628659593" office:value-type="float"/>
          <table:table-cell office:value="0.5231258314330893" office:value-type="float"/>
          <table:table-cell office:value="0.575079991642117" office:value-type="float"/>
          <table:table-cell office:value="0.6189909190607459" office:value-type="float"/>
          <table:table-cell office:value="0.6287339126810514" office:value-type="float"/>
          <table:table-cell office:value="0.6523541472163557" office:value-type="float"/>
          <table:table-cell office:value="0.6927092847290365" office:value-type="float"/>
          <table:table-cell office:value="0.38370546363857017" office:value-type="float"/>
          <table:table-cell office:value="0.4549274884867679" office:value-type="float"/>
          <table:table-cell office:value="0.46822095461855684" office:value-type="float"/>
          <table:table-cell office:value="0.4970041496938216" office:value-type="float"/>
          <table:table-cell office:value="0.5351907203386939" office:value-type="float"/>
        </table:table-row>
        <table:table-row>
          <table:table-cell office:value-type="string">
            <text:p>alexk111__SVG-Morpheus</text:p>
          </table:table-cell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444125486267267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630782199482922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5123257348383371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689644980697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557430223948413" office:value-type="float"/>
        </table:table-row>
        <table:table-row>
          <table:table-cell office:value-type="string">
            <text:p>centrifugal__centrifugo</text:p>
          </table:table-cell>
          <table:table-cell office:value="0.7241990412609384" office:value-type="float"/>
          <table:table-cell office:value="0.7752240724345938" office:value-type="float"/>
          <table:table-cell office:value="0.7855417747521739" office:value-type="float"/>
          <table:table-cell office:value="0.8047359338699454" office:value-type="float"/>
          <table:table-cell office:value="0.827665149860382" office:value-type="float"/>
          <table:table-cell office:value="0.5676572103020545" office:value-type="float"/>
          <table:table-cell office:value="0.5986319224218172" office:value-type="float"/>
          <table:table-cell office:value="0.6028209728520115" office:value-type="float"/>
          <table:table-cell office:value="0.6069653605780483" office:value-type="float"/>
          <table:table-cell office:value="0.633036727034139" office:value-type="float"/>
          <table:table-cell office:value="0.44199525439552256" office:value-type="float"/>
          <table:table-cell office:value="0.4957029311501473" office:value-type="float"/>
          <table:table-cell office:value="0.5038067652404317" office:value-type="float"/>
          <table:table-cell office:value="0.5150112445905001" office:value-type="float"/>
          <table:table-cell office:value="0.5621466620867178" office:value-type="float"/>
          <table:table-cell office:value="0.6089587344876778" office:value-type="float"/>
          <table:table-cell office:value="0.6387370480247676" office:value-type="float"/>
          <table:table-cell office:value="0.6498488177492878" office:value-type="float"/>
          <table:table-cell office:value="0.6658921573834129" office:value-type="float"/>
          <table:table-cell office:value="0.7088188907178661" office:value-type="float"/>
          <table:table-cell office:value="0.428123529831238" office:value-type="float"/>
          <table:table-cell office:value="0.48928807602304436" office:value-type="float"/>
          <table:table-cell office:value="0.5040920557803114" office:value-type="float"/>
          <table:table-cell office:value="0.5293325016488533" office:value-type="float"/>
          <table:table-cell office:value="0.5486757870262378" office:value-type="float"/>
        </table:table-row>
        <table:table-row>
          <table:table-cell office:value-type="string">
            <text:p>keybase__client</text:p>
          </table:table-cell>
          <table:table-cell office:value="0.6874479432585635" office:value-type="float"/>
          <table:table-cell office:value="0.743437021162586" office:value-type="float"/>
          <table:table-cell office:value="0.7730165544758976" office:value-type="float"/>
          <table:table-cell office:value="0.797110186380542" office:value-type="float"/>
          <table:table-cell office:value="0.8535062338978141" office:value-type="float"/>
          <table:table-cell office:value="0.5299969544604776" office:value-type="float"/>
          <table:table-cell office:value="0.5803349386066725" office:value-type="float"/>
          <table:table-cell office:value="0.5989246447324661" office:value-type="float"/>
          <table:table-cell office:value="0.6152481327058249" office:value-type="float"/>
          <table:table-cell office:value="0.6903730738679335" office:value-type="float"/>
          <table:table-cell office:value="0.34670084960298586" office:value-type="float"/>
          <table:table-cell office:value="0.4409587103467783" office:value-type="float"/>
          <table:table-cell office:value="0.4631783034107536" office:value-type="float"/>
          <table:table-cell office:value="0.4921658164390431" office:value-type="float"/>
          <table:table-cell office:value="0.6233872756259511" office:value-type="float"/>
          <table:table-cell office:value="0.559268855637352" office:value-type="float"/>
          <table:table-cell office:value="0.6217773055467839" office:value-type="float"/>
          <table:table-cell office:value="0.6415980911675261" office:value-type="float"/>
          <table:table-cell office:value="0.672424034391524" office:value-type="float"/>
          <table:table-cell office:value="0.7321954681759208" office:value-type="float"/>
          <table:table-cell office:value="0.34515211127374745" office:value-type="float"/>
          <table:table-cell office:value="0.47100681191776983" office:value-type="float"/>
          <table:table-cell office:value="0.4989942666619523" office:value-type="float"/>
          <table:table-cell office:value="0.5247468259116594" office:value-type="float"/>
          <table:table-cell office:value="0.5911100041524732" office:value-type="float"/>
        </table:table-row>
        <table:table-row>
          <table:table-cell office:value-type="string">
            <text:p>facebook__nuclide</text:p>
          </table:table-cell>
          <table:table-cell office:value="0.6885568826099243" office:value-type="float"/>
          <table:table-cell office:value="0.7417810138544576" office:value-type="float"/>
          <table:table-cell office:value="0.7819224433421277" office:value-type="float"/>
          <table:table-cell office:value="0.8103224842436745" office:value-type="float"/>
          <table:table-cell office:value="0.8504187183632529" office:value-type="float"/>
          <table:table-cell office:value="0.5289465306182021" office:value-type="float"/>
          <table:table-cell office:value="0.5683403378603079" office:value-type="float"/>
          <table:table-cell office:value="0.5907705608552803" office:value-type="float"/>
          <table:table-cell office:value="0.6090700570043351" office:value-type="float"/>
          <table:table-cell office:value="0.6972645727673766" office:value-type="float"/>
          <table:table-cell office:value="0.38107304813820403" office:value-type="float"/>
          <table:table-cell office:value="0.44577865430376495" office:value-type="float"/>
          <table:table-cell office:value="0.46492261433142856" office:value-type="float"/>
          <table:table-cell office:value="0.48304881707716557" office:value-type="float"/>
          <table:table-cell office:value="0.5937262324789292" office:value-type="float"/>
          <table:table-cell office:value="0.5392426716284788" office:value-type="float"/>
          <table:table-cell office:value="0.6071402604447016" office:value-type="float"/>
          <table:table-cell office:value="0.6329814441962653" office:value-type="float"/>
          <table:table-cell office:value="0.6600276098124287" office:value-type="float"/>
          <table:table-cell office:value="0.7352955425858008" office:value-type="float"/>
          <table:table-cell office:value="0.37460356748076995" office:value-type="float"/>
          <table:table-cell office:value="0.4474057278956206" office:value-type="float"/>
          <table:table-cell office:value="0.4834699629974938" office:value-type="float"/>
          <table:table-cell office:value="0.5172109457778686" office:value-type="float"/>
          <table:table-cell office:value="0.5906690617212222" office:value-type="float"/>
        </table:table-row>
        <table:table-row>
          <table:table-cell office:value-type="string">
            <text:p>facebookarchive__facebook-php-sdk</text:p>
          </table:table-cell>
          <table:table-cell office:value="0.7807647605995627" office:value-type="float"/>
          <table:table-cell office:value="0.7949877422833824" office:value-type="float"/>
          <table:table-cell office:value="0.8036521679224746" office:value-type="float"/>
          <table:table-cell office:value="0.812539458228341" office:value-type="float"/>
          <table:table-cell office:value="0.8389505094694706" office:value-type="float"/>
          <table:table-cell office:value="0.5654088395247808" office:value-type="float"/>
          <table:table-cell office:value="0.604054738307069" office:value-type="float"/>
          <table:table-cell office:value="0.6498064085909131" office:value-type="float"/>
          <table:table-cell office:value="0.6732527758291813" office:value-type="float"/>
          <table:table-cell office:value="0.7093940690152238" office:value-type="float"/>
          <table:table-cell office:value="0.466308860858132" office:value-type="float"/>
          <table:table-cell office:value="0.48112666040665886" office:value-type="float"/>
          <table:table-cell office:value="0.4929841997057832" office:value-type="float"/>
          <table:table-cell office:value="0.4979585060641602" office:value-type="float"/>
          <table:table-cell office:value="0.5590431597949559" office:value-type="float"/>
          <table:table-cell office:value="0.6095714467161292" office:value-type="float"/>
          <table:table-cell office:value="0.6301302352458205" office:value-type="float"/>
          <table:table-cell office:value="0.6423048229930104" office:value-type="float"/>
          <table:table-cell office:value="0.6838678959255176" office:value-type="float"/>
          <table:table-cell office:value="0.7747669989471855" office:value-type="float"/>
          <table:table-cell office:value="0.486326490069388" office:value-type="float"/>
          <table:table-cell office:value="0.5152859273804175" office:value-type="float"/>
          <table:table-cell office:value="0.5488423907956301" office:value-type="float"/>
          <table:table-cell office:value="0.5631991652773036" office:value-type="float"/>
          <table:table-cell office:value="0.6028715081842846" office:value-type="float"/>
        </table:table-row>
        <table:table-row>
          <table:table-cell office:value-type="string">
            <text:p>robolectric__robolectric</text:p>
          </table:table-cell>
          <table:table-cell office:value="0.6924600928540959" office:value-type="float"/>
          <table:table-cell office:value="0.7224658105679376" office:value-type="float"/>
          <table:table-cell office:value="0.7685643892565006" office:value-type="float"/>
          <table:table-cell office:value="0.7997346288357194" office:value-type="float"/>
          <table:table-cell office:value="0.8383847617205001" office:value-type="float"/>
          <table:table-cell office:value="0.5286407098019816" office:value-type="float"/>
          <table:table-cell office:value="0.5612655610010436" office:value-type="float"/>
          <table:table-cell office:value="0.5785936828966234" office:value-type="float"/>
          <table:table-cell office:value="0.5997623890950086" office:value-type="float"/>
          <table:table-cell office:value="0.7017295549053008" office:value-type="float"/>
          <table:table-cell office:value="0.38514409229676594" office:value-type="float"/>
          <table:table-cell office:value="0.4502847150797846" office:value-type="float"/>
          <table:table-cell office:value="0.4641998153679115" office:value-type="float"/>
          <table:table-cell office:value="0.4782405574116659" office:value-type="float"/>
          <table:table-cell office:value="0.5504272913983435" office:value-type="float"/>
          <table:table-cell office:value="0.5515652397672502" office:value-type="float"/>
          <table:table-cell office:value="0.5990560388901172" office:value-type="float"/>
          <table:table-cell office:value="0.6278289916888571" office:value-type="float"/>
          <table:table-cell office:value="0.6579482176610599" office:value-type="float"/>
          <table:table-cell office:value="0.7735693376392017" office:value-type="float"/>
          <table:table-cell office:value="0.366247443586828" office:value-type="float"/>
          <table:table-cell office:value="0.43183679709774403" office:value-type="float"/>
          <table:table-cell office:value="0.4643187933030072" office:value-type="float"/>
          <table:table-cell office:value="0.49567745535858687" office:value-type="float"/>
          <table:table-cell office:value="0.5525099256261718" office:value-type="float"/>
        </table:table-row>
        <table:table-row>
          <table:table-cell office:value-type="string">
            <text:p>nodemailer__mailparser</text:p>
          </table:table-cell>
          <table:table-cell office:value="0.6895568497205262" office:value-type="float"/>
          <table:table-cell office:value="0.7514666472667607" office:value-type="float"/>
          <table:table-cell office:value="0.7845360731236007" office:value-type="float"/>
          <table:table-cell office:value="0.7933669581361621" office:value-type="float"/>
          <table:table-cell office:value="0.8143738871071704" office:value-type="float"/>
          <table:table-cell office:value="0.5185068985103113" office:value-type="float"/>
          <table:table-cell office:value="0.5778121413863736" office:value-type="float"/>
          <table:table-cell office:value="0.5923212378051542" office:value-type="float"/>
          <table:table-cell office:value="0.6186360406557329" office:value-type="float"/>
          <table:table-cell office:value="0.6247369300109512" office:value-type="float"/>
          <table:table-cell office:value="0.4454822048061179" office:value-type="float"/>
          <table:table-cell office:value="0.4759680441084235" office:value-type="float"/>
          <table:table-cell office:value="0.48715935459951965" office:value-type="float"/>
          <table:table-cell office:value="0.49676531368158094" office:value-type="float"/>
          <table:table-cell office:value="0.551052651286994" office:value-type="float"/>
          <table:table-cell office:value="0.5919597099817153" office:value-type="float"/>
          <table:table-cell office:value="0.6268074951506108" office:value-type="float"/>
          <table:table-cell office:value="0.6322955416570524" office:value-type="float"/>
          <table:table-cell office:value="0.6934051164151032" office:value-type="float"/>
          <table:table-cell office:value="0.7173594311388246" office:value-type="float"/>
          <table:table-cell office:value="0.4332163574804012" office:value-type="float"/>
          <table:table-cell office:value="0.44616407748261583" office:value-type="float"/>
          <table:table-cell office:value="0.4785184159845789" office:value-type="float"/>
          <table:table-cell office:value="0.49285603683467394" office:value-type="float"/>
          <table:table-cell office:value="0.538051530249971" office:value-type="float"/>
        </table:table-row>
        <table:table-row>
          <table:table-cell office:value-type="string">
            <text:p>philipwalton__html-inspector</text:p>
          </table:table-cell>
          <table:table-cell office:value="0.8039311939466213" office:value-type="float"/>
          <table:table-cell office:value="0.818356844902119" office:value-type="float"/>
          <table:table-cell office:value="0.8223648453681243" office:value-type="float"/>
          <table:table-cell office:value="0.8336201878829399" office:value-type="float"/>
          <table:table-cell office:value="0.8336201878829399" office:value-type="float"/>
          <table:table-cell office:value="0.5415596608024053" office:value-type="float"/>
          <table:table-cell office:value="0.6001922211276325" office:value-type="float"/>
          <table:table-cell office:value="0.6063227586405825" office:value-type="float"/>
          <table:table-cell office:value="0.6486971309705155" office:value-type="float"/>
          <table:table-cell office:value="0.6486971309705155" office:value-type="float"/>
          <table:table-cell office:value="0.4635030831121154" office:value-type="float"/>
          <table:table-cell office:value="0.4659026138832195" office:value-type="float"/>
          <table:table-cell office:value="0.49353846892898995" office:value-type="float"/>
          <table:table-cell office:value="0.5445611498478454" office:value-type="float"/>
          <table:table-cell office:value="0.5445611498478454" office:value-type="float"/>
          <table:table-cell office:value="0.5872846051388099" office:value-type="float"/>
          <table:table-cell office:value="0.6379070815902542" office:value-type="float"/>
          <table:table-cell office:value="0.6475067044392281" office:value-type="float"/>
          <table:table-cell office:value="0.7188117140273068" office:value-type="float"/>
          <table:table-cell office:value="0.7188117140273068" office:value-type="float"/>
          <table:table-cell office:value="0.5090694949376512" office:value-type="float"/>
          <table:table-cell office:value="0.526935561386286" office:value-type="float"/>
          <table:table-cell office:value="0.5409347202428607" office:value-type="float"/>
          <table:table-cell office:value="0.5725701781291247" office:value-type="float"/>
          <table:table-cell office:value="0.5725701781291247" office:value-type="float"/>
        </table:table-row>
        <table:table-row>
          <table:table-cell office:value-type="string">
            <text:p>lerna__lerna</text:p>
          </table:table-cell>
          <table:table-cell office:value="0.7120368938933733" office:value-type="float"/>
          <table:table-cell office:value="0.7901313607073304" office:value-type="float"/>
          <table:table-cell office:value="0.8079304412656012" office:value-type="float"/>
          <table:table-cell office:value="0.8231677035176599" office:value-type="float"/>
          <table:table-cell office:value="0.8917216831130843" office:value-type="float"/>
          <table:table-cell office:value="0.5127275580676638" office:value-type="float"/>
          <table:table-cell office:value="0.581997286715791" office:value-type="float"/>
          <table:table-cell office:value="0.5995030834499511" office:value-type="float"/>
          <table:table-cell office:value="0.6172379255702941" office:value-type="float"/>
          <table:table-cell office:value="0.6947807380699681" office:value-type="float"/>
          <table:table-cell office:value="0.38516822101630915" office:value-type="float"/>
          <table:table-cell office:value="0.44376726132010735" office:value-type="float"/>
          <table:table-cell office:value="0.46225380502034463" office:value-type="float"/>
          <table:table-cell office:value="0.4864532774362361" office:value-type="float"/>
          <table:table-cell office:value="0.5706978749359054" office:value-type="float"/>
          <table:table-cell office:value="0.552537707644678" office:value-type="float"/>
          <table:table-cell office:value="0.6179297840531802" office:value-type="float"/>
          <table:table-cell office:value="0.6342961210983952" office:value-type="float"/>
          <table:table-cell office:value="0.6555199910107434" office:value-type="float"/>
          <table:table-cell office:value="0.7241181287271844" office:value-type="float"/>
          <table:table-cell office:value="0.3384801679607776" office:value-type="float"/>
          <table:table-cell office:value="0.47061535962689655" office:value-type="float"/>
          <table:table-cell office:value="0.4942721968637661" office:value-type="float"/>
          <table:table-cell office:value="0.5151006940341779" office:value-type="float"/>
          <table:table-cell office:value="0.5833581386934322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0.6975677588663449" office:value-type="float"/>
          <table:table-cell office:value="0.7560699856288086" office:value-type="float"/>
          <table:table-cell office:value="0.7769298774183009" office:value-type="float"/>
          <table:table-cell office:value="0.7978476920633686" office:value-type="float"/>
          <table:table-cell office:value="0.8323750692293153" office:value-type="float"/>
          <table:table-cell office:value="0.5265620996184377" office:value-type="float"/>
          <table:table-cell office:value="0.586306699264475" office:value-type="float"/>
          <table:table-cell office:value="0.5988634538447362" office:value-type="float"/>
          <table:table-cell office:value="0.6119999206779113" office:value-type="float"/>
          <table:table-cell office:value="0.6569791451692419" office:value-type="float"/>
          <table:table-cell office:value="0.40220224060130144" office:value-type="float"/>
          <table:table-cell office:value="0.4613121080082329" office:value-type="float"/>
          <table:table-cell office:value="0.47990556961403913" office:value-type="float"/>
          <table:table-cell office:value="0.5021733351284898" office:value-type="float"/>
          <table:table-cell office:value="0.5589456887009064" office:value-type="float"/>
          <table:table-cell office:value="0.5648122317597721" office:value-type="float"/>
          <table:table-cell office:value="0.6251187906630398" office:value-type="float"/>
          <table:table-cell office:value="0.6421634858896714" office:value-type="float"/>
          <table:table-cell office:value="0.6609777085210253" office:value-type="float"/>
          <table:table-cell office:value="0.7261715078225882" office:value-type="float"/>
          <table:table-cell office:value="0.36662601010606133" office:value-type="float"/>
          <table:table-cell office:value="0.4595764708981321" office:value-type="float"/>
          <table:table-cell office:value="0.4921676451226748" office:value-type="float"/>
          <table:table-cell office:value="0.5204000339528521" office:value-type="float"/>
          <table:table-cell office:value="0.5766004730870578" office:value-type="float"/>
        </table:table-row>
        <table:table-row>
          <table:table-cell office:value-type="string">
            <text:p>RubyMoney__money</text:p>
          </table:table-cell>
          <table:table-cell office:value="0.7065890967818339" office:value-type="float"/>
          <table:table-cell office:value="0.7894699197785893" office:value-type="float"/>
          <table:table-cell office:value="0.8083017332906037" office:value-type="float"/>
          <table:table-cell office:value="0.8212635684596534" office:value-type="float"/>
          <table:table-cell office:value="0.8606783053531358" office:value-type="float"/>
          <table:table-cell office:value="0.5231136986678968" office:value-type="float"/>
          <table:table-cell office:value="0.5800446541432718" office:value-type="float"/>
          <table:table-cell office:value="0.5902643698197108" office:value-type="float"/>
          <table:table-cell office:value="0.6067425731030125" office:value-type="float"/>
          <table:table-cell office:value="0.6444640549435494" office:value-type="float"/>
          <table:table-cell office:value="0.4327312514270099" office:value-type="float"/>
          <table:table-cell office:value="0.4856997077909009" office:value-type="float"/>
          <table:table-cell office:value="0.5058972053619164" office:value-type="float"/>
          <table:table-cell office:value="0.5210740802230296" office:value-type="float"/>
          <table:table-cell office:value="0.5972862010816878" office:value-type="float"/>
          <table:table-cell office:value="0.6029307987517668" office:value-type="float"/>
          <table:table-cell office:value="0.6363192599162061" office:value-type="float"/>
          <table:table-cell office:value="0.6551506225035569" office:value-type="float"/>
          <table:table-cell office:value="0.6749038851638498" office:value-type="float"/>
          <table:table-cell office:value="0.736024813520871" office:value-type="float"/>
          <table:table-cell office:value="0.43804829234662396" office:value-type="float"/>
          <table:table-cell office:value="0.5041655500947295" office:value-type="float"/>
          <table:table-cell office:value="0.5227946088773031" office:value-type="float"/>
          <table:table-cell office:value="0.538764393182303" office:value-type="float"/>
          <table:table-cell office:value="0.5844337328899121" office:value-type="float"/>
        </table:table-row>
        <table:table-row>
          <table:table-cell office:value-type="string">
            <text:p>CorsixTH__CorsixTH</text:p>
          </table:table-cell>
          <table:table-cell office:value="0.6948224716334436" office:value-type="float"/>
          <table:table-cell office:value="0.7759696066771685" office:value-type="float"/>
          <table:table-cell office:value="0.7958367829350202" office:value-type="float"/>
          <table:table-cell office:value="0.8065877898167706" office:value-type="float"/>
          <table:table-cell office:value="0.8264676956979009" office:value-type="float"/>
          <table:table-cell office:value="0.5273287124185511" office:value-type="float"/>
          <table:table-cell office:value="0.5675636469447599" office:value-type="float"/>
          <table:table-cell office:value="0.5854095368955345" office:value-type="float"/>
          <table:table-cell office:value="0.6077765627765696" office:value-type="float"/>
          <table:table-cell office:value="0.6606138996299922" office:value-type="float"/>
          <table:table-cell office:value="0.38264869069577184" office:value-type="float"/>
          <table:table-cell office:value="0.44212561183814303" office:value-type="float"/>
          <table:table-cell office:value="0.4590622688658151" office:value-type="float"/>
          <table:table-cell office:value="0.4739634682739663" office:value-type="float"/>
          <table:table-cell office:value="0.5596521165170375" office:value-type="float"/>
          <table:table-cell office:value="0.5551545920331202" office:value-type="float"/>
          <table:table-cell office:value="0.6216509135754227" office:value-type="float"/>
          <table:table-cell office:value="0.6374404445931539" office:value-type="float"/>
          <table:table-cell office:value="0.6628770727030302" office:value-type="float"/>
          <table:table-cell office:value="0.7074274773630771" office:value-type="float"/>
          <table:table-cell office:value="0.4084391234827327" office:value-type="float"/>
          <table:table-cell office:value="0.4737779556384223" office:value-type="float"/>
          <table:table-cell office:value="0.4919776563887308" office:value-type="float"/>
          <table:table-cell office:value="0.5130213767126244" office:value-type="float"/>
          <table:table-cell office:value="0.5737699590167946" office:value-type="float"/>
        </table:table-row>
        <table:table-row>
          <table:table-cell office:value-type="string">
            <text:p>ai__visibilityjs</text:p>
          </table:table-cell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751460933173077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411859604195576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711839149104132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67667521931958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5543034054326668" office:value-type="float"/>
        </table:table-row>
        <table:table-row>
          <table:table-cell office:value-type="string">
            <text:p>select2__select2</text:p>
          </table:table-cell>
          <table:table-cell office:value="0.7020809363150871" office:value-type="float"/>
          <table:table-cell office:value="0.7934278815094988" office:value-type="float"/>
          <table:table-cell office:value="0.8146187169187915" office:value-type="float"/>
          <table:table-cell office:value="0.8292180215269151" office:value-type="float"/>
          <table:table-cell office:value="0.8758470375198365" office:value-type="float"/>
          <table:table-cell office:value="0.5127144841917883" office:value-type="float"/>
          <table:table-cell office:value="0.5941733795530084" office:value-type="float"/>
          <table:table-cell office:value="0.609926171200443" office:value-type="float"/>
          <table:table-cell office:value="0.6260010519935681" office:value-type="float"/>
          <table:table-cell office:value="0.6948696154397058" office:value-type="float"/>
          <table:table-cell office:value="0.3989495076022571" office:value-type="float"/>
          <table:table-cell office:value="0.4755135350193277" office:value-type="float"/>
          <table:table-cell office:value="0.4931605408171278" office:value-type="float"/>
          <table:table-cell office:value="0.5121478213016893" office:value-type="float"/>
          <table:table-cell office:value="0.6114741195261999" office:value-type="float"/>
          <table:table-cell office:value="0.5675635272309416" office:value-type="float"/>
          <table:table-cell office:value="0.6247803751124883" office:value-type="float"/>
          <table:table-cell office:value="0.6450209820627362" office:value-type="float"/>
          <table:table-cell office:value="0.6680746172009552" office:value-type="float"/>
          <table:table-cell office:value="0.7585239277209097" office:value-type="float"/>
          <table:table-cell office:value="0.4003802544057493" office:value-type="float"/>
          <table:table-cell office:value="0.5036021404161879" office:value-type="float"/>
          <table:table-cell office:value="0.525652281999555" office:value-type="float"/>
          <table:table-cell office:value="0.5479985264139339" office:value-type="float"/>
          <table:table-cell office:value="0.6338481492422731" office:value-type="float"/>
        </table:table-row>
        <table:table-row>
          <table:table-cell office:value-type="string">
            <text:p>pnpm__pnpm</text:p>
          </table:table-cell>
          <table:table-cell office:value="0.7073961718450875" office:value-type="float"/>
          <table:table-cell office:value="0.7604082697167461" office:value-type="float"/>
          <table:table-cell office:value="0.7874363031244423" office:value-type="float"/>
          <table:table-cell office:value="0.8051505370198412" office:value-type="float"/>
          <table:table-cell office:value="0.82870347927018" office:value-type="float"/>
          <table:table-cell office:value="0.521232353342649" office:value-type="float"/>
          <table:table-cell office:value="0.5676871651540697" office:value-type="float"/>
          <table:table-cell office:value="0.5897099693136245" office:value-type="float"/>
          <table:table-cell office:value="0.6098122126611426" office:value-type="float"/>
          <table:table-cell office:value="0.6885774039464699" office:value-type="float"/>
          <table:table-cell office:value="0.3624595779982299" office:value-type="float"/>
          <table:table-cell office:value="0.43361368039347126" office:value-type="float"/>
          <table:table-cell office:value="0.4487439780739726" office:value-type="float"/>
          <table:table-cell office:value="0.4681148243900075" office:value-type="float"/>
          <table:table-cell office:value="0.5190506117091176" office:value-type="float"/>
          <table:table-cell office:value="0.56882385755005" office:value-type="float"/>
          <table:table-cell office:value="0.6060362679868414" office:value-type="float"/>
          <table:table-cell office:value="0.622194960864186" office:value-type="float"/>
          <table:table-cell office:value="0.6493808846857893" office:value-type="float"/>
          <table:table-cell office:value="0.6950054567484206" office:value-type="float"/>
          <table:table-cell office:value="0.3471162506168306" office:value-type="float"/>
          <table:table-cell office:value="0.4548254427248267" office:value-type="float"/>
          <table:table-cell office:value="0.485149495054107" office:value-type="float"/>
          <table:table-cell office:value="0.5118346334646401" office:value-type="float"/>
          <table:table-cell office:value="0.5992977776165763" office:value-type="float"/>
        </table:table-row>
        <table:table-row>
          <table:table-cell office:value-type="string">
            <text:p>spatie__laravel-permission</text:p>
          </table:table-cell>
          <table:table-cell office:value="0.7342202214486911" office:value-type="float"/>
          <table:table-cell office:value="0.792502354264038" office:value-type="float"/>
          <table:table-cell office:value="0.8077680846553328" office:value-type="float"/>
          <table:table-cell office:value="0.8222812185182014" office:value-type="float"/>
          <table:table-cell office:value="0.8493014942446812" office:value-type="float"/>
          <table:table-cell office:value="0.5158514836755431" office:value-type="float"/>
          <table:table-cell office:value="0.5767090134865274" office:value-type="float"/>
          <table:table-cell office:value="0.5944997639974068" office:value-type="float"/>
          <table:table-cell office:value="0.6120286698144498" office:value-type="float"/>
          <table:table-cell office:value="0.6682957148673722" office:value-type="float"/>
          <table:table-cell office:value="0.4123636613155031" office:value-type="float"/>
          <table:table-cell office:value="0.4731829246467457" office:value-type="float"/>
          <table:table-cell office:value="0.5042690584243544" office:value-type="float"/>
          <table:table-cell office:value="0.5238700624685094" office:value-type="float"/>
          <table:table-cell office:value="0.5780578876153737" office:value-type="float"/>
          <table:table-cell office:value="0.5750217875843684" office:value-type="float"/>
          <table:table-cell office:value="0.6195093139439809" office:value-type="float"/>
          <table:table-cell office:value="0.6400444673327547" office:value-type="float"/>
          <table:table-cell office:value="0.6619919793084015" office:value-type="float"/>
          <table:table-cell office:value="0.7479553028845505" office:value-type="float"/>
          <table:table-cell office:value="0.4151080850584846" office:value-type="float"/>
          <table:table-cell office:value="0.492161049766334" office:value-type="float"/>
          <table:table-cell office:value="0.5150466311791227" office:value-type="float"/>
          <table:table-cell office:value="0.5383148142932589" office:value-type="float"/>
          <table:table-cell office:value="0.603281567780332" office:value-type="float"/>
        </table:table-row>
        <table:table-row>
          <table:table-cell office:value-type="string">
            <text:p>summerblue__phphub</text:p>
          </table:table-cell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846740174191809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6170445903559043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5302685831514315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889625237986264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5330774380185674" office:value-type="float"/>
        </table:table-row>
        <table:table-row>
          <table:table-cell office:value-type="string">
            <text:p>Maximus5__ConEmu</text:p>
          </table:table-cell>
          <table:table-cell office:value="0.6894154895317639" office:value-type="float"/>
          <table:table-cell office:value="0.7775288664084014" office:value-type="float"/>
          <table:table-cell office:value="0.7944128383976963" office:value-type="float"/>
          <table:table-cell office:value="0.8078080214580288" office:value-type="float"/>
          <table:table-cell office:value="0.8613660029396719" office:value-type="float"/>
          <table:table-cell office:value="0.5261275660206008" office:value-type="float"/>
          <table:table-cell office:value="0.5730948227607096" office:value-type="float"/>
          <table:table-cell office:value="0.5904921772807008" office:value-type="float"/>
          <table:table-cell office:value="0.6067566727068961" office:value-type="float"/>
          <table:table-cell office:value="0.6578692983615744" office:value-type="float"/>
          <table:table-cell office:value="0.36455561028189654" office:value-type="float"/>
          <table:table-cell office:value="0.4398348495327658" office:value-type="float"/>
          <table:table-cell office:value="0.4638776868620681" office:value-type="float"/>
          <table:table-cell office:value="0.48634282491017666" office:value-type="float"/>
          <table:table-cell office:value="0.5844471213905393" office:value-type="float"/>
          <table:table-cell office:value="0.5218791648295621" office:value-type="float"/>
          <table:table-cell office:value="0.5950719236690701" office:value-type="float"/>
          <table:table-cell office:value="0.6203340774647091" office:value-type="float"/>
          <table:table-cell office:value="0.6490280609070167" office:value-type="float"/>
          <table:table-cell office:value="0.7223870492422001" office:value-type="float"/>
          <table:table-cell office:value="0.34115535699984256" office:value-type="float"/>
          <table:table-cell office:value="0.4746273270219592" office:value-type="float"/>
          <table:table-cell office:value="0.497408660125264" office:value-type="float"/>
          <table:table-cell office:value="0.5155960199686025" office:value-type="float"/>
          <table:table-cell office:value="0.5822259808431628" office:value-type="float"/>
        </table:table-row>
        <table:table-row>
          <table:table-cell office:value-type="string">
            <text:p>xbmc__xbmc</text:p>
          </table:table-cell>
          <table:table-cell office:value="0.7291764722520996" office:value-type="float"/>
          <table:table-cell office:value="0.7927810038322318" office:value-type="float"/>
          <table:table-cell office:value="0.8032463048112173" office:value-type="float"/>
          <table:table-cell office:value="0.8122885403937218" office:value-type="float"/>
          <table:table-cell office:value="0.8351521391309865" office:value-type="float"/>
          <table:table-cell office:value="0.5197542657941332" office:value-type="float"/>
          <table:table-cell office:value="0.5825740326627947" office:value-type="float"/>
          <table:table-cell office:value="0.5936243479012482" office:value-type="float"/>
          <table:table-cell office:value="0.6097748847186719" office:value-type="float"/>
          <table:table-cell office:value="0.6608106157844906" office:value-type="float"/>
          <table:table-cell office:value="0.38212322737505755" office:value-type="float"/>
          <table:table-cell office:value="0.44350937766988363" office:value-type="float"/>
          <table:table-cell office:value="0.46263129028066885" office:value-type="float"/>
          <table:table-cell office:value="0.47771427761986474" office:value-type="float"/>
          <table:table-cell office:value="0.5477001974516619" office:value-type="float"/>
          <table:table-cell office:value="0.5670561348547685" office:value-type="float"/>
          <table:table-cell office:value="0.6083241369125272" office:value-type="float"/>
          <table:table-cell office:value="0.6211454848194506" office:value-type="float"/>
          <table:table-cell office:value="0.6407418239737805" office:value-type="float"/>
          <table:table-cell office:value="0.7023333804708753" office:value-type="float"/>
          <table:table-cell office:value="0.37607984161997055" office:value-type="float"/>
          <table:table-cell office:value="0.48229210945374834" office:value-type="float"/>
          <table:table-cell office:value="0.5004062718349376" office:value-type="float"/>
          <table:table-cell office:value="0.514719669726318" office:value-type="float"/>
          <table:table-cell office:value="0.561108884975938" office:value-type="float"/>
        </table:table-row>
        <table:table-row>
          <table:table-cell office:value-type="string">
            <text:p>facebook__react</text:p>
          </table:table-cell>
          <table:table-cell office:value="0.7528011131674901" office:value-type="float"/>
          <table:table-cell office:value="0.8097522976941587" office:value-type="float"/>
          <table:table-cell office:value="0.8224185233194322" office:value-type="float"/>
          <table:table-cell office:value="0.8311414049040139" office:value-type="float"/>
          <table:table-cell office:value="0.8606404866423886" office:value-type="float"/>
          <table:table-cell office:value="0.5275852650902267" office:value-type="float"/>
          <table:table-cell office:value="0.5648393422065559" office:value-type="float"/>
          <table:table-cell office:value="0.58627778342709" office:value-type="float"/>
          <table:table-cell office:value="0.6034034698466012" office:value-type="float"/>
          <table:table-cell office:value="0.695595406785796" office:value-type="float"/>
          <table:table-cell office:value="0.4062440684756655" office:value-type="float"/>
          <table:table-cell office:value="0.45358357405013405" office:value-type="float"/>
          <table:table-cell office:value="0.4657068776149219" office:value-type="float"/>
          <table:table-cell office:value="0.48877458667340035" office:value-type="float"/>
          <table:table-cell office:value="0.5412576494218706" office:value-type="float"/>
          <table:table-cell office:value="0.5695718348676235" office:value-type="float"/>
          <table:table-cell office:value="0.6238237371147975" office:value-type="float"/>
          <table:table-cell office:value="0.6398756484422462" office:value-type="float"/>
          <table:table-cell office:value="0.6581975913026633" office:value-type="float"/>
          <table:table-cell office:value="0.722206050400225" office:value-type="float"/>
          <table:table-cell office:value="0.3933296536993" office:value-type="float"/>
          <table:table-cell office:value="0.479948908252428" office:value-type="float"/>
          <table:table-cell office:value="0.4944727396859193" office:value-type="float"/>
          <table:table-cell office:value="0.5119800524745486" office:value-type="float"/>
          <table:table-cell office:value="0.5930587676378567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0.7003287307862166" office:value-type="float"/>
          <table:table-cell office:value="0.7619167501525654" office:value-type="float"/>
          <table:table-cell office:value="0.79883718817061" office:value-type="float"/>
          <table:table-cell office:value="0.8161463495337407" office:value-type="float"/>
          <table:table-cell office:value="0.8734576670027054" office:value-type="float"/>
          <table:table-cell office:value="0.51076864121628" office:value-type="float"/>
          <table:table-cell office:value="0.5661569654974601" office:value-type="float"/>
          <table:table-cell office:value="0.5827885905897625" office:value-type="float"/>
          <table:table-cell office:value="0.5985097841277798" office:value-type="float"/>
          <table:table-cell office:value="0.6423924382234328" office:value-type="float"/>
          <table:table-cell office:value="0.3909511516393438" office:value-type="float"/>
          <table:table-cell office:value="0.45877723296379824" office:value-type="float"/>
          <table:table-cell office:value="0.4820193225823789" office:value-type="float"/>
          <table:table-cell office:value="0.5009412029208515" office:value-type="float"/>
          <table:table-cell office:value="0.5681153391012206" office:value-type="float"/>
          <table:table-cell office:value="0.56235715728045" office:value-type="float"/>
          <table:table-cell office:value="0.6080436278281947" office:value-type="float"/>
          <table:table-cell office:value="0.6294578282321175" office:value-type="float"/>
          <table:table-cell office:value="0.6540205519835816" office:value-type="float"/>
          <table:table-cell office:value="0.7122090941401432" office:value-type="float"/>
          <table:table-cell office:value="0.35251402223083467" office:value-type="float"/>
          <table:table-cell office:value="0.45496839144641477" office:value-type="float"/>
          <table:table-cell office:value="0.4870796684614124" office:value-type="float"/>
          <table:table-cell office:value="0.504452067361694" office:value-type="float"/>
          <table:table-cell office:value="0.5902629523620071" office:value-type="float"/>
        </table:table-row>
        <table:table-row>
          <table:table-cell office:value-type="string">
            <text:p>openzipkin__zipkin</text:p>
          </table:table-cell>
          <table:table-cell office:value="0.6882626940193486" office:value-type="float"/>
          <table:table-cell office:value="0.7592449647438916" office:value-type="float"/>
          <table:table-cell office:value="0.8014971039133261" office:value-type="float"/>
          <table:table-cell office:value="0.8163795188399136" office:value-type="float"/>
          <table:table-cell office:value="0.8604614857598691" office:value-type="float"/>
          <table:table-cell office:value="0.5242625009378765" office:value-type="float"/>
          <table:table-cell office:value="0.584071153345362" office:value-type="float"/>
          <table:table-cell office:value="0.5990682830979035" office:value-type="float"/>
          <table:table-cell office:value="0.6134427559442225" office:value-type="float"/>
          <table:table-cell office:value="0.6713350619296665" office:value-type="float"/>
          <table:table-cell office:value="0.41977975798023925" office:value-type="float"/>
          <table:table-cell office:value="0.4762860317907157" office:value-type="float"/>
          <table:table-cell office:value="0.49265097915041145" office:value-type="float"/>
          <table:table-cell office:value="0.5086287719050046" office:value-type="float"/>
          <table:table-cell office:value="0.5675348860544832" office:value-type="float"/>
          <table:table-cell office:value="0.573983333373365" office:value-type="float"/>
          <table:table-cell office:value="0.6306781057179321" office:value-type="float"/>
          <table:table-cell office:value="0.6440860112433595" office:value-type="float"/>
          <table:table-cell office:value="0.6660334092963205" office:value-type="float"/>
          <table:table-cell office:value="0.7314742423309486" office:value-type="float"/>
          <table:table-cell office:value="0.3928632609496214" office:value-type="float"/>
          <table:table-cell office:value="0.4756451694959972" office:value-type="float"/>
          <table:table-cell office:value="0.4964673739404354" office:value-type="float"/>
          <table:table-cell office:value="0.5180875350756204" office:value-type="float"/>
          <table:table-cell office:value="0.5714803026596205" office:value-type="float"/>
        </table:table-row>
        <table:table-row>
          <table:table-cell office:value-type="string">
            <text:p>nabla-c0d3__sslyze</text:p>
          </table:table-cell>
          <table:table-cell office:value="0.7060142989214219" office:value-type="float"/>
          <table:table-cell office:value="0.7627435545012566" office:value-type="float"/>
          <table:table-cell office:value="0.7799614315091234" office:value-type="float"/>
          <table:table-cell office:value="0.7995059288176943" office:value-type="float"/>
          <table:table-cell office:value="0.839620591625836" office:value-type="float"/>
          <table:table-cell office:value="0.5595647515162249" office:value-type="float"/>
          <table:table-cell office:value="0.5817687234734006" office:value-type="float"/>
          <table:table-cell office:value="0.6025707220012485" office:value-type="float"/>
          <table:table-cell office:value="0.6202827230990253" office:value-type="float"/>
          <table:table-cell office:value="0.6710546747833936" office:value-type="float"/>
          <table:table-cell office:value="0.4079373146720271" office:value-type="float"/>
          <table:table-cell office:value="0.44393009135080985" office:value-type="float"/>
          <table:table-cell office:value="0.4665077710119033" office:value-type="float"/>
          <table:table-cell office:value="0.479407564173602" office:value-type="float"/>
          <table:table-cell office:value="0.5544344634748093" office:value-type="float"/>
          <table:table-cell office:value="0.586928619384264" office:value-type="float"/>
          <table:table-cell office:value="0.6099101462839052" office:value-type="float"/>
          <table:table-cell office:value="0.6301027364546558" office:value-type="float"/>
          <table:table-cell office:value="0.6407469287128389" office:value-type="float"/>
          <table:table-cell office:value="0.7143048463093642" office:value-type="float"/>
          <table:table-cell office:value="0.3078937282125306" office:value-type="float"/>
          <table:table-cell office:value="0.4803886648760724" office:value-type="float"/>
          <table:table-cell office:value="0.4915280390771638" office:value-type="float"/>
          <table:table-cell office:value="0.5201241772799152" office:value-type="float"/>
          <table:table-cell office:value="0.579878228599365" office:value-type="float"/>
        </table:table-row>
        <table:table-row>
          <table:table-cell office:value-type="string">
            <text:p>Behat__Behat</text:p>
          </table:table-cell>
          <table:table-cell office:value="0.7173663636150523" office:value-type="float"/>
          <table:table-cell office:value="0.7929831288584024" office:value-type="float"/>
          <table:table-cell office:value="0.8117480674919281" office:value-type="float"/>
          <table:table-cell office:value="0.8256599511356193" office:value-type="float"/>
          <table:table-cell office:value="0.8642631631216099" office:value-type="float"/>
          <table:table-cell office:value="0.5010724579405729" office:value-type="float"/>
          <table:table-cell office:value="0.5761263788702919" office:value-type="float"/>
          <table:table-cell office:value="0.5977635136932324" office:value-type="float"/>
          <table:table-cell office:value="0.6128792802669742" office:value-type="float"/>
          <table:table-cell office:value="0.6595783385145685" office:value-type="float"/>
          <table:table-cell office:value="0.35320903699363215" office:value-type="float"/>
          <table:table-cell office:value="0.4572944749050501" office:value-type="float"/>
          <table:table-cell office:value="0.4854459314668571" office:value-type="float"/>
          <table:table-cell office:value="0.506358084876809" office:value-type="float"/>
          <table:table-cell office:value="0.5510607360411676" office:value-type="float"/>
          <table:table-cell office:value="0.5792441678262772" office:value-type="float"/>
          <table:table-cell office:value="0.6140994318182381" office:value-type="float"/>
          <table:table-cell office:value="0.6329013961304008" office:value-type="float"/>
          <table:table-cell office:value="0.6471178526793019" office:value-type="float"/>
          <table:table-cell office:value="0.7033380373250007" office:value-type="float"/>
          <table:table-cell office:value="0.41208762673804833" office:value-type="float"/>
          <table:table-cell office:value="0.47502028624295717" office:value-type="float"/>
          <table:table-cell office:value="0.49710396172311444" office:value-type="float"/>
          <table:table-cell office:value="0.5202166228350282" office:value-type="float"/>
          <table:table-cell office:value="0.5735120091335137" office:value-type="float"/>
        </table:table-row>
        <table:table-row>
          <table:table-cell office:value-type="string">
            <text:p>FriendsOfPHP__PHP-CS-Fixer</text:p>
          </table:table-cell>
          <table:table-cell office:value="0.6981014569885597" office:value-type="float"/>
          <table:table-cell office:value="0.7896739953531116" office:value-type="float"/>
          <table:table-cell office:value="0.8049062082161543" office:value-type="float"/>
          <table:table-cell office:value="0.8194445494982294" office:value-type="float"/>
          <table:table-cell office:value="0.847228934235183" office:value-type="float"/>
          <table:table-cell office:value="0.44267830972492794" office:value-type="float"/>
          <table:table-cell office:value="0.5841949666786016" office:value-type="float"/>
          <table:table-cell office:value="0.600686841502985" office:value-type="float"/>
          <table:table-cell office:value="0.6148491595606318" office:value-type="float"/>
          <table:table-cell office:value="0.673822776230879" office:value-type="float"/>
          <table:table-cell office:value="0.3774689589055067" office:value-type="float"/>
          <table:table-cell office:value="0.43910140619291393" office:value-type="float"/>
          <table:table-cell office:value="0.45919064758871364" office:value-type="float"/>
          <table:table-cell office:value="0.4760719268917851" office:value-type="float"/>
          <table:table-cell office:value="0.5536023015170994" office:value-type="float"/>
          <table:table-cell office:value="0.5692143781291933" office:value-type="float"/>
          <table:table-cell office:value="0.6087788310828616" office:value-type="float"/>
          <table:table-cell office:value="0.6285989421238001" office:value-type="float"/>
          <table:table-cell office:value="0.6526201729331245" office:value-type="float"/>
          <table:table-cell office:value="0.7506571135585193" office:value-type="float"/>
          <table:table-cell office:value="0.3104355143713449" office:value-type="float"/>
          <table:table-cell office:value="0.4840584453785547" office:value-type="float"/>
          <table:table-cell office:value="0.5020388887432112" office:value-type="float"/>
          <table:table-cell office:value="0.5226138581814401" office:value-type="float"/>
          <table:table-cell office:value="0.5832689328077936" office:value-type="float"/>
        </table:table-row>
        <table:table-row>
          <table:table-cell office:value-type="string">
            <text:p>johannilsson__android-actionbar</text:p>
          </table:table-cell>
          <table:table-cell office:value="0.753432101188728" office:value-type="float"/>
          <table:table-cell office:value="0.792911764211687" office:value-type="float"/>
          <table:table-cell office:value="0.8171722751155721" office:value-type="float"/>
          <table:table-cell office:value="0.8316132396744955" office:value-type="float"/>
          <table:table-cell office:value="0.8411040400783617" office:value-type="float"/>
          <table:table-cell office:value="0.5679392061832319" office:value-type="float"/>
          <table:table-cell office:value="0.5885352872517896" office:value-type="float"/>
          <table:table-cell office:value="0.6235068738319383" office:value-type="float"/>
          <table:table-cell office:value="0.6325345433872324" office:value-type="float"/>
          <table:table-cell office:value="0.6757513295006556" office:value-type="float"/>
          <table:table-cell office:value="0.4092254449503382" office:value-type="float"/>
          <table:table-cell office:value="0.44139340258469395" office:value-type="float"/>
          <table:table-cell office:value="0.4838668451837503" office:value-type="float"/>
          <table:table-cell office:value="0.4957718498466913" office:value-type="float"/>
          <table:table-cell office:value="0.5634616660282334" office:value-type="float"/>
          <table:table-cell office:value="0.5813097856097088" office:value-type="float"/>
          <table:table-cell office:value="0.6209789342020307" office:value-type="float"/>
          <table:table-cell office:value="0.6411434496387381" office:value-type="float"/>
          <table:table-cell office:value="0.6574103838272322" office:value-type="float"/>
          <table:table-cell office:value="0.727504475682389" office:value-type="float"/>
          <table:table-cell office:value="0.42357831920597133" office:value-type="float"/>
          <table:table-cell office:value="0.4955379405584355" office:value-type="float"/>
          <table:table-cell office:value="0.5246507957111551" office:value-type="float"/>
          <table:table-cell office:value="0.5527817684389065" office:value-type="float"/>
          <table:table-cell office:value="0.598036217574558" office:value-type="float"/>
        </table:table-row>
        <table:table-row>
          <table:table-cell office:value-type="string">
            <text:p>dfcb__BigVideo.js</text:p>
          </table:table-cell>
          <table:table-cell office:value="0.6916195092663517" office:value-type="float"/>
          <table:table-cell office:value="0.7709705337486572" office:value-type="float"/>
          <table:table-cell office:value="0.7928528293709642" office:value-type="float"/>
          <table:table-cell office:value="0.8114723521812163" office:value-type="float"/>
          <table:table-cell office:value="0.8532486954654157" office:value-type="float"/>
          <table:table-cell office:value="0.5026322051244636" office:value-type="float"/>
          <table:table-cell office:value="0.5678502285422099" office:value-type="float"/>
          <table:table-cell office:value="0.5795917432147355" office:value-type="float"/>
          <table:table-cell office:value="0.5990331907160954" office:value-type="float"/>
          <table:table-cell office:value="0.6321355592843287" office:value-type="float"/>
          <table:table-cell office:value="0.3627987547825018" office:value-type="float"/>
          <table:table-cell office:value="0.44635760493741095" office:value-type="float"/>
          <table:table-cell office:value="0.46812947023637985" office:value-type="float"/>
          <table:table-cell office:value="0.49343760871733133" office:value-type="float"/>
          <table:table-cell office:value="0.5351058072072972" office:value-type="float"/>
          <table:table-cell office:value="0.557430145708705" office:value-type="float"/>
          <table:table-cell office:value="0.6057937519519299" office:value-type="float"/>
          <table:table-cell office:value="0.6326279554263152" office:value-type="float"/>
          <table:table-cell office:value="0.6649753305946842" office:value-type="float"/>
          <table:table-cell office:value="0.7151931059130646" office:value-type="float"/>
          <table:table-cell office:value="0.39031699962215227" office:value-type="float"/>
          <table:table-cell office:value="0.48541659022295225" office:value-type="float"/>
          <table:table-cell office:value="0.5085708518702834" office:value-type="float"/>
          <table:table-cell office:value="0.5390365199709938" office:value-type="float"/>
          <table:table-cell office:value="0.5637254763121021" office:value-type="float"/>
        </table:table-row>
        <table:table-row>
          <table:table-cell office:value-type="string">
            <text:p>nvbn__thefuck</text:p>
          </table:table-cell>
          <table:table-cell office:value="0.7019445049887261" office:value-type="float"/>
          <table:table-cell office:value="0.7528787477297689" office:value-type="float"/>
          <table:table-cell office:value="0.7712480301395622" office:value-type="float"/>
          <table:table-cell office:value="0.8044431930122066" office:value-type="float"/>
          <table:table-cell office:value="0.8489867971805494" office:value-type="float"/>
          <table:table-cell office:value="0.5631046260983318" office:value-type="float"/>
          <table:table-cell office:value="0.5949207614429004" office:value-type="float"/>
          <table:table-cell office:value="0.6083412062769558" office:value-type="float"/>
          <table:table-cell office:value="0.6200379285163222" office:value-type="float"/>
          <table:table-cell office:value="0.6659073822656714" office:value-type="float"/>
          <table:table-cell office:value="0.4184101512586538" office:value-type="float"/>
          <table:table-cell office:value="0.4569983775453734" office:value-type="float"/>
          <table:table-cell office:value="0.47357464981504616" office:value-type="float"/>
          <table:table-cell office:value="0.49422064470458515" office:value-type="float"/>
          <table:table-cell office:value="0.5302307755796382" office:value-type="float"/>
          <table:table-cell office:value="0.5689599826108281" office:value-type="float"/>
          <table:table-cell office:value="0.6211584438637381" office:value-type="float"/>
          <table:table-cell office:value="0.6397745938901807" office:value-type="float"/>
          <table:table-cell office:value="0.6590754932598493" office:value-type="float"/>
          <table:table-cell office:value="0.7088712919493403" office:value-type="float"/>
          <table:table-cell office:value="0.43909231594033393" office:value-type="float"/>
          <table:table-cell office:value="0.4816464181051315" office:value-type="float"/>
          <table:table-cell office:value="0.4954232114749811" office:value-type="float"/>
          <table:table-cell office:value="0.5237797314094956" office:value-type="float"/>
          <table:table-cell office:value="0.5743896055664438" office:value-type="float"/>
        </table:table-row>
        <table:table-row>
          <table:table-cell office:value-type="string">
            <text:p>ruslanskorb__RSKImageCropper</text:p>
          </table:table-cell>
          <table:table-cell office:value="0.7544084759664271" office:value-type="float"/>
          <table:table-cell office:value="0.7611387528398247" office:value-type="float"/>
          <table:table-cell office:value="0.7791484187129281" office:value-type="float"/>
          <table:table-cell office:value="0.7808797039417872" office:value-type="float"/>
          <table:table-cell office:value="0.807174318519749" office:value-type="float"/>
          <table:table-cell office:value="0.553665910998058" office:value-type="float"/>
          <table:table-cell office:value="0.5656112370030077" office:value-type="float"/>
          <table:table-cell office:value="0.5868031866185927" office:value-type="float"/>
          <table:table-cell office:value="0.5878116354914942" office:value-type="float"/>
          <table:table-cell office:value="0.6309903104484421" office:value-type="float"/>
          <table:table-cell office:value="0.4279903988575138" office:value-type="float"/>
          <table:table-cell office:value="0.4811114349840257" office:value-type="float"/>
          <table:table-cell office:value="0.4931111521238622" office:value-type="float"/>
          <table:table-cell office:value="0.4931989849795696" office:value-type="float"/>
          <table:table-cell office:value="0.5238280101636946" office:value-type="float"/>
          <table:table-cell office:value="0.6365240554935667" office:value-type="float"/>
          <table:table-cell office:value="0.6404146138321996" office:value-type="float"/>
          <table:table-cell office:value="0.6560884687136779" office:value-type="float"/>
          <table:table-cell office:value="0.6574011536353069" office:value-type="float"/>
          <table:table-cell office:value="0.712673481513856" office:value-type="float"/>
          <table:table-cell office:value="0.33476686507037656" office:value-type="float"/>
          <table:table-cell office:value="0.42491436387915094" office:value-type="float"/>
          <table:table-cell office:value="0.4255404618266424" office:value-type="float"/>
          <table:table-cell office:value="0.450745443336911" office:value-type="float"/>
          <table:table-cell office:value="0.5334063870576745" office:value-type="float"/>
        </table:table-row>
        <table:table-row>
          <table:table-cell office:value-type="string">
            <text:p>rtfeldman__seamless-immutable</text:p>
          </table:table-cell>
          <table:table-cell office:value="0.7162184565696958" office:value-type="float"/>
          <table:table-cell office:value="0.7982078264243716" office:value-type="float"/>
          <table:table-cell office:value="0.8181404835500949" office:value-type="float"/>
          <table:table-cell office:value="0.8296491409584412" office:value-type="float"/>
          <table:table-cell office:value="0.8502919394096189" office:value-type="float"/>
          <table:table-cell office:value="0.5359492828465793" office:value-type="float"/>
          <table:table-cell office:value="0.5552988197795571" office:value-type="float"/>
          <table:table-cell office:value="0.5727306731950484" office:value-type="float"/>
          <table:table-cell office:value="0.5856060890870166" office:value-type="float"/>
          <table:table-cell office:value="0.6390087214135028" office:value-type="float"/>
          <table:table-cell office:value="0.4098987608016006" office:value-type="float"/>
          <table:table-cell office:value="0.4484866824304239" office:value-type="float"/>
          <table:table-cell office:value="0.4667767042308118" office:value-type="float"/>
          <table:table-cell office:value="0.4874739823803544" office:value-type="float"/>
          <table:table-cell office:value="0.5337041809026218" office:value-type="float"/>
          <table:table-cell office:value="0.5749400572848868" office:value-type="float"/>
          <table:table-cell office:value="0.6066450731827495" office:value-type="float"/>
          <table:table-cell office:value="0.629492262121713" office:value-type="float"/>
          <table:table-cell office:value="0.6415288772045626" office:value-type="float"/>
          <table:table-cell office:value="0.7031029870157341" office:value-type="float"/>
          <table:table-cell office:value="0.3965804930787983" office:value-type="float"/>
          <table:table-cell office:value="0.4657721984043501" office:value-type="float"/>
          <table:table-cell office:value="0.48489427481837805" office:value-type="float"/>
          <table:table-cell office:value="0.49825111641862574" office:value-type="float"/>
          <table:table-cell office:value="0.5665003480509281" office:value-type="float"/>
        </table:table-row>
        <table:table-row>
          <table:table-cell office:value-type="string">
            <text:p>clappr__clappr</text:p>
          </table:table-cell>
          <table:table-cell office:value="0.6897154712812114" office:value-type="float"/>
          <table:table-cell office:value="0.7586497348530662" office:value-type="float"/>
          <table:table-cell office:value="0.7887860216250184" office:value-type="float"/>
          <table:table-cell office:value="0.7969249887004022" office:value-type="float"/>
          <table:table-cell office:value="0.8452069038208609" office:value-type="float"/>
          <table:table-cell office:value="0.48598928396280516" office:value-type="float"/>
          <table:table-cell office:value="0.5656878573363634" office:value-type="float"/>
          <table:table-cell office:value="0.5784963136601287" office:value-type="float"/>
          <table:table-cell office:value="0.5944458145042755" office:value-type="float"/>
          <table:table-cell office:value="0.6626369478890394" office:value-type="float"/>
          <table:table-cell office:value="0.3608361124031239" office:value-type="float"/>
          <table:table-cell office:value="0.4409430369433277" office:value-type="float"/>
          <table:table-cell office:value="0.4549690535618478" office:value-type="float"/>
          <table:table-cell office:value="0.47585185486615184" office:value-type="float"/>
          <table:table-cell office:value="0.5931345249144646" office:value-type="float"/>
          <table:table-cell office:value="0.5508857639067198" office:value-type="float"/>
          <table:table-cell office:value="0.5895886762799036" office:value-type="float"/>
          <table:table-cell office:value="0.6157920966921947" office:value-type="float"/>
          <table:table-cell office:value="0.6447956565807502" office:value-type="float"/>
          <table:table-cell office:value="0.7098366924709796" office:value-type="float"/>
          <table:table-cell office:value="0.3233854947931176" office:value-type="float"/>
          <table:table-cell office:value="0.47978832277416567" office:value-type="float"/>
          <table:table-cell office:value="0.510175976357382" office:value-type="float"/>
          <table:table-cell office:value="0.5258258904153508" office:value-type="float"/>
          <table:table-cell office:value="0.5857696167757773" office:value-type="float"/>
        </table:table-row>
        <table:table-row>
          <table:table-cell office:value-type="string">
            <text:p>dropwizard__metrics</text:p>
          </table:table-cell>
          <table:table-cell office:value="0.7379971317645045" office:value-type="float"/>
          <table:table-cell office:value="0.7939922221146556" office:value-type="float"/>
          <table:table-cell office:value="0.8082608425470755" office:value-type="float"/>
          <table:table-cell office:value="0.8257824266362973" office:value-type="float"/>
          <table:table-cell office:value="0.8572210517005986" office:value-type="float"/>
          <table:table-cell office:value="0.5231905639297155" office:value-type="float"/>
          <table:table-cell office:value="0.5897749326594924" office:value-type="float"/>
          <table:table-cell office:value="0.6039641457185377" office:value-type="float"/>
          <table:table-cell office:value="0.6268602336854003" office:value-type="float"/>
          <table:table-cell office:value="0.671950860739573" office:value-type="float"/>
          <table:table-cell office:value="0.4142907011729263" office:value-type="float"/>
          <table:table-cell office:value="0.4922483802312265" office:value-type="float"/>
          <table:table-cell office:value="0.5041952862242614" office:value-type="float"/>
          <table:table-cell office:value="0.5224311366317409" office:value-type="float"/>
          <table:table-cell office:value="0.5621445761962938" office:value-type="float"/>
          <table:table-cell office:value="0.5831251543843754" office:value-type="float"/>
          <table:table-cell office:value="0.6251591775744912" office:value-type="float"/>
          <table:table-cell office:value="0.6423424115294629" office:value-type="float"/>
          <table:table-cell office:value="0.6613865830679041" office:value-type="float"/>
          <table:table-cell office:value="0.6967377866716423" office:value-type="float"/>
          <table:table-cell office:value="0.40652978465677664" office:value-type="float"/>
          <table:table-cell office:value="0.49107973775156166" office:value-type="float"/>
          <table:table-cell office:value="0.5070644080371621" office:value-type="float"/>
          <table:table-cell office:value="0.5310790732324674" office:value-type="float"/>
          <table:table-cell office:value="0.5794519944350415" office:value-type="float"/>
        </table:table-row>
        <table:table-row>
          <table:table-cell office:value-type="string">
            <text:p>metabase__metabase</text:p>
          </table:table-cell>
          <table:table-cell office:value="0.6959347710317414" office:value-type="float"/>
          <table:table-cell office:value="0.7663163059571704" office:value-type="float"/>
          <table:table-cell office:value="0.8018879026013368" office:value-type="float"/>
          <table:table-cell office:value="0.8183159092133775" office:value-type="float"/>
          <table:table-cell office:value="0.8668962780338627" office:value-type="float"/>
          <table:table-cell office:value="0.5391732409735622" office:value-type="float"/>
          <table:table-cell office:value="0.5821113084891668" office:value-type="float"/>
          <table:table-cell office:value="0.5982832882398014" office:value-type="float"/>
          <table:table-cell office:value="0.6152206901275995" office:value-type="float"/>
          <table:table-cell office:value="0.6693793624294339" office:value-type="float"/>
          <table:table-cell office:value="0.3835883246806425" office:value-type="float"/>
          <table:table-cell office:value="0.47114208642170163" office:value-type="float"/>
          <table:table-cell office:value="0.4892287728850645" office:value-type="float"/>
          <table:table-cell office:value="0.5120480461560183" office:value-type="float"/>
          <table:table-cell office:value="0.6012994094560294" office:value-type="float"/>
          <table:table-cell office:value="0.5576020913335935" office:value-type="float"/>
          <table:table-cell office:value="0.6198888281314888" office:value-type="float"/>
          <table:table-cell office:value="0.6351757374124078" office:value-type="float"/>
          <table:table-cell office:value="0.6572496653364359" office:value-type="float"/>
          <table:table-cell office:value="0.7277482611364952" office:value-type="float"/>
          <table:table-cell office:value="0.35968239412416037" office:value-type="float"/>
          <table:table-cell office:value="0.4877519446704695" office:value-type="float"/>
          <table:table-cell office:value="0.513953428026779" office:value-type="float"/>
          <table:table-cell office:value="0.5315271138807809" office:value-type="float"/>
          <table:table-cell office:value="0.5897113601158144" office:value-type="float"/>
        </table:table-row>
        <table:table-row>
          <table:table-cell office:value-type="string">
            <text:p>mikechambers__as3corelib</text:p>
          </table:table-cell>
          <table:table-cell office:value="0.7863528461212189" office:value-type="float"/>
          <table:table-cell office:value="0.799840324832271" office:value-type="float"/>
          <table:table-cell office:value="0.816405904584045" office:value-type="float"/>
          <table:table-cell office:value="0.838529085708753" office:value-type="float"/>
          <table:table-cell office:value="0.8422251624697998" office:value-type="float"/>
          <table:table-cell office:value="0.5739252859611855" office:value-type="float"/>
          <table:table-cell office:value="0.6164797149594683" office:value-type="float"/>
          <table:table-cell office:value="0.6187905007446146" office:value-type="float"/>
          <table:table-cell office:value="0.6439487886999398" office:value-type="float"/>
          <table:table-cell office:value="0.6564244261892754" office:value-type="float"/>
          <table:table-cell office:value="0.43964226679927965" office:value-type="float"/>
          <table:table-cell office:value="0.4624844499911228" office:value-type="float"/>
          <table:table-cell office:value="0.5022721445443347" office:value-type="float"/>
          <table:table-cell office:value="0.5072497330696983" office:value-type="float"/>
          <table:table-cell office:value="0.5278794811254743" office:value-type="float"/>
          <table:table-cell office:value="0.592214428052558" office:value-type="float"/>
          <table:table-cell office:value="0.6194359374936929" office:value-type="float"/>
          <table:table-cell office:value="0.6483005920091504" office:value-type="float"/>
          <table:table-cell office:value="0.6707160406803386" office:value-type="float"/>
          <table:table-cell office:value="0.6918668277739679" office:value-type="float"/>
          <table:table-cell office:value="0.4797419089524684" office:value-type="float"/>
          <table:table-cell office:value="0.4898548384939083" office:value-type="float"/>
          <table:table-cell office:value="0.4931598325940696" office:value-type="float"/>
          <table:table-cell office:value="0.5286443925639894" office:value-type="float"/>
          <table:table-cell office:value="0.5421151873780912" office:value-type="float"/>
        </table:table-row>
        <table:table-row>
          <table:table-cell office:value-type="string">
            <text:p>ppwwyyxx__tensorpack</text:p>
          </table:table-cell>
          <table:table-cell office:value="0.6846519210660611" office:value-type="float"/>
          <table:table-cell office:value="0.7547512037965863" office:value-type="float"/>
          <table:table-cell office:value="0.7749973214653361" office:value-type="float"/>
          <table:table-cell office:value="0.7969934441553748" office:value-type="float"/>
          <table:table-cell office:value="0.8570541709011061" office:value-type="float"/>
          <table:table-cell office:value="0.5362717779648664" office:value-type="float"/>
          <table:table-cell office:value="0.5857348659658799" office:value-type="float"/>
          <table:table-cell office:value="0.5937273993298029" office:value-type="float"/>
          <table:table-cell office:value="0.6110214921844829" office:value-type="float"/>
          <table:table-cell office:value="0.6703395252237538" office:value-type="float"/>
          <table:table-cell office:value="0.4296257260897412" office:value-type="float"/>
          <table:table-cell office:value="0.4708514969768299" office:value-type="float"/>
          <table:table-cell office:value="0.4888477090011776" office:value-type="float"/>
          <table:table-cell office:value="0.5118842708865736" office:value-type="float"/>
          <table:table-cell office:value="0.5685928023325055" office:value-type="float"/>
          <table:table-cell office:value="0.5606202522361008" office:value-type="float"/>
          <table:table-cell office:value="0.6132135324129057" office:value-type="float"/>
          <table:table-cell office:value="0.6297397914751823" office:value-type="float"/>
          <table:table-cell office:value="0.652992791769128" office:value-type="float"/>
          <table:table-cell office:value="0.718818721696549" office:value-type="float"/>
          <table:table-cell office:value="0.3471624388574183" office:value-type="float"/>
          <table:table-cell office:value="0.45984202221737397" office:value-type="float"/>
          <table:table-cell office:value="0.48434008212142055" office:value-type="float"/>
          <table:table-cell office:value="0.5017115216980401" office:value-type="float"/>
          <table:table-cell office:value="0.568925909807534" office:value-type="float"/>
        </table:table-row>
        <table:table-row>
          <table:table-cell office:value-type="string">
            <text:p>omab__python-social-auth</text:p>
          </table:table-cell>
          <table:table-cell office:value="0.733614449502584" office:value-type="float"/>
          <table:table-cell office:value="0.7674825415666079" office:value-type="float"/>
          <table:table-cell office:value="0.7874030130258081" office:value-type="float"/>
          <table:table-cell office:value="0.8093614863845625" office:value-type="float"/>
          <table:table-cell office:value="0.8557850014806425" office:value-type="float"/>
          <table:table-cell office:value="0.5320574397892481" office:value-type="float"/>
          <table:table-cell office:value="0.5842481736117106" office:value-type="float"/>
          <table:table-cell office:value="0.6005928229679105" office:value-type="float"/>
          <table:table-cell office:value="0.6181104119204498" office:value-type="float"/>
          <table:table-cell office:value="0.6664524493410243" office:value-type="float"/>
          <table:table-cell office:value="0.38751417175537306" office:value-type="float"/>
          <table:table-cell office:value="0.48572297140820375" office:value-type="float"/>
          <table:table-cell office:value="0.5099912388424135" office:value-type="float"/>
          <table:table-cell office:value="0.5239145427266167" office:value-type="float"/>
          <table:table-cell office:value="0.5880717844030885" office:value-type="float"/>
          <table:table-cell office:value="0.5836477564960136" office:value-type="float"/>
          <table:table-cell office:value="0.6300842957369914" office:value-type="float"/>
          <table:table-cell office:value="0.6524081382577905" office:value-type="float"/>
          <table:table-cell office:value="0.6744802717353933" office:value-type="float"/>
          <table:table-cell office:value="0.747902792338426" office:value-type="float"/>
          <table:table-cell office:value="0.3978149213578487" office:value-type="float"/>
          <table:table-cell office:value="0.4961990495623273" office:value-type="float"/>
          <table:table-cell office:value="0.5191178408063002" office:value-type="float"/>
          <table:table-cell office:value="0.5387702423839889" office:value-type="float"/>
          <table:table-cell office:value="0.6091989638533424" office:value-type="float"/>
        </table:table-row>
        <table:table-row>
          <table:table-cell office:value-type="string">
            <text:p>joomla__joomla-platform</text:p>
          </table:table-cell>
          <table:table-cell office:value="0.767806716891242" office:value-type="float"/>
          <table:table-cell office:value="0.8034456515846694" office:value-type="float"/>
          <table:table-cell office:value="0.8134897980895869" office:value-type="float"/>
          <table:table-cell office:value="0.8314029059986873" office:value-type="float"/>
          <table:table-cell office:value="0.8491929691310404" office:value-type="float"/>
          <table:table-cell office:value="0.5485430243438292" office:value-type="float"/>
          <table:table-cell office:value="0.5899731094657985" office:value-type="float"/>
          <table:table-cell office:value="0.6016713299783305" office:value-type="float"/>
          <table:table-cell office:value="0.6249020055143298" office:value-type="float"/>
          <table:table-cell office:value="0.6887573192638954" office:value-type="float"/>
          <table:table-cell office:value="0.41967025809272107" office:value-type="float"/>
          <table:table-cell office:value="0.465792333349014" office:value-type="float"/>
          <table:table-cell office:value="0.4816614475983112" office:value-type="float"/>
          <table:table-cell office:value="0.5065422390821295" office:value-type="float"/>
          <table:table-cell office:value="0.5916217118178622" office:value-type="float"/>
          <table:table-cell office:value="0.5736602670677209" office:value-type="float"/>
          <table:table-cell office:value="0.6162175677312485" office:value-type="float"/>
          <table:table-cell office:value="0.6336521591466169" office:value-type="float"/>
          <table:table-cell office:value="0.6504116672253697" office:value-type="float"/>
          <table:table-cell office:value="0.7248434630497158" office:value-type="float"/>
          <table:table-cell office:value="0.4153541456081775" office:value-type="float"/>
          <table:table-cell office:value="0.5040084850819312" office:value-type="float"/>
          <table:table-cell office:value="0.5247479129545344" office:value-type="float"/>
          <table:table-cell office:value="0.5365446422719141" office:value-type="float"/>
          <table:table-cell office:value="0.6078357217140402" office:value-type="float"/>
        </table:table-row>
        <table:table-row>
          <table:table-cell office:value-type="string">
            <text:p>jhollingworth__bootstrap-wysihtml5</text:p>
          </table:table-cell>
          <table:table-cell office:value="0.7029978287441019" office:value-type="float"/>
          <table:table-cell office:value="0.770808930220554" office:value-type="float"/>
          <table:table-cell office:value="0.7966805689425065" office:value-type="float"/>
          <table:table-cell office:value="0.8212002001425772" office:value-type="float"/>
          <table:table-cell office:value="0.8418714411161299" office:value-type="float"/>
          <table:table-cell office:value="0.5570339688857363" office:value-type="float"/>
          <table:table-cell office:value="0.5771657460813956" office:value-type="float"/>
          <table:table-cell office:value="0.5915000394304151" office:value-type="float"/>
          <table:table-cell office:value="0.5935710071349275" office:value-type="float"/>
          <table:table-cell office:value="0.6623182292597123" office:value-type="float"/>
          <table:table-cell office:value="0.43514671459260723" office:value-type="float"/>
          <table:table-cell office:value="0.493994770938501" office:value-type="float"/>
          <table:table-cell office:value="0.5018684372847131" office:value-type="float"/>
          <table:table-cell office:value="0.5083288530765374" office:value-type="float"/>
          <table:table-cell office:value="0.5345125695961765" office:value-type="float"/>
          <table:table-cell office:value="0.6181922743006258" office:value-type="float"/>
          <table:table-cell office:value="0.6374458001968867" office:value-type="float"/>
          <table:table-cell office:value="0.6524849707263867" office:value-type="float"/>
          <table:table-cell office:value="0.6696808187309748" office:value-type="float"/>
          <table:table-cell office:value="0.7510313207510031" office:value-type="float"/>
          <table:table-cell office:value="0.44508663557761596" office:value-type="float"/>
          <table:table-cell office:value="0.47254449637157836" office:value-type="float"/>
          <table:table-cell office:value="0.49326879219128095" office:value-type="float"/>
          <table:table-cell office:value="0.5101831983330111" office:value-type="float"/>
          <table:table-cell office:value="0.5510878169620659" office:value-type="float"/>
        </table:table-row>
        <table:table-row>
          <table:table-cell office:value-type="string">
            <text:p>oakes__play-clj</text:p>
          </table:table-cell>
          <table:table-cell office:value="0.7279922069370358" office:value-type="float"/>
          <table:table-cell office:value="0.7860730597060178" office:value-type="float"/>
          <table:table-cell office:value="0.8182881094050877" office:value-type="float"/>
          <table:table-cell office:value="0.8216656608095597" office:value-type="float"/>
          <table:table-cell office:value="0.8639325619335855" office:value-type="float"/>
          <table:table-cell office:value="0.5445493916239199" office:value-type="float"/>
          <table:table-cell office:value="0.5520426205838335" office:value-type="float"/>
          <table:table-cell office:value="0.5646380953517125" office:value-type="float"/>
          <table:table-cell office:value="0.6005522835004994" office:value-type="float"/>
          <table:table-cell office:value="0.642082240499682" office:value-type="float"/>
          <table:table-cell office:value="0.4293984368324335" office:value-type="float"/>
          <table:table-cell office:value="0.4522355096287993" office:value-type="float"/>
          <table:table-cell office:value="0.45620287473784105" office:value-type="float"/>
          <table:table-cell office:value="0.4731652577522096" office:value-type="float"/>
          <table:table-cell office:value="0.537775175656438" office:value-type="float"/>
          <table:table-cell office:value="0.5911937486109374" office:value-type="float"/>
          <table:table-cell office:value="0.611472593037294" office:value-type="float"/>
          <table:table-cell office:value="0.6271580611939505" office:value-type="float"/>
          <table:table-cell office:value="0.6378074282819992" office:value-type="float"/>
          <table:table-cell office:value="0.69440625763068" office:value-type="float"/>
          <table:table-cell office:value="0.4087734953464254" office:value-type="float"/>
          <table:table-cell office:value="0.458830971834122" office:value-type="float"/>
          <table:table-cell office:value="0.4682468414342906" office:value-type="float"/>
          <table:table-cell office:value="0.49275326713502116" office:value-type="float"/>
          <table:table-cell office:value="0.5504762850834775" office:value-type="float"/>
        </table:table-row>
        <table:table-row>
          <table:table-cell office:value-type="string">
            <text:p>google__flatbuffers</text:p>
          </table:table-cell>
          <table:table-cell office:value="0.7004653048315255" office:value-type="float"/>
          <table:table-cell office:value="0.8000013534035224" office:value-type="float"/>
          <table:table-cell office:value="0.8128123506422948" office:value-type="float"/>
          <table:table-cell office:value="0.8256356741958882" office:value-type="float"/>
          <table:table-cell office:value="0.866043044137275" office:value-type="float"/>
          <table:table-cell office:value="0.5248066460192284" office:value-type="float"/>
          <table:table-cell office:value="0.580608137817086" office:value-type="float"/>
          <table:table-cell office:value="0.5984787451399027" office:value-type="float"/>
          <table:table-cell office:value="0.6119552478543749" office:value-type="float"/>
          <table:table-cell office:value="0.6982111321883004" office:value-type="float"/>
          <table:table-cell office:value="0.4092576383179144" office:value-type="float"/>
          <table:table-cell office:value="0.45662408065242394" office:value-type="float"/>
          <table:table-cell office:value="0.4739828277115188" office:value-type="float"/>
          <table:table-cell office:value="0.49171351711433214" office:value-type="float"/>
          <table:table-cell office:value="0.5745194104573543" office:value-type="float"/>
          <table:table-cell office:value="0.5513632480946313" office:value-type="float"/>
          <table:table-cell office:value="0.6097401242790352" office:value-type="float"/>
          <table:table-cell office:value="0.628162002623643" office:value-type="float"/>
          <table:table-cell office:value="0.6496141727911624" office:value-type="float"/>
          <table:table-cell office:value="0.7290280825037803" office:value-type="float"/>
          <table:table-cell office:value="0.26323831851914303" office:value-type="float"/>
          <table:table-cell office:value="0.48608914429749595" office:value-type="float"/>
          <table:table-cell office:value="0.5041840685181735" office:value-type="float"/>
          <table:table-cell office:value="0.5252558042617355" office:value-type="float"/>
          <table:table-cell office:value="0.617122508676653" office:value-type="float"/>
        </table:table-row>
        <table:table-row>
          <table:table-cell office:value-type="string">
            <text:p>deis__deis</text:p>
          </table:table-cell>
          <table:table-cell office:value="0.685088448673569" office:value-type="float"/>
          <table:table-cell office:value="0.7332866506768454" office:value-type="float"/>
          <table:table-cell office:value="0.7702478397839396" office:value-type="float"/>
          <table:table-cell office:value="0.7969329614709122" office:value-type="float"/>
          <table:table-cell office:value="0.8467498402753452" office:value-type="float"/>
          <table:table-cell office:value="0.5237175623323518" office:value-type="float"/>
          <table:table-cell office:value="0.5857267879953436" office:value-type="float"/>
          <table:table-cell office:value="0.6013204443140209" office:value-type="float"/>
          <table:table-cell office:value="0.615800978151946" office:value-type="float"/>
          <table:table-cell office:value="0.7214230474839559" office:value-type="float"/>
          <table:table-cell office:value="0.38603222753309735" office:value-type="float"/>
          <table:table-cell office:value="0.4483944810481447" office:value-type="float"/>
          <table:table-cell office:value="0.4678628951920867" office:value-type="float"/>
          <table:table-cell office:value="0.4879890581136547" office:value-type="float"/>
          <table:table-cell office:value="0.5822262157081537" office:value-type="float"/>
          <table:table-cell office:value="0.5444818433284565" office:value-type="float"/>
          <table:table-cell office:value="0.617524850760525" office:value-type="float"/>
          <table:table-cell office:value="0.6370194433978486" office:value-type="float"/>
          <table:table-cell office:value="0.6629746985861502" office:value-type="float"/>
          <table:table-cell office:value="0.7559208617397104" office:value-type="float"/>
          <table:table-cell office:value="0.36062539088332113" office:value-type="float"/>
          <table:table-cell office:value="0.47542200085146696" office:value-type="float"/>
          <table:table-cell office:value="0.5009241009631276" office:value-type="float"/>
          <table:table-cell office:value="0.5208362430460274" office:value-type="float"/>
          <table:table-cell office:value="0.6356058607476434" office:value-type="float"/>
        </table:table-row>
        <table:table-row>
          <table:table-cell office:value-type="string">
            <text:p>rap2hpoutre__laravel-log-viewer</text:p>
          </table:table-cell>
          <table:table-cell office:value="0.7532833581170466" office:value-type="float"/>
          <table:table-cell office:value="0.797673107027877" office:value-type="float"/>
          <table:table-cell office:value="0.8138981568665854" office:value-type="float"/>
          <table:table-cell office:value="0.825356073813109" office:value-type="float"/>
          <table:table-cell office:value="0.8420773731321661" office:value-type="float"/>
          <table:table-cell office:value="0.5761136615918295" office:value-type="float"/>
          <table:table-cell office:value="0.6152306776183195" office:value-type="float"/>
          <table:table-cell office:value="0.6375476825250286" office:value-type="float"/>
          <table:table-cell office:value="0.6637030167693757" office:value-type="float"/>
          <table:table-cell office:value="0.6662216671300207" office:value-type="float"/>
          <table:table-cell office:value="0.4161738872055806" office:value-type="float"/>
          <table:table-cell office:value="0.49770702834192626" office:value-type="float"/>
          <table:table-cell office:value="0.5010775019011098" office:value-type="float"/>
          <table:table-cell office:value="0.5165188009935282" office:value-type="float"/>
          <table:table-cell office:value="0.5180545295285492" office:value-type="float"/>
          <table:table-cell office:value="0.6047399014788059" office:value-type="float"/>
          <table:table-cell office:value="0.6426733315243941" office:value-type="float"/>
          <table:table-cell office:value="0.6517272454715554" office:value-type="float"/>
          <table:table-cell office:value="0.7012691908281092" office:value-type="float"/>
          <table:table-cell office:value="0.7196953325344935" office:value-type="float"/>
          <table:table-cell office:value="0.48926314509756474" office:value-type="float"/>
          <table:table-cell office:value="0.5359741850244999" office:value-type="float"/>
          <table:table-cell office:value="0.5416714652518435" office:value-type="float"/>
          <table:table-cell office:value="0.5603911377697953" office:value-type="float"/>
          <table:table-cell office:value="0.5708436343641614" office:value-type="float"/>
        </table:table-row>
        <table:table-row>
          <table:table-cell office:value-type="string">
            <text:p>apereo__cas</text:p>
          </table:table-cell>
          <table:table-cell office:value="0.7021526746853197" office:value-type="float"/>
          <table:table-cell office:value="0.7820357705946809" office:value-type="float"/>
          <table:table-cell office:value="0.8008354995647136" office:value-type="float"/>
          <table:table-cell office:value="0.8170968287294633" office:value-type="float"/>
          <table:table-cell office:value="0.8541047843946207" office:value-type="float"/>
          <table:table-cell office:value="0.5178877082115911" office:value-type="float"/>
          <table:table-cell office:value="0.5816617727641972" office:value-type="float"/>
          <table:table-cell office:value="0.6036622749470587" office:value-type="float"/>
          <table:table-cell office:value="0.6206600870607171" office:value-type="float"/>
          <table:table-cell office:value="0.7449350299127036" office:value-type="float"/>
          <table:table-cell office:value="0.3984072975386392" office:value-type="float"/>
          <table:table-cell office:value="0.4694805924410606" office:value-type="float"/>
          <table:table-cell office:value="0.4893052456681717" office:value-type="float"/>
          <table:table-cell office:value="0.5075815322123074" office:value-type="float"/>
          <table:table-cell office:value="0.6351388640323393" office:value-type="float"/>
          <table:table-cell office:value="0.5652141405230904" office:value-type="float"/>
          <table:table-cell office:value="0.6255965193965174" office:value-type="float"/>
          <table:table-cell office:value="0.6458532205361616" office:value-type="float"/>
          <table:table-cell office:value="0.6634270684031647" office:value-type="float"/>
          <table:table-cell office:value="0.8052320357243512" office:value-type="float"/>
          <table:table-cell office:value="0.38801090492679446" office:value-type="float"/>
          <table:table-cell office:value="0.48368060629830034" office:value-type="float"/>
          <table:table-cell office:value="0.5080036611179164" office:value-type="float"/>
          <table:table-cell office:value="0.5234165806604153" office:value-type="float"/>
          <table:table-cell office:value="0.6344298586172759" office:value-type="float"/>
        </table:table-row>
        <table:table-row>
          <table:table-cell office:value-type="string">
            <text:p>facebook__flow</text:p>
          </table:table-cell>
          <table:table-cell office:value="0.705368518259425" office:value-type="float"/>
          <table:table-cell office:value="0.8041196848959367" office:value-type="float"/>
          <table:table-cell office:value="0.8198259490464008" office:value-type="float"/>
          <table:table-cell office:value="0.8340449211029393" office:value-type="float"/>
          <table:table-cell office:value="0.8862606573670945" office:value-type="float"/>
          <table:table-cell office:value="0.4949182142140943" office:value-type="float"/>
          <table:table-cell office:value="0.556060128533648" office:value-type="float"/>
          <table:table-cell office:value="0.574979326435473" office:value-type="float"/>
          <table:table-cell office:value="0.5951846689651954" office:value-type="float"/>
          <table:table-cell office:value="0.7188151428516512" office:value-type="float"/>
          <table:table-cell office:value="0.3898555477352036" office:value-type="float"/>
          <table:table-cell office:value="0.4722145985900349" office:value-type="float"/>
          <table:table-cell office:value="0.489407729225052" office:value-type="float"/>
          <table:table-cell office:value="0.506395096692807" office:value-type="float"/>
          <table:table-cell office:value="0.603254586959552" office:value-type="float"/>
          <table:table-cell office:value="0.551147561375191" office:value-type="float"/>
          <table:table-cell office:value="0.6190651710947435" office:value-type="float"/>
          <table:table-cell office:value="0.6367065867042383" office:value-type="float"/>
          <table:table-cell office:value="0.6547589711905482" office:value-type="float"/>
          <table:table-cell office:value="0.7487260135468513" office:value-type="float"/>
          <table:table-cell office:value="0.3854706389126743" office:value-type="float"/>
          <table:table-cell office:value="0.46786271174581306" office:value-type="float"/>
          <table:table-cell office:value="0.48865489382588256" office:value-type="float"/>
          <table:table-cell office:value="0.5087037083912748" office:value-type="float"/>
          <table:table-cell office:value="0.6226663319679727" office:value-type="float"/>
        </table:table-row>
        <table:table-row>
          <table:table-cell office:value-type="string">
            <text:p>jiahaog__nativefier</text:p>
          </table:table-cell>
          <table:table-cell office:value="0.7089962512097938" office:value-type="float"/>
          <table:table-cell office:value="0.7605313343299877" office:value-type="float"/>
          <table:table-cell office:value="0.79164163476984" office:value-type="float"/>
          <table:table-cell office:value="0.8107551238618262" office:value-type="float"/>
          <table:table-cell office:value="0.8371572601780666" office:value-type="float"/>
          <table:table-cell office:value="0.5144457106423999" office:value-type="float"/>
          <table:table-cell office:value="0.5808489766181525" office:value-type="float"/>
          <table:table-cell office:value="0.5953200843033382" office:value-type="float"/>
          <table:table-cell office:value="0.6130483383083063" office:value-type="float"/>
          <table:table-cell office:value="0.6457967077119933" office:value-type="float"/>
          <table:table-cell office:value="0.3975546706182077" office:value-type="float"/>
          <table:table-cell office:value="0.437643262366166" office:value-type="float"/>
          <table:table-cell office:value="0.4621970013348893" office:value-type="float"/>
          <table:table-cell office:value="0.49470690954535157" office:value-type="float"/>
          <table:table-cell office:value="0.5398727668765881" office:value-type="float"/>
          <table:table-cell office:value="0.5827324196096494" office:value-type="float"/>
          <table:table-cell office:value="0.6094349535033787" office:value-type="float"/>
          <table:table-cell office:value="0.6315786146256479" office:value-type="float"/>
          <table:table-cell office:value="0.6475439997159785" office:value-type="float"/>
          <table:table-cell office:value="0.6940480328062272" office:value-type="float"/>
          <table:table-cell office:value="0.38148712539969803" office:value-type="float"/>
          <table:table-cell office:value="0.48618437243706364" office:value-type="float"/>
          <table:table-cell office:value="0.5223573731584135" office:value-type="float"/>
          <table:table-cell office:value="0.5446091869732106" office:value-type="float"/>
          <table:table-cell office:value="0.601118243452927" office:value-type="float"/>
        </table:table-row>
        <table:table-row>
          <table:table-cell office:value-type="string">
            <text:p>sehmaschine__django-grappelli</text:p>
          </table:table-cell>
          <table:table-cell office:value="0.7485033638780467" office:value-type="float"/>
          <table:table-cell office:value="0.8018462690213373" office:value-type="float"/>
          <table:table-cell office:value="0.8230796293348082" office:value-type="float"/>
          <table:table-cell office:value="0.8364118579145381" office:value-type="float"/>
          <table:table-cell office:value="0.8703488815597111" office:value-type="float"/>
          <table:table-cell office:value="0.5197082955660253" office:value-type="float"/>
          <table:table-cell office:value="0.5709858632150326" office:value-type="float"/>
          <table:table-cell office:value="0.5908435824702049" office:value-type="float"/>
          <table:table-cell office:value="0.6109582226271973" office:value-type="float"/>
          <table:table-cell office:value="0.6408009414902648" office:value-type="float"/>
          <table:table-cell office:value="0.4004618190274054" office:value-type="float"/>
          <table:table-cell office:value="0.4702611841290528" office:value-type="float"/>
          <table:table-cell office:value="0.4891545967052453" office:value-type="float"/>
          <table:table-cell office:value="0.5083421749248525" office:value-type="float"/>
          <table:table-cell office:value="0.5863574368453397" office:value-type="float"/>
          <table:table-cell office:value="0.5699730367797124" office:value-type="float"/>
          <table:table-cell office:value="0.6165452474664559" office:value-type="float"/>
          <table:table-cell office:value="0.6281465356663833" office:value-type="float"/>
          <table:table-cell office:value="0.6589233332822704" office:value-type="float"/>
          <table:table-cell office:value="0.7188388416381022" office:value-type="float"/>
          <table:table-cell office:value="0.42480429988041013" office:value-type="float"/>
          <table:table-cell office:value="0.4878862276710172" office:value-type="float"/>
          <table:table-cell office:value="0.5173745375657304" office:value-type="float"/>
          <table:table-cell office:value="0.5380225977215329" office:value-type="float"/>
          <table:table-cell office:value="0.5811162771364543" office:value-type="float"/>
        </table:table-row>
        <table:table-row>
          <table:table-cell office:value-type="string">
            <text:p>facebookarchive__origami</text:p>
          </table:table-cell>
          <table:table-cell office:value="0.7921278498100848" office:value-type="float"/>
          <table:table-cell office:value="0.7995324012618705" office:value-type="float"/>
          <table:table-cell office:value="0.8008252990069478" office:value-type="float"/>
          <table:table-cell office:value="0.8254788167804337" office:value-type="float"/>
          <table:table-cell office:value="0.8314143919142237" office:value-type="float"/>
          <table:table-cell office:value="0.5818163991285371" office:value-type="float"/>
          <table:table-cell office:value="0.6326408314491181" office:value-type="float"/>
          <table:table-cell office:value="0.6413719878951101" office:value-type="float"/>
          <table:table-cell office:value="0.6522172093315747" office:value-type="float"/>
          <table:table-cell office:value="0.6963101308278935" office:value-type="float"/>
          <table:table-cell office:value="0.38344425656047676" office:value-type="float"/>
          <table:table-cell office:value="0.45385864794803177" office:value-type="float"/>
          <table:table-cell office:value="0.4932476488773112" office:value-type="float"/>
          <table:table-cell office:value="0.5244876935508123" office:value-type="float"/>
          <table:table-cell office:value="0.5563466502970655" office:value-type="float"/>
          <table:table-cell office:value="0.5793929138866146" office:value-type="float"/>
          <table:table-cell office:value="0.6044740056683147" office:value-type="float"/>
          <table:table-cell office:value="0.6638260265960179" office:value-type="float"/>
          <table:table-cell office:value="0.6926399201509837" office:value-type="float"/>
          <table:table-cell office:value="0.7488030213624167" office:value-type="float"/>
          <table:table-cell office:value="0.4811607663196392" office:value-type="float"/>
          <table:table-cell office:value="0.5178290337568967" office:value-type="float"/>
          <table:table-cell office:value="0.5483839955802121" office:value-type="float"/>
          <table:table-cell office:value="0.5509550389319737" office:value-type="float"/>
          <table:table-cell office:value="0.6168777960103808" office:value-type="float"/>
        </table:table-row>
        <table:table-row>
          <table:table-cell office:value-type="string">
            <text:p>facebook__chisel</text:p>
          </table:table-cell>
          <table:table-cell office:value="0.7875396807849833" office:value-type="float"/>
          <table:table-cell office:value="0.8054230028488072" office:value-type="float"/>
          <table:table-cell office:value="0.8179693342001246" office:value-type="float"/>
          <table:table-cell office:value="0.8260367606000906" office:value-type="float"/>
          <table:table-cell office:value="0.8319973891012872" office:value-type="float"/>
          <table:table-cell office:value="0.5271788413925654" office:value-type="float"/>
          <table:table-cell office:value="0.5997004048545422" office:value-type="float"/>
          <table:table-cell office:value="0.6125974085297635" office:value-type="float"/>
          <table:table-cell office:value="0.6480661887442045" office:value-type="float"/>
          <table:table-cell office:value="0.6963101308278942" office:value-type="float"/>
          <table:table-cell office:value="0.427266217420586" office:value-type="float"/>
          <table:table-cell office:value="0.4664288110628151" office:value-type="float"/>
          <table:table-cell office:value="0.48974540293848046" office:value-type="float"/>
          <table:table-cell office:value="0.5056559631900829" office:value-type="float"/>
          <table:table-cell office:value="0.5563466502970653" office:value-type="float"/>
          <table:table-cell office:value="0.6017270898761364" office:value-type="float"/>
          <table:table-cell office:value="0.6328523116392171" office:value-type="float"/>
          <table:table-cell office:value="0.6431850218551731" office:value-type="float"/>
          <table:table-cell office:value="0.6863262934834007" office:value-type="float"/>
          <table:table-cell office:value="0.7488030213624168" office:value-type="float"/>
          <table:table-cell office:value="0.390398115640908" office:value-type="float"/>
          <table:table-cell office:value="0.5074480222457438" office:value-type="float"/>
          <table:table-cell office:value="0.5199466336060667" office:value-type="float"/>
          <table:table-cell office:value="0.5527513054942561" office:value-type="float"/>
          <table:table-cell office:value="0.616877796010382" office:value-type="float"/>
        </table:table-row>
        <table:table-row>
          <table:table-cell office:value-type="string">
            <text:p>wp-cli__wp-cli</text:p>
          </table:table-cell>
          <table:table-cell office:value="0.7159691664800558" office:value-type="float"/>
          <table:table-cell office:value="0.7778167086773322" office:value-type="float"/>
          <table:table-cell office:value="0.8016949258895149" office:value-type="float"/>
          <table:table-cell office:value="0.8137934310958325" office:value-type="float"/>
          <table:table-cell office:value="0.8641901859894576" office:value-type="float"/>
          <table:table-cell office:value="0.5497621180085808" office:value-type="float"/>
          <table:table-cell office:value="0.5814948677058355" office:value-type="float"/>
          <table:table-cell office:value="0.5914645615101495" office:value-type="float"/>
          <table:table-cell office:value="0.6064235864974173" office:value-type="float"/>
          <table:table-cell office:value="0.660660497037183" office:value-type="float"/>
          <table:table-cell office:value="0.37300115835304165" office:value-type="float"/>
          <table:table-cell office:value="0.461418233065527" office:value-type="float"/>
          <table:table-cell office:value="0.47773319674865156" office:value-type="float"/>
          <table:table-cell office:value="0.5002842464765584" office:value-type="float"/>
          <table:table-cell office:value="0.5795342888012049" office:value-type="float"/>
          <table:table-cell office:value="0.5574474641061435" office:value-type="float"/>
          <table:table-cell office:value="0.6059020377895582" office:value-type="float"/>
          <table:table-cell office:value="0.6228387699574944" office:value-type="float"/>
          <table:table-cell office:value="0.6410173748750458" office:value-type="float"/>
          <table:table-cell office:value="0.7287356168039487" office:value-type="float"/>
          <table:table-cell office:value="0.4367842725066362" office:value-type="float"/>
          <table:table-cell office:value="0.5238042387698194" office:value-type="float"/>
          <table:table-cell office:value="0.5384073134521379" office:value-type="float"/>
          <table:table-cell office:value="0.5525810881897874" office:value-type="float"/>
          <table:table-cell office:value="0.6125759642203842" office:value-type="float"/>
        </table:table-row>
        <table:table-row>
          <table:table-cell office:value-type="string">
            <text:p>showdownjs__showdown</text:p>
          </table:table-cell>
          <table:table-cell office:value="0.7516591124492634" office:value-type="float"/>
          <table:table-cell office:value="0.8038701748489356" office:value-type="float"/>
          <table:table-cell office:value="0.8157937916963688" office:value-type="float"/>
          <table:table-cell office:value="0.8233039643243472" office:value-type="float"/>
          <table:table-cell office:value="0.8519646612592209" office:value-type="float"/>
          <table:table-cell office:value="0.5715325512987666" office:value-type="float"/>
          <table:table-cell office:value="0.5899435416478539" office:value-type="float"/>
          <table:table-cell office:value="0.6195876766433219" office:value-type="float"/>
          <table:table-cell office:value="0.630447626527369" office:value-type="float"/>
          <table:table-cell office:value="0.6398836116203994" office:value-type="float"/>
          <table:table-cell office:value="0.395097744304096" office:value-type="float"/>
          <table:table-cell office:value="0.466524013661802" office:value-type="float"/>
          <table:table-cell office:value="0.49394155924803723" office:value-type="float"/>
          <table:table-cell office:value="0.5046581896486316" office:value-type="float"/>
          <table:table-cell office:value="0.5284406691551271" office:value-type="float"/>
          <table:table-cell office:value="0.5859213218902197" office:value-type="float"/>
          <table:table-cell office:value="0.6338058880522296" office:value-type="float"/>
          <table:table-cell office:value="0.6585114067088762" office:value-type="float"/>
          <table:table-cell office:value="0.6688677072286227" office:value-type="float"/>
          <table:table-cell office:value="0.7449419247147852" office:value-type="float"/>
          <table:table-cell office:value="0.4458202873929356" office:value-type="float"/>
          <table:table-cell office:value="0.5069523164526526" office:value-type="float"/>
          <table:table-cell office:value="0.5299120376329124" office:value-type="float"/>
          <table:table-cell office:value="0.5472515034064183" office:value-type="float"/>
          <table:table-cell office:value="0.5856977429631841" office:value-type="float"/>
        </table:table-row>
        <table:table-row>
          <table:table-cell office:value-type="string">
            <text:p>socketio__engine.io</text:p>
          </table:table-cell>
          <table:table-cell office:value="0.7288384547041804" office:value-type="float"/>
          <table:table-cell office:value="0.7897526014020922" office:value-type="float"/>
          <table:table-cell office:value="0.804670741338562" office:value-type="float"/>
          <table:table-cell office:value="0.8125337343474156" office:value-type="float"/>
          <table:table-cell office:value="0.8322603944728232" office:value-type="float"/>
          <table:table-cell office:value="0.5590663603867906" office:value-type="float"/>
          <table:table-cell office:value="0.5747523519489798" office:value-type="float"/>
          <table:table-cell office:value="0.6045590253509979" office:value-type="float"/>
          <table:table-cell office:value="0.6178359133188922" office:value-type="float"/>
          <table:table-cell office:value="0.6476367174588278" office:value-type="float"/>
          <table:table-cell office:value="0.42189034555350946" office:value-type="float"/>
          <table:table-cell office:value="0.453362949498719" office:value-type="float"/>
          <table:table-cell office:value="0.4978357817920487" office:value-type="float"/>
          <table:table-cell office:value="0.5148272758160627" office:value-type="float"/>
          <table:table-cell office:value="0.5808360896265106" office:value-type="float"/>
          <table:table-cell office:value="0.595757327244099" office:value-type="float"/>
          <table:table-cell office:value="0.6260097223411218" office:value-type="float"/>
          <table:table-cell office:value="0.6487748856020581" office:value-type="float"/>
          <table:table-cell office:value="0.6720277723421215" office:value-type="float"/>
          <table:table-cell office:value="0.7289040821621364" office:value-type="float"/>
          <table:table-cell office:value="0.4230564693165826" office:value-type="float"/>
          <table:table-cell office:value="0.491337521905778" office:value-type="float"/>
          <table:table-cell office:value="0.5126844503388943" office:value-type="float"/>
          <table:table-cell office:value="0.5304325229287132" office:value-type="float"/>
          <table:table-cell office:value="0.565317939170543" office:value-type="float"/>
        </table:table-row>
        <table:table-row>
          <table:table-cell office:value-type="string">
            <text:p>sj26__mailcatcher</text:p>
          </table:table-cell>
          <table:table-cell office:value="0.7042414143484989" office:value-type="float"/>
          <table:table-cell office:value="0.7579429650052608" office:value-type="float"/>
          <table:table-cell office:value="0.7794794200106788" office:value-type="float"/>
          <table:table-cell office:value="0.8000532455589175" office:value-type="float"/>
          <table:table-cell office:value="0.8571065874050832" office:value-type="float"/>
          <table:table-cell office:value="0.5359317929557862" office:value-type="float"/>
          <table:table-cell office:value="0.5897829565040449" office:value-type="float"/>
          <table:table-cell office:value="0.6038733894000602" office:value-type="float"/>
          <table:table-cell office:value="0.6193955306491227" office:value-type="float"/>
          <table:table-cell office:value="0.6613229058679709" office:value-type="float"/>
          <table:table-cell office:value="0.3688421090509914" office:value-type="float"/>
          <table:table-cell office:value="0.4918071994573685" office:value-type="float"/>
          <table:table-cell office:value="0.5228150809650952" office:value-type="float"/>
          <table:table-cell office:value="0.5445207308612646" office:value-type="float"/>
          <table:table-cell office:value="0.5840817636135655" office:value-type="float"/>
          <table:table-cell office:value="0.570028559273716" office:value-type="float"/>
          <table:table-cell office:value="0.6401698786147993" office:value-type="float"/>
          <table:table-cell office:value="0.6940829891570848" office:value-type="float"/>
          <table:table-cell office:value="0.7221415389354291" office:value-type="float"/>
          <table:table-cell office:value="0.7360834621034675" office:value-type="float"/>
          <table:table-cell office:value="0.3864783078518357" office:value-type="float"/>
          <table:table-cell office:value="0.4944968555367151" office:value-type="float"/>
          <table:table-cell office:value="0.5040241798525356" office:value-type="float"/>
          <table:table-cell office:value="0.5348045053163859" office:value-type="float"/>
          <table:table-cell office:value="0.5688037539998934" office:value-type="float"/>
        </table:table-row>
        <table:table-row>
          <table:table-cell office:value-type="string">
            <text:p>Skyscanner__SkyFloatingLabelTextField</text:p>
          </table:table-cell>
          <table:table-cell office:value="0.7864126366561109" office:value-type="float"/>
          <table:table-cell office:value="0.7988599928132236" office:value-type="float"/>
          <table:table-cell office:value="0.8136226893446085" office:value-type="float"/>
          <table:table-cell office:value="0.8146272514102938" office:value-type="float"/>
          <table:table-cell office:value="0.8217201471215994" office:value-type="float"/>
          <table:table-cell office:value="0.5221975883238756" office:value-type="float"/>
          <table:table-cell office:value="0.608210608721835" office:value-type="float"/>
          <table:table-cell office:value="0.6203359461007226" office:value-type="float"/>
          <table:table-cell office:value="0.6409590356639121" office:value-type="float"/>
          <table:table-cell office:value="0.651236673151509" office:value-type="float"/>
          <table:table-cell office:value="0.4607119417292655" office:value-type="float"/>
          <table:table-cell office:value="0.4828504424814186" office:value-type="float"/>
          <table:table-cell office:value="0.4952996418465052" office:value-type="float"/>
          <table:table-cell office:value="0.5176820805097408" office:value-type="float"/>
          <table:table-cell office:value="0.5317546461459443" office:value-type="float"/>
          <table:table-cell office:value="0.6105011299818841" office:value-type="float"/>
          <table:table-cell office:value="0.6237509346355865" office:value-type="float"/>
          <table:table-cell office:value="0.6407937136893208" office:value-type="float"/>
          <table:table-cell office:value="0.6722769364703853" office:value-type="float"/>
          <table:table-cell office:value="0.6989792576072513" office:value-type="float"/>
          <table:table-cell office:value="0.3505466433346233" office:value-type="float"/>
          <table:table-cell office:value="0.509537986691457" office:value-type="float"/>
          <table:table-cell office:value="0.5134124663207654" office:value-type="float"/>
          <table:table-cell office:value="0.537445463818657" office:value-type="float"/>
          <table:table-cell office:value="0.5420002176727159" office:value-type="float"/>
        </table:table-row>
        <table:table-row>
          <table:table-cell office:value-type="string">
            <text:p>mamedev__mame</text:p>
          </table:table-cell>
          <table:table-cell office:value="0.7017616497786605" office:value-type="float"/>
          <table:table-cell office:value="0.7879038135994336" office:value-type="float"/>
          <table:table-cell office:value="0.8085987194387776" office:value-type="float"/>
          <table:table-cell office:value="0.821168370926375" office:value-type="float"/>
          <table:table-cell office:value="0.8515263155598873" office:value-type="float"/>
          <table:table-cell office:value="0.517449204202082" office:value-type="float"/>
          <table:table-cell office:value="0.580162108175845" office:value-type="float"/>
          <table:table-cell office:value="0.5952667632247826" office:value-type="float"/>
          <table:table-cell office:value="0.6115742770129586" office:value-type="float"/>
          <table:table-cell office:value="0.6762052168512673" office:value-type="float"/>
          <table:table-cell office:value="0.41631477607412815" office:value-type="float"/>
          <table:table-cell office:value="0.4553940496633557" office:value-type="float"/>
          <table:table-cell office:value="0.475314606634075" office:value-type="float"/>
          <table:table-cell office:value="0.4914506198745109" office:value-type="float"/>
          <table:table-cell office:value="0.5841464509518578" office:value-type="float"/>
          <table:table-cell office:value="0.5718785016748529" office:value-type="float"/>
          <table:table-cell office:value="0.6095785436285557" office:value-type="float"/>
          <table:table-cell office:value="0.6238560740232835" office:value-type="float"/>
          <table:table-cell office:value="0.6485966439530495" office:value-type="float"/>
          <table:table-cell office:value="0.764876927505895" office:value-type="float"/>
          <table:table-cell office:value="0.36881184044910503" office:value-type="float"/>
          <table:table-cell office:value="0.4911607424166423" office:value-type="float"/>
          <table:table-cell office:value="0.5052161345838223" office:value-type="float"/>
          <table:table-cell office:value="0.5171659764426935" office:value-type="float"/>
          <table:table-cell office:value="0.5733787396273821" office:value-type="float"/>
        </table:table-row>
        <table:table-row>
          <table:table-cell office:value-type="string">
            <text:p>IdentityServer__IdentityServer2</text:p>
          </table:table-cell>
          <table:table-cell office:value="0.7023352336576197" office:value-type="float"/>
          <table:table-cell office:value="0.7847324437016445" office:value-type="float"/>
          <table:table-cell office:value="0.7979564707981105" office:value-type="float"/>
          <table:table-cell office:value="0.8112322471250202" office:value-type="float"/>
          <table:table-cell office:value="0.8501423667685588" office:value-type="float"/>
          <table:table-cell office:value="0.5312505704343679" office:value-type="float"/>
          <table:table-cell office:value="0.5806759856309032" office:value-type="float"/>
          <table:table-cell office:value="0.5976683712206425" office:value-type="float"/>
          <table:table-cell office:value="0.6173493289646993" office:value-type="float"/>
          <table:table-cell office:value="0.724973082788974" office:value-type="float"/>
          <table:table-cell office:value="0.3865332484093913" office:value-type="float"/>
          <table:table-cell office:value="0.47054412791568967" office:value-type="float"/>
          <table:table-cell office:value="0.4829913646702554" office:value-type="float"/>
          <table:table-cell office:value="0.5012211991102764" office:value-type="float"/>
          <table:table-cell office:value="0.5718756162061989" office:value-type="float"/>
          <table:table-cell office:value="0.5618280353443674" office:value-type="float"/>
          <table:table-cell office:value="0.6114536000300688" office:value-type="float"/>
          <table:table-cell office:value="0.6294354056032339" office:value-type="float"/>
          <table:table-cell office:value="0.6466463016427432" office:value-type="float"/>
          <table:table-cell office:value="0.7953920686459436" office:value-type="float"/>
          <table:table-cell office:value="0.3506594175388562" office:value-type="float"/>
          <table:table-cell office:value="0.49760763224042603" office:value-type="float"/>
          <table:table-cell office:value="0.5182517364970869" office:value-type="float"/>
          <table:table-cell office:value="0.5368363707330861" office:value-type="float"/>
          <table:table-cell office:value="0.6047918328422961" office:value-type="float"/>
        </table:table-row>
        <table:table-row>
          <table:table-cell office:value-type="string">
            <text:p>kangax__fabric.js</text:p>
          </table:table-cell>
          <table:table-cell office:value="0.695523870536661" office:value-type="float"/>
          <table:table-cell office:value="0.806515243581363" office:value-type="float"/>
          <table:table-cell office:value="0.8230963279477816" office:value-type="float"/>
          <table:table-cell office:value="0.8356840563245718" office:value-type="float"/>
          <table:table-cell office:value="0.887196097623612" office:value-type="float"/>
          <table:table-cell office:value="0.511167077577733" office:value-type="float"/>
          <table:table-cell office:value="0.5868035260770924" office:value-type="float"/>
          <table:table-cell office:value="0.6045331209225699" office:value-type="float"/>
          <table:table-cell office:value="0.6193612006280015" office:value-type="float"/>
          <table:table-cell office:value="0.7163902704190414" office:value-type="float"/>
          <table:table-cell office:value="0.3991631994945667" office:value-type="float"/>
          <table:table-cell office:value="0.46806187249509346" office:value-type="float"/>
          <table:table-cell office:value="0.48915722085234864" office:value-type="float"/>
          <table:table-cell office:value="0.5076980574426092" office:value-type="float"/>
          <table:table-cell office:value="0.5977965779074481" office:value-type="float"/>
          <table:table-cell office:value="0.5651546542450504" office:value-type="float"/>
          <table:table-cell office:value="0.6222192382761577" office:value-type="float"/>
          <table:table-cell office:value="0.6421513407765552" office:value-type="float"/>
          <table:table-cell office:value="0.670425362588468" office:value-type="float"/>
          <table:table-cell office:value="0.7734328534727564" office:value-type="float"/>
          <table:table-cell office:value="0.33039369797455803" office:value-type="float"/>
          <table:table-cell office:value="0.4672808547177717" office:value-type="float"/>
          <table:table-cell office:value="0.4900630891666078" office:value-type="float"/>
          <table:table-cell office:value="0.5154772021610214" office:value-type="float"/>
          <table:table-cell office:value="0.5815815400044047" office:value-type="float"/>
        </table:table-row>
        <table:table-row>
          <table:table-cell office:value-type="string">
            <text:p>AlexBarinov__UIBubbleTableView</text:p>
          </table:table-cell>
          <table:table-cell office:value="0.7554874934101876" office:value-type="float"/>
          <table:table-cell office:value="0.7707694507488022" office:value-type="float"/>
          <table:table-cell office:value="0.8085035712491259" office:value-type="float"/>
          <table:table-cell office:value="0.813503045090561" office:value-type="float"/>
          <table:table-cell office:value="0.8151516359375537" office:value-type="float"/>
          <table:table-cell office:value="0.5519262765211486" office:value-type="float"/>
          <table:table-cell office:value="0.5599545825597432" office:value-type="float"/>
          <table:table-cell office:value="0.5690321402718199" office:value-type="float"/>
          <table:table-cell office:value="0.5988154053183287" office:value-type="float"/>
          <table:table-cell office:value="0.6190452777049902" office:value-type="float"/>
          <table:table-cell office:value="0.4836972854823264" office:value-type="float"/>
          <table:table-cell office:value="0.5152116442628031" office:value-type="float"/>
          <table:table-cell office:value="0.5263572219833077" office:value-type="float"/>
          <table:table-cell office:value="0.5356354619692102" office:value-type="float"/>
          <table:table-cell office:value="0.5367248182247709" office:value-type="float"/>
          <table:table-cell office:value="0.6465823651575664" office:value-type="float"/>
          <table:table-cell office:value="0.6521067831972731" office:value-type="float"/>
          <table:table-cell office:value="0.6547722346670093" office:value-type="float"/>
          <table:table-cell office:value="0.6915746612056111" office:value-type="float"/>
          <table:table-cell office:value="0.7072443624652633" office:value-type="float"/>
          <table:table-cell office:value="0.394036318507728" office:value-type="float"/>
          <table:table-cell office:value="0.4082255628916288" office:value-type="float"/>
          <table:table-cell office:value="0.4105315618144802" office:value-type="float"/>
          <table:table-cell office:value="0.48478261739954487" office:value-type="float"/>
          <table:table-cell office:value="0.5200530384623784" office:value-type="float"/>
        </table:table-row>
        <table:table-row>
          <table:table-cell office:value-type="string">
            <text:p>square__otto</text:p>
          </table:table-cell>
          <table:table-cell office:value="0.7214946407049379" office:value-type="float"/>
          <table:table-cell office:value="0.7974888372075877" office:value-type="float"/>
          <table:table-cell office:value="0.8072592714512266" office:value-type="float"/>
          <table:table-cell office:value="0.8188380704187952" office:value-type="float"/>
          <table:table-cell office:value="0.8426904101669284" office:value-type="float"/>
          <table:table-cell office:value="0.5453642249823734" office:value-type="float"/>
          <table:table-cell office:value="0.5749947491369798" office:value-type="float"/>
          <table:table-cell office:value="0.5887176301841169" office:value-type="float"/>
          <table:table-cell office:value="0.5967175786776922" office:value-type="float"/>
          <table:table-cell office:value="0.6604545385302266" office:value-type="float"/>
          <table:table-cell office:value="0.4416652674645967" office:value-type="float"/>
          <table:table-cell office:value="0.4865470923699641" office:value-type="float"/>
          <table:table-cell office:value="0.49567696118251114" office:value-type="float"/>
          <table:table-cell office:value="0.5154574067221257" office:value-type="float"/>
          <table:table-cell office:value="0.5298027610938371" office:value-type="float"/>
          <table:table-cell office:value="0.6146754216464623" office:value-type="float"/>
          <table:table-cell office:value="0.6360382923494333" office:value-type="float"/>
          <table:table-cell office:value="0.6389149673117296" office:value-type="float"/>
          <table:table-cell office:value="0.6415396626311611" office:value-type="float"/>
          <table:table-cell office:value="0.7098940870161763" office:value-type="float"/>
          <table:table-cell office:value="0.41903436283701845" office:value-type="float"/>
          <table:table-cell office:value="0.4717966720346023" office:value-type="float"/>
          <table:table-cell office:value="0.503256188858054" office:value-type="float"/>
          <table:table-cell office:value="0.5065095824700075" office:value-type="float"/>
          <table:table-cell office:value="0.5544836494168056" office:value-type="float"/>
        </table:table-row>
        <table:table-row>
          <table:table-cell office:value-type="string">
            <text:p>ionic-team__ionic-native</text:p>
          </table:table-cell>
          <table:table-cell office:value="0.7166758894032674" office:value-type="float"/>
          <table:table-cell office:value="0.7607257566686596" office:value-type="float"/>
          <table:table-cell office:value="0.7835320816276646" office:value-type="float"/>
          <table:table-cell office:value="0.8057112098103153" office:value-type="float"/>
          <table:table-cell office:value="0.8397994346546421" office:value-type="float"/>
          <table:table-cell office:value="0.5164632050875404" office:value-type="float"/>
          <table:table-cell office:value="0.5743079034280817" office:value-type="float"/>
          <table:table-cell office:value="0.5904345888652478" office:value-type="float"/>
          <table:table-cell office:value="0.6075959507980423" office:value-type="float"/>
          <table:table-cell office:value="0.6708387647178605" office:value-type="float"/>
          <table:table-cell office:value="0.4090184542316784" office:value-type="float"/>
          <table:table-cell office:value="0.4507268632410611" office:value-type="float"/>
          <table:table-cell office:value="0.47201388801482447" office:value-type="float"/>
          <table:table-cell office:value="0.4868553607541799" office:value-type="float"/>
          <table:table-cell office:value="0.5686864318814513" office:value-type="float"/>
          <table:table-cell office:value="0.5531684787451339" office:value-type="float"/>
          <table:table-cell office:value="0.5995284757855744" office:value-type="float"/>
          <table:table-cell office:value="0.6213703076699351" office:value-type="float"/>
          <table:table-cell office:value="0.6463476233600451" office:value-type="float"/>
          <table:table-cell office:value="0.763641732889891" office:value-type="float"/>
          <table:table-cell office:value="0.3758363922490866" office:value-type="float"/>
          <table:table-cell office:value="0.47435876519608844" office:value-type="float"/>
          <table:table-cell office:value="0.5118175413962223" office:value-type="float"/>
          <table:table-cell office:value="0.5295135207804106" office:value-type="float"/>
          <table:table-cell office:value="0.6168664451481289" office:value-type="float"/>
        </table:table-row>
        <table:table-row>
          <table:table-cell office:value-type="string">
            <text:p>jonathanslenders__pyvim</text:p>
          </table:table-cell>
          <table:table-cell office:value="0.7778254454000075" office:value-type="float"/>
          <table:table-cell office:value="0.7858896333879274" office:value-type="float"/>
          <table:table-cell office:value="0.7957722998987035" office:value-type="float"/>
          <table:table-cell office:value="0.8137342770659854" office:value-type="float"/>
          <table:table-cell office:value="0.8309503257537886" office:value-type="float"/>
          <table:table-cell office:value="0.5151218800051363" office:value-type="float"/>
          <table:table-cell office:value="0.5683334479666877" office:value-type="float"/>
          <table:table-cell office:value="0.5891832348331867" office:value-type="float"/>
          <table:table-cell office:value="0.6192462876381106" office:value-type="float"/>
          <table:table-cell office:value="0.6274297136770004" office:value-type="float"/>
          <table:table-cell office:value="0.44367029470112485" office:value-type="float"/>
          <table:table-cell office:value="0.44818659909893155" office:value-type="float"/>
          <table:table-cell office:value="0.49464589348923094" office:value-type="float"/>
          <table:table-cell office:value="0.5253638882268202" office:value-type="float"/>
          <table:table-cell office:value="0.5374018787824923" office:value-type="float"/>
          <table:table-cell office:value="0.6043764566537895" office:value-type="float"/>
          <table:table-cell office:value="0.6091958799168411" office:value-type="float"/>
          <table:table-cell office:value="0.6320724935386408" office:value-type="float"/>
          <table:table-cell office:value="0.6427996434630147" office:value-type="float"/>
          <table:table-cell office:value="0.6866851588605288" office:value-type="float"/>
          <table:table-cell office:value="0.43136237130495536" office:value-type="float"/>
          <table:table-cell office:value="0.47931282537692593" office:value-type="float"/>
          <table:table-cell office:value="0.5109795050220992" office:value-type="float"/>
          <table:table-cell office:value="0.5300710272088501" office:value-type="float"/>
          <table:table-cell office:value="0.5305987276690023" office:value-type="float"/>
        </table:table-row>
        <table:table-row>
          <table:table-cell office:value-type="string">
            <text:p>facebookarchive__huxley</text:p>
          </table:table-cell>
          <table:table-cell office:value="0.7338908645655515" office:value-type="float"/>
          <table:table-cell office:value="0.7437756018899624" office:value-type="float"/>
          <table:table-cell office:value="0.7633828271346649" office:value-type="float"/>
          <table:table-cell office:value="0.7771688629363069" office:value-type="float"/>
          <table:table-cell office:value="0.8383344207808806" office:value-type="float"/>
          <table:table-cell office:value="0.5807387178750268" office:value-type="float"/>
          <table:table-cell office:value="0.5826161646515526" office:value-type="float"/>
          <table:table-cell office:value="0.585106712989502" office:value-type="float"/>
          <table:table-cell office:value="0.5853958065976662" office:value-type="float"/>
          <table:table-cell office:value="0.6356112650341594" office:value-type="float"/>
          <table:table-cell office:value="0.39166333015892496" office:value-type="float"/>
          <table:table-cell office:value="0.4563108174413004" office:value-type="float"/>
          <table:table-cell office:value="0.45776268099764006" office:value-type="float"/>
          <table:table-cell office:value="0.4644161393791919" office:value-type="float"/>
          <table:table-cell office:value="0.48191926851472217" office:value-type="float"/>
          <table:table-cell office:value="0.5935928164585504" office:value-type="float"/>
          <table:table-cell office:value="0.6052338944949334" office:value-type="float"/>
          <table:table-cell office:value="0.6063529923193246" office:value-type="float"/>
          <table:table-cell office:value="0.6097825436440779" office:value-type="float"/>
          <table:table-cell office:value="0.6625444049330276" office:value-type="float"/>
          <table:table-cell office:value="0.4873957803599691" office:value-type="float"/>
          <table:table-cell office:value="0.49581373840338894" office:value-type="float"/>
          <table:table-cell office:value="0.5074660632598342" office:value-type="float"/>
          <table:table-cell office:value="0.5097629476122785" office:value-type="float"/>
          <table:table-cell office:value="0.5298714171157825" office:value-type="float"/>
        </table:table-row>
        <table:table-row>
          <table:table-cell office:value-type="string">
            <text:p>bazelbuild__bazel</text:p>
          </table:table-cell>
          <table:table-cell office:value="0.6871991478229437" office:value-type="float"/>
          <table:table-cell office:value="0.7505219194948245" office:value-type="float"/>
          <table:table-cell office:value="0.7858387018599335" office:value-type="float"/>
          <table:table-cell office:value="0.8080087596282025" office:value-type="float"/>
          <table:table-cell office:value="0.8558516414645192" office:value-type="float"/>
          <table:table-cell office:value="0.5036400413097988" office:value-type="float"/>
          <table:table-cell office:value="0.5847541406346249" office:value-type="float"/>
          <table:table-cell office:value="0.6006818364912632" office:value-type="float"/>
          <table:table-cell office:value="0.6156136569851928" office:value-type="float"/>
          <table:table-cell office:value="0.6922781676894733" office:value-type="float"/>
          <table:table-cell office:value="0.3486437547985776" office:value-type="float"/>
          <table:table-cell office:value="0.44954281523790585" office:value-type="float"/>
          <table:table-cell office:value="0.46452665334636023" office:value-type="float"/>
          <table:table-cell office:value="0.48314612315793315" office:value-type="float"/>
          <table:table-cell office:value="0.5610017381357045" office:value-type="float"/>
          <table:table-cell office:value="0.5397342559301731" office:value-type="float"/>
          <table:table-cell office:value="0.6076437246181993" office:value-type="float"/>
          <table:table-cell office:value="0.6259757507826671" office:value-type="float"/>
          <table:table-cell office:value="0.6488911983672533" office:value-type="float"/>
          <table:table-cell office:value="0.7323720341587696" office:value-type="float"/>
          <table:table-cell office:value="0.3400809888706726" office:value-type="float"/>
          <table:table-cell office:value="0.480335702314021" office:value-type="float"/>
          <table:table-cell office:value="0.500944667023826" office:value-type="float"/>
          <table:table-cell office:value="0.5211838669633689" office:value-type="float"/>
          <table:table-cell office:value="0.6116521386919698" office:value-type="float"/>
        </table:table-row>
        <table:table-row>
          <table:table-cell office:value-type="string">
            <text:p>realm__realm-cocoa</text:p>
          </table:table-cell>
          <table:table-cell office:value="0.687892868784781" office:value-type="float"/>
          <table:table-cell office:value="0.7757844239509091" office:value-type="float"/>
          <table:table-cell office:value="0.804264341416205" office:value-type="float"/>
          <table:table-cell office:value="0.8251761389890316" office:value-type="float"/>
          <table:table-cell office:value="0.8792837926547415" office:value-type="float"/>
          <table:table-cell office:value="0.4807196100541258" office:value-type="float"/>
          <table:table-cell office:value="0.5646647583053672" office:value-type="float"/>
          <table:table-cell office:value="0.5863114950009554" office:value-type="float"/>
          <table:table-cell office:value="0.6068682160670537" office:value-type="float"/>
          <table:table-cell office:value="0.7028256610335151" office:value-type="float"/>
          <table:table-cell office:value="0.31470342914732974" office:value-type="float"/>
          <table:table-cell office:value="0.43607930540434836" office:value-type="float"/>
          <table:table-cell office:value="0.45800675858249523" office:value-type="float"/>
          <table:table-cell office:value="0.48423509477821847" office:value-type="float"/>
          <table:table-cell office:value="0.5756218284944967" office:value-type="float"/>
          <table:table-cell office:value="0.550413394936336" office:value-type="float"/>
          <table:table-cell office:value="0.6183283457082748" office:value-type="float"/>
          <table:table-cell office:value="0.6408322219130576" office:value-type="float"/>
          <table:table-cell office:value="0.6666147746801929" office:value-type="float"/>
          <table:table-cell office:value="0.7951342153882773" office:value-type="float"/>
          <table:table-cell office:value="0.3072470262818515" office:value-type="float"/>
          <table:table-cell office:value="0.4326144537014691" office:value-type="float"/>
          <table:table-cell office:value="0.47827926220544725" office:value-type="float"/>
          <table:table-cell office:value="0.5034011218999389" office:value-type="float"/>
          <table:table-cell office:value="0.6142511753246397" office:value-type="float"/>
        </table:table-row>
        <table:table-row>
          <table:table-cell office:value-type="string">
            <text:p>morrisjs__morris.js</text:p>
          </table:table-cell>
          <table:table-cell office:value="0.6815770697408374" office:value-type="float"/>
          <table:table-cell office:value="0.7842035312594726" office:value-type="float"/>
          <table:table-cell office:value="0.7994204238676378" office:value-type="float"/>
          <table:table-cell office:value="0.8231585360156386" office:value-type="float"/>
          <table:table-cell office:value="0.8733073371780242" office:value-type="float"/>
          <table:table-cell office:value="0.510963296246423" office:value-type="float"/>
          <table:table-cell office:value="0.5845834569466848" office:value-type="float"/>
          <table:table-cell office:value="0.6036534355457162" office:value-type="float"/>
          <table:table-cell office:value="0.6126144374280573" office:value-type="float"/>
          <table:table-cell office:value="0.6614099135191469" office:value-type="float"/>
          <table:table-cell office:value="0.40929398408876183" office:value-type="float"/>
          <table:table-cell office:value="0.48419577202204755" office:value-type="float"/>
          <table:table-cell office:value="0.5125854933411843" office:value-type="float"/>
          <table:table-cell office:value="0.532604851434485" office:value-type="float"/>
          <table:table-cell office:value="0.5841368991493612" office:value-type="float"/>
          <table:table-cell office:value="0.5696888557890327" office:value-type="float"/>
          <table:table-cell office:value="0.6286334351670174" office:value-type="float"/>
          <table:table-cell office:value="0.6490351683608093" office:value-type="float"/>
          <table:table-cell office:value="0.6721618393130451" office:value-type="float"/>
          <table:table-cell office:value="0.7303460881316289" office:value-type="float"/>
          <table:table-cell office:value="0.3997855409725082" office:value-type="float"/>
          <table:table-cell office:value="0.4811858288772595" office:value-type="float"/>
          <table:table-cell office:value="0.5175984285812896" office:value-type="float"/>
          <table:table-cell office:value="0.5402974520895112" office:value-type="float"/>
          <table:table-cell office:value="0.5830370571663928" office:value-type="float"/>
        </table:table-row>
        <table:table-row>
          <table:table-cell office:value-type="string">
            <text:p>nicklockwood__FXBlurView</text:p>
          </table:table-cell>
          <table:table-cell office:value="0.7137279287874242" office:value-type="float"/>
          <table:table-cell office:value="0.7902543647455922" office:value-type="float"/>
          <table:table-cell office:value="0.8099294677246701" office:value-type="float"/>
          <table:table-cell office:value="0.8224350800153548" office:value-type="float"/>
          <table:table-cell office:value="0.8611743244070367" office:value-type="float"/>
          <table:table-cell office:value="0.5137627842472727" office:value-type="float"/>
          <table:table-cell office:value="0.573241960544856" office:value-type="float"/>
          <table:table-cell office:value="0.5889879512330103" office:value-type="float"/>
          <table:table-cell office:value="0.6030759088258403" office:value-type="float"/>
          <table:table-cell office:value="0.642562561723256" office:value-type="float"/>
          <table:table-cell office:value="0.41928063159205065" office:value-type="float"/>
          <table:table-cell office:value="0.4600378209567932" office:value-type="float"/>
          <table:table-cell office:value="0.4841617401981208" office:value-type="float"/>
          <table:table-cell office:value="0.509057040780574" office:value-type="float"/>
          <table:table-cell office:value="0.593647606347514" office:value-type="float"/>
          <table:table-cell office:value="0.5745636532907992" office:value-type="float"/>
          <table:table-cell office:value="0.6139578392833887" office:value-type="float"/>
          <table:table-cell office:value="0.6226814906326756" office:value-type="float"/>
          <table:table-cell office:value="0.6564157282963243" office:value-type="float"/>
          <table:table-cell office:value="0.723717244243443" office:value-type="float"/>
          <table:table-cell office:value="0.4011298244702096" office:value-type="float"/>
          <table:table-cell office:value="0.4353832082501342" office:value-type="float"/>
          <table:table-cell office:value="0.4787243597843073" office:value-type="float"/>
          <table:table-cell office:value="0.4910314235074908" office:value-type="float"/>
          <table:table-cell office:value="0.5507070873327258" office:value-type="float"/>
        </table:table-row>
        <table:table-row>
          <table:table-cell office:value-type="string">
            <text:p>addyosmani__basket.js</text:p>
          </table:table-cell>
          <table:table-cell office:value="0.7600056687785965" office:value-type="float"/>
          <table:table-cell office:value="0.7933717616656101" office:value-type="float"/>
          <table:table-cell office:value="0.8088279112905742" office:value-type="float"/>
          <table:table-cell office:value="0.8131189783405034" office:value-type="float"/>
          <table:table-cell office:value="0.8442890413763808" office:value-type="float"/>
          <table:table-cell office:value="0.5392059468473195" office:value-type="float"/>
          <table:table-cell office:value="0.5861965003927829" office:value-type="float"/>
          <table:table-cell office:value="0.603714323386333" office:value-type="float"/>
          <table:table-cell office:value="0.6359998281570073" office:value-type="float"/>
          <table:table-cell office:value="0.6774368096154529" office:value-type="float"/>
          <table:table-cell office:value="0.4008737644868371" office:value-type="float"/>
          <table:table-cell office:value="0.45099834705506003" office:value-type="float"/>
          <table:table-cell office:value="0.4734812119151355" office:value-type="float"/>
          <table:table-cell office:value="0.5007425534377093" office:value-type="float"/>
          <table:table-cell office:value="0.5079234561193332" office:value-type="float"/>
          <table:table-cell office:value="0.5890896361483562" office:value-type="float"/>
          <table:table-cell office:value="0.6289192653235008" office:value-type="float"/>
          <table:table-cell office:value="0.6550575468111659" office:value-type="float"/>
          <table:table-cell office:value="0.6648517549631808" office:value-type="float"/>
          <table:table-cell office:value="0.6954832459298996" office:value-type="float"/>
          <table:table-cell office:value="0.4396092274256106" office:value-type="float"/>
          <table:table-cell office:value="0.5015961055999567" office:value-type="float"/>
          <table:table-cell office:value="0.5230851713121748" office:value-type="float"/>
          <table:table-cell office:value="0.5353942463986371" office:value-type="float"/>
          <table:table-cell office:value="0.5491394301217944" office:value-type="float"/>
        </table:table-row>
        <table:table-row>
          <table:table-cell office:value-type="string">
            <text:p>fabien-d__alertify.js</text:p>
          </table:table-cell>
          <table:table-cell office:value="0.7343184782718191" office:value-type="float"/>
          <table:table-cell office:value="0.795346869224564" office:value-type="float"/>
          <table:table-cell office:value="0.8106310794777437" office:value-type="float"/>
          <table:table-cell office:value="0.8192299005097146" office:value-type="float"/>
          <table:table-cell office:value="0.8538331275053194" office:value-type="float"/>
          <table:table-cell office:value="0.5537129098327749" office:value-type="float"/>
          <table:table-cell office:value="0.5791835271326371" office:value-type="float"/>
          <table:table-cell office:value="0.5973237956615486" office:value-type="float"/>
          <table:table-cell office:value="0.6106611977688521" office:value-type="float"/>
          <table:table-cell office:value="0.6568006278842486" office:value-type="float"/>
          <table:table-cell office:value="0.4218620287502311" office:value-type="float"/>
          <table:table-cell office:value="0.460351771827057" office:value-type="float"/>
          <table:table-cell office:value="0.4770265647065638" office:value-type="float"/>
          <table:table-cell office:value="0.49771553547117514" office:value-type="float"/>
          <table:table-cell office:value="0.5747518401942916" office:value-type="float"/>
          <table:table-cell office:value="0.5966621887966742" office:value-type="float"/>
          <table:table-cell office:value="0.6211307780183594" office:value-type="float"/>
          <table:table-cell office:value="0.63330724389184" office:value-type="float"/>
          <table:table-cell office:value="0.6630029023418775" office:value-type="float"/>
          <table:table-cell office:value="0.7292716597366362" office:value-type="float"/>
          <table:table-cell office:value="0.4565783037508442" office:value-type="float"/>
          <table:table-cell office:value="0.5001060056220865" office:value-type="float"/>
          <table:table-cell office:value="0.5154236065420084" office:value-type="float"/>
          <table:table-cell office:value="0.5346954916546359" office:value-type="float"/>
          <table:table-cell office:value="0.5989813807206417" office:value-type="float"/>
        </table:table-row>
        <table:table-row>
          <table:table-cell office:value-type="string">
            <text:p>garris__BackstopJS</text:p>
          </table:table-cell>
          <table:table-cell office:value="0.7351446427637451" office:value-type="float"/>
          <table:table-cell office:value="0.775964831067055" office:value-type="float"/>
          <table:table-cell office:value="0.7997705852612225" office:value-type="float"/>
          <table:table-cell office:value="0.8115518159085122" office:value-type="float"/>
          <table:table-cell office:value="0.8662461154720075" office:value-type="float"/>
          <table:table-cell office:value="0.5359316614046724" office:value-type="float"/>
          <table:table-cell office:value="0.5763257152804631" office:value-type="float"/>
          <table:table-cell office:value="0.5925111616188202" office:value-type="float"/>
          <table:table-cell office:value="0.6128193224380266" office:value-type="float"/>
          <table:table-cell office:value="0.673847807442309" office:value-type="float"/>
          <table:table-cell office:value="0.3522132602471978" office:value-type="float"/>
          <table:table-cell office:value="0.4380826933204288" office:value-type="float"/>
          <table:table-cell office:value="0.4563207725983095" office:value-type="float"/>
          <table:table-cell office:value="0.4791093336132831" office:value-type="float"/>
          <table:table-cell office:value="0.5472332694030879" office:value-type="float"/>
          <table:table-cell office:value="0.5461388757786216" office:value-type="float"/>
          <table:table-cell office:value="0.6016945333982942" office:value-type="float"/>
          <table:table-cell office:value="0.6176015608211378" office:value-type="float"/>
          <table:table-cell office:value="0.6456923704501043" office:value-type="float"/>
          <table:table-cell office:value="0.7236272168675513" office:value-type="float"/>
          <table:table-cell office:value="0.36847253665114166" office:value-type="float"/>
          <table:table-cell office:value="0.46527663748813" office:value-type="float"/>
          <table:table-cell office:value="0.48527088111866445" office:value-type="float"/>
          <table:table-cell office:value="0.5085955344961823" office:value-type="float"/>
          <table:table-cell office:value="0.5691548912393471" office:value-type="float"/>
        </table:table-row>
        <table:table-row>
          <table:table-cell office:value-type="string">
            <text:p>JakeWharton__ActionBarSherlock</text:p>
          </table:table-cell>
          <table:table-cell office:value="0.7080441262372108" office:value-type="float"/>
          <table:table-cell office:value="0.7766055401728409" office:value-type="float"/>
          <table:table-cell office:value="0.7993668198464207" office:value-type="float"/>
          <table:table-cell office:value="0.8159946460383628" office:value-type="float"/>
          <table:table-cell office:value="0.8431797706026454" office:value-type="float"/>
          <table:table-cell office:value="0.526439582706956" office:value-type="float"/>
          <table:table-cell office:value="0.5760974086497681" office:value-type="float"/>
          <table:table-cell office:value="0.5893621837651577" office:value-type="float"/>
          <table:table-cell office:value="0.6086039900514719" office:value-type="float"/>
          <table:table-cell office:value="0.6699613974810888" office:value-type="float"/>
          <table:table-cell office:value="0.3705088137721641" office:value-type="float"/>
          <table:table-cell office:value="0.45275524417989466" office:value-type="float"/>
          <table:table-cell office:value="0.4744459351816236" office:value-type="float"/>
          <table:table-cell office:value="0.4930663486176425" office:value-type="float"/>
          <table:table-cell office:value="0.5911510062887761" office:value-type="float"/>
          <table:table-cell office:value="0.5696320187102312" office:value-type="float"/>
          <table:table-cell office:value="0.6076836166115991" office:value-type="float"/>
          <table:table-cell office:value="0.6358533832271396" office:value-type="float"/>
          <table:table-cell office:value="0.6605653290905736" office:value-type="float"/>
          <table:table-cell office:value="0.7157996240082586" office:value-type="float"/>
          <table:table-cell office:value="0.3902279598985077" office:value-type="float"/>
          <table:table-cell office:value="0.4757062423771602" office:value-type="float"/>
          <table:table-cell office:value="0.4994936321586988" office:value-type="float"/>
          <table:table-cell office:value="0.5230967946685575" office:value-type="float"/>
          <table:table-cell office:value="0.5807127538598595" office:value-type="float"/>
        </table:table-row>
        <table:table-row>
          <table:table-cell office:value-type="string">
            <text:p>steipete__PSTCollectionView</text:p>
          </table:table-cell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312078031212641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6751252960088102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5421555713380347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7829004675289626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5453797992873316" office:value-type="float"/>
        </table:table-row>
        <table:table-row>
          <table:table-cell office:value-type="string">
            <text:p>tower__tower</text:p>
          </table:table-cell>
          <table:table-cell office:value="0.7246571217891032" office:value-type="float"/>
          <table:table-cell office:value="0.7626576313430412" office:value-type="float"/>
          <table:table-cell office:value="0.7949675167951215" office:value-type="float"/>
          <table:table-cell office:value="0.8080127202248457" office:value-type="float"/>
          <table:table-cell office:value="0.8528710028608532" office:value-type="float"/>
          <table:table-cell office:value="0.5363872903274931" office:value-type="float"/>
          <table:table-cell office:value="0.5766375586739787" office:value-type="float"/>
          <table:table-cell office:value="0.5944872062599902" office:value-type="float"/>
          <table:table-cell office:value="0.6102401944945486" office:value-type="float"/>
          <table:table-cell office:value="0.6438402981933996" office:value-type="float"/>
          <table:table-cell office:value="0.38825047751125524" office:value-type="float"/>
          <table:table-cell office:value="0.4657724726001932" office:value-type="float"/>
          <table:table-cell office:value="0.4913632852159141" office:value-type="float"/>
          <table:table-cell office:value="0.5152070049398906" office:value-type="float"/>
          <table:table-cell office:value="0.5474533494835084" office:value-type="float"/>
          <table:table-cell office:value="0.581641603616478" office:value-type="float"/>
          <table:table-cell office:value="0.6130872590580845" office:value-type="float"/>
          <table:table-cell office:value="0.6322171700431837" office:value-type="float"/>
          <table:table-cell office:value="0.6559081481482884" office:value-type="float"/>
          <table:table-cell office:value="0.7258018994661205" office:value-type="float"/>
          <table:table-cell office:value="0.3746076685919891" office:value-type="float"/>
          <table:table-cell office:value="0.47331765530128744" office:value-type="float"/>
          <table:table-cell office:value="0.5085608193593285" office:value-type="float"/>
          <table:table-cell office:value="0.533083376154688" office:value-type="float"/>
          <table:table-cell office:value="0.6034163924136122" office:value-type="float"/>
        </table:table-row>
        <table:table-row>
          <table:table-cell office:value-type="string">
            <text:p>casperjs__casperjs</text:p>
          </table:table-cell>
          <table:table-cell office:value="0.7560083361256705" office:value-type="float"/>
          <table:table-cell office:value="0.7868878276997471" office:value-type="float"/>
          <table:table-cell office:value="0.8013826926549901" office:value-type="float"/>
          <table:table-cell office:value="0.8067454507794201" office:value-type="float"/>
          <table:table-cell office:value="0.831520230733768" office:value-type="float"/>
          <table:table-cell office:value="0.5776987317444504" office:value-type="float"/>
          <table:table-cell office:value="0.6000995975271095" office:value-type="float"/>
          <table:table-cell office:value="0.6111698159746192" office:value-type="float"/>
          <table:table-cell office:value="0.6374829870968515" office:value-type="float"/>
          <table:table-cell office:value="0.7059516968360587" office:value-type="float"/>
          <table:table-cell office:value="0.40913690633503846" office:value-type="float"/>
          <table:table-cell office:value="0.44289762516720155" office:value-type="float"/>
          <table:table-cell office:value="0.4678690724553975" office:value-type="float"/>
          <table:table-cell office:value="0.48326657853716515" office:value-type="float"/>
          <table:table-cell office:value="0.509502425644051" office:value-type="float"/>
          <table:table-cell office:value="0.5805464523498685" office:value-type="float"/>
          <table:table-cell office:value="0.6165040677223566" office:value-type="float"/>
          <table:table-cell office:value="0.6379698241372491" office:value-type="float"/>
          <table:table-cell office:value="0.6821931383944333" office:value-type="float"/>
          <table:table-cell office:value="0.735332021716157" office:value-type="float"/>
          <table:table-cell office:value="0.4594061878701854" office:value-type="float"/>
          <table:table-cell office:value="0.48692446771749287" office:value-type="float"/>
          <table:table-cell office:value="0.495589367759851" office:value-type="float"/>
          <table:table-cell office:value="0.503633029784031" office:value-type="float"/>
          <table:table-cell office:value="0.5289147761570886" office:value-type="float"/>
        </table:table-row>
        <table:table-row>
          <table:table-cell office:value-type="string">
            <text:p>alibaba__fastjson</text:p>
          </table:table-cell>
          <table:table-cell office:value="0.6944487988189896" office:value-type="float"/>
          <table:table-cell office:value="0.7295208767828426" office:value-type="float"/>
          <table:table-cell office:value="0.7518114950873034" office:value-type="float"/>
          <table:table-cell office:value="0.7657863630971503" office:value-type="float"/>
          <table:table-cell office:value="0.8323022269708052" office:value-type="float"/>
          <table:table-cell office:value="0.5306263981635524" office:value-type="float"/>
          <table:table-cell office:value="0.5734517806531461" office:value-type="float"/>
          <table:table-cell office:value="0.5842486241081061" office:value-type="float"/>
          <table:table-cell office:value="0.5954394007189338" office:value-type="float"/>
          <table:table-cell office:value="0.7320436412525324" office:value-type="float"/>
          <table:table-cell office:value="0.45128754523019704" office:value-type="float"/>
          <table:table-cell office:value="0.4852062092415351" office:value-type="float"/>
          <table:table-cell office:value="0.4953452868837157" office:value-type="float"/>
          <table:table-cell office:value="0.5149747867052528" office:value-type="float"/>
          <table:table-cell office:value="0.5752663851362736" office:value-type="float"/>
          <table:table-cell office:value="0.6355515042227402" office:value-type="float"/>
          <table:table-cell office:value="0.6759773028522096" office:value-type="float"/>
          <table:table-cell office:value="0.6873491230238259" office:value-type="float"/>
          <table:table-cell office:value="0.6972148012992696" office:value-type="float"/>
          <table:table-cell office:value="0.7410367358962162" office:value-type="float"/>
          <table:table-cell office:value="0.3334675806842535" office:value-type="float"/>
          <table:table-cell office:value="0.3902357379902436" office:value-type="float"/>
          <table:table-cell office:value="0.4172695159733163" office:value-type="float"/>
          <table:table-cell office:value="0.44261237491205885" office:value-type="float"/>
          <table:table-cell office:value="0.6352136559121692" office:value-type="float"/>
        </table:table-row>
        <table:table-row>
          <table:table-cell office:value-type="string">
            <text:p>purescript__purescript</text:p>
          </table:table-cell>
          <table:table-cell office:value="0.7090038300535307" office:value-type="float"/>
          <table:table-cell office:value="0.7997535368885518" office:value-type="float"/>
          <table:table-cell office:value="0.8143597143929558" office:value-type="float"/>
          <table:table-cell office:value="0.8246945795835361" office:value-type="float"/>
          <table:table-cell office:value="0.8618950664266959" office:value-type="float"/>
          <table:table-cell office:value="0.5006217372598851" office:value-type="float"/>
          <table:table-cell office:value="0.5634718321425448" office:value-type="float"/>
          <table:table-cell office:value="0.5798127112421053" office:value-type="float"/>
          <table:table-cell office:value="0.6005599388446987" office:value-type="float"/>
          <table:table-cell office:value="0.678067852398594" office:value-type="float"/>
          <table:table-cell office:value="0.3983431919790996" office:value-type="float"/>
          <table:table-cell office:value="0.4570229577338908" office:value-type="float"/>
          <table:table-cell office:value="0.47318488478833404" office:value-type="float"/>
          <table:table-cell office:value="0.4920572270979145" office:value-type="float"/>
          <table:table-cell office:value="0.585602934858039" office:value-type="float"/>
          <table:table-cell office:value="0.5714035121860055" office:value-type="float"/>
          <table:table-cell office:value="0.6163905591901735" office:value-type="float"/>
          <table:table-cell office:value="0.6398104486051548" office:value-type="float"/>
          <table:table-cell office:value="0.6619688040321412" office:value-type="float"/>
          <table:table-cell office:value="0.7481767721218243" office:value-type="float"/>
          <table:table-cell office:value="0.3661322486181409" office:value-type="float"/>
          <table:table-cell office:value="0.4616273816116176" office:value-type="float"/>
          <table:table-cell office:value="0.48301334919302974" office:value-type="float"/>
          <table:table-cell office:value="0.49739077946638965" office:value-type="float"/>
          <table:table-cell office:value="0.559861585452412" office:value-type="float"/>
        </table:table-row>
        <table:table-row>
          <table:table-cell office:value-type="string">
            <text:p>RaiMan__SikuliX-2014</text:p>
          </table:table-cell>
          <table:table-cell office:value="0.6917385391178356" office:value-type="float"/>
          <table:table-cell office:value="0.7483839678603814" office:value-type="float"/>
          <table:table-cell office:value="0.7612153411519479" office:value-type="float"/>
          <table:table-cell office:value="0.7907266947287133" office:value-type="float"/>
          <table:table-cell office:value="0.8372905193831777" office:value-type="float"/>
          <table:table-cell office:value="0.5391552345133563" office:value-type="float"/>
          <table:table-cell office:value="0.5674707605716635" office:value-type="float"/>
          <table:table-cell office:value="0.5887706630499709" office:value-type="float"/>
          <table:table-cell office:value="0.6052702005458932" office:value-type="float"/>
          <table:table-cell office:value="0.6562058030691615" office:value-type="float"/>
          <table:table-cell office:value="0.3932451205633499" office:value-type="float"/>
          <table:table-cell office:value="0.447316096674697" office:value-type="float"/>
          <table:table-cell office:value="0.4584833932745583" office:value-type="float"/>
          <table:table-cell office:value="0.4697710518621184" office:value-type="float"/>
          <table:table-cell office:value="0.499886922455781" office:value-type="float"/>
          <table:table-cell office:value="0.5786626533671433" office:value-type="float"/>
          <table:table-cell office:value="0.5981839550586896" office:value-type="float"/>
          <table:table-cell office:value="0.6190135343696818" office:value-type="float"/>
          <table:table-cell office:value="0.6398236644194782" office:value-type="float"/>
          <table:table-cell office:value="0.6779312834424046" office:value-type="float"/>
          <table:table-cell office:value="0.36822307700878626" office:value-type="float"/>
          <table:table-cell office:value="0.45220502698544585" office:value-type="float"/>
          <table:table-cell office:value="0.4941018462922696" office:value-type="float"/>
          <table:table-cell office:value="0.5169181671758726" office:value-type="float"/>
          <table:table-cell office:value="0.5778395575544688" office:value-type="float"/>
        </table:table-row>
        <table:table-row>
          <table:table-cell office:value-type="string">
            <text:p>antimatter15__ocrad.js</text:p>
          </table:table-cell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8353589955835493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189173391314285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5849104399725038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911295593667777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528987181184572" office:value-type="float"/>
        </table:table-row>
        <table:table-row>
          <table:table-cell office:value-type="string">
            <text:p>stuyam__pressure</text:p>
          </table:table-cell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8203571114715724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634269812343055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5863200832421803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7321921891836545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5302923096308663" office:value-type="float"/>
        </table:table-row>
        <table:table-row>
          <table:table-cell office:value-type="string">
            <text:p>wordpress-mobile__WordPress-Editor-iOS</text:p>
          </table:table-cell>
          <table:table-cell office:value="0.8120043353181068" office:value-type="float"/>
          <table:table-cell office:value="0.8131780945701699" office:value-type="float"/>
          <table:table-cell office:value="0.8179653803173546" office:value-type="float"/>
          <table:table-cell office:value="0.826187839963231" office:value-type="float"/>
          <table:table-cell office:value="0.8424547382969092" office:value-type="float"/>
          <table:table-cell office:value="0.5713358672368853" office:value-type="float"/>
          <table:table-cell office:value="0.5909118595430248" office:value-type="float"/>
          <table:table-cell office:value="0.6094055470544679" office:value-type="float"/>
          <table:table-cell office:value="0.6129326685031984" office:value-type="float"/>
          <table:table-cell office:value="0.6428177526220977" office:value-type="float"/>
          <table:table-cell office:value="0.4599186035427469" office:value-type="float"/>
          <table:table-cell office:value="0.4722487181747604" office:value-type="float"/>
          <table:table-cell office:value="0.47506797053691774" office:value-type="float"/>
          <table:table-cell office:value="0.47821692746267586" office:value-type="float"/>
          <table:table-cell office:value="0.5113937264267614" office:value-type="float"/>
          <table:table-cell office:value="0.6044010205304662" office:value-type="float"/>
          <table:table-cell office:value="0.612158473253283" office:value-type="float"/>
          <table:table-cell office:value="0.6218072831497399" office:value-type="float"/>
          <table:table-cell office:value="0.6369758712999349" office:value-type="float"/>
          <table:table-cell office:value="0.6592572686247067" office:value-type="float"/>
          <table:table-cell office:value="0.4696427652441798" office:value-type="float"/>
          <table:table-cell office:value="0.502054818665292" office:value-type="float"/>
          <table:table-cell office:value="0.5083731946079572" office:value-type="float"/>
          <table:table-cell office:value="0.5273695032605281" office:value-type="float"/>
          <table:table-cell office:value="0.5446257535707524" office:value-type="float"/>
        </table:table-row>
        <table:table-row>
          <table:table-cell office:value-type="string">
            <text:p>d3__d3-plugins</text:p>
          </table:table-cell>
          <table:table-cell office:value="0.7451857879681982" office:value-type="float"/>
          <table:table-cell office:value="0.8107838726294267" office:value-type="float"/>
          <table:table-cell office:value="0.8160803831390906" office:value-type="float"/>
          <table:table-cell office:value="0.8230670625532209" office:value-type="float"/>
          <table:table-cell office:value="0.86914738777995" office:value-type="float"/>
          <table:table-cell office:value="0.5275577461201175" office:value-type="float"/>
          <table:table-cell office:value="0.5592893417529937" office:value-type="float"/>
          <table:table-cell office:value="0.5845905558932466" office:value-type="float"/>
          <table:table-cell office:value="0.5984137983697662" office:value-type="float"/>
          <table:table-cell office:value="0.6470648080552854" office:value-type="float"/>
          <table:table-cell office:value="0.4198620122537672" office:value-type="float"/>
          <table:table-cell office:value="0.47138526562990596" office:value-type="float"/>
          <table:table-cell office:value="0.4723637815603765" office:value-type="float"/>
          <table:table-cell office:value="0.4938137773733371" office:value-type="float"/>
          <table:table-cell office:value="0.5196493104475847" office:value-type="float"/>
          <table:table-cell office:value="0.5803564058401689" office:value-type="float"/>
          <table:table-cell office:value="0.6084316157939715" office:value-type="float"/>
          <table:table-cell office:value="0.6282108395893928" office:value-type="float"/>
          <table:table-cell office:value="0.6396105889370526" office:value-type="float"/>
          <table:table-cell office:value="0.6792682956877905" office:value-type="float"/>
          <table:table-cell office:value="0.4186958473247098" office:value-type="float"/>
          <table:table-cell office:value="0.46780242867544547" office:value-type="float"/>
          <table:table-cell office:value="0.48066996046458" office:value-type="float"/>
          <table:table-cell office:value="0.4978637869686897" office:value-type="float"/>
          <table:table-cell office:value="0.5435269658086687" office:value-type="float"/>
        </table:table-row>
        <table:table-row>
          <table:table-cell office:value-type="string">
            <text:p>Dash-Industry-Forum__dash.js</text:p>
          </table:table-cell>
          <table:table-cell office:value="0.6860739384689948" office:value-type="float"/>
          <table:table-cell office:value="0.7641907942809635" office:value-type="float"/>
          <table:table-cell office:value="0.7926380300645788" office:value-type="float"/>
          <table:table-cell office:value="0.814092765605943" office:value-type="float"/>
          <table:table-cell office:value="0.8646669380614947" office:value-type="float"/>
          <table:table-cell office:value="0.515951335739929" office:value-type="float"/>
          <table:table-cell office:value="0.5643208816195937" office:value-type="float"/>
          <table:table-cell office:value="0.585071010798557" office:value-type="float"/>
          <table:table-cell office:value="0.6112623936567163" office:value-type="float"/>
          <table:table-cell office:value="0.6671033898441617" office:value-type="float"/>
          <table:table-cell office:value="0.38459698021175703" office:value-type="float"/>
          <table:table-cell office:value="0.4446560489314509" office:value-type="float"/>
          <table:table-cell office:value="0.4661159235867443" office:value-type="float"/>
          <table:table-cell office:value="0.48856572838031465" office:value-type="float"/>
          <table:table-cell office:value="0.5713169941764046" office:value-type="float"/>
          <table:table-cell office:value="0.5414232213843959" office:value-type="float"/>
          <table:table-cell office:value="0.6027135217716337" office:value-type="float"/>
          <table:table-cell office:value="0.6208180694117661" office:value-type="float"/>
          <table:table-cell office:value="0.6421784182617822" office:value-type="float"/>
          <table:table-cell office:value="0.74779261167453" office:value-type="float"/>
          <table:table-cell office:value="0.3593362405540354" office:value-type="float"/>
          <table:table-cell office:value="0.4598953291835071" office:value-type="float"/>
          <table:table-cell office:value="0.4969339714834065" office:value-type="float"/>
          <table:table-cell office:value="0.518309902277362" office:value-type="float"/>
          <table:table-cell office:value="0.5751491708419321" office:value-type="float"/>
        </table:table-row>
        <table:table-row>
          <table:table-cell office:value-type="string">
            <text:p>msysgit__msysgit</text:p>
          </table:table-cell>
          <table:table-cell office:value="0.6929448382645318" office:value-type="float"/>
          <table:table-cell office:value="0.7822234282041906" office:value-type="float"/>
          <table:table-cell office:value="0.8008521748848594" office:value-type="float"/>
          <table:table-cell office:value="0.8157467658746305" office:value-type="float"/>
          <table:table-cell office:value="0.8575279779723173" office:value-type="float"/>
          <table:table-cell office:value="0.5250811214505055" office:value-type="float"/>
          <table:table-cell office:value="0.5946758713459236" office:value-type="float"/>
          <table:table-cell office:value="0.6088984360658506" office:value-type="float"/>
          <table:table-cell office:value="0.6203273590732321" office:value-type="float"/>
          <table:table-cell office:value="0.6564016807345676" office:value-type="float"/>
          <table:table-cell office:value="0.40479805840036176" office:value-type="float"/>
          <table:table-cell office:value="0.4550950599325012" office:value-type="float"/>
          <table:table-cell office:value="0.4695113606277712" office:value-type="float"/>
          <table:table-cell office:value="0.4997942699213641" office:value-type="float"/>
          <table:table-cell office:value="0.5507806252960564" office:value-type="float"/>
          <table:table-cell office:value="0.5898479796081386" office:value-type="float"/>
          <table:table-cell office:value="0.6149794988005131" office:value-type="float"/>
          <table:table-cell office:value="0.6453406472286821" office:value-type="float"/>
          <table:table-cell office:value="0.671871940383949" office:value-type="float"/>
          <table:table-cell office:value="0.7112618918135696" office:value-type="float"/>
          <table:table-cell office:value="0.44261781999101035" office:value-type="float"/>
          <table:table-cell office:value="0.4971357252934075" office:value-type="float"/>
          <table:table-cell office:value="0.5139713986718188" office:value-type="float"/>
          <table:table-cell office:value="0.5383179372488904" office:value-type="float"/>
          <table:table-cell office:value="0.568069643084093" office:value-type="float"/>
        </table:table-row>
        <table:table-row>
          <table:table-cell office:value-type="string">
            <text:p>cytoscape__cytoscape.js</text:p>
          </table:table-cell>
          <table:table-cell office:value="0.7711259569965185" office:value-type="float"/>
          <table:table-cell office:value="0.8077856681704209" office:value-type="float"/>
          <table:table-cell office:value="0.8222485468804821" office:value-type="float"/>
          <table:table-cell office:value="0.8354274799492679" office:value-type="float"/>
          <table:table-cell office:value="0.8702680425627819" office:value-type="float"/>
          <table:table-cell office:value="0.5029897828937392" office:value-type="float"/>
          <table:table-cell office:value="0.5723755559921702" office:value-type="float"/>
          <table:table-cell office:value="0.5925893880301346" office:value-type="float"/>
          <table:table-cell office:value="0.6118128443142211" office:value-type="float"/>
          <table:table-cell office:value="0.6489779478718298" office:value-type="float"/>
          <table:table-cell office:value="0.4041348345342619" office:value-type="float"/>
          <table:table-cell office:value="0.46689676613650427" office:value-type="float"/>
          <table:table-cell office:value="0.4880867657704959" office:value-type="float"/>
          <table:table-cell office:value="0.5086222227827164" office:value-type="float"/>
          <table:table-cell office:value="0.5735752438297901" office:value-type="float"/>
          <table:table-cell office:value="0.547576459785363" office:value-type="float"/>
          <table:table-cell office:value="0.61731771404856" office:value-type="float"/>
          <table:table-cell office:value="0.6322766289612511" office:value-type="float"/>
          <table:table-cell office:value="0.6522784111214526" office:value-type="float"/>
          <table:table-cell office:value="0.728226375791069" office:value-type="float"/>
          <table:table-cell office:value="0.36590420550638125" office:value-type="float"/>
          <table:table-cell office:value="0.4782393030482269" office:value-type="float"/>
          <table:table-cell office:value="0.48876134904684854" office:value-type="float"/>
          <table:table-cell office:value="0.5107401640008897" office:value-type="float"/>
          <table:table-cell office:value="0.5781456168059335" office:value-type="float"/>
        </table:table-row>
        <table:table-row>
          <table:table-cell office:value-type="string">
            <text:p>impress__impress.js</text:p>
          </table:table-cell>
          <table:table-cell office:value="0.7271241946118152" office:value-type="float"/>
          <table:table-cell office:value="0.7910126316221835" office:value-type="float"/>
          <table:table-cell office:value="0.810559586780157" office:value-type="float"/>
          <table:table-cell office:value="0.8184328964636123" office:value-type="float"/>
          <table:table-cell office:value="0.8611511523270985" office:value-type="float"/>
          <table:table-cell office:value="0.5463540439198242" office:value-type="float"/>
          <table:table-cell office:value="0.5934991058762299" office:value-type="float"/>
          <table:table-cell office:value="0.6083383995482967" office:value-type="float"/>
          <table:table-cell office:value="0.6236491536793948" office:value-type="float"/>
          <table:table-cell office:value="0.7167114149933052" office:value-type="float"/>
          <table:table-cell office:value="0.41359483812976366" office:value-type="float"/>
          <table:table-cell office:value="0.46780239671196555" office:value-type="float"/>
          <table:table-cell office:value="0.4809606505671099" office:value-type="float"/>
          <table:table-cell office:value="0.502391309708115" office:value-type="float"/>
          <table:table-cell office:value="0.582033450539437" office:value-type="float"/>
          <table:table-cell office:value="0.5537364527394217" office:value-type="float"/>
          <table:table-cell office:value="0.6268154700700608" office:value-type="float"/>
          <table:table-cell office:value="0.6434425939907733" office:value-type="float"/>
          <table:table-cell office:value="0.6684077150499914" office:value-type="float"/>
          <table:table-cell office:value="0.7669341967284382" office:value-type="float"/>
          <table:table-cell office:value="0.41949595582390925" office:value-type="float"/>
          <table:table-cell office:value="0.5016649888837028" office:value-type="float"/>
          <table:table-cell office:value="0.5127756689951686" office:value-type="float"/>
          <table:table-cell office:value="0.528035580121847" office:value-type="float"/>
          <table:table-cell office:value="0.5812178617937693" office:value-type="float"/>
        </table:table-row>
        <table:table-row>
          <table:table-cell office:value-type="string">
            <text:p>Sylius__Sylius</text:p>
          </table:table-cell>
          <table:table-cell office:value="0.6834221849272919" office:value-type="float"/>
          <table:table-cell office:value="0.7905433959491291" office:value-type="float"/>
          <table:table-cell office:value="0.8062480220521946" office:value-type="float"/>
          <table:table-cell office:value="0.8197628810575248" office:value-type="float"/>
          <table:table-cell office:value="0.8845612277023731" office:value-type="float"/>
          <table:table-cell office:value="0.5243262953715515" office:value-type="float"/>
          <table:table-cell office:value="0.5836362308183066" office:value-type="float"/>
          <table:table-cell office:value="0.6013359505305413" office:value-type="float"/>
          <table:table-cell office:value="0.6225535365433018" office:value-type="float"/>
          <table:table-cell office:value="0.698106020618783" office:value-type="float"/>
          <table:table-cell office:value="0.383944343181293" office:value-type="float"/>
          <table:table-cell office:value="0.4653738134423604" office:value-type="float"/>
          <table:table-cell office:value="0.4843363002707666" office:value-type="float"/>
          <table:table-cell office:value="0.5021698727239117" office:value-type="float"/>
          <table:table-cell office:value="0.5843871821379136" office:value-type="float"/>
          <table:table-cell office:value="0.5556065981322285" office:value-type="float"/>
          <table:table-cell office:value="0.6126592015198226" office:value-type="float"/>
          <table:table-cell office:value="0.6332040697193551" office:value-type="float"/>
          <table:table-cell office:value="0.654671535785765" office:value-type="float"/>
          <table:table-cell office:value="0.7891920305888205" office:value-type="float"/>
          <table:table-cell office:value="0.3233707973944378" office:value-type="float"/>
          <table:table-cell office:value="0.47854484514241424" office:value-type="float"/>
          <table:table-cell office:value="0.5032525436238569" office:value-type="float"/>
          <table:table-cell office:value="0.527310381770262" office:value-type="float"/>
          <table:table-cell office:value="0.6079012524784572" office:value-type="float"/>
        </table:table-row>
        <table:table-row>
          <table:table-cell office:value-type="string">
            <text:p>nopSolutions__nopCommerce</text:p>
          </table:table-cell>
          <table:table-cell office:value="0.7329270708903693" office:value-type="float"/>
          <table:table-cell office:value="0.787322686323611" office:value-type="float"/>
          <table:table-cell office:value="0.8053943360292762" office:value-type="float"/>
          <table:table-cell office:value="0.8170305704282979" office:value-type="float"/>
          <table:table-cell office:value="0.848071578467879" office:value-type="float"/>
          <table:table-cell office:value="0.5386842251424874" office:value-type="float"/>
          <table:table-cell office:value="0.5966681360811097" office:value-type="float"/>
          <table:table-cell office:value="0.6135594281543844" office:value-type="float"/>
          <table:table-cell office:value="0.638813812217934" office:value-type="float"/>
          <table:table-cell office:value="0.6862345164969204" office:value-type="float"/>
          <table:table-cell office:value="0.4338955033030192" office:value-type="float"/>
          <table:table-cell office:value="0.47930133622915494" office:value-type="float"/>
          <table:table-cell office:value="0.49775020805139036" office:value-type="float"/>
          <table:table-cell office:value="0.509774988043843" office:value-type="float"/>
          <table:table-cell office:value="0.5724833496766493" office:value-type="float"/>
          <table:table-cell office:value="0.5831467660295422" office:value-type="float"/>
          <table:table-cell office:value="0.6161351057414155" office:value-type="float"/>
          <table:table-cell office:value="0.6324479494709526" office:value-type="float"/>
          <table:table-cell office:value="0.6516617105555514" office:value-type="float"/>
          <table:table-cell office:value="0.7082905534495467" office:value-type="float"/>
          <table:table-cell office:value="0.3973120636610015" office:value-type="float"/>
          <table:table-cell office:value="0.5017992229946069" office:value-type="float"/>
          <table:table-cell office:value="0.5315602358127665" office:value-type="float"/>
          <table:table-cell office:value="0.554684376477335" office:value-type="float"/>
          <table:table-cell office:value="0.6073574982062006" office:value-type="float"/>
        </table:table-row>
        <table:table-row>
          <table:table-cell office:value-type="string">
            <text:p>allmarkedup__purl</text:p>
          </table:table-cell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810421475946896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268253141656295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95164191118281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7189898197770117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52541762408038" office:value-type="float"/>
        </table:table-row>
        <table:table-row>
          <table:table-cell office:value-type="string">
            <text:p>bitpay__copay</text:p>
          </table:table-cell>
          <table:table-cell office:value="0.7051690208914693" office:value-type="float"/>
          <table:table-cell office:value="0.7831253886093051" office:value-type="float"/>
          <table:table-cell office:value="0.7953685514289752" office:value-type="float"/>
          <table:table-cell office:value="0.8091922139239209" office:value-type="float"/>
          <table:table-cell office:value="0.8268914794914334" office:value-type="float"/>
          <table:table-cell office:value="0.5310488538534145" office:value-type="float"/>
          <table:table-cell office:value="0.6016235644421143" office:value-type="float"/>
          <table:table-cell office:value="0.6171482549226888" office:value-type="float"/>
          <table:table-cell office:value="0.6336585150803962" office:value-type="float"/>
          <table:table-cell office:value="0.693868963651056" office:value-type="float"/>
          <table:table-cell office:value="0.4154733632429638" office:value-type="float"/>
          <table:table-cell office:value="0.4713795646002352" office:value-type="float"/>
          <table:table-cell office:value="0.48923970819038387" office:value-type="float"/>
          <table:table-cell office:value="0.5048183062624596" office:value-type="float"/>
          <table:table-cell office:value="0.564955834488106" office:value-type="float"/>
          <table:table-cell office:value="0.582867281709422" office:value-type="float"/>
          <table:table-cell office:value="0.6292709718190497" office:value-type="float"/>
          <table:table-cell office:value="0.6456801483288235" office:value-type="float"/>
          <table:table-cell office:value="0.6690907167886415" office:value-type="float"/>
          <table:table-cell office:value="0.7194950548713637" office:value-type="float"/>
          <table:table-cell office:value="0.4157375648732655" office:value-type="float"/>
          <table:table-cell office:value="0.5155235842168906" office:value-type="float"/>
          <table:table-cell office:value="0.5376555977852023" office:value-type="float"/>
          <table:table-cell office:value="0.5631165722576703" office:value-type="float"/>
          <table:table-cell office:value="0.5979580954909143" office:value-type="float"/>
        </table:table-row>
        <table:table-row>
          <table:table-cell office:value-type="string">
            <text:p>Prinzhorn__skrollr</text:p>
          </table:table-cell>
          <table:table-cell office:value="0.6894783526759004" office:value-type="float"/>
          <table:table-cell office:value="0.7855384075607196" office:value-type="float"/>
          <table:table-cell office:value="0.8045924231775131" office:value-type="float"/>
          <table:table-cell office:value="0.8215312010671876" office:value-type="float"/>
          <table:table-cell office:value="0.8446677497364696" office:value-type="float"/>
          <table:table-cell office:value="0.5205865344707314" office:value-type="float"/>
          <table:table-cell office:value="0.5732509863872239" office:value-type="float"/>
          <table:table-cell office:value="0.5887337779192512" office:value-type="float"/>
          <table:table-cell office:value="0.6057396656811508" office:value-type="float"/>
          <table:table-cell office:value="0.6683836926483646" office:value-type="float"/>
          <table:table-cell office:value="0.4068362988589298" office:value-type="float"/>
          <table:table-cell office:value="0.4615467460802303" office:value-type="float"/>
          <table:table-cell office:value="0.47683965306871745" office:value-type="float"/>
          <table:table-cell office:value="0.49299965689426556" office:value-type="float"/>
          <table:table-cell office:value="0.5348485104326561" office:value-type="float"/>
          <table:table-cell office:value="0.537061527268009" office:value-type="float"/>
          <table:table-cell office:value="0.6071735537692308" office:value-type="float"/>
          <table:table-cell office:value="0.6259316397665949" office:value-type="float"/>
          <table:table-cell office:value="0.6414701484953044" office:value-type="float"/>
          <table:table-cell office:value="0.7539567436204249" office:value-type="float"/>
          <table:table-cell office:value="0.3772665131002585" office:value-type="float"/>
          <table:table-cell office:value="0.48466033055678964" office:value-type="float"/>
          <table:table-cell office:value="0.5060736021038432" office:value-type="float"/>
          <table:table-cell office:value="0.5245382891040374" office:value-type="float"/>
          <table:table-cell office:value="0.5701433673500277" office:value-type="float"/>
        </table:table-row>
        <table:table-row>
          <table:table-cell office:value-type="string">
            <text:p>restic__restic</text:p>
          </table:table-cell>
          <table:table-cell office:value="0.6801530930630688" office:value-type="float"/>
          <table:table-cell office:value="0.7495953699215995" office:value-type="float"/>
          <table:table-cell office:value="0.783384081042608" office:value-type="float"/>
          <table:table-cell office:value="0.8080937496824365" office:value-type="float"/>
          <table:table-cell office:value="0.855862651852448" office:value-type="float"/>
          <table:table-cell office:value="0.5268777437418809" office:value-type="float"/>
          <table:table-cell office:value="0.5916057179712949" office:value-type="float"/>
          <table:table-cell office:value="0.607824804003985" office:value-type="float"/>
          <table:table-cell office:value="0.6210507227481558" office:value-type="float"/>
          <table:table-cell office:value="0.6814243603960108" office:value-type="float"/>
          <table:table-cell office:value="0.37616279160683275" office:value-type="float"/>
          <table:table-cell office:value="0.44803916064064186" office:value-type="float"/>
          <table:table-cell office:value="0.4651766886119503" office:value-type="float"/>
          <table:table-cell office:value="0.48592809100410844" office:value-type="float"/>
          <table:table-cell office:value="0.5515859393052982" office:value-type="float"/>
          <table:table-cell office:value="0.56626068021762" office:value-type="float"/>
          <table:table-cell office:value="0.6140817181722493" office:value-type="float"/>
          <table:table-cell office:value="0.6364837770810169" office:value-type="float"/>
          <table:table-cell office:value="0.6618670846031227" office:value-type="float"/>
          <table:table-cell office:value="0.7220231836857122" office:value-type="float"/>
          <table:table-cell office:value="0.3461967379977827" office:value-type="float"/>
          <table:table-cell office:value="0.4877785919708766" office:value-type="float"/>
          <table:table-cell office:value="0.511598406909114" office:value-type="float"/>
          <table:table-cell office:value="0.5315690800176691" office:value-type="float"/>
          <table:table-cell office:value="0.6337154736820141" office:value-type="float"/>
        </table:table-row>
        <table:table-row>
          <table:table-cell office:value-type="string">
            <text:p>PX4__Firmware</text:p>
          </table:table-cell>
          <table:table-cell office:value="0.6807237963184576" office:value-type="float"/>
          <table:table-cell office:value="0.7719430550286319" office:value-type="float"/>
          <table:table-cell office:value="0.7918158570575028" office:value-type="float"/>
          <table:table-cell office:value="0.8056702942623756" office:value-type="float"/>
          <table:table-cell office:value="0.8512585106641037" office:value-type="float"/>
          <table:table-cell office:value="0.5338993502174667" office:value-type="float"/>
          <table:table-cell office:value="0.5860781033164866" office:value-type="float"/>
          <table:table-cell office:value="0.6026685081991527" office:value-type="float"/>
          <table:table-cell office:value="0.6212235778789132" office:value-type="float"/>
          <table:table-cell office:value="0.7445413688630542" office:value-type="float"/>
          <table:table-cell office:value="0.37661069381821444" office:value-type="float"/>
          <table:table-cell office:value="0.4520936726607967" office:value-type="float"/>
          <table:table-cell office:value="0.47538772971810517" office:value-type="float"/>
          <table:table-cell office:value="0.4981956772456416" office:value-type="float"/>
          <table:table-cell office:value="0.5795473350701295" office:value-type="float"/>
          <table:table-cell office:value="0.5207817966223456" office:value-type="float"/>
          <table:table-cell office:value="0.5960469816051424" office:value-type="float"/>
          <table:table-cell office:value="0.6180901061871915" office:value-type="float"/>
          <table:table-cell office:value="0.6384180768192722" office:value-type="float"/>
          <table:table-cell office:value="0.7339837784754282" office:value-type="float"/>
          <table:table-cell office:value="0.38071845150451095" office:value-type="float"/>
          <table:table-cell office:value="0.48325087641810094" office:value-type="float"/>
          <table:table-cell office:value="0.5027502882477561" office:value-type="float"/>
          <table:table-cell office:value="0.520124196296027" office:value-type="float"/>
          <table:table-cell office:value="0.5721387711477199" office:value-type="float"/>
        </table:table-row>
        <table:table-row>
          <table:table-cell office:value-type="string">
            <text:p>Deletescape-Media__Lawnchair</text:p>
          </table:table-cell>
          <table:table-cell office:value="0.718268876221644" office:value-type="float"/>
          <table:table-cell office:value="0.7930663258711589" office:value-type="float"/>
          <table:table-cell office:value="0.8070245265286569" office:value-type="float"/>
          <table:table-cell office:value="0.813970962485212" office:value-type="float"/>
          <table:table-cell office:value="0.8427453859243177" office:value-type="float"/>
          <table:table-cell office:value="0.5735266170026712" office:value-type="float"/>
          <table:table-cell office:value="0.5934462219774072" office:value-type="float"/>
          <table:table-cell office:value="0.604319182384457" office:value-type="float"/>
          <table:table-cell office:value="0.6227036047863168" office:value-type="float"/>
          <table:table-cell office:value="0.6454597151465522" office:value-type="float"/>
          <table:table-cell office:value="0.3939436398389191" office:value-type="float"/>
          <table:table-cell office:value="0.4446426510053839" office:value-type="float"/>
          <table:table-cell office:value="0.4692820883994215" office:value-type="float"/>
          <table:table-cell office:value="0.48878651338673207" office:value-type="float"/>
          <table:table-cell office:value="0.5828012295910717" office:value-type="float"/>
          <table:table-cell office:value="0.5617137664571747" office:value-type="float"/>
          <table:table-cell office:value="0.6089514978401231" office:value-type="float"/>
          <table:table-cell office:value="0.6318569827265081" office:value-type="float"/>
          <table:table-cell office:value="0.6638905962604555" office:value-type="float"/>
          <table:table-cell office:value="0.6896134886285981" office:value-type="float"/>
          <table:table-cell office:value="0.4586462019866999" office:value-type="float"/>
          <table:table-cell office:value="0.5084459815194013" office:value-type="float"/>
          <table:table-cell office:value="0.5254844682184916" office:value-type="float"/>
          <table:table-cell office:value="0.5486257836741266" office:value-type="float"/>
          <table:table-cell office:value="0.5785383556736623" office:value-type="float"/>
        </table:table-row>
        <table:table-row>
          <table:table-cell office:value-type="string">
            <text:p>swagger-api__swagger-js</text:p>
          </table:table-cell>
          <table:table-cell office:value="0.7379215561018077" office:value-type="float"/>
          <table:table-cell office:value="0.8056458657977765" office:value-type="float"/>
          <table:table-cell office:value="0.8205615849861586" office:value-type="float"/>
          <table:table-cell office:value="0.8403449365423861" office:value-type="float"/>
          <table:table-cell office:value="0.8841313788766414" office:value-type="float"/>
          <table:table-cell office:value="0.5448723683619792" office:value-type="float"/>
          <table:table-cell office:value="0.5687904574094329" office:value-type="float"/>
          <table:table-cell office:value="0.5872313219052356" office:value-type="float"/>
          <table:table-cell office:value="0.6051412395822666" office:value-type="float"/>
          <table:table-cell office:value="0.6460776079107761" office:value-type="float"/>
          <table:table-cell office:value="0.39305422833712284" office:value-type="float"/>
          <table:table-cell office:value="0.4713087218288081" office:value-type="float"/>
          <table:table-cell office:value="0.489536717180961" office:value-type="float"/>
          <table:table-cell office:value="0.5157548460284507" office:value-type="float"/>
          <table:table-cell office:value="0.5610035027930858" office:value-type="float"/>
          <table:table-cell office:value="0.5667097611095344" office:value-type="float"/>
          <table:table-cell office:value="0.6115901292900308" office:value-type="float"/>
          <table:table-cell office:value="0.6337712149039625" office:value-type="float"/>
          <table:table-cell office:value="0.6553248354440173" office:value-type="float"/>
          <table:table-cell office:value="0.7025695503211651" office:value-type="float"/>
          <table:table-cell office:value="0.3519395364755446" office:value-type="float"/>
          <table:table-cell office:value="0.4896730074284549" office:value-type="float"/>
          <table:table-cell office:value="0.5106717321008087" office:value-type="float"/>
          <table:table-cell office:value="0.5260054634897882" office:value-type="float"/>
          <table:table-cell office:value="0.5752935918526089" office:value-type="float"/>
        </table:table-row>
        <table:table-row>
          <table:table-cell office:value-type="string">
            <text:p>puma__puma</text:p>
          </table:table-cell>
          <table:table-cell office:value="0.7019453830460362" office:value-type="float"/>
          <table:table-cell office:value="0.7762956474927715" office:value-type="float"/>
          <table:table-cell office:value="0.7970537470752921" office:value-type="float"/>
          <table:table-cell office:value="0.8118677192961912" office:value-type="float"/>
          <table:table-cell office:value="0.8603714470772561" office:value-type="float"/>
          <table:table-cell office:value="0.4974893770738446" office:value-type="float"/>
          <table:table-cell office:value="0.5826389959263647" office:value-type="float"/>
          <table:table-cell office:value="0.6033515969791144" office:value-type="float"/>
          <table:table-cell office:value="0.6157977137286834" office:value-type="float"/>
          <table:table-cell office:value="0.6549573446567839" office:value-type="float"/>
          <table:table-cell office:value="0.3872688343395294" office:value-type="float"/>
          <table:table-cell office:value="0.46149527433710713" office:value-type="float"/>
          <table:table-cell office:value="0.48460841845755737" office:value-type="float"/>
          <table:table-cell office:value="0.5080439755549456" office:value-type="float"/>
          <table:table-cell office:value="0.5787820990156711" office:value-type="float"/>
          <table:table-cell office:value="0.5339582720843592" office:value-type="float"/>
          <table:table-cell office:value="0.6165020545050865" office:value-type="float"/>
          <table:table-cell office:value="0.6411949010562916" office:value-type="float"/>
          <table:table-cell office:value="0.6700512568779502" office:value-type="float"/>
          <table:table-cell office:value="0.7352562141334886" office:value-type="float"/>
          <table:table-cell office:value="0.4044563040589609" office:value-type="float"/>
          <table:table-cell office:value="0.4815940508757929" office:value-type="float"/>
          <table:table-cell office:value="0.5007010773979781" office:value-type="float"/>
          <table:table-cell office:value="0.5204589016527581" office:value-type="float"/>
          <table:table-cell office:value="0.6150913117193874" office:value-type="float"/>
        </table:table-row>
        <table:table-row>
          <table:table-cell office:value-type="string">
            <text:p>codecentric__spring-boot-admin</text:p>
          </table:table-cell>
          <table:table-cell office:value="0.7001244980202515" office:value-type="float"/>
          <table:table-cell office:value="0.7390794705937713" office:value-type="float"/>
          <table:table-cell office:value="0.7657568904999048" office:value-type="float"/>
          <table:table-cell office:value="0.7940718149322011" office:value-type="float"/>
          <table:table-cell office:value="0.878163202499121" office:value-type="float"/>
          <table:table-cell office:value="0.5010778731367103" office:value-type="float"/>
          <table:table-cell office:value="0.5906724278255396" office:value-type="float"/>
          <table:table-cell office:value="0.5968106505300206" office:value-type="float"/>
          <table:table-cell office:value="0.6211186110082613" office:value-type="float"/>
          <table:table-cell office:value="0.6631199316292349" office:value-type="float"/>
          <table:table-cell office:value="0.4220129273802686" office:value-type="float"/>
          <table:table-cell office:value="0.4616938803174921" office:value-type="float"/>
          <table:table-cell office:value="0.47821996580963383" office:value-type="float"/>
          <table:table-cell office:value="0.502935611446828" office:value-type="float"/>
          <table:table-cell office:value="0.5493409550934406" office:value-type="float"/>
          <table:table-cell office:value="0.5711179765555474" office:value-type="float"/>
          <table:table-cell office:value="0.6166182469709895" office:value-type="float"/>
          <table:table-cell office:value="0.6420930051086603" office:value-type="float"/>
          <table:table-cell office:value="0.666150217674039" office:value-type="float"/>
          <table:table-cell office:value="0.7075991277926378" office:value-type="float"/>
          <table:table-cell office:value="0.37386632708215906" office:value-type="float"/>
          <table:table-cell office:value="0.4550600975258481" office:value-type="float"/>
          <table:table-cell office:value="0.48226752169281445" office:value-type="float"/>
          <table:table-cell office:value="0.5263449063021897" office:value-type="float"/>
          <table:table-cell office:value="0.5756949705038932" office:value-type="float"/>
        </table:table-row>
        <table:table-row>
          <table:table-cell office:value-type="string">
            <text:p>Microsoft__react-native-code-push</text:p>
          </table:table-cell>
          <table:table-cell office:value="0.6975510360837194" office:value-type="float"/>
          <table:table-cell office:value="0.7667232951160251" office:value-type="float"/>
          <table:table-cell office:value="0.7897232364799908" office:value-type="float"/>
          <table:table-cell office:value="0.8047819133276242" office:value-type="float"/>
          <table:table-cell office:value="0.857431263524632" office:value-type="float"/>
          <table:table-cell office:value="0.5296301732755158" office:value-type="float"/>
          <table:table-cell office:value="0.5799599873774951" office:value-type="float"/>
          <table:table-cell office:value="0.5980660819972321" office:value-type="float"/>
          <table:table-cell office:value="0.6165190127355357" office:value-type="float"/>
          <table:table-cell office:value="0.6819217508200628" office:value-type="float"/>
          <table:table-cell office:value="0.3723934719529981" office:value-type="float"/>
          <table:table-cell office:value="0.42646472299077365" office:value-type="float"/>
          <table:table-cell office:value="0.4488973052816696" office:value-type="float"/>
          <table:table-cell office:value="0.47297682163219423" office:value-type="float"/>
          <table:table-cell office:value="0.6071968287866036" office:value-type="float"/>
          <table:table-cell office:value="0.5467738452307772" office:value-type="float"/>
          <table:table-cell office:value="0.6039552323473996" office:value-type="float"/>
          <table:table-cell office:value="0.621973253338528" office:value-type="float"/>
          <table:table-cell office:value="0.6480874360188351" office:value-type="float"/>
          <table:table-cell office:value="0.7630829083784239" office:value-type="float"/>
          <table:table-cell office:value="0.3823629814299667" office:value-type="float"/>
          <table:table-cell office:value="0.4811537559017224" office:value-type="float"/>
          <table:table-cell office:value="0.5142935555314561" office:value-type="float"/>
          <table:table-cell office:value="0.5382016971515158" office:value-type="float"/>
          <table:table-cell office:value="0.5917912391385997" office:value-type="float"/>
        </table:table-row>
        <table:table-row>
          <table:table-cell office:value-type="string">
            <text:p>shardingjdbc__sharding-jdbc</text:p>
          </table:table-cell>
          <table:table-cell office:value="0.6971268412278486" office:value-type="float"/>
          <table:table-cell office:value="0.7435984707652447" office:value-type="float"/>
          <table:table-cell office:value="0.7668091436664564" office:value-type="float"/>
          <table:table-cell office:value="0.7874945763133548" office:value-type="float"/>
          <table:table-cell office:value="0.8224993034907416" office:value-type="float"/>
          <table:table-cell office:value="0.540046784265342" office:value-type="float"/>
          <table:table-cell office:value="0.5794988804861675" office:value-type="float"/>
          <table:table-cell office:value="0.5912279570889594" office:value-type="float"/>
          <table:table-cell office:value="0.6021533783779356" office:value-type="float"/>
          <table:table-cell office:value="0.6418483960032909" office:value-type="float"/>
          <table:table-cell office:value="0.42149937361018275" office:value-type="float"/>
          <table:table-cell office:value="0.4684775648526631" office:value-type="float"/>
          <table:table-cell office:value="0.48182851179586533" office:value-type="float"/>
          <table:table-cell office:value="0.49886779450727814" office:value-type="float"/>
          <table:table-cell office:value="0.566040107608191" office:value-type="float"/>
          <table:table-cell office:value="0.5707859769282975" office:value-type="float"/>
          <table:table-cell office:value="0.6318656374966191" office:value-type="float"/>
          <table:table-cell office:value="0.6515299061128353" office:value-type="float"/>
          <table:table-cell office:value="0.6785545525804767" office:value-type="float"/>
          <table:table-cell office:value="0.72762359013072" office:value-type="float"/>
          <table:table-cell office:value="0.349119086866054" office:value-type="float"/>
          <table:table-cell office:value="0.4175926908894837" office:value-type="float"/>
          <table:table-cell office:value="0.4570093909574213" office:value-type="float"/>
          <table:table-cell office:value="0.49922947907057497" office:value-type="float"/>
          <table:table-cell office:value="0.5803063846715216" office:value-type="float"/>
        </table:table-row>
        <table:table-row>
          <table:table-cell office:value-type="string">
            <text:p>real-logic__aeron</text:p>
          </table:table-cell>
          <table:table-cell office:value="0.6989100835175308" office:value-type="float"/>
          <table:table-cell office:value="0.7640813342115258" office:value-type="float"/>
          <table:table-cell office:value="0.7942632654308284" office:value-type="float"/>
          <table:table-cell office:value="0.8074399133808596" office:value-type="float"/>
          <table:table-cell office:value="0.8326845140913561" office:value-type="float"/>
          <table:table-cell office:value="0.5491198605674981" office:value-type="float"/>
          <table:table-cell office:value="0.5747535721252369" office:value-type="float"/>
          <table:table-cell office:value="0.5955852518987246" office:value-type="float"/>
          <table:table-cell office:value="0.6112825393459586" office:value-type="float"/>
          <table:table-cell office:value="0.6462303089053061" office:value-type="float"/>
          <table:table-cell office:value="0.4161776628039662" office:value-type="float"/>
          <table:table-cell office:value="0.46767934082957274" office:value-type="float"/>
          <table:table-cell office:value="0.4851062013865407" office:value-type="float"/>
          <table:table-cell office:value="0.5021730656181282" office:value-type="float"/>
          <table:table-cell office:value="0.5530884499816451" office:value-type="float"/>
          <table:table-cell office:value="0.587359432255226" office:value-type="float"/>
          <table:table-cell office:value="0.6145996215458818" office:value-type="float"/>
          <table:table-cell office:value="0.6322376154904665" office:value-type="float"/>
          <table:table-cell office:value="0.6592116275427065" office:value-type="float"/>
          <table:table-cell office:value="0.718285635437256" office:value-type="float"/>
          <table:table-cell office:value="0.408505606455041" office:value-type="float"/>
          <table:table-cell office:value="0.4582928310561877" office:value-type="float"/>
          <table:table-cell office:value="0.49197051262561065" office:value-type="float"/>
          <table:table-cell office:value="0.5170674148081309" office:value-type="float"/>
          <table:table-cell office:value="0.553918669333969" office:value-type="float"/>
        </table:table-row>
        <table:table-row>
          <table:table-cell office:value-type="string">
            <text:p>auth0__auth0-angular</text:p>
          </table:table-cell>
          <table:table-cell office:value="0.7283767393040744" office:value-type="float"/>
          <table:table-cell office:value="0.7765069623622427" office:value-type="float"/>
          <table:table-cell office:value="0.798952094744137" office:value-type="float"/>
          <table:table-cell office:value="0.8131093160429681" office:value-type="float"/>
          <table:table-cell office:value="0.838038089739419" office:value-type="float"/>
          <table:table-cell office:value="0.527382404998974" office:value-type="float"/>
          <table:table-cell office:value="0.5673740513775364" office:value-type="float"/>
          <table:table-cell office:value="0.5812536890040856" office:value-type="float"/>
          <table:table-cell office:value="0.6358438297847283" office:value-type="float"/>
          <table:table-cell office:value="0.7135210909489879" office:value-type="float"/>
          <table:table-cell office:value="0.44623317422554554" office:value-type="float"/>
          <table:table-cell office:value="0.48106085034087087" office:value-type="float"/>
          <table:table-cell office:value="0.49685444447315363" office:value-type="float"/>
          <table:table-cell office:value="0.5174071747969614" office:value-type="float"/>
          <table:table-cell office:value="0.5753932112401438" office:value-type="float"/>
          <table:table-cell office:value="0.5842879711457687" office:value-type="float"/>
          <table:table-cell office:value="0.6115038457695179" office:value-type="float"/>
          <table:table-cell office:value="0.636811115993701" office:value-type="float"/>
          <table:table-cell office:value="0.6593877414538697" office:value-type="float"/>
          <table:table-cell office:value="0.7715157533520327" office:value-type="float"/>
          <table:table-cell office:value="0.4112882727133238" office:value-type="float"/>
          <table:table-cell office:value="0.4864891704536868" office:value-type="float"/>
          <table:table-cell office:value="0.5089197666336551" office:value-type="float"/>
          <table:table-cell office:value="0.5431804073107679" office:value-type="float"/>
          <table:table-cell office:value="0.5967642277323102" office:value-type="float"/>
        </table:table-row>
        <table:table-row>
          <table:table-cell office:value-type="string">
            <text:p>php-curl-class__php-curl-class</text:p>
          </table:table-cell>
          <table:table-cell office:value="0.7167843262300899" office:value-type="float"/>
          <table:table-cell office:value="0.7713352493761525" office:value-type="float"/>
          <table:table-cell office:value="0.8021091973727971" office:value-type="float"/>
          <table:table-cell office:value="0.8109295261761155" office:value-type="float"/>
          <table:table-cell office:value="0.8318105192731419" office:value-type="float"/>
          <table:table-cell office:value="0.562533614134668" office:value-type="float"/>
          <table:table-cell office:value="0.5763505759160555" office:value-type="float"/>
          <table:table-cell office:value="0.5905551815970871" office:value-type="float"/>
          <table:table-cell office:value="0.6075262457817892" office:value-type="float"/>
          <table:table-cell office:value="0.6233374389259693" office:value-type="float"/>
          <table:table-cell office:value="0.42577495874731847" office:value-type="float"/>
          <table:table-cell office:value="0.46144693624008887" office:value-type="float"/>
          <table:table-cell office:value="0.4703835656589685" office:value-type="float"/>
          <table:table-cell office:value="0.4870153213208827" office:value-type="float"/>
          <table:table-cell office:value="0.5212875188218868" office:value-type="float"/>
          <table:table-cell office:value="0.5961545344512957" office:value-type="float"/>
          <table:table-cell office:value="0.6401339731001804" office:value-type="float"/>
          <table:table-cell office:value="0.653657844344474" office:value-type="float"/>
          <table:table-cell office:value="0.6637005506402884" office:value-type="float"/>
          <table:table-cell office:value="0.6966842276621616" office:value-type="float"/>
          <table:table-cell office:value="0.4036331287987638" office:value-type="float"/>
          <table:table-cell office:value="0.4860372819035878" office:value-type="float"/>
          <table:table-cell office:value="0.49725126949315174" office:value-type="float"/>
          <table:table-cell office:value="0.5133656484068155" office:value-type="float"/>
          <table:table-cell office:value="0.5653900579065279" office:value-type="float"/>
        </table:table-row>
        <table:table-row>
          <table:table-cell office:value-type="string">
            <text:p>javiereguiluz__EasyAdminBundle</text:p>
          </table:table-cell>
          <table:table-cell office:value="0.7271005678187251" office:value-type="float"/>
          <table:table-cell office:value="0.7998785385574031" office:value-type="float"/>
          <table:table-cell office:value="0.8145072168440997" office:value-type="float"/>
          <table:table-cell office:value="0.8270926626477169" office:value-type="float"/>
          <table:table-cell office:value="0.854961604931177" office:value-type="float"/>
          <table:table-cell office:value="0.5195829154578688" office:value-type="float"/>
          <table:table-cell office:value="0.5784634066438202" office:value-type="float"/>
          <table:table-cell office:value="0.5915728750579635" office:value-type="float"/>
          <table:table-cell office:value="0.6061745313952137" office:value-type="float"/>
          <table:table-cell office:value="0.7024494812549331" office:value-type="float"/>
          <table:table-cell office:value="0.41232782182940525" office:value-type="float"/>
          <table:table-cell office:value="0.48466512721719834" office:value-type="float"/>
          <table:table-cell office:value="0.5021594626145827" office:value-type="float"/>
          <table:table-cell office:value="0.5234760466994197" office:value-type="float"/>
          <table:table-cell office:value="0.5894904549594702" office:value-type="float"/>
          <table:table-cell office:value="0.5686458893614139" office:value-type="float"/>
          <table:table-cell office:value="0.6133196102188518" office:value-type="float"/>
          <table:table-cell office:value="0.6333600092083684" office:value-type="float"/>
          <table:table-cell office:value="0.654270472691983" office:value-type="float"/>
          <table:table-cell office:value="0.7106814228075552" office:value-type="float"/>
          <table:table-cell office:value="0.37455070411724173" office:value-type="float"/>
          <table:table-cell office:value="0.4777609944687692" office:value-type="float"/>
          <table:table-cell office:value="0.49527357380854803" office:value-type="float"/>
          <table:table-cell office:value="0.5229159861116311" office:value-type="float"/>
          <table:table-cell office:value="0.6164916705223875" office:value-type="float"/>
        </table:table-row>
        <table:table-row>
          <table:table-cell office:value-type="string">
            <text:p>websockets__ws</text:p>
          </table:table-cell>
          <table:table-cell office:value="0.7167921647501952" office:value-type="float"/>
          <table:table-cell office:value="0.7702611751152374" office:value-type="float"/>
          <table:table-cell office:value="0.7897170688120184" office:value-type="float"/>
          <table:table-cell office:value="0.8057457257162466" office:value-type="float"/>
          <table:table-cell office:value="0.8397682144349228" office:value-type="float"/>
          <table:table-cell office:value="0.5061539187090046" office:value-type="float"/>
          <table:table-cell office:value="0.5736752166135682" office:value-type="float"/>
          <table:table-cell office:value="0.5915869748315796" office:value-type="float"/>
          <table:table-cell office:value="0.6120889426689696" office:value-type="float"/>
          <table:table-cell office:value="0.6733125834371967" office:value-type="float"/>
          <table:table-cell office:value="0.40984550329811786" office:value-type="float"/>
          <table:table-cell office:value="0.4514467770807563" office:value-type="float"/>
          <table:table-cell office:value="0.47156330490608367" office:value-type="float"/>
          <table:table-cell office:value="0.489385114509915" office:value-type="float"/>
          <table:table-cell office:value="0.6015708163472563" office:value-type="float"/>
          <table:table-cell office:value="0.5829177150603533" office:value-type="float"/>
          <table:table-cell office:value="0.6083449561103467" office:value-type="float"/>
          <table:table-cell office:value="0.6295867691567669" office:value-type="float"/>
          <table:table-cell office:value="0.6497017900682502" office:value-type="float"/>
          <table:table-cell office:value="0.7190378146293246" office:value-type="float"/>
          <table:table-cell office:value="0.4075775332004535" office:value-type="float"/>
          <table:table-cell office:value="0.4825900725898983" office:value-type="float"/>
          <table:table-cell office:value="0.5166882084644632" office:value-type="float"/>
          <table:table-cell office:value="0.541637944003431" office:value-type="float"/>
          <table:table-cell office:value="0.6106611172525944" office:value-type="float"/>
        </table:table-row>
        <table:table-row>
          <table:table-cell office:value-type="string">
            <text:p>mikeash__MAObjCRuntime</text:p>
          </table:table-cell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8228791516831697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6062780696717279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8833260181328353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7010048308335977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5142732025889085" office:value-type="float"/>
        </table:table-row>
        <table:table-row>
          <table:table-cell office:value-type="string">
            <text:p>yannickcr__eslint-plugin-react</text:p>
          </table:table-cell>
          <table:table-cell office:value="0.7122464199622985" office:value-type="float"/>
          <table:table-cell office:value="0.7973330915378715" office:value-type="float"/>
          <table:table-cell office:value="0.8204997902634049" office:value-type="float"/>
          <table:table-cell office:value="0.8323654018249544" office:value-type="float"/>
          <table:table-cell office:value="0.8698762070893961" office:value-type="float"/>
          <table:table-cell office:value="0.5038843171649772" office:value-type="float"/>
          <table:table-cell office:value="0.5631732713208258" office:value-type="float"/>
          <table:table-cell office:value="0.5859517974472774" office:value-type="float"/>
          <table:table-cell office:value="0.6053026190337649" office:value-type="float"/>
          <table:table-cell office:value="0.6687715794398645" office:value-type="float"/>
          <table:table-cell office:value="0.3946319710589321" office:value-type="float"/>
          <table:table-cell office:value="0.4646877008595204" office:value-type="float"/>
          <table:table-cell office:value="0.4818470962199084" office:value-type="float"/>
          <table:table-cell office:value="0.49777143912325744" office:value-type="float"/>
          <table:table-cell office:value="0.5398805162287786" office:value-type="float"/>
          <table:table-cell office:value="0.568877418342402" office:value-type="float"/>
          <table:table-cell office:value="0.6154402525568451" office:value-type="float"/>
          <table:table-cell office:value="0.6342651179887465" office:value-type="float"/>
          <table:table-cell office:value="0.6538006812567941" office:value-type="float"/>
          <table:table-cell office:value="0.7329089960517824" office:value-type="float"/>
          <table:table-cell office:value="0.35419609411907943" office:value-type="float"/>
          <table:table-cell office:value="0.4609479970307835" office:value-type="float"/>
          <table:table-cell office:value="0.4885683398944355" office:value-type="float"/>
          <table:table-cell office:value="0.5093703473771752" office:value-type="float"/>
          <table:table-cell office:value="0.5677168677680892" office:value-type="float"/>
        </table:table-row>
        <table:table-row>
          <table:table-cell office:value-type="string">
            <text:p>insin__nwb</text:p>
          </table:table-cell>
          <table:table-cell office:value="0.7264370042331497" office:value-type="float"/>
          <table:table-cell office:value="0.7602254081053319" office:value-type="float"/>
          <table:table-cell office:value="0.7933407872932399" office:value-type="float"/>
          <table:table-cell office:value="0.810495988951776" office:value-type="float"/>
          <table:table-cell office:value="0.8346677847738868" office:value-type="float"/>
          <table:table-cell office:value="0.5399616950841304" office:value-type="float"/>
          <table:table-cell office:value="0.5677745460310986" office:value-type="float"/>
          <table:table-cell office:value="0.5780403081696034" office:value-type="float"/>
          <table:table-cell office:value="0.5942781961074891" office:value-type="float"/>
          <table:table-cell office:value="0.6344028969931612" office:value-type="float"/>
          <table:table-cell office:value="0.40433676158132337" office:value-type="float"/>
          <table:table-cell office:value="0.44563463067015485" office:value-type="float"/>
          <table:table-cell office:value="0.4526442262278189" office:value-type="float"/>
          <table:table-cell office:value="0.46474356530486904" office:value-type="float"/>
          <table:table-cell office:value="0.5039690664886851" office:value-type="float"/>
          <table:table-cell office:value="0.5673478840812686" office:value-type="float"/>
          <table:table-cell office:value="0.5888733252140426" office:value-type="float"/>
          <table:table-cell office:value="0.5953622309693575" office:value-type="float"/>
          <table:table-cell office:value="0.6320998904310028" office:value-type="float"/>
          <table:table-cell office:value="0.7003752006221233" office:value-type="float"/>
          <table:table-cell office:value="0.4270568475067975" office:value-type="float"/>
          <table:table-cell office:value="0.4553783148967636" office:value-type="float"/>
          <table:table-cell office:value="0.4908960244119113" office:value-type="float"/>
          <table:table-cell office:value="0.5090041109355922" office:value-type="float"/>
          <table:table-cell office:value="0.5542120974976064" office:value-type="float"/>
        </table:table-row>
        <table:table-row>
          <table:table-cell office:value-type="string">
            <text:p>googlevr__gvr-unity-sdk</text:p>
          </table:table-cell>
          <table:table-cell office:value="0.6780827251842613" office:value-type="float"/>
          <table:table-cell office:value="0.7738998654083927" office:value-type="float"/>
          <table:table-cell office:value="0.7955035797093615" office:value-type="float"/>
          <table:table-cell office:value="0.8096376828269036" office:value-type="float"/>
          <table:table-cell office:value="0.8526339859521767" office:value-type="float"/>
          <table:table-cell office:value="0.518234476219375" office:value-type="float"/>
          <table:table-cell office:value="0.567741217378837" office:value-type="float"/>
          <table:table-cell office:value="0.5888472751985325" office:value-type="float"/>
          <table:table-cell office:value="0.6057323133526007" office:value-type="float"/>
          <table:table-cell office:value="0.6923594098709055" office:value-type="float"/>
          <table:table-cell office:value="0.3907979073618608" office:value-type="float"/>
          <table:table-cell office:value="0.43550657140306154" office:value-type="float"/>
          <table:table-cell office:value="0.4601157103926664" office:value-type="float"/>
          <table:table-cell office:value="0.48388349407636866" office:value-type="float"/>
          <table:table-cell office:value="0.5625181378094453" office:value-type="float"/>
          <table:table-cell office:value="0.5182485176880858" office:value-type="float"/>
          <table:table-cell office:value="0.5921555714123612" office:value-type="float"/>
          <table:table-cell office:value="0.6138218075565697" office:value-type="float"/>
          <table:table-cell office:value="0.6363584071805269" office:value-type="float"/>
          <table:table-cell office:value="0.7445290775170286" office:value-type="float"/>
          <table:table-cell office:value="0.38331796744181124" office:value-type="float"/>
          <table:table-cell office:value="0.4703672573291845" office:value-type="float"/>
          <table:table-cell office:value="0.4989573318377964" office:value-type="float"/>
          <table:table-cell office:value="0.5307285909433872" office:value-type="float"/>
          <table:table-cell office:value="0.6150218750833536" office:value-type="float"/>
        </table:table-row>
        <table:table-row>
          <table:table-cell office:value-type="string">
            <text:p>ecomfe__echarts</text:p>
          </table:table-cell>
          <table:table-cell office:value="0.6855714796244257" office:value-type="float"/>
          <table:table-cell office:value="0.7527768229779328" office:value-type="float"/>
          <table:table-cell office:value="0.7741307504665402" office:value-type="float"/>
          <table:table-cell office:value="0.7926608075838227" office:value-type="float"/>
          <table:table-cell office:value="0.8702128675260905" office:value-type="float"/>
          <table:table-cell office:value="0.5069643539368817" office:value-type="float"/>
          <table:table-cell office:value="0.5886828914210904" office:value-type="float"/>
          <table:table-cell office:value="0.6027583434438061" office:value-type="float"/>
          <table:table-cell office:value="0.6117461177990969" office:value-type="float"/>
          <table:table-cell office:value="0.6843700405347728" office:value-type="float"/>
          <table:table-cell office:value="0.4160187386315942" office:value-type="float"/>
          <table:table-cell office:value="0.49320414255892703" office:value-type="float"/>
          <table:table-cell office:value="0.5119649993307663" office:value-type="float"/>
          <table:table-cell office:value="0.5323330957844259" office:value-type="float"/>
          <table:table-cell office:value="0.6051992236282371" office:value-type="float"/>
          <table:table-cell office:value="0.5544661463000715" office:value-type="float"/>
          <table:table-cell office:value="0.6620049813185243" office:value-type="float"/>
          <table:table-cell office:value="0.6821652716893297" office:value-type="float"/>
          <table:table-cell office:value="0.6956493737042883" office:value-type="float"/>
          <table:table-cell office:value="0.74613366549474" office:value-type="float"/>
          <table:table-cell office:value="0.2962490855528885" office:value-type="float"/>
          <table:table-cell office:value="0.4386384867554036" office:value-type="float"/>
          <table:table-cell office:value="0.4692030870948748" office:value-type="float"/>
          <table:table-cell office:value="0.49778791672350764" office:value-type="float"/>
          <table:table-cell office:value="0.5602812422010834" office:value-type="float"/>
        </table:table-row>
        <table:table-row>
          <table:table-cell office:value-type="string">
            <text:p>facebook__osquery</text:p>
          </table:table-cell>
          <table:table-cell office:value="0.689185266434104" office:value-type="float"/>
          <table:table-cell office:value="0.7579350721435428" office:value-type="float"/>
          <table:table-cell office:value="0.7896483347268148" office:value-type="float"/>
          <table:table-cell office:value="0.8113239098803431" office:value-type="float"/>
          <table:table-cell office:value="0.8585152730638572" office:value-type="float"/>
          <table:table-cell office:value="0.5142855366403141" office:value-type="float"/>
          <table:table-cell office:value="0.580109223787076" office:value-type="float"/>
          <table:table-cell office:value="0.6007416879861618" office:value-type="float"/>
          <table:table-cell office:value="0.6197603423539949" office:value-type="float"/>
          <table:table-cell office:value="0.6669905816551185" office:value-type="float"/>
          <table:table-cell office:value="0.41161098729906165" office:value-type="float"/>
          <table:table-cell office:value="0.45831882686265824" office:value-type="float"/>
          <table:table-cell office:value="0.47780684750528724" office:value-type="float"/>
          <table:table-cell office:value="0.4916819719989576" office:value-type="float"/>
          <table:table-cell office:value="0.577137318748845" office:value-type="float"/>
          <table:table-cell office:value="0.5616335821252372" office:value-type="float"/>
          <table:table-cell office:value="0.6138965006762237" office:value-type="float"/>
          <table:table-cell office:value="0.632030937234896" office:value-type="float"/>
          <table:table-cell office:value="0.655475962873237" office:value-type="float"/>
          <table:table-cell office:value="0.7265475895875975" office:value-type="float"/>
          <table:table-cell office:value="0.37532150083736493" office:value-type="float"/>
          <table:table-cell office:value="0.46303726987963045" office:value-type="float"/>
          <table:table-cell office:value="0.5014303617395923" office:value-type="float"/>
          <table:table-cell office:value="0.5264113272407414" office:value-type="float"/>
          <table:table-cell office:value="0.5798081924659462" office:value-type="float"/>
        </table:table-row>
        <table:table-row>
          <table:table-cell office:value-type="string">
            <text:p>tilemill-project__tilemill</text:p>
          </table:table-cell>
          <table:table-cell office:value="0.7044734082241723" office:value-type="float"/>
          <table:table-cell office:value="0.7747253862850826" office:value-type="float"/>
          <table:table-cell office:value="0.7964556271629792" office:value-type="float"/>
          <table:table-cell office:value="0.8156705622294601" office:value-type="float"/>
          <table:table-cell office:value="0.8562342854459601" office:value-type="float"/>
          <table:table-cell office:value="0.5192252616219989" office:value-type="float"/>
          <table:table-cell office:value="0.5724692199410518" office:value-type="float"/>
          <table:table-cell office:value="0.5951780484210557" office:value-type="float"/>
          <table:table-cell office:value="0.6173724471681807" office:value-type="float"/>
          <table:table-cell office:value="0.6938530886578348" office:value-type="float"/>
          <table:table-cell office:value="0.30273802379314807" office:value-type="float"/>
          <table:table-cell office:value="0.4418363274153121" office:value-type="float"/>
          <table:table-cell office:value="0.46399590533400853" office:value-type="float"/>
          <table:table-cell office:value="0.5060458640331049" office:value-type="float"/>
          <table:table-cell office:value="0.5874923196662342" office:value-type="float"/>
          <table:table-cell office:value="0.5345565566486298" office:value-type="float"/>
          <table:table-cell office:value="0.6057889787687876" office:value-type="float"/>
          <table:table-cell office:value="0.6281400285172369" office:value-type="float"/>
          <table:table-cell office:value="0.6526030415865953" office:value-type="float"/>
          <table:table-cell office:value="0.7207829875708378" office:value-type="float"/>
          <table:table-cell office:value="0.38399354176548095" office:value-type="float"/>
          <table:table-cell office:value="0.46551624140009207" office:value-type="float"/>
          <table:table-cell office:value="0.4944985367101473" office:value-type="float"/>
          <table:table-cell office:value="0.5181507144234616" office:value-type="float"/>
          <table:table-cell office:value="0.6042614128009667" office:value-type="float"/>
        </table:table-row>
        <table:table-row>
          <table:table-cell office:value-type="string">
            <text:p>ether__etherpad-lite</text:p>
          </table:table-cell>
          <table:table-cell office:value="0.7166972486003557" office:value-type="float"/>
          <table:table-cell office:value="0.7766897515872696" office:value-type="float"/>
          <table:table-cell office:value="0.7972650076217274" office:value-type="float"/>
          <table:table-cell office:value="0.8139761573114925" office:value-type="float"/>
          <table:table-cell office:value="0.8633874912372062" office:value-type="float"/>
          <table:table-cell office:value="0.5157818384050176" office:value-type="float"/>
          <table:table-cell office:value="0.5749080406132163" office:value-type="float"/>
          <table:table-cell office:value="0.5915947213306877" office:value-type="float"/>
          <table:table-cell office:value="0.604721417663725" office:value-type="float"/>
          <table:table-cell office:value="0.6859765511448717" office:value-type="float"/>
          <table:table-cell office:value="0.38695724199661735" office:value-type="float"/>
          <table:table-cell office:value="0.45132364496400523" office:value-type="float"/>
          <table:table-cell office:value="0.46625123077802166" office:value-type="float"/>
          <table:table-cell office:value="0.4833260403085957" office:value-type="float"/>
          <table:table-cell office:value="0.5507149726731568" office:value-type="float"/>
          <table:table-cell office:value="0.5570653810038931" office:value-type="float"/>
          <table:table-cell office:value="0.6076744738718238" office:value-type="float"/>
          <table:table-cell office:value="0.6256033051022191" office:value-type="float"/>
          <table:table-cell office:value="0.6439802712902385" office:value-type="float"/>
          <table:table-cell office:value="0.7432787502389568" office:value-type="float"/>
          <table:table-cell office:value="0.38195741179400944" office:value-type="float"/>
          <table:table-cell office:value="0.486557650141214" office:value-type="float"/>
          <table:table-cell office:value="0.5115117924412628" office:value-type="float"/>
          <table:table-cell office:value="0.52775143108948" office:value-type="float"/>
          <table:table-cell office:value="0.5881767936623069" office:value-type="float"/>
        </table:table-row>
        <table:table-row>
          <table:table-cell office:value-type="string">
            <text:p>521dimensions__amplitudejs</text:p>
          </table:table-cell>
          <table:table-cell office:value="0.7676236566249955" office:value-type="float"/>
          <table:table-cell office:value="0.7742478163514244" office:value-type="float"/>
          <table:table-cell office:value="0.7998415802087283" office:value-type="float"/>
          <table:table-cell office:value="0.81469970669211" office:value-type="float"/>
          <table:table-cell office:value="0.8181601925743699" office:value-type="float"/>
          <table:table-cell office:value="0.5021500622989079" office:value-type="float"/>
          <table:table-cell office:value="0.5358106921140774" office:value-type="float"/>
          <table:table-cell office:value="0.5942026296200068" office:value-type="float"/>
          <table:table-cell office:value="0.6167599623954363" office:value-type="float"/>
          <table:table-cell office:value="0.7006582165301438" office:value-type="float"/>
          <table:table-cell office:value="0.37384196562772354" office:value-type="float"/>
          <table:table-cell office:value="0.4493682335130112" office:value-type="float"/>
          <table:table-cell office:value="0.48812287403240895" office:value-type="float"/>
          <table:table-cell office:value="0.5059491565571241" office:value-type="float"/>
          <table:table-cell office:value="0.5500121162578829" office:value-type="float"/>
          <table:table-cell office:value="0.5999895296612288" office:value-type="float"/>
          <table:table-cell office:value="0.6225506538699171" office:value-type="float"/>
          <table:table-cell office:value="0.6353776740197234" office:value-type="float"/>
          <table:table-cell office:value="0.6704338827331862" office:value-type="float"/>
          <table:table-cell office:value="0.7275082917292728" office:value-type="float"/>
          <table:table-cell office:value="0.4061735857577846" office:value-type="float"/>
          <table:table-cell office:value="0.42008220648019223" office:value-type="float"/>
          <table:table-cell office:value="0.4877958264442549" office:value-type="float"/>
          <table:table-cell office:value="0.5332294003023446" office:value-type="float"/>
          <table:table-cell office:value="0.5479164346454509" office:value-type="float"/>
        </table:table-row>
        <table:table-row>
          <table:table-cell office:value-type="string">
            <text:p>fengyuanchen__viewerjs</text:p>
          </table:table-cell>
          <table:table-cell office:value="0.7450044081623962" office:value-type="float"/>
          <table:table-cell office:value="0.749244549665747" office:value-type="float"/>
          <table:table-cell office:value="0.7857232959586786" office:value-type="float"/>
          <table:table-cell office:value="0.8126753387060258" office:value-type="float"/>
          <table:table-cell office:value="0.8126753387060258" office:value-type="float"/>
          <table:table-cell office:value="0.5932236211805274" office:value-type="float"/>
          <table:table-cell office:value="0.5975204374023213" office:value-type="float"/>
          <table:table-cell office:value="0.6095510820914943" office:value-type="float"/>
          <table:table-cell office:value="0.6224582965701901" office:value-type="float"/>
          <table:table-cell office:value="0.6224582965701901" office:value-type="float"/>
          <table:table-cell office:value="0.4844765458297009" office:value-type="float"/>
          <table:table-cell office:value="0.4875327432813955" office:value-type="float"/>
          <table:table-cell office:value="0.5093220262231868" office:value-type="float"/>
          <table:table-cell office:value="0.5228946255068952" office:value-type="float"/>
          <table:table-cell office:value="0.5228946255068952" office:value-type="float"/>
          <table:table-cell office:value="0.6423391310602696" office:value-type="float"/>
          <table:table-cell office:value="0.6739268130507194" office:value-type="float"/>
          <table:table-cell office:value="0.6810552370993503" office:value-type="float"/>
          <table:table-cell office:value="0.7330188431539912" office:value-type="float"/>
          <table:table-cell office:value="0.7330188431539912" office:value-type="float"/>
          <table:table-cell office:value="0.42026156566057404" office:value-type="float"/>
          <table:table-cell office:value="0.48615749419275633" office:value-type="float"/>
          <table:table-cell office:value="0.5254778595010785" office:value-type="float"/>
          <table:table-cell office:value="0.5748555868640444" office:value-type="float"/>
          <table:table-cell office:value="0.5748555868640444" office:value-type="float"/>
        </table:table-row>
        <table:table-row>
          <table:table-cell office:value-type="string">
            <text:p>conan-io__conan</text:p>
          </table:table-cell>
          <table:table-cell office:value="0.7071149596045421" office:value-type="float"/>
          <table:table-cell office:value="0.7900406120738639" office:value-type="float"/>
          <table:table-cell office:value="0.8112601648538089" office:value-type="float"/>
          <table:table-cell office:value="0.8247845138616032" office:value-type="float"/>
          <table:table-cell office:value="0.857943822464313" office:value-type="float"/>
          <table:table-cell office:value="0.4945283916467493" office:value-type="float"/>
          <table:table-cell office:value="0.5921366158754733" office:value-type="float"/>
          <table:table-cell office:value="0.6110825332879618" office:value-type="float"/>
          <table:table-cell office:value="0.6270025836893467" office:value-type="float"/>
          <table:table-cell office:value="0.7221373656288617" office:value-type="float"/>
          <table:table-cell office:value="0.36538819926213706" office:value-type="float"/>
          <table:table-cell office:value="0.4445285087589852" office:value-type="float"/>
          <table:table-cell office:value="0.4623927299906009" office:value-type="float"/>
          <table:table-cell office:value="0.4803945000869353" office:value-type="float"/>
          <table:table-cell office:value="0.5333590049202885" office:value-type="float"/>
          <table:table-cell office:value="0.542183589476946" office:value-type="float"/>
          <table:table-cell office:value="0.6083681392429185" office:value-type="float"/>
          <table:table-cell office:value="0.627256752784879" office:value-type="float"/>
          <table:table-cell office:value="0.6436101670830265" office:value-type="float"/>
          <table:table-cell office:value="0.7382924555727588" office:value-type="float"/>
          <table:table-cell office:value="0.3290476785775276" office:value-type="float"/>
          <table:table-cell office:value="0.5028073687962296" office:value-type="float"/>
          <table:table-cell office:value="0.5262242591359603" office:value-type="float"/>
          <table:table-cell office:value="0.5441661267320734" office:value-type="float"/>
          <table:table-cell office:value="0.6078558510390724" office:value-type="float"/>
        </table:table-row>
        <table:table-row>
          <table:table-cell office:value-type="string">
            <text:p>trello__RxLifecycle</text:p>
          </table:table-cell>
          <table:table-cell office:value="0.7615941846466047" office:value-type="float"/>
          <table:table-cell office:value="0.8078389434895754" office:value-type="float"/>
          <table:table-cell office:value="0.8083554462782665" office:value-type="float"/>
          <table:table-cell office:value="0.8138793724477063" office:value-type="float"/>
          <table:table-cell office:value="0.8238734344737555" office:value-type="float"/>
          <table:table-cell office:value="0.5348076967198143" office:value-type="float"/>
          <table:table-cell office:value="0.5726129481830056" office:value-type="float"/>
          <table:table-cell office:value="0.585376216391862" office:value-type="float"/>
          <table:table-cell office:value="0.5889047902802347" office:value-type="float"/>
          <table:table-cell office:value="0.607637596960705" office:value-type="float"/>
          <table:table-cell office:value="0.4439939888768904" office:value-type="float"/>
          <table:table-cell office:value="0.4507668203358649" office:value-type="float"/>
          <table:table-cell office:value="0.45773961244976324" office:value-type="float"/>
          <table:table-cell office:value="0.45777559598775097" office:value-type="float"/>
          <table:table-cell office:value="0.49082290462597433" office:value-type="float"/>
          <table:table-cell office:value="0.6290525094829846" office:value-type="float"/>
          <table:table-cell office:value="0.6321359101763708" office:value-type="float"/>
          <table:table-cell office:value="0.6323437935904161" office:value-type="float"/>
          <table:table-cell office:value="0.646082687694451" office:value-type="float"/>
          <table:table-cell office:value="0.6549885326175189" office:value-type="float"/>
          <table:table-cell office:value="0.37750323449241835" office:value-type="float"/>
          <table:table-cell office:value="0.4702265513610845" office:value-type="float"/>
          <table:table-cell office:value="0.4791442451209332" office:value-type="float"/>
          <table:table-cell office:value="0.48765709608226865" office:value-type="float"/>
          <table:table-cell office:value="0.5080109613271698" office:value-type="float"/>
        </table:table-row>
        <table:table-row>
          <table:table-cell office:value-type="string">
            <text:p>nelmio__alice</text:p>
          </table:table-cell>
          <table:table-cell office:value="0.7337826915866885" office:value-type="float"/>
          <table:table-cell office:value="0.7921891358606314" office:value-type="float"/>
          <table:table-cell office:value="0.8114559537445669" office:value-type="float"/>
          <table:table-cell office:value="0.8187180554683015" office:value-type="float"/>
          <table:table-cell office:value="0.8518343961832644" office:value-type="float"/>
          <table:table-cell office:value="0.5478284634998769" office:value-type="float"/>
          <table:table-cell office:value="0.5692358857996699" office:value-type="float"/>
          <table:table-cell office:value="0.5860184327043098" office:value-type="float"/>
          <table:table-cell office:value="0.6025421081438753" office:value-type="float"/>
          <table:table-cell office:value="0.6502861440749036" office:value-type="float"/>
          <table:table-cell office:value="0.3660305281105567" office:value-type="float"/>
          <table:table-cell office:value="0.4672306424456063" office:value-type="float"/>
          <table:table-cell office:value="0.4837772268920181" office:value-type="float"/>
          <table:table-cell office:value="0.5162014456854298" office:value-type="float"/>
          <table:table-cell office:value="0.5972813483764476" office:value-type="float"/>
          <table:table-cell office:value="0.571056538772643" office:value-type="float"/>
          <table:table-cell office:value="0.6230967074852535" office:value-type="float"/>
          <table:table-cell office:value="0.6397207095300284" office:value-type="float"/>
          <table:table-cell office:value="0.6586008287390869" office:value-type="float"/>
          <table:table-cell office:value="0.7118761941882492" office:value-type="float"/>
          <table:table-cell office:value="0.3314199147070342" office:value-type="float"/>
          <table:table-cell office:value="0.46087562839605933" office:value-type="float"/>
          <table:table-cell office:value="0.48680120346644606" office:value-type="float"/>
          <table:table-cell office:value="0.5114313891413604" office:value-type="float"/>
          <table:table-cell office:value="0.5491258203665275" office:value-type="float"/>
        </table:table-row>
        <table:table-row>
          <table:table-cell office:value-type="string">
            <text:p>cesanta__mongoose-os</text:p>
          </table:table-cell>
          <table:table-cell office:value="0.6667665022074691" office:value-type="float"/>
          <table:table-cell office:value="0.7429055076307559" office:value-type="float"/>
          <table:table-cell office:value="0.7736452069123978" office:value-type="float"/>
          <table:table-cell office:value="0.7901007645192456" office:value-type="float"/>
          <table:table-cell office:value="0.8301673624531626" office:value-type="float"/>
          <table:table-cell office:value="0.5437369327991354" office:value-type="float"/>
          <table:table-cell office:value="0.5861896359025056" office:value-type="float"/>
          <table:table-cell office:value="0.6003937741858593" office:value-type="float"/>
          <table:table-cell office:value="0.6141927762232389" office:value-type="float"/>
          <table:table-cell office:value="0.6343431216196839" office:value-type="float"/>
          <table:table-cell office:value="0.40430540809103754" office:value-type="float"/>
          <table:table-cell office:value="0.455066492454532" office:value-type="float"/>
          <table:table-cell office:value="0.4691410069892666" office:value-type="float"/>
          <table:table-cell office:value="0.49224361780568426" office:value-type="float"/>
          <table:table-cell office:value="0.5307700292656038" office:value-type="float"/>
          <table:table-cell office:value="0.6049336654306274" office:value-type="float"/>
          <table:table-cell office:value="0.6258509376311412" office:value-type="float"/>
          <table:table-cell office:value="0.6465131445328057" office:value-type="float"/>
          <table:table-cell office:value="0.6578352202521316" office:value-type="float"/>
          <table:table-cell office:value="0.706783068698342" office:value-type="float"/>
          <table:table-cell office:value="0.37388819788001976" office:value-type="float"/>
          <table:table-cell office:value="0.4628528928944182" office:value-type="float"/>
          <table:table-cell office:value="0.4960352875500629" office:value-type="float"/>
          <table:table-cell office:value="0.5189184012162268" office:value-type="float"/>
          <table:table-cell office:value="0.5523144374704022" office:value-type="float"/>
        </table:table-row>
        <table:table-row>
          <table:table-cell office:value-type="string">
            <text:p>electron__electron</text:p>
          </table:table-cell>
          <table:table-cell office:value="0.693458546115095" office:value-type="float"/>
          <table:table-cell office:value="0.7734949933493854" office:value-type="float"/>
          <table:table-cell office:value="0.7960583415846598" office:value-type="float"/>
          <table:table-cell office:value="0.8099282909064878" office:value-type="float"/>
          <table:table-cell office:value="0.8630512694470633" office:value-type="float"/>
          <table:table-cell office:value="0.49844628471251007" office:value-type="float"/>
          <table:table-cell office:value="0.5717866404693743" office:value-type="float"/>
          <table:table-cell office:value="0.5875577209927744" office:value-type="float"/>
          <table:table-cell office:value="0.6074497530383075" office:value-type="float"/>
          <table:table-cell office:value="0.7106237985024717" office:value-type="float"/>
          <table:table-cell office:value="0.340162587364338" office:value-type="float"/>
          <table:table-cell office:value="0.44187434528098934" office:value-type="float"/>
          <table:table-cell office:value="0.46282390969252785" office:value-type="float"/>
          <table:table-cell office:value="0.48502482747069575" office:value-type="float"/>
          <table:table-cell office:value="0.5757080785306298" office:value-type="float"/>
          <table:table-cell office:value="0.5333152691183833" office:value-type="float"/>
          <table:table-cell office:value="0.5984656470184407" office:value-type="float"/>
          <table:table-cell office:value="0.6194172554080974" office:value-type="float"/>
          <table:table-cell office:value="0.6445592785994629" office:value-type="float"/>
          <table:table-cell office:value="0.7659630764234822" office:value-type="float"/>
          <table:table-cell office:value="0.3801673591607106" office:value-type="float"/>
          <table:table-cell office:value="0.478720508332931" office:value-type="float"/>
          <table:table-cell office:value="0.5040439762783979" office:value-type="float"/>
          <table:table-cell office:value="0.5255391070382307" office:value-type="float"/>
          <table:table-cell office:value="0.6148222724663122" office:value-type="float"/>
        </table:table-row>
        <table:table-row>
          <table:table-cell office:value-type="string">
            <text:p>nteract__nteract</text:p>
          </table:table-cell>
          <table:table-cell office:value="0.7487429588681351" office:value-type="float"/>
          <table:table-cell office:value="0.7913675199441252" office:value-type="float"/>
          <table:table-cell office:value="0.8063855146295541" office:value-type="float"/>
          <table:table-cell office:value="0.8178631679695348" office:value-type="float"/>
          <table:table-cell office:value="0.8635825112446252" office:value-type="float"/>
          <table:table-cell office:value="0.5291068029575349" office:value-type="float"/>
          <table:table-cell office:value="0.5754336322377831" office:value-type="float"/>
          <table:table-cell office:value="0.5971318248779816" office:value-type="float"/>
          <table:table-cell office:value="0.6192776041658999" office:value-type="float"/>
          <table:table-cell office:value="0.6803625027357791" office:value-type="float"/>
          <table:table-cell office:value="0.3933890759624567" office:value-type="float"/>
          <table:table-cell office:value="0.4494375830333921" office:value-type="float"/>
          <table:table-cell office:value="0.4773830811867299" office:value-type="float"/>
          <table:table-cell office:value="0.5009957607793901" office:value-type="float"/>
          <table:table-cell office:value="0.5419383806770779" office:value-type="float"/>
          <table:table-cell office:value="0.5829446167749726" office:value-type="float"/>
          <table:table-cell office:value="0.6121693882965571" office:value-type="float"/>
          <table:table-cell office:value="0.6367922755260211" office:value-type="float"/>
          <table:table-cell office:value="0.6514972968548343" office:value-type="float"/>
          <table:table-cell office:value="0.7710566280258081" office:value-type="float"/>
          <table:table-cell office:value="0.4201251049698062" office:value-type="float"/>
          <table:table-cell office:value="0.4814191210380028" office:value-type="float"/>
          <table:table-cell office:value="0.4943418009866838" office:value-type="float"/>
          <table:table-cell office:value="0.5097488970312981" office:value-type="float"/>
          <table:table-cell office:value="0.5570962872204641" office:value-type="float"/>
        </table:table-row>
        <table:table-row>
          <table:table-cell office:value-type="string">
            <text:p>PowerShell__PowerShell</text:p>
          </table:table-cell>
          <table:table-cell office:value="0.6749954277858383" office:value-type="float"/>
          <table:table-cell office:value="0.773636702379249" office:value-type="float"/>
          <table:table-cell office:value="0.8005644561724757" office:value-type="float"/>
          <table:table-cell office:value="0.8182259871432125" office:value-type="float"/>
          <table:table-cell office:value="0.8669535978094105" office:value-type="float"/>
          <table:table-cell office:value="0.4987175523276256" office:value-type="float"/>
          <table:table-cell office:value="0.578221272035487" office:value-type="float"/>
          <table:table-cell office:value="0.5928078336492444" office:value-type="float"/>
          <table:table-cell office:value="0.6102358431800131" office:value-type="float"/>
          <table:table-cell office:value="0.7540654383062779" office:value-type="float"/>
          <table:table-cell office:value="0.3534151416935" office:value-type="float"/>
          <table:table-cell office:value="0.44572552596401604" office:value-type="float"/>
          <table:table-cell office:value="0.46340728222543714" office:value-type="float"/>
          <table:table-cell office:value="0.4851175457594152" office:value-type="float"/>
          <table:table-cell office:value="0.5930275273466681" office:value-type="float"/>
          <table:table-cell office:value="0.5246074785012034" office:value-type="float"/>
          <table:table-cell office:value="0.5961119818037757" office:value-type="float"/>
          <table:table-cell office:value="0.6143088236264068" office:value-type="float"/>
          <table:table-cell office:value="0.6353489711622955" office:value-type="float"/>
          <table:table-cell office:value="0.7276245019052009" office:value-type="float"/>
          <table:table-cell office:value="0.3809099121871634" office:value-type="float"/>
          <table:table-cell office:value="0.47621928499791893" office:value-type="float"/>
          <table:table-cell office:value="0.49788540489112243" office:value-type="float"/>
          <table:table-cell office:value="0.5179619934976748" office:value-type="float"/>
          <table:table-cell office:value="0.5877039046169691" office:value-type="float"/>
        </table:table-row>
        <table:table-row>
          <table:table-cell office:value-type="string">
            <text:p>google__brotli</text:p>
          </table:table-cell>
          <table:table-cell office:value="0.7104159578790297" office:value-type="float"/>
          <table:table-cell office:value="0.7928505959595392" office:value-type="float"/>
          <table:table-cell office:value="0.8074041629764152" office:value-type="float"/>
          <table:table-cell office:value="0.8232838120524315" office:value-type="float"/>
          <table:table-cell office:value="0.8530072594829737" office:value-type="float"/>
          <table:table-cell office:value="0.5340542887878101" office:value-type="float"/>
          <table:table-cell office:value="0.5876195556860249" office:value-type="float"/>
          <table:table-cell office:value="0.6104745522793978" office:value-type="float"/>
          <table:table-cell office:value="0.619273083503008" office:value-type="float"/>
          <table:table-cell office:value="0.6880885337196009" office:value-type="float"/>
          <table:table-cell office:value="0.4127544093900434" office:value-type="float"/>
          <table:table-cell office:value="0.4500376532327935" office:value-type="float"/>
          <table:table-cell office:value="0.4660805683811164" office:value-type="float"/>
          <table:table-cell office:value="0.479714458748401" office:value-type="float"/>
          <table:table-cell office:value="0.5653829947075338" office:value-type="float"/>
          <table:table-cell office:value="0.5908346261734906" office:value-type="float"/>
          <table:table-cell office:value="0.6091564019720451" office:value-type="float"/>
          <table:table-cell office:value="0.6301710572432973" office:value-type="float"/>
          <table:table-cell office:value="0.6432149998332227" office:value-type="float"/>
          <table:table-cell office:value="0.726619125747212" office:value-type="float"/>
          <table:table-cell office:value="0.42912616378797686" office:value-type="float"/>
          <table:table-cell office:value="0.4870736923900154" office:value-type="float"/>
          <table:table-cell office:value="0.5077727039035861" office:value-type="float"/>
          <table:table-cell office:value="0.5220445743156993" office:value-type="float"/>
          <table:table-cell office:value="0.6157333610900658" office:value-type="float"/>
        </table:table-row>
        <table:table-row>
          <table:table-cell office:value-type="string">
            <text:p>nathansearles__Slides</text:p>
          </table:table-cell>
          <table:table-cell office:value="0.7539276795142307" office:value-type="float"/>
          <table:table-cell office:value="0.7759568164698962" office:value-type="float"/>
          <table:table-cell office:value="0.8052219452236834" office:value-type="float"/>
          <table:table-cell office:value="0.8219059105210076" office:value-type="float"/>
          <table:table-cell office:value="0.856293579488266" office:value-type="float"/>
          <table:table-cell office:value="0.5315150486637671" office:value-type="float"/>
          <table:table-cell office:value="0.5796766999288612" office:value-type="float"/>
          <table:table-cell office:value="0.5953052437041035" office:value-type="float"/>
          <table:table-cell office:value="0.6246346175460171" office:value-type="float"/>
          <table:table-cell office:value="0.6675042170852798" office:value-type="float"/>
          <table:table-cell office:value="0.39800456738788803" office:value-type="float"/>
          <table:table-cell office:value="0.4659356957587403" office:value-type="float"/>
          <table:table-cell office:value="0.4808756622088599" office:value-type="float"/>
          <table:table-cell office:value="0.4999629067384803" office:value-type="float"/>
          <table:table-cell office:value="0.5599693008095081" office:value-type="float"/>
          <table:table-cell office:value="0.5585255017490525" office:value-type="float"/>
          <table:table-cell office:value="0.6163982683347304" office:value-type="float"/>
          <table:table-cell office:value="0.6279162110428697" office:value-type="float"/>
          <table:table-cell office:value="0.6546767953390565" office:value-type="float"/>
          <table:table-cell office:value="0.7402346966166328" office:value-type="float"/>
          <table:table-cell office:value="0.40989779795326226" office:value-type="float"/>
          <table:table-cell office:value="0.4836610005477784" office:value-type="float"/>
          <table:table-cell office:value="0.5134648802238257" office:value-type="float"/>
          <table:table-cell office:value="0.5455102669280895" office:value-type="float"/>
          <table:table-cell office:value="0.5702603550747132" office:value-type="float"/>
        </table:table-row>
        <table:table-row>
          <table:table-cell office:value-type="string">
            <text:p>RaRe-Technologies__gensim</text:p>
          </table:table-cell>
          <table:table-cell office:value="0.7130163751621782" office:value-type="float"/>
          <table:table-cell office:value="0.794060880720058" office:value-type="float"/>
          <table:table-cell office:value="0.8096306659261273" office:value-type="float"/>
          <table:table-cell office:value="0.8256400481804528" office:value-type="float"/>
          <table:table-cell office:value="0.8647843019861761" office:value-type="float"/>
          <table:table-cell office:value="0.5305307824684969" office:value-type="float"/>
          <table:table-cell office:value="0.5840175101038562" office:value-type="float"/>
          <table:table-cell office:value="0.602192438325664" office:value-type="float"/>
          <table:table-cell office:value="0.616099296209191" office:value-type="float"/>
          <table:table-cell office:value="0.6805942402746619" office:value-type="float"/>
          <table:table-cell office:value="0.37682848666691404" office:value-type="float"/>
          <table:table-cell office:value="0.4594468525601832" office:value-type="float"/>
          <table:table-cell office:value="0.48010640542627636" office:value-type="float"/>
          <table:table-cell office:value="0.49890869280045314" office:value-type="float"/>
          <table:table-cell office:value="0.5772968925106371" office:value-type="float"/>
          <table:table-cell office:value="0.5658303385875089" office:value-type="float"/>
          <table:table-cell office:value="0.6179890542508288" office:value-type="float"/>
          <table:table-cell office:value="0.6375539918959533" office:value-type="float"/>
          <table:table-cell office:value="0.6590636745635962" office:value-type="float"/>
          <table:table-cell office:value="0.717581995586726" office:value-type="float"/>
          <table:table-cell office:value="0.2752204793591875" office:value-type="float"/>
          <table:table-cell office:value="0.4751970343622763" office:value-type="float"/>
          <table:table-cell office:value="0.4916582902189741" office:value-type="float"/>
          <table:table-cell office:value="0.5121686195285371" office:value-type="float"/>
          <table:table-cell office:value="0.5739303692855549" office:value-type="float"/>
        </table:table-row>
        <table:table-row>
          <table:table-cell office:value-type="string">
            <text:p>actionhero__actionhero</text:p>
          </table:table-cell>
          <table:table-cell office:value="0.7100427117874976" office:value-type="float"/>
          <table:table-cell office:value="0.7661409280325802" office:value-type="float"/>
          <table:table-cell office:value="0.795738714736259" office:value-type="float"/>
          <table:table-cell office:value="0.812767863834519" office:value-type="float"/>
          <table:table-cell office:value="0.8427152764532683" office:value-type="float"/>
          <table:table-cell office:value="0.5223985532140916" office:value-type="float"/>
          <table:table-cell office:value="0.5764313256106568" office:value-type="float"/>
          <table:table-cell office:value="0.5901167831848454" office:value-type="float"/>
          <table:table-cell office:value="0.6001030853125114" office:value-type="float"/>
          <table:table-cell office:value="0.6625727701561509" office:value-type="float"/>
          <table:table-cell office:value="0.3998981067543299" office:value-type="float"/>
          <table:table-cell office:value="0.45906708942285285" office:value-type="float"/>
          <table:table-cell office:value="0.4766358706387635" office:value-type="float"/>
          <table:table-cell office:value="0.5028382161565317" office:value-type="float"/>
          <table:table-cell office:value="0.5690793437835282" office:value-type="float"/>
          <table:table-cell office:value="0.56634453391965" office:value-type="float"/>
          <table:table-cell office:value="0.6140162040719512" office:value-type="float"/>
          <table:table-cell office:value="0.6319806044158605" office:value-type="float"/>
          <table:table-cell office:value="0.6468889391442698" office:value-type="float"/>
          <table:table-cell office:value="0.7495713295113978" office:value-type="float"/>
          <table:table-cell office:value="0.4064960149688689" office:value-type="float"/>
          <table:table-cell office:value="0.4750096803858911" office:value-type="float"/>
          <table:table-cell office:value="0.49955689984480833" office:value-type="float"/>
          <table:table-cell office:value="0.5204171927877663" office:value-type="float"/>
          <table:table-cell office:value="0.5695425027399375" office:value-type="float"/>
        </table:table-row>
        <table:table-row>
          <table:table-cell office:value-type="string">
            <text:p>curran__screencasts</text:p>
          </table:table-cell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366266132449891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74465596994701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713660376387868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721942141575815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611107436603142" office:value-type="float"/>
        </table:table-row>
        <table:table-row>
          <table:table-cell office:value-type="string">
            <text:p>facebookarchive__fixed-data-table</text:p>
          </table:table-cell>
          <table:table-cell office:value="0.720026269720523" office:value-type="float"/>
          <table:table-cell office:value="0.7991516972120902" office:value-type="float"/>
          <table:table-cell office:value="0.8088819850248217" office:value-type="float"/>
          <table:table-cell office:value="0.8195528537573146" office:value-type="float"/>
          <table:table-cell office:value="0.8644499548290431" office:value-type="float"/>
          <table:table-cell office:value="0.5123297728818379" office:value-type="float"/>
          <table:table-cell office:value="0.5770960745361614" office:value-type="float"/>
          <table:table-cell office:value="0.6018077784982228" office:value-type="float"/>
          <table:table-cell office:value="0.6238756711604712" office:value-type="float"/>
          <table:table-cell office:value="0.7178745160628517" office:value-type="float"/>
          <table:table-cell office:value="0.42719135882216547" office:value-type="float"/>
          <table:table-cell office:value="0.4801610524449219" office:value-type="float"/>
          <table:table-cell office:value="0.49583236975596123" office:value-type="float"/>
          <table:table-cell office:value="0.5242112631901358" office:value-type="float"/>
          <table:table-cell office:value="0.5821934563283659" office:value-type="float"/>
          <table:table-cell office:value="0.5705949464210889" office:value-type="float"/>
          <table:table-cell office:value="0.6112419254672528" office:value-type="float"/>
          <table:table-cell office:value="0.6384431162959786" office:value-type="float"/>
          <table:table-cell office:value="0.6653306047269228" office:value-type="float"/>
          <table:table-cell office:value="0.7466897843334777" office:value-type="float"/>
          <table:table-cell office:value="0.37369915744043974" office:value-type="float"/>
          <table:table-cell office:value="0.479541969723456" office:value-type="float"/>
          <table:table-cell office:value="0.5055043474375243" office:value-type="float"/>
          <table:table-cell office:value="0.5235009267212286" office:value-type="float"/>
          <table:table-cell office:value="0.6165562138514235" office:value-type="float"/>
        </table:table-row>
        <table:table-row>
          <table:table-cell office:value-type="string">
            <text:p>linkerd__linkerd</text:p>
          </table:table-cell>
          <table:table-cell office:value="0.7048368076562068" office:value-type="float"/>
          <table:table-cell office:value="0.7549417893012527" office:value-type="float"/>
          <table:table-cell office:value="0.7836768326020623" office:value-type="float"/>
          <table:table-cell office:value="0.8039105702798953" office:value-type="float"/>
          <table:table-cell office:value="0.8429019236365508" office:value-type="float"/>
          <table:table-cell office:value="0.5266488538508196" office:value-type="float"/>
          <table:table-cell office:value="0.5881293307721099" office:value-type="float"/>
          <table:table-cell office:value="0.6054078244098527" office:value-type="float"/>
          <table:table-cell office:value="0.6256864082082391" office:value-type="float"/>
          <table:table-cell office:value="0.6755566645046203" office:value-type="float"/>
          <table:table-cell office:value="0.4091981995631125" office:value-type="float"/>
          <table:table-cell office:value="0.46508663184435783" office:value-type="float"/>
          <table:table-cell office:value="0.48433632871943993" office:value-type="float"/>
          <table:table-cell office:value="0.5030917075606862" office:value-type="float"/>
          <table:table-cell office:value="0.5735931485052803" office:value-type="float"/>
          <table:table-cell office:value="0.605647717495181" office:value-type="float"/>
          <table:table-cell office:value="0.6416873686112476" office:value-type="float"/>
          <table:table-cell office:value="0.6536096777590257" office:value-type="float"/>
          <table:table-cell office:value="0.6746623846361292" office:value-type="float"/>
          <table:table-cell office:value="0.7417326270059996" office:value-type="float"/>
          <table:table-cell office:value="0.3516278419942046" office:value-type="float"/>
          <table:table-cell office:value="0.4728034145684975" office:value-type="float"/>
          <table:table-cell office:value="0.4921639864706433" office:value-type="float"/>
          <table:table-cell office:value="0.5129439258263129" office:value-type="float"/>
          <table:table-cell office:value="0.5848645458855173" office:value-type="float"/>
        </table:table-row>
        <table:table-row>
          <table:table-cell office:value-type="string">
            <text:p>thephpleague__csv</text:p>
          </table:table-cell>
          <table:table-cell office:value="0.7914076014718106" office:value-type="float"/>
          <table:table-cell office:value="0.8093263349931854" office:value-type="float"/>
          <table:table-cell office:value="0.8198302235084105" office:value-type="float"/>
          <table:table-cell office:value="0.839667351653037" office:value-type="float"/>
          <table:table-cell office:value="0.8675194903345461" office:value-type="float"/>
          <table:table-cell office:value="0.5395037102293896" office:value-type="float"/>
          <table:table-cell office:value="0.5951787655565614" office:value-type="float"/>
          <table:table-cell office:value="0.6019762619737166" office:value-type="float"/>
          <table:table-cell office:value="0.6193369929191909" office:value-type="float"/>
          <table:table-cell office:value="0.6750341130189274" office:value-type="float"/>
          <table:table-cell office:value="0.45391051004905575" office:value-type="float"/>
          <table:table-cell office:value="0.4713713674790181" office:value-type="float"/>
          <table:table-cell office:value="0.4782031327887254" office:value-type="float"/>
          <table:table-cell office:value="0.49359939487594107" office:value-type="float"/>
          <table:table-cell office:value="0.5318554728872127" office:value-type="float"/>
          <table:table-cell office:value="0.6177119140013047" office:value-type="float"/>
          <table:table-cell office:value="0.6394914345783427" office:value-type="float"/>
          <table:table-cell office:value="0.6521673330623153" office:value-type="float"/>
          <table:table-cell office:value="0.6772908267059767" office:value-type="float"/>
          <table:table-cell office:value="0.7143794921399123" office:value-type="float"/>
          <table:table-cell office:value="0.44789309352405304" office:value-type="float"/>
          <table:table-cell office:value="0.4929816071755826" office:value-type="float"/>
          <table:table-cell office:value="0.5136668984438996" office:value-type="float"/>
          <table:table-cell office:value="0.5274850260663664" office:value-type="float"/>
          <table:table-cell office:value="0.5706213262021502" office:value-type="float"/>
        </table:table-row>
        <table:table-row>
          <table:table-cell office:value-type="string">
            <text:p>limonte__sweetalert2</text:p>
          </table:table-cell>
          <table:table-cell office:value="0.7133898452299364" office:value-type="float"/>
          <table:table-cell office:value="0.7857850651289863" office:value-type="float"/>
          <table:table-cell office:value="0.8035602765778053" office:value-type="float"/>
          <table:table-cell office:value="0.8155314417161855" office:value-type="float"/>
          <table:table-cell office:value="0.8532765055058086" office:value-type="float"/>
          <table:table-cell office:value="0.5255561589117106" office:value-type="float"/>
          <table:table-cell office:value="0.5785833310382688" office:value-type="float"/>
          <table:table-cell office:value="0.592258320163536" office:value-type="float"/>
          <table:table-cell office:value="0.6079985949730571" office:value-type="float"/>
          <table:table-cell office:value="0.6405503834362747" office:value-type="float"/>
          <table:table-cell office:value="0.3978086210682053" office:value-type="float"/>
          <table:table-cell office:value="0.4572241931913056" office:value-type="float"/>
          <table:table-cell office:value="0.47899062628945405" office:value-type="float"/>
          <table:table-cell office:value="0.497503109055088" office:value-type="float"/>
          <table:table-cell office:value="0.5842750944223515" office:value-type="float"/>
          <table:table-cell office:value="0.5786332568247046" office:value-type="float"/>
          <table:table-cell office:value="0.6285258562210017" office:value-type="float"/>
          <table:table-cell office:value="0.6456068166466487" office:value-type="float"/>
          <table:table-cell office:value="0.6620769265673083" office:value-type="float"/>
          <table:table-cell office:value="0.7125176805846035" office:value-type="float"/>
          <table:table-cell office:value="0.3913154079325909" office:value-type="float"/>
          <table:table-cell office:value="0.4799299690569629" office:value-type="float"/>
          <table:table-cell office:value="0.501052551215366" office:value-type="float"/>
          <table:table-cell office:value="0.5131896030016233" office:value-type="float"/>
          <table:table-cell office:value="0.5831748575039654" office:value-type="float"/>
        </table:table-row>
        <table:table-row>
          <table:table-cell office:value-type="string">
            <text:p>fbrctr__fabricator</text:p>
          </table:table-cell>
          <table:table-cell office:value="0.7324555291372604" office:value-type="float"/>
          <table:table-cell office:value="0.8044838698454344" office:value-type="float"/>
          <table:table-cell office:value="0.8153351952886921" office:value-type="float"/>
          <table:table-cell office:value="0.8267656085460839" office:value-type="float"/>
          <table:table-cell office:value="0.8733991789896669" office:value-type="float"/>
          <table:table-cell office:value="0.5476159547988619" office:value-type="float"/>
          <table:table-cell office:value="0.574527425823111" office:value-type="float"/>
          <table:table-cell office:value="0.591764383877669" office:value-type="float"/>
          <table:table-cell office:value="0.6093969444247592" office:value-type="float"/>
          <table:table-cell office:value="0.6572548942787911" office:value-type="float"/>
          <table:table-cell office:value="0.403107655446483" office:value-type="float"/>
          <table:table-cell office:value="0.44843157374661285" office:value-type="float"/>
          <table:table-cell office:value="0.46650373978917026" office:value-type="float"/>
          <table:table-cell office:value="0.5015184135682037" office:value-type="float"/>
          <table:table-cell office:value="0.5891127700455923" office:value-type="float"/>
          <table:table-cell office:value="0.5633373087007235" office:value-type="float"/>
          <table:table-cell office:value="0.6167996637162614" office:value-type="float"/>
          <table:table-cell office:value="0.627779146381677" office:value-type="float"/>
          <table:table-cell office:value="0.6326849837662085" office:value-type="float"/>
          <table:table-cell office:value="0.7206828966419646" office:value-type="float"/>
          <table:table-cell office:value="0.42223759608801403" office:value-type="float"/>
          <table:table-cell office:value="0.45991171233358485" office:value-type="float"/>
          <table:table-cell office:value="0.48241109302676455" office:value-type="float"/>
          <table:table-cell office:value="0.4897611132699179" office:value-type="float"/>
          <table:table-cell office:value="0.6011531333120266" office:value-type="float"/>
        </table:table-row>
        <table:table-row>
          <table:table-cell office:value-type="string">
            <text:p>evernote__android-job</text:p>
          </table:table-cell>
          <table:table-cell office:value="0.682084621745145" office:value-type="float"/>
          <table:table-cell office:value="0.7307280600400208" office:value-type="float"/>
          <table:table-cell office:value="0.7480766441242616" office:value-type="float"/>
          <table:table-cell office:value="0.7719517209219766" office:value-type="float"/>
          <table:table-cell office:value="0.8169032526986046" office:value-type="float"/>
          <table:table-cell office:value="0.537521162902522" office:value-type="float"/>
          <table:table-cell office:value="0.5683849838185829" office:value-type="float"/>
          <table:table-cell office:value="0.5829721364461997" office:value-type="float"/>
          <table:table-cell office:value="0.5942075929772547" office:value-type="float"/>
          <table:table-cell office:value="0.6353771808742278" office:value-type="float"/>
          <table:table-cell office:value="0.36596813835593245" office:value-type="float"/>
          <table:table-cell office:value="0.4472504509757098" office:value-type="float"/>
          <table:table-cell office:value="0.46129996038651544" office:value-type="float"/>
          <table:table-cell office:value="0.47308481007754216" office:value-type="float"/>
          <table:table-cell office:value="0.5396984707733883" office:value-type="float"/>
          <table:table-cell office:value="0.5723283135101258" office:value-type="float"/>
          <table:table-cell office:value="0.6035867131715437" office:value-type="float"/>
          <table:table-cell office:value="0.6328339617307164" office:value-type="float"/>
          <table:table-cell office:value="0.6597236332549146" office:value-type="float"/>
          <table:table-cell office:value="0.7030913581649354" office:value-type="float"/>
          <table:table-cell office:value="0.38698879426247934" office:value-type="float"/>
          <table:table-cell office:value="0.4627978999869626" office:value-type="float"/>
          <table:table-cell office:value="0.4894423428287582" office:value-type="float"/>
          <table:table-cell office:value="0.5079912724308482" office:value-type="float"/>
          <table:table-cell office:value="0.5863963602988627" office:value-type="float"/>
        </table:table-row>
        <table:table-row>
          <table:table-cell office:value-type="string">
            <text:p>WebAssembly__binaryen</text:p>
          </table:table-cell>
          <table:table-cell office:value="0.7219120164821784" office:value-type="float"/>
          <table:table-cell office:value="0.7695024909708734" office:value-type="float"/>
          <table:table-cell office:value="0.7999571952940033" office:value-type="float"/>
          <table:table-cell office:value="0.8185659380360335" office:value-type="float"/>
          <table:table-cell office:value="0.8525509048493535" office:value-type="float"/>
          <table:table-cell office:value="0.5123390282803252" office:value-type="float"/>
          <table:table-cell office:value="0.5716917862458503" office:value-type="float"/>
          <table:table-cell office:value="0.5851109146981502" office:value-type="float"/>
          <table:table-cell office:value="0.6041907910835252" office:value-type="float"/>
          <table:table-cell office:value="0.6598208500892011" office:value-type="float"/>
          <table:table-cell office:value="0.3923130554224094" office:value-type="float"/>
          <table:table-cell office:value="0.4458047888106713" office:value-type="float"/>
          <table:table-cell office:value="0.46776540237269615" office:value-type="float"/>
          <table:table-cell office:value="0.4908287264457605" office:value-type="float"/>
          <table:table-cell office:value="0.5311942018665541" office:value-type="float"/>
          <table:table-cell office:value="0.5663818178188996" office:value-type="float"/>
          <table:table-cell office:value="0.6102093168321437" office:value-type="float"/>
          <table:table-cell office:value="0.6263235424186027" office:value-type="float"/>
          <table:table-cell office:value="0.6442900091383359" office:value-type="float"/>
          <table:table-cell office:value="0.7028771197014573" office:value-type="float"/>
          <table:table-cell office:value="0.32450347756166675" office:value-type="float"/>
          <table:table-cell office:value="0.4653011966942401" office:value-type="float"/>
          <table:table-cell office:value="0.4876599373185636" office:value-type="float"/>
          <table:table-cell office:value="0.5053714967209424" office:value-type="float"/>
          <table:table-cell office:value="0.5472613365318196" office:value-type="float"/>
        </table:table-row>
        <table:table-row>
          <table:table-cell office:value-type="string">
            <text:p>marmelroy__PhoneNumberKit</text:p>
          </table:table-cell>
          <table:table-cell office:value="0.7541544305394768" office:value-type="float"/>
          <table:table-cell office:value="0.7593268055826242" office:value-type="float"/>
          <table:table-cell office:value="0.777173006612149" office:value-type="float"/>
          <table:table-cell office:value="0.8096314405507231" office:value-type="float"/>
          <table:table-cell office:value="0.8131845183787666" office:value-type="float"/>
          <table:table-cell office:value="0.5593934564970848" office:value-type="float"/>
          <table:table-cell office:value="0.5868961245298189" office:value-type="float"/>
          <table:table-cell office:value="0.6257688876506918" office:value-type="float"/>
          <table:table-cell office:value="0.629467011540084" office:value-type="float"/>
          <table:table-cell office:value="0.642419915466937" office:value-type="float"/>
          <table:table-cell office:value="0.4436198300174339" office:value-type="float"/>
          <table:table-cell office:value="0.4769834056211002" office:value-type="float"/>
          <table:table-cell office:value="0.4964963824572418" office:value-type="float"/>
          <table:table-cell office:value="0.5166612608314153" office:value-type="float"/>
          <table:table-cell office:value="0.6048831528414329" office:value-type="float"/>
          <table:table-cell office:value="0.656511839110917" office:value-type="float"/>
          <table:table-cell office:value="0.6618193422769677" office:value-type="float"/>
          <table:table-cell office:value="0.6737852971735692" office:value-type="float"/>
          <table:table-cell office:value="0.732199168505733" office:value-type="float"/>
          <table:table-cell office:value="0.7508501908105865" office:value-type="float"/>
          <table:table-cell office:value="0.36521413239394346" office:value-type="float"/>
          <table:table-cell office:value="0.4593384260113483" office:value-type="float"/>
          <table:table-cell office:value="0.5097475895104586" office:value-type="float"/>
          <table:table-cell office:value="0.5201620376732297" office:value-type="float"/>
          <table:table-cell office:value="0.537219240344731" office:value-type="float"/>
        </table:table-row>
        <table:table-row>
          <table:table-cell office:value-type="string">
            <text:p>emojione__emojify.js</text:p>
          </table:table-cell>
          <table:table-cell office:value="0.7745017773960314" office:value-type="float"/>
          <table:table-cell office:value="0.8052198032305009" office:value-type="float"/>
          <table:table-cell office:value="0.809843752336201" office:value-type="float"/>
          <table:table-cell office:value="0.815854659970854" office:value-type="float"/>
          <table:table-cell office:value="0.8339802955420309" office:value-type="float"/>
          <table:table-cell office:value="0.5526916357581116" office:value-type="float"/>
          <table:table-cell office:value="0.5954513737671403" office:value-type="float"/>
          <table:table-cell office:value="0.6107827994775927" office:value-type="float"/>
          <table:table-cell office:value="0.6413872666597017" office:value-type="float"/>
          <table:table-cell office:value="0.6543855508384016" office:value-type="float"/>
          <table:table-cell office:value="0.45059137867961163" office:value-type="float"/>
          <table:table-cell office:value="0.4748019146051321" office:value-type="float"/>
          <table:table-cell office:value="0.4837417292126611" office:value-type="float"/>
          <table:table-cell office:value="0.49171685496252715" office:value-type="float"/>
          <table:table-cell office:value="0.5322092753816489" office:value-type="float"/>
          <table:table-cell office:value="0.6188675486191431" office:value-type="float"/>
          <table:table-cell office:value="0.636795974613064" office:value-type="float"/>
          <table:table-cell office:value="0.6722762882176048" office:value-type="float"/>
          <table:table-cell office:value="0.6843830969271785" office:value-type="float"/>
          <table:table-cell office:value="0.7311738224092283" office:value-type="float"/>
          <table:table-cell office:value="0.46663663325228577" office:value-type="float"/>
          <table:table-cell office:value="0.5028519558347803" office:value-type="float"/>
          <table:table-cell office:value="0.5263646034368715" office:value-type="float"/>
          <table:table-cell office:value="0.5469402472166309" office:value-type="float"/>
          <table:table-cell office:value="0.5675470820960512" office:value-type="float"/>
        </table:table-row>
        <table:table-row>
          <table:table-cell office:value-type="string">
            <text:p>shoes__shoes-deprecated</text:p>
          </table:table-cell>
          <table:table-cell office:value="0.7144648640327443" office:value-type="float"/>
          <table:table-cell office:value="0.7662226491580165" office:value-type="float"/>
          <table:table-cell office:value="0.7846555151389012" office:value-type="float"/>
          <table:table-cell office:value="0.7969583927904659" office:value-type="float"/>
          <table:table-cell office:value="0.8125674251778457" office:value-type="float"/>
          <table:table-cell office:value="0.534901315159251" office:value-type="float"/>
          <table:table-cell office:value="0.5829011446181465" office:value-type="float"/>
          <table:table-cell office:value="0.6012177446462508" office:value-type="float"/>
          <table:table-cell office:value="0.6156514717133311" office:value-type="float"/>
          <table:table-cell office:value="0.6362002140385131" office:value-type="float"/>
          <table:table-cell office:value="0.40742841588076684" office:value-type="float"/>
          <table:table-cell office:value="0.4723437510338334" office:value-type="float"/>
          <table:table-cell office:value="0.4833951350229111" office:value-type="float"/>
          <table:table-cell office:value="0.5134240954793147" office:value-type="float"/>
          <table:table-cell office:value="0.5530964318564314" office:value-type="float"/>
          <table:table-cell office:value="0.6045132142694689" office:value-type="float"/>
          <table:table-cell office:value="0.6291458160824671" office:value-type="float"/>
          <table:table-cell office:value="0.6438408563099838" office:value-type="float"/>
          <table:table-cell office:value="0.6861638669298109" office:value-type="float"/>
          <table:table-cell office:value="0.710625978334772" office:value-type="float"/>
          <table:table-cell office:value="0.4434596055214103" office:value-type="float"/>
          <table:table-cell office:value="0.49166721461717433" office:value-type="float"/>
          <table:table-cell office:value="0.5228050365435185" office:value-type="float"/>
          <table:table-cell office:value="0.5368548393338644" office:value-type="float"/>
          <table:table-cell office:value="0.5594121865268077" office:value-type="float"/>
        </table:table-row>
        <table:table-row>
          <table:table-cell office:value-type="string">
            <text:p>Microsoft__TypeScript</text:p>
          </table:table-cell>
          <table:table-cell office:value="0.6990864946020322" office:value-type="float"/>
          <table:table-cell office:value="0.7995516848564869" office:value-type="float"/>
          <table:table-cell office:value="0.8165534540550229" office:value-type="float"/>
          <table:table-cell office:value="0.8292895059654024" office:value-type="float"/>
          <table:table-cell office:value="0.8712764194130573" office:value-type="float"/>
          <table:table-cell office:value="0.5036018831242652" office:value-type="float"/>
          <table:table-cell office:value="0.5671483075293121" office:value-type="float"/>
          <table:table-cell office:value="0.5851575026864461" office:value-type="float"/>
          <table:table-cell office:value="0.6036717324609315" office:value-type="float"/>
          <table:table-cell office:value="0.6818714009314899" office:value-type="float"/>
          <table:table-cell office:value="0.35385252766489383" office:value-type="float"/>
          <table:table-cell office:value="0.45756394104364895" office:value-type="float"/>
          <table:table-cell office:value="0.4767102781266047" office:value-type="float"/>
          <table:table-cell office:value="0.4968024087480714" office:value-type="float"/>
          <table:table-cell office:value="0.5808833524689558" office:value-type="float"/>
          <table:table-cell office:value="0.5363729120290194" office:value-type="float"/>
          <table:table-cell office:value="0.6112025534598776" office:value-type="float"/>
          <table:table-cell office:value="0.6262630946399854" office:value-type="float"/>
          <table:table-cell office:value="0.6461323754976466" office:value-type="float"/>
          <table:table-cell office:value="0.7336454212319493" office:value-type="float"/>
          <table:table-cell office:value="0.3700908027297495" office:value-type="float"/>
          <table:table-cell office:value="0.4695086052595959" office:value-type="float"/>
          <table:table-cell office:value="0.49069402077697266" office:value-type="float"/>
          <table:table-cell office:value="0.5094869162515332" office:value-type="float"/>
          <table:table-cell office:value="0.5871600937417636" office:value-type="float"/>
        </table:table-row>
        <table:table-row>
          <table:table-cell office:value-type="string">
            <text:p>phpspec__phpspec</text:p>
          </table:table-cell>
          <table:table-cell office:value="0.6980476707224205" office:value-type="float"/>
          <table:table-cell office:value="0.8015204369838951" office:value-type="float"/>
          <table:table-cell office:value="0.8120455945715802" office:value-type="float"/>
          <table:table-cell office:value="0.8182611594081562" office:value-type="float"/>
          <table:table-cell office:value="0.8493610853073393" office:value-type="float"/>
          <table:table-cell office:value="0.5239981098315798" office:value-type="float"/>
          <table:table-cell office:value="0.5773301552922693" office:value-type="float"/>
          <table:table-cell office:value="0.591479477422778" office:value-type="float"/>
          <table:table-cell office:value="0.6108368408289817" office:value-type="float"/>
          <table:table-cell office:value="0.6523688134938963" office:value-type="float"/>
          <table:table-cell office:value="0.39166168047180877" office:value-type="float"/>
          <table:table-cell office:value="0.4399886734955051" office:value-type="float"/>
          <table:table-cell office:value="0.45890025094635023" office:value-type="float"/>
          <table:table-cell office:value="0.48511130520238077" office:value-type="float"/>
          <table:table-cell office:value="0.5242691238182943" office:value-type="float"/>
          <table:table-cell office:value="0.5640880808419654" office:value-type="float"/>
          <table:table-cell office:value="0.6163981575950612" office:value-type="float"/>
          <table:table-cell office:value="0.6319859644194233" office:value-type="float"/>
          <table:table-cell office:value="0.6495008196221541" office:value-type="float"/>
          <table:table-cell office:value="0.6818852118912286" office:value-type="float"/>
          <table:table-cell office:value="0.4348994464873843" office:value-type="float"/>
          <table:table-cell office:value="0.4819408870440106" office:value-type="float"/>
          <table:table-cell office:value="0.4959502530030645" office:value-type="float"/>
          <table:table-cell office:value="0.5088875411425751" office:value-type="float"/>
          <table:table-cell office:value="0.5482252355367249" office:value-type="float"/>
        </table:table-row>
        <table:table-row>
          <table:table-cell office:value-type="string">
            <text:p>LWJGL__lwjgl3</text:p>
          </table:table-cell>
          <table:table-cell office:value="0.7133988393648765" office:value-type="float"/>
          <table:table-cell office:value="0.7703902766034224" office:value-type="float"/>
          <table:table-cell office:value="0.79882004569201" office:value-type="float"/>
          <table:table-cell office:value="0.8195164349063899" office:value-type="float"/>
          <table:table-cell office:value="0.8629762809325897" office:value-type="float"/>
          <table:table-cell office:value="0.5208442536401076" office:value-type="float"/>
          <table:table-cell office:value="0.5584789691494139" office:value-type="float"/>
          <table:table-cell office:value="0.5825741272343422" office:value-type="float"/>
          <table:table-cell office:value="0.6042266722663885" office:value-type="float"/>
          <table:table-cell office:value="0.641354283433706" office:value-type="float"/>
          <table:table-cell office:value="0.38106790004158225" office:value-type="float"/>
          <table:table-cell office:value="0.445096742889006" office:value-type="float"/>
          <table:table-cell office:value="0.4627931684193062" office:value-type="float"/>
          <table:table-cell office:value="0.4827748853790936" office:value-type="float"/>
          <table:table-cell office:value="0.567648041128985" office:value-type="float"/>
          <table:table-cell office:value="0.5643250476600639" office:value-type="float"/>
          <table:table-cell office:value="0.5997576398690851" office:value-type="float"/>
          <table:table-cell office:value="0.6258741976742606" office:value-type="float"/>
          <table:table-cell office:value="0.6453410902527998" office:value-type="float"/>
          <table:table-cell office:value="0.7086296910745661" office:value-type="float"/>
          <table:table-cell office:value="0.39555238372587187" office:value-type="float"/>
          <table:table-cell office:value="0.4701504999597841" office:value-type="float"/>
          <table:table-cell office:value="0.49633285835928465" office:value-type="float"/>
          <table:table-cell office:value="0.515240556539496" office:value-type="float"/>
          <table:table-cell office:value="0.5634547820633338" office:value-type="float"/>
        </table:table-row>
        <table:table-row>
          <table:table-cell office:value-type="string">
            <text:p>openstreetmap__iD</text:p>
          </table:table-cell>
          <table:table-cell office:value="0.7323110693814011" office:value-type="float"/>
          <table:table-cell office:value="0.8144503332501173" office:value-type="float"/>
          <table:table-cell office:value="0.824886054569628" office:value-type="float"/>
          <table:table-cell office:value="0.83586044990138" office:value-type="float"/>
          <table:table-cell office:value="0.8618882933237844" office:value-type="float"/>
          <table:table-cell office:value="0.522517558746957" office:value-type="float"/>
          <table:table-cell office:value="0.5796466903493799" office:value-type="float"/>
          <table:table-cell office:value="0.5938401926094024" office:value-type="float"/>
          <table:table-cell office:value="0.6091685387835731" office:value-type="float"/>
          <table:table-cell office:value="0.6644817802583542" office:value-type="float"/>
          <table:table-cell office:value="0.3610226777842068" office:value-type="float"/>
          <table:table-cell office:value="0.4751686888194606" office:value-type="float"/>
          <table:table-cell office:value="0.49644815535809883" office:value-type="float"/>
          <table:table-cell office:value="0.5121375058693578" office:value-type="float"/>
          <table:table-cell office:value="0.6167225200954615" office:value-type="float"/>
          <table:table-cell office:value="0.5672548093220848" office:value-type="float"/>
          <table:table-cell office:value="0.6312180059620607" office:value-type="float"/>
          <table:table-cell office:value="0.6430479085722591" office:value-type="float"/>
          <table:table-cell office:value="0.6579035761631316" office:value-type="float"/>
          <table:table-cell office:value="0.7270509325300811" office:value-type="float"/>
          <table:table-cell office:value="0.3884860211676894" office:value-type="float"/>
          <table:table-cell office:value="0.4958134168005154" office:value-type="float"/>
          <table:table-cell office:value="0.510642529569755" office:value-type="float"/>
          <table:table-cell office:value="0.5280867559655938" office:value-type="float"/>
          <table:table-cell office:value="0.5860061096275692" office:value-type="float"/>
        </table:table-row>
        <table:table-row>
          <table:table-cell office:value-type="string">
            <text:p>Khan__KaTeX</text:p>
          </table:table-cell>
          <table:table-cell office:value="0.7149929649078237" office:value-type="float"/>
          <table:table-cell office:value="0.8046301581594982" office:value-type="float"/>
          <table:table-cell office:value="0.8183802306758018" office:value-type="float"/>
          <table:table-cell office:value="0.8289239332798475" office:value-type="float"/>
          <table:table-cell office:value="0.8604282508685182" office:value-type="float"/>
          <table:table-cell office:value="0.5172956549855312" office:value-type="float"/>
          <table:table-cell office:value="0.5866826073555352" office:value-type="float"/>
          <table:table-cell office:value="0.5987923517316087" office:value-type="float"/>
          <table:table-cell office:value="0.612138551712865" office:value-type="float"/>
          <table:table-cell office:value="0.6944947201472572" office:value-type="float"/>
          <table:table-cell office:value="0.39186112131479933" office:value-type="float"/>
          <table:table-cell office:value="0.46083859876390537" office:value-type="float"/>
          <table:table-cell office:value="0.47872323499670744" office:value-type="float"/>
          <table:table-cell office:value="0.4984214767924542" office:value-type="float"/>
          <table:table-cell office:value="0.6021021708374927" office:value-type="float"/>
          <table:table-cell office:value="0.5621311409013896" office:value-type="float"/>
          <table:table-cell office:value="0.6129076550866088" office:value-type="float"/>
          <table:table-cell office:value="0.6304077376215489" office:value-type="float"/>
          <table:table-cell office:value="0.6568066523116711" office:value-type="float"/>
          <table:table-cell office:value="0.7857998741778374" office:value-type="float"/>
          <table:table-cell office:value="0.42465032728434515" office:value-type="float"/>
          <table:table-cell office:value="0.482728818090064" office:value-type="float"/>
          <table:table-cell office:value="0.49649756313673843" office:value-type="float"/>
          <table:table-cell office:value="0.5127273423188065" office:value-type="float"/>
          <table:table-cell office:value="0.5773902189460706" office:value-type="float"/>
        </table:table-row>
        <table:table-row>
          <table:table-cell office:value-type="string">
            <text:p>somerandomdude__Iconic</text:p>
          </table:table-cell>
          <table:table-cell office:value="0.8114897148143394" office:value-type="float"/>
          <table:table-cell office:value="0.8179156268874693" office:value-type="float"/>
          <table:table-cell office:value="0.8187366567822263" office:value-type="float"/>
          <table:table-cell office:value="0.8201815006303407" office:value-type="float"/>
          <table:table-cell office:value="0.8288314035852922" office:value-type="float"/>
          <table:table-cell office:value="0.5692990397258114" office:value-type="float"/>
          <table:table-cell office:value="0.602971734948336" office:value-type="float"/>
          <table:table-cell office:value="0.6203319779471236" office:value-type="float"/>
          <table:table-cell office:value="0.6273192469309832" office:value-type="float"/>
          <table:table-cell office:value="0.6392999652988338" office:value-type="float"/>
          <table:table-cell office:value="0.4674825198787763" office:value-type="float"/>
          <table:table-cell office:value="0.46795125333455295" office:value-type="float"/>
          <table:table-cell office:value="0.47994699708590993" office:value-type="float"/>
          <table:table-cell office:value="0.5188601213320119" office:value-type="float"/>
          <table:table-cell office:value="0.5233809645757794" office:value-type="float"/>
          <table:table-cell office:value="0.6552027170620736" office:value-type="float"/>
          <table:table-cell office:value="0.6750881921160551" office:value-type="float"/>
          <table:table-cell office:value="0.6777128472087464" office:value-type="float"/>
          <table:table-cell office:value="0.7007450842781511" office:value-type="float"/>
          <table:table-cell office:value="0.7487805832122296" office:value-type="float"/>
          <table:table-cell office:value="0.45798491591683954" office:value-type="float"/>
          <table:table-cell office:value="0.48010074449907725" office:value-type="float"/>
          <table:table-cell office:value="0.5008230236819501" office:value-type="float"/>
          <table:table-cell office:value="0.5022980478840198" office:value-type="float"/>
          <table:table-cell office:value="0.5177161181459594" office:value-type="float"/>
        </table:table-row>
        <table:table-row>
          <table:table-cell office:value-type="string">
            <text:p>jquery-backstretch__jquery-backstretch</text:p>
          </table:table-cell>
          <table:table-cell office:value="0.7503264146349427" office:value-type="float"/>
          <table:table-cell office:value="0.7872635446993951" office:value-type="float"/>
          <table:table-cell office:value="0.799304275116895" office:value-type="float"/>
          <table:table-cell office:value="0.8156231349186791" office:value-type="float"/>
          <table:table-cell office:value="0.8545836405469707" office:value-type="float"/>
          <table:table-cell office:value="0.521157044929624" office:value-type="float"/>
          <table:table-cell office:value="0.5794924127298772" office:value-type="float"/>
          <table:table-cell office:value="0.590309876164895" office:value-type="float"/>
          <table:table-cell office:value="0.6112109455417453" office:value-type="float"/>
          <table:table-cell office:value="0.652728346172243" office:value-type="float"/>
          <table:table-cell office:value="0.40087711721324915" office:value-type="float"/>
          <table:table-cell office:value="0.461292170508122" office:value-type="float"/>
          <table:table-cell office:value="0.4887705086306371" office:value-type="float"/>
          <table:table-cell office:value="0.5191976644352626" office:value-type="float"/>
          <table:table-cell office:value="0.5644419878927232" office:value-type="float"/>
          <table:table-cell office:value="0.5685728437440309" office:value-type="float"/>
          <table:table-cell office:value="0.611895197327458" office:value-type="float"/>
          <table:table-cell office:value="0.6368731368003921" office:value-type="float"/>
          <table:table-cell office:value="0.6753072383771234" office:value-type="float"/>
          <table:table-cell office:value="0.7256122018082043" office:value-type="float"/>
          <table:table-cell office:value="0.41336744222788313" office:value-type="float"/>
          <table:table-cell office:value="0.4728661190246084" office:value-type="float"/>
          <table:table-cell office:value="0.5048156052769608" office:value-type="float"/>
          <table:table-cell office:value="0.5328298141313152" office:value-type="float"/>
          <table:table-cell office:value="0.5676787280335772" office:value-type="float"/>
        </table:table-row>
        <table:table-row>
          <table:table-cell office:value-type="string">
            <text:p>AliSoftware__OHHTTPStubs</text:p>
          </table:table-cell>
          <table:table-cell office:value="0.7166355796940859" office:value-type="float"/>
          <table:table-cell office:value="0.773543070037277" office:value-type="float"/>
          <table:table-cell office:value="0.7989789605616988" office:value-type="float"/>
          <table:table-cell office:value="0.8118553607523504" office:value-type="float"/>
          <table:table-cell office:value="0.8319271616196782" office:value-type="float"/>
          <table:table-cell office:value="0.5066716690035081" office:value-type="float"/>
          <table:table-cell office:value="0.5609582005331808" office:value-type="float"/>
          <table:table-cell office:value="0.5826727678721433" office:value-type="float"/>
          <table:table-cell office:value="0.619045419832062" office:value-type="float"/>
          <table:table-cell office:value="0.6695769679828873" office:value-type="float"/>
          <table:table-cell office:value="0.4045350984104602" office:value-type="float"/>
          <table:table-cell office:value="0.4364956081881223" office:value-type="float"/>
          <table:table-cell office:value="0.4525543674984456" office:value-type="float"/>
          <table:table-cell office:value="0.4749223713734119" office:value-type="float"/>
          <table:table-cell office:value="0.5055281072551162" office:value-type="float"/>
          <table:table-cell office:value="0.5781159364873029" office:value-type="float"/>
          <table:table-cell office:value="0.6165310631549417" office:value-type="float"/>
          <table:table-cell office:value="0.6259337455079359" office:value-type="float"/>
          <table:table-cell office:value="0.6459253674521284" office:value-type="float"/>
          <table:table-cell office:value="0.678431391819886" office:value-type="float"/>
          <table:table-cell office:value="0.3692440487006674" office:value-type="float"/>
          <table:table-cell office:value="0.4459797246244609" office:value-type="float"/>
          <table:table-cell office:value="0.4722790730718327" office:value-type="float"/>
          <table:table-cell office:value="0.507186503593416" office:value-type="float"/>
          <table:table-cell office:value="0.5736695661658772" office:value-type="float"/>
        </table:table-row>
        <table:table-row>
          <table:table-cell office:value-type="string">
            <text:p>carhartl__jquery-cookie</text:p>
          </table:table-cell>
          <table:table-cell office:value="0.7636162135788096" office:value-type="float"/>
          <table:table-cell office:value="0.7977984584893799" office:value-type="float"/>
          <table:table-cell office:value="0.819153119178893" office:value-type="float"/>
          <table:table-cell office:value="0.8301249919417649" office:value-type="float"/>
          <table:table-cell office:value="0.8548926729956722" office:value-type="float"/>
          <table:table-cell office:value="0.5295280725791761" office:value-type="float"/>
          <table:table-cell office:value="0.5913766892535084" office:value-type="float"/>
          <table:table-cell office:value="0.611112840220906" office:value-type="float"/>
          <table:table-cell office:value="0.6218861671549716" office:value-type="float"/>
          <table:table-cell office:value="0.6602930973731181" office:value-type="float"/>
          <table:table-cell office:value="0.4055477654321413" office:value-type="float"/>
          <table:table-cell office:value="0.4581249161623623" office:value-type="float"/>
          <table:table-cell office:value="0.4662977039519309" office:value-type="float"/>
          <table:table-cell office:value="0.48763921451877396" office:value-type="float"/>
          <table:table-cell office:value="0.5209319410695004" office:value-type="float"/>
          <table:table-cell office:value="0.5791825612284218" office:value-type="float"/>
          <table:table-cell office:value="0.6161784640932708" office:value-type="float"/>
          <table:table-cell office:value="0.632078095605128" office:value-type="float"/>
          <table:table-cell office:value="0.6572616497823578" office:value-type="float"/>
          <table:table-cell office:value="0.7075990296654706" office:value-type="float"/>
          <table:table-cell office:value="0.47796757501005727" office:value-type="float"/>
          <table:table-cell office:value="0.5289171830575912" office:value-type="float"/>
          <table:table-cell office:value="0.546076437048834" office:value-type="float"/>
          <table:table-cell office:value="0.5531130130809151" office:value-type="float"/>
          <table:table-cell office:value="0.6008617239032696" office:value-type="float"/>
        </table:table-row>
        <table:table-row>
          <table:table-cell office:value-type="string">
            <text:p>kossnocorp__jquery.turbolinks</text:p>
          </table:table-cell>
          <table:table-cell office:value="0.7811367951742062" office:value-type="float"/>
          <table:table-cell office:value="0.8083270792516354" office:value-type="float"/>
          <table:table-cell office:value="0.8174168849131523" office:value-type="float"/>
          <table:table-cell office:value="0.8268591524734913" office:value-type="float"/>
          <table:table-cell office:value="0.845920835067046" office:value-type="float"/>
          <table:table-cell office:value="0.5756661021440886" office:value-type="float"/>
          <table:table-cell office:value="0.5863686599604117" office:value-type="float"/>
          <table:table-cell office:value="0.5937124720506715" office:value-type="float"/>
          <table:table-cell office:value="0.6233927154858611" office:value-type="float"/>
          <table:table-cell office:value="0.6297387104138178" office:value-type="float"/>
          <table:table-cell office:value="0.44978243538232004" office:value-type="float"/>
          <table:table-cell office:value="0.46414392719150477" office:value-type="float"/>
          <table:table-cell office:value="0.47801987593460954" office:value-type="float"/>
          <table:table-cell office:value="0.485087408781972" office:value-type="float"/>
          <table:table-cell office:value="0.49685794752022755" office:value-type="float"/>
          <table:table-cell office:value="0.5948399146604388" office:value-type="float"/>
          <table:table-cell office:value="0.6092381853476756" office:value-type="float"/>
          <table:table-cell office:value="0.6301387429282721" office:value-type="float"/>
          <table:table-cell office:value="0.6469665593929913" office:value-type="float"/>
          <table:table-cell office:value="0.7136526519260159" office:value-type="float"/>
          <table:table-cell office:value="0.49371714471218736" office:value-type="float"/>
          <table:table-cell office:value="0.494283133880593" office:value-type="float"/>
          <table:table-cell office:value="0.5182952384689354" office:value-type="float"/>
          <table:table-cell office:value="0.5235915727269493" office:value-type="float"/>
          <table:table-cell office:value="0.5526243408685625" office:value-type="float"/>
        </table:table-row>
        <table:table-row>
          <table:table-cell office:value-type="string">
            <text:p>rubygems__rubygems</text:p>
          </table:table-cell>
          <table:table-cell office:value="0.6881959968479037" office:value-type="float"/>
          <table:table-cell office:value="0.7732221297958652" office:value-type="float"/>
          <table:table-cell office:value="0.7994121344166574" office:value-type="float"/>
          <table:table-cell office:value="0.8183567681435898" office:value-type="float"/>
          <table:table-cell office:value="0.8858580069523486" office:value-type="float"/>
          <table:table-cell office:value="0.5304757956838665" office:value-type="float"/>
          <table:table-cell office:value="0.5891988046273561" office:value-type="float"/>
          <table:table-cell office:value="0.6031808892312462" office:value-type="float"/>
          <table:table-cell office:value="0.6141431409160985" office:value-type="float"/>
          <table:table-cell office:value="0.6664850126822158" office:value-type="float"/>
          <table:table-cell office:value="0.37119158104326544" office:value-type="float"/>
          <table:table-cell office:value="0.4706588501320765" office:value-type="float"/>
          <table:table-cell office:value="0.48883144641840004" office:value-type="float"/>
          <table:table-cell office:value="0.5090739910793912" office:value-type="float"/>
          <table:table-cell office:value="0.5973444219037827" office:value-type="float"/>
          <table:table-cell office:value="0.5784477501869139" office:value-type="float"/>
          <table:table-cell office:value="0.6370698521908391" office:value-type="float"/>
          <table:table-cell office:value="0.6631855629424964" office:value-type="float"/>
          <table:table-cell office:value="0.6875808121488182" office:value-type="float"/>
          <table:table-cell office:value="0.7329134108461257" office:value-type="float"/>
          <table:table-cell office:value="0.35744202325273444" office:value-type="float"/>
          <table:table-cell office:value="0.48415950034705996" office:value-type="float"/>
          <table:table-cell office:value="0.5043902740521115" office:value-type="float"/>
          <table:table-cell office:value="0.5245450223409934" office:value-type="float"/>
          <table:table-cell office:value="0.5925689387389367" office:value-type="float"/>
        </table:table-row>
        <table:table-row>
          <table:table-cell office:value-type="string">
            <text:p>douban__code</text:p>
          </table:table-cell>
          <table:table-cell office:value="0.722356806087606" office:value-type="float"/>
          <table:table-cell office:value="0.7386843581262148" office:value-type="float"/>
          <table:table-cell office:value="0.7464842026485058" office:value-type="float"/>
          <table:table-cell office:value="0.7476280875752537" office:value-type="float"/>
          <table:table-cell office:value="0.7556446715703857" office:value-type="float"/>
          <table:table-cell office:value="0.5923005138711712" office:value-type="float"/>
          <table:table-cell office:value="0.5998542570332064" office:value-type="float"/>
          <table:table-cell office:value="0.604969615631535" office:value-type="float"/>
          <table:table-cell office:value="0.6060284214365613" office:value-type="float"/>
          <table:table-cell office:value="0.6155254182316051" office:value-type="float"/>
          <table:table-cell office:value="0.45576612575552433" office:value-type="float"/>
          <table:table-cell office:value="0.46864782576774616" office:value-type="float"/>
          <table:table-cell office:value="0.48698599745635174" office:value-type="float"/>
          <table:table-cell office:value="0.5044281705975876" office:value-type="float"/>
          <table:table-cell office:value="0.5418903553953469" office:value-type="float"/>
          <table:table-cell office:value="0.647947678951891" office:value-type="float"/>
          <table:table-cell office:value="0.6729818819779553" office:value-type="float"/>
          <table:table-cell office:value="0.6735854192812745" office:value-type="float"/>
          <table:table-cell office:value="0.6815229238630425" office:value-type="float"/>
          <table:table-cell office:value="0.6974402636175981" office:value-type="float"/>
          <table:table-cell office:value="0.456071127709574" office:value-type="float"/>
          <table:table-cell office:value="0.505078242764378" office:value-type="float"/>
          <table:table-cell office:value="0.5090305379907091" office:value-type="float"/>
          <table:table-cell office:value="0.5173067191116278" office:value-type="float"/>
          <table:table-cell office:value="0.5389808122890432" office:value-type="float"/>
        </table:table-row>
        <table:table-row>
          <table:table-cell office:value-type="string">
            <text:p>millermedeiros__js-signals</text:p>
          </table:table-cell>
          <table:table-cell office:value="0.7937959871770875" office:value-type="float"/>
          <table:table-cell office:value="0.7950770790120215" office:value-type="float"/>
          <table:table-cell office:value="0.8123161232124376" office:value-type="float"/>
          <table:table-cell office:value="0.8205320398731709" office:value-type="float"/>
          <table:table-cell office:value="0.820680081550276" office:value-type="float"/>
          <table:table-cell office:value="0.5560810198631545" office:value-type="float"/>
          <table:table-cell office:value="0.5820766149771066" office:value-type="float"/>
          <table:table-cell office:value="0.6134725663595165" office:value-type="float"/>
          <table:table-cell office:value="0.6249723819029699" office:value-type="float"/>
          <table:table-cell office:value="0.6336595526236637" office:value-type="float"/>
          <table:table-cell office:value="0.43272413310070074" office:value-type="float"/>
          <table:table-cell office:value="0.43403506644008133" office:value-type="float"/>
          <table:table-cell office:value="0.4342555855853305" office:value-type="float"/>
          <table:table-cell office:value="0.43626120435453697" office:value-type="float"/>
          <table:table-cell office:value="0.4946414874543364" office:value-type="float"/>
          <table:table-cell office:value="0.5697977026660357" office:value-type="float"/>
          <table:table-cell office:value="0.6039890147448036" office:value-type="float"/>
          <table:table-cell office:value="0.6045773715695213" office:value-type="float"/>
          <table:table-cell office:value="0.6461142490492062" office:value-type="float"/>
          <table:table-cell office:value="0.6740842034953122" office:value-type="float"/>
          <table:table-cell office:value="0.4854231448925587" office:value-type="float"/>
          <table:table-cell office:value="0.5144675088689482" office:value-type="float"/>
          <table:table-cell office:value="0.5238288042464949" office:value-type="float"/>
          <table:table-cell office:value="0.5246248744246509" office:value-type="float"/>
          <table:table-cell office:value="0.5420825185360509" office:value-type="float"/>
        </table:table-row>
        <table:table-row>
          <table:table-cell office:value-type="string">
            <text:p>getify__LABjs</text:p>
          </table:table-cell>
          <table:table-cell office:value="0.7735202238351535" office:value-type="float"/>
          <table:table-cell office:value="0.802177102408691" office:value-type="float"/>
          <table:table-cell office:value="0.8162976778792264" office:value-type="float"/>
          <table:table-cell office:value="0.8277530330316284" office:value-type="float"/>
          <table:table-cell office:value="0.8754188524323897" office:value-type="float"/>
          <table:table-cell office:value="0.5505399078443182" office:value-type="float"/>
          <table:table-cell office:value="0.5797146389211665" office:value-type="float"/>
          <table:table-cell office:value="0.5960564032718857" office:value-type="float"/>
          <table:table-cell office:value="0.6168673675860987" office:value-type="float"/>
          <table:table-cell office:value="0.6548015600864037" office:value-type="float"/>
          <table:table-cell office:value="0.40613962307984164" office:value-type="float"/>
          <table:table-cell office:value="0.4486626803729796" office:value-type="float"/>
          <table:table-cell office:value="0.47705199805361725" office:value-type="float"/>
          <table:table-cell office:value="0.4921768682574623" office:value-type="float"/>
          <table:table-cell office:value="0.5369802758345583" office:value-type="float"/>
          <table:table-cell office:value="0.5549085676120311" office:value-type="float"/>
          <table:table-cell office:value="0.6094228678926366" office:value-type="float"/>
          <table:table-cell office:value="0.6362038451315862" office:value-type="float"/>
          <table:table-cell office:value="0.6593630376345035" office:value-type="float"/>
          <table:table-cell office:value="0.7099549881583422" office:value-type="float"/>
          <table:table-cell office:value="0.47606902593139216" office:value-type="float"/>
          <table:table-cell office:value="0.4946473435187411" office:value-type="float"/>
          <table:table-cell office:value="0.5114489030853832" office:value-type="float"/>
          <table:table-cell office:value="0.5371092732173095" office:value-type="float"/>
          <table:table-cell office:value="0.5801792520396143" office:value-type="float"/>
        </table:table-row>
        <table:table-row>
          <table:table-cell office:value-type="string">
            <text:p>fsnotify__fsnotify</text:p>
          </table:table-cell>
          <table:table-cell office:value="0.7232855311803201" office:value-type="float"/>
          <table:table-cell office:value="0.775467346764088" office:value-type="float"/>
          <table:table-cell office:value="0.7980546815343225" office:value-type="float"/>
          <table:table-cell office:value="0.8249546154118008" office:value-type="float"/>
          <table:table-cell office:value="0.8558073588859222" office:value-type="float"/>
          <table:table-cell office:value="0.5450426241435365" office:value-type="float"/>
          <table:table-cell office:value="0.5776562536261173" office:value-type="float"/>
          <table:table-cell office:value="0.5955132809736681" office:value-type="float"/>
          <table:table-cell office:value="0.6139455388008436" office:value-type="float"/>
          <table:table-cell office:value="0.6721101834030984" office:value-type="float"/>
          <table:table-cell office:value="0.36013814841082803" office:value-type="float"/>
          <table:table-cell office:value="0.4441876268379691" office:value-type="float"/>
          <table:table-cell office:value="0.46623702143788737" office:value-type="float"/>
          <table:table-cell office:value="0.48521919306098993" office:value-type="float"/>
          <table:table-cell office:value="0.561879668488195" office:value-type="float"/>
          <table:table-cell office:value="0.5710635299463764" office:value-type="float"/>
          <table:table-cell office:value="0.6168406578524508" office:value-type="float"/>
          <table:table-cell office:value="0.6430576821500256" office:value-type="float"/>
          <table:table-cell office:value="0.6573453542068596" office:value-type="float"/>
          <table:table-cell office:value="0.6967046003210045" office:value-type="float"/>
          <table:table-cell office:value="0.4235378238104615" office:value-type="float"/>
          <table:table-cell office:value="0.4734426835382939" office:value-type="float"/>
          <table:table-cell office:value="0.49262216562149835" office:value-type="float"/>
          <table:table-cell office:value="0.5121777753940611" office:value-type="float"/>
          <table:table-cell office:value="0.5608908227077752" office:value-type="float"/>
        </table:table-row>
        <table:table-row>
          <table:table-cell office:value-type="string">
            <text:p>mhagger__git-imerge</text:p>
          </table:table-cell>
          <table:table-cell office:value="0.7106766962305736" office:value-type="float"/>
          <table:table-cell office:value="0.7738140306786113" office:value-type="float"/>
          <table:table-cell office:value="0.7937646735123792" office:value-type="float"/>
          <table:table-cell office:value="0.8172036381448571" office:value-type="float"/>
          <table:table-cell office:value="0.8356808368790599" office:value-type="float"/>
          <table:table-cell office:value="0.5357914599579398" office:value-type="float"/>
          <table:table-cell office:value="0.5815642760607137" office:value-type="float"/>
          <table:table-cell office:value="0.6067644168896718" office:value-type="float"/>
          <table:table-cell office:value="0.6200186669461001" office:value-type="float"/>
          <table:table-cell office:value="0.6635273345259276" office:value-type="float"/>
          <table:table-cell office:value="0.3992097678944528" office:value-type="float"/>
          <table:table-cell office:value="0.4472097298081852" office:value-type="float"/>
          <table:table-cell office:value="0.4609028820044317" office:value-type="float"/>
          <table:table-cell office:value="0.4673293213596214" office:value-type="float"/>
          <table:table-cell office:value="0.5224954777336159" office:value-type="float"/>
          <table:table-cell office:value="0.6060345975772078" office:value-type="float"/>
          <table:table-cell office:value="0.6257892285542255" office:value-type="float"/>
          <table:table-cell office:value="0.6406901416444845" office:value-type="float"/>
          <table:table-cell office:value="0.6670354399223173" office:value-type="float"/>
          <table:table-cell office:value="0.7058876108568175" office:value-type="float"/>
          <table:table-cell office:value="0.4692621256472678" office:value-type="float"/>
          <table:table-cell office:value="0.48703943794824783" office:value-type="float"/>
          <table:table-cell office:value="0.5036680952086933" office:value-type="float"/>
          <table:table-cell office:value="0.5195642977625736" office:value-type="float"/>
          <table:table-cell office:value="0.5862997380382543" office:value-type="float"/>
        </table:table-row>
        <table:table-row>
          <table:table-cell office:value-type="string">
            <text:p>Mechazawa__FuckFuckAdblock</text:p>
          </table:table-cell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8151283708575419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6447042328017498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5793233065196879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7106593377266808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5353845339600511" office:value-type="float"/>
        </table:table-row>
        <table:table-row>
          <table:table-cell office:value-type="string">
            <text:p>rasmusbergpalm__DeepLearnToolbox</text:p>
          </table:table-cell>
          <table:table-cell office:value="0.7446239970171504" office:value-type="float"/>
          <table:table-cell office:value="0.7669609263416669" office:value-type="float"/>
          <table:table-cell office:value="0.7845771918740795" office:value-type="float"/>
          <table:table-cell office:value="0.7973717222768026" office:value-type="float"/>
          <table:table-cell office:value="0.821351718680393" office:value-type="float"/>
          <table:table-cell office:value="0.5855066015159476" office:value-type="float"/>
          <table:table-cell office:value="0.6064509992000219" office:value-type="float"/>
          <table:table-cell office:value="0.6155045859235657" office:value-type="float"/>
          <table:table-cell office:value="0.6276675770921231" office:value-type="float"/>
          <table:table-cell office:value="0.6583033189179851" office:value-type="float"/>
          <table:table-cell office:value="0.4526319912230179" office:value-type="float"/>
          <table:table-cell office:value="0.4781050643810021" office:value-type="float"/>
          <table:table-cell office:value="0.4896824841522023" office:value-type="float"/>
          <table:table-cell office:value="0.4949652948380123" office:value-type="float"/>
          <table:table-cell office:value="0.5262570346372208" office:value-type="float"/>
          <table:table-cell office:value="0.6009869038080483" office:value-type="float"/>
          <table:table-cell office:value="0.6181954259064855" office:value-type="float"/>
          <table:table-cell office:value="0.6302331258985382" office:value-type="float"/>
          <table:table-cell office:value="0.6388725530166952" office:value-type="float"/>
          <table:table-cell office:value="0.6859290477856197" office:value-type="float"/>
          <table:table-cell office:value="0.42374874538616225" office:value-type="float"/>
          <table:table-cell office:value="0.4604115230857957" office:value-type="float"/>
          <table:table-cell office:value="0.48379979608007273" office:value-type="float"/>
          <table:table-cell office:value="0.5098838339870151" office:value-type="float"/>
          <table:table-cell office:value="0.532242959417841" office:value-type="float"/>
        </table:table-row>
        <table:table-row>
          <table:table-cell office:value-type="string">
            <text:p>erikdoe__ocmock</text:p>
          </table:table-cell>
          <table:table-cell office:value="0.7137486535613516" office:value-type="float"/>
          <table:table-cell office:value="0.779568250439062" office:value-type="float"/>
          <table:table-cell office:value="0.7969544260177924" office:value-type="float"/>
          <table:table-cell office:value="0.8109475310433718" office:value-type="float"/>
          <table:table-cell office:value="0.8340434309313094" office:value-type="float"/>
          <table:table-cell office:value="0.5250156013011246" office:value-type="float"/>
          <table:table-cell office:value="0.5756122703128932" office:value-type="float"/>
          <table:table-cell office:value="0.5953245323296312" office:value-type="float"/>
          <table:table-cell office:value="0.6097489119635288" office:value-type="float"/>
          <table:table-cell office:value="0.6468520486375483" office:value-type="float"/>
          <table:table-cell office:value="0.400640089276821" office:value-type="float"/>
          <table:table-cell office:value="0.44565767394602174" office:value-type="float"/>
          <table:table-cell office:value="0.4624102792794858" office:value-type="float"/>
          <table:table-cell office:value="0.4736275357098325" office:value-type="float"/>
          <table:table-cell office:value="0.5314830065091652" office:value-type="float"/>
          <table:table-cell office:value="0.5861518426739591" office:value-type="float"/>
          <table:table-cell office:value="0.6212769694393656" office:value-type="float"/>
          <table:table-cell office:value="0.635889324804848" office:value-type="float"/>
          <table:table-cell office:value="0.6531422011425443" office:value-type="float"/>
          <table:table-cell office:value="0.7173890674565789" office:value-type="float"/>
          <table:table-cell office:value="0.3620798370151811" office:value-type="float"/>
          <table:table-cell office:value="0.4499910974225959" office:value-type="float"/>
          <table:table-cell office:value="0.47408962802462684" office:value-type="float"/>
          <table:table-cell office:value="0.4899514352671789" office:value-type="float"/>
          <table:table-cell office:value="0.5227855364108115" office:value-type="float"/>
        </table:table-row>
        <table:table-row>
          <table:table-cell office:value-type="string">
            <text:p>gmoledina__GMGridView</text:p>
          </table:table-cell>
          <table:table-cell office:value="0.7363301008337562" office:value-type="float"/>
          <table:table-cell office:value="0.7876080691655242" office:value-type="float"/>
          <table:table-cell office:value="0.8043217285074817" office:value-type="float"/>
          <table:table-cell office:value="0.821862089564464" office:value-type="float"/>
          <table:table-cell office:value="0.8416945914749779" office:value-type="float"/>
          <table:table-cell office:value="0.5150044740957376" office:value-type="float"/>
          <table:table-cell office:value="0.5665495987197439" office:value-type="float"/>
          <table:table-cell office:value="0.5870086842196586" office:value-type="float"/>
          <table:table-cell office:value="0.6028373394137034" office:value-type="float"/>
          <table:table-cell office:value="0.6718789135077115" office:value-type="float"/>
          <table:table-cell office:value="0.40283562999026573" office:value-type="float"/>
          <table:table-cell office:value="0.44989009431789484" office:value-type="float"/>
          <table:table-cell office:value="0.4761031931143426" office:value-type="float"/>
          <table:table-cell office:value="0.48532255574747213" office:value-type="float"/>
          <table:table-cell office:value="0.5186486830257566" office:value-type="float"/>
          <table:table-cell office:value="0.569072698028831" office:value-type="float"/>
          <table:table-cell office:value="0.6096219513516348" office:value-type="float"/>
          <table:table-cell office:value="0.6315211362350681" office:value-type="float"/>
          <table:table-cell office:value="0.6474797839804673" office:value-type="float"/>
          <table:table-cell office:value="0.7467366090813106" office:value-type="float"/>
          <table:table-cell office:value="0.38403386552273233" office:value-type="float"/>
          <table:table-cell office:value="0.4362529073840431" office:value-type="float"/>
          <table:table-cell office:value="0.46936993812697303" office:value-type="float"/>
          <table:table-cell office:value="0.5087562732439337" office:value-type="float"/>
          <table:table-cell office:value="0.5766260485273685" office:value-type="float"/>
        </table:table-row>
        <table:table-row>
          <table:table-cell office:value-type="string">
            <text:p>karmi__retire</text:p>
          </table:table-cell>
          <table:table-cell office:value="0.7444118648672539" office:value-type="float"/>
          <table:table-cell office:value="0.7954241171204399" office:value-type="float"/>
          <table:table-cell office:value="0.814117383563282" office:value-type="float"/>
          <table:table-cell office:value="0.8299361012351478" office:value-type="float"/>
          <table:table-cell office:value="0.8652878317626234" office:value-type="float"/>
          <table:table-cell office:value="0.5019679694100369" office:value-type="float"/>
          <table:table-cell office:value="0.5821485349755635" office:value-type="float"/>
          <table:table-cell office:value="0.5985028564976821" office:value-type="float"/>
          <table:table-cell office:value="0.6134787717506404" office:value-type="float"/>
          <table:table-cell office:value="0.7314574278587458" office:value-type="float"/>
          <table:table-cell office:value="0.4255938669355941" office:value-type="float"/>
          <table:table-cell office:value="0.4940240411595549" office:value-type="float"/>
          <table:table-cell office:value="0.5172792644166624" office:value-type="float"/>
          <table:table-cell office:value="0.5380260079151565" office:value-type="float"/>
          <table:table-cell office:value="0.6096642734736866" office:value-type="float"/>
          <table:table-cell office:value="0.5369745026810729" office:value-type="float"/>
          <table:table-cell office:value="0.6334147099349992" office:value-type="float"/>
          <table:table-cell office:value="0.6485824689380568" office:value-type="float"/>
          <table:table-cell office:value="0.6641269031382948" office:value-type="float"/>
          <table:table-cell office:value="0.7651752252067578" office:value-type="float"/>
          <table:table-cell office:value="0.4039991694916772" office:value-type="float"/>
          <table:table-cell office:value="0.49200546750914054" office:value-type="float"/>
          <table:table-cell office:value="0.512073161550826" office:value-type="float"/>
          <table:table-cell office:value="0.5316347494567367" office:value-type="float"/>
          <table:table-cell office:value="0.6011234177383429" office:value-type="float"/>
        </table:table-row>
        <table:table-row>
          <table:table-cell office:value-type="string">
            <text:p>hankcs__HanLP</text:p>
          </table:table-cell>
          <table:table-cell office:value="0.6974202267467564" office:value-type="float"/>
          <table:table-cell office:value="0.7223715257884965" office:value-type="float"/>
          <table:table-cell office:value="0.7312830792469386" office:value-type="float"/>
          <table:table-cell office:value="0.7428581264841465" office:value-type="float"/>
          <table:table-cell office:value="0.7981474743988102" office:value-type="float"/>
          <table:table-cell office:value="0.5856464089541366" office:value-type="float"/>
          <table:table-cell office:value="0.5916190013635636" office:value-type="float"/>
          <table:table-cell office:value="0.5999975065600689" office:value-type="float"/>
          <table:table-cell office:value="0.6118313834432516" office:value-type="float"/>
          <table:table-cell office:value="0.61991287765788" office:value-type="float"/>
          <table:table-cell office:value="0.48521850843104364" office:value-type="float"/>
          <table:table-cell office:value="0.4981000711349549" office:value-type="float"/>
          <table:table-cell office:value="0.5046733617831601" office:value-type="float"/>
          <table:table-cell office:value="0.5105891883680808" office:value-type="float"/>
          <table:table-cell office:value="0.5360519585816559" office:value-type="float"/>
          <table:table-cell office:value="0.6591504021237461" office:value-type="float"/>
          <table:table-cell office:value="0.6811668945273311" office:value-type="float"/>
          <table:table-cell office:value="0.705945263504991" office:value-type="float"/>
          <table:table-cell office:value="0.7085078023132084" office:value-type="float"/>
          <table:table-cell office:value="0.7186468215378893" office:value-type="float"/>
          <table:table-cell office:value="0.3944412064656007" office:value-type="float"/>
          <table:table-cell office:value="0.4410583196694326" office:value-type="float"/>
          <table:table-cell office:value="0.44754280283331976" office:value-type="float"/>
          <table:table-cell office:value="0.4585814415079923" office:value-type="float"/>
          <table:table-cell office:value="0.4874567021858274" office:value-type="float"/>
        </table:table-row>
        <table:table-row>
          <table:table-cell office:value-type="string">
            <text:p>openaphid__android-flip</text:p>
          </table:table-cell>
          <table:table-cell office:value="0.7540387315060295" office:value-type="float"/>
          <table:table-cell office:value="0.7680866103402687" office:value-type="float"/>
          <table:table-cell office:value="0.7946707766807556" office:value-type="float"/>
          <table:table-cell office:value="0.8144297539146597" office:value-type="float"/>
          <table:table-cell office:value="0.8341167352966132" office:value-type="float"/>
          <table:table-cell office:value="0.5530275591786247" office:value-type="float"/>
          <table:table-cell office:value="0.5834319924189504" office:value-type="float"/>
          <table:table-cell office:value="0.5979664618607499" office:value-type="float"/>
          <table:table-cell office:value="0.6003402127593339" office:value-type="float"/>
          <table:table-cell office:value="0.6027888975151208" office:value-type="float"/>
          <table:table-cell office:value="0.4388549503149587" office:value-type="float"/>
          <table:table-cell office:value="0.45151571972891924" office:value-type="float"/>
          <table:table-cell office:value="0.4882248946940645" office:value-type="float"/>
          <table:table-cell office:value="0.5055021342925375" office:value-type="float"/>
          <table:table-cell office:value="0.5809723421779721" office:value-type="float"/>
          <table:table-cell office:value="0.5637243721032166" office:value-type="float"/>
          <table:table-cell office:value="0.6330483747796158" office:value-type="float"/>
          <table:table-cell office:value="0.6600572584174503" office:value-type="float"/>
          <table:table-cell office:value="0.6682588688671974" office:value-type="float"/>
          <table:table-cell office:value="0.6930135064431258" office:value-type="float"/>
          <table:table-cell office:value="0.4193181894655916" office:value-type="float"/>
          <table:table-cell office:value="0.4651632855465354" office:value-type="float"/>
          <table:table-cell office:value="0.4788644284927168" office:value-type="float"/>
          <table:table-cell office:value="0.4992359579508547" office:value-type="float"/>
          <table:table-cell office:value="0.5458778528576411" office:value-type="float"/>
        </table:table-row>
        <table:table-row>
          <table:table-cell office:value-type="string">
            <text:p>mcxiaoke__android-volley</text:p>
          </table:table-cell>
          <table:table-cell office:value="0.7719817807625826" office:value-type="float"/>
          <table:table-cell office:value="0.7721192743921613" office:value-type="float"/>
          <table:table-cell office:value="0.7821981117852648" office:value-type="float"/>
          <table:table-cell office:value="0.7854079599352567" office:value-type="float"/>
          <table:table-cell office:value="0.8027838263511695" office:value-type="float"/>
          <table:table-cell office:value="0.5467092485619766" office:value-type="float"/>
          <table:table-cell office:value="0.5677284041521672" office:value-type="float"/>
          <table:table-cell office:value="0.5701961457821025" office:value-type="float"/>
          <table:table-cell office:value="0.5993973062469918" office:value-type="float"/>
          <table:table-cell office:value="0.6176211370615043" office:value-type="float"/>
          <table:table-cell office:value="0.4948177555159801" office:value-type="float"/>
          <table:table-cell office:value="0.5052044798589824" office:value-type="float"/>
          <table:table-cell office:value="0.506667259236685" office:value-type="float"/>
          <table:table-cell office:value="0.5070177203719115" office:value-type="float"/>
          <table:table-cell office:value="0.5272590422671234" office:value-type="float"/>
          <table:table-cell office:value="0.6076596059626911" office:value-type="float"/>
          <table:table-cell office:value="0.643353769403289" office:value-type="float"/>
          <table:table-cell office:value="0.6484411405469802" office:value-type="float"/>
          <table:table-cell office:value="0.651876016071395" office:value-type="float"/>
          <table:table-cell office:value="0.7042791233149494" office:value-type="float"/>
          <table:table-cell office:value="0.4299011550999307" office:value-type="float"/>
          <table:table-cell office:value="0.44644283995253364" office:value-type="float"/>
          <table:table-cell office:value="0.4468933483171017" office:value-type="float"/>
          <table:table-cell office:value="0.4572084654281002" office:value-type="float"/>
          <table:table-cell office:value="0.5327008014229972" office:value-type="float"/>
        </table:table-row>
        <table:table-row>
          <table:table-cell office:value-type="string">
            <text:p>liferay__alloy-ui</text:p>
          </table:table-cell>
          <table:table-cell office:value="0.7959609338035066" office:value-type="float"/>
          <table:table-cell office:value="0.8013546161316081" office:value-type="float"/>
          <table:table-cell office:value="0.8079532618701223" office:value-type="float"/>
          <table:table-cell office:value="0.8118771061989172" office:value-type="float"/>
          <table:table-cell office:value="0.8449593663188206" office:value-type="float"/>
          <table:table-cell office:value="0.600244217124901" office:value-type="float"/>
          <table:table-cell office:value="0.6481861757604258" office:value-type="float"/>
          <table:table-cell office:value="0.6589922762864284" office:value-type="float"/>
          <table:table-cell office:value="0.6790072097313602" office:value-type="float"/>
          <table:table-cell office:value="0.7185168184513631" office:value-type="float"/>
          <table:table-cell office:value="0.49180857213549645" office:value-type="float"/>
          <table:table-cell office:value="0.5085705670399705" office:value-type="float"/>
          <table:table-cell office:value="0.5087907583058747" office:value-type="float"/>
          <table:table-cell office:value="0.5193582226064397" office:value-type="float"/>
          <table:table-cell office:value="0.5565671191702068" office:value-type="float"/>
          <table:table-cell office:value="0.6500889769039794" office:value-type="float"/>
          <table:table-cell office:value="0.6725513940711563" office:value-type="float"/>
          <table:table-cell office:value="0.675647651635639" office:value-type="float"/>
          <table:table-cell office:value="0.7145982296422863" office:value-type="float"/>
          <table:table-cell office:value="0.7721763013758325" office:value-type="float"/>
          <table:table-cell office:value="0.49105230363715613" office:value-type="float"/>
          <table:table-cell office:value="0.5258673579652712" office:value-type="float"/>
          <table:table-cell office:value="0.5299302602857628" office:value-type="float"/>
          <table:table-cell office:value="0.5349782461907334" office:value-type="float"/>
          <table:table-cell office:value="0.5860162164672014" office:value-type="float"/>
        </table:table-row>
        <table:table-row>
          <table:table-cell office:value-type="string">
            <text:p>kartik-v__bootstrap-fileinput</text:p>
          </table:table-cell>
          <table:table-cell office:value="0.7289815475257355" office:value-type="float"/>
          <table:table-cell office:value="0.7689707061876817" office:value-type="float"/>
          <table:table-cell office:value="0.7923640672148949" office:value-type="float"/>
          <table:table-cell office:value="0.8126642091154308" office:value-type="float"/>
          <table:table-cell office:value="0.8370364363336944" office:value-type="float"/>
          <table:table-cell office:value="0.5272940643944252" office:value-type="float"/>
          <table:table-cell office:value="0.5784943241115499" office:value-type="float"/>
          <table:table-cell office:value="0.5953442354910834" office:value-type="float"/>
          <table:table-cell office:value="0.6066331517927142" office:value-type="float"/>
          <table:table-cell office:value="0.6538548243833823" office:value-type="float"/>
          <table:table-cell office:value="0.4200679982191815" office:value-type="float"/>
          <table:table-cell office:value="0.45164422688591055" office:value-type="float"/>
          <table:table-cell office:value="0.47666767301882607" office:value-type="float"/>
          <table:table-cell office:value="0.5008183028033897" office:value-type="float"/>
          <table:table-cell office:value="0.5977359964914869" office:value-type="float"/>
          <table:table-cell office:value="0.591179036946579" office:value-type="float"/>
          <table:table-cell office:value="0.6279904897907136" office:value-type="float"/>
          <table:table-cell office:value="0.647999332596374" office:value-type="float"/>
          <table:table-cell office:value="0.670224362878913" office:value-type="float"/>
          <table:table-cell office:value="0.7189547125786764" office:value-type="float"/>
          <table:table-cell office:value="0.37008762112272037" office:value-type="float"/>
          <table:table-cell office:value="0.4631712770433928" office:value-type="float"/>
          <table:table-cell office:value="0.48678319134323883" office:value-type="float"/>
          <table:table-cell office:value="0.5160135029485622" office:value-type="float"/>
          <table:table-cell office:value="0.5843123936217233" office:value-type="float"/>
        </table:table-row>
        <table:table-row>
          <table:table-cell office:value-type="string">
            <text:p>SeleniumHQ__docker-selenium</text:p>
          </table:table-cell>
          <table:table-cell office:value="0.6928465596995009" office:value-type="float"/>
          <table:table-cell office:value="0.745039915082591" office:value-type="float"/>
          <table:table-cell office:value="0.7731599525640208" office:value-type="float"/>
          <table:table-cell office:value="0.7943605618333672" office:value-type="float"/>
          <table:table-cell office:value="0.8277354361198113" office:value-type="float"/>
          <table:table-cell office:value="0.5284277901307142" office:value-type="float"/>
          <table:table-cell office:value="0.5798793428470805" office:value-type="float"/>
          <table:table-cell office:value="0.5950838369303582" office:value-type="float"/>
          <table:table-cell office:value="0.6128560921709325" office:value-type="float"/>
          <table:table-cell office:value="0.6642256028628467" office:value-type="float"/>
          <table:table-cell office:value="0.40483912866091787" office:value-type="float"/>
          <table:table-cell office:value="0.45488295091880504" office:value-type="float"/>
          <table:table-cell office:value="0.4764231660561914" office:value-type="float"/>
          <table:table-cell office:value="0.49403243340374614" office:value-type="float"/>
          <table:table-cell office:value="0.5520478992195136" office:value-type="float"/>
          <table:table-cell office:value="0.5338345890836114" office:value-type="float"/>
          <table:table-cell office:value="0.6031437308073355" office:value-type="float"/>
          <table:table-cell office:value="0.6191464100682004" office:value-type="float"/>
          <table:table-cell office:value="0.6428609947059861" office:value-type="float"/>
          <table:table-cell office:value="0.7426596977969198" office:value-type="float"/>
          <table:table-cell office:value="0.3347677529643761" office:value-type="float"/>
          <table:table-cell office:value="0.4717843558404309" office:value-type="float"/>
          <table:table-cell office:value="0.4985440579552154" office:value-type="float"/>
          <table:table-cell office:value="0.5258002260827446" office:value-type="float"/>
          <table:table-cell office:value="0.5980885635298542" office:value-type="float"/>
        </table:table-row>
        <table:table-row>
          <table:table-cell office:value-type="string">
            <text:p>moneyphp__money</text:p>
          </table:table-cell>
          <table:table-cell office:value="0.7573695646344173" office:value-type="float"/>
          <table:table-cell office:value="0.8008139575281592" office:value-type="float"/>
          <table:table-cell office:value="0.8156989882414263" office:value-type="float"/>
          <table:table-cell office:value="0.8233525492003371" office:value-type="float"/>
          <table:table-cell office:value="0.8445973411495411" office:value-type="float"/>
          <table:table-cell office:value="0.5524508308213412" office:value-type="float"/>
          <table:table-cell office:value="0.5819893031209438" office:value-type="float"/>
          <table:table-cell office:value="0.6008106715337717" office:value-type="float"/>
          <table:table-cell office:value="0.6099231290239411" office:value-type="float"/>
          <table:table-cell office:value="0.6336968091860657" office:value-type="float"/>
          <table:table-cell office:value="0.4370589115801924" office:value-type="float"/>
          <table:table-cell office:value="0.4591838716214378" office:value-type="float"/>
          <table:table-cell office:value="0.49377410135372723" office:value-type="float"/>
          <table:table-cell office:value="0.5094924327264904" office:value-type="float"/>
          <table:table-cell office:value="0.5314159064379254" office:value-type="float"/>
          <table:table-cell office:value="0.5740321913862108" office:value-type="float"/>
          <table:table-cell office:value="0.6233618154949239" office:value-type="float"/>
          <table:table-cell office:value="0.6342227221907717" office:value-type="float"/>
          <table:table-cell office:value="0.6561476383097067" office:value-type="float"/>
          <table:table-cell office:value="0.6793141384580457" office:value-type="float"/>
          <table:table-cell office:value="0.46676312809961185" office:value-type="float"/>
          <table:table-cell office:value="0.4916529368316659" office:value-type="float"/>
          <table:table-cell office:value="0.5164337111936469" office:value-type="float"/>
          <table:table-cell office:value="0.5272359596918847" office:value-type="float"/>
          <table:table-cell office:value="0.5672201925680884" office:value-type="float"/>
        </table:table-row>
        <table:table-row>
          <table:table-cell office:value-type="string">
            <text:p>jescalan__roots</text:p>
          </table:table-cell>
          <table:table-cell office:value="0.7335666910287026" office:value-type="float"/>
          <table:table-cell office:value="0.7902149182425222" office:value-type="float"/>
          <table:table-cell office:value="0.8072175781573521" office:value-type="float"/>
          <table:table-cell office:value="0.8208491946729546" office:value-type="float"/>
          <table:table-cell office:value="0.8621931281424561" office:value-type="float"/>
          <table:table-cell office:value="0.5314809218287759" office:value-type="float"/>
          <table:table-cell office:value="0.5731771384883638" office:value-type="float"/>
          <table:table-cell office:value="0.5884645274025809" office:value-type="float"/>
          <table:table-cell office:value="0.610527086934779" office:value-type="float"/>
          <table:table-cell office:value="0.6756085563413247" office:value-type="float"/>
          <table:table-cell office:value="0.37747308606969365" office:value-type="float"/>
          <table:table-cell office:value="0.46502457835963945" office:value-type="float"/>
          <table:table-cell office:value="0.48756797457305845" office:value-type="float"/>
          <table:table-cell office:value="0.5107388330615725" office:value-type="float"/>
          <table:table-cell office:value="0.6157063537592757" office:value-type="float"/>
          <table:table-cell office:value="0.5738934487589815" office:value-type="float"/>
          <table:table-cell office:value="0.6201106786042323" office:value-type="float"/>
          <table:table-cell office:value="0.6446325686925292" office:value-type="float"/>
          <table:table-cell office:value="0.6712620144235641" office:value-type="float"/>
          <table:table-cell office:value="0.7638666022307085" office:value-type="float"/>
          <table:table-cell office:value="0.37526652664092475" office:value-type="float"/>
          <table:table-cell office:value="0.47006065569081673" office:value-type="float"/>
          <table:table-cell office:value="0.4990811036439601" office:value-type="float"/>
          <table:table-cell office:value="0.5248137265211538" office:value-type="float"/>
          <table:table-cell office:value="0.6360615927201879" office:value-type="float"/>
        </table:table-row>
        <table:table-row>
          <table:table-cell office:value-type="string">
            <text:p>cryptomator__cryptomator</text:p>
          </table:table-cell>
          <table:table-cell office:value="0.6869009059442815" office:value-type="float"/>
          <table:table-cell office:value="0.7462805090230233" office:value-type="float"/>
          <table:table-cell office:value="0.78300770098947" office:value-type="float"/>
          <table:table-cell office:value="0.8074204340701268" office:value-type="float"/>
          <table:table-cell office:value="0.8651535365331611" office:value-type="float"/>
          <table:table-cell office:value="0.5274169997555928" office:value-type="float"/>
          <table:table-cell office:value="0.5798665031927913" office:value-type="float"/>
          <table:table-cell office:value="0.5955199891293652" office:value-type="float"/>
          <table:table-cell office:value="0.6158432024533474" office:value-type="float"/>
          <table:table-cell office:value="0.6773635302083589" office:value-type="float"/>
          <table:table-cell office:value="0.38443188570388287" office:value-type="float"/>
          <table:table-cell office:value="0.4371396242393918" office:value-type="float"/>
          <table:table-cell office:value="0.463242758683985" office:value-type="float"/>
          <table:table-cell office:value="0.47854295464271296" office:value-type="float"/>
          <table:table-cell office:value="0.5540254847479869" office:value-type="float"/>
          <table:table-cell office:value="0.546786269986469" office:value-type="float"/>
          <table:table-cell office:value="0.599649685011572" office:value-type="float"/>
          <table:table-cell office:value="0.6259048635084999" office:value-type="float"/>
          <table:table-cell office:value="0.6626889668661643" office:value-type="float"/>
          <table:table-cell office:value="0.7273102732741912" office:value-type="float"/>
          <table:table-cell office:value="0.3803005828292002" office:value-type="float"/>
          <table:table-cell office:value="0.4710008112821552" office:value-type="float"/>
          <table:table-cell office:value="0.514231841056616" office:value-type="float"/>
          <table:table-cell office:value="0.5386930805163852" office:value-type="float"/>
          <table:table-cell office:value="0.5950853483258858" office:value-type="float"/>
        </table:table-row>
        <table:table-row>
          <table:table-cell office:value-type="string">
            <text:p>ant-design__ant-design</text:p>
          </table:table-cell>
          <table:table-cell office:value="0.7007673756773292" office:value-type="float"/>
          <table:table-cell office:value="0.7602947945530456" office:value-type="float"/>
          <table:table-cell office:value="0.7885004508998191" office:value-type="float"/>
          <table:table-cell office:value="0.8085966909612866" office:value-type="float"/>
          <table:table-cell office:value="0.8640544183021382" office:value-type="float"/>
          <table:table-cell office:value="0.4890524365144998" office:value-type="float"/>
          <table:table-cell office:value="0.5791882598787423" office:value-type="float"/>
          <table:table-cell office:value="0.5938173720843984" office:value-type="float"/>
          <table:table-cell office:value="0.6069118146650838" office:value-type="float"/>
          <table:table-cell office:value="0.7021702261401966" office:value-type="float"/>
          <table:table-cell office:value="0.4067586242027882" office:value-type="float"/>
          <table:table-cell office:value="0.4675280852805908" office:value-type="float"/>
          <table:table-cell office:value="0.4881474866964961" office:value-type="float"/>
          <table:table-cell office:value="0.5054432024950813" office:value-type="float"/>
          <table:table-cell office:value="0.5934429777421991" office:value-type="float"/>
          <table:table-cell office:value="0.5521543938692841" office:value-type="float"/>
          <table:table-cell office:value="0.6250646064183039" office:value-type="float"/>
          <table:table-cell office:value="0.6453465872161523" office:value-type="float"/>
          <table:table-cell office:value="0.6714907312190845" office:value-type="float"/>
          <table:table-cell office:value="0.7522677418133874" office:value-type="float"/>
          <table:table-cell office:value="0.3470944259571307" office:value-type="float"/>
          <table:table-cell office:value="0.44355834180569764" office:value-type="float"/>
          <table:table-cell office:value="0.4772620002373015" office:value-type="float"/>
          <table:table-cell office:value="0.5050969165155439" office:value-type="float"/>
          <table:table-cell office:value="0.5691480737388377" office:value-type="float"/>
        </table:table-row>
        <table:table-row>
          <table:table-cell office:value-type="string">
            <text:p>h5bp__mobile-boilerplate</text:p>
          </table:table-cell>
          <table:table-cell office:value="0.7420813941033568" office:value-type="float"/>
          <table:table-cell office:value="0.8068723181369862" office:value-type="float"/>
          <table:table-cell office:value="0.8101096232543725" office:value-type="float"/>
          <table:table-cell office:value="0.8181862115781995" office:value-type="float"/>
          <table:table-cell office:value="0.8477948777047282" office:value-type="float"/>
          <table:table-cell office:value="0.6017206127836228" office:value-type="float"/>
          <table:table-cell office:value="0.6136962877383682" office:value-type="float"/>
          <table:table-cell office:value="0.6173733422562028" office:value-type="float"/>
          <table:table-cell office:value="0.6246476566601888" office:value-type="float"/>
          <table:table-cell office:value="0.7207885830453409" office:value-type="float"/>
          <table:table-cell office:value="0.4517235746146081" office:value-type="float"/>
          <table:table-cell office:value="0.4694228330734964" office:value-type="float"/>
          <table:table-cell office:value="0.4911392615111406" office:value-type="float"/>
          <table:table-cell office:value="0.5121404707890258" office:value-type="float"/>
          <table:table-cell office:value="0.5851087593778663" office:value-type="float"/>
          <table:table-cell office:value="0.5887137322153342" office:value-type="float"/>
          <table:table-cell office:value="0.6335993165110101" office:value-type="float"/>
          <table:table-cell office:value="0.6494555636316263" office:value-type="float"/>
          <table:table-cell office:value="0.6725771194151993" office:value-type="float"/>
          <table:table-cell office:value="0.8162194518178528" office:value-type="float"/>
          <table:table-cell office:value="0.5151194976884091" office:value-type="float"/>
          <table:table-cell office:value="0.5309461333150286" office:value-type="float"/>
          <table:table-cell office:value="0.5392657492944312" office:value-type="float"/>
          <table:table-cell office:value="0.546732391011251" office:value-type="float"/>
          <table:table-cell office:value="0.5597571033367665" office:value-type="float"/>
        </table:table-row>
        <table:table-row>
          <table:table-cell office:value-type="string">
            <text:p>gorhill__uBlock</text:p>
          </table:table-cell>
          <table:table-cell office:value="0.708906875455402" office:value-type="float"/>
          <table:table-cell office:value="0.7959732120619983" office:value-type="float"/>
          <table:table-cell office:value="0.8087159127066967" office:value-type="float"/>
          <table:table-cell office:value="0.8200520208196507" office:value-type="float"/>
          <table:table-cell office:value="0.8586224451016968" office:value-type="float"/>
          <table:table-cell office:value="0.5157393874636956" office:value-type="float"/>
          <table:table-cell office:value="0.5766931909427178" office:value-type="float"/>
          <table:table-cell office:value="0.5960229437226856" office:value-type="float"/>
          <table:table-cell office:value="0.6126175516305633" office:value-type="float"/>
          <table:table-cell office:value="0.6874934940573414" office:value-type="float"/>
          <table:table-cell office:value="0.36049676812610804" office:value-type="float"/>
          <table:table-cell office:value="0.45599557202516644" office:value-type="float"/>
          <table:table-cell office:value="0.47629605040338807" office:value-type="float"/>
          <table:table-cell office:value="0.5022315164758081" office:value-type="float"/>
          <table:table-cell office:value="0.5837525379901481" office:value-type="float"/>
          <table:table-cell office:value="0.5548964291855123" office:value-type="float"/>
          <table:table-cell office:value="0.6081573465251009" office:value-type="float"/>
          <table:table-cell office:value="0.6296465769766546" office:value-type="float"/>
          <table:table-cell office:value="0.652810857665252" office:value-type="float"/>
          <table:table-cell office:value="0.7485683868164752" office:value-type="float"/>
          <table:table-cell office:value="0.37478849834818184" office:value-type="float"/>
          <table:table-cell office:value="0.4956234898596072" office:value-type="float"/>
          <table:table-cell office:value="0.516916552026413" office:value-type="float"/>
          <table:table-cell office:value="0.5419940509737594" office:value-type="float"/>
          <table:table-cell office:value="0.614588379800774" office:value-type="float"/>
        </table:table-row>
        <table:table-row>
          <table:table-cell office:value-type="string">
            <text:p>portainer__portainer</text:p>
          </table:table-cell>
          <table:table-cell office:value="0.69438890446378" office:value-type="float"/>
          <table:table-cell office:value="0.7535071422481658" office:value-type="float"/>
          <table:table-cell office:value="0.7832847209734777" office:value-type="float"/>
          <table:table-cell office:value="0.8051516037393982" office:value-type="float"/>
          <table:table-cell office:value="0.8551243413531622" office:value-type="float"/>
          <table:table-cell office:value="0.5291037571955151" office:value-type="float"/>
          <table:table-cell office:value="0.5919780093113287" office:value-type="float"/>
          <table:table-cell office:value="0.6101479054806539" office:value-type="float"/>
          <table:table-cell office:value="0.6197471339036618" office:value-type="float"/>
          <table:table-cell office:value="0.6758642586988912" office:value-type="float"/>
          <table:table-cell office:value="0.3526115157331022" office:value-type="float"/>
          <table:table-cell office:value="0.46460957126306335" office:value-type="float"/>
          <table:table-cell office:value="0.4842122874145646" office:value-type="float"/>
          <table:table-cell office:value="0.5054674287795071" office:value-type="float"/>
          <table:table-cell office:value="0.6085709639578316" office:value-type="float"/>
          <table:table-cell office:value="0.5589644702420586" office:value-type="float"/>
          <table:table-cell office:value="0.6090466923774719" office:value-type="float"/>
          <table:table-cell office:value="0.6348279736637863" office:value-type="float"/>
          <table:table-cell office:value="0.6639281485654875" office:value-type="float"/>
          <table:table-cell office:value="0.7142953558660029" office:value-type="float"/>
          <table:table-cell office:value="0.4007599556450044" office:value-type="float"/>
          <table:table-cell office:value="0.4884432925371113" office:value-type="float"/>
          <table:table-cell office:value="0.5156539347483604" office:value-type="float"/>
          <table:table-cell office:value="0.5367885232687066" office:value-type="float"/>
          <table:table-cell office:value="0.5857739258744673" office:value-type="float"/>
        </table:table-row>
        <table:table-row>
          <table:table-cell office:value-type="string">
            <text:p>1N3__Sn1per</text:p>
          </table:table-cell>
          <table:table-cell office:value="0.7627303038868937" office:value-type="float"/>
          <table:table-cell office:value="0.7857926083710763" office:value-type="float"/>
          <table:table-cell office:value="0.7948754149303179" office:value-type="float"/>
          <table:table-cell office:value="0.8054392790039167" office:value-type="float"/>
          <table:table-cell office:value="0.8409883482346611" office:value-type="float"/>
          <table:table-cell office:value="0.5346065160083178" office:value-type="float"/>
          <table:table-cell office:value="0.6147245304335329" office:value-type="float"/>
          <table:table-cell office:value="0.6348621605403169" office:value-type="float"/>
          <table:table-cell office:value="0.6541315934360215" office:value-type="float"/>
          <table:table-cell office:value="0.6603545348362627" office:value-type="float"/>
          <table:table-cell office:value="0.37366166755419883" office:value-type="float"/>
          <table:table-cell office:value="0.4036202570261328" office:value-type="float"/>
          <table:table-cell office:value="0.4513600853215382" office:value-type="float"/>
          <table:table-cell office:value="0.47691956437828303" office:value-type="float"/>
          <table:table-cell office:value="0.5486083048427319" office:value-type="float"/>
          <table:table-cell office:value="0.6045804858048749" office:value-type="float"/>
          <table:table-cell office:value="0.6381558097889657" office:value-type="float"/>
          <table:table-cell office:value="0.663431618046302" office:value-type="float"/>
          <table:table-cell office:value="0.708545982330588" office:value-type="float"/>
          <table:table-cell office:value="0.7110319401793622" office:value-type="float"/>
          <table:table-cell office:value="0.4426187281966496" office:value-type="float"/>
          <table:table-cell office:value="0.5050953914843583" office:value-type="float"/>
          <table:table-cell office:value="0.528456043613331" office:value-type="float"/>
          <table:table-cell office:value="0.5678026759871274" office:value-type="float"/>
          <table:table-cell office:value="0.5775022073218115" office:value-type="float"/>
        </table:table-row>
        <table:table-row>
          <table:table-cell office:value-type="string">
            <text:p>desandro__classie</text:p>
          </table:table-cell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8060883986748122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6096479455862013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5189088257937958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7232195223137139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5060175672007423" office:value-type="float"/>
        </table:table-row>
        <table:table-row>
          <table:table-cell office:value-type="string">
            <text:p>emberjs__list-view</text:p>
          </table:table-cell>
          <table:table-cell office:value="0.7795101301281657" office:value-type="float"/>
          <table:table-cell office:value="0.7936673842997074" office:value-type="float"/>
          <table:table-cell office:value="0.8044724092044451" office:value-type="float"/>
          <table:table-cell office:value="0.8091121649668578" office:value-type="float"/>
          <table:table-cell office:value="0.8266909719629467" office:value-type="float"/>
          <table:table-cell office:value="0.5175407956802185" office:value-type="float"/>
          <table:table-cell office:value="0.5908935720299128" office:value-type="float"/>
          <table:table-cell office:value="0.6052792215065587" office:value-type="float"/>
          <table:table-cell office:value="0.6167295527072864" office:value-type="float"/>
          <table:table-cell office:value="0.6379459751590935" office:value-type="float"/>
          <table:table-cell office:value="0.43776577289019114" office:value-type="float"/>
          <table:table-cell office:value="0.4621196066614346" office:value-type="float"/>
          <table:table-cell office:value="0.4667823363817996" office:value-type="float"/>
          <table:table-cell office:value="0.4764229998869448" office:value-type="float"/>
          <table:table-cell office:value="0.5068949051235754" office:value-type="float"/>
          <table:table-cell office:value="0.5917664158498768" office:value-type="float"/>
          <table:table-cell office:value="0.6240782457304355" office:value-type="float"/>
          <table:table-cell office:value="0.6387068698061139" office:value-type="float"/>
          <table:table-cell office:value="0.6573791030183582" office:value-type="float"/>
          <table:table-cell office:value="0.7242481446778541" office:value-type="float"/>
          <table:table-cell office:value="0.4262818933998248" office:value-type="float"/>
          <table:table-cell office:value="0.4843287461597239" office:value-type="float"/>
          <table:table-cell office:value="0.4923920586054663" office:value-type="float"/>
          <table:table-cell office:value="0.5034240428078062" office:value-type="float"/>
          <table:table-cell office:value="0.5313648906802095" office:value-type="float"/>
        </table:table-row>
        <table:table-row>
          <table:table-cell office:value-type="string">
            <text:p>kriskowal__q</text:p>
          </table:table-cell>
          <table:table-cell office:value="0.7086702924179212" office:value-type="float"/>
          <table:table-cell office:value="0.7934839521120858" office:value-type="float"/>
          <table:table-cell office:value="0.808424090094519" office:value-type="float"/>
          <table:table-cell office:value="0.8241046875880863" office:value-type="float"/>
          <table:table-cell office:value="0.8540960059315039" office:value-type="float"/>
          <table:table-cell office:value="0.5095224825377858" office:value-type="float"/>
          <table:table-cell office:value="0.5780360298799179" office:value-type="float"/>
          <table:table-cell office:value="0.6002889781734277" office:value-type="float"/>
          <table:table-cell office:value="0.6218140684107045" office:value-type="float"/>
          <table:table-cell office:value="0.6981797480427263" office:value-type="float"/>
          <table:table-cell office:value="0.3754195791410455" office:value-type="float"/>
          <table:table-cell office:value="0.4380303114882156" office:value-type="float"/>
          <table:table-cell office:value="0.45845276968496707" office:value-type="float"/>
          <table:table-cell office:value="0.4827908217837223" office:value-type="float"/>
          <table:table-cell office:value="0.5731505102996399" office:value-type="float"/>
          <table:table-cell office:value="0.5771440974412008" office:value-type="float"/>
          <table:table-cell office:value="0.6232521703070752" office:value-type="float"/>
          <table:table-cell office:value="0.6507050709907722" office:value-type="float"/>
          <table:table-cell office:value="0.6707116030343644" office:value-type="float"/>
          <table:table-cell office:value="0.7347706261275414" office:value-type="float"/>
          <table:table-cell office:value="0.4099517092460124" office:value-type="float"/>
          <table:table-cell office:value="0.479541080146282" office:value-type="float"/>
          <table:table-cell office:value="0.5012086320195298" office:value-type="float"/>
          <table:table-cell office:value="0.5291638915580066" office:value-type="float"/>
          <table:table-cell office:value="0.5725566684433496" office:value-type="float"/>
        </table:table-row>
        <table:table-row>
          <table:table-cell office:value-type="string">
            <text:p>TonicArtos__StickyGridHeaders</text:p>
          </table:table-cell>
          <table:table-cell office:value="0.7111020446362163" office:value-type="float"/>
          <table:table-cell office:value="0.7533649511994764" office:value-type="float"/>
          <table:table-cell office:value="0.7894086856448421" office:value-type="float"/>
          <table:table-cell office:value="0.7966895506737257" office:value-type="float"/>
          <table:table-cell office:value="0.820094237232653" office:value-type="float"/>
          <table:table-cell office:value="0.5244422480081458" office:value-type="float"/>
          <table:table-cell office:value="0.552617234713495" office:value-type="float"/>
          <table:table-cell office:value="0.5715737034651395" office:value-type="float"/>
          <table:table-cell office:value="0.5917761467980853" office:value-type="float"/>
          <table:table-cell office:value="0.6318307371353371" office:value-type="float"/>
          <table:table-cell office:value="0.4361403643525362" office:value-type="float"/>
          <table:table-cell office:value="0.4847000404074098" office:value-type="float"/>
          <table:table-cell office:value="0.4966350681050589" office:value-type="float"/>
          <table:table-cell office:value="0.5088075559437517" office:value-type="float"/>
          <table:table-cell office:value="0.5515915677729788" office:value-type="float"/>
          <table:table-cell office:value="0.6027864871379933" office:value-type="float"/>
          <table:table-cell office:value="0.6271586759409786" office:value-type="float"/>
          <table:table-cell office:value="0.6499811968736504" office:value-type="float"/>
          <table:table-cell office:value="0.656545663365157" office:value-type="float"/>
          <table:table-cell office:value="0.7070055198972375" office:value-type="float"/>
          <table:table-cell office:value="0.34704809715451" office:value-type="float"/>
          <table:table-cell office:value="0.43394435786891605" office:value-type="float"/>
          <table:table-cell office:value="0.44470235945512665" office:value-type="float"/>
          <table:table-cell office:value="0.4981019747480048" office:value-type="float"/>
          <table:table-cell office:value="0.5415344264723612" office:value-type="float"/>
        </table:table-row>
        <table:table-row>
          <table:table-cell office:value-type="string">
            <text:p>equinusocio__material-theme</text:p>
          </table:table-cell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903721045511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6519764494864613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502671146025876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636909136967228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469297639652597" office:value-type="float"/>
        </table:table-row>
        <table:table-row>
          <table:table-cell office:value-type="string">
            <text:p>aws__aws-sdk-js</text:p>
          </table:table-cell>
          <table:table-cell office:value="0.7024946300850607" office:value-type="float"/>
          <table:table-cell office:value="0.7629720368352466" office:value-type="float"/>
          <table:table-cell office:value="0.787595243141344" office:value-type="float"/>
          <table:table-cell office:value="0.8074917978356014" office:value-type="float"/>
          <table:table-cell office:value="0.8651535365331584" office:value-type="float"/>
          <table:table-cell office:value="0.5208451029660213" office:value-type="float"/>
          <table:table-cell office:value="0.575940933881117" office:value-type="float"/>
          <table:table-cell office:value="0.594067097931909" office:value-type="float"/>
          <table:table-cell office:value="0.6110164638106564" office:value-type="float"/>
          <table:table-cell office:value="0.6901908887555379" office:value-type="float"/>
          <table:table-cell office:value="0.3730177697512695" office:value-type="float"/>
          <table:table-cell office:value="0.44698834399492204" office:value-type="float"/>
          <table:table-cell office:value="0.46873614711804124" office:value-type="float"/>
          <table:table-cell office:value="0.49234862196308055" office:value-type="float"/>
          <table:table-cell office:value="0.5645699214239646" office:value-type="float"/>
          <table:table-cell office:value="0.5551943725681932" office:value-type="float"/>
          <table:table-cell office:value="0.618494024258047" office:value-type="float"/>
          <table:table-cell office:value="0.6364796672826201" office:value-type="float"/>
          <table:table-cell office:value="0.6613156105587926" office:value-type="float"/>
          <table:table-cell office:value="0.7443240950307937" office:value-type="float"/>
          <table:table-cell office:value="0.341050099226896" office:value-type="float"/>
          <table:table-cell office:value="0.47023843691136125" office:value-type="float"/>
          <table:table-cell office:value="0.49783444195838256" office:value-type="float"/>
          <table:table-cell office:value="0.5228210145846663" office:value-type="float"/>
          <table:table-cell office:value="0.6326330293773564" office:value-type="float"/>
        </table:table-row>
        <table:table-row>
          <table:table-cell office:value-type="string">
            <text:p>go-gorp__gorp</text:p>
          </table:table-cell>
          <table:table-cell office:value="0.7024493499104433" office:value-type="float"/>
          <table:table-cell office:value="0.7803465286416542" office:value-type="float"/>
          <table:table-cell office:value="0.8116672517689156" office:value-type="float"/>
          <table:table-cell office:value="0.8377692394795964" office:value-type="float"/>
          <table:table-cell office:value="0.8867290826324037" office:value-type="float"/>
          <table:table-cell office:value="0.5197326819424273" office:value-type="float"/>
          <table:table-cell office:value="0.5733491751689203" office:value-type="float"/>
          <table:table-cell office:value="0.5929713633324297" office:value-type="float"/>
          <table:table-cell office:value="0.6132655066134837" office:value-type="float"/>
          <table:table-cell office:value="0.6908394274065235" office:value-type="float"/>
          <table:table-cell office:value="0.4245779312649391" office:value-type="float"/>
          <table:table-cell office:value="0.47159676015726076" office:value-type="float"/>
          <table:table-cell office:value="0.5026838352351373" office:value-type="float"/>
          <table:table-cell office:value="0.5236232024198709" office:value-type="float"/>
          <table:table-cell office:value="0.5758310726157314" office:value-type="float"/>
          <table:table-cell office:value="0.5955180173545714" office:value-type="float"/>
          <table:table-cell office:value="0.6333591648371624" office:value-type="float"/>
          <table:table-cell office:value="0.6531704013600422" office:value-type="float"/>
          <table:table-cell office:value="0.6738590240577658" office:value-type="float"/>
          <table:table-cell office:value="0.7277790475910695" office:value-type="float"/>
          <table:table-cell office:value="0.415996740100451" office:value-type="float"/>
          <table:table-cell office:value="0.48698555265399796" office:value-type="float"/>
          <table:table-cell office:value="0.5140330944981312" office:value-type="float"/>
          <table:table-cell office:value="0.5377212056438214" office:value-type="float"/>
          <table:table-cell office:value="0.580871734024432" office:value-type="float"/>
        </table:table-row>
        <table:table-row>
          <table:table-cell office:value-type="string">
            <text:p>serge-rider__dbeaver</text:p>
          </table:table-cell>
          <table:table-cell office:value="0.6865444475929764" office:value-type="float"/>
          <table:table-cell office:value="0.7252058962575416" office:value-type="float"/>
          <table:table-cell office:value="0.7843463744475827" office:value-type="float"/>
          <table:table-cell office:value="0.8130194372734771" office:value-type="float"/>
          <table:table-cell office:value="0.8628021250658714" office:value-type="float"/>
          <table:table-cell office:value="0.5353810761610219" office:value-type="float"/>
          <table:table-cell office:value="0.5745266095281196" office:value-type="float"/>
          <table:table-cell office:value="0.5877687033982976" office:value-type="float"/>
          <table:table-cell office:value="0.6072728839848271" office:value-type="float"/>
          <table:table-cell office:value="0.6681096066361211" office:value-type="float"/>
          <table:table-cell office:value="0.38056835383296705" office:value-type="float"/>
          <table:table-cell office:value="0.47556476957295685" office:value-type="float"/>
          <table:table-cell office:value="0.4888521774820996" office:value-type="float"/>
          <table:table-cell office:value="0.5099659165295364" office:value-type="float"/>
          <table:table-cell office:value="0.5999438788372644" office:value-type="float"/>
          <table:table-cell office:value="0.5597252421168775" office:value-type="float"/>
          <table:table-cell office:value="0.6239588421288496" office:value-type="float"/>
          <table:table-cell office:value="0.6468274730188078" office:value-type="float"/>
          <table:table-cell office:value="0.6727940087278665" office:value-type="float"/>
          <table:table-cell office:value="0.7623379409013751" office:value-type="float"/>
          <table:table-cell office:value="0.30815892054989447" office:value-type="float"/>
          <table:table-cell office:value="0.4387641058064945" office:value-type="float"/>
          <table:table-cell office:value="0.5014018171976915" office:value-type="float"/>
          <table:table-cell office:value="0.533714282127643" office:value-type="float"/>
          <table:table-cell office:value="0.6233406780559352" office:value-type="float"/>
        </table:table-row>
        <table:table-row>
          <table:table-cell office:value-type="string">
            <text:p>ionic-team__ng-cordova</text:p>
          </table:table-cell>
          <table:table-cell office:value="0.7189520884720645" office:value-type="float"/>
          <table:table-cell office:value="0.7649503721995887" office:value-type="float"/>
          <table:table-cell office:value="0.7846723911521228" office:value-type="float"/>
          <table:table-cell office:value="0.8051754901026965" office:value-type="float"/>
          <table:table-cell office:value="0.849390951470867" office:value-type="float"/>
          <table:table-cell office:value="0.5235614741993813" office:value-type="float"/>
          <table:table-cell office:value="0.5682890876759052" office:value-type="float"/>
          <table:table-cell office:value="0.5852909766817644" office:value-type="float"/>
          <table:table-cell office:value="0.6022585823110367" office:value-type="float"/>
          <table:table-cell office:value="0.665462715651945" office:value-type="float"/>
          <table:table-cell office:value="0.39470209095509257" office:value-type="float"/>
          <table:table-cell office:value="0.4566014872411449" office:value-type="float"/>
          <table:table-cell office:value="0.47402644785554354" office:value-type="float"/>
          <table:table-cell office:value="0.49868589171941385" office:value-type="float"/>
          <table:table-cell office:value="0.5627183050611496" office:value-type="float"/>
          <table:table-cell office:value="0.5615196015693846" office:value-type="float"/>
          <table:table-cell office:value="0.6019107133713428" office:value-type="float"/>
          <table:table-cell office:value="0.6264252202825482" office:value-type="float"/>
          <table:table-cell office:value="0.6486288456780638" office:value-type="float"/>
          <table:table-cell office:value="0.7128096004763003" office:value-type="float"/>
          <table:table-cell office:value="0.38359556209119416" office:value-type="float"/>
          <table:table-cell office:value="0.47449957019676464" office:value-type="float"/>
          <table:table-cell office:value="0.5036902234953097" office:value-type="float"/>
          <table:table-cell office:value="0.5325929402875575" office:value-type="float"/>
          <table:table-cell office:value="0.5939504442745308" office:value-type="float"/>
        </table:table-row>
        <table:table-row>
          <table:table-cell office:value-type="string">
            <text:p>remiprev__her</text:p>
          </table:table-cell>
          <table:table-cell office:value="0.7829502231457381" office:value-type="float"/>
          <table:table-cell office:value="0.8017123882210324" office:value-type="float"/>
          <table:table-cell office:value="0.8136502092869515" office:value-type="float"/>
          <table:table-cell office:value="0.8250559766887314" office:value-type="float"/>
          <table:table-cell office:value="0.8727333227674544" office:value-type="float"/>
          <table:table-cell office:value="0.5377556176225687" office:value-type="float"/>
          <table:table-cell office:value="0.5939312816413628" office:value-type="float"/>
          <table:table-cell office:value="0.6053800276169294" office:value-type="float"/>
          <table:table-cell office:value="0.6246252038229012" office:value-type="float"/>
          <table:table-cell office:value="0.6467923403721577" office:value-type="float"/>
          <table:table-cell office:value="0.45118496597654567" office:value-type="float"/>
          <table:table-cell office:value="0.49648421382009306" office:value-type="float"/>
          <table:table-cell office:value="0.5141974085692009" office:value-type="float"/>
          <table:table-cell office:value="0.529919591473354" office:value-type="float"/>
          <table:table-cell office:value="0.5694742423038673" office:value-type="float"/>
          <table:table-cell office:value="0.607876964712348" office:value-type="float"/>
          <table:table-cell office:value="0.6470386062501404" office:value-type="float"/>
          <table:table-cell office:value="0.6728594600192592" office:value-type="float"/>
          <table:table-cell office:value="0.6886070663849257" office:value-type="float"/>
          <table:table-cell office:value="0.7314410517297248" office:value-type="float"/>
          <table:table-cell office:value="0.4455904527296225" office:value-type="float"/>
          <table:table-cell office:value="0.49904317013698596" office:value-type="float"/>
          <table:table-cell office:value="0.5128961716807959" office:value-type="float"/>
          <table:table-cell office:value="0.5406896296864666" office:value-type="float"/>
          <table:table-cell office:value="0.5872566927192764" office:value-type="float"/>
        </table:table-row>
        <table:table-row>
          <table:table-cell office:value-type="string">
            <text:p>tools__godep</text:p>
          </table:table-cell>
          <table:table-cell office:value="0.6706256562375752" office:value-type="float"/>
          <table:table-cell office:value="0.7462236024726909" office:value-type="float"/>
          <table:table-cell office:value="0.784954824992162" office:value-type="float"/>
          <table:table-cell office:value="0.811212405857513" office:value-type="float"/>
          <table:table-cell office:value="0.8491912885455644" office:value-type="float"/>
          <table:table-cell office:value="0.5407963375951836" office:value-type="float"/>
          <table:table-cell office:value="0.5838602002860016" office:value-type="float"/>
          <table:table-cell office:value="0.5977439334763006" office:value-type="float"/>
          <table:table-cell office:value="0.6176765224672693" office:value-type="float"/>
          <table:table-cell office:value="0.6524088453757372" office:value-type="float"/>
          <table:table-cell office:value="0.37871953545465004" office:value-type="float"/>
          <table:table-cell office:value="0.4534260622650526" office:value-type="float"/>
          <table:table-cell office:value="0.47844595945130974" office:value-type="float"/>
          <table:table-cell office:value="0.49884093546511304" office:value-type="float"/>
          <table:table-cell office:value="0.5411172049861046" office:value-type="float"/>
          <table:table-cell office:value="0.5442675302372791" office:value-type="float"/>
          <table:table-cell office:value="0.6236222928084794" office:value-type="float"/>
          <table:table-cell office:value="0.6472620355672007" office:value-type="float"/>
          <table:table-cell office:value="0.6717572631068989" office:value-type="float"/>
          <table:table-cell office:value="0.7523025108455148" office:value-type="float"/>
          <table:table-cell office:value="0.3928906464203492" office:value-type="float"/>
          <table:table-cell office:value="0.4704516197168028" office:value-type="float"/>
          <table:table-cell office:value="0.4968709054978717" office:value-type="float"/>
          <table:table-cell office:value="0.5244819837762351" office:value-type="float"/>
          <table:table-cell office:value="0.5751123624218926" office:value-type="float"/>
        </table:table-row>
        <table:table-row>
          <table:table-cell office:value-type="string">
            <text:p>d3__d3</text:p>
          </table:table-cell>
          <table:table-cell office:value="0.7702847987010998" office:value-type="float"/>
          <table:table-cell office:value="0.808602625940921" office:value-type="float"/>
          <table:table-cell office:value="0.8193525563129334" office:value-type="float"/>
          <table:table-cell office:value="0.8290099990615405" office:value-type="float"/>
          <table:table-cell office:value="0.8494639425973516" office:value-type="float"/>
          <table:table-cell office:value="0.5451922199840067" office:value-type="float"/>
          <table:table-cell office:value="0.5721791443557716" office:value-type="float"/>
          <table:table-cell office:value="0.5831667684441106" office:value-type="float"/>
          <table:table-cell office:value="0.6018687949506223" office:value-type="float"/>
          <table:table-cell office:value="0.6661552593522455" office:value-type="float"/>
          <table:table-cell office:value="0.403780417729612" office:value-type="float"/>
          <table:table-cell office:value="0.4473555175403491" office:value-type="float"/>
          <table:table-cell office:value="0.47776208131021713" office:value-type="float"/>
          <table:table-cell office:value="0.494564330595655" office:value-type="float"/>
          <table:table-cell office:value="0.5636496059267986" office:value-type="float"/>
          <table:table-cell office:value="0.570250305065233" office:value-type="float"/>
          <table:table-cell office:value="0.622083763455431" office:value-type="float"/>
          <table:table-cell office:value="0.6405885987672004" office:value-type="float"/>
          <table:table-cell office:value="0.6526933998137383" office:value-type="float"/>
          <table:table-cell office:value="0.7072348521732807" office:value-type="float"/>
          <table:table-cell office:value="0.43596704694345256" office:value-type="float"/>
          <table:table-cell office:value="0.4814887829191039" office:value-type="float"/>
          <table:table-cell office:value="0.502269474749763" office:value-type="float"/>
          <table:table-cell office:value="0.5165764137453366" office:value-type="float"/>
          <table:table-cell office:value="0.5801549564502457" office:value-type="float"/>
        </table:table-row>
        <table:table-row>
          <table:table-cell office:value-type="string">
            <text:p>revel__revel</text:p>
          </table:table-cell>
          <table:table-cell office:value="0.6824290048977597" office:value-type="float"/>
          <table:table-cell office:value="0.7685555580036137" office:value-type="float"/>
          <table:table-cell office:value="0.8047463599151637" office:value-type="float"/>
          <table:table-cell office:value="0.8180464066648829" office:value-type="float"/>
          <table:table-cell office:value="0.8604865945770104" office:value-type="float"/>
          <table:table-cell office:value="0.548497812167044" office:value-type="float"/>
          <table:table-cell office:value="0.5970214140405539" office:value-type="float"/>
          <table:table-cell office:value="0.604816174044737" office:value-type="float"/>
          <table:table-cell office:value="0.6197821458116213" office:value-type="float"/>
          <table:table-cell office:value="0.6659674191945548" office:value-type="float"/>
          <table:table-cell office:value="0.42468665759584395" office:value-type="float"/>
          <table:table-cell office:value="0.47389385147452323" office:value-type="float"/>
          <table:table-cell office:value="0.48789100344266384" office:value-type="float"/>
          <table:table-cell office:value="0.5026484911699409" office:value-type="float"/>
          <table:table-cell office:value="0.5501049536865922" office:value-type="float"/>
          <table:table-cell office:value="0.5979382550970456" office:value-type="float"/>
          <table:table-cell office:value="0.6240479922766363" office:value-type="float"/>
          <table:table-cell office:value="0.6382670597224597" office:value-type="float"/>
          <table:table-cell office:value="0.6543283881340838" office:value-type="float"/>
          <table:table-cell office:value="0.7249039453800556" office:value-type="float"/>
          <table:table-cell office:value="0.44785885948878523" office:value-type="float"/>
          <table:table-cell office:value="0.5042536390318069" office:value-type="float"/>
          <table:table-cell office:value="0.5173683503302091" office:value-type="float"/>
          <table:table-cell office:value="0.5325980008616434" office:value-type="float"/>
          <table:table-cell office:value="0.5762983515851753" office:value-type="float"/>
        </table:table-row>
        <table:table-row>
          <table:table-cell office:value-type="string">
            <text:p>filamentgroup__loadCSS</text:p>
          </table:table-cell>
          <table:table-cell office:value="0.764452627145999" office:value-type="float"/>
          <table:table-cell office:value="0.8038156121307685" office:value-type="float"/>
          <table:table-cell office:value="0.814213650644821" office:value-type="float"/>
          <table:table-cell office:value="0.8211302861159613" office:value-type="float"/>
          <table:table-cell office:value="0.849607174784464" office:value-type="float"/>
          <table:table-cell office:value="0.5545706441213178" office:value-type="float"/>
          <table:table-cell office:value="0.5758146520109958" office:value-type="float"/>
          <table:table-cell office:value="0.593330021838599" office:value-type="float"/>
          <table:table-cell office:value="0.6037255071892362" office:value-type="float"/>
          <table:table-cell office:value="0.6312801670064941" office:value-type="float"/>
          <table:table-cell office:value="0.3965285100750914" office:value-type="float"/>
          <table:table-cell office:value="0.4574155712113872" office:value-type="float"/>
          <table:table-cell office:value="0.4697573633081286" office:value-type="float"/>
          <table:table-cell office:value="0.475592501854066" office:value-type="float"/>
          <table:table-cell office:value="0.5566540415232726" office:value-type="float"/>
          <table:table-cell office:value="0.5623713472047459" office:value-type="float"/>
          <table:table-cell office:value="0.5792288435193504" office:value-type="float"/>
          <table:table-cell office:value="0.6105108477856689" office:value-type="float"/>
          <table:table-cell office:value="0.6311134743879505" office:value-type="float"/>
          <table:table-cell office:value="0.6914414578846382" office:value-type="float"/>
          <table:table-cell office:value="0.46633262352393595" office:value-type="float"/>
          <table:table-cell office:value="0.49821035536205865" office:value-type="float"/>
          <table:table-cell office:value="0.5031162443016977" office:value-type="float"/>
          <table:table-cell office:value="0.5288403677982525" office:value-type="float"/>
          <table:table-cell office:value="0.5416056456054787" office:value-type="float"/>
        </table:table-row>
        <table:table-row>
          <table:table-cell office:value-type="string">
            <text:p>sindresorhus__screenfull.js</text:p>
          </table:table-cell>
          <table:table-cell office:value="0.7923614984346601" office:value-type="float"/>
          <table:table-cell office:value="0.8040376376862964" office:value-type="float"/>
          <table:table-cell office:value="0.8088425241113257" office:value-type="float"/>
          <table:table-cell office:value="0.822773678438966" office:value-type="float"/>
          <table:table-cell office:value="0.8231938151915243" office:value-type="float"/>
          <table:table-cell office:value="0.5546729995513392" office:value-type="float"/>
          <table:table-cell office:value="0.5674964085521347" office:value-type="float"/>
          <table:table-cell office:value="0.5931961905976518" office:value-type="float"/>
          <table:table-cell office:value="0.5947102928018443" office:value-type="float"/>
          <table:table-cell office:value="0.6015083089272899" office:value-type="float"/>
          <table:table-cell office:value="0.442114033662866" office:value-type="float"/>
          <table:table-cell office:value="0.4622809992306355" office:value-type="float"/>
          <table:table-cell office:value="0.4897684254945579" office:value-type="float"/>
          <table:table-cell office:value="0.4933220557109475" office:value-type="float"/>
          <table:table-cell office:value="0.5092846742412458" office:value-type="float"/>
          <table:table-cell office:value="0.5960733833640842" office:value-type="float"/>
          <table:table-cell office:value="0.6019074172754821" office:value-type="float"/>
          <table:table-cell office:value="0.6150619124221581" office:value-type="float"/>
          <table:table-cell office:value="0.6289292514918441" office:value-type="float"/>
          <table:table-cell office:value="0.6390746351256448" office:value-type="float"/>
          <table:table-cell office:value="0.43206698205266714" office:value-type="float"/>
          <table:table-cell office:value="0.47054297906633696" office:value-type="float"/>
          <table:table-cell office:value="0.5170696222317045" office:value-type="float"/>
          <table:table-cell office:value="0.5261957254038931" office:value-type="float"/>
          <table:table-cell office:value="0.5361334984791863" office:value-type="float"/>
        </table:table-row>
        <table:table-row>
          <table:table-cell office:value-type="string">
            <text:p>sqlectron__sqlectron-gui</text:p>
          </table:table-cell>
          <table:table-cell office:value="0.7217195848028701" office:value-type="float"/>
          <table:table-cell office:value="0.7715478235389611" office:value-type="float"/>
          <table:table-cell office:value="0.8074082149560935" office:value-type="float"/>
          <table:table-cell office:value="0.8117787140169497" office:value-type="float"/>
          <table:table-cell office:value="0.8306223943531492" office:value-type="float"/>
          <table:table-cell office:value="0.5418229552899381" office:value-type="float"/>
          <table:table-cell office:value="0.5816920893049523" office:value-type="float"/>
          <table:table-cell office:value="0.596872868675473" office:value-type="float"/>
          <table:table-cell office:value="0.6095923673352489" office:value-type="float"/>
          <table:table-cell office:value="0.6418140123507224" office:value-type="float"/>
          <table:table-cell office:value="0.3890816819996725" office:value-type="float"/>
          <table:table-cell office:value="0.4587641779743831" office:value-type="float"/>
          <table:table-cell office:value="0.4640149526244489" office:value-type="float"/>
          <table:table-cell office:value="0.47693152866954364" office:value-type="float"/>
          <table:table-cell office:value="0.5494089822431234" office:value-type="float"/>
          <table:table-cell office:value="0.5775155735536349" office:value-type="float"/>
          <table:table-cell office:value="0.607952733429779" office:value-type="float"/>
          <table:table-cell office:value="0.6202741419722362" office:value-type="float"/>
          <table:table-cell office:value="0.6588469346964565" office:value-type="float"/>
          <table:table-cell office:value="0.6881202117639919" office:value-type="float"/>
          <table:table-cell office:value="0.44805110037730894" office:value-type="float"/>
          <table:table-cell office:value="0.46553033711092917" office:value-type="float"/>
          <table:table-cell office:value="0.5072188979487777" office:value-type="float"/>
          <table:table-cell office:value="0.5209951313420195" office:value-type="float"/>
          <table:table-cell office:value="0.5521872816276266" office:value-type="float"/>
        </table:table-row>
        <table:table-row>
          <table:table-cell office:value-type="string">
            <text:p>FrDH__jQuery.dotdotdot</text:p>
          </table:table-cell>
          <table:table-cell office:value="0.782123528061837" office:value-type="float"/>
          <table:table-cell office:value="0.811975780613409" office:value-type="float"/>
          <table:table-cell office:value="0.8186222831679618" office:value-type="float"/>
          <table:table-cell office:value="0.8240586955048519" office:value-type="float"/>
          <table:table-cell office:value="0.8310771387361127" office:value-type="float"/>
          <table:table-cell office:value="0.5567811668611653" office:value-type="float"/>
          <table:table-cell office:value="0.5883351605803337" office:value-type="float"/>
          <table:table-cell office:value="0.6008201682072681" office:value-type="float"/>
          <table:table-cell office:value="0.613042106305582" office:value-type="float"/>
          <table:table-cell office:value="0.6318009364257429" office:value-type="float"/>
          <table:table-cell office:value="0.44133996808739034" office:value-type="float"/>
          <table:table-cell office:value="0.455458485302361" office:value-type="float"/>
          <table:table-cell office:value="0.47375526986110494" office:value-type="float"/>
          <table:table-cell office:value="0.5118013815829433" office:value-type="float"/>
          <table:table-cell office:value="0.5296719314505896" office:value-type="float"/>
          <table:table-cell office:value="0.5940002580171168" office:value-type="float"/>
          <table:table-cell office:value="0.622077371908891" office:value-type="float"/>
          <table:table-cell office:value="0.6803433834094693" office:value-type="float"/>
          <table:table-cell office:value="0.6934530101740599" office:value-type="float"/>
          <table:table-cell office:value="0.6944289316147045" office:value-type="float"/>
          <table:table-cell office:value="0.398564965263098" office:value-type="float"/>
          <table:table-cell office:value="0.4672366356026658" office:value-type="float"/>
          <table:table-cell office:value="0.49414191536038293" office:value-type="float"/>
          <table:table-cell office:value="0.5365632386673324" office:value-type="float"/>
          <table:table-cell office:value="0.5514216798479854" office:value-type="float"/>
        </table:table-row>
        <table:table-row>
          <table:table-cell office:value-type="string">
            <text:p>junegunn__redis-stat</text:p>
          </table:table-cell>
          <table:table-cell office:value="0.7320454076451519" office:value-type="float"/>
          <table:table-cell office:value="0.7865872134275437" office:value-type="float"/>
          <table:table-cell office:value="0.806679098767051" office:value-type="float"/>
          <table:table-cell office:value="0.8145389915129218" office:value-type="float"/>
          <table:table-cell office:value="0.8264199056943194" office:value-type="float"/>
          <table:table-cell office:value="0.5618019502250929" office:value-type="float"/>
          <table:table-cell office:value="0.6031028421595732" office:value-type="float"/>
          <table:table-cell office:value="0.620931274148678" office:value-type="float"/>
          <table:table-cell office:value="0.6336326275440891" office:value-type="float"/>
          <table:table-cell office:value="0.6397065140235084" office:value-type="float"/>
          <table:table-cell office:value="0.4140591208045088" office:value-type="float"/>
          <table:table-cell office:value="0.4810269228125362" office:value-type="float"/>
          <table:table-cell office:value="0.49544338823331024" office:value-type="float"/>
          <table:table-cell office:value="0.5172104558275638" office:value-type="float"/>
          <table:table-cell office:value="0.544283083346429" office:value-type="float"/>
          <table:table-cell office:value="0.5935254092911744" office:value-type="float"/>
          <table:table-cell office:value="0.6262086804800401" office:value-type="float"/>
          <table:table-cell office:value="0.6501558743069584" office:value-type="float"/>
          <table:table-cell office:value="0.6814733847769803" office:value-type="float"/>
          <table:table-cell office:value="0.7113892808206537" office:value-type="float"/>
          <table:table-cell office:value="0.4526353194092825" office:value-type="float"/>
          <table:table-cell office:value="0.5017809495288141" office:value-type="float"/>
          <table:table-cell office:value="0.5348945272432987" office:value-type="float"/>
          <table:table-cell office:value="0.5599569744334464" office:value-type="float"/>
          <table:table-cell office:value="0.563333730379448" office:value-type="float"/>
        </table:table-row>
        <table:table-row>
          <table:table-cell office:value-type="string">
            <text:p>dchelimsky__rspec</text:p>
          </table:table-cell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8383265349456006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168657629947519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5314237355164866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7020133891464623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5326426852358442" office:value-type="float"/>
        </table:table-row>
        <table:table-row>
          <table:table-cell office:value-type="string">
            <text:p>scottyab__AESCrypt-Android</text:p>
          </table:table-cell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8027904795953883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6436809435720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5190665700165109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7012650584691211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5584446638960383" office:value-type="float"/>
        </table:table-row>
        <table:table-row>
          <table:table-cell office:value-type="string">
            <text:p>michaelficarra__CoffeeScriptRedux</text:p>
          </table:table-cell>
          <table:table-cell office:value="0.7580570401898898" office:value-type="float"/>
          <table:table-cell office:value="0.7926292614916297" office:value-type="float"/>
          <table:table-cell office:value="0.8122078649078758" office:value-type="float"/>
          <table:table-cell office:value="0.8240994339664923" office:value-type="float"/>
          <table:table-cell office:value="0.8502138499257816" office:value-type="float"/>
          <table:table-cell office:value="0.4892369405520141" office:value-type="float"/>
          <table:table-cell office:value="0.5490418615212542" office:value-type="float"/>
          <table:table-cell office:value="0.5733330720717169" office:value-type="float"/>
          <table:table-cell office:value="0.5982933494850491" office:value-type="float"/>
          <table:table-cell office:value="0.6414468215587825" office:value-type="float"/>
          <table:table-cell office:value="0.4180974536639116" office:value-type="float"/>
          <table:table-cell office:value="0.4538053137474404" office:value-type="float"/>
          <table:table-cell office:value="0.47194230557780115" office:value-type="float"/>
          <table:table-cell office:value="0.4894835971423811" office:value-type="float"/>
          <table:table-cell office:value="0.5404075491840294" office:value-type="float"/>
          <table:table-cell office:value="0.5851129629174244" office:value-type="float"/>
          <table:table-cell office:value="0.6189934922876963" office:value-type="float"/>
          <table:table-cell office:value="0.6368978295162759" office:value-type="float"/>
          <table:table-cell office:value="0.6524453593260354" office:value-type="float"/>
          <table:table-cell office:value="0.7348250958454148" office:value-type="float"/>
          <table:table-cell office:value="0.37218324076165477" office:value-type="float"/>
          <table:table-cell office:value="0.45588538369956344" office:value-type="float"/>
          <table:table-cell office:value="0.48041404158903944" office:value-type="float"/>
          <table:table-cell office:value="0.49894440082575875" office:value-type="float"/>
          <table:table-cell office:value="0.5724994018629099" office:value-type="float"/>
        </table:table-row>
        <table:table-row>
          <table:table-cell office:value-type="string">
            <text:p>hashcat__oclHashcat</text:p>
          </table:table-cell>
          <table:table-cell office:value="0.6849851631528302" office:value-type="float"/>
          <table:table-cell office:value="0.7318269549552452" office:value-type="float"/>
          <table:table-cell office:value="0.7740987461480517" office:value-type="float"/>
          <table:table-cell office:value="0.8009496696981008" office:value-type="float"/>
          <table:table-cell office:value="0.8464630332799782" office:value-type="float"/>
          <table:table-cell office:value="0.5573254586934249" office:value-type="float"/>
          <table:table-cell office:value="0.5962335180898536" office:value-type="float"/>
          <table:table-cell office:value="0.6064063561059366" office:value-type="float"/>
          <table:table-cell office:value="0.6177644332525861" office:value-type="float"/>
          <table:table-cell office:value="0.6755072177607313" office:value-type="float"/>
          <table:table-cell office:value="0.4046842729717461" office:value-type="float"/>
          <table:table-cell office:value="0.4402579749821372" office:value-type="float"/>
          <table:table-cell office:value="0.4589425321401307" office:value-type="float"/>
          <table:table-cell office:value="0.4846746269813592" office:value-type="float"/>
          <table:table-cell office:value="0.5392485015548197" office:value-type="float"/>
          <table:table-cell office:value="0.5575974045037821" office:value-type="float"/>
          <table:table-cell office:value="0.6099332104546822" office:value-type="float"/>
          <table:table-cell office:value="0.6254881889696201" office:value-type="float"/>
          <table:table-cell office:value="0.6497167485936959" office:value-type="float"/>
          <table:table-cell office:value="0.7313286557911896" office:value-type="float"/>
          <table:table-cell office:value="0.41926354598074367" office:value-type="float"/>
          <table:table-cell office:value="0.4768170732622941" office:value-type="float"/>
          <table:table-cell office:value="0.49597886030974636" office:value-type="float"/>
          <table:table-cell office:value="0.5208321649760299" office:value-type="float"/>
          <table:table-cell office:value="0.579956491936676" office:value-type="float"/>
        </table:table-row>
        <table:table-row>
          <table:table-cell office:value-type="string">
            <text:p>pallets__jinja</text:p>
          </table:table-cell>
          <table:table-cell office:value="0.7056170781268395" office:value-type="float"/>
          <table:table-cell office:value="0.7958773849050884" office:value-type="float"/>
          <table:table-cell office:value="0.8195999652840319" office:value-type="float"/>
          <table:table-cell office:value="0.837687520093338" office:value-type="float"/>
          <table:table-cell office:value="0.8672645905398522" office:value-type="float"/>
          <table:table-cell office:value="0.537577202733953" office:value-type="float"/>
          <table:table-cell office:value="0.5799298256898352" office:value-type="float"/>
          <table:table-cell office:value="0.5886966426435013" office:value-type="float"/>
          <table:table-cell office:value="0.6056700001672377" office:value-type="float"/>
          <table:table-cell office:value="0.6487140630063744" office:value-type="float"/>
          <table:table-cell office:value="0.41291988938238666" office:value-type="float"/>
          <table:table-cell office:value="0.46551181557080146" office:value-type="float"/>
          <table:table-cell office:value="0.48758057137136734" office:value-type="float"/>
          <table:table-cell office:value="0.5031194231321192" office:value-type="float"/>
          <table:table-cell office:value="0.5678566275070598" office:value-type="float"/>
          <table:table-cell office:value="0.5864343173559896" office:value-type="float"/>
          <table:table-cell office:value="0.6152057768497194" office:value-type="float"/>
          <table:table-cell office:value="0.6345128933426707" office:value-type="float"/>
          <table:table-cell office:value="0.6519785050592564" office:value-type="float"/>
          <table:table-cell office:value="0.695333993964887" office:value-type="float"/>
          <table:table-cell office:value="0.4351077539522214" office:value-type="float"/>
          <table:table-cell office:value="0.4791798170948958" office:value-type="float"/>
          <table:table-cell office:value="0.49888231753800905" office:value-type="float"/>
          <table:table-cell office:value="0.5183893487728057" office:value-type="float"/>
          <table:table-cell office:value="0.5677377286897813" office:value-type="float"/>
        </table:table-row>
        <table:table-row>
          <table:table-cell office:value-type="string">
            <text:p>slimphp__Slim</text:p>
          </table:table-cell>
          <table:table-cell office:value="0.7045063356505694" office:value-type="float"/>
          <table:table-cell office:value="0.7995570288297832" office:value-type="float"/>
          <table:table-cell office:value="0.8107706109102368" office:value-type="float"/>
          <table:table-cell office:value="0.8229327180668621" office:value-type="float"/>
          <table:table-cell office:value="0.8674455234101548" office:value-type="float"/>
          <table:table-cell office:value="0.5529920258344452" office:value-type="float"/>
          <table:table-cell office:value="0.5983780690537749" office:value-type="float"/>
          <table:table-cell office:value="0.610220980488766" office:value-type="float"/>
          <table:table-cell office:value="0.6232802721541586" office:value-type="float"/>
          <table:table-cell office:value="0.6785100974400085" office:value-type="float"/>
          <table:table-cell office:value="0.40575389988059074" office:value-type="float"/>
          <table:table-cell office:value="0.47778649295991804" office:value-type="float"/>
          <table:table-cell office:value="0.49577222718544606" office:value-type="float"/>
          <table:table-cell office:value="0.5105276069378152" office:value-type="float"/>
          <table:table-cell office:value="0.5681856125129371" office:value-type="float"/>
          <table:table-cell office:value="0.5712732787727256" office:value-type="float"/>
          <table:table-cell office:value="0.6179588621262933" office:value-type="float"/>
          <table:table-cell office:value="0.633186432604" office:value-type="float"/>
          <table:table-cell office:value="0.6527955627917925" office:value-type="float"/>
          <table:table-cell office:value="0.7163937021465019" office:value-type="float"/>
          <table:table-cell office:value="0.43812490772816626" office:value-type="float"/>
          <table:table-cell office:value="0.51193482304095" office:value-type="float"/>
          <table:table-cell office:value="0.5284243203622443" office:value-type="float"/>
          <table:table-cell office:value="0.545383839923576" office:value-type="float"/>
          <table:table-cell office:value="0.5952985408815346" office:value-type="float"/>
        </table:table-row>
        <table:table-row>
          <table:table-cell office:value-type="string">
            <text:p>ealeksandrov__EAIntroView</text:p>
          </table:table-cell>
          <table:table-cell office:value="0.7468858281352749" office:value-type="float"/>
          <table:table-cell office:value="0.7711468881980352" office:value-type="float"/>
          <table:table-cell office:value="0.797398865708959" office:value-type="float"/>
          <table:table-cell office:value="0.7999255149891388" office:value-type="float"/>
          <table:table-cell office:value="0.8248233490228813" office:value-type="float"/>
          <table:table-cell office:value="0.5628861253160349" office:value-type="float"/>
          <table:table-cell office:value="0.5858516941765541" office:value-type="float"/>
          <table:table-cell office:value="0.5909995201486081" office:value-type="float"/>
          <table:table-cell office:value="0.6069570632404403" office:value-type="float"/>
          <table:table-cell office:value="0.619211567419253" office:value-type="float"/>
          <table:table-cell office:value="0.47382835741200113" office:value-type="float"/>
          <table:table-cell office:value="0.48306678599716374" office:value-type="float"/>
          <table:table-cell office:value="0.4881104902093097" office:value-type="float"/>
          <table:table-cell office:value="0.5141312757145311" office:value-type="float"/>
          <table:table-cell office:value="0.5179586923670427" office:value-type="float"/>
          <table:table-cell office:value="0.6287003938834419" office:value-type="float"/>
          <table:table-cell office:value="0.65106633176383" office:value-type="float"/>
          <table:table-cell office:value="0.6618469504785942" office:value-type="float"/>
          <table:table-cell office:value="0.6678647469698189" office:value-type="float"/>
          <table:table-cell office:value="0.690717259034621" office:value-type="float"/>
          <table:table-cell office:value="0.3858028726719347" office:value-type="float"/>
          <table:table-cell office:value="0.396710606231434" office:value-type="float"/>
          <table:table-cell office:value="0.4305363361272845" office:value-type="float"/>
          <table:table-cell office:value="0.46538805182231446" office:value-type="float"/>
          <table:table-cell office:value="0.5158505595277052" office:value-type="float"/>
        </table:table-row>
        <table:table-row>
          <table:table-cell office:value-type="string">
            <text:p>angular-ui__bootstrap</text:p>
          </table:table-cell>
          <table:table-cell office:value="0.664217896534609" office:value-type="float"/>
          <table:table-cell office:value="0.7844214597760187" office:value-type="float"/>
          <table:table-cell office:value="0.8040081555551029" office:value-type="float"/>
          <table:table-cell office:value="0.8214115675346709" office:value-type="float"/>
          <table:table-cell office:value="0.8888282091329612" office:value-type="float"/>
          <table:table-cell office:value="0.46281560403219457" office:value-type="float"/>
          <table:table-cell office:value="0.5765339391780294" office:value-type="float"/>
          <table:table-cell office:value="0.595852003342352" office:value-type="float"/>
          <table:table-cell office:value="0.6153950202801816" office:value-type="float"/>
          <table:table-cell office:value="0.7173523946199049" office:value-type="float"/>
          <table:table-cell office:value="0.363759259336185" office:value-type="float"/>
          <table:table-cell office:value="0.45428954773349317" office:value-type="float"/>
          <table:table-cell office:value="0.479165190618287" office:value-type="float"/>
          <table:table-cell office:value="0.50255129363604" office:value-type="float"/>
          <table:table-cell office:value="0.623313518836841" office:value-type="float"/>
          <table:table-cell office:value="0.5370399418765144" office:value-type="float"/>
          <table:table-cell office:value="0.6105302922253198" office:value-type="float"/>
          <table:table-cell office:value="0.6371077201109054" office:value-type="float"/>
          <table:table-cell office:value="0.6640659848822714" office:value-type="float"/>
          <table:table-cell office:value="0.818489374864108" office:value-type="float"/>
          <table:table-cell office:value="0.32207649650314457" office:value-type="float"/>
          <table:table-cell office:value="0.4736019709296304" office:value-type="float"/>
          <table:table-cell office:value="0.49682078897528703" office:value-type="float"/>
          <table:table-cell office:value="0.5199019204343235" office:value-type="float"/>
          <table:table-cell office:value="0.6275363262043752" office:value-type="float"/>
        </table:table-row>
        <table:table-row>
          <table:table-cell office:value-type="string">
            <text:p>syncthing__syncthing</text:p>
          </table:table-cell>
          <table:table-cell office:value="0.6708286845239705" office:value-type="float"/>
          <table:table-cell office:value="0.7608233569902406" office:value-type="float"/>
          <table:table-cell office:value="0.7975541761153427" office:value-type="float"/>
          <table:table-cell office:value="0.8162368131561438" office:value-type="float"/>
          <table:table-cell office:value="0.8711178834228518" office:value-type="float"/>
          <table:table-cell office:value="0.49967001949787854" office:value-type="float"/>
          <table:table-cell office:value="0.5849682806177082" office:value-type="float"/>
          <table:table-cell office:value="0.6016401917531677" office:value-type="float"/>
          <table:table-cell office:value="0.6156031132747427" office:value-type="float"/>
          <table:table-cell office:value="0.6670475116210638" office:value-type="float"/>
          <table:table-cell office:value="0.3468388241060637" office:value-type="float"/>
          <table:table-cell office:value="0.4386872663389295" office:value-type="float"/>
          <table:table-cell office:value="0.46166505638051014" office:value-type="float"/>
          <table:table-cell office:value="0.4855946184649681" office:value-type="float"/>
          <table:table-cell office:value="0.5559417556503508" office:value-type="float"/>
          <table:table-cell office:value="0.5423461346119991" office:value-type="float"/>
          <table:table-cell office:value="0.6095746076070254" office:value-type="float"/>
          <table:table-cell office:value="0.632491286785916" office:value-type="float"/>
          <table:table-cell office:value="0.6582181674032451" office:value-type="float"/>
          <table:table-cell office:value="0.717206923005746" office:value-type="float"/>
          <table:table-cell office:value="0.31144892116257394" office:value-type="float"/>
          <table:table-cell office:value="0.4758708123986469" office:value-type="float"/>
          <table:table-cell office:value="0.5016452886164255" office:value-type="float"/>
          <table:table-cell office:value="0.5268870393324449" office:value-type="float"/>
          <table:table-cell office:value="0.6104708810851548" office:value-type="float"/>
        </table:table-row>
        <table:table-row>
          <table:table-cell office:value-type="string">
            <text:p>realm__SwiftLint</text:p>
          </table:table-cell>
          <table:table-cell office:value="0.7088149694873556" office:value-type="float"/>
          <table:table-cell office:value="0.8007982653667015" office:value-type="float"/>
          <table:table-cell office:value="0.8181526299487599" office:value-type="float"/>
          <table:table-cell office:value="0.8286541402894271" office:value-type="float"/>
          <table:table-cell office:value="0.858948217967708" office:value-type="float"/>
          <table:table-cell office:value="0.5081137845931107" office:value-type="float"/>
          <table:table-cell office:value="0.5745297626160677" office:value-type="float"/>
          <table:table-cell office:value="0.597893011739638" office:value-type="float"/>
          <table:table-cell office:value="0.6158631980463194" office:value-type="float"/>
          <table:table-cell office:value="0.7042678212854179" office:value-type="float"/>
          <table:table-cell office:value="0.3721955796580526" office:value-type="float"/>
          <table:table-cell office:value="0.45386841030538394" office:value-type="float"/>
          <table:table-cell office:value="0.47323097876701053" office:value-type="float"/>
          <table:table-cell office:value="0.4961728600451084" office:value-type="float"/>
          <table:table-cell office:value="0.586325642875219" office:value-type="float"/>
          <table:table-cell office:value="0.5642173968879873" office:value-type="float"/>
          <table:table-cell office:value="0.6198509827761906" office:value-type="float"/>
          <table:table-cell office:value="0.6490094790182308" office:value-type="float"/>
          <table:table-cell office:value="0.6672206264037452" office:value-type="float"/>
          <table:table-cell office:value="0.7171685325840813" office:value-type="float"/>
          <table:table-cell office:value="0.3523689742896162" office:value-type="float"/>
          <table:table-cell office:value="0.46749809663837566" office:value-type="float"/>
          <table:table-cell office:value="0.4953656363109747" office:value-type="float"/>
          <table:table-cell office:value="0.5123960525128854" office:value-type="float"/>
          <table:table-cell office:value="0.5802319148169106" office:value-type="float"/>
        </table:table-row>
        <table:table-row>
          <table:table-cell office:value-type="string">
            <text:p>customelements__www</text:p>
          </table:table-cell>
          <table:table-cell office:value="0.7746188241906061" office:value-type="float"/>
          <table:table-cell office:value="0.7843485440884602" office:value-type="float"/>
          <table:table-cell office:value="0.787795836365035" office:value-type="float"/>
          <table:table-cell office:value="0.8037405729844715" office:value-type="float"/>
          <table:table-cell office:value="0.8188921783860936" office:value-type="float"/>
          <table:table-cell office:value="0.5922300541088044" office:value-type="float"/>
          <table:table-cell office:value="0.6100342478274785" office:value-type="float"/>
          <table:table-cell office:value="0.6102384502299754" office:value-type="float"/>
          <table:table-cell office:value="0.6145530915415571" office:value-type="float"/>
          <table:table-cell office:value="0.6728955974551004" office:value-type="float"/>
          <table:table-cell office:value="0.4667302290450116" office:value-type="float"/>
          <table:table-cell office:value="0.5074941756816442" office:value-type="float"/>
          <table:table-cell office:value="0.516076570778584" office:value-type="float"/>
          <table:table-cell office:value="0.5163350450202558" office:value-type="float"/>
          <table:table-cell office:value="0.5590876608292439" office:value-type="float"/>
          <table:table-cell office:value="0.6376989770560451" office:value-type="float"/>
          <table:table-cell office:value="0.6524619954589066" office:value-type="float"/>
          <table:table-cell office:value="0.657357198304918" office:value-type="float"/>
          <table:table-cell office:value="0.6619299816428099" office:value-type="float"/>
          <table:table-cell office:value="0.6861114526960446" office:value-type="float"/>
          <table:table-cell office:value="0.44979365866373544" office:value-type="float"/>
          <table:table-cell office:value="0.494120111069998" office:value-type="float"/>
          <table:table-cell office:value="0.5121562735837794" office:value-type="float"/>
          <table:table-cell office:value="0.5219361278533264" office:value-type="float"/>
          <table:table-cell office:value="0.5772118865418499" office:value-type="float"/>
        </table:table-row>
        <table:table-row>
          <table:table-cell office:value-type="string">
            <text:p>soffes__sstoolkit</text:p>
          </table:table-cell>
          <table:table-cell office:value="0.7122296621265711" office:value-type="float"/>
          <table:table-cell office:value="0.7905632792028405" office:value-type="float"/>
          <table:table-cell office:value="0.8042367765870277" office:value-type="float"/>
          <table:table-cell office:value="0.8264383821117807" office:value-type="float"/>
          <table:table-cell office:value="0.8296527545017595" office:value-type="float"/>
          <table:table-cell office:value="0.5376220743441348" office:value-type="float"/>
          <table:table-cell office:value="0.5974911957149653" office:value-type="float"/>
          <table:table-cell office:value="0.61303061045928" office:value-type="float"/>
          <table:table-cell office:value="0.6166833927307394" office:value-type="float"/>
          <table:table-cell office:value="0.6415389839198614" office:value-type="float"/>
          <table:table-cell office:value="0.4568560126074356" office:value-type="float"/>
          <table:table-cell office:value="0.4737838580354914" office:value-type="float"/>
          <table:table-cell office:value="0.48088743565962666" office:value-type="float"/>
          <table:table-cell office:value="0.4899269641749782" office:value-type="float"/>
          <table:table-cell office:value="0.5413210880824455" office:value-type="float"/>
          <table:table-cell office:value="0.6203146286930719" office:value-type="float"/>
          <table:table-cell office:value="0.6626420350790551" office:value-type="float"/>
          <table:table-cell office:value="0.6789609359521812" office:value-type="float"/>
          <table:table-cell office:value="0.6954097539045762" office:value-type="float"/>
          <table:table-cell office:value="0.6971997141538477" office:value-type="float"/>
          <table:table-cell office:value="0.4435330231024507" office:value-type="float"/>
          <table:table-cell office:value="0.4634286878475453" office:value-type="float"/>
          <table:table-cell office:value="0.5055202210647991" office:value-type="float"/>
          <table:table-cell office:value="0.5356290588531215" office:value-type="float"/>
          <table:table-cell office:value="0.5492461286658403" office:value-type="float"/>
        </table:table-row>
        <table:table-row>
          <table:table-cell office:value-type="string">
            <text:p>angular-ui__ui-grid</text:p>
          </table:table-cell>
          <table:table-cell office:value="0.7237157040277008" office:value-type="float"/>
          <table:table-cell office:value="0.7920792976073049" office:value-type="float"/>
          <table:table-cell office:value="0.8068120786001394" office:value-type="float"/>
          <table:table-cell office:value="0.8203582215537897" office:value-type="float"/>
          <table:table-cell office:value="0.8620983339130823" office:value-type="float"/>
          <table:table-cell office:value="0.4893306330557743" office:value-type="float"/>
          <table:table-cell office:value="0.5822619253137377" office:value-type="float"/>
          <table:table-cell office:value="0.5974741501639129" office:value-type="float"/>
          <table:table-cell office:value="0.6139406912513876" office:value-type="float"/>
          <table:table-cell office:value="0.6824952948215676" office:value-type="float"/>
          <table:table-cell office:value="0.4006826393352663" office:value-type="float"/>
          <table:table-cell office:value="0.4701960919292539" office:value-type="float"/>
          <table:table-cell office:value="0.49040604565899926" office:value-type="float"/>
          <table:table-cell office:value="0.5140672315641944" office:value-type="float"/>
          <table:table-cell office:value="0.5806154474577607" office:value-type="float"/>
          <table:table-cell office:value="0.5383813281672705" office:value-type="float"/>
          <table:table-cell office:value="0.6044490339291696" office:value-type="float"/>
          <table:table-cell office:value="0.6270280556192653" office:value-type="float"/>
          <table:table-cell office:value="0.6514409374024883" office:value-type="float"/>
          <table:table-cell office:value="0.7161298889574842" office:value-type="float"/>
          <table:table-cell office:value="0.31773596566337653" office:value-type="float"/>
          <table:table-cell office:value="0.4836887527228827" office:value-type="float"/>
          <table:table-cell office:value="0.5096490742751401" office:value-type="float"/>
          <table:table-cell office:value="0.5297976769281381" office:value-type="float"/>
          <table:table-cell office:value="0.6048751476277288" office:value-type="float"/>
        </table:table-row>
        <table:table-row>
          <table:table-cell office:value-type="string">
            <text:p>spulec__freezegun</text:p>
          </table:table-cell>
          <table:table-cell office:value="0.708799878798834" office:value-type="float"/>
          <table:table-cell office:value="0.7617858688926515" office:value-type="float"/>
          <table:table-cell office:value="0.7768739801239446" office:value-type="float"/>
          <table:table-cell office:value="0.8012334995876009" office:value-type="float"/>
          <table:table-cell office:value="0.8430467447368647" office:value-type="float"/>
          <table:table-cell office:value="0.5315559005611336" office:value-type="float"/>
          <table:table-cell office:value="0.576035953335014" office:value-type="float"/>
          <table:table-cell office:value="0.5943355645776327" office:value-type="float"/>
          <table:table-cell office:value="0.6067253253208635" office:value-type="float"/>
          <table:table-cell office:value="0.6994024479784388" office:value-type="float"/>
          <table:table-cell office:value="0.36402766284604793" office:value-type="float"/>
          <table:table-cell office:value="0.4407337431877455" office:value-type="float"/>
          <table:table-cell office:value="0.46655227331924687" office:value-type="float"/>
          <table:table-cell office:value="0.4862808575072455" office:value-type="float"/>
          <table:table-cell office:value="0.5176778592623983" office:value-type="float"/>
          <table:table-cell office:value="0.5690608077664018" office:value-type="float"/>
          <table:table-cell office:value="0.6017869833712046" office:value-type="float"/>
          <table:table-cell office:value="0.6159394231429534" office:value-type="float"/>
          <table:table-cell office:value="0.6482290140956366" office:value-type="float"/>
          <table:table-cell office:value="0.7109651311885606" office:value-type="float"/>
          <table:table-cell office:value="0.399103740525001" office:value-type="float"/>
          <table:table-cell office:value="0.4583997397800259" office:value-type="float"/>
          <table:table-cell office:value="0.49289687794505266" office:value-type="float"/>
          <table:table-cell office:value="0.5013033185988263" office:value-type="float"/>
          <table:table-cell office:value="0.5210381957937653" office:value-type="float"/>
        </table:table-row>
        <table:table-row>
          <table:table-cell office:value-type="string">
            <text:p>tmuxinator__tmuxinator</text:p>
          </table:table-cell>
          <table:table-cell office:value="0.699802277742898" office:value-type="float"/>
          <table:table-cell office:value="0.7544672254296466" office:value-type="float"/>
          <table:table-cell office:value="0.796981902743253" office:value-type="float"/>
          <table:table-cell office:value="0.8131462802563973" office:value-type="float"/>
          <table:table-cell office:value="0.8522930457687512" office:value-type="float"/>
          <table:table-cell office:value="0.5369041130096873" office:value-type="float"/>
          <table:table-cell office:value="0.5827850593909494" office:value-type="float"/>
          <table:table-cell office:value="0.5999485701212991" office:value-type="float"/>
          <table:table-cell office:value="0.6183108360748423" office:value-type="float"/>
          <table:table-cell office:value="0.694535336876561" office:value-type="float"/>
          <table:table-cell office:value="0.39474421888075373" office:value-type="float"/>
          <table:table-cell office:value="0.4593742102179559" office:value-type="float"/>
          <table:table-cell office:value="0.47494865352439497" office:value-type="float"/>
          <table:table-cell office:value="0.502909967158952" office:value-type="float"/>
          <table:table-cell office:value="0.5757758556595911" office:value-type="float"/>
          <table:table-cell office:value="0.5531892480582199" office:value-type="float"/>
          <table:table-cell office:value="0.6231073404862033" office:value-type="float"/>
          <table:table-cell office:value="0.6434944308480022" office:value-type="float"/>
          <table:table-cell office:value="0.6712257278703925" office:value-type="float"/>
          <table:table-cell office:value="0.7831022772375509" office:value-type="float"/>
          <table:table-cell office:value="0.3566372516291684" office:value-type="float"/>
          <table:table-cell office:value="0.467988511156793" office:value-type="float"/>
          <table:table-cell office:value="0.4872492211223325" office:value-type="float"/>
          <table:table-cell office:value="0.504989235875791" office:value-type="float"/>
          <table:table-cell office:value="0.5480338716407263" office:value-type="float"/>
        </table:table-row>
        <table:table-row>
          <table:table-cell office:value-type="string">
            <text:p>omab__django-social-auth</text:p>
          </table:table-cell>
          <table:table-cell office:value="0.7116326113733173" office:value-type="float"/>
          <table:table-cell office:value="0.7601589913964143" office:value-type="float"/>
          <table:table-cell office:value="0.7826703680913698" office:value-type="float"/>
          <table:table-cell office:value="0.8081436413681974" office:value-type="float"/>
          <table:table-cell office:value="0.8334136115266775" office:value-type="float"/>
          <table:table-cell office:value="0.5603041319672974" office:value-type="float"/>
          <table:table-cell office:value="0.5796834185122811" office:value-type="float"/>
          <table:table-cell office:value="0.5975821182332516" office:value-type="float"/>
          <table:table-cell office:value="0.6153180778457581" office:value-type="float"/>
          <table:table-cell office:value="0.6571518182929523" office:value-type="float"/>
          <table:table-cell office:value="0.4255956766297224" office:value-type="float"/>
          <table:table-cell office:value="0.4888322924322754" office:value-type="float"/>
          <table:table-cell office:value="0.5033149223315099" office:value-type="float"/>
          <table:table-cell office:value="0.5259768281799181" office:value-type="float"/>
          <table:table-cell office:value="0.5892532018289123" office:value-type="float"/>
          <table:table-cell office:value="0.6048074703910105" office:value-type="float"/>
          <table:table-cell office:value="0.6314112538969521" office:value-type="float"/>
          <table:table-cell office:value="0.6471680000180817" office:value-type="float"/>
          <table:table-cell office:value="0.6659655477400296" office:value-type="float"/>
          <table:table-cell office:value="0.6856978279567999" office:value-type="float"/>
          <table:table-cell office:value="0.4311798505169805" office:value-type="float"/>
          <table:table-cell office:value="0.4950252033225281" office:value-type="float"/>
          <table:table-cell office:value="0.5152634487692795" office:value-type="float"/>
          <table:table-cell office:value="0.5397681608038191" office:value-type="float"/>
          <table:table-cell office:value="0.5717941171560088" office:value-type="float"/>
        </table:table-row>
        <table:table-row>
          <table:table-cell office:value-type="string">
            <text:p>square__dagger</text:p>
          </table:table-cell>
          <table:table-cell office:value="0.7209713901459198" office:value-type="float"/>
          <table:table-cell office:value="0.7874545894218326" office:value-type="float"/>
          <table:table-cell office:value="0.8160174512568865" office:value-type="float"/>
          <table:table-cell office:value="0.8269282778300843" office:value-type="float"/>
          <table:table-cell office:value="0.8549822346807271" office:value-type="float"/>
          <table:table-cell office:value="0.5229025560350896" office:value-type="float"/>
          <table:table-cell office:value="0.5679394818855933" office:value-type="float"/>
          <table:table-cell office:value="0.5916547078129881" office:value-type="float"/>
          <table:table-cell office:value="0.6023539958229579" office:value-type="float"/>
          <table:table-cell office:value="0.6466538461895103" office:value-type="float"/>
          <table:table-cell office:value="0.4258317832733864" office:value-type="float"/>
          <table:table-cell office:value="0.4591615656633028" office:value-type="float"/>
          <table:table-cell office:value="0.47388205045349385" office:value-type="float"/>
          <table:table-cell office:value="0.4871447329543974" office:value-type="float"/>
          <table:table-cell office:value="0.5385451957137902" office:value-type="float"/>
          <table:table-cell office:value="0.5726315742242147" office:value-type="float"/>
          <table:table-cell office:value="0.6028762830727348" office:value-type="float"/>
          <table:table-cell office:value="0.6252248647567199" office:value-type="float"/>
          <table:table-cell office:value="0.6392721486819153" office:value-type="float"/>
          <table:table-cell office:value="0.6897016985694255" office:value-type="float"/>
          <table:table-cell office:value="0.3796712143221792" office:value-type="float"/>
          <table:table-cell office:value="0.46268356069014316" office:value-type="float"/>
          <table:table-cell office:value="0.486140645482063" office:value-type="float"/>
          <table:table-cell office:value="0.5066275180268025" office:value-type="float"/>
          <table:table-cell office:value="0.5333532044121527" office:value-type="float"/>
        </table:table-row>
        <table:table-row>
          <table:table-cell office:value-type="string">
            <text:p>bumptech__glide</text:p>
          </table:table-cell>
          <table:table-cell office:value="0.6952485381457121" office:value-type="float"/>
          <table:table-cell office:value="0.7560253383301714" office:value-type="float"/>
          <table:table-cell office:value="0.7890135245173336" office:value-type="float"/>
          <table:table-cell office:value="0.8082447838505717" office:value-type="float"/>
          <table:table-cell office:value="0.8661113009924464" office:value-type="float"/>
          <table:table-cell office:value="0.49241993090371083" office:value-type="float"/>
          <table:table-cell office:value="0.5664248692213656" office:value-type="float"/>
          <table:table-cell office:value="0.581147592764347" office:value-type="float"/>
          <table:table-cell office:value="0.5964867690556692" office:value-type="float"/>
          <table:table-cell office:value="0.690943975169805" office:value-type="float"/>
          <table:table-cell office:value="0.3986721497064324" office:value-type="float"/>
          <table:table-cell office:value="0.4596214972636212" office:value-type="float"/>
          <table:table-cell office:value="0.4797185120287879" office:value-type="float"/>
          <table:table-cell office:value="0.49630844398776663" office:value-type="float"/>
          <table:table-cell office:value="0.580379888117562" office:value-type="float"/>
          <table:table-cell office:value="0.5538988368277123" office:value-type="float"/>
          <table:table-cell office:value="0.6212913088507142" office:value-type="float"/>
          <table:table-cell office:value="0.6432530309589748" office:value-type="float"/>
          <table:table-cell office:value="0.6661328266826424" office:value-type="float"/>
          <table:table-cell office:value="0.7334222814904761" office:value-type="float"/>
          <table:table-cell office:value="0.34661139131979" office:value-type="float"/>
          <table:table-cell office:value="0.44357538509230876" office:value-type="float"/>
          <table:table-cell office:value="0.4698192157188135" office:value-type="float"/>
          <table:table-cell office:value="0.49880580936739866" office:value-type="float"/>
          <table:table-cell office:value="0.6155901823299343" office:value-type="float"/>
        </table:table-row>
        <table:table-row>
          <table:table-cell office:value-type="string">
            <text:p>phpseclib__phpseclib</text:p>
          </table:table-cell>
          <table:table-cell office:value="0.6697550898902518" office:value-type="float"/>
          <table:table-cell office:value="0.7153476162461335" office:value-type="float"/>
          <table:table-cell office:value="0.7802127499948875" office:value-type="float"/>
          <table:table-cell office:value="0.8048346102467235" office:value-type="float"/>
          <table:table-cell office:value="0.8577369977811969" office:value-type="float"/>
          <table:table-cell office:value="0.5342149942149302" office:value-type="float"/>
          <table:table-cell office:value="0.5823045833625621" office:value-type="float"/>
          <table:table-cell office:value="0.5971922146067395" office:value-type="float"/>
          <table:table-cell office:value="0.610421596275369" office:value-type="float"/>
          <table:table-cell office:value="0.6840793291036757" office:value-type="float"/>
          <table:table-cell office:value="0.3984093780563569" office:value-type="float"/>
          <table:table-cell office:value="0.4521117797197714" office:value-type="float"/>
          <table:table-cell office:value="0.4793305689811035" office:value-type="float"/>
          <table:table-cell office:value="0.5125433572517555" office:value-type="float"/>
          <table:table-cell office:value="0.5320173493655513" office:value-type="float"/>
          <table:table-cell office:value="0.5616484104969228" office:value-type="float"/>
          <table:table-cell office:value="0.6167813181580895" office:value-type="float"/>
          <table:table-cell office:value="0.6486100172456963" office:value-type="float"/>
          <table:table-cell office:value="0.698182640490179" office:value-type="float"/>
          <table:table-cell office:value="0.7321427739665671" office:value-type="float"/>
          <table:table-cell office:value="0.3508107338797881" office:value-type="float"/>
          <table:table-cell office:value="0.4547897502970809" office:value-type="float"/>
          <table:table-cell office:value="0.49222985272137254" office:value-type="float"/>
          <table:table-cell office:value="0.5115202507832916" office:value-type="float"/>
          <table:table-cell office:value="0.5968565887720485" office:value-type="float"/>
        </table:table-row>
        <table:table-row>
          <table:table-cell office:value-type="string">
            <text:p>josevalim__inherited_resources</text:p>
          </table:table-cell>
          <table:table-cell office:value="0.7685599158556032" office:value-type="float"/>
          <table:table-cell office:value="0.7972241086838515" office:value-type="float"/>
          <table:table-cell office:value="0.8079956244232889" office:value-type="float"/>
          <table:table-cell office:value="0.8132271573458864" office:value-type="float"/>
          <table:table-cell office:value="0.8376682681381054" office:value-type="float"/>
          <table:table-cell office:value="0.5642400315002135" office:value-type="float"/>
          <table:table-cell office:value="0.5908529757960974" office:value-type="float"/>
          <table:table-cell office:value="0.6112061838363363" office:value-type="float"/>
          <table:table-cell office:value="0.6315914059392369" office:value-type="float"/>
          <table:table-cell office:value="0.672242077376459" office:value-type="float"/>
          <table:table-cell office:value="0.46358882515616445" office:value-type="float"/>
          <table:table-cell office:value="0.4798217575121228" office:value-type="float"/>
          <table:table-cell office:value="0.5025222179391229" office:value-type="float"/>
          <table:table-cell office:value="0.5119709336088426" office:value-type="float"/>
          <table:table-cell office:value="0.548823375399507" office:value-type="float"/>
          <table:table-cell office:value="0.6178367111830908" office:value-type="float"/>
          <table:table-cell office:value="0.658072355445696" office:value-type="float"/>
          <table:table-cell office:value="0.662492149540683" office:value-type="float"/>
          <table:table-cell office:value="0.6860562495452465" office:value-type="float"/>
          <table:table-cell office:value="0.7277622712676695" office:value-type="float"/>
          <table:table-cell office:value="0.47015491279049976" office:value-type="float"/>
          <table:table-cell office:value="0.4967773449346575" office:value-type="float"/>
          <table:table-cell office:value="0.5073541752605066" office:value-type="float"/>
          <table:table-cell office:value="0.5390435587932998" office:value-type="float"/>
          <table:table-cell office:value="0.557196001153577" office:value-type="float"/>
        </table:table-row>
        <table:table-row>
          <table:table-cell office:value-type="string">
            <text:p>grpc__grpc-go</text:p>
          </table:table-cell>
          <table:table-cell office:value="0.6720545136783314" office:value-type="float"/>
          <table:table-cell office:value="0.7590058423510095" office:value-type="float"/>
          <table:table-cell office:value="0.7918656832758832" office:value-type="float"/>
          <table:table-cell office:value="0.810953735502693" office:value-type="float"/>
          <table:table-cell office:value="0.8658458222533605" office:value-type="float"/>
          <table:table-cell office:value="0.5339946363676097" office:value-type="float"/>
          <table:table-cell office:value="0.5812377955386012" office:value-type="float"/>
          <table:table-cell office:value="0.6018564852214522" office:value-type="float"/>
          <table:table-cell office:value="0.6217624318835863" office:value-type="float"/>
          <table:table-cell office:value="0.7016421133634999" office:value-type="float"/>
          <table:table-cell office:value="0.38987004283642235" office:value-type="float"/>
          <table:table-cell office:value="0.46030423074577415" office:value-type="float"/>
          <table:table-cell office:value="0.48024239764365423" office:value-type="float"/>
          <table:table-cell office:value="0.5031685499017304" office:value-type="float"/>
          <table:table-cell office:value="0.583589363479969" office:value-type="float"/>
          <table:table-cell office:value="0.5763367035364912" office:value-type="float"/>
          <table:table-cell office:value="0.6201026384620831" office:value-type="float"/>
          <table:table-cell office:value="0.6379037656219311" office:value-type="float"/>
          <table:table-cell office:value="0.6573851898870207" office:value-type="float"/>
          <table:table-cell office:value="0.7508026465246862" office:value-type="float"/>
          <table:table-cell office:value="0.3743598341188804" office:value-type="float"/>
          <table:table-cell office:value="0.47920174473667304" office:value-type="float"/>
          <table:table-cell office:value="0.5019841154629185" office:value-type="float"/>
          <table:table-cell office:value="0.5207887430896061" office:value-type="float"/>
          <table:table-cell office:value="0.6144730939371946" office:value-type="float"/>
        </table:table-row>
        <table:table-row>
          <table:table-cell office:value-type="string">
            <text:p>CoderMJLee__MJRefresh</text:p>
          </table:table-cell>
          <table:table-cell office:value="0.6913188678624306" office:value-type="float"/>
          <table:table-cell office:value="0.7321790899555249" office:value-type="float"/>
          <table:table-cell office:value="0.7444546429018" office:value-type="float"/>
          <table:table-cell office:value="0.749631004280991" office:value-type="float"/>
          <table:table-cell office:value="0.7591189278974351" office:value-type="float"/>
          <table:table-cell office:value="0.5530576570933472" office:value-type="float"/>
          <table:table-cell office:value="0.5660808159796823" office:value-type="float"/>
          <table:table-cell office:value="0.5673643139502874" office:value-type="float"/>
          <table:table-cell office:value="0.5755697798282817" office:value-type="float"/>
          <table:table-cell office:value="0.6023030566227304" office:value-type="float"/>
          <table:table-cell office:value="0.47537588688611426" office:value-type="float"/>
          <table:table-cell office:value="0.4894800844219164" office:value-type="float"/>
          <table:table-cell office:value="0.49820888616001313" office:value-type="float"/>
          <table:table-cell office:value="0.5035577087424673" office:value-type="float"/>
          <table:table-cell office:value="0.5371140428201517" office:value-type="float"/>
          <table:table-cell office:value="0.6617729172261849" office:value-type="float"/>
          <table:table-cell office:value="0.6858362698520372" office:value-type="float"/>
          <table:table-cell office:value="0.6961994635729594" office:value-type="float"/>
          <table:table-cell office:value="0.6999552630682122" office:value-type="float"/>
          <table:table-cell office:value="0.709191182553532" office:value-type="float"/>
          <table:table-cell office:value="0.31195972434496255" office:value-type="float"/>
          <table:table-cell office:value="0.3261643081751178" office:value-type="float"/>
          <table:table-cell office:value="0.33585685047000363" office:value-type="float"/>
          <table:table-cell office:value="0.3520874200279478" office:value-type="float"/>
          <table:table-cell office:value="0.40984155018500573" office:value-type="float"/>
        </table:table-row>
        <table:table-row>
          <table:table-cell office:value-type="string">
            <text:p>node-js-libs__node.io</text:p>
          </table:table-cell>
          <table:table-cell office:value="0.7287286731403276" office:value-type="float"/>
          <table:table-cell office:value="0.7442998861867267" office:value-type="float"/>
          <table:table-cell office:value="0.769255342349067" office:value-type="float"/>
          <table:table-cell office:value="0.7774510259006331" office:value-type="float"/>
          <table:table-cell office:value="0.7917369881858703" office:value-type="float"/>
          <table:table-cell office:value="0.5696809473755163" office:value-type="float"/>
          <table:table-cell office:value="0.5719355738520903" office:value-type="float"/>
          <table:table-cell office:value="0.5905644942364585" office:value-type="float"/>
          <table:table-cell office:value="0.6097714033926374" office:value-type="float"/>
          <table:table-cell office:value="0.6401139694657793" office:value-type="float"/>
          <table:table-cell office:value="0.43500903679330827" office:value-type="float"/>
          <table:table-cell office:value="0.4611799196006482" office:value-type="float"/>
          <table:table-cell office:value="0.47526763384377674" office:value-type="float"/>
          <table:table-cell office:value="0.48973086380115366" office:value-type="float"/>
          <table:table-cell office:value="0.5414901976045831" office:value-type="float"/>
          <table:table-cell office:value="0.6200772542399005" office:value-type="float"/>
          <table:table-cell office:value="0.651337721467347" office:value-type="float"/>
          <table:table-cell office:value="0.6695483342470252" office:value-type="float"/>
          <table:table-cell office:value="0.6719688478652464" office:value-type="float"/>
          <table:table-cell office:value="0.6837279624203373" office:value-type="float"/>
          <table:table-cell office:value="0.3738826378110858" office:value-type="float"/>
          <table:table-cell office:value="0.4314947774673972" office:value-type="float"/>
          <table:table-cell office:value="0.46930839109851097" office:value-type="float"/>
          <table:table-cell office:value="0.5209495176879055" office:value-type="float"/>
          <table:table-cell office:value="0.568333747348684" office:value-type="float"/>
        </table:table-row>
        <table:table-row>
          <table:table-cell office:value-type="string">
            <text:p>graphql-dotnet__graphql-dotnet</text:p>
          </table:table-cell>
          <table:table-cell office:value="0.7229258584546229" office:value-type="float"/>
          <table:table-cell office:value="0.7982371639117265" office:value-type="float"/>
          <table:table-cell office:value="0.8153632768795507" office:value-type="float"/>
          <table:table-cell office:value="0.8305975722238474" office:value-type="float"/>
          <table:table-cell office:value="0.8781607645006251" office:value-type="float"/>
          <table:table-cell office:value="0.5152533960927118" office:value-type="float"/>
          <table:table-cell office:value="0.567082533468051" office:value-type="float"/>
          <table:table-cell office:value="0.5876244190572202" office:value-type="float"/>
          <table:table-cell office:value="0.6051576954877719" office:value-type="float"/>
          <table:table-cell office:value="0.6544352855237265" office:value-type="float"/>
          <table:table-cell office:value="0.4207529169577343" office:value-type="float"/>
          <table:table-cell office:value="0.4801745686013488" office:value-type="float"/>
          <table:table-cell office:value="0.4992195136855376" office:value-type="float"/>
          <table:table-cell office:value="0.5176608121248238" office:value-type="float"/>
          <table:table-cell office:value="0.5813251870349481" office:value-type="float"/>
          <table:table-cell office:value="0.5689492483647035" office:value-type="float"/>
          <table:table-cell office:value="0.6256078209123419" office:value-type="float"/>
          <table:table-cell office:value="0.6439578784571574" office:value-type="float"/>
          <table:table-cell office:value="0.6622326791153968" office:value-type="float"/>
          <table:table-cell office:value="0.7219492213443566" office:value-type="float"/>
          <table:table-cell office:value="0.3452874743760649" office:value-type="float"/>
          <table:table-cell office:value="0.46731693223491544" office:value-type="float"/>
          <table:table-cell office:value="0.4902206290654757" office:value-type="float"/>
          <table:table-cell office:value="0.5087624314709391" office:value-type="float"/>
          <table:table-cell office:value="0.5768093156034474" office:value-type="float"/>
        </table:table-row>
        <table:table-row>
          <table:table-cell office:value-type="string">
            <text:p>scala__scala</text:p>
          </table:table-cell>
          <table:table-cell office:value="0.7193919401756471" office:value-type="float"/>
          <table:table-cell office:value="0.798893188039113" office:value-type="float"/>
          <table:table-cell office:value="0.8118063843175528" office:value-type="float"/>
          <table:table-cell office:value="0.8226571251235433" office:value-type="float"/>
          <table:table-cell office:value="0.8563985131961448" office:value-type="float"/>
          <table:table-cell office:value="0.5214768856827408" office:value-type="float"/>
          <table:table-cell office:value="0.5793593759419334" office:value-type="float"/>
          <table:table-cell office:value="0.5955671797988823" office:value-type="float"/>
          <table:table-cell office:value="0.6110376070846821" office:value-type="float"/>
          <table:table-cell office:value="0.687747163258003" office:value-type="float"/>
          <table:table-cell office:value="0.3845633791982839" office:value-type="float"/>
          <table:table-cell office:value="0.46622922987468446" office:value-type="float"/>
          <table:table-cell office:value="0.48067183291092713" office:value-type="float"/>
          <table:table-cell office:value="0.4962703726761584" office:value-type="float"/>
          <table:table-cell office:value="0.5942171213425116" office:value-type="float"/>
          <table:table-cell office:value="0.5533063595678769" office:value-type="float"/>
          <table:table-cell office:value="0.6214762012961972" office:value-type="float"/>
          <table:table-cell office:value="0.6434741012379261" office:value-type="float"/>
          <table:table-cell office:value="0.6638511966652179" office:value-type="float"/>
          <table:table-cell office:value="0.7512320098300447" office:value-type="float"/>
          <table:table-cell office:value="0.37097913103473" office:value-type="float"/>
          <table:table-cell office:value="0.4666936435747361" office:value-type="float"/>
          <table:table-cell office:value="0.48410930710157274" office:value-type="float"/>
          <table:table-cell office:value="0.5024005671572853" office:value-type="float"/>
          <table:table-cell office:value="0.5595726794245027" office:value-type="float"/>
        </table:table-row>
        <table:table-row>
          <table:table-cell office:value-type="string">
            <text:p>Quick__Nimble</text:p>
          </table:table-cell>
          <table:table-cell office:value="0.7226909169650511" office:value-type="float"/>
          <table:table-cell office:value="0.7868515219248047" office:value-type="float"/>
          <table:table-cell office:value="0.7995865184828173" office:value-type="float"/>
          <table:table-cell office:value="0.8151802393896014" office:value-type="float"/>
          <table:table-cell office:value="0.8541730370580048" office:value-type="float"/>
          <table:table-cell office:value="0.5249645722219245" office:value-type="float"/>
          <table:table-cell office:value="0.5692861890048344" office:value-type="float"/>
          <table:table-cell office:value="0.5842311020349135" office:value-type="float"/>
          <table:table-cell office:value="0.5968759915108184" office:value-type="float"/>
          <table:table-cell office:value="0.6270884422946269" office:value-type="float"/>
          <table:table-cell office:value="0.36909340539604163" office:value-type="float"/>
          <table:table-cell office:value="0.4362945987689275" office:value-type="float"/>
          <table:table-cell office:value="0.46553296594105353" office:value-type="float"/>
          <table:table-cell office:value="0.48297740363623426" office:value-type="float"/>
          <table:table-cell office:value="0.5461655702942186" office:value-type="float"/>
          <table:table-cell office:value="0.5560623705266787" office:value-type="float"/>
          <table:table-cell office:value="0.6131860357561768" office:value-type="float"/>
          <table:table-cell office:value="0.6360301060430174" office:value-type="float"/>
          <table:table-cell office:value="0.6629338977233441" office:value-type="float"/>
          <table:table-cell office:value="0.7171322351014662" office:value-type="float"/>
          <table:table-cell office:value="0.4288849251169571" office:value-type="float"/>
          <table:table-cell office:value="0.45842934798906865" office:value-type="float"/>
          <table:table-cell office:value="0.47434359291848927" office:value-type="float"/>
          <table:table-cell office:value="0.4858967839645788" office:value-type="float"/>
          <table:table-cell office:value="0.5396374975776029" office:value-type="float"/>
        </table:table-row>
        <table:table-row>
          <table:table-cell office:value-type="string">
            <text:p>PHPMailer__PHPMailer</text:p>
          </table:table-cell>
          <table:table-cell office:value="0.6922355452510955" office:value-type="float"/>
          <table:table-cell office:value="0.743725002200016" office:value-type="float"/>
          <table:table-cell office:value="0.7684520299059842" office:value-type="float"/>
          <table:table-cell office:value="0.8025005285944301" office:value-type="float"/>
          <table:table-cell office:value="0.8665789330894584" office:value-type="float"/>
          <table:table-cell office:value="0.5403698171268072" office:value-type="float"/>
          <table:table-cell office:value="0.5972649973037625" office:value-type="float"/>
          <table:table-cell office:value="0.6074140233193287" office:value-type="float"/>
          <table:table-cell office:value="0.6212017864886812" office:value-type="float"/>
          <table:table-cell office:value="0.6804128755027815" office:value-type="float"/>
          <table:table-cell office:value="0.40338585804378013" office:value-type="float"/>
          <table:table-cell office:value="0.4836515132297795" office:value-type="float"/>
          <table:table-cell office:value="0.5093632927823685" office:value-type="float"/>
          <table:table-cell office:value="0.5309586595206355" office:value-type="float"/>
          <table:table-cell office:value="0.6191868528309884" office:value-type="float"/>
          <table:table-cell office:value="0.5483424189036272" office:value-type="float"/>
          <table:table-cell office:value="0.6442440902652843" office:value-type="float"/>
          <table:table-cell office:value="0.6758818271367378" office:value-type="float"/>
          <table:table-cell office:value="0.6943706168290277" office:value-type="float"/>
          <table:table-cell office:value="0.7618213248211456" office:value-type="float"/>
          <table:table-cell office:value="0.3808329205764758" office:value-type="float"/>
          <table:table-cell office:value="0.4807270182055678" office:value-type="float"/>
          <table:table-cell office:value="0.5123467989884066" office:value-type="float"/>
          <table:table-cell office:value="0.541167956990646" office:value-type="float"/>
          <table:table-cell office:value="0.6273617618262323" office:value-type="float"/>
        </table:table-row>
        <table:table-row>
          <table:table-cell office:value-type="string">
            <text:p>searchkit__searchkit</text:p>
          </table:table-cell>
          <table:table-cell office:value="0.7073923379040685" office:value-type="float"/>
          <table:table-cell office:value="0.7942389404709528" office:value-type="float"/>
          <table:table-cell office:value="0.809004225417329" office:value-type="float"/>
          <table:table-cell office:value="0.8193399988582535" office:value-type="float"/>
          <table:table-cell office:value="0.8479153142206501" office:value-type="float"/>
          <table:table-cell office:value="0.5383156353175235" office:value-type="float"/>
          <table:table-cell office:value="0.5757997276242318" office:value-type="float"/>
          <table:table-cell office:value="0.5950575806055067" office:value-type="float"/>
          <table:table-cell office:value="0.6093463620503908" office:value-type="float"/>
          <table:table-cell office:value="0.7368817912521678" office:value-type="float"/>
          <table:table-cell office:value="0.4424929600925823" office:value-type="float"/>
          <table:table-cell office:value="0.46948594874791244" office:value-type="float"/>
          <table:table-cell office:value="0.4898448192158371" office:value-type="float"/>
          <table:table-cell office:value="0.5059415831203938" office:value-type="float"/>
          <table:table-cell office:value="0.5582767237810475" office:value-type="float"/>
          <table:table-cell office:value="0.55815890019157" office:value-type="float"/>
          <table:table-cell office:value="0.610155321726609" office:value-type="float"/>
          <table:table-cell office:value="0.6335570991939445" office:value-type="float"/>
          <table:table-cell office:value="0.6684926412760974" office:value-type="float"/>
          <table:table-cell office:value="0.7207315792272868" office:value-type="float"/>
          <table:table-cell office:value="0.37799429525880013" office:value-type="float"/>
          <table:table-cell office:value="0.46602651533270045" office:value-type="float"/>
          <table:table-cell office:value="0.5058497219485947" office:value-type="float"/>
          <table:table-cell office:value="0.5225955661281679" office:value-type="float"/>
          <table:table-cell office:value="0.6075535638915512" office:value-type="float"/>
        </table:table-row>
        <table:table-row>
          <table:table-cell office:value-type="string">
            <text:p>julienXX__terminal-notifier</text:p>
          </table:table-cell>
          <table:table-cell office:value="0.7135613017604154" office:value-type="float"/>
          <table:table-cell office:value="0.7742878817858236" office:value-type="float"/>
          <table:table-cell office:value="0.7973496979618864" office:value-type="float"/>
          <table:table-cell office:value="0.8039850202652252" office:value-type="float"/>
          <table:table-cell office:value="0.8132272030784766" office:value-type="float"/>
          <table:table-cell office:value="0.5553611531985313" office:value-type="float"/>
          <table:table-cell office:value="0.5720680928550926" office:value-type="float"/>
          <table:table-cell office:value="0.5782558114153689" office:value-type="float"/>
          <table:table-cell office:value="0.6137957542786584" office:value-type="float"/>
          <table:table-cell office:value="0.6466673906587218" office:value-type="float"/>
          <table:table-cell office:value="0.4527332855150922" office:value-type="float"/>
          <table:table-cell office:value="0.46880079069140124" office:value-type="float"/>
          <table:table-cell office:value="0.4844911529462641" office:value-type="float"/>
          <table:table-cell office:value="0.4897930711023286" office:value-type="float"/>
          <table:table-cell office:value="0.5362933114691489" office:value-type="float"/>
          <table:table-cell office:value="0.5914282320528536" office:value-type="float"/>
          <table:table-cell office:value="0.6379747355543166" office:value-type="float"/>
          <table:table-cell office:value="0.6603982031200162" office:value-type="float"/>
          <table:table-cell office:value="0.6719664769694149" office:value-type="float"/>
          <table:table-cell office:value="0.7018440944287178" office:value-type="float"/>
          <table:table-cell office:value="0.4209989487722607" office:value-type="float"/>
          <table:table-cell office:value="0.4415606802779616" office:value-type="float"/>
          <table:table-cell office:value="0.463318900527433" office:value-type="float"/>
          <table:table-cell office:value="0.5223230884134821" office:value-type="float"/>
          <table:table-cell office:value="0.5558100384270555" office:value-type="float"/>
        </table:table-row>
        <table:table-row>
          <table:table-cell office:value-type="string">
            <text:p>nikic__PHP-Parser</text:p>
          </table:table-cell>
          <table:table-cell office:value="0.755965090700287" office:value-type="float"/>
          <table:table-cell office:value="0.7986937457530021" office:value-type="float"/>
          <table:table-cell office:value="0.8147575040574047" office:value-type="float"/>
          <table:table-cell office:value="0.830028041967308" office:value-type="float"/>
          <table:table-cell office:value="0.853056825330768" office:value-type="float"/>
          <table:table-cell office:value="0.5019493157968601" office:value-type="float"/>
          <table:table-cell office:value="0.576754428117209" office:value-type="float"/>
          <table:table-cell office:value="0.5847801946888769" office:value-type="float"/>
          <table:table-cell office:value="0.6143075563010872" office:value-type="float"/>
          <table:table-cell office:value="0.6533475596666962" office:value-type="float"/>
          <table:table-cell office:value="0.41301292891295477" office:value-type="float"/>
          <table:table-cell office:value="0.473800955676813" office:value-type="float"/>
          <table:table-cell office:value="0.4837472885503885" office:value-type="float"/>
          <table:table-cell office:value="0.496272193553565" office:value-type="float"/>
          <table:table-cell office:value="0.5585899241062559" office:value-type="float"/>
          <table:table-cell office:value="0.5888697135586884" office:value-type="float"/>
          <table:table-cell office:value="0.6247056867381641" office:value-type="float"/>
          <table:table-cell office:value="0.6432464882097936" office:value-type="float"/>
          <table:table-cell office:value="0.6666605684240638" office:value-type="float"/>
          <table:table-cell office:value="0.701602573901671" office:value-type="float"/>
          <table:table-cell office:value="0.3838733274344674" office:value-type="float"/>
          <table:table-cell office:value="0.48194384360483006" office:value-type="float"/>
          <table:table-cell office:value="0.5000861315517157" office:value-type="float"/>
          <table:table-cell office:value="0.5142064589991202" office:value-type="float"/>
          <table:table-cell office:value="0.5648328331178769" office:value-type="float"/>
        </table:table-row>
        <table:table-row>
          <table:table-cell office:value-type="string">
            <text:p>fgnass__spin.js</text:p>
          </table:table-cell>
          <table:table-cell office:value="0.7716892222257967" office:value-type="float"/>
          <table:table-cell office:value="0.8016825936525984" office:value-type="float"/>
          <table:table-cell office:value="0.8156950017591205" office:value-type="float"/>
          <table:table-cell office:value="0.8262166817935462" office:value-type="float"/>
          <table:table-cell office:value="0.8558433125243037" office:value-type="float"/>
          <table:table-cell office:value="0.5383070110748452" office:value-type="float"/>
          <table:table-cell office:value="0.5733298279575851" office:value-type="float"/>
          <table:table-cell office:value="0.5852196233299591" office:value-type="float"/>
          <table:table-cell office:value="0.5995587054465416" office:value-type="float"/>
          <table:table-cell office:value="0.6294610763521775" office:value-type="float"/>
          <table:table-cell office:value="0.4583527601498618" office:value-type="float"/>
          <table:table-cell office:value="0.4726616066856789" office:value-type="float"/>
          <table:table-cell office:value="0.47758774517883384" office:value-type="float"/>
          <table:table-cell office:value="0.48812159139913086" office:value-type="float"/>
          <table:table-cell office:value="0.506588494983426" office:value-type="float"/>
          <table:table-cell office:value="0.5446140759838576" office:value-type="float"/>
          <table:table-cell office:value="0.5862660438051563" office:value-type="float"/>
          <table:table-cell office:value="0.6043470554562426" office:value-type="float"/>
          <table:table-cell office:value="0.6162922596386141" office:value-type="float"/>
          <table:table-cell office:value="0.6752706153861326" office:value-type="float"/>
          <table:table-cell office:value="0.4456389974807306" office:value-type="float"/>
          <table:table-cell office:value="0.51158686411028" office:value-type="float"/>
          <table:table-cell office:value="0.5240252454100035" office:value-type="float"/>
          <table:table-cell office:value="0.5344013671424678" office:value-type="float"/>
          <table:table-cell office:value="0.543571651154112" office:value-type="float"/>
        </table:table-row>
        <table:table-row>
          <table:table-cell office:value-type="string">
            <text:p>kubernetes__dashboard</text:p>
          </table:table-cell>
          <table:table-cell office:value="0.6777735464694498" office:value-type="float"/>
          <table:table-cell office:value="0.7390514151371486" office:value-type="float"/>
          <table:table-cell office:value="0.7785368142611486" office:value-type="float"/>
          <table:table-cell office:value="0.8067510632402564" office:value-type="float"/>
          <table:table-cell office:value="0.844832417954775" office:value-type="float"/>
          <table:table-cell office:value="0.4909468013860905" office:value-type="float"/>
          <table:table-cell office:value="0.5910502001057492" office:value-type="float"/>
          <table:table-cell office:value="0.6056971685756037" office:value-type="float"/>
          <table:table-cell office:value="0.6198144537623966" office:value-type="float"/>
          <table:table-cell office:value="0.7067259626922618" office:value-type="float"/>
          <table:table-cell office:value="0.375568866657428" office:value-type="float"/>
          <table:table-cell office:value="0.4658943730693015" office:value-type="float"/>
          <table:table-cell office:value="0.4839841778318834" office:value-type="float"/>
          <table:table-cell office:value="0.5035630584024497" office:value-type="float"/>
          <table:table-cell office:value="0.5753888507185992" office:value-type="float"/>
          <table:table-cell office:value="0.5683745870687714" office:value-type="float"/>
          <table:table-cell office:value="0.6179648744341268" office:value-type="float"/>
          <table:table-cell office:value="0.6379163475292715" office:value-type="float"/>
          <table:table-cell office:value="0.6576049554496222" office:value-type="float"/>
          <table:table-cell office:value="0.7730342785963316" office:value-type="float"/>
          <table:table-cell office:value="0.3843292816378935" office:value-type="float"/>
          <table:table-cell office:value="0.4681820810905617" office:value-type="float"/>
          <table:table-cell office:value="0.497797098023903" office:value-type="float"/>
          <table:table-cell office:value="0.5158947359663892" office:value-type="float"/>
          <table:table-cell office:value="0.6192427663281843" office:value-type="float"/>
        </table:table-row>
        <table:table-row>
          <table:table-cell office:value-type="string">
            <text:p>verlok__lazyload</text:p>
          </table:table-cell>
          <table:table-cell office:value="0.706572261344679" office:value-type="float"/>
          <table:table-cell office:value="0.7888291550026725" office:value-type="float"/>
          <table:table-cell office:value="0.8054568696897304" office:value-type="float"/>
          <table:table-cell office:value="0.8228228837091064" office:value-type="float"/>
          <table:table-cell office:value="0.8448438134116318" office:value-type="float"/>
          <table:table-cell office:value="0.5568780933431297" office:value-type="float"/>
          <table:table-cell office:value="0.5895698524769312" office:value-type="float"/>
          <table:table-cell office:value="0.5986354070167835" office:value-type="float"/>
          <table:table-cell office:value="0.6222417087093627" office:value-type="float"/>
          <table:table-cell office:value="0.6607587917285852" office:value-type="float"/>
          <table:table-cell office:value="0.41879938585583365" office:value-type="float"/>
          <table:table-cell office:value="0.460431223408424" office:value-type="float"/>
          <table:table-cell office:value="0.47977001737655334" office:value-type="float"/>
          <table:table-cell office:value="0.5063440680821336" office:value-type="float"/>
          <table:table-cell office:value="0.5480328549463565" office:value-type="float"/>
          <table:table-cell office:value="0.5922254425584474" office:value-type="float"/>
          <table:table-cell office:value="0.6243386021541708" office:value-type="float"/>
          <table:table-cell office:value="0.641298307155427" office:value-type="float"/>
          <table:table-cell office:value="0.6674103819941939" office:value-type="float"/>
          <table:table-cell office:value="0.7288972551440984" office:value-type="float"/>
          <table:table-cell office:value="0.39946846810941605" office:value-type="float"/>
          <table:table-cell office:value="0.49147579480989206" office:value-type="float"/>
          <table:table-cell office:value="0.5073980500603723" office:value-type="float"/>
          <table:table-cell office:value="0.5307159576020217" office:value-type="float"/>
          <table:table-cell office:value="0.5750815429355212" office:value-type="float"/>
        </table:table-row>
        <table:table-row>
          <table:table-cell office:value-type="string">
            <text:p>gratipay__gratipay.com</text:p>
          </table:table-cell>
          <table:table-cell office:value="0.756276865333513" office:value-type="float"/>
          <table:table-cell office:value="0.7949723444211401" office:value-type="float"/>
          <table:table-cell office:value="0.8048825680393207" office:value-type="float"/>
          <table:table-cell office:value="0.8183757148000788" office:value-type="float"/>
          <table:table-cell office:value="0.8624792760509582" office:value-type="float"/>
          <table:table-cell office:value="0.5296295658350176" office:value-type="float"/>
          <table:table-cell office:value="0.590189919844624" office:value-type="float"/>
          <table:table-cell office:value="0.6086630325752457" office:value-type="float"/>
          <table:table-cell office:value="0.6272118713078098" office:value-type="float"/>
          <table:table-cell office:value="0.6859670572447173" office:value-type="float"/>
          <table:table-cell office:value="0.4230473165843519" office:value-type="float"/>
          <table:table-cell office:value="0.4905527303475133" office:value-type="float"/>
          <table:table-cell office:value="0.5148623021438018" office:value-type="float"/>
          <table:table-cell office:value="0.5393213058378643" office:value-type="float"/>
          <table:table-cell office:value="0.6008324980434175" office:value-type="float"/>
          <table:table-cell office:value="0.5691892294084014" office:value-type="float"/>
          <table:table-cell office:value="0.653732727565877" office:value-type="float"/>
          <table:table-cell office:value="0.6713173958035101" office:value-type="float"/>
          <table:table-cell office:value="0.6898362340992343" office:value-type="float"/>
          <table:table-cell office:value="0.7482423098403896" office:value-type="float"/>
          <table:table-cell office:value="0.4330681296630975" office:value-type="float"/>
          <table:table-cell office:value="0.4920134324761356" office:value-type="float"/>
          <table:table-cell office:value="0.5095543576485582" office:value-type="float"/>
          <table:table-cell office:value="0.5250592757099761" office:value-type="float"/>
          <table:table-cell office:value="0.6215160003688003" office:value-type="float"/>
        </table:table-row>
        <table:table-row>
          <table:table-cell office:value-type="string">
            <text:p>sheerun__vim-polyglot</text:p>
          </table:table-cell>
          <table:table-cell office:value="0.7533926455479529" office:value-type="float"/>
          <table:table-cell office:value="0.7812524730333918" office:value-type="float"/>
          <table:table-cell office:value="0.7904890972128952" office:value-type="float"/>
          <table:table-cell office:value="0.8079390191515322" office:value-type="float"/>
          <table:table-cell office:value="0.8644998412823421" office:value-type="float"/>
          <table:table-cell office:value="0.5234725785816612" office:value-type="float"/>
          <table:table-cell office:value="0.5606454293687436" office:value-type="float"/>
          <table:table-cell office:value="0.5695437715867776" office:value-type="float"/>
          <table:table-cell office:value="0.5804560532694538" office:value-type="float"/>
          <table:table-cell office:value="0.6462424544965915" office:value-type="float"/>
          <table:table-cell office:value="0.41733332682844926" office:value-type="float"/>
          <table:table-cell office:value="0.4438271295432357" office:value-type="float"/>
          <table:table-cell office:value="0.45696247264169687" office:value-type="float"/>
          <table:table-cell office:value="0.4684751173840025" office:value-type="float"/>
          <table:table-cell office:value="0.4827303566897675" office:value-type="float"/>
          <table:table-cell office:value="0.5824491207910947" office:value-type="float"/>
          <table:table-cell office:value="0.6003534969468631" office:value-type="float"/>
          <table:table-cell office:value="0.6144856135057444" office:value-type="float"/>
          <table:table-cell office:value="0.6310732136896037" office:value-type="float"/>
          <table:table-cell office:value="0.7232355864995763" office:value-type="float"/>
          <table:table-cell office:value="0.42505907060990855" office:value-type="float"/>
          <table:table-cell office:value="0.45378391340610524" office:value-type="float"/>
          <table:table-cell office:value="0.4821319700383641" office:value-type="float"/>
          <table:table-cell office:value="0.49441045991445454" office:value-type="float"/>
          <table:table-cell office:value="0.5555227101457427" office:value-type="float"/>
        </table:table-row>
        <table:table-row>
          <table:table-cell office:value-type="string">
            <text:p>Simbul__baker</text:p>
          </table:table-cell>
          <table:table-cell office:value="0.7033876965434323" office:value-type="float"/>
          <table:table-cell office:value="0.7982332585690727" office:value-type="float"/>
          <table:table-cell office:value="0.8169394689554749" office:value-type="float"/>
          <table:table-cell office:value="0.8324172664106436" office:value-type="float"/>
          <table:table-cell office:value="0.8741411708981104" office:value-type="float"/>
          <table:table-cell office:value="0.5376960590211846" office:value-type="float"/>
          <table:table-cell office:value="0.5998902101331708" office:value-type="float"/>
          <table:table-cell office:value="0.6209935050602885" office:value-type="float"/>
          <table:table-cell office:value="0.6394725692261563" office:value-type="float"/>
          <table:table-cell office:value="0.71287523516346" office:value-type="float"/>
          <table:table-cell office:value="0.41370877157844715" office:value-type="float"/>
          <table:table-cell office:value="0.46441761367657075" office:value-type="float"/>
          <table:table-cell office:value="0.4811275357680459" office:value-type="float"/>
          <table:table-cell office:value="0.5039544778182211" office:value-type="float"/>
          <table:table-cell office:value="0.5528420207989077" office:value-type="float"/>
          <table:table-cell office:value="0.568113647243969" office:value-type="float"/>
          <table:table-cell office:value="0.633108947580183" office:value-type="float"/>
          <table:table-cell office:value="0.6497224325861408" office:value-type="float"/>
          <table:table-cell office:value="0.6778041666394642" office:value-type="float"/>
          <table:table-cell office:value="0.7697759398628743" office:value-type="float"/>
          <table:table-cell office:value="0.4123522298030555" office:value-type="float"/>
          <table:table-cell office:value="0.5075708656165628" office:value-type="float"/>
          <table:table-cell office:value="0.5273353884812174" office:value-type="float"/>
          <table:table-cell office:value="0.5461664240566353" office:value-type="float"/>
          <table:table-cell office:value="0.6013893252646045" office:value-type="float"/>
        </table:table-row>
        <table:table-row>
          <table:table-cell office:value-type="string">
            <text:p>dataarts__dat.gui</text:p>
          </table:table-cell>
          <table:table-cell office:value="0.7790989611608354" office:value-type="float"/>
          <table:table-cell office:value="0.7963564808096533" office:value-type="float"/>
          <table:table-cell office:value="0.8027474574642437" office:value-type="float"/>
          <table:table-cell office:value="0.8251628071591832" office:value-type="float"/>
          <table:table-cell office:value="0.8392289610191304" office:value-type="float"/>
          <table:table-cell office:value="0.5188902324246358" office:value-type="float"/>
          <table:table-cell office:value="0.5725846879081886" office:value-type="float"/>
          <table:table-cell office:value="0.5929285090368313" office:value-type="float"/>
          <table:table-cell office:value="0.6115553544969303" office:value-type="float"/>
          <table:table-cell office:value="0.6306735346799582" office:value-type="float"/>
          <table:table-cell office:value="0.4090888197109046" office:value-type="float"/>
          <table:table-cell office:value="0.4278221165736037" office:value-type="float"/>
          <table:table-cell office:value="0.4768267235623111" office:value-type="float"/>
          <table:table-cell office:value="0.489642627804011" office:value-type="float"/>
          <table:table-cell office:value="0.5039476144339242" office:value-type="float"/>
          <table:table-cell office:value="0.589428986601568" office:value-type="float"/>
          <table:table-cell office:value="0.6250023675556584" office:value-type="float"/>
          <table:table-cell office:value="0.6455285496966221" office:value-type="float"/>
          <table:table-cell office:value="0.6776019963042363" office:value-type="float"/>
          <table:table-cell office:value="0.6867768166957097" office:value-type="float"/>
          <table:table-cell office:value="0.4364480100584467" office:value-type="float"/>
          <table:table-cell office:value="0.47352082985044075" office:value-type="float"/>
          <table:table-cell office:value="0.49488475109415964" office:value-type="float"/>
          <table:table-cell office:value="0.5320446065946532" office:value-type="float"/>
          <table:table-cell office:value="0.5419057251652348" office:value-type="float"/>
        </table:table-row>
        <table:table-row>
          <table:table-cell office:value-type="string">
            <text:p>top-think__think</text:p>
          </table:table-cell>
          <table:table-cell office:value="0.7399666675115701" office:value-type="float"/>
          <table:table-cell office:value="0.7462334661909452" office:value-type="float"/>
          <table:table-cell office:value="0.7652893411171793" office:value-type="float"/>
          <table:table-cell office:value="0.7726409344500489" office:value-type="float"/>
          <table:table-cell office:value="0.8261460604513173" office:value-type="float"/>
          <table:table-cell office:value="0.5823885257921728" office:value-type="float"/>
          <table:table-cell office:value="0.5884158441513989" office:value-type="float"/>
          <table:table-cell office:value="0.5888089662575844" office:value-type="float"/>
          <table:table-cell office:value="0.5953165585106096" office:value-type="float"/>
          <table:table-cell office:value="0.6318189918630139" office:value-type="float"/>
          <table:table-cell office:value="0.4727435959776133" office:value-type="float"/>
          <table:table-cell office:value="0.5074206428268693" office:value-type="float"/>
          <table:table-cell office:value="0.5178076872547124" office:value-type="float"/>
          <table:table-cell office:value="0.535110740416522" office:value-type="float"/>
          <table:table-cell office:value="0.5767011624361161" office:value-type="float"/>
          <table:table-cell office:value="0.6559597701484895" office:value-type="float"/>
          <table:table-cell office:value="0.6791798253880583" office:value-type="float"/>
          <table:table-cell office:value="0.684285030279711" office:value-type="float"/>
          <table:table-cell office:value="0.693405126812007" office:value-type="float"/>
          <table:table-cell office:value="0.7203719301985011" office:value-type="float"/>
          <table:table-cell office:value="0.446993149036363" office:value-type="float"/>
          <table:table-cell office:value="0.4760604132323646" office:value-type="float"/>
          <table:table-cell office:value="0.48788826560923737" office:value-type="float"/>
          <table:table-cell office:value="0.5167798611934494" office:value-type="float"/>
          <table:table-cell office:value="0.5827161102198919" office:value-type="float"/>
        </table:table-row>
        <table:table-row>
          <table:table-cell office:value-type="string">
            <text:p>formly-js__angular-formly</text:p>
          </table:table-cell>
          <table:table-cell office:value="0.7160469697265316" office:value-type="float"/>
          <table:table-cell office:value="0.7925230750558692" office:value-type="float"/>
          <table:table-cell office:value="0.8101487560603219" office:value-type="float"/>
          <table:table-cell office:value="0.8227080601112629" office:value-type="float"/>
          <table:table-cell office:value="0.8582402494958901" office:value-type="float"/>
          <table:table-cell office:value="0.520753697815739" office:value-type="float"/>
          <table:table-cell office:value="0.5721648768198955" office:value-type="float"/>
          <table:table-cell office:value="0.5947792406517443" office:value-type="float"/>
          <table:table-cell office:value="0.613825683935644" office:value-type="float"/>
          <table:table-cell office:value="0.6897912340743645" office:value-type="float"/>
          <table:table-cell office:value="0.3902327201389759" office:value-type="float"/>
          <table:table-cell office:value="0.46435348904630713" office:value-type="float"/>
          <table:table-cell office:value="0.4909358425358493" office:value-type="float"/>
          <table:table-cell office:value="0.5192345762519652" office:value-type="float"/>
          <table:table-cell office:value="0.6008663116659771" office:value-type="float"/>
          <table:table-cell office:value="0.5497468037345324" office:value-type="float"/>
          <table:table-cell office:value="0.6260620390725378" office:value-type="float"/>
          <table:table-cell office:value="0.646355928542174" office:value-type="float"/>
          <table:table-cell office:value="0.6692673109117744" office:value-type="float"/>
          <table:table-cell office:value="0.7511577470683104" office:value-type="float"/>
          <table:table-cell office:value="0.38432523481904246" office:value-type="float"/>
          <table:table-cell office:value="0.47347081109673617" office:value-type="float"/>
          <table:table-cell office:value="0.503348865375059" office:value-type="float"/>
          <table:table-cell office:value="0.5217458912137736" office:value-type="float"/>
          <table:table-cell office:value="0.5928942192388672" office:value-type="float"/>
        </table:table-row>
        <table:table-row>
          <table:table-cell office:value-type="string">
            <text:p>flightjs__flight</text:p>
          </table:table-cell>
          <table:table-cell office:value="0.7720820720149726" office:value-type="float"/>
          <table:table-cell office:value="0.8083319341887265" office:value-type="float"/>
          <table:table-cell office:value="0.8201155438705405" office:value-type="float"/>
          <table:table-cell office:value="0.8287224515422494" office:value-type="float"/>
          <table:table-cell office:value="0.8625546967726931" office:value-type="float"/>
          <table:table-cell office:value="0.554840947522128" office:value-type="float"/>
          <table:table-cell office:value="0.5766346184549387" office:value-type="float"/>
          <table:table-cell office:value="0.5917442025146737" office:value-type="float"/>
          <table:table-cell office:value="0.6085140794125797" office:value-type="float"/>
          <table:table-cell office:value="0.6359623835003311" office:value-type="float"/>
          <table:table-cell office:value="0.43006085819230144" office:value-type="float"/>
          <table:table-cell office:value="0.46741337984930864" office:value-type="float"/>
          <table:table-cell office:value="0.481682105338335" office:value-type="float"/>
          <table:table-cell office:value="0.5037932189623601" office:value-type="float"/>
          <table:table-cell office:value="0.5506240453838899" office:value-type="float"/>
          <table:table-cell office:value="0.5458367292975386" office:value-type="float"/>
          <table:table-cell office:value="0.6322196955461277" office:value-type="float"/>
          <table:table-cell office:value="0.6498828671378081" office:value-type="float"/>
          <table:table-cell office:value="0.6605501318308205" office:value-type="float"/>
          <table:table-cell office:value="0.6948657481350742" office:value-type="float"/>
          <table:table-cell office:value="0.4438568437021376" office:value-type="float"/>
          <table:table-cell office:value="0.4882766581507503" office:value-type="float"/>
          <table:table-cell office:value="0.5047434488819973" office:value-type="float"/>
          <table:table-cell office:value="0.514165467889484" office:value-type="float"/>
          <table:table-cell office:value="0.5587226717034732" office:value-type="float"/>
        </table:table-row>
        <table:table-row>
          <table:table-cell office:value-type="string">
            <text:p>prometheus__prometheus</text:p>
          </table:table-cell>
          <table:table-cell office:value="0.6964783821830474" office:value-type="float"/>
          <table:table-cell office:value="0.7691809308740222" office:value-type="float"/>
          <table:table-cell office:value="0.7987961448191289" office:value-type="float"/>
          <table:table-cell office:value="0.8159786126133491" office:value-type="float"/>
          <table:table-cell office:value="0.8758066006274047" office:value-type="float"/>
          <table:table-cell office:value="0.5200257561101549" office:value-type="float"/>
          <table:table-cell office:value="0.5864524794451057" office:value-type="float"/>
          <table:table-cell office:value="0.6023349261920934" office:value-type="float"/>
          <table:table-cell office:value="0.6186062155551725" office:value-type="float"/>
          <table:table-cell office:value="0.6827107688182258" office:value-type="float"/>
          <table:table-cell office:value="0.3956784880701851" office:value-type="float"/>
          <table:table-cell office:value="0.46514950737393035" office:value-type="float"/>
          <table:table-cell office:value="0.4871848773826622" office:value-type="float"/>
          <table:table-cell office:value="0.5093322731241632" office:value-type="float"/>
          <table:table-cell office:value="0.5868849102034126" office:value-type="float"/>
          <table:table-cell office:value="0.5386553660958449" office:value-type="float"/>
          <table:table-cell office:value="0.6210961500114685" office:value-type="float"/>
          <table:table-cell office:value="0.638705974715218" office:value-type="float"/>
          <table:table-cell office:value="0.661214684635347" office:value-type="float"/>
          <table:table-cell office:value="0.7431866132213947" office:value-type="float"/>
          <table:table-cell office:value="0.32366951641167946" office:value-type="float"/>
          <table:table-cell office:value="0.4751018663497993" office:value-type="float"/>
          <table:table-cell office:value="0.4984114148916046" office:value-type="float"/>
          <table:table-cell office:value="0.5193111415577818" office:value-type="float"/>
          <table:table-cell office:value="0.5860580319774921" office:value-type="float"/>
        </table:table-row>
        <table:table-row>
          <table:table-cell office:value-type="string">
            <text:p>nicolaskruchten__pivottable</text:p>
          </table:table-cell>
          <table:table-cell office:value="0.6976777249143641" office:value-type="float"/>
          <table:table-cell office:value="0.7724949633343233" office:value-type="float"/>
          <table:table-cell office:value="0.7950582644004637" office:value-type="float"/>
          <table:table-cell office:value="0.8129653435882286" office:value-type="float"/>
          <table:table-cell office:value="0.8393018381685952" office:value-type="float"/>
          <table:table-cell office:value="0.5313500711509916" office:value-type="float"/>
          <table:table-cell office:value="0.5726611361458157" office:value-type="float"/>
          <table:table-cell office:value="0.5978707331884292" office:value-type="float"/>
          <table:table-cell office:value="0.6116651511365396" office:value-type="float"/>
          <table:table-cell office:value="0.6977885743982312" office:value-type="float"/>
          <table:table-cell office:value="0.42520727401849934" office:value-type="float"/>
          <table:table-cell office:value="0.4754916014143449" office:value-type="float"/>
          <table:table-cell office:value="0.49694815503644263" office:value-type="float"/>
          <table:table-cell office:value="0.5206425645786359" office:value-type="float"/>
          <table:table-cell office:value="0.6092045107827797" office:value-type="float"/>
          <table:table-cell office:value="0.5810582713348094" office:value-type="float"/>
          <table:table-cell office:value="0.6244275853092568" office:value-type="float"/>
          <table:table-cell office:value="0.6448135039467053" office:value-type="float"/>
          <table:table-cell office:value="0.6661318889017404" office:value-type="float"/>
          <table:table-cell office:value="0.7530262330686526" office:value-type="float"/>
          <table:table-cell office:value="0.3901232153752798" office:value-type="float"/>
          <table:table-cell office:value="0.46851345867681804" office:value-type="float"/>
          <table:table-cell office:value="0.4976711082854832" office:value-type="float"/>
          <table:table-cell office:value="0.5233412130185948" office:value-type="float"/>
          <table:table-cell office:value="0.5926331135634937" office:value-type="float"/>
        </table:table-row>
        <table:table-row>
          <table:table-cell office:value-type="string">
            <text:p>soimort__you-get</text:p>
          </table:table-cell>
          <table:table-cell office:value="0.6943694665679182" office:value-type="float"/>
          <table:table-cell office:value="0.7370133079036163" office:value-type="float"/>
          <table:table-cell office:value="0.7501919777026548" office:value-type="float"/>
          <table:table-cell office:value="0.7635969872258548" office:value-type="float"/>
          <table:table-cell office:value="0.8344882736022402" office:value-type="float"/>
          <table:table-cell office:value="0.5476803404662584" office:value-type="float"/>
          <table:table-cell office:value="0.5951217822848388" office:value-type="float"/>
          <table:table-cell office:value="0.604691478281728" office:value-type="float"/>
          <table:table-cell office:value="0.6113778541851203" office:value-type="float"/>
          <table:table-cell office:value="0.7151446541080426" office:value-type="float"/>
          <table:table-cell office:value="0.37944560647157155" office:value-type="float"/>
          <table:table-cell office:value="0.4439483999577742" office:value-type="float"/>
          <table:table-cell office:value="0.4791211371982633" office:value-type="float"/>
          <table:table-cell office:value="0.4944474026823464" office:value-type="float"/>
          <table:table-cell office:value="0.506571673033732" office:value-type="float"/>
          <table:table-cell office:value="0.5768949151779651" office:value-type="float"/>
          <table:table-cell office:value="0.6471830746237096" office:value-type="float"/>
          <table:table-cell office:value="0.670511358885439" office:value-type="float"/>
          <table:table-cell office:value="0.6788560190700004" office:value-type="float"/>
          <table:table-cell office:value="0.7879873836934779" office:value-type="float"/>
          <table:table-cell office:value="0.4027242023388648" office:value-type="float"/>
          <table:table-cell office:value="0.5015724444596377" office:value-type="float"/>
          <table:table-cell office:value="0.5249026587535525" office:value-type="float"/>
          <table:table-cell office:value="0.5435205384129348" office:value-type="float"/>
          <table:table-cell office:value="0.5770476142220937" office:value-type="float"/>
        </table:table-row>
        <table:table-row>
          <table:table-cell office:value-type="string">
            <text:p>benjaminoakes__maid</text:p>
          </table:table-cell>
          <table:table-cell office:value="0.7506062740573155" office:value-type="float"/>
          <table:table-cell office:value="0.7724695792137465" office:value-type="float"/>
          <table:table-cell office:value="0.7985097637565692" office:value-type="float"/>
          <table:table-cell office:value="0.8098962521780007" office:value-type="float"/>
          <table:table-cell office:value="0.8188257739816496" office:value-type="float"/>
          <table:table-cell office:value="0.5832526224591975" office:value-type="float"/>
          <table:table-cell office:value="0.6097787993047155" office:value-type="float"/>
          <table:table-cell office:value="0.6148409904181603" office:value-type="float"/>
          <table:table-cell office:value="0.6193260753086948" office:value-type="float"/>
          <table:table-cell office:value="0.6387037072281624" office:value-type="float"/>
          <table:table-cell office:value="0.4054852704610049" office:value-type="float"/>
          <table:table-cell office:value="0.44253324191724464" office:value-type="float"/>
          <table:table-cell office:value="0.4622708882640647" office:value-type="float"/>
          <table:table-cell office:value="0.4716028517261683" office:value-type="float"/>
          <table:table-cell office:value="0.539786339451924" office:value-type="float"/>
          <table:table-cell office:value="0.5976665523516236" office:value-type="float"/>
          <table:table-cell office:value="0.6328562757743974" office:value-type="float"/>
          <table:table-cell office:value="0.6458587715124349" office:value-type="float"/>
          <table:table-cell office:value="0.6698000693632051" office:value-type="float"/>
          <table:table-cell office:value="0.7492011773868059" office:value-type="float"/>
          <table:table-cell office:value="0.4187804507100463" office:value-type="float"/>
          <table:table-cell office:value="0.5043226048310626" office:value-type="float"/>
          <table:table-cell office:value="0.5245107724486646" office:value-type="float"/>
          <table:table-cell office:value="0.544048250722747" office:value-type="float"/>
          <table:table-cell office:value="0.5936020131582518" office:value-type="float"/>
        </table:table-row>
        <table:table-row>
          <table:table-cell office:value-type="string">
            <text:p>mattgallagher__AudioStreamer</text:p>
          </table:table-cell>
          <table:table-cell office:value="0.751594293232796" office:value-type="float"/>
          <table:table-cell office:value="0.7757828547041513" office:value-type="float"/>
          <table:table-cell office:value="0.7899878345511139" office:value-type="float"/>
          <table:table-cell office:value="0.8186364836659045" office:value-type="float"/>
          <table:table-cell office:value="0.8186364836659045" office:value-type="float"/>
          <table:table-cell office:value="0.5540701039102031" office:value-type="float"/>
          <table:table-cell office:value="0.5558030022718857" office:value-type="float"/>
          <table:table-cell office:value="0.5693443635770996" office:value-type="float"/>
          <table:table-cell office:value="0.6111210908350947" office:value-type="float"/>
          <table:table-cell office:value="0.6111210908350947" office:value-type="float"/>
          <table:table-cell office:value="0.4247262863719912" office:value-type="float"/>
          <table:table-cell office:value="0.45028708962627734" office:value-type="float"/>
          <table:table-cell office:value="0.4726648882470917" office:value-type="float"/>
          <table:table-cell office:value="0.48726461869900384" office:value-type="float"/>
          <table:table-cell office:value="0.48726461869900384" office:value-type="float"/>
          <table:table-cell office:value="0.5956175114257245" office:value-type="float"/>
          <table:table-cell office:value="0.5969412015668593" office:value-type="float"/>
          <table:table-cell office:value="0.6172817645659234" office:value-type="float"/>
          <table:table-cell office:value="0.6351252127986821" office:value-type="float"/>
          <table:table-cell office:value="0.6351252127986821" office:value-type="float"/>
          <table:table-cell office:value="0.44273457753785694" office:value-type="float"/>
          <table:table-cell office:value="0.46011084348910447" office:value-type="float"/>
          <table:table-cell office:value="0.5036604802406379" office:value-type="float"/>
          <table:table-cell office:value="0.5200938947328269" office:value-type="float"/>
          <table:table-cell office:value="0.5200938947328269" office:value-type="float"/>
        </table:table-row>
        <table:table-row>
          <table:table-cell office:value-type="string">
            <text:p>micropython__micropython</text:p>
          </table:table-cell>
          <table:table-cell office:value="0.699542515109494" office:value-type="float"/>
          <table:table-cell office:value="0.7764846586908485" office:value-type="float"/>
          <table:table-cell office:value="0.7986809169947806" office:value-type="float"/>
          <table:table-cell office:value="0.8133215142981948" office:value-type="float"/>
          <table:table-cell office:value="0.8718725657286143" office:value-type="float"/>
          <table:table-cell office:value="0.5142888174311563" office:value-type="float"/>
          <table:table-cell office:value="0.5852904387088445" office:value-type="float"/>
          <table:table-cell office:value="0.5999013831140217" office:value-type="float"/>
          <table:table-cell office:value="0.6138989073665405" office:value-type="float"/>
          <table:table-cell office:value="0.6898895479399074" office:value-type="float"/>
          <table:table-cell office:value="0.3808794394284885" office:value-type="float"/>
          <table:table-cell office:value="0.4552967455348921" office:value-type="float"/>
          <table:table-cell office:value="0.47130227449225903" office:value-type="float"/>
          <table:table-cell office:value="0.4916282868612551" office:value-type="float"/>
          <table:table-cell office:value="0.5528875891457454" office:value-type="float"/>
          <table:table-cell office:value="0.5527677618137501" office:value-type="float"/>
          <table:table-cell office:value="0.6098005102932944" office:value-type="float"/>
          <table:table-cell office:value="0.6285552858607619" office:value-type="float"/>
          <table:table-cell office:value="0.6543450755801339" office:value-type="float"/>
          <table:table-cell office:value="0.7204336470053414" office:value-type="float"/>
          <table:table-cell office:value="0.39438718833588937" office:value-type="float"/>
          <table:table-cell office:value="0.4831887095112809" office:value-type="float"/>
          <table:table-cell office:value="0.5028398605500191" office:value-type="float"/>
          <table:table-cell office:value="0.5213698053908951" office:value-type="float"/>
          <table:table-cell office:value="0.5994774332434127" office:value-type="float"/>
        </table:table-row>
        <table:table-row>
          <table:table-cell office:value-type="string">
            <text:p>tobie__ua-parser</text:p>
          </table:table-cell>
          <table:table-cell office:value="0.7114417080384475" office:value-type="float"/>
          <table:table-cell office:value="0.7751334296090293" office:value-type="float"/>
          <table:table-cell office:value="0.7970150911356668" office:value-type="float"/>
          <table:table-cell office:value="0.8083903197017558" office:value-type="float"/>
          <table:table-cell office:value="0.8345119611349321" office:value-type="float"/>
          <table:table-cell office:value="0.5561926432474834" office:value-type="float"/>
          <table:table-cell office:value="0.589338490528294" office:value-type="float"/>
          <table:table-cell office:value="0.6067575661444622" office:value-type="float"/>
          <table:table-cell office:value="0.6210186397309824" office:value-type="float"/>
          <table:table-cell office:value="0.6838818487639087" office:value-type="float"/>
          <table:table-cell office:value="0.39930303321917393" office:value-type="float"/>
          <table:table-cell office:value="0.43946205568762103" office:value-type="float"/>
          <table:table-cell office:value="0.45867468059648175" office:value-type="float"/>
          <table:table-cell office:value="0.4787606813499453" office:value-type="float"/>
          <table:table-cell office:value="0.5123220012710128" office:value-type="float"/>
          <table:table-cell office:value="0.5797828143261395" office:value-type="float"/>
          <table:table-cell office:value="0.6082097780695033" office:value-type="float"/>
          <table:table-cell office:value="0.6330645380043352" office:value-type="float"/>
          <table:table-cell office:value="0.6539885731717794" office:value-type="float"/>
          <table:table-cell office:value="0.7109017806659189" office:value-type="float"/>
          <table:table-cell office:value="0.46569667744377796" office:value-type="float"/>
          <table:table-cell office:value="0.4883163486447366" office:value-type="float"/>
          <table:table-cell office:value="0.5142506998894483" office:value-type="float"/>
          <table:table-cell office:value="0.5326339490835156" office:value-type="float"/>
          <table:table-cell office:value="0.5850697555677787" office:value-type="float"/>
        </table:table-row>
        <table:table-row>
          <table:table-cell office:value-type="string">
            <text:p>getlantern__lantern</text:p>
          </table:table-cell>
          <table:table-cell office:value="0.7015924629998114" office:value-type="float"/>
          <table:table-cell office:value="0.7749198795401404" office:value-type="float"/>
          <table:table-cell office:value="0.7892848897937831" office:value-type="float"/>
          <table:table-cell office:value="0.7988146312829556" office:value-type="float"/>
          <table:table-cell office:value="0.816080149015794" office:value-type="float"/>
          <table:table-cell office:value="0.5866697610867543" office:value-type="float"/>
          <table:table-cell office:value="0.5951053190406984" office:value-type="float"/>
          <table:table-cell office:value="0.6028489960552187" office:value-type="float"/>
          <table:table-cell office:value="0.6115088970142133" office:value-type="float"/>
          <table:table-cell office:value="0.6342126739917903" office:value-type="float"/>
          <table:table-cell office:value="0.45253302333882095" office:value-type="float"/>
          <table:table-cell office:value="0.4611237801902518" office:value-type="float"/>
          <table:table-cell office:value="0.4730024547805681" office:value-type="float"/>
          <table:table-cell office:value="0.4771990552772447" office:value-type="float"/>
          <table:table-cell office:value="0.5153331418567375" office:value-type="float"/>
          <table:table-cell office:value="0.6139043297384352" office:value-type="float"/>
          <table:table-cell office:value="0.625395569978336" office:value-type="float"/>
          <table:table-cell office:value="0.6350037357030376" office:value-type="float"/>
          <table:table-cell office:value="0.6395618937432368" office:value-type="float"/>
          <table:table-cell office:value="0.7132659968641872" office:value-type="float"/>
          <table:table-cell office:value="0.46946475120406556" office:value-type="float"/>
          <table:table-cell office:value="0.5057373103618452" office:value-type="float"/>
          <table:table-cell office:value="0.5126999601470967" office:value-type="float"/>
          <table:table-cell office:value="0.5151898762629139" office:value-type="float"/>
          <table:table-cell office:value="0.5305438852301665" office:value-type="float"/>
        </table:table-row>
        <table:table-row>
          <table:table-cell office:value-type="string">
            <text:p>SlexAxton__yepnope.js</text:p>
          </table:table-cell>
          <table:table-cell office:value="0.7527416083927161" office:value-type="float"/>
          <table:table-cell office:value="0.7992726667653323" office:value-type="float"/>
          <table:table-cell office:value="0.8123816089027861" office:value-type="float"/>
          <table:table-cell office:value="0.8216378352586491" office:value-type="float"/>
          <table:table-cell office:value="0.8716708087615155" office:value-type="float"/>
          <table:table-cell office:value="0.5105461546643786" office:value-type="float"/>
          <table:table-cell office:value="0.5513742513856883" office:value-type="float"/>
          <table:table-cell office:value="0.5810652388719617" office:value-type="float"/>
          <table:table-cell office:value="0.602566004013386" office:value-type="float"/>
          <table:table-cell office:value="0.6470657846766869" office:value-type="float"/>
          <table:table-cell office:value="0.3629970710506979" office:value-type="float"/>
          <table:table-cell office:value="0.4248760159300099" office:value-type="float"/>
          <table:table-cell office:value="0.45066964547009825" office:value-type="float"/>
          <table:table-cell office:value="0.4715885068135063" office:value-type="float"/>
          <table:table-cell office:value="0.529112047800874" office:value-type="float"/>
          <table:table-cell office:value="0.5401216480620348" office:value-type="float"/>
          <table:table-cell office:value="0.591859535090746" office:value-type="float"/>
          <table:table-cell office:value="0.6120801952997407" office:value-type="float"/>
          <table:table-cell office:value="0.6261411478199013" office:value-type="float"/>
          <table:table-cell office:value="0.6652831375676591" office:value-type="float"/>
          <table:table-cell office:value="0.35997901970602053" office:value-type="float"/>
          <table:table-cell office:value="0.4635196831770221" office:value-type="float"/>
          <table:table-cell office:value="0.4898355060844093" office:value-type="float"/>
          <table:table-cell office:value="0.5146999582534855" office:value-type="float"/>
          <table:table-cell office:value="0.5734373524604707" office:value-type="float"/>
        </table:table-row>
        <table:table-row>
          <table:table-cell office:value-type="string">
            <text:p>kangax__html-minifier</text:p>
          </table:table-cell>
          <table:table-cell office:value="0.7122422913376523" office:value-type="float"/>
          <table:table-cell office:value="0.7940482714979454" office:value-type="float"/>
          <table:table-cell office:value="0.8095855437728219" office:value-type="float"/>
          <table:table-cell office:value="0.8255522257782655" office:value-type="float"/>
          <table:table-cell office:value="0.8482419532961596" office:value-type="float"/>
          <table:table-cell office:value="0.5178794182816459" office:value-type="float"/>
          <table:table-cell office:value="0.5678278108591297" office:value-type="float"/>
          <table:table-cell office:value="0.5887798868896008" office:value-type="float"/>
          <table:table-cell office:value="0.6032754903462293" office:value-type="float"/>
          <table:table-cell office:value="0.6297474603136465" office:value-type="float"/>
          <table:table-cell office:value="0.41546025444110024" office:value-type="float"/>
          <table:table-cell office:value="0.45958014718632934" office:value-type="float"/>
          <table:table-cell office:value="0.46621686206335344" office:value-type="float"/>
          <table:table-cell office:value="0.48490631105329784" office:value-type="float"/>
          <table:table-cell office:value="0.5545370616593853" office:value-type="float"/>
          <table:table-cell office:value="0.5753454431670737" office:value-type="float"/>
          <table:table-cell office:value="0.6169834363665447" office:value-type="float"/>
          <table:table-cell office:value="0.6350717050703092" office:value-type="float"/>
          <table:table-cell office:value="0.6500435013166557" office:value-type="float"/>
          <table:table-cell office:value="0.7025136128947803" office:value-type="float"/>
          <table:table-cell office:value="0.44165508083192384" office:value-type="float"/>
          <table:table-cell office:value="0.48892712629568424" office:value-type="float"/>
          <table:table-cell office:value="0.4987526025028034" office:value-type="float"/>
          <table:table-cell office:value="0.5146815226939905" office:value-type="float"/>
          <table:table-cell office:value="0.575007084840708" office:value-type="float"/>
        </table:table-row>
        <table:table-row>
          <table:table-cell office:value-type="string">
            <text:p>graphql-java__graphql-java</text:p>
          </table:table-cell>
          <table:table-cell office:value="0.7190198672522119" office:value-type="float"/>
          <table:table-cell office:value="0.804707785458818" office:value-type="float"/>
          <table:table-cell office:value="0.8192252726526001" office:value-type="float"/>
          <table:table-cell office:value="0.8355877546918705" office:value-type="float"/>
          <table:table-cell office:value="0.9045252356273813" office:value-type="float"/>
          <table:table-cell office:value="0.49784198897450915" office:value-type="float"/>
          <table:table-cell office:value="0.562256727089462" office:value-type="float"/>
          <table:table-cell office:value="0.5876810127670583" office:value-type="float"/>
          <table:table-cell office:value="0.6069003953130965" office:value-type="float"/>
          <table:table-cell office:value="0.6576971150293668" office:value-type="float"/>
          <table:table-cell office:value="0.4332042285752379" office:value-type="float"/>
          <table:table-cell office:value="0.4789763122794922" office:value-type="float"/>
          <table:table-cell office:value="0.4963291208021884" office:value-type="float"/>
          <table:table-cell office:value="0.5126554983114617" office:value-type="float"/>
          <table:table-cell office:value="0.5655868324180826" office:value-type="float"/>
          <table:table-cell office:value="0.5897164375298474" office:value-type="float"/>
          <table:table-cell office:value="0.6226815862795891" office:value-type="float"/>
          <table:table-cell office:value="0.6358165483210654" office:value-type="float"/>
          <table:table-cell office:value="0.656976060489125" office:value-type="float"/>
          <table:table-cell office:value="0.7390954678382434" office:value-type="float"/>
          <table:table-cell office:value="0.3541554413282555" office:value-type="float"/>
          <table:table-cell office:value="0.46848973578937597" office:value-type="float"/>
          <table:table-cell office:value="0.4913767209088401" office:value-type="float"/>
          <table:table-cell office:value="0.5088765100222691" office:value-type="float"/>
          <table:table-cell office:value="0.5652905953601117" office:value-type="float"/>
        </table:table-row>
        <table:table-row>
          <table:table-cell office:value-type="string">
            <text:p>jimbojsb__launchrocket</text:p>
          </table:table-cell>
          <table:table-cell office:value="0.7381262774777775" office:value-type="float"/>
          <table:table-cell office:value="0.7689347906346606" office:value-type="float"/>
          <table:table-cell office:value="0.7733601096007028" office:value-type="float"/>
          <table:table-cell office:value="0.780585350895001" office:value-type="float"/>
          <table:table-cell office:value="0.7941050645871789" office:value-type="float"/>
          <table:table-cell office:value="0.5308910127828784" office:value-type="float"/>
          <table:table-cell office:value="0.573288523540938" office:value-type="float"/>
          <table:table-cell office:value="0.5816554496945668" office:value-type="float"/>
          <table:table-cell office:value="0.5991656008948267" office:value-type="float"/>
          <table:table-cell office:value="0.6307378325044785" office:value-type="float"/>
          <table:table-cell office:value="0.4353979035532811" office:value-type="float"/>
          <table:table-cell office:value="0.46897493427649467" office:value-type="float"/>
          <table:table-cell office:value="0.4758478823546286" office:value-type="float"/>
          <table:table-cell office:value="0.49829244629557934" office:value-type="float"/>
          <table:table-cell office:value="0.5432637376144724" office:value-type="float"/>
          <table:table-cell office:value="0.5752954371541693" office:value-type="float"/>
          <table:table-cell office:value="0.6062297798090726" office:value-type="float"/>
          <table:table-cell office:value="0.6390236288403047" office:value-type="float"/>
          <table:table-cell office:value="0.6598023199706092" office:value-type="float"/>
          <table:table-cell office:value="0.7036164391009592" office:value-type="float"/>
          <table:table-cell office:value="0.4004094798390693" office:value-type="float"/>
          <table:table-cell office:value="0.40520122447478313" office:value-type="float"/>
          <table:table-cell office:value="0.4638699101319803" office:value-type="float"/>
          <table:table-cell office:value="0.4743884703677812" office:value-type="float"/>
          <table:table-cell office:value="0.5237508705046693" office:value-type="float"/>
        </table:table-row>
        <table:table-row>
          <table:table-cell office:value-type="string">
            <text:p>vitalets__angular-xeditable</text:p>
          </table:table-cell>
          <table:table-cell office:value="0.7025543026006655" office:value-type="float"/>
          <table:table-cell office:value="0.7749993368167293" office:value-type="float"/>
          <table:table-cell office:value="0.7953065781598634" office:value-type="float"/>
          <table:table-cell office:value="0.8071946858500259" office:value-type="float"/>
          <table:table-cell office:value="0.8463070828023376" office:value-type="float"/>
          <table:table-cell office:value="0.5462708477312085" office:value-type="float"/>
          <table:table-cell office:value="0.5883846524112567" office:value-type="float"/>
          <table:table-cell office:value="0.6075769645020805" office:value-type="float"/>
          <table:table-cell office:value="0.6231409554118822" office:value-type="float"/>
          <table:table-cell office:value="0.6722484602350864" office:value-type="float"/>
          <table:table-cell office:value="0.38462915346367055" office:value-type="float"/>
          <table:table-cell office:value="0.45794596046806024" office:value-type="float"/>
          <table:table-cell office:value="0.4757075590036044" office:value-type="float"/>
          <table:table-cell office:value="0.49384758906962667" office:value-type="float"/>
          <table:table-cell office:value="0.5662077060008094" office:value-type="float"/>
          <table:table-cell office:value="0.5645610936208769" office:value-type="float"/>
          <table:table-cell office:value="0.6301358102178004" office:value-type="float"/>
          <table:table-cell office:value="0.6473405625434864" office:value-type="float"/>
          <table:table-cell office:value="0.6650950265825358" office:value-type="float"/>
          <table:table-cell office:value="0.7715135985435264" office:value-type="float"/>
          <table:table-cell office:value="0.42522820628525015" office:value-type="float"/>
          <table:table-cell office:value="0.4725773590126665" office:value-type="float"/>
          <table:table-cell office:value="0.5022999607733989" office:value-type="float"/>
          <table:table-cell office:value="0.525411796072091" office:value-type="float"/>
          <table:table-cell office:value="0.5565122689870308" office:value-type="float"/>
        </table:table-row>
        <table:table-row>
          <table:table-cell office:value-type="string">
            <text:p>darknessomi__musicbox</text:p>
          </table:table-cell>
          <table:table-cell office:value="0.715063647999841" office:value-type="float"/>
          <table:table-cell office:value="0.7298074735690464" office:value-type="float"/>
          <table:table-cell office:value="0.7428087406328856" office:value-type="float"/>
          <table:table-cell office:value="0.7667307335823993" office:value-type="float"/>
          <table:table-cell office:value="0.7931157557618465" office:value-type="float"/>
          <table:table-cell office:value="0.5546956602656246" office:value-type="float"/>
          <table:table-cell office:value="0.58695065505312" office:value-type="float"/>
          <table:table-cell office:value="0.5964906533488997" office:value-type="float"/>
          <table:table-cell office:value="0.6014309484290503" office:value-type="float"/>
          <table:table-cell office:value="0.6220135294423508" office:value-type="float"/>
          <table:table-cell office:value="0.4581430083199158" office:value-type="float"/>
          <table:table-cell office:value="0.4783275669481503" office:value-type="float"/>
          <table:table-cell office:value="0.4835477835448111" office:value-type="float"/>
          <table:table-cell office:value="0.5011495941017512" office:value-type="float"/>
          <table:table-cell office:value="0.5308417746151619" office:value-type="float"/>
          <table:table-cell office:value="0.6290396712120827" office:value-type="float"/>
          <table:table-cell office:value="0.6455197945797044" office:value-type="float"/>
          <table:table-cell office:value="0.6539866066992805" office:value-type="float"/>
          <table:table-cell office:value="0.6704594395240685" office:value-type="float"/>
          <table:table-cell office:value="0.7172120699849345" office:value-type="float"/>
          <table:table-cell office:value="0.40248093292395276" office:value-type="float"/>
          <table:table-cell office:value="0.4543594264398113" office:value-type="float"/>
          <table:table-cell office:value="0.4703303292934785" office:value-type="float"/>
          <table:table-cell office:value="0.4934855540355939" office:value-type="float"/>
          <table:table-cell office:value="0.5158288274932743" office:value-type="float"/>
        </table:table-row>
        <table:table-row>
          <table:table-cell office:value-type="string">
            <text:p>pachyderm__pachyderm</text:p>
          </table:table-cell>
          <table:table-cell office:value="0.68871942296678" office:value-type="float"/>
          <table:table-cell office:value="0.7518145235417908" office:value-type="float"/>
          <table:table-cell office:value="0.790392306819182" office:value-type="float"/>
          <table:table-cell office:value="0.8121599466174969" office:value-type="float"/>
          <table:table-cell office:value="0.8385578458846537" office:value-type="float"/>
          <table:table-cell office:value="0.5537328980690693" office:value-type="float"/>
          <table:table-cell office:value="0.5901572190938438" office:value-type="float"/>
          <table:table-cell office:value="0.6089093298642415" office:value-type="float"/>
          <table:table-cell office:value="0.6186710858082365" office:value-type="float"/>
          <table:table-cell office:value="0.6703980266920108" office:value-type="float"/>
          <table:table-cell office:value="0.40466392443874544" office:value-type="float"/>
          <table:table-cell office:value="0.46036354534009205" office:value-type="float"/>
          <table:table-cell office:value="0.4756049626230554" office:value-type="float"/>
          <table:table-cell office:value="0.49096999244551026" office:value-type="float"/>
          <table:table-cell office:value="0.5661516477276225" office:value-type="float"/>
          <table:table-cell office:value="0.5868807501689352" office:value-type="float"/>
          <table:table-cell office:value="0.6204944405776123" office:value-type="float"/>
          <table:table-cell office:value="0.6381484758469806" office:value-type="float"/>
          <table:table-cell office:value="0.6595534823741573" office:value-type="float"/>
          <table:table-cell office:value="0.7133879399060654" office:value-type="float"/>
          <table:table-cell office:value="0.40975205699597916" office:value-type="float"/>
          <table:table-cell office:value="0.4894714637058557" office:value-type="float"/>
          <table:table-cell office:value="0.5091703841539268" office:value-type="float"/>
          <table:table-cell office:value="0.5223070931950702" office:value-type="float"/>
          <table:table-cell office:value="0.5674578096765636" office:value-type="float"/>
        </table:table-row>
        <table:table-row>
          <table:table-cell office:value-type="string">
            <text:p>harelba__q</text:p>
          </table:table-cell>
          <table:table-cell office:value="0.746729433860728" office:value-type="float"/>
          <table:table-cell office:value="0.8011323565213583" office:value-type="float"/>
          <table:table-cell office:value="0.8113294378120197" office:value-type="float"/>
          <table:table-cell office:value="0.8206029108703544" office:value-type="float"/>
          <table:table-cell office:value="0.8284331791319999" office:value-type="float"/>
          <table:table-cell office:value="0.5724932567320368" office:value-type="float"/>
          <table:table-cell office:value="0.5975082978696109" office:value-type="float"/>
          <table:table-cell office:value="0.6071482872606869" office:value-type="float"/>
          <table:table-cell office:value="0.6226500545135543" office:value-type="float"/>
          <table:table-cell office:value="0.6487322419931065" office:value-type="float"/>
          <table:table-cell office:value="0.40528330194450807" office:value-type="float"/>
          <table:table-cell office:value="0.46296013367217426" office:value-type="float"/>
          <table:table-cell office:value="0.4834300147384105" office:value-type="float"/>
          <table:table-cell office:value="0.49371242969203377" office:value-type="float"/>
          <table:table-cell office:value="0.525829108902565" office:value-type="float"/>
          <table:table-cell office:value="0.6172027851823698" office:value-type="float"/>
          <table:table-cell office:value="0.637852309370013" office:value-type="float"/>
          <table:table-cell office:value="0.6410752405946181" office:value-type="float"/>
          <table:table-cell office:value="0.6538200020918219" office:value-type="float"/>
          <table:table-cell office:value="0.6977563016222037" office:value-type="float"/>
          <table:table-cell office:value="0.46929577589715565" office:value-type="float"/>
          <table:table-cell office:value="0.4957397970869436" office:value-type="float"/>
          <table:table-cell office:value="0.511282803030589" office:value-type="float"/>
          <table:table-cell office:value="0.5344039709461142" office:value-type="float"/>
          <table:table-cell office:value="0.5712329031962524" office:value-type="float"/>
        </table:table-row>
        <table:table-row>
          <table:table-cell office:value-type="string">
            <text:p>google__google-api-php-client</text:p>
          </table:table-cell>
          <table:table-cell office:value="0.6916993324669766" office:value-type="float"/>
          <table:table-cell office:value="0.7622068206536641" office:value-type="float"/>
          <table:table-cell office:value="0.7894151887345969" office:value-type="float"/>
          <table:table-cell office:value="0.8079395382593636" office:value-type="float"/>
          <table:table-cell office:value="0.8413112960202285" office:value-type="float"/>
          <table:table-cell office:value="0.5514605467006004" office:value-type="float"/>
          <table:table-cell office:value="0.597181412252951" office:value-type="float"/>
          <table:table-cell office:value="0.6072657305662634" office:value-type="float"/>
          <table:table-cell office:value="0.6168759334276465" office:value-type="float"/>
          <table:table-cell office:value="0.6920613005775512" office:value-type="float"/>
          <table:table-cell office:value="0.41893602481651127" office:value-type="float"/>
          <table:table-cell office:value="0.4675150612609382" office:value-type="float"/>
          <table:table-cell office:value="0.49411292732653056" office:value-type="float"/>
          <table:table-cell office:value="0.5102300367036761" office:value-type="float"/>
          <table:table-cell office:value="0.575180248354891" office:value-type="float"/>
          <table:table-cell office:value="0.5574065052862318" office:value-type="float"/>
          <table:table-cell office:value="0.6270046657376016" office:value-type="float"/>
          <table:table-cell office:value="0.6449711338393991" office:value-type="float"/>
          <table:table-cell office:value="0.6745457838248593" office:value-type="float"/>
          <table:table-cell office:value="0.7415175750719623" office:value-type="float"/>
          <table:table-cell office:value="0.4316544500966335" office:value-type="float"/>
          <table:table-cell office:value="0.5047344167244243" office:value-type="float"/>
          <table:table-cell office:value="0.5325606945979082" office:value-type="float"/>
          <table:table-cell office:value="0.5564426088402212" office:value-type="float"/>
          <table:table-cell office:value="0.6175362668773768" office:value-type="float"/>
        </table:table-row>
        <table:table-row>
          <table:table-cell office:value-type="string">
            <text:p>json5__json5</text:p>
          </table:table-cell>
          <table:table-cell office:value="0.7194267743010767" office:value-type="float"/>
          <table:table-cell office:value="0.7992256308877728" office:value-type="float"/>
          <table:table-cell office:value="0.8149293962296061" office:value-type="float"/>
          <table:table-cell office:value="0.8310558767765339" office:value-type="float"/>
          <table:table-cell office:value="0.8672087809531115" office:value-type="float"/>
          <table:table-cell office:value="0.5245088761082196" office:value-type="float"/>
          <table:table-cell office:value="0.5676089879300773" office:value-type="float"/>
          <table:table-cell office:value="0.5807592148428302" office:value-type="float"/>
          <table:table-cell office:value="0.604529401031638" office:value-type="float"/>
          <table:table-cell office:value="0.6242550309633074" office:value-type="float"/>
          <table:table-cell office:value="0.4237620831839837" office:value-type="float"/>
          <table:table-cell office:value="0.4635992812549233" office:value-type="float"/>
          <table:table-cell office:value="0.4816601301142903" office:value-type="float"/>
          <table:table-cell office:value="0.5032528450113373" office:value-type="float"/>
          <table:table-cell office:value="0.5671565550502042" office:value-type="float"/>
          <table:table-cell office:value="0.5975278944357956" office:value-type="float"/>
          <table:table-cell office:value="0.6267999247058034" office:value-type="float"/>
          <table:table-cell office:value="0.6570224876457751" office:value-type="float"/>
          <table:table-cell office:value="0.6820714176611249" office:value-type="float"/>
          <table:table-cell office:value="0.7509000036299235" office:value-type="float"/>
          <table:table-cell office:value="0.4085065605455558" office:value-type="float"/>
          <table:table-cell office:value="0.4593709131651167" office:value-type="float"/>
          <table:table-cell office:value="0.48859591549367354" office:value-type="float"/>
          <table:table-cell office:value="0.5008962294950206" office:value-type="float"/>
          <table:table-cell office:value="0.5604085731274651" office:value-type="float"/>
        </table:table-row>
        <table:table-row>
          <table:table-cell office:value-type="string">
            <text:p>martinblech__xmltodict</text:p>
          </table:table-cell>
          <table:table-cell office:value="0.6690351346823251" office:value-type="float"/>
          <table:table-cell office:value="0.7841687768874355" office:value-type="float"/>
          <table:table-cell office:value="0.8132660732895522" office:value-type="float"/>
          <table:table-cell office:value="0.8196467474557035" office:value-type="float"/>
          <table:table-cell office:value="0.872086332509534" office:value-type="float"/>
          <table:table-cell office:value="0.5201052760613403" office:value-type="float"/>
          <table:table-cell office:value="0.5669671224062818" office:value-type="float"/>
          <table:table-cell office:value="0.5859753308480908" office:value-type="float"/>
          <table:table-cell office:value="0.6046226932085456" office:value-type="float"/>
          <table:table-cell office:value="0.6386247293593971" office:value-type="float"/>
          <table:table-cell office:value="0.39403538876425714" office:value-type="float"/>
          <table:table-cell office:value="0.4619250778453934" office:value-type="float"/>
          <table:table-cell office:value="0.4753706060477529" office:value-type="float"/>
          <table:table-cell office:value="0.4985099436919353" office:value-type="float"/>
          <table:table-cell office:value="0.5297101153453929" office:value-type="float"/>
          <table:table-cell office:value="0.5993635271353743" office:value-type="float"/>
          <table:table-cell office:value="0.6190504013233404" office:value-type="float"/>
          <table:table-cell office:value="0.6539490890293326" office:value-type="float"/>
          <table:table-cell office:value="0.668352007769298" office:value-type="float"/>
          <table:table-cell office:value="0.74760926582048" office:value-type="float"/>
          <table:table-cell office:value="0.37866890577227225" office:value-type="float"/>
          <table:table-cell office:value="0.43962936424162447" office:value-type="float"/>
          <table:table-cell office:value="0.4922862680593685" office:value-type="float"/>
          <table:table-cell office:value="0.5192367313111186" office:value-type="float"/>
          <table:table-cell office:value="0.5743818152856973" office:value-type="float"/>
        </table:table-row>
        <table:table-row>
          <table:table-cell office:value-type="string">
            <text:p>longitachi__ZLPhotoBrowser</text:p>
          </table:table-cell>
          <table:table-cell office:value="0.7159456256597814" office:value-type="float"/>
          <table:table-cell office:value="0.719047005972182" office:value-type="float"/>
          <table:table-cell office:value="0.7259155472267188" office:value-type="float"/>
          <table:table-cell office:value="0.7263689678367473" office:value-type="float"/>
          <table:table-cell office:value="0.7308978454205691" office:value-type="float"/>
          <table:table-cell office:value="0.573439367414701" office:value-type="float"/>
          <table:table-cell office:value="0.5781970871295764" office:value-type="float"/>
          <table:table-cell office:value="0.5833964289486004" office:value-type="float"/>
          <table:table-cell office:value="0.5855639251693441" office:value-type="float"/>
          <table:table-cell office:value="0.596306758729453" office:value-type="float"/>
          <table:table-cell office:value="0.45577231339224655" office:value-type="float"/>
          <table:table-cell office:value="0.46329537727358905" office:value-type="float"/>
          <table:table-cell office:value="0.47852452466212947" office:value-type="float"/>
          <table:table-cell office:value="0.48938955342636975" office:value-type="float"/>
          <table:table-cell office:value="0.5017916876741962" office:value-type="float"/>
          <table:table-cell office:value="0.6673104450991787" office:value-type="float"/>
          <table:table-cell office:value="0.6799435406715328" office:value-type="float"/>
          <table:table-cell office:value="0.6876635641555884" office:value-type="float"/>
          <table:table-cell office:value="0.6942403193645699" office:value-type="float"/>
          <table:table-cell office:value="0.6969537185242934" office:value-type="float"/>
          <table:table-cell office:value="0.33002967102655556" office:value-type="float"/>
          <table:table-cell office:value="0.35249592874040825" office:value-type="float"/>
          <table:table-cell office:value="0.3631159417955069" office:value-type="float"/>
          <table:table-cell office:value="0.3774652396562025" office:value-type="float"/>
          <table:table-cell office:value="0.3806101983362362" office:value-type="float"/>
        </table:table-row>
        <table:table-row>
          <table:table-cell office:value-type="string">
            <text:p>holman__spark</text:p>
          </table:table-cell>
          <table:table-cell office:value="0.7958752455068603" office:value-type="float"/>
          <table:table-cell office:value="0.8006558317072979" office:value-type="float"/>
          <table:table-cell office:value="0.811184766680051" office:value-type="float"/>
          <table:table-cell office:value="0.8157898820197375" office:value-type="float"/>
          <table:table-cell office:value="0.8380381727413014" office:value-type="float"/>
          <table:table-cell office:value="0.5773116193505724" office:value-type="float"/>
          <table:table-cell office:value="0.5807297221156654" office:value-type="float"/>
          <table:table-cell office:value="0.5812414463630962" office:value-type="float"/>
          <table:table-cell office:value="0.6118301447856591" office:value-type="float"/>
          <table:table-cell office:value="0.6344831247022623" office:value-type="float"/>
          <table:table-cell office:value="0.43204815628297244" office:value-type="float"/>
          <table:table-cell office:value="0.4404642092194002" office:value-type="float"/>
          <table:table-cell office:value="0.4541773528292029" office:value-type="float"/>
          <table:table-cell office:value="0.46900955540092415" office:value-type="float"/>
          <table:table-cell office:value="0.5197089617542303" office:value-type="float"/>
          <table:table-cell office:value="0.6001750903305414" office:value-type="float"/>
          <table:table-cell office:value="0.636965248276846" office:value-type="float"/>
          <table:table-cell office:value="0.6394159185468911" office:value-type="float"/>
          <table:table-cell office:value="0.6562503376307418" office:value-type="float"/>
          <table:table-cell office:value="0.7194618731840678" office:value-type="float"/>
          <table:table-cell office:value="0.45501462475643906" office:value-type="float"/>
          <table:table-cell office:value="0.4585149400205725" office:value-type="float"/>
          <table:table-cell office:value="0.4836004615768306" office:value-type="float"/>
          <table:table-cell office:value="0.5222784303036593" office:value-type="float"/>
          <table:table-cell office:value="0.5677457352769781" office:value-type="float"/>
        </table:table-row>
        <table:table-row>
          <table:table-cell office:value-type="string">
            <text:p>tumblr__TMCache</text:p>
          </table:table-cell>
          <table:table-cell office:value="0.7771667789271761" office:value-type="float"/>
          <table:table-cell office:value="0.8142134143978489" office:value-type="float"/>
          <table:table-cell office:value="0.8181234094860466" office:value-type="float"/>
          <table:table-cell office:value="0.8225930307101987" office:value-type="float"/>
          <table:table-cell office:value="0.8411236689274576" office:value-type="float"/>
          <table:table-cell office:value="0.5576586106580349" office:value-type="float"/>
          <table:table-cell office:value="0.5687429450108018" office:value-type="float"/>
          <table:table-cell office:value="0.5882932711428808" office:value-type="float"/>
          <table:table-cell office:value="0.6033746230826857" office:value-type="float"/>
          <table:table-cell office:value="0.6403430613206476" office:value-type="float"/>
          <table:table-cell office:value="0.47194587978329106" office:value-type="float"/>
          <table:table-cell office:value="0.47846362899708916" office:value-type="float"/>
          <table:table-cell office:value="0.4930615527025183" office:value-type="float"/>
          <table:table-cell office:value="0.49335849720898173" office:value-type="float"/>
          <table:table-cell office:value="0.525627908742082" office:value-type="float"/>
          <table:table-cell office:value="0.6388665923941309" office:value-type="float"/>
          <table:table-cell office:value="0.6522492790442836" office:value-type="float"/>
          <table:table-cell office:value="0.6706760802917137" office:value-type="float"/>
          <table:table-cell office:value="0.6743035075228572" office:value-type="float"/>
          <table:table-cell office:value="0.6800396610652519" office:value-type="float"/>
          <table:table-cell office:value="0.40309164924836705" office:value-type="float"/>
          <table:table-cell office:value="0.48164030595216817" office:value-type="float"/>
          <table:table-cell office:value="0.5061951836908785" office:value-type="float"/>
          <table:table-cell office:value="0.5099603189515465" office:value-type="float"/>
          <table:table-cell office:value="0.5763684028424317" office:value-type="float"/>
        </table:table-row>
        <table:table-row>
          <table:table-cell office:value-type="string">
            <text:p>stampit-org__stampit</text:p>
          </table:table-cell>
          <table:table-cell office:value="0.7468396689549206" office:value-type="float"/>
          <table:table-cell office:value="0.7976988458131409" office:value-type="float"/>
          <table:table-cell office:value="0.8073062199428517" office:value-type="float"/>
          <table:table-cell office:value="0.8207031590615655" office:value-type="float"/>
          <table:table-cell office:value="0.8631927213820835" office:value-type="float"/>
          <table:table-cell office:value="0.4703932178134902" office:value-type="float"/>
          <table:table-cell office:value="0.5530990963279644" office:value-type="float"/>
          <table:table-cell office:value="0.5785728606985211" office:value-type="float"/>
          <table:table-cell office:value="0.6020370845196699" office:value-type="float"/>
          <table:table-cell office:value="0.6393754576550347" office:value-type="float"/>
          <table:table-cell office:value="0.3967314371330358" office:value-type="float"/>
          <table:table-cell office:value="0.45000684955933534" office:value-type="float"/>
          <table:table-cell office:value="0.4744044627883768" office:value-type="float"/>
          <table:table-cell office:value="0.49010281866295136" office:value-type="float"/>
          <table:table-cell office:value="0.5299948923980584" office:value-type="float"/>
          <table:table-cell office:value="0.5763037701148759" office:value-type="float"/>
          <table:table-cell office:value="0.6229053708509826" office:value-type="float"/>
          <table:table-cell office:value="0.6357574431836553" office:value-type="float"/>
          <table:table-cell office:value="0.6520018068012423" office:value-type="float"/>
          <table:table-cell office:value="0.7127483342017535" office:value-type="float"/>
          <table:table-cell office:value="0.34965988982877777" office:value-type="float"/>
          <table:table-cell office:value="0.46133652508080525" office:value-type="float"/>
          <table:table-cell office:value="0.48877851570123754" office:value-type="float"/>
          <table:table-cell office:value="0.5054727517015951" office:value-type="float"/>
          <table:table-cell office:value="0.5645903319294415" office:value-type="float"/>
        </table:table-row>
        <table:table-row>
          <table:table-cell office:value-type="string">
            <text:p>hylang__hy</text:p>
          </table:table-cell>
          <table:table-cell office:value="0.715032112916883" office:value-type="float"/>
          <table:table-cell office:value="0.8027393989378611" office:value-type="float"/>
          <table:table-cell office:value="0.8141059714837612" office:value-type="float"/>
          <table:table-cell office:value="0.8222986496388547" office:value-type="float"/>
          <table:table-cell office:value="0.8547019402674154" office:value-type="float"/>
          <table:table-cell office:value="0.5248956183235842" office:value-type="float"/>
          <table:table-cell office:value="0.5730226731496106" office:value-type="float"/>
          <table:table-cell office:value="0.5885473498593602" office:value-type="float"/>
          <table:table-cell office:value="0.6041550384503074" office:value-type="float"/>
          <table:table-cell office:value="0.6509478399346591" office:value-type="float"/>
          <table:table-cell office:value="0.3764377818265702" office:value-type="float"/>
          <table:table-cell office:value="0.458404097466791" office:value-type="float"/>
          <table:table-cell office:value="0.4753941900424761" office:value-type="float"/>
          <table:table-cell office:value="0.49528611091508246" office:value-type="float"/>
          <table:table-cell office:value="0.5418616629757111" office:value-type="float"/>
          <table:table-cell office:value="0.5867068180496711" office:value-type="float"/>
          <table:table-cell office:value="0.6283259580997641" office:value-type="float"/>
          <table:table-cell office:value="0.6449555571753423" office:value-type="float"/>
          <table:table-cell office:value="0.6660174446734498" office:value-type="float"/>
          <table:table-cell office:value="0.7085099878681426" office:value-type="float"/>
          <table:table-cell office:value="0.434314724911906" office:value-type="float"/>
          <table:table-cell office:value="0.4744581787667249" office:value-type="float"/>
          <table:table-cell office:value="0.48902147735008944" office:value-type="float"/>
          <table:table-cell office:value="0.5046338039175728" office:value-type="float"/>
          <table:table-cell office:value="0.5614585579202314" office:value-type="float"/>
        </table:table-row>
        <table:table-row>
          <table:table-cell office:value-type="string">
            <text:p>evilsocket__bettercap</text:p>
          </table:table-cell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8068847521917223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27718354220324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5432380442738378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918232875304415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791743851527784" office:value-type="float"/>
        </table:table-row>
        <table:table-row>
          <table:table-cell office:value-type="string">
            <text:p>googlei18n__libphonenumber</text:p>
          </table:table-cell>
          <table:table-cell office:value="0.7449577574154275" office:value-type="float"/>
          <table:table-cell office:value="0.8030815485452343" office:value-type="float"/>
          <table:table-cell office:value="0.8140114224975764" office:value-type="float"/>
          <table:table-cell office:value="0.8184666869252609" office:value-type="float"/>
          <table:table-cell office:value="0.8407089429661097" office:value-type="float"/>
          <table:table-cell office:value="0.5367600446596791" office:value-type="float"/>
          <table:table-cell office:value="0.609683387531329" office:value-type="float"/>
          <table:table-cell office:value="0.6358172789251889" office:value-type="float"/>
          <table:table-cell office:value="0.6535798874266059" office:value-type="float"/>
          <table:table-cell office:value="0.7008066933126799" office:value-type="float"/>
          <table:table-cell office:value="0.4024572752728198" office:value-type="float"/>
          <table:table-cell office:value="0.4770466738240121" office:value-type="float"/>
          <table:table-cell office:value="0.49427731048559453" office:value-type="float"/>
          <table:table-cell office:value="0.5205669712045757" office:value-type="float"/>
          <table:table-cell office:value="0.56617289755722" office:value-type="float"/>
          <table:table-cell office:value="0.5843574715415408" office:value-type="float"/>
          <table:table-cell office:value="0.640708589373364" office:value-type="float"/>
          <table:table-cell office:value="0.6631496499870388" office:value-type="float"/>
          <table:table-cell office:value="0.7069973614420749" office:value-type="float"/>
          <table:table-cell office:value="0.7434480001715683" office:value-type="float"/>
          <table:table-cell office:value="0.37601567960524657" office:value-type="float"/>
          <table:table-cell office:value="0.5210648191965802" office:value-type="float"/>
          <table:table-cell office:value="0.53539513770332" office:value-type="float"/>
          <table:table-cell office:value="0.5450118304370889" office:value-type="float"/>
          <table:table-cell office:value="0.61583007151398" office:value-type="float"/>
        </table:table-row>
        <table:table-row>
          <table:table-cell office:value-type="string">
            <text:p>rahatarmanahmed__CircularProgressView</text:p>
          </table:table-cell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18373111052017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620385832447555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506217468281117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558521497316067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474334733894032" office:value-type="float"/>
        </table:table-row>
        <table:table-row>
          <table:table-cell office:value-type="string">
            <text:p>hyperoslo__Hue</text:p>
          </table:table-cell>
          <table:table-cell office:value="0.7859634776325487" office:value-type="float"/>
          <table:table-cell office:value="0.797441654781162" office:value-type="float"/>
          <table:table-cell office:value="0.8054418244620921" office:value-type="float"/>
          <table:table-cell office:value="0.8306226083832156" office:value-type="float"/>
          <table:table-cell office:value="0.8306226083832156" office:value-type="float"/>
          <table:table-cell office:value="0.5976194777075645" office:value-type="float"/>
          <table:table-cell office:value="0.6004974477711973" office:value-type="float"/>
          <table:table-cell office:value="0.6339559757054678" office:value-type="float"/>
          <table:table-cell office:value="0.715404869425725" office:value-type="float"/>
          <table:table-cell office:value="0.715404869425725" office:value-type="float"/>
          <table:table-cell office:value="0.4340619358475899" office:value-type="float"/>
          <table:table-cell office:value="0.47860552032735937" office:value-type="float"/>
          <table:table-cell office:value="0.5162280390112773" office:value-type="float"/>
          <table:table-cell office:value="0.5609733056400237" office:value-type="float"/>
          <table:table-cell office:value="0.5609733056400237" office:value-type="float"/>
          <table:table-cell office:value="0.6397151896077722" office:value-type="float"/>
          <table:table-cell office:value="0.7200700922635123" office:value-type="float"/>
          <table:table-cell office:value="0.7401204312613107" office:value-type="float"/>
          <table:table-cell office:value="0.7634400560735003" office:value-type="float"/>
          <table:table-cell office:value="0.7634400560735003" office:value-type="float"/>
          <table:table-cell office:value="0.47237034662657207" office:value-type="float"/>
          <table:table-cell office:value="0.4948154035899251" office:value-type="float"/>
          <table:table-cell office:value="0.5042249892355812" office:value-type="float"/>
          <table:table-cell office:value="0.5760610986671303" office:value-type="float"/>
          <table:table-cell office:value="0.5760610986671303" office:value-type="float"/>
        </table:table-row>
        <table:table-row>
          <table:table-cell office:value-type="string">
            <text:p>meteoric__meteor-ionic</text:p>
          </table:table-cell>
          <table:table-cell office:value="0.735204675548712" office:value-type="float"/>
          <table:table-cell office:value="0.7913940160486728" office:value-type="float"/>
          <table:table-cell office:value="0.8024565207976021" office:value-type="float"/>
          <table:table-cell office:value="0.8074596100924862" office:value-type="float"/>
          <table:table-cell office:value="0.8651896546065205" office:value-type="float"/>
          <table:table-cell office:value="0.5591523670203359" office:value-type="float"/>
          <table:table-cell office:value="0.5857628746965341" office:value-type="float"/>
          <table:table-cell office:value="0.5979910004079411" office:value-type="float"/>
          <table:table-cell office:value="0.6054270607152088" office:value-type="float"/>
          <table:table-cell office:value="0.6434650940441142" office:value-type="float"/>
          <table:table-cell office:value="0.4456371102786937" office:value-type="float"/>
          <table:table-cell office:value="0.4719975817727129" office:value-type="float"/>
          <table:table-cell office:value="0.491066807985067" office:value-type="float"/>
          <table:table-cell office:value="0.5078295880515342" office:value-type="float"/>
          <table:table-cell office:value="0.5563447332867288" office:value-type="float"/>
          <table:table-cell office:value="0.560116613701317" office:value-type="float"/>
          <table:table-cell office:value="0.5996960312994155" office:value-type="float"/>
          <table:table-cell office:value="0.6213559067435132" office:value-type="float"/>
          <table:table-cell office:value="0.6397401847413948" office:value-type="float"/>
          <table:table-cell office:value="0.6958773816751624" office:value-type="float"/>
          <table:table-cell office:value="0.4319777078719928" office:value-type="float"/>
          <table:table-cell office:value="0.4885006967335721" office:value-type="float"/>
          <table:table-cell office:value="0.5084527894346879" office:value-type="float"/>
          <table:table-cell office:value="0.5255556014887413" office:value-type="float"/>
          <table:table-cell office:value="0.5710210845956236" office:value-type="float"/>
        </table:table-row>
        <table:table-row>
          <table:table-cell office:value-type="string">
            <text:p>jarun__Buku</text:p>
          </table:table-cell>
          <table:table-cell office:value="0.7568957503448865" office:value-type="float"/>
          <table:table-cell office:value="0.7969580249580019" office:value-type="float"/>
          <table:table-cell office:value="0.8078271736716744" office:value-type="float"/>
          <table:table-cell office:value="0.8211580693938776" office:value-type="float"/>
          <table:table-cell office:value="0.85264331875182" office:value-type="float"/>
          <table:table-cell office:value="0.5785424229312406" office:value-type="float"/>
          <table:table-cell office:value="0.6079517251036368" office:value-type="float"/>
          <table:table-cell office:value="0.6259743467752922" office:value-type="float"/>
          <table:table-cell office:value="0.6451901457554717" office:value-type="float"/>
          <table:table-cell office:value="0.668671678597581" office:value-type="float"/>
          <table:table-cell office:value="0.3984775808564664" office:value-type="float"/>
          <table:table-cell office:value="0.448530605319575" office:value-type="float"/>
          <table:table-cell office:value="0.46860595407379524" office:value-type="float"/>
          <table:table-cell office:value="0.4909052904679222" office:value-type="float"/>
          <table:table-cell office:value="0.5567516280775743" office:value-type="float"/>
          <table:table-cell office:value="0.5622650798258431" office:value-type="float"/>
          <table:table-cell office:value="0.6341983284691644" office:value-type="float"/>
          <table:table-cell office:value="0.6515821396990855" office:value-type="float"/>
          <table:table-cell office:value="0.6676254144140117" office:value-type="float"/>
          <table:table-cell office:value="0.730759346061091" office:value-type="float"/>
          <table:table-cell office:value="0.47544055805173024" office:value-type="float"/>
          <table:table-cell office:value="0.5023444621772919" office:value-type="float"/>
          <table:table-cell office:value="0.5291688099634158" office:value-type="float"/>
          <table:table-cell office:value="0.5482337687812748" office:value-type="float"/>
          <table:table-cell office:value="0.5737487247849613" office:value-type="float"/>
        </table:table-row>
        <table:table-row>
          <table:table-cell office:value-type="string">
            <text:p>rg3__youtube-dl</text:p>
          </table:table-cell>
          <table:table-cell office:value="0.674938271918533" office:value-type="float"/>
          <table:table-cell office:value="0.7261751657471619" office:value-type="float"/>
          <table:table-cell office:value="0.7442930090044134" office:value-type="float"/>
          <table:table-cell office:value="0.7707988729414696" office:value-type="float"/>
          <table:table-cell office:value="0.8506868946419712" office:value-type="float"/>
          <table:table-cell office:value="0.5172012924602202" office:value-type="float"/>
          <table:table-cell office:value="0.5891310042845606" office:value-type="float"/>
          <table:table-cell office:value="0.6020746771243549" office:value-type="float"/>
          <table:table-cell office:value="0.6123685782085361" office:value-type="float"/>
          <table:table-cell office:value="0.6993249130511621" office:value-type="float"/>
          <table:table-cell office:value="0.3424586095949044" office:value-type="float"/>
          <table:table-cell office:value="0.41980337996366973" office:value-type="float"/>
          <table:table-cell office:value="0.43944373761450545" office:value-type="float"/>
          <table:table-cell office:value="0.46006311115047605" office:value-type="float"/>
          <table:table-cell office:value="0.5472254689474172" office:value-type="float"/>
          <table:table-cell office:value="0.5449869404237259" office:value-type="float"/>
          <table:table-cell office:value="0.6236530530493669" office:value-type="float"/>
          <table:table-cell office:value="0.6476340067664259" office:value-type="float"/>
          <table:table-cell office:value="0.6714046765915161" office:value-type="float"/>
          <table:table-cell office:value="0.7839117316407136" office:value-type="float"/>
          <table:table-cell office:value="0.2958424778961743" office:value-type="float"/>
          <table:table-cell office:value="0.47387036502232827" office:value-type="float"/>
          <table:table-cell office:value="0.49633944704432115" office:value-type="float"/>
          <table:table-cell office:value="0.5191929366828446" office:value-type="float"/>
          <table:table-cell office:value="0.5984274325789234" office:value-type="float"/>
        </table:table-row>
        <table:table-row>
          <table:table-cell office:value-type="string">
            <text:p>MicrosoftEdge__static-code-scan</text:p>
          </table:table-cell>
          <table:table-cell office:value="0.7861702739342455" office:value-type="float"/>
          <table:table-cell office:value="0.8050796034872296" office:value-type="float"/>
          <table:table-cell office:value="0.8056518616302218" office:value-type="float"/>
          <table:table-cell office:value="0.815521133146689" office:value-type="float"/>
          <table:table-cell office:value="0.8323544914764142" office:value-type="float"/>
          <table:table-cell office:value="0.5980071260694863" office:value-type="float"/>
          <table:table-cell office:value="0.5985266230152565" office:value-type="float"/>
          <table:table-cell office:value="0.6140403737087445" office:value-type="float"/>
          <table:table-cell office:value="0.6189962414222402" office:value-type="float"/>
          <table:table-cell office:value="0.658854431836819" office:value-type="float"/>
          <table:table-cell office:value="0.45314960238502283" office:value-type="float"/>
          <table:table-cell office:value="0.46036155015110825" office:value-type="float"/>
          <table:table-cell office:value="0.4729623974006943" office:value-type="float"/>
          <table:table-cell office:value="0.47687867080001156" office:value-type="float"/>
          <table:table-cell office:value="0.529708499877309" office:value-type="float"/>
          <table:table-cell office:value="0.5959785434611031" office:value-type="float"/>
          <table:table-cell office:value="0.6251888467635485" office:value-type="float"/>
          <table:table-cell office:value="0.6464990084474654" office:value-type="float"/>
          <table:table-cell office:value="0.6507898948152113" office:value-type="float"/>
          <table:table-cell office:value="0.7166076972283522" office:value-type="float"/>
          <table:table-cell office:value="0.4671868657852442" office:value-type="float"/>
          <table:table-cell office:value="0.5120533019277561" office:value-type="float"/>
          <table:table-cell office:value="0.528948245807474" office:value-type="float"/>
          <table:table-cell office:value="0.5390986453248783" office:value-type="float"/>
          <table:table-cell office:value="0.568570085810203" office:value-type="float"/>
        </table:table-row>
        <table:table-row>
          <table:table-cell office:value-type="string">
            <text:p>hybridgroup__gobot</text:p>
          </table:table-cell>
          <table:table-cell office:value="0.6520917311257813" office:value-type="float"/>
          <table:table-cell office:value="0.7499292105908999" office:value-type="float"/>
          <table:table-cell office:value="0.7760270220371317" office:value-type="float"/>
          <table:table-cell office:value="0.8067801374824413" office:value-type="float"/>
          <table:table-cell office:value="0.8308110097697409" office:value-type="float"/>
          <table:table-cell office:value="0.5146565614953451" office:value-type="float"/>
          <table:table-cell office:value="0.5803009180261572" office:value-type="float"/>
          <table:table-cell office:value="0.5987845419214087" office:value-type="float"/>
          <table:table-cell office:value="0.6176937294059079" office:value-type="float"/>
          <table:table-cell office:value="0.6656217282876814" office:value-type="float"/>
          <table:table-cell office:value="0.3461134224711049" office:value-type="float"/>
          <table:table-cell office:value="0.4425835688718034" office:value-type="float"/>
          <table:table-cell office:value="0.47307421230597313" office:value-type="float"/>
          <table:table-cell office:value="0.4992862877395928" office:value-type="float"/>
          <table:table-cell office:value="0.5469624191998078" office:value-type="float"/>
          <table:table-cell office:value="0.547355182785721" office:value-type="float"/>
          <table:table-cell office:value="0.6195388019315693" office:value-type="float"/>
          <table:table-cell office:value="0.6470883288586058" office:value-type="float"/>
          <table:table-cell office:value="0.681354653590474" office:value-type="float"/>
          <table:table-cell office:value="0.7341066342188858" office:value-type="float"/>
          <table:table-cell office:value="0.3633270543788085" office:value-type="float"/>
          <table:table-cell office:value="0.44647590633658363" office:value-type="float"/>
          <table:table-cell office:value="0.48594603186634633" office:value-type="float"/>
          <table:table-cell office:value="0.5023617932203139" office:value-type="float"/>
          <table:table-cell office:value="0.5787641333001708" office:value-type="float"/>
        </table:table-row>
        <table:table-row>
          <table:table-cell office:value-type="string">
            <text:p>casesandberg__reactcss</text:p>
          </table:table-cell>
          <table:table-cell office:value="0.7509100706381209" office:value-type="float"/>
          <table:table-cell office:value="0.7886876142709861" office:value-type="float"/>
          <table:table-cell office:value="0.7977747124642443" office:value-type="float"/>
          <table:table-cell office:value="0.8303752104522228" office:value-type="float"/>
          <table:table-cell office:value="0.8368638674314558" office:value-type="float"/>
          <table:table-cell office:value="0.5669676466241045" office:value-type="float"/>
          <table:table-cell office:value="0.5820024991336662" office:value-type="float"/>
          <table:table-cell office:value="0.6061740853059002" office:value-type="float"/>
          <table:table-cell office:value="0.6287131618793927" office:value-type="float"/>
          <table:table-cell office:value="0.6558822498221284" office:value-type="float"/>
          <table:table-cell office:value="0.43541893606483656" office:value-type="float"/>
          <table:table-cell office:value="0.48925109832438807" office:value-type="float"/>
          <table:table-cell office:value="0.5048055725779887" office:value-type="float"/>
          <table:table-cell office:value="0.521501107864681" office:value-type="float"/>
          <table:table-cell office:value="0.5803617969641854" office:value-type="float"/>
          <table:table-cell office:value="0.5699959652324423" office:value-type="float"/>
          <table:table-cell office:value="0.5900189880323972" office:value-type="float"/>
          <table:table-cell office:value="0.65714850197749" office:value-type="float"/>
          <table:table-cell office:value="0.6860658288537909" office:value-type="float"/>
          <table:table-cell office:value="0.7048508487335972" office:value-type="float"/>
          <table:table-cell office:value="0.41915527638131034" office:value-type="float"/>
          <table:table-cell office:value="0.470776618400655" office:value-type="float"/>
          <table:table-cell office:value="0.48826001249025286" office:value-type="float"/>
          <table:table-cell office:value="0.5134191366886864" office:value-type="float"/>
          <table:table-cell office:value="0.5171219879436408" office:value-type="float"/>
        </table:table-row>
        <table:table-row>
          <table:table-cell office:value-type="string">
            <text:p>jaredsinclair__JTSImageViewController</text:p>
          </table:table-cell>
          <table:table-cell office:value="0.7580534806912085" office:value-type="float"/>
          <table:table-cell office:value="0.770166845346199" office:value-type="float"/>
          <table:table-cell office:value="0.8123003549303538" office:value-type="float"/>
          <table:table-cell office:value="0.822853176886739" office:value-type="float"/>
          <table:table-cell office:value="0.848740818019885" office:value-type="float"/>
          <table:table-cell office:value="0.5348152619195155" office:value-type="float"/>
          <table:table-cell office:value="0.5655622439055253" office:value-type="float"/>
          <table:table-cell office:value="0.5945435715865093" office:value-type="float"/>
          <table:table-cell office:value="0.6021157632688087" office:value-type="float"/>
          <table:table-cell office:value="0.6260619345801344" office:value-type="float"/>
          <table:table-cell office:value="0.4224376066687555" office:value-type="float"/>
          <table:table-cell office:value="0.43905454885952017" office:value-type="float"/>
          <table:table-cell office:value="0.48522898826406086" office:value-type="float"/>
          <table:table-cell office:value="0.49326463293405626" office:value-type="float"/>
          <table:table-cell office:value="0.5074817807687155" office:value-type="float"/>
          <table:table-cell office:value="0.621720142178656" office:value-type="float"/>
          <table:table-cell office:value="0.637501867180029" office:value-type="float"/>
          <table:table-cell office:value="0.6626779934268906" office:value-type="float"/>
          <table:table-cell office:value="0.6671312661122107" office:value-type="float"/>
          <table:table-cell office:value="0.6765041397613456" office:value-type="float"/>
          <table:table-cell office:value="0.361524883820455" office:value-type="float"/>
          <table:table-cell office:value="0.4317371436411186" office:value-type="float"/>
          <table:table-cell office:value="0.4919052439671588" office:value-type="float"/>
          <table:table-cell office:value="0.5242664360311332" office:value-type="float"/>
          <table:table-cell office:value="0.5680421219306728" office:value-type="float"/>
        </table:table-row>
        <table:table-row>
          <table:table-cell office:value-type="string">
            <text:p>PhilJay__MPAndroidChart</text:p>
          </table:table-cell>
          <table:table-cell office:value="0.6936878779714771" office:value-type="float"/>
          <table:table-cell office:value="0.7588051859997438" office:value-type="float"/>
          <table:table-cell office:value="0.7797800246559067" office:value-type="float"/>
          <table:table-cell office:value="0.8045678968047857" office:value-type="float"/>
          <table:table-cell office:value="0.8715303472948" office:value-type="float"/>
          <table:table-cell office:value="0.5301862993319961" office:value-type="float"/>
          <table:table-cell office:value="0.5800495130163315" office:value-type="float"/>
          <table:table-cell office:value="0.5931818269195085" office:value-type="float"/>
          <table:table-cell office:value="0.6099962569731336" office:value-type="float"/>
          <table:table-cell office:value="0.6855342169205806" office:value-type="float"/>
          <table:table-cell office:value="0.41172531565310544" office:value-type="float"/>
          <table:table-cell office:value="0.47781533213746097" office:value-type="float"/>
          <table:table-cell office:value="0.4951561913395138" office:value-type="float"/>
          <table:table-cell office:value="0.5103877964467671" office:value-type="float"/>
          <table:table-cell office:value="0.5656252542519565" office:value-type="float"/>
          <table:table-cell office:value="0.5590545021839385" office:value-type="float"/>
          <table:table-cell office:value="0.6357563071367727" office:value-type="float"/>
          <table:table-cell office:value="0.6574443582218129" office:value-type="float"/>
          <table:table-cell office:value="0.6818076847396286" office:value-type="float"/>
          <table:table-cell office:value="0.7435778097678069" office:value-type="float"/>
          <table:table-cell office:value="0.3122948824814873" office:value-type="float"/>
          <table:table-cell office:value="0.4140522118593382" office:value-type="float"/>
          <table:table-cell office:value="0.45836821960749274" office:value-type="float"/>
          <table:table-cell office:value="0.5028101938754114" office:value-type="float"/>
          <table:table-cell office:value="0.597213836961777" office:value-type="float"/>
        </table:table-row>
        <table:table-row>
          <table:table-cell office:value-type="string">
            <text:p>MediaBrowser__Emby</text:p>
          </table:table-cell>
          <table:table-cell office:value="0.696279131751272" office:value-type="float"/>
          <table:table-cell office:value="0.7611974266835199" office:value-type="float"/>
          <table:table-cell office:value="0.7943222424620991" office:value-type="float"/>
          <table:table-cell office:value="0.8057319099697956" office:value-type="float"/>
          <table:table-cell office:value="0.8693804014938123" office:value-type="float"/>
          <table:table-cell office:value="0.5020257638624548" office:value-type="float"/>
          <table:table-cell office:value="0.5832887079949173" office:value-type="float"/>
          <table:table-cell office:value="0.6043209910112515" office:value-type="float"/>
          <table:table-cell office:value="0.6178077491694263" office:value-type="float"/>
          <table:table-cell office:value="0.7283169199469322" office:value-type="float"/>
          <table:table-cell office:value="0.35988008894989987" office:value-type="float"/>
          <table:table-cell office:value="0.4350252478008648" office:value-type="float"/>
          <table:table-cell office:value="0.45754352599315073" office:value-type="float"/>
          <table:table-cell office:value="0.4770373276733445" office:value-type="float"/>
          <table:table-cell office:value="0.5617260921893931" office:value-type="float"/>
          <table:table-cell office:value="0.5460611600543327" office:value-type="float"/>
          <table:table-cell office:value="0.6082365302524226" office:value-type="float"/>
          <table:table-cell office:value="0.6268537907675066" office:value-type="float"/>
          <table:table-cell office:value="0.6572596170964234" office:value-type="float"/>
          <table:table-cell office:value="0.7386939415373099" office:value-type="float"/>
          <table:table-cell office:value="0.38997415697471116" office:value-type="float"/>
          <table:table-cell office:value="0.47028790593601383" office:value-type="float"/>
          <table:table-cell office:value="0.4958392356071595" office:value-type="float"/>
          <table:table-cell office:value="0.5237343954035741" office:value-type="float"/>
          <table:table-cell office:value="0.6289922065063263" office:value-type="float"/>
        </table:table-row>
        <table:table-row>
          <table:table-cell office:value-type="string">
            <text:p>x64dbg__x64dbg</text:p>
          </table:table-cell>
          <table:table-cell office:value="0.688972475028977" office:value-type="float"/>
          <table:table-cell office:value="0.7771277919874414" office:value-type="float"/>
          <table:table-cell office:value="0.7885662338731269" office:value-type="float"/>
          <table:table-cell office:value="0.8046155411168939" office:value-type="float"/>
          <table:table-cell office:value="0.8286683355972988" office:value-type="float"/>
          <table:table-cell office:value="0.5130014870049813" office:value-type="float"/>
          <table:table-cell office:value="0.5960361393494745" office:value-type="float"/>
          <table:table-cell office:value="0.6187205474022411" office:value-type="float"/>
          <table:table-cell office:value="0.6308203406507512" office:value-type="float"/>
          <table:table-cell office:value="0.6660281461359527" office:value-type="float"/>
          <table:table-cell office:value="0.40746483394535354" office:value-type="float"/>
          <table:table-cell office:value="0.4583145014157059" office:value-type="float"/>
          <table:table-cell office:value="0.5390466518320667" office:value-type="float"/>
          <table:table-cell office:value="0.6082041055518632" office:value-type="float"/>
          <table:table-cell office:value="0.6305273951158912" office:value-type="float"/>
          <table:table-cell office:value="0.5647041353223825" office:value-type="float"/>
          <table:table-cell office:value="0.635758501688751" office:value-type="float"/>
          <table:table-cell office:value="0.6816264117645829" office:value-type="float"/>
          <table:table-cell office:value="0.6906088840648664" office:value-type="float"/>
          <table:table-cell office:value="0.7178111904170764" office:value-type="float"/>
          <table:table-cell office:value="0.42618056515900954" office:value-type="float"/>
          <table:table-cell office:value="0.4864638999815615" office:value-type="float"/>
          <table:table-cell office:value="0.5096254092175625" office:value-type="float"/>
          <table:table-cell office:value="0.523004374965756" office:value-type="float"/>
          <table:table-cell office:value="0.5863913733240756" office:value-type="float"/>
        </table:table-row>
        <table:table-row>
          <table:table-cell office:value-type="string">
            <text:p>tjake__Solandra</text:p>
          </table:table-cell>
          <table:table-cell office:value="0.7081535018185379" office:value-type="float"/>
          <table:table-cell office:value="0.7349258344556425" office:value-type="float"/>
          <table:table-cell office:value="0.7813750873011425" office:value-type="float"/>
          <table:table-cell office:value="0.8108949699676199" office:value-type="float"/>
          <table:table-cell office:value="0.8217315247320636" office:value-type="float"/>
          <table:table-cell office:value="0.5414643404405743" office:value-type="float"/>
          <table:table-cell office:value="0.5662023647651613" office:value-type="float"/>
          <table:table-cell office:value="0.5861540461754445" office:value-type="float"/>
          <table:table-cell office:value="0.6099454720589955" office:value-type="float"/>
          <table:table-cell office:value="0.6462721343772095" office:value-type="float"/>
          <table:table-cell office:value="0.42812848947546306" office:value-type="float"/>
          <table:table-cell office:value="0.47242585560251915" office:value-type="float"/>
          <table:table-cell office:value="0.4801850183208669" office:value-type="float"/>
          <table:table-cell office:value="0.49360695538451227" office:value-type="float"/>
          <table:table-cell office:value="0.5260122670346524" office:value-type="float"/>
          <table:table-cell office:value="0.605398617951574" office:value-type="float"/>
          <table:table-cell office:value="0.6461633172383956" office:value-type="float"/>
          <table:table-cell office:value="0.6665183843312366" office:value-type="float"/>
          <table:table-cell office:value="0.6831620841388885" office:value-type="float"/>
          <table:table-cell office:value="0.7146307526221716" office:value-type="float"/>
          <table:table-cell office:value="0.37345776838234085" office:value-type="float"/>
          <table:table-cell office:value="0.43387826369817295" office:value-type="float"/>
          <table:table-cell office:value="0.4808966771194211" office:value-type="float"/>
          <table:table-cell office:value="0.5048425053874963" office:value-type="float"/>
          <table:table-cell office:value="0.5592906629528032" office:value-type="float"/>
        </table:table-row>
        <table:table-row>
          <table:table-cell office:value-type="string">
            <text:p>pre-commit__pre-commit</text:p>
          </table:table-cell>
          <table:table-cell office:value="0.7096514801192944" office:value-type="float"/>
          <table:table-cell office:value="0.771783241239985" office:value-type="float"/>
          <table:table-cell office:value="0.7967615121475237" office:value-type="float"/>
          <table:table-cell office:value="0.8084743838634241" office:value-type="float"/>
          <table:table-cell office:value="0.8402898132829781" office:value-type="float"/>
          <table:table-cell office:value="0.5358631234026519" office:value-type="float"/>
          <table:table-cell office:value="0.5906822597678908" office:value-type="float"/>
          <table:table-cell office:value="0.6072624413544667" office:value-type="float"/>
          <table:table-cell office:value="0.6250635514399104" office:value-type="float"/>
          <table:table-cell office:value="0.6514047784995073" office:value-type="float"/>
          <table:table-cell office:value="0.4120809830296505" office:value-type="float"/>
          <table:table-cell office:value="0.45773268915464893" office:value-type="float"/>
          <table:table-cell office:value="0.46939737180248453" office:value-type="float"/>
          <table:table-cell office:value="0.4905193775978601" office:value-type="float"/>
          <table:table-cell office:value="0.5228337012667852" office:value-type="float"/>
          <table:table-cell office:value="0.5966928581493032" office:value-type="float"/>
          <table:table-cell office:value="0.6251326413985289" office:value-type="float"/>
          <table:table-cell office:value="0.6379916453071615" office:value-type="float"/>
          <table:table-cell office:value="0.6626872634537347" office:value-type="float"/>
          <table:table-cell office:value="0.7049734076023068" office:value-type="float"/>
          <table:table-cell office:value="0.43703317284193893" office:value-type="float"/>
          <table:table-cell office:value="0.5047835415713133" office:value-type="float"/>
          <table:table-cell office:value="0.5244275632846955" office:value-type="float"/>
          <table:table-cell office:value="0.5512657166408528" office:value-type="float"/>
          <table:table-cell office:value="0.6069636041869158" office:value-type="float"/>
        </table:table-row>
        <table:table-row>
          <table:table-cell office:value-type="string">
            <text:p>grpc__grpc-java</text:p>
          </table:table-cell>
          <table:table-cell office:value="0.6888532126577422" office:value-type="float"/>
          <table:table-cell office:value="0.7586361309499006" office:value-type="float"/>
          <table:table-cell office:value="0.7941704279085179" office:value-type="float"/>
          <table:table-cell office:value="0.8122765390970277" office:value-type="float"/>
          <table:table-cell office:value="0.8688549740397679" office:value-type="float"/>
          <table:table-cell office:value="0.5100081256557648" office:value-type="float"/>
          <table:table-cell office:value="0.565232870505097" office:value-type="float"/>
          <table:table-cell office:value="0.5853872043465861" office:value-type="float"/>
          <table:table-cell office:value="0.6064427318461505" office:value-type="float"/>
          <table:table-cell office:value="0.7231279647646196" office:value-type="float"/>
          <table:table-cell office:value="0.3951426117043437" office:value-type="float"/>
          <table:table-cell office:value="0.46037380565933655" office:value-type="float"/>
          <table:table-cell office:value="0.4759450445231352" office:value-type="float"/>
          <table:table-cell office:value="0.4926824819958273" office:value-type="float"/>
          <table:table-cell office:value="0.5842573444992254" office:value-type="float"/>
          <table:table-cell office:value="0.5553704416812729" office:value-type="float"/>
          <table:table-cell office:value="0.6172853130443505" office:value-type="float"/>
          <table:table-cell office:value="0.6385087156539998" office:value-type="float"/>
          <table:table-cell office:value="0.657424003366025" office:value-type="float"/>
          <table:table-cell office:value="0.7521556179346387" office:value-type="float"/>
          <table:table-cell office:value="0.381241254074029" office:value-type="float"/>
          <table:table-cell office:value="0.45198883553284486" office:value-type="float"/>
          <table:table-cell office:value="0.4868926324729277" office:value-type="float"/>
          <table:table-cell office:value="0.5095044681302607" office:value-type="float"/>
          <table:table-cell office:value="0.6137184919322268" office:value-type="float"/>
        </table:table-row>
        <table:table-row>
          <table:table-cell office:value-type="string">
            <text:p>clientIO__joint</text:p>
          </table:table-cell>
          <table:table-cell office:value="0.7635963409230997" office:value-type="float"/>
          <table:table-cell office:value="0.7957258049122394" office:value-type="float"/>
          <table:table-cell office:value="0.8056873195998433" office:value-type="float"/>
          <table:table-cell office:value="0.8155528135874894" office:value-type="float"/>
          <table:table-cell office:value="0.8444284014793416" office:value-type="float"/>
          <table:table-cell office:value="0.5247222338636073" office:value-type="float"/>
          <table:table-cell office:value="0.5849431176875496" office:value-type="float"/>
          <table:table-cell office:value="0.5992978186193301" office:value-type="float"/>
          <table:table-cell office:value="0.6118697937248713" office:value-type="float"/>
          <table:table-cell office:value="0.6397695731900913" office:value-type="float"/>
          <table:table-cell office:value="0.4169444838566351" office:value-type="float"/>
          <table:table-cell office:value="0.4624392849937833" office:value-type="float"/>
          <table:table-cell office:value="0.48593449233895036" office:value-type="float"/>
          <table:table-cell office:value="0.5049675084471941" office:value-type="float"/>
          <table:table-cell office:value="0.5821696013525609" office:value-type="float"/>
          <table:table-cell office:value="0.5500488654799291" office:value-type="float"/>
          <table:table-cell office:value="0.6160611386209829" office:value-type="float"/>
          <table:table-cell office:value="0.6211479569257695" office:value-type="float"/>
          <table:table-cell office:value="0.6410828446053922" office:value-type="float"/>
          <table:table-cell office:value="0.683889945664596" office:value-type="float"/>
          <table:table-cell office:value="0.4021982950431993" office:value-type="float"/>
          <table:table-cell office:value="0.460572534438917" office:value-type="float"/>
          <table:table-cell office:value="0.48653355623332806" office:value-type="float"/>
          <table:table-cell office:value="0.5133100410107441" office:value-type="float"/>
          <table:table-cell office:value="0.5443467003557695" office:value-type="float"/>
        </table:table-row>
        <table:table-row>
          <table:table-cell office:value-type="string">
            <text:p>linkedin__pinot</text:p>
          </table:table-cell>
          <table:table-cell office:value="0.7056483896784845" office:value-type="float"/>
          <table:table-cell office:value="0.7931825620376671" office:value-type="float"/>
          <table:table-cell office:value="0.8106595361027121" office:value-type="float"/>
          <table:table-cell office:value="0.8186984124298899" office:value-type="float"/>
          <table:table-cell office:value="0.838152765097505" office:value-type="float"/>
          <table:table-cell office:value="0.5612630507587953" office:value-type="float"/>
          <table:table-cell office:value="0.6059373865457899" office:value-type="float"/>
          <table:table-cell office:value="0.6213979442730598" office:value-type="float"/>
          <table:table-cell office:value="0.6326195041299691" office:value-type="float"/>
          <table:table-cell office:value="0.6685069640517161" office:value-type="float"/>
          <table:table-cell office:value="0.43030202582997223" office:value-type="float"/>
          <table:table-cell office:value="0.4810062838880491" office:value-type="float"/>
          <table:table-cell office:value="0.4896476774784742" office:value-type="float"/>
          <table:table-cell office:value="0.5071425054627289" office:value-type="float"/>
          <table:table-cell office:value="0.5796803077580117" office:value-type="float"/>
          <table:table-cell office:value="0.600134204575224" office:value-type="float"/>
          <table:table-cell office:value="0.6220446514795778" office:value-type="float"/>
          <table:table-cell office:value="0.634476820828083" office:value-type="float"/>
          <table:table-cell office:value="0.655543690635304" office:value-type="float"/>
          <table:table-cell office:value="0.6975411847600237" office:value-type="float"/>
          <table:table-cell office:value="0.3570763873036929" office:value-type="float"/>
          <table:table-cell office:value="0.48607184527399055" office:value-type="float"/>
          <table:table-cell office:value="0.5108419388847265" office:value-type="float"/>
          <table:table-cell office:value="0.5302336839047525" office:value-type="float"/>
          <table:table-cell office:value="0.5607487030153867" office:value-type="float"/>
        </table:table-row>
        <table:table-row>
          <table:table-cell office:value-type="string">
            <text:p>JetBrains__kotlin</text:p>
          </table:table-cell>
          <table:table-cell office:value="0.7314113357100358" office:value-type="float"/>
          <table:table-cell office:value="0.7971457547031818" office:value-type="float"/>
          <table:table-cell office:value="0.8097749759880339" office:value-type="float"/>
          <table:table-cell office:value="0.8203100164782169" office:value-type="float"/>
          <table:table-cell office:value="0.8524485068737481" office:value-type="float"/>
          <table:table-cell office:value="0.543580091516191" office:value-type="float"/>
          <table:table-cell office:value="0.5902783903263692" office:value-type="float"/>
          <table:table-cell office:value="0.6120665554347858" office:value-type="float"/>
          <table:table-cell office:value="0.6297263771206009" office:value-type="float"/>
          <table:table-cell office:value="0.7301521344020773" office:value-type="float"/>
          <table:table-cell office:value="0.4036238961320219" office:value-type="float"/>
          <table:table-cell office:value="0.4572575827380534" office:value-type="float"/>
          <table:table-cell office:value="0.4752624431049828" office:value-type="float"/>
          <table:table-cell office:value="0.49480389366118344" office:value-type="float"/>
          <table:table-cell office:value="0.5730146291650662" office:value-type="float"/>
          <table:table-cell office:value="0.5938334015136442" office:value-type="float"/>
          <table:table-cell office:value="0.6374845166653074" office:value-type="float"/>
          <table:table-cell office:value="0.6517002956577322" office:value-type="float"/>
          <table:table-cell office:value="0.6794453331374541" office:value-type="float"/>
          <table:table-cell office:value="0.7876182616936833" office:value-type="float"/>
          <table:table-cell office:value="0.4180951777378239" office:value-type="float"/>
          <table:table-cell office:value="0.4739863301155217" office:value-type="float"/>
          <table:table-cell office:value="0.48959505201804254" office:value-type="float"/>
          <table:table-cell office:value="0.5124010993692785" office:value-type="float"/>
          <table:table-cell office:value="0.5837621721180057" office:value-type="float"/>
        </table:table-row>
        <table:table-row>
          <table:table-cell office:value-type="string">
            <text:p>eslint__eslint</text:p>
          </table:table-cell>
          <table:table-cell office:value="0.7032418986143151" office:value-type="float"/>
          <table:table-cell office:value="0.8032618226058944" office:value-type="float"/>
          <table:table-cell office:value="0.8200586931007019" office:value-type="float"/>
          <table:table-cell office:value="0.8326107985292635" office:value-type="float"/>
          <table:table-cell office:value="0.8768848676730113" office:value-type="float"/>
          <table:table-cell office:value="0.5052899966793888" office:value-type="float"/>
          <table:table-cell office:value="0.5731255763246672" office:value-type="float"/>
          <table:table-cell office:value="0.5920834025842532" office:value-type="float"/>
          <table:table-cell office:value="0.6120459025221572" office:value-type="float"/>
          <table:table-cell office:value="0.6934706510339786" office:value-type="float"/>
          <table:table-cell office:value="0.38786652692468426" office:value-type="float"/>
          <table:table-cell office:value="0.4538638322913568" office:value-type="float"/>
          <table:table-cell office:value="0.4736385980552182" office:value-type="float"/>
          <table:table-cell office:value="0.49510713812714524" office:value-type="float"/>
          <table:table-cell office:value="0.5701140295771103" office:value-type="float"/>
          <table:table-cell office:value="0.5460127462991929" office:value-type="float"/>
          <table:table-cell office:value="0.6186504989600532" office:value-type="float"/>
          <table:table-cell office:value="0.638815436924056" office:value-type="float"/>
          <table:table-cell office:value="0.6572940527441453" office:value-type="float"/>
          <table:table-cell office:value="0.7518692651996031" office:value-type="float"/>
          <table:table-cell office:value="0.3541021288826883" office:value-type="float"/>
          <table:table-cell office:value="0.4767356177734027" office:value-type="float"/>
          <table:table-cell office:value="0.49571237458077555" office:value-type="float"/>
          <table:table-cell office:value="0.5139084741363525" office:value-type="float"/>
          <table:table-cell office:value="0.6081557769166592" office:value-type="float"/>
        </table:table-row>
        <table:table-row>
          <table:table-cell office:value-type="string">
            <text:p>emberjs__data</text:p>
          </table:table-cell>
          <table:table-cell office:value="0.7382919649225638" office:value-type="float"/>
          <table:table-cell office:value="0.7975327691438836" office:value-type="float"/>
          <table:table-cell office:value="0.8103638664132936" office:value-type="float"/>
          <table:table-cell office:value="0.8211417167521433" office:value-type="float"/>
          <table:table-cell office:value="0.8640621884110485" office:value-type="float"/>
          <table:table-cell office:value="0.515517457628203" office:value-type="float"/>
          <table:table-cell office:value="0.5764431778710273" office:value-type="float"/>
          <table:table-cell office:value="0.5942658951716513" office:value-type="float"/>
          <table:table-cell office:value="0.6134619848917064" office:value-type="float"/>
          <table:table-cell office:value="0.6856032180027436" office:value-type="float"/>
          <table:table-cell office:value="0.3804827311665028" office:value-type="float"/>
          <table:table-cell office:value="0.4568040154104055" office:value-type="float"/>
          <table:table-cell office:value="0.4751483978641883" office:value-type="float"/>
          <table:table-cell office:value="0.4958470129624347" office:value-type="float"/>
          <table:table-cell office:value="0.5716717048598187" office:value-type="float"/>
          <table:table-cell office:value="0.5641355602835003" office:value-type="float"/>
          <table:table-cell office:value="0.6194793911393975" office:value-type="float"/>
          <table:table-cell office:value="0.6364494902303752" office:value-type="float"/>
          <table:table-cell office:value="0.6555619796478781" office:value-type="float"/>
          <table:table-cell office:value="0.7902479369618738" office:value-type="float"/>
          <table:table-cell office:value="0.36236909696774966" office:value-type="float"/>
          <table:table-cell office:value="0.4826332296018623" office:value-type="float"/>
          <table:table-cell office:value="0.5037397536388403" office:value-type="float"/>
          <table:table-cell office:value="0.5242730291089911" office:value-type="float"/>
          <table:table-cell office:value="0.6184071436287104" office:value-type="float"/>
        </table:table-row>
        <table:table-row>
          <table:table-cell office:value-type="string">
            <text:p>dropbox__dropbox-js</text:p>
          </table:table-cell>
          <table:table-cell office:value="0.7148165554893573" office:value-type="float"/>
          <table:table-cell office:value="0.7792565878213251" office:value-type="float"/>
          <table:table-cell office:value="0.7908241664611015" office:value-type="float"/>
          <table:table-cell office:value="0.8014037935608607" office:value-type="float"/>
          <table:table-cell office:value="0.8543199060369224" office:value-type="float"/>
          <table:table-cell office:value="0.5362285725223294" office:value-type="float"/>
          <table:table-cell office:value="0.5827025037243818" office:value-type="float"/>
          <table:table-cell office:value="0.6013438931718581" office:value-type="float"/>
          <table:table-cell office:value="0.6164296979357724" office:value-type="float"/>
          <table:table-cell office:value="0.6992098067733248" office:value-type="float"/>
          <table:table-cell office:value="0.41314789606476077" office:value-type="float"/>
          <table:table-cell office:value="0.4677733473995454" office:value-type="float"/>
          <table:table-cell office:value="0.4865456260184403" office:value-type="float"/>
          <table:table-cell office:value="0.5098875009412167" office:value-type="float"/>
          <table:table-cell office:value="0.5649457647440106" office:value-type="float"/>
          <table:table-cell office:value="0.5623963191286" office:value-type="float"/>
          <table:table-cell office:value="0.6203172758353689" office:value-type="float"/>
          <table:table-cell office:value="0.6362736816983945" office:value-type="float"/>
          <table:table-cell office:value="0.6620310171639197" office:value-type="float"/>
          <table:table-cell office:value="0.7869697617661913" office:value-type="float"/>
          <table:table-cell office:value="0.42418288362494116" office:value-type="float"/>
          <table:table-cell office:value="0.4952577152342299" office:value-type="float"/>
          <table:table-cell office:value="0.5270268330837682" office:value-type="float"/>
          <table:table-cell office:value="0.5633743814161731" office:value-type="float"/>
          <table:table-cell office:value="0.631200417326236" office:value-type="float"/>
        </table:table-row>
        <table:table-row>
          <table:table-cell office:value-type="string">
            <text:p>asciimoo__drawille</text:p>
          </table:table-cell>
          <table:table-cell office:value="0.8125393742547556" office:value-type="float"/>
          <table:table-cell office:value="0.8365451367859054" office:value-type="float"/>
          <table:table-cell office:value="0.8472748330078237" office:value-type="float"/>
          <table:table-cell office:value="0.859447783749346" office:value-type="float"/>
          <table:table-cell office:value="0.859447783749346" office:value-type="float"/>
          <table:table-cell office:value="0.5853011515835462" office:value-type="float"/>
          <table:table-cell office:value="0.5970076815966812" office:value-type="float"/>
          <table:table-cell office:value="0.6188389098322602" office:value-type="float"/>
          <table:table-cell office:value="0.6649344612614455" office:value-type="float"/>
          <table:table-cell office:value="0.6649344612614455" office:value-type="float"/>
          <table:table-cell office:value="0.47918534622126174" office:value-type="float"/>
          <table:table-cell office:value="0.4844277432191833" office:value-type="float"/>
          <table:table-cell office:value="0.5360755931782804" office:value-type="float"/>
          <table:table-cell office:value="0.544345842727882" office:value-type="float"/>
          <table:table-cell office:value="0.544345842727882" office:value-type="float"/>
          <table:table-cell office:value="0.6760111913178629" office:value-type="float"/>
          <table:table-cell office:value="0.6839519841001751" office:value-type="float"/>
          <table:table-cell office:value="0.7117295982783761" office:value-type="float"/>
          <table:table-cell office:value="0.7614005034155813" office:value-type="float"/>
          <table:table-cell office:value="0.7614005034155813" office:value-type="float"/>
          <table:table-cell office:value="0.460119320769281" office:value-type="float"/>
          <table:table-cell office:value="0.46895367051389525" office:value-type="float"/>
          <table:table-cell office:value="0.4965259526642546" office:value-type="float"/>
          <table:table-cell office:value="0.5627193219809137" office:value-type="float"/>
          <table:table-cell office:value="0.5627193219809137" office:value-type="float"/>
        </table:table-row>
        <table:table-row>
          <table:table-cell office:value-type="string">
            <text:p>artf__grapesjs</text:p>
          </table:table-cell>
          <table:table-cell office:value="0.7199393977648096" office:value-type="float"/>
          <table:table-cell office:value="0.7880779052015434" office:value-type="float"/>
          <table:table-cell office:value="0.8099646831751421" office:value-type="float"/>
          <table:table-cell office:value="0.8248754438924696" office:value-type="float"/>
          <table:table-cell office:value="0.8660269944728453" office:value-type="float"/>
          <table:table-cell office:value="0.5494362391037858" office:value-type="float"/>
          <table:table-cell office:value="0.5905626274227029" office:value-type="float"/>
          <table:table-cell office:value="0.6031186066892229" office:value-type="float"/>
          <table:table-cell office:value="0.6178896012183369" office:value-type="float"/>
          <table:table-cell office:value="0.6773635302083604" office:value-type="float"/>
          <table:table-cell office:value="0.4126329440279828" office:value-type="float"/>
          <table:table-cell office:value="0.48655100500035214" office:value-type="float"/>
          <table:table-cell office:value="0.5038304363182904" office:value-type="float"/>
          <table:table-cell office:value="0.5242515767797035" office:value-type="float"/>
          <table:table-cell office:value="0.591384601310796" office:value-type="float"/>
          <table:table-cell office:value="0.5870997313288377" office:value-type="float"/>
          <table:table-cell office:value="0.6234594112928685" office:value-type="float"/>
          <table:table-cell office:value="0.6435149268990261" office:value-type="float"/>
          <table:table-cell office:value="0.6666864341103733" office:value-type="float"/>
          <table:table-cell office:value="0.7273102732741951" office:value-type="float"/>
          <table:table-cell office:value="0.4266087125583652" office:value-type="float"/>
          <table:table-cell office:value="0.48894633860529957" office:value-type="float"/>
          <table:table-cell office:value="0.5128155317857916" office:value-type="float"/>
          <table:table-cell office:value="0.5317148960512851" office:value-type="float"/>
          <table:table-cell office:value="0.5834482051003675" office:value-type="float"/>
        </table:table-row>
        <table:table-row>
          <table:table-cell office:value-type="string">
            <text:p>videojs__video.js</text:p>
          </table:table-cell>
          <table:table-cell office:value="0.7217986589878066" office:value-type="float"/>
          <table:table-cell office:value="0.7832126328452815" office:value-type="float"/>
          <table:table-cell office:value="0.8026928762453027" office:value-type="float"/>
          <table:table-cell office:value="0.8152753934283755" office:value-type="float"/>
          <table:table-cell office:value="0.8531990160768689" office:value-type="float"/>
          <table:table-cell office:value="0.5142788201061397" office:value-type="float"/>
          <table:table-cell office:value="0.563798210619446" office:value-type="float"/>
          <table:table-cell office:value="0.5828252066058459" office:value-type="float"/>
          <table:table-cell office:value="0.6007311714097481" office:value-type="float"/>
          <table:table-cell office:value="0.7258580444114646" office:value-type="float"/>
          <table:table-cell office:value="0.38431436235001143" office:value-type="float"/>
          <table:table-cell office:value="0.44336034541057423" office:value-type="float"/>
          <table:table-cell office:value="0.4640462326980318" office:value-type="float"/>
          <table:table-cell office:value="0.48486119385697934" office:value-type="float"/>
          <table:table-cell office:value="0.5758007157633241" office:value-type="float"/>
          <table:table-cell office:value="0.5378441820495738" office:value-type="float"/>
          <table:table-cell office:value="0.5921183193044539" office:value-type="float"/>
          <table:table-cell office:value="0.6107587819489766" office:value-type="float"/>
          <table:table-cell office:value="0.6329258155557387" office:value-type="float"/>
          <table:table-cell office:value="0.76859794601223" office:value-type="float"/>
          <table:table-cell office:value="0.3406269724410455" office:value-type="float"/>
          <table:table-cell office:value="0.49434653942375956" office:value-type="float"/>
          <table:table-cell office:value="0.5155162202676002" office:value-type="float"/>
          <table:table-cell office:value="0.5334067846861845" office:value-type="float"/>
          <table:table-cell office:value="0.5870984733209047" office:value-type="float"/>
        </table:table-row>
        <table:table-row>
          <table:table-cell office:value-type="string">
            <text:p>Hearst-DD__ObjectMapper</text:p>
          </table:table-cell>
          <table:table-cell office:value="0.7185065341829543" office:value-type="float"/>
          <table:table-cell office:value="0.7838040305810785" office:value-type="float"/>
          <table:table-cell office:value="0.8011097289424165" office:value-type="float"/>
          <table:table-cell office:value="0.8175615919644393" office:value-type="float"/>
          <table:table-cell office:value="0.8677380254291076" office:value-type="float"/>
          <table:table-cell office:value="0.49878429755033465" office:value-type="float"/>
          <table:table-cell office:value="0.5650160712590904" office:value-type="float"/>
          <table:table-cell office:value="0.5785835197275564" office:value-type="float"/>
          <table:table-cell office:value="0.594607294163886" office:value-type="float"/>
          <table:table-cell office:value="0.6645928588866703" office:value-type="float"/>
          <table:table-cell office:value="0.4115829365446371" office:value-type="float"/>
          <table:table-cell office:value="0.46750903602495864" office:value-type="float"/>
          <table:table-cell office:value="0.4899551992672693" office:value-type="float"/>
          <table:table-cell office:value="0.5066420596082462" office:value-type="float"/>
          <table:table-cell office:value="0.5693787319847875" office:value-type="float"/>
          <table:table-cell office:value="0.599415686792506" office:value-type="float"/>
          <table:table-cell office:value="0.6336559949794033" office:value-type="float"/>
          <table:table-cell office:value="0.6475128263372517" office:value-type="float"/>
          <table:table-cell office:value="0.6765142512477054" office:value-type="float"/>
          <table:table-cell office:value="0.7142807078644062" office:value-type="float"/>
          <table:table-cell office:value="0.37234583723229275" office:value-type="float"/>
          <table:table-cell office:value="0.45560127857458976" office:value-type="float"/>
          <table:table-cell office:value="0.48505124821139634" office:value-type="float"/>
          <table:table-cell office:value="0.5047971750108445" office:value-type="float"/>
          <table:table-cell office:value="0.549185154798958" office:value-type="float"/>
        </table:table-row>
        <table:table-row>
          <table:table-cell office:value-type="string">
            <text:p>jMonkeyEngine__jmonkeyengine</text:p>
          </table:table-cell>
          <table:table-cell office:value="0.7585521423604304" office:value-type="float"/>
          <table:table-cell office:value="0.802993090022541" office:value-type="float"/>
          <table:table-cell office:value="0.8162436155939864" office:value-type="float"/>
          <table:table-cell office:value="0.8269707615538117" office:value-type="float"/>
          <table:table-cell office:value="0.8555536345813165" office:value-type="float"/>
          <table:table-cell office:value="0.5402200508138953" office:value-type="float"/>
          <table:table-cell office:value="0.5823580428371146" office:value-type="float"/>
          <table:table-cell office:value="0.5968620701888061" office:value-type="float"/>
          <table:table-cell office:value="0.6112637076155049" office:value-type="float"/>
          <table:table-cell office:value="0.6735474283370028" office:value-type="float"/>
          <table:table-cell office:value="0.40731393656954684" office:value-type="float"/>
          <table:table-cell office:value="0.46490508666432157" office:value-type="float"/>
          <table:table-cell office:value="0.47465494822539506" office:value-type="float"/>
          <table:table-cell office:value="0.49017418963702375" office:value-type="float"/>
          <table:table-cell office:value="0.5273783951991321" office:value-type="float"/>
          <table:table-cell office:value="0.5788812431354008" office:value-type="float"/>
          <table:table-cell office:value="0.60272203595811" office:value-type="float"/>
          <table:table-cell office:value="0.6185799540018597" office:value-type="float"/>
          <table:table-cell office:value="0.6421140138864594" office:value-type="float"/>
          <table:table-cell office:value="0.6708856227666635" office:value-type="float"/>
          <table:table-cell office:value="0.42742364597035803" office:value-type="float"/>
          <table:table-cell office:value="0.47560779312362267" office:value-type="float"/>
          <table:table-cell office:value="0.49147446116884497" office:value-type="float"/>
          <table:table-cell office:value="0.5143794389627008" office:value-type="float"/>
          <table:table-cell office:value="0.5477199775681408" office:value-type="float"/>
        </table:table-row>
        <table:table-row>
          <table:table-cell office:value-type="string">
            <text:p>coocood__freecache</text:p>
          </table:table-cell>
          <table:table-cell office:value="0.6906585092343952" office:value-type="float"/>
          <table:table-cell office:value="0.7097668595720571" office:value-type="float"/>
          <table:table-cell office:value="0.7724564297008131" office:value-type="float"/>
          <table:table-cell office:value="0.8001502401764965" office:value-type="float"/>
          <table:table-cell office:value="0.8001502401764965" office:value-type="float"/>
          <table:table-cell office:value="0.6056778174124607" office:value-type="float"/>
          <table:table-cell office:value="0.6107671904190826" office:value-type="float"/>
          <table:table-cell office:value="0.611943606365739" office:value-type="float"/>
          <table:table-cell office:value="0.6730749136787213" office:value-type="float"/>
          <table:table-cell office:value="0.6730749136787213" office:value-type="float"/>
          <table:table-cell office:value="0.4851349286299738" office:value-type="float"/>
          <table:table-cell office:value="0.4890397059823954" office:value-type="float"/>
          <table:table-cell office:value="0.49514576047931347" office:value-type="float"/>
          <table:table-cell office:value="0.5185031404720699" office:value-type="float"/>
          <table:table-cell office:value="0.5185031404720699" office:value-type="float"/>
          <table:table-cell office:value="0.6612543742371451" office:value-type="float"/>
          <table:table-cell office:value="0.6846141750166352" office:value-type="float"/>
          <table:table-cell office:value="0.6950306177981984" office:value-type="float"/>
          <table:table-cell office:value="0.7020832127852897" office:value-type="float"/>
          <table:table-cell office:value="0.7020832127852897" office:value-type="float"/>
          <table:table-cell office:value="0.46169737646446574" office:value-type="float"/>
          <table:table-cell office:value="0.4631843574040631" office:value-type="float"/>
          <table:table-cell office:value="0.47052284390204924" office:value-type="float"/>
          <table:table-cell office:value="0.5853886489066229" office:value-type="float"/>
          <table:table-cell office:value="0.5853886489066229" office:value-type="float"/>
        </table:table-row>
        <table:table-row>
          <table:table-cell office:value-type="string">
            <text:p>redfin__react-server</text:p>
          </table:table-cell>
          <table:table-cell office:value="0.7595780653085579" office:value-type="float"/>
          <table:table-cell office:value="0.7911591030690501" office:value-type="float"/>
          <table:table-cell office:value="0.8115159524561433" office:value-type="float"/>
          <table:table-cell office:value="0.8165539930942707" office:value-type="float"/>
          <table:table-cell office:value="0.8386368533547268" office:value-type="float"/>
          <table:table-cell office:value="0.544738568251396" office:value-type="float"/>
          <table:table-cell office:value="0.5713050133515132" office:value-type="float"/>
          <table:table-cell office:value="0.5952005865138241" office:value-type="float"/>
          <table:table-cell office:value="0.6161450509449129" office:value-type="float"/>
          <table:table-cell office:value="0.7211161257152016" office:value-type="float"/>
          <table:table-cell office:value="0.43934361494169316" office:value-type="float"/>
          <table:table-cell office:value="0.4598787402339809" office:value-type="float"/>
          <table:table-cell office:value="0.47187689308237224" office:value-type="float"/>
          <table:table-cell office:value="0.48733104531006677" office:value-type="float"/>
          <table:table-cell office:value="0.5629231910826983" office:value-type="float"/>
          <table:table-cell office:value="0.5760990704732324" office:value-type="float"/>
          <table:table-cell office:value="0.5951836107295987" office:value-type="float"/>
          <table:table-cell office:value="0.6158091471402154" office:value-type="float"/>
          <table:table-cell office:value="0.6489750176921307" office:value-type="float"/>
          <table:table-cell office:value="0.7279645463501894" office:value-type="float"/>
          <table:table-cell office:value="0.45536953566919114" office:value-type="float"/>
          <table:table-cell office:value="0.5019671986378708" office:value-type="float"/>
          <table:table-cell office:value="0.5133120400112617" office:value-type="float"/>
          <table:table-cell office:value="0.5321639476017862" office:value-type="float"/>
          <table:table-cell office:value="0.597006379191153" office:value-type="float"/>
        </table:table-row>
        <table:table-row>
          <table:table-cell office:value-type="string">
            <text:p>mishoo__UglifyJS</text:p>
          </table:table-cell>
          <table:table-cell office:value="0.7490108254723106" office:value-type="float"/>
          <table:table-cell office:value="0.8028726752104025" office:value-type="float"/>
          <table:table-cell office:value="0.8144636428447751" office:value-type="float"/>
          <table:table-cell office:value="0.8192129374866215" office:value-type="float"/>
          <table:table-cell office:value="0.8345920142866792" office:value-type="float"/>
          <table:table-cell office:value="0.553381200300126" office:value-type="float"/>
          <table:table-cell office:value="0.5747409832159474" office:value-type="float"/>
          <table:table-cell office:value="0.587502018479419" office:value-type="float"/>
          <table:table-cell office:value="0.6133331078596842" office:value-type="float"/>
          <table:table-cell office:value="0.6445764387268078" office:value-type="float"/>
          <table:table-cell office:value="0.42849429756558205" office:value-type="float"/>
          <table:table-cell office:value="0.4526524979418032" office:value-type="float"/>
          <table:table-cell office:value="0.47708451178131206" office:value-type="float"/>
          <table:table-cell office:value="0.5107994344694061" office:value-type="float"/>
          <table:table-cell office:value="0.553239280545252" office:value-type="float"/>
          <table:table-cell office:value="0.611738020723902" office:value-type="float"/>
          <table:table-cell office:value="0.6267723824803051" office:value-type="float"/>
          <table:table-cell office:value="0.6485830836493303" office:value-type="float"/>
          <table:table-cell office:value="0.6647679956254275" office:value-type="float"/>
          <table:table-cell office:value="0.7116242346274275" office:value-type="float"/>
          <table:table-cell office:value="0.4655117107929555" office:value-type="float"/>
          <table:table-cell office:value="0.48710091365620045" office:value-type="float"/>
          <table:table-cell office:value="0.5117143557911719" office:value-type="float"/>
          <table:table-cell office:value="0.5196736774456013" office:value-type="float"/>
          <table:table-cell office:value="0.5561185174262072" office:value-type="float"/>
        </table:table-row>
        <table:table-row>
          <table:table-cell office:value-type="string">
            <text:p>kivy__python-for-android</text:p>
          </table:table-cell>
          <table:table-cell office:value="0.680163884797248" office:value-type="float"/>
          <table:table-cell office:value="0.7391020991361692" office:value-type="float"/>
          <table:table-cell office:value="0.7729303517242997" office:value-type="float"/>
          <table:table-cell office:value="0.794919973801782" office:value-type="float"/>
          <table:table-cell office:value="0.8655807552149882" office:value-type="float"/>
          <table:table-cell office:value="0.5236205222469481" office:value-type="float"/>
          <table:table-cell office:value="0.5870152976013088" office:value-type="float"/>
          <table:table-cell office:value="0.5985542124944081" office:value-type="float"/>
          <table:table-cell office:value="0.6076516654848297" office:value-type="float"/>
          <table:table-cell office:value="0.7181075742210004" office:value-type="float"/>
          <table:table-cell office:value="0.4057588388325222" office:value-type="float"/>
          <table:table-cell office:value="0.43802909489023734" office:value-type="float"/>
          <table:table-cell office:value="0.4544322383403895" office:value-type="float"/>
          <table:table-cell office:value="0.4683914054073198" office:value-type="float"/>
          <table:table-cell office:value="0.5627503497292203" office:value-type="float"/>
          <table:table-cell office:value="0.5559462118660843" office:value-type="float"/>
          <table:table-cell office:value="0.6039392060622704" office:value-type="float"/>
          <table:table-cell office:value="0.6278426222381842" office:value-type="float"/>
          <table:table-cell office:value="0.6527254484874155" office:value-type="float"/>
          <table:table-cell office:value="0.7681231249716267" office:value-type="float"/>
          <table:table-cell office:value="0.4079136951472984" office:value-type="float"/>
          <table:table-cell office:value="0.4866773903573608" office:value-type="float"/>
          <table:table-cell office:value="0.5094302011054688" office:value-type="float"/>
          <table:table-cell office:value="0.529717922370095" office:value-type="float"/>
          <table:table-cell office:value="0.584208304776339" office:value-type="float"/>
        </table:table-row>
        <table:table-row>
          <table:table-cell office:value-type="string">
            <text:p>mootools__mootools-core</text:p>
          </table:table-cell>
          <table:table-cell office:value="0.7436766402536968" office:value-type="float"/>
          <table:table-cell office:value="0.8024001743216593" office:value-type="float"/>
          <table:table-cell office:value="0.8172508680587314" office:value-type="float"/>
          <table:table-cell office:value="0.8294821359067353" office:value-type="float"/>
          <table:table-cell office:value="0.8615062579037001" office:value-type="float"/>
          <table:table-cell office:value="0.5050848739006768" office:value-type="float"/>
          <table:table-cell office:value="0.574292825813646" office:value-type="float"/>
          <table:table-cell office:value="0.5959986566887125" office:value-type="float"/>
          <table:table-cell office:value="0.6075282319670243" office:value-type="float"/>
          <table:table-cell office:value="0.6482601654570866" office:value-type="float"/>
          <table:table-cell office:value="0.3853429029006528" office:value-type="float"/>
          <table:table-cell office:value="0.4483160023740245" office:value-type="float"/>
          <table:table-cell office:value="0.4692919601781542" office:value-type="float"/>
          <table:table-cell office:value="0.495700538364558" office:value-type="float"/>
          <table:table-cell office:value="0.531402074345055" office:value-type="float"/>
          <table:table-cell office:value="0.547005620518147" office:value-type="float"/>
          <table:table-cell office:value="0.6010798320903354" office:value-type="float"/>
          <table:table-cell office:value="0.6241995253509889" office:value-type="float"/>
          <table:table-cell office:value="0.6568881577485453" office:value-type="float"/>
          <table:table-cell office:value="0.7359957263197446" office:value-type="float"/>
          <table:table-cell office:value="0.3894010705201381" office:value-type="float"/>
          <table:table-cell office:value="0.4862022539871579" office:value-type="float"/>
          <table:table-cell office:value="0.5156968770265606" office:value-type="float"/>
          <table:table-cell office:value="0.5315214706744839" office:value-type="float"/>
          <table:table-cell office:value="0.5819105219806074" office:value-type="float"/>
        </table:table-row>
        <table:table-row>
          <table:table-cell office:value-type="string">
            <text:p>sosedoff__pgweb</text:p>
          </table:table-cell>
          <table:table-cell office:value="0.6822246239087998" office:value-type="float"/>
          <table:table-cell office:value="0.7820079445474999" office:value-type="float"/>
          <table:table-cell office:value="0.7967670673835983" office:value-type="float"/>
          <table:table-cell office:value="0.8006603512333176" office:value-type="float"/>
          <table:table-cell office:value="0.8353674789929145" office:value-type="float"/>
          <table:table-cell office:value="0.5541845229663238" office:value-type="float"/>
          <table:table-cell office:value="0.5795925407195487" office:value-type="float"/>
          <table:table-cell office:value="0.594940153029371" office:value-type="float"/>
          <table:table-cell office:value="0.6059027378976679" office:value-type="float"/>
          <table:table-cell office:value="0.6198322864880766" office:value-type="float"/>
          <table:table-cell office:value="0.4300930824439083" office:value-type="float"/>
          <table:table-cell office:value="0.4791041133032822" office:value-type="float"/>
          <table:table-cell office:value="0.49083747568607566" office:value-type="float"/>
          <table:table-cell office:value="0.5110932102531978" office:value-type="float"/>
          <table:table-cell office:value="0.547916532545128" office:value-type="float"/>
          <table:table-cell office:value="0.5812168179896688" office:value-type="float"/>
          <table:table-cell office:value="0.6234988449087957" office:value-type="float"/>
          <table:table-cell office:value="0.6392793167650075" office:value-type="float"/>
          <table:table-cell office:value="0.6665931303825345" office:value-type="float"/>
          <table:table-cell office:value="0.707662346232914" office:value-type="float"/>
          <table:table-cell office:value="0.41663697394255256" office:value-type="float"/>
          <table:table-cell office:value="0.47318647863426666" office:value-type="float"/>
          <table:table-cell office:value="0.50247981167184" office:value-type="float"/>
          <table:table-cell office:value="0.5307191681935746" office:value-type="float"/>
          <table:table-cell office:value="0.5621451605896723" office:value-type="float"/>
        </table:table-row>
        <table:table-row>
          <table:table-cell office:value-type="string">
            <text:p>markdalgleish__stellar.js</text:p>
          </table:table-cell>
          <table:table-cell office:value="0.7076989620777514" office:value-type="float"/>
          <table:table-cell office:value="0.7780633970246804" office:value-type="float"/>
          <table:table-cell office:value="0.807038852006219" office:value-type="float"/>
          <table:table-cell office:value="0.8171122202783667" office:value-type="float"/>
          <table:table-cell office:value="0.8357803239439541" office:value-type="float"/>
          <table:table-cell office:value="0.5247689442294374" office:value-type="float"/>
          <table:table-cell office:value="0.5563977765900692" office:value-type="float"/>
          <table:table-cell office:value="0.5802439649800359" office:value-type="float"/>
          <table:table-cell office:value="0.584140256085747" office:value-type="float"/>
          <table:table-cell office:value="0.6140112941403701" office:value-type="float"/>
          <table:table-cell office:value="0.44426239010109225" office:value-type="float"/>
          <table:table-cell office:value="0.4690137185406298" office:value-type="float"/>
          <table:table-cell office:value="0.47484576501321885" office:value-type="float"/>
          <table:table-cell office:value="0.48307390528291816" office:value-type="float"/>
          <table:table-cell office:value="0.5419858238085554" office:value-type="float"/>
          <table:table-cell office:value="0.5584758464438123" office:value-type="float"/>
          <table:table-cell office:value="0.6174245313821407" office:value-type="float"/>
          <table:table-cell office:value="0.6240387202862959" office:value-type="float"/>
          <table:table-cell office:value="0.6430476609869045" office:value-type="float"/>
          <table:table-cell office:value="0.6914535169195295" office:value-type="float"/>
          <table:table-cell office:value="0.42982407354023255" office:value-type="float"/>
          <table:table-cell office:value="0.46725895710702936" office:value-type="float"/>
          <table:table-cell office:value="0.5048795526799819" office:value-type="float"/>
          <table:table-cell office:value="0.5146562871023787" office:value-type="float"/>
          <table:table-cell office:value="0.5324859463126386" office:value-type="float"/>
        </table:table-row>
        <table:table-row>
          <table:table-cell office:value-type="string">
            <text:p>libretro__RetroArch</text:p>
          </table:table-cell>
          <table:table-cell office:value="0.6927994745334572" office:value-type="float"/>
          <table:table-cell office:value="0.7746537503440318" office:value-type="float"/>
          <table:table-cell office:value="0.7952065510235614" office:value-type="float"/>
          <table:table-cell office:value="0.8109294747307845" office:value-type="float"/>
          <table:table-cell office:value="0.8599550288768532" office:value-type="float"/>
          <table:table-cell office:value="0.48043632908415795" office:value-type="float"/>
          <table:table-cell office:value="0.5747576846866563" office:value-type="float"/>
          <table:table-cell office:value="0.5927531708501694" office:value-type="float"/>
          <table:table-cell office:value="0.6082468924522262" office:value-type="float"/>
          <table:table-cell office:value="0.7050944863610331" office:value-type="float"/>
          <table:table-cell office:value="0.3580651670651054" office:value-type="float"/>
          <table:table-cell office:value="0.434742521140403" office:value-type="float"/>
          <table:table-cell office:value="0.45576610044045646" office:value-type="float"/>
          <table:table-cell office:value="0.47910533064920496" office:value-type="float"/>
          <table:table-cell office:value="0.5818796713909017" office:value-type="float"/>
          <table:table-cell office:value="0.5303231437653566" office:value-type="float"/>
          <table:table-cell office:value="0.5935438512343277" office:value-type="float"/>
          <table:table-cell office:value="0.61503640799858" office:value-type="float"/>
          <table:table-cell office:value="0.637771818431702" office:value-type="float"/>
          <table:table-cell office:value="0.7183298957229665" office:value-type="float"/>
          <table:table-cell office:value="0.35703872241865486" office:value-type="float"/>
          <table:table-cell office:value="0.4812677379708559" office:value-type="float"/>
          <table:table-cell office:value="0.502447154928342" office:value-type="float"/>
          <table:table-cell office:value="0.5218667885983843" office:value-type="float"/>
          <table:table-cell office:value="0.6091026664759233" office:value-type="float"/>
        </table:table-row>
        <table:table-row>
          <table:table-cell office:value-type="string">
            <text:p>ag-grid__ag-grid</text:p>
          </table:table-cell>
          <table:table-cell office:value="0.7290303482794138" office:value-type="float"/>
          <table:table-cell office:value="0.7886998934401543" office:value-type="float"/>
          <table:table-cell office:value="0.8088647517092972" office:value-type="float"/>
          <table:table-cell office:value="0.822026746639602" office:value-type="float"/>
          <table:table-cell office:value="0.8576766016122813" office:value-type="float"/>
          <table:table-cell office:value="0.4948802304489084" office:value-type="float"/>
          <table:table-cell office:value="0.5733551879039966" office:value-type="float"/>
          <table:table-cell office:value="0.5953984083010333" office:value-type="float"/>
          <table:table-cell office:value="0.6150624293561192" office:value-type="float"/>
          <table:table-cell office:value="0.7381464492368159" office:value-type="float"/>
          <table:table-cell office:value="0.35764968233160754" office:value-type="float"/>
          <table:table-cell office:value="0.47749676836899013" office:value-type="float"/>
          <table:table-cell office:value="0.4992949526672218" office:value-type="float"/>
          <table:table-cell office:value="0.5193546722650371" office:value-type="float"/>
          <table:table-cell office:value="0.5744085766814929" office:value-type="float"/>
          <table:table-cell office:value="0.544116015129829" office:value-type="float"/>
          <table:table-cell office:value="0.6128428289624086" office:value-type="float"/>
          <table:table-cell office:value="0.6320127522740957" office:value-type="float"/>
          <table:table-cell office:value="0.6491871833053593" office:value-type="float"/>
          <table:table-cell office:value="0.7524927409361807" office:value-type="float"/>
          <table:table-cell office:value="0.360773103012763" office:value-type="float"/>
          <table:table-cell office:value="0.4719348167828007" office:value-type="float"/>
          <table:table-cell office:value="0.5039042550651992" office:value-type="float"/>
          <table:table-cell office:value="0.5267429092687133" office:value-type="float"/>
          <table:table-cell office:value="0.5986301069645878" office:value-type="float"/>
        </table:table-row>
        <table:table-row>
          <table:table-cell office:value-type="string">
            <text:p>coreos__etcd</text:p>
          </table:table-cell>
          <table:table-cell office:value="0.6575414250417893" office:value-type="float"/>
          <table:table-cell office:value="0.7397081847435328" office:value-type="float"/>
          <table:table-cell office:value="0.7678532149199532" office:value-type="float"/>
          <table:table-cell office:value="0.7991373589849651" office:value-type="float"/>
          <table:table-cell office:value="0.8605228893221518" office:value-type="float"/>
          <table:table-cell office:value="0.5343968251337683" office:value-type="float"/>
          <table:table-cell office:value="0.5883759677852053" office:value-type="float"/>
          <table:table-cell office:value="0.605905878956216" office:value-type="float"/>
          <table:table-cell office:value="0.6197067311823867" office:value-type="float"/>
          <table:table-cell office:value="0.6736108813127869" office:value-type="float"/>
          <table:table-cell office:value="0.35492103609738596" office:value-type="float"/>
          <table:table-cell office:value="0.45474216484010643" office:value-type="float"/>
          <table:table-cell office:value="0.4742536226979329" office:value-type="float"/>
          <table:table-cell office:value="0.49474329397343597" office:value-type="float"/>
          <table:table-cell office:value="0.5774413897832065" office:value-type="float"/>
          <table:table-cell office:value="0.5461760864605045" office:value-type="float"/>
          <table:table-cell office:value="0.6311793450048256" office:value-type="float"/>
          <table:table-cell office:value="0.6505122475883565" office:value-type="float"/>
          <table:table-cell office:value="0.672972073607019" office:value-type="float"/>
          <table:table-cell office:value="0.7282396784094829" office:value-type="float"/>
          <table:table-cell office:value="0.31323123806286296" office:value-type="float"/>
          <table:table-cell office:value="0.45669552126471935" office:value-type="float"/>
          <table:table-cell office:value="0.48685863186994194" office:value-type="float"/>
          <table:table-cell office:value="0.5079891674671944" office:value-type="float"/>
          <table:table-cell office:value="0.5918236389772968" office:value-type="float"/>
        </table:table-row>
        <table:table-row>
          <table:table-cell office:value-type="string">
            <text:p>minio__minio</text:p>
          </table:table-cell>
          <table:table-cell office:value="0.6661754612875368" office:value-type="float"/>
          <table:table-cell office:value="0.7435926140901664" office:value-type="float"/>
          <table:table-cell office:value="0.7729583871245211" office:value-type="float"/>
          <table:table-cell office:value="0.8025513942839984" office:value-type="float"/>
          <table:table-cell office:value="0.8516382470738723" office:value-type="float"/>
          <table:table-cell office:value="0.5048106146731207" office:value-type="float"/>
          <table:table-cell office:value="0.5899021698875706" office:value-type="float"/>
          <table:table-cell office:value="0.6071554567448465" office:value-type="float"/>
          <table:table-cell office:value="0.6205087536985129" office:value-type="float"/>
          <table:table-cell office:value="0.7114902195660076" office:value-type="float"/>
          <table:table-cell office:value="0.3824866766025893" office:value-type="float"/>
          <table:table-cell office:value="0.44800543123420333" office:value-type="float"/>
          <table:table-cell office:value="0.46743603477628903" office:value-type="float"/>
          <table:table-cell office:value="0.4891332935021784" office:value-type="float"/>
          <table:table-cell office:value="0.5705689396859741" office:value-type="float"/>
          <table:table-cell office:value="0.5491497772496647" office:value-type="float"/>
          <table:table-cell office:value="0.6158410164602298" office:value-type="float"/>
          <table:table-cell office:value="0.6352864281664662" office:value-type="float"/>
          <table:table-cell office:value="0.6616408274461286" office:value-type="float"/>
          <table:table-cell office:value="0.7514944080823082" office:value-type="float"/>
          <table:table-cell office:value="0.3370428903190445" office:value-type="float"/>
          <table:table-cell office:value="0.47766374817747603" office:value-type="float"/>
          <table:table-cell office:value="0.49831963858868544" office:value-type="float"/>
          <table:table-cell office:value="0.520508899736532" office:value-type="float"/>
          <table:table-cell office:value="0.5873207131254945" office:value-type="float"/>
        </table:table-row>
        <table:table-row>
          <table:table-cell office:value-type="string">
            <text:p>orientechnologies__orientdb</text:p>
          </table:table-cell>
          <table:table-cell office:value="0.6877074654739437" office:value-type="float"/>
          <table:table-cell office:value="0.7592898526104125" office:value-type="float"/>
          <table:table-cell office:value="0.7873599507314181" office:value-type="float"/>
          <table:table-cell office:value="0.8094133839558764" office:value-type="float"/>
          <table:table-cell office:value="0.8624064869656608" office:value-type="float"/>
          <table:table-cell office:value="0.5128763637049945" office:value-type="float"/>
          <table:table-cell office:value="0.5758864246970767" office:value-type="float"/>
          <table:table-cell office:value="0.5941829482643568" office:value-type="float"/>
          <table:table-cell office:value="0.6124341163162759" office:value-type="float"/>
          <table:table-cell office:value="0.7181653384588252" office:value-type="float"/>
          <table:table-cell office:value="0.38545738279004466" office:value-type="float"/>
          <table:table-cell office:value="0.46906240272074107" office:value-type="float"/>
          <table:table-cell office:value="0.48905815798536645" office:value-type="float"/>
          <table:table-cell office:value="0.5068454568910281" office:value-type="float"/>
          <table:table-cell office:value="0.589852717943501" office:value-type="float"/>
          <table:table-cell office:value="0.5534778417767012" office:value-type="float"/>
          <table:table-cell office:value="0.6164762265483947" office:value-type="float"/>
          <table:table-cell office:value="0.6373616691560303" office:value-type="float"/>
          <table:table-cell office:value="0.659462753953654" office:value-type="float"/>
          <table:table-cell office:value="0.7575564137122685" office:value-type="float"/>
          <table:table-cell office:value="0.32586907024801776" office:value-type="float"/>
          <table:table-cell office:value="0.4727412305165434" office:value-type="float"/>
          <table:table-cell office:value="0.5017580998469534" office:value-type="float"/>
          <table:table-cell office:value="0.5242857109988313" office:value-type="float"/>
          <table:table-cell office:value="0.5940379665745167" office:value-type="float"/>
        </table:table-row>
        <table:table-row>
          <table:table-cell office:value-type="string">
            <text:p>spotify__HubFramework</text:p>
          </table:table-cell>
          <table:table-cell office:value="0.7697402637765978" office:value-type="float"/>
          <table:table-cell office:value="0.7904697054480591" office:value-type="float"/>
          <table:table-cell office:value="0.8035593247094196" office:value-type="float"/>
          <table:table-cell office:value="0.8263152013026226" office:value-type="float"/>
          <table:table-cell office:value="0.8444824908899705" office:value-type="float"/>
          <table:table-cell office:value="0.5274945242581549" office:value-type="float"/>
          <table:table-cell office:value="0.562199983230663" office:value-type="float"/>
          <table:table-cell office:value="0.6189345160867555" office:value-type="float"/>
          <table:table-cell office:value="0.6407467538565433" office:value-type="float"/>
          <table:table-cell office:value="0.658546306867945" office:value-type="float"/>
          <table:table-cell office:value="0.3856353281469966" office:value-type="float"/>
          <table:table-cell office:value="0.4596145634119887" office:value-type="float"/>
          <table:table-cell office:value="0.46272540467988144" office:value-type="float"/>
          <table:table-cell office:value="0.4866391840731219" office:value-type="float"/>
          <table:table-cell office:value="0.5120372629177019" office:value-type="float"/>
          <table:table-cell office:value="0.5994452170172067" office:value-type="float"/>
          <table:table-cell office:value="0.6226949850030787" office:value-type="float"/>
          <table:table-cell office:value="0.6337022484242623" office:value-type="float"/>
          <table:table-cell office:value="0.702762180035524" office:value-type="float"/>
          <table:table-cell office:value="0.7145417467668214" office:value-type="float"/>
          <table:table-cell office:value="0.3372515863511759" office:value-type="float"/>
          <table:table-cell office:value="0.4821085439922753" office:value-type="float"/>
          <table:table-cell office:value="0.5142403767095458" office:value-type="float"/>
          <table:table-cell office:value="0.5251786340093205" office:value-type="float"/>
          <table:table-cell office:value="0.5962448924892987" office:value-type="float"/>
        </table:table-row>
        <table:table-row>
          <table:table-cell office:value-type="string">
            <text:p>axios__axios</text:p>
          </table:table-cell>
          <table:table-cell office:value="0.7165654283056655" office:value-type="float"/>
          <table:table-cell office:value="0.774406387855089" office:value-type="float"/>
          <table:table-cell office:value="0.795696396659469" office:value-type="float"/>
          <table:table-cell office:value="0.8107669234538553" office:value-type="float"/>
          <table:table-cell office:value="0.8533930719666775" office:value-type="float"/>
          <table:table-cell office:value="0.5186009747850475" office:value-type="float"/>
          <table:table-cell office:value="0.5800097164482575" office:value-type="float"/>
          <table:table-cell office:value="0.600158484723394" office:value-type="float"/>
          <table:table-cell office:value="0.6146051961653084" office:value-type="float"/>
          <table:table-cell office:value="0.6695557069430931" office:value-type="float"/>
          <table:table-cell office:value="0.39125570301434043" office:value-type="float"/>
          <table:table-cell office:value="0.4646620141056429" office:value-type="float"/>
          <table:table-cell office:value="0.4795788109618838" office:value-type="float"/>
          <table:table-cell office:value="0.502350915241588" office:value-type="float"/>
          <table:table-cell office:value="0.5714271015466844" office:value-type="float"/>
          <table:table-cell office:value="0.57800549675089" office:value-type="float"/>
          <table:table-cell office:value="0.6228719451431788" office:value-type="float"/>
          <table:table-cell office:value="0.6415764038871606" office:value-type="float"/>
          <table:table-cell office:value="0.6641064743971825" office:value-type="float"/>
          <table:table-cell office:value="0.7514763092740158" office:value-type="float"/>
          <table:table-cell office:value="0.374866616033863" office:value-type="float"/>
          <table:table-cell office:value="0.47390109714117645" office:value-type="float"/>
          <table:table-cell office:value="0.5082106714860108" office:value-type="float"/>
          <table:table-cell office:value="0.5381685188169756" office:value-type="float"/>
          <table:table-cell office:value="0.6351691557738048" office:value-type="float"/>
        </table:table-row>
        <table:table-row>
          <table:table-cell office:value-type="string">
            <text:p>weaveworks__weave</text:p>
          </table:table-cell>
          <table:table-cell office:value="0.6904945401578872" office:value-type="float"/>
          <table:table-cell office:value="0.7316840583468954" office:value-type="float"/>
          <table:table-cell office:value="0.7707158601631415" office:value-type="float"/>
          <table:table-cell office:value="0.7943690822948541" office:value-type="float"/>
          <table:table-cell office:value="0.8708595443911238" office:value-type="float"/>
          <table:table-cell office:value="0.5277150200569404" office:value-type="float"/>
          <table:table-cell office:value="0.5871773443375489" office:value-type="float"/>
          <table:table-cell office:value="0.6049016672830614" office:value-type="float"/>
          <table:table-cell office:value="0.6195060847041189" office:value-type="float"/>
          <table:table-cell office:value="0.6621022272420016" office:value-type="float"/>
          <table:table-cell office:value="0.39520834359567725" office:value-type="float"/>
          <table:table-cell office:value="0.47636390875668166" office:value-type="float"/>
          <table:table-cell office:value="0.4937557222964933" office:value-type="float"/>
          <table:table-cell office:value="0.513247567058078" office:value-type="float"/>
          <table:table-cell office:value="0.6176414076537484" office:value-type="float"/>
          <table:table-cell office:value="0.5183916561168923" office:value-type="float"/>
          <table:table-cell office:value="0.6247843270867632" office:value-type="float"/>
          <table:table-cell office:value="0.6489971344459843" office:value-type="float"/>
          <table:table-cell office:value="0.6785841254565108" office:value-type="float"/>
          <table:table-cell office:value="0.7352733059877752" office:value-type="float"/>
          <table:table-cell office:value="0.39191763262122936" office:value-type="float"/>
          <table:table-cell office:value="0.4717932575985401" office:value-type="float"/>
          <table:table-cell office:value="0.4999884319096728" office:value-type="float"/>
          <table:table-cell office:value="0.5177474390120134" office:value-type="float"/>
          <table:table-cell office:value="0.6146592814673586" office:value-type="float"/>
        </table:table-row>
        <table:table-row>
          <table:table-cell office:value-type="string">
            <text:p>yeoman__generator-webapp</text:p>
          </table:table-cell>
          <table:table-cell office:value="0.719573257922232" office:value-type="float"/>
          <table:table-cell office:value="0.7878829452831215" office:value-type="float"/>
          <table:table-cell office:value="0.8077351662549631" office:value-type="float"/>
          <table:table-cell office:value="0.8193542491352999" office:value-type="float"/>
          <table:table-cell office:value="0.8553363705974507" office:value-type="float"/>
          <table:table-cell office:value="0.5268731260603685" office:value-type="float"/>
          <table:table-cell office:value="0.5658821218278721" office:value-type="float"/>
          <table:table-cell office:value="0.5857690408422809" office:value-type="float"/>
          <table:table-cell office:value="0.6153052206561191" office:value-type="float"/>
          <table:table-cell office:value="0.6661254056492203" office:value-type="float"/>
          <table:table-cell office:value="0.34745207804799394" office:value-type="float"/>
          <table:table-cell office:value="0.4355421953935038" office:value-type="float"/>
          <table:table-cell office:value="0.4559776864117373" office:value-type="float"/>
          <table:table-cell office:value="0.4798893661721592" office:value-type="float"/>
          <table:table-cell office:value="0.5545492187631338" office:value-type="float"/>
          <table:table-cell office:value="0.5522509623080811" office:value-type="float"/>
          <table:table-cell office:value="0.5958752622557892" office:value-type="float"/>
          <table:table-cell office:value="0.6170150119906619" office:value-type="float"/>
          <table:table-cell office:value="0.6446361541444219" office:value-type="float"/>
          <table:table-cell office:value="0.7004068834994076" office:value-type="float"/>
          <table:table-cell office:value="0.38026017822651537" office:value-type="float"/>
          <table:table-cell office:value="0.4641031242950142" office:value-type="float"/>
          <table:table-cell office:value="0.5033264627382733" office:value-type="float"/>
          <table:table-cell office:value="0.5280439207429307" office:value-type="float"/>
          <table:table-cell office:value="0.5785273008623613" office:value-type="float"/>
        </table:table-row>
        <table:table-row>
          <table:table-cell office:value-type="string">
            <text:p>hakimel__reveal.js</text:p>
          </table:table-cell>
          <table:table-cell office:value="0.7278888632920052" office:value-type="float"/>
          <table:table-cell office:value="0.7954363371479487" office:value-type="float"/>
          <table:table-cell office:value="0.8119125065904857" office:value-type="float"/>
          <table:table-cell office:value="0.8221075988392426" office:value-type="float"/>
          <table:table-cell office:value="0.8556154793949358" office:value-type="float"/>
          <table:table-cell office:value="0.4974762372066125" office:value-type="float"/>
          <table:table-cell office:value="0.5896841760661177" office:value-type="float"/>
          <table:table-cell office:value="0.6059214445829623" office:value-type="float"/>
          <table:table-cell office:value="0.6259040859090235" office:value-type="float"/>
          <table:table-cell office:value="0.6665039236069379" office:value-type="float"/>
          <table:table-cell office:value="0.3924163292742483" office:value-type="float"/>
          <table:table-cell office:value="0.4668726462269641" office:value-type="float"/>
          <table:table-cell office:value="0.4841562027658631" office:value-type="float"/>
          <table:table-cell office:value="0.5086603236682163" office:value-type="float"/>
          <table:table-cell office:value="0.6033985958837298" office:value-type="float"/>
          <table:table-cell office:value="0.5366906358480251" office:value-type="float"/>
          <table:table-cell office:value="0.615695205770943" office:value-type="float"/>
          <table:table-cell office:value="0.6346393560833683" office:value-type="float"/>
          <table:table-cell office:value="0.6642161334955341" office:value-type="float"/>
          <table:table-cell office:value="0.7187816401480309" office:value-type="float"/>
          <table:table-cell office:value="0.42512741429173434" office:value-type="float"/>
          <table:table-cell office:value="0.48938593325601465" office:value-type="float"/>
          <table:table-cell office:value="0.5136440569990138" office:value-type="float"/>
          <table:table-cell office:value="0.536280452060071" office:value-type="float"/>
          <table:table-cell office:value="0.5913287342612134" office:value-type="float"/>
        </table:table-row>
        <table:table-row>
          <table:table-cell office:value-type="string">
            <text:p>webpack-contrib__sass-loader</text:p>
          </table:table-cell>
          <table:table-cell office:value="0.6992269665492744" office:value-type="float"/>
          <table:table-cell office:value="0.782735406923234" office:value-type="float"/>
          <table:table-cell office:value="0.8056577076892661" office:value-type="float"/>
          <table:table-cell office:value="0.8213239987752493" office:value-type="float"/>
          <table:table-cell office:value="0.8833003292776804" office:value-type="float"/>
          <table:table-cell office:value="0.5104169263687077" office:value-type="float"/>
          <table:table-cell office:value="0.5589594855917607" office:value-type="float"/>
          <table:table-cell office:value="0.578320096318725" office:value-type="float"/>
          <table:table-cell office:value="0.5909322383634564" office:value-type="float"/>
          <table:table-cell office:value="0.7188814385241887" office:value-type="float"/>
          <table:table-cell office:value="0.4017828548580767" office:value-type="float"/>
          <table:table-cell office:value="0.45688072722351863" office:value-type="float"/>
          <table:table-cell office:value="0.4760298534878834" office:value-type="float"/>
          <table:table-cell office:value="0.4892948194983797" office:value-type="float"/>
          <table:table-cell office:value="0.5584787616314763" office:value-type="float"/>
          <table:table-cell office:value="0.5566007583464613" office:value-type="float"/>
          <table:table-cell office:value="0.6004313002780735" office:value-type="float"/>
          <table:table-cell office:value="0.6155145292875028" office:value-type="float"/>
          <table:table-cell office:value="0.6411587122380844" office:value-type="float"/>
          <table:table-cell office:value="0.7504734094137193" office:value-type="float"/>
          <table:table-cell office:value="0.3385936759684611" office:value-type="float"/>
          <table:table-cell office:value="0.43890242265737306" office:value-type="float"/>
          <table:table-cell office:value="0.4642492052462052" office:value-type="float"/>
          <table:table-cell office:value="0.49287895977065843" office:value-type="float"/>
          <table:table-cell office:value="0.6271474976502379" office:value-type="float"/>
        </table:table-row>
        <table:table-row>
          <table:table-cell office:value-type="string">
            <text:p>hybridauth__hybridauth</text:p>
          </table:table-cell>
          <table:table-cell office:value="0.7175644721961855" office:value-type="float"/>
          <table:table-cell office:value="0.7692413996762333" office:value-type="float"/>
          <table:table-cell office:value="0.783388951464407" office:value-type="float"/>
          <table:table-cell office:value="0.808774889950828" office:value-type="float"/>
          <table:table-cell office:value="0.8267641867052296" office:value-type="float"/>
          <table:table-cell office:value="0.5699902468518698" office:value-type="float"/>
          <table:table-cell office:value="0.5985483775007281" office:value-type="float"/>
          <table:table-cell office:value="0.6086551171620316" office:value-type="float"/>
          <table:table-cell office:value="0.6215040593187157" office:value-type="float"/>
          <table:table-cell office:value="0.662141002755646" office:value-type="float"/>
          <table:table-cell office:value="0.4247184528504415" office:value-type="float"/>
          <table:table-cell office:value="0.4701063437556797" office:value-type="float"/>
          <table:table-cell office:value="0.4912032282622219" office:value-type="float"/>
          <table:table-cell office:value="0.513288152152453" office:value-type="float"/>
          <table:table-cell office:value="0.563632476423415" office:value-type="float"/>
          <table:table-cell office:value="0.5725824772135356" office:value-type="float"/>
          <table:table-cell office:value="0.62453078761231" office:value-type="float"/>
          <table:table-cell office:value="0.6501318980668552" office:value-type="float"/>
          <table:table-cell office:value="0.6733336523685678" office:value-type="float"/>
          <table:table-cell office:value="0.7093752773484809" office:value-type="float"/>
          <table:table-cell office:value="0.40504896630575404" office:value-type="float"/>
          <table:table-cell office:value="0.5013760505547842" office:value-type="float"/>
          <table:table-cell office:value="0.5241258161745483" office:value-type="float"/>
          <table:table-cell office:value="0.5438176240296311" office:value-type="float"/>
          <table:table-cell office:value="0.5688289044979709" office:value-type="float"/>
        </table:table-row>
        <table:table-row>
          <table:table-cell office:value-type="string">
            <text:p>pili-engineering__PLDroidPlayer</text:p>
          </table:table-cell>
          <table:table-cell office:value="0.6849936097473465" office:value-type="float"/>
          <table:table-cell office:value="0.709714889463084" office:value-type="float"/>
          <table:table-cell office:value="0.7189116091329396" office:value-type="float"/>
          <table:table-cell office:value="0.7392144244383267" office:value-type="float"/>
          <table:table-cell office:value="0.8308461483070235" office:value-type="float"/>
          <table:table-cell office:value="0.5575871651299332" office:value-type="float"/>
          <table:table-cell office:value="0.5804577608077414" office:value-type="float"/>
          <table:table-cell office:value="0.5943612674198546" office:value-type="float"/>
          <table:table-cell office:value="0.6038288283266824" office:value-type="float"/>
          <table:table-cell office:value="0.6295637389048193" office:value-type="float"/>
          <table:table-cell office:value="0.42011406176076005" office:value-type="float"/>
          <table:table-cell office:value="0.4583754549532911" office:value-type="float"/>
          <table:table-cell office:value="0.48415655361200566" office:value-type="float"/>
          <table:table-cell office:value="0.5081999670656407" office:value-type="float"/>
          <table:table-cell office:value="0.5644916271288579" office:value-type="float"/>
          <table:table-cell office:value="0.6086923809749406" office:value-type="float"/>
          <table:table-cell office:value="0.6717745234748207" office:value-type="float"/>
          <table:table-cell office:value="0.6908438249052853" office:value-type="float"/>
          <table:table-cell office:value="0.7001143468249499" office:value-type="float"/>
          <table:table-cell office:value="0.7276887752700658" office:value-type="float"/>
          <table:table-cell office:value="0.3359840396469832" office:value-type="float"/>
          <table:table-cell office:value="0.39050561157306596" office:value-type="float"/>
          <table:table-cell office:value="0.42293335036576074" office:value-type="float"/>
          <table:table-cell office:value="0.44919564115171784" office:value-type="float"/>
          <table:table-cell office:value="0.5107732607032018" office:value-type="float"/>
        </table:table-row>
        <table:table-row>
          <table:table-cell office:value-type="string">
            <text:p>google__shaka-player</text:p>
          </table:table-cell>
          <table:table-cell office:value="0.7077484626829652" office:value-type="float"/>
          <table:table-cell office:value="0.7776775522725268" office:value-type="float"/>
          <table:table-cell office:value="0.7978929815021963" office:value-type="float"/>
          <table:table-cell office:value="0.8125810882827325" office:value-type="float"/>
          <table:table-cell office:value="0.893014618071924" office:value-type="float"/>
          <table:table-cell office:value="0.47727356268556403" office:value-type="float"/>
          <table:table-cell office:value="0.5779358020184212" office:value-type="float"/>
          <table:table-cell office:value="0.5977521486510213" office:value-type="float"/>
          <table:table-cell office:value="0.6157780284238831" office:value-type="float"/>
          <table:table-cell office:value="0.6911310869597506" office:value-type="float"/>
          <table:table-cell office:value="0.3805248782901206" office:value-type="float"/>
          <table:table-cell office:value="0.45080993219257603" office:value-type="float"/>
          <table:table-cell office:value="0.4700387335470437" office:value-type="float"/>
          <table:table-cell office:value="0.49068052537864626" office:value-type="float"/>
          <table:table-cell office:value="0.5684489527055451" office:value-type="float"/>
          <table:table-cell office:value="0.5387891523528809" office:value-type="float"/>
          <table:table-cell office:value="0.6057777435058214" office:value-type="float"/>
          <table:table-cell office:value="0.6259606812187588" office:value-type="float"/>
          <table:table-cell office:value="0.649502697501599" office:value-type="float"/>
          <table:table-cell office:value="0.7357372720765825" office:value-type="float"/>
          <table:table-cell office:value="0.38812541231335096" office:value-type="float"/>
          <table:table-cell office:value="0.4914029846707769" office:value-type="float"/>
          <table:table-cell office:value="0.5143561714862468" office:value-type="float"/>
          <table:table-cell office:value="0.5379569571062941" office:value-type="float"/>
          <table:table-cell office:value="0.61653165920871" office:value-type="float"/>
        </table:table-row>
        <table:table-row>
          <table:table-cell office:value-type="string">
            <text:p>ionic-team__ionic</text:p>
          </table:table-cell>
          <table:table-cell office:value="0.7010496904585506" office:value-type="float"/>
          <table:table-cell office:value="0.7812673861592714" office:value-type="float"/>
          <table:table-cell office:value="0.801567147141862" office:value-type="float"/>
          <table:table-cell office:value="0.8145432333973943" office:value-type="float"/>
          <table:table-cell office:value="0.9024467352730697" office:value-type="float"/>
          <table:table-cell office:value="0.5112941955877943" office:value-type="float"/>
          <table:table-cell office:value="0.5730799311045008" office:value-type="float"/>
          <table:table-cell office:value="0.5899616953060856" office:value-type="float"/>
          <table:table-cell office:value="0.6073466254386384" office:value-type="float"/>
          <table:table-cell office:value="0.6849641558973139" office:value-type="float"/>
          <table:table-cell office:value="0.3393591582269112" office:value-type="float"/>
          <table:table-cell office:value="0.4476016296029677" office:value-type="float"/>
          <table:table-cell office:value="0.4710567603946689" office:value-type="float"/>
          <table:table-cell office:value="0.4954461840642248" office:value-type="float"/>
          <table:table-cell office:value="0.6005576095924644" office:value-type="float"/>
          <table:table-cell office:value="0.525177313958431" office:value-type="float"/>
          <table:table-cell office:value="0.6023612614972542" office:value-type="float"/>
          <table:table-cell office:value="0.6233409766435517" office:value-type="float"/>
          <table:table-cell office:value="0.646261538356653" office:value-type="float"/>
          <table:table-cell office:value="0.7351415642769048" office:value-type="float"/>
          <table:table-cell office:value="0.35252719149790274" office:value-type="float"/>
          <table:table-cell office:value="0.4815755290442295" office:value-type="float"/>
          <table:table-cell office:value="0.5055869303586732" office:value-type="float"/>
          <table:table-cell office:value="0.5271631278915335" office:value-type="float"/>
          <table:table-cell office:value="0.6192702378132509" office:value-type="float"/>
        </table:table-row>
        <table:table-row>
          <table:table-cell office:value-type="string">
            <text:p>HansPinckaers__GrowingTextView</text:p>
          </table:table-cell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8174019976374337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6316925085112616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947541436107993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873248131009522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533154001769422" office:value-type="float"/>
        </table:table-row>
        <table:table-row>
          <table:table-cell office:value-type="string">
            <text:p>amoffat__bootstrap-application-wizard</text:p>
          </table:table-cell>
          <table:table-cell office:value="0.7549718407611463" office:value-type="float"/>
          <table:table-cell office:value="0.7669384263704759" office:value-type="float"/>
          <table:table-cell office:value="0.7742929735831777" office:value-type="float"/>
          <table:table-cell office:value="0.8082698189025923" office:value-type="float"/>
          <table:table-cell office:value="0.8399374807312274" office:value-type="float"/>
          <table:table-cell office:value="0.5622987055839973" office:value-type="float"/>
          <table:table-cell office:value="0.5772880216832565" office:value-type="float"/>
          <table:table-cell office:value="0.5879182741105964" office:value-type="float"/>
          <table:table-cell office:value="0.6335766919395587" office:value-type="float"/>
          <table:table-cell office:value="0.6563671398078883" office:value-type="float"/>
          <table:table-cell office:value="0.4336369448947864" office:value-type="float"/>
          <table:table-cell office:value="0.46864555054167856" office:value-type="float"/>
          <table:table-cell office:value="0.4720211120342951" office:value-type="float"/>
          <table:table-cell office:value="0.5109221646824006" office:value-type="float"/>
          <table:table-cell office:value="0.5196628019457379" office:value-type="float"/>
          <table:table-cell office:value="0.6037660338843492" office:value-type="float"/>
          <table:table-cell office:value="0.6220133191933443" office:value-type="float"/>
          <table:table-cell office:value="0.6342050118600121" office:value-type="float"/>
          <table:table-cell office:value="0.6769280293042566" office:value-type="float"/>
          <table:table-cell office:value="0.6960831091050561" office:value-type="float"/>
          <table:table-cell office:value="0.4400329796094856" office:value-type="float"/>
          <table:table-cell office:value="0.4508074572175096" office:value-type="float"/>
          <table:table-cell office:value="0.5274603840284017" office:value-type="float"/>
          <table:table-cell office:value="0.5484758620919037" office:value-type="float"/>
          <table:table-cell office:value="0.5898094064296252" office:value-type="float"/>
        </table:table-row>
        <table:table-row>
          <table:table-cell office:value-type="string">
            <text:p>wting__autojump</text:p>
          </table:table-cell>
          <table:table-cell office:value="0.684351482651495" office:value-type="float"/>
          <table:table-cell office:value="0.7775347181825416" office:value-type="float"/>
          <table:table-cell office:value="0.7929593514063628" office:value-type="float"/>
          <table:table-cell office:value="0.8124377357323118" office:value-type="float"/>
          <table:table-cell office:value="0.8768967186348997" office:value-type="float"/>
          <table:table-cell office:value="0.498254727770253" office:value-type="float"/>
          <table:table-cell office:value="0.563300516744814" office:value-type="float"/>
          <table:table-cell office:value="0.5818015881961216" office:value-type="float"/>
          <table:table-cell office:value="0.6010403578958811" office:value-type="float"/>
          <table:table-cell office:value="0.6510566024861053" office:value-type="float"/>
          <table:table-cell office:value="0.40269437436855193" office:value-type="float"/>
          <table:table-cell office:value="0.44081904590817816" office:value-type="float"/>
          <table:table-cell office:value="0.45970365434442717" office:value-type="float"/>
          <table:table-cell office:value="0.4853739185186615" office:value-type="float"/>
          <table:table-cell office:value="0.5257740800376319" office:value-type="float"/>
          <table:table-cell office:value="0.5821487748154595" office:value-type="float"/>
          <table:table-cell office:value="0.6178820257799771" office:value-type="float"/>
          <table:table-cell office:value="0.6393229211780824" office:value-type="float"/>
          <table:table-cell office:value="0.6656199266031715" office:value-type="float"/>
          <table:table-cell office:value="0.7117048179290828" office:value-type="float"/>
          <table:table-cell office:value="0.3929640377110789" office:value-type="float"/>
          <table:table-cell office:value="0.4808116401117897" office:value-type="float"/>
          <table:table-cell office:value="0.4962403505443074" office:value-type="float"/>
          <table:table-cell office:value="0.5193961733173518" office:value-type="float"/>
          <table:table-cell office:value="0.5730158026706021" office:value-type="float"/>
        </table:table-row>
        <table:table-row>
          <table:table-cell office:value-type="string">
            <text:p>mojombo__grit</text:p>
          </table:table-cell>
          <table:table-cell office:value="0.7621849985425277" office:value-type="float"/>
          <table:table-cell office:value="0.8000474583442514" office:value-type="float"/>
          <table:table-cell office:value="0.8165595772698909" office:value-type="float"/>
          <table:table-cell office:value="0.8308179672392889" office:value-type="float"/>
          <table:table-cell office:value="0.881171111461725" office:value-type="float"/>
          <table:table-cell office:value="0.5841280551571849" office:value-type="float"/>
          <table:table-cell office:value="0.5963320314057566" office:value-type="float"/>
          <table:table-cell office:value="0.5997943043892935" office:value-type="float"/>
          <table:table-cell office:value="0.6037163778666261" office:value-type="float"/>
          <table:table-cell office:value="0.6169480976299083" office:value-type="float"/>
          <table:table-cell office:value="0.4668133530153625" office:value-type="float"/>
          <table:table-cell office:value="0.472101544713116" office:value-type="float"/>
          <table:table-cell office:value="0.4826393075531073" office:value-type="float"/>
          <table:table-cell office:value="0.5063908943059456" office:value-type="float"/>
          <table:table-cell office:value="0.5731870251736726" office:value-type="float"/>
          <table:table-cell office:value="0.5953098833989863" office:value-type="float"/>
          <table:table-cell office:value="0.629394487630976" office:value-type="float"/>
          <table:table-cell office:value="0.6498709561241476" office:value-type="float"/>
          <table:table-cell office:value="0.6600038097288614" office:value-type="float"/>
          <table:table-cell office:value="0.7182953404371331" office:value-type="float"/>
          <table:table-cell office:value="0.44272982152644413" office:value-type="float"/>
          <table:table-cell office:value="0.4858781451758517" office:value-type="float"/>
          <table:table-cell office:value="0.5002857181487693" office:value-type="float"/>
          <table:table-cell office:value="0.526149633245847" office:value-type="float"/>
          <table:table-cell office:value="0.544715105091303" office:value-type="float"/>
        </table:table-row>
        <table:table-row>
          <table:table-cell office:value-type="string">
            <text:p>encode__django-rest-framework</text:p>
          </table:table-cell>
          <table:table-cell office:value="0.7293648696677825" office:value-type="float"/>
          <table:table-cell office:value="0.8006848706414403" office:value-type="float"/>
          <table:table-cell office:value="0.8171049743290305" office:value-type="float"/>
          <table:table-cell office:value="0.8288008867428442" office:value-type="float"/>
          <table:table-cell office:value="0.8691576565860386" office:value-type="float"/>
          <table:table-cell office:value="0.49885901398323684" office:value-type="float"/>
          <table:table-cell office:value="0.5773624745129786" office:value-type="float"/>
          <table:table-cell office:value="0.5945051989299591" office:value-type="float"/>
          <table:table-cell office:value="0.6094851173692533" office:value-type="float"/>
          <table:table-cell office:value="0.6641001422142437" office:value-type="float"/>
          <table:table-cell office:value="0.3875864698871421" office:value-type="float"/>
          <table:table-cell office:value="0.47134058672474444" office:value-type="float"/>
          <table:table-cell office:value="0.4903491659154143" office:value-type="float"/>
          <table:table-cell office:value="0.5106781001497903" office:value-type="float"/>
          <table:table-cell office:value="0.5914228808726028" office:value-type="float"/>
          <table:table-cell office:value="0.5620248052324112" office:value-type="float"/>
          <table:table-cell office:value="0.6242987357154355" office:value-type="float"/>
          <table:table-cell office:value="0.640784982847931" office:value-type="float"/>
          <table:table-cell office:value="0.6581990616642441" office:value-type="float"/>
          <table:table-cell office:value="0.7261984072030845" office:value-type="float"/>
          <table:table-cell office:value="0.36877162648520445" office:value-type="float"/>
          <table:table-cell office:value="0.4875258831881857" office:value-type="float"/>
          <table:table-cell office:value="0.5044311965700691" office:value-type="float"/>
          <table:table-cell office:value="0.5232329204867393" office:value-type="float"/>
          <table:table-cell office:value="0.6072080916686524" office:value-type="float"/>
        </table:table-row>
        <table:table-row>
          <table:table-cell office:value-type="string">
            <text:p>hacdias__filemanager</text:p>
          </table:table-cell>
          <table:table-cell office:value="0.7092847057668092" office:value-type="float"/>
          <table:table-cell office:value="0.7641091084286596" office:value-type="float"/>
          <table:table-cell office:value="0.7927829664462696" office:value-type="float"/>
          <table:table-cell office:value="0.8137056096100406" office:value-type="float"/>
          <table:table-cell office:value="0.8355681128083337" office:value-type="float"/>
          <table:table-cell office:value="0.5565517649794921" office:value-type="float"/>
          <table:table-cell office:value="0.5965452514915247" office:value-type="float"/>
          <table:table-cell office:value="0.6097742997538086" office:value-type="float"/>
          <table:table-cell office:value="0.6243107392431028" office:value-type="float"/>
          <table:table-cell office:value="0.638906668367202" office:value-type="float"/>
          <table:table-cell office:value="0.414040300230268" office:value-type="float"/>
          <table:table-cell office:value="0.46183475532907003" office:value-type="float"/>
          <table:table-cell office:value="0.4774898675967525" office:value-type="float"/>
          <table:table-cell office:value="0.5016249648446753" office:value-type="float"/>
          <table:table-cell office:value="0.5650742808662114" office:value-type="float"/>
          <table:table-cell office:value="0.5567313381462515" office:value-type="float"/>
          <table:table-cell office:value="0.6276206101438655" office:value-type="float"/>
          <table:table-cell office:value="0.6441474439140658" office:value-type="float"/>
          <table:table-cell office:value="0.659951312645352" office:value-type="float"/>
          <table:table-cell office:value="0.689129881716806" office:value-type="float"/>
          <table:table-cell office:value="0.4467963273550586" office:value-type="float"/>
          <table:table-cell office:value="0.5069535258764963" office:value-type="float"/>
          <table:table-cell office:value="0.5287747665710796" office:value-type="float"/>
          <table:table-cell office:value="0.54178426593488" office:value-type="float"/>
          <table:table-cell office:value="0.5595378026161727" office:value-type="float"/>
        </table:table-row>
        <table:table-row>
          <table:table-cell office:value-type="string">
            <text:p>doctrine__doctrine2</text:p>
          </table:table-cell>
          <table:table-cell office:value="0.7078664396289893" office:value-type="float"/>
          <table:table-cell office:value="0.803147072563415" office:value-type="float"/>
          <table:table-cell office:value="0.8201114015879477" office:value-type="float"/>
          <table:table-cell office:value="0.8327343537146553" office:value-type="float"/>
          <table:table-cell office:value="0.8775046622889009" office:value-type="float"/>
          <table:table-cell office:value="0.5231160324175232" office:value-type="float"/>
          <table:table-cell office:value="0.5745351910896405" office:value-type="float"/>
          <table:table-cell office:value="0.5894058387213036" office:value-type="float"/>
          <table:table-cell office:value="0.6063694187160135" office:value-type="float"/>
          <table:table-cell office:value="0.6868558016798307" office:value-type="float"/>
          <table:table-cell office:value="0.39277156047185136" office:value-type="float"/>
          <table:table-cell office:value="0.46598195622652555" office:value-type="float"/>
          <table:table-cell office:value="0.4849451032544142" office:value-type="float"/>
          <table:table-cell office:value="0.5064071477865594" office:value-type="float"/>
          <table:table-cell office:value="0.5862999169231554" office:value-type="float"/>
          <table:table-cell office:value="0.5723593677890604" office:value-type="float"/>
          <table:table-cell office:value="0.6200180706351396" office:value-type="float"/>
          <table:table-cell office:value="0.6386880741904709" office:value-type="float"/>
          <table:table-cell office:value="0.6563468422837477" office:value-type="float"/>
          <table:table-cell office:value="0.7328242329383421" office:value-type="float"/>
          <table:table-cell office:value="0.3754497942517987" office:value-type="float"/>
          <table:table-cell office:value="0.4697923393106009" office:value-type="float"/>
          <table:table-cell office:value="0.49133723011226726" office:value-type="float"/>
          <table:table-cell office:value="0.5141322700049558" office:value-type="float"/>
          <table:table-cell office:value="0.630493303592221" office:value-type="float"/>
        </table:table-row>
        <table:table-row>
          <table:table-cell office:value-type="string">
            <text:p>wekan__wekan</text:p>
          </table:table-cell>
          <table:table-cell office:value="0.698440230424352" office:value-type="float"/>
          <table:table-cell office:value="0.7816799164167779" office:value-type="float"/>
          <table:table-cell office:value="0.8050131105137541" office:value-type="float"/>
          <table:table-cell office:value="0.8197885587530158" office:value-type="float"/>
          <table:table-cell office:value="0.8864992107800553" office:value-type="float"/>
          <table:table-cell office:value="0.544466846776636" office:value-type="float"/>
          <table:table-cell office:value="0.5874211658045498" office:value-type="float"/>
          <table:table-cell office:value="0.6030303766848861" office:value-type="float"/>
          <table:table-cell office:value="0.6240472435996245" office:value-type="float"/>
          <table:table-cell office:value="0.7406310216335501" office:value-type="float"/>
          <table:table-cell office:value="0.4015970006063414" office:value-type="float"/>
          <table:table-cell office:value="0.4654235133762421" office:value-type="float"/>
          <table:table-cell office:value="0.4822090123990256" office:value-type="float"/>
          <table:table-cell office:value="0.503278165290882" office:value-type="float"/>
          <table:table-cell office:value="0.5797869261150052" office:value-type="float"/>
          <table:table-cell office:value="0.5532125308404742" office:value-type="float"/>
          <table:table-cell office:value="0.6127249809262583" office:value-type="float"/>
          <table:table-cell office:value="0.6326077996410385" office:value-type="float"/>
          <table:table-cell office:value="0.6580191341180569" office:value-type="float"/>
          <table:table-cell office:value="0.7386624619666244" office:value-type="float"/>
          <table:table-cell office:value="0.4100692981317234" office:value-type="float"/>
          <table:table-cell office:value="0.4926770970416459" office:value-type="float"/>
          <table:table-cell office:value="0.5164325785077697" office:value-type="float"/>
          <table:table-cell office:value="0.5400405431792914" office:value-type="float"/>
          <table:table-cell office:value="0.6219961033259289" office:value-type="float"/>
        </table:table-row>
        <table:table-row>
          <table:table-cell office:value-type="string">
            <text:p>chrippa__livestreamer</text:p>
          </table:table-cell>
          <table:table-cell office:value="0.6649667644866747" office:value-type="float"/>
          <table:table-cell office:value="0.7456524935898599" office:value-type="float"/>
          <table:table-cell office:value="0.7685507030143262" office:value-type="float"/>
          <table:table-cell office:value="0.7874890934648305" office:value-type="float"/>
          <table:table-cell office:value="0.8331263517172582" office:value-type="float"/>
          <table:table-cell office:value="0.4953452059447208" office:value-type="float"/>
          <table:table-cell office:value="0.5620112532449806" office:value-type="float"/>
          <table:table-cell office:value="0.5813648405452642" office:value-type="float"/>
          <table:table-cell office:value="0.6032900517686003" office:value-type="float"/>
          <table:table-cell office:value="0.6834777383653711" office:value-type="float"/>
          <table:table-cell office:value="0.361012006780311" office:value-type="float"/>
          <table:table-cell office:value="0.41958920754442763" office:value-type="float"/>
          <table:table-cell office:value="0.4392344845367381" office:value-type="float"/>
          <table:table-cell office:value="0.46391016681757435" office:value-type="float"/>
          <table:table-cell office:value="0.5346180193290162" office:value-type="float"/>
          <table:table-cell office:value="0.553170801369196" office:value-type="float"/>
          <table:table-cell office:value="0.6080951006011975" office:value-type="float"/>
          <table:table-cell office:value="0.6274863099730574" office:value-type="float"/>
          <table:table-cell office:value="0.6495771725838007" office:value-type="float"/>
          <table:table-cell office:value="0.7972252561372962" office:value-type="float"/>
          <table:table-cell office:value="0.3127495241033487" office:value-type="float"/>
          <table:table-cell office:value="0.46479677375697304" office:value-type="float"/>
          <table:table-cell office:value="0.49925641148058786" office:value-type="float"/>
          <table:table-cell office:value="0.5249926046038315" office:value-type="float"/>
          <table:table-cell office:value="0.5909784816854895" office:value-type="float"/>
        </table:table-row>
        <table:table-row>
          <table:table-cell office:value-type="string">
            <text:p>frappe__erpnext</text:p>
          </table:table-cell>
          <table:table-cell office:value="0.6983349704545683" office:value-type="float"/>
          <table:table-cell office:value="0.7799317218252116" office:value-type="float"/>
          <table:table-cell office:value="0.8023302705297825" office:value-type="float"/>
          <table:table-cell office:value="0.817167987460238" office:value-type="float"/>
          <table:table-cell office:value="0.8665623354511589" office:value-type="float"/>
          <table:table-cell office:value="0.5392080064287209" office:value-type="float"/>
          <table:table-cell office:value="0.617255107374978" office:value-type="float"/>
          <table:table-cell office:value="0.6353228358223316" office:value-type="float"/>
          <table:table-cell office:value="0.6579794788501416" office:value-type="float"/>
          <table:table-cell office:value="0.7129320813224851" office:value-type="float"/>
          <table:table-cell office:value="0.41660379831448435" office:value-type="float"/>
          <table:table-cell office:value="0.49231152633756486" office:value-type="float"/>
          <table:table-cell office:value="0.5129343512521125" office:value-type="float"/>
          <table:table-cell office:value="0.5337004541038175" office:value-type="float"/>
          <table:table-cell office:value="0.6079663423574917" office:value-type="float"/>
          <table:table-cell office:value="0.5765192778856835" office:value-type="float"/>
          <table:table-cell office:value="0.6374481389399835" office:value-type="float"/>
          <table:table-cell office:value="0.6556042273537176" office:value-type="float"/>
          <table:table-cell office:value="0.6725223939783461" office:value-type="float"/>
          <table:table-cell office:value="0.7413783999361208" office:value-type="float"/>
          <table:table-cell office:value="0.43794658880809473" office:value-type="float"/>
          <table:table-cell office:value="0.5222862786829428" office:value-type="float"/>
          <table:table-cell office:value="0.5444713763239415" office:value-type="float"/>
          <table:table-cell office:value="0.5620601867319464" office:value-type="float"/>
          <table:table-cell office:value="0.6216351370233227" office:value-type="float"/>
        </table:table-row>
        <table:table-row>
          <table:table-cell office:value-type="string">
            <text:p>RichardKnop__machinery</text:p>
          </table:table-cell>
          <table:table-cell office:value="0.7068201706707842" office:value-type="float"/>
          <table:table-cell office:value="0.7481330896283847" office:value-type="float"/>
          <table:table-cell office:value="0.7700908284962664" office:value-type="float"/>
          <table:table-cell office:value="0.7939887573178812" office:value-type="float"/>
          <table:table-cell office:value="0.8291239415769944" office:value-type="float"/>
          <table:table-cell office:value="0.5515752889624091" office:value-type="float"/>
          <table:table-cell office:value="0.5842082822023427" office:value-type="float"/>
          <table:table-cell office:value="0.6004416458494871" office:value-type="float"/>
          <table:table-cell office:value="0.6170091162916836" office:value-type="float"/>
          <table:table-cell office:value="0.6553200830119826" office:value-type="float"/>
          <table:table-cell office:value="0.4145403901304101" office:value-type="float"/>
          <table:table-cell office:value="0.44643733628938753" office:value-type="float"/>
          <table:table-cell office:value="0.47208344035609473" office:value-type="float"/>
          <table:table-cell office:value="0.48589544318994365" office:value-type="float"/>
          <table:table-cell office:value="0.5465147004791593" office:value-type="float"/>
          <table:table-cell office:value="0.6065921841019364" office:value-type="float"/>
          <table:table-cell office:value="0.619233316242966" office:value-type="float"/>
          <table:table-cell office:value="0.638165392953664" office:value-type="float"/>
          <table:table-cell office:value="0.658340307610566" office:value-type="float"/>
          <table:table-cell office:value="0.7333440436366497" office:value-type="float"/>
          <table:table-cell office:value="0.4293701659679984" office:value-type="float"/>
          <table:table-cell office:value="0.45675116882956457" office:value-type="float"/>
          <table:table-cell office:value="0.4875705418286962" office:value-type="float"/>
          <table:table-cell office:value="0.49589482833980825" office:value-type="float"/>
          <table:table-cell office:value="0.5649644074720364" office:value-type="float"/>
        </table:table-row>
        <table:table-row>
          <table:table-cell office:value-type="string">
            <text:p>gradle__gradle</text:p>
          </table:table-cell>
          <table:table-cell office:value="0.6884204681889154" office:value-type="float"/>
          <table:table-cell office:value="0.768700858508169" office:value-type="float"/>
          <table:table-cell office:value="0.8009197363559578" office:value-type="float"/>
          <table:table-cell office:value="0.8201152044320223" office:value-type="float"/>
          <table:table-cell office:value="0.854471632208414" office:value-type="float"/>
          <table:table-cell office:value="0.46994383492209807" office:value-type="float"/>
          <table:table-cell office:value="0.5741807193908214" office:value-type="float"/>
          <table:table-cell office:value="0.5924671104404513" office:value-type="float"/>
          <table:table-cell office:value="0.614266591308362" office:value-type="float"/>
          <table:table-cell office:value="0.6920989771785626" office:value-type="float"/>
          <table:table-cell office:value="0.38488487505573954" office:value-type="float"/>
          <table:table-cell office:value="0.44708697742530845" office:value-type="float"/>
          <table:table-cell office:value="0.46819389332801364" office:value-type="float"/>
          <table:table-cell office:value="0.48296368805121104" office:value-type="float"/>
          <table:table-cell office:value="0.5508718197002265" office:value-type="float"/>
          <table:table-cell office:value="0.5363864917166585" office:value-type="float"/>
          <table:table-cell office:value="0.5980598799953509" office:value-type="float"/>
          <table:table-cell office:value="0.6245813777242275" office:value-type="float"/>
          <table:table-cell office:value="0.650188324916807" office:value-type="float"/>
          <table:table-cell office:value="0.7350930277387134" office:value-type="float"/>
          <table:table-cell office:value="0.37502053121080436" office:value-type="float"/>
          <table:table-cell office:value="0.45984020345791715" office:value-type="float"/>
          <table:table-cell office:value="0.4915381669180073" office:value-type="float"/>
          <table:table-cell office:value="0.5117485901757569" office:value-type="float"/>
          <table:table-cell office:value="0.5957892391178337" office:value-type="float"/>
        </table:table-row>
        <table:table-row>
          <table:table-cell office:value-type="string">
            <text:p>VictorBjelkholm__ngProgress</text:p>
          </table:table-cell>
          <table:table-cell office:value="0.7469315454699904" office:value-type="float"/>
          <table:table-cell office:value="0.7963118449349617" office:value-type="float"/>
          <table:table-cell office:value="0.808471633042029" office:value-type="float"/>
          <table:table-cell office:value="0.8204729646221817" office:value-type="float"/>
          <table:table-cell office:value="0.8277447357376015" office:value-type="float"/>
          <table:table-cell office:value="0.5475508227860157" office:value-type="float"/>
          <table:table-cell office:value="0.5839374210953926" office:value-type="float"/>
          <table:table-cell office:value="0.6021923943188816" office:value-type="float"/>
          <table:table-cell office:value="0.6320048692072926" office:value-type="float"/>
          <table:table-cell office:value="0.6753814037232544" office:value-type="float"/>
          <table:table-cell office:value="0.436031311120613" office:value-type="float"/>
          <table:table-cell office:value="0.468629764320164" office:value-type="float"/>
          <table:table-cell office:value="0.4797545559869626" office:value-type="float"/>
          <table:table-cell office:value="0.4924642965967253" office:value-type="float"/>
          <table:table-cell office:value="0.5099109589540429" office:value-type="float"/>
          <table:table-cell office:value="0.5753412808627567" office:value-type="float"/>
          <table:table-cell office:value="0.6226165200023561" office:value-type="float"/>
          <table:table-cell office:value="0.6466465469223373" office:value-type="float"/>
          <table:table-cell office:value="0.6867700832031504" office:value-type="float"/>
          <table:table-cell office:value="0.6938919419444591" office:value-type="float"/>
          <table:table-cell office:value="0.4483935894270917" office:value-type="float"/>
          <table:table-cell office:value="0.4918209569511574" office:value-type="float"/>
          <table:table-cell office:value="0.5017183566735124" office:value-type="float"/>
          <table:table-cell office:value="0.5159784857470582" office:value-type="float"/>
          <table:table-cell office:value="0.5340412702757159" office:value-type="float"/>
        </table:table-row>
        <table:table-row>
          <table:table-cell office:value-type="string">
            <text:p>os-js__OS.js</text:p>
          </table:table-cell>
          <table:table-cell office:value="0.7364371589293542" office:value-type="float"/>
          <table:table-cell office:value="0.7647076626197984" office:value-type="float"/>
          <table:table-cell office:value="0.7876727277212068" office:value-type="float"/>
          <table:table-cell office:value="0.8104697063945193" office:value-type="float"/>
          <table:table-cell office:value="0.8345697948886575" office:value-type="float"/>
          <table:table-cell office:value="0.5366455324968652" office:value-type="float"/>
          <table:table-cell office:value="0.5812680951193306" office:value-type="float"/>
          <table:table-cell office:value="0.594483718574895" office:value-type="float"/>
          <table:table-cell office:value="0.6129062145476146" office:value-type="float"/>
          <table:table-cell office:value="0.653248003762608" office:value-type="float"/>
          <table:table-cell office:value="0.4108580383137945" office:value-type="float"/>
          <table:table-cell office:value="0.44297005240600074" office:value-type="float"/>
          <table:table-cell office:value="0.459713303259283" office:value-type="float"/>
          <table:table-cell office:value="0.48010461789841186" office:value-type="float"/>
          <table:table-cell office:value="0.5252627131986578" office:value-type="float"/>
          <table:table-cell office:value="0.5566208977556035" office:value-type="float"/>
          <table:table-cell office:value="0.5981359204300203" office:value-type="float"/>
          <table:table-cell office:value="0.6246726668225853" office:value-type="float"/>
          <table:table-cell office:value="0.6569680530896607" office:value-type="float"/>
          <table:table-cell office:value="0.7091906266006045" office:value-type="float"/>
          <table:table-cell office:value="0.36757696511997445" office:value-type="float"/>
          <table:table-cell office:value="0.4994762713970946" office:value-type="float"/>
          <table:table-cell office:value="0.5187970882742886" office:value-type="float"/>
          <table:table-cell office:value="0.5421607255955335" office:value-type="float"/>
          <table:table-cell office:value="0.5697323349849533" office:value-type="float"/>
        </table:table-row>
        <table:table-row>
          <table:table-cell office:value-type="string">
            <text:p>avajs__ava</text:p>
          </table:table-cell>
          <table:table-cell office:value="0.7106352589261068" office:value-type="float"/>
          <table:table-cell office:value="0.7865752984318953" office:value-type="float"/>
          <table:table-cell office:value="0.7992375731614447" office:value-type="float"/>
          <table:table-cell office:value="0.814997922070877" office:value-type="float"/>
          <table:table-cell office:value="0.8709236806843627" office:value-type="float"/>
          <table:table-cell office:value="0.46582470610111676" office:value-type="float"/>
          <table:table-cell office:value="0.582418721014706" office:value-type="float"/>
          <table:table-cell office:value="0.6030638425168307" office:value-type="float"/>
          <table:table-cell office:value="0.6214003238589101" office:value-type="float"/>
          <table:table-cell office:value="0.6787626665416109" office:value-type="float"/>
          <table:table-cell office:value="0.37158512149325035" office:value-type="float"/>
          <table:table-cell office:value="0.43209713755396784" office:value-type="float"/>
          <table:table-cell office:value="0.44756659067644355" office:value-type="float"/>
          <table:table-cell office:value="0.46627977614712235" office:value-type="float"/>
          <table:table-cell office:value="0.5618903375737925" office:value-type="float"/>
          <table:table-cell office:value="0.5515335400183161" office:value-type="float"/>
          <table:table-cell office:value="0.6111793614781174" office:value-type="float"/>
          <table:table-cell office:value="0.6290466388536704" office:value-type="float"/>
          <table:table-cell office:value="0.647810009302276" office:value-type="float"/>
          <table:table-cell office:value="0.7319777839685082" office:value-type="float"/>
          <table:table-cell office:value="0.3253532407785389" office:value-type="float"/>
          <table:table-cell office:value="0.4663174415405922" office:value-type="float"/>
          <table:table-cell office:value="0.4873666768487809" office:value-type="float"/>
          <table:table-cell office:value="0.5044088077396935" office:value-type="float"/>
          <table:table-cell office:value="0.5533015651950357" office:value-type="float"/>
        </table:table-row>
        <table:table-row>
          <table:table-cell office:value-type="string">
            <text:p>ReturnInfinity__BareMetal-OS-legacy</text:p>
          </table:table-cell>
          <table:table-cell office:value="0.7184897755249265" office:value-type="float"/>
          <table:table-cell office:value="0.800744507097954" office:value-type="float"/>
          <table:table-cell office:value="0.8104536576700749" office:value-type="float"/>
          <table:table-cell office:value="0.8242886336369263" office:value-type="float"/>
          <table:table-cell office:value="0.8329006471386144" office:value-type="float"/>
          <table:table-cell office:value="0.5608417653911406" office:value-type="float"/>
          <table:table-cell office:value="0.5995335273621769" office:value-type="float"/>
          <table:table-cell office:value="0.6062654596180357" office:value-type="float"/>
          <table:table-cell office:value="0.6223023894750965" office:value-type="float"/>
          <table:table-cell office:value="0.6427652954517323" office:value-type="float"/>
          <table:table-cell office:value="0.4168625917116642" office:value-type="float"/>
          <table:table-cell office:value="0.4432424797967448" office:value-type="float"/>
          <table:table-cell office:value="0.447471723109537" office:value-type="float"/>
          <table:table-cell office:value="0.4613070485609658" office:value-type="float"/>
          <table:table-cell office:value="0.5017031930524266" office:value-type="float"/>
          <table:table-cell office:value="0.584649065698901" office:value-type="float"/>
          <table:table-cell office:value="0.5948873708356913" office:value-type="float"/>
          <table:table-cell office:value="0.6295438739276695" office:value-type="float"/>
          <table:table-cell office:value="0.6316827715708125" office:value-type="float"/>
          <table:table-cell office:value="0.640508578436094" office:value-type="float"/>
          <table:table-cell office:value="0.4523371596448426" office:value-type="float"/>
          <table:table-cell office:value="0.5062044243898407" office:value-type="float"/>
          <table:table-cell office:value="0.5179623585017458" office:value-type="float"/>
          <table:table-cell office:value="0.540692570026064" office:value-type="float"/>
          <table:table-cell office:value="0.5547188530306641" office:value-type="float"/>
        </table:table-row>
        <table:table-row>
          <table:table-cell office:value-type="string">
            <text:p>Studio-42__elFinder</text:p>
          </table:table-cell>
          <table:table-cell office:value="0.7138929065591898" office:value-type="float"/>
          <table:table-cell office:value="0.7754514766229736" office:value-type="float"/>
          <table:table-cell office:value="0.7945522452449955" office:value-type="float"/>
          <table:table-cell office:value="0.8079766719263332" office:value-type="float"/>
          <table:table-cell office:value="0.8451055101979925" office:value-type="float"/>
          <table:table-cell office:value="0.5210546199954138" office:value-type="float"/>
          <table:table-cell office:value="0.5807745629234733" office:value-type="float"/>
          <table:table-cell office:value="0.5909143013435031" office:value-type="float"/>
          <table:table-cell office:value="0.604003990939748" office:value-type="float"/>
          <table:table-cell office:value="0.65431459431713" office:value-type="float"/>
          <table:table-cell office:value="0.3771075236040251" office:value-type="float"/>
          <table:table-cell office:value="0.45143144536202484" office:value-type="float"/>
          <table:table-cell office:value="0.4698736511303215" office:value-type="float"/>
          <table:table-cell office:value="0.4893422528256438" office:value-type="float"/>
          <table:table-cell office:value="0.5317522930997371" office:value-type="float"/>
          <table:table-cell office:value="0.5680789914057285" office:value-type="float"/>
          <table:table-cell office:value="0.615213234193831" office:value-type="float"/>
          <table:table-cell office:value="0.631943721449645" office:value-type="float"/>
          <table:table-cell office:value="0.6540756674093999" office:value-type="float"/>
          <table:table-cell office:value="0.7341251980697903" office:value-type="float"/>
          <table:table-cell office:value="0.32201915776665013" office:value-type="float"/>
          <table:table-cell office:value="0.49273942342248267" office:value-type="float"/>
          <table:table-cell office:value="0.5128771062890031" office:value-type="float"/>
          <table:table-cell office:value="0.5362255144756617" office:value-type="float"/>
          <table:table-cell office:value="0.5983280761180835" office:value-type="float"/>
        </table:table-row>
        <table:table-row>
          <table:table-cell office:value-type="string">
            <text:p>malcommac__SwiftDate</text:p>
          </table:table-cell>
          <table:table-cell office:value="0.6773792340907697" office:value-type="float"/>
          <table:table-cell office:value="0.75387570244147" office:value-type="float"/>
          <table:table-cell office:value="0.7628755180237321" office:value-type="float"/>
          <table:table-cell office:value="0.7817731115590701" office:value-type="float"/>
          <table:table-cell office:value="0.8021935883972613" office:value-type="float"/>
          <table:table-cell office:value="0.5545664651427031" office:value-type="float"/>
          <table:table-cell office:value="0.5822256091254251" office:value-type="float"/>
          <table:table-cell office:value="0.5873942112708787" office:value-type="float"/>
          <table:table-cell office:value="0.5953569413795198" office:value-type="float"/>
          <table:table-cell office:value="0.6367603012866802" office:value-type="float"/>
          <table:table-cell office:value="0.4133938683658778" office:value-type="float"/>
          <table:table-cell office:value="0.43673900882939254" office:value-type="float"/>
          <table:table-cell office:value="0.45883280787370323" office:value-type="float"/>
          <table:table-cell office:value="0.47361476713655093" office:value-type="float"/>
          <table:table-cell office:value="0.5458940588440929" office:value-type="float"/>
          <table:table-cell office:value="0.5947110410333142" office:value-type="float"/>
          <table:table-cell office:value="0.6016365896932175" office:value-type="float"/>
          <table:table-cell office:value="0.6415572322315142" office:value-type="float"/>
          <table:table-cell office:value="0.6582388999887004" office:value-type="float"/>
          <table:table-cell office:value="0.6787284428237572" office:value-type="float"/>
          <table:table-cell office:value="0.38626529999633835" office:value-type="float"/>
          <table:table-cell office:value="0.42305634703491535" office:value-type="float"/>
          <table:table-cell office:value="0.46716026898504576" office:value-type="float"/>
          <table:table-cell office:value="0.4812921228452517" office:value-type="float"/>
          <table:table-cell office:value="0.5033582470877489" office:value-type="float"/>
        </table:table-row>
        <table:table-row>
          <table:table-cell office:value-type="string">
            <text:p>containerd__containerd</text:p>
          </table:table-cell>
          <table:table-cell office:value="0.6751938727630249" office:value-type="float"/>
          <table:table-cell office:value="0.7477251534799126" office:value-type="float"/>
          <table:table-cell office:value="0.7858597645179499" office:value-type="float"/>
          <table:table-cell office:value="0.8086001256949616" office:value-type="float"/>
          <table:table-cell office:value="0.8507642690039465" office:value-type="float"/>
          <table:table-cell office:value="0.5431133369992761" office:value-type="float"/>
          <table:table-cell office:value="0.5935870544659092" office:value-type="float"/>
          <table:table-cell office:value="0.6102780651474947" office:value-type="float"/>
          <table:table-cell office:value="0.6230143816338782" office:value-type="float"/>
          <table:table-cell office:value="0.6635877765871838" office:value-type="float"/>
          <table:table-cell office:value="0.39284081574487195" office:value-type="float"/>
          <table:table-cell office:value="0.45112003085729235" office:value-type="float"/>
          <table:table-cell office:value="0.4678317422746038" office:value-type="float"/>
          <table:table-cell office:value="0.4874814695344258" office:value-type="float"/>
          <table:table-cell office:value="0.5831705663107473" office:value-type="float"/>
          <table:table-cell office:value="0.5682002189428093" office:value-type="float"/>
          <table:table-cell office:value="0.6227132925459496" office:value-type="float"/>
          <table:table-cell office:value="0.6411417488844563" office:value-type="float"/>
          <table:table-cell office:value="0.6642693499621701" office:value-type="float"/>
          <table:table-cell office:value="0.7357344261603366" office:value-type="float"/>
          <table:table-cell office:value="0.3604645885041895" office:value-type="float"/>
          <table:table-cell office:value="0.4665866627125248" office:value-type="float"/>
          <table:table-cell office:value="0.4930443372892502" office:value-type="float"/>
          <table:table-cell office:value="0.5101344028997232" office:value-type="float"/>
          <table:table-cell office:value="0.5559989424543711" office:value-type="float"/>
        </table:table-row>
        <table:table-row>
          <table:table-cell office:value-type="string">
            <text:p>grpc-ecosystem__grpc-gateway</text:p>
          </table:table-cell>
          <table:table-cell office:value="0.7090576547378316" office:value-type="float"/>
          <table:table-cell office:value="0.7845493315983143" office:value-type="float"/>
          <table:table-cell office:value="0.8048114224509768" office:value-type="float"/>
          <table:table-cell office:value="0.8189938309414796" office:value-type="float"/>
          <table:table-cell office:value="0.8495119991980251" office:value-type="float"/>
          <table:table-cell office:value="0.5141700770380414" office:value-type="float"/>
          <table:table-cell office:value="0.5819231364369145" office:value-type="float"/>
          <table:table-cell office:value="0.5933887204411739" office:value-type="float"/>
          <table:table-cell office:value="0.6207676323515298" office:value-type="float"/>
          <table:table-cell office:value="0.6991310207886916" office:value-type="float"/>
          <table:table-cell office:value="0.4052530218975727" office:value-type="float"/>
          <table:table-cell office:value="0.46411565223880524" office:value-type="float"/>
          <table:table-cell office:value="0.4820516040749667" office:value-type="float"/>
          <table:table-cell office:value="0.5050911852125051" office:value-type="float"/>
          <table:table-cell office:value="0.5677897381933551" office:value-type="float"/>
          <table:table-cell office:value="0.5975816678620665" office:value-type="float"/>
          <table:table-cell office:value="0.6286458904565554" office:value-type="float"/>
          <table:table-cell office:value="0.6439740558689308" office:value-type="float"/>
          <table:table-cell office:value="0.6604284797450248" office:value-type="float"/>
          <table:table-cell office:value="0.7274295485399419" office:value-type="float"/>
          <table:table-cell office:value="0.40804465842535803" office:value-type="float"/>
          <table:table-cell office:value="0.48596510208962207" office:value-type="float"/>
          <table:table-cell office:value="0.5045452835522847" office:value-type="float"/>
          <table:table-cell office:value="0.5220046624189193" office:value-type="float"/>
          <table:table-cell office:value="0.6095764470689784" office:value-type="float"/>
        </table:table-row>
        <table:table-row>
          <table:table-cell office:value-type="string">
            <text:p>popcorn-time__popcorn-app</text:p>
          </table:table-cell>
          <table:table-cell office:value="0.7196754146224585" office:value-type="float"/>
          <table:table-cell office:value="0.7458527531057668" office:value-type="float"/>
          <table:table-cell office:value="0.7924931461324838" office:value-type="float"/>
          <table:table-cell office:value="0.7997588049946271" office:value-type="float"/>
          <table:table-cell office:value="0.8276377656070261" office:value-type="float"/>
          <table:table-cell office:value="0.548797331498062" office:value-type="float"/>
          <table:table-cell office:value="0.605664732337109" office:value-type="float"/>
          <table:table-cell office:value="0.6408691619204112" office:value-type="float"/>
          <table:table-cell office:value="0.6436908264026692" office:value-type="float"/>
          <table:table-cell office:value="0.6917896336337248" office:value-type="float"/>
          <table:table-cell office:value="0.39629021048089647" office:value-type="float"/>
          <table:table-cell office:value="0.4493376431793907" office:value-type="float"/>
          <table:table-cell office:value="0.49451833012926516" office:value-type="float"/>
          <table:table-cell office:value="0.502998205716621" office:value-type="float"/>
          <table:table-cell office:value="0.551176687784682" office:value-type="float"/>
          <table:table-cell office:value="0.6310667497802583" office:value-type="float"/>
          <table:table-cell office:value="0.6557563719466255" office:value-type="float"/>
          <table:table-cell office:value="0.6670593057591825" office:value-type="float"/>
          <table:table-cell office:value="0.670482163720697" office:value-type="float"/>
          <table:table-cell office:value="0.7179429138468338" office:value-type="float"/>
          <table:table-cell office:value="0.47722016831427916" office:value-type="float"/>
          <table:table-cell office:value="0.5124720243963099" office:value-type="float"/>
          <table:table-cell office:value="0.5271789402652525" office:value-type="float"/>
          <table:table-cell office:value="0.5462417353176501" office:value-type="float"/>
          <table:table-cell office:value="0.571440835536383" office:value-type="float"/>
        </table:table-row>
        <table:table-row>
          <table:table-cell office:value-type="string">
            <text:p>aws__aws-sdk-ruby</text:p>
          </table:table-cell>
          <table:table-cell office:value="0.678722021096111" office:value-type="float"/>
          <table:table-cell office:value="0.7694835449777361" office:value-type="float"/>
          <table:table-cell office:value="0.7990361771590021" office:value-type="float"/>
          <table:table-cell office:value="0.8190035517952231" office:value-type="float"/>
          <table:table-cell office:value="0.8558874414168777" office:value-type="float"/>
          <table:table-cell office:value="0.5336149594441625" office:value-type="float"/>
          <table:table-cell office:value="0.5983446063783642" office:value-type="float"/>
          <table:table-cell office:value="0.6109035232302306" office:value-type="float"/>
          <table:table-cell office:value="0.6294230298367953" office:value-type="float"/>
          <table:table-cell office:value="0.6932478897385632" office:value-type="float"/>
          <table:table-cell office:value="0.425644944453821" office:value-type="float"/>
          <table:table-cell office:value="0.47636396356728" office:value-type="float"/>
          <table:table-cell office:value="0.4991033252327618" office:value-type="float"/>
          <table:table-cell office:value="0.5180223960072653" office:value-type="float"/>
          <table:table-cell office:value="0.5673037599270037" office:value-type="float"/>
          <table:table-cell office:value="0.5955464584278779" office:value-type="float"/>
          <table:table-cell office:value="0.6341510387189442" office:value-type="float"/>
          <table:table-cell office:value="0.665332028284783" office:value-type="float"/>
          <table:table-cell office:value="0.6904038419774381" office:value-type="float"/>
          <table:table-cell office:value="0.7173269795097265" office:value-type="float"/>
          <table:table-cell office:value="0.386532565452839" office:value-type="float"/>
          <table:table-cell office:value="0.49225937141514564" office:value-type="float"/>
          <table:table-cell office:value="0.5209675302543569" office:value-type="float"/>
          <table:table-cell office:value="0.540627740722653" office:value-type="float"/>
          <table:table-cell office:value="0.6166613580189961" office:value-type="float"/>
        </table:table-row>
        <table:table-row>
          <table:table-cell office:value-type="string">
            <text:p>grails__grails-core</text:p>
          </table:table-cell>
          <table:table-cell office:value="0.6907019159502306" office:value-type="float"/>
          <table:table-cell office:value="0.7522193910822448" office:value-type="float"/>
          <table:table-cell office:value="0.7967001964264936" office:value-type="float"/>
          <table:table-cell office:value="0.8122158035820687" office:value-type="float"/>
          <table:table-cell office:value="0.8801935807259593" office:value-type="float"/>
          <table:table-cell office:value="0.5210915054173758" office:value-type="float"/>
          <table:table-cell office:value="0.5671356685625917" office:value-type="float"/>
          <table:table-cell office:value="0.5852806867827614" office:value-type="float"/>
          <table:table-cell office:value="0.6064547285613837" office:value-type="float"/>
          <table:table-cell office:value="0.7181488758576934" office:value-type="float"/>
          <table:table-cell office:value="0.3990685990124423" office:value-type="float"/>
          <table:table-cell office:value="0.45960523454698393" office:value-type="float"/>
          <table:table-cell office:value="0.4757269972979634" office:value-type="float"/>
          <table:table-cell office:value="0.49275828402731175" office:value-type="float"/>
          <table:table-cell office:value="0.5797317264106044" office:value-type="float"/>
          <table:table-cell office:value="0.5520752038617579" office:value-type="float"/>
          <table:table-cell office:value="0.6012630925885489" office:value-type="float"/>
          <table:table-cell office:value="0.6278841073062394" office:value-type="float"/>
          <table:table-cell office:value="0.6508211268011629" office:value-type="float"/>
          <table:table-cell office:value="0.7137426626180348" office:value-type="float"/>
          <table:table-cell office:value="0.37232340791296137" office:value-type="float"/>
          <table:table-cell office:value="0.4522608126764194" office:value-type="float"/>
          <table:table-cell office:value="0.4914356843233393" office:value-type="float"/>
          <table:table-cell office:value="0.5155190716380624" office:value-type="float"/>
          <table:table-cell office:value="0.5863492461930466" office:value-type="float"/>
        </table:table-row>
        <table:table-row>
          <table:table-cell office:value-type="string">
            <text:p>zulip__zulip</text:p>
          </table:table-cell>
          <table:table-cell office:value="0.6909856217277898" office:value-type="float"/>
          <table:table-cell office:value="0.78787709504218" office:value-type="float"/>
          <table:table-cell office:value="0.8048700780441276" office:value-type="float"/>
          <table:table-cell office:value="0.8163780616988231" office:value-type="float"/>
          <table:table-cell office:value="0.8660847080178383" office:value-type="float"/>
          <table:table-cell office:value="0.5383169121838884" office:value-type="float"/>
          <table:table-cell office:value="0.5887966893048415" office:value-type="float"/>
          <table:table-cell office:value="0.6068591390216151" office:value-type="float"/>
          <table:table-cell office:value="0.62207850118953" office:value-type="float"/>
          <table:table-cell office:value="0.6948736926171828" office:value-type="float"/>
          <table:table-cell office:value="0.4016089205213774" office:value-type="float"/>
          <table:table-cell office:value="0.456098665810675" office:value-type="float"/>
          <table:table-cell office:value="0.4747794681710262" office:value-type="float"/>
          <table:table-cell office:value="0.4960773200207141" office:value-type="float"/>
          <table:table-cell office:value="0.5799135468566988" office:value-type="float"/>
          <table:table-cell office:value="0.5692219274819036" office:value-type="float"/>
          <table:table-cell office:value="0.6264927434329652" office:value-type="float"/>
          <table:table-cell office:value="0.6422125578486777" office:value-type="float"/>
          <table:table-cell office:value="0.6664892487070923" office:value-type="float"/>
          <table:table-cell office:value="0.7764645183112765" office:value-type="float"/>
          <table:table-cell office:value="0.4043276878403699" office:value-type="float"/>
          <table:table-cell office:value="0.4879878949924608" office:value-type="float"/>
          <table:table-cell office:value="0.5061077779320815" office:value-type="float"/>
          <table:table-cell office:value="0.5210907550407874" office:value-type="float"/>
          <table:table-cell office:value="0.5878298068066328" office:value-type="float"/>
        </table:table-row>
        <table:table-row>
          <table:table-cell office:value-type="string">
            <text:p>Tencent__GT</text:p>
          </table:table-cell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734615962075194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950201005071863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5062883832341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887672674147486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786038205317601" office:value-type="float"/>
        </table:table-row>
        <table:table-row>
          <table:table-cell office:value-type="string">
            <text:p>johnpolacek__superscrollorama</text:p>
          </table:table-cell>
          <table:table-cell office:value="0.7261380223249411" office:value-type="float"/>
          <table:table-cell office:value="0.7830188751332269" office:value-type="float"/>
          <table:table-cell office:value="0.802362429392758" office:value-type="float"/>
          <table:table-cell office:value="0.8105058969686711" office:value-type="float"/>
          <table:table-cell office:value="0.8423975254305793" office:value-type="float"/>
          <table:table-cell office:value="0.5627793990663614" office:value-type="float"/>
          <table:table-cell office:value="0.5820468251169002" office:value-type="float"/>
          <table:table-cell office:value="0.6054306695164337" office:value-type="float"/>
          <table:table-cell office:value="0.6209085005236076" office:value-type="float"/>
          <table:table-cell office:value="0.6887343425087764" office:value-type="float"/>
          <table:table-cell office:value="0.4265686747696231" office:value-type="float"/>
          <table:table-cell office:value="0.46545223603589814" office:value-type="float"/>
          <table:table-cell office:value="0.4758648819317508" office:value-type="float"/>
          <table:table-cell office:value="0.5149425191114944" office:value-type="float"/>
          <table:table-cell office:value="0.6215336293420455" office:value-type="float"/>
          <table:table-cell office:value="0.5856204577598151" office:value-type="float"/>
          <table:table-cell office:value="0.6343060765104482" office:value-type="float"/>
          <table:table-cell office:value="0.6560629530675779" office:value-type="float"/>
          <table:table-cell office:value="0.672014154886024" office:value-type="float"/>
          <table:table-cell office:value="0.7315961322933306" office:value-type="float"/>
          <table:table-cell office:value="0.3904653028109293" office:value-type="float"/>
          <table:table-cell office:value="0.45870877645821495" office:value-type="float"/>
          <table:table-cell office:value="0.49638038658529327" office:value-type="float"/>
          <table:table-cell office:value="0.5143807835253932" office:value-type="float"/>
          <table:table-cell office:value="0.5667363308898992" office:value-type="float"/>
        </table:table-row>
        <table:table-row>
          <table:table-cell office:value-type="string">
            <text:p>componentjs__component</text:p>
          </table:table-cell>
          <table:table-cell office:value="0.7509001617383402" office:value-type="float"/>
          <table:table-cell office:value="0.8059646235139803" office:value-type="float"/>
          <table:table-cell office:value="0.8172062151535007" office:value-type="float"/>
          <table:table-cell office:value="0.8275672516732704" office:value-type="float"/>
          <table:table-cell office:value="0.8514057224222555" office:value-type="float"/>
          <table:table-cell office:value="0.5208853855782303" office:value-type="float"/>
          <table:table-cell office:value="0.563724032072991" office:value-type="float"/>
          <table:table-cell office:value="0.5778982326042539" office:value-type="float"/>
          <table:table-cell office:value="0.5897542841576767" office:value-type="float"/>
          <table:table-cell office:value="0.6355993218663369" office:value-type="float"/>
          <table:table-cell office:value="0.4181585509910303" office:value-type="float"/>
          <table:table-cell office:value="0.45690352867025813" office:value-type="float"/>
          <table:table-cell office:value="0.47582323929121895" office:value-type="float"/>
          <table:table-cell office:value="0.49615823810914106" office:value-type="float"/>
          <table:table-cell office:value="0.5462978582369156" office:value-type="float"/>
          <table:table-cell office:value="0.5596836981153266" office:value-type="float"/>
          <table:table-cell office:value="0.6047884382620126" office:value-type="float"/>
          <table:table-cell office:value="0.6220452119296436" office:value-type="float"/>
          <table:table-cell office:value="0.6369344445210032" office:value-type="float"/>
          <table:table-cell office:value="0.710060541459373" office:value-type="float"/>
          <table:table-cell office:value="0.4479514722110549" office:value-type="float"/>
          <table:table-cell office:value="0.48395710566054084" office:value-type="float"/>
          <table:table-cell office:value="0.5028644285861473" office:value-type="float"/>
          <table:table-cell office:value="0.5168483966078329" office:value-type="float"/>
          <table:table-cell office:value="0.583842123668852" office:value-type="float"/>
        </table:table-row>
        <table:table-row>
          <table:table-cell office:value-type="string">
            <text:p>golemfactory__golem</text:p>
          </table:table-cell>
          <table:table-cell office:value="0.7059526394817819" office:value-type="float"/>
          <table:table-cell office:value="0.75724350566005" office:value-type="float"/>
          <table:table-cell office:value="0.7946971068736881" office:value-type="float"/>
          <table:table-cell office:value="0.8101221954577346" office:value-type="float"/>
          <table:table-cell office:value="0.8463542759366981" office:value-type="float"/>
          <table:table-cell office:value="0.5468878478341849" office:value-type="float"/>
          <table:table-cell office:value="0.593336749823662" office:value-type="float"/>
          <table:table-cell office:value="0.6068148278774588" office:value-type="float"/>
          <table:table-cell office:value="0.626101780343358" office:value-type="float"/>
          <table:table-cell office:value="0.7073448026810056" office:value-type="float"/>
          <table:table-cell office:value="0.3899473416847747" office:value-type="float"/>
          <table:table-cell office:value="0.44737599915994897" office:value-type="float"/>
          <table:table-cell office:value="0.46259205718445595" office:value-type="float"/>
          <table:table-cell office:value="0.48216374276193524" office:value-type="float"/>
          <table:table-cell office:value="0.6216905227619901" office:value-type="float"/>
          <table:table-cell office:value="0.5557795307755289" office:value-type="float"/>
          <table:table-cell office:value="0.6166010116762515" office:value-type="float"/>
          <table:table-cell office:value="0.6396472777712314" office:value-type="float"/>
          <table:table-cell office:value="0.6619365427378756" office:value-type="float"/>
          <table:table-cell office:value="0.7240811730941732" office:value-type="float"/>
          <table:table-cell office:value="0.39590019722624586" office:value-type="float"/>
          <table:table-cell office:value="0.47082003950005286" office:value-type="float"/>
          <table:table-cell office:value="0.4896121498340686" office:value-type="float"/>
          <table:table-cell office:value="0.5052237830030819" office:value-type="float"/>
          <table:table-cell office:value="0.5786932605575373" office:value-type="float"/>
        </table:table-row>
        <table:table-row>
          <table:table-cell office:value-type="string">
            <text:p>Homebrew__homebrew-php</text:p>
          </table:table-cell>
          <table:table-cell office:value="0.6921434827440865" office:value-type="float"/>
          <table:table-cell office:value="0.7574508113325183" office:value-type="float"/>
          <table:table-cell office:value="0.7752487623685466" office:value-type="float"/>
          <table:table-cell office:value="0.7948675365134208" office:value-type="float"/>
          <table:table-cell office:value="0.8400437750649576" office:value-type="float"/>
          <table:table-cell office:value="0.5004434553862642" office:value-type="float"/>
          <table:table-cell office:value="0.5808159562119085" office:value-type="float"/>
          <table:table-cell office:value="0.6001104814912644" office:value-type="float"/>
          <table:table-cell office:value="0.6137893149864402" office:value-type="float"/>
          <table:table-cell office:value="0.7082660980979627" office:value-type="float"/>
          <table:table-cell office:value="0.3664330918038976" office:value-type="float"/>
          <table:table-cell office:value="0.4289588138150459" office:value-type="float"/>
          <table:table-cell office:value="0.4497682741454555" office:value-type="float"/>
          <table:table-cell office:value="0.473794374519778" office:value-type="float"/>
          <table:table-cell office:value="0.59309062882441" office:value-type="float"/>
          <table:table-cell office:value="0.5402834812945935" office:value-type="float"/>
          <table:table-cell office:value="0.6029442098292421" office:value-type="float"/>
          <table:table-cell office:value="0.6280919929216403" office:value-type="float"/>
          <table:table-cell office:value="0.6532869086012211" office:value-type="float"/>
          <table:table-cell office:value="0.7389880719411036" office:value-type="float"/>
          <table:table-cell office:value="0.38845563804001787" office:value-type="float"/>
          <table:table-cell office:value="0.47801912744818764" office:value-type="float"/>
          <table:table-cell office:value="0.5030366471670209" office:value-type="float"/>
          <table:table-cell office:value="0.5250070007328904" office:value-type="float"/>
          <table:table-cell office:value="0.6757018463183465" office:value-type="float"/>
        </table:table-row>
        <table:table-row>
          <table:table-cell office:value-type="string">
            <text:p>shazow__ssh-chat</text:p>
          </table:table-cell>
          <table:table-cell office:value="0.7007200469560705" office:value-type="float"/>
          <table:table-cell office:value="0.7409776407424536" office:value-type="float"/>
          <table:table-cell office:value="0.7903986032389507" office:value-type="float"/>
          <table:table-cell office:value="0.8125756346204006" office:value-type="float"/>
          <table:table-cell office:value="0.8460692560466617" office:value-type="float"/>
          <table:table-cell office:value="0.550606220936324" office:value-type="float"/>
          <table:table-cell office:value="0.5841160857192689" office:value-type="float"/>
          <table:table-cell office:value="0.5948284500752162" office:value-type="float"/>
          <table:table-cell office:value="0.6060315482572475" office:value-type="float"/>
          <table:table-cell office:value="0.6442889864262082" office:value-type="float"/>
          <table:table-cell office:value="0.43487971994930635" office:value-type="float"/>
          <table:table-cell office:value="0.46430375025132337" office:value-type="float"/>
          <table:table-cell office:value="0.47450968577058095" office:value-type="float"/>
          <table:table-cell office:value="0.5085428182555822" office:value-type="float"/>
          <table:table-cell office:value="0.5560881778703457" office:value-type="float"/>
          <table:table-cell office:value="0.583722201556417" office:value-type="float"/>
          <table:table-cell office:value="0.6352525056896279" office:value-type="float"/>
          <table:table-cell office:value="0.6433415922592225" office:value-type="float"/>
          <table:table-cell office:value="0.6656788304725396" office:value-type="float"/>
          <table:table-cell office:value="0.6956746784298752" office:value-type="float"/>
          <table:table-cell office:value="0.433989748799028" office:value-type="float"/>
          <table:table-cell office:value="0.47922440840052105" office:value-type="float"/>
          <table:table-cell office:value="0.5014638733076847" office:value-type="float"/>
          <table:table-cell office:value="0.515625868793852" office:value-type="float"/>
          <table:table-cell office:value="0.5492987034609409" office:value-type="float"/>
        </table:table-row>
        <table:table-row>
          <table:table-cell office:value-type="string">
            <text:p>trufflesuite__truffle</text:p>
          </table:table-cell>
          <table:table-cell office:value="0.6920990707117243" office:value-type="float"/>
          <table:table-cell office:value="0.7507308489797241" office:value-type="float"/>
          <table:table-cell office:value="0.7817763110813122" office:value-type="float"/>
          <table:table-cell office:value="0.805530629518425" office:value-type="float"/>
          <table:table-cell office:value="0.846125937133001" office:value-type="float"/>
          <table:table-cell office:value="0.4922754913561999" office:value-type="float"/>
          <table:table-cell office:value="0.583575385304036" office:value-type="float"/>
          <table:table-cell office:value="0.6031337639433291" office:value-type="float"/>
          <table:table-cell office:value="0.6237502608381887" office:value-type="float"/>
          <table:table-cell office:value="0.6782026385086769" office:value-type="float"/>
          <table:table-cell office:value="0.3972778091139748" office:value-type="float"/>
          <table:table-cell office:value="0.44890759191419105" office:value-type="float"/>
          <table:table-cell office:value="0.46690485681857546" office:value-type="float"/>
          <table:table-cell office:value="0.48410075292875165" office:value-type="float"/>
          <table:table-cell office:value="0.6042108510028769" office:value-type="float"/>
          <table:table-cell office:value="0.5448026150594042" office:value-type="float"/>
          <table:table-cell office:value="0.6075450545938641" office:value-type="float"/>
          <table:table-cell office:value="0.6360377018939601" office:value-type="float"/>
          <table:table-cell office:value="0.6593766767987862" office:value-type="float"/>
          <table:table-cell office:value="0.7656626196982529" office:value-type="float"/>
          <table:table-cell office:value="0.360097092108062" office:value-type="float"/>
          <table:table-cell office:value="0.4674073536102929" office:value-type="float"/>
          <table:table-cell office:value="0.4907271383926177" office:value-type="float"/>
          <table:table-cell office:value="0.5134274747972971" office:value-type="float"/>
          <table:table-cell office:value="0.5981632920514455" office:value-type="float"/>
        </table:table-row>
        <table:table-row>
          <table:table-cell office:value-type="string">
            <text:p>Valve__fingerprintjs</text:p>
          </table:table-cell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43549716146506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61580207995283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5082179827446105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499969949240448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424261950402461" office:value-type="float"/>
        </table:table-row>
        <table:table-row>
          <table:table-cell office:value-type="string">
            <text:p>quilljs__quill</text:p>
          </table:table-cell>
          <table:table-cell office:value="0.7163987704109316" office:value-type="float"/>
          <table:table-cell office:value="0.7953755478581827" office:value-type="float"/>
          <table:table-cell office:value="0.8131689965198396" office:value-type="float"/>
          <table:table-cell office:value="0.8292856828973191" office:value-type="float"/>
          <table:table-cell office:value="0.8636846944294131" office:value-type="float"/>
          <table:table-cell office:value="0.5175890041109203" office:value-type="float"/>
          <table:table-cell office:value="0.575414279329788" office:value-type="float"/>
          <table:table-cell office:value="0.593336157732866" office:value-type="float"/>
          <table:table-cell office:value="0.6111111510169762" office:value-type="float"/>
          <table:table-cell office:value="0.6716158915622598" office:value-type="float"/>
          <table:table-cell office:value="0.3787816278832873" office:value-type="float"/>
          <table:table-cell office:value="0.465075248085471" office:value-type="float"/>
          <table:table-cell office:value="0.4831034880479028" office:value-type="float"/>
          <table:table-cell office:value="0.5030475382068003" office:value-type="float"/>
          <table:table-cell office:value="0.5778843255052671" office:value-type="float"/>
          <table:table-cell office:value="0.5719727059248794" office:value-type="float"/>
          <table:table-cell office:value="0.6126980904772263" office:value-type="float"/>
          <table:table-cell office:value="0.6343838963186386" office:value-type="float"/>
          <table:table-cell office:value="0.6578794568849154" office:value-type="float"/>
          <table:table-cell office:value="0.7596518647403928" office:value-type="float"/>
          <table:table-cell office:value="0.31830667511451205" office:value-type="float"/>
          <table:table-cell office:value="0.46618629857429433" office:value-type="float"/>
          <table:table-cell office:value="0.4963003670926926" office:value-type="float"/>
          <table:table-cell office:value="0.5191799333300983" office:value-type="float"/>
          <table:table-cell office:value="0.589880896519491" office:value-type="float"/>
        </table:table-row>
        <table:table-row>
          <table:table-cell office:value-type="string">
            <text:p>acdlite__flux-standard-action</text:p>
          </table:table-cell>
          <table:table-cell office:value="0.7160468733582308" office:value-type="float"/>
          <table:table-cell office:value="0.8227852075151183" office:value-type="float"/>
          <table:table-cell office:value="0.8368860004169781" office:value-type="float"/>
          <table:table-cell office:value="0.84586174165316" office:value-type="float"/>
          <table:table-cell office:value="0.872316934299775" office:value-type="float"/>
          <table:table-cell office:value="0.5524358401211494" office:value-type="float"/>
          <table:table-cell office:value="0.5878067639641161" office:value-type="float"/>
          <table:table-cell office:value="0.5996099338128471" office:value-type="float"/>
          <table:table-cell office:value="0.6048917872674506" office:value-type="float"/>
          <table:table-cell office:value="0.6691890817821018" office:value-type="float"/>
          <table:table-cell office:value="0.3711210104727056" office:value-type="float"/>
          <table:table-cell office:value="0.48219222941744017" office:value-type="float"/>
          <table:table-cell office:value="0.4899836723202371" office:value-type="float"/>
          <table:table-cell office:value="0.49795572207601824" office:value-type="float"/>
          <table:table-cell office:value="0.5410112773704361" office:value-type="float"/>
          <table:table-cell office:value="0.5983407570310668" office:value-type="float"/>
          <table:table-cell office:value="0.6188083253512212" office:value-type="float"/>
          <table:table-cell office:value="0.6375317503882176" office:value-type="float"/>
          <table:table-cell office:value="0.6529515544766499" office:value-type="float"/>
          <table:table-cell office:value="0.7321173572565834" office:value-type="float"/>
          <table:table-cell office:value="0.47919920853084086" office:value-type="float"/>
          <table:table-cell office:value="0.4836312253355568" office:value-type="float"/>
          <table:table-cell office:value="0.4939847442300135" office:value-type="float"/>
          <table:table-cell office:value="0.5064722074806558" office:value-type="float"/>
          <table:table-cell office:value="0.5412649959353621" office:value-type="float"/>
        </table:table-row>
        <table:table-row>
          <table:table-cell office:value-type="string">
            <text:p>heroku__react-refetch</text:p>
          </table:table-cell>
          <table:table-cell office:value="0.7527651724868434" office:value-type="float"/>
          <table:table-cell office:value="0.7985342914093989" office:value-type="float"/>
          <table:table-cell office:value="0.8037451894984041" office:value-type="float"/>
          <table:table-cell office:value="0.8177174577986804" office:value-type="float"/>
          <table:table-cell office:value="0.8452908574547141" office:value-type="float"/>
          <table:table-cell office:value="0.5353260123778469" office:value-type="float"/>
          <table:table-cell office:value="0.5584123604201447" office:value-type="float"/>
          <table:table-cell office:value="0.5762270175276001" office:value-type="float"/>
          <table:table-cell office:value="0.5855572344485096" office:value-type="float"/>
          <table:table-cell office:value="0.6222681580267101" office:value-type="float"/>
          <table:table-cell office:value="0.3779341834050711" office:value-type="float"/>
          <table:table-cell office:value="0.4415323543890538" office:value-type="float"/>
          <table:table-cell office:value="0.47308647306620366" office:value-type="float"/>
          <table:table-cell office:value="0.4805804308363786" office:value-type="float"/>
          <table:table-cell office:value="0.5313296074964409" office:value-type="float"/>
          <table:table-cell office:value="0.6033207742702508" office:value-type="float"/>
          <table:table-cell office:value="0.6156200839773642" office:value-type="float"/>
          <table:table-cell office:value="0.6367149208562184" office:value-type="float"/>
          <table:table-cell office:value="0.6424071724601972" office:value-type="float"/>
          <table:table-cell office:value="0.6901583785221559" office:value-type="float"/>
          <table:table-cell office:value="0.4292615783163569" office:value-type="float"/>
          <table:table-cell office:value="0.47674836957120875" office:value-type="float"/>
          <table:table-cell office:value="0.4862664338368463" office:value-type="float"/>
          <table:table-cell office:value="0.4987243927311562" office:value-type="float"/>
          <table:table-cell office:value="0.553176276630188" office:value-type="float"/>
        </table:table-row>
        <table:table-row>
          <table:table-cell office:value-type="string">
            <text:p>banchichen__TZImagePickerController</text:p>
          </table:table-cell>
          <table:table-cell office:value="0.695807930118699" office:value-type="float"/>
          <table:table-cell office:value="0.7055500328719283" office:value-type="float"/>
          <table:table-cell office:value="0.7243015199816472" office:value-type="float"/>
          <table:table-cell office:value="0.7413285736386608" office:value-type="float"/>
          <table:table-cell office:value="0.7455341948983949" office:value-type="float"/>
          <table:table-cell office:value="0.5608272155555312" office:value-type="float"/>
          <table:table-cell office:value="0.5741630554260643" office:value-type="float"/>
          <table:table-cell office:value="0.5905602788465564" office:value-type="float"/>
          <table:table-cell office:value="0.6059486887284482" office:value-type="float"/>
          <table:table-cell office:value="0.6094517054797999" office:value-type="float"/>
          <table:table-cell office:value="0.44804606581162065" office:value-type="float"/>
          <table:table-cell office:value="0.47976430181530483" office:value-type="float"/>
          <table:table-cell office:value="0.4927409513541672" office:value-type="float"/>
          <table:table-cell office:value="0.503607369168374" office:value-type="float"/>
          <table:table-cell office:value="0.545646964286512" office:value-type="float"/>
          <table:table-cell office:value="0.6614609563291615" office:value-type="float"/>
          <table:table-cell office:value="0.6784209559156344" office:value-type="float"/>
          <table:table-cell office:value="0.6894759050277938" office:value-type="float"/>
          <table:table-cell office:value="0.6952432902102634" office:value-type="float"/>
          <table:table-cell office:value="0.7028489813699088" office:value-type="float"/>
          <table:table-cell office:value="0.29404653372209777" office:value-type="float"/>
          <table:table-cell office:value="0.328695010237414" office:value-type="float"/>
          <table:table-cell office:value="0.36452847474571587" office:value-type="float"/>
          <table:table-cell office:value="0.38237141335424724" office:value-type="float"/>
          <table:table-cell office:value="0.3863199386925792" office:value-type="float"/>
        </table:table-row>
        <table:table-row>
          <table:table-cell office:value-type="string">
            <text:p>Polidea__RxAndroidBle</text:p>
          </table:table-cell>
          <table:table-cell office:value="0.6945297872215745" office:value-type="float"/>
          <table:table-cell office:value="0.7312350844230026" office:value-type="float"/>
          <table:table-cell office:value="0.749282991200477" office:value-type="float"/>
          <table:table-cell office:value="0.7897484145811722" office:value-type="float"/>
          <table:table-cell office:value="0.835407308773662" office:value-type="float"/>
          <table:table-cell office:value="0.5224064644397031" office:value-type="float"/>
          <table:table-cell office:value="0.5634056885578271" office:value-type="float"/>
          <table:table-cell office:value="0.580677306400659" office:value-type="float"/>
          <table:table-cell office:value="0.5969739477273407" office:value-type="float"/>
          <table:table-cell office:value="0.6567901376703958" office:value-type="float"/>
          <table:table-cell office:value="0.37468903654845714" office:value-type="float"/>
          <table:table-cell office:value="0.4493329590163748" office:value-type="float"/>
          <table:table-cell office:value="0.4683380468916839" office:value-type="float"/>
          <table:table-cell office:value="0.4849009273712929" office:value-type="float"/>
          <table:table-cell office:value="0.5208166682477046" office:value-type="float"/>
          <table:table-cell office:value="0.5945778725135216" office:value-type="float"/>
          <table:table-cell office:value="0.6338919408197201" office:value-type="float"/>
          <table:table-cell office:value="0.6559633287192561" office:value-type="float"/>
          <table:table-cell office:value="0.6753162686236797" office:value-type="float"/>
          <table:table-cell office:value="0.7418829716558711" office:value-type="float"/>
          <table:table-cell office:value="0.3506625383430813" office:value-type="float"/>
          <table:table-cell office:value="0.40485201286535266" office:value-type="float"/>
          <table:table-cell office:value="0.4285844062888289" office:value-type="float"/>
          <table:table-cell office:value="0.4802770208938367" office:value-type="float"/>
          <table:table-cell office:value="0.571620955953361" office:value-type="float"/>
        </table:table-row>
        <table:table-row>
          <table:table-cell office:value-type="string">
            <text:p>zaproxy__zaproxy</text:p>
          </table:table-cell>
          <table:table-cell office:value="0.7137949702246311" office:value-type="float"/>
          <table:table-cell office:value="0.762910155680622" office:value-type="float"/>
          <table:table-cell office:value="0.8053174403354825" office:value-type="float"/>
          <table:table-cell office:value="0.818518732780761" office:value-type="float"/>
          <table:table-cell office:value="0.8569126505156456" office:value-type="float"/>
          <table:table-cell office:value="0.5293396460677711" office:value-type="float"/>
          <table:table-cell office:value="0.5822414245800562" office:value-type="float"/>
          <table:table-cell office:value="0.6017772852618" office:value-type="float"/>
          <table:table-cell office:value="0.6238328641179055" office:value-type="float"/>
          <table:table-cell office:value="0.7009401360240303" office:value-type="float"/>
          <table:table-cell office:value="0.4169592715533007" office:value-type="float"/>
          <table:table-cell office:value="0.47485980417346196" office:value-type="float"/>
          <table:table-cell office:value="0.49067778482875746" office:value-type="float"/>
          <table:table-cell office:value="0.5038245018419751" office:value-type="float"/>
          <table:table-cell office:value="0.5788875671932417" office:value-type="float"/>
          <table:table-cell office:value="0.5748880600833371" office:value-type="float"/>
          <table:table-cell office:value="0.6222441756060613" office:value-type="float"/>
          <table:table-cell office:value="0.639231988250845" office:value-type="float"/>
          <table:table-cell office:value="0.662614185270226" office:value-type="float"/>
          <table:table-cell office:value="0.72952570989741" office:value-type="float"/>
          <table:table-cell office:value="0.38801603705925714" office:value-type="float"/>
          <table:table-cell office:value="0.48734457379270407" office:value-type="float"/>
          <table:table-cell office:value="0.5067696915791612" office:value-type="float"/>
          <table:table-cell office:value="0.5348602608414017" office:value-type="float"/>
          <table:table-cell office:value="0.5840460374591969" office:value-type="float"/>
        </table:table-row>
        <table:table-row>
          <table:table-cell office:value-type="string">
            <text:p>ericdrowell__KineticJS</text:p>
          </table:table-cell>
          <table:table-cell office:value="0.7195268229205619" office:value-type="float"/>
          <table:table-cell office:value="0.797484600509583" office:value-type="float"/>
          <table:table-cell office:value="0.8162333432129467" office:value-type="float"/>
          <table:table-cell office:value="0.8333729261053665" office:value-type="float"/>
          <table:table-cell office:value="0.8627921991867723" office:value-type="float"/>
          <table:table-cell office:value="0.5032389364599762" office:value-type="float"/>
          <table:table-cell office:value="0.5722299529435388" office:value-type="float"/>
          <table:table-cell office:value="0.5913224820226329" office:value-type="float"/>
          <table:table-cell office:value="0.6133906756287237" office:value-type="float"/>
          <table:table-cell office:value="0.6882444625650604" office:value-type="float"/>
          <table:table-cell office:value="0.3821508943613041" office:value-type="float"/>
          <table:table-cell office:value="0.4554928144033684" office:value-type="float"/>
          <table:table-cell office:value="0.4755454646586278" office:value-type="float"/>
          <table:table-cell office:value="0.5050690821089405" office:value-type="float"/>
          <table:table-cell office:value="0.5775076597638856" office:value-type="float"/>
          <table:table-cell office:value="0.5338739203542116" office:value-type="float"/>
          <table:table-cell office:value="0.6100612194849868" office:value-type="float"/>
          <table:table-cell office:value="0.6326681645484651" office:value-type="float"/>
          <table:table-cell office:value="0.6589934067774867" office:value-type="float"/>
          <table:table-cell office:value="0.744537632573933" office:value-type="float"/>
          <table:table-cell office:value="0.34060642835995886" office:value-type="float"/>
          <table:table-cell office:value="0.4714022184189667" office:value-type="float"/>
          <table:table-cell office:value="0.49588326443025144" office:value-type="float"/>
          <table:table-cell office:value="0.5212331811848184" office:value-type="float"/>
          <table:table-cell office:value="0.5905131984886037" office:value-type="float"/>
        </table:table-row>
        <table:table-row>
          <table:table-cell office:value-type="string">
            <text:p>XLabs__Xamarin-Forms-Labs</text:p>
          </table:table-cell>
          <table:table-cell office:value="0.7497246671979275" office:value-type="float"/>
          <table:table-cell office:value="0.7974955154941369" office:value-type="float"/>
          <table:table-cell office:value="0.8096750752173223" office:value-type="float"/>
          <table:table-cell office:value="0.8225450987326556" office:value-type="float"/>
          <table:table-cell office:value="0.8432485525640477" office:value-type="float"/>
          <table:table-cell office:value="0.5809961259315265" office:value-type="float"/>
          <table:table-cell office:value="0.6034359259581034" office:value-type="float"/>
          <table:table-cell office:value="0.6274244448073332" office:value-type="float"/>
          <table:table-cell office:value="0.6326703748404487" office:value-type="float"/>
          <table:table-cell office:value="0.6794386735657184" office:value-type="float"/>
          <table:table-cell office:value="0.4493364802140004" office:value-type="float"/>
          <table:table-cell office:value="0.48891212789733585" office:value-type="float"/>
          <table:table-cell office:value="0.49460303975252184" office:value-type="float"/>
          <table:table-cell office:value="0.5257369012880058" office:value-type="float"/>
          <table:table-cell office:value="0.5540214617242971" office:value-type="float"/>
          <table:table-cell office:value="0.6036873492848476" office:value-type="float"/>
          <table:table-cell office:value="0.621641276383589" office:value-type="float"/>
          <table:table-cell office:value="0.6356932847802661" office:value-type="float"/>
          <table:table-cell office:value="0.6543735091018921" office:value-type="float"/>
          <table:table-cell office:value="0.6863243922347189" office:value-type="float"/>
          <table:table-cell office:value="0.44068224086262364" office:value-type="float"/>
          <table:table-cell office:value="0.49529557348117986" office:value-type="float"/>
          <table:table-cell office:value="0.5265231999654408" office:value-type="float"/>
          <table:table-cell office:value="0.5376883129775767" office:value-type="float"/>
          <table:table-cell office:value="0.5623315115411243" office:value-type="float"/>
        </table:table-row>
        <table:table-row>
          <table:table-cell office:value-type="string">
            <text:p>pornel__pngquant</text:p>
          </table:table-cell>
          <table:table-cell office:value="0.7122597504723518" office:value-type="float"/>
          <table:table-cell office:value="0.770044215587172" office:value-type="float"/>
          <table:table-cell office:value="0.7956093346277924" office:value-type="float"/>
          <table:table-cell office:value="0.8115863550548722" office:value-type="float"/>
          <table:table-cell office:value="0.8553624585290988" office:value-type="float"/>
          <table:table-cell office:value="0.5311552158474532" office:value-type="float"/>
          <table:table-cell office:value="0.5749248183453424" office:value-type="float"/>
          <table:table-cell office:value="0.5940725530318152" office:value-type="float"/>
          <table:table-cell office:value="0.6023801856932902" office:value-type="float"/>
          <table:table-cell office:value="0.6699838659372565" office:value-type="float"/>
          <table:table-cell office:value="0.41080456103993684" office:value-type="float"/>
          <table:table-cell office:value="0.4494818071493613" office:value-type="float"/>
          <table:table-cell office:value="0.46335084092604123" office:value-type="float"/>
          <table:table-cell office:value="0.47590749626588047" office:value-type="float"/>
          <table:table-cell office:value="0.5382459864695994" office:value-type="float"/>
          <table:table-cell office:value="0.5719712947648028" office:value-type="float"/>
          <table:table-cell office:value="0.6191143605261686" office:value-type="float"/>
          <table:table-cell office:value="0.6347701198370568" office:value-type="float"/>
          <table:table-cell office:value="0.6638481382496464" office:value-type="float"/>
          <table:table-cell office:value="0.7162840545615392" office:value-type="float"/>
          <table:table-cell office:value="0.4190342085786296" office:value-type="float"/>
          <table:table-cell office:value="0.43790964757106365" office:value-type="float"/>
          <table:table-cell office:value="0.46139604449191485" office:value-type="float"/>
          <table:table-cell office:value="0.49718428663584263" office:value-type="float"/>
          <table:table-cell office:value="0.611858101574303" office:value-type="float"/>
        </table:table-row>
        <table:table-row>
          <table:table-cell office:value-type="string">
            <text:p>bramp__js-sequence-diagrams</text:p>
          </table:table-cell>
          <table:table-cell office:value="0.70670473904702" office:value-type="float"/>
          <table:table-cell office:value="0.7928877865361857" office:value-type="float"/>
          <table:table-cell office:value="0.8052493894767813" office:value-type="float"/>
          <table:table-cell office:value="0.8238496502571444" office:value-type="float"/>
          <table:table-cell office:value="0.8532252668638842" office:value-type="float"/>
          <table:table-cell office:value="0.5310334539785037" office:value-type="float"/>
          <table:table-cell office:value="0.5760100916870738" office:value-type="float"/>
          <table:table-cell office:value="0.5895864306194677" office:value-type="float"/>
          <table:table-cell office:value="0.6083388843900566" office:value-type="float"/>
          <table:table-cell office:value="0.6360657108670599" office:value-type="float"/>
          <table:table-cell office:value="0.3960771789781314" office:value-type="float"/>
          <table:table-cell office:value="0.46215333938962844" office:value-type="float"/>
          <table:table-cell office:value="0.46883812583489654" office:value-type="float"/>
          <table:table-cell office:value="0.48728940748274885" office:value-type="float"/>
          <table:table-cell office:value="0.5028958198048907" office:value-type="float"/>
          <table:table-cell office:value="0.569568098149026" office:value-type="float"/>
          <table:table-cell office:value="0.6259288913204301" office:value-type="float"/>
          <table:table-cell office:value="0.6425618310016343" office:value-type="float"/>
          <table:table-cell office:value="0.665547661505568" office:value-type="float"/>
          <table:table-cell office:value="0.7121612362692853" office:value-type="float"/>
          <table:table-cell office:value="0.41260050441008134" office:value-type="float"/>
          <table:table-cell office:value="0.4667811744444651" office:value-type="float"/>
          <table:table-cell office:value="0.5121804930744618" office:value-type="float"/>
          <table:table-cell office:value="0.5162642787749623" office:value-type="float"/>
          <table:table-cell office:value="0.5527655532798481" office:value-type="float"/>
        </table:table-row>
        <table:table-row>
          <table:table-cell office:value-type="string">
            <text:p>stephanenicolas__robospice</text:p>
          </table:table-cell>
          <table:table-cell office:value="0.7215561897008713" office:value-type="float"/>
          <table:table-cell office:value="0.7744961829853076" office:value-type="float"/>
          <table:table-cell office:value="0.7957438636514971" office:value-type="float"/>
          <table:table-cell office:value="0.8093234310371893" office:value-type="float"/>
          <table:table-cell office:value="0.8360842055316835" office:value-type="float"/>
          <table:table-cell office:value="0.5479208984541555" office:value-type="float"/>
          <table:table-cell office:value="0.5785983103786297" office:value-type="float"/>
          <table:table-cell office:value="0.5932063927545669" office:value-type="float"/>
          <table:table-cell office:value="0.6137903702456305" office:value-type="float"/>
          <table:table-cell office:value="0.6715771771245606" office:value-type="float"/>
          <table:table-cell office:value="0.39799978917584455" office:value-type="float"/>
          <table:table-cell office:value="0.4543891024769446" office:value-type="float"/>
          <table:table-cell office:value="0.4747234729727283" office:value-type="float"/>
          <table:table-cell office:value="0.49696110766569446" office:value-type="float"/>
          <table:table-cell office:value="0.5290638089448537" office:value-type="float"/>
          <table:table-cell office:value="0.5871978085284817" office:value-type="float"/>
          <table:table-cell office:value="0.6212608063069915" office:value-type="float"/>
          <table:table-cell office:value="0.6431953146362814" office:value-type="float"/>
          <table:table-cell office:value="0.6685020070444901" office:value-type="float"/>
          <table:table-cell office:value="0.721502730055649" office:value-type="float"/>
          <table:table-cell office:value="0.42153184192580384" office:value-type="float"/>
          <table:table-cell office:value="0.46373256672902946" office:value-type="float"/>
          <table:table-cell office:value="0.4936211637063304" office:value-type="float"/>
          <table:table-cell office:value="0.5198474695473694" office:value-type="float"/>
          <table:table-cell office:value="0.589483016434784" office:value-type="float"/>
        </table:table-row>
        <table:table-row>
          <table:table-cell office:value-type="string">
            <text:p>sindresorhus__got</text:p>
          </table:table-cell>
          <table:table-cell office:value="0.7613337557339014" office:value-type="float"/>
          <table:table-cell office:value="0.7956174717625605" office:value-type="float"/>
          <table:table-cell office:value="0.8089581484703221" office:value-type="float"/>
          <table:table-cell office:value="0.8227266408757078" office:value-type="float"/>
          <table:table-cell office:value="0.8525874333874712" office:value-type="float"/>
          <table:table-cell office:value="0.5446649421975114" office:value-type="float"/>
          <table:table-cell office:value="0.5831625118985029" office:value-type="float"/>
          <table:table-cell office:value="0.5985380278020147" office:value-type="float"/>
          <table:table-cell office:value="0.6148446978815179" office:value-type="float"/>
          <table:table-cell office:value="0.6727552648626138" office:value-type="float"/>
          <table:table-cell office:value="0.4234449486857683" office:value-type="float"/>
          <table:table-cell office:value="0.46096337977209195" office:value-type="float"/>
          <table:table-cell office:value="0.47255933862630106" office:value-type="float"/>
          <table:table-cell office:value="0.49645970726213956" office:value-type="float"/>
          <table:table-cell office:value="0.5332098932297095" office:value-type="float"/>
          <table:table-cell office:value="0.5840802089578832" office:value-type="float"/>
          <table:table-cell office:value="0.6274937472083064" office:value-type="float"/>
          <table:table-cell office:value="0.6443586958890388" office:value-type="float"/>
          <table:table-cell office:value="0.6596169240269938" office:value-type="float"/>
          <table:table-cell office:value="0.7134891000715378" office:value-type="float"/>
          <table:table-cell office:value="0.4489721097829701" office:value-type="float"/>
          <table:table-cell office:value="0.4915003608878136" office:value-type="float"/>
          <table:table-cell office:value="0.5111199146683404" office:value-type="float"/>
          <table:table-cell office:value="0.5264676387208274" office:value-type="float"/>
          <table:table-cell office:value="0.6014958936999706" office:value-type="float"/>
        </table:table-row>
        <table:table-row>
          <table:table-cell office:value-type="string">
            <text:p>ReactiveCocoa__ReactiveSwift</text:p>
          </table:table-cell>
          <table:table-cell office:value="0.7191720223853116" office:value-type="float"/>
          <table:table-cell office:value="0.8022404177200888" office:value-type="float"/>
          <table:table-cell office:value="0.8167908254449395" office:value-type="float"/>
          <table:table-cell office:value="0.8295740067695171" office:value-type="float"/>
          <table:table-cell office:value="0.8617414729757258" office:value-type="float"/>
          <table:table-cell office:value="0.5094913650989638" office:value-type="float"/>
          <table:table-cell office:value="0.5664247566054954" office:value-type="float"/>
          <table:table-cell office:value="0.5778293332870988" office:value-type="float"/>
          <table:table-cell office:value="0.5951313509407218" office:value-type="float"/>
          <table:table-cell office:value="0.6326624966149039" office:value-type="float"/>
          <table:table-cell office:value="0.42572016439907423" office:value-type="float"/>
          <table:table-cell office:value="0.4672936608125773" office:value-type="float"/>
          <table:table-cell office:value="0.48828551406246334" office:value-type="float"/>
          <table:table-cell office:value="0.5020260216913843" office:value-type="float"/>
          <table:table-cell office:value="0.5567315073639181" office:value-type="float"/>
          <table:table-cell office:value="0.5920928626157387" office:value-type="float"/>
          <table:table-cell office:value="0.6330315789786525" office:value-type="float"/>
          <table:table-cell office:value="0.6475717429733373" office:value-type="float"/>
          <table:table-cell office:value="0.664197717751309" office:value-type="float"/>
          <table:table-cell office:value="0.6979181067993976" office:value-type="float"/>
          <table:table-cell office:value="0.4175180796244327" office:value-type="float"/>
          <table:table-cell office:value="0.4640124059942713" office:value-type="float"/>
          <table:table-cell office:value="0.4776837763793723" office:value-type="float"/>
          <table:table-cell office:value="0.49172176359824077" office:value-type="float"/>
          <table:table-cell office:value="0.5327523635639893" office:value-type="float"/>
        </table:table-row>
        <table:table-row>
          <table:table-cell office:value-type="string">
            <text:p>SwiftBond__Bond</text:p>
          </table:table-cell>
          <table:table-cell office:value="0.6987456735164094" office:value-type="float"/>
          <table:table-cell office:value="0.7812505404038718" office:value-type="float"/>
          <table:table-cell office:value="0.8012206677736842" office:value-type="float"/>
          <table:table-cell office:value="0.8162644500948282" office:value-type="float"/>
          <table:table-cell office:value="0.8804410083219067" office:value-type="float"/>
          <table:table-cell office:value="0.5069584315381133" office:value-type="float"/>
          <table:table-cell office:value="0.5580903838045032" office:value-type="float"/>
          <table:table-cell office:value="0.5796218460084238" office:value-type="float"/>
          <table:table-cell office:value="0.5977103592281314" office:value-type="float"/>
          <table:table-cell office:value="0.638862263730063" office:value-type="float"/>
          <table:table-cell office:value="0.4241333458594215" office:value-type="float"/>
          <table:table-cell office:value="0.46539783085645303" office:value-type="float"/>
          <table:table-cell office:value="0.4909219127358474" office:value-type="float"/>
          <table:table-cell office:value="0.5059769352182921" office:value-type="float"/>
          <table:table-cell office:value="0.5348770169918013" office:value-type="float"/>
          <table:table-cell office:value="0.6039544011687707" office:value-type="float"/>
          <table:table-cell office:value="0.6451246609865195" office:value-type="float"/>
          <table:table-cell office:value="0.6664542730653225" office:value-type="float"/>
          <table:table-cell office:value="0.6810946637508684" office:value-type="float"/>
          <table:table-cell office:value="0.7147908824982312" office:value-type="float"/>
          <table:table-cell office:value="0.3658284531584772" office:value-type="float"/>
          <table:table-cell office:value="0.4367550493734228" office:value-type="float"/>
          <table:table-cell office:value="0.4579864160171296" office:value-type="float"/>
          <table:table-cell office:value="0.4804519887119694" office:value-type="float"/>
          <table:table-cell office:value="0.528895949297562" office:value-type="float"/>
        </table:table-row>
        <table:table-row>
          <table:table-cell office:value-type="string">
            <text:p>video-dev__hls.js</text:p>
          </table:table-cell>
          <table:table-cell office:value="0.6975804859405863" office:value-type="float"/>
          <table:table-cell office:value="0.7630544289161694" office:value-type="float"/>
          <table:table-cell office:value="0.7872864485173116" office:value-type="float"/>
          <table:table-cell office:value="0.8036842287720455" office:value-type="float"/>
          <table:table-cell office:value="0.8334166473970709" office:value-type="float"/>
          <table:table-cell office:value="0.5149593899670191" office:value-type="float"/>
          <table:table-cell office:value="0.5658880868648152" office:value-type="float"/>
          <table:table-cell office:value="0.5800003653404548" office:value-type="float"/>
          <table:table-cell office:value="0.5996837614962435" office:value-type="float"/>
          <table:table-cell office:value="0.6757696114543548" office:value-type="float"/>
          <table:table-cell office:value="0.37524339735200385" office:value-type="float"/>
          <table:table-cell office:value="0.4316211668990253" office:value-type="float"/>
          <table:table-cell office:value="0.4483960943663343" office:value-type="float"/>
          <table:table-cell office:value="0.4686552522715842" office:value-type="float"/>
          <table:table-cell office:value="0.5593353429024335" office:value-type="float"/>
          <table:table-cell office:value="0.548022678833636" office:value-type="float"/>
          <table:table-cell office:value="0.5988508491305757" office:value-type="float"/>
          <table:table-cell office:value="0.6231175890485516" office:value-type="float"/>
          <table:table-cell office:value="0.6544051782644447" office:value-type="float"/>
          <table:table-cell office:value="0.7286890844424566" office:value-type="float"/>
          <table:table-cell office:value="0.29792376752845207" office:value-type="float"/>
          <table:table-cell office:value="0.4585449149914006" office:value-type="float"/>
          <table:table-cell office:value="0.48252788415095627" office:value-type="float"/>
          <table:table-cell office:value="0.5108876442768895" office:value-type="float"/>
          <table:table-cell office:value="0.5707721739684772" office:value-type="float"/>
        </table:table-row>
        <table:table-row>
          <table:table-cell office:value-type="string">
            <text:p>cmderdev__cmder</text:p>
          </table:table-cell>
          <table:table-cell office:value="0.7028794961591806" office:value-type="float"/>
          <table:table-cell office:value="0.7774902809013772" office:value-type="float"/>
          <table:table-cell office:value="0.7961341905000562" office:value-type="float"/>
          <table:table-cell office:value="0.8107704283170205" office:value-type="float"/>
          <table:table-cell office:value="0.8572907505106379" office:value-type="float"/>
          <table:table-cell office:value="0.5358912589301827" office:value-type="float"/>
          <table:table-cell office:value="0.5820374022801543" office:value-type="float"/>
          <table:table-cell office:value="0.5956548294950572" office:value-type="float"/>
          <table:table-cell office:value="0.6143385672157176" office:value-type="float"/>
          <table:table-cell office:value="0.6520580576052831" office:value-type="float"/>
          <table:table-cell office:value="0.3822982627877652" office:value-type="float"/>
          <table:table-cell office:value="0.43564466069623353" office:value-type="float"/>
          <table:table-cell office:value="0.45893707410523066" office:value-type="float"/>
          <table:table-cell office:value="0.4748651681329862" office:value-type="float"/>
          <table:table-cell office:value="0.5599846597380139" office:value-type="float"/>
          <table:table-cell office:value="0.5495291476608817" office:value-type="float"/>
          <table:table-cell office:value="0.5979860872456597" office:value-type="float"/>
          <table:table-cell office:value="0.6159285604090766" office:value-type="float"/>
          <table:table-cell office:value="0.6379511768146221" office:value-type="float"/>
          <table:table-cell office:value="0.7020102923692976" office:value-type="float"/>
          <table:table-cell office:value="0.4232466508825209" office:value-type="float"/>
          <table:table-cell office:value="0.4918897574274335" office:value-type="float"/>
          <table:table-cell office:value="0.5118793978658949" office:value-type="float"/>
          <table:table-cell office:value="0.529944909414871" office:value-type="float"/>
          <table:table-cell office:value="0.5879892114324377" office:value-type="float"/>
        </table:table-row>
        <table:table-row>
          <table:table-cell office:value-type="string">
            <text:p>BorisMoore__jsrender</text:p>
          </table:table-cell>
          <table:table-cell office:value="0.7117262780580038" office:value-type="float"/>
          <table:table-cell office:value="0.7847214914022634" office:value-type="float"/>
          <table:table-cell office:value="0.8164967588324192" office:value-type="float"/>
          <table:table-cell office:value="0.8327839601991907" office:value-type="float"/>
          <table:table-cell office:value="0.8476574516624024" office:value-type="float"/>
          <table:table-cell office:value="0.5459323796656966" office:value-type="float"/>
          <table:table-cell office:value="0.5886507768527857" office:value-type="float"/>
          <table:table-cell office:value="0.6009871536371014" office:value-type="float"/>
          <table:table-cell office:value="0.6212407722765344" office:value-type="float"/>
          <table:table-cell office:value="0.6703569668358128" office:value-type="float"/>
          <table:table-cell office:value="0.43587197778308157" office:value-type="float"/>
          <table:table-cell office:value="0.4803517190611717" office:value-type="float"/>
          <table:table-cell office:value="0.4919219412211887" office:value-type="float"/>
          <table:table-cell office:value="0.5053204913213104" office:value-type="float"/>
          <table:table-cell office:value="0.5886313164817099" office:value-type="float"/>
          <table:table-cell office:value="0.5879903536620956" office:value-type="float"/>
          <table:table-cell office:value="0.6343724990572455" office:value-type="float"/>
          <table:table-cell office:value="0.643354245528099" office:value-type="float"/>
          <table:table-cell office:value="0.6634518458301082" office:value-type="float"/>
          <table:table-cell office:value="0.7003590909706536" office:value-type="float"/>
          <table:table-cell office:value="0.3701000901363679" office:value-type="float"/>
          <table:table-cell office:value="0.49850132437424693" office:value-type="float"/>
          <table:table-cell office:value="0.5186105829267882" office:value-type="float"/>
          <table:table-cell office:value="0.545594751254491" office:value-type="float"/>
          <table:table-cell office:value="0.5926349042291632" office:value-type="float"/>
        </table:table-row>
        <table:table-row>
          <table:table-cell office:value-type="string">
            <text:p>mcamara__laravel-localization</text:p>
          </table:table-cell>
          <table:table-cell office:value="0.7344726906826133" office:value-type="float"/>
          <table:table-cell office:value="0.7745182084411767" office:value-type="float"/>
          <table:table-cell office:value="0.7924734432205619" office:value-type="float"/>
          <table:table-cell office:value="0.8139974988379194" office:value-type="float"/>
          <table:table-cell office:value="0.8453961651512722" office:value-type="float"/>
          <table:table-cell office:value="0.5125645861962198" office:value-type="float"/>
          <table:table-cell office:value="0.5761692060108703" office:value-type="float"/>
          <table:table-cell office:value="0.5917906460523621" office:value-type="float"/>
          <table:table-cell office:value="0.6059133234821336" office:value-type="float"/>
          <table:table-cell office:value="0.6757846664209916" office:value-type="float"/>
          <table:table-cell office:value="0.42314422845111604" office:value-type="float"/>
          <table:table-cell office:value="0.4650047985992459" office:value-type="float"/>
          <table:table-cell office:value="0.4798023307639284" office:value-type="float"/>
          <table:table-cell office:value="0.4985468971116672" office:value-type="float"/>
          <table:table-cell office:value="0.5621812253327019" office:value-type="float"/>
          <table:table-cell office:value="0.5813796785369694" office:value-type="float"/>
          <table:table-cell office:value="0.6078048463183725" office:value-type="float"/>
          <table:table-cell office:value="0.6229623021391274" office:value-type="float"/>
          <table:table-cell office:value="0.6434236057503788" office:value-type="float"/>
          <table:table-cell office:value="0.7123534250956809" office:value-type="float"/>
          <table:table-cell office:value="0.39316635579948994" office:value-type="float"/>
          <table:table-cell office:value="0.4620087368658089" office:value-type="float"/>
          <table:table-cell office:value="0.4880292968453196" office:value-type="float"/>
          <table:table-cell office:value="0.5141204482676369" office:value-type="float"/>
          <table:table-cell office:value="0.5605652898211316" office:value-type="float"/>
        </table:table-row>
        <table:table-row>
          <table:table-cell office:value-type="string">
            <text:p>BoostIO__Boostnote</text:p>
          </table:table-cell>
          <table:table-cell office:value="0.7035984007278888" office:value-type="float"/>
          <table:table-cell office:value="0.7912819264316108" office:value-type="float"/>
          <table:table-cell office:value="0.806368681305804" office:value-type="float"/>
          <table:table-cell office:value="0.8222607694510526" office:value-type="float"/>
          <table:table-cell office:value="0.8575145123463108" office:value-type="float"/>
          <table:table-cell office:value="0.5275030651518658" office:value-type="float"/>
          <table:table-cell office:value="0.591006042944438" office:value-type="float"/>
          <table:table-cell office:value="0.6102871632776385" office:value-type="float"/>
          <table:table-cell office:value="0.6287438562516283" office:value-type="float"/>
          <table:table-cell office:value="0.7252617961361469" office:value-type="float"/>
          <table:table-cell office:value="0.3826750030884024" office:value-type="float"/>
          <table:table-cell office:value="0.4495052462996467" office:value-type="float"/>
          <table:table-cell office:value="0.47646660531971236" office:value-type="float"/>
          <table:table-cell office:value="0.49763821423474675" office:value-type="float"/>
          <table:table-cell office:value="0.5827332113519511" office:value-type="float"/>
          <table:table-cell office:value="0.5467515279138079" office:value-type="float"/>
          <table:table-cell office:value="0.6257475675248979" office:value-type="float"/>
          <table:table-cell office:value="0.6467475546797925" office:value-type="float"/>
          <table:table-cell office:value="0.664422840741234" office:value-type="float"/>
          <table:table-cell office:value="0.8068572506321408" office:value-type="float"/>
          <table:table-cell office:value="0.25093521131806845" office:value-type="float"/>
          <table:table-cell office:value="0.48344111298719183" office:value-type="float"/>
          <table:table-cell office:value="0.5111126607106458" office:value-type="float"/>
          <table:table-cell office:value="0.5310207384265968" office:value-type="float"/>
          <table:table-cell office:value="0.5927268182066577" office:value-type="float"/>
        </table:table-row>
        <table:table-row>
          <table:table-cell office:value-type="string">
            <text:p>medcl__elasticsearch-analysis-ik</text:p>
          </table:table-cell>
          <table:table-cell office:value="0.6910186404493787" office:value-type="float"/>
          <table:table-cell office:value="0.733847304118467" office:value-type="float"/>
          <table:table-cell office:value="0.770228670374567" office:value-type="float"/>
          <table:table-cell office:value="0.7900703406562991" office:value-type="float"/>
          <table:table-cell office:value="0.8401201610414584" office:value-type="float"/>
          <table:table-cell office:value="0.562951609683719" office:value-type="float"/>
          <table:table-cell office:value="0.5840755024114113" office:value-type="float"/>
          <table:table-cell office:value="0.5952853211840695" office:value-type="float"/>
          <table:table-cell office:value="0.6000719293836406" office:value-type="float"/>
          <table:table-cell office:value="0.633256328624542" office:value-type="float"/>
          <table:table-cell office:value="0.4783063426189392" office:value-type="float"/>
          <table:table-cell office:value="0.4862983604105427" office:value-type="float"/>
          <table:table-cell office:value="0.5162409626022" office:value-type="float"/>
          <table:table-cell office:value="0.527952719000751" office:value-type="float"/>
          <table:table-cell office:value="0.5540412791378391" office:value-type="float"/>
          <table:table-cell office:value="0.6524700820140297" office:value-type="float"/>
          <table:table-cell office:value="0.678648484769448" office:value-type="float"/>
          <table:table-cell office:value="0.688862464563448" office:value-type="float"/>
          <table:table-cell office:value="0.7036156439428216" office:value-type="float"/>
          <table:table-cell office:value="0.7266353527741698" office:value-type="float"/>
          <table:table-cell office:value="0.3930511036337436" office:value-type="float"/>
          <table:table-cell office:value="0.43765205132519275" office:value-type="float"/>
          <table:table-cell office:value="0.4716105391784253" office:value-type="float"/>
          <table:table-cell office:value="0.4846961404423732" office:value-type="float"/>
          <table:table-cell office:value="0.5293152084643445" office:value-type="float"/>
        </table:table-row>
        <table:table-row>
          <table:table-cell office:value-type="string">
            <text:p>stutrek__scrollMonitor</text:p>
          </table:table-cell>
          <table:table-cell office:value="0.7714972431070151" office:value-type="float"/>
          <table:table-cell office:value="0.7986830809175374" office:value-type="float"/>
          <table:table-cell office:value="0.8156419132275287" office:value-type="float"/>
          <table:table-cell office:value="0.8161704792516566" office:value-type="float"/>
          <table:table-cell office:value="0.8438585795401636" office:value-type="float"/>
          <table:table-cell office:value="0.531735453443761" office:value-type="float"/>
          <table:table-cell office:value="0.5405128023122648" office:value-type="float"/>
          <table:table-cell office:value="0.5529352247863466" office:value-type="float"/>
          <table:table-cell office:value="0.5852629522019879" office:value-type="float"/>
          <table:table-cell office:value="0.6501092856599515" office:value-type="float"/>
          <table:table-cell office:value="0.4357766259925874" office:value-type="float"/>
          <table:table-cell office:value="0.4415880658195627" office:value-type="float"/>
          <table:table-cell office:value="0.46405963393186767" office:value-type="float"/>
          <table:table-cell office:value="0.4741284199329445" office:value-type="float"/>
          <table:table-cell office:value="0.5048206653208431" office:value-type="float"/>
          <table:table-cell office:value="0.5746898689919233" office:value-type="float"/>
          <table:table-cell office:value="0.5928981684744348" office:value-type="float"/>
          <table:table-cell office:value="0.6083508809613558" office:value-type="float"/>
          <table:table-cell office:value="0.6357224343297604" office:value-type="float"/>
          <table:table-cell office:value="0.700665342691253" office:value-type="float"/>
          <table:table-cell office:value="0.4041797211937206" office:value-type="float"/>
          <table:table-cell office:value="0.46801234706626205" office:value-type="float"/>
          <table:table-cell office:value="0.4687700645991222" office:value-type="float"/>
          <table:table-cell office:value="0.4740373923303062" office:value-type="float"/>
          <table:table-cell office:value="0.5629019587053534" office:value-type="float"/>
        </table:table-row>
        <table:table-row>
          <table:table-cell office:value-type="string">
            <text:p>vavr-io__vavr</text:p>
          </table:table-cell>
          <table:table-cell office:value="0.7160792493983305" office:value-type="float"/>
          <table:table-cell office:value="0.7931487664507444" office:value-type="float"/>
          <table:table-cell office:value="0.8126058328538681" office:value-type="float"/>
          <table:table-cell office:value="0.827110984313975" office:value-type="float"/>
          <table:table-cell office:value="0.8758235477920385" office:value-type="float"/>
          <table:table-cell office:value="0.5401754417151547" office:value-type="float"/>
          <table:table-cell office:value="0.5800154912979064" office:value-type="float"/>
          <table:table-cell office:value="0.5942281208006097" office:value-type="float"/>
          <table:table-cell office:value="0.6106463829486453" office:value-type="float"/>
          <table:table-cell office:value="0.6724332452632127" office:value-type="float"/>
          <table:table-cell office:value="0.4229684223674348" office:value-type="float"/>
          <table:table-cell office:value="0.4565826303269518" office:value-type="float"/>
          <table:table-cell office:value="0.475269268004646" office:value-type="float"/>
          <table:table-cell office:value="0.4953945642412676" office:value-type="float"/>
          <table:table-cell office:value="0.5468195799269737" office:value-type="float"/>
          <table:table-cell office:value="0.5743470033991177" office:value-type="float"/>
          <table:table-cell office:value="0.6226984711582477" office:value-type="float"/>
          <table:table-cell office:value="0.6424377288542275" office:value-type="float"/>
          <table:table-cell office:value="0.6574672521104081" office:value-type="float"/>
          <table:table-cell office:value="0.7364387087554154" office:value-type="float"/>
          <table:table-cell office:value="0.38719938863551856" office:value-type="float"/>
          <table:table-cell office:value="0.473725739447395" office:value-type="float"/>
          <table:table-cell office:value="0.4919455285796242" office:value-type="float"/>
          <table:table-cell office:value="0.5101363203028306" office:value-type="float"/>
          <table:table-cell office:value="0.5852342548935172" office:value-type="float"/>
        </table:table-row>
        <table:table-row>
          <table:table-cell office:value-type="string">
            <text:p>YorickPeterse__ruby-lint</text:p>
          </table:table-cell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826776363917893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6191690060017224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891595797586198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662114478883242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5223374724221328" office:value-type="float"/>
        </table:table-row>
        <table:table-row>
          <table:table-cell office:value-type="string">
            <text:p>docker__kitematic</text:p>
          </table:table-cell>
          <table:table-cell office:value="0.6414506592727647" office:value-type="float"/>
          <table:table-cell office:value="0.7495853184903101" office:value-type="float"/>
          <table:table-cell office:value="0.7787468706866905" office:value-type="float"/>
          <table:table-cell office:value="0.8022266235646365" office:value-type="float"/>
          <table:table-cell office:value="0.852356137536542" office:value-type="float"/>
          <table:table-cell office:value="0.5322245857592013" office:value-type="float"/>
          <table:table-cell office:value="0.5785145870204507" office:value-type="float"/>
          <table:table-cell office:value="0.5939982371038581" office:value-type="float"/>
          <table:table-cell office:value="0.6164573590523309" office:value-type="float"/>
          <table:table-cell office:value="0.6735761461104726" office:value-type="float"/>
          <table:table-cell office:value="0.3363382034777188" office:value-type="float"/>
          <table:table-cell office:value="0.45263685313732277" office:value-type="float"/>
          <table:table-cell office:value="0.473854113908591" office:value-type="float"/>
          <table:table-cell office:value="0.49661027664892743" office:value-type="float"/>
          <table:table-cell office:value="0.620257150439874" office:value-type="float"/>
          <table:table-cell office:value="0.5476093406514464" office:value-type="float"/>
          <table:table-cell office:value="0.5937524421874668" office:value-type="float"/>
          <table:table-cell office:value="0.6254437659471082" office:value-type="float"/>
          <table:table-cell office:value="0.6616414448190308" office:value-type="float"/>
          <table:table-cell office:value="0.7493847092657258" office:value-type="float"/>
          <table:table-cell office:value="0.3772699466577032" office:value-type="float"/>
          <table:table-cell office:value="0.47992167438638395" office:value-type="float"/>
          <table:table-cell office:value="0.5034424206259349" office:value-type="float"/>
          <table:table-cell office:value="0.5290044064719972" office:value-type="float"/>
          <table:table-cell office:value="0.6127044716278408" office:value-type="float"/>
        </table:table-row>
        <table:table-row>
          <table:table-cell office:value-type="string">
            <text:p>rgrove__lazyload</text:p>
          </table:table-cell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8154679246421166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90651497856861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632866361718304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7012561771566244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713648859110515" office:value-type="float"/>
        </table:table-row>
        <table:table-row>
          <table:table-cell office:value-type="string">
            <text:p>primefaces__primeng</text:p>
          </table:table-cell>
          <table:table-cell office:value="0.6978696594245476" office:value-type="float"/>
          <table:table-cell office:value="0.7847869443937953" office:value-type="float"/>
          <table:table-cell office:value="0.8039679246530104" office:value-type="float"/>
          <table:table-cell office:value="0.8191435835050515" office:value-type="float"/>
          <table:table-cell office:value="0.8611851602640839" office:value-type="float"/>
          <table:table-cell office:value="0.529835361820929" office:value-type="float"/>
          <table:table-cell office:value="0.5822881828196458" office:value-type="float"/>
          <table:table-cell office:value="0.5986666655469305" office:value-type="float"/>
          <table:table-cell office:value="0.6158720756093882" office:value-type="float"/>
          <table:table-cell office:value="0.6713726371100646" office:value-type="float"/>
          <table:table-cell office:value="0.41407290379541384" office:value-type="float"/>
          <table:table-cell office:value="0.46721407424443473" office:value-type="float"/>
          <table:table-cell office:value="0.48726238812690537" office:value-type="float"/>
          <table:table-cell office:value="0.5090125090306017" office:value-type="float"/>
          <table:table-cell office:value="0.5791755008679698" office:value-type="float"/>
          <table:table-cell office:value="0.545539999134283" office:value-type="float"/>
          <table:table-cell office:value="0.6060353194425425" office:value-type="float"/>
          <table:table-cell office:value="0.6310889721799514" office:value-type="float"/>
          <table:table-cell office:value="0.6549921721916918" office:value-type="float"/>
          <table:table-cell office:value="0.7193539101702069" office:value-type="float"/>
          <table:table-cell office:value="0.3244880699752727" office:value-type="float"/>
          <table:table-cell office:value="0.4682456649078942" office:value-type="float"/>
          <table:table-cell office:value="0.495143389479504" office:value-type="float"/>
          <table:table-cell office:value="0.5143269895328901" office:value-type="float"/>
          <table:table-cell office:value="0.6024588651290356" office:value-type="float"/>
        </table:table-row>
        <table:table-row>
          <table:table-cell office:value-type="string">
            <text:p>layerhq__Atlas-iOS</text:p>
          </table:table-cell>
          <table:table-cell office:value="0.7774542009046937" office:value-type="float"/>
          <table:table-cell office:value="0.8052500192571079" office:value-type="float"/>
          <table:table-cell office:value="0.8144349262212544" office:value-type="float"/>
          <table:table-cell office:value="0.8221097979131736" office:value-type="float"/>
          <table:table-cell office:value="0.8409162203642125" office:value-type="float"/>
          <table:table-cell office:value="0.5809532761150824" office:value-type="float"/>
          <table:table-cell office:value="0.5973441331290106" office:value-type="float"/>
          <table:table-cell office:value="0.6095214045948275" office:value-type="float"/>
          <table:table-cell office:value="0.6320054071072797" office:value-type="float"/>
          <table:table-cell office:value="0.6507382711615444" office:value-type="float"/>
          <table:table-cell office:value="0.45598274610182754" office:value-type="float"/>
          <table:table-cell office:value="0.4934177190272061" office:value-type="float"/>
          <table:table-cell office:value="0.4942792541585181" office:value-type="float"/>
          <table:table-cell office:value="0.511004931301392" office:value-type="float"/>
          <table:table-cell office:value="0.5164427177967785" office:value-type="float"/>
          <table:table-cell office:value="0.6085553233770653" office:value-type="float"/>
          <table:table-cell office:value="0.6173377535487206" office:value-type="float"/>
          <table:table-cell office:value="0.6448558902568156" office:value-type="float"/>
          <table:table-cell office:value="0.674015469266081" office:value-type="float"/>
          <table:table-cell office:value="0.7140194340803823" office:value-type="float"/>
          <table:table-cell office:value="0.4842722084582725" office:value-type="float"/>
          <table:table-cell office:value="0.4968492166327275" office:value-type="float"/>
          <table:table-cell office:value="0.5093620935417134" office:value-type="float"/>
          <table:table-cell office:value="0.5172003337425729" office:value-type="float"/>
          <table:table-cell office:value="0.5396332168440517" office:value-type="float"/>
        </table:table-row>
        <table:table-row>
          <table:table-cell office:value-type="string">
            <text:p>shadowsocks__shadowsocks-qt5</text:p>
          </table:table-cell>
          <table:table-cell office:value="0.6705518857799602" office:value-type="float"/>
          <table:table-cell office:value="0.7124624979957187" office:value-type="float"/>
          <table:table-cell office:value="0.7406047480184937" office:value-type="float"/>
          <table:table-cell office:value="0.7524116038684233" office:value-type="float"/>
          <table:table-cell office:value="0.7837014363687506" office:value-type="float"/>
          <table:table-cell office:value="0.5531216269323501" office:value-type="float"/>
          <table:table-cell office:value="0.5845027269721386" office:value-type="float"/>
          <table:table-cell office:value="0.5951550492919618" office:value-type="float"/>
          <table:table-cell office:value="0.6086541459541508" office:value-type="float"/>
          <table:table-cell office:value="0.667364581894707" office:value-type="float"/>
          <table:table-cell office:value="0.4282086748952952" office:value-type="float"/>
          <table:table-cell office:value="0.4735947447591538" office:value-type="float"/>
          <table:table-cell office:value="0.5016899467852085" office:value-type="float"/>
          <table:table-cell office:value="0.5101556766850956" office:value-type="float"/>
          <table:table-cell office:value="0.5615532671503111" office:value-type="float"/>
          <table:table-cell office:value="0.5903254994864304" office:value-type="float"/>
          <table:table-cell office:value="0.6457021286847215" office:value-type="float"/>
          <table:table-cell office:value="0.6879474917663314" office:value-type="float"/>
          <table:table-cell office:value="0.7011303530599137" office:value-type="float"/>
          <table:table-cell office:value="0.7189186718993327" office:value-type="float"/>
          <table:table-cell office:value="0.3323925612363891" office:value-type="float"/>
          <table:table-cell office:value="0.4119131781888956" office:value-type="float"/>
          <table:table-cell office:value="0.43740979139068636" office:value-type="float"/>
          <table:table-cell office:value="0.45432252480900587" office:value-type="float"/>
          <table:table-cell office:value="0.5954071690279771" office:value-type="float"/>
        </table:table-row>
        <table:table-row>
          <table:table-cell office:value-type="string">
            <text:p>mesosphere__marathon</text:p>
          </table:table-cell>
          <table:table-cell office:value="0.6834560556614497" office:value-type="float"/>
          <table:table-cell office:value="0.7571643739032848" office:value-type="float"/>
          <table:table-cell office:value="0.7893981092241117" office:value-type="float"/>
          <table:table-cell office:value="0.8094987045268255" office:value-type="float"/>
          <table:table-cell office:value="0.8623959575399859" office:value-type="float"/>
          <table:table-cell office:value="0.5416512942678777" office:value-type="float"/>
          <table:table-cell office:value="0.6013931885290393" office:value-type="float"/>
          <table:table-cell office:value="0.6169239981142426" office:value-type="float"/>
          <table:table-cell office:value="0.6340748193086131" office:value-type="float"/>
          <table:table-cell office:value="0.6825078416467328" office:value-type="float"/>
          <table:table-cell office:value="0.3862907242125858" office:value-type="float"/>
          <table:table-cell office:value="0.4636032901577634" office:value-type="float"/>
          <table:table-cell office:value="0.47755297802853425" office:value-type="float"/>
          <table:table-cell office:value="0.5007355452752851" office:value-type="float"/>
          <table:table-cell office:value="0.5538142450772479" office:value-type="float"/>
          <table:table-cell office:value="0.5788297650639564" office:value-type="float"/>
          <table:table-cell office:value="0.6268495412922904" office:value-type="float"/>
          <table:table-cell office:value="0.6452409597209166" office:value-type="float"/>
          <table:table-cell office:value="0.6664263633260512" office:value-type="float"/>
          <table:table-cell office:value="0.7597167771967698" office:value-type="float"/>
          <table:table-cell office:value="0.3835660758920657" office:value-type="float"/>
          <table:table-cell office:value="0.4800456184695064" office:value-type="float"/>
          <table:table-cell office:value="0.5048642605159805" office:value-type="float"/>
          <table:table-cell office:value="0.5272203089187317" office:value-type="float"/>
          <table:table-cell office:value="0.6096799362582931" office:value-type="float"/>
        </table:table-row>
        <table:table-row>
          <table:table-cell office:value-type="string">
            <text:p>qmk__qmk_firmware</text:p>
          </table:table-cell>
          <table:table-cell office:value="0.6932972606898666" office:value-type="float"/>
          <table:table-cell office:value="0.7840673430208827" office:value-type="float"/>
          <table:table-cell office:value="0.7978803655372618" office:value-type="float"/>
          <table:table-cell office:value="0.8115854428766691" office:value-type="float"/>
          <table:table-cell office:value="0.8565742872086848" office:value-type="float"/>
          <table:table-cell office:value="0.5061354288673121" office:value-type="float"/>
          <table:table-cell office:value="0.5812117598000144" office:value-type="float"/>
          <table:table-cell office:value="0.6009872395156173" office:value-type="float"/>
          <table:table-cell office:value="0.61664473821598" office:value-type="float"/>
          <table:table-cell office:value="0.7069459522038113" office:value-type="float"/>
          <table:table-cell office:value="0.37859540069573816" office:value-type="float"/>
          <table:table-cell office:value="0.44421995098056943" office:value-type="float"/>
          <table:table-cell office:value="0.4665188558650404" office:value-type="float"/>
          <table:table-cell office:value="0.4882836762195183" office:value-type="float"/>
          <table:table-cell office:value="0.611739257235224" office:value-type="float"/>
          <table:table-cell office:value="0.5528984708810118" office:value-type="float"/>
          <table:table-cell office:value="0.6082734581384497" office:value-type="float"/>
          <table:table-cell office:value="0.6350943219110046" office:value-type="float"/>
          <table:table-cell office:value="0.6653081006457477" office:value-type="float"/>
          <table:table-cell office:value="0.8145692747922086" office:value-type="float"/>
          <table:table-cell office:value="0.3682624306725958" office:value-type="float"/>
          <table:table-cell office:value="0.47806252759954915" office:value-type="float"/>
          <table:table-cell office:value="0.5037454081038202" office:value-type="float"/>
          <table:table-cell office:value="0.5239041725840985" office:value-type="float"/>
          <table:table-cell office:value="0.5799728006079992" office:value-type="float"/>
        </table:table-row>
        <table:table-row>
          <table:table-cell office:value-type="string">
            <text:p>njdehoog__NHBalancedFlowLayout</text:p>
          </table:table-cell>
          <table:table-cell office:value="0.7459662189263404" office:value-type="float"/>
          <table:table-cell office:value="0.7769550831646498" office:value-type="float"/>
          <table:table-cell office:value="0.8195424027247609" office:value-type="float"/>
          <table:table-cell office:value="0.826797477549286" office:value-type="float"/>
          <table:table-cell office:value="0.8319530369250743" office:value-type="float"/>
          <table:table-cell office:value="0.5593792280336176" office:value-type="float"/>
          <table:table-cell office:value="0.6148757794364741" office:value-type="float"/>
          <table:table-cell office:value="0.6182842646180512" office:value-type="float"/>
          <table:table-cell office:value="0.6280387688746646" office:value-type="float"/>
          <table:table-cell office:value="0.6819027697610653" office:value-type="float"/>
          <table:table-cell office:value="0.4150566824706198" office:value-type="float"/>
          <table:table-cell office:value="0.442698182033443" office:value-type="float"/>
          <table:table-cell office:value="0.4636620324064301" office:value-type="float"/>
          <table:table-cell office:value="0.4835096665634683" office:value-type="float"/>
          <table:table-cell office:value="0.5151733654452738" office:value-type="float"/>
          <table:table-cell office:value="0.580883422750466" office:value-type="float"/>
          <table:table-cell office:value="0.6105054037137909" office:value-type="float"/>
          <table:table-cell office:value="0.6564704591557415" office:value-type="float"/>
          <table:table-cell office:value="0.6714984596194608" office:value-type="float"/>
          <table:table-cell office:value="0.7115560842839036" office:value-type="float"/>
          <table:table-cell office:value="0.3331566392164874" office:value-type="float"/>
          <table:table-cell office:value="0.49674207526418246" office:value-type="float"/>
          <table:table-cell office:value="0.5136415545685995" office:value-type="float"/>
          <table:table-cell office:value="0.5583707694935295" office:value-type="float"/>
          <table:table-cell office:value="0.5810289837806448" office:value-type="float"/>
        </table:table-row>
        <table:table-row>
          <table:table-cell office:value-type="string">
            <text:p>octokit__octokit.net</text:p>
          </table:table-cell>
          <table:table-cell office:value="0.7084614409037486" office:value-type="float"/>
          <table:table-cell office:value="0.7915078182146185" office:value-type="float"/>
          <table:table-cell office:value="0.8051222761308758" office:value-type="float"/>
          <table:table-cell office:value="0.8176901648843398" office:value-type="float"/>
          <table:table-cell office:value="0.8504414532558248" office:value-type="float"/>
          <table:table-cell office:value="0.5309185347014258" office:value-type="float"/>
          <table:table-cell office:value="0.5887240531161351" office:value-type="float"/>
          <table:table-cell office:value="0.6037930944611635" office:value-type="float"/>
          <table:table-cell office:value="0.6191773597354399" office:value-type="float"/>
          <table:table-cell office:value="0.6842895480007423" office:value-type="float"/>
          <table:table-cell office:value="0.40205183079636353" office:value-type="float"/>
          <table:table-cell office:value="0.45387480403212044" office:value-type="float"/>
          <table:table-cell office:value="0.4753327298078598" office:value-type="float"/>
          <table:table-cell office:value="0.49815307016256916" office:value-type="float"/>
          <table:table-cell office:value="0.5705843698252662" office:value-type="float"/>
          <table:table-cell office:value="0.5690906853274977" office:value-type="float"/>
          <table:table-cell office:value="0.6293401335476705" office:value-type="float"/>
          <table:table-cell office:value="0.646780044220219" office:value-type="float"/>
          <table:table-cell office:value="0.6664708983475174" office:value-type="float"/>
          <table:table-cell office:value="0.7515778971723872" office:value-type="float"/>
          <table:table-cell office:value="0.3768671426727392" office:value-type="float"/>
          <table:table-cell office:value="0.4821808408249043" office:value-type="float"/>
          <table:table-cell office:value="0.49993430656502846" office:value-type="float"/>
          <table:table-cell office:value="0.5177555827112202" office:value-type="float"/>
          <table:table-cell office:value="0.5864231463882603" office:value-type="float"/>
        </table:table-row>
        <table:table-row>
          <table:table-cell office:value-type="string">
            <text:p>BBC-News__wraith</text:p>
          </table:table-cell>
          <table:table-cell office:value="0.7413374017887956" office:value-type="float"/>
          <table:table-cell office:value="0.7904346292787121" office:value-type="float"/>
          <table:table-cell office:value="0.8016253570915539" office:value-type="float"/>
          <table:table-cell office:value="0.8149145228844203" office:value-type="float"/>
          <table:table-cell office:value="0.8382350270790155" office:value-type="float"/>
          <table:table-cell office:value="0.5500860171300317" office:value-type="float"/>
          <table:table-cell office:value="0.5968851185912488" office:value-type="float"/>
          <table:table-cell office:value="0.6065179383476914" office:value-type="float"/>
          <table:table-cell office:value="0.6205739320464418" office:value-type="float"/>
          <table:table-cell office:value="0.6415436480289036" office:value-type="float"/>
          <table:table-cell office:value="0.4270565827160574" office:value-type="float"/>
          <table:table-cell office:value="0.4644458323843129" office:value-type="float"/>
          <table:table-cell office:value="0.4901496334777522" office:value-type="float"/>
          <table:table-cell office:value="0.5111780358812703" office:value-type="float"/>
          <table:table-cell office:value="0.569824291015028" office:value-type="float"/>
          <table:table-cell office:value="0.5706001312254324" office:value-type="float"/>
          <table:table-cell office:value="0.620770854062695" office:value-type="float"/>
          <table:table-cell office:value="0.6343353963669709" office:value-type="float"/>
          <table:table-cell office:value="0.6619651531660762" office:value-type="float"/>
          <table:table-cell office:value="0.7209401228161554" office:value-type="float"/>
          <table:table-cell office:value="0.44274682542067795" office:value-type="float"/>
          <table:table-cell office:value="0.4824479542434509" office:value-type="float"/>
          <table:table-cell office:value="0.50830389258032" office:value-type="float"/>
          <table:table-cell office:value="0.5472053739366792" office:value-type="float"/>
          <table:table-cell office:value="0.5682298471454331" office:value-type="float"/>
        </table:table-row>
        <table:table-row>
          <table:table-cell office:value-type="string">
            <text:p>Lone-Coder__letsencrypt-win-simple</text:p>
          </table:table-cell>
          <table:table-cell office:value="0.6962939707018491" office:value-type="float"/>
          <table:table-cell office:value="0.7707505956678826" office:value-type="float"/>
          <table:table-cell office:value="0.7920537097983666" office:value-type="float"/>
          <table:table-cell office:value="0.808751910534509" office:value-type="float"/>
          <table:table-cell office:value="0.8441072920492078" office:value-type="float"/>
          <table:table-cell office:value="0.5535688730573369" office:value-type="float"/>
          <table:table-cell office:value="0.6047453354099508" office:value-type="float"/>
          <table:table-cell office:value="0.6160714471690929" office:value-type="float"/>
          <table:table-cell office:value="0.6299536787426981" office:value-type="float"/>
          <table:table-cell office:value="0.6722150359852734" office:value-type="float"/>
          <table:table-cell office:value="0.39049532175978896" office:value-type="float"/>
          <table:table-cell office:value="0.4439907673563757" office:value-type="float"/>
          <table:table-cell office:value="0.46091920743405834" office:value-type="float"/>
          <table:table-cell office:value="0.4838050967542705" office:value-type="float"/>
          <table:table-cell office:value="0.5502573966493345" office:value-type="float"/>
          <table:table-cell office:value="0.5730681749372648" office:value-type="float"/>
          <table:table-cell office:value="0.6156162591895089" office:value-type="float"/>
          <table:table-cell office:value="0.6332885924162879" office:value-type="float"/>
          <table:table-cell office:value="0.6506664593934786" office:value-type="float"/>
          <table:table-cell office:value="0.7315376346029423" office:value-type="float"/>
          <table:table-cell office:value="0.3450211403872563" office:value-type="float"/>
          <table:table-cell office:value="0.515820350271857" office:value-type="float"/>
          <table:table-cell office:value="0.5390109237393322" office:value-type="float"/>
          <table:table-cell office:value="0.5599790982339388" office:value-type="float"/>
          <table:table-cell office:value="0.6143222748724088" office:value-type="float"/>
        </table:table-row>
        <table:table-row>
          <table:table-cell office:value-type="string">
            <text:p>TwidereProject__Twidere-Android</text:p>
          </table:table-cell>
          <table:table-cell office:value="0.6869533512401316" office:value-type="float"/>
          <table:table-cell office:value="0.760417286158106" office:value-type="float"/>
          <table:table-cell office:value="0.783440155100855" office:value-type="float"/>
          <table:table-cell office:value="0.803214716454939" office:value-type="float"/>
          <table:table-cell office:value="0.843551035397107" office:value-type="float"/>
          <table:table-cell office:value="0.5011879637857981" office:value-type="float"/>
          <table:table-cell office:value="0.5748791539166782" office:value-type="float"/>
          <table:table-cell office:value="0.588111926235953" office:value-type="float"/>
          <table:table-cell office:value="0.5963643792100223" office:value-type="float"/>
          <table:table-cell office:value="0.6142295784546699" office:value-type="float"/>
          <table:table-cell office:value="0.34964633894955316" office:value-type="float"/>
          <table:table-cell office:value="0.439552524808838" office:value-type="float"/>
          <table:table-cell office:value="0.47224231249303755" office:value-type="float"/>
          <table:table-cell office:value="0.49381420655717384" office:value-type="float"/>
          <table:table-cell office:value="0.538630649685827" office:value-type="float"/>
          <table:table-cell office:value="0.5656468473414628" office:value-type="float"/>
          <table:table-cell office:value="0.6195133200888472" office:value-type="float"/>
          <table:table-cell office:value="0.644722444726453" office:value-type="float"/>
          <table:table-cell office:value="0.6670691793888387" office:value-type="float"/>
          <table:table-cell office:value="0.7121695614324333" office:value-type="float"/>
          <table:table-cell office:value="0.42172720551469095" office:value-type="float"/>
          <table:table-cell office:value="0.4661616586104657" office:value-type="float"/>
          <table:table-cell office:value="0.49425472549984106" office:value-type="float"/>
          <table:table-cell office:value="0.5040067837488355" office:value-type="float"/>
          <table:table-cell office:value="0.5536834486554514" office:value-type="float"/>
        </table:table-row>
        <table:table-row>
          <table:table-cell office:value-type="string">
            <text:p>serverless__serverless</text:p>
          </table:table-cell>
          <table:table-cell office:value="0.7006048399369086" office:value-type="float"/>
          <table:table-cell office:value="0.7750009476054202" office:value-type="float"/>
          <table:table-cell office:value="0.8002415609761484" office:value-type="float"/>
          <table:table-cell office:value="0.8149094303759405" office:value-type="float"/>
          <table:table-cell office:value="0.8637049570259125" office:value-type="float"/>
          <table:table-cell office:value="0.49762248673866644" office:value-type="float"/>
          <table:table-cell office:value="0.5714738100588216" office:value-type="float"/>
          <table:table-cell office:value="0.592625242068172" office:value-type="float"/>
          <table:table-cell office:value="0.6112529147812552" office:value-type="float"/>
          <table:table-cell office:value="0.6985515400268701" office:value-type="float"/>
          <table:table-cell office:value="0.3969552814004941" office:value-type="float"/>
          <table:table-cell office:value="0.46689687668732344" office:value-type="float"/>
          <table:table-cell office:value="0.48789505114326387" office:value-type="float"/>
          <table:table-cell office:value="0.5066073884496964" office:value-type="float"/>
          <table:table-cell office:value="0.584484459832622" office:value-type="float"/>
          <table:table-cell office:value="0.5337598883487881" office:value-type="float"/>
          <table:table-cell office:value="0.6191030988571766" office:value-type="float"/>
          <table:table-cell office:value="0.6366548469280783" office:value-type="float"/>
          <table:table-cell office:value="0.6554222078919332" office:value-type="float"/>
          <table:table-cell office:value="0.7446013794321522" office:value-type="float"/>
          <table:table-cell office:value="0.2847375445059477" office:value-type="float"/>
          <table:table-cell office:value="0.4571894469158459" office:value-type="float"/>
          <table:table-cell office:value="0.48890747787882527" office:value-type="float"/>
          <table:table-cell office:value="0.5153301990822384" office:value-type="float"/>
          <table:table-cell office:value="0.5841680095144577" office:value-type="float"/>
        </table:table-row>
        <table:table-row>
          <table:table-cell office:value-type="string">
            <text:p>kubernetes__heapster</text:p>
          </table:table-cell>
          <table:table-cell office:value="0.6843347043116015" office:value-type="float"/>
          <table:table-cell office:value="0.7375736463597855" office:value-type="float"/>
          <table:table-cell office:value="0.7765979373291539" office:value-type="float"/>
          <table:table-cell office:value="0.8015094549462954" office:value-type="float"/>
          <table:table-cell office:value="0.8557192298083116" office:value-type="float"/>
          <table:table-cell office:value="0.5188628036650265" office:value-type="float"/>
          <table:table-cell office:value="0.5856032024332445" office:value-type="float"/>
          <table:table-cell office:value="0.6053278442622306" office:value-type="float"/>
          <table:table-cell office:value="0.6220892868943245" office:value-type="float"/>
          <table:table-cell office:value="0.6953495735164218" office:value-type="float"/>
          <table:table-cell office:value="0.3772001170799756" office:value-type="float"/>
          <table:table-cell office:value="0.4493215423070238" office:value-type="float"/>
          <table:table-cell office:value="0.47474514675894364" office:value-type="float"/>
          <table:table-cell office:value="0.4930290989031275" office:value-type="float"/>
          <table:table-cell office:value="0.5706285381550056" office:value-type="float"/>
          <table:table-cell office:value="0.5547964766337231" office:value-type="float"/>
          <table:table-cell office:value="0.6169402993256803" office:value-type="float"/>
          <table:table-cell office:value="0.635727514611481" office:value-type="float"/>
          <table:table-cell office:value="0.664328221104039" office:value-type="float"/>
          <table:table-cell office:value="0.7380888069768377" office:value-type="float"/>
          <table:table-cell office:value="0.29731198219898874" office:value-type="float"/>
          <table:table-cell office:value="0.4617015384436771" office:value-type="float"/>
          <table:table-cell office:value="0.48844346560239643" office:value-type="float"/>
          <table:table-cell office:value="0.5056359077535341" office:value-type="float"/>
          <table:table-cell office:value="0.6158269975611723" office:value-type="float"/>
        </table:table-row>
        <table:table-row>
          <table:table-cell office:value-type="string">
            <text:p>frida__frida</text:p>
          </table:table-cell>
          <table:table-cell office:value="0.6951434565497513" office:value-type="float"/>
          <table:table-cell office:value="0.7329493856562385" office:value-type="float"/>
          <table:table-cell office:value="0.761183287835076" office:value-type="float"/>
          <table:table-cell office:value="0.7943185241525373" office:value-type="float"/>
          <table:table-cell office:value="0.8369412282569337" office:value-type="float"/>
          <table:table-cell office:value="0.5253025307085725" office:value-type="float"/>
          <table:table-cell office:value="0.583475471944669" office:value-type="float"/>
          <table:table-cell office:value="0.5994869863763838" office:value-type="float"/>
          <table:table-cell office:value="0.6133361079403837" office:value-type="float"/>
          <table:table-cell office:value="0.6847810422350975" office:value-type="float"/>
          <table:table-cell office:value="0.39923826928480843" office:value-type="float"/>
          <table:table-cell office:value="0.4542554597936971" office:value-type="float"/>
          <table:table-cell office:value="0.47162836442736855" office:value-type="float"/>
          <table:table-cell office:value="0.49323553687855676" office:value-type="float"/>
          <table:table-cell office:value="0.539745142112833" office:value-type="float"/>
          <table:table-cell office:value="0.564362571074341" office:value-type="float"/>
          <table:table-cell office:value="0.6179953854801767" office:value-type="float"/>
          <table:table-cell office:value="0.6387934118610987" office:value-type="float"/>
          <table:table-cell office:value="0.6706469949912753" office:value-type="float"/>
          <table:table-cell office:value="0.744713717815736" office:value-type="float"/>
          <table:table-cell office:value="0.39967948553476873" office:value-type="float"/>
          <table:table-cell office:value="0.4738103539461656" office:value-type="float"/>
          <table:table-cell office:value="0.4974253909931254" office:value-type="float"/>
          <table:table-cell office:value="0.5335399443956249" office:value-type="float"/>
          <table:table-cell office:value="0.597219624005344" office:value-type="float"/>
        </table:table-row>
        <table:table-row>
          <table:table-cell office:value-type="string">
            <text:p>tj__commander.js</text:p>
          </table:table-cell>
          <table:table-cell office:value="0.7645964355674246" office:value-type="float"/>
          <table:table-cell office:value="0.8032139400179815" office:value-type="float"/>
          <table:table-cell office:value="0.8162218372594783" office:value-type="float"/>
          <table:table-cell office:value="0.8295928556555916" office:value-type="float"/>
          <table:table-cell office:value="0.8586366744477231" office:value-type="float"/>
          <table:table-cell office:value="0.5317205826189548" office:value-type="float"/>
          <table:table-cell office:value="0.5862602416929104" office:value-type="float"/>
          <table:table-cell office:value="0.6116139286018636" office:value-type="float"/>
          <table:table-cell office:value="0.6350481065554727" office:value-type="float"/>
          <table:table-cell office:value="0.6831659737420233" office:value-type="float"/>
          <table:table-cell office:value="0.4157097911150853" office:value-type="float"/>
          <table:table-cell office:value="0.47456384019348363" office:value-type="float"/>
          <table:table-cell office:value="0.4845761099802086" office:value-type="float"/>
          <table:table-cell office:value="0.505915797302736" office:value-type="float"/>
          <table:table-cell office:value="0.5678311466628265" office:value-type="float"/>
          <table:table-cell office:value="0.595101742043615" office:value-type="float"/>
          <table:table-cell office:value="0.6256592305853477" office:value-type="float"/>
          <table:table-cell office:value="0.6438262176638504" office:value-type="float"/>
          <table:table-cell office:value="0.6723984283270235" office:value-type="float"/>
          <table:table-cell office:value="0.7475940602154924" office:value-type="float"/>
          <table:table-cell office:value="0.4482896232853233" office:value-type="float"/>
          <table:table-cell office:value="0.5017136977351075" office:value-type="float"/>
          <table:table-cell office:value="0.5230566265861935" office:value-type="float"/>
          <table:table-cell office:value="0.5395724435568484" office:value-type="float"/>
          <table:table-cell office:value="0.617859683611679" office:value-type="float"/>
        </table:table-row>
        <table:table-row>
          <table:table-cell office:value-type="string">
            <text:p>exif-js__exif-js</text:p>
          </table:table-cell>
          <table:table-cell office:value="0.7766214423942477" office:value-type="float"/>
          <table:table-cell office:value="0.7892527372947826" office:value-type="float"/>
          <table:table-cell office:value="0.8089999516082287" office:value-type="float"/>
          <table:table-cell office:value="0.8124222003621816" office:value-type="float"/>
          <table:table-cell office:value="0.8169991536745194" office:value-type="float"/>
          <table:table-cell office:value="0.5358959005439888" office:value-type="float"/>
          <table:table-cell office:value="0.5553554035753498" office:value-type="float"/>
          <table:table-cell office:value="0.602986424863873" office:value-type="float"/>
          <table:table-cell office:value="0.6219385080052859" office:value-type="float"/>
          <table:table-cell office:value="0.6284278938982965" office:value-type="float"/>
          <table:table-cell office:value="0.43199428254779665" office:value-type="float"/>
          <table:table-cell office:value="0.4493797138601857" office:value-type="float"/>
          <table:table-cell office:value="0.4658440535679495" office:value-type="float"/>
          <table:table-cell office:value="0.4972633241997234" office:value-type="float"/>
          <table:table-cell office:value="0.49810252675021327" office:value-type="float"/>
          <table:table-cell office:value="0.6123667039108079" office:value-type="float"/>
          <table:table-cell office:value="0.6181796846928006" office:value-type="float"/>
          <table:table-cell office:value="0.6427206897153444" office:value-type="float"/>
          <table:table-cell office:value="0.6565237682952592" office:value-type="float"/>
          <table:table-cell office:value="0.6943618083579077" office:value-type="float"/>
          <table:table-cell office:value="0.4261153510591849" office:value-type="float"/>
          <table:table-cell office:value="0.4524774764992958" office:value-type="float"/>
          <table:table-cell office:value="0.509768838612415" office:value-type="float"/>
          <table:table-cell office:value="0.5477809293679266" office:value-type="float"/>
          <table:table-cell office:value="0.5496130602526693" office:value-type="float"/>
        </table:table-row>
        <table:table-row>
          <table:table-cell office:value-type="string">
            <text:p>SixLabors__ImageSharp</text:p>
          </table:table-cell>
          <table:table-cell office:value="0.7424844217055239" office:value-type="float"/>
          <table:table-cell office:value="0.7895712502994656" office:value-type="float"/>
          <table:table-cell office:value="0.803101566061856" office:value-type="float"/>
          <table:table-cell office:value="0.8140776397039167" office:value-type="float"/>
          <table:table-cell office:value="0.840346846644294" office:value-type="float"/>
          <table:table-cell office:value="0.5203427183246442" office:value-type="float"/>
          <table:table-cell office:value="0.5747062917309079" office:value-type="float"/>
          <table:table-cell office:value="0.5927778261049875" office:value-type="float"/>
          <table:table-cell office:value="0.6111440396078204" office:value-type="float"/>
          <table:table-cell office:value="0.709509561943074" office:value-type="float"/>
          <table:table-cell office:value="0.39074310294885983" office:value-type="float"/>
          <table:table-cell office:value="0.44255709882302635" office:value-type="float"/>
          <table:table-cell office:value="0.46666418771769325" office:value-type="float"/>
          <table:table-cell office:value="0.4832613224041693" office:value-type="float"/>
          <table:table-cell office:value="0.5169642415032943" office:value-type="float"/>
          <table:table-cell office:value="0.5569202962916856" office:value-type="float"/>
          <table:table-cell office:value="0.613329086395296" office:value-type="float"/>
          <table:table-cell office:value="0.6307458089114407" office:value-type="float"/>
          <table:table-cell office:value="0.6521615140045738" office:value-type="float"/>
          <table:table-cell office:value="0.7134444486690473" office:value-type="float"/>
          <table:table-cell office:value="0.3862942711122821" office:value-type="float"/>
          <table:table-cell office:value="0.457518477374815" office:value-type="float"/>
          <table:table-cell office:value="0.485996993239432" office:value-type="float"/>
          <table:table-cell office:value="0.5094565947662631" office:value-type="float"/>
          <table:table-cell office:value="0.591582242161838" office:value-type="float"/>
        </table:table-row>
        <table:table-row>
          <table:table-cell office:value-type="string">
            <text:p>giakki__uncss</text:p>
          </table:table-cell>
          <table:table-cell office:value="0.7051630697335496" office:value-type="float"/>
          <table:table-cell office:value="0.7868482774236993" office:value-type="float"/>
          <table:table-cell office:value="0.8068600014073986" office:value-type="float"/>
          <table:table-cell office:value="0.8160497869850034" office:value-type="float"/>
          <table:table-cell office:value="0.8294284672547392" office:value-type="float"/>
          <table:table-cell office:value="0.5434125864504711" office:value-type="float"/>
          <table:table-cell office:value="0.5645525002222462" office:value-type="float"/>
          <table:table-cell office:value="0.5878394304616232" office:value-type="float"/>
          <table:table-cell office:value="0.6003015427971797" office:value-type="float"/>
          <table:table-cell office:value="0.632736911076787" office:value-type="float"/>
          <table:table-cell office:value="0.40481101569992317" office:value-type="float"/>
          <table:table-cell office:value="0.4388584516062469" office:value-type="float"/>
          <table:table-cell office:value="0.45900663376695083" office:value-type="float"/>
          <table:table-cell office:value="0.47200333431933056" office:value-type="float"/>
          <table:table-cell office:value="0.5089270018154228" office:value-type="float"/>
          <table:table-cell office:value="0.5580928519552855" office:value-type="float"/>
          <table:table-cell office:value="0.6001403199900628" office:value-type="float"/>
          <table:table-cell office:value="0.6127715055832781" office:value-type="float"/>
          <table:table-cell office:value="0.6303290546203623" office:value-type="float"/>
          <table:table-cell office:value="0.7068051975420832" office:value-type="float"/>
          <table:table-cell office:value="0.3810631373472463" office:value-type="float"/>
          <table:table-cell office:value="0.4810496949953992" office:value-type="float"/>
          <table:table-cell office:value="0.4958422405565126" office:value-type="float"/>
          <table:table-cell office:value="0.5221647940682945" office:value-type="float"/>
          <table:table-cell office:value="0.5393646471231218" office:value-type="float"/>
        </table:table-row>
        <table:table-row>
          <table:table-cell office:value-type="string">
            <text:p>snabbco__snabb</text:p>
          </table:table-cell>
          <table:table-cell office:value="0.6916837654958345" office:value-type="float"/>
          <table:table-cell office:value="0.765205209673905" office:value-type="float"/>
          <table:table-cell office:value="0.788855184489486" office:value-type="float"/>
          <table:table-cell office:value="0.8132226067255424" office:value-type="float"/>
          <table:table-cell office:value="0.8387990282031008" office:value-type="float"/>
          <table:table-cell office:value="0.5478305470397579" office:value-type="float"/>
          <table:table-cell office:value="0.5921590389185685" office:value-type="float"/>
          <table:table-cell office:value="0.597973426158089" office:value-type="float"/>
          <table:table-cell office:value="0.6189688184192959" office:value-type="float"/>
          <table:table-cell office:value="0.6401691460792552" office:value-type="float"/>
          <table:table-cell office:value="0.43676671313008725" office:value-type="float"/>
          <table:table-cell office:value="0.4600912823009069" office:value-type="float"/>
          <table:table-cell office:value="0.4721310877631705" office:value-type="float"/>
          <table:table-cell office:value="0.49108839805413496" office:value-type="float"/>
          <table:table-cell office:value="0.5611682100767683" office:value-type="float"/>
          <table:table-cell office:value="0.5831979103294651" office:value-type="float"/>
          <table:table-cell office:value="0.6086171843743569" office:value-type="float"/>
          <table:table-cell office:value="0.6211277828010876" office:value-type="float"/>
          <table:table-cell office:value="0.6387126568473721" office:value-type="float"/>
          <table:table-cell office:value="0.7311195480316217" office:value-type="float"/>
          <table:table-cell office:value="0.4315896371194113" office:value-type="float"/>
          <table:table-cell office:value="0.48755277089326193" office:value-type="float"/>
          <table:table-cell office:value="0.5001151849217176" office:value-type="float"/>
          <table:table-cell office:value="0.5094243377516279" office:value-type="float"/>
          <table:table-cell office:value="0.5440502102750419" office:value-type="float"/>
        </table:table-row>
        <table:table-row>
          <table:table-cell office:value-type="string">
            <text:p>carrot__share-button</text:p>
          </table:table-cell>
          <table:table-cell office:value="0.7319402397301978" office:value-type="float"/>
          <table:table-cell office:value="0.7945419492351466" office:value-type="float"/>
          <table:table-cell office:value="0.8090144426458399" office:value-type="float"/>
          <table:table-cell office:value="0.8220138996763948" office:value-type="float"/>
          <table:table-cell office:value="0.848034687489737" office:value-type="float"/>
          <table:table-cell office:value="0.5695920962684062" office:value-type="float"/>
          <table:table-cell office:value="0.5764883901931097" office:value-type="float"/>
          <table:table-cell office:value="0.6007650631525226" office:value-type="float"/>
          <table:table-cell office:value="0.6126145286731591" office:value-type="float"/>
          <table:table-cell office:value="0.6506593595436134" office:value-type="float"/>
          <table:table-cell office:value="0.4047023021247944" office:value-type="float"/>
          <table:table-cell office:value="0.4633071703139909" office:value-type="float"/>
          <table:table-cell office:value="0.483824750492966" office:value-type="float"/>
          <table:table-cell office:value="0.5130064724737489" office:value-type="float"/>
          <table:table-cell office:value="0.559749954693926" office:value-type="float"/>
          <table:table-cell office:value="0.5878922740009339" office:value-type="float"/>
          <table:table-cell office:value="0.6278639900545046" office:value-type="float"/>
          <table:table-cell office:value="0.6501171728376676" office:value-type="float"/>
          <table:table-cell office:value="0.6630771006908722" office:value-type="float"/>
          <table:table-cell office:value="0.7183687782371304" office:value-type="float"/>
          <table:table-cell office:value="0.3948469270506836" office:value-type="float"/>
          <table:table-cell office:value="0.5072135432186142" office:value-type="float"/>
          <table:table-cell office:value="0.5170592424822779" office:value-type="float"/>
          <table:table-cell office:value="0.5355428402346194" office:value-type="float"/>
          <table:table-cell office:value="0.5827189208710206" office:value-type="float"/>
        </table:table-row>
        <table:table-row>
          <table:table-cell office:value-type="string">
            <text:p>junit-team__junit5</text:p>
          </table:table-cell>
          <table:table-cell office:value="0.7084472963400815" office:value-type="float"/>
          <table:table-cell office:value="0.7834248497422528" office:value-type="float"/>
          <table:table-cell office:value="0.8071872141913179" office:value-type="float"/>
          <table:table-cell office:value="0.8205750762339621" office:value-type="float"/>
          <table:table-cell office:value="0.8643661115514343" office:value-type="float"/>
          <table:table-cell office:value="0.537954530333179" office:value-type="float"/>
          <table:table-cell office:value="0.5877308404107717" office:value-type="float"/>
          <table:table-cell office:value="0.6069826785926526" office:value-type="float"/>
          <table:table-cell office:value="0.6251245234608884" office:value-type="float"/>
          <table:table-cell office:value="0.7149455546483561" office:value-type="float"/>
          <table:table-cell office:value="0.38815766872649643" office:value-type="float"/>
          <table:table-cell office:value="0.4501654533648244" office:value-type="float"/>
          <table:table-cell office:value="0.4715830539571506" office:value-type="float"/>
          <table:table-cell office:value="0.4837826726690481" office:value-type="float"/>
          <table:table-cell office:value="0.5354291917472638" office:value-type="float"/>
          <table:table-cell office:value="0.5290049700605994" office:value-type="float"/>
          <table:table-cell office:value="0.6073433130604788" office:value-type="float"/>
          <table:table-cell office:value="0.6270455764080226" office:value-type="float"/>
          <table:table-cell office:value="0.6459333930911677" office:value-type="float"/>
          <table:table-cell office:value="0.7607845326098521" office:value-type="float"/>
          <table:table-cell office:value="0.3920746794330766" office:value-type="float"/>
          <table:table-cell office:value="0.47024628483943187" office:value-type="float"/>
          <table:table-cell office:value="0.49150567330259054" office:value-type="float"/>
          <table:table-cell office:value="0.5091912108777663" office:value-type="float"/>
          <table:table-cell office:value="0.564437863170022" office:value-type="float"/>
        </table:table-row>
        <table:table-row>
          <table:table-cell office:value-type="string">
            <text:p>lipis__flag-icon-css</text:p>
          </table:table-cell>
          <table:table-cell office:value="0.6882501434778673" office:value-type="float"/>
          <table:table-cell office:value="0.7981665096919455" office:value-type="float"/>
          <table:table-cell office:value="0.8180407803737079" office:value-type="float"/>
          <table:table-cell office:value="0.8318344543643791" office:value-type="float"/>
          <table:table-cell office:value="0.8431063884051964" office:value-type="float"/>
          <table:table-cell office:value="0.5695457063108512" office:value-type="float"/>
          <table:table-cell office:value="0.5878527009857322" office:value-type="float"/>
          <table:table-cell office:value="0.5985328212020792" office:value-type="float"/>
          <table:table-cell office:value="0.6110898754200684" office:value-type="float"/>
          <table:table-cell office:value="0.6429849368688808" office:value-type="float"/>
          <table:table-cell office:value="0.47482406864688065" office:value-type="float"/>
          <table:table-cell office:value="0.49344622225965257" office:value-type="float"/>
          <table:table-cell office:value="0.5160920518036362" office:value-type="float"/>
          <table:table-cell office:value="0.5171535885579597" office:value-type="float"/>
          <table:table-cell office:value="0.5933644019690516" office:value-type="float"/>
          <table:table-cell office:value="0.6257936427385918" office:value-type="float"/>
          <table:table-cell office:value="0.6546227658566219" office:value-type="float"/>
          <table:table-cell office:value="0.656922986723498" office:value-type="float"/>
          <table:table-cell office:value="0.669392107346706" office:value-type="float"/>
          <table:table-cell office:value="0.7132814548513918" office:value-type="float"/>
          <table:table-cell office:value="0.3920579354248037" office:value-type="float"/>
          <table:table-cell office:value="0.4954933521673746" office:value-type="float"/>
          <table:table-cell office:value="0.5027879727072321" office:value-type="float"/>
          <table:table-cell office:value="0.5160788487252431" office:value-type="float"/>
          <table:table-cell office:value="0.5550278906566448" office:value-type="float"/>
        </table:table-row>
        <table:table-row>
          <table:table-cell office:value-type="string">
            <text:p>snowplow__snowplow</text:p>
          </table:table-cell>
          <table:table-cell office:value="0.7153534071276383" office:value-type="float"/>
          <table:table-cell office:value="0.773925324774245" office:value-type="float"/>
          <table:table-cell office:value="0.7959689781955781" office:value-type="float"/>
          <table:table-cell office:value="0.8109390520438812" office:value-type="float"/>
          <table:table-cell office:value="0.8458368910886822" office:value-type="float"/>
          <table:table-cell office:value="0.564513310320804" office:value-type="float"/>
          <table:table-cell office:value="0.583860524335846" office:value-type="float"/>
          <table:table-cell office:value="0.5983204907466595" office:value-type="float"/>
          <table:table-cell office:value="0.6238892335158951" office:value-type="float"/>
          <table:table-cell office:value="0.676388337201802" office:value-type="float"/>
          <table:table-cell office:value="0.4146609045687843" office:value-type="float"/>
          <table:table-cell office:value="0.46563554609888513" office:value-type="float"/>
          <table:table-cell office:value="0.4815645537063542" office:value-type="float"/>
          <table:table-cell office:value="0.5095614428420346" office:value-type="float"/>
          <table:table-cell office:value="0.6056275080760695" office:value-type="float"/>
          <table:table-cell office:value="0.5949765353013585" office:value-type="float"/>
          <table:table-cell office:value="0.6290136414132108" office:value-type="float"/>
          <table:table-cell office:value="0.6423569882561384" office:value-type="float"/>
          <table:table-cell office:value="0.6611764843671101" office:value-type="float"/>
          <table:table-cell office:value="0.7521221751904221" office:value-type="float"/>
          <table:table-cell office:value="0.4160842434765316" office:value-type="float"/>
          <table:table-cell office:value="0.4746452273862058" office:value-type="float"/>
          <table:table-cell office:value="0.49751855537413336" office:value-type="float"/>
          <table:table-cell office:value="0.5162301490047618" office:value-type="float"/>
          <table:table-cell office:value="0.5792014868982532" office:value-type="float"/>
        </table:table-row>
        <table:table-row>
          <table:table-cell office:value-type="string">
            <text:p>elrumordelaluz__csshake</text:p>
          </table:table-cell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837917378088166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6477256175897559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533044600952024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7163889984191288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5269877571046186" office:value-type="float"/>
        </table:table-row>
        <table:table-row>
          <table:table-cell office:value-type="string">
            <text:p>maximebf__php-debugbar</text:p>
          </table:table-cell>
          <table:table-cell office:value="0.7451285020921131" office:value-type="float"/>
          <table:table-cell office:value="0.7954183800118889" office:value-type="float"/>
          <table:table-cell office:value="0.8097859857390575" office:value-type="float"/>
          <table:table-cell office:value="0.815469294810133" office:value-type="float"/>
          <table:table-cell office:value="0.8530730992209007" office:value-type="float"/>
          <table:table-cell office:value="0.5413841783516771" office:value-type="float"/>
          <table:table-cell office:value="0.5741381794447528" office:value-type="float"/>
          <table:table-cell office:value="0.5821438788078261" office:value-type="float"/>
          <table:table-cell office:value="0.5998731767899601" office:value-type="float"/>
          <table:table-cell office:value="0.6254781792449962" office:value-type="float"/>
          <table:table-cell office:value="0.4239219105077737" office:value-type="float"/>
          <table:table-cell office:value="0.46668758507061303" office:value-type="float"/>
          <table:table-cell office:value="0.47624182702199563" office:value-type="float"/>
          <table:table-cell office:value="0.4860719340021372" office:value-type="float"/>
          <table:table-cell office:value="0.5197589748353001" office:value-type="float"/>
          <table:table-cell office:value="0.6017062319576734" office:value-type="float"/>
          <table:table-cell office:value="0.632851015931827" office:value-type="float"/>
          <table:table-cell office:value="0.6455675506886829" office:value-type="float"/>
          <table:table-cell office:value="0.6528383185880771" office:value-type="float"/>
          <table:table-cell office:value="0.6798037138275183" office:value-type="float"/>
          <table:table-cell office:value="0.40732975596556087" office:value-type="float"/>
          <table:table-cell office:value="0.47109036410124216" office:value-type="float"/>
          <table:table-cell office:value="0.5019341480654758" office:value-type="float"/>
          <table:table-cell office:value="0.5168522190315854" office:value-type="float"/>
          <table:table-cell office:value="0.5505320556385002" office:value-type="float"/>
        </table:table-row>
        <table:table-row>
          <table:table-cell office:value-type="string">
            <text:p>addyosmani__critical</text:p>
          </table:table-cell>
          <table:table-cell office:value="0.7504855572145646" office:value-type="float"/>
          <table:table-cell office:value="0.7906923750193011" office:value-type="float"/>
          <table:table-cell office:value="0.8013766480486268" office:value-type="float"/>
          <table:table-cell office:value="0.8183536365335311" office:value-type="float"/>
          <table:table-cell office:value="0.8494499141998795" office:value-type="float"/>
          <table:table-cell office:value="0.5340516834960465" office:value-type="float"/>
          <table:table-cell office:value="0.5683401788169276" office:value-type="float"/>
          <table:table-cell office:value="0.5847649975935977" office:value-type="float"/>
          <table:table-cell office:value="0.5969608814712067" office:value-type="float"/>
          <table:table-cell office:value="0.6544636378315064" office:value-type="float"/>
          <table:table-cell office:value="0.3952084524791639" office:value-type="float"/>
          <table:table-cell office:value="0.4427279649104139" office:value-type="float"/>
          <table:table-cell office:value="0.46518710327029744" office:value-type="float"/>
          <table:table-cell office:value="0.4980802337247077" office:value-type="float"/>
          <table:table-cell office:value="0.5350732048717817" office:value-type="float"/>
          <table:table-cell office:value="0.5594521265407884" office:value-type="float"/>
          <table:table-cell office:value="0.6098123566606245" office:value-type="float"/>
          <table:table-cell office:value="0.629590477112772" office:value-type="float"/>
          <table:table-cell office:value="0.6473500112954067" office:value-type="float"/>
          <table:table-cell office:value="0.696089278221245" office:value-type="float"/>
          <table:table-cell office:value="0.408933523135988" office:value-type="float"/>
          <table:table-cell office:value="0.4752131882804681" office:value-type="float"/>
          <table:table-cell office:value="0.49583025463115526" office:value-type="float"/>
          <table:table-cell office:value="0.5125406140935312" office:value-type="float"/>
          <table:table-cell office:value="0.5348935372181359" office:value-type="float"/>
        </table:table-row>
        <table:table-row>
          <table:table-cell office:value-type="string">
            <text:p>defunkt__dotjs</text:p>
          </table:table-cell>
          <table:table-cell office:value="0.7765061586354788" office:value-type="float"/>
          <table:table-cell office:value="0.7867380260333237" office:value-type="float"/>
          <table:table-cell office:value="0.8118951472181566" office:value-type="float"/>
          <table:table-cell office:value="0.8278036225592902" office:value-type="float"/>
          <table:table-cell office:value="0.8416062009677094" office:value-type="float"/>
          <table:table-cell office:value="0.584414647026973" office:value-type="float"/>
          <table:table-cell office:value="0.597761300596515" office:value-type="float"/>
          <table:table-cell office:value="0.6047590870375056" office:value-type="float"/>
          <table:table-cell office:value="0.6148024644234124" office:value-type="float"/>
          <table:table-cell office:value="0.6382393679605483" office:value-type="float"/>
          <table:table-cell office:value="0.4137436471782621" office:value-type="float"/>
          <table:table-cell office:value="0.45462919281088854" office:value-type="float"/>
          <table:table-cell office:value="0.47121499758381025" office:value-type="float"/>
          <table:table-cell office:value="0.4854034710549553" office:value-type="float"/>
          <table:table-cell office:value="0.5217137022781434" office:value-type="float"/>
          <table:table-cell office:value="0.5849730719224739" office:value-type="float"/>
          <table:table-cell office:value="0.6132380530696713" office:value-type="float"/>
          <table:table-cell office:value="0.6321954579301454" office:value-type="float"/>
          <table:table-cell office:value="0.6534980033233463" office:value-type="float"/>
          <table:table-cell office:value="0.690415113292055" office:value-type="float"/>
          <table:table-cell office:value="0.4848863142140233" office:value-type="float"/>
          <table:table-cell office:value="0.5347610980657538" office:value-type="float"/>
          <table:table-cell office:value="0.5463309366952727" office:value-type="float"/>
          <table:table-cell office:value="0.5729503391830163" office:value-type="float"/>
          <table:table-cell office:value="0.6225269270567365" office:value-type="float"/>
        </table:table-row>
        <table:table-row>
          <table:table-cell office:value-type="string">
            <text:p>spatie__laravel-medialibrary</text:p>
          </table:table-cell>
          <table:table-cell office:value="0.6795447631094607" office:value-type="float"/>
          <table:table-cell office:value="0.7875834248517677" office:value-type="float"/>
          <table:table-cell office:value="0.8020502662765877" office:value-type="float"/>
          <table:table-cell office:value="0.8183247593649398" office:value-type="float"/>
          <table:table-cell office:value="0.8487142964281479" office:value-type="float"/>
          <table:table-cell office:value="0.5201702085988943" office:value-type="float"/>
          <table:table-cell office:value="0.5897425795799823" office:value-type="float"/>
          <table:table-cell office:value="0.6040738615494233" office:value-type="float"/>
          <table:table-cell office:value="0.6304465044396302" office:value-type="float"/>
          <table:table-cell office:value="0.6740700768573026" office:value-type="float"/>
          <table:table-cell office:value="0.4081938303816382" office:value-type="float"/>
          <table:table-cell office:value="0.4770752795324168" office:value-type="float"/>
          <table:table-cell office:value="0.5045913942144123" office:value-type="float"/>
          <table:table-cell office:value="0.5228862824553265" office:value-type="float"/>
          <table:table-cell office:value="0.5730877158843728" office:value-type="float"/>
          <table:table-cell office:value="0.5496034756140186" office:value-type="float"/>
          <table:table-cell office:value="0.6201745419515952" office:value-type="float"/>
          <table:table-cell office:value="0.6365705378523221" office:value-type="float"/>
          <table:table-cell office:value="0.6528084042554242" office:value-type="float"/>
          <table:table-cell office:value="0.7433132995027631" office:value-type="float"/>
          <table:table-cell office:value="0.36880541784794635" office:value-type="float"/>
          <table:table-cell office:value="0.49692249593350046" office:value-type="float"/>
          <table:table-cell office:value="0.5231455943633061" office:value-type="float"/>
          <table:table-cell office:value="0.5476448491975071" office:value-type="float"/>
          <table:table-cell office:value="0.5877944625721185" office:value-type="float"/>
        </table:table-row>
        <table:table-row>
          <table:table-cell office:value-type="string">
            <text:p>chmln__flatpickr</text:p>
          </table:table-cell>
          <table:table-cell office:value="0.6694798509143874" office:value-type="float"/>
          <table:table-cell office:value="0.7764296148747027" office:value-type="float"/>
          <table:table-cell office:value="0.7958833824341053" office:value-type="float"/>
          <table:table-cell office:value="0.8136052085578043" office:value-type="float"/>
          <table:table-cell office:value="0.842595424350244" office:value-type="float"/>
          <table:table-cell office:value="0.5207168475895407" office:value-type="float"/>
          <table:table-cell office:value="0.5786559523499779" office:value-type="float"/>
          <table:table-cell office:value="0.6004535467389749" office:value-type="float"/>
          <table:table-cell office:value="0.6199002205930897" office:value-type="float"/>
          <table:table-cell office:value="0.6586430082333252" office:value-type="float"/>
          <table:table-cell office:value="0.42740190547567447" office:value-type="float"/>
          <table:table-cell office:value="0.468563694550993" office:value-type="float"/>
          <table:table-cell office:value="0.4792468934696467" office:value-type="float"/>
          <table:table-cell office:value="0.502223305616977" office:value-type="float"/>
          <table:table-cell office:value="0.5761380176771321" office:value-type="float"/>
          <table:table-cell office:value="0.5629658586295315" office:value-type="float"/>
          <table:table-cell office:value="0.6205116277113003" office:value-type="float"/>
          <table:table-cell office:value="0.6386645892218402" office:value-type="float"/>
          <table:table-cell office:value="0.662551852779513" office:value-type="float"/>
          <table:table-cell office:value="0.7048175865797732" office:value-type="float"/>
          <table:table-cell office:value="0.3943242089071396" office:value-type="float"/>
          <table:table-cell office:value="0.4584253348077666" office:value-type="float"/>
          <table:table-cell office:value="0.49655359633983315" office:value-type="float"/>
          <table:table-cell office:value="0.5144538287797038" office:value-type="float"/>
          <table:table-cell office:value="0.5752809854267238" office:value-type="float"/>
        </table:table-row>
        <table:table-row>
          <table:table-cell office:value-type="string">
            <text:p>elastic__beats</text:p>
          </table:table-cell>
          <table:table-cell office:value="0.6687039432588554" office:value-type="float"/>
          <table:table-cell office:value="0.7670970779877376" office:value-type="float"/>
          <table:table-cell office:value="0.7989563082615322" office:value-type="float"/>
          <table:table-cell office:value="0.8165534565744671" office:value-type="float"/>
          <table:table-cell office:value="0.8642020064070454" office:value-type="float"/>
          <table:table-cell office:value="0.5007768728871643" office:value-type="float"/>
          <table:table-cell office:value="0.59440403644167" office:value-type="float"/>
          <table:table-cell office:value="0.6111274742247591" office:value-type="float"/>
          <table:table-cell office:value="0.624138898577795" office:value-type="float"/>
          <table:table-cell office:value="0.6817762753625637" office:value-type="float"/>
          <table:table-cell office:value="0.37331501470165757" office:value-type="float"/>
          <table:table-cell office:value="0.46441368384540244" office:value-type="float"/>
          <table:table-cell office:value="0.4808672685292418" office:value-type="float"/>
          <table:table-cell office:value="0.5049567154014497" office:value-type="float"/>
          <table:table-cell office:value="0.5831100434243928" office:value-type="float"/>
          <table:table-cell office:value="0.5541460934483501" office:value-type="float"/>
          <table:table-cell office:value="0.6212316448651487" office:value-type="float"/>
          <table:table-cell office:value="0.6426025387977785" office:value-type="float"/>
          <table:table-cell office:value="0.6641064738614537" office:value-type="float"/>
          <table:table-cell office:value="0.7780161427742643" office:value-type="float"/>
          <table:table-cell office:value="0.34781307755393487" office:value-type="float"/>
          <table:table-cell office:value="0.48054809901534545" office:value-type="float"/>
          <table:table-cell office:value="0.5002732441659882" office:value-type="float"/>
          <table:table-cell office:value="0.5202120468592613" office:value-type="float"/>
          <table:table-cell office:value="0.5920618123283967" office:value-type="float"/>
        </table:table-row>
        <table:table-row>
          <table:table-cell office:value-type="string">
            <text:p>facebook__rocksdb</text:p>
          </table:table-cell>
          <table:table-cell office:value="0.6916567850429047" office:value-type="float"/>
          <table:table-cell office:value="0.7600728152916642" office:value-type="float"/>
          <table:table-cell office:value="0.7935476285016382" office:value-type="float"/>
          <table:table-cell office:value="0.8132308768095904" office:value-type="float"/>
          <table:table-cell office:value="0.853676212367405" office:value-type="float"/>
          <table:table-cell office:value="0.533662489699381" office:value-type="float"/>
          <table:table-cell office:value="0.5984762542407159" office:value-type="float"/>
          <table:table-cell office:value="0.6129731305277878" office:value-type="float"/>
          <table:table-cell office:value="0.6315435518614055" office:value-type="float"/>
          <table:table-cell office:value="0.6895037792357898" office:value-type="float"/>
          <table:table-cell office:value="0.4062668184030527" office:value-type="float"/>
          <table:table-cell office:value="0.4624734683912766" office:value-type="float"/>
          <table:table-cell office:value="0.4776493853017281" office:value-type="float"/>
          <table:table-cell office:value="0.49731710017586783" office:value-type="float"/>
          <table:table-cell office:value="0.5968084359843745" office:value-type="float"/>
          <table:table-cell office:value="0.586356794281247" office:value-type="float"/>
          <table:table-cell office:value="0.6180568858218589" office:value-type="float"/>
          <table:table-cell office:value="0.6379080280271814" office:value-type="float"/>
          <table:table-cell office:value="0.6656527816250382" office:value-type="float"/>
          <table:table-cell office:value="0.7515981982459359" office:value-type="float"/>
          <table:table-cell office:value="0.34025218174405925" office:value-type="float"/>
          <table:table-cell office:value="0.4871732216195822" office:value-type="float"/>
          <table:table-cell office:value="0.5157523348812376" office:value-type="float"/>
          <table:table-cell office:value="0.5340114709984658" office:value-type="float"/>
          <table:table-cell office:value="0.5977463027629779" office:value-type="float"/>
        </table:table-row>
        <table:table-row>
          <table:table-cell office:value-type="string">
            <text:p>docker__compose</text:p>
          </table:table-cell>
          <table:table-cell office:value="0.675079867098314" office:value-type="float"/>
          <table:table-cell office:value="0.7587806737816298" office:value-type="float"/>
          <table:table-cell office:value="0.7895481363639629" office:value-type="float"/>
          <table:table-cell office:value="0.8119540884741173" office:value-type="float"/>
          <table:table-cell office:value="0.8795430534523585" office:value-type="float"/>
          <table:table-cell office:value="0.49098754376125475" office:value-type="float"/>
          <table:table-cell office:value="0.5735032700240572" office:value-type="float"/>
          <table:table-cell office:value="0.5911538129220342" office:value-type="float"/>
          <table:table-cell office:value="0.6095908446664889" office:value-type="float"/>
          <table:table-cell office:value="0.679750487537662" office:value-type="float"/>
          <table:table-cell office:value="0.37609857873643876" office:value-type="float"/>
          <table:table-cell office:value="0.46189605251891974" office:value-type="float"/>
          <table:table-cell office:value="0.4809235053040398" office:value-type="float"/>
          <table:table-cell office:value="0.5005856036958266" office:value-type="float"/>
          <table:table-cell office:value="0.5785162686753684" office:value-type="float"/>
          <table:table-cell office:value="0.535704162139479" office:value-type="float"/>
          <table:table-cell office:value="0.6034939026196053" office:value-type="float"/>
          <table:table-cell office:value="0.6253864234958635" office:value-type="float"/>
          <table:table-cell office:value="0.6502523132235705" office:value-type="float"/>
          <table:table-cell office:value="0.7367622307993964" office:value-type="float"/>
          <table:table-cell office:value="0.2806287466563642" office:value-type="float"/>
          <table:table-cell office:value="0.4725861264989468" office:value-type="float"/>
          <table:table-cell office:value="0.49420966560402324" office:value-type="float"/>
          <table:table-cell office:value="0.5142413073374614" office:value-type="float"/>
          <table:table-cell office:value="0.5843404701609008" office:value-type="float"/>
        </table:table-row>
        <table:table-row>
          <table:table-cell office:value-type="string">
            <text:p>nickoneill__PermissionScope</text:p>
          </table:table-cell>
          <table:table-cell office:value="0.7573023965725438" office:value-type="float"/>
          <table:table-cell office:value="0.785678079565882" office:value-type="float"/>
          <table:table-cell office:value="0.7995115241881987" office:value-type="float"/>
          <table:table-cell office:value="0.8084130315601364" office:value-type="float"/>
          <table:table-cell office:value="0.833007373593075" office:value-type="float"/>
          <table:table-cell office:value="0.5585306641947227" office:value-type="float"/>
          <table:table-cell office:value="0.5775491385015478" office:value-type="float"/>
          <table:table-cell office:value="0.5970344817066469" office:value-type="float"/>
          <table:table-cell office:value="0.6137194999247312" office:value-type="float"/>
          <table:table-cell office:value="0.6432461432892196" office:value-type="float"/>
          <table:table-cell office:value="0.41671713164418767" office:value-type="float"/>
          <table:table-cell office:value="0.45381339012913113" office:value-type="float"/>
          <table:table-cell office:value="0.46813914330562423" office:value-type="float"/>
          <table:table-cell office:value="0.48043090599555605" office:value-type="float"/>
          <table:table-cell office:value="0.5406275188132329" office:value-type="float"/>
          <table:table-cell office:value="0.581980101990637" office:value-type="float"/>
          <table:table-cell office:value="0.6138952515947275" office:value-type="float"/>
          <table:table-cell office:value="0.6336947283587814" office:value-type="float"/>
          <table:table-cell office:value="0.6499719972282896" office:value-type="float"/>
          <table:table-cell office:value="0.6936374102629999" office:value-type="float"/>
          <table:table-cell office:value="0.3831158569863457" office:value-type="float"/>
          <table:table-cell office:value="0.4939728680533113" office:value-type="float"/>
          <table:table-cell office:value="0.5087195563211127" office:value-type="float"/>
          <table:table-cell office:value="0.5146665613586041" office:value-type="float"/>
          <table:table-cell office:value="0.5445284044892101" office:value-type="float"/>
        </table:table-row>
        <table:table-row>
          <table:table-cell office:value-type="string">
            <text:p>aFarkas__webshim</text:p>
          </table:table-cell>
          <table:table-cell office:value="0.7345810565796165" office:value-type="float"/>
          <table:table-cell office:value="0.7899439284058226" office:value-type="float"/>
          <table:table-cell office:value="0.8054532563764598" office:value-type="float"/>
          <table:table-cell office:value="0.8164772776221791" office:value-type="float"/>
          <table:table-cell office:value="0.8636056985194681" office:value-type="float"/>
          <table:table-cell office:value="0.5170505878037736" office:value-type="float"/>
          <table:table-cell office:value="0.5759937375350966" office:value-type="float"/>
          <table:table-cell office:value="0.5987382574842258" office:value-type="float"/>
          <table:table-cell office:value="0.6201638352110452" office:value-type="float"/>
          <table:table-cell office:value="0.6856999907123327" office:value-type="float"/>
          <table:table-cell office:value="0.41024341259413516" office:value-type="float"/>
          <table:table-cell office:value="0.45877691981083" office:value-type="float"/>
          <table:table-cell office:value="0.4727880024339236" office:value-type="float"/>
          <table:table-cell office:value="0.4982287624363192" office:value-type="float"/>
          <table:table-cell office:value="0.5735659307870358" office:value-type="float"/>
          <table:table-cell office:value="0.5432989155149838" office:value-type="float"/>
          <table:table-cell office:value="0.6102248878334123" office:value-type="float"/>
          <table:table-cell office:value="0.6302394856112351" office:value-type="float"/>
          <table:table-cell office:value="0.6535305695906062" office:value-type="float"/>
          <table:table-cell office:value="0.7458006493341649" office:value-type="float"/>
          <table:table-cell office:value="0.41923100758129195" office:value-type="float"/>
          <table:table-cell office:value="0.4900069773075973" office:value-type="float"/>
          <table:table-cell office:value="0.5149299140311541" office:value-type="float"/>
          <table:table-cell office:value="0.5265886254002172" office:value-type="float"/>
          <table:table-cell office:value="0.5790488909618555" office:value-type="float"/>
        </table:table-row>
        <table:table-row>
          <table:table-cell office:value-type="string">
            <text:p>naver__pinpoint</text:p>
          </table:table-cell>
          <table:table-cell office:value="0.6885453249746513" office:value-type="float"/>
          <table:table-cell office:value="0.7212473780871695" office:value-type="float"/>
          <table:table-cell office:value="0.7424640255455558" office:value-type="float"/>
          <table:table-cell office:value="0.7793641863059185" office:value-type="float"/>
          <table:table-cell office:value="0.8326057981025315" office:value-type="float"/>
          <table:table-cell office:value="0.5490002786059405" office:value-type="float"/>
          <table:table-cell office:value="0.5807009596427797" office:value-type="float"/>
          <table:table-cell office:value="0.5945074923375839" office:value-type="float"/>
          <table:table-cell office:value="0.6137389993527689" office:value-type="float"/>
          <table:table-cell office:value="0.7572948919434743" office:value-type="float"/>
          <table:table-cell office:value="0.42987694112925956" office:value-type="float"/>
          <table:table-cell office:value="0.46205988105635365" office:value-type="float"/>
          <table:table-cell office:value="0.4772501463521497" office:value-type="float"/>
          <table:table-cell office:value="0.49624148838407833" office:value-type="float"/>
          <table:table-cell office:value="0.5487007657952702" office:value-type="float"/>
          <table:table-cell office:value="0.5880376357937378" office:value-type="float"/>
          <table:table-cell office:value="0.6423939456621526" office:value-type="float"/>
          <table:table-cell office:value="0.6666165831235337" office:value-type="float"/>
          <table:table-cell office:value="0.6842776917565644" office:value-type="float"/>
          <table:table-cell office:value="0.7519218835868173" office:value-type="float"/>
          <table:table-cell office:value="0.3311286913593303" office:value-type="float"/>
          <table:table-cell office:value="0.42433919036587886" office:value-type="float"/>
          <table:table-cell office:value="0.4557826166440012" office:value-type="float"/>
          <table:table-cell office:value="0.49810117554630307" office:value-type="float"/>
          <table:table-cell office:value="0.6374492696183347" office:value-type="float"/>
        </table:table-row>
        <table:table-row>
          <table:table-cell office:value-type="string">
            <text:p>Microsoft__ELL</text:p>
          </table:table-cell>
          <table:table-cell office:value="0.6984798163348117" office:value-type="float"/>
          <table:table-cell office:value="0.7460379883180603" office:value-type="float"/>
          <table:table-cell office:value="0.7729408304840882" office:value-type="float"/>
          <table:table-cell office:value="0.7901381918334119" office:value-type="float"/>
          <table:table-cell office:value="0.8294009293992104" office:value-type="float"/>
          <table:table-cell office:value="0.5475345875894024" office:value-type="float"/>
          <table:table-cell office:value="0.5851869504082318" office:value-type="float"/>
          <table:table-cell office:value="0.6061643500181298" office:value-type="float"/>
          <table:table-cell office:value="0.6190430563264692" office:value-type="float"/>
          <table:table-cell office:value="0.6637045541287953" office:value-type="float"/>
          <table:table-cell office:value="0.43008957836644424" office:value-type="float"/>
          <table:table-cell office:value="0.44808000663945446" office:value-type="float"/>
          <table:table-cell office:value="0.46620656240061853" office:value-type="float"/>
          <table:table-cell office:value="0.4812965507112913" office:value-type="float"/>
          <table:table-cell office:value="0.5559619679364929" office:value-type="float"/>
          <table:table-cell office:value="0.5699512218868168" office:value-type="float"/>
          <table:table-cell office:value="0.6170397343823912" office:value-type="float"/>
          <table:table-cell office:value="0.6329915367457851" office:value-type="float"/>
          <table:table-cell office:value="0.6667932869890765" office:value-type="float"/>
          <table:table-cell office:value="0.7209631005823746" office:value-type="float"/>
          <table:table-cell office:value="0.40046235468186064" office:value-type="float"/>
          <table:table-cell office:value="0.4535393752187838" office:value-type="float"/>
          <table:table-cell office:value="0.476680578995586" office:value-type="float"/>
          <table:table-cell office:value="0.5045424346286933" office:value-type="float"/>
          <table:table-cell office:value="0.5784998474285623" office:value-type="float"/>
        </table:table-row>
        <table:table-row>
          <table:table-cell office:value-type="string">
            <text:p>playframework__playframework</text:p>
          </table:table-cell>
          <table:table-cell office:value="0.6882795381236758" office:value-type="float"/>
          <table:table-cell office:value="0.7817211091877379" office:value-type="float"/>
          <table:table-cell office:value="0.8001279123005994" office:value-type="float"/>
          <table:table-cell office:value="0.8175627782183417" office:value-type="float"/>
          <table:table-cell office:value="0.8598367591672407" office:value-type="float"/>
          <table:table-cell office:value="0.5002727477358516" office:value-type="float"/>
          <table:table-cell office:value="0.5688643079779" office:value-type="float"/>
          <table:table-cell office:value="0.5864993105818713" office:value-type="float"/>
          <table:table-cell office:value="0.6052200137038837" office:value-type="float"/>
          <table:table-cell office:value="0.7426324996730542" office:value-type="float"/>
          <table:table-cell office:value="0.3528770166549371" office:value-type="float"/>
          <table:table-cell office:value="0.4618591004786018" office:value-type="float"/>
          <table:table-cell office:value="0.4784451075124049" office:value-type="float"/>
          <table:table-cell office:value="0.4945468942397845" office:value-type="float"/>
          <table:table-cell office:value="0.5731397914805111" office:value-type="float"/>
          <table:table-cell office:value="0.5221418160894941" office:value-type="float"/>
          <table:table-cell office:value="0.6085109151227548" office:value-type="float"/>
          <table:table-cell office:value="0.6308274190314884" office:value-type="float"/>
          <table:table-cell office:value="0.6535180328419483" office:value-type="float"/>
          <table:table-cell office:value="0.7859337102060476" office:value-type="float"/>
          <table:table-cell office:value="0.3400790841227732" office:value-type="float"/>
          <table:table-cell office:value="0.4784066921351765" office:value-type="float"/>
          <table:table-cell office:value="0.5036989066920133" office:value-type="float"/>
          <table:table-cell office:value="0.5255279198201139" office:value-type="float"/>
          <table:table-cell office:value="0.6425920208339406" office:value-type="float"/>
        </table:table-row>
        <table:table-row>
          <table:table-cell office:value-type="string">
            <text:p>jupyter__notebook</text:p>
          </table:table-cell>
          <table:table-cell office:value="0.7019521081300507" office:value-type="float"/>
          <table:table-cell office:value="0.7696940363904323" office:value-type="float"/>
          <table:table-cell office:value="0.7966112615147325" office:value-type="float"/>
          <table:table-cell office:value="0.8148553877183606" office:value-type="float"/>
          <table:table-cell office:value="0.8776935611989215" office:value-type="float"/>
          <table:table-cell office:value="0.5182993901509039" office:value-type="float"/>
          <table:table-cell office:value="0.5870271533050683" office:value-type="float"/>
          <table:table-cell office:value="0.6006178008978671" office:value-type="float"/>
          <table:table-cell office:value="0.615979861420015" office:value-type="float"/>
          <table:table-cell office:value="0.6933368186829475" office:value-type="float"/>
          <table:table-cell office:value="0.37352496797026036" office:value-type="float"/>
          <table:table-cell office:value="0.44613479733864375" office:value-type="float"/>
          <table:table-cell office:value="0.4692823368436293" office:value-type="float"/>
          <table:table-cell office:value="0.4906589614992006" office:value-type="float"/>
          <table:table-cell office:value="0.5723711005543969" office:value-type="float"/>
          <table:table-cell office:value="0.5367219739074544" office:value-type="float"/>
          <table:table-cell office:value="0.6073297345062039" office:value-type="float"/>
          <table:table-cell office:value="0.6280860623857072" office:value-type="float"/>
          <table:table-cell office:value="0.6532158222466666" office:value-type="float"/>
          <table:table-cell office:value="0.7613860426536243" office:value-type="float"/>
          <table:table-cell office:value="0.34678805614896846" office:value-type="float"/>
          <table:table-cell office:value="0.48309301319534376" office:value-type="float"/>
          <table:table-cell office:value="0.5106115950867729" office:value-type="float"/>
          <table:table-cell office:value="0.5269352372128315" office:value-type="float"/>
          <table:table-cell office:value="0.6130298539183372" office:value-type="float"/>
        </table:table-row>
        <table:table-row>
          <table:table-cell office:value-type="string">
            <text:p>RReverser__mpegts</text:p>
          </table:table-cell>
          <table:table-cell office:value="0.7790477157507328" office:value-type="float"/>
          <table:table-cell office:value="0.8060930101225209" office:value-type="float"/>
          <table:table-cell office:value="0.8069291847182359" office:value-type="float"/>
          <table:table-cell office:value="0.8120149997005485" office:value-type="float"/>
          <table:table-cell office:value="0.8318523330358647" office:value-type="float"/>
          <table:table-cell office:value="0.5495621490745102" office:value-type="float"/>
          <table:table-cell office:value="0.5643927509078782" office:value-type="float"/>
          <table:table-cell office:value="0.5677338235115228" office:value-type="float"/>
          <table:table-cell office:value="0.5882503735126716" office:value-type="float"/>
          <table:table-cell office:value="0.6282503899404872" office:value-type="float"/>
          <table:table-cell office:value="0.38927363967268874" office:value-type="float"/>
          <table:table-cell office:value="0.3969165831672376" office:value-type="float"/>
          <table:table-cell office:value="0.43965001462236253" office:value-type="float"/>
          <table:table-cell office:value="0.4512912887124674" office:value-type="float"/>
          <table:table-cell office:value="0.4576855123300334" office:value-type="float"/>
          <table:table-cell office:value="0.5298319053560105" office:value-type="float"/>
          <table:table-cell office:value="0.5769006268758994" office:value-type="float"/>
          <table:table-cell office:value="0.5837915696129938" office:value-type="float"/>
          <table:table-cell office:value="0.6223265393482535" office:value-type="float"/>
          <table:table-cell office:value="0.6377591287565822" office:value-type="float"/>
          <table:table-cell office:value="0.4502254503650597" office:value-type="float"/>
          <table:table-cell office:value="0.48157228947882336" office:value-type="float"/>
          <table:table-cell office:value="0.4962224205001493" office:value-type="float"/>
          <table:table-cell office:value="0.5223649919377421" office:value-type="float"/>
          <table:table-cell office:value="0.5242815791224201" office:value-type="float"/>
        </table:table-row>
        <table:table-row>
          <table:table-cell office:value-type="string">
            <text:p>go-swagger__go-swagger</text:p>
          </table:table-cell>
          <table:table-cell office:value="0.7023743689797319" office:value-type="float"/>
          <table:table-cell office:value="0.7869397825997005" office:value-type="float"/>
          <table:table-cell office:value="0.8129852126512781" office:value-type="float"/>
          <table:table-cell office:value="0.8342200413014335" office:value-type="float"/>
          <table:table-cell office:value="0.8849013747850896" office:value-type="float"/>
          <table:table-cell office:value="0.5322001469534219" office:value-type="float"/>
          <table:table-cell office:value="0.5758925936833343" office:value-type="float"/>
          <table:table-cell office:value="0.5918648867181384" office:value-type="float"/>
          <table:table-cell office:value="0.6083309786969346" office:value-type="float"/>
          <table:table-cell office:value="0.6616287071710399" office:value-type="float"/>
          <table:table-cell office:value="0.437263700019524" office:value-type="float"/>
          <table:table-cell office:value="0.48275005657574965" office:value-type="float"/>
          <table:table-cell office:value="0.503067505597581" office:value-type="float"/>
          <table:table-cell office:value="0.5274732863789389" office:value-type="float"/>
          <table:table-cell office:value="0.5922144456911738" office:value-type="float"/>
          <table:table-cell office:value="0.5908645964789676" office:value-type="float"/>
          <table:table-cell office:value="0.6213763969144822" office:value-type="float"/>
          <table:table-cell office:value="0.6359144481803387" office:value-type="float"/>
          <table:table-cell office:value="0.6545375892274705" office:value-type="float"/>
          <table:table-cell office:value="0.7420564632938507" office:value-type="float"/>
          <table:table-cell office:value="0.40738428767361523" office:value-type="float"/>
          <table:table-cell office:value="0.4862676762732038" office:value-type="float"/>
          <table:table-cell office:value="0.510383961230635" office:value-type="float"/>
          <table:table-cell office:value="0.527564969935329" office:value-type="float"/>
          <table:table-cell office:value="0.6010521792966063" office:value-type="float"/>
        </table:table-row>
        <table:table-row>
          <table:table-cell office:value-type="string">
            <text:p>gruntjs__grunt-contrib-uglify</text:p>
          </table:table-cell>
          <table:table-cell office:value="0.7240566987854395" office:value-type="float"/>
          <table:table-cell office:value="0.7939331295899591" office:value-type="float"/>
          <table:table-cell office:value="0.8125238542021698" office:value-type="float"/>
          <table:table-cell office:value="0.8243572465884988" office:value-type="float"/>
          <table:table-cell office:value="0.8408244387852217" office:value-type="float"/>
          <table:table-cell office:value="0.5346968994818104" office:value-type="float"/>
          <table:table-cell office:value="0.5681789535384224" office:value-type="float"/>
          <table:table-cell office:value="0.590286411158835" office:value-type="float"/>
          <table:table-cell office:value="0.6003310849988701" office:value-type="float"/>
          <table:table-cell office:value="0.6406936013295833" office:value-type="float"/>
          <table:table-cell office:value="0.41590585298988536" office:value-type="float"/>
          <table:table-cell office:value="0.4388143499646624" office:value-type="float"/>
          <table:table-cell office:value="0.4677597837516131" office:value-type="float"/>
          <table:table-cell office:value="0.4888076006631261" office:value-type="float"/>
          <table:table-cell office:value="0.5272374011939076" office:value-type="float"/>
          <table:table-cell office:value="0.5813552356986079" office:value-type="float"/>
          <table:table-cell office:value="0.6222230670651328" office:value-type="float"/>
          <table:table-cell office:value="0.6344020338128668" office:value-type="float"/>
          <table:table-cell office:value="0.6470555479770506" office:value-type="float"/>
          <table:table-cell office:value="0.6945444088201089" office:value-type="float"/>
          <table:table-cell office:value="0.37901418261866954" office:value-type="float"/>
          <table:table-cell office:value="0.4791451645892947" office:value-type="float"/>
          <table:table-cell office:value="0.4937778019845429" office:value-type="float"/>
          <table:table-cell office:value="0.514303868446332" office:value-type="float"/>
          <table:table-cell office:value="0.5391568568256239" office:value-type="float"/>
        </table:table-row>
        <table:table-row>
          <table:table-cell office:value-type="string">
            <text:p>mit-nlp__MITIE</text:p>
          </table:table-cell>
          <table:table-cell office:value="0.7154537766922471" office:value-type="float"/>
          <table:table-cell office:value="0.7563042295069441" office:value-type="float"/>
          <table:table-cell office:value="0.7822029414132045" office:value-type="float"/>
          <table:table-cell office:value="0.8070686474602792" office:value-type="float"/>
          <table:table-cell office:value="0.8427298021091215" office:value-type="float"/>
          <table:table-cell office:value="0.5519857491634332" office:value-type="float"/>
          <table:table-cell office:value="0.5762708455233372" office:value-type="float"/>
          <table:table-cell office:value="0.6143107716418513" office:value-type="float"/>
          <table:table-cell office:value="0.6354011040428018" office:value-type="float"/>
          <table:table-cell office:value="0.6565737572823339" office:value-type="float"/>
          <table:table-cell office:value="0.3907962445592103" office:value-type="float"/>
          <table:table-cell office:value="0.45195739759280384" office:value-type="float"/>
          <table:table-cell office:value="0.4913600769717953" office:value-type="float"/>
          <table:table-cell office:value="0.5063801470189185" office:value-type="float"/>
          <table:table-cell office:value="0.6034864394518165" office:value-type="float"/>
          <table:table-cell office:value="0.577236722819068" office:value-type="float"/>
          <table:table-cell office:value="0.6256458102513333" office:value-type="float"/>
          <table:table-cell office:value="0.6400514242981552" office:value-type="float"/>
          <table:table-cell office:value="0.6561269876713752" office:value-type="float"/>
          <table:table-cell office:value="0.7332278794241525" office:value-type="float"/>
          <table:table-cell office:value="0.417191232562495" office:value-type="float"/>
          <table:table-cell office:value="0.5028461591599809" office:value-type="float"/>
          <table:table-cell office:value="0.5361659878337407" office:value-type="float"/>
          <table:table-cell office:value="0.5440037607558089" office:value-type="float"/>
          <table:table-cell office:value="0.5866005757463562" office:value-type="float"/>
        </table:table-row>
        <table:table-row>
          <table:table-cell office:value-type="string">
            <text:p>jhnns__rewire</text:p>
          </table:table-cell>
          <table:table-cell office:value="0.7121559489313917" office:value-type="float"/>
          <table:table-cell office:value="0.7702396311308977" office:value-type="float"/>
          <table:table-cell office:value="0.7883865703241373" office:value-type="float"/>
          <table:table-cell office:value="0.8068587839538107" office:value-type="float"/>
          <table:table-cell office:value="0.8429246149198669" office:value-type="float"/>
          <table:table-cell office:value="0.5653810333773331" office:value-type="float"/>
          <table:table-cell office:value="0.5844680048308692" office:value-type="float"/>
          <table:table-cell office:value="0.5907795354338107" office:value-type="float"/>
          <table:table-cell office:value="0.6018143700238101" office:value-type="float"/>
          <table:table-cell office:value="0.6206569692155062" office:value-type="float"/>
          <table:table-cell office:value="0.40857492501583453" office:value-type="float"/>
          <table:table-cell office:value="0.44201610162336724" office:value-type="float"/>
          <table:table-cell office:value="0.4597033677515945" office:value-type="float"/>
          <table:table-cell office:value="0.46588575857387426" office:value-type="float"/>
          <table:table-cell office:value="0.5093305249759863" office:value-type="float"/>
          <table:table-cell office:value="0.5741420919059668" office:value-type="float"/>
          <table:table-cell office:value="0.5965402905654896" office:value-type="float"/>
          <table:table-cell office:value="0.6129830575557819" office:value-type="float"/>
          <table:table-cell office:value="0.6161447425482189" office:value-type="float"/>
          <table:table-cell office:value="0.7019743279606842" office:value-type="float"/>
          <table:table-cell office:value="0.39487159846702796" office:value-type="float"/>
          <table:table-cell office:value="0.4625903632671569" office:value-type="float"/>
          <table:table-cell office:value="0.4761290624595783" office:value-type="float"/>
          <table:table-cell office:value="0.5035604597196961" office:value-type="float"/>
          <table:table-cell office:value="0.5175904443692529" office:value-type="float"/>
        </table:table-row>
        <table:table-row>
          <table:table-cell office:value-type="string">
            <text:p>bobthecow__psysh</text:p>
          </table:table-cell>
          <table:table-cell office:value="0.6872523964374754" office:value-type="float"/>
          <table:table-cell office:value="0.7622242982253135" office:value-type="float"/>
          <table:table-cell office:value="0.796831870193509" office:value-type="float"/>
          <table:table-cell office:value="0.8161312334219045" office:value-type="float"/>
          <table:table-cell office:value="0.8599546008484679" office:value-type="float"/>
          <table:table-cell office:value="0.5056752355929339" office:value-type="float"/>
          <table:table-cell office:value="0.5831305232929163" office:value-type="float"/>
          <table:table-cell office:value="0.5935974832267066" office:value-type="float"/>
          <table:table-cell office:value="0.6106622238172597" office:value-type="float"/>
          <table:table-cell office:value="0.6331277446100303" office:value-type="float"/>
          <table:table-cell office:value="0.3753225347504763" office:value-type="float"/>
          <table:table-cell office:value="0.43654878286338483" office:value-type="float"/>
          <table:table-cell office:value="0.45413351866323703" office:value-type="float"/>
          <table:table-cell office:value="0.4705278894924778" office:value-type="float"/>
          <table:table-cell office:value="0.5258440566569605" office:value-type="float"/>
          <table:table-cell office:value="0.5711094868521658" office:value-type="float"/>
          <table:table-cell office:value="0.6230723275340275" office:value-type="float"/>
          <table:table-cell office:value="0.6359928490110109" office:value-type="float"/>
          <table:table-cell office:value="0.672206439827197" office:value-type="float"/>
          <table:table-cell office:value="0.7240259732890739" office:value-type="float"/>
          <table:table-cell office:value="0.3618948877782189" office:value-type="float"/>
          <table:table-cell office:value="0.4790690221256122" office:value-type="float"/>
          <table:table-cell office:value="0.4985315519307567" office:value-type="float"/>
          <table:table-cell office:value="0.5214904581455775" office:value-type="float"/>
          <table:table-cell office:value="0.5477923074899473" office:value-type="float"/>
        </table:table-row>
        <table:table-row>
          <table:table-cell office:value-type="string">
            <text:p>jejacks0n__teaspoon</text:p>
          </table:table-cell>
          <table:table-cell office:value="0.6980544127807857" office:value-type="float"/>
          <table:table-cell office:value="0.7892643476120526" office:value-type="float"/>
          <table:table-cell office:value="0.8072770269369538" office:value-type="float"/>
          <table:table-cell office:value="0.8235179772308654" office:value-type="float"/>
          <table:table-cell office:value="0.8547019850388451" office:value-type="float"/>
          <table:table-cell office:value="0.532477445711389" office:value-type="float"/>
          <table:table-cell office:value="0.5803605272486503" office:value-type="float"/>
          <table:table-cell office:value="0.6018935104252932" office:value-type="float"/>
          <table:table-cell office:value="0.6153457905155105" office:value-type="float"/>
          <table:table-cell office:value="0.6892634809997856" office:value-type="float"/>
          <table:table-cell office:value="0.33177898367161396" office:value-type="float"/>
          <table:table-cell office:value="0.4587470819066471" office:value-type="float"/>
          <table:table-cell office:value="0.4851045425783955" office:value-type="float"/>
          <table:table-cell office:value="0.5105501646905108" office:value-type="float"/>
          <table:table-cell office:value="0.6006700412607453" office:value-type="float"/>
          <table:table-cell office:value="0.5504853088088122" office:value-type="float"/>
          <table:table-cell office:value="0.6055336015170691" office:value-type="float"/>
          <table:table-cell office:value="0.6346255041760336" office:value-type="float"/>
          <table:table-cell office:value="0.6730668753723998" office:value-type="float"/>
          <table:table-cell office:value="0.7532927765458399" office:value-type="float"/>
          <table:table-cell office:value="0.41348414010991896" office:value-type="float"/>
          <table:table-cell office:value="0.4833169723705431" office:value-type="float"/>
          <table:table-cell office:value="0.5079529976395365" office:value-type="float"/>
          <table:table-cell office:value="0.5346150506577365" office:value-type="float"/>
          <table:table-cell office:value="0.5970519041960382" office:value-type="float"/>
        </table:table-row>
        <table:table-row>
          <table:table-cell office:value-type="string">
            <text:p>ashtuchkin__iconv-lite</text:p>
          </table:table-cell>
          <table:table-cell office:value="0.7270160107778154" office:value-type="float"/>
          <table:table-cell office:value="0.7698209117877556" office:value-type="float"/>
          <table:table-cell office:value="0.8052377718152524" office:value-type="float"/>
          <table:table-cell office:value="0.8178712252013804" office:value-type="float"/>
          <table:table-cell office:value="0.8570538869850093" office:value-type="float"/>
          <table:table-cell office:value="0.5215694845034019" office:value-type="float"/>
          <table:table-cell office:value="0.5692379123907222" office:value-type="float"/>
          <table:table-cell office:value="0.5888274157360788" office:value-type="float"/>
          <table:table-cell office:value="0.6104219650823349" office:value-type="float"/>
          <table:table-cell office:value="0.6361125516103205" office:value-type="float"/>
          <table:table-cell office:value="0.4398204001652444" office:value-type="float"/>
          <table:table-cell office:value="0.45806578889842664" office:value-type="float"/>
          <table:table-cell office:value="0.46351475274962844" office:value-type="float"/>
          <table:table-cell office:value="0.4744521400579677" office:value-type="float"/>
          <table:table-cell office:value="0.5351691827557745" office:value-type="float"/>
          <table:table-cell office:value="0.5859280215519225" office:value-type="float"/>
          <table:table-cell office:value="0.5968039319957579" office:value-type="float"/>
          <table:table-cell office:value="0.637786044955007" office:value-type="float"/>
          <table:table-cell office:value="0.6466454402825392" office:value-type="float"/>
          <table:table-cell office:value="0.6981198169960767" office:value-type="float"/>
          <table:table-cell office:value="0.4445617737036309" office:value-type="float"/>
          <table:table-cell office:value="0.4614458555357501" office:value-type="float"/>
          <table:table-cell office:value="0.48689779061093563" office:value-type="float"/>
          <table:table-cell office:value="0.5108994702466698" office:value-type="float"/>
          <table:table-cell office:value="0.5835365676268062" office:value-type="float"/>
        </table:table-row>
        <table:table-row>
          <table:table-cell office:value-type="string">
            <text:p>lawloretienne__QuickReturn</text:p>
          </table:table-cell>
          <table:table-cell office:value="0.7495339160234444" office:value-type="float"/>
          <table:table-cell office:value="0.7544049196247596" office:value-type="float"/>
          <table:table-cell office:value="0.7970694767465593" office:value-type="float"/>
          <table:table-cell office:value="0.8071218159241419" office:value-type="float"/>
          <table:table-cell office:value="0.8071218159241419" office:value-type="float"/>
          <table:table-cell office:value="0.5691472517530661" office:value-type="float"/>
          <table:table-cell office:value="0.5772283766975546" office:value-type="float"/>
          <table:table-cell office:value="0.627070902152878" office:value-type="float"/>
          <table:table-cell office:value="0.6508170747213526" office:value-type="float"/>
          <table:table-cell office:value="0.6508170747213526" office:value-type="float"/>
          <table:table-cell office:value="0.45250065403875267" office:value-type="float"/>
          <table:table-cell office:value="0.4665240108425889" office:value-type="float"/>
          <table:table-cell office:value="0.46917771800657415" office:value-type="float"/>
          <table:table-cell office:value="0.5191642411646814" office:value-type="float"/>
          <table:table-cell office:value="0.5191642411646814" office:value-type="float"/>
          <table:table-cell office:value="0.6434246157599588" office:value-type="float"/>
          <table:table-cell office:value="0.6465489306647179" office:value-type="float"/>
          <table:table-cell office:value="0.6478810049960154" office:value-type="float"/>
          <table:table-cell office:value="0.6505265750781211" office:value-type="float"/>
          <table:table-cell office:value="0.6505265750781211" office:value-type="float"/>
          <table:table-cell office:value="0.44230587875232563" office:value-type="float"/>
          <table:table-cell office:value="0.46292906495772923" office:value-type="float"/>
          <table:table-cell office:value="0.5439502658578361" office:value-type="float"/>
          <table:table-cell office:value="0.5694951103161716" office:value-type="float"/>
          <table:table-cell office:value="0.5694951103161716" office:value-type="float"/>
        </table:table-row>
        <table:table-row>
          <table:table-cell office:value-type="string">
            <text:p>spray__spray</text:p>
          </table:table-cell>
          <table:table-cell office:value="0.7476494442062583" office:value-type="float"/>
          <table:table-cell office:value="0.7912553560890023" office:value-type="float"/>
          <table:table-cell office:value="0.8066934120722896" office:value-type="float"/>
          <table:table-cell office:value="0.8260040711507163" office:value-type="float"/>
          <table:table-cell office:value="0.8623504930160583" office:value-type="float"/>
          <table:table-cell office:value="0.5414370203029653" office:value-type="float"/>
          <table:table-cell office:value="0.5848568009985149" office:value-type="float"/>
          <table:table-cell office:value="0.6105635285214907" office:value-type="float"/>
          <table:table-cell office:value="0.636805359525452" office:value-type="float"/>
          <table:table-cell office:value="0.7079740780815282" office:value-type="float"/>
          <table:table-cell office:value="0.3823374335238589" office:value-type="float"/>
          <table:table-cell office:value="0.47752323943834457" office:value-type="float"/>
          <table:table-cell office:value="0.495545808797713" office:value-type="float"/>
          <table:table-cell office:value="0.5139695011722065" office:value-type="float"/>
          <table:table-cell office:value="0.5916659833977211" office:value-type="float"/>
          <table:table-cell office:value="0.5661130671384895" office:value-type="float"/>
          <table:table-cell office:value="0.6294271174015136" office:value-type="float"/>
          <table:table-cell office:value="0.6483889129643453" office:value-type="float"/>
          <table:table-cell office:value="0.6685632185102119" office:value-type="float"/>
          <table:table-cell office:value="0.7908355663113836" office:value-type="float"/>
          <table:table-cell office:value="0.37419007709064245" office:value-type="float"/>
          <table:table-cell office:value="0.4860418304521493" office:value-type="float"/>
          <table:table-cell office:value="0.5050540042188483" office:value-type="float"/>
          <table:table-cell office:value="0.5227165729757539" office:value-type="float"/>
          <table:table-cell office:value="0.5790627365447365" office:value-type="float"/>
        </table:table-row>
        <table:table-row>
          <table:table-cell office:value-type="string">
            <text:p>javallone__regexper</text:p>
          </table:table-cell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425421316011713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6352708676160043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5018523691684283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44995564853159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5529757332027394" office:value-type="float"/>
        </table:table-row>
        <table:table-row>
          <table:table-cell office:value-type="string">
            <text:p>aspnet__KestrelHttpServer</text:p>
          </table:table-cell>
          <table:table-cell office:value="0.6469651457340918" office:value-type="float"/>
          <table:table-cell office:value="0.7609229038602864" office:value-type="float"/>
          <table:table-cell office:value="0.7872688749713618" office:value-type="float"/>
          <table:table-cell office:value="0.8064507555344265" office:value-type="float"/>
          <table:table-cell office:value="0.8747895899235504" office:value-type="float"/>
          <table:table-cell office:value="0.5208104164991445" office:value-type="float"/>
          <table:table-cell office:value="0.5729437720334841" office:value-type="float"/>
          <table:table-cell office:value="0.5938702418242777" office:value-type="float"/>
          <table:table-cell office:value="0.6135973040574498" office:value-type="float"/>
          <table:table-cell office:value="0.6959465117869539" office:value-type="float"/>
          <table:table-cell office:value="0.3796697713244331" office:value-type="float"/>
          <table:table-cell office:value="0.4487604528603576" office:value-type="float"/>
          <table:table-cell office:value="0.4655912799415042" office:value-type="float"/>
          <table:table-cell office:value="0.48873372878606947" office:value-type="float"/>
          <table:table-cell office:value="0.6067204525255884" office:value-type="float"/>
          <table:table-cell office:value="0.546695101199056" office:value-type="float"/>
          <table:table-cell office:value="0.6085399442150956" office:value-type="float"/>
          <table:table-cell office:value="0.6280685555514482" office:value-type="float"/>
          <table:table-cell office:value="0.6548427253286766" office:value-type="float"/>
          <table:table-cell office:value="0.7626549289314948" office:value-type="float"/>
          <table:table-cell office:value="0.2952375378806352" office:value-type="float"/>
          <table:table-cell office:value="0.46750755347876455" office:value-type="float"/>
          <table:table-cell office:value="0.49230566655194186" office:value-type="float"/>
          <table:table-cell office:value="0.5153854266038571" office:value-type="float"/>
          <table:table-cell office:value="0.5835677954423492" office:value-type="float"/>
        </table:table-row>
        <table:table-row>
          <table:table-cell office:value-type="string">
            <text:p>iron-io__functions</text:p>
          </table:table-cell>
          <table:table-cell office:value="0.7310213533577796" office:value-type="float"/>
          <table:table-cell office:value="0.7782876439358953" office:value-type="float"/>
          <table:table-cell office:value="0.7935390581299229" office:value-type="float"/>
          <table:table-cell office:value="0.8143895352123157" office:value-type="float"/>
          <table:table-cell office:value="0.8314430360929077" office:value-type="float"/>
          <table:table-cell office:value="0.5714958002904739" office:value-type="float"/>
          <table:table-cell office:value="0.5917377842702252" office:value-type="float"/>
          <table:table-cell office:value="0.6086648732291633" office:value-type="float"/>
          <table:table-cell office:value="0.6203178656258976" office:value-type="float"/>
          <table:table-cell office:value="0.7362021176058651" office:value-type="float"/>
          <table:table-cell office:value="0.41294676390990437" office:value-type="float"/>
          <table:table-cell office:value="0.46212582116299916" office:value-type="float"/>
          <table:table-cell office:value="0.4771544292162381" office:value-type="float"/>
          <table:table-cell office:value="0.49709122136131756" office:value-type="float"/>
          <table:table-cell office:value="0.5326204211747507" office:value-type="float"/>
          <table:table-cell office:value="0.6108567499994522" office:value-type="float"/>
          <table:table-cell office:value="0.6255852381783358" office:value-type="float"/>
          <table:table-cell office:value="0.6319979837547365" office:value-type="float"/>
          <table:table-cell office:value="0.6429290901511369" office:value-type="float"/>
          <table:table-cell office:value="0.7275345234202084" office:value-type="float"/>
          <table:table-cell office:value="0.4603299278151356" office:value-type="float"/>
          <table:table-cell office:value="0.497451692695103" office:value-type="float"/>
          <table:table-cell office:value="0.5152485596725841" office:value-type="float"/>
          <table:table-cell office:value="0.521280924714375" office:value-type="float"/>
          <table:table-cell office:value="0.612965588407493" office:value-type="float"/>
        </table:table-row>
        <table:table-row>
          <table:table-cell office:value-type="string">
            <text:p>astrada__google-drive-ocamlfuse</text:p>
          </table:table-cell>
          <table:table-cell office:value="0.7010207475791631" office:value-type="float"/>
          <table:table-cell office:value="0.7458399317396376" office:value-type="float"/>
          <table:table-cell office:value="0.7668067956471946" office:value-type="float"/>
          <table:table-cell office:value="0.7879694554549771" office:value-type="float"/>
          <table:table-cell office:value="0.825242062650047" office:value-type="float"/>
          <table:table-cell office:value="0.5368302432819216" office:value-type="float"/>
          <table:table-cell office:value="0.5781381659584008" office:value-type="float"/>
          <table:table-cell office:value="0.5949624190667263" office:value-type="float"/>
          <table:table-cell office:value="0.6109150604320008" office:value-type="float"/>
          <table:table-cell office:value="0.6664337213642673" office:value-type="float"/>
          <table:table-cell office:value="0.38279650534531573" office:value-type="float"/>
          <table:table-cell office:value="0.44337995374081857" office:value-type="float"/>
          <table:table-cell office:value="0.4552191711770261" office:value-type="float"/>
          <table:table-cell office:value="0.4810958835713657" office:value-type="float"/>
          <table:table-cell office:value="0.5829360634200205" office:value-type="float"/>
          <table:table-cell office:value="0.565941203486086" office:value-type="float"/>
          <table:table-cell office:value="0.6088235946242513" office:value-type="float"/>
          <table:table-cell office:value="0.627418776283508" office:value-type="float"/>
          <table:table-cell office:value="0.6575672750510435" office:value-type="float"/>
          <table:table-cell office:value="0.6860688235212671" office:value-type="float"/>
          <table:table-cell office:value="0.37442628279753576" office:value-type="float"/>
          <table:table-cell office:value="0.4712061182666504" office:value-type="float"/>
          <table:table-cell office:value="0.5183330372025544" office:value-type="float"/>
          <table:table-cell office:value="0.5476408634421572" office:value-type="float"/>
          <table:table-cell office:value="0.6138437128319734" office:value-type="float"/>
        </table:table-row>
        <table:table-row>
          <table:table-cell office:value-type="string">
            <text:p>lipangit__JiaoZiVideoPlayer</text:p>
          </table:table-cell>
          <table:table-cell office:value="0.6870469420423312" office:value-type="float"/>
          <table:table-cell office:value="0.7217132963054271" office:value-type="float"/>
          <table:table-cell office:value="0.7359482116547202" office:value-type="float"/>
          <table:table-cell office:value="0.7564508104490638" office:value-type="float"/>
          <table:table-cell office:value="0.8209545225261029" office:value-type="float"/>
          <table:table-cell office:value="0.5212843864140041" office:value-type="float"/>
          <table:table-cell office:value="0.5662760111219873" office:value-type="float"/>
          <table:table-cell office:value="0.58113006996212" office:value-type="float"/>
          <table:table-cell office:value="0.5897215431859628" office:value-type="float"/>
          <table:table-cell office:value="0.6239527958564385" office:value-type="float"/>
          <table:table-cell office:value="0.41545314126000876" office:value-type="float"/>
          <table:table-cell office:value="0.473244523137778" office:value-type="float"/>
          <table:table-cell office:value="0.48348034794226186" office:value-type="float"/>
          <table:table-cell office:value="0.4958762748252642" office:value-type="float"/>
          <table:table-cell office:value="0.5737634372166597" office:value-type="float"/>
          <table:table-cell office:value="0.5895291997985344" office:value-type="float"/>
          <table:table-cell office:value="0.6613198227959702" office:value-type="float"/>
          <table:table-cell office:value="0.6796210544803811" office:value-type="float"/>
          <table:table-cell office:value="0.6919115461649611" office:value-type="float"/>
          <table:table-cell office:value="0.7148941408127548" office:value-type="float"/>
          <table:table-cell office:value="0.32546468598846073" office:value-type="float"/>
          <table:table-cell office:value="0.39808230055803884" office:value-type="float"/>
          <table:table-cell office:value="0.43938693254742756" office:value-type="float"/>
          <table:table-cell office:value="0.46372897752406683" office:value-type="float"/>
          <table:table-cell office:value="0.5284611694855917" office:value-type="float"/>
        </table:table-row>
        <table:table-row>
          <table:table-cell office:value-type="string">
            <text:p>piwik__piwik</text:p>
          </table:table-cell>
          <table:table-cell office:value="0.6909270047356779" office:value-type="float"/>
          <table:table-cell office:value="0.7795963771021728" office:value-type="float"/>
          <table:table-cell office:value="0.8027392494594427" office:value-type="float"/>
          <table:table-cell office:value="0.8151258066690208" office:value-type="float"/>
          <table:table-cell office:value="0.8854188552005318" office:value-type="float"/>
          <table:table-cell office:value="0.5309786248754254" office:value-type="float"/>
          <table:table-cell office:value="0.5907718008199615" office:value-type="float"/>
          <table:table-cell office:value="0.6073815706436914" office:value-type="float"/>
          <table:table-cell office:value="0.6253098786300249" office:value-type="float"/>
          <table:table-cell office:value="0.6995120480164634" office:value-type="float"/>
          <table:table-cell office:value="0.39178660172662017" office:value-type="float"/>
          <table:table-cell office:value="0.45552719134983843" office:value-type="float"/>
          <table:table-cell office:value="0.4755591070624646" office:value-type="float"/>
          <table:table-cell office:value="0.4940042343350297" office:value-type="float"/>
          <table:table-cell office:value="0.5558689566390413" office:value-type="float"/>
          <table:table-cell office:value="0.5536923582351928" office:value-type="float"/>
          <table:table-cell office:value="0.6079662959657016" office:value-type="float"/>
          <table:table-cell office:value="0.6284597579518263" office:value-type="float"/>
          <table:table-cell office:value="0.6558299520282933" office:value-type="float"/>
          <table:table-cell office:value="0.730860289377017" office:value-type="float"/>
          <table:table-cell office:value="0.3924922652591343" office:value-type="float"/>
          <table:table-cell office:value="0.5020898227881843" office:value-type="float"/>
          <table:table-cell office:value="0.5213080270410315" office:value-type="float"/>
          <table:table-cell office:value="0.5420915174945187" office:value-type="float"/>
          <table:table-cell office:value="0.5996278508383678" office:value-type="float"/>
        </table:table-row>
        <table:table-row>
          <table:table-cell office:value-type="string">
            <text:p>aspnet__Home</text:p>
          </table:table-cell>
          <table:table-cell office:value="0.6756229815347581" office:value-type="float"/>
          <table:table-cell office:value="0.771881696677142" office:value-type="float"/>
          <table:table-cell office:value="0.7965204588228252" office:value-type="float"/>
          <table:table-cell office:value="0.8142539719135005" office:value-type="float"/>
          <table:table-cell office:value="0.8777466916382075" office:value-type="float"/>
          <table:table-cell office:value="0.4999875050375979" office:value-type="float"/>
          <table:table-cell office:value="0.5786391772630585" office:value-type="float"/>
          <table:table-cell office:value="0.5963223728684574" office:value-type="float"/>
          <table:table-cell office:value="0.613360320661633" office:value-type="float"/>
          <table:table-cell office:value="0.6991828559784209" office:value-type="float"/>
          <table:table-cell office:value="0.3452287699947991" office:value-type="float"/>
          <table:table-cell office:value="0.45245719703964504" office:value-type="float"/>
          <table:table-cell office:value="0.4777649711630855" office:value-type="float"/>
          <table:table-cell office:value="0.4985960043339298" office:value-type="float"/>
          <table:table-cell office:value="0.5971632750420278" office:value-type="float"/>
          <table:table-cell office:value="0.5112796269875455" office:value-type="float"/>
          <table:table-cell office:value="0.6031013845181936" office:value-type="float"/>
          <table:table-cell office:value="0.6245851020204582" office:value-type="float"/>
          <table:table-cell office:value="0.6487660535210932" office:value-type="float"/>
          <table:table-cell office:value="0.7491859889671681" office:value-type="float"/>
          <table:table-cell office:value="0.3449846727047844" office:value-type="float"/>
          <table:table-cell office:value="0.47718978131330403" office:value-type="float"/>
          <table:table-cell office:value="0.5020451351930222" office:value-type="float"/>
          <table:table-cell office:value="0.5266457967214395" office:value-type="float"/>
          <table:table-cell office:value="0.6251653702306055" office:value-type="float"/>
        </table:table-row>
        <table:table-row>
          <table:table-cell office:value-type="string">
            <text:p>aspnet__EntityFrameworkCore</text:p>
          </table:table-cell>
          <table:table-cell office:value="0.6842882097037917" office:value-type="float"/>
          <table:table-cell office:value="0.7699213148418876" office:value-type="float"/>
          <table:table-cell office:value="0.7960136331573304" office:value-type="float"/>
          <table:table-cell office:value="0.8149003593838957" office:value-type="float"/>
          <table:table-cell office:value="0.8820702964088877" office:value-type="float"/>
          <table:table-cell office:value="0.5212323503537697" office:value-type="float"/>
          <table:table-cell office:value="0.5772404674902687" office:value-type="float"/>
          <table:table-cell office:value="0.5942538522815193" office:value-type="float"/>
          <table:table-cell office:value="0.6107555921035277" office:value-type="float"/>
          <table:table-cell office:value="0.681906040738344" office:value-type="float"/>
          <table:table-cell office:value="0.36753889163870174" office:value-type="float"/>
          <table:table-cell office:value="0.4650605209559029" office:value-type="float"/>
          <table:table-cell office:value="0.4861773635751043" office:value-type="float"/>
          <table:table-cell office:value="0.5098563260941295" office:value-type="float"/>
          <table:table-cell office:value="0.6049392576374201" office:value-type="float"/>
          <table:table-cell office:value="0.5336822717344558" office:value-type="float"/>
          <table:table-cell office:value="0.6134438856900093" office:value-type="float"/>
          <table:table-cell office:value="0.6367680202474422" office:value-type="float"/>
          <table:table-cell office:value="0.6595283158594917" office:value-type="float"/>
          <table:table-cell office:value="0.7486090198950585" office:value-type="float"/>
          <table:table-cell office:value="0.29968067885181093" office:value-type="float"/>
          <table:table-cell office:value="0.46426664061793643" office:value-type="float"/>
          <table:table-cell office:value="0.4926701344568134" office:value-type="float"/>
          <table:table-cell office:value="0.5155748117275694" office:value-type="float"/>
          <table:table-cell office:value="0.60324635745393" office:value-type="float"/>
        </table:table-row>
        <table:table-row>
          <table:table-cell office:value-type="string">
            <text:p>jariz__vibrant.js</text:p>
          </table:table-cell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225306837424671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544869721635805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141787203653199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7044904833355247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243058291466443" office:value-type="float"/>
        </table:table-row>
        <table:table-row>
          <table:table-cell office:value-type="string">
            <text:p>lucasr__smoothie</text:p>
          </table:table-cell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8024050998187728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6226709320280928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6200453726963414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38234475740894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5248380733574579" office:value-type="float"/>
        </table:table-row>
        <table:table-row>
          <table:table-cell office:value-type="string">
            <text:p>pixelsign__html5-device-mockups</text:p>
          </table:table-cell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254566208108696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24416908004553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722904353687156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5882543730348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403704819569806" office:value-type="float"/>
        </table:table-row>
        <table:table-row>
          <table:table-cell office:value-type="string">
            <text:p>angular-ui__ui-utils</text:p>
          </table:table-cell>
          <table:table-cell office:value="0.7538700466962928" office:value-type="float"/>
          <table:table-cell office:value="0.7942322544462659" office:value-type="float"/>
          <table:table-cell office:value="0.8101292997102302" office:value-type="float"/>
          <table:table-cell office:value="0.8336660762442394" office:value-type="float"/>
          <table:table-cell office:value="0.8619432456047137" office:value-type="float"/>
          <table:table-cell office:value="0.5283585272660392" office:value-type="float"/>
          <table:table-cell office:value="0.5773961466168152" office:value-type="float"/>
          <table:table-cell office:value="0.5935968407503247" office:value-type="float"/>
          <table:table-cell office:value="0.6124812070894843" office:value-type="float"/>
          <table:table-cell office:value="0.657165987659867" office:value-type="float"/>
          <table:table-cell office:value="0.389527883034635" office:value-type="float"/>
          <table:table-cell office:value="0.4551968377057436" office:value-type="float"/>
          <table:table-cell office:value="0.4820637968952587" office:value-type="float"/>
          <table:table-cell office:value="0.4994094785261045" office:value-type="float"/>
          <table:table-cell office:value="0.5836955460826324" office:value-type="float"/>
          <table:table-cell office:value="0.5833023018616738" office:value-type="float"/>
          <table:table-cell office:value="0.6119878022157421" office:value-type="float"/>
          <table:table-cell office:value="0.6357348501748036" office:value-type="float"/>
          <table:table-cell office:value="0.6566604805094263" office:value-type="float"/>
          <table:table-cell office:value="0.7201827710316118" office:value-type="float"/>
          <table:table-cell office:value="0.3819373305666741" office:value-type="float"/>
          <table:table-cell office:value="0.4713667809143201" office:value-type="float"/>
          <table:table-cell office:value="0.5048512150118415" office:value-type="float"/>
          <table:table-cell office:value="0.5270864919676763" office:value-type="float"/>
          <table:table-cell office:value="0.5996343605199456" office:value-type="float"/>
        </table:table-row>
        <table:table-row>
          <table:table-cell office:value-type="string">
            <text:p>Famous__famous</text:p>
          </table:table-cell>
          <table:table-cell office:value="0.7460778363847911" office:value-type="float"/>
          <table:table-cell office:value="0.8073172185983831" office:value-type="float"/>
          <table:table-cell office:value="0.8205983369109505" office:value-type="float"/>
          <table:table-cell office:value="0.8310376694732521" office:value-type="float"/>
          <table:table-cell office:value="0.8535552500981001" office:value-type="float"/>
          <table:table-cell office:value="0.5269682695308749" office:value-type="float"/>
          <table:table-cell office:value="0.5820758628899676" office:value-type="float"/>
          <table:table-cell office:value="0.5999354411026478" office:value-type="float"/>
          <table:table-cell office:value="0.6143460771852114" office:value-type="float"/>
          <table:table-cell office:value="0.6600377288920841" office:value-type="float"/>
          <table:table-cell office:value="0.4325387052508514" office:value-type="float"/>
          <table:table-cell office:value="0.4664470128866036" office:value-type="float"/>
          <table:table-cell office:value="0.47846532678642784" office:value-type="float"/>
          <table:table-cell office:value="0.5027704484890544" office:value-type="float"/>
          <table:table-cell office:value="0.5473126612752636" office:value-type="float"/>
          <table:table-cell office:value="0.5655159321342098" office:value-type="float"/>
          <table:table-cell office:value="0.6080775173781405" office:value-type="float"/>
          <table:table-cell office:value="0.6293990191210186" office:value-type="float"/>
          <table:table-cell office:value="0.6489507719847407" office:value-type="float"/>
          <table:table-cell office:value="0.6961828768362885" office:value-type="float"/>
          <table:table-cell office:value="0.42653657798593464" office:value-type="float"/>
          <table:table-cell office:value="0.4886425064559162" office:value-type="float"/>
          <table:table-cell office:value="0.5038513346240692" office:value-type="float"/>
          <table:table-cell office:value="0.5153507354391256" office:value-type="float"/>
          <table:table-cell office:value="0.5516442913852908" office:value-type="float"/>
        </table:table-row>
        <table:table-row>
          <table:table-cell office:value-type="string">
            <text:p>Varying-Vagrant-Vagrants__VVV</text:p>
          </table:table-cell>
          <table:table-cell office:value="0.7141862913012582" office:value-type="float"/>
          <table:table-cell office:value="0.7684225731186394" office:value-type="float"/>
          <table:table-cell office:value="0.7891835165677021" office:value-type="float"/>
          <table:table-cell office:value="0.804222460252885" office:value-type="float"/>
          <table:table-cell office:value="0.8762149049174921" office:value-type="float"/>
          <table:table-cell office:value="0.523444366370082" office:value-type="float"/>
          <table:table-cell office:value="0.5815835041750398" office:value-type="float"/>
          <table:table-cell office:value="0.5955975969848016" office:value-type="float"/>
          <table:table-cell office:value="0.6072214966832532" office:value-type="float"/>
          <table:table-cell office:value="0.6513383080666226" office:value-type="float"/>
          <table:table-cell office:value="0.3656212557729027" office:value-type="float"/>
          <table:table-cell office:value="0.4567843386103089" office:value-type="float"/>
          <table:table-cell office:value="0.4737756095980328" office:value-type="float"/>
          <table:table-cell office:value="0.49754783401334624" office:value-type="float"/>
          <table:table-cell office:value="0.5599766503674956" office:value-type="float"/>
          <table:table-cell office:value="0.5383817764027345" office:value-type="float"/>
          <table:table-cell office:value="0.5979140480439049" office:value-type="float"/>
          <table:table-cell office:value="0.6195094645140985" office:value-type="float"/>
          <table:table-cell office:value="0.642819853650326" office:value-type="float"/>
          <table:table-cell office:value="0.8053824376828275" office:value-type="float"/>
          <table:table-cell office:value="0.42743042954724786" office:value-type="float"/>
          <table:table-cell office:value="0.5029761878523129" office:value-type="float"/>
          <table:table-cell office:value="0.5222432521571492" office:value-type="float"/>
          <table:table-cell office:value="0.5415199080710151" office:value-type="float"/>
          <table:table-cell office:value="0.6312671772536574" office:value-type="float"/>
        </table:table-row>
        <table:table-row>
          <table:table-cell office:value-type="string">
            <text:p>nanoc__nanoc</text:p>
          </table:table-cell>
          <table:table-cell office:value="0.7591104291378032" office:value-type="float"/>
          <table:table-cell office:value="0.7970079564120778" office:value-type="float"/>
          <table:table-cell office:value="0.8146768259365178" office:value-type="float"/>
          <table:table-cell office:value="0.8259932265493113" office:value-type="float"/>
          <table:table-cell office:value="0.8532806270896584" office:value-type="float"/>
          <table:table-cell office:value="0.5458977276292802" office:value-type="float"/>
          <table:table-cell office:value="0.5864318687126754" office:value-type="float"/>
          <table:table-cell office:value="0.6044369740028177" office:value-type="float"/>
          <table:table-cell office:value="0.6172288179243596" office:value-type="float"/>
          <table:table-cell office:value="0.6631626035394635" office:value-type="float"/>
          <table:table-cell office:value="0.42435966351867427" office:value-type="float"/>
          <table:table-cell office:value="0.4599815676238057" office:value-type="float"/>
          <table:table-cell office:value="0.4887215039885555" office:value-type="float"/>
          <table:table-cell office:value="0.5033283672520265" office:value-type="float"/>
          <table:table-cell office:value="0.5703779515682046" office:value-type="float"/>
          <table:table-cell office:value="0.6011382594791415" office:value-type="float"/>
          <table:table-cell office:value="0.631625652463228" office:value-type="float"/>
          <table:table-cell office:value="0.643020189142109" office:value-type="float"/>
          <table:table-cell office:value="0.6498860363447436" office:value-type="float"/>
          <table:table-cell office:value="0.7617019270354534" office:value-type="float"/>
          <table:table-cell office:value="0.4256732110996808" office:value-type="float"/>
          <table:table-cell office:value="0.4910225661569432" office:value-type="float"/>
          <table:table-cell office:value="0.514414888747109" office:value-type="float"/>
          <table:table-cell office:value="0.5265800877495042" office:value-type="float"/>
          <table:table-cell office:value="0.56759776017522" office:value-type="float"/>
        </table:table-row>
        <table:table-row>
          <table:table-cell office:value-type="string">
            <text:p>wbotelhos__raty</text:p>
          </table:table-cell>
          <table:table-cell office:value="0.7590361688149603" office:value-type="float"/>
          <table:table-cell office:value="0.7868779857084942" office:value-type="float"/>
          <table:table-cell office:value="0.7951880153914415" office:value-type="float"/>
          <table:table-cell office:value="0.811637497579029" office:value-type="float"/>
          <table:table-cell office:value="0.8177113940203214" office:value-type="float"/>
          <table:table-cell office:value="0.567363967027449" office:value-type="float"/>
          <table:table-cell office:value="0.5843925647300184" office:value-type="float"/>
          <table:table-cell office:value="0.599655578018085" office:value-type="float"/>
          <table:table-cell office:value="0.6071098053537278" office:value-type="float"/>
          <table:table-cell office:value="0.6537653579715214" office:value-type="float"/>
          <table:table-cell office:value="0.4705637304395288" office:value-type="float"/>
          <table:table-cell office:value="0.47120677903631114" office:value-type="float"/>
          <table:table-cell office:value="0.47487499382401177" office:value-type="float"/>
          <table:table-cell office:value="0.49396972987999554" office:value-type="float"/>
          <table:table-cell office:value="0.5162663130211823" office:value-type="float"/>
          <table:table-cell office:value="0.5849971956529854" office:value-type="float"/>
          <table:table-cell office:value="0.6136827847157925" office:value-type="float"/>
          <table:table-cell office:value="0.6372566535483482" office:value-type="float"/>
          <table:table-cell office:value="0.6500451580993678" office:value-type="float"/>
          <table:table-cell office:value="0.6579895896617456" office:value-type="float"/>
          <table:table-cell office:value="0.46408028496693965" office:value-type="float"/>
          <table:table-cell office:value="0.5365318413260561" office:value-type="float"/>
          <table:table-cell office:value="0.5630296061979143" office:value-type="float"/>
          <table:table-cell office:value="0.5832969772284885" office:value-type="float"/>
          <table:table-cell office:value="0.5858655053742551" office:value-type="float"/>
        </table:table-row>
        <table:table-row>
          <table:table-cell office:value-type="string">
            <text:p>AudioKit__AudioKit</text:p>
          </table:table-cell>
          <table:table-cell office:value="0.7166444556820776" office:value-type="float"/>
          <table:table-cell office:value="0.7692807434538336" office:value-type="float"/>
          <table:table-cell office:value="0.7968325682397092" office:value-type="float"/>
          <table:table-cell office:value="0.8119774256812404" office:value-type="float"/>
          <table:table-cell office:value="0.864343602301253" office:value-type="float"/>
          <table:table-cell office:value="0.4920014998570533" office:value-type="float"/>
          <table:table-cell office:value="0.5551798845082684" office:value-type="float"/>
          <table:table-cell office:value="0.573368288320547" office:value-type="float"/>
          <table:table-cell office:value="0.5899430831595662" office:value-type="float"/>
          <table:table-cell office:value="0.6487791291772015" office:value-type="float"/>
          <table:table-cell office:value="0.3870847618355886" office:value-type="float"/>
          <table:table-cell office:value="0.44821581514816755" office:value-type="float"/>
          <table:table-cell office:value="0.46506540630849313" office:value-type="float"/>
          <table:table-cell office:value="0.4836197989732621" office:value-type="float"/>
          <table:table-cell office:value="0.5644779534763433" office:value-type="float"/>
          <table:table-cell office:value="0.5632092321301652" office:value-type="float"/>
          <table:table-cell office:value="0.6107399302989851" office:value-type="float"/>
          <table:table-cell office:value="0.6315181879962986" office:value-type="float"/>
          <table:table-cell office:value="0.6516213720430355" office:value-type="float"/>
          <table:table-cell office:value="0.7104997422192467" office:value-type="float"/>
          <table:table-cell office:value="0.37438233779857655" office:value-type="float"/>
          <table:table-cell office:value="0.4420622946346176" office:value-type="float"/>
          <table:table-cell office:value="0.4857066195829649" office:value-type="float"/>
          <table:table-cell office:value="0.5040575522783974" office:value-type="float"/>
          <table:table-cell office:value="0.5543795231535469" office:value-type="float"/>
        </table:table-row>
        <table:table-row>
          <table:table-cell office:value-type="string">
            <text:p>gitlabhq__gitlab-ci</text:p>
          </table:table-cell>
          <table:table-cell office:value="0.7197696014369217" office:value-type="float"/>
          <table:table-cell office:value="0.7797344038289773" office:value-type="float"/>
          <table:table-cell office:value="0.802821920522325" office:value-type="float"/>
          <table:table-cell office:value="0.8193056045027567" office:value-type="float"/>
          <table:table-cell office:value="0.8314067043577167" office:value-type="float"/>
          <table:table-cell office:value="0.594246569904156" office:value-type="float"/>
          <table:table-cell office:value="0.6195195954016521" office:value-type="float"/>
          <table:table-cell office:value="0.6335845671462997" office:value-type="float"/>
          <table:table-cell office:value="0.6704301857237266" office:value-type="float"/>
          <table:table-cell office:value="0.6832055646558959" office:value-type="float"/>
          <table:table-cell office:value="0.46605262855014196" office:value-type="float"/>
          <table:table-cell office:value="0.48600403758470856" office:value-type="float"/>
          <table:table-cell office:value="0.5096502274454766" office:value-type="float"/>
          <table:table-cell office:value="0.5196973953274153" office:value-type="float"/>
          <table:table-cell office:value="0.5509195016705352" office:value-type="float"/>
          <table:table-cell office:value="0.6503215777982869" office:value-type="float"/>
          <table:table-cell office:value="0.6736905788404095" office:value-type="float"/>
          <table:table-cell office:value="0.683701538499019" office:value-type="float"/>
          <table:table-cell office:value="0.7234975411878837" office:value-type="float"/>
          <table:table-cell office:value="0.7610104143840939" office:value-type="float"/>
          <table:table-cell office:value="0.4568719137040957" office:value-type="float"/>
          <table:table-cell office:value="0.48418294834061204" office:value-type="float"/>
          <table:table-cell office:value="0.5130173780526581" office:value-type="float"/>
          <table:table-cell office:value="0.5508939777890639" office:value-type="float"/>
          <table:table-cell office:value="0.5932727747266783" office:value-type="float"/>
        </table:table-row>
        <table:table-row>
          <table:table-cell office:value-type="string">
            <text:p>go-chi__chi</text:p>
          </table:table-cell>
          <table:table-cell office:value="0.7165808376930526" office:value-type="float"/>
          <table:table-cell office:value="0.7695675579469323" office:value-type="float"/>
          <table:table-cell office:value="0.7873916335907881" office:value-type="float"/>
          <table:table-cell office:value="0.817786462164764" office:value-type="float"/>
          <table:table-cell office:value="0.842157661358927" office:value-type="float"/>
          <table:table-cell office:value="0.5249437348096364" office:value-type="float"/>
          <table:table-cell office:value="0.5981915669112238" office:value-type="float"/>
          <table:table-cell office:value="0.6104892741710574" office:value-type="float"/>
          <table:table-cell office:value="0.633260717284019" office:value-type="float"/>
          <table:table-cell office:value="0.6745804110934359" office:value-type="float"/>
          <table:table-cell office:value="0.4262014034977444" office:value-type="float"/>
          <table:table-cell office:value="0.4802371999175037" office:value-type="float"/>
          <table:table-cell office:value="0.4958969661050484" office:value-type="float"/>
          <table:table-cell office:value="0.5193134483444213" office:value-type="float"/>
          <table:table-cell office:value="0.531065717394709" office:value-type="float"/>
          <table:table-cell office:value="0.5962930468561374" office:value-type="float"/>
          <table:table-cell office:value="0.6465280738550967" office:value-type="float"/>
          <table:table-cell office:value="0.6590812224137943" office:value-type="float"/>
          <table:table-cell office:value="0.6713796715031926" office:value-type="float"/>
          <table:table-cell office:value="0.6961180835411239" office:value-type="float"/>
          <table:table-cell office:value="0.45433812341155977" office:value-type="float"/>
          <table:table-cell office:value="0.4981191245198151" office:value-type="float"/>
          <table:table-cell office:value="0.511601319688996" office:value-type="float"/>
          <table:table-cell office:value="0.5327833334690065" office:value-type="float"/>
          <table:table-cell office:value="0.5805394063523324" office:value-type="float"/>
        </table:table-row>
        <table:table-row>
          <table:table-cell office:value-type="string">
            <text:p>igniterealtime__Openfire</text:p>
          </table:table-cell>
          <table:table-cell office:value="0.7150081667926681" office:value-type="float"/>
          <table:table-cell office:value="0.8021568077060199" office:value-type="float"/>
          <table:table-cell office:value="0.813719902636503" office:value-type="float"/>
          <table:table-cell office:value="0.8201239239706706" office:value-type="float"/>
          <table:table-cell office:value="0.9074342799120196" office:value-type="float"/>
          <table:table-cell office:value="0.5535028098003868" office:value-type="float"/>
          <table:table-cell office:value="0.5829394597966263" office:value-type="float"/>
          <table:table-cell office:value="0.6013370453175328" office:value-type="float"/>
          <table:table-cell office:value="0.6134535298836037" office:value-type="float"/>
          <table:table-cell office:value="0.676528627811489" office:value-type="float"/>
          <table:table-cell office:value="0.4327631166704616" office:value-type="float"/>
          <table:table-cell office:value="0.4697162629399432" office:value-type="float"/>
          <table:table-cell office:value="0.4892219257161976" office:value-type="float"/>
          <table:table-cell office:value="0.4988141602918251" office:value-type="float"/>
          <table:table-cell office:value="0.5850200152423098" office:value-type="float"/>
          <table:table-cell office:value="0.5960207300641077" office:value-type="float"/>
          <table:table-cell office:value="0.6153579615963716" office:value-type="float"/>
          <table:table-cell office:value="0.6434920106765575" office:value-type="float"/>
          <table:table-cell office:value="0.6630427394988767" office:value-type="float"/>
          <table:table-cell office:value="0.7509957723693066" office:value-type="float"/>
          <table:table-cell office:value="0.43046299790791553" office:value-type="float"/>
          <table:table-cell office:value="0.4996053544878064" office:value-type="float"/>
          <table:table-cell office:value="0.5169236391178359" office:value-type="float"/>
          <table:table-cell office:value="0.5288647385616425" office:value-type="float"/>
          <table:table-cell office:value="0.5771298952703203" office:value-type="float"/>
        </table:table-row>
        <table:table-row>
          <table:table-cell office:value-type="string">
            <text:p>hickford__MechanicalSoup</text:p>
          </table:table-cell>
          <table:table-cell office:value="0.7424164020091798" office:value-type="float"/>
          <table:table-cell office:value="0.7870373768882482" office:value-type="float"/>
          <table:table-cell office:value="0.8034311030679719" office:value-type="float"/>
          <table:table-cell office:value="0.8156396992568858" office:value-type="float"/>
          <table:table-cell office:value="0.8587145031192833" office:value-type="float"/>
          <table:table-cell office:value="0.5769639071044363" office:value-type="float"/>
          <table:table-cell office:value="0.6043176991030144" office:value-type="float"/>
          <table:table-cell office:value="0.6091904398634067" office:value-type="float"/>
          <table:table-cell office:value="0.6226483627746489" office:value-type="float"/>
          <table:table-cell office:value="0.6659196375739069" office:value-type="float"/>
          <table:table-cell office:value="0.40864544048139684" office:value-type="float"/>
          <table:table-cell office:value="0.45119911985353844" office:value-type="float"/>
          <table:table-cell office:value="0.47276964468323074" office:value-type="float"/>
          <table:table-cell office:value="0.4879848184557771" office:value-type="float"/>
          <table:table-cell office:value="0.5183483817855739" office:value-type="float"/>
          <table:table-cell office:value="0.6194169199982966" office:value-type="float"/>
          <table:table-cell office:value="0.6439372310630049" office:value-type="float"/>
          <table:table-cell office:value="0.647972444400488" office:value-type="float"/>
          <table:table-cell office:value="0.6624857512450402" office:value-type="float"/>
          <table:table-cell office:value="0.7341585381360887" office:value-type="float"/>
          <table:table-cell office:value="0.48599127565028444" office:value-type="float"/>
          <table:table-cell office:value="0.5030448910945584" office:value-type="float"/>
          <table:table-cell office:value="0.5112815611554403" office:value-type="float"/>
          <table:table-cell office:value="0.5247613501572237" office:value-type="float"/>
          <table:table-cell office:value="0.5736128145979562" office:value-type="float"/>
        </table:table-row>
        <table:table-row>
          <table:table-cell office:value-type="string">
            <text:p>lipis__bootstrap-social</text:p>
          </table:table-cell>
          <table:table-cell office:value="0.7687330510561421" office:value-type="float"/>
          <table:table-cell office:value="0.813084553077254" office:value-type="float"/>
          <table:table-cell office:value="0.8146678267428072" office:value-type="float"/>
          <table:table-cell office:value="0.8210512626942955" office:value-type="float"/>
          <table:table-cell office:value="0.8228416991775152" office:value-type="float"/>
          <table:table-cell office:value="0.5269461345977396" office:value-type="float"/>
          <table:table-cell office:value="0.5694469449731345" office:value-type="float"/>
          <table:table-cell office:value="0.6041993832189646" office:value-type="float"/>
          <table:table-cell office:value="0.6377391828129839" office:value-type="float"/>
          <table:table-cell office:value="0.6949217479169176" office:value-type="float"/>
          <table:table-cell office:value="0.4621525570561348" office:value-type="float"/>
          <table:table-cell office:value="0.49526835014219395" office:value-type="float"/>
          <table:table-cell office:value="0.5103284309397563" office:value-type="float"/>
          <table:table-cell office:value="0.5342476538106248" office:value-type="float"/>
          <table:table-cell office:value="0.5991714038779092" office:value-type="float"/>
          <table:table-cell office:value="0.6146527879081598" office:value-type="float"/>
          <table:table-cell office:value="0.6613518815852042" office:value-type="float"/>
          <table:table-cell office:value="0.6746302743559961" office:value-type="float"/>
          <table:table-cell office:value="0.6924612183588699" office:value-type="float"/>
          <table:table-cell office:value="0.7237698029894981" office:value-type="float"/>
          <table:table-cell office:value="0.4249015716215101" office:value-type="float"/>
          <table:table-cell office:value="0.47217777313840664" office:value-type="float"/>
          <table:table-cell office:value="0.5113467149714082" office:value-type="float"/>
          <table:table-cell office:value="0.5185710736992258" office:value-type="float"/>
          <table:table-cell office:value="0.5496576982793335" office:value-type="float"/>
        </table:table-row>
        <table:table-row>
          <table:table-cell office:value-type="string">
            <text:p>gorilla__mux</text:p>
          </table:table-cell>
          <table:table-cell office:value="0.6676172672073964" office:value-type="float"/>
          <table:table-cell office:value="0.7849228988798853" office:value-type="float"/>
          <table:table-cell office:value="0.8000633495626758" office:value-type="float"/>
          <table:table-cell office:value="0.822742294183886" office:value-type="float"/>
          <table:table-cell office:value="0.8564361004311902" office:value-type="float"/>
          <table:table-cell office:value="0.5627218869523942" office:value-type="float"/>
          <table:table-cell office:value="0.5959575966443434" office:value-type="float"/>
          <table:table-cell office:value="0.6041925693479246" office:value-type="float"/>
          <table:table-cell office:value="0.6134510217495579" office:value-type="float"/>
          <table:table-cell office:value="0.6612625575695539" office:value-type="float"/>
          <table:table-cell office:value="0.4189694780989532" office:value-type="float"/>
          <table:table-cell office:value="0.46218427270109674" office:value-type="float"/>
          <table:table-cell office:value="0.4790875000560193" office:value-type="float"/>
          <table:table-cell office:value="0.5004624083156163" office:value-type="float"/>
          <table:table-cell office:value="0.5328272078311908" office:value-type="float"/>
          <table:table-cell office:value="0.5945063177951158" office:value-type="float"/>
          <table:table-cell office:value="0.6226066987265038" office:value-type="float"/>
          <table:table-cell office:value="0.6449103987120564" office:value-type="float"/>
          <table:table-cell office:value="0.6641674819437063" office:value-type="float"/>
          <table:table-cell office:value="0.7089485902801215" office:value-type="float"/>
          <table:table-cell office:value="0.41078243112747914" office:value-type="float"/>
          <table:table-cell office:value="0.47665750376517735" office:value-type="float"/>
          <table:table-cell office:value="0.5012091741911665" office:value-type="float"/>
          <table:table-cell office:value="0.5254892327549423" office:value-type="float"/>
          <table:table-cell office:value="0.5714655848704301" office:value-type="float"/>
        </table:table-row>
        <table:table-row>
          <table:table-cell office:value-type="string">
            <text:p>matrix-org__synapse</text:p>
          </table:table-cell>
          <table:table-cell office:value="0.7298280670913108" office:value-type="float"/>
          <table:table-cell office:value="0.779516964318547" office:value-type="float"/>
          <table:table-cell office:value="0.7972295768652893" office:value-type="float"/>
          <table:table-cell office:value="0.8097019162307122" office:value-type="float"/>
          <table:table-cell office:value="0.8558218357215581" office:value-type="float"/>
          <table:table-cell office:value="0.5259732745740551" office:value-type="float"/>
          <table:table-cell office:value="0.5778299486528756" office:value-type="float"/>
          <table:table-cell office:value="0.5878226693881481" office:value-type="float"/>
          <table:table-cell office:value="0.6005644135321231" office:value-type="float"/>
          <table:table-cell office:value="0.6451395114573236" office:value-type="float"/>
          <table:table-cell office:value="0.4022227668007945" office:value-type="float"/>
          <table:table-cell office:value="0.4620728191934407" office:value-type="float"/>
          <table:table-cell office:value="0.4779626244396349" office:value-type="float"/>
          <table:table-cell office:value="0.49198386292358165" office:value-type="float"/>
          <table:table-cell office:value="0.5480578276924687" office:value-type="float"/>
          <table:table-cell office:value="0.5895514690968084" office:value-type="float"/>
          <table:table-cell office:value="0.6217726878563155" office:value-type="float"/>
          <table:table-cell office:value="0.6423931772765665" office:value-type="float"/>
          <table:table-cell office:value="0.6633535418234042" office:value-type="float"/>
          <table:table-cell office:value="0.7221314842963866" office:value-type="float"/>
          <table:table-cell office:value="0.4317551765658919" office:value-type="float"/>
          <table:table-cell office:value="0.48654213879796915" office:value-type="float"/>
          <table:table-cell office:value="0.4993814513960203" office:value-type="float"/>
          <table:table-cell office:value="0.5263159819680556" office:value-type="float"/>
          <table:table-cell office:value="0.5910443361900691" office:value-type="float"/>
        </table:table-row>
        <table:table-row>
          <table:table-cell office:value-type="string">
            <text:p>googlevr__gvr-android-sdk</text:p>
          </table:table-cell>
          <table:table-cell office:value="0.7064702129361218" office:value-type="float"/>
          <table:table-cell office:value="0.7539612560127937" office:value-type="float"/>
          <table:table-cell office:value="0.7890899938005946" office:value-type="float"/>
          <table:table-cell office:value="0.8063286434699973" office:value-type="float"/>
          <table:table-cell office:value="0.8373486689707504" office:value-type="float"/>
          <table:table-cell office:value="0.5394383078948094" office:value-type="float"/>
          <table:table-cell office:value="0.5775958599368496" office:value-type="float"/>
          <table:table-cell office:value="0.5922864582411491" office:value-type="float"/>
          <table:table-cell office:value="0.6103060046919235" office:value-type="float"/>
          <table:table-cell office:value="0.6913559235126541" office:value-type="float"/>
          <table:table-cell office:value="0.39392814083503136" office:value-type="float"/>
          <table:table-cell office:value="0.4530287392181198" office:value-type="float"/>
          <table:table-cell office:value="0.4798894105561937" office:value-type="float"/>
          <table:table-cell office:value="0.49135981425542113" office:value-type="float"/>
          <table:table-cell office:value="0.5582550522531501" office:value-type="float"/>
          <table:table-cell office:value="0.5656658147446513" office:value-type="float"/>
          <table:table-cell office:value="0.6049214925689064" office:value-type="float"/>
          <table:table-cell office:value="0.6371268941915181" office:value-type="float"/>
          <table:table-cell office:value="0.6605638131261207" office:value-type="float"/>
          <table:table-cell office:value="0.7445330726168821" office:value-type="float"/>
          <table:table-cell office:value="0.4293347113397604" office:value-type="float"/>
          <table:table-cell office:value="0.4714814042525488" office:value-type="float"/>
          <table:table-cell office:value="0.5000341777543046" office:value-type="float"/>
          <table:table-cell office:value="0.5207173021993033" office:value-type="float"/>
          <table:table-cell office:value="0.6172428493022462" office:value-type="float"/>
        </table:table-row>
        <table:table-row>
          <table:table-cell office:value-type="string">
            <text:p>vuejs-templates__webpack</text:p>
          </table:table-cell>
          <table:table-cell office:value="0.7114588861346448" office:value-type="float"/>
          <table:table-cell office:value="0.7638238346361731" office:value-type="float"/>
          <table:table-cell office:value="0.7916126013696769" office:value-type="float"/>
          <table:table-cell office:value="0.813054540869187" office:value-type="float"/>
          <table:table-cell office:value="0.8494151131997117" office:value-type="float"/>
          <table:table-cell office:value="0.5238039039620407" office:value-type="float"/>
          <table:table-cell office:value="0.5736992570290941" office:value-type="float"/>
          <table:table-cell office:value="0.5901683936705177" office:value-type="float"/>
          <table:table-cell office:value="0.6011921453962986" office:value-type="float"/>
          <table:table-cell office:value="0.6687995978412364" office:value-type="float"/>
          <table:table-cell office:value="0.42319232382751615" office:value-type="float"/>
          <table:table-cell office:value="0.4601772612248939" office:value-type="float"/>
          <table:table-cell office:value="0.4754075729864424" office:value-type="float"/>
          <table:table-cell office:value="0.492499668541218" office:value-type="float"/>
          <table:table-cell office:value="0.5590429972698465" office:value-type="float"/>
          <table:table-cell office:value="0.5714651789007936" office:value-type="float"/>
          <table:table-cell office:value="0.604215165589415" office:value-type="float"/>
          <table:table-cell office:value="0.6233673538941458" office:value-type="float"/>
          <table:table-cell office:value="0.6473114078699815" office:value-type="float"/>
          <table:table-cell office:value="0.7017090225696697" office:value-type="float"/>
          <table:table-cell office:value="0.37993987992048067" office:value-type="float"/>
          <table:table-cell office:value="0.46081836093589246" office:value-type="float"/>
          <table:table-cell office:value="0.4885731945674036" office:value-type="float"/>
          <table:table-cell office:value="0.5133230073296257" office:value-type="float"/>
          <table:table-cell office:value="0.5750999134020602" office:value-type="float"/>
        </table:table-row>
        <table:table-row>
          <table:table-cell office:value-type="string">
            <text:p>nodejs__node-convergence-archive</text:p>
          </table:table-cell>
          <table:table-cell office:value="0.74535388891002" office:value-type="float"/>
          <table:table-cell office:value="0.7812706450239385" office:value-type="float"/>
          <table:table-cell office:value="0.7934967590558143" office:value-type="float"/>
          <table:table-cell office:value="0.8006307365965819" office:value-type="float"/>
          <table:table-cell office:value="0.8405454061558087" office:value-type="float"/>
          <table:table-cell office:value="0.5410466486091559" office:value-type="float"/>
          <table:table-cell office:value="0.5752677855387469" office:value-type="float"/>
          <table:table-cell office:value="0.5866563868500412" office:value-type="float"/>
          <table:table-cell office:value="0.5992057628636072" office:value-type="float"/>
          <table:table-cell office:value="0.6643248878648799" office:value-type="float"/>
          <table:table-cell office:value="0.41226037468612" office:value-type="float"/>
          <table:table-cell office:value="0.439303763172473" office:value-type="float"/>
          <table:table-cell office:value="0.46204756486758974" office:value-type="float"/>
          <table:table-cell office:value="0.4697511662600158" office:value-type="float"/>
          <table:table-cell office:value="0.47730803501007424" office:value-type="float"/>
          <table:table-cell office:value="0.5863065587769076" office:value-type="float"/>
          <table:table-cell office:value="0.6309218287393692" office:value-type="float"/>
          <table:table-cell office:value="0.6340715796150012" office:value-type="float"/>
          <table:table-cell office:value="0.6422850400388118" office:value-type="float"/>
          <table:table-cell office:value="0.6660412086225691" office:value-type="float"/>
          <table:table-cell office:value="0.4296491405173456" office:value-type="float"/>
          <table:table-cell office:value="0.4598664305074176" office:value-type="float"/>
          <table:table-cell office:value="0.47628071510534853" office:value-type="float"/>
          <table:table-cell office:value="0.48399445450661266" office:value-type="float"/>
          <table:table-cell office:value="0.5383456091953991" office:value-type="float"/>
        </table:table-row>
        <table:table-row>
          <table:table-cell office:value-type="string">
            <text:p>Microsoft__ChakraCore</text:p>
          </table:table-cell>
          <table:table-cell office:value="0.7033455167816035" office:value-type="float"/>
          <table:table-cell office:value="0.7901756340085029" office:value-type="float"/>
          <table:table-cell office:value="0.8028302341328325" office:value-type="float"/>
          <table:table-cell office:value="0.8194967860516656" office:value-type="float"/>
          <table:table-cell office:value="0.8620519031298627" office:value-type="float"/>
          <table:table-cell office:value="0.5267725789056968" office:value-type="float"/>
          <table:table-cell office:value="0.5791776057016949" office:value-type="float"/>
          <table:table-cell office:value="0.5986195021692634" office:value-type="float"/>
          <table:table-cell office:value="0.6154924531467129" office:value-type="float"/>
          <table:table-cell office:value="0.66267349248972" office:value-type="float"/>
          <table:table-cell office:value="0.39200688504819114" office:value-type="float"/>
          <table:table-cell office:value="0.443673143330525" office:value-type="float"/>
          <table:table-cell office:value="0.4617968913179421" office:value-type="float"/>
          <table:table-cell office:value="0.4814238441590227" office:value-type="float"/>
          <table:table-cell office:value="0.5801325379955139" office:value-type="float"/>
          <table:table-cell office:value="0.5542975724642688" office:value-type="float"/>
          <table:table-cell office:value="0.6145073339664264" office:value-type="float"/>
          <table:table-cell office:value="0.6310781761083584" office:value-type="float"/>
          <table:table-cell office:value="0.6488823376748545" office:value-type="float"/>
          <table:table-cell office:value="0.7190701790253842" office:value-type="float"/>
          <table:table-cell office:value="0.3571055681893084" office:value-type="float"/>
          <table:table-cell office:value="0.4769064709885269" office:value-type="float"/>
          <table:table-cell office:value="0.4950028568854471" office:value-type="float"/>
          <table:table-cell office:value="0.512984598305333" office:value-type="float"/>
          <table:table-cell office:value="0.5902234010388885" office:value-type="float"/>
        </table:table-row>
        <table:table-row>
          <table:table-cell office:value-type="string">
            <text:p>igrigorik__ga-beacon</text:p>
          </table:table-cell>
          <table:table-cell office:value="0.7759105772326116" office:value-type="float"/>
          <table:table-cell office:value="0.7987370302616742" office:value-type="float"/>
          <table:table-cell office:value="0.816890051428307" office:value-type="float"/>
          <table:table-cell office:value="0.8308102555375328" office:value-type="float"/>
          <table:table-cell office:value="0.8433805990153934" office:value-type="float"/>
          <table:table-cell office:value="0.5822288804354776" office:value-type="float"/>
          <table:table-cell office:value="0.5952884698056341" office:value-type="float"/>
          <table:table-cell office:value="0.6422445751653285" office:value-type="float"/>
          <table:table-cell office:value="0.6624364726877441" office:value-type="float"/>
          <table:table-cell office:value="0.6664359875322929" office:value-type="float"/>
          <table:table-cell office:value="0.42989159509583624" office:value-type="float"/>
          <table:table-cell office:value="0.4749515688122395" office:value-type="float"/>
          <table:table-cell office:value="0.5133150079888871" office:value-type="float"/>
          <table:table-cell office:value="0.5283678888026008" office:value-type="float"/>
          <table:table-cell office:value="0.5438122369435054" office:value-type="float"/>
          <table:table-cell office:value="0.6102952344355768" office:value-type="float"/>
          <table:table-cell office:value="0.632963839035003" office:value-type="float"/>
          <table:table-cell office:value="0.6513037083986228" office:value-type="float"/>
          <table:table-cell office:value="0.6742460420800998" office:value-type="float"/>
          <table:table-cell office:value="0.6926342719512129" office:value-type="float"/>
          <table:table-cell office:value="0.5216599882491034" office:value-type="float"/>
          <table:table-cell office:value="0.5326051201662001" office:value-type="float"/>
          <table:table-cell office:value="0.557884130051127" office:value-type="float"/>
          <table:table-cell office:value="0.5825889108610561" office:value-type="float"/>
          <table:table-cell office:value="0.5989749821383799" office:value-type="float"/>
        </table:table-row>
        <table:table-row>
          <table:table-cell office:value-type="string">
            <text:p>fullcalendar__fullcalendar</text:p>
          </table:table-cell>
          <table:table-cell office:value="0.7177553143287031" office:value-type="float"/>
          <table:table-cell office:value="0.7689367420205079" office:value-type="float"/>
          <table:table-cell office:value="0.78943530818959" office:value-type="float"/>
          <table:table-cell office:value="0.8063024307836717" office:value-type="float"/>
          <table:table-cell office:value="0.8549664912072007" office:value-type="float"/>
          <table:table-cell office:value="0.4945386841707964" office:value-type="float"/>
          <table:table-cell office:value="0.5722166642311413" office:value-type="float"/>
          <table:table-cell office:value="0.5896047940211033" office:value-type="float"/>
          <table:table-cell office:value="0.6116897963449842" office:value-type="float"/>
          <table:table-cell office:value="0.6677326361950913" office:value-type="float"/>
          <table:table-cell office:value="0.37408471356301487" office:value-type="float"/>
          <table:table-cell office:value="0.44858830011218875" office:value-type="float"/>
          <table:table-cell office:value="0.467004423752143" office:value-type="float"/>
          <table:table-cell office:value="0.49103475408087416" office:value-type="float"/>
          <table:table-cell office:value="0.5888038801735898" office:value-type="float"/>
          <table:table-cell office:value="0.5641349739113821" office:value-type="float"/>
          <table:table-cell office:value="0.6113927290082088" office:value-type="float"/>
          <table:table-cell office:value="0.6331598768257132" office:value-type="float"/>
          <table:table-cell office:value="0.6609551084896554" office:value-type="float"/>
          <table:table-cell office:value="0.7577271922651647" office:value-type="float"/>
          <table:table-cell office:value="0.3515229928361786" office:value-type="float"/>
          <table:table-cell office:value="0.44749090608226505" office:value-type="float"/>
          <table:table-cell office:value="0.4796306310774001" office:value-type="float"/>
          <table:table-cell office:value="0.5026001427374527" office:value-type="float"/>
          <table:table-cell office:value="0.5663409292949229" office:value-type="float"/>
        </table:table-row>
        <table:table-row>
          <table:table-cell office:value-type="string">
            <text:p>sockeqwe__mosby</text:p>
          </table:table-cell>
          <table:table-cell office:value="0.6906887609860254" office:value-type="float"/>
          <table:table-cell office:value="0.7914553292600373" office:value-type="float"/>
          <table:table-cell office:value="0.810270278682355" office:value-type="float"/>
          <table:table-cell office:value="0.822188357644967" office:value-type="float"/>
          <table:table-cell office:value="0.8490545138857593" office:value-type="float"/>
          <table:table-cell office:value="0.4993474791469841" office:value-type="float"/>
          <table:table-cell office:value="0.5659491394116235" office:value-type="float"/>
          <table:table-cell office:value="0.5832112311415146" office:value-type="float"/>
          <table:table-cell office:value="0.6002879887320935" office:value-type="float"/>
          <table:table-cell office:value="0.6581941258925422" office:value-type="float"/>
          <table:table-cell office:value="0.40823395930875284" office:value-type="float"/>
          <table:table-cell office:value="0.46508533226615734" office:value-type="float"/>
          <table:table-cell office:value="0.4757603513651293" office:value-type="float"/>
          <table:table-cell office:value="0.5060631095235599" office:value-type="float"/>
          <table:table-cell office:value="0.5210862490475957" office:value-type="float"/>
          <table:table-cell office:value="0.5541423318705966" office:value-type="float"/>
          <table:table-cell office:value="0.6158074388716079" office:value-type="float"/>
          <table:table-cell office:value="0.6275466138094015" office:value-type="float"/>
          <table:table-cell office:value="0.6531998969222421" office:value-type="float"/>
          <table:table-cell office:value="0.7167452563433789" office:value-type="float"/>
          <table:table-cell office:value="0.38683196882692983" office:value-type="float"/>
          <table:table-cell office:value="0.4522655361355461" office:value-type="float"/>
          <table:table-cell office:value="0.4803458712113598" office:value-type="float"/>
          <table:table-cell office:value="0.5076561652763711" office:value-type="float"/>
          <table:table-cell office:value="0.5543695093339245" office:value-type="float"/>
        </table:table-row>
        <table:table-row>
          <table:table-cell office:value-type="string">
            <text:p>uber-archive__image-diff</text:p>
          </table:table-cell>
          <table:table-cell office:value="0.7728330768090212" office:value-type="float"/>
          <table:table-cell office:value="0.8015159699866063" office:value-type="float"/>
          <table:table-cell office:value="0.8034797762792342" office:value-type="float"/>
          <table:table-cell office:value="0.8099063235960291" office:value-type="float"/>
          <table:table-cell office:value="0.8169524472269512" office:value-type="float"/>
          <table:table-cell office:value="0.5650460863974591" office:value-type="float"/>
          <table:table-cell office:value="0.5905559749854568" office:value-type="float"/>
          <table:table-cell office:value="0.612363925481855" office:value-type="float"/>
          <table:table-cell office:value="0.63053423043377" office:value-type="float"/>
          <table:table-cell office:value="0.6454207159684052" office:value-type="float"/>
          <table:table-cell office:value="0.44750676478041884" office:value-type="float"/>
          <table:table-cell office:value="0.47893782146191166" office:value-type="float"/>
          <table:table-cell office:value="0.4813071645337446" office:value-type="float"/>
          <table:table-cell office:value="0.4977660891071498" office:value-type="float"/>
          <table:table-cell office:value="0.5509573637541405" office:value-type="float"/>
          <table:table-cell office:value="0.6239287196193661" office:value-type="float"/>
          <table:table-cell office:value="0.635797301679337" office:value-type="float"/>
          <table:table-cell office:value="0.6505939714800208" office:value-type="float"/>
          <table:table-cell office:value="0.6600289910811343" office:value-type="float"/>
          <table:table-cell office:value="0.7113136893167892" office:value-type="float"/>
          <table:table-cell office:value="0.46115190428753394" office:value-type="float"/>
          <table:table-cell office:value="0.4799826499577793" office:value-type="float"/>
          <table:table-cell office:value="0.49473184745526966" office:value-type="float"/>
          <table:table-cell office:value="0.5195091138654041" office:value-type="float"/>
          <table:table-cell office:value="0.5317380523254996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0.7159038331742019" office:value-type="float"/>
          <table:table-cell office:value="0.7777103721628932" office:value-type="float"/>
          <table:table-cell office:value="0.8041673901230626" office:value-type="float"/>
          <table:table-cell office:value="0.8167849928375895" office:value-type="float"/>
          <table:table-cell office:value="0.8481765264127907" office:value-type="float"/>
          <table:table-cell office:value="0.5390346134692182" office:value-type="float"/>
          <table:table-cell office:value="0.5674572595950836" office:value-type="float"/>
          <table:table-cell office:value="0.5907082246027823" office:value-type="float"/>
          <table:table-cell office:value="0.6094359083094862" office:value-type="float"/>
          <table:table-cell office:value="0.6836061509513258" office:value-type="float"/>
          <table:table-cell office:value="0.43250751730096876" office:value-type="float"/>
          <table:table-cell office:value="0.4634352429657275" office:value-type="float"/>
          <table:table-cell office:value="0.4864132330515979" office:value-type="float"/>
          <table:table-cell office:value="0.5140510802245204" office:value-type="float"/>
          <table:table-cell office:value="0.5832978211034798" office:value-type="float"/>
          <table:table-cell office:value="0.5525895483791989" office:value-type="float"/>
          <table:table-cell office:value="0.6127768597547042" office:value-type="float"/>
          <table:table-cell office:value="0.6349463340916184" office:value-type="float"/>
          <table:table-cell office:value="0.6516604492499456" office:value-type="float"/>
          <table:table-cell office:value="0.7516528921670578" office:value-type="float"/>
          <table:table-cell office:value="0.3675948952927895" office:value-type="float"/>
          <table:table-cell office:value="0.48958520468660405" office:value-type="float"/>
          <table:table-cell office:value="0.5117919471218813" office:value-type="float"/>
          <table:table-cell office:value="0.5387020178864311" office:value-type="float"/>
          <table:table-cell office:value="0.6135478575031702" office:value-type="float"/>
        </table:table-row>
        <table:table-row>
          <table:table-cell office:value-type="string">
            <text:p>aseprite__aseprite</text:p>
          </table:table-cell>
          <table:table-cell office:value="0.7001134345423651" office:value-type="float"/>
          <table:table-cell office:value="0.780385166603881" office:value-type="float"/>
          <table:table-cell office:value="0.8127575267002687" office:value-type="float"/>
          <table:table-cell office:value="0.8336099056112141" office:value-type="float"/>
          <table:table-cell office:value="0.874696969417108" office:value-type="float"/>
          <table:table-cell office:value="0.540634159351889" office:value-type="float"/>
          <table:table-cell office:value="0.5809127608277537" office:value-type="float"/>
          <table:table-cell office:value="0.5990659882628968" office:value-type="float"/>
          <table:table-cell office:value="0.6180736962590592" office:value-type="float"/>
          <table:table-cell office:value="0.6484984651186582" office:value-type="float"/>
          <table:table-cell office:value="0.3977290723969622" office:value-type="float"/>
          <table:table-cell office:value="0.4503417419250723" office:value-type="float"/>
          <table:table-cell office:value="0.468883911401532" office:value-type="float"/>
          <table:table-cell office:value="0.48015754648225384" office:value-type="float"/>
          <table:table-cell office:value="0.570314775757795" office:value-type="float"/>
          <table:table-cell office:value="0.5617177310292718" office:value-type="float"/>
          <table:table-cell office:value="0.6155395824043743" office:value-type="float"/>
          <table:table-cell office:value="0.6381450059922487" office:value-type="float"/>
          <table:table-cell office:value="0.6627796181029741" office:value-type="float"/>
          <table:table-cell office:value="0.7086180464484195" office:value-type="float"/>
          <table:table-cell office:value="0.40730613203017463" office:value-type="float"/>
          <table:table-cell office:value="0.45790511695713126" office:value-type="float"/>
          <table:table-cell office:value="0.4944767555719046" office:value-type="float"/>
          <table:table-cell office:value="0.5155958858912028" office:value-type="float"/>
          <table:table-cell office:value="0.5704039694257677" office:value-type="float"/>
        </table:table-row>
        <table:table-row>
          <table:table-cell office:value-type="string">
            <text:p>zensh__jsgen</text:p>
          </table:table-cell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35395193247619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6034236267136109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7744945938708433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7051831529263035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403318679226285" office:value-type="float"/>
        </table:table-row>
        <table:table-row>
          <table:table-cell office:value-type="string">
            <text:p>Zewo__Zewo</text:p>
          </table:table-cell>
          <table:table-cell office:value="0.7656295263884025" office:value-type="float"/>
          <table:table-cell office:value="0.7897254988922974" office:value-type="float"/>
          <table:table-cell office:value="0.7954399433441933" office:value-type="float"/>
          <table:table-cell office:value="0.7989546730966137" office:value-type="float"/>
          <table:table-cell office:value="0.8420809851849791" office:value-type="float"/>
          <table:table-cell office:value="0.5508529028300364" office:value-type="float"/>
          <table:table-cell office:value="0.5877140932177247" office:value-type="float"/>
          <table:table-cell office:value="0.5924583598516193" office:value-type="float"/>
          <table:table-cell office:value="0.6069035255493453" office:value-type="float"/>
          <table:table-cell office:value="0.6246995330454481" office:value-type="float"/>
          <table:table-cell office:value="0.43549833428613277" office:value-type="float"/>
          <table:table-cell office:value="0.4555252971960574" office:value-type="float"/>
          <table:table-cell office:value="0.4744274048120596" office:value-type="float"/>
          <table:table-cell office:value="0.4782852024419466" office:value-type="float"/>
          <table:table-cell office:value="0.5192317351411733" office:value-type="float"/>
          <table:table-cell office:value="0.5887054400645115" office:value-type="float"/>
          <table:table-cell office:value="0.6337450302410579" office:value-type="float"/>
          <table:table-cell office:value="0.6435554511674877" office:value-type="float"/>
          <table:table-cell office:value="0.6541545210009369" office:value-type="float"/>
          <table:table-cell office:value="0.7320937547399136" office:value-type="float"/>
          <table:table-cell office:value="0.4542199350735987" office:value-type="float"/>
          <table:table-cell office:value="0.47526408549353216" office:value-type="float"/>
          <table:table-cell office:value="0.4914542846678035" office:value-type="float"/>
          <table:table-cell office:value="0.5117642912338769" office:value-type="float"/>
          <table:table-cell office:value="0.5360850596564568" office:value-type="float"/>
        </table:table-row>
        <table:table-row>
          <table:table-cell office:value-type="string">
            <text:p>strapi__strapi</text:p>
          </table:table-cell>
          <table:table-cell office:value="0.7038146363912986" office:value-type="float"/>
          <table:table-cell office:value="0.7709190208708961" office:value-type="float"/>
          <table:table-cell office:value="0.7998059083560805" office:value-type="float"/>
          <table:table-cell office:value="0.8171322339787626" office:value-type="float"/>
          <table:table-cell office:value="0.8807851993452905" office:value-type="float"/>
          <table:table-cell office:value="0.5198750292890628" office:value-type="float"/>
          <table:table-cell office:value="0.5748144429851382" office:value-type="float"/>
          <table:table-cell office:value="0.5930289219289481" office:value-type="float"/>
          <table:table-cell office:value="0.6117441692387781" office:value-type="float"/>
          <table:table-cell office:value="0.6830247497436801" office:value-type="float"/>
          <table:table-cell office:value="0.41510442477146003" office:value-type="float"/>
          <table:table-cell office:value="0.4590179378511898" office:value-type="float"/>
          <table:table-cell office:value="0.4839292136228417" office:value-type="float"/>
          <table:table-cell office:value="0.5036950632249886" office:value-type="float"/>
          <table:table-cell office:value="0.5885541378423579" office:value-type="float"/>
          <table:table-cell office:value="0.5651784246990286" office:value-type="float"/>
          <table:table-cell office:value="0.613692259399602" office:value-type="float"/>
          <table:table-cell office:value="0.6326216192637625" office:value-type="float"/>
          <table:table-cell office:value="0.6546845105288904" office:value-type="float"/>
          <table:table-cell office:value="0.7365581414754693" office:value-type="float"/>
          <table:table-cell office:value="0.3570261061697641" office:value-type="float"/>
          <table:table-cell office:value="0.4710064569659246" office:value-type="float"/>
          <table:table-cell office:value="0.5030543369669067" office:value-type="float"/>
          <table:table-cell office:value="0.5253795738809747" office:value-type="float"/>
          <table:table-cell office:value="0.5727828487060151" office:value-type="float"/>
        </table:table-row>
        <table:table-row>
          <table:table-cell office:value-type="string">
            <text:p>drush-ops__drush</text:p>
          </table:table-cell>
          <table:table-cell office:value="0.7008199173160854" office:value-type="float"/>
          <table:table-cell office:value="0.7553319489625135" office:value-type="float"/>
          <table:table-cell office:value="0.7900254215648217" office:value-type="float"/>
          <table:table-cell office:value="0.8076047122391129" office:value-type="float"/>
          <table:table-cell office:value="0.8681874735329125" office:value-type="float"/>
          <table:table-cell office:value="0.5373174990220392" office:value-type="float"/>
          <table:table-cell office:value="0.5784328148188956" office:value-type="float"/>
          <table:table-cell office:value="0.5934574913244047" office:value-type="float"/>
          <table:table-cell office:value="0.6064757151592476" office:value-type="float"/>
          <table:table-cell office:value="0.6852150906129466" office:value-type="float"/>
          <table:table-cell office:value="0.39706698807676694" office:value-type="float"/>
          <table:table-cell office:value="0.4529246046446475" office:value-type="float"/>
          <table:table-cell office:value="0.47135102897764514" office:value-type="float"/>
          <table:table-cell office:value="0.48723573542020293" office:value-type="float"/>
          <table:table-cell office:value="0.5552953523211651" office:value-type="float"/>
          <table:table-cell office:value="0.554176770214965" office:value-type="float"/>
          <table:table-cell office:value="0.6002331708673782" office:value-type="float"/>
          <table:table-cell office:value="0.6185859311748392" office:value-type="float"/>
          <table:table-cell office:value="0.6451285720102305" office:value-type="float"/>
          <table:table-cell office:value="0.7181295658067333" office:value-type="float"/>
          <table:table-cell office:value="0.4056451070098075" office:value-type="float"/>
          <table:table-cell office:value="0.49205302508896076" office:value-type="float"/>
          <table:table-cell office:value="0.5146890387782855" office:value-type="float"/>
          <table:table-cell office:value="0.5319697275903228" office:value-type="float"/>
          <table:table-cell office:value="0.5970032163601865" office:value-type="float"/>
        </table:table-row>
        <table:table-row>
          <table:table-cell office:value-type="string">
            <text:p>RNCryptor__RNCryptor</text:p>
          </table:table-cell>
          <table:table-cell office:value="0.7463603572659318" office:value-type="float"/>
          <table:table-cell office:value="0.7576902222361908" office:value-type="float"/>
          <table:table-cell office:value="0.7885548969749034" office:value-type="float"/>
          <table:table-cell office:value="0.8041956829658792" office:value-type="float"/>
          <table:table-cell office:value="0.8385046688280503" office:value-type="float"/>
          <table:table-cell office:value="0.5141499608828495" office:value-type="float"/>
          <table:table-cell office:value="0.5675179976120097" office:value-type="float"/>
          <table:table-cell office:value="0.5821686025371314" office:value-type="float"/>
          <table:table-cell office:value="0.6063258906591934" office:value-type="float"/>
          <table:table-cell office:value="0.648217284496182" office:value-type="float"/>
          <table:table-cell office:value="0.41605288900658877" office:value-type="float"/>
          <table:table-cell office:value="0.43575061623492767" office:value-type="float"/>
          <table:table-cell office:value="0.4737284907814736" office:value-type="float"/>
          <table:table-cell office:value="0.48477527149871247" office:value-type="float"/>
          <table:table-cell office:value="0.5089608949783089" office:value-type="float"/>
          <table:table-cell office:value="0.580539497241536" office:value-type="float"/>
          <table:table-cell office:value="0.6142627933559538" office:value-type="float"/>
          <table:table-cell office:value="0.6248633979734481" office:value-type="float"/>
          <table:table-cell office:value="0.6595696821695564" office:value-type="float"/>
          <table:table-cell office:value="0.6952275208988479" office:value-type="float"/>
          <table:table-cell office:value="0.36685527283410013" office:value-type="float"/>
          <table:table-cell office:value="0.4371194565494458" office:value-type="float"/>
          <table:table-cell office:value="0.49557769773871607" office:value-type="float"/>
          <table:table-cell office:value="0.5266024697783145" office:value-type="float"/>
          <table:table-cell office:value="0.5869100453175276" office:value-type="float"/>
        </table:table-row>
        <table:table-row>
          <table:table-cell office:value-type="string">
            <text:p>rbgirshick__fast-rcnn</text:p>
          </table:table-cell>
          <table:table-cell office:value="0.6894144787689316" office:value-type="float"/>
          <table:table-cell office:value="0.7681176342360814" office:value-type="float"/>
          <table:table-cell office:value="0.794170468052123" office:value-type="float"/>
          <table:table-cell office:value="0.8112937059875527" office:value-type="float"/>
          <table:table-cell office:value="0.8596175259902407" office:value-type="float"/>
          <table:table-cell office:value="0.5464402977601748" office:value-type="float"/>
          <table:table-cell office:value="0.5877948199245604" office:value-type="float"/>
          <table:table-cell office:value="0.6040224737084873" office:value-type="float"/>
          <table:table-cell office:value="0.6274541362087817" office:value-type="float"/>
          <table:table-cell office:value="0.7046669433880847" office:value-type="float"/>
          <table:table-cell office:value="0.40559750616539747" office:value-type="float"/>
          <table:table-cell office:value="0.450230328380959" office:value-type="float"/>
          <table:table-cell office:value="0.47429185175297417" office:value-type="float"/>
          <table:table-cell office:value="0.49627555522958977" office:value-type="float"/>
          <table:table-cell office:value="0.565187015243521" office:value-type="float"/>
          <table:table-cell office:value="0.5856808777294074" office:value-type="float"/>
          <table:table-cell office:value="0.6076525230570391" office:value-type="float"/>
          <table:table-cell office:value="0.6306606612210399" office:value-type="float"/>
          <table:table-cell office:value="0.6591328362054569" office:value-type="float"/>
          <table:table-cell office:value="0.7175335916697401" office:value-type="float"/>
          <table:table-cell office:value="0.40298868378716124" office:value-type="float"/>
          <table:table-cell office:value="0.45612843111987034" office:value-type="float"/>
          <table:table-cell office:value="0.4865660010518041" office:value-type="float"/>
          <table:table-cell office:value="0.5079777145610388" office:value-type="float"/>
          <table:table-cell office:value="0.5706743644614644" office:value-type="float"/>
        </table:table-row>
        <table:table-row>
          <table:table-cell office:value-type="string">
            <text:p>mongodb__mongo-java-driver</text:p>
          </table:table-cell>
          <table:table-cell office:value="0.767592585690569" office:value-type="float"/>
          <table:table-cell office:value="0.7993604357004813" office:value-type="float"/>
          <table:table-cell office:value="0.8146148351310241" office:value-type="float"/>
          <table:table-cell office:value="0.8356039729958921" office:value-type="float"/>
          <table:table-cell office:value="0.8588644755047872" office:value-type="float"/>
          <table:table-cell office:value="0.5515160730162135" office:value-type="float"/>
          <table:table-cell office:value="0.5801148293529134" office:value-type="float"/>
          <table:table-cell office:value="0.6019335740037967" office:value-type="float"/>
          <table:table-cell office:value="0.6164119011436386" office:value-type="float"/>
          <table:table-cell office:value="0.6793711187507194" office:value-type="float"/>
          <table:table-cell office:value="0.42980214173863296" office:value-type="float"/>
          <table:table-cell office:value="0.4600776390817777" office:value-type="float"/>
          <table:table-cell office:value="0.4678431137368598" office:value-type="float"/>
          <table:table-cell office:value="0.4817710830696932" office:value-type="float"/>
          <table:table-cell office:value="0.497359692469876" office:value-type="float"/>
          <table:table-cell office:value="0.5839309364227796" office:value-type="float"/>
          <table:table-cell office:value="0.6253629253931254" office:value-type="float"/>
          <table:table-cell office:value="0.6340727778768276" office:value-type="float"/>
          <table:table-cell office:value="0.6473131203444049" office:value-type="float"/>
          <table:table-cell office:value="0.733875938989653" office:value-type="float"/>
          <table:table-cell office:value="0.42862747461104855" office:value-type="float"/>
          <table:table-cell office:value="0.48351956544746866" office:value-type="float"/>
          <table:table-cell office:value="0.5089116526836457" office:value-type="float"/>
          <table:table-cell office:value="0.5287473402695386" office:value-type="float"/>
          <table:table-cell office:value="0.5495606664496295" office:value-type="float"/>
        </table:table-row>
        <table:table-row>
          <table:table-cell office:value-type="string">
            <text:p>paritytech__parity</text:p>
          </table:table-cell>
          <table:table-cell office:value="0.6731401226127736" office:value-type="float"/>
          <table:table-cell office:value="0.7350892379217102" office:value-type="float"/>
          <table:table-cell office:value="0.7610842657179208" office:value-type="float"/>
          <table:table-cell office:value="0.7968886917078062" office:value-type="float"/>
          <table:table-cell office:value="0.856178825462753" office:value-type="float"/>
          <table:table-cell office:value="0.49758957974564716" office:value-type="float"/>
          <table:table-cell office:value="0.5893902627732747" office:value-type="float"/>
          <table:table-cell office:value="0.6061759945877027" office:value-type="float"/>
          <table:table-cell office:value="0.6196742534369782" office:value-type="float"/>
          <table:table-cell office:value="0.6972962277737387" office:value-type="float"/>
          <table:table-cell office:value="0.34508826286370764" office:value-type="float"/>
          <table:table-cell office:value="0.45973068929016864" office:value-type="float"/>
          <table:table-cell office:value="0.47790027426423937" office:value-type="float"/>
          <table:table-cell office:value="0.4986853527370162" office:value-type="float"/>
          <table:table-cell office:value="0.5563786837260886" office:value-type="float"/>
          <table:table-cell office:value="0.5471186975182438" office:value-type="float"/>
          <table:table-cell office:value="0.6237157908294738" office:value-type="float"/>
          <table:table-cell office:value="0.6477379398610186" office:value-type="float"/>
          <table:table-cell office:value="0.6819664999012808" office:value-type="float"/>
          <table:table-cell office:value="0.7579550329784303" office:value-type="float"/>
          <table:table-cell office:value="0.34311450006876376" office:value-type="float"/>
          <table:table-cell office:value="0.4629811517976239" office:value-type="float"/>
          <table:table-cell office:value="0.48712042995269444" office:value-type="float"/>
          <table:table-cell office:value="0.5117151164453537" office:value-type="float"/>
          <table:table-cell office:value="0.5929295312503491" office:value-type="float"/>
        </table:table-row>
        <table:table-row>
          <table:table-cell office:value-type="string">
            <text:p>puffnfresh__roy</text:p>
          </table:table-cell>
          <table:table-cell office:value="0.7595453672475692" office:value-type="float"/>
          <table:table-cell office:value="0.7957965459686658" office:value-type="float"/>
          <table:table-cell office:value="0.8055187571923662" office:value-type="float"/>
          <table:table-cell office:value="0.8185350543479153" office:value-type="float"/>
          <table:table-cell office:value="0.8236500715885823" office:value-type="float"/>
          <table:table-cell office:value="0.5323681884339955" office:value-type="float"/>
          <table:table-cell office:value="0.5680900544461885" office:value-type="float"/>
          <table:table-cell office:value="0.5879393323171439" office:value-type="float"/>
          <table:table-cell office:value="0.615209242605847" office:value-type="float"/>
          <table:table-cell office:value="0.6444492062512179" office:value-type="float"/>
          <table:table-cell office:value="0.4118094846141881" office:value-type="float"/>
          <table:table-cell office:value="0.4426908216894768" office:value-type="float"/>
          <table:table-cell office:value="0.4538104624185136" office:value-type="float"/>
          <table:table-cell office:value="0.4688123484002821" office:value-type="float"/>
          <table:table-cell office:value="0.49515092750873235" office:value-type="float"/>
          <table:table-cell office:value="0.6144344600448348" office:value-type="float"/>
          <table:table-cell office:value="0.6344525915881076" office:value-type="float"/>
          <table:table-cell office:value="0.6416113673726596" office:value-type="float"/>
          <table:table-cell office:value="0.6749271890041371" office:value-type="float"/>
          <table:table-cell office:value="0.6823425836749637" office:value-type="float"/>
          <table:table-cell office:value="0.43259900869680046" office:value-type="float"/>
          <table:table-cell office:value="0.48210390499283806" office:value-type="float"/>
          <table:table-cell office:value="0.5029950520695832" office:value-type="float"/>
          <table:table-cell office:value="0.5092462330634776" office:value-type="float"/>
          <table:table-cell office:value="0.5304247627100457" office:value-type="float"/>
        </table:table-row>
        <table:table-row>
          <table:table-cell office:value-type="string">
            <text:p>inversify__InversifyJS</text:p>
          </table:table-cell>
          <table:table-cell office:value="0.7137890844780449" office:value-type="float"/>
          <table:table-cell office:value="0.7884559567491192" office:value-type="float"/>
          <table:table-cell office:value="0.8056343139733069" office:value-type="float"/>
          <table:table-cell office:value="0.8229755419308649" office:value-type="float"/>
          <table:table-cell office:value="0.8471932620554795" office:value-type="float"/>
          <table:table-cell office:value="0.5160303165861794" office:value-type="float"/>
          <table:table-cell office:value="0.5771860995018104" office:value-type="float"/>
          <table:table-cell office:value="0.5964786636999888" office:value-type="float"/>
          <table:table-cell office:value="0.62002592192718" office:value-type="float"/>
          <table:table-cell office:value="0.6860880655929309" office:value-type="float"/>
          <table:table-cell office:value="0.3807504976782366" office:value-type="float"/>
          <table:table-cell office:value="0.46113218026740577" office:value-type="float"/>
          <table:table-cell office:value="0.4748351224369811" office:value-type="float"/>
          <table:table-cell office:value="0.49550380994428966" office:value-type="float"/>
          <table:table-cell office:value="0.5486678356003443" office:value-type="float"/>
          <table:table-cell office:value="0.5635569677443476" office:value-type="float"/>
          <table:table-cell office:value="0.6175237837933243" office:value-type="float"/>
          <table:table-cell office:value="0.633483778088996" office:value-type="float"/>
          <table:table-cell office:value="0.6579617837110243" office:value-type="float"/>
          <table:table-cell office:value="0.7399504700461319" office:value-type="float"/>
          <table:table-cell office:value="0.37449000292830575" office:value-type="float"/>
          <table:table-cell office:value="0.4669427842399568" office:value-type="float"/>
          <table:table-cell office:value="0.49313640730844" office:value-type="float"/>
          <table:table-cell office:value="0.5116969599397094" office:value-type="float"/>
          <table:table-cell office:value="0.5870532711985555" office:value-type="float"/>
        </table:table-row>
        <table:table-row>
          <table:table-cell office:value-type="string">
            <text:p>kimmobrunfeldt__concurrently</text:p>
          </table:table-cell>
          <table:table-cell office:value="0.7876502224491314" office:value-type="float"/>
          <table:table-cell office:value="0.7958170651197997" office:value-type="float"/>
          <table:table-cell office:value="0.8050145783259662" office:value-type="float"/>
          <table:table-cell office:value="0.8193467760236222" office:value-type="float"/>
          <table:table-cell office:value="0.843177199117507" office:value-type="float"/>
          <table:table-cell office:value="0.4913897006143092" office:value-type="float"/>
          <table:table-cell office:value="0.5719313405483588" office:value-type="float"/>
          <table:table-cell office:value="0.5957414414722418" office:value-type="float"/>
          <table:table-cell office:value="0.6360426023958419" office:value-type="float"/>
          <table:table-cell office:value="0.6443809818348143" office:value-type="float"/>
          <table:table-cell office:value="0.41077923407571737" office:value-type="float"/>
          <table:table-cell office:value="0.43698352153807263" office:value-type="float"/>
          <table:table-cell office:value="0.4543645359145087" office:value-type="float"/>
          <table:table-cell office:value="0.4793495146467578" office:value-type="float"/>
          <table:table-cell office:value="0.5316231642647976" office:value-type="float"/>
          <table:table-cell office:value="0.6034406418954761" office:value-type="float"/>
          <table:table-cell office:value="0.6226162496309231" office:value-type="float"/>
          <table:table-cell office:value="0.6498007502511469" office:value-type="float"/>
          <table:table-cell office:value="0.6864131763365713" office:value-type="float"/>
          <table:table-cell office:value="0.6975931719613824" office:value-type="float"/>
          <table:table-cell office:value="0.37608357016193583" office:value-type="float"/>
          <table:table-cell office:value="0.477323162603702" office:value-type="float"/>
          <table:table-cell office:value="0.4923360608261512" office:value-type="float"/>
          <table:table-cell office:value="0.5124076515600569" office:value-type="float"/>
          <table:table-cell office:value="0.5312834083778271" office:value-type="float"/>
        </table:table-row>
        <table:table-row>
          <table:table-cell office:value-type="string">
            <text:p>nutzam__nutz</text:p>
          </table:table-cell>
          <table:table-cell office:value="0.6835206056767853" office:value-type="float"/>
          <table:table-cell office:value="0.725538381151942" office:value-type="float"/>
          <table:table-cell office:value="0.7438755729709545" office:value-type="float"/>
          <table:table-cell office:value="0.7587285470637535" office:value-type="float"/>
          <table:table-cell office:value="0.7863921729997647" office:value-type="float"/>
          <table:table-cell office:value="0.562887980370757" office:value-type="float"/>
          <table:table-cell office:value="0.5803109777858079" office:value-type="float"/>
          <table:table-cell office:value="0.5908611804719105" office:value-type="float"/>
          <table:table-cell office:value="0.6030480570680723" office:value-type="float"/>
          <table:table-cell office:value="0.6173085967135508" office:value-type="float"/>
          <table:table-cell office:value="0.4630815562373995" office:value-type="float"/>
          <table:table-cell office:value="0.49427003660443425" office:value-type="float"/>
          <table:table-cell office:value="0.5044242420715958" office:value-type="float"/>
          <table:table-cell office:value="0.5140299212372752" office:value-type="float"/>
          <table:table-cell office:value="0.5529355212522657" office:value-type="float"/>
          <table:table-cell office:value="0.6451695754232742" office:value-type="float"/>
          <table:table-cell office:value="0.6685189550527206" office:value-type="float"/>
          <table:table-cell office:value="0.6801630762373209" office:value-type="float"/>
          <table:table-cell office:value="0.6850045793593891" office:value-type="float"/>
          <table:table-cell office:value="0.7000917626389471" office:value-type="float"/>
          <table:table-cell office:value="0.36678027563499815" office:value-type="float"/>
          <table:table-cell office:value="0.4228126058408616" office:value-type="float"/>
          <table:table-cell office:value="0.4419395628435191" office:value-type="float"/>
          <table:table-cell office:value="0.4609885890633021" office:value-type="float"/>
          <table:table-cell office:value="0.5086252870881358" office:value-type="float"/>
        </table:table-row>
        <table:table-row>
          <table:table-cell office:value-type="string">
            <text:p>chainer__chainer</text:p>
          </table:table-cell>
          <table:table-cell office:value="0.6959942418665248" office:value-type="float"/>
          <table:table-cell office:value="0.7572454780642746" office:value-type="float"/>
          <table:table-cell office:value="0.7881481838070357" office:value-type="float"/>
          <table:table-cell office:value="0.812235674776507" office:value-type="float"/>
          <table:table-cell office:value="0.8438065281981392" office:value-type="float"/>
          <table:table-cell office:value="0.5569785766434682" office:value-type="float"/>
          <table:table-cell office:value="0.5965137082124778" office:value-type="float"/>
          <table:table-cell office:value="0.6122943798284175" office:value-type="float"/>
          <table:table-cell office:value="0.6285466066025288" office:value-type="float"/>
          <table:table-cell office:value="0.7121348272362714" office:value-type="float"/>
          <table:table-cell office:value="0.37598701441400234" office:value-type="float"/>
          <table:table-cell office:value="0.44786453381990654" office:value-type="float"/>
          <table:table-cell office:value="0.46579368060480364" office:value-type="float"/>
          <table:table-cell office:value="0.4780057464412071" office:value-type="float"/>
          <table:table-cell office:value="0.5467772452677245" office:value-type="float"/>
          <table:table-cell office:value="0.5763395153319268" office:value-type="float"/>
          <table:table-cell office:value="0.6151334584222078" office:value-type="float"/>
          <table:table-cell office:value="0.6387981434700394" office:value-type="float"/>
          <table:table-cell office:value="0.6607560029723923" office:value-type="float"/>
          <table:table-cell office:value="0.7678916584378925" office:value-type="float"/>
          <table:table-cell office:value="0.37584217760099664" office:value-type="float"/>
          <table:table-cell office:value="0.4572125266764261" office:value-type="float"/>
          <table:table-cell office:value="0.4821815768589267" office:value-type="float"/>
          <table:table-cell office:value="0.5068740834465899" office:value-type="float"/>
          <table:table-cell office:value="0.5591284677013956" office:value-type="float"/>
        </table:table-row>
        <table:table-row>
          <table:table-cell office:value-type="string">
            <text:p>AutoMapper__AutoMapper</text:p>
          </table:table-cell>
          <table:table-cell office:value="0.6998164274951343" office:value-type="float"/>
          <table:table-cell office:value="0.7758254689960072" office:value-type="float"/>
          <table:table-cell office:value="0.7987145210779043" office:value-type="float"/>
          <table:table-cell office:value="0.8166315588172027" office:value-type="float"/>
          <table:table-cell office:value="0.8621143648900401" office:value-type="float"/>
          <table:table-cell office:value="0.48797294999400903" office:value-type="float"/>
          <table:table-cell office:value="0.5616746607043757" office:value-type="float"/>
          <table:table-cell office:value="0.5811365885468017" office:value-type="float"/>
          <table:table-cell office:value="0.6011989689438357" office:value-type="float"/>
          <table:table-cell office:value="0.6609394058756148" office:value-type="float"/>
          <table:table-cell office:value="0.391822456237947" office:value-type="float"/>
          <table:table-cell office:value="0.4657877527358635" office:value-type="float"/>
          <table:table-cell office:value="0.4855740140392802" office:value-type="float"/>
          <table:table-cell office:value="0.5110651861571809" office:value-type="float"/>
          <table:table-cell office:value="0.585779114521564" office:value-type="float"/>
          <table:table-cell office:value="0.5521224558524156" office:value-type="float"/>
          <table:table-cell office:value="0.6215226823866684" office:value-type="float"/>
          <table:table-cell office:value="0.643108555987786" office:value-type="float"/>
          <table:table-cell office:value="0.6696259308716428" office:value-type="float"/>
          <table:table-cell office:value="0.7336753405929074" office:value-type="float"/>
          <table:table-cell office:value="0.2755814455432341" office:value-type="float"/>
          <table:table-cell office:value="0.4366912866170324" office:value-type="float"/>
          <table:table-cell office:value="0.46790146795205156" office:value-type="float"/>
          <table:table-cell office:value="0.4969256800645175" office:value-type="float"/>
          <table:table-cell office:value="0.583525506562751" office:value-type="float"/>
        </table:table-row>
        <table:table-row>
          <table:table-cell office:value-type="string">
            <text:p>malarkey__320andup</text:p>
          </table:table-cell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131214422884404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6097763322587139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790725353629543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7057576757829774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5188918232000348" office:value-type="float"/>
        </table:table-row>
        <table:table-row>
          <table:table-cell office:value-type="string">
            <text:p>rhysd__NyaoVim</text:p>
          </table:table-cell>
          <table:table-cell office:value="0.7065479208493103" office:value-type="float"/>
          <table:table-cell office:value="0.7520094459936888" office:value-type="float"/>
          <table:table-cell office:value="0.7904754162164441" office:value-type="float"/>
          <table:table-cell office:value="0.8076632249192629" office:value-type="float"/>
          <table:table-cell office:value="0.8308828334674556" office:value-type="float"/>
          <table:table-cell office:value="0.5306281787230347" office:value-type="float"/>
          <table:table-cell office:value="0.5764822481450547" office:value-type="float"/>
          <table:table-cell office:value="0.582452963852955" office:value-type="float"/>
          <table:table-cell office:value="0.596977404559312" office:value-type="float"/>
          <table:table-cell office:value="0.6196923720816289" office:value-type="float"/>
          <table:table-cell office:value="0.3958905220889679" office:value-type="float"/>
          <table:table-cell office:value="0.4351977968779774" office:value-type="float"/>
          <table:table-cell office:value="0.4638831318664406" office:value-type="float"/>
          <table:table-cell office:value="0.47291756383413724" office:value-type="float"/>
          <table:table-cell office:value="0.48023629657692357" office:value-type="float"/>
          <table:table-cell office:value="0.5954000198660094" office:value-type="float"/>
          <table:table-cell office:value="0.6273173349980692" office:value-type="float"/>
          <table:table-cell office:value="0.6304583811402686" office:value-type="float"/>
          <table:table-cell office:value="0.63946022146894" office:value-type="float"/>
          <table:table-cell office:value="0.6811655966295478" office:value-type="float"/>
          <table:table-cell office:value="0.38588556159970633" office:value-type="float"/>
          <table:table-cell office:value="0.4137141957650855" office:value-type="float"/>
          <table:table-cell office:value="0.47102892006562125" office:value-type="float"/>
          <table:table-cell office:value="0.5051216053556341" office:value-type="float"/>
          <table:table-cell office:value="0.5169260657233172" office:value-type="float"/>
        </table:table-row>
        <table:table-row>
          <table:table-cell office:value-type="string">
            <text:p>kubernetes__kops</text:p>
          </table:table-cell>
          <table:table-cell office:value="0.6697475282339125" office:value-type="float"/>
          <table:table-cell office:value="0.7521428123677614" office:value-type="float"/>
          <table:table-cell office:value="0.7837562365479899" office:value-type="float"/>
          <table:table-cell office:value="0.8038033391504961" office:value-type="float"/>
          <table:table-cell office:value="0.8519773525078097" office:value-type="float"/>
          <table:table-cell office:value="0.5254932180032802" office:value-type="float"/>
          <table:table-cell office:value="0.5892009350858772" office:value-type="float"/>
          <table:table-cell office:value="0.6060384905753484" office:value-type="float"/>
          <table:table-cell office:value="0.621623190188113" office:value-type="float"/>
          <table:table-cell office:value="0.7173138256603809" office:value-type="float"/>
          <table:table-cell office:value="0.3725723770984921" office:value-type="float"/>
          <table:table-cell office:value="0.45975575987593" office:value-type="float"/>
          <table:table-cell office:value="0.4786522879949382" office:value-type="float"/>
          <table:table-cell office:value="0.4991120747779772" office:value-type="float"/>
          <table:table-cell office:value="0.5787835624666875" office:value-type="float"/>
          <table:table-cell office:value="0.5340575702172432" office:value-type="float"/>
          <table:table-cell office:value="0.6136948870492132" office:value-type="float"/>
          <table:table-cell office:value="0.6350795247472669" office:value-type="float"/>
          <table:table-cell office:value="0.6600649903357769" office:value-type="float"/>
          <table:table-cell office:value="0.7600211900420689" office:value-type="float"/>
          <table:table-cell office:value="0.37976166073731726" office:value-type="float"/>
          <table:table-cell office:value="0.4755351407662922" office:value-type="float"/>
          <table:table-cell office:value="0.4953637956333875" office:value-type="float"/>
          <table:table-cell office:value="0.5164311318868259" office:value-type="float"/>
          <table:table-cell office:value="0.6182094261467468" office:value-type="float"/>
        </table:table-row>
        <table:table-row>
          <table:table-cell office:value-type="string">
            <text:p>PHPOffice__PHPExcel</text:p>
          </table:table-cell>
          <table:table-cell office:value="0.7067134686255276" office:value-type="float"/>
          <table:table-cell office:value="0.7811724070916565" office:value-type="float"/>
          <table:table-cell office:value="0.8016050546804897" office:value-type="float"/>
          <table:table-cell office:value="0.8239509592880244" office:value-type="float"/>
          <table:table-cell office:value="0.8630845212816805" office:value-type="float"/>
          <table:table-cell office:value="0.518486155924978" office:value-type="float"/>
          <table:table-cell office:value="0.5766778296919091" office:value-type="float"/>
          <table:table-cell office:value="0.595423100976859" office:value-type="float"/>
          <table:table-cell office:value="0.6190568016704766" office:value-type="float"/>
          <table:table-cell office:value="0.658018409543732" office:value-type="float"/>
          <table:table-cell office:value="0.3926180188246515" office:value-type="float"/>
          <table:table-cell office:value="0.4490276358613337" office:value-type="float"/>
          <table:table-cell office:value="0.4689634623160012" office:value-type="float"/>
          <table:table-cell office:value="0.49256404473695603" office:value-type="float"/>
          <table:table-cell office:value="0.595314077082475" office:value-type="float"/>
          <table:table-cell office:value="0.5657838301566025" office:value-type="float"/>
          <table:table-cell office:value="0.611600484404626" office:value-type="float"/>
          <table:table-cell office:value="0.6363923545688064" office:value-type="float"/>
          <table:table-cell office:value="0.6599215527550553" office:value-type="float"/>
          <table:table-cell office:value="0.7532214112933419" office:value-type="float"/>
          <table:table-cell office:value="0.28032487520992405" office:value-type="float"/>
          <table:table-cell office:value="0.4592321013759427" office:value-type="float"/>
          <table:table-cell office:value="0.4975911837458231" office:value-type="float"/>
          <table:table-cell office:value="0.5270480635045685" office:value-type="float"/>
          <table:table-cell office:value="0.60195290582299" office:value-type="float"/>
        </table:table-row>
        <table:table-row>
          <table:table-cell office:value-type="string">
            <text:p>aws__aws-sdk-php</text:p>
          </table:table-cell>
          <table:table-cell office:value="0.6982305991201457" office:value-type="float"/>
          <table:table-cell office:value="0.7560794205333897" office:value-type="float"/>
          <table:table-cell office:value="0.788073168874014" office:value-type="float"/>
          <table:table-cell office:value="0.8093986404444984" office:value-type="float"/>
          <table:table-cell office:value="0.8455120170069088" office:value-type="float"/>
          <table:table-cell office:value="0.5339491902900171" office:value-type="float"/>
          <table:table-cell office:value="0.5919484929029103" office:value-type="float"/>
          <table:table-cell office:value="0.6050081436950837" office:value-type="float"/>
          <table:table-cell office:value="0.6202327324272042" office:value-type="float"/>
          <table:table-cell office:value="0.6855680889741516" office:value-type="float"/>
          <table:table-cell office:value="0.3829075413693491" office:value-type="float"/>
          <table:table-cell office:value="0.46418703276470796" office:value-type="float"/>
          <table:table-cell office:value="0.479632021134655" office:value-type="float"/>
          <table:table-cell office:value="0.5011967677907347" office:value-type="float"/>
          <table:table-cell office:value="0.5917047244392254" office:value-type="float"/>
          <table:table-cell office:value="0.577848041480651" office:value-type="float"/>
          <table:table-cell office:value="0.6307144274657237" office:value-type="float"/>
          <table:table-cell office:value="0.6504312058832555" office:value-type="float"/>
          <table:table-cell office:value="0.6737941072000808" office:value-type="float"/>
          <table:table-cell office:value="0.7659754696719063" office:value-type="float"/>
          <table:table-cell office:value="0.3977507189401017" office:value-type="float"/>
          <table:table-cell office:value="0.48266809366056906" office:value-type="float"/>
          <table:table-cell office:value="0.5110793515861934" office:value-type="float"/>
          <table:table-cell office:value="0.5387728247537297" office:value-type="float"/>
          <table:table-cell office:value="0.5933874863811535" office:value-type="float"/>
        </table:table-row>
        <table:table-row>
          <table:table-cell office:value-type="string">
            <text:p>jdesboeufs__connect-mongo</text:p>
          </table:table-cell>
          <table:table-cell office:value="0.7035490773999296" office:value-type="float"/>
          <table:table-cell office:value="0.7526923742855115" office:value-type="float"/>
          <table:table-cell office:value="0.7808590612683176" office:value-type="float"/>
          <table:table-cell office:value="0.7939222163228152" office:value-type="float"/>
          <table:table-cell office:value="0.8248355258977633" office:value-type="float"/>
          <table:table-cell office:value="0.5052662639320663" office:value-type="float"/>
          <table:table-cell office:value="0.5761075873815914" office:value-type="float"/>
          <table:table-cell office:value="0.5967706396661253" office:value-type="float"/>
          <table:table-cell office:value="0.6106798248226739" office:value-type="float"/>
          <table:table-cell office:value="0.6762221300273805" office:value-type="float"/>
          <table:table-cell office:value="0.402122067083757" office:value-type="float"/>
          <table:table-cell office:value="0.4733875690900632" office:value-type="float"/>
          <table:table-cell office:value="0.4928776899593522" office:value-type="float"/>
          <table:table-cell office:value="0.5133588447778693" office:value-type="float"/>
          <table:table-cell office:value="0.5656704111722675" office:value-type="float"/>
          <table:table-cell office:value="0.562887564373964" office:value-type="float"/>
          <table:table-cell office:value="0.6267575390385969" office:value-type="float"/>
          <table:table-cell office:value="0.6534627594093702" office:value-type="float"/>
          <table:table-cell office:value="0.6736032409577392" office:value-type="float"/>
          <table:table-cell office:value="0.7394998466029901" office:value-type="float"/>
          <table:table-cell office:value="0.3820129835807155" office:value-type="float"/>
          <table:table-cell office:value="0.47309378858753304" office:value-type="float"/>
          <table:table-cell office:value="0.5029350699762921" office:value-type="float"/>
          <table:table-cell office:value="0.5294422216192174" office:value-type="float"/>
          <table:table-cell office:value="0.5932974251723306" office:value-type="float"/>
        </table:table-row>
        <table:table-row>
          <table:table-cell office:value-type="string">
            <text:p>phpro__grumphp</text:p>
          </table:table-cell>
          <table:table-cell office:value="0.6930986275007088" office:value-type="float"/>
          <table:table-cell office:value="0.7715162131691201" office:value-type="float"/>
          <table:table-cell office:value="0.7948309156038248" office:value-type="float"/>
          <table:table-cell office:value="0.809880441060632" office:value-type="float"/>
          <table:table-cell office:value="0.8535341998677488" office:value-type="float"/>
          <table:table-cell office:value="0.5526185379341751" office:value-type="float"/>
          <table:table-cell office:value="0.5938063925506077" office:value-type="float"/>
          <table:table-cell office:value="0.6088002150109233" office:value-type="float"/>
          <table:table-cell office:value="0.6251679384741194" office:value-type="float"/>
          <table:table-cell office:value="0.6895573778518334" office:value-type="float"/>
          <table:table-cell office:value="0.3903644882631276" office:value-type="float"/>
          <table:table-cell office:value="0.449916484020661" office:value-type="float"/>
          <table:table-cell office:value="0.4628787061034988" office:value-type="float"/>
          <table:table-cell office:value="0.4791889848122631" office:value-type="float"/>
          <table:table-cell office:value="0.5253553477735151" office:value-type="float"/>
          <table:table-cell office:value="0.5675646272526859" office:value-type="float"/>
          <table:table-cell office:value="0.6136509383336967" office:value-type="float"/>
          <table:table-cell office:value="0.6330868482080774" office:value-type="float"/>
          <table:table-cell office:value="0.662238003451721" office:value-type="float"/>
          <table:table-cell office:value="0.7452110891192589" office:value-type="float"/>
          <table:table-cell office:value="0.4206844539422082" office:value-type="float"/>
          <table:table-cell office:value="0.47554027071886185" office:value-type="float"/>
          <table:table-cell office:value="0.5101096390238805" office:value-type="float"/>
          <table:table-cell office:value="0.5323407881190803" office:value-type="float"/>
          <table:table-cell office:value="0.5731289654102815" office:value-type="float"/>
        </table:table-row>
        <table:table-row>
          <table:table-cell office:value-type="string">
            <text:p>zsh-users__antigen</text:p>
          </table:table-cell>
          <table:table-cell office:value="0.7216599975162163" office:value-type="float"/>
          <table:table-cell office:value="0.7773888459328108" office:value-type="float"/>
          <table:table-cell office:value="0.8067847153589657" office:value-type="float"/>
          <table:table-cell office:value="0.820013176798887" office:value-type="float"/>
          <table:table-cell office:value="0.8658897603181305" office:value-type="float"/>
          <table:table-cell office:value="0.5124582182646886" office:value-type="float"/>
          <table:table-cell office:value="0.5587047907405613" office:value-type="float"/>
          <table:table-cell office:value="0.5809323706002982" office:value-type="float"/>
          <table:table-cell office:value="0.6069818818694064" office:value-type="float"/>
          <table:table-cell office:value="0.6371777970388269" office:value-type="float"/>
          <table:table-cell office:value="0.3651419216919894" office:value-type="float"/>
          <table:table-cell office:value="0.4509858843818078" office:value-type="float"/>
          <table:table-cell office:value="0.466625442875664" office:value-type="float"/>
          <table:table-cell office:value="0.47995824147100175" office:value-type="float"/>
          <table:table-cell office:value="0.5463037345644814" office:value-type="float"/>
          <table:table-cell office:value="0.5536461045616718" office:value-type="float"/>
          <table:table-cell office:value="0.6095590920257529" office:value-type="float"/>
          <table:table-cell office:value="0.6215950765481113" office:value-type="float"/>
          <table:table-cell office:value="0.6433391501372405" office:value-type="float"/>
          <table:table-cell office:value="0.6844913955999052" office:value-type="float"/>
          <table:table-cell office:value="0.40411869280024193" office:value-type="float"/>
          <table:table-cell office:value="0.44833001953984075" office:value-type="float"/>
          <table:table-cell office:value="0.4680425548925633" office:value-type="float"/>
          <table:table-cell office:value="0.513722055813675" office:value-type="float"/>
          <table:table-cell office:value="0.5800654527722231" office:value-type="float"/>
        </table:table-row>
        <table:table-row>
          <table:table-cell office:value-type="string">
            <text:p>facebook__mention-bot</text:p>
          </table:table-cell>
          <table:table-cell office:value="0.7247303796496772" office:value-type="float"/>
          <table:table-cell office:value="0.7928814068161337" office:value-type="float"/>
          <table:table-cell office:value="0.8011811042189485" office:value-type="float"/>
          <table:table-cell office:value="0.8120376584984969" office:value-type="float"/>
          <table:table-cell office:value="0.8502214088540885" office:value-type="float"/>
          <table:table-cell office:value="0.5569430779885985" office:value-type="float"/>
          <table:table-cell office:value="0.5823110542590711" office:value-type="float"/>
          <table:table-cell office:value="0.6084927225835226" office:value-type="float"/>
          <table:table-cell office:value="0.6333791106049538" office:value-type="float"/>
          <table:table-cell office:value="0.6969897813046958" office:value-type="float"/>
          <table:table-cell office:value="0.4271535225176606" office:value-type="float"/>
          <table:table-cell office:value="0.4825186101175447" office:value-type="float"/>
          <table:table-cell office:value="0.4960536991791735" office:value-type="float"/>
          <table:table-cell office:value="0.5113895556054391" office:value-type="float"/>
          <table:table-cell office:value="0.5676330864916194" office:value-type="float"/>
          <table:table-cell office:value="0.5920103865089417" office:value-type="float"/>
          <table:table-cell office:value="0.6451010746481644" office:value-type="float"/>
          <table:table-cell office:value="0.6737038821029802" office:value-type="float"/>
          <table:table-cell office:value="0.6985913676459191" office:value-type="float"/>
          <table:table-cell office:value="0.7429827660129371" office:value-type="float"/>
          <table:table-cell office:value="0.4497722585597945" office:value-type="float"/>
          <table:table-cell office:value="0.5018010606938907" office:value-type="float"/>
          <table:table-cell office:value="0.5211767010963924" office:value-type="float"/>
          <table:table-cell office:value="0.5716278132153725" office:value-type="float"/>
          <table:table-cell office:value="0.6140816282119356" office:value-type="float"/>
        </table:table-row>
        <table:table-row>
          <table:table-cell office:value-type="string">
            <text:p>timjansen__minified.js</text:p>
          </table:table-cell>
          <table:table-cell office:value="0.7713634204515267" office:value-type="float"/>
          <table:table-cell office:value="0.7998661424596084" office:value-type="float"/>
          <table:table-cell office:value="0.8015182256068529" office:value-type="float"/>
          <table:table-cell office:value="0.8354342173053265" office:value-type="float"/>
          <table:table-cell office:value="0.8354342173053265" office:value-type="float"/>
          <table:table-cell office:value="0.5747414774766022" office:value-type="float"/>
          <table:table-cell office:value="0.6013436514589902" office:value-type="float"/>
          <table:table-cell office:value="0.6016938823849793" office:value-type="float"/>
          <table:table-cell office:value="0.6185333899055746" office:value-type="float"/>
          <table:table-cell office:value="0.6185333899055746" office:value-type="float"/>
          <table:table-cell office:value="0.3977178873049565" office:value-type="float"/>
          <table:table-cell office:value="0.48889330548902005" office:value-type="float"/>
          <table:table-cell office:value="0.4932943391075606" office:value-type="float"/>
          <table:table-cell office:value="0.5113587196448219" office:value-type="float"/>
          <table:table-cell office:value="0.5113587196448219" office:value-type="float"/>
          <table:table-cell office:value="0.6219437534856109" office:value-type="float"/>
          <table:table-cell office:value="0.6500759639607911" office:value-type="float"/>
          <table:table-cell office:value="0.6507546549223281" office:value-type="float"/>
          <table:table-cell office:value="0.6781949593946361" office:value-type="float"/>
          <table:table-cell office:value="0.6781949593946361" office:value-type="float"/>
          <table:table-cell office:value="0.46750253112251045" office:value-type="float"/>
          <table:table-cell office:value="0.49124191019961305" office:value-type="float"/>
          <table:table-cell office:value="0.5268469299563835" office:value-type="float"/>
          <table:table-cell office:value="0.544699436824359" office:value-type="float"/>
          <table:table-cell office:value="0.544699436824359" office:value-type="float"/>
        </table:table-row>
        <table:table-row>
          <table:table-cell office:value-type="string">
            <text:p>heroku__hk</text:p>
          </table:table-cell>
          <table:table-cell office:value="0.778241274042456" office:value-type="float"/>
          <table:table-cell office:value="0.7939096748791504" office:value-type="float"/>
          <table:table-cell office:value="0.8076060474650524" office:value-type="float"/>
          <table:table-cell office:value="0.8161419189668532" office:value-type="float"/>
          <table:table-cell office:value="0.8166802154798443" office:value-type="float"/>
          <table:table-cell office:value="0.5537579326099342" office:value-type="float"/>
          <table:table-cell office:value="0.5690267350714584" office:value-type="float"/>
          <table:table-cell office:value="0.5918002417230593" office:value-type="float"/>
          <table:table-cell office:value="0.6066618403148724" office:value-type="float"/>
          <table:table-cell office:value="0.6125981471993309" office:value-type="float"/>
          <table:table-cell office:value="0.46138985289814277" office:value-type="float"/>
          <table:table-cell office:value="0.4817889735236984" office:value-type="float"/>
          <table:table-cell office:value="0.49051222640754955" office:value-type="float"/>
          <table:table-cell office:value="0.5043365528577656" office:value-type="float"/>
          <table:table-cell office:value="0.5086974369243407" office:value-type="float"/>
          <table:table-cell office:value="0.6051666377936202" office:value-type="float"/>
          <table:table-cell office:value="0.6261253107535846" office:value-type="float"/>
          <table:table-cell office:value="0.6392280544690571" office:value-type="float"/>
          <table:table-cell office:value="0.6649322952406127" office:value-type="float"/>
          <table:table-cell office:value="0.6792545537860546" office:value-type="float"/>
          <table:table-cell office:value="0.4693941686088865" office:value-type="float"/>
          <table:table-cell office:value="0.5077870504183617" office:value-type="float"/>
          <table:table-cell office:value="0.5101482281846728" office:value-type="float"/>
          <table:table-cell office:value="0.5148389671635405" office:value-type="float"/>
          <table:table-cell office:value="0.5559547578558012" office:value-type="float"/>
        </table:table-row>
        <table:table-row>
          <table:table-cell office:value-type="string">
            <text:p>lukeredpath__LRResty</text:p>
          </table:table-cell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8104082074181314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6186587774152327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9427687844440027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962648771335711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5253638287965811" office:value-type="float"/>
        </table:table-row>
        <table:table-row>
          <table:table-cell office:value-type="string">
            <text:p>gentilkiwi__mimikatz</text:p>
          </table:table-cell>
          <table:table-cell office:value="0.7014935981275123" office:value-type="float"/>
          <table:table-cell office:value="0.724177893130514" office:value-type="float"/>
          <table:table-cell office:value="0.7781480970554983" office:value-type="float"/>
          <table:table-cell office:value="0.8121583316397895" office:value-type="float"/>
          <table:table-cell office:value="0.826677882239853" office:value-type="float"/>
          <table:table-cell office:value="0.5929338597517663" office:value-type="float"/>
          <table:table-cell office:value="0.6072162878423827" office:value-type="float"/>
          <table:table-cell office:value="0.6166043837156301" office:value-type="float"/>
          <table:table-cell office:value="0.6260100878310478" office:value-type="float"/>
          <table:table-cell office:value="0.6265030733465965" office:value-type="float"/>
          <table:table-cell office:value="0.4669810665427433" office:value-type="float"/>
          <table:table-cell office:value="0.4794478193428974" office:value-type="float"/>
          <table:table-cell office:value="0.4850637288501029" office:value-type="float"/>
          <table:table-cell office:value="0.5328579020197663" office:value-type="float"/>
          <table:table-cell office:value="0.6133792208701974" office:value-type="float"/>
          <table:table-cell office:value="0.5881890904321531" office:value-type="float"/>
          <table:table-cell office:value="0.6365122946398284" office:value-type="float"/>
          <table:table-cell office:value="0.6763439631363541" office:value-type="float"/>
          <table:table-cell office:value="0.7023569829994754" office:value-type="float"/>
          <table:table-cell office:value="0.7025388402432953" office:value-type="float"/>
          <table:table-cell office:value="0.36803419632698464" office:value-type="float"/>
          <table:table-cell office:value="0.45422792419765834" office:value-type="float"/>
          <table:table-cell office:value="0.5195537011746187" office:value-type="float"/>
          <table:table-cell office:value="0.5457121805098502" office:value-type="float"/>
          <table:table-cell office:value="0.5568923276647003" office:value-type="float"/>
        </table:table-row>
        <table:table-row>
          <table:table-cell office:value-type="string">
            <text:p>bookshelf__bookshelf</text:p>
          </table:table-cell>
          <table:table-cell office:value="0.7263063046567751" office:value-type="float"/>
          <table:table-cell office:value="0.7947633206896373" office:value-type="float"/>
          <table:table-cell office:value="0.8110389728137861" office:value-type="float"/>
          <table:table-cell office:value="0.8271548561190685" office:value-type="float"/>
          <table:table-cell office:value="0.9039866913968732" office:value-type="float"/>
          <table:table-cell office:value="0.519634731193316" office:value-type="float"/>
          <table:table-cell office:value="0.5738568640237312" office:value-type="float"/>
          <table:table-cell office:value="0.5896091559067369" office:value-type="float"/>
          <table:table-cell office:value="0.6036794692934901" office:value-type="float"/>
          <table:table-cell office:value="0.691350929060906" office:value-type="float"/>
          <table:table-cell office:value="0.3875848665763719" office:value-type="float"/>
          <table:table-cell office:value="0.48559365751318295" office:value-type="float"/>
          <table:table-cell office:value="0.5102440093233305" office:value-type="float"/>
          <table:table-cell office:value="0.5268546102123313" office:value-type="float"/>
          <table:table-cell office:value="0.6015463730673152" office:value-type="float"/>
          <table:table-cell office:value="0.5586971916986347" office:value-type="float"/>
          <table:table-cell office:value="0.6245111911329361" office:value-type="float"/>
          <table:table-cell office:value="0.6437285423486617" office:value-type="float"/>
          <table:table-cell office:value="0.664932981158048" office:value-type="float"/>
          <table:table-cell office:value="0.7735691506390071" office:value-type="float"/>
          <table:table-cell office:value="0.3908153472976848" office:value-type="float"/>
          <table:table-cell office:value="0.4833541669563156" office:value-type="float"/>
          <table:table-cell office:value="0.5090131013327768" office:value-type="float"/>
          <table:table-cell office:value="0.5261940053627338" office:value-type="float"/>
          <table:table-cell office:value="0.5923883073654794" office:value-type="float"/>
        </table:table-row>
        <table:table-row>
          <table:table-cell office:value-type="string">
            <text:p>labstack__echo</text:p>
          </table:table-cell>
          <table:table-cell office:value="0.7104409821009292" office:value-type="float"/>
          <table:table-cell office:value="0.7674842140898325" office:value-type="float"/>
          <table:table-cell office:value="0.7916176740305961" office:value-type="float"/>
          <table:table-cell office:value="0.8138966764720597" office:value-type="float"/>
          <table:table-cell office:value="0.8484073481710164" office:value-type="float"/>
          <table:table-cell office:value="0.5407582215164699" office:value-type="float"/>
          <table:table-cell office:value="0.5946257476205352" office:value-type="float"/>
          <table:table-cell office:value="0.6131569838256463" office:value-type="float"/>
          <table:table-cell office:value="0.6252935174606691" office:value-type="float"/>
          <table:table-cell office:value="0.6738249225824723" office:value-type="float"/>
          <table:table-cell office:value="0.42884241980748694" office:value-type="float"/>
          <table:table-cell office:value="0.4626812908754956" office:value-type="float"/>
          <table:table-cell office:value="0.491288558060947" office:value-type="float"/>
          <table:table-cell office:value="0.5065048072477969" office:value-type="float"/>
          <table:table-cell office:value="0.5469914202146378" office:value-type="float"/>
          <table:table-cell office:value="0.5642648007555302" office:value-type="float"/>
          <table:table-cell office:value="0.6322090730776951" office:value-type="float"/>
          <table:table-cell office:value="0.6516348446825018" office:value-type="float"/>
          <table:table-cell office:value="0.6719792306276351" office:value-type="float"/>
          <table:table-cell office:value="0.7373264103644641" office:value-type="float"/>
          <table:table-cell office:value="0.4357437172148825" office:value-type="float"/>
          <table:table-cell office:value="0.4896931964812297" office:value-type="float"/>
          <table:table-cell office:value="0.5191871752811803" office:value-type="float"/>
          <table:table-cell office:value="0.5338956446087861" office:value-type="float"/>
          <table:table-cell office:value="0.5703650991393794" office:value-type="float"/>
        </table:table-row>
        <table:table-row>
          <table:table-cell office:value-type="string">
            <text:p>Hacker0x01__react-datepicker</text:p>
          </table:table-cell>
          <table:table-cell office:value="0.7354796781734015" office:value-type="float"/>
          <table:table-cell office:value="0.7806449868281862" office:value-type="float"/>
          <table:table-cell office:value="0.8004415518491597" office:value-type="float"/>
          <table:table-cell office:value="0.812838649039906" office:value-type="float"/>
          <table:table-cell office:value="0.8534438439732425" office:value-type="float"/>
          <table:table-cell office:value="0.5071526229713859" office:value-type="float"/>
          <table:table-cell office:value="0.5709203807386942" office:value-type="float"/>
          <table:table-cell office:value="0.5903074212168471" office:value-type="float"/>
          <table:table-cell office:value="0.6096051438127211" office:value-type="float"/>
          <table:table-cell office:value="0.6774307149187021" office:value-type="float"/>
          <table:table-cell office:value="0.3872228507430615" office:value-type="float"/>
          <table:table-cell office:value="0.46931440329063423" office:value-type="float"/>
          <table:table-cell office:value="0.48650576916662697" office:value-type="float"/>
          <table:table-cell office:value="0.5026774626154631" office:value-type="float"/>
          <table:table-cell office:value="0.5704777864998507" office:value-type="float"/>
          <table:table-cell office:value="0.5790538798030546" office:value-type="float"/>
          <table:table-cell office:value="0.6153388948520573" office:value-type="float"/>
          <table:table-cell office:value="0.6422416488369138" office:value-type="float"/>
          <table:table-cell office:value="0.6629096574066865" office:value-type="float"/>
          <table:table-cell office:value="0.7299393059875899" office:value-type="float"/>
          <table:table-cell office:value="0.37239251385654704" office:value-type="float"/>
          <table:table-cell office:value="0.4627894932169273" office:value-type="float"/>
          <table:table-cell office:value="0.4831146248129097" office:value-type="float"/>
          <table:table-cell office:value="0.5052865270721109" office:value-type="float"/>
          <table:table-cell office:value="0.5513830994624043" office:value-type="float"/>
        </table:table-row>
        <table:table-row>
          <table:table-cell office:value-type="string">
            <text:p>mgechev__codelyzer</text:p>
          </table:table-cell>
          <table:table-cell office:value="0.7394386878922933" office:value-type="float"/>
          <table:table-cell office:value="0.7777666756054286" office:value-type="float"/>
          <table:table-cell office:value="0.7958197694722616" office:value-type="float"/>
          <table:table-cell office:value="0.8181515651612854" office:value-type="float"/>
          <table:table-cell office:value="0.8425215511955456" office:value-type="float"/>
          <table:table-cell office:value="0.5300227937836637" office:value-type="float"/>
          <table:table-cell office:value="0.580297528760503" office:value-type="float"/>
          <table:table-cell office:value="0.5906492874142791" office:value-type="float"/>
          <table:table-cell office:value="0.6013200306064355" office:value-type="float"/>
          <table:table-cell office:value="0.6578125972237149" office:value-type="float"/>
          <table:table-cell office:value="0.38514873352247725" office:value-type="float"/>
          <table:table-cell office:value="0.4548748499597721" office:value-type="float"/>
          <table:table-cell office:value="0.4703998606929153" office:value-type="float"/>
          <table:table-cell office:value="0.48396181533454924" office:value-type="float"/>
          <table:table-cell office:value="0.5354249135187458" office:value-type="float"/>
          <table:table-cell office:value="0.5826611286376566" office:value-type="float"/>
          <table:table-cell office:value="0.6127968443635188" office:value-type="float"/>
          <table:table-cell office:value="0.6301107395203439" office:value-type="float"/>
          <table:table-cell office:value="0.6439323648048779" office:value-type="float"/>
          <table:table-cell office:value="0.6989741262470679" office:value-type="float"/>
          <table:table-cell office:value="0.3654258566247611" office:value-type="float"/>
          <table:table-cell office:value="0.46018056654308737" office:value-type="float"/>
          <table:table-cell office:value="0.4983975323762512" office:value-type="float"/>
          <table:table-cell office:value="0.5187003093366007" office:value-type="float"/>
          <table:table-cell office:value="0.5501703590804691" office:value-type="float"/>
        </table:table-row>
        <table:table-row>
          <table:table-cell office:value-type="string">
            <text:p>vispy__vispy</text:p>
          </table:table-cell>
          <table:table-cell office:value="0.7098142264173872" office:value-type="float"/>
          <table:table-cell office:value="0.7900208065332118" office:value-type="float"/>
          <table:table-cell office:value="0.810837012228899" office:value-type="float"/>
          <table:table-cell office:value="0.8255521404113972" office:value-type="float"/>
          <table:table-cell office:value="0.880032214694443" office:value-type="float"/>
          <table:table-cell office:value="0.5305662836158228" office:value-type="float"/>
          <table:table-cell office:value="0.584443793585839" office:value-type="float"/>
          <table:table-cell office:value="0.6022834483871695" office:value-type="float"/>
          <table:table-cell office:value="0.6128099074087899" office:value-type="float"/>
          <table:table-cell office:value="0.6674815610397531" office:value-type="float"/>
          <table:table-cell office:value="0.4068075147502034" office:value-type="float"/>
          <table:table-cell office:value="0.46230168070343086" office:value-type="float"/>
          <table:table-cell office:value="0.48827532019892494" office:value-type="float"/>
          <table:table-cell office:value="0.518782335090173" office:value-type="float"/>
          <table:table-cell office:value="0.5915433966522112" office:value-type="float"/>
          <table:table-cell office:value="0.5495673810597649" office:value-type="float"/>
          <table:table-cell office:value="0.621346662829821" office:value-type="float"/>
          <table:table-cell office:value="0.6400874301674813" office:value-type="float"/>
          <table:table-cell office:value="0.6621625625532366" office:value-type="float"/>
          <table:table-cell office:value="0.7175723307714251" office:value-type="float"/>
          <table:table-cell office:value="0.41213536413575014" office:value-type="float"/>
          <table:table-cell office:value="0.47216139333953716" office:value-type="float"/>
          <table:table-cell office:value="0.49147490526773996" office:value-type="float"/>
          <table:table-cell office:value="0.5070506353995233" office:value-type="float"/>
          <table:table-cell office:value="0.566066205359901" office:value-type="float"/>
        </table:table-row>
        <table:table-row>
          <table:table-cell office:value-type="string">
            <text:p>Microsoft__CNTK</text:p>
          </table:table-cell>
          <table:table-cell office:value="0.6836301868742545" office:value-type="float"/>
          <table:table-cell office:value="0.7719773031589385" office:value-type="float"/>
          <table:table-cell office:value="0.794096938739671" office:value-type="float"/>
          <table:table-cell office:value="0.8111362245212766" office:value-type="float"/>
          <table:table-cell office:value="0.8599510678750193" office:value-type="float"/>
          <table:table-cell office:value="0.5176989760089328" office:value-type="float"/>
          <table:table-cell office:value="0.5932368077257502" office:value-type="float"/>
          <table:table-cell office:value="0.6104077965275473" office:value-type="float"/>
          <table:table-cell office:value="0.6267166382818178" office:value-type="float"/>
          <table:table-cell office:value="0.690896229014525" office:value-type="float"/>
          <table:table-cell office:value="0.3479852180087878" office:value-type="float"/>
          <table:table-cell office:value="0.4593624408955454" office:value-type="float"/>
          <table:table-cell office:value="0.4802001334974798" office:value-type="float"/>
          <table:table-cell office:value="0.4980271056715976" office:value-type="float"/>
          <table:table-cell office:value="0.5639817112410299" office:value-type="float"/>
          <table:table-cell office:value="0.5623831418198264" office:value-type="float"/>
          <table:table-cell office:value="0.6209345460150504" office:value-type="float"/>
          <table:table-cell office:value="0.640007207634466" office:value-type="float"/>
          <table:table-cell office:value="0.6653848071112538" office:value-type="float"/>
          <table:table-cell office:value="0.7626107860348179" office:value-type="float"/>
          <table:table-cell office:value="0.30580641456961155" office:value-type="float"/>
          <table:table-cell office:value="0.46383132048992437" office:value-type="float"/>
          <table:table-cell office:value="0.494464523346384" office:value-type="float"/>
          <table:table-cell office:value="0.5173993145317346" office:value-type="float"/>
          <table:table-cell office:value="0.5998401357154185" office:value-type="float"/>
        </table:table-row>
        <table:table-row>
          <table:table-cell office:value-type="string">
            <text:p>KrauseFx__TSMessages</text:p>
          </table:table-cell>
          <table:table-cell office:value="0.7226768951608107" office:value-type="float"/>
          <table:table-cell office:value="0.7700504789888301" office:value-type="float"/>
          <table:table-cell office:value="0.7938575555933219" office:value-type="float"/>
          <table:table-cell office:value="0.8131488155818639" office:value-type="float"/>
          <table:table-cell office:value="0.8437175475397668" office:value-type="float"/>
          <table:table-cell office:value="0.5189607931202735" office:value-type="float"/>
          <table:table-cell office:value="0.5581388104895713" office:value-type="float"/>
          <table:table-cell office:value="0.5983815144756865" office:value-type="float"/>
          <table:table-cell office:value="0.6040679263898139" office:value-type="float"/>
          <table:table-cell office:value="0.6550425534972124" office:value-type="float"/>
          <table:table-cell office:value="0.4143746180389567" office:value-type="float"/>
          <table:table-cell office:value="0.46437398363326754" office:value-type="float"/>
          <table:table-cell office:value="0.4827394622559195" office:value-type="float"/>
          <table:table-cell office:value="0.4957210746334806" office:value-type="float"/>
          <table:table-cell office:value="0.5564825475405129" office:value-type="float"/>
          <table:table-cell office:value="0.5716555999237939" office:value-type="float"/>
          <table:table-cell office:value="0.620816433992823" office:value-type="float"/>
          <table:table-cell office:value="0.637923152629247" office:value-type="float"/>
          <table:table-cell office:value="0.6592278753345033" office:value-type="float"/>
          <table:table-cell office:value="0.7149624024514565" office:value-type="float"/>
          <table:table-cell office:value="0.3128300569590361" office:value-type="float"/>
          <table:table-cell office:value="0.44317290341409665" office:value-type="float"/>
          <table:table-cell office:value="0.4824124460502115" office:value-type="float"/>
          <table:table-cell office:value="0.5196229408076025" office:value-type="float"/>
          <table:table-cell office:value="0.5735056447316955" office:value-type="float"/>
        </table:table-row>
        <table:table-row>
          <table:table-cell office:value-type="string">
            <text:p>VirusTotal__yara</text:p>
          </table:table-cell>
          <table:table-cell office:value="0.7219475998836069" office:value-type="float"/>
          <table:table-cell office:value="0.7798325936072741" office:value-type="float"/>
          <table:table-cell office:value="0.8070816300351223" office:value-type="float"/>
          <table:table-cell office:value="0.8235642207856997" office:value-type="float"/>
          <table:table-cell office:value="0.8572279961792311" office:value-type="float"/>
          <table:table-cell office:value="0.5549619346501923" office:value-type="float"/>
          <table:table-cell office:value="0.5900611445811058" office:value-type="float"/>
          <table:table-cell office:value="0.6085595909354047" office:value-type="float"/>
          <table:table-cell office:value="0.6219346020672942" office:value-type="float"/>
          <table:table-cell office:value="0.6715944212451612" office:value-type="float"/>
          <table:table-cell office:value="0.40086349481657624" office:value-type="float"/>
          <table:table-cell office:value="0.46598146127308643" office:value-type="float"/>
          <table:table-cell office:value="0.4770762556720952" office:value-type="float"/>
          <table:table-cell office:value="0.4948463604602764" office:value-type="float"/>
          <table:table-cell office:value="0.5446527960152889" office:value-type="float"/>
          <table:table-cell office:value="0.5915273970343905" office:value-type="float"/>
          <table:table-cell office:value="0.6302087492021935" office:value-type="float"/>
          <table:table-cell office:value="0.6420483515792045" office:value-type="float"/>
          <table:table-cell office:value="0.6618549318366842" office:value-type="float"/>
          <table:table-cell office:value="0.7135262458586739" office:value-type="float"/>
          <table:table-cell office:value="0.4147414413573325" office:value-type="float"/>
          <table:table-cell office:value="0.49749128667121545" office:value-type="float"/>
          <table:table-cell office:value="0.5160532443207424" office:value-type="float"/>
          <table:table-cell office:value="0.5276958913149348" office:value-type="float"/>
          <table:table-cell office:value="0.5745993530293185" office:value-type="float"/>
        </table:table-row>
        <table:table-row>
          <table:table-cell office:value-type="string">
            <text:p>GetmeUK__ContentTools</text:p>
          </table:table-cell>
          <table:table-cell office:value="0.7643968940300626" office:value-type="float"/>
          <table:table-cell office:value="0.8016332865133154" office:value-type="float"/>
          <table:table-cell office:value="0.8119359548915438" office:value-type="float"/>
          <table:table-cell office:value="0.821309265807544" office:value-type="float"/>
          <table:table-cell office:value="0.8606450439841049" office:value-type="float"/>
          <table:table-cell office:value="0.5456076732236421" office:value-type="float"/>
          <table:table-cell office:value="0.588529215614896" office:value-type="float"/>
          <table:table-cell office:value="0.6052403732560178" office:value-type="float"/>
          <table:table-cell office:value="0.612814464423924" office:value-type="float"/>
          <table:table-cell office:value="0.6907077978707046" office:value-type="float"/>
          <table:table-cell office:value="0.4182408613544707" office:value-type="float"/>
          <table:table-cell office:value="0.47805132613724055" office:value-type="float"/>
          <table:table-cell office:value="0.4970390214557663" office:value-type="float"/>
          <table:table-cell office:value="0.5126472879160774" office:value-type="float"/>
          <table:table-cell office:value="0.5522783626593601" office:value-type="float"/>
          <table:table-cell office:value="0.588154908187962" office:value-type="float"/>
          <table:table-cell office:value="0.6263490897439481" office:value-type="float"/>
          <table:table-cell office:value="0.6441978880661965" office:value-type="float"/>
          <table:table-cell office:value="0.6584624315123688" office:value-type="float"/>
          <table:table-cell office:value="0.7097685287720458" office:value-type="float"/>
          <table:table-cell office:value="0.4125720925461553" office:value-type="float"/>
          <table:table-cell office:value="0.4697725739447667" office:value-type="float"/>
          <table:table-cell office:value="0.4959634012399896" office:value-type="float"/>
          <table:table-cell office:value="0.5149888216044737" office:value-type="float"/>
          <table:table-cell office:value="0.5783292448586079" office:value-type="float"/>
        </table:table-row>
        <table:table-row>
          <table:table-cell office:value-type="string">
            <text:p>go-playground__validator</text:p>
          </table:table-cell>
          <table:table-cell office:value="0.6925426207548604" office:value-type="float"/>
          <table:table-cell office:value="0.7872020337406307" office:value-type="float"/>
          <table:table-cell office:value="0.803429188850344" office:value-type="float"/>
          <table:table-cell office:value="0.8078004622979568" office:value-type="float"/>
          <table:table-cell office:value="0.8515668272819231" office:value-type="float"/>
          <table:table-cell office:value="0.49013473574114497" office:value-type="float"/>
          <table:table-cell office:value="0.5710294824883567" office:value-type="float"/>
          <table:table-cell office:value="0.57949244411923" office:value-type="float"/>
          <table:table-cell office:value="0.5991923546618105" office:value-type="float"/>
          <table:table-cell office:value="0.6274867228636958" office:value-type="float"/>
          <table:table-cell office:value="0.39917419546407434" office:value-type="float"/>
          <table:table-cell office:value="0.4640352737271915" office:value-type="float"/>
          <table:table-cell office:value="0.49055131307833" office:value-type="float"/>
          <table:table-cell office:value="0.4969622417610786" office:value-type="float"/>
          <table:table-cell office:value="0.5347501381068673" office:value-type="float"/>
          <table:table-cell office:value="0.585324621704209" office:value-type="float"/>
          <table:table-cell office:value="0.6154407565796736" office:value-type="float"/>
          <table:table-cell office:value="0.6440393124862378" office:value-type="float"/>
          <table:table-cell office:value="0.6567075476678572" office:value-type="float"/>
          <table:table-cell office:value="0.7071051957118069" office:value-type="float"/>
          <table:table-cell office:value="0.39938568671652097" office:value-type="float"/>
          <table:table-cell office:value="0.4578661501087552" office:value-type="float"/>
          <table:table-cell office:value="0.4812054895652643" office:value-type="float"/>
          <table:table-cell office:value="0.4950068321914685" office:value-type="float"/>
          <table:table-cell office:value="0.519019403299168" office:value-type="float"/>
        </table:table-row>
        <table:table-row>
          <table:table-cell office:value-type="string">
            <text:p>szwacz__electron-boilerplate</text:p>
          </table:table-cell>
          <table:table-cell office:value="0.7646105076309395" office:value-type="float"/>
          <table:table-cell office:value="0.7880996804226774" office:value-type="float"/>
          <table:table-cell office:value="0.8002427352840323" office:value-type="float"/>
          <table:table-cell office:value="0.8129258715206714" office:value-type="float"/>
          <table:table-cell office:value="0.8273835382865544" office:value-type="float"/>
          <table:table-cell office:value="0.5518995523873714" office:value-type="float"/>
          <table:table-cell office:value="0.5855198945912646" office:value-type="float"/>
          <table:table-cell office:value="0.5941813417720725" office:value-type="float"/>
          <table:table-cell office:value="0.606664320109656" office:value-type="float"/>
          <table:table-cell office:value="0.6423889394365222" office:value-type="float"/>
          <table:table-cell office:value="0.38774917622938665" office:value-type="float"/>
          <table:table-cell office:value="0.4287230276109006" office:value-type="float"/>
          <table:table-cell office:value="0.4502723550057438" office:value-type="float"/>
          <table:table-cell office:value="0.4626334767379271" office:value-type="float"/>
          <table:table-cell office:value="0.5265175698025317" office:value-type="float"/>
          <table:table-cell office:value="0.5759870408710959" office:value-type="float"/>
          <table:table-cell office:value="0.6075033880236165" office:value-type="float"/>
          <table:table-cell office:value="0.6231362319853464" office:value-type="float"/>
          <table:table-cell office:value="0.6374262555704603" office:value-type="float"/>
          <table:table-cell office:value="0.6900776724276971" office:value-type="float"/>
          <table:table-cell office:value="0.4196450023960232" office:value-type="float"/>
          <table:table-cell office:value="0.48691854224303127" office:value-type="float"/>
          <table:table-cell office:value="0.5144882211370607" office:value-type="float"/>
          <table:table-cell office:value="0.5237898428888031" office:value-type="float"/>
          <table:table-cell office:value="0.551434395531895" office:value-type="float"/>
        </table:table-row>
        <table:table-row>
          <table:table-cell office:value-type="string">
            <text:p>overtake__telegram</text:p>
          </table:table-cell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8464977947995707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455509760486868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5089960058870093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700243103355622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542233659947198" office:value-type="float"/>
        </table:table-row>
        <table:table-row>
          <table:table-cell office:value-type="string">
            <text:p>xonsh__xonsh</text:p>
          </table:table-cell>
          <table:table-cell office:value="0.7201908815146879" office:value-type="float"/>
          <table:table-cell office:value="0.7773602352919521" office:value-type="float"/>
          <table:table-cell office:value="0.7931567762213638" office:value-type="float"/>
          <table:table-cell office:value="0.8117063287686758" office:value-type="float"/>
          <table:table-cell office:value="0.8559869348282522" office:value-type="float"/>
          <table:table-cell office:value="0.4943157739947104" office:value-type="float"/>
          <table:table-cell office:value="0.5681478243931547" office:value-type="float"/>
          <table:table-cell office:value="0.5848078212712701" office:value-type="float"/>
          <table:table-cell office:value="0.5987298005480558" office:value-type="float"/>
          <table:table-cell office:value="0.668129107006037" office:value-type="float"/>
          <table:table-cell office:value="0.4019052289289421" office:value-type="float"/>
          <table:table-cell office:value="0.46001728465356084" office:value-type="float"/>
          <table:table-cell office:value="0.4772158813126201" office:value-type="float"/>
          <table:table-cell office:value="0.4909197034604631" office:value-type="float"/>
          <table:table-cell office:value="0.5714261824605797" office:value-type="float"/>
          <table:table-cell office:value="0.5637866413703034" office:value-type="float"/>
          <table:table-cell office:value="0.6143965914227483" office:value-type="float"/>
          <table:table-cell office:value="0.6262050972220625" office:value-type="float"/>
          <table:table-cell office:value="0.6430323639571778" office:value-type="float"/>
          <table:table-cell office:value="0.7320588021448029" office:value-type="float"/>
          <table:table-cell office:value="0.4140276074439717" office:value-type="float"/>
          <table:table-cell office:value="0.4685784489161782" office:value-type="float"/>
          <table:table-cell office:value="0.48655086062231434" office:value-type="float"/>
          <table:table-cell office:value="0.5045960722067325" office:value-type="float"/>
          <table:table-cell office:value="0.5633129981128253" office:value-type="float"/>
        </table:table-row>
        <table:table-row>
          <table:table-cell office:value-type="string">
            <text:p>dmfay__massive-js</text:p>
          </table:table-cell>
          <table:table-cell office:value="0.7558705206913261" office:value-type="float"/>
          <table:table-cell office:value="0.7847386266240342" office:value-type="float"/>
          <table:table-cell office:value="0.8035894764210605" office:value-type="float"/>
          <table:table-cell office:value="0.8117672057802916" office:value-type="float"/>
          <table:table-cell office:value="0.8404231699864136" office:value-type="float"/>
          <table:table-cell office:value="0.5257777972303408" office:value-type="float"/>
          <table:table-cell office:value="0.5680854125817355" office:value-type="float"/>
          <table:table-cell office:value="0.588291335409441" office:value-type="float"/>
          <table:table-cell office:value="0.6072384229461815" office:value-type="float"/>
          <table:table-cell office:value="0.6417279364965052" office:value-type="float"/>
          <table:table-cell office:value="0.3775703186240835" office:value-type="float"/>
          <table:table-cell office:value="0.47466864781517787" office:value-type="float"/>
          <table:table-cell office:value="0.4970037817940121" office:value-type="float"/>
          <table:table-cell office:value="0.5140703883235993" office:value-type="float"/>
          <table:table-cell office:value="0.5588174585084246" office:value-type="float"/>
          <table:table-cell office:value="0.591634998756842" office:value-type="float"/>
          <table:table-cell office:value="0.6225687347053728" office:value-type="float"/>
          <table:table-cell office:value="0.6367200476903201" office:value-type="float"/>
          <table:table-cell office:value="0.647993859900635" office:value-type="float"/>
          <table:table-cell office:value="0.7149671796246486" office:value-type="float"/>
          <table:table-cell office:value="0.4128314676026287" office:value-type="float"/>
          <table:table-cell office:value="0.4868620591431148" office:value-type="float"/>
          <table:table-cell office:value="0.5075674823879734" office:value-type="float"/>
          <table:table-cell office:value="0.5214647861086522" office:value-type="float"/>
          <table:table-cell office:value="0.562186475739993" office:value-type="float"/>
        </table:table-row>
        <table:table-row>
          <table:table-cell office:value-type="string">
            <text:p>PostgresApp__PostgresApp</text:p>
          </table:table-cell>
          <table:table-cell office:value="0.6743786714445658" office:value-type="float"/>
          <table:table-cell office:value="0.7654542736074935" office:value-type="float"/>
          <table:table-cell office:value="0.7909761203260497" office:value-type="float"/>
          <table:table-cell office:value="0.8041120370185474" office:value-type="float"/>
          <table:table-cell office:value="0.827439031205713" office:value-type="float"/>
          <table:table-cell office:value="0.5303994261318067" office:value-type="float"/>
          <table:table-cell office:value="0.5774813000772953" office:value-type="float"/>
          <table:table-cell office:value="0.594037461165935" office:value-type="float"/>
          <table:table-cell office:value="0.6073362512316114" office:value-type="float"/>
          <table:table-cell office:value="0.6432607468087761" office:value-type="float"/>
          <table:table-cell office:value="0.37736784204241314" office:value-type="float"/>
          <table:table-cell office:value="0.44515488868953523" office:value-type="float"/>
          <table:table-cell office:value="0.4636461008980759" office:value-type="float"/>
          <table:table-cell office:value="0.48107725550246444" office:value-type="float"/>
          <table:table-cell office:value="0.5512714069086002" office:value-type="float"/>
          <table:table-cell office:value="0.5572947036339593" office:value-type="float"/>
          <table:table-cell office:value="0.610625877693111" office:value-type="float"/>
          <table:table-cell office:value="0.62028708298638" office:value-type="float"/>
          <table:table-cell office:value="0.6339571575259995" office:value-type="float"/>
          <table:table-cell office:value="0.6916229581046854" office:value-type="float"/>
          <table:table-cell office:value="0.35857756264361473" office:value-type="float"/>
          <table:table-cell office:value="0.47570927234639704" office:value-type="float"/>
          <table:table-cell office:value="0.5171683637879797" office:value-type="float"/>
          <table:table-cell office:value="0.5344221422519445" office:value-type="float"/>
          <table:table-cell office:value="0.6093019622029442" office:value-type="float"/>
        </table:table-row>
        <table:table-row>
          <table:table-cell office:value-type="string">
            <text:p>TooTallNate__Java-WebSocket</text:p>
          </table:table-cell>
          <table:table-cell office:value="0.7081624157849639" office:value-type="float"/>
          <table:table-cell office:value="0.7650889668079854" office:value-type="float"/>
          <table:table-cell office:value="0.7899507969691921" office:value-type="float"/>
          <table:table-cell office:value="0.8115189277971465" office:value-type="float"/>
          <table:table-cell office:value="0.8586073077700968" office:value-type="float"/>
          <table:table-cell office:value="0.5314152103501563" office:value-type="float"/>
          <table:table-cell office:value="0.5686928239898283" office:value-type="float"/>
          <table:table-cell office:value="0.5854339118399267" office:value-type="float"/>
          <table:table-cell office:value="0.6018761769477391" office:value-type="float"/>
          <table:table-cell office:value="0.6618756955014758" office:value-type="float"/>
          <table:table-cell office:value="0.4203040559644949" office:value-type="float"/>
          <table:table-cell office:value="0.4686679784290728" office:value-type="float"/>
          <table:table-cell office:value="0.48858384470927685" office:value-type="float"/>
          <table:table-cell office:value="0.5111196687167266" office:value-type="float"/>
          <table:table-cell office:value="0.5669635088469483" office:value-type="float"/>
          <table:table-cell office:value="0.5701962174927611" office:value-type="float"/>
          <table:table-cell office:value="0.6268038095700583" office:value-type="float"/>
          <table:table-cell office:value="0.6442271087289855" office:value-type="float"/>
          <table:table-cell office:value="0.6691488033754387" office:value-type="float"/>
          <table:table-cell office:value="0.7145723155551439" office:value-type="float"/>
          <table:table-cell office:value="0.34805012161414106" office:value-type="float"/>
          <table:table-cell office:value="0.4791660220810763" office:value-type="float"/>
          <table:table-cell office:value="0.5002942717504215" office:value-type="float"/>
          <table:table-cell office:value="0.5211057132365129" office:value-type="float"/>
          <table:table-cell office:value="0.5978315356972473" office:value-type="float"/>
        </table:table-row>
        <table:table-row>
          <table:table-cell office:value-type="string">
            <text:p>twitter__util</text:p>
          </table:table-cell>
          <table:table-cell office:value="0.7097579413226699" office:value-type="float"/>
          <table:table-cell office:value="0.7727134822251014" office:value-type="float"/>
          <table:table-cell office:value="0.7864742273330265" office:value-type="float"/>
          <table:table-cell office:value="0.800524416247025" office:value-type="float"/>
          <table:table-cell office:value="0.8544664143260985" office:value-type="float"/>
          <table:table-cell office:value="0.5549260551763399" office:value-type="float"/>
          <table:table-cell office:value="0.5909732507864153" office:value-type="float"/>
          <table:table-cell office:value="0.6126145689829104" office:value-type="float"/>
          <table:table-cell office:value="0.6211543082871573" office:value-type="float"/>
          <table:table-cell office:value="0.712696810399549" office:value-type="float"/>
          <table:table-cell office:value="0.44049659844895483" office:value-type="float"/>
          <table:table-cell office:value="0.46077398338281644" office:value-type="float"/>
          <table:table-cell office:value="0.4805344177270948" office:value-type="float"/>
          <table:table-cell office:value="0.49588039747764756" office:value-type="float"/>
          <table:table-cell office:value="0.5448099104850341" office:value-type="float"/>
          <table:table-cell office:value="0.5854759521737439" office:value-type="float"/>
          <table:table-cell office:value="0.6445823236034445" office:value-type="float"/>
          <table:table-cell office:value="0.6673681321753258" office:value-type="float"/>
          <table:table-cell office:value="0.6798088139892259" office:value-type="float"/>
          <table:table-cell office:value="0.7459124439646719" office:value-type="float"/>
          <table:table-cell office:value="0.4197691677706676" office:value-type="float"/>
          <table:table-cell office:value="0.4714944291870516" office:value-type="float"/>
          <table:table-cell office:value="0.4882068660342398" office:value-type="float"/>
          <table:table-cell office:value="0.5061075182616283" office:value-type="float"/>
          <table:table-cell office:value="0.5429346744173758" office:value-type="float"/>
        </table:table-row>
        <table:table-row>
          <table:table-cell office:value-type="string">
            <text:p>tpope__vim-pathogen</text:p>
          </table:table-cell>
          <table:table-cell office:value="0.7269433958767418" office:value-type="float"/>
          <table:table-cell office:value="0.7622862273622532" office:value-type="float"/>
          <table:table-cell office:value="0.7847248934675337" office:value-type="float"/>
          <table:table-cell office:value="0.7985250612386162" office:value-type="float"/>
          <table:table-cell office:value="0.8338588429543021" office:value-type="float"/>
          <table:table-cell office:value="0.49758916967984956" office:value-type="float"/>
          <table:table-cell office:value="0.5380796614459256" office:value-type="float"/>
          <table:table-cell office:value="0.5727530608909545" office:value-type="float"/>
          <table:table-cell office:value="0.5889868570292144" office:value-type="float"/>
          <table:table-cell office:value="0.6278846552575723" office:value-type="float"/>
          <table:table-cell office:value="0.37138300314953654" office:value-type="float"/>
          <table:table-cell office:value="0.4343380302368296" office:value-type="float"/>
          <table:table-cell office:value="0.46177804208334106" office:value-type="float"/>
          <table:table-cell office:value="0.46822592895976745" office:value-type="float"/>
          <table:table-cell office:value="0.5182888070158052" office:value-type="float"/>
          <table:table-cell office:value="0.5513927058171302" office:value-type="float"/>
          <table:table-cell office:value="0.6104697613057755" office:value-type="float"/>
          <table:table-cell office:value="0.6293301209199562" office:value-type="float"/>
          <table:table-cell office:value="0.6517776267562653" office:value-type="float"/>
          <table:table-cell office:value="0.7040406993117979" office:value-type="float"/>
          <table:table-cell office:value="0.38269602787691553" office:value-type="float"/>
          <table:table-cell office:value="0.41884593049109753" office:value-type="float"/>
          <table:table-cell office:value="0.46260691240465734" office:value-type="float"/>
          <table:table-cell office:value="0.490662414951371" office:value-type="float"/>
          <table:table-cell office:value="0.5435591613726354" office:value-type="float"/>
        </table:table-row>
        <table:table-row>
          <table:table-cell office:value-type="string">
            <text:p>apache__incubator-mxnet</text:p>
          </table:table-cell>
          <table:table-cell office:value="0.6710941753280131" office:value-type="float"/>
          <table:table-cell office:value="0.7629972514143278" office:value-type="float"/>
          <table:table-cell office:value="0.7872626574469525" office:value-type="float"/>
          <table:table-cell office:value="0.8059295317378317" office:value-type="float"/>
          <table:table-cell office:value="0.8749243945298496" office:value-type="float"/>
          <table:table-cell office:value="0.5225644081653342" office:value-type="float"/>
          <table:table-cell office:value="0.586433522819537" office:value-type="float"/>
          <table:table-cell office:value="0.6019389259288909" office:value-type="float"/>
          <table:table-cell office:value="0.6177982596112216" office:value-type="float"/>
          <table:table-cell office:value="0.6804938103195161" office:value-type="float"/>
          <table:table-cell office:value="0.3795867272278387" office:value-type="float"/>
          <table:table-cell office:value="0.45656811365734723" office:value-type="float"/>
          <table:table-cell office:value="0.47493494453068713" office:value-type="float"/>
          <table:table-cell office:value="0.49528423890506273" office:value-type="float"/>
          <table:table-cell office:value="0.5843507602952833" office:value-type="float"/>
          <table:table-cell office:value="0.533269811156839" office:value-type="float"/>
          <table:table-cell office:value="0.6045572393335528" office:value-type="float"/>
          <table:table-cell office:value="0.6247858858900874" office:value-type="float"/>
          <table:table-cell office:value="0.6463833417180893" office:value-type="float"/>
          <table:table-cell office:value="0.7722831580366213" office:value-type="float"/>
          <table:table-cell office:value="0.3209104415460701" office:value-type="float"/>
          <table:table-cell office:value="0.4676864284217756" office:value-type="float"/>
          <table:table-cell office:value="0.49189441222909547" office:value-type="float"/>
          <table:table-cell office:value="0.513215309255379" office:value-type="float"/>
          <table:table-cell office:value="0.5868479074584754" office:value-type="float"/>
        </table:table-row>
        <table:table-row>
          <table:table-cell office:value-type="string">
            <text:p>WhisperSystems__Signal-Desktop</text:p>
          </table:table-cell>
          <table:table-cell office:value="0.6829242799963874" office:value-type="float"/>
          <table:table-cell office:value="0.7521163435599735" office:value-type="float"/>
          <table:table-cell office:value="0.7754340739753952" office:value-type="float"/>
          <table:table-cell office:value="0.8002373224057633" office:value-type="float"/>
          <table:table-cell office:value="0.8451534664263927" office:value-type="float"/>
          <table:table-cell office:value="0.49786619642022467" office:value-type="float"/>
          <table:table-cell office:value="0.5719515185286559" office:value-type="float"/>
          <table:table-cell office:value="0.5894784757128021" office:value-type="float"/>
          <table:table-cell office:value="0.6078612458650763" office:value-type="float"/>
          <table:table-cell office:value="0.6935672885305589" office:value-type="float"/>
          <table:table-cell office:value="0.3796090279760084" office:value-type="float"/>
          <table:table-cell office:value="0.45419137065113" office:value-type="float"/>
          <table:table-cell office:value="0.47647359014708834" office:value-type="float"/>
          <table:table-cell office:value="0.5027507795725729" office:value-type="float"/>
          <table:table-cell office:value="0.6111148053662185" office:value-type="float"/>
          <table:table-cell office:value="0.5442893602564923" office:value-type="float"/>
          <table:table-cell office:value="0.6041999901845536" office:value-type="float"/>
          <table:table-cell office:value="0.62394416536369" office:value-type="float"/>
          <table:table-cell office:value="0.6544770421353929" office:value-type="float"/>
          <table:table-cell office:value="0.7276201070857811" office:value-type="float"/>
          <table:table-cell office:value="0.36557383578383323" office:value-type="float"/>
          <table:table-cell office:value="0.4796852217011828" office:value-type="float"/>
          <table:table-cell office:value="0.5050303494710973" office:value-type="float"/>
          <table:table-cell office:value="0.5315181669734204" office:value-type="float"/>
          <table:table-cell office:value="0.6077081153388533" office:value-type="float"/>
        </table:table-row>
        <table:table-row>
          <table:table-cell office:value-type="string">
            <text:p>Linuxbrew__legacy-linuxbrew</text:p>
          </table:table-cell>
          <table:table-cell office:value="0.6835321241758777" office:value-type="float"/>
          <table:table-cell office:value="0.7338947394255411" office:value-type="float"/>
          <table:table-cell office:value="0.7624249311361007" office:value-type="float"/>
          <table:table-cell office:value="0.7840614074319929" office:value-type="float"/>
          <table:table-cell office:value="0.8205033068864225" office:value-type="float"/>
          <table:table-cell office:value="0.5038419592131504" office:value-type="float"/>
          <table:table-cell office:value="0.5728443178343756" office:value-type="float"/>
          <table:table-cell office:value="0.5877420400266327" office:value-type="float"/>
          <table:table-cell office:value="0.6035158214489477" office:value-type="float"/>
          <table:table-cell office:value="0.6667609096122904" office:value-type="float"/>
          <table:table-cell office:value="0.38472844823613883" office:value-type="float"/>
          <table:table-cell office:value="0.4315780414932143" office:value-type="float"/>
          <table:table-cell office:value="0.44742396152803454" office:value-type="float"/>
          <table:table-cell office:value="0.4681064700683338" office:value-type="float"/>
          <table:table-cell office:value="0.5132411640261044" office:value-type="float"/>
          <table:table-cell office:value="0.5465671350189197" office:value-type="float"/>
          <table:table-cell office:value="0.6025197144009229" office:value-type="float"/>
          <table:table-cell office:value="0.6207423523508053" office:value-type="float"/>
          <table:table-cell office:value="0.6434977780716222" office:value-type="float"/>
          <table:table-cell office:value="0.6977367465789223" office:value-type="float"/>
          <table:table-cell office:value="0.3895123424107548" office:value-type="float"/>
          <table:table-cell office:value="0.4585210199427885" office:value-type="float"/>
          <table:table-cell office:value="0.47674939269942257" office:value-type="float"/>
          <table:table-cell office:value="0.49341422271547225" office:value-type="float"/>
          <table:table-cell office:value="0.5667168645891264" office:value-type="float"/>
        </table:table-row>
        <table:table-row>
          <table:table-cell office:value-type="string">
            <text:p>coteditor__CotEditor</text:p>
          </table:table-cell>
          <table:table-cell office:value="0.7064534407722496" office:value-type="float"/>
          <table:table-cell office:value="0.7252282016193499" office:value-type="float"/>
          <table:table-cell office:value="0.7922406081796318" office:value-type="float"/>
          <table:table-cell office:value="0.8223925767185561" office:value-type="float"/>
          <table:table-cell office:value="0.8545734255533673" office:value-type="float"/>
          <table:table-cell office:value="0.5391286453243269" office:value-type="float"/>
          <table:table-cell office:value="0.5933263884626288" office:value-type="float"/>
          <table:table-cell office:value="0.615759443743194" office:value-type="float"/>
          <table:table-cell office:value="0.6209421420014263" office:value-type="float"/>
          <table:table-cell office:value="0.6472188537120208" office:value-type="float"/>
          <table:table-cell office:value="0.3861900418451909" office:value-type="float"/>
          <table:table-cell office:value="0.47582211333560476" office:value-type="float"/>
          <table:table-cell office:value="0.4887995173104549" office:value-type="float"/>
          <table:table-cell office:value="0.5041028454929167" office:value-type="float"/>
          <table:table-cell office:value="0.5565312456743337" office:value-type="float"/>
          <table:table-cell office:value="0.6103692674576026" office:value-type="float"/>
          <table:table-cell office:value="0.6411075396161812" office:value-type="float"/>
          <table:table-cell office:value="0.6734726826454142" office:value-type="float"/>
          <table:table-cell office:value="0.6937298899042323" office:value-type="float"/>
          <table:table-cell office:value="0.7104257344100695" office:value-type="float"/>
          <table:table-cell office:value="0.3846608988284391" office:value-type="float"/>
          <table:table-cell office:value="0.43512356922190704" office:value-type="float"/>
          <table:table-cell office:value="0.4835691095255908" office:value-type="float"/>
          <table:table-cell office:value="0.5024420026368569" office:value-type="float"/>
          <table:table-cell office:value="0.5501083606454931" office:value-type="float"/>
        </table:table-row>
        <table:table-row>
          <table:table-cell office:value-type="string">
            <text:p>gogits__gogs</text:p>
          </table:table-cell>
          <table:table-cell office:value="0.6680017704906492" office:value-type="float"/>
          <table:table-cell office:value="0.7725163582451917" office:value-type="float"/>
          <table:table-cell office:value="0.7981064104294769" office:value-type="float"/>
          <table:table-cell office:value="0.8138630529908609" office:value-type="float"/>
          <table:table-cell office:value="0.8778035724858597" office:value-type="float"/>
          <table:table-cell office:value="0.5069664544370144" office:value-type="float"/>
          <table:table-cell office:value="0.5865976597333691" office:value-type="float"/>
          <table:table-cell office:value="0.6014597642944958" office:value-type="float"/>
          <table:table-cell office:value="0.6174727385892498" office:value-type="float"/>
          <table:table-cell office:value="0.6784086474815014" office:value-type="float"/>
          <table:table-cell office:value="0.3719775489257918" office:value-type="float"/>
          <table:table-cell office:value="0.45628631851766566" office:value-type="float"/>
          <table:table-cell office:value="0.4799144450031925" office:value-type="float"/>
          <table:table-cell office:value="0.5048668444093405" office:value-type="float"/>
          <table:table-cell office:value="0.5846990702677375" office:value-type="float"/>
          <table:table-cell office:value="0.5496737366511905" office:value-type="float"/>
          <table:table-cell office:value="0.6157829357213025" office:value-type="float"/>
          <table:table-cell office:value="0.6350010624771466" office:value-type="float"/>
          <table:table-cell office:value="0.6581230893936142" office:value-type="float"/>
          <table:table-cell office:value="0.7632853377573783" office:value-type="float"/>
          <table:table-cell office:value="0.3696235924324299" office:value-type="float"/>
          <table:table-cell office:value="0.5010521029444306" office:value-type="float"/>
          <table:table-cell office:value="0.5212225015305249" office:value-type="float"/>
          <table:table-cell office:value="0.5413588005857684" office:value-type="float"/>
          <table:table-cell office:value="0.6254724899963034" office:value-type="float"/>
        </table:table-row>
        <table:table-row>
          <table:table-cell office:value-type="string">
            <text:p>thedjpetersen__subway</text:p>
          </table:table-cell>
          <table:table-cell office:value="0.731949592302615" office:value-type="float"/>
          <table:table-cell office:value="0.7755834770504971" office:value-type="float"/>
          <table:table-cell office:value="0.7958430775284602" office:value-type="float"/>
          <table:table-cell office:value="0.8068024913685592" office:value-type="float"/>
          <table:table-cell office:value="0.8265286928171468" office:value-type="float"/>
          <table:table-cell office:value="0.5346174104371031" office:value-type="float"/>
          <table:table-cell office:value="0.570345291101642" office:value-type="float"/>
          <table:table-cell office:value="0.5869388767133341" office:value-type="float"/>
          <table:table-cell office:value="0.5992590055413552" office:value-type="float"/>
          <table:table-cell office:value="0.6364593889687452" office:value-type="float"/>
          <table:table-cell office:value="0.427324881417911" office:value-type="float"/>
          <table:table-cell office:value="0.45290750586443845" office:value-type="float"/>
          <table:table-cell office:value="0.47680196987275664" office:value-type="float"/>
          <table:table-cell office:value="0.48892339972428445" office:value-type="float"/>
          <table:table-cell office:value="0.5147088335323508" office:value-type="float"/>
          <table:table-cell office:value="0.5862561704963098" office:value-type="float"/>
          <table:table-cell office:value="0.633592435292015" office:value-type="float"/>
          <table:table-cell office:value="0.6433120646730462" office:value-type="float"/>
          <table:table-cell office:value="0.6556489831990363" office:value-type="float"/>
          <table:table-cell office:value="0.6998719658184284" office:value-type="float"/>
          <table:table-cell office:value="0.41863363664336456" office:value-type="float"/>
          <table:table-cell office:value="0.47074820981235255" office:value-type="float"/>
          <table:table-cell office:value="0.5068797698080214" office:value-type="float"/>
          <table:table-cell office:value="0.5171256830798804" office:value-type="float"/>
          <table:table-cell office:value="0.5386552722847638" office:value-type="float"/>
        </table:table-row>
        <table:table-row>
          <table:table-cell office:value-type="string">
            <text:p>NervanaSystems__neon</text:p>
          </table:table-cell>
          <table:table-cell office:value="0.728515094750248" office:value-type="float"/>
          <table:table-cell office:value="0.7588554164631336" office:value-type="float"/>
          <table:table-cell office:value="0.7845748188435961" office:value-type="float"/>
          <table:table-cell office:value="0.8096434517074004" office:value-type="float"/>
          <table:table-cell office:value="0.8422191933869472" office:value-type="float"/>
          <table:table-cell office:value="0.5558186649887611" office:value-type="float"/>
          <table:table-cell office:value="0.5910110589058951" office:value-type="float"/>
          <table:table-cell office:value="0.6074147327264182" office:value-type="float"/>
          <table:table-cell office:value="0.6193916834294767" office:value-type="float"/>
          <table:table-cell office:value="0.6752119884086877" office:value-type="float"/>
          <table:table-cell office:value="0.43857970115047007" office:value-type="float"/>
          <table:table-cell office:value="0.4601166536027539" office:value-type="float"/>
          <table:table-cell office:value="0.4745704418389186" office:value-type="float"/>
          <table:table-cell office:value="0.48927718288902744" office:value-type="float"/>
          <table:table-cell office:value="0.5409981243788291" office:value-type="float"/>
          <table:table-cell office:value="0.5692383601851878" office:value-type="float"/>
          <table:table-cell office:value="0.6199692992095134" office:value-type="float"/>
          <table:table-cell office:value="0.6403098226027082" office:value-type="float"/>
          <table:table-cell office:value="0.6515878691271858" office:value-type="float"/>
          <table:table-cell office:value="0.6993363932777417" office:value-type="float"/>
          <table:table-cell office:value="0.41479023973195994" office:value-type="float"/>
          <table:table-cell office:value="0.4619650810079195" office:value-type="float"/>
          <table:table-cell office:value="0.4801447757632129" office:value-type="float"/>
          <table:table-cell office:value="0.5119972762375502" office:value-type="float"/>
          <table:table-cell office:value="0.546157874600087" office:value-type="float"/>
        </table:table-row>
        <table:table-row>
          <table:table-cell office:value-type="string">
            <text:p>hadley__devtools</text:p>
          </table:table-cell>
          <table:table-cell office:value="0.7130852593771091" office:value-type="float"/>
          <table:table-cell office:value="0.7568033921365859" office:value-type="float"/>
          <table:table-cell office:value="0.7878106481642556" office:value-type="float"/>
          <table:table-cell office:value="0.8054527154370419" office:value-type="float"/>
          <table:table-cell office:value="0.8384353349403625" office:value-type="float"/>
          <table:table-cell office:value="0.5550619593969766" office:value-type="float"/>
          <table:table-cell office:value="0.5945118792694665" office:value-type="float"/>
          <table:table-cell office:value="0.6070526515783558" office:value-type="float"/>
          <table:table-cell office:value="0.6153146919385352" office:value-type="float"/>
          <table:table-cell office:value="0.661125017642469" office:value-type="float"/>
          <table:table-cell office:value="0.39237060805648033" office:value-type="float"/>
          <table:table-cell office:value="0.4457712482725232" office:value-type="float"/>
          <table:table-cell office:value="0.46626837454135817" office:value-type="float"/>
          <table:table-cell office:value="0.4827848280123176" office:value-type="float"/>
          <table:table-cell office:value="0.5509181980418552" office:value-type="float"/>
          <table:table-cell office:value="0.5593701613492053" office:value-type="float"/>
          <table:table-cell office:value="0.6138649154691741" office:value-type="float"/>
          <table:table-cell office:value="0.6263237232557521" office:value-type="float"/>
          <table:table-cell office:value="0.6558268443683232" office:value-type="float"/>
          <table:table-cell office:value="0.7288705880802124" office:value-type="float"/>
          <table:table-cell office:value="0.37174253418723713" office:value-type="float"/>
          <table:table-cell office:value="0.48481617207795863" office:value-type="float"/>
          <table:table-cell office:value="0.5064473056577422" office:value-type="float"/>
          <table:table-cell office:value="0.5312080233020049" office:value-type="float"/>
          <table:table-cell office:value="0.625207153306248" office:value-type="float"/>
        </table:table-row>
        <table:table-row>
          <table:table-cell office:value-type="string">
            <text:p>reactioncommerce__reaction</text:p>
          </table:table-cell>
          <table:table-cell office:value="0.715377376022578" office:value-type="float"/>
          <table:table-cell office:value="0.7839992161869991" office:value-type="float"/>
          <table:table-cell office:value="0.8067944034472578" office:value-type="float"/>
          <table:table-cell office:value="0.82059044615743" office:value-type="float"/>
          <table:table-cell office:value="0.8466173561925121" office:value-type="float"/>
          <table:table-cell office:value="0.5367250930920014" office:value-type="float"/>
          <table:table-cell office:value="0.5942417260027296" office:value-type="float"/>
          <table:table-cell office:value="0.6133860854100416" office:value-type="float"/>
          <table:table-cell office:value="0.628984541617658" office:value-type="float"/>
          <table:table-cell office:value="0.7213998558037883" office:value-type="float"/>
          <table:table-cell office:value="0.42524756750029014" office:value-type="float"/>
          <table:table-cell office:value="0.47147936411778124" office:value-type="float"/>
          <table:table-cell office:value="0.48447768947590797" office:value-type="float"/>
          <table:table-cell office:value="0.5043026966987528" office:value-type="float"/>
          <table:table-cell office:value="0.5982767144232148" office:value-type="float"/>
          <table:table-cell office:value="0.5797198057528876" office:value-type="float"/>
          <table:table-cell office:value="0.6106206731929598" office:value-type="float"/>
          <table:table-cell office:value="0.6274738718781607" office:value-type="float"/>
          <table:table-cell office:value="0.6484694968893898" office:value-type="float"/>
          <table:table-cell office:value="0.7184495914011496" office:value-type="float"/>
          <table:table-cell office:value="0.39744784012301465" office:value-type="float"/>
          <table:table-cell office:value="0.48503711713843295" office:value-type="float"/>
          <table:table-cell office:value="0.516084044578676" office:value-type="float"/>
          <table:table-cell office:value="0.5357209543536297" office:value-type="float"/>
          <table:table-cell office:value="0.630010797911453" office:value-type="float"/>
        </table:table-row>
        <table:table-row>
          <table:table-cell office:value-type="string">
            <text:p>cockroachdb__cockroach</text:p>
          </table:table-cell>
          <table:table-cell office:value="0.6802272758315839" office:value-type="float"/>
          <table:table-cell office:value="0.7781768470632794" office:value-type="float"/>
          <table:table-cell office:value="0.8036030146805626" office:value-type="float"/>
          <table:table-cell office:value="0.8166964559513974" office:value-type="float"/>
          <table:table-cell office:value="0.8519538161860399" office:value-type="float"/>
          <table:table-cell office:value="0.48633264533564025" office:value-type="float"/>
          <table:table-cell office:value="0.598151428727594" office:value-type="float"/>
          <table:table-cell office:value="0.6100685213579231" office:value-type="float"/>
          <table:table-cell office:value="0.6281732506942603" office:value-type="float"/>
          <table:table-cell office:value="0.7013929063922152" office:value-type="float"/>
          <table:table-cell office:value="0.4022288996741417" office:value-type="float"/>
          <table:table-cell office:value="0.4637279220288667" office:value-type="float"/>
          <table:table-cell office:value="0.47630757924479217" office:value-type="float"/>
          <table:table-cell office:value="0.4983344705270492" office:value-type="float"/>
          <table:table-cell office:value="0.6045251020345948" office:value-type="float"/>
          <table:table-cell office:value="0.5721428313085739" office:value-type="float"/>
          <table:table-cell office:value="0.6266922976014346" office:value-type="float"/>
          <table:table-cell office:value="0.6398372573202251" office:value-type="float"/>
          <table:table-cell office:value="0.6555817945635765" office:value-type="float"/>
          <table:table-cell office:value="0.7169896243644116" office:value-type="float"/>
          <table:table-cell office:value="0.3594258468019854" office:value-type="float"/>
          <table:table-cell office:value="0.4869300813770956" office:value-type="float"/>
          <table:table-cell office:value="0.5043816860989174" office:value-type="float"/>
          <table:table-cell office:value="0.5195674157400335" office:value-type="float"/>
          <table:table-cell office:value="0.5933586016100201" office:value-type="float"/>
        </table:table-row>
        <table:table-row>
          <table:table-cell office:value-type="string">
            <text:p>PrismLibrary__Prism</text:p>
          </table:table-cell>
          <table:table-cell office:value="0.7303584903607726" office:value-type="float"/>
          <table:table-cell office:value="0.8033093453407888" office:value-type="float"/>
          <table:table-cell office:value="0.815747505060366" office:value-type="float"/>
          <table:table-cell office:value="0.8285294368448571" office:value-type="float"/>
          <table:table-cell office:value="0.8557601232905498" office:value-type="float"/>
          <table:table-cell office:value="0.5336756081511026" office:value-type="float"/>
          <table:table-cell office:value="0.5821217111190886" office:value-type="float"/>
          <table:table-cell office:value="0.6024034230328542" office:value-type="float"/>
          <table:table-cell office:value="0.6249468656705247" office:value-type="float"/>
          <table:table-cell office:value="0.681161640332901" office:value-type="float"/>
          <table:table-cell office:value="0.4086375252642495" office:value-type="float"/>
          <table:table-cell office:value="0.46882312508825785" office:value-type="float"/>
          <table:table-cell office:value="0.4874404788187796" office:value-type="float"/>
          <table:table-cell office:value="0.5061861490813929" office:value-type="float"/>
          <table:table-cell office:value="0.5823482087242402" office:value-type="float"/>
          <table:table-cell office:value="0.5741080035613373" office:value-type="float"/>
          <table:table-cell office:value="0.625112280598085" office:value-type="float"/>
          <table:table-cell office:value="0.640246364843044" office:value-type="float"/>
          <table:table-cell office:value="0.6600357048580189" office:value-type="float"/>
          <table:table-cell office:value="0.7424366696135983" office:value-type="float"/>
          <table:table-cell office:value="0.380314160480753" office:value-type="float"/>
          <table:table-cell office:value="0.478916622065167" office:value-type="float"/>
          <table:table-cell office:value="0.49830652789299196" office:value-type="float"/>
          <table:table-cell office:value="0.5192989177999292" office:value-type="float"/>
          <table:table-cell office:value="0.573069144728048" office:value-type="float"/>
        </table:table-row>
        <table:table-row>
          <table:table-cell office:value-type="string">
            <text:p>23__resumable.js</text:p>
          </table:table-cell>
          <table:table-cell office:value="0.7480788068948235" office:value-type="float"/>
          <table:table-cell office:value="0.7946680489052644" office:value-type="float"/>
          <table:table-cell office:value="0.813373729775021" office:value-type="float"/>
          <table:table-cell office:value="0.8274787967482307" office:value-type="float"/>
          <table:table-cell office:value="0.853117672707941" office:value-type="float"/>
          <table:table-cell office:value="0.572511416910183" office:value-type="float"/>
          <table:table-cell office:value="0.602600595998688" office:value-type="float"/>
          <table:table-cell office:value="0.6067878121238175" office:value-type="float"/>
          <table:table-cell office:value="0.6216187095434459" office:value-type="float"/>
          <table:table-cell office:value="0.6811416104849557" office:value-type="float"/>
          <table:table-cell office:value="0.3704442418589773" office:value-type="float"/>
          <table:table-cell office:value="0.4301826723028457" office:value-type="float"/>
          <table:table-cell office:value="0.4598537907687109" office:value-type="float"/>
          <table:table-cell office:value="0.4740709884665244" office:value-type="float"/>
          <table:table-cell office:value="0.5169563820651739" office:value-type="float"/>
          <table:table-cell office:value="0.5845633743216309" office:value-type="float"/>
          <table:table-cell office:value="0.6221454823593925" office:value-type="float"/>
          <table:table-cell office:value="0.6365948407042723" office:value-type="float"/>
          <table:table-cell office:value="0.6473499344822555" office:value-type="float"/>
          <table:table-cell office:value="0.6740731457007145" office:value-type="float"/>
          <table:table-cell office:value="0.44408173768248793" office:value-type="float"/>
          <table:table-cell office:value="0.4909261228703332" office:value-type="float"/>
          <table:table-cell office:value="0.5244644964965726" office:value-type="float"/>
          <table:table-cell office:value="0.5417324113810835" office:value-type="float"/>
          <table:table-cell office:value="0.5741621070875438" office:value-type="float"/>
        </table:table-row>
        <table:table-row>
          <table:table-cell office:value-type="string">
            <text:p>grommet__grommet</text:p>
          </table:table-cell>
          <table:table-cell office:value="0.7107403180525076" office:value-type="float"/>
          <table:table-cell office:value="0.8095577394455492" office:value-type="float"/>
          <table:table-cell office:value="0.823176536390319" office:value-type="float"/>
          <table:table-cell office:value="0.835152057194882" office:value-type="float"/>
          <table:table-cell office:value="0.8591476975215969" office:value-type="float"/>
          <table:table-cell office:value="0.5161991383229073" office:value-type="float"/>
          <table:table-cell office:value="0.5786055320680946" office:value-type="float"/>
          <table:table-cell office:value="0.6050379552241926" office:value-type="float"/>
          <table:table-cell office:value="0.6259552288671301" office:value-type="float"/>
          <table:table-cell office:value="0.6718844141444018" office:value-type="float"/>
          <table:table-cell office:value="0.42267484372354436" office:value-type="float"/>
          <table:table-cell office:value="0.4642603739922611" office:value-type="float"/>
          <table:table-cell office:value="0.4894046969729885" office:value-type="float"/>
          <table:table-cell office:value="0.505829848566542" office:value-type="float"/>
          <table:table-cell office:value="0.567228207619546" office:value-type="float"/>
          <table:table-cell office:value="0.5785630775058963" office:value-type="float"/>
          <table:table-cell office:value="0.6171663709132011" office:value-type="float"/>
          <table:table-cell office:value="0.6314991222666704" office:value-type="float"/>
          <table:table-cell office:value="0.6526969368862116" office:value-type="float"/>
          <table:table-cell office:value="0.7439154977443431" office:value-type="float"/>
          <table:table-cell office:value="0.359058672532525" office:value-type="float"/>
          <table:table-cell office:value="0.490127022473292" office:value-type="float"/>
          <table:table-cell office:value="0.5075197437998449" office:value-type="float"/>
          <table:table-cell office:value="0.5264150941105493" office:value-type="float"/>
          <table:table-cell office:value="0.5771896081720859" office:value-type="float"/>
        </table:table-row>
        <table:table-row>
          <table:table-cell office:value-type="string">
            <text:p>catchorg__Catch2</text:p>
          </table:table-cell>
          <table:table-cell office:value="0.7236218518826883" office:value-type="float"/>
          <table:table-cell office:value="0.794301205855857" office:value-type="float"/>
          <table:table-cell office:value="0.8110100425474294" office:value-type="float"/>
          <table:table-cell office:value="0.8233158942878772" office:value-type="float"/>
          <table:table-cell office:value="0.8572735376771892" office:value-type="float"/>
          <table:table-cell office:value="0.5415145520564993" office:value-type="float"/>
          <table:table-cell office:value="0.5879633480054725" office:value-type="float"/>
          <table:table-cell office:value="0.6037102262656979" office:value-type="float"/>
          <table:table-cell office:value="0.62281987789193" office:value-type="float"/>
          <table:table-cell office:value="0.706787827406" office:value-type="float"/>
          <table:table-cell office:value="0.3274539996501512" office:value-type="float"/>
          <table:table-cell office:value="0.450051958154561" office:value-type="float"/>
          <table:table-cell office:value="0.4688026081848937" office:value-type="float"/>
          <table:table-cell office:value="0.4864752036035531" office:value-type="float"/>
          <table:table-cell office:value="0.5669146002479749" office:value-type="float"/>
          <table:table-cell office:value="0.5535762480968662" office:value-type="float"/>
          <table:table-cell office:value="0.6190346095375894" office:value-type="float"/>
          <table:table-cell office:value="0.6425722696166756" office:value-type="float"/>
          <table:table-cell office:value="0.666730693218015" office:value-type="float"/>
          <table:table-cell office:value="0.7515099973474744" office:value-type="float"/>
          <table:table-cell office:value="0.3701381308982783" office:value-type="float"/>
          <table:table-cell office:value="0.4734842088728147" office:value-type="float"/>
          <table:table-cell office:value="0.4923666667443909" office:value-type="float"/>
          <table:table-cell office:value="0.5126446347762537" office:value-type="float"/>
          <table:table-cell office:value="0.5704786853152988" office:value-type="float"/>
        </table:table-row>
        <table:table-row>
          <table:table-cell office:value-type="string">
            <text:p>mikepenz__FastAdapter</text:p>
          </table:table-cell>
          <table:table-cell office:value="0.716099455316588" office:value-type="float"/>
          <table:table-cell office:value="0.7718026400335894" office:value-type="float"/>
          <table:table-cell office:value="0.7929533931294366" office:value-type="float"/>
          <table:table-cell office:value="0.8086150303849143" office:value-type="float"/>
          <table:table-cell office:value="0.8337011172924871" office:value-type="float"/>
          <table:table-cell office:value="0.5310275082429399" office:value-type="float"/>
          <table:table-cell office:value="0.5711258200014854" office:value-type="float"/>
          <table:table-cell office:value="0.5867422940859777" office:value-type="float"/>
          <table:table-cell office:value="0.6100579816327212" office:value-type="float"/>
          <table:table-cell office:value="0.6507871346145299" office:value-type="float"/>
          <table:table-cell office:value="0.41297126440154386" office:value-type="float"/>
          <table:table-cell office:value="0.4746647152336242" office:value-type="float"/>
          <table:table-cell office:value="0.4976416216734994" office:value-type="float"/>
          <table:table-cell office:value="0.5125553551762799" office:value-type="float"/>
          <table:table-cell office:value="0.5420451602759666" office:value-type="float"/>
          <table:table-cell office:value="0.6046942235176518" office:value-type="float"/>
          <table:table-cell office:value="0.6379350245056318" office:value-type="float"/>
          <table:table-cell office:value="0.6603944337954206" office:value-type="float"/>
          <table:table-cell office:value="0.6805285973092061" office:value-type="float"/>
          <table:table-cell office:value="0.7310992077672316" office:value-type="float"/>
          <table:table-cell office:value="0.35229666605832954" office:value-type="float"/>
          <table:table-cell office:value="0.453761643566197" office:value-type="float"/>
          <table:table-cell office:value="0.4814797824550283" office:value-type="float"/>
          <table:table-cell office:value="0.5105832535669071" office:value-type="float"/>
          <table:table-cell office:value="0.5539503041138634" office:value-type="float"/>
        </table:table-row>
        <table:table-row>
          <table:table-cell office:value-type="string">
            <text:p>callumboddy__CBZSplashView</text:p>
          </table:table-cell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17159360267074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834840183766868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5049316569473099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7799646260035769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5019704329525284" office:value-type="float"/>
        </table:table-row>
        <table:table-row>
          <table:table-cell office:value-type="string">
            <text:p>louthy__language-ext</text:p>
          </table:table-cell>
          <table:table-cell office:value="0.7522357952123309" office:value-type="float"/>
          <table:table-cell office:value="0.8070079426219745" office:value-type="float"/>
          <table:table-cell office:value="0.8191099789738818" office:value-type="float"/>
          <table:table-cell office:value="0.8297642319264998" office:value-type="float"/>
          <table:table-cell office:value="0.843288833537445" office:value-type="float"/>
          <table:table-cell office:value="0.539809759932778" office:value-type="float"/>
          <table:table-cell office:value="0.5734633632984677" office:value-type="float"/>
          <table:table-cell office:value="0.5895007832067578" office:value-type="float"/>
          <table:table-cell office:value="0.6101185895231438" office:value-type="float"/>
          <table:table-cell office:value="0.653957457298818" office:value-type="float"/>
          <table:table-cell office:value="0.3668049870013993" office:value-type="float"/>
          <table:table-cell office:value="0.46847906543324763" office:value-type="float"/>
          <table:table-cell office:value="0.491243076619818" office:value-type="float"/>
          <table:table-cell office:value="0.509770003317086" office:value-type="float"/>
          <table:table-cell office:value="0.5723826540820207" office:value-type="float"/>
          <table:table-cell office:value="0.5448794785049876" office:value-type="float"/>
          <table:table-cell office:value="0.6327167181699657" office:value-type="float"/>
          <table:table-cell office:value="0.6508005497340712" office:value-type="float"/>
          <table:table-cell office:value="0.6755580192750389" office:value-type="float"/>
          <table:table-cell office:value="0.7469938523305346" office:value-type="float"/>
          <table:table-cell office:value="0.40990677730031655" office:value-type="float"/>
          <table:table-cell office:value="0.4715816932012266" office:value-type="float"/>
          <table:table-cell office:value="0.49024855848794635" office:value-type="float"/>
          <table:table-cell office:value="0.5131628011441602" office:value-type="float"/>
          <table:table-cell office:value="0.5785460965892072" office:value-type="float"/>
        </table:table-row>
        <table:table-row>
          <table:table-cell office:value-type="string">
            <text:p>twitter__finagle</text:p>
          </table:table-cell>
          <table:table-cell office:value="0.6870041107627683" office:value-type="float"/>
          <table:table-cell office:value="0.7864878429726698" office:value-type="float"/>
          <table:table-cell office:value="0.8062741486724029" office:value-type="float"/>
          <table:table-cell office:value="0.8170403869058604" office:value-type="float"/>
          <table:table-cell office:value="0.858598213517648" office:value-type="float"/>
          <table:table-cell office:value="0.5269943651346543" office:value-type="float"/>
          <table:table-cell office:value="0.5864218826798284" office:value-type="float"/>
          <table:table-cell office:value="0.6047561945536475" office:value-type="float"/>
          <table:table-cell office:value="0.620728671729939" office:value-type="float"/>
          <table:table-cell office:value="0.703994276974003" office:value-type="float"/>
          <table:table-cell office:value="0.4486572578575392" office:value-type="float"/>
          <table:table-cell office:value="0.4807243767407988" office:value-type="float"/>
          <table:table-cell office:value="0.4896177726063604" office:value-type="float"/>
          <table:table-cell office:value="0.5034992226402496" office:value-type="float"/>
          <table:table-cell office:value="0.5778540925860216" office:value-type="float"/>
          <table:table-cell office:value="0.5718990521889076" office:value-type="float"/>
          <table:table-cell office:value="0.6362626734751431" office:value-type="float"/>
          <table:table-cell office:value="0.6537309695219612" office:value-type="float"/>
          <table:table-cell office:value="0.675621387753868" office:value-type="float"/>
          <table:table-cell office:value="0.7200556570037323" office:value-type="float"/>
          <table:table-cell office:value="0.3543662050636157" office:value-type="float"/>
          <table:table-cell office:value="0.47661455173484013" office:value-type="float"/>
          <table:table-cell office:value="0.4930968930006111" office:value-type="float"/>
          <table:table-cell office:value="0.5089961226057539" office:value-type="float"/>
          <table:table-cell office:value="0.5571297158792798" office:value-type="float"/>
        </table:table-row>
        <table:table-row>
          <table:table-cell office:value-type="string">
            <text:p>gohugoio__hugo</text:p>
          </table:table-cell>
          <table:table-cell office:value="0.7044876636667452" office:value-type="float"/>
          <table:table-cell office:value="0.7983449334466661" office:value-type="float"/>
          <table:table-cell office:value="0.8169879583361846" office:value-type="float"/>
          <table:table-cell office:value="0.8307562368427641" office:value-type="float"/>
          <table:table-cell office:value="0.8775340089466918" office:value-type="float"/>
          <table:table-cell office:value="0.5271338789023141" office:value-type="float"/>
          <table:table-cell office:value="0.5925020801812744" office:value-type="float"/>
          <table:table-cell office:value="0.6117673029280141" office:value-type="float"/>
          <table:table-cell office:value="0.6271720099545691" office:value-type="float"/>
          <table:table-cell office:value="0.7288277138471819" office:value-type="float"/>
          <table:table-cell office:value="0.4004651970372032" office:value-type="float"/>
          <table:table-cell office:value="0.4624808716434563" office:value-type="float"/>
          <table:table-cell office:value="0.4862228954367984" office:value-type="float"/>
          <table:table-cell office:value="0.5040503802547955" office:value-type="float"/>
          <table:table-cell office:value="0.5769115589734353" office:value-type="float"/>
          <table:table-cell office:value="0.5673676707022662" office:value-type="float"/>
          <table:table-cell office:value="0.6262293604388902" office:value-type="float"/>
          <table:table-cell office:value="0.6442627987053557" office:value-type="float"/>
          <table:table-cell office:value="0.6644125705794053" office:value-type="float"/>
          <table:table-cell office:value="0.7304746988816528" office:value-type="float"/>
          <table:table-cell office:value="0.31818084076385345" office:value-type="float"/>
          <table:table-cell office:value="0.4929714965574695" office:value-type="float"/>
          <table:table-cell office:value="0.5113363487336594" office:value-type="float"/>
          <table:table-cell office:value="0.531663741761011" office:value-type="float"/>
          <table:table-cell office:value="0.5964770226845328" office:value-type="float"/>
        </table:table-row>
        <table:table-row>
          <table:table-cell office:value-type="string">
            <text:p>Lokaltog__vim-powerline</text:p>
          </table:table-cell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44744847554978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6123439088044069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8279623926137094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545691743644533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7929145657738" office:value-type="float"/>
        </table:table-row>
        <table:table-row>
          <table:table-cell office:value-type="string">
            <text:p>jisaacks__GitGutter</text:p>
          </table:table-cell>
          <table:table-cell office:value="0.7450747420447997" office:value-type="float"/>
          <table:table-cell office:value="0.7790894943042446" office:value-type="float"/>
          <table:table-cell office:value="0.7969149574138866" office:value-type="float"/>
          <table:table-cell office:value="0.8140712005411321" office:value-type="float"/>
          <table:table-cell office:value="0.8617020665405404" office:value-type="float"/>
          <table:table-cell office:value="0.5565740898662142" office:value-type="float"/>
          <table:table-cell office:value="0.5786694846615971" office:value-type="float"/>
          <table:table-cell office:value="0.6015439331845562" office:value-type="float"/>
          <table:table-cell office:value="0.6123042302079168" office:value-type="float"/>
          <table:table-cell office:value="0.6494196218847276" office:value-type="float"/>
          <table:table-cell office:value="0.41379134125440276" office:value-type="float"/>
          <table:table-cell office:value="0.4720036366729809" office:value-type="float"/>
          <table:table-cell office:value="0.4874404531720104" office:value-type="float"/>
          <table:table-cell office:value="0.5026159589393356" office:value-type="float"/>
          <table:table-cell office:value="0.5437887538499571" office:value-type="float"/>
          <table:table-cell office:value="0.5719922379724804" office:value-type="float"/>
          <table:table-cell office:value="0.6104941579223735" office:value-type="float"/>
          <table:table-cell office:value="0.6373133953717502" office:value-type="float"/>
          <table:table-cell office:value="0.6450951459302379" office:value-type="float"/>
          <table:table-cell office:value="0.7058978010683362" office:value-type="float"/>
          <table:table-cell office:value="0.4175396290242243" office:value-type="float"/>
          <table:table-cell office:value="0.5051315915625274" office:value-type="float"/>
          <table:table-cell office:value="0.5182072588075817" office:value-type="float"/>
          <table:table-cell office:value="0.5285998788296584" office:value-type="float"/>
          <table:table-cell office:value="0.6047842186507347" office:value-type="float"/>
        </table:table-row>
        <table:table-row>
          <table:table-cell office:value-type="string">
            <text:p>v2ray__v2ray-core</text:p>
          </table:table-cell>
          <table:table-cell office:value="0.6475438972514862" office:value-type="float"/>
          <table:table-cell office:value="0.7032838694198015" office:value-type="float"/>
          <table:table-cell office:value="0.7168887584165102" office:value-type="float"/>
          <table:table-cell office:value="0.7348194878036264" office:value-type="float"/>
          <table:table-cell office:value="0.8288057415052285" office:value-type="float"/>
          <table:table-cell office:value="0.5440784850499598" office:value-type="float"/>
          <table:table-cell office:value="0.5942614227451537" office:value-type="float"/>
          <table:table-cell office:value="0.6035939990897471" office:value-type="float"/>
          <table:table-cell office:value="0.6086539476314904" office:value-type="float"/>
          <table:table-cell office:value="0.6464533272522954" office:value-type="float"/>
          <table:table-cell office:value="0.4048136293428334" office:value-type="float"/>
          <table:table-cell office:value="0.47105277094859843" office:value-type="float"/>
          <table:table-cell office:value="0.48566008314286385" office:value-type="float"/>
          <table:table-cell office:value="0.5026795782034427" office:value-type="float"/>
          <table:table-cell office:value="0.5433879072698184" office:value-type="float"/>
          <table:table-cell office:value="0.5586769637046777" office:value-type="float"/>
          <table:table-cell office:value="0.6680578355503958" office:value-type="float"/>
          <table:table-cell office:value="0.6877862200252199" office:value-type="float"/>
          <table:table-cell office:value="0.7000464623589515" office:value-type="float"/>
          <table:table-cell office:value="0.7198352225189818" office:value-type="float"/>
          <table:table-cell office:value="0.39626071360844395" office:value-type="float"/>
          <table:table-cell office:value="0.46732331726663595" office:value-type="float"/>
          <table:table-cell office:value="0.4840262818525001" office:value-type="float"/>
          <table:table-cell office:value="0.5098323170986737" office:value-type="float"/>
          <table:table-cell office:value="0.6069110730452817" office:value-type="float"/>
        </table:table-row>
        <table:table-row>
          <table:table-cell office:value-type="string">
            <text:p>asciimoo__searx</text:p>
          </table:table-cell>
          <table:table-cell office:value="0.716462007726113" office:value-type="float"/>
          <table:table-cell office:value="0.7793163606132306" office:value-type="float"/>
          <table:table-cell office:value="0.8026065055253664" office:value-type="float"/>
          <table:table-cell office:value="0.8146041831685344" office:value-type="float"/>
          <table:table-cell office:value="0.8394937966445378" office:value-type="float"/>
          <table:table-cell office:value="0.5501362816245498" office:value-type="float"/>
          <table:table-cell office:value="0.5821568735139686" office:value-type="float"/>
          <table:table-cell office:value="0.6018169173358336" office:value-type="float"/>
          <table:table-cell office:value="0.6144226685906709" office:value-type="float"/>
          <table:table-cell office:value="0.6577425990502053" office:value-type="float"/>
          <table:table-cell office:value="0.4277928855831158" office:value-type="float"/>
          <table:table-cell office:value="0.46534554807997675" office:value-type="float"/>
          <table:table-cell office:value="0.4815266954971341" office:value-type="float"/>
          <table:table-cell office:value="0.5081377106652667" office:value-type="float"/>
          <table:table-cell office:value="0.56407980226662" office:value-type="float"/>
          <table:table-cell office:value="0.570392518504878" office:value-type="float"/>
          <table:table-cell office:value="0.6196868512784285" office:value-type="float"/>
          <table:table-cell office:value="0.6383099268408847" office:value-type="float"/>
          <table:table-cell office:value="0.6584532905695507" office:value-type="float"/>
          <table:table-cell office:value="0.7042435239551513" office:value-type="float"/>
          <table:table-cell office:value="0.37968711536472194" office:value-type="float"/>
          <table:table-cell office:value="0.49301050050527206" office:value-type="float"/>
          <table:table-cell office:value="0.5197460249265105" office:value-type="float"/>
          <table:table-cell office:value="0.5391292302126279" office:value-type="float"/>
          <table:table-cell office:value="0.5922799248025183" office:value-type="float"/>
        </table:table-row>
        <table:table-row>
          <table:table-cell office:value-type="string">
            <text:p>pingcap__tidb</text:p>
          </table:table-cell>
          <table:table-cell office:value="0.6668113900688197" office:value-type="float"/>
          <table:table-cell office:value="0.7425094603895082" office:value-type="float"/>
          <table:table-cell office:value="0.7737917065891067" office:value-type="float"/>
          <table:table-cell office:value="0.7969633955253869" office:value-type="float"/>
          <table:table-cell office:value="0.8648191106529974" office:value-type="float"/>
          <table:table-cell office:value="0.5589115872457748" office:value-type="float"/>
          <table:table-cell office:value="0.6012553128178376" office:value-type="float"/>
          <table:table-cell office:value="0.6136194708337854" office:value-type="float"/>
          <table:table-cell office:value="0.6269302675229447" office:value-type="float"/>
          <table:table-cell office:value="0.7299367301221892" office:value-type="float"/>
          <table:table-cell office:value="0.38466455036472835" office:value-type="float"/>
          <table:table-cell office:value="0.4547886896079918" office:value-type="float"/>
          <table:table-cell office:value="0.4773330486267401" office:value-type="float"/>
          <table:table-cell office:value="0.5003568307470301" office:value-type="float"/>
          <table:table-cell office:value="0.5763457162455689" office:value-type="float"/>
          <table:table-cell office:value="0.5676112621936098" office:value-type="float"/>
          <table:table-cell office:value="0.6241586090035078" office:value-type="float"/>
          <table:table-cell office:value="0.6464044958116225" office:value-type="float"/>
          <table:table-cell office:value="0.6731453357257432" office:value-type="float"/>
          <table:table-cell office:value="0.7789532559300401" office:value-type="float"/>
          <table:table-cell office:value="0.3984025531029206" office:value-type="float"/>
          <table:table-cell office:value="0.4830257998565145" office:value-type="float"/>
          <table:table-cell office:value="0.5042808465222973" office:value-type="float"/>
          <table:table-cell office:value="0.5275239987446811" office:value-type="float"/>
          <table:table-cell office:value="0.6025957104678566" office:value-type="float"/>
        </table:table-row>
        <table:table-row>
          <table:table-cell office:value-type="string">
            <text:p>anselmh__object-fit</text:p>
          </table:table-cell>
          <table:table-cell office:value="0.7869442439742612" office:value-type="float"/>
          <table:table-cell office:value="0.7955930317688388" office:value-type="float"/>
          <table:table-cell office:value="0.8059016252083344" office:value-type="float"/>
          <table:table-cell office:value="0.8145588340784597" office:value-type="float"/>
          <table:table-cell office:value="0.8145588340784597" office:value-type="float"/>
          <table:table-cell office:value="0.5351234542266341" office:value-type="float"/>
          <table:table-cell office:value="0.555912355980408" office:value-type="float"/>
          <table:table-cell office:value="0.595257658426451" office:value-type="float"/>
          <table:table-cell office:value="0.6383736413098751" office:value-type="float"/>
          <table:table-cell office:value="0.6383736413098751" office:value-type="float"/>
          <table:table-cell office:value="0.4294172833176948" office:value-type="float"/>
          <table:table-cell office:value="0.4486851065420866" office:value-type="float"/>
          <table:table-cell office:value="0.4590642501159904" office:value-type="float"/>
          <table:table-cell office:value="0.5016586442525325" office:value-type="float"/>
          <table:table-cell office:value="0.5016586442525325" office:value-type="float"/>
          <table:table-cell office:value="0.5696527620673666" office:value-type="float"/>
          <table:table-cell office:value="0.6109289723361129" office:value-type="float"/>
          <table:table-cell office:value="0.6451352263480692" office:value-type="float"/>
          <table:table-cell office:value="0.6831278007192925" office:value-type="float"/>
          <table:table-cell office:value="0.6831278007192925" office:value-type="float"/>
          <table:table-cell office:value="0.4475845766118219" office:value-type="float"/>
          <table:table-cell office:value="0.45917762474705287" office:value-type="float"/>
          <table:table-cell office:value="0.5194537914104923" office:value-type="float"/>
          <table:table-cell office:value="0.5261806096527811" office:value-type="float"/>
          <table:table-cell office:value="0.5261806096527811" office:value-type="float"/>
        </table:table-row>
        <table:table-row>
          <table:table-cell office:value-type="string">
            <text:p>turbolinks__turbolinks-classic</text:p>
          </table:table-cell>
          <table:table-cell office:value="0.7431645729643859" office:value-type="float"/>
          <table:table-cell office:value="0.7980134455734818" office:value-type="float"/>
          <table:table-cell office:value="0.8126486282891376" office:value-type="float"/>
          <table:table-cell office:value="0.8217265857127616" office:value-type="float"/>
          <table:table-cell office:value="0.8450285838218556" office:value-type="float"/>
          <table:table-cell office:value="0.5475246373051244" office:value-type="float"/>
          <table:table-cell office:value="0.5843030408344634" office:value-type="float"/>
          <table:table-cell office:value="0.5999561934328347" office:value-type="float"/>
          <table:table-cell office:value="0.6168464265795399" office:value-type="float"/>
          <table:table-cell office:value="0.6977346604318133" office:value-type="float"/>
          <table:table-cell office:value="0.4404323967875874" office:value-type="float"/>
          <table:table-cell office:value="0.48133725472755184" office:value-type="float"/>
          <table:table-cell office:value="0.49259188425815187" office:value-type="float"/>
          <table:table-cell office:value="0.5059949813072984" office:value-type="float"/>
          <table:table-cell office:value="0.5521443120293579" office:value-type="float"/>
          <table:table-cell office:value="0.5976911923463509" office:value-type="float"/>
          <table:table-cell office:value="0.6251917961320316" office:value-type="float"/>
          <table:table-cell office:value="0.642963594512736" office:value-type="float"/>
          <table:table-cell office:value="0.6573041135153013" office:value-type="float"/>
          <table:table-cell office:value="0.7244955446954731" office:value-type="float"/>
          <table:table-cell office:value="0.4438806545965358" office:value-type="float"/>
          <table:table-cell office:value="0.49878379864345296" office:value-type="float"/>
          <table:table-cell office:value="0.5204142380172578" office:value-type="float"/>
          <table:table-cell office:value="0.5364317032728504" office:value-type="float"/>
          <table:table-cell office:value="0.5859425263007431" office:value-type="float"/>
        </table:table-row>
        <table:table-row>
          <table:table-cell office:value-type="string">
            <text:p>grpc__grpc</text:p>
          </table:table-cell>
          <table:table-cell office:value="0.6869471898423342" office:value-type="float"/>
          <table:table-cell office:value="0.7567319395227036" office:value-type="float"/>
          <table:table-cell office:value="0.787718675199322" office:value-type="float"/>
          <table:table-cell office:value="0.8085394556169551" office:value-type="float"/>
          <table:table-cell office:value="0.8644776537832022" office:value-type="float"/>
          <table:table-cell office:value="0.5191355282772094" office:value-type="float"/>
          <table:table-cell office:value="0.5815566534122403" office:value-type="float"/>
          <table:table-cell office:value="0.5975253350984957" office:value-type="float"/>
          <table:table-cell office:value="0.6139426490823112" office:value-type="float"/>
          <table:table-cell office:value="0.7066199746318057" office:value-type="float"/>
          <table:table-cell office:value="0.3863709729563961" office:value-type="float"/>
          <table:table-cell office:value="0.4502037101192922" office:value-type="float"/>
          <table:table-cell office:value="0.4705075463456284" office:value-type="float"/>
          <table:table-cell office:value="0.4906930925573424" office:value-type="float"/>
          <table:table-cell office:value="0.6037155810246906" office:value-type="float"/>
          <table:table-cell office:value="0.547242444872155" office:value-type="float"/>
          <table:table-cell office:value="0.609832588267573" office:value-type="float"/>
          <table:table-cell office:value="0.6306056995273828" office:value-type="float"/>
          <table:table-cell office:value="0.6529881541181497" office:value-type="float"/>
          <table:table-cell office:value="0.7723206766717885" office:value-type="float"/>
          <table:table-cell office:value="0.354340372914413" office:value-type="float"/>
          <table:table-cell office:value="0.471059194980635" office:value-type="float"/>
          <table:table-cell office:value="0.49821222318906044" office:value-type="float"/>
          <table:table-cell office:value="0.5183329183145384" office:value-type="float"/>
          <table:table-cell office:value="0.6157234421352317" office:value-type="float"/>
        </table:table-row>
        <table:table-row>
          <table:table-cell office:value-type="string">
            <text:p>dotnet__core</text:p>
          </table:table-cell>
          <table:table-cell office:value="0.6916539368722852" office:value-type="float"/>
          <table:table-cell office:value="0.7632241275095488" office:value-type="float"/>
          <table:table-cell office:value="0.7923790683868519" office:value-type="float"/>
          <table:table-cell office:value="0.8105670361031212" office:value-type="float"/>
          <table:table-cell office:value="0.859991160813751" office:value-type="float"/>
          <table:table-cell office:value="0.5197381992318924" office:value-type="float"/>
          <table:table-cell office:value="0.588106799271323" office:value-type="float"/>
          <table:table-cell office:value="0.6064724562438326" office:value-type="float"/>
          <table:table-cell office:value="0.6227682675839383" office:value-type="float"/>
          <table:table-cell office:value="0.6729694571843475" office:value-type="float"/>
          <table:table-cell office:value="0.3596189653704026" office:value-type="float"/>
          <table:table-cell office:value="0.43789869480795296" office:value-type="float"/>
          <table:table-cell office:value="0.4657553735152943" office:value-type="float"/>
          <table:table-cell office:value="0.4866715625953269" office:value-type="float"/>
          <table:table-cell office:value="0.5422601296175404" office:value-type="float"/>
          <table:table-cell office:value="0.5461362200076808" office:value-type="float"/>
          <table:table-cell office:value="0.595157228282299" office:value-type="float"/>
          <table:table-cell office:value="0.6151133009060173" office:value-type="float"/>
          <table:table-cell office:value="0.645235607495694" office:value-type="float"/>
          <table:table-cell office:value="0.7375530715999088" office:value-type="float"/>
          <table:table-cell office:value="0.3683430474134839" office:value-type="float"/>
          <table:table-cell office:value="0.48642618164020923" office:value-type="float"/>
          <table:table-cell office:value="0.515354783831763" office:value-type="float"/>
          <table:table-cell office:value="0.5376925044265912" office:value-type="float"/>
          <table:table-cell office:value="0.6047990739106217" office:value-type="float"/>
        </table:table-row>
        <table:table-row>
          <table:table-cell office:value-type="string">
            <text:p>openshift__origin</text:p>
          </table:table-cell>
          <table:table-cell office:value="0.6885882595932535" office:value-type="float"/>
          <table:table-cell office:value="0.7770830075264411" office:value-type="float"/>
          <table:table-cell office:value="0.7953606335433439" office:value-type="float"/>
          <table:table-cell office:value="0.810110548958203" office:value-type="float"/>
          <table:table-cell office:value="0.8650142936771535" office:value-type="float"/>
          <table:table-cell office:value="0.518831096837045" office:value-type="float"/>
          <table:table-cell office:value="0.5916276248667216" office:value-type="float"/>
          <table:table-cell office:value="0.6048890744824049" office:value-type="float"/>
          <table:table-cell office:value="0.6161043040996843" office:value-type="float"/>
          <table:table-cell office:value="0.659023433533118" office:value-type="float"/>
          <table:table-cell office:value="0.4063168119783548" office:value-type="float"/>
          <table:table-cell office:value="0.455996062588595" office:value-type="float"/>
          <table:table-cell office:value="0.4712824450438178" office:value-type="float"/>
          <table:table-cell office:value="0.49225846252841426" office:value-type="float"/>
          <table:table-cell office:value="0.5629548312632138" office:value-type="float"/>
          <table:table-cell office:value="0.5406847533136301" office:value-type="float"/>
          <table:table-cell office:value="0.6093741996971895" office:value-type="float"/>
          <table:table-cell office:value="0.6233281662557286" office:value-type="float"/>
          <table:table-cell office:value="0.6429667666634569" office:value-type="float"/>
          <table:table-cell office:value="0.7128035057352111" office:value-type="float"/>
          <table:table-cell office:value="0.3873943080247419" office:value-type="float"/>
          <table:table-cell office:value="0.48828562488847815" office:value-type="float"/>
          <table:table-cell office:value="0.5063463602105753" office:value-type="float"/>
          <table:table-cell office:value="0.5200659499955168" office:value-type="float"/>
          <table:table-cell office:value="0.6065212252095713" office:value-type="float"/>
        </table:table-row>
        <table:table-row>
          <table:table-cell office:value-type="string">
            <text:p>squaremo__rabbit.js</text:p>
          </table:table-cell>
          <table:table-cell office:value="0.7520803346731294" office:value-type="float"/>
          <table:table-cell office:value="0.7821840556469761" office:value-type="float"/>
          <table:table-cell office:value="0.8042030590636415" office:value-type="float"/>
          <table:table-cell office:value="0.8124583647918953" office:value-type="float"/>
          <table:table-cell office:value="0.8350300069276604" office:value-type="float"/>
          <table:table-cell office:value="0.5418404902041434" office:value-type="float"/>
          <table:table-cell office:value="0.5771048575927297" office:value-type="float"/>
          <table:table-cell office:value="0.5890027681244826" office:value-type="float"/>
          <table:table-cell office:value="0.6087152174965507" office:value-type="float"/>
          <table:table-cell office:value="0.6912500162657415" office:value-type="float"/>
          <table:table-cell office:value="0.43882708301573725" office:value-type="float"/>
          <table:table-cell office:value="0.47747304865830004" office:value-type="float"/>
          <table:table-cell office:value="0.4997675920871193" office:value-type="float"/>
          <table:table-cell office:value="0.5227783798220027" office:value-type="float"/>
          <table:table-cell office:value="0.5838548367902551" office:value-type="float"/>
          <table:table-cell office:value="0.607627404006027" office:value-type="float"/>
          <table:table-cell office:value="0.6490055026454181" office:value-type="float"/>
          <table:table-cell office:value="0.6646797630638682" office:value-type="float"/>
          <table:table-cell office:value="0.6941357518236182" office:value-type="float"/>
          <table:table-cell office:value="0.7225645701950684" office:value-type="float"/>
          <table:table-cell office:value="0.43293761376506457" office:value-type="float"/>
          <table:table-cell office:value="0.4728742320314535" office:value-type="float"/>
          <table:table-cell office:value="0.5064360150432418" office:value-type="float"/>
          <table:table-cell office:value="0.5156801126759324" office:value-type="float"/>
          <table:table-cell office:value="0.5873367902305971" office:value-type="float"/>
        </table:table-row>
        <table:table-row>
          <table:table-cell office:value-type="string">
            <text:p>Netflix__eureka</text:p>
          </table:table-cell>
          <table:table-cell office:value="0.7039718989365003" office:value-type="float"/>
          <table:table-cell office:value="0.7504878634127797" office:value-type="float"/>
          <table:table-cell office:value="0.7954677909199946" office:value-type="float"/>
          <table:table-cell office:value="0.8132202972372463" office:value-type="float"/>
          <table:table-cell office:value="0.8415088745048079" office:value-type="float"/>
          <table:table-cell office:value="0.5632600494191399" office:value-type="float"/>
          <table:table-cell office:value="0.5967395697018643" office:value-type="float"/>
          <table:table-cell office:value="0.6077817311996623" office:value-type="float"/>
          <table:table-cell office:value="0.6297079370203013" office:value-type="float"/>
          <table:table-cell office:value="0.6601451611500495" office:value-type="float"/>
          <table:table-cell office:value="0.44400192072183925" office:value-type="float"/>
          <table:table-cell office:value="0.47421998387053405" office:value-type="float"/>
          <table:table-cell office:value="0.4884208553495828" office:value-type="float"/>
          <table:table-cell office:value="0.49763989366185923" office:value-type="float"/>
          <table:table-cell office:value="0.5715050899119151" office:value-type="float"/>
          <table:table-cell office:value="0.5752298423307993" office:value-type="float"/>
          <table:table-cell office:value="0.630007663155201" office:value-type="float"/>
          <table:table-cell office:value="0.6442243218119035" office:value-type="float"/>
          <table:table-cell office:value="0.6729723763962329" office:value-type="float"/>
          <table:table-cell office:value="0.7199415693406537" office:value-type="float"/>
          <table:table-cell office:value="0.3869756777526363" office:value-type="float"/>
          <table:table-cell office:value="0.48076526931710706" office:value-type="float"/>
          <table:table-cell office:value="0.5036835203384598" office:value-type="float"/>
          <table:table-cell office:value="0.5304681175281709" office:value-type="float"/>
          <table:table-cell office:value="0.582918829805958" office:value-type="float"/>
        </table:table-row>
        <table:table-row>
          <table:table-cell office:value-type="string">
            <text:p>scrapy__dirbot</text:p>
          </table:table-cell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56397201194133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6969163079864571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503345013510144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709244745169924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5564434640778569" office:value-type="float"/>
        </table:table-row>
        <table:table-row>
          <table:table-cell office:value-type="string">
            <text:p>FriendsOfSymfony__FOSRestBundle</text:p>
          </table:table-cell>
          <table:table-cell office:value="0.6897593916823015" office:value-type="float"/>
          <table:table-cell office:value="0.7889282559549124" office:value-type="float"/>
          <table:table-cell office:value="0.8078973578387456" office:value-type="float"/>
          <table:table-cell office:value="0.8234476346739049" office:value-type="float"/>
          <table:table-cell office:value="0.8632132914477089" office:value-type="float"/>
          <table:table-cell office:value="0.49277901286799036" office:value-type="float"/>
          <table:table-cell office:value="0.5738267095374698" office:value-type="float"/>
          <table:table-cell office:value="0.588937770057508" office:value-type="float"/>
          <table:table-cell office:value="0.6102414758256026" office:value-type="float"/>
          <table:table-cell office:value="0.6492474602846369" office:value-type="float"/>
          <table:table-cell office:value="0.4069214850148796" office:value-type="float"/>
          <table:table-cell office:value="0.46436497699624" office:value-type="float"/>
          <table:table-cell office:value="0.48269646060348237" office:value-type="float"/>
          <table:table-cell office:value="0.5039339096936539" office:value-type="float"/>
          <table:table-cell office:value="0.5509237022243073" office:value-type="float"/>
          <table:table-cell office:value="0.5710108707694826" office:value-type="float"/>
          <table:table-cell office:value="0.6164033608842414" office:value-type="float"/>
          <table:table-cell office:value="0.6364626726975138" office:value-type="float"/>
          <table:table-cell office:value="0.658883784448066" office:value-type="float"/>
          <table:table-cell office:value="0.7285512673143276" office:value-type="float"/>
          <table:table-cell office:value="0.3986139343127181" office:value-type="float"/>
          <table:table-cell office:value="0.47492353275604626" office:value-type="float"/>
          <table:table-cell office:value="0.4974437810991915" office:value-type="float"/>
          <table:table-cell office:value="0.5204551146832549" office:value-type="float"/>
          <table:table-cell office:value="0.5766647722922037" office:value-type="float"/>
        </table:table-row>
        <table:table-row>
          <table:table-cell office:value-type="string">
            <text:p>borgbackup__borg</text:p>
          </table:table-cell>
          <table:table-cell office:value="0.6931797139212359" office:value-type="float"/>
          <table:table-cell office:value="0.7691192787854986" office:value-type="float"/>
          <table:table-cell office:value="0.7966830630135233" office:value-type="float"/>
          <table:table-cell office:value="0.8171823249754113" office:value-type="float"/>
          <table:table-cell office:value="0.8578542437707645" office:value-type="float"/>
          <table:table-cell office:value="0.5397556938550323" office:value-type="float"/>
          <table:table-cell office:value="0.5866068576901078" office:value-type="float"/>
          <table:table-cell office:value="0.6016423769774758" office:value-type="float"/>
          <table:table-cell office:value="0.6243619997253872" office:value-type="float"/>
          <table:table-cell office:value="0.6632811414522307" office:value-type="float"/>
          <table:table-cell office:value="0.3870341030002565" office:value-type="float"/>
          <table:table-cell office:value="0.45460612930761823" office:value-type="float"/>
          <table:table-cell office:value="0.47186262627867537" office:value-type="float"/>
          <table:table-cell office:value="0.49161203479083937" office:value-type="float"/>
          <table:table-cell office:value="0.5432248538827015" office:value-type="float"/>
          <table:table-cell office:value="0.5632104343951878" office:value-type="float"/>
          <table:table-cell office:value="0.6075681696887314" office:value-type="float"/>
          <table:table-cell office:value="0.6245491706884236" office:value-type="float"/>
          <table:table-cell office:value="0.6478144401031121" office:value-type="float"/>
          <table:table-cell office:value="0.7316108413312763" office:value-type="float"/>
          <table:table-cell office:value="0.3753231688364957" office:value-type="float"/>
          <table:table-cell office:value="0.4941644241918535" office:value-type="float"/>
          <table:table-cell office:value="0.5142821497127412" office:value-type="float"/>
          <table:table-cell office:value="0.5321659618766431" office:value-type="float"/>
          <table:table-cell office:value="0.6069288060726024" office:value-type="float"/>
        </table:table-row>
        <table:table-row>
          <table:table-cell office:value-type="string">
            <text:p>thoughtbot__clearance</text:p>
          </table:table-cell>
          <table:table-cell office:value="0.6897431995800076" office:value-type="float"/>
          <table:table-cell office:value="0.7942845264449566" office:value-type="float"/>
          <table:table-cell office:value="0.8075185728677202" office:value-type="float"/>
          <table:table-cell office:value="0.8153637403438351" office:value-type="float"/>
          <table:table-cell office:value="0.8361035122637854" office:value-type="float"/>
          <table:table-cell office:value="0.5628475774511748" office:value-type="float"/>
          <table:table-cell office:value="0.5955792918237561" office:value-type="float"/>
          <table:table-cell office:value="0.6095165305814203" office:value-type="float"/>
          <table:table-cell office:value="0.626766295946227" office:value-type="float"/>
          <table:table-cell office:value="0.6776307744219952" office:value-type="float"/>
          <table:table-cell office:value="0.4415877360146414" office:value-type="float"/>
          <table:table-cell office:value="0.474882419708998" office:value-type="float"/>
          <table:table-cell office:value="0.4914442935230947" office:value-type="float"/>
          <table:table-cell office:value="0.5167727371444346" office:value-type="float"/>
          <table:table-cell office:value="0.5774728570172135" office:value-type="float"/>
          <table:table-cell office:value="0.586235187498007" office:value-type="float"/>
          <table:table-cell office:value="0.6294041403218164" office:value-type="float"/>
          <table:table-cell office:value="0.6386194014327893" office:value-type="float"/>
          <table:table-cell office:value="0.651968980084229" office:value-type="float"/>
          <table:table-cell office:value="0.7368247631646561" office:value-type="float"/>
          <table:table-cell office:value="0.45425945697581416" office:value-type="float"/>
          <table:table-cell office:value="0.5131677860640882" office:value-type="float"/>
          <table:table-cell office:value="0.5271646075899084" office:value-type="float"/>
          <table:table-cell office:value="0.5396200697457791" office:value-type="float"/>
          <table:table-cell office:value="0.601003080062988" office:value-type="float"/>
        </table:table-row>
        <table:table-row>
          <table:table-cell office:value-type="string">
            <text:p>jedireza__aqua</text:p>
          </table:table-cell>
          <table:table-cell office:value="0.7306097070261067" office:value-type="float"/>
          <table:table-cell office:value="0.768000807968766" office:value-type="float"/>
          <table:table-cell office:value="0.7805901594520291" office:value-type="float"/>
          <table:table-cell office:value="0.7954029641911258" office:value-type="float"/>
          <table:table-cell office:value="0.8267992187275309" office:value-type="float"/>
          <table:table-cell office:value="0.5494069877773742" office:value-type="float"/>
          <table:table-cell office:value="0.584401626982646" office:value-type="float"/>
          <table:table-cell office:value="0.5932343746040065" office:value-type="float"/>
          <table:table-cell office:value="0.6069966124575231" office:value-type="float"/>
          <table:table-cell office:value="0.6469712738987284" office:value-type="float"/>
          <table:table-cell office:value="0.43650570997500915" office:value-type="float"/>
          <table:table-cell office:value="0.4579732410538184" office:value-type="float"/>
          <table:table-cell office:value="0.48927256594619745" office:value-type="float"/>
          <table:table-cell office:value="0.4986861227361912" office:value-type="float"/>
          <table:table-cell office:value="0.5235102373387845" office:value-type="float"/>
          <table:table-cell office:value="0.6032302375397764" office:value-type="float"/>
          <table:table-cell office:value="0.6325662127144872" office:value-type="float"/>
          <table:table-cell office:value="0.6382552659226092" office:value-type="float"/>
          <table:table-cell office:value="0.6614979216449667" office:value-type="float"/>
          <table:table-cell office:value="0.7268832898123363" office:value-type="float"/>
          <table:table-cell office:value="0.39242196200197865" office:value-type="float"/>
          <table:table-cell office:value="0.4382020092448526" office:value-type="float"/>
          <table:table-cell office:value="0.48959909833040505" office:value-type="float"/>
          <table:table-cell office:value="0.5127467444009578" office:value-type="float"/>
          <table:table-cell office:value="0.5409504695479443" office:value-type="float"/>
        </table:table-row>
        <table:table-row>
          <table:table-cell office:value-type="string">
            <text:p>dgraph-io__dgraph</text:p>
          </table:table-cell>
          <table:table-cell office:value="0.6708920967097336" office:value-type="float"/>
          <table:table-cell office:value="0.7593074576698112" office:value-type="float"/>
          <table:table-cell office:value="0.7973545574057599" office:value-type="float"/>
          <table:table-cell office:value="0.8176499786518383" office:value-type="float"/>
          <table:table-cell office:value="0.8523252232063571" office:value-type="float"/>
          <table:table-cell office:value="0.5086751707189621" office:value-type="float"/>
          <table:table-cell office:value="0.5845317322637186" office:value-type="float"/>
          <table:table-cell office:value="0.6066438118447782" office:value-type="float"/>
          <table:table-cell office:value="0.6202492927522711" office:value-type="float"/>
          <table:table-cell office:value="0.7105918891251798" office:value-type="float"/>
          <table:table-cell office:value="0.3993556226283077" office:value-type="float"/>
          <table:table-cell office:value="0.4628924151798022" office:value-type="float"/>
          <table:table-cell office:value="0.4787750683438368" office:value-type="float"/>
          <table:table-cell office:value="0.5049308348934044" office:value-type="float"/>
          <table:table-cell office:value="0.5763854629722945" office:value-type="float"/>
          <table:table-cell office:value="0.5609827699871119" office:value-type="float"/>
          <table:table-cell office:value="0.6235198438250265" office:value-type="float"/>
          <table:table-cell office:value="0.6476891687046504" office:value-type="float"/>
          <table:table-cell office:value="0.6666667338248968" office:value-type="float"/>
          <table:table-cell office:value="0.7273269729946354" office:value-type="float"/>
          <table:table-cell office:value="0.3944400212899769" office:value-type="float"/>
          <table:table-cell office:value="0.47318784618670173" office:value-type="float"/>
          <table:table-cell office:value="0.4912097103029941" office:value-type="float"/>
          <table:table-cell office:value="0.5160069464311015" office:value-type="float"/>
          <table:table-cell office:value="0.6014075758635978" office:value-type="float"/>
        </table:table-row>
        <table:table-row>
          <table:table-cell office:value-type="string">
            <text:p>Project-OSRM__osrm-backend</text:p>
          </table:table-cell>
          <table:table-cell office:value="0.6810670655925908" office:value-type="float"/>
          <table:table-cell office:value="0.7641106471081971" office:value-type="float"/>
          <table:table-cell office:value="0.787307173580371" office:value-type="float"/>
          <table:table-cell office:value="0.8063747299920054" office:value-type="float"/>
          <table:table-cell office:value="0.8606332663736549" office:value-type="float"/>
          <table:table-cell office:value="0.5305291149396244" office:value-type="float"/>
          <table:table-cell office:value="0.5825094355001345" office:value-type="float"/>
          <table:table-cell office:value="0.5981545120017926" office:value-type="float"/>
          <table:table-cell office:value="0.6147605603826976" office:value-type="float"/>
          <table:table-cell office:value="0.6608600852904774" office:value-type="float"/>
          <table:table-cell office:value="0.3870027528688216" office:value-type="float"/>
          <table:table-cell office:value="0.45532001737870176" office:value-type="float"/>
          <table:table-cell office:value="0.4763357430860462" office:value-type="float"/>
          <table:table-cell office:value="0.500124328400328" office:value-type="float"/>
          <table:table-cell office:value="0.5859647801916356" office:value-type="float"/>
          <table:table-cell office:value="0.5607770978515131" office:value-type="float"/>
          <table:table-cell office:value="0.6176696401108324" office:value-type="float"/>
          <table:table-cell office:value="0.6389855304995634" office:value-type="float"/>
          <table:table-cell office:value="0.6630157812089981" office:value-type="float"/>
          <table:table-cell office:value="0.7188250708831091" office:value-type="float"/>
          <table:table-cell office:value="0.3177347223902297" office:value-type="float"/>
          <table:table-cell office:value="0.46505180966980003" office:value-type="float"/>
          <table:table-cell office:value="0.49417460614918884" office:value-type="float"/>
          <table:table-cell office:value="0.5183468829048639" office:value-type="float"/>
          <table:table-cell office:value="0.5885635175311464" office:value-type="float"/>
        </table:table-row>
        <table:table-row>
          <table:table-cell office:value-type="string">
            <text:p>openlayers__openlayers</text:p>
          </table:table-cell>
          <table:table-cell office:value="0.7235347628384152" office:value-type="float"/>
          <table:table-cell office:value="0.8027238221390534" office:value-type="float"/>
          <table:table-cell office:value="0.8182764640091911" office:value-type="float"/>
          <table:table-cell office:value="0.8314184079304461" office:value-type="float"/>
          <table:table-cell office:value="0.8919102910982069" office:value-type="float"/>
          <table:table-cell office:value="0.5387396140460534" office:value-type="float"/>
          <table:table-cell office:value="0.5897133693916875" office:value-type="float"/>
          <table:table-cell office:value="0.6038663838018526" office:value-type="float"/>
          <table:table-cell office:value="0.6194827223899616" office:value-type="float"/>
          <table:table-cell office:value="0.6889524542559375" office:value-type="float"/>
          <table:table-cell office:value="0.39027958942700947" office:value-type="float"/>
          <table:table-cell office:value="0.4632161704842618" office:value-type="float"/>
          <table:table-cell office:value="0.48130082425505805" office:value-type="float"/>
          <table:table-cell office:value="0.5013289225524762" office:value-type="float"/>
          <table:table-cell office:value="0.6003161997759425" office:value-type="float"/>
          <table:table-cell office:value="0.5473409971324477" office:value-type="float"/>
          <table:table-cell office:value="0.6201043068548084" office:value-type="float"/>
          <table:table-cell office:value="0.6395118448889385" office:value-type="float"/>
          <table:table-cell office:value="0.6657212461832455" office:value-type="float"/>
          <table:table-cell office:value="0.7332290704648666" office:value-type="float"/>
          <table:table-cell office:value="0.3152019978733106" office:value-type="float"/>
          <table:table-cell office:value="0.4850515475576308" office:value-type="float"/>
          <table:table-cell office:value="0.5089411589023783" office:value-type="float"/>
          <table:table-cell office:value="0.5252449888647995" office:value-type="float"/>
          <table:table-cell office:value="0.5721865805580704" office:value-type="float"/>
        </table:table-row>
        <table:table-row>
          <table:table-cell office:value-type="string">
            <text:p>babel__babel</text:p>
          </table:table-cell>
          <table:table-cell office:value="0.7064734326095037" office:value-type="float"/>
          <table:table-cell office:value="0.7840681700693117" office:value-type="float"/>
          <table:table-cell office:value="0.8063829206261803" office:value-type="float"/>
          <table:table-cell office:value="0.8220173167369322" office:value-type="float"/>
          <table:table-cell office:value="0.8737663652150264" office:value-type="float"/>
          <table:table-cell office:value="0.4855568749425505" office:value-type="float"/>
          <table:table-cell office:value="0.5547693921513454" office:value-type="float"/>
          <table:table-cell office:value="0.5750022446086845" office:value-type="float"/>
          <table:table-cell office:value="0.5943496724869669" office:value-type="float"/>
          <table:table-cell office:value="0.7181078278626364" office:value-type="float"/>
          <table:table-cell office:value="0.35089175781520776" office:value-type="float"/>
          <table:table-cell office:value="0.44790730189464145" office:value-type="float"/>
          <table:table-cell office:value="0.46746588842360015" office:value-type="float"/>
          <table:table-cell office:value="0.48643604761884085" office:value-type="float"/>
          <table:table-cell office:value="0.6034885526732437" office:value-type="float"/>
          <table:table-cell office:value="0.5266612001758542" office:value-type="float"/>
          <table:table-cell office:value="0.6040112739765341" office:value-type="float"/>
          <table:table-cell office:value="0.626425778556055" office:value-type="float"/>
          <table:table-cell office:value="0.649063602629367" office:value-type="float"/>
          <table:table-cell office:value="0.7499584086359918" office:value-type="float"/>
          <table:table-cell office:value="0.32484101008879085" office:value-type="float"/>
          <table:table-cell office:value="0.45079327987216805" office:value-type="float"/>
          <table:table-cell office:value="0.48009439437805035" office:value-type="float"/>
          <table:table-cell office:value="0.50295664573706" office:value-type="float"/>
          <table:table-cell office:value="0.5914049907512147" office:value-type="float"/>
        </table:table-row>
        <table:table-row>
          <table:table-cell office:value-type="string">
            <text:p>Workiva__go-datastructures</text:p>
          </table:table-cell>
          <table:table-cell office:value="0.7127424237081762" office:value-type="float"/>
          <table:table-cell office:value="0.7409345973005068" office:value-type="float"/>
          <table:table-cell office:value="0.7933174484510469" office:value-type="float"/>
          <table:table-cell office:value="0.8114684779809495" office:value-type="float"/>
          <table:table-cell office:value="0.8253595417138953" office:value-type="float"/>
          <table:table-cell office:value="0.5689006276489572" office:value-type="float"/>
          <table:table-cell office:value="0.5925735070240714" office:value-type="float"/>
          <table:table-cell office:value="0.6016264033380825" office:value-type="float"/>
          <table:table-cell office:value="0.6105171163366977" office:value-type="float"/>
          <table:table-cell office:value="0.6157737630972371" office:value-type="float"/>
          <table:table-cell office:value="0.43816364861287105" office:value-type="float"/>
          <table:table-cell office:value="0.4498017825005778" office:value-type="float"/>
          <table:table-cell office:value="0.47676322587851816" office:value-type="float"/>
          <table:table-cell office:value="0.5038478290301748" office:value-type="float"/>
          <table:table-cell office:value="0.5622210926349412" office:value-type="float"/>
          <table:table-cell office:value="0.6118043031830847" office:value-type="float"/>
          <table:table-cell office:value="0.6379782470899242" office:value-type="float"/>
          <table:table-cell office:value="0.6593414483394645" office:value-type="float"/>
          <table:table-cell office:value="0.6958394336738699" office:value-type="float"/>
          <table:table-cell office:value="0.7287328199187816" office:value-type="float"/>
          <table:table-cell office:value="0.4295269956755722" office:value-type="float"/>
          <table:table-cell office:value="0.44324405223604046" office:value-type="float"/>
          <table:table-cell office:value="0.4709001051203081" office:value-type="float"/>
          <table:table-cell office:value="0.4906034042587224" office:value-type="float"/>
          <table:table-cell office:value="0.5169057405897529" office:value-type="float"/>
        </table:table-row>
        <table:table-row>
          <table:table-cell office:value-type="string">
            <text:p>lballabio__quantlib-old</text:p>
          </table:table-cell>
          <table:table-cell office:value="0.7441518910386502" office:value-type="float"/>
          <table:table-cell office:value="0.7689357634354331" office:value-type="float"/>
          <table:table-cell office:value="0.7917178315573254" office:value-type="float"/>
          <table:table-cell office:value="0.8038095539212273" office:value-type="float"/>
          <table:table-cell office:value="0.8254990772112524" office:value-type="float"/>
          <table:table-cell office:value="0.5501894376666581" office:value-type="float"/>
          <table:table-cell office:value="0.5937997080267023" office:value-type="float"/>
          <table:table-cell office:value="0.6068903239779613" office:value-type="float"/>
          <table:table-cell office:value="0.6143642848850448" office:value-type="float"/>
          <table:table-cell office:value="0.6409675617678282" office:value-type="float"/>
          <table:table-cell office:value="0.4272625760382647" office:value-type="float"/>
          <table:table-cell office:value="0.46648421312859156" office:value-type="float"/>
          <table:table-cell office:value="0.48468715262197165" office:value-type="float"/>
          <table:table-cell office:value="0.4956562226398048" office:value-type="float"/>
          <table:table-cell office:value="0.5384760291512131" office:value-type="float"/>
          <table:table-cell office:value="0.5823931876079733" office:value-type="float"/>
          <table:table-cell office:value="0.6195361551661965" office:value-type="float"/>
          <table:table-cell office:value="0.6339789587615423" office:value-type="float"/>
          <table:table-cell office:value="0.6487007103785063" office:value-type="float"/>
          <table:table-cell office:value="0.6625885910998972" office:value-type="float"/>
          <table:table-cell office:value="0.4383138871152362" office:value-type="float"/>
          <table:table-cell office:value="0.46573624093197785" office:value-type="float"/>
          <table:table-cell office:value="0.49449425089350263" office:value-type="float"/>
          <table:table-cell office:value="0.5098427953970706" office:value-type="float"/>
          <table:table-cell office:value="0.5282909524796415" office:value-type="float"/>
        </table:table-row>
        <table:table-row>
          <table:table-cell office:value-type="string">
            <text:p>carlsednaoui__ouibounce</text:p>
          </table:table-cell>
          <table:table-cell office:value="0.7245430979814437" office:value-type="float"/>
          <table:table-cell office:value="0.785753175536028" office:value-type="float"/>
          <table:table-cell office:value="0.795835254425379" office:value-type="float"/>
          <table:table-cell office:value="0.8161854246861487" office:value-type="float"/>
          <table:table-cell office:value="0.8306541494015994" office:value-type="float"/>
          <table:table-cell office:value="0.49785046048754544" office:value-type="float"/>
          <table:table-cell office:value="0.5669714232546785" office:value-type="float"/>
          <table:table-cell office:value="0.5917262160362661" office:value-type="float"/>
          <table:table-cell office:value="0.623368385170592" office:value-type="float"/>
          <table:table-cell office:value="0.6687054900589086" office:value-type="float"/>
          <table:table-cell office:value="0.42278041323848053" office:value-type="float"/>
          <table:table-cell office:value="0.46090495354987115" office:value-type="float"/>
          <table:table-cell office:value="0.4882199265725268" office:value-type="float"/>
          <table:table-cell office:value="0.5105860123006835" office:value-type="float"/>
          <table:table-cell office:value="0.5976586199589956" office:value-type="float"/>
          <table:table-cell office:value="0.5951199399830366" office:value-type="float"/>
          <table:table-cell office:value="0.6247910743707342" office:value-type="float"/>
          <table:table-cell office:value="0.6529660421758048" office:value-type="float"/>
          <table:table-cell office:value="0.6878692909345928" office:value-type="float"/>
          <table:table-cell office:value="0.7258401794024734" office:value-type="float"/>
          <table:table-cell office:value="0.45706180286036335" office:value-type="float"/>
          <table:table-cell office:value="0.5160601838027024" office:value-type="float"/>
          <table:table-cell office:value="0.52133073304249" office:value-type="float"/>
          <table:table-cell office:value="0.5283328703988743" office:value-type="float"/>
          <table:table-cell office:value="0.586637791417211" office:value-type="float"/>
        </table:table-row>
        <table:table-row>
          <table:table-cell office:value-type="string">
            <text:p>kpumuk__meta-tags</text:p>
          </table:table-cell>
          <table:table-cell office:value="0.791677963996173" office:value-type="float"/>
          <table:table-cell office:value="0.8023188568145274" office:value-type="float"/>
          <table:table-cell office:value="0.8035065027752331" office:value-type="float"/>
          <table:table-cell office:value="0.8117044943021973" office:value-type="float"/>
          <table:table-cell office:value="0.8117044943021973" office:value-type="float"/>
          <table:table-cell office:value="0.5686949538479793" office:value-type="float"/>
          <table:table-cell office:value="0.5948327810636034" office:value-type="float"/>
          <table:table-cell office:value="0.5969972505313758" office:value-type="float"/>
          <table:table-cell office:value="0.6215993650396799" office:value-type="float"/>
          <table:table-cell office:value="0.6215993650396799" office:value-type="float"/>
          <table:table-cell office:value="0.48124889950473454" office:value-type="float"/>
          <table:table-cell office:value="0.5077605375554008" office:value-type="float"/>
          <table:table-cell office:value="0.5427695695267795" office:value-type="float"/>
          <table:table-cell office:value="0.5774184849900046" office:value-type="float"/>
          <table:table-cell office:value="0.5774184849900046" office:value-type="float"/>
          <table:table-cell office:value="0.6469157601926497" office:value-type="float"/>
          <table:table-cell office:value="0.6506494448779713" office:value-type="float"/>
          <table:table-cell office:value="0.6542238689464035" office:value-type="float"/>
          <table:table-cell office:value="0.7040589248846731" office:value-type="float"/>
          <table:table-cell office:value="0.7040589248846731" office:value-type="float"/>
          <table:table-cell office:value="0.5076065534859443" office:value-type="float"/>
          <table:table-cell office:value="0.5413601407942901" office:value-type="float"/>
          <table:table-cell office:value="0.5483209381398003" office:value-type="float"/>
          <table:table-cell office:value="0.5497102454907307" office:value-type="float"/>
          <table:table-cell office:value="0.5497102454907307" office:value-type="float"/>
        </table:table-row>
        <table:table-row>
          <table:table-cell office:value-type="string">
            <text:p>go-yaml__yaml</text:p>
          </table:table-cell>
          <table:table-cell office:value="0.7356565836123156" office:value-type="float"/>
          <table:table-cell office:value="0.7757900380575737" office:value-type="float"/>
          <table:table-cell office:value="0.8088388022788603" office:value-type="float"/>
          <table:table-cell office:value="0.8287531929826235" office:value-type="float"/>
          <table:table-cell office:value="0.8621540350364886" office:value-type="float"/>
          <table:table-cell office:value="0.5355273042705939" office:value-type="float"/>
          <table:table-cell office:value="0.5786262076722433" office:value-type="float"/>
          <table:table-cell office:value="0.5876949218344469" office:value-type="float"/>
          <table:table-cell office:value="0.6053023209165053" office:value-type="float"/>
          <table:table-cell office:value="0.6605278370357277" office:value-type="float"/>
          <table:table-cell office:value="0.39632488558637113" office:value-type="float"/>
          <table:table-cell office:value="0.45979489142249935" office:value-type="float"/>
          <table:table-cell office:value="0.4799030493314995" office:value-type="float"/>
          <table:table-cell office:value="0.49579970337401025" office:value-type="float"/>
          <table:table-cell office:value="0.5467145221101731" office:value-type="float"/>
          <table:table-cell office:value="0.5942358554020812" office:value-type="float"/>
          <table:table-cell office:value="0.6277000454191689" office:value-type="float"/>
          <table:table-cell office:value="0.6411416955636531" office:value-type="float"/>
          <table:table-cell office:value="0.6557477810118169" office:value-type="float"/>
          <table:table-cell office:value="0.6760583953812103" office:value-type="float"/>
          <table:table-cell office:value="0.4163730413698476" office:value-type="float"/>
          <table:table-cell office:value="0.471057056269086" office:value-type="float"/>
          <table:table-cell office:value="0.4880470641543446" office:value-type="float"/>
          <table:table-cell office:value="0.504011860033906" office:value-type="float"/>
          <table:table-cell office:value="0.5356650537094024" office:value-type="float"/>
        </table:table-row>
        <table:table-row>
          <table:table-cell office:value-type="string">
            <text:p>tarantool__tarantool</text:p>
          </table:table-cell>
          <table:table-cell office:value="0.6993201526574027" office:value-type="float"/>
          <table:table-cell office:value="0.7464505667847601" office:value-type="float"/>
          <table:table-cell office:value="0.7822378854876473" office:value-type="float"/>
          <table:table-cell office:value="0.8073807033536956" office:value-type="float"/>
          <table:table-cell office:value="0.8360346110619621" office:value-type="float"/>
          <table:table-cell office:value="0.5727078479600936" office:value-type="float"/>
          <table:table-cell office:value="0.5937031946089666" office:value-type="float"/>
          <table:table-cell office:value="0.6079339706486547" office:value-type="float"/>
          <table:table-cell office:value="0.6208396611247906" office:value-type="float"/>
          <table:table-cell office:value="0.6469315198085208" office:value-type="float"/>
          <table:table-cell office:value="0.41353367984186656" office:value-type="float"/>
          <table:table-cell office:value="0.4636337351781463" office:value-type="float"/>
          <table:table-cell office:value="0.47639341406693925" office:value-type="float"/>
          <table:table-cell office:value="0.4923418238222955" office:value-type="float"/>
          <table:table-cell office:value="0.5304722426502139" office:value-type="float"/>
          <table:table-cell office:value="0.5982722990214173" office:value-type="float"/>
          <table:table-cell office:value="0.6288860035739083" office:value-type="float"/>
          <table:table-cell office:value="0.6461431787862454" office:value-type="float"/>
          <table:table-cell office:value="0.6650103459415115" office:value-type="float"/>
          <table:table-cell office:value="0.7156817441297597" office:value-type="float"/>
          <table:table-cell office:value="0.39977637355440243" office:value-type="float"/>
          <table:table-cell office:value="0.4651911841631416" office:value-type="float"/>
          <table:table-cell office:value="0.49259527868483577" office:value-type="float"/>
          <table:table-cell office:value="0.5108285888715312" office:value-type="float"/>
          <table:table-cell office:value="0.5743501638770486" office:value-type="float"/>
        </table:table-row>
        <table:table-row>
          <table:table-cell office:value-type="string">
            <text:p>facebook__buck</text:p>
          </table:table-cell>
          <table:table-cell office:value="0.7069151963647848" office:value-type="float"/>
          <table:table-cell office:value="0.7751831308505188" office:value-type="float"/>
          <table:table-cell office:value="0.795038618635298" office:value-type="float"/>
          <table:table-cell office:value="0.8102103085924544" office:value-type="float"/>
          <table:table-cell office:value="0.8483018653295893" office:value-type="float"/>
          <table:table-cell office:value="0.5395952211299724" office:value-type="float"/>
          <table:table-cell office:value="0.5818391372099591" office:value-type="float"/>
          <table:table-cell office:value="0.5975243887775631" office:value-type="float"/>
          <table:table-cell office:value="0.6188151823284413" office:value-type="float"/>
          <table:table-cell office:value="0.6816713377650049" office:value-type="float"/>
          <table:table-cell office:value="0.4024722501067702" office:value-type="float"/>
          <table:table-cell office:value="0.4594727391023552" office:value-type="float"/>
          <table:table-cell office:value="0.47709332249104913" office:value-type="float"/>
          <table:table-cell office:value="0.49385137373553095" office:value-type="float"/>
          <table:table-cell office:value="0.5773983321788273" office:value-type="float"/>
          <table:table-cell office:value="0.5467312308401571" office:value-type="float"/>
          <table:table-cell office:value="0.6103982325135524" office:value-type="float"/>
          <table:table-cell office:value="0.6270022855534458" office:value-type="float"/>
          <table:table-cell office:value="0.64631756705654" office:value-type="float"/>
          <table:table-cell office:value="0.724408741647335" office:value-type="float"/>
          <table:table-cell office:value="0.41255910700593657" office:value-type="float"/>
          <table:table-cell office:value="0.4974934369348343" office:value-type="float"/>
          <table:table-cell office:value="0.5201698396877324" office:value-type="float"/>
          <table:table-cell office:value="0.5331761856864781" office:value-type="float"/>
          <table:table-cell office:value="0.5922690576583274" office:value-type="float"/>
        </table:table-row>
        <table:table-row>
          <table:table-cell office:value-type="string">
            <text:p>webpack__webpack-dev-server</text:p>
          </table:table-cell>
          <table:table-cell office:value="0.7201440781327136" office:value-type="float"/>
          <table:table-cell office:value="0.7644921194351894" office:value-type="float"/>
          <table:table-cell office:value="0.7877316673313135" office:value-type="float"/>
          <table:table-cell office:value="0.8037710279619873" office:value-type="float"/>
          <table:table-cell office:value="0.8484502400037568" office:value-type="float"/>
          <table:table-cell office:value="0.48135801891126007" office:value-type="float"/>
          <table:table-cell office:value="0.5644669241641426" office:value-type="float"/>
          <table:table-cell office:value="0.5818853048143435" office:value-type="float"/>
          <table:table-cell office:value="0.5983129243138361" office:value-type="float"/>
          <table:table-cell office:value="0.7223397854599649" office:value-type="float"/>
          <table:table-cell office:value="0.37609598930350385" office:value-type="float"/>
          <table:table-cell office:value="0.43709544616475304" office:value-type="float"/>
          <table:table-cell office:value="0.4576335279276784" office:value-type="float"/>
          <table:table-cell office:value="0.4772057027290405" office:value-type="float"/>
          <table:table-cell office:value="0.5292827263280335" office:value-type="float"/>
          <table:table-cell office:value="0.539706715533103" office:value-type="float"/>
          <table:table-cell office:value="0.5952544724039052" office:value-type="float"/>
          <table:table-cell office:value="0.6197008016447889" office:value-type="float"/>
          <table:table-cell office:value="0.6367901196039298" office:value-type="float"/>
          <table:table-cell office:value="0.7378572019459357" office:value-type="float"/>
          <table:table-cell office:value="0.40486096272722605" office:value-type="float"/>
          <table:table-cell office:value="0.46515081653741164" office:value-type="float"/>
          <table:table-cell office:value="0.5016654932749934" office:value-type="float"/>
          <table:table-cell office:value="0.5232814492663094" office:value-type="float"/>
          <table:table-cell office:value="0.6005297912820441" office:value-type="float"/>
        </table:table-row>
        <table:table-row>
          <table:table-cell office:value-type="string">
            <text:p>chocolatey__chocolatey</text:p>
          </table:table-cell>
          <table:table-cell office:value="0.7289245554743432" office:value-type="float"/>
          <table:table-cell office:value="0.7847898814158996" office:value-type="float"/>
          <table:table-cell office:value="0.8052617851369287" office:value-type="float"/>
          <table:table-cell office:value="0.8217014037323016" office:value-type="float"/>
          <table:table-cell office:value="0.866700749748534" office:value-type="float"/>
          <table:table-cell office:value="0.53166639481968" office:value-type="float"/>
          <table:table-cell office:value="0.5847260769235738" office:value-type="float"/>
          <table:table-cell office:value="0.6037380149316458" office:value-type="float"/>
          <table:table-cell office:value="0.6213664008554663" office:value-type="float"/>
          <table:table-cell office:value="0.6658054077665101" office:value-type="float"/>
          <table:table-cell office:value="0.40233130479528645" office:value-type="float"/>
          <table:table-cell office:value="0.44420905205259037" office:value-type="float"/>
          <table:table-cell office:value="0.4646952008785217" office:value-type="float"/>
          <table:table-cell office:value="0.4918044049711373" office:value-type="float"/>
          <table:table-cell office:value="0.5778376342947678" office:value-type="float"/>
          <table:table-cell office:value="0.5495059356434725" office:value-type="float"/>
          <table:table-cell office:value="0.6010882850889824" office:value-type="float"/>
          <table:table-cell office:value="0.6211683726280803" office:value-type="float"/>
          <table:table-cell office:value="0.6498549752458732" office:value-type="float"/>
          <table:table-cell office:value="0.7553456967477042" office:value-type="float"/>
          <table:table-cell office:value="0.3958662937222984" office:value-type="float"/>
          <table:table-cell office:value="0.49651790617970526" office:value-type="float"/>
          <table:table-cell office:value="0.5208257612591383" office:value-type="float"/>
          <table:table-cell office:value="0.5419292495218184" office:value-type="float"/>
          <table:table-cell office:value="0.614678317593387" office:value-type="float"/>
        </table:table-row>
        <table:table-row>
          <table:table-cell office:value-type="string">
            <text:p>mojombo__chronic</text:p>
          </table:table-cell>
          <table:table-cell office:value="0.6836623504871026" office:value-type="float"/>
          <table:table-cell office:value="0.7591916762986914" office:value-type="float"/>
          <table:table-cell office:value="0.7914700095031829" office:value-type="float"/>
          <table:table-cell office:value="0.8195471304333075" office:value-type="float"/>
          <table:table-cell office:value="0.8470720781589796" office:value-type="float"/>
          <table:table-cell office:value="0.5193981522759596" office:value-type="float"/>
          <table:table-cell office:value="0.5969099834674628" office:value-type="float"/>
          <table:table-cell office:value="0.6172322165340004" office:value-type="float"/>
          <table:table-cell office:value="0.6342644397042179" office:value-type="float"/>
          <table:table-cell office:value="0.671129578001358" office:value-type="float"/>
          <table:table-cell office:value="0.4041271145118381" office:value-type="float"/>
          <table:table-cell office:value="0.43601683002544644" office:value-type="float"/>
          <table:table-cell office:value="0.4522806221331743" office:value-type="float"/>
          <table:table-cell office:value="0.4736021722314168" office:value-type="float"/>
          <table:table-cell office:value="0.5451706347290957" office:value-type="float"/>
          <table:table-cell office:value="0.561267944586741" office:value-type="float"/>
          <table:table-cell office:value="0.6517016730759123" office:value-type="float"/>
          <table:table-cell office:value="0.6671952638797235" office:value-type="float"/>
          <table:table-cell office:value="0.6924302264390898" office:value-type="float"/>
          <table:table-cell office:value="0.7538792184829264" office:value-type="float"/>
          <table:table-cell office:value="0.3767693081367577" office:value-type="float"/>
          <table:table-cell office:value="0.4640684227899207" office:value-type="float"/>
          <table:table-cell office:value="0.4826721422192882" office:value-type="float"/>
          <table:table-cell office:value="0.5069454989037468" office:value-type="float"/>
          <table:table-cell office:value="0.5345724622305511" office:value-type="float"/>
        </table:table-row>
        <table:table-row>
          <table:table-cell office:value-type="string">
            <text:p>Shougo__neocomplcache.vim</text:p>
          </table:table-cell>
          <table:table-cell office:value="0.7327818291597386" office:value-type="float"/>
          <table:table-cell office:value="0.7762080922128956" office:value-type="float"/>
          <table:table-cell office:value="0.7864827945244113" office:value-type="float"/>
          <table:table-cell office:value="0.7983218123437719" office:value-type="float"/>
          <table:table-cell office:value="0.8328347345500653" office:value-type="float"/>
          <table:table-cell office:value="0.5366091396509217" office:value-type="float"/>
          <table:table-cell office:value="0.5725229392201852" office:value-type="float"/>
          <table:table-cell office:value="0.5885559686852165" office:value-type="float"/>
          <table:table-cell office:value="0.5955157594394259" office:value-type="float"/>
          <table:table-cell office:value="0.6522457318620707" office:value-type="float"/>
          <table:table-cell office:value="0.4123116178312314" office:value-type="float"/>
          <table:table-cell office:value="0.437384768736319" office:value-type="float"/>
          <table:table-cell office:value="0.45009300834360805" office:value-type="float"/>
          <table:table-cell office:value="0.4613532804557879" office:value-type="float"/>
          <table:table-cell office:value="0.484902665731932" office:value-type="float"/>
          <table:table-cell office:value="0.5924481891244429" office:value-type="float"/>
          <table:table-cell office:value="0.6132636455791526" office:value-type="float"/>
          <table:table-cell office:value="0.6232693487283263" office:value-type="float"/>
          <table:table-cell office:value="0.6480006005303267" office:value-type="float"/>
          <table:table-cell office:value="0.7056956644007069" office:value-type="float"/>
          <table:table-cell office:value="0.39502984566000804" office:value-type="float"/>
          <table:table-cell office:value="0.4599955876317359" office:value-type="float"/>
          <table:table-cell office:value="0.4871313020952813" office:value-type="float"/>
          <table:table-cell office:value="0.5009945274798264" office:value-type="float"/>
          <table:table-cell office:value="0.5452468307391177" office:value-type="float"/>
        </table:table-row>
        <table:table-row>
          <table:table-cell office:value-type="string">
            <text:p>PaulLeCam__react-leaflet</text:p>
          </table:table-cell>
          <table:table-cell office:value="0.7204999857394498" office:value-type="float"/>
          <table:table-cell office:value="0.7885250067227266" office:value-type="float"/>
          <table:table-cell office:value="0.8059226919680558" office:value-type="float"/>
          <table:table-cell office:value="0.8234705875733203" office:value-type="float"/>
          <table:table-cell office:value="0.8682971955614914" office:value-type="float"/>
          <table:table-cell office:value="0.5452313766840207" office:value-type="float"/>
          <table:table-cell office:value="0.5857410881887434" office:value-type="float"/>
          <table:table-cell office:value="0.5918240606756875" office:value-type="float"/>
          <table:table-cell office:value="0.6027276511861427" office:value-type="float"/>
          <table:table-cell office:value="0.6394550370279759" office:value-type="float"/>
          <table:table-cell office:value="0.42761288799267483" office:value-type="float"/>
          <table:table-cell office:value="0.472250334010777" office:value-type="float"/>
          <table:table-cell office:value="0.4821713944639261" office:value-type="float"/>
          <table:table-cell office:value="0.4903253473781708" office:value-type="float"/>
          <table:table-cell office:value="0.5308218375009404" office:value-type="float"/>
          <table:table-cell office:value="0.5497894863190222" office:value-type="float"/>
          <table:table-cell office:value="0.6210412067988395" office:value-type="float"/>
          <table:table-cell office:value="0.636006777680153" office:value-type="float"/>
          <table:table-cell office:value="0.6482407445828762" office:value-type="float"/>
          <table:table-cell office:value="0.7025734800128434" office:value-type="float"/>
          <table:table-cell office:value="0.4262798545131756" office:value-type="float"/>
          <table:table-cell office:value="0.45813472133410554" office:value-type="float"/>
          <table:table-cell office:value="0.4850925346950036" office:value-type="float"/>
          <table:table-cell office:value="0.49844084126418453" office:value-type="float"/>
          <table:table-cell office:value="0.5701003544024277" office:value-type="float"/>
        </table:table-row>
        <table:table-row>
          <table:table-cell office:value-type="string">
            <text:p>rails__strong_parameters</text:p>
          </table:table-cell>
          <table:table-cell office:value="0.7816980159039226" office:value-type="float"/>
          <table:table-cell office:value="0.8017514707576402" office:value-type="float"/>
          <table:table-cell office:value="0.8158218898889307" office:value-type="float"/>
          <table:table-cell office:value="0.8276449251067601" office:value-type="float"/>
          <table:table-cell office:value="0.8491794992244247" office:value-type="float"/>
          <table:table-cell office:value="0.5624471007063594" office:value-type="float"/>
          <table:table-cell office:value="0.5892734763418501" office:value-type="float"/>
          <table:table-cell office:value="0.5964842660428759" office:value-type="float"/>
          <table:table-cell office:value="0.6176246616911384" office:value-type="float"/>
          <table:table-cell office:value="0.6576457187704374" office:value-type="float"/>
          <table:table-cell office:value="0.4500059130122933" office:value-type="float"/>
          <table:table-cell office:value="0.4783825897271047" office:value-type="float"/>
          <table:table-cell office:value="0.4818985384541341" office:value-type="float"/>
          <table:table-cell office:value="0.5018865869348561" office:value-type="float"/>
          <table:table-cell office:value="0.5473738476017624" office:value-type="float"/>
          <table:table-cell office:value="0.6097142242485387" office:value-type="float"/>
          <table:table-cell office:value="0.6210099014614601" office:value-type="float"/>
          <table:table-cell office:value="0.6500754565691561" office:value-type="float"/>
          <table:table-cell office:value="0.663228347192704" office:value-type="float"/>
          <table:table-cell office:value="0.7121616273333448" office:value-type="float"/>
          <table:table-cell office:value="0.4814576226417807" office:value-type="float"/>
          <table:table-cell office:value="0.5017419906297744" office:value-type="float"/>
          <table:table-cell office:value="0.5114500103015612" office:value-type="float"/>
          <table:table-cell office:value="0.5210764137905901" office:value-type="float"/>
          <table:table-cell office:value="0.5543817613950881" office:value-type="float"/>
        </table:table-row>
        <table:table-row>
          <table:table-cell office:value-type="string">
            <text:p>myell0w__MTStatusBarOverlay</text:p>
          </table:table-cell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9719056556128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399644321629345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950465670549788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7145409314551006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281952345234888" office:value-type="float"/>
        </table:table-row>
        <table:table-row>
          <table:table-cell office:value-type="string">
            <text:p>jenssegers__laravel-mongodb</text:p>
          </table:table-cell>
          <table:table-cell office:value="0.7095960959466092" office:value-type="float"/>
          <table:table-cell office:value="0.7698152360528485" office:value-type="float"/>
          <table:table-cell office:value="0.7938815117724561" office:value-type="float"/>
          <table:table-cell office:value="0.8121800032922982" office:value-type="float"/>
          <table:table-cell office:value="0.8417856421231166" office:value-type="float"/>
          <table:table-cell office:value="0.5370293233932203" office:value-type="float"/>
          <table:table-cell office:value="0.575355733605492" office:value-type="float"/>
          <table:table-cell office:value="0.5913263430576232" office:value-type="float"/>
          <table:table-cell office:value="0.6117870710116885" office:value-type="float"/>
          <table:table-cell office:value="0.6581234909499156" office:value-type="float"/>
          <table:table-cell office:value="0.3763714282054595" office:value-type="float"/>
          <table:table-cell office:value="0.47588372957467256" office:value-type="float"/>
          <table:table-cell office:value="0.49875329009881586" office:value-type="float"/>
          <table:table-cell office:value="0.5249852808263524" office:value-type="float"/>
          <table:table-cell office:value="0.577453214752781" office:value-type="float"/>
          <table:table-cell office:value="0.560262364205065" office:value-type="float"/>
          <table:table-cell office:value="0.6155206350709322" office:value-type="float"/>
          <table:table-cell office:value="0.6334992072866071" office:value-type="float"/>
          <table:table-cell office:value="0.6518402129565616" office:value-type="float"/>
          <table:table-cell office:value="0.750211425169734" office:value-type="float"/>
          <table:table-cell office:value="0.41699668866503325" office:value-type="float"/>
          <table:table-cell office:value="0.4860886527300042" office:value-type="float"/>
          <table:table-cell office:value="0.5047440204057546" office:value-type="float"/>
          <table:table-cell office:value="0.5302295574522018" office:value-type="float"/>
          <table:table-cell office:value="0.5864322538226333" office:value-type="float"/>
        </table:table-row>
        <table:table-row>
          <table:table-cell office:value-type="string">
            <text:p>nicklockwood__FXForms</text:p>
          </table:table-cell>
          <table:table-cell office:value="0.7157890995083694" office:value-type="float"/>
          <table:table-cell office:value="0.783043077087741" office:value-type="float"/>
          <table:table-cell office:value="0.8026752558108158" office:value-type="float"/>
          <table:table-cell office:value="0.8187421997640506" office:value-type="float"/>
          <table:table-cell office:value="0.8401674865778607" office:value-type="float"/>
          <table:table-cell office:value="0.5161397429017479" office:value-type="float"/>
          <table:table-cell office:value="0.5527251518400588" office:value-type="float"/>
          <table:table-cell office:value="0.5762785957016046" office:value-type="float"/>
          <table:table-cell office:value="0.5971596027521976" office:value-type="float"/>
          <table:table-cell office:value="0.6912626049391886" office:value-type="float"/>
          <table:table-cell office:value="0.3952821481964264" office:value-type="float"/>
          <table:table-cell office:value="0.4513770038719841" office:value-type="float"/>
          <table:table-cell office:value="0.4768822277316793" office:value-type="float"/>
          <table:table-cell office:value="0.49486897014260967" office:value-type="float"/>
          <table:table-cell office:value="0.600214770166704" office:value-type="float"/>
          <table:table-cell office:value="0.5969197661145931" office:value-type="float"/>
          <table:table-cell office:value="0.6244710775410194" office:value-type="float"/>
          <table:table-cell office:value="0.6370638233225573" office:value-type="float"/>
          <table:table-cell office:value="0.6666403783624487" office:value-type="float"/>
          <table:table-cell office:value="0.7977468573368984" office:value-type="float"/>
          <table:table-cell office:value="0.3617961167044579" office:value-type="float"/>
          <table:table-cell office:value="0.4626083352960507" office:value-type="float"/>
          <table:table-cell office:value="0.48535417456670565" office:value-type="float"/>
          <table:table-cell office:value="0.5009956634988999" office:value-type="float"/>
          <table:table-cell office:value="0.559936185176376" office:value-type="float"/>
        </table:table-row>
        <table:table-row>
          <table:table-cell office:value-type="string">
            <text:p>wagtail__wagtail</text:p>
          </table:table-cell>
          <table:table-cell office:value="0.7273739223773145" office:value-type="float"/>
          <table:table-cell office:value="0.8068512413656003" office:value-type="float"/>
          <table:table-cell office:value="0.8222367956857843" office:value-type="float"/>
          <table:table-cell office:value="0.8350205412044522" office:value-type="float"/>
          <table:table-cell office:value="0.8743057630513706" office:value-type="float"/>
          <table:table-cell office:value="0.5155653535907139" office:value-type="float"/>
          <table:table-cell office:value="0.587705205294101" office:value-type="float"/>
          <table:table-cell office:value="0.6029137960591686" office:value-type="float"/>
          <table:table-cell office:value="0.6180609608594375" office:value-type="float"/>
          <table:table-cell office:value="0.6837094017739813" office:value-type="float"/>
          <table:table-cell office:value="0.4010034980065039" office:value-type="float"/>
          <table:table-cell office:value="0.471390773009839" office:value-type="float"/>
          <table:table-cell office:value="0.4919916950225484" office:value-type="float"/>
          <table:table-cell office:value="0.5085730455409385" office:value-type="float"/>
          <table:table-cell office:value="0.5689069973207469" office:value-type="float"/>
          <table:table-cell office:value="0.5732243555452278" office:value-type="float"/>
          <table:table-cell office:value="0.6253589957066155" office:value-type="float"/>
          <table:table-cell office:value="0.6468827443886664" office:value-type="float"/>
          <table:table-cell office:value="0.6655500222275174" office:value-type="float"/>
          <table:table-cell office:value="0.7322130262906048" office:value-type="float"/>
          <table:table-cell office:value="0.40735497622715106" office:value-type="float"/>
          <table:table-cell office:value="0.49134254262009225" office:value-type="float"/>
          <table:table-cell office:value="0.50694079216336" office:value-type="float"/>
          <table:table-cell office:value="0.5248045893236719" office:value-type="float"/>
          <table:table-cell office:value="0.5874547221712234" office:value-type="float"/>
        </table:table-row>
        <table:table-row>
          <table:table-cell office:value-type="string">
            <text:p>nhaarman__ListViewAnimations</text:p>
          </table:table-cell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995368991222346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6000825389199027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5192884410419818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996017080176001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5193545015951841" office:value-type="float"/>
        </table:table-row>
        <table:table-row>
          <table:table-cell office:value-type="string">
            <text:p>ueberauth__guardian</text:p>
          </table:table-cell>
          <table:table-cell office:value="0.7478951731241571" office:value-type="float"/>
          <table:table-cell office:value="0.7706438116827565" office:value-type="float"/>
          <table:table-cell office:value="0.8002712231767617" office:value-type="float"/>
          <table:table-cell office:value="0.8150185501163478" office:value-type="float"/>
          <table:table-cell office:value="0.8424614547748235" office:value-type="float"/>
          <table:table-cell office:value="0.5511783486921902" office:value-type="float"/>
          <table:table-cell office:value="0.5824015606638048" office:value-type="float"/>
          <table:table-cell office:value="0.5928601302081254" office:value-type="float"/>
          <table:table-cell office:value="0.6084689284995112" office:value-type="float"/>
          <table:table-cell office:value="0.6468141647231115" office:value-type="float"/>
          <table:table-cell office:value="0.44127316825725094" office:value-type="float"/>
          <table:table-cell office:value="0.4826692527888041" office:value-type="float"/>
          <table:table-cell office:value="0.5078515592461617" office:value-type="float"/>
          <table:table-cell office:value="0.5124007195229134" office:value-type="float"/>
          <table:table-cell office:value="0.5761539370882105" office:value-type="float"/>
          <table:table-cell office:value="0.5880602826642392" office:value-type="float"/>
          <table:table-cell office:value="0.6324896698772476" office:value-type="float"/>
          <table:table-cell office:value="0.6548071382684888" office:value-type="float"/>
          <table:table-cell office:value="0.6751447547960094" office:value-type="float"/>
          <table:table-cell office:value="0.7463328197181582" office:value-type="float"/>
          <table:table-cell office:value="0.42114089180774494" office:value-type="float"/>
          <table:table-cell office:value="0.49436063920191814" office:value-type="float"/>
          <table:table-cell office:value="0.5132617210826239" office:value-type="float"/>
          <table:table-cell office:value="0.5260325335432895" office:value-type="float"/>
          <table:table-cell office:value="0.5796544334204838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0.7732302195851645" office:value-type="float"/>
          <table:table-cell office:value="0.7894395515102954" office:value-type="float"/>
          <table:table-cell office:value="0.7977814705476189" office:value-type="float"/>
          <table:table-cell office:value="0.8098897701511397" office:value-type="float"/>
          <table:table-cell office:value="0.8313734944412225" office:value-type="float"/>
          <table:table-cell office:value="0.5295832616844898" office:value-type="float"/>
          <table:table-cell office:value="0.5670906376948921" office:value-type="float"/>
          <table:table-cell office:value="0.5786322085870469" office:value-type="float"/>
          <table:table-cell office:value="0.6026948748033363" office:value-type="float"/>
          <table:table-cell office:value="0.648355890064926" office:value-type="float"/>
          <table:table-cell office:value="0.42455767092535596" office:value-type="float"/>
          <table:table-cell office:value="0.4538281987027504" office:value-type="float"/>
          <table:table-cell office:value="0.47448169969671544" office:value-type="float"/>
          <table:table-cell office:value="0.496981198502358" office:value-type="float"/>
          <table:table-cell office:value="0.5522248233052351" office:value-type="float"/>
          <table:table-cell office:value="0.6017862008051498" office:value-type="float"/>
          <table:table-cell office:value="0.6300448282685287" office:value-type="float"/>
          <table:table-cell office:value="0.6436861745173081" office:value-type="float"/>
          <table:table-cell office:value="0.6606584006506823" office:value-type="float"/>
          <table:table-cell office:value="0.6903399515594487" office:value-type="float"/>
          <table:table-cell office:value="0.40854149977770726" office:value-type="float"/>
          <table:table-cell office:value="0.46119715364550007" office:value-type="float"/>
          <table:table-cell office:value="0.48059350333216483" office:value-type="float"/>
          <table:table-cell office:value="0.5039646443735464" office:value-type="float"/>
          <table:table-cell office:value="0.5405896817310634" office:value-type="float"/>
        </table:table-row>
        <table:table-row>
          <table:table-cell office:value-type="string">
            <text:p>kien__ctrlp.vim</text:p>
          </table:table-cell>
          <table:table-cell office:value="0.7230242808482368" office:value-type="float"/>
          <table:table-cell office:value="0.7719263414904528" office:value-type="float"/>
          <table:table-cell office:value="0.8026772930801807" office:value-type="float"/>
          <table:table-cell office:value="0.8144549164452205" office:value-type="float"/>
          <table:table-cell office:value="0.8548367938780117" office:value-type="float"/>
          <table:table-cell office:value="0.5304424394025665" office:value-type="float"/>
          <table:table-cell office:value="0.5715221648230091" office:value-type="float"/>
          <table:table-cell office:value="0.5858775493075878" office:value-type="float"/>
          <table:table-cell office:value="0.6103366494040234" office:value-type="float"/>
          <table:table-cell office:value="0.6642000194388303" office:value-type="float"/>
          <table:table-cell office:value="0.37281493543813765" office:value-type="float"/>
          <table:table-cell office:value="0.44707614538424695" office:value-type="float"/>
          <table:table-cell office:value="0.4652417200433181" office:value-type="float"/>
          <table:table-cell office:value="0.4851294578469241" office:value-type="float"/>
          <table:table-cell office:value="0.5312765229008243" office:value-type="float"/>
          <table:table-cell office:value="0.5336177608070712" office:value-type="float"/>
          <table:table-cell office:value="0.6251620071731446" office:value-type="float"/>
          <table:table-cell office:value="0.6447863855847544" office:value-type="float"/>
          <table:table-cell office:value="0.6661509471905971" office:value-type="float"/>
          <table:table-cell office:value="0.7227571187556681" office:value-type="float"/>
          <table:table-cell office:value="0.39235526954294997" office:value-type="float"/>
          <table:table-cell office:value="0.47003797623294263" office:value-type="float"/>
          <table:table-cell office:value="0.49609731231539167" office:value-type="float"/>
          <table:table-cell office:value="0.5161911203744632" office:value-type="float"/>
          <table:table-cell office:value="0.5949967343117529" office:value-type="float"/>
        </table:table-row>
        <table:table-row>
          <table:table-cell office:value-type="string">
            <text:p>heroku__legacy-cli</text:p>
          </table:table-cell>
          <table:table-cell office:value="0.6746405383365991" office:value-type="float"/>
          <table:table-cell office:value="0.7451607531647442" office:value-type="float"/>
          <table:table-cell office:value="0.7670178725192791" office:value-type="float"/>
          <table:table-cell office:value="0.7981470553970083" office:value-type="float"/>
          <table:table-cell office:value="0.832619417870716" office:value-type="float"/>
          <table:table-cell office:value="0.5098419603870631" office:value-type="float"/>
          <table:table-cell office:value="0.5816865413813515" office:value-type="float"/>
          <table:table-cell office:value="0.6045010140154249" office:value-type="float"/>
          <table:table-cell office:value="0.6146564762180845" office:value-type="float"/>
          <table:table-cell office:value="0.6665584264297298" office:value-type="float"/>
          <table:table-cell office:value="0.35833255914442347" office:value-type="float"/>
          <table:table-cell office:value="0.47149633935413027" office:value-type="float"/>
          <table:table-cell office:value="0.4940292461210466" office:value-type="float"/>
          <table:table-cell office:value="0.5167204957189706" office:value-type="float"/>
          <table:table-cell office:value="0.6275496451290254" office:value-type="float"/>
          <table:table-cell office:value="0.5670111582284699" office:value-type="float"/>
          <table:table-cell office:value="0.6341811759788312" office:value-type="float"/>
          <table:table-cell office:value="0.6670454957731609" office:value-type="float"/>
          <table:table-cell office:value="0.6992389032421221" office:value-type="float"/>
          <table:table-cell office:value="0.7307406757729997" office:value-type="float"/>
          <table:table-cell office:value="0.3325453507396909" office:value-type="float"/>
          <table:table-cell office:value="0.4692497917691817" office:value-type="float"/>
          <table:table-cell office:value="0.4932392688137001" office:value-type="float"/>
          <table:table-cell office:value="0.5152501719229299" office:value-type="float"/>
          <table:table-cell office:value="0.5871202568334434" office:value-type="float"/>
        </table:table-row>
        <table:table-row>
          <table:table-cell office:value-type="string">
            <text:p>lucadegasperi__oauth2-server-laravel</text:p>
          </table:table-cell>
          <table:table-cell office:value="0.7169597539573762" office:value-type="float"/>
          <table:table-cell office:value="0.7954502838306515" office:value-type="float"/>
          <table:table-cell office:value="0.8012856352972012" office:value-type="float"/>
          <table:table-cell office:value="0.8137469402106868" office:value-type="float"/>
          <table:table-cell office:value="0.825017770160444" office:value-type="float"/>
          <table:table-cell office:value="0.5968966412532605" office:value-type="float"/>
          <table:table-cell office:value="0.6169861438145331" office:value-type="float"/>
          <table:table-cell office:value="0.6295919252815941" office:value-type="float"/>
          <table:table-cell office:value="0.6717792244234451" office:value-type="float"/>
          <table:table-cell office:value="0.7222243957400445" office:value-type="float"/>
          <table:table-cell office:value="0.457026699060511" office:value-type="float"/>
          <table:table-cell office:value="0.47262850635681375" office:value-type="float"/>
          <table:table-cell office:value="0.4950558824165358" office:value-type="float"/>
          <table:table-cell office:value="0.5107666712172698" office:value-type="float"/>
          <table:table-cell office:value="0.5379777636513904" office:value-type="float"/>
          <table:table-cell office:value="0.5853159438683516" office:value-type="float"/>
          <table:table-cell office:value="0.6261140387137261" office:value-type="float"/>
          <table:table-cell office:value="0.6634184812209472" office:value-type="float"/>
          <table:table-cell office:value="0.7082137604830558" office:value-type="float"/>
          <table:table-cell office:value="0.7608413866792649" office:value-type="float"/>
          <table:table-cell office:value="0.4717423975410163" office:value-type="float"/>
          <table:table-cell office:value="0.5194334688479061" office:value-type="float"/>
          <table:table-cell office:value="0.5623367419774712" office:value-type="float"/>
          <table:table-cell office:value="0.5702011922688002" office:value-type="float"/>
          <table:table-cell office:value="0.570539271620951" office:value-type="float"/>
        </table:table-row>
        <table:table-row>
          <table:table-cell office:value-type="string">
            <text:p>star7th__showdoc</text:p>
          </table:table-cell>
          <table:table-cell office:value="0.7698669821892655" office:value-type="float"/>
          <table:table-cell office:value="0.78705229561597" office:value-type="float"/>
          <table:table-cell office:value="0.7944263003763006" office:value-type="float"/>
          <table:table-cell office:value="0.7954290085326788" office:value-type="float"/>
          <table:table-cell office:value="0.7954290085326788" office:value-type="float"/>
          <table:table-cell office:value="0.5907669752322342" office:value-type="float"/>
          <table:table-cell office:value="0.598297742824705" office:value-type="float"/>
          <table:table-cell office:value="0.6101533605210981" office:value-type="float"/>
          <table:table-cell office:value="0.6517124042310763" office:value-type="float"/>
          <table:table-cell office:value="0.6517124042310763" office:value-type="float"/>
          <table:table-cell office:value="0.47439918716131524" office:value-type="float"/>
          <table:table-cell office:value="0.4903623935698918" office:value-type="float"/>
          <table:table-cell office:value="0.4975466142052581" office:value-type="float"/>
          <table:table-cell office:value="0.5844656724012645" office:value-type="float"/>
          <table:table-cell office:value="0.5844656724012645" office:value-type="float"/>
          <table:table-cell office:value="0.6391018240271931" office:value-type="float"/>
          <table:table-cell office:value="0.6581884871770677" office:value-type="float"/>
          <table:table-cell office:value="0.6928576620705938" office:value-type="float"/>
          <table:table-cell office:value="0.6981430241311258" office:value-type="float"/>
          <table:table-cell office:value="0.6981430241311258" office:value-type="float"/>
          <table:table-cell office:value="0.4306640542521054" office:value-type="float"/>
          <table:table-cell office:value="0.46880959916149667" office:value-type="float"/>
          <table:table-cell office:value="0.5510660749577218" office:value-type="float"/>
          <table:table-cell office:value="0.5537272925644053" office:value-type="float"/>
          <table:table-cell office:value="0.5537272925644053" office:value-type="float"/>
        </table:table-row>
        <table:table-row>
          <table:table-cell office:value-type="string">
            <text:p>visualfc__liteide</text:p>
          </table:table-cell>
          <table:table-cell office:value="0.7021004777924872" office:value-type="float"/>
          <table:table-cell office:value="0.7444071887713922" office:value-type="float"/>
          <table:table-cell office:value="0.7864435487434659" office:value-type="float"/>
          <table:table-cell office:value="0.8018464165811903" office:value-type="float"/>
          <table:table-cell office:value="0.81930669629034" office:value-type="float"/>
          <table:table-cell office:value="0.5291082974068906" office:value-type="float"/>
          <table:table-cell office:value="0.5820098427924835" office:value-type="float"/>
          <table:table-cell office:value="0.5995723952650049" office:value-type="float"/>
          <table:table-cell office:value="0.6123190714038587" office:value-type="float"/>
          <table:table-cell office:value="0.6671197301850653" office:value-type="float"/>
          <table:table-cell office:value="0.3946614414309221" office:value-type="float"/>
          <table:table-cell office:value="0.44565118070932636" office:value-type="float"/>
          <table:table-cell office:value="0.45451604862647565" office:value-type="float"/>
          <table:table-cell office:value="0.4959598607369963" office:value-type="float"/>
          <table:table-cell office:value="0.5681459914363178" office:value-type="float"/>
          <table:table-cell office:value="0.5678842325967222" office:value-type="float"/>
          <table:table-cell office:value="0.6099715923919574" office:value-type="float"/>
          <table:table-cell office:value="0.6245482517240956" office:value-type="float"/>
          <table:table-cell office:value="0.6766405823019646" office:value-type="float"/>
          <table:table-cell office:value="0.7449735748011814" office:value-type="float"/>
          <table:table-cell office:value="0.4256844690176717" office:value-type="float"/>
          <table:table-cell office:value="0.43747454221279525" office:value-type="float"/>
          <table:table-cell office:value="0.49925955618451234" office:value-type="float"/>
          <table:table-cell office:value="0.5183291535041855" office:value-type="float"/>
          <table:table-cell office:value="0.5430399357916939" office:value-type="float"/>
        </table:table-row>
        <table:table-row>
          <table:table-cell office:value-type="string">
            <text:p>magento__magento2</text:p>
          </table:table-cell>
          <table:table-cell office:value="0.6893482176036431" office:value-type="float"/>
          <table:table-cell office:value="0.7867217957872177" office:value-type="float"/>
          <table:table-cell office:value="0.8049169605205734" office:value-type="float"/>
          <table:table-cell office:value="0.8200375040819864" office:value-type="float"/>
          <table:table-cell office:value="0.8641339660126266" office:value-type="float"/>
          <table:table-cell office:value="0.509493174272128" office:value-type="float"/>
          <table:table-cell office:value="0.5911400349951308" office:value-type="float"/>
          <table:table-cell office:value="0.6063076053943268" office:value-type="float"/>
          <table:table-cell office:value="0.6255681680262184" office:value-type="float"/>
          <table:table-cell office:value="0.7219966443312037" office:value-type="float"/>
          <table:table-cell office:value="0.39238376285595816" office:value-type="float"/>
          <table:table-cell office:value="0.48087067392335175" office:value-type="float"/>
          <table:table-cell office:value="0.49993312235694" office:value-type="float"/>
          <table:table-cell office:value="0.5189840867137102" office:value-type="float"/>
          <table:table-cell office:value="0.6099763461469481" office:value-type="float"/>
          <table:table-cell office:value="0.5538818012079685" office:value-type="float"/>
          <table:table-cell office:value="0.6139534405025778" office:value-type="float"/>
          <table:table-cell office:value="0.6337725678213296" office:value-type="float"/>
          <table:table-cell office:value="0.6595436542794908" office:value-type="float"/>
          <table:table-cell office:value="0.7619711754938836" office:value-type="float"/>
          <table:table-cell office:value="0.3659317606532615" office:value-type="float"/>
          <table:table-cell office:value="0.5038728664615747" office:value-type="float"/>
          <table:table-cell office:value="0.5272843779375104" office:value-type="float"/>
          <table:table-cell office:value="0.549585306289209" office:value-type="float"/>
          <table:table-cell office:value="0.6413831887002704" office:value-type="float"/>
        </table:table-row>
        <table:table-row>
          <table:table-cell office:value-type="string">
            <text:p>convox__rack</text:p>
          </table:table-cell>
          <table:table-cell office:value="0.7393457792515167" office:value-type="float"/>
          <table:table-cell office:value="0.7789347830411405" office:value-type="float"/>
          <table:table-cell office:value="0.7967054937852264" office:value-type="float"/>
          <table:table-cell office:value="0.8052879639463992" office:value-type="float"/>
          <table:table-cell office:value="0.8225123703464615" office:value-type="float"/>
          <table:table-cell office:value="0.5371941735662047" office:value-type="float"/>
          <table:table-cell office:value="0.5765786601310569" office:value-type="float"/>
          <table:table-cell office:value="0.5936285270405636" office:value-type="float"/>
          <table:table-cell office:value="0.6108801494698181" office:value-type="float"/>
          <table:table-cell office:value="0.6361767832226666" office:value-type="float"/>
          <table:table-cell office:value="0.43465219927968674" office:value-type="float"/>
          <table:table-cell office:value="0.4663645063100744" office:value-type="float"/>
          <table:table-cell office:value="0.48619044694566255" office:value-type="float"/>
          <table:table-cell office:value="0.49548561364916394" office:value-type="float"/>
          <table:table-cell office:value="0.5287621327958772" office:value-type="float"/>
          <table:table-cell office:value="0.5742675833469753" office:value-type="float"/>
          <table:table-cell office:value="0.6161910905875359" office:value-type="float"/>
          <table:table-cell office:value="0.6307506124094999" office:value-type="float"/>
          <table:table-cell office:value="0.6439343721810525" office:value-type="float"/>
          <table:table-cell office:value="0.724488317204124" office:value-type="float"/>
          <table:table-cell office:value="0.4100189951616746" office:value-type="float"/>
          <table:table-cell office:value="0.48098450954502947" office:value-type="float"/>
          <table:table-cell office:value="0.5004055554286955" office:value-type="float"/>
          <table:table-cell office:value="0.5200264087559519" office:value-type="float"/>
          <table:table-cell office:value="0.5771741924776991" office:value-type="float"/>
        </table:table-row>
        <table:table-row>
          <table:table-cell office:value-type="string">
            <text:p>AnalyticalGraphicsInc__cesium</text:p>
          </table:table-cell>
          <table:table-cell office:value="0.7228862738295206" office:value-type="float"/>
          <table:table-cell office:value="0.8007233976901389" office:value-type="float"/>
          <table:table-cell office:value="0.8127700332940752" office:value-type="float"/>
          <table:table-cell office:value="0.8243738944048266" office:value-type="float"/>
          <table:table-cell office:value="0.8714721592024715" office:value-type="float"/>
          <table:table-cell office:value="0.49043570690889693" office:value-type="float"/>
          <table:table-cell office:value="0.5777176340785718" office:value-type="float"/>
          <table:table-cell office:value="0.5938507890881812" office:value-type="float"/>
          <table:table-cell office:value="0.61441823424588" office:value-type="float"/>
          <table:table-cell office:value="0.6857192503028303" office:value-type="float"/>
          <table:table-cell office:value="0.39809554834590277" office:value-type="float"/>
          <table:table-cell office:value="0.4575207130172799" office:value-type="float"/>
          <table:table-cell office:value="0.4742178338918422" office:value-type="float"/>
          <table:table-cell office:value="0.49465691414222623" office:value-type="float"/>
          <table:table-cell office:value="0.6020161466207452" office:value-type="float"/>
          <table:table-cell office:value="0.5530940369589307" office:value-type="float"/>
          <table:table-cell office:value="0.6087425720094561" office:value-type="float"/>
          <table:table-cell office:value="0.6322263885165831" office:value-type="float"/>
          <table:table-cell office:value="0.6595176568481353" office:value-type="float"/>
          <table:table-cell office:value="0.7202758996784372" office:value-type="float"/>
          <table:table-cell office:value="0.3073434964035146" office:value-type="float"/>
          <table:table-cell office:value="0.4683497217841987" office:value-type="float"/>
          <table:table-cell office:value="0.4928754521104316" office:value-type="float"/>
          <table:table-cell office:value="0.5113265039242011" office:value-type="float"/>
          <table:table-cell office:value="0.5790544002871123" office:value-type="float"/>
        </table:table-row>
        <table:table-row>
          <table:table-cell office:value-type="string">
            <text:p>quasarframework__quasar</text:p>
          </table:table-cell>
          <table:table-cell office:value="0.7270442941338698" office:value-type="float"/>
          <table:table-cell office:value="0.7792564935752585" office:value-type="float"/>
          <table:table-cell office:value="0.7994449662038589" office:value-type="float"/>
          <table:table-cell office:value="0.8152657142597559" office:value-type="float"/>
          <table:table-cell office:value="0.8550259452041127" office:value-type="float"/>
          <table:table-cell office:value="0.5295818346836705" office:value-type="float"/>
          <table:table-cell office:value="0.57826145608975" office:value-type="float"/>
          <table:table-cell office:value="0.5970736699851237" office:value-type="float"/>
          <table:table-cell office:value="0.6193646896390069" office:value-type="float"/>
          <table:table-cell office:value="0.6850067967954505" office:value-type="float"/>
          <table:table-cell office:value="0.4185478150642384" office:value-type="float"/>
          <table:table-cell office:value="0.4661343648415298" office:value-type="float"/>
          <table:table-cell office:value="0.4889835627684269" office:value-type="float"/>
          <table:table-cell office:value="0.5086676578607687" office:value-type="float"/>
          <table:table-cell office:value="0.5537893222759458" office:value-type="float"/>
          <table:table-cell office:value="0.5569832328670008" office:value-type="float"/>
          <table:table-cell office:value="0.6116943423123989" office:value-type="float"/>
          <table:table-cell office:value="0.634084924995748" office:value-type="float"/>
          <table:table-cell office:value="0.6569288578169654" office:value-type="float"/>
          <table:table-cell office:value="0.7467356267885701" office:value-type="float"/>
          <table:table-cell office:value="0.40517814588122236" office:value-type="float"/>
          <table:table-cell office:value="0.4896879098145462" office:value-type="float"/>
          <table:table-cell office:value="0.5089692631264818" office:value-type="float"/>
          <table:table-cell office:value="0.5260979686945075" office:value-type="float"/>
          <table:table-cell office:value="0.5750572189650374" office:value-type="float"/>
        </table:table-row>
        <table:table-row>
          <table:table-cell office:value-type="string">
            <text:p>facebook__facebook-ios-sdk</text:p>
          </table:table-cell>
          <table:table-cell office:value="0.7393580384288079" office:value-type="float"/>
          <table:table-cell office:value="0.7931953680819792" office:value-type="float"/>
          <table:table-cell office:value="0.80782029712552" office:value-type="float"/>
          <table:table-cell office:value="0.8189344336941643" office:value-type="float"/>
          <table:table-cell office:value="0.8375122502520915" office:value-type="float"/>
          <table:table-cell office:value="0.5285704950466821" office:value-type="float"/>
          <table:table-cell office:value="0.6064604779634493" office:value-type="float"/>
          <table:table-cell office:value="0.6332065849474965" office:value-type="float"/>
          <table:table-cell office:value="0.6967157913887232" office:value-type="float"/>
          <table:table-cell office:value="0.7023006857896221" office:value-type="float"/>
          <table:table-cell office:value="0.3881786606393557" office:value-type="float"/>
          <table:table-cell office:value="0.46977959115480805" office:value-type="float"/>
          <table:table-cell office:value="0.47874010339525475" office:value-type="float"/>
          <table:table-cell office:value="0.5139827554974632" office:value-type="float"/>
          <table:table-cell office:value="0.5623223372856369" office:value-type="float"/>
          <table:table-cell office:value="0.5880472569189659" office:value-type="float"/>
          <table:table-cell office:value="0.6438550183947602" office:value-type="float"/>
          <table:table-cell office:value="0.6764224007578625" office:value-type="float"/>
          <table:table-cell office:value="0.7095260042767535" office:value-type="float"/>
          <table:table-cell office:value="0.7503794313964317" office:value-type="float"/>
          <table:table-cell office:value="0.4479200085983918" office:value-type="float"/>
          <table:table-cell office:value="0.481339480489613" office:value-type="float"/>
          <table:table-cell office:value="0.5473818514048764" office:value-type="float"/>
          <table:table-cell office:value="0.5887141762965321" office:value-type="float"/>
          <table:table-cell office:value="0.6159668874384646" office:value-type="float"/>
        </table:table-row>
        <table:table-row>
          <table:table-cell office:value-type="string">
            <text:p>wavded__humane-js</text:p>
          </table:table-cell>
          <table:table-cell office:value="0.7804964947860664" office:value-type="float"/>
          <table:table-cell office:value="0.8056957630241176" office:value-type="float"/>
          <table:table-cell office:value="0.8161923360804916" office:value-type="float"/>
          <table:table-cell office:value="0.8298430253020039" office:value-type="float"/>
          <table:table-cell office:value="0.8568010021228369" office:value-type="float"/>
          <table:table-cell office:value="0.5440793218108562" office:value-type="float"/>
          <table:table-cell office:value="0.5812730590513212" office:value-type="float"/>
          <table:table-cell office:value="0.6331712914109499" office:value-type="float"/>
          <table:table-cell office:value="0.64434741537424" office:value-type="float"/>
          <table:table-cell office:value="0.6918666324814664" office:value-type="float"/>
          <table:table-cell office:value="0.45424936202759747" office:value-type="float"/>
          <table:table-cell office:value="0.47036877836455715" office:value-type="float"/>
          <table:table-cell office:value="0.5050765154759965" office:value-type="float"/>
          <table:table-cell office:value="0.5157182923762078" office:value-type="float"/>
          <table:table-cell office:value="0.5506655439821594" office:value-type="float"/>
          <table:table-cell office:value="0.6016821849140488" office:value-type="float"/>
          <table:table-cell office:value="0.6349091244877167" office:value-type="float"/>
          <table:table-cell office:value="0.6518077215638198" office:value-type="float"/>
          <table:table-cell office:value="0.7005473603425754" office:value-type="float"/>
          <table:table-cell office:value="0.7524333883322059" office:value-type="float"/>
          <table:table-cell office:value="0.4879321058949573" office:value-type="float"/>
          <table:table-cell office:value="0.4996732029062026" office:value-type="float"/>
          <table:table-cell office:value="0.5135931147179208" office:value-type="float"/>
          <table:table-cell office:value="0.5369963669420365" office:value-type="float"/>
          <table:table-cell office:value="0.6016978829185131" office:value-type="float"/>
        </table:table-row>
        <table:table-row>
          <table:table-cell office:value-type="string">
            <text:p>mobileplayer__mobileplayer-ios</text:p>
          </table:table-cell>
          <table:table-cell office:value="0.7600019772930591" office:value-type="float"/>
          <table:table-cell office:value="0.78849587866657" office:value-type="float"/>
          <table:table-cell office:value="0.7952518091825511" office:value-type="float"/>
          <table:table-cell office:value="0.8296185749992016" office:value-type="float"/>
          <table:table-cell office:value="0.8296185749992016" office:value-type="float"/>
          <table:table-cell office:value="0.5257404400657674" office:value-type="float"/>
          <table:table-cell office:value="0.6097535173359043" office:value-type="float"/>
          <table:table-cell office:value="0.6321975265471321" office:value-type="float"/>
          <table:table-cell office:value="0.670443761020826" office:value-type="float"/>
          <table:table-cell office:value="0.670443761020826" office:value-type="float"/>
          <table:table-cell office:value="0.43579195009029154" office:value-type="float"/>
          <table:table-cell office:value="0.4528335065356716" office:value-type="float"/>
          <table:table-cell office:value="0.5028142994317604" office:value-type="float"/>
          <table:table-cell office:value="0.5219232337870422" office:value-type="float"/>
          <table:table-cell office:value="0.5219232337870422" office:value-type="float"/>
          <table:table-cell office:value="0.5758966720353056" office:value-type="float"/>
          <table:table-cell office:value="0.6270915739027858" office:value-type="float"/>
          <table:table-cell office:value="0.6698859487587681" office:value-type="float"/>
          <table:table-cell office:value="0.6743665800722309" office:value-type="float"/>
          <table:table-cell office:value="0.6743665800722309" office:value-type="float"/>
          <table:table-cell office:value="0.472854892963114" office:value-type="float"/>
          <table:table-cell office:value="0.503253722197353" office:value-type="float"/>
          <table:table-cell office:value="0.5171967764808797" office:value-type="float"/>
          <table:table-cell office:value="0.5477541037108269" office:value-type="float"/>
          <table:table-cell office:value="0.5477541037108269" office:value-type="float"/>
        </table:table-row>
        <table:table-row>
          <table:table-cell office:value-type="string">
            <text:p>css__csso</text:p>
          </table:table-cell>
          <table:table-cell office:value="0.7134150140326231" office:value-type="float"/>
          <table:table-cell office:value="0.7750177710228751" office:value-type="float"/>
          <table:table-cell office:value="0.7889719605510773" office:value-type="float"/>
          <table:table-cell office:value="0.803842275146336" office:value-type="float"/>
          <table:table-cell office:value="0.8532982320316118" office:value-type="float"/>
          <table:table-cell office:value="0.5290008749740142" office:value-type="float"/>
          <table:table-cell office:value="0.56698748807831" office:value-type="float"/>
          <table:table-cell office:value="0.59385723683901" office:value-type="float"/>
          <table:table-cell office:value="0.6213347286810486" office:value-type="float"/>
          <table:table-cell office:value="0.6331836215126465" office:value-type="float"/>
          <table:table-cell office:value="0.45226743388375495" office:value-type="float"/>
          <table:table-cell office:value="0.46470722790896724" office:value-type="float"/>
          <table:table-cell office:value="0.4777756046228768" office:value-type="float"/>
          <table:table-cell office:value="0.5052533521091932" office:value-type="float"/>
          <table:table-cell office:value="0.5697528834800906" office:value-type="float"/>
          <table:table-cell office:value="0.5671367652696573" office:value-type="float"/>
          <table:table-cell office:value="0.6184516079385306" office:value-type="float"/>
          <table:table-cell office:value="0.6435657443127613" office:value-type="float"/>
          <table:table-cell office:value="0.6814734919678695" office:value-type="float"/>
          <table:table-cell office:value="0.7129521562456292" office:value-type="float"/>
          <table:table-cell office:value="0.3204457293165558" office:value-type="float"/>
          <table:table-cell office:value="0.45957748484577254" office:value-type="float"/>
          <table:table-cell office:value="0.4844136979073404" office:value-type="float"/>
          <table:table-cell office:value="0.515926000466301" office:value-type="float"/>
          <table:table-cell office:value="0.5512282034221516" office:value-type="float"/>
        </table:table-row>
        <table:table-row>
          <table:table-cell office:value-type="string">
            <text:p>dz0ny__leapcast</text:p>
          </table:table-cell>
          <table:table-cell office:value="0.7637022149339371" office:value-type="float"/>
          <table:table-cell office:value="0.773721360248758" office:value-type="float"/>
          <table:table-cell office:value="0.7905439157758976" office:value-type="float"/>
          <table:table-cell office:value="0.7942800100009605" office:value-type="float"/>
          <table:table-cell office:value="0.7986947559796665" office:value-type="float"/>
          <table:table-cell office:value="0.5388876540470923" office:value-type="float"/>
          <table:table-cell office:value="0.5745670740794587" office:value-type="float"/>
          <table:table-cell office:value="0.6028236899711272" office:value-type="float"/>
          <table:table-cell office:value="0.622428249275623" office:value-type="float"/>
          <table:table-cell office:value="0.6293150806346214" office:value-type="float"/>
          <table:table-cell office:value="0.4560988809504155" office:value-type="float"/>
          <table:table-cell office:value="0.4718100717577811" office:value-type="float"/>
          <table:table-cell office:value="0.48915730568998694" office:value-type="float"/>
          <table:table-cell office:value="0.5143868542596914" office:value-type="float"/>
          <table:table-cell office:value="0.5199782982439193" office:value-type="float"/>
          <table:table-cell office:value="0.6024279197212817" office:value-type="float"/>
          <table:table-cell office:value="0.6127107134382062" office:value-type="float"/>
          <table:table-cell office:value="0.6315432950968518" office:value-type="float"/>
          <table:table-cell office:value="0.6395575881500724" office:value-type="float"/>
          <table:table-cell office:value="0.6741542101447777" office:value-type="float"/>
          <table:table-cell office:value="0.4576294062281784" office:value-type="float"/>
          <table:table-cell office:value="0.513193675060844" office:value-type="float"/>
          <table:table-cell office:value="0.530976206250549" office:value-type="float"/>
          <table:table-cell office:value="0.5606807153585565" office:value-type="float"/>
          <table:table-cell office:value="0.6248759212987339" office:value-type="float"/>
        </table:table-row>
        <table:table-row>
          <table:table-cell office:value-type="string">
            <text:p>aspnet__Identity</text:p>
          </table:table-cell>
          <table:table-cell office:value="0.716015846494513" office:value-type="float"/>
          <table:table-cell office:value="0.7706032251845361" office:value-type="float"/>
          <table:table-cell office:value="0.7928075290583932" office:value-type="float"/>
          <table:table-cell office:value="0.8096957152943406" office:value-type="float"/>
          <table:table-cell office:value="0.8650441353611277" office:value-type="float"/>
          <table:table-cell office:value="0.506920231171329" office:value-type="float"/>
          <table:table-cell office:value="0.5699431574509891" office:value-type="float"/>
          <table:table-cell office:value="0.5875687370380893" office:value-type="float"/>
          <table:table-cell office:value="0.6117732340835128" office:value-type="float"/>
          <table:table-cell office:value="0.68484645994601" office:value-type="float"/>
          <table:table-cell office:value="0.40804065347157953" office:value-type="float"/>
          <table:table-cell office:value="0.46830968152951413" office:value-type="float"/>
          <table:table-cell office:value="0.49228943350314847" office:value-type="float"/>
          <table:table-cell office:value="0.5131279837456085" office:value-type="float"/>
          <table:table-cell office:value="0.5834580259297737" office:value-type="float"/>
          <table:table-cell office:value="0.5616942318754099" office:value-type="float"/>
          <table:table-cell office:value="0.6192278674973295" office:value-type="float"/>
          <table:table-cell office:value="0.635637411835675" office:value-type="float"/>
          <table:table-cell office:value="0.6555108536553961" office:value-type="float"/>
          <table:table-cell office:value="0.7574460529656523" office:value-type="float"/>
          <table:table-cell office:value="0.33282655015603246" office:value-type="float"/>
          <table:table-cell office:value="0.45947742719566853" office:value-type="float"/>
          <table:table-cell office:value="0.49301280015476123" office:value-type="float"/>
          <table:table-cell office:value="0.5250481429480708" office:value-type="float"/>
          <table:table-cell office:value="0.6015629409077735" office:value-type="float"/>
        </table:table-row>
        <table:table-row>
          <table:table-cell office:value-type="string">
            <text:p>PowerShell__Win32-OpenSSH</text:p>
          </table:table-cell>
          <table:table-cell office:value="0.6863805682157446" office:value-type="float"/>
          <table:table-cell office:value="0.736152672160699" office:value-type="float"/>
          <table:table-cell office:value="0.7632050073845493" office:value-type="float"/>
          <table:table-cell office:value="0.7927947833776925" office:value-type="float"/>
          <table:table-cell office:value="0.8388764495040659" office:value-type="float"/>
          <table:table-cell office:value="0.5348903815680482" office:value-type="float"/>
          <table:table-cell office:value="0.5823000244372768" office:value-type="float"/>
          <table:table-cell office:value="0.5957485395595814" office:value-type="float"/>
          <table:table-cell office:value="0.611811590133261" office:value-type="float"/>
          <table:table-cell office:value="0.6499807226546783" office:value-type="float"/>
          <table:table-cell office:value="0.3619825609313838" office:value-type="float"/>
          <table:table-cell office:value="0.4612216891137967" office:value-type="float"/>
          <table:table-cell office:value="0.4741997917023876" office:value-type="float"/>
          <table:table-cell office:value="0.4934308930990996" office:value-type="float"/>
          <table:table-cell office:value="0.5786116139551309" office:value-type="float"/>
          <table:table-cell office:value="0.5517105834384813" office:value-type="float"/>
          <table:table-cell office:value="0.6061866682754178" office:value-type="float"/>
          <table:table-cell office:value="0.6404608085851126" office:value-type="float"/>
          <table:table-cell office:value="0.6654032897591633" office:value-type="float"/>
          <table:table-cell office:value="0.716012624356748" office:value-type="float"/>
          <table:table-cell office:value="0.3419108037296449" office:value-type="float"/>
          <table:table-cell office:value="0.4312891177803608" office:value-type="float"/>
          <table:table-cell office:value="0.4963480039463296" office:value-type="float"/>
          <table:table-cell office:value="0.5324090160405034" office:value-type="float"/>
          <table:table-cell office:value="0.6122036237758639" office:value-type="float"/>
        </table:table-row>
        <table:table-row>
          <table:table-cell office:value-type="string">
            <text:p>mediaelement__mediaelement</text:p>
          </table:table-cell>
          <table:table-cell office:value="0.720596870531454" office:value-type="float"/>
          <table:table-cell office:value="0.7801496723584163" office:value-type="float"/>
          <table:table-cell office:value="0.794053186886251" office:value-type="float"/>
          <table:table-cell office:value="0.8087949308354742" office:value-type="float"/>
          <table:table-cell office:value="0.8573094635194971" office:value-type="float"/>
          <table:table-cell office:value="0.49603336742998283" office:value-type="float"/>
          <table:table-cell office:value="0.5663982091843374" office:value-type="float"/>
          <table:table-cell office:value="0.5836951465176664" office:value-type="float"/>
          <table:table-cell office:value="0.6066844947072207" office:value-type="float"/>
          <table:table-cell office:value="0.6952503989461948" office:value-type="float"/>
          <table:table-cell office:value="0.39290566342197797" office:value-type="float"/>
          <table:table-cell office:value="0.44317207299860306" office:value-type="float"/>
          <table:table-cell office:value="0.46082362789810205" office:value-type="float"/>
          <table:table-cell office:value="0.48536752275528294" office:value-type="float"/>
          <table:table-cell office:value="0.5838547957955865" office:value-type="float"/>
          <table:table-cell office:value="0.5153951575762175" office:value-type="float"/>
          <table:table-cell office:value="0.5958599021749054" office:value-type="float"/>
          <table:table-cell office:value="0.6127980611901229" office:value-type="float"/>
          <table:table-cell office:value="0.6463849378826605" office:value-type="float"/>
          <table:table-cell office:value="0.7384224472897414" office:value-type="float"/>
          <table:table-cell office:value="0.41888074469670517" office:value-type="float"/>
          <table:table-cell office:value="0.49945835430470575" office:value-type="float"/>
          <table:table-cell office:value="0.5228360898285694" office:value-type="float"/>
          <table:table-cell office:value="0.5410470335706186" office:value-type="float"/>
          <table:table-cell office:value="0.6002632427609926" office:value-type="float"/>
        </table:table-row>
        <table:table-row>
          <table:table-cell office:value-type="string">
            <text:p>IdentityServer__IdentityServer4</text:p>
          </table:table-cell>
          <table:table-cell office:value="0.699192916544563" office:value-type="float"/>
          <table:table-cell office:value="0.7744390884716709" office:value-type="float"/>
          <table:table-cell office:value="0.7913861377933232" office:value-type="float"/>
          <table:table-cell office:value="0.803902686629457" office:value-type="float"/>
          <table:table-cell office:value="0.8514050841593117" office:value-type="float"/>
          <table:table-cell office:value="0.5396057362807556" office:value-type="float"/>
          <table:table-cell office:value="0.582730673907764" office:value-type="float"/>
          <table:table-cell office:value="0.5936586944376623" office:value-type="float"/>
          <table:table-cell office:value="0.6132108487711184" office:value-type="float"/>
          <table:table-cell office:value="0.6707380444254734" office:value-type="float"/>
          <table:table-cell office:value="0.39488335596585844" office:value-type="float"/>
          <table:table-cell office:value="0.46447890583204887" office:value-type="float"/>
          <table:table-cell office:value="0.48942716416231186" office:value-type="float"/>
          <table:table-cell office:value="0.504530718465471" office:value-type="float"/>
          <table:table-cell office:value="0.6035746555055039" office:value-type="float"/>
          <table:table-cell office:value="0.5821049930074176" office:value-type="float"/>
          <table:table-cell office:value="0.6203976444194622" office:value-type="float"/>
          <table:table-cell office:value="0.6373342051844914" office:value-type="float"/>
          <table:table-cell office:value="0.6511033117134359" office:value-type="float"/>
          <table:table-cell office:value="0.7391828615666833" office:value-type="float"/>
          <table:table-cell office:value="0.35036487896642643" office:value-type="float"/>
          <table:table-cell office:value="0.47016074041571926" office:value-type="float"/>
          <table:table-cell office:value="0.5025505001941949" office:value-type="float"/>
          <table:table-cell office:value="0.5329965902473918" office:value-type="float"/>
          <table:table-cell office:value="0.5762035205515935" office:value-type="float"/>
        </table:table-row>
        <table:table-row>
          <table:table-cell office:value-type="string">
            <text:p>maccman__juggernaut</text:p>
          </table:table-cell>
          <table:table-cell office:value="0.7278338138202536" office:value-type="float"/>
          <table:table-cell office:value="0.7705124706337745" office:value-type="float"/>
          <table:table-cell office:value="0.7745197280145578" office:value-type="float"/>
          <table:table-cell office:value="0.7978177913874828" office:value-type="float"/>
          <table:table-cell office:value="0.8128054937157216" office:value-type="float"/>
          <table:table-cell office:value="0.5300127323436079" office:value-type="float"/>
          <table:table-cell office:value="0.5638090648653102" office:value-type="float"/>
          <table:table-cell office:value="0.5822114445227093" office:value-type="float"/>
          <table:table-cell office:value="0.5895486031243838" office:value-type="float"/>
          <table:table-cell office:value="0.6391498901026295" office:value-type="float"/>
          <table:table-cell office:value="0.39941675274457855" office:value-type="float"/>
          <table:table-cell office:value="0.46900963439459165" office:value-type="float"/>
          <table:table-cell office:value="0.49340669267644677" office:value-type="float"/>
          <table:table-cell office:value="0.5008405093035189" office:value-type="float"/>
          <table:table-cell office:value="0.5670758022675949" office:value-type="float"/>
          <table:table-cell office:value="0.6056649506157441" office:value-type="float"/>
          <table:table-cell office:value="0.6136430257271706" office:value-type="float"/>
          <table:table-cell office:value="0.6383286899876697" office:value-type="float"/>
          <table:table-cell office:value="0.6501830777666987" office:value-type="float"/>
          <table:table-cell office:value="0.714859831027509" office:value-type="float"/>
          <table:table-cell office:value="0.460252973993994" office:value-type="float"/>
          <table:table-cell office:value="0.4878057259843383" office:value-type="float"/>
          <table:table-cell office:value="0.49126822870878184" office:value-type="float"/>
          <table:table-cell office:value="0.5115155398092" office:value-type="float"/>
          <table:table-cell office:value="0.5553974478586121" office:value-type="float"/>
        </table:table-row>
        <table:table-row>
          <table:table-cell office:value-type="string">
            <text:p>reactjs__react-rails</text:p>
          </table:table-cell>
          <table:table-cell office:value="0.7058742472566276" office:value-type="float"/>
          <table:table-cell office:value="0.7862465310926001" office:value-type="float"/>
          <table:table-cell office:value="0.8011145825411512" office:value-type="float"/>
          <table:table-cell office:value="0.8187370327252601" office:value-type="float"/>
          <table:table-cell office:value="0.8467773604006716" office:value-type="float"/>
          <table:table-cell office:value="0.5162038638514531" office:value-type="float"/>
          <table:table-cell office:value="0.5680624543583686" office:value-type="float"/>
          <table:table-cell office:value="0.5840183205537642" office:value-type="float"/>
          <table:table-cell office:value="0.6014559203824241" office:value-type="float"/>
          <table:table-cell office:value="0.6974914958235483" office:value-type="float"/>
          <table:table-cell office:value="0.41433692909620123" office:value-type="float"/>
          <table:table-cell office:value="0.4597691299608852" office:value-type="float"/>
          <table:table-cell office:value="0.4859408770804061" office:value-type="float"/>
          <table:table-cell office:value="0.509631586796665" office:value-type="float"/>
          <table:table-cell office:value="0.5775714789665648" office:value-type="float"/>
          <table:table-cell office:value="0.554751137515108" office:value-type="float"/>
          <table:table-cell office:value="0.6010124445374418" office:value-type="float"/>
          <table:table-cell office:value="0.621251216791777" office:value-type="float"/>
          <table:table-cell office:value="0.6514876393888499" office:value-type="float"/>
          <table:table-cell office:value="0.7486068859034936" office:value-type="float"/>
          <table:table-cell office:value="0.335284660862631" office:value-type="float"/>
          <table:table-cell office:value="0.48979281447482914" office:value-type="float"/>
          <table:table-cell office:value="0.5071944550616383" office:value-type="float"/>
          <table:table-cell office:value="0.5232818143997764" office:value-type="float"/>
          <table:table-cell office:value="0.6164052838925693" office:value-type="float"/>
        </table:table-row>
        <table:table-row>
          <table:table-cell office:value-type="string">
            <text:p>postcss__postcss-loader</text:p>
          </table:table-cell>
          <table:table-cell office:value="0.7156826534950391" office:value-type="float"/>
          <table:table-cell office:value="0.7634771290759637" office:value-type="float"/>
          <table:table-cell office:value="0.7833168551549825" office:value-type="float"/>
          <table:table-cell office:value="0.8028278351235177" office:value-type="float"/>
          <table:table-cell office:value="0.8538890594215003" office:value-type="float"/>
          <table:table-cell office:value="0.4944731763703981" office:value-type="float"/>
          <table:table-cell office:value="0.5557759764066301" office:value-type="float"/>
          <table:table-cell office:value="0.5686735198791419" office:value-type="float"/>
          <table:table-cell office:value="0.5830665336744714" office:value-type="float"/>
          <table:table-cell office:value="0.6243941435729539" office:value-type="float"/>
          <table:table-cell office:value="0.413833339472617" office:value-type="float"/>
          <table:table-cell office:value="0.4516277945905151" office:value-type="float"/>
          <table:table-cell office:value="0.46628210391758995" office:value-type="float"/>
          <table:table-cell office:value="0.4883734871449429" office:value-type="float"/>
          <table:table-cell office:value="0.5620886652269154" office:value-type="float"/>
          <table:table-cell office:value="0.5524149133208985" office:value-type="float"/>
          <table:table-cell office:value="0.5940187882604964" office:value-type="float"/>
          <table:table-cell office:value="0.6169241549668053" office:value-type="float"/>
          <table:table-cell office:value="0.6357045379404316" office:value-type="float"/>
          <table:table-cell office:value="0.7175268830202657" office:value-type="float"/>
          <table:table-cell office:value="0.36292734071051186" office:value-type="float"/>
          <table:table-cell office:value="0.42584444457097925" office:value-type="float"/>
          <table:table-cell office:value="0.44681271561887725" office:value-type="float"/>
          <table:table-cell office:value="0.46688023800997913" office:value-type="float"/>
          <table:table-cell office:value="0.5249006176586218" office:value-type="float"/>
        </table:table-row>
        <table:table-row>
          <table:table-cell office:value-type="string">
            <text:p>getsentry__raven-js</text:p>
          </table:table-cell>
          <table:table-cell office:value="0.7231180626153552" office:value-type="float"/>
          <table:table-cell office:value="0.7832754433039935" office:value-type="float"/>
          <table:table-cell office:value="0.8017345622995676" office:value-type="float"/>
          <table:table-cell office:value="0.8168223063263491" office:value-type="float"/>
          <table:table-cell office:value="0.8512288422364382" office:value-type="float"/>
          <table:table-cell office:value="0.52425767558221" office:value-type="float"/>
          <table:table-cell office:value="0.5631155239879724" office:value-type="float"/>
          <table:table-cell office:value="0.5819956928103406" office:value-type="float"/>
          <table:table-cell office:value="0.6022968954218485" office:value-type="float"/>
          <table:table-cell office:value="0.6421190249682095" office:value-type="float"/>
          <table:table-cell office:value="0.41075536337311924" office:value-type="float"/>
          <table:table-cell office:value="0.4555623860859479" office:value-type="float"/>
          <table:table-cell office:value="0.4733795573162665" office:value-type="float"/>
          <table:table-cell office:value="0.49121308209378944" office:value-type="float"/>
          <table:table-cell office:value="0.5434499770255348" office:value-type="float"/>
          <table:table-cell office:value="0.5633586090718674" office:value-type="float"/>
          <table:table-cell office:value="0.6301289377890684" office:value-type="float"/>
          <table:table-cell office:value="0.643904974239921" office:value-type="float"/>
          <table:table-cell office:value="0.6642930761878016" office:value-type="float"/>
          <table:table-cell office:value="0.7217920900769237" office:value-type="float"/>
          <table:table-cell office:value="0.35179195188435547" office:value-type="float"/>
          <table:table-cell office:value="0.46875421912812376" office:value-type="float"/>
          <table:table-cell office:value="0.4995742450213597" office:value-type="float"/>
          <table:table-cell office:value="0.519118271873411" office:value-type="float"/>
          <table:table-cell office:value="0.5588063237987149" office:value-type="float"/>
        </table:table-row>
        <table:table-row>
          <table:table-cell office:value-type="string">
            <text:p>gabrielbull__react-desktop</text:p>
          </table:table-cell>
          <table:table-cell office:value="0.7615408636569149" office:value-type="float"/>
          <table:table-cell office:value="0.8070896410612569" office:value-type="float"/>
          <table:table-cell office:value="0.8312214730544412" office:value-type="float"/>
          <table:table-cell office:value="0.8338078391996315" office:value-type="float"/>
          <table:table-cell office:value="0.8338078391996315" office:value-type="float"/>
          <table:table-cell office:value="0.5518718761849815" office:value-type="float"/>
          <table:table-cell office:value="0.5921058294761418" office:value-type="float"/>
          <table:table-cell office:value="0.6267165941881259" office:value-type="float"/>
          <table:table-cell office:value="0.6667270952994617" office:value-type="float"/>
          <table:table-cell office:value="0.6667270952994617" office:value-type="float"/>
          <table:table-cell office:value="0.4258373127419239" office:value-type="float"/>
          <table:table-cell office:value="0.4769454408454884" office:value-type="float"/>
          <table:table-cell office:value="0.5095762749827119" office:value-type="float"/>
          <table:table-cell office:value="0.5316926189635951" office:value-type="float"/>
          <table:table-cell office:value="0.5316926189635951" office:value-type="float"/>
          <table:table-cell office:value="0.5684904079158716" office:value-type="float"/>
          <table:table-cell office:value="0.602352649499085" office:value-type="float"/>
          <table:table-cell office:value="0.6141846383752093" office:value-type="float"/>
          <table:table-cell office:value="0.6890093138953144" office:value-type="float"/>
          <table:table-cell office:value="0.6890093138953144" office:value-type="float"/>
          <table:table-cell office:value="0.4567506295046536" office:value-type="float"/>
          <table:table-cell office:value="0.5037267880014821" office:value-type="float"/>
          <table:table-cell office:value="0.516709881388144" office:value-type="float"/>
          <table:table-cell office:value="0.5471425493721308" office:value-type="float"/>
          <table:table-cell office:value="0.5471425493721308" office:value-type="float"/>
        </table:table-row>
        <table:table-row>
          <table:table-cell office:value-type="string">
            <text:p>facebook__react-native</text:p>
          </table:table-cell>
          <table:table-cell office:value="0.7354420996487292" office:value-type="float"/>
          <table:table-cell office:value="0.7957141611684934" office:value-type="float"/>
          <table:table-cell office:value="0.806736291900003" office:value-type="float"/>
          <table:table-cell office:value="0.8209447611695604" office:value-type="float"/>
          <table:table-cell office:value="0.8574677736268348" office:value-type="float"/>
          <table:table-cell office:value="0.48034061422690033" office:value-type="float"/>
          <table:table-cell office:value="0.5704625460240702" office:value-type="float"/>
          <table:table-cell office:value="0.5911300943654665" office:value-type="float"/>
          <table:table-cell office:value="0.6082831072731749" office:value-type="float"/>
          <table:table-cell office:value="0.7020874329120524" office:value-type="float"/>
          <table:table-cell office:value="0.38628304989982176" office:value-type="float"/>
          <table:table-cell office:value="0.45732339476398953" office:value-type="float"/>
          <table:table-cell office:value="0.47649935881577044" office:value-type="float"/>
          <table:table-cell office:value="0.49550746080345687" office:value-type="float"/>
          <table:table-cell office:value="0.6200779866337751" office:value-type="float"/>
          <table:table-cell office:value="0.5473182855387801" office:value-type="float"/>
          <table:table-cell office:value="0.6192082030173486" office:value-type="float"/>
          <table:table-cell office:value="0.6383710055008411" office:value-type="float"/>
          <table:table-cell office:value="0.6549913851475535" office:value-type="float"/>
          <table:table-cell office:value="0.7532391627180351" office:value-type="float"/>
          <table:table-cell office:value="0.34137988058214236" office:value-type="float"/>
          <table:table-cell office:value="0.4753616804412134" office:value-type="float"/>
          <table:table-cell office:value="0.5019574474500106" office:value-type="float"/>
          <table:table-cell office:value="0.522939217960631" office:value-type="float"/>
          <table:table-cell office:value="0.6211131568772912" office:value-type="float"/>
        </table:table-row>
        <table:table-row>
          <table:table-cell office:value-type="string">
            <text:p>azkaban__azkaban</text:p>
          </table:table-cell>
          <table:table-cell office:value="0.6999182364104559" office:value-type="float"/>
          <table:table-cell office:value="0.7800634440978846" office:value-type="float"/>
          <table:table-cell office:value="0.7992479384479401" office:value-type="float"/>
          <table:table-cell office:value="0.8157989600398291" office:value-type="float"/>
          <table:table-cell office:value="0.8368022919273135" office:value-type="float"/>
          <table:table-cell office:value="0.5420563840041815" office:value-type="float"/>
          <table:table-cell office:value="0.5903808178578919" office:value-type="float"/>
          <table:table-cell office:value="0.6067174864658036" office:value-type="float"/>
          <table:table-cell office:value="0.628721631647494" office:value-type="float"/>
          <table:table-cell office:value="0.6705409778954137" office:value-type="float"/>
          <table:table-cell office:value="0.4136578243707946" office:value-type="float"/>
          <table:table-cell office:value="0.47503250241400363" office:value-type="float"/>
          <table:table-cell office:value="0.48331761871925333" office:value-type="float"/>
          <table:table-cell office:value="0.4971153455658769" office:value-type="float"/>
          <table:table-cell office:value="0.5612628429537136" office:value-type="float"/>
          <table:table-cell office:value="0.5801622005905565" office:value-type="float"/>
          <table:table-cell office:value="0.6200302426718772" office:value-type="float"/>
          <table:table-cell office:value="0.6307087822932038" office:value-type="float"/>
          <table:table-cell office:value="0.649091189904955" office:value-type="float"/>
          <table:table-cell office:value="0.6844477108083954" office:value-type="float"/>
          <table:table-cell office:value="0.3842550367064452" office:value-type="float"/>
          <table:table-cell office:value="0.49268478258708814" office:value-type="float"/>
          <table:table-cell office:value="0.5112775345265025" office:value-type="float"/>
          <table:table-cell office:value="0.5273618772146575" office:value-type="float"/>
          <table:table-cell office:value="0.5735347313125363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0.7603428078052846" office:value-type="float"/>
          <table:table-cell office:value="0.8082180545700648" office:value-type="float"/>
          <table:table-cell office:value="0.817291439772573" office:value-type="float"/>
          <table:table-cell office:value="0.8315154940248383" office:value-type="float"/>
          <table:table-cell office:value="0.8525315735363099" office:value-type="float"/>
          <table:table-cell office:value="0.5686700020754593" office:value-type="float"/>
          <table:table-cell office:value="0.6049072968589193" office:value-type="float"/>
          <table:table-cell office:value="0.6211084950454195" office:value-type="float"/>
          <table:table-cell office:value="0.6346208737213312" office:value-type="float"/>
          <table:table-cell office:value="0.6899993368909669" office:value-type="float"/>
          <table:table-cell office:value="0.41374519264736453" office:value-type="float"/>
          <table:table-cell office:value="0.4672075467859329" office:value-type="float"/>
          <table:table-cell office:value="0.48635273649336597" office:value-type="float"/>
          <table:table-cell office:value="0.50788655334537" office:value-type="float"/>
          <table:table-cell office:value="0.5598096226547462" office:value-type="float"/>
          <table:table-cell office:value="0.5767919978154517" office:value-type="float"/>
          <table:table-cell office:value="0.6191290376422116" office:value-type="float"/>
          <table:table-cell office:value="0.6352244203389621" office:value-type="float"/>
          <table:table-cell office:value="0.6508283609029029" office:value-type="float"/>
          <table:table-cell office:value="0.7339583987640205" office:value-type="float"/>
          <table:table-cell office:value="0.3719094056696544" office:value-type="float"/>
          <table:table-cell office:value="0.4928856742258467" office:value-type="float"/>
          <table:table-cell office:value="0.5093384671921791" office:value-type="float"/>
          <table:table-cell office:value="0.5196946475594252" office:value-type="float"/>
          <table:table-cell office:value="0.5775042993671208" office:value-type="float"/>
        </table:table-row>
        <table:table-row>
          <table:table-cell office:value-type="string">
            <text:p>fabiolb__fabio</text:p>
          </table:table-cell>
          <table:table-cell office:value="0.6697489963357226" office:value-type="float"/>
          <table:table-cell office:value="0.7684048903314024" office:value-type="float"/>
          <table:table-cell office:value="0.7901067540137511" office:value-type="float"/>
          <table:table-cell office:value="0.8014612004834001" office:value-type="float"/>
          <table:table-cell office:value="0.83749723973231" office:value-type="float"/>
          <table:table-cell office:value="0.5497729610975035" office:value-type="float"/>
          <table:table-cell office:value="0.5978776436342111" office:value-type="float"/>
          <table:table-cell office:value="0.6123787072607524" office:value-type="float"/>
          <table:table-cell office:value="0.627932647790859" office:value-type="float"/>
          <table:table-cell office:value="0.713030034132228" office:value-type="float"/>
          <table:table-cell office:value="0.4281788674296906" office:value-type="float"/>
          <table:table-cell office:value="0.47957010619121015" office:value-type="float"/>
          <table:table-cell office:value="0.4984917212135712" office:value-type="float"/>
          <table:table-cell office:value="0.5121564029213101" office:value-type="float"/>
          <table:table-cell office:value="0.5725970160820253" office:value-type="float"/>
          <table:table-cell office:value="0.5827193652605649" office:value-type="float"/>
          <table:table-cell office:value="0.6350242456690094" office:value-type="float"/>
          <table:table-cell office:value="0.6562223460627954" office:value-type="float"/>
          <table:table-cell office:value="0.6737416141215163" office:value-type="float"/>
          <table:table-cell office:value="0.717359316110015" office:value-type="float"/>
          <table:table-cell office:value="0.4260981999542891" office:value-type="float"/>
          <table:table-cell office:value="0.4991372031261625" office:value-type="float"/>
          <table:table-cell office:value="0.5153178515581321" office:value-type="float"/>
          <table:table-cell office:value="0.5359411015535023" office:value-type="float"/>
          <table:table-cell office:value="0.5863184165665818" office:value-type="float"/>
        </table:table-row>
        <table:table-row>
          <table:table-cell office:value-type="string">
            <text:p>notepad-plus-plus__notepad-plus-plus</text:p>
          </table:table-cell>
          <table:table-cell office:value="0.6902184680459488" office:value-type="float"/>
          <table:table-cell office:value="0.7957598728499915" office:value-type="float"/>
          <table:table-cell office:value="0.8124492123110314" office:value-type="float"/>
          <table:table-cell office:value="0.8261846129380602" office:value-type="float"/>
          <table:table-cell office:value="0.8792234228937899" office:value-type="float"/>
          <table:table-cell office:value="0.5004729279708184" office:value-type="float"/>
          <table:table-cell office:value="0.5859503153377617" office:value-type="float"/>
          <table:table-cell office:value="0.6046227608932887" office:value-type="float"/>
          <table:table-cell office:value="0.6217795871038215" office:value-type="float"/>
          <table:table-cell office:value="0.6746915829770088" office:value-type="float"/>
          <table:table-cell office:value="0.3700815735187398" office:value-type="float"/>
          <table:table-cell office:value="0.44582754984863115" office:value-type="float"/>
          <table:table-cell office:value="0.46835071943694107" office:value-type="float"/>
          <table:table-cell office:value="0.49165645029887683" office:value-type="float"/>
          <table:table-cell office:value="0.6034768578587837" office:value-type="float"/>
          <table:table-cell office:value="0.547300619541311" office:value-type="float"/>
          <table:table-cell office:value="0.6130927012579053" office:value-type="float"/>
          <table:table-cell office:value="0.6333078042633864" office:value-type="float"/>
          <table:table-cell office:value="0.655118966510564" office:value-type="float"/>
          <table:table-cell office:value="0.7274791033911838" office:value-type="float"/>
          <table:table-cell office:value="0.3596064131698496" office:value-type="float"/>
          <table:table-cell office:value="0.49338185880694585" office:value-type="float"/>
          <table:table-cell office:value="0.5122047865641639" office:value-type="float"/>
          <table:table-cell office:value="0.5328675998318326" office:value-type="float"/>
          <table:table-cell office:value="0.622967213834687" office:value-type="float"/>
        </table:table-row>
        <table:table-row>
          <table:table-cell office:value-type="string">
            <text:p>jacobian__djangobook.com</text:p>
          </table:table-cell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8379280550338513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6149055789999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5049065878708454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923547840914123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5072057371053371" office:value-type="float"/>
        </table:table-row>
        <table:table-row>
          <table:table-cell office:value-type="string">
            <text:p>rigoneri__syte</text:p>
          </table:table-cell>
          <table:table-cell office:value="0.7707195714621891" office:value-type="float"/>
          <table:table-cell office:value="0.7975244988017579" office:value-type="float"/>
          <table:table-cell office:value="0.8169899424357512" office:value-type="float"/>
          <table:table-cell office:value="0.8182356152133698" office:value-type="float"/>
          <table:table-cell office:value="0.8466252456278712" office:value-type="float"/>
          <table:table-cell office:value="0.5910020083004873" office:value-type="float"/>
          <table:table-cell office:value="0.6058750428545674" office:value-type="float"/>
          <table:table-cell office:value="0.6150351407342352" office:value-type="float"/>
          <table:table-cell office:value="0.6546007841155816" office:value-type="float"/>
          <table:table-cell office:value="0.6934988650160827" office:value-type="float"/>
          <table:table-cell office:value="0.47413550954029193" office:value-type="float"/>
          <table:table-cell office:value="0.4914657880456895" office:value-type="float"/>
          <table:table-cell office:value="0.5133673478018926" office:value-type="float"/>
          <table:table-cell office:value="0.5281825804021596" office:value-type="float"/>
          <table:table-cell office:value="0.5583685888763913" office:value-type="float"/>
          <table:table-cell office:value="0.5896625661759737" office:value-type="float"/>
          <table:table-cell office:value="0.6355124241686132" office:value-type="float"/>
          <table:table-cell office:value="0.6604928151609951" office:value-type="float"/>
          <table:table-cell office:value="0.6867645809822958" office:value-type="float"/>
          <table:table-cell office:value="0.7714080395295027" office:value-type="float"/>
          <table:table-cell office:value="0.5018289536225502" office:value-type="float"/>
          <table:table-cell office:value="0.5216865839602889" office:value-type="float"/>
          <table:table-cell office:value="0.5369014081881345" office:value-type="float"/>
          <table:table-cell office:value="0.5680086246189204" office:value-type="float"/>
          <table:table-cell office:value="0.6050117530226292" office:value-type="float"/>
        </table:table-row>
        <table:table-row>
          <table:table-cell office:value-type="string">
            <text:p>twitter-archive__gizzard</text:p>
          </table:table-cell>
          <table:table-cell office:value="0.8019675317766926" office:value-type="float"/>
          <table:table-cell office:value="0.8140640180199064" office:value-type="float"/>
          <table:table-cell office:value="0.8226211490081675" office:value-type="float"/>
          <table:table-cell office:value="0.8309190588107215" office:value-type="float"/>
          <table:table-cell office:value="0.8627050548723649" office:value-type="float"/>
          <table:table-cell office:value="0.5487997184071809" office:value-type="float"/>
          <table:table-cell office:value="0.6096792996595037" office:value-type="float"/>
          <table:table-cell office:value="0.6167911262194541" office:value-type="float"/>
          <table:table-cell office:value="0.6265450568733092" office:value-type="float"/>
          <table:table-cell office:value="0.6499437145156554" office:value-type="float"/>
          <table:table-cell office:value="0.46535090195131257" office:value-type="float"/>
          <table:table-cell office:value="0.4710498756119114" office:value-type="float"/>
          <table:table-cell office:value="0.47623858364410343" office:value-type="float"/>
          <table:table-cell office:value="0.5085347027021231" office:value-type="float"/>
          <table:table-cell office:value="0.5596810697994432" office:value-type="float"/>
          <table:table-cell office:value="0.6114723195046666" office:value-type="float"/>
          <table:table-cell office:value="0.6400061726686437" office:value-type="float"/>
          <table:table-cell office:value="0.6402387727384986" office:value-type="float"/>
          <table:table-cell office:value="0.6957011105033846" office:value-type="float"/>
          <table:table-cell office:value="0.7607945332448096" office:value-type="float"/>
          <table:table-cell office:value="0.48186069392019243" office:value-type="float"/>
          <table:table-cell office:value="0.48481905203403436" office:value-type="float"/>
          <table:table-cell office:value="0.4957459395646848" office:value-type="float"/>
          <table:table-cell office:value="0.4959488267287604" office:value-type="float"/>
          <table:table-cell office:value="0.5022869175713204" office:value-type="float"/>
        </table:table-row>
        <table:table-row>
          <table:table-cell office:value-type="string">
            <text:p>sschmid__Entitas-CSharp</text:p>
          </table:table-cell>
          <table:table-cell office:value="0.7117419835515695" office:value-type="float"/>
          <table:table-cell office:value="0.7910361334892263" office:value-type="float"/>
          <table:table-cell office:value="0.8138797468209272" office:value-type="float"/>
          <table:table-cell office:value="0.8289250711089152" office:value-type="float"/>
          <table:table-cell office:value="0.8828246845355969" office:value-type="float"/>
          <table:table-cell office:value="0.508719815847853" office:value-type="float"/>
          <table:table-cell office:value="0.5682760761469673" office:value-type="float"/>
          <table:table-cell office:value="0.584448907901647" office:value-type="float"/>
          <table:table-cell office:value="0.6000518824663493" office:value-type="float"/>
          <table:table-cell office:value="0.6673799596552956" office:value-type="float"/>
          <table:table-cell office:value="0.4121540417170838" office:value-type="float"/>
          <table:table-cell office:value="0.4720535443843753" office:value-type="float"/>
          <table:table-cell office:value="0.48474390570622117" office:value-type="float"/>
          <table:table-cell office:value="0.502631019339304" office:value-type="float"/>
          <table:table-cell office:value="0.5642000651691164" office:value-type="float"/>
          <table:table-cell office:value="0.5791960187556431" office:value-type="float"/>
          <table:table-cell office:value="0.6079008981348349" office:value-type="float"/>
          <table:table-cell office:value="0.6221537997379389" office:value-type="float"/>
          <table:table-cell office:value="0.6446243602486749" office:value-type="float"/>
          <table:table-cell office:value="0.743404541536776" office:value-type="float"/>
          <table:table-cell office:value="0.35753252959773085" office:value-type="float"/>
          <table:table-cell office:value="0.4721095118052828" office:value-type="float"/>
          <table:table-cell office:value="0.4881576232529525" office:value-type="float"/>
          <table:table-cell office:value="0.5078463210100361" office:value-type="float"/>
          <table:table-cell office:value="0.5600499335083474" office:value-type="float"/>
        </table:table-row>
        <table:table-row>
          <table:table-cell office:value-type="string">
            <text:p>bolt__bolt</text:p>
          </table:table-cell>
          <table:table-cell office:value="0.7519514770358154" office:value-type="float"/>
          <table:table-cell office:value="0.8024715488331025" office:value-type="float"/>
          <table:table-cell office:value="0.8128566060737381" office:value-type="float"/>
          <table:table-cell office:value="0.8245732094022022" office:value-type="float"/>
          <table:table-cell office:value="0.8802204738723071" office:value-type="float"/>
          <table:table-cell office:value="0.5217183104821816" office:value-type="float"/>
          <table:table-cell office:value="0.5825593547775568" office:value-type="float"/>
          <table:table-cell office:value="0.5928659549677318" office:value-type="float"/>
          <table:table-cell office:value="0.6107758626206355" office:value-type="float"/>
          <table:table-cell office:value="0.6375076993322709" office:value-type="float"/>
          <table:table-cell office:value="0.4279409269699245" office:value-type="float"/>
          <table:table-cell office:value="0.47714360544783063" office:value-type="float"/>
          <table:table-cell office:value="0.49413906299648114" office:value-type="float"/>
          <table:table-cell office:value="0.5079961779893228" office:value-type="float"/>
          <table:table-cell office:value="0.5892134974198013" office:value-type="float"/>
          <table:table-cell office:value="0.5582937747496923" office:value-type="float"/>
          <table:table-cell office:value="0.6147582120242461" office:value-type="float"/>
          <table:table-cell office:value="0.636307193970485" office:value-type="float"/>
          <table:table-cell office:value="0.6561328021862931" office:value-type="float"/>
          <table:table-cell office:value="0.7056486014148253" office:value-type="float"/>
          <table:table-cell office:value="0.4514011117194843" office:value-type="float"/>
          <table:table-cell office:value="0.49949554305632504" office:value-type="float"/>
          <table:table-cell office:value="0.5150160251887701" office:value-type="float"/>
          <table:table-cell office:value="0.5261269198957652" office:value-type="float"/>
          <table:table-cell office:value="0.5711846324650599" office:value-type="float"/>
        </table:table-row>
        <table:table-row>
          <table:table-cell office:value-type="string">
            <text:p>ztellman__lamina</text:p>
          </table:table-cell>
          <table:table-cell office:value="0.7693584740026633" office:value-type="float"/>
          <table:table-cell office:value="0.8032158341275447" office:value-type="float"/>
          <table:table-cell office:value="0.818682816105958" office:value-type="float"/>
          <table:table-cell office:value="0.8210163283228581" office:value-type="float"/>
          <table:table-cell office:value="0.8210163283228581" office:value-type="float"/>
          <table:table-cell office:value="0.5721444093296956" office:value-type="float"/>
          <table:table-cell office:value="0.5754576629484763" office:value-type="float"/>
          <table:table-cell office:value="0.5918783159450173" office:value-type="float"/>
          <table:table-cell office:value="0.5984141092618698" office:value-type="float"/>
          <table:table-cell office:value="0.5984141092618698" office:value-type="float"/>
          <table:table-cell office:value="0.47234788686589735" office:value-type="float"/>
          <table:table-cell office:value="0.4740549819314275" office:value-type="float"/>
          <table:table-cell office:value="0.4846431590858583" office:value-type="float"/>
          <table:table-cell office:value="0.5096908436701134" office:value-type="float"/>
          <table:table-cell office:value="0.5096908436701134" office:value-type="float"/>
          <table:table-cell office:value="0.5999331382974852" office:value-type="float"/>
          <table:table-cell office:value="0.6438066471587355" office:value-type="float"/>
          <table:table-cell office:value="0.6504648279008912" office:value-type="float"/>
          <table:table-cell office:value="0.6926897144002557" office:value-type="float"/>
          <table:table-cell office:value="0.6926897144002557" office:value-type="float"/>
          <table:table-cell office:value="0.4705467269620267" office:value-type="float"/>
          <table:table-cell office:value="0.475004771746398" office:value-type="float"/>
          <table:table-cell office:value="0.49441709744171025" office:value-type="float"/>
          <table:table-cell office:value="0.5248812866177369" office:value-type="float"/>
          <table:table-cell office:value="0.5248812866177369" office:value-type="float"/>
        </table:table-row>
        <table:table-row>
          <table:table-cell office:value-type="string">
            <text:p>rancher__rancher</text:p>
          </table:table-cell>
          <table:table-cell office:value="0.6568600118399239" office:value-type="float"/>
          <table:table-cell office:value="0.7345998711745408" office:value-type="float"/>
          <table:table-cell office:value="0.7700139254049304" office:value-type="float"/>
          <table:table-cell office:value="0.7947449332642569" office:value-type="float"/>
          <table:table-cell office:value="0.8696700284750927" office:value-type="float"/>
          <table:table-cell office:value="0.5214793582507469" office:value-type="float"/>
          <table:table-cell office:value="0.5856220629546092" office:value-type="float"/>
          <table:table-cell office:value="0.6027378265082801" office:value-type="float"/>
          <table:table-cell office:value="0.6172588799006394" office:value-type="float"/>
          <table:table-cell office:value="0.6985681950582386" office:value-type="float"/>
          <table:table-cell office:value="0.3964732788500524" office:value-type="float"/>
          <table:table-cell office:value="0.4589658958432803" office:value-type="float"/>
          <table:table-cell office:value="0.47936509241328895" office:value-type="float"/>
          <table:table-cell office:value="0.49979060204252523" office:value-type="float"/>
          <table:table-cell office:value="0.6027119879112546" office:value-type="float"/>
          <table:table-cell office:value="0.5369755305030856" office:value-type="float"/>
          <table:table-cell office:value="0.6105426598411308" office:value-type="float"/>
          <table:table-cell office:value="0.6332365299230595" office:value-type="float"/>
          <table:table-cell office:value="0.6585964303433245" office:value-type="float"/>
          <table:table-cell office:value="0.7279335037539285" office:value-type="float"/>
          <table:table-cell office:value="0.23054111258129212" office:value-type="float"/>
          <table:table-cell office:value="0.474045996916878" office:value-type="float"/>
          <table:table-cell office:value="0.4979237630512593" office:value-type="float"/>
          <table:table-cell office:value="0.5227362746966021" office:value-type="float"/>
          <table:table-cell office:value="0.6301116881316883" office:value-type="float"/>
        </table:table-row>
        <table:table-row>
          <table:table-cell office:value-type="string">
            <text:p>home-assistant__home-assistant</text:p>
          </table:table-cell>
          <table:table-cell office:value="0.7004504582815213" office:value-type="float"/>
          <table:table-cell office:value="0.775259667328043" office:value-type="float"/>
          <table:table-cell office:value="0.7949868603813064" office:value-type="float"/>
          <table:table-cell office:value="0.8102046969096854" office:value-type="float"/>
          <table:table-cell office:value="0.864167703712734" office:value-type="float"/>
          <table:table-cell office:value="0.5123184776950778" office:value-type="float"/>
          <table:table-cell office:value="0.5828783398123754" office:value-type="float"/>
          <table:table-cell office:value="0.5974608758199007" office:value-type="float"/>
          <table:table-cell office:value="0.6141843802230507" office:value-type="float"/>
          <table:table-cell office:value="0.7204368702858273" office:value-type="float"/>
          <table:table-cell office:value="0.37527897789576015" office:value-type="float"/>
          <table:table-cell office:value="0.46513330985547274" office:value-type="float"/>
          <table:table-cell office:value="0.48547209281774717" office:value-type="float"/>
          <table:table-cell office:value="0.5057885689490663" office:value-type="float"/>
          <table:table-cell office:value="0.6314049015809456" office:value-type="float"/>
          <table:table-cell office:value="0.5481335755310471" office:value-type="float"/>
          <table:table-cell office:value="0.6107786328645243" office:value-type="float"/>
          <table:table-cell office:value="0.6298218036310006" office:value-type="float"/>
          <table:table-cell office:value="0.6503774620555371" office:value-type="float"/>
          <table:table-cell office:value="0.7507489966498118" office:value-type="float"/>
          <table:table-cell office:value="0.37994855281600215" office:value-type="float"/>
          <table:table-cell office:value="0.48474315142855207" office:value-type="float"/>
          <table:table-cell office:value="0.5073664070400694" office:value-type="float"/>
          <table:table-cell office:value="0.5281516753811776" office:value-type="float"/>
          <table:table-cell office:value="0.6037285941367445" office:value-type="float"/>
        </table:table-row>
        <table:table-row>
          <table:table-cell office:value-type="string">
            <text:p>graphite-project__graphite-web</text:p>
          </table:table-cell>
          <table:table-cell office:value="0.7306116565566255" office:value-type="float"/>
          <table:table-cell office:value="0.7771809892342398" office:value-type="float"/>
          <table:table-cell office:value="0.7921521379760884" office:value-type="float"/>
          <table:table-cell office:value="0.8095795998361286" office:value-type="float"/>
          <table:table-cell office:value="0.8642687665370739" office:value-type="float"/>
          <table:table-cell office:value="0.5486879911337911" office:value-type="float"/>
          <table:table-cell office:value="0.580849847691908" office:value-type="float"/>
          <table:table-cell office:value="0.5938441659306632" office:value-type="float"/>
          <table:table-cell office:value="0.6080383030384877" office:value-type="float"/>
          <table:table-cell office:value="0.6556907981743989" office:value-type="float"/>
          <table:table-cell office:value="0.38994680394780346" office:value-type="float"/>
          <table:table-cell office:value="0.4651700253099347" office:value-type="float"/>
          <table:table-cell office:value="0.4837712270724651" office:value-type="float"/>
          <table:table-cell office:value="0.5041532903764628" office:value-type="float"/>
          <table:table-cell office:value="0.6133309942841189" office:value-type="float"/>
          <table:table-cell office:value="0.5536803064525553" office:value-type="float"/>
          <table:table-cell office:value="0.6102346193142901" office:value-type="float"/>
          <table:table-cell office:value="0.6271204242999585" office:value-type="float"/>
          <table:table-cell office:value="0.6482228363912963" office:value-type="float"/>
          <table:table-cell office:value="0.7190898849143198" office:value-type="float"/>
          <table:table-cell office:value="0.3816992738731587" office:value-type="float"/>
          <table:table-cell office:value="0.4843869031993287" office:value-type="float"/>
          <table:table-cell office:value="0.5032688822554223" office:value-type="float"/>
          <table:table-cell office:value="0.5231039609026907" office:value-type="float"/>
          <table:table-cell office:value="0.5898221700978169" office:value-type="float"/>
        </table:table-row>
        <table:table-row>
          <table:table-cell office:value-type="string">
            <text:p>filamentgroup__fixed-sticky</text:p>
          </table:table-cell>
          <table:table-cell office:value="0.8058988147987127" office:value-type="float"/>
          <table:table-cell office:value="0.8116714679475203" office:value-type="float"/>
          <table:table-cell office:value="0.8237494757447124" office:value-type="float"/>
          <table:table-cell office:value="0.8274318342810266" office:value-type="float"/>
          <table:table-cell office:value="0.85977355628405" office:value-type="float"/>
          <table:table-cell office:value="0.5422722240182785" office:value-type="float"/>
          <table:table-cell office:value="0.5456738070267241" office:value-type="float"/>
          <table:table-cell office:value="0.5756941241376861" office:value-type="float"/>
          <table:table-cell office:value="0.614895099862357" office:value-type="float"/>
          <table:table-cell office:value="0.654287901379286" office:value-type="float"/>
          <table:table-cell office:value="0.4478260408083158" office:value-type="float"/>
          <table:table-cell office:value="0.48554406251664367" office:value-type="float"/>
          <table:table-cell office:value="0.5020682063557671" office:value-type="float"/>
          <table:table-cell office:value="0.513085067904233" office:value-type="float"/>
          <table:table-cell office:value="0.5134795914553264" office:value-type="float"/>
          <table:table-cell office:value="0.5736429551236791" office:value-type="float"/>
          <table:table-cell office:value="0.5748915051190755" office:value-type="float"/>
          <table:table-cell office:value="0.5857548018169167" office:value-type="float"/>
          <table:table-cell office:value="0.6483414651879542" office:value-type="float"/>
          <table:table-cell office:value="0.6891720747072985" office:value-type="float"/>
          <table:table-cell office:value="0.4590544289358088" office:value-type="float"/>
          <table:table-cell office:value="0.5091163119941073" office:value-type="float"/>
          <table:table-cell office:value="0.5145737311378384" office:value-type="float"/>
          <table:table-cell office:value="0.5174829940607963" office:value-type="float"/>
          <table:table-cell office:value="0.5250385309405348" office:value-type="float"/>
        </table:table-row>
        <table:table-row>
          <table:table-cell office:value-type="string">
            <text:p>openresty__openresty</text:p>
          </table:table-cell>
          <table:table-cell office:value="0.6667010526549111" office:value-type="float"/>
          <table:table-cell office:value="0.7432415874008471" office:value-type="float"/>
          <table:table-cell office:value="0.7709712016978576" office:value-type="float"/>
          <table:table-cell office:value="0.7965026152300424" office:value-type="float"/>
          <table:table-cell office:value="0.824017000416883" office:value-type="float"/>
          <table:table-cell office:value="0.5404149330287837" office:value-type="float"/>
          <table:table-cell office:value="0.5857199050268708" office:value-type="float"/>
          <table:table-cell office:value="0.5986703974028076" office:value-type="float"/>
          <table:table-cell office:value="0.6127497894033221" office:value-type="float"/>
          <table:table-cell office:value="0.6327144899467364" office:value-type="float"/>
          <table:table-cell office:value="0.41802939270217554" office:value-type="float"/>
          <table:table-cell office:value="0.45804621975417553" office:value-type="float"/>
          <table:table-cell office:value="0.48236618879576054" office:value-type="float"/>
          <table:table-cell office:value="0.49370218796634296" office:value-type="float"/>
          <table:table-cell office:value="0.5437215119752183" office:value-type="float"/>
          <table:table-cell office:value="0.5964421079853018" office:value-type="float"/>
          <table:table-cell office:value="0.6391419633181625" office:value-type="float"/>
          <table:table-cell office:value="0.6557742335921569" office:value-type="float"/>
          <table:table-cell office:value="0.6690065884941823" office:value-type="float"/>
          <table:table-cell office:value="0.7207265432071865" office:value-type="float"/>
          <table:table-cell office:value="0.3599322071495093" office:value-type="float"/>
          <table:table-cell office:value="0.4591174925378344" office:value-type="float"/>
          <table:table-cell office:value="0.4787664426876006" office:value-type="float"/>
          <table:table-cell office:value="0.5058245289727002" office:value-type="float"/>
          <table:table-cell office:value="0.530895151090357" office:value-type="float"/>
        </table:table-row>
        <table:table-row>
          <table:table-cell office:value-type="string">
            <text:p>mstarke__MacPass</text:p>
          </table:table-cell>
          <table:table-cell office:value="0.7005700761309804" office:value-type="float"/>
          <table:table-cell office:value="0.7792640028473559" office:value-type="float"/>
          <table:table-cell office:value="0.8028512584703285" office:value-type="float"/>
          <table:table-cell office:value="0.8140204861528728" office:value-type="float"/>
          <table:table-cell office:value="0.8473501707827996" office:value-type="float"/>
          <table:table-cell office:value="0.5307604746548017" office:value-type="float"/>
          <table:table-cell office:value="0.5870735751953085" office:value-type="float"/>
          <table:table-cell office:value="0.5982009722894939" office:value-type="float"/>
          <table:table-cell office:value="0.6179854279023179" office:value-type="float"/>
          <table:table-cell office:value="0.6861689409414033" office:value-type="float"/>
          <table:table-cell office:value="0.3983927190534054" office:value-type="float"/>
          <table:table-cell office:value="0.4441075158552069" office:value-type="float"/>
          <table:table-cell office:value="0.4653265762475346" office:value-type="float"/>
          <table:table-cell office:value="0.493796599715705" office:value-type="float"/>
          <table:table-cell office:value="0.5439789568901785" office:value-type="float"/>
          <table:table-cell office:value="0.575832238077647" office:value-type="float"/>
          <table:table-cell office:value="0.6169124474118883" office:value-type="float"/>
          <table:table-cell office:value="0.6324347736257816" office:value-type="float"/>
          <table:table-cell office:value="0.6589892445039015" office:value-type="float"/>
          <table:table-cell office:value="0.7034106094601922" office:value-type="float"/>
          <table:table-cell office:value="0.3384038197581194" office:value-type="float"/>
          <table:table-cell office:value="0.49000523480843966" office:value-type="float"/>
          <table:table-cell office:value="0.5174163857154843" office:value-type="float"/>
          <table:table-cell office:value="0.5363683682893416" office:value-type="float"/>
          <table:table-cell office:value="0.5899140584930208" office:value-type="float"/>
        </table:table-row>
        <table:table-row>
          <table:table-cell office:value-type="string">
            <text:p>nodejs__node</text:p>
          </table:table-cell>
          <table:table-cell office:value="0.6940896804440906" office:value-type="float"/>
          <table:table-cell office:value="0.7945544319322084" office:value-type="float"/>
          <table:table-cell office:value="0.8105846227753154" office:value-type="float"/>
          <table:table-cell office:value="0.8232551884530204" office:value-type="float"/>
          <table:table-cell office:value="0.8908114557271186" office:value-type="float"/>
          <table:table-cell office:value="0.5045144395065221" office:value-type="float"/>
          <table:table-cell office:value="0.5740392377505514" office:value-type="float"/>
          <table:table-cell office:value="0.5913108376154477" office:value-type="float"/>
          <table:table-cell office:value="0.6099913595596979" office:value-type="float"/>
          <table:table-cell office:value="0.7233619296367619" office:value-type="float"/>
          <table:table-cell office:value="0.3760848608278672" office:value-type="float"/>
          <table:table-cell office:value="0.44722067152491124" office:value-type="float"/>
          <table:table-cell office:value="0.46324574133211366" office:value-type="float"/>
          <table:table-cell office:value="0.4841721378817348" office:value-type="float"/>
          <table:table-cell office:value="0.561056565174018" office:value-type="float"/>
          <table:table-cell office:value="0.5556541975135367" office:value-type="float"/>
          <table:table-cell office:value="0.616661036991968" office:value-type="float"/>
          <table:table-cell office:value="0.633538240483821" office:value-type="float"/>
          <table:table-cell office:value="0.6536499632258654" office:value-type="float"/>
          <table:table-cell office:value="0.7689122988571278" office:value-type="float"/>
          <table:table-cell office:value="0.35005505991656544" office:value-type="float"/>
          <table:table-cell office:value="0.47471128106869975" office:value-type="float"/>
          <table:table-cell office:value="0.4916095941187715" office:value-type="float"/>
          <table:table-cell office:value="0.508745646241622" office:value-type="float"/>
          <table:table-cell office:value="0.5986094646896969" office:value-type="float"/>
        </table:table-row>
        <table:table-row>
          <table:table-cell office:value-type="string">
            <text:p>containous__traefik</text:p>
          </table:table-cell>
          <table:table-cell office:value="0.6764501021100999" office:value-type="float"/>
          <table:table-cell office:value="0.7519868200659771" office:value-type="float"/>
          <table:table-cell office:value="0.7832646313388686" office:value-type="float"/>
          <table:table-cell office:value="0.8043109172569864" office:value-type="float"/>
          <table:table-cell office:value="0.8514934610116972" office:value-type="float"/>
          <table:table-cell office:value="0.5292698892762353" office:value-type="float"/>
          <table:table-cell office:value="0.583379278649916" office:value-type="float"/>
          <table:table-cell office:value="0.5994572028509464" office:value-type="float"/>
          <table:table-cell office:value="0.6128197250208853" office:value-type="float"/>
          <table:table-cell office:value="0.6821647798564331" office:value-type="float"/>
          <table:table-cell office:value="0.39340218958705153" office:value-type="float"/>
          <table:table-cell office:value="0.4701655949496357" office:value-type="float"/>
          <table:table-cell office:value="0.48830403210369433" office:value-type="float"/>
          <table:table-cell office:value="0.5070297060288225" office:value-type="float"/>
          <table:table-cell office:value="0.5849954974879199" office:value-type="float"/>
          <table:table-cell office:value="0.5664211000189114" office:value-type="float"/>
          <table:table-cell office:value="0.6257257306151409" office:value-type="float"/>
          <table:table-cell office:value="0.64490531027168" office:value-type="float"/>
          <table:table-cell office:value="0.6669649843646466" office:value-type="float"/>
          <table:table-cell office:value="0.7329774325828755" office:value-type="float"/>
          <table:table-cell office:value="0.36111699518241347" office:value-type="float"/>
          <table:table-cell office:value="0.4589002118515595" office:value-type="float"/>
          <table:table-cell office:value="0.4834692976910617" office:value-type="float"/>
          <table:table-cell office:value="0.5121706960647872" office:value-type="float"/>
          <table:table-cell office:value="0.6108627354717971" office:value-type="float"/>
        </table:table-row>
        <table:table-row>
          <table:table-cell office:value-type="string">
            <text:p>radare__radare2</text:p>
          </table:table-cell>
          <table:table-cell office:value="0.6813560885811115" office:value-type="float"/>
          <table:table-cell office:value="0.7257153222852712" office:value-type="float"/>
          <table:table-cell office:value="0.763346295662596" office:value-type="float"/>
          <table:table-cell office:value="0.7928930479458541" office:value-type="float"/>
          <table:table-cell office:value="0.8703924302609429" office:value-type="float"/>
          <table:table-cell office:value="0.5089458550717836" office:value-type="float"/>
          <table:table-cell office:value="0.5947804477912171" office:value-type="float"/>
          <table:table-cell office:value="0.6111793808836071" office:value-type="float"/>
          <table:table-cell office:value="0.6247038949737617" office:value-type="float"/>
          <table:table-cell office:value="0.6723914074074336" office:value-type="float"/>
          <table:table-cell office:value="0.3846166619132329" office:value-type="float"/>
          <table:table-cell office:value="0.4529804194883005" office:value-type="float"/>
          <table:table-cell office:value="0.47177567003964377" office:value-type="float"/>
          <table:table-cell office:value="0.4912919843685194" office:value-type="float"/>
          <table:table-cell office:value="0.5738599674252662" office:value-type="float"/>
          <table:table-cell office:value="0.5465128109079341" office:value-type="float"/>
          <table:table-cell office:value="0.6341452447173039" office:value-type="float"/>
          <table:table-cell office:value="0.6577816994400335" office:value-type="float"/>
          <table:table-cell office:value="0.6853555015241029" office:value-type="float"/>
          <table:table-cell office:value="0.7309640584298583" office:value-type="float"/>
          <table:table-cell office:value="0.32399924144245223" office:value-type="float"/>
          <table:table-cell office:value="0.45909564808435144" office:value-type="float"/>
          <table:table-cell office:value="0.48178699706148853" office:value-type="float"/>
          <table:table-cell office:value="0.5047441302672684" office:value-type="float"/>
          <table:table-cell office:value="0.585535900952557" office:value-type="float"/>
        </table:table-row>
        <table:table-row>
          <table:table-cell office:value-type="string">
            <text:p>mgravell__protobuf-net</text:p>
          </table:table-cell>
          <table:table-cell office:value="0.7474584388285354" office:value-type="float"/>
          <table:table-cell office:value="0.7927764907880246" office:value-type="float"/>
          <table:table-cell office:value="0.8092978928375029" office:value-type="float"/>
          <table:table-cell office:value="0.823683493781559" office:value-type="float"/>
          <table:table-cell office:value="0.878461089192032" office:value-type="float"/>
          <table:table-cell office:value="0.5397864483839152" office:value-type="float"/>
          <table:table-cell office:value="0.5729481328425048" office:value-type="float"/>
          <table:table-cell office:value="0.5840942722477913" office:value-type="float"/>
          <table:table-cell office:value="0.6085790210278693" office:value-type="float"/>
          <table:table-cell office:value="0.6622894684954019" office:value-type="float"/>
          <table:table-cell office:value="0.4163586537340718" office:value-type="float"/>
          <table:table-cell office:value="0.468337558337171" office:value-type="float"/>
          <table:table-cell office:value="0.49380498829263025" office:value-type="float"/>
          <table:table-cell office:value="0.521214610590274" office:value-type="float"/>
          <table:table-cell office:value="0.5961830603884091" office:value-type="float"/>
          <table:table-cell office:value="0.5695995207902241" office:value-type="float"/>
          <table:table-cell office:value="0.6268349097665822" office:value-type="float"/>
          <table:table-cell office:value="0.6452116118792297" office:value-type="float"/>
          <table:table-cell office:value="0.674730929580079" office:value-type="float"/>
          <table:table-cell office:value="0.7949375303805057" office:value-type="float"/>
          <table:table-cell office:value="0.3704976597875532" office:value-type="float"/>
          <table:table-cell office:value="0.4593626457190215" office:value-type="float"/>
          <table:table-cell office:value="0.4974127016833858" office:value-type="float"/>
          <table:table-cell office:value="0.5178471755145496" office:value-type="float"/>
          <table:table-cell office:value="0.586503541796265" office:value-type="float"/>
        </table:table-row>
        <table:table-row>
          <table:table-cell office:value-type="string">
            <text:p>aanand__git-up</text:p>
          </table:table-cell>
          <table:table-cell office:value="0.7756451265457306" office:value-type="float"/>
          <table:table-cell office:value="0.7762971965584519" office:value-type="float"/>
          <table:table-cell office:value="0.7971837281716498" office:value-type="float"/>
          <table:table-cell office:value="0.8218509213788218" office:value-type="float"/>
          <table:table-cell office:value="0.8218509213788218" office:value-type="float"/>
          <table:table-cell office:value="0.5544172554435761" office:value-type="float"/>
          <table:table-cell office:value="0.576059091211644" office:value-type="float"/>
          <table:table-cell office:value="0.5931315030606488" office:value-type="float"/>
          <table:table-cell office:value="0.6179864055894438" office:value-type="float"/>
          <table:table-cell office:value="0.6179864055894438" office:value-type="float"/>
          <table:table-cell office:value="0.4668365230599294" office:value-type="float"/>
          <table:table-cell office:value="0.4775229686155259" office:value-type="float"/>
          <table:table-cell office:value="0.5328310276377344" office:value-type="float"/>
          <table:table-cell office:value="0.5421307918768198" office:value-type="float"/>
          <table:table-cell office:value="0.5421307918768198" office:value-type="float"/>
          <table:table-cell office:value="0.6290541929651584" office:value-type="float"/>
          <table:table-cell office:value="0.6637344077759597" office:value-type="float"/>
          <table:table-cell office:value="0.6773689593239658" office:value-type="float"/>
          <table:table-cell office:value="0.7218355497384968" office:value-type="float"/>
          <table:table-cell office:value="0.7218355497384968" office:value-type="float"/>
          <table:table-cell office:value="0.4784689571850249" office:value-type="float"/>
          <table:table-cell office:value="0.4967381305673968" office:value-type="float"/>
          <table:table-cell office:value="0.49684159719040655" office:value-type="float"/>
          <table:table-cell office:value="0.517294933188561" office:value-type="float"/>
          <table:table-cell office:value="0.517294933188561" office:value-type="float"/>
        </table:table-row>
        <table:table-row>
          <table:table-cell office:value-type="string">
            <text:p>sameersbn__docker-gitlab</text:p>
          </table:table-cell>
          <table:table-cell office:value="0.6945960878426539" office:value-type="float"/>
          <table:table-cell office:value="0.7476523389754516" office:value-type="float"/>
          <table:table-cell office:value="0.7713539977431156" office:value-type="float"/>
          <table:table-cell office:value="0.7927586618778039" office:value-type="float"/>
          <table:table-cell office:value="0.8424046066881273" office:value-type="float"/>
          <table:table-cell office:value="0.5186061849765715" office:value-type="float"/>
          <table:table-cell office:value="0.5874033193314403" office:value-type="float"/>
          <table:table-cell office:value="0.6037821108060989" office:value-type="float"/>
          <table:table-cell office:value="0.6146749525058377" office:value-type="float"/>
          <table:table-cell office:value="0.6883307034935962" office:value-type="float"/>
          <table:table-cell office:value="0.40426410966605947" office:value-type="float"/>
          <table:table-cell office:value="0.46205701506272" office:value-type="float"/>
          <table:table-cell office:value="0.48295147051883286" office:value-type="float"/>
          <table:table-cell office:value="0.5060772825278238" office:value-type="float"/>
          <table:table-cell office:value="0.563394055943956" office:value-type="float"/>
          <table:table-cell office:value="0.5724461293189884" office:value-type="float"/>
          <table:table-cell office:value="0.618645691052639" office:value-type="float"/>
          <table:table-cell office:value="0.6387130543246711" office:value-type="float"/>
          <table:table-cell office:value="0.6652197119784768" office:value-type="float"/>
          <table:table-cell office:value="0.7586913395292001" office:value-type="float"/>
          <table:table-cell office:value="0.3655651590905724" office:value-type="float"/>
          <table:table-cell office:value="0.47560716189786145" office:value-type="float"/>
          <table:table-cell office:value="0.5010040594466715" office:value-type="float"/>
          <table:table-cell office:value="0.5257500476289814" office:value-type="float"/>
          <table:table-cell office:value="0.6195654792322358" office:value-type="float"/>
        </table:table-row>
        <table:table-row>
          <table:table-cell office:value-type="string">
            <text:p>phw__peek</text:p>
          </table:table-cell>
          <table:table-cell office:value="0.6988949204542395" office:value-type="float"/>
          <table:table-cell office:value="0.7441123548896044" office:value-type="float"/>
          <table:table-cell office:value="0.7722142451043397" office:value-type="float"/>
          <table:table-cell office:value="0.7935108913037481" office:value-type="float"/>
          <table:table-cell office:value="0.8405318871878036" office:value-type="float"/>
          <table:table-cell office:value="0.5595079517138902" office:value-type="float"/>
          <table:table-cell office:value="0.5818251650681503" office:value-type="float"/>
          <table:table-cell office:value="0.597774559178705" office:value-type="float"/>
          <table:table-cell office:value="0.6106971030898537" office:value-type="float"/>
          <table:table-cell office:value="0.6465658354058311" office:value-type="float"/>
          <table:table-cell office:value="0.4060838922851976" office:value-type="float"/>
          <table:table-cell office:value="0.4461112044639915" office:value-type="float"/>
          <table:table-cell office:value="0.45499215430090384" office:value-type="float"/>
          <table:table-cell office:value="0.46897644221401613" office:value-type="float"/>
          <table:table-cell office:value="0.6182386931225815" office:value-type="float"/>
          <table:table-cell office:value="0.5804101241625566" office:value-type="float"/>
          <table:table-cell office:value="0.626134397561949" office:value-type="float"/>
          <table:table-cell office:value="0.6404961127761952" office:value-type="float"/>
          <table:table-cell office:value="0.6625127851823056" office:value-type="float"/>
          <table:table-cell office:value="0.727263724163134" office:value-type="float"/>
          <table:table-cell office:value="0.40316664331890306" office:value-type="float"/>
          <table:table-cell office:value="0.4422899158984046" office:value-type="float"/>
          <table:table-cell office:value="0.47940460621715936" office:value-type="float"/>
          <table:table-cell office:value="0.49628187636125004" office:value-type="float"/>
          <table:table-cell office:value="0.537468845968687" office:value-type="float"/>
        </table:table-row>
        <table:table-row>
          <table:table-cell office:value-type="string">
            <text:p>playcanvas__engine</text:p>
          </table:table-cell>
          <table:table-cell office:value="0.7826489877433209" office:value-type="float"/>
          <table:table-cell office:value="0.8110575948096481" office:value-type="float"/>
          <table:table-cell office:value="0.8219488854142245" office:value-type="float"/>
          <table:table-cell office:value="0.8316060878210368" office:value-type="float"/>
          <table:table-cell office:value="0.8684076091426052" office:value-type="float"/>
          <table:table-cell office:value="0.5576671058957727" office:value-type="float"/>
          <table:table-cell office:value="0.5784097142205914" office:value-type="float"/>
          <table:table-cell office:value="0.5915391966449175" office:value-type="float"/>
          <table:table-cell office:value="0.6114778644097048" office:value-type="float"/>
          <table:table-cell office:value="0.6277965198200003" office:value-type="float"/>
          <table:table-cell office:value="0.4291935692651784" office:value-type="float"/>
          <table:table-cell office:value="0.4535410933838141" office:value-type="float"/>
          <table:table-cell office:value="0.47411855441405365" office:value-type="float"/>
          <table:table-cell office:value="0.5046013356232162" office:value-type="float"/>
          <table:table-cell office:value="0.5498984999065432" office:value-type="float"/>
          <table:table-cell office:value="0.5507894375316387" office:value-type="float"/>
          <table:table-cell office:value="0.6064346789491855" office:value-type="float"/>
          <table:table-cell office:value="0.6286982785069859" office:value-type="float"/>
          <table:table-cell office:value="0.6447351508085746" office:value-type="float"/>
          <table:table-cell office:value="0.6966147132754992" office:value-type="float"/>
          <table:table-cell office:value="0.4386758100340069" office:value-type="float"/>
          <table:table-cell office:value="0.47604461151605415" office:value-type="float"/>
          <table:table-cell office:value="0.5008613007306039" office:value-type="float"/>
          <table:table-cell office:value="0.5172208392514455" office:value-type="float"/>
          <table:table-cell office:value="0.5408392807472381" office:value-type="float"/>
        </table:table-row>
        <table:table-row>
          <table:table-cell office:value-type="string">
            <text:p>dularion__streama</text:p>
          </table:table-cell>
          <table:table-cell office:value="0.7187957995547081" office:value-type="float"/>
          <table:table-cell office:value="0.7762927481907361" office:value-type="float"/>
          <table:table-cell office:value="0.7899275024529119" office:value-type="float"/>
          <table:table-cell office:value="0.8088838694665597" office:value-type="float"/>
          <table:table-cell office:value="0.8353569571009585" office:value-type="float"/>
          <table:table-cell office:value="0.5273247551421084" office:value-type="float"/>
          <table:table-cell office:value="0.5838260374596986" office:value-type="float"/>
          <table:table-cell office:value="0.6021035135981003" office:value-type="float"/>
          <table:table-cell office:value="0.6177737262229991" office:value-type="float"/>
          <table:table-cell office:value="0.6438172991756157" office:value-type="float"/>
          <table:table-cell office:value="0.36901357714381594" office:value-type="float"/>
          <table:table-cell office:value="0.453336880597335" office:value-type="float"/>
          <table:table-cell office:value="0.47193220603991937" office:value-type="float"/>
          <table:table-cell office:value="0.4947410803836021" office:value-type="float"/>
          <table:table-cell office:value="0.5655025369904806" office:value-type="float"/>
          <table:table-cell office:value="0.5601175590760494" office:value-type="float"/>
          <table:table-cell office:value="0.6080204340258699" office:value-type="float"/>
          <table:table-cell office:value="0.623081841433095" office:value-type="float"/>
          <table:table-cell office:value="0.657057622255962" office:value-type="float"/>
          <table:table-cell office:value="0.7044374602426082" office:value-type="float"/>
          <table:table-cell office:value="0.4305793150541394" office:value-type="float"/>
          <table:table-cell office:value="0.5107372689372143" office:value-type="float"/>
          <table:table-cell office:value="0.5379334936067433" office:value-type="float"/>
          <table:table-cell office:value="0.5461936282719954" office:value-type="float"/>
          <table:table-cell office:value="0.6391928896829914" office:value-type="float"/>
        </table:table-row>
        <table:table-row>
          <table:table-cell office:value-type="string">
            <text:p>mozilla-services__heka</text:p>
          </table:table-cell>
          <table:table-cell office:value="0.6824276842718937" office:value-type="float"/>
          <table:table-cell office:value="0.7665514321439137" office:value-type="float"/>
          <table:table-cell office:value="0.7890975478970937" office:value-type="float"/>
          <table:table-cell office:value="0.8050405945271218" office:value-type="float"/>
          <table:table-cell office:value="0.8395750460373685" office:value-type="float"/>
          <table:table-cell office:value="0.5416407751935015" office:value-type="float"/>
          <table:table-cell office:value="0.5749652637339806" office:value-type="float"/>
          <table:table-cell office:value="0.5926091219274047" office:value-type="float"/>
          <table:table-cell office:value="0.6098155275037261" office:value-type="float"/>
          <table:table-cell office:value="0.6723026988065494" office:value-type="float"/>
          <table:table-cell office:value="0.4020094811987275" office:value-type="float"/>
          <table:table-cell office:value="0.45278888740843626" office:value-type="float"/>
          <table:table-cell office:value="0.4689843548710272" office:value-type="float"/>
          <table:table-cell office:value="0.4923941148262758" office:value-type="float"/>
          <table:table-cell office:value="0.5612522431410584" office:value-type="float"/>
          <table:table-cell office:value="0.552410688724968" office:value-type="float"/>
          <table:table-cell office:value="0.6124784536774223" office:value-type="float"/>
          <table:table-cell office:value="0.6347123852242824" office:value-type="float"/>
          <table:table-cell office:value="0.6611265935229206" office:value-type="float"/>
          <table:table-cell office:value="0.705098667546277" office:value-type="float"/>
          <table:table-cell office:value="0.3775769677802848" office:value-type="float"/>
          <table:table-cell office:value="0.46997749347530765" office:value-type="float"/>
          <table:table-cell office:value="0.4862452512815993" office:value-type="float"/>
          <table:table-cell office:value="0.5134642000996554" office:value-type="float"/>
          <table:table-cell office:value="0.5496350705884034" office:value-type="float"/>
        </table:table-row>
        <table:table-row>
          <table:table-cell office:value-type="string">
            <text:p>Homebrew__brew</text:p>
          </table:table-cell>
          <table:table-cell office:value="0.6963284720177311" office:value-type="float"/>
          <table:table-cell office:value="0.7612340608314122" office:value-type="float"/>
          <table:table-cell office:value="0.7909771201463931" office:value-type="float"/>
          <table:table-cell office:value="0.8100269751847334" office:value-type="float"/>
          <table:table-cell office:value="0.864568172993994" office:value-type="float"/>
          <table:table-cell office:value="0.5224442004069676" office:value-type="float"/>
          <table:table-cell office:value="0.5842899026951284" office:value-type="float"/>
          <table:table-cell office:value="0.5982224120651402" office:value-type="float"/>
          <table:table-cell office:value="0.6154128389013603" office:value-type="float"/>
          <table:table-cell office:value="0.6571019213925438" office:value-type="float"/>
          <table:table-cell office:value="0.37910866967836787" office:value-type="float"/>
          <table:table-cell office:value="0.44933887631507263" office:value-type="float"/>
          <table:table-cell office:value="0.46745419281501555" office:value-type="float"/>
          <table:table-cell office:value="0.48640158267247735" office:value-type="float"/>
          <table:table-cell office:value="0.5638460102119052" office:value-type="float"/>
          <table:table-cell office:value="0.547167469736207" office:value-type="float"/>
          <table:table-cell office:value="0.6097919862427492" office:value-type="float"/>
          <table:table-cell office:value="0.6317394073934557" office:value-type="float"/>
          <table:table-cell office:value="0.6645706826165058" office:value-type="float"/>
          <table:table-cell office:value="0.7182662852445091" office:value-type="float"/>
          <table:table-cell office:value="0.30763523264990383" office:value-type="float"/>
          <table:table-cell office:value="0.46982618330919346" office:value-type="float"/>
          <table:table-cell office:value="0.4967852597534871" office:value-type="float"/>
          <table:table-cell office:value="0.5153223666182416" office:value-type="float"/>
          <table:table-cell office:value="0.5756542588417743" office:value-type="float"/>
        </table:table-row>
        <table:table-row>
          <table:table-cell office:value-type="string">
            <text:p>macvim-dev__macvim</text:p>
          </table:table-cell>
          <table:table-cell office:value="0.7151291199959999" office:value-type="float"/>
          <table:table-cell office:value="0.7579994644373729" office:value-type="float"/>
          <table:table-cell office:value="0.7942734378443189" office:value-type="float"/>
          <table:table-cell office:value="0.8070817473493643" office:value-type="float"/>
          <table:table-cell office:value="0.8321717380568732" office:value-type="float"/>
          <table:table-cell office:value="0.5126805599212952" office:value-type="float"/>
          <table:table-cell office:value="0.5571938859053744" office:value-type="float"/>
          <table:table-cell office:value="0.5750868765832876" office:value-type="float"/>
          <table:table-cell office:value="0.5881944332757261" office:value-type="float"/>
          <table:table-cell office:value="0.6249811527377745" office:value-type="float"/>
          <table:table-cell office:value="0.386921931620562" office:value-type="float"/>
          <table:table-cell office:value="0.4453041739084379" office:value-type="float"/>
          <table:table-cell office:value="0.4613653776245524" office:value-type="float"/>
          <table:table-cell office:value="0.4757629260261693" office:value-type="float"/>
          <table:table-cell office:value="0.5045739645922946" office:value-type="float"/>
          <table:table-cell office:value="0.552547525442829" office:value-type="float"/>
          <table:table-cell office:value="0.6042423477879455" office:value-type="float"/>
          <table:table-cell office:value="0.6222366142762688" office:value-type="float"/>
          <table:table-cell office:value="0.6398788628329417" office:value-type="float"/>
          <table:table-cell office:value="0.6983603599110523" office:value-type="float"/>
          <table:table-cell office:value="0.36543155800697613" office:value-type="float"/>
          <table:table-cell office:value="0.423624376511917" office:value-type="float"/>
          <table:table-cell office:value="0.46626664128855094" office:value-type="float"/>
          <table:table-cell office:value="0.4865292646709634" office:value-type="float"/>
          <table:table-cell office:value="0.5496425037767535" office:value-type="float"/>
        </table:table-row>
        <table:table-row>
          <table:table-cell office:value-type="string">
            <text:p>atom__atom</text:p>
          </table:table-cell>
          <table:table-cell office:value="0.7024942003813753" office:value-type="float"/>
          <table:table-cell office:value="0.7750842499794051" office:value-type="float"/>
          <table:table-cell office:value="0.8041446931893169" office:value-type="float"/>
          <table:table-cell office:value="0.8209454262049398" office:value-type="float"/>
          <table:table-cell office:value="0.8973335800976892" office:value-type="float"/>
          <table:table-cell office:value="0.4909893119638876" office:value-type="float"/>
          <table:table-cell office:value="0.574199667479655" office:value-type="float"/>
          <table:table-cell office:value="0.5892770277723449" office:value-type="float"/>
          <table:table-cell office:value="0.607495572535405" office:value-type="float"/>
          <table:table-cell office:value="0.676625722034283" office:value-type="float"/>
          <table:table-cell office:value="0.3619844119640916" office:value-type="float"/>
          <table:table-cell office:value="0.44198632674978666" office:value-type="float"/>
          <table:table-cell office:value="0.4642621621018051" office:value-type="float"/>
          <table:table-cell office:value="0.48969817836507423" office:value-type="float"/>
          <table:table-cell office:value="0.5799760777692263" office:value-type="float"/>
          <table:table-cell office:value="0.5120186013144236" office:value-type="float"/>
          <table:table-cell office:value="0.5988235885524333" office:value-type="float"/>
          <table:table-cell office:value="0.6229039656081503" office:value-type="float"/>
          <table:table-cell office:value="0.6503546225556884" office:value-type="float"/>
          <table:table-cell office:value="0.7528602483182826" office:value-type="float"/>
          <table:table-cell office:value="0.3489848515387258" office:value-type="float"/>
          <table:table-cell office:value="0.46683459321139276" office:value-type="float"/>
          <table:table-cell office:value="0.49788306464292587" office:value-type="float"/>
          <table:table-cell office:value="0.5214092032113816" office:value-type="float"/>
          <table:table-cell office:value="0.6002486499268964" office:value-type="float"/>
        </table:table-row>
        <table:table-row>
          <table:table-cell office:value-type="string">
            <text:p>zurb__foundation-apps</text:p>
          </table:table-cell>
          <table:table-cell office:value="0.7114694869728692" office:value-type="float"/>
          <table:table-cell office:value="0.774657377939121" office:value-type="float"/>
          <table:table-cell office:value="0.8109105507486895" office:value-type="float"/>
          <table:table-cell office:value="0.8229330486737988" office:value-type="float"/>
          <table:table-cell office:value="0.855256478896745" office:value-type="float"/>
          <table:table-cell office:value="0.5199043879445175" office:value-type="float"/>
          <table:table-cell office:value="0.5760270097493713" office:value-type="float"/>
          <table:table-cell office:value="0.5989625862918866" office:value-type="float"/>
          <table:table-cell office:value="0.6133977595146906" office:value-type="float"/>
          <table:table-cell office:value="0.7040065368849262" office:value-type="float"/>
          <table:table-cell office:value="0.3866915505080909" office:value-type="float"/>
          <table:table-cell office:value="0.45707514164774726" office:value-type="float"/>
          <table:table-cell office:value="0.48280442128224554" office:value-type="float"/>
          <table:table-cell office:value="0.5009816370737621" office:value-type="float"/>
          <table:table-cell office:value="0.5810617186133009" office:value-type="float"/>
          <table:table-cell office:value="0.5525085130202838" office:value-type="float"/>
          <table:table-cell office:value="0.6038275169154863" office:value-type="float"/>
          <table:table-cell office:value="0.6239955544763205" office:value-type="float"/>
          <table:table-cell office:value="0.6427724559333292" office:value-type="float"/>
          <table:table-cell office:value="0.7451325636965738" office:value-type="float"/>
          <table:table-cell office:value="0.38190303998126207" office:value-type="float"/>
          <table:table-cell office:value="0.4766157834554368" office:value-type="float"/>
          <table:table-cell office:value="0.4987756487414079" office:value-type="float"/>
          <table:table-cell office:value="0.5300285922947358" office:value-type="float"/>
          <table:table-cell office:value="0.6250203726447351" office:value-type="float"/>
        </table:table-row>
        <table:table-row>
          <table:table-cell office:value-type="string">
            <text:p>TryGhost__Ghost</text:p>
          </table:table-cell>
          <table:table-cell office:value="0.7094124208195514" office:value-type="float"/>
          <table:table-cell office:value="0.7961452312790496" office:value-type="float"/>
          <table:table-cell office:value="0.8131950404536892" office:value-type="float"/>
          <table:table-cell office:value="0.8253907167579153" office:value-type="float"/>
          <table:table-cell office:value="0.8767953037889902" office:value-type="float"/>
          <table:table-cell office:value="0.5095503961289248" office:value-type="float"/>
          <table:table-cell office:value="0.5801662269015634" office:value-type="float"/>
          <table:table-cell office:value="0.6021749988732132" office:value-type="float"/>
          <table:table-cell office:value="0.6168047719614611" office:value-type="float"/>
          <table:table-cell office:value="0.701166675828524" office:value-type="float"/>
          <table:table-cell office:value="0.38050817348556587" office:value-type="float"/>
          <table:table-cell office:value="0.4510227016844608" office:value-type="float"/>
          <table:table-cell office:value="0.4732155240886716" office:value-type="float"/>
          <table:table-cell office:value="0.497795930443407" office:value-type="float"/>
          <table:table-cell office:value="0.5960689781916556" office:value-type="float"/>
          <table:table-cell office:value="0.5223650747843138" office:value-type="float"/>
          <table:table-cell office:value="0.6164099080633096" office:value-type="float"/>
          <table:table-cell office:value="0.6380210442540057" office:value-type="float"/>
          <table:table-cell office:value="0.6591767152176258" office:value-type="float"/>
          <table:table-cell office:value="0.7418666058624694" office:value-type="float"/>
          <table:table-cell office:value="0.37257295050880407" office:value-type="float"/>
          <table:table-cell office:value="0.494078404051915" office:value-type="float"/>
          <table:table-cell office:value="0.5144989134092617" office:value-type="float"/>
          <table:table-cell office:value="0.5323055992297858" office:value-type="float"/>
          <table:table-cell office:value="0.6021915911705639" office:value-type="float"/>
        </table:table-row>
        <table:table-row>
          <table:table-cell office:value-type="string">
            <text:p>brigade__scss-lint</text:p>
          </table:table-cell>
          <table:table-cell office:value="0.7939513735288262" office:value-type="float"/>
          <table:table-cell office:value="0.81927629051553" office:value-type="float"/>
          <table:table-cell office:value="0.8302874197400879" office:value-type="float"/>
          <table:table-cell office:value="0.8414763991699379" office:value-type="float"/>
          <table:table-cell office:value="0.8782470752808453" office:value-type="float"/>
          <table:table-cell office:value="0.5298956099472492" office:value-type="float"/>
          <table:table-cell office:value="0.5665194458655917" office:value-type="float"/>
          <table:table-cell office:value="0.591715252483112" office:value-type="float"/>
          <table:table-cell office:value="0.6097197112397013" office:value-type="float"/>
          <table:table-cell office:value="0.6569875520230417" office:value-type="float"/>
          <table:table-cell office:value="0.4403130893851907" office:value-type="float"/>
          <table:table-cell office:value="0.4779017681243055" office:value-type="float"/>
          <table:table-cell office:value="0.4964033959573661" office:value-type="float"/>
          <table:table-cell office:value="0.5099934710873166" office:value-type="float"/>
          <table:table-cell office:value="0.5715838873640541" office:value-type="float"/>
          <table:table-cell office:value="0.5790705241257236" office:value-type="float"/>
          <table:table-cell office:value="0.6197593545241108" office:value-type="float"/>
          <table:table-cell office:value="0.645683556625634" office:value-type="float"/>
          <table:table-cell office:value="0.672884494378297" office:value-type="float"/>
          <table:table-cell office:value="0.7126839163599137" office:value-type="float"/>
          <table:table-cell office:value="0.4348896062104419" office:value-type="float"/>
          <table:table-cell office:value="0.4713453344530584" office:value-type="float"/>
          <table:table-cell office:value="0.504711026227235" office:value-type="float"/>
          <table:table-cell office:value="0.5213109565574916" office:value-type="float"/>
          <table:table-cell office:value="0.5840814914842458" office:value-type="float"/>
        </table:table-row>
        <table:table-row>
          <table:table-cell office:value-type="string">
            <text:p>kartograph__kartograph.js</text:p>
          </table:table-cell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8063631533608676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921298811719601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507006527679597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624250188884468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549531179743484" office:value-type="float"/>
        </table:table-row>
        <table:table-row>
          <table:table-cell office:value-type="string">
            <text:p>MacRuby__MacRuby</text:p>
          </table:table-cell>
          <table:table-cell office:value="0.7813241264736313" office:value-type="float"/>
          <table:table-cell office:value="0.794531655262516" office:value-type="float"/>
          <table:table-cell office:value="0.7958094984746493" office:value-type="float"/>
          <table:table-cell office:value="0.7990876604283215" office:value-type="float"/>
          <table:table-cell office:value="0.8216431219246665" office:value-type="float"/>
          <table:table-cell office:value="0.5862525472646806" office:value-type="float"/>
          <table:table-cell office:value="0.600124051775228" office:value-type="float"/>
          <table:table-cell office:value="0.6068285874520278" office:value-type="float"/>
          <table:table-cell office:value="0.6130960844396114" office:value-type="float"/>
          <table:table-cell office:value="0.6275406542273563" office:value-type="float"/>
          <table:table-cell office:value="0.43099016223768205" office:value-type="float"/>
          <table:table-cell office:value="0.4411471813153887" office:value-type="float"/>
          <table:table-cell office:value="0.44361904500424576" office:value-type="float"/>
          <table:table-cell office:value="0.4489679772537965" office:value-type="float"/>
          <table:table-cell office:value="0.49858465285119263" office:value-type="float"/>
          <table:table-cell office:value="0.6402807829680949" office:value-type="float"/>
          <table:table-cell office:value="0.6497177882479014" office:value-type="float"/>
          <table:table-cell office:value="0.6519162630268223" office:value-type="float"/>
          <table:table-cell office:value="0.6545034113838247" office:value-type="float"/>
          <table:table-cell office:value="0.6844981784331281" office:value-type="float"/>
          <table:table-cell office:value="0.485787506358209" office:value-type="float"/>
          <table:table-cell office:value="0.4914926256775739" office:value-type="float"/>
          <table:table-cell office:value="0.493987238466123" office:value-type="float"/>
          <table:table-cell office:value="0.5156491788024934" office:value-type="float"/>
          <table:table-cell office:value="0.5531236246123818" office:value-type="float"/>
        </table:table-row>
        <table:table-row>
          <table:table-cell office:value-type="string">
            <text:p>twitter__heron</text:p>
          </table:table-cell>
          <table:table-cell office:value="0.7175852904366105" office:value-type="float"/>
          <table:table-cell office:value="0.7569151180479081" office:value-type="float"/>
          <table:table-cell office:value="0.7873579579567649" office:value-type="float"/>
          <table:table-cell office:value="0.8085548971622595" office:value-type="float"/>
          <table:table-cell office:value="0.8537986687568703" office:value-type="float"/>
          <table:table-cell office:value="0.5283792528163914" office:value-type="float"/>
          <table:table-cell office:value="0.5869072678450372" office:value-type="float"/>
          <table:table-cell office:value="0.6005878207867156" office:value-type="float"/>
          <table:table-cell office:value="0.6181641950147874" office:value-type="float"/>
          <table:table-cell office:value="0.738714857276719" office:value-type="float"/>
          <table:table-cell office:value="0.4044860637608563" office:value-type="float"/>
          <table:table-cell office:value="0.45425459601728213" office:value-type="float"/>
          <table:table-cell office:value="0.47208961915849024" office:value-type="float"/>
          <table:table-cell office:value="0.48334975290944815" office:value-type="float"/>
          <table:table-cell office:value="0.5382647126852118" office:value-type="float"/>
          <table:table-cell office:value="0.5809870300807861" office:value-type="float"/>
          <table:table-cell office:value="0.6181700858796828" office:value-type="float"/>
          <table:table-cell office:value="0.6307904953823603" office:value-type="float"/>
          <table:table-cell office:value="0.6532695263277419" office:value-type="float"/>
          <table:table-cell office:value="0.7348799523597983" office:value-type="float"/>
          <table:table-cell office:value="0.3905829399371713" office:value-type="float"/>
          <table:table-cell office:value="0.46182061483961834" office:value-type="float"/>
          <table:table-cell office:value="0.48860653002342047" office:value-type="float"/>
          <table:table-cell office:value="0.5076448879417824" office:value-type="float"/>
          <table:table-cell office:value="0.6373532736390909" office:value-type="float"/>
        </table:table-row>
        <table:table-row>
          <table:table-cell office:value-type="string">
            <text:p>pytransitions__transitions</text:p>
          </table:table-cell>
          <table:table-cell office:value="0.7073240578513438" office:value-type="float"/>
          <table:table-cell office:value="0.8074293323604433" office:value-type="float"/>
          <table:table-cell office:value="0.8209904556083153" office:value-type="float"/>
          <table:table-cell office:value="0.8309176379329867" office:value-type="float"/>
          <table:table-cell office:value="0.8652086876130265" office:value-type="float"/>
          <table:table-cell office:value="0.5398452753140939" office:value-type="float"/>
          <table:table-cell office:value="0.5979103512183057" office:value-type="float"/>
          <table:table-cell office:value="0.6090065055529793" office:value-type="float"/>
          <table:table-cell office:value="0.6295445453699061" office:value-type="float"/>
          <table:table-cell office:value="0.6799438121633725" office:value-type="float"/>
          <table:table-cell office:value="0.42231900856728094" office:value-type="float"/>
          <table:table-cell office:value="0.48131963913500697" office:value-type="float"/>
          <table:table-cell office:value="0.5036986547496162" office:value-type="float"/>
          <table:table-cell office:value="0.5221402009231222" office:value-type="float"/>
          <table:table-cell office:value="0.5565793045691327" office:value-type="float"/>
          <table:table-cell office:value="0.6212569333429847" office:value-type="float"/>
          <table:table-cell office:value="0.6423268679029634" office:value-type="float"/>
          <table:table-cell office:value="0.6637531594887995" office:value-type="float"/>
          <table:table-cell office:value="0.6778002657002354" office:value-type="float"/>
          <table:table-cell office:value="0.7250315980455793" office:value-type="float"/>
          <table:table-cell office:value="0.4268504720746591" office:value-type="float"/>
          <table:table-cell office:value="0.4899573849578348" office:value-type="float"/>
          <table:table-cell office:value="0.5191781776267947" office:value-type="float"/>
          <table:table-cell office:value="0.5306534824675959" office:value-type="float"/>
          <table:table-cell office:value="0.5739333246497884" office:value-type="float"/>
        </table:table-row>
        <table:table-row>
          <table:table-cell office:value-type="string">
            <text:p>joomla__joomla-cms</text:p>
          </table:table-cell>
          <table:table-cell office:value="0.7304623421401271" office:value-type="float"/>
          <table:table-cell office:value="0.8041805658074876" office:value-type="float"/>
          <table:table-cell office:value="0.8140406979839564" office:value-type="float"/>
          <table:table-cell office:value="0.8260707537528161" office:value-type="float"/>
          <table:table-cell office:value="0.871887983068074" office:value-type="float"/>
          <table:table-cell office:value="0.5415282740524607" office:value-type="float"/>
          <table:table-cell office:value="0.5991912812924453" office:value-type="float"/>
          <table:table-cell office:value="0.6126208779768968" office:value-type="float"/>
          <table:table-cell office:value="0.6266431614137451" office:value-type="float"/>
          <table:table-cell office:value="0.6916407290751246" office:value-type="float"/>
          <table:table-cell office:value="0.3918868633673717" office:value-type="float"/>
          <table:table-cell office:value="0.4784567456513794" office:value-type="float"/>
          <table:table-cell office:value="0.4964891446510594" office:value-type="float"/>
          <table:table-cell office:value="0.513261619078057" office:value-type="float"/>
          <table:table-cell office:value="0.5857804127069975" office:value-type="float"/>
          <table:table-cell office:value="0.5743975123349412" office:value-type="float"/>
          <table:table-cell office:value="0.6148152935933133" office:value-type="float"/>
          <table:table-cell office:value="0.6315322438916297" office:value-type="float"/>
          <table:table-cell office:value="0.64857136073054" office:value-type="float"/>
          <table:table-cell office:value="0.7377646844496312" office:value-type="float"/>
          <table:table-cell office:value="0.44700578735540086" office:value-type="float"/>
          <table:table-cell office:value="0.5200573912510492" office:value-type="float"/>
          <table:table-cell office:value="0.5383295795992592" office:value-type="float"/>
          <table:table-cell office:value="0.5514254500009281" office:value-type="float"/>
          <table:table-cell office:value="0.6139677591580198" office:value-type="float"/>
        </table:table-row>
        <table:table-row>
          <table:table-cell office:value-type="string">
            <text:p>TheNewNormal__kube-solo-osx</text:p>
          </table:table-cell>
          <table:table-cell office:value="0.694756600922004" office:value-type="float"/>
          <table:table-cell office:value="0.7430787429438733" office:value-type="float"/>
          <table:table-cell office:value="0.7536425739449404" office:value-type="float"/>
          <table:table-cell office:value="0.7707747888718346" office:value-type="float"/>
          <table:table-cell office:value="0.8209706002462731" office:value-type="float"/>
          <table:table-cell office:value="0.5737499968125634" office:value-type="float"/>
          <table:table-cell office:value="0.5955396990372411" office:value-type="float"/>
          <table:table-cell office:value="0.6143162633892462" office:value-type="float"/>
          <table:table-cell office:value="0.6212482220466318" office:value-type="float"/>
          <table:table-cell office:value="0.638967372121544" office:value-type="float"/>
          <table:table-cell office:value="0.4037724943785215" office:value-type="float"/>
          <table:table-cell office:value="0.4537816892084976" office:value-type="float"/>
          <table:table-cell office:value="0.4603298614977601" office:value-type="float"/>
          <table:table-cell office:value="0.49373180672795125" office:value-type="float"/>
          <table:table-cell office:value="0.5087862090540254" office:value-type="float"/>
          <table:table-cell office:value="0.5702095608792932" office:value-type="float"/>
          <table:table-cell office:value="0.6142787865780227" office:value-type="float"/>
          <table:table-cell office:value="0.6190754386224429" office:value-type="float"/>
          <table:table-cell office:value="0.642727338052969" office:value-type="float"/>
          <table:table-cell office:value="0.6970121456390036" office:value-type="float"/>
          <table:table-cell office:value="0.4330673201492159" office:value-type="float"/>
          <table:table-cell office:value="0.47480437280147125" office:value-type="float"/>
          <table:table-cell office:value="0.4954400731071672" office:value-type="float"/>
          <table:table-cell office:value="0.5022518866535841" office:value-type="float"/>
          <table:table-cell office:value="0.5444253144717" office:value-type="float"/>
        </table:table-row>
        <table:table-row>
          <table:table-cell office:value-type="string">
            <text:p>mizzy__serverspec</text:p>
          </table:table-cell>
          <table:table-cell office:value="0.724297088782823" office:value-type="float"/>
          <table:table-cell office:value="0.7757933701773684" office:value-type="float"/>
          <table:table-cell office:value="0.7906161778962734" office:value-type="float"/>
          <table:table-cell office:value="0.7958782037710627" office:value-type="float"/>
          <table:table-cell office:value="0.8222796494393567" office:value-type="float"/>
          <table:table-cell office:value="0.5751162043797766" office:value-type="float"/>
          <table:table-cell office:value="0.5976152387076068" office:value-type="float"/>
          <table:table-cell office:value="0.6034718572963488" office:value-type="float"/>
          <table:table-cell office:value="0.6194104043289761" office:value-type="float"/>
          <table:table-cell office:value="0.6530467962464538" office:value-type="float"/>
          <table:table-cell office:value="0.4362461377362498" office:value-type="float"/>
          <table:table-cell office:value="0.4613741084245385" office:value-type="float"/>
          <table:table-cell office:value="0.49150921380447754" office:value-type="float"/>
          <table:table-cell office:value="0.4962679928006353" office:value-type="float"/>
          <table:table-cell office:value="0.5198145500198331" office:value-type="float"/>
          <table:table-cell office:value="0.6083817454542183" office:value-type="float"/>
          <table:table-cell office:value="0.6364174874350964" office:value-type="float"/>
          <table:table-cell office:value="0.6603287051508431" office:value-type="float"/>
          <table:table-cell office:value="0.6675203457624928" office:value-type="float"/>
          <table:table-cell office:value="0.6976341660727801" office:value-type="float"/>
          <table:table-cell office:value="0.41301017690130154" office:value-type="float"/>
          <table:table-cell office:value="0.49480362531930333" office:value-type="float"/>
          <table:table-cell office:value="0.5125886146381442" office:value-type="float"/>
          <table:table-cell office:value="0.5255020057400821" office:value-type="float"/>
          <table:table-cell office:value="0.5510176831383077" office:value-type="float"/>
        </table:table-row>
        <table:table-row>
          <table:table-cell office:value-type="string">
            <text:p>Automattic__wp-calypso</text:p>
          </table:table-cell>
          <table:table-cell office:value="0.7593358430301154" office:value-type="float"/>
          <table:table-cell office:value="0.809061472029782" office:value-type="float"/>
          <table:table-cell office:value="0.8173421138496297" office:value-type="float"/>
          <table:table-cell office:value="0.8253610075981906" office:value-type="float"/>
          <table:table-cell office:value="0.860362730752126" office:value-type="float"/>
          <table:table-cell office:value="0.5531023641482727" office:value-type="float"/>
          <table:table-cell office:value="0.6008358920304984" office:value-type="float"/>
          <table:table-cell office:value="0.6145863028455505" office:value-type="float"/>
          <table:table-cell office:value="0.6300808309288581" office:value-type="float"/>
          <table:table-cell office:value="0.7030301982136888" office:value-type="float"/>
          <table:table-cell office:value="0.3670046253613916" office:value-type="float"/>
          <table:table-cell office:value="0.4669505227897973" office:value-type="float"/>
          <table:table-cell office:value="0.4795753525174842" office:value-type="float"/>
          <table:table-cell office:value="0.4941519559503819" office:value-type="float"/>
          <table:table-cell office:value="0.5607529573538957" office:value-type="float"/>
          <table:table-cell office:value="0.576977682860079" office:value-type="float"/>
          <table:table-cell office:value="0.6331215639214606" office:value-type="float"/>
          <table:table-cell office:value="0.644737071401007" office:value-type="float"/>
          <table:table-cell office:value="0.6625087849670805" office:value-type="float"/>
          <table:table-cell office:value="0.7525252350223335" office:value-type="float"/>
          <table:table-cell office:value="0.4134570495174901" office:value-type="float"/>
          <table:table-cell office:value="0.5048331278117112" office:value-type="float"/>
          <table:table-cell office:value="0.5173046253373939" office:value-type="float"/>
          <table:table-cell office:value="0.5324438403315376" office:value-type="float"/>
          <table:table-cell office:value="0.6020183114565432" office:value-type="float"/>
        </table:table-row>
        <table:table-row>
          <table:table-cell office:value-type="string">
            <text:p>krmaxwell__maltrieve</text:p>
          </table:table-cell>
          <table:table-cell office:value="0.7635848806324714" office:value-type="float"/>
          <table:table-cell office:value="0.7655229169408224" office:value-type="float"/>
          <table:table-cell office:value="0.7813252666450825" office:value-type="float"/>
          <table:table-cell office:value="0.7916095574257265" office:value-type="float"/>
          <table:table-cell office:value="0.805777017287904" office:value-type="float"/>
          <table:table-cell office:value="0.5723531598393164" office:value-type="float"/>
          <table:table-cell office:value="0.6065279835169755" office:value-type="float"/>
          <table:table-cell office:value="0.6137798195965851" office:value-type="float"/>
          <table:table-cell office:value="0.6204056901127893" office:value-type="float"/>
          <table:table-cell office:value="0.6358365084140896" office:value-type="float"/>
          <table:table-cell office:value="0.41731545495243705" office:value-type="float"/>
          <table:table-cell office:value="0.45919391916251107" office:value-type="float"/>
          <table:table-cell office:value="0.483486491281179" office:value-type="float"/>
          <table:table-cell office:value="0.49600774331918895" office:value-type="float"/>
          <table:table-cell office:value="0.5018146031090268" office:value-type="float"/>
          <table:table-cell office:value="0.6000138640142346" office:value-type="float"/>
          <table:table-cell office:value="0.6357697238501572" office:value-type="float"/>
          <table:table-cell office:value="0.6523435474443293" office:value-type="float"/>
          <table:table-cell office:value="0.6658516450280417" office:value-type="float"/>
          <table:table-cell office:value="0.6958372472538393" office:value-type="float"/>
          <table:table-cell office:value="0.46566431168511613" office:value-type="float"/>
          <table:table-cell office:value="0.48116146364593815" office:value-type="float"/>
          <table:table-cell office:value="0.5175283791720157" office:value-type="float"/>
          <table:table-cell office:value="0.5264329907929761" office:value-type="float"/>
          <table:table-cell office:value="0.5337074546567232" office:value-type="float"/>
        </table:table-row>
        <table:table-row>
          <table:table-cell office:value-type="string">
            <text:p>google__gxui</text:p>
          </table:table-cell>
          <table:table-cell office:value="0.7033060315304007" office:value-type="float"/>
          <table:table-cell office:value="0.7493811154576586" office:value-type="float"/>
          <table:table-cell office:value="0.7820350618388168" office:value-type="float"/>
          <table:table-cell office:value="0.8062461782047957" office:value-type="float"/>
          <table:table-cell office:value="0.84274658989083" office:value-type="float"/>
          <table:table-cell office:value="0.5492523906899798" office:value-type="float"/>
          <table:table-cell office:value="0.5733771618338799" office:value-type="float"/>
          <table:table-cell office:value="0.5960700753373877" office:value-type="float"/>
          <table:table-cell office:value="0.6106649177848149" office:value-type="float"/>
          <table:table-cell office:value="0.6903292095398936" office:value-type="float"/>
          <table:table-cell office:value="0.4376296088214885" office:value-type="float"/>
          <table:table-cell office:value="0.4702634035257166" office:value-type="float"/>
          <table:table-cell office:value="0.4914556087595696" office:value-type="float"/>
          <table:table-cell office:value="0.4985188653019148" office:value-type="float"/>
          <table:table-cell office:value="0.5612940754978997" office:value-type="float"/>
          <table:table-cell office:value="0.5915367446973422" office:value-type="float"/>
          <table:table-cell office:value="0.6221754217139689" office:value-type="float"/>
          <table:table-cell office:value="0.6322512560693745" office:value-type="float"/>
          <table:table-cell office:value="0.6490312746268697" office:value-type="float"/>
          <table:table-cell office:value="0.7490499398522243" office:value-type="float"/>
          <table:table-cell office:value="0.36109385429029506" office:value-type="float"/>
          <table:table-cell office:value="0.48094201031162376" office:value-type="float"/>
          <table:table-cell office:value="0.5018076436703306" office:value-type="float"/>
          <table:table-cell office:value="0.5277899106760183" office:value-type="float"/>
          <table:table-cell office:value="0.611515846652713" office:value-type="float"/>
        </table:table-row>
        <table:table-row>
          <table:table-cell office:value-type="string">
            <text:p>kanboard__kanboard</text:p>
          </table:table-cell>
          <table:table-cell office:value="0.6986288953509224" office:value-type="float"/>
          <table:table-cell office:value="0.7863418815250234" office:value-type="float"/>
          <table:table-cell office:value="0.8063373484730271" office:value-type="float"/>
          <table:table-cell office:value="0.820917096443425" office:value-type="float"/>
          <table:table-cell office:value="0.8658741897940565" office:value-type="float"/>
          <table:table-cell office:value="0.5386464942985838" office:value-type="float"/>
          <table:table-cell office:value="0.5951442362832096" office:value-type="float"/>
          <table:table-cell office:value="0.6102740387000088" office:value-type="float"/>
          <table:table-cell office:value="0.6260015231263177" office:value-type="float"/>
          <table:table-cell office:value="0.6805915261774934" office:value-type="float"/>
          <table:table-cell office:value="0.3811612569433356" office:value-type="float"/>
          <table:table-cell office:value="0.4634796303855084" office:value-type="float"/>
          <table:table-cell office:value="0.485972290415729" office:value-type="float"/>
          <table:table-cell office:value="0.5039998220045613" office:value-type="float"/>
          <table:table-cell office:value="0.5814099831444334" office:value-type="float"/>
          <table:table-cell office:value="0.5564519371917626" office:value-type="float"/>
          <table:table-cell office:value="0.6173237021903047" office:value-type="float"/>
          <table:table-cell office:value="0.6385412551464623" office:value-type="float"/>
          <table:table-cell office:value="0.6650298290257316" office:value-type="float"/>
          <table:table-cell office:value="0.744275810667014" office:value-type="float"/>
          <table:table-cell office:value="0.3911566181682938" office:value-type="float"/>
          <table:table-cell office:value="0.49945031688024527" office:value-type="float"/>
          <table:table-cell office:value="0.5175750011355715" office:value-type="float"/>
          <table:table-cell office:value="0.5383427859060703" office:value-type="float"/>
          <table:table-cell office:value="0.6003008047610139" office:value-type="float"/>
        </table:table-row>
        <table:table-row>
          <table:table-cell office:value-type="string">
            <text:p>lbryio__lbry</text:p>
          </table:table-cell>
          <table:table-cell office:value="0.7170094078650788" office:value-type="float"/>
          <table:table-cell office:value="0.7605266127140915" office:value-type="float"/>
          <table:table-cell office:value="0.7829535338786711" office:value-type="float"/>
          <table:table-cell office:value="0.8113825134165193" office:value-type="float"/>
          <table:table-cell office:value="0.8476690824367737" office:value-type="float"/>
          <table:table-cell office:value="0.5232866725922771" office:value-type="float"/>
          <table:table-cell office:value="0.5917028813571836" office:value-type="float"/>
          <table:table-cell office:value="0.6023652710733547" office:value-type="float"/>
          <table:table-cell office:value="0.6134295865792194" office:value-type="float"/>
          <table:table-cell office:value="0.6633483740556598" office:value-type="float"/>
          <table:table-cell office:value="0.3849820534867387" office:value-type="float"/>
          <table:table-cell office:value="0.4492641141600607" office:value-type="float"/>
          <table:table-cell office:value="0.4669495505590799" office:value-type="float"/>
          <table:table-cell office:value="0.4854977303550384" office:value-type="float"/>
          <table:table-cell office:value="0.5568446779580574" office:value-type="float"/>
          <table:table-cell office:value="0.5777800082158705" office:value-type="float"/>
          <table:table-cell office:value="0.628686818139369" office:value-type="float"/>
          <table:table-cell office:value="0.6421763175273366" office:value-type="float"/>
          <table:table-cell office:value="0.6623580769005686" office:value-type="float"/>
          <table:table-cell office:value="0.7220208544367039" office:value-type="float"/>
          <table:table-cell office:value="0.42528272806067935" office:value-type="float"/>
          <table:table-cell office:value="0.4786364252547647" office:value-type="float"/>
          <table:table-cell office:value="0.49424414787682114" office:value-type="float"/>
          <table:table-cell office:value="0.5194589753047949" office:value-type="float"/>
          <table:table-cell office:value="0.5702183737057418" office:value-type="float"/>
        </table:table-row>
        <table:table-row>
          <table:table-cell office:value-type="string">
            <text:p>stig__json-framework</text:p>
          </table:table-cell>
          <table:table-cell office:value="0.6755448035003191" office:value-type="float"/>
          <table:table-cell office:value="0.7793194349165108" office:value-type="float"/>
          <table:table-cell office:value="0.8071354121475824" office:value-type="float"/>
          <table:table-cell office:value="0.824001690338624" office:value-type="float"/>
          <table:table-cell office:value="0.8526186210884582" office:value-type="float"/>
          <table:table-cell office:value="0.5023815214183875" office:value-type="float"/>
          <table:table-cell office:value="0.5627478700489418" office:value-type="float"/>
          <table:table-cell office:value="0.5848419678478686" office:value-type="float"/>
          <table:table-cell office:value="0.6081431806827958" office:value-type="float"/>
          <table:table-cell office:value="0.6633888105126227" office:value-type="float"/>
          <table:table-cell office:value="0.3787905784682898" office:value-type="float"/>
          <table:table-cell office:value="0.43902519960992686" office:value-type="float"/>
          <table:table-cell office:value="0.467996253993834" office:value-type="float"/>
          <table:table-cell office:value="0.5069661740716038" office:value-type="float"/>
          <table:table-cell office:value="0.538433586618852" office:value-type="float"/>
          <table:table-cell office:value="0.5729911430305901" office:value-type="float"/>
          <table:table-cell office:value="0.6101347086850508" office:value-type="float"/>
          <table:table-cell office:value="0.6388221885127938" office:value-type="float"/>
          <table:table-cell office:value="0.675203825098713" office:value-type="float"/>
          <table:table-cell office:value="0.719806745465756" office:value-type="float"/>
          <table:table-cell office:value="0.33981189145490703" office:value-type="float"/>
          <table:table-cell office:value="0.4666768156653365" office:value-type="float"/>
          <table:table-cell office:value="0.5064344004922505" office:value-type="float"/>
          <table:table-cell office:value="0.5438694307289581" office:value-type="float"/>
          <table:table-cell office:value="0.5748708452493649" office:value-type="float"/>
        </table:table-row>
        <table:table-row>
          <table:table-cell office:value-type="string">
            <text:p>mhoofman__wordpress-heroku</text:p>
          </table:table-cell>
          <table:table-cell office:value="0.7578052630339452" office:value-type="float"/>
          <table:table-cell office:value="0.7647842857627514" office:value-type="float"/>
          <table:table-cell office:value="0.8020526426597295" office:value-type="float"/>
          <table:table-cell office:value="0.8233974655276572" office:value-type="float"/>
          <table:table-cell office:value="0.8233974655276572" office:value-type="float"/>
          <table:table-cell office:value="0.5866403902200399" office:value-type="float"/>
          <table:table-cell office:value="0.5998230062346357" office:value-type="float"/>
          <table:table-cell office:value="0.6027595115182998" office:value-type="float"/>
          <table:table-cell office:value="0.6121591915248384" office:value-type="float"/>
          <table:table-cell office:value="0.6121591915248384" office:value-type="float"/>
          <table:table-cell office:value="0.45865602747172723" office:value-type="float"/>
          <table:table-cell office:value="0.4695725709236447" office:value-type="float"/>
          <table:table-cell office:value="0.4972292789560447" office:value-type="float"/>
          <table:table-cell office:value="0.5279915074906917" office:value-type="float"/>
          <table:table-cell office:value="0.5279915074906917" office:value-type="float"/>
          <table:table-cell office:value="0.6030163026385" office:value-type="float"/>
          <table:table-cell office:value="0.6113453527009404" office:value-type="float"/>
          <table:table-cell office:value="0.6168463463690639" office:value-type="float"/>
          <table:table-cell office:value="0.6515090607453518" office:value-type="float"/>
          <table:table-cell office:value="0.6515090607453518" office:value-type="float"/>
          <table:table-cell office:value="0.5219137559999534" office:value-type="float"/>
          <table:table-cell office:value="0.581378084639516" office:value-type="float"/>
          <table:table-cell office:value="0.5839428038160627" office:value-type="float"/>
          <table:table-cell office:value="0.5978610824354857" office:value-type="float"/>
          <table:table-cell office:value="0.5978610824354857" office:value-type="float"/>
        </table:table-row>
        <table:table-row>
          <table:table-cell office:value-type="string">
            <text:p>fibjs__fibjs</text:p>
          </table:table-cell>
          <table:table-cell office:value="0.69488362765064" office:value-type="float"/>
          <table:table-cell office:value="0.717957849462633" office:value-type="float"/>
          <table:table-cell office:value="0.7243642055738498" office:value-type="float"/>
          <table:table-cell office:value="0.7365958540896907" office:value-type="float"/>
          <table:table-cell office:value="0.7365958540896907" office:value-type="float"/>
          <table:table-cell office:value="0.5815616079174156" office:value-type="float"/>
          <table:table-cell office:value="0.5884143557328588" office:value-type="float"/>
          <table:table-cell office:value="0.5910356008467743" office:value-type="float"/>
          <table:table-cell office:value="0.593560954849204" office:value-type="float"/>
          <table:table-cell office:value="0.593560954849204" office:value-type="float"/>
          <table:table-cell office:value="0.4140396813416344" office:value-type="float"/>
          <table:table-cell office:value="0.4300669008632674" office:value-type="float"/>
          <table:table-cell office:value="0.43635950880554" office:value-type="float"/>
          <table:table-cell office:value="0.448170307621951" office:value-type="float"/>
          <table:table-cell office:value="0.448170307621951" office:value-type="float"/>
          <table:table-cell office:value="0.605994818355261" office:value-type="float"/>
          <table:table-cell office:value="0.6350249259802395" office:value-type="float"/>
          <table:table-cell office:value="0.6380773977616784" office:value-type="float"/>
          <table:table-cell office:value="0.673125847238873" office:value-type="float"/>
          <table:table-cell office:value="0.673125847238873" office:value-type="float"/>
          <table:table-cell office:value="0.42858202127613076" office:value-type="float"/>
          <table:table-cell office:value="0.4416102534485874" office:value-type="float"/>
          <table:table-cell office:value="0.44249258080208537" office:value-type="float"/>
          <table:table-cell office:value="0.46623234414083603" office:value-type="float"/>
          <table:table-cell office:value="0.46623234414083603" office:value-type="float"/>
        </table:table-row>
        <table:table-row>
          <table:table-cell office:value-type="string">
            <text:p>OpenRefine__OpenRefine</text:p>
          </table:table-cell>
          <table:table-cell office:value="0.7032609793089589" office:value-type="float"/>
          <table:table-cell office:value="0.7705634933517669" office:value-type="float"/>
          <table:table-cell office:value="0.800224289194748" office:value-type="float"/>
          <table:table-cell office:value="0.8213279628989688" office:value-type="float"/>
          <table:table-cell office:value="0.8546013857041709" office:value-type="float"/>
          <table:table-cell office:value="0.5352778601846119" office:value-type="float"/>
          <table:table-cell office:value="0.5860471600740161" office:value-type="float"/>
          <table:table-cell office:value="0.6114508885938016" office:value-type="float"/>
          <table:table-cell office:value="0.6208575649536383" office:value-type="float"/>
          <table:table-cell office:value="0.675118561322931" office:value-type="float"/>
          <table:table-cell office:value="0.37248866572735656" office:value-type="float"/>
          <table:table-cell office:value="0.4670551875273189" office:value-type="float"/>
          <table:table-cell office:value="0.48554781731227803" office:value-type="float"/>
          <table:table-cell office:value="0.5039602803800575" office:value-type="float"/>
          <table:table-cell office:value="0.58531579918004" office:value-type="float"/>
          <table:table-cell office:value="0.5750462838267567" office:value-type="float"/>
          <table:table-cell office:value="0.620658506266042" office:value-type="float"/>
          <table:table-cell office:value="0.6408411196667851" office:value-type="float"/>
          <table:table-cell office:value="0.655659517522857" office:value-type="float"/>
          <table:table-cell office:value="0.7391661992340365" office:value-type="float"/>
          <table:table-cell office:value="0.4139513992979821" office:value-type="float"/>
          <table:table-cell office:value="0.4797508604049215" office:value-type="float"/>
          <table:table-cell office:value="0.5079654696698115" office:value-type="float"/>
          <table:table-cell office:value="0.522132219398068" office:value-type="float"/>
          <table:table-cell office:value="0.5876513601300081" office:value-type="float"/>
        </table:table-row>
        <table:table-row>
          <table:table-cell office:value-type="string">
            <text:p>mrclay__minify</text:p>
          </table:table-cell>
          <table:table-cell office:value="0.745192571368652" office:value-type="float"/>
          <table:table-cell office:value="0.7809073289737916" office:value-type="float"/>
          <table:table-cell office:value="0.7996420907841599" office:value-type="float"/>
          <table:table-cell office:value="0.8091353054134459" office:value-type="float"/>
          <table:table-cell office:value="0.8322115056683541" office:value-type="float"/>
          <table:table-cell office:value="0.5294287453382023" office:value-type="float"/>
          <table:table-cell office:value="0.5820786106329875" office:value-type="float"/>
          <table:table-cell office:value="0.5986883708925514" office:value-type="float"/>
          <table:table-cell office:value="0.6159848408613686" office:value-type="float"/>
          <table:table-cell office:value="0.6297753521259132" office:value-type="float"/>
          <table:table-cell office:value="0.381124806905669" office:value-type="float"/>
          <table:table-cell office:value="0.420823292341008" office:value-type="float"/>
          <table:table-cell office:value="0.4698732092382367" office:value-type="float"/>
          <table:table-cell office:value="0.4788832390845429" office:value-type="float"/>
          <table:table-cell office:value="0.480987564999796" office:value-type="float"/>
          <table:table-cell office:value="0.5651327992806694" office:value-type="float"/>
          <table:table-cell office:value="0.5730022721886492" office:value-type="float"/>
          <table:table-cell office:value="0.6126279211067474" office:value-type="float"/>
          <table:table-cell office:value="0.6302273028014902" office:value-type="float"/>
          <table:table-cell office:value="0.6342173591396874" office:value-type="float"/>
          <table:table-cell office:value="0.4328773857588789" office:value-type="float"/>
          <table:table-cell office:value="0.49607557249906853" office:value-type="float"/>
          <table:table-cell office:value="0.523553797520021" office:value-type="float"/>
          <table:table-cell office:value="0.5279002087397302" office:value-type="float"/>
          <table:table-cell office:value="0.5574336223271548" office:value-type="float"/>
        </table:table-row>
        <table:table-row>
          <table:table-cell office:value-type="string">
            <text:p>johannilsson__android-pulltorefresh</text:p>
          </table:table-cell>
          <table:table-cell office:value="0.7105538460121299" office:value-type="float"/>
          <table:table-cell office:value="0.7765457783635749" office:value-type="float"/>
          <table:table-cell office:value="0.8026459898708331" office:value-type="float"/>
          <table:table-cell office:value="0.8032888773061782" office:value-type="float"/>
          <table:table-cell office:value="0.8261988546365422" office:value-type="float"/>
          <table:table-cell office:value="0.5443411532255464" office:value-type="float"/>
          <table:table-cell office:value="0.5696572313809217" office:value-type="float"/>
          <table:table-cell office:value="0.5960988179657392" office:value-type="float"/>
          <table:table-cell office:value="0.6070145533384075" office:value-type="float"/>
          <table:table-cell office:value="0.6546843920317155" office:value-type="float"/>
          <table:table-cell office:value="0.47446512943970304" office:value-type="float"/>
          <table:table-cell office:value="0.4817910637825651" office:value-type="float"/>
          <table:table-cell office:value="0.4915466078475993" office:value-type="float"/>
          <table:table-cell office:value="0.4993666404379232" office:value-type="float"/>
          <table:table-cell office:value="0.5612868215475323" office:value-type="float"/>
          <table:table-cell office:value="0.6113829417466556" office:value-type="float"/>
          <table:table-cell office:value="0.6170134983215447" office:value-type="float"/>
          <table:table-cell office:value="0.6353447764670292" office:value-type="float"/>
          <table:table-cell office:value="0.6486989574905853" office:value-type="float"/>
          <table:table-cell office:value="0.7127270710264422" office:value-type="float"/>
          <table:table-cell office:value="0.40350779504795514" office:value-type="float"/>
          <table:table-cell office:value="0.45634326102916434" office:value-type="float"/>
          <table:table-cell office:value="0.4913363557087457" office:value-type="float"/>
          <table:table-cell office:value="0.5321291025938639" office:value-type="float"/>
          <table:table-cell office:value="0.5453436345108196" office:value-type="float"/>
        </table:table-row>
        <table:table-row>
          <table:table-cell office:value-type="string">
            <text:p>HubSpot__offline</text:p>
          </table:table-cell>
          <table:table-cell office:value="0.7249331095089383" office:value-type="float"/>
          <table:table-cell office:value="0.7880329819574556" office:value-type="float"/>
          <table:table-cell office:value="0.7957949951785732" office:value-type="float"/>
          <table:table-cell office:value="0.8071158804695576" office:value-type="float"/>
          <table:table-cell office:value="0.8370531799849319" office:value-type="float"/>
          <table:table-cell office:value="0.5157725930531021" office:value-type="float"/>
          <table:table-cell office:value="0.585539998079449" office:value-type="float"/>
          <table:table-cell office:value="0.6045716359167893" office:value-type="float"/>
          <table:table-cell office:value="0.6231990743478635" office:value-type="float"/>
          <table:table-cell office:value="0.707955672208732" office:value-type="float"/>
          <table:table-cell office:value="0.37138077077056075" office:value-type="float"/>
          <table:table-cell office:value="0.4524892021972368" office:value-type="float"/>
          <table:table-cell office:value="0.47227000619787896" office:value-type="float"/>
          <table:table-cell office:value="0.49120170299978766" office:value-type="float"/>
          <table:table-cell office:value="0.5322557591683106" office:value-type="float"/>
          <table:table-cell office:value="0.572338964560705" office:value-type="float"/>
          <table:table-cell office:value="0.6144410097284789" office:value-type="float"/>
          <table:table-cell office:value="0.6380252072946727" office:value-type="float"/>
          <table:table-cell office:value="0.6583998701779222" office:value-type="float"/>
          <table:table-cell office:value="0.751280608458362" office:value-type="float"/>
          <table:table-cell office:value="0.41790673227853803" office:value-type="float"/>
          <table:table-cell office:value="0.5012258114566159" office:value-type="float"/>
          <table:table-cell office:value="0.5273145756936881" office:value-type="float"/>
          <table:table-cell office:value="0.547211229794979" office:value-type="float"/>
          <table:table-cell office:value="0.5651467055801983" office:value-type="float"/>
        </table:table-row>
        <table:table-row>
          <table:table-cell office:value-type="string">
            <text:p>josh__css-explain</text:p>
          </table:table-cell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8090359572209774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855564335798754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539610057184496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636129887138946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6706828838855063" office:value-type="float"/>
        </table:table-row>
        <table:table-row>
          <table:table-cell office:value-type="string">
            <text:p>oklai__koala</text:p>
          </table:table-cell>
          <table:table-cell office:value="0.7120679046324214" office:value-type="float"/>
          <table:table-cell office:value="0.7942070688525061" office:value-type="float"/>
          <table:table-cell office:value="0.8091546335736676" office:value-type="float"/>
          <table:table-cell office:value="0.8144223213251273" office:value-type="float"/>
          <table:table-cell office:value="0.8631104822794197" office:value-type="float"/>
          <table:table-cell office:value="0.564106964882338" office:value-type="float"/>
          <table:table-cell office:value="0.5916554112104008" office:value-type="float"/>
          <table:table-cell office:value="0.6052935706121797" office:value-type="float"/>
          <table:table-cell office:value="0.619358456677844" office:value-type="float"/>
          <table:table-cell office:value="0.6367988044985389" office:value-type="float"/>
          <table:table-cell office:value="0.39679817329089856" office:value-type="float"/>
          <table:table-cell office:value="0.4445716442270703" office:value-type="float"/>
          <table:table-cell office:value="0.4852705019008472" office:value-type="float"/>
          <table:table-cell office:value="0.5129480771785293" office:value-type="float"/>
          <table:table-cell office:value="0.5661675593511415" office:value-type="float"/>
          <table:table-cell office:value="0.5961951990713181" office:value-type="float"/>
          <table:table-cell office:value="0.6219320031598623" office:value-type="float"/>
          <table:table-cell office:value="0.6399839872461601" office:value-type="float"/>
          <table:table-cell office:value="0.6529157349064698" office:value-type="float"/>
          <table:table-cell office:value="0.7023843558685483" office:value-type="float"/>
          <table:table-cell office:value="0.4380781722600867" office:value-type="float"/>
          <table:table-cell office:value="0.4852951444382493" office:value-type="float"/>
          <table:table-cell office:value="0.5006643280061311" office:value-type="float"/>
          <table:table-cell office:value="0.5291522128305441" office:value-type="float"/>
          <table:table-cell office:value="0.5623266517088467" office:value-type="float"/>
        </table:table-row>
        <table:table-row>
          <table:table-cell office:value-type="string">
            <text:p>revolunet__angular-carousel</text:p>
          </table:table-cell>
          <table:table-cell office:value="0.7237911616839507" office:value-type="float"/>
          <table:table-cell office:value="0.7802114706401075" office:value-type="float"/>
          <table:table-cell office:value="0.7965160468117454" office:value-type="float"/>
          <table:table-cell office:value="0.8117882011530891" office:value-type="float"/>
          <table:table-cell office:value="0.8437149792985653" office:value-type="float"/>
          <table:table-cell office:value="0.52162580772965" office:value-type="float"/>
          <table:table-cell office:value="0.5648212191157018" office:value-type="float"/>
          <table:table-cell office:value="0.5842182104268501" office:value-type="float"/>
          <table:table-cell office:value="0.5994923952566483" office:value-type="float"/>
          <table:table-cell office:value="0.6530611003116463" office:value-type="float"/>
          <table:table-cell office:value="0.3945960025065901" office:value-type="float"/>
          <table:table-cell office:value="0.45415255556159106" office:value-type="float"/>
          <table:table-cell office:value="0.47729445659799885" office:value-type="float"/>
          <table:table-cell office:value="0.5094076644359787" office:value-type="float"/>
          <table:table-cell office:value="0.5473227433373251" office:value-type="float"/>
          <table:table-cell office:value="0.5747058183259308" office:value-type="float"/>
          <table:table-cell office:value="0.617641469112644" office:value-type="float"/>
          <table:table-cell office:value="0.6263795722875019" office:value-type="float"/>
          <table:table-cell office:value="0.6493704277167872" office:value-type="float"/>
          <table:table-cell office:value="0.7227522637299716" office:value-type="float"/>
          <table:table-cell office:value="0.383546545860243" office:value-type="float"/>
          <table:table-cell office:value="0.4495838461473136" office:value-type="float"/>
          <table:table-cell office:value="0.482444152047933" office:value-type="float"/>
          <table:table-cell office:value="0.516130198336201" office:value-type="float"/>
          <table:table-cell office:value="0.5616407259432818" office:value-type="float"/>
        </table:table-row>
        <table:table-row>
          <table:table-cell office:value-type="string">
            <text:p>woocommerce__woocommerce</text:p>
          </table:table-cell>
          <table:table-cell office:value="0.7231211428589706" office:value-type="float"/>
          <table:table-cell office:value="0.7964173842819854" office:value-type="float"/>
          <table:table-cell office:value="0.8136907311740402" office:value-type="float"/>
          <table:table-cell office:value="0.8248655300550076" office:value-type="float"/>
          <table:table-cell office:value="0.8810548237755947" office:value-type="float"/>
          <table:table-cell office:value="0.5393544129219716" office:value-type="float"/>
          <table:table-cell office:value="0.6047544924075827" office:value-type="float"/>
          <table:table-cell office:value="0.6234982850703465" office:value-type="float"/>
          <table:table-cell office:value="0.6422439776283364" office:value-type="float"/>
          <table:table-cell office:value="0.7087430675554555" office:value-type="float"/>
          <table:table-cell office:value="0.40422805670939577" office:value-type="float"/>
          <table:table-cell office:value="0.48825299445783793" office:value-type="float"/>
          <table:table-cell office:value="0.5069903590600968" office:value-type="float"/>
          <table:table-cell office:value="0.527624156976634" office:value-type="float"/>
          <table:table-cell office:value="0.605272660640881" office:value-type="float"/>
          <table:table-cell office:value="0.5716432767761255" office:value-type="float"/>
          <table:table-cell office:value="0.6247223050408823" office:value-type="float"/>
          <table:table-cell office:value="0.644971896673875" office:value-type="float"/>
          <table:table-cell office:value="0.6644901310273195" office:value-type="float"/>
          <table:table-cell office:value="0.7783271604036277" office:value-type="float"/>
          <table:table-cell office:value="0.39510012643234244" office:value-type="float"/>
          <table:table-cell office:value="0.5286020872791319" office:value-type="float"/>
          <table:table-cell office:value="0.5470667242481579" office:value-type="float"/>
          <table:table-cell office:value="0.5700135359094962" office:value-type="float"/>
          <table:table-cell office:value="0.684959772279701" office:value-type="float"/>
        </table:table-row>
        <table:table-row>
          <table:table-cell office:value-type="string">
            <text:p>soundcloud__roshi</text:p>
          </table:table-cell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318371880076304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233941017893564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838279652619511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4888341410467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273762911241339" office:value-type="float"/>
        </table:table-row>
        <table:table-row>
          <table:table-cell office:value-type="string">
            <text:p>pyenv__pyenv</text:p>
          </table:table-cell>
          <table:table-cell office:value="0.6825665274000913" office:value-type="float"/>
          <table:table-cell office:value="0.7517593064384909" office:value-type="float"/>
          <table:table-cell office:value="0.7791143328805968" office:value-type="float"/>
          <table:table-cell office:value="0.8032593063812872" office:value-type="float"/>
          <table:table-cell office:value="0.8658165869918827" office:value-type="float"/>
          <table:table-cell office:value="0.5217615175890901" office:value-type="float"/>
          <table:table-cell office:value="0.5663359798158484" office:value-type="float"/>
          <table:table-cell office:value="0.581036245706846" office:value-type="float"/>
          <table:table-cell office:value="0.5980349136444212" office:value-type="float"/>
          <table:table-cell office:value="0.7061093305805821" office:value-type="float"/>
          <table:table-cell office:value="0.3771474664711934" office:value-type="float"/>
          <table:table-cell office:value="0.4317484393015757" office:value-type="float"/>
          <table:table-cell office:value="0.4508948178836228" office:value-type="float"/>
          <table:table-cell office:value="0.47145898547100945" office:value-type="float"/>
          <table:table-cell office:value="0.5545800509840577" office:value-type="float"/>
          <table:table-cell office:value="0.5385395015536867" office:value-type="float"/>
          <table:table-cell office:value="0.5947396579447941" office:value-type="float"/>
          <table:table-cell office:value="0.6136114936641869" office:value-type="float"/>
          <table:table-cell office:value="0.6435014102865566" office:value-type="float"/>
          <table:table-cell office:value="0.796861699708046" office:value-type="float"/>
          <table:table-cell office:value="0.3564713719937441" office:value-type="float"/>
          <table:table-cell office:value="0.4684434992776194" office:value-type="float"/>
          <table:table-cell office:value="0.4905900899706166" office:value-type="float"/>
          <table:table-cell office:value="0.5123425354562238" office:value-type="float"/>
          <table:table-cell office:value="0.5969723034297636" office:value-type="float"/>
        </table:table-row>
        <table:table-row>
          <table:table-cell office:value-type="string">
            <text:p>pika__pika</text:p>
          </table:table-cell>
          <table:table-cell office:value="0.7161428233189622" office:value-type="float"/>
          <table:table-cell office:value="0.7725144430098173" office:value-type="float"/>
          <table:table-cell office:value="0.7930919564592075" office:value-type="float"/>
          <table:table-cell office:value="0.808899443598369" office:value-type="float"/>
          <table:table-cell office:value="0.8443897173201985" office:value-type="float"/>
          <table:table-cell office:value="0.5221989141323392" office:value-type="float"/>
          <table:table-cell office:value="0.5837738703142312" office:value-type="float"/>
          <table:table-cell office:value="0.6030759852377682" office:value-type="float"/>
          <table:table-cell office:value="0.6165484394661451" office:value-type="float"/>
          <table:table-cell office:value="0.6664919378110321" office:value-type="float"/>
          <table:table-cell office:value="0.36539515337293216" office:value-type="float"/>
          <table:table-cell office:value="0.49084101399054597" office:value-type="float"/>
          <table:table-cell office:value="0.5147377828497984" office:value-type="float"/>
          <table:table-cell office:value="0.5295717750323969" office:value-type="float"/>
          <table:table-cell office:value="0.6054241533022677" office:value-type="float"/>
          <table:table-cell office:value="0.5197430174286537" office:value-type="float"/>
          <table:table-cell office:value="0.6327351060728885" office:value-type="float"/>
          <table:table-cell office:value="0.6469798117005179" office:value-type="float"/>
          <table:table-cell office:value="0.6639795310756493" office:value-type="float"/>
          <table:table-cell office:value="0.731812075525031" office:value-type="float"/>
          <table:table-cell office:value="0.4323946834259925" office:value-type="float"/>
          <table:table-cell office:value="0.4850146402328743" office:value-type="float"/>
          <table:table-cell office:value="0.5069214005110272" office:value-type="float"/>
          <table:table-cell office:value="0.5242217421271821" office:value-type="float"/>
          <table:table-cell office:value="0.5657797584043607" office:value-type="float"/>
        </table:table-row>
        <table:table-row>
          <table:table-cell office:value-type="string">
            <text:p>p-e-w__finalterm</text:p>
          </table:table-cell>
          <table:table-cell office:value="0.7047339620930897" office:value-type="float"/>
          <table:table-cell office:value="0.7554371304020163" office:value-type="float"/>
          <table:table-cell office:value="0.7860781575766445" office:value-type="float"/>
          <table:table-cell office:value="0.7971621641429701" office:value-type="float"/>
          <table:table-cell office:value="0.8456892257891657" office:value-type="float"/>
          <table:table-cell office:value="0.5569868602692646" office:value-type="float"/>
          <table:table-cell office:value="0.5771421728194164" office:value-type="float"/>
          <table:table-cell office:value="0.6002781544364246" office:value-type="float"/>
          <table:table-cell office:value="0.6129135385193333" office:value-type="float"/>
          <table:table-cell office:value="0.6822464664262721" office:value-type="float"/>
          <table:table-cell office:value="0.4259580592505051" office:value-type="float"/>
          <table:table-cell office:value="0.4525316484059055" office:value-type="float"/>
          <table:table-cell office:value="0.4742184222235488" office:value-type="float"/>
          <table:table-cell office:value="0.4992629561544584" office:value-type="float"/>
          <table:table-cell office:value="0.5186895624264022" office:value-type="float"/>
          <table:table-cell office:value="0.5785586933000191" office:value-type="float"/>
          <table:table-cell office:value="0.6188092883154747" office:value-type="float"/>
          <table:table-cell office:value="0.6407456891017342" office:value-type="float"/>
          <table:table-cell office:value="0.6588019729401955" office:value-type="float"/>
          <table:table-cell office:value="0.7348242417169112" office:value-type="float"/>
          <table:table-cell office:value="0.4190046662422676" office:value-type="float"/>
          <table:table-cell office:value="0.4769159709788324" office:value-type="float"/>
          <table:table-cell office:value="0.491201504521395" office:value-type="float"/>
          <table:table-cell office:value="0.5091722621934072" office:value-type="float"/>
          <table:table-cell office:value="0.5492790570641815" office:value-type="float"/>
        </table:table-row>
        <table:table-row>
          <table:table-cell office:value-type="string">
            <text:p>aspnetboilerplate__aspnetboilerplate</text:p>
          </table:table-cell>
          <table:table-cell office:value="0.711580893831099" office:value-type="float"/>
          <table:table-cell office:value="0.7624785221540091" office:value-type="float"/>
          <table:table-cell office:value="0.7863998057933275" office:value-type="float"/>
          <table:table-cell office:value="0.8034276554179962" office:value-type="float"/>
          <table:table-cell office:value="0.8632584799559564" office:value-type="float"/>
          <table:table-cell office:value="0.5264446933725323" office:value-type="float"/>
          <table:table-cell office:value="0.5708646903342144" office:value-type="float"/>
          <table:table-cell office:value="0.584756506809823" office:value-type="float"/>
          <table:table-cell office:value="0.6052200437776549" office:value-type="float"/>
          <table:table-cell office:value="0.6661889594784032" office:value-type="float"/>
          <table:table-cell office:value="0.38831863894850227" office:value-type="float"/>
          <table:table-cell office:value="0.4649170670379921" office:value-type="float"/>
          <table:table-cell office:value="0.4792533131892788" office:value-type="float"/>
          <table:table-cell office:value="0.4996325478342328" office:value-type="float"/>
          <table:table-cell office:value="0.5697828759679782" office:value-type="float"/>
          <table:table-cell office:value="0.5535090326896925" office:value-type="float"/>
          <table:table-cell office:value="0.6165809694825433" office:value-type="float"/>
          <table:table-cell office:value="0.636806308842375" office:value-type="float"/>
          <table:table-cell office:value="0.6549620438463637" office:value-type="float"/>
          <table:table-cell office:value="0.7091396464264481" office:value-type="float"/>
          <table:table-cell office:value="0.32319440399568444" office:value-type="float"/>
          <table:table-cell office:value="0.43060492042848453" office:value-type="float"/>
          <table:table-cell office:value="0.472108141097164" office:value-type="float"/>
          <table:table-cell office:value="0.5088108496362703" office:value-type="float"/>
          <table:table-cell office:value="0.5870095471419104" office:value-type="float"/>
        </table:table-row>
        <table:table-row>
          <table:table-cell office:value-type="string">
            <text:p>nicklockwood__iVersion</text:p>
          </table:table-cell>
          <table:table-cell office:value="0.7485547628489797" office:value-type="float"/>
          <table:table-cell office:value="0.7558703015507306" office:value-type="float"/>
          <table:table-cell office:value="0.7839524650068387" office:value-type="float"/>
          <table:table-cell office:value="0.7960942587506661" office:value-type="float"/>
          <table:table-cell office:value="0.8377800790920842" office:value-type="float"/>
          <table:table-cell office:value="0.5573872057605025" office:value-type="float"/>
          <table:table-cell office:value="0.5720153428263322" office:value-type="float"/>
          <table:table-cell office:value="0.5846937844682067" office:value-type="float"/>
          <table:table-cell office:value="0.5979247230670725" office:value-type="float"/>
          <table:table-cell office:value="0.6316027312931974" office:value-type="float"/>
          <table:table-cell office:value="0.3718074524755983" office:value-type="float"/>
          <table:table-cell office:value="0.4028400636382911" office:value-type="float"/>
          <table:table-cell office:value="0.4379673658862136" office:value-type="float"/>
          <table:table-cell office:value="0.4524714864334594" office:value-type="float"/>
          <table:table-cell office:value="0.5151999304818384" office:value-type="float"/>
          <table:table-cell office:value="0.5939199762682383" office:value-type="float"/>
          <table:table-cell office:value="0.6063314970929047" office:value-type="float"/>
          <table:table-cell office:value="0.6175319966269849" office:value-type="float"/>
          <table:table-cell office:value="0.6334602019213268" office:value-type="float"/>
          <table:table-cell office:value="0.666600884397859" office:value-type="float"/>
          <table:table-cell office:value="0.5093228917176301" office:value-type="float"/>
          <table:table-cell office:value="0.525751430220686" office:value-type="float"/>
          <table:table-cell office:value="0.5266756961817556" office:value-type="float"/>
          <table:table-cell office:value="0.5332079391741305" office:value-type="float"/>
          <table:table-cell office:value="0.5870040837641188" office:value-type="float"/>
        </table:table-row>
        <table:table-row>
          <table:table-cell office:value-type="string">
            <text:p>google__closure-library</text:p>
          </table:table-cell>
          <table:table-cell office:value="0.7761762427223865" office:value-type="float"/>
          <table:table-cell office:value="0.8078292088838835" office:value-type="float"/>
          <table:table-cell office:value="0.8162149340749326" office:value-type="float"/>
          <table:table-cell office:value="0.8281910455546323" office:value-type="float"/>
          <table:table-cell office:value="0.8456776820933608" office:value-type="float"/>
          <table:table-cell office:value="0.5513878605717919" office:value-type="float"/>
          <table:table-cell office:value="0.5805905917279017" office:value-type="float"/>
          <table:table-cell office:value="0.5997715670723133" office:value-type="float"/>
          <table:table-cell office:value="0.6134590828299984" office:value-type="float"/>
          <table:table-cell office:value="0.694933379748374" office:value-type="float"/>
          <table:table-cell office:value="0.43573378764955134" office:value-type="float"/>
          <table:table-cell office:value="0.466281437748044" office:value-type="float"/>
          <table:table-cell office:value="0.48968947057292445" office:value-type="float"/>
          <table:table-cell office:value="0.49944700500970945" office:value-type="float"/>
          <table:table-cell office:value="0.5623994526504595" office:value-type="float"/>
          <table:table-cell office:value="0.6013886028144191" office:value-type="float"/>
          <table:table-cell office:value="0.6225911401057889" office:value-type="float"/>
          <table:table-cell office:value="0.6413166573933787" office:value-type="float"/>
          <table:table-cell office:value="0.6671934934899226" office:value-type="float"/>
          <table:table-cell office:value="0.7493788561518351" office:value-type="float"/>
          <table:table-cell office:value="0.44360718740689575" office:value-type="float"/>
          <table:table-cell office:value="0.49633890759295946" office:value-type="float"/>
          <table:table-cell office:value="0.5165075310627174" office:value-type="float"/>
          <table:table-cell office:value="0.5262209977571293" office:value-type="float"/>
          <table:table-cell office:value="0.6168076049889702" office:value-type="float"/>
        </table:table-row>
        <table:table-row>
          <table:table-cell office:value-type="string">
            <text:p>explosion__spaCy</text:p>
          </table:table-cell>
          <table:table-cell office:value="0.684548004123268" office:value-type="float"/>
          <table:table-cell office:value="0.7702750792226614" office:value-type="float"/>
          <table:table-cell office:value="0.7999856578130259" office:value-type="float"/>
          <table:table-cell office:value="0.8191814295678741" office:value-type="float"/>
          <table:table-cell office:value="0.890592085003038" office:value-type="float"/>
          <table:table-cell office:value="0.5179342480468805" office:value-type="float"/>
          <table:table-cell office:value="0.5815763962204387" office:value-type="float"/>
          <table:table-cell office:value="0.5975303302142363" office:value-type="float"/>
          <table:table-cell office:value="0.614362732940453" office:value-type="float"/>
          <table:table-cell office:value="0.7276055669234704" office:value-type="float"/>
          <table:table-cell office:value="0.4000608846607924" office:value-type="float"/>
          <table:table-cell office:value="0.46173762636635873" office:value-type="float"/>
          <table:table-cell office:value="0.4821749587697674" office:value-type="float"/>
          <table:table-cell office:value="0.5101980678143079" office:value-type="float"/>
          <table:table-cell office:value="0.6205554742860283" office:value-type="float"/>
          <table:table-cell office:value="0.5529155299741348" office:value-type="float"/>
          <table:table-cell office:value="0.6169148300689831" office:value-type="float"/>
          <table:table-cell office:value="0.6411760710481662" office:value-type="float"/>
          <table:table-cell office:value="0.6647672454918097" office:value-type="float"/>
          <table:table-cell office:value="0.7289984754399756" office:value-type="float"/>
          <table:table-cell office:value="0.3682139670058506" office:value-type="float"/>
          <table:table-cell office:value="0.4704219142218683" office:value-type="float"/>
          <table:table-cell office:value="0.4944895187500941" office:value-type="float"/>
          <table:table-cell office:value="0.5155331234314361" office:value-type="float"/>
          <table:table-cell office:value="0.6206331196756981" office:value-type="float"/>
        </table:table-row>
        <table:table-row>
          <table:table-cell office:value-type="string">
            <text:p>fastlane__fastlane</text:p>
          </table:table-cell>
          <table:table-cell office:value="0.6822559965886277" office:value-type="float"/>
          <table:table-cell office:value="0.7643419225571927" office:value-type="float"/>
          <table:table-cell office:value="0.7828495561782216" office:value-type="float"/>
          <table:table-cell office:value="0.8002576751789013" office:value-type="float"/>
          <table:table-cell office:value="0.8637534593174766" office:value-type="float"/>
          <table:table-cell office:value="0.5239311694212376" office:value-type="float"/>
          <table:table-cell office:value="0.5909167512796956" office:value-type="float"/>
          <table:table-cell office:value="0.6045487267721397" office:value-type="float"/>
          <table:table-cell office:value="0.6179817946954332" office:value-type="float"/>
          <table:table-cell office:value="0.7196183422526299" office:value-type="float"/>
          <table:table-cell office:value="0.365735730491193" office:value-type="float"/>
          <table:table-cell office:value="0.45221110336611614" office:value-type="float"/>
          <table:table-cell office:value="0.4762856690024281" office:value-type="float"/>
          <table:table-cell office:value="0.5026294289434505" office:value-type="float"/>
          <table:table-cell office:value="0.5869195380834349" office:value-type="float"/>
          <table:table-cell office:value="0.5405658756940568" office:value-type="float"/>
          <table:table-cell office:value="0.6189017239482966" office:value-type="float"/>
          <table:table-cell office:value="0.6414618165118383" office:value-type="float"/>
          <table:table-cell office:value="0.6713232410865984" office:value-type="float"/>
          <table:table-cell office:value="0.7896966109411852" office:value-type="float"/>
          <table:table-cell office:value="0.38431967213531726" office:value-type="float"/>
          <table:table-cell office:value="0.4903501887760361" office:value-type="float"/>
          <table:table-cell office:value="0.5178012545827757" office:value-type="float"/>
          <table:table-cell office:value="0.536067703137763" office:value-type="float"/>
          <table:table-cell office:value="0.6006399249925723" office:value-type="float"/>
        </table:table-row>
        <table:table-row>
          <table:table-cell office:value-type="string">
            <text:p>coresmart__persistencejs</text:p>
          </table:table-cell>
          <table:table-cell office:value="0.7788477628343852" office:value-type="float"/>
          <table:table-cell office:value="0.7904736640661755" office:value-type="float"/>
          <table:table-cell office:value="0.7947375847154883" office:value-type="float"/>
          <table:table-cell office:value="0.798533555054156" office:value-type="float"/>
          <table:table-cell office:value="0.8378691823947791" office:value-type="float"/>
          <table:table-cell office:value="0.5560965188894627" office:value-type="float"/>
          <table:table-cell office:value="0.5612315870717636" office:value-type="float"/>
          <table:table-cell office:value="0.5684056679748483" office:value-type="float"/>
          <table:table-cell office:value="0.5749298332132158" office:value-type="float"/>
          <table:table-cell office:value="0.6174169799358363" office:value-type="float"/>
          <table:table-cell office:value="0.43838111717674294" office:value-type="float"/>
          <table:table-cell office:value="0.44218907122720186" office:value-type="float"/>
          <table:table-cell office:value="0.45567878563458597" office:value-type="float"/>
          <table:table-cell office:value="0.4739775285763046" office:value-type="float"/>
          <table:table-cell office:value="0.5194640703516729" office:value-type="float"/>
          <table:table-cell office:value="0.5973712768347954" office:value-type="float"/>
          <table:table-cell office:value="0.6131777697885896" office:value-type="float"/>
          <table:table-cell office:value="0.6338890926105308" office:value-type="float"/>
          <table:table-cell office:value="0.6359644909924191" office:value-type="float"/>
          <table:table-cell office:value="0.675817093517347" office:value-type="float"/>
          <table:table-cell office:value="0.47944543378466353" office:value-type="float"/>
          <table:table-cell office:value="0.49160929015970045" office:value-type="float"/>
          <table:table-cell office:value="0.49219374091280993" office:value-type="float"/>
          <table:table-cell office:value="0.5020411209087201" office:value-type="float"/>
          <table:table-cell office:value="0.5502939127053565" office:value-type="float"/>
        </table:table-row>
        <table:table-row>
          <table:table-cell office:value-type="string">
            <text:p>itinance__react-native-fs</text:p>
          </table:table-cell>
          <table:table-cell office:value="0.7254811275370967" office:value-type="float"/>
          <table:table-cell office:value="0.7769737949791218" office:value-type="float"/>
          <table:table-cell office:value="0.7959658153538909" office:value-type="float"/>
          <table:table-cell office:value="0.8140086473882939" office:value-type="float"/>
          <table:table-cell office:value="0.8348261102406247" office:value-type="float"/>
          <table:table-cell office:value="0.5403552184044477" office:value-type="float"/>
          <table:table-cell office:value="0.5860608621443995" office:value-type="float"/>
          <table:table-cell office:value="0.6052259312718141" office:value-type="float"/>
          <table:table-cell office:value="0.6369264335684627" office:value-type="float"/>
          <table:table-cell office:value="0.7199851906737884" office:value-type="float"/>
          <table:table-cell office:value="0.3698223289118248" office:value-type="float"/>
          <table:table-cell office:value="0.43815175927334776" office:value-type="float"/>
          <table:table-cell office:value="0.46393660934578496" office:value-type="float"/>
          <table:table-cell office:value="0.48727899243734285" office:value-type="float"/>
          <table:table-cell office:value="0.5030032830901686" office:value-type="float"/>
          <table:table-cell office:value="0.58955160329624" office:value-type="float"/>
          <table:table-cell office:value="0.620234195230017" office:value-type="float"/>
          <table:table-cell office:value="0.6493048482996087" office:value-type="float"/>
          <table:table-cell office:value="0.6725626200020145" office:value-type="float"/>
          <table:table-cell office:value="0.7322637364297258" office:value-type="float"/>
          <table:table-cell office:value="0.4065621948564365" office:value-type="float"/>
          <table:table-cell office:value="0.47225685968318554" office:value-type="float"/>
          <table:table-cell office:value="0.5133052046563891" office:value-type="float"/>
          <table:table-cell office:value="0.5343582334564899" office:value-type="float"/>
          <table:table-cell office:value="0.5716557169673749" office:value-type="float"/>
        </table:table-row>
        <table:table-row>
          <table:table-cell office:value-type="string">
            <text:p>nefarius__ScpToolkit</text:p>
          </table:table-cell>
          <table:table-cell office:value="0.6990093091843625" office:value-type="float"/>
          <table:table-cell office:value="0.7597116985108441" office:value-type="float"/>
          <table:table-cell office:value="0.7769849512267593" office:value-type="float"/>
          <table:table-cell office:value="0.787444078480586" office:value-type="float"/>
          <table:table-cell office:value="0.8206990241652425" office:value-type="float"/>
          <table:table-cell office:value="0.523800590030318" office:value-type="float"/>
          <table:table-cell office:value="0.583966683317138" office:value-type="float"/>
          <table:table-cell office:value="0.6017131168601669" office:value-type="float"/>
          <table:table-cell office:value="0.6164882965580931" office:value-type="float"/>
          <table:table-cell office:value="0.6593559919767349" office:value-type="float"/>
          <table:table-cell office:value="0.33816737245666617" office:value-type="float"/>
          <table:table-cell office:value="0.4214093864612577" office:value-type="float"/>
          <table:table-cell office:value="0.4502892041320006" office:value-type="float"/>
          <table:table-cell office:value="0.4804945158271241" office:value-type="float"/>
          <table:table-cell office:value="0.5525963680915029" office:value-type="float"/>
          <table:table-cell office:value="0.5426660507578718" office:value-type="float"/>
          <table:table-cell office:value="0.5868975353596779" office:value-type="float"/>
          <table:table-cell office:value="0.6050448407862257" office:value-type="float"/>
          <table:table-cell office:value="0.626457910930268" office:value-type="float"/>
          <table:table-cell office:value="0.6880414081233373" office:value-type="float"/>
          <table:table-cell office:value="0.38666846166181346" office:value-type="float"/>
          <table:table-cell office:value="0.5088288744303525" office:value-type="float"/>
          <table:table-cell office:value="0.5417289390592679" office:value-type="float"/>
          <table:table-cell office:value="0.5673994218986209" office:value-type="float"/>
          <table:table-cell office:value="0.6162817622516196" office:value-type="float"/>
        </table:table-row>
        <table:table-row>
          <table:table-cell office:value-type="string">
            <text:p>youknowone__UI7Kit</text:p>
          </table:table-cell>
          <table:table-cell office:value="0.7498835626300092" office:value-type="float"/>
          <table:table-cell office:value="0.7791324277844576" office:value-type="float"/>
          <table:table-cell office:value="0.8038761808350722" office:value-type="float"/>
          <table:table-cell office:value="0.8110732762092348" office:value-type="float"/>
          <table:table-cell office:value="0.8412513895790148" office:value-type="float"/>
          <table:table-cell office:value="0.537123659742405" office:value-type="float"/>
          <table:table-cell office:value="0.5621680812362" office:value-type="float"/>
          <table:table-cell office:value="0.593568252938026" office:value-type="float"/>
          <table:table-cell office:value="0.6322393275127723" office:value-type="float"/>
          <table:table-cell office:value="0.6455817551184111" office:value-type="float"/>
          <table:table-cell office:value="0.4262030147301912" office:value-type="float"/>
          <table:table-cell office:value="0.4849170334553634" office:value-type="float"/>
          <table:table-cell office:value="0.4908405184939243" office:value-type="float"/>
          <table:table-cell office:value="0.5111261925323138" office:value-type="float"/>
          <table:table-cell office:value="0.5411139631805981" office:value-type="float"/>
          <table:table-cell office:value="0.5899241153943641" office:value-type="float"/>
          <table:table-cell office:value="0.6236057808593737" office:value-type="float"/>
          <table:table-cell office:value="0.6501737608502314" office:value-type="float"/>
          <table:table-cell office:value="0.6624337335290086" office:value-type="float"/>
          <table:table-cell office:value="0.6946938857442266" office:value-type="float"/>
          <table:table-cell office:value="0.3604183726676388" office:value-type="float"/>
          <table:table-cell office:value="0.41315893072397186" office:value-type="float"/>
          <table:table-cell office:value="0.4973080885222808" office:value-type="float"/>
          <table:table-cell office:value="0.5339451366061739" office:value-type="float"/>
          <table:table-cell office:value="0.6033718928724503" office:value-type="float"/>
        </table:table-row>
        <table:table-row>
          <table:table-cell office:value-type="string">
            <text:p>google-fabric__velocity-react</text:p>
          </table:table-cell>
          <table:table-cell office:value="0.7696783994796819" office:value-type="float"/>
          <table:table-cell office:value="0.7936761158250805" office:value-type="float"/>
          <table:table-cell office:value="0.8120271590861883" office:value-type="float"/>
          <table:table-cell office:value="0.8289105255778293" office:value-type="float"/>
          <table:table-cell office:value="0.8586119656960273" office:value-type="float"/>
          <table:table-cell office:value="0.5033706271360808" office:value-type="float"/>
          <table:table-cell office:value="0.5600556426309973" office:value-type="float"/>
          <table:table-cell office:value="0.5818341261404435" office:value-type="float"/>
          <table:table-cell office:value="0.6018221401291121" office:value-type="float"/>
          <table:table-cell office:value="0.6489784905999573" office:value-type="float"/>
          <table:table-cell office:value="0.37180129202311096" office:value-type="float"/>
          <table:table-cell office:value="0.4527977824839355" office:value-type="float"/>
          <table:table-cell office:value="0.4746514582554755" office:value-type="float"/>
          <table:table-cell office:value="0.4934280642127544" office:value-type="float"/>
          <table:table-cell office:value="0.5285209431521504" office:value-type="float"/>
          <table:table-cell office:value="0.5637204797141224" office:value-type="float"/>
          <table:table-cell office:value="0.6078645746445079" office:value-type="float"/>
          <table:table-cell office:value="0.6214142986663631" office:value-type="float"/>
          <table:table-cell office:value="0.6492658016065671" office:value-type="float"/>
          <table:table-cell office:value="0.7522866077795856" office:value-type="float"/>
          <table:table-cell office:value="0.4176526825272169" office:value-type="float"/>
          <table:table-cell office:value="0.4606485955286955" office:value-type="float"/>
          <table:table-cell office:value="0.48982847966315246" office:value-type="float"/>
          <table:table-cell office:value="0.5056329063773473" office:value-type="float"/>
          <table:table-cell office:value="0.549687519292408" office:value-type="float"/>
        </table:table-row>
        <table:table-row>
          <table:table-cell office:value-type="string">
            <text:p>canjs__canjs</text:p>
          </table:table-cell>
          <table:table-cell office:value="0.7523932965701544" office:value-type="float"/>
          <table:table-cell office:value="0.8096804960655242" office:value-type="float"/>
          <table:table-cell office:value="0.81825666376979" office:value-type="float"/>
          <table:table-cell office:value="0.8286318110146071" office:value-type="float"/>
          <table:table-cell office:value="0.8595394628907854" office:value-type="float"/>
          <table:table-cell office:value="0.507156570794909" office:value-type="float"/>
          <table:table-cell office:value="0.5864910620272691" office:value-type="float"/>
          <table:table-cell office:value="0.5961283882898891" office:value-type="float"/>
          <table:table-cell office:value="0.6056813940553561" office:value-type="float"/>
          <table:table-cell office:value="0.6731278283138257" office:value-type="float"/>
          <table:table-cell office:value="0.3862789103298643" office:value-type="float"/>
          <table:table-cell office:value="0.45402892137142703" office:value-type="float"/>
          <table:table-cell office:value="0.47353379778363125" office:value-type="float"/>
          <table:table-cell office:value="0.49020317385426265" office:value-type="float"/>
          <table:table-cell office:value="0.5892387424608219" office:value-type="float"/>
          <table:table-cell office:value="0.5745620633612433" office:value-type="float"/>
          <table:table-cell office:value="0.6138637617195031" office:value-type="float"/>
          <table:table-cell office:value="0.630676243620602" office:value-type="float"/>
          <table:table-cell office:value="0.6443020754623384" office:value-type="float"/>
          <table:table-cell office:value="0.7077616175632908" office:value-type="float"/>
          <table:table-cell office:value="0.40701344805055395" office:value-type="float"/>
          <table:table-cell office:value="0.49115398099532204" office:value-type="float"/>
          <table:table-cell office:value="0.5030543744473557" office:value-type="float"/>
          <table:table-cell office:value="0.5172554113445356" office:value-type="float"/>
          <table:table-cell office:value="0.557337738555275" office:value-type="float"/>
        </table:table-row>
        <table:table-row>
          <table:table-cell office:value-type="string">
            <text:p>rt2zz__redux-persist</text:p>
          </table:table-cell>
          <table:table-cell office:value="0.7398078705582518" office:value-type="float"/>
          <table:table-cell office:value="0.7775626528955959" office:value-type="float"/>
          <table:table-cell office:value="0.7956993244938493" office:value-type="float"/>
          <table:table-cell office:value="0.8137983585658984" office:value-type="float"/>
          <table:table-cell office:value="0.8668694227810371" office:value-type="float"/>
          <table:table-cell office:value="0.5200476965637151" office:value-type="float"/>
          <table:table-cell office:value="0.5721534123278303" office:value-type="float"/>
          <table:table-cell office:value="0.5938855303444492" office:value-type="float"/>
          <table:table-cell office:value="0.6135168924365942" office:value-type="float"/>
          <table:table-cell office:value="0.6581358455179313" office:value-type="float"/>
          <table:table-cell office:value="0.4103679044898023" office:value-type="float"/>
          <table:table-cell office:value="0.45066340494772467" office:value-type="float"/>
          <table:table-cell office:value="0.4725245660373213" office:value-type="float"/>
          <table:table-cell office:value="0.4891289441823938" office:value-type="float"/>
          <table:table-cell office:value="0.5396701979079812" office:value-type="float"/>
          <table:table-cell office:value="0.5775878517074121" office:value-type="float"/>
          <table:table-cell office:value="0.6210288075512785" office:value-type="float"/>
          <table:table-cell office:value="0.6389640504830116" office:value-type="float"/>
          <table:table-cell office:value="0.6561291825412654" office:value-type="float"/>
          <table:table-cell office:value="0.725021271934869" office:value-type="float"/>
          <table:table-cell office:value="0.38726498310556" office:value-type="float"/>
          <table:table-cell office:value="0.4619872727296014" office:value-type="float"/>
          <table:table-cell office:value="0.49805132250628475" office:value-type="float"/>
          <table:table-cell office:value="0.5213755176208625" office:value-type="float"/>
          <table:table-cell office:value="0.5837911331409225" office:value-type="float"/>
        </table:table-row>
        <table:table-row>
          <table:table-cell office:value-type="string">
            <text:p>jakiestfu__Snap.js</text:p>
          </table:table-cell>
          <table:table-cell office:value="0.7472244922144301" office:value-type="float"/>
          <table:table-cell office:value="0.7816356698719094" office:value-type="float"/>
          <table:table-cell office:value="0.8048598829224908" office:value-type="float"/>
          <table:table-cell office:value="0.8124854427070808" office:value-type="float"/>
          <table:table-cell office:value="0.8424259537926231" office:value-type="float"/>
          <table:table-cell office:value="0.5461284558096637" office:value-type="float"/>
          <table:table-cell office:value="0.584393747684178" office:value-type="float"/>
          <table:table-cell office:value="0.5911367310342366" office:value-type="float"/>
          <table:table-cell office:value="0.6068047598726195" office:value-type="float"/>
          <table:table-cell office:value="0.648420661829082" office:value-type="float"/>
          <table:table-cell office:value="0.3937710469353112" office:value-type="float"/>
          <table:table-cell office:value="0.4794573526723023" office:value-type="float"/>
          <table:table-cell office:value="0.4863492320953928" office:value-type="float"/>
          <table:table-cell office:value="0.501294386965949" office:value-type="float"/>
          <table:table-cell office:value="0.5497966700510911" office:value-type="float"/>
          <table:table-cell office:value="0.5936513941620711" office:value-type="float"/>
          <table:table-cell office:value="0.6199073839138263" office:value-type="float"/>
          <table:table-cell office:value="0.6418913688447565" office:value-type="float"/>
          <table:table-cell office:value="0.6683578576722696" office:value-type="float"/>
          <table:table-cell office:value="0.7127467649870594" office:value-type="float"/>
          <table:table-cell office:value="0.43247872636214413" office:value-type="float"/>
          <table:table-cell office:value="0.5064514713971666" office:value-type="float"/>
          <table:table-cell office:value="0.5150738593527775" office:value-type="float"/>
          <table:table-cell office:value="0.5177089371138262" office:value-type="float"/>
          <table:table-cell office:value="0.5359646460397688" office:value-type="float"/>
        </table:table-row>
        <table:table-row>
          <table:table-cell office:value-type="string">
            <text:p>theintern__intern</text:p>
          </table:table-cell>
          <table:table-cell office:value="0.6943463117523077" office:value-type="float"/>
          <table:table-cell office:value="0.7705942666906839" office:value-type="float"/>
          <table:table-cell office:value="0.7916215547848435" office:value-type="float"/>
          <table:table-cell office:value="0.8104861174359508" office:value-type="float"/>
          <table:table-cell office:value="0.837062846667864" office:value-type="float"/>
          <table:table-cell office:value="0.5423839040436995" office:value-type="float"/>
          <table:table-cell office:value="0.5797686494790821" office:value-type="float"/>
          <table:table-cell office:value="0.5950584988193721" office:value-type="float"/>
          <table:table-cell office:value="0.6135201934909476" office:value-type="float"/>
          <table:table-cell office:value="0.693470651033979" office:value-type="float"/>
          <table:table-cell office:value="0.4052821056285849" office:value-type="float"/>
          <table:table-cell office:value="0.44551395864871046" office:value-type="float"/>
          <table:table-cell office:value="0.45766970522508477" office:value-type="float"/>
          <table:table-cell office:value="0.48168226743579357" office:value-type="float"/>
          <table:table-cell office:value="0.5353101499404751" office:value-type="float"/>
          <table:table-cell office:value="0.5208666875092455" office:value-type="float"/>
          <table:table-cell office:value="0.594081634817422" office:value-type="float"/>
          <table:table-cell office:value="0.6149306799992744" office:value-type="float"/>
          <table:table-cell office:value="0.6376273778220352" office:value-type="float"/>
          <table:table-cell office:value="0.751869265199594" office:value-type="float"/>
          <table:table-cell office:value="0.3672375632223938" office:value-type="float"/>
          <table:table-cell office:value="0.46224838705399185" office:value-type="float"/>
          <table:table-cell office:value="0.49198393155577586" office:value-type="float"/>
          <table:table-cell office:value="0.5095209056037069" office:value-type="float"/>
          <table:table-cell office:value="0.5726908316510749" office:value-type="float"/>
        </table:table-row>
        <table:table-row>
          <table:table-cell office:value-type="string">
            <text:p>DevExpress__testcafe</text:p>
          </table:table-cell>
          <table:table-cell office:value="0.6914291818840749" office:value-type="float"/>
          <table:table-cell office:value="0.7574026732938879" office:value-type="float"/>
          <table:table-cell office:value="0.7872399027684105" office:value-type="float"/>
          <table:table-cell office:value="0.8068670695638547" office:value-type="float"/>
          <table:table-cell office:value="0.8651535365331584" office:value-type="float"/>
          <table:table-cell office:value="0.5455350431844836" office:value-type="float"/>
          <table:table-cell office:value="0.5915906452204921" office:value-type="float"/>
          <table:table-cell office:value="0.6065273565343189" office:value-type="float"/>
          <table:table-cell office:value="0.6246749787242134" office:value-type="float"/>
          <table:table-cell office:value="0.6862821362528413" office:value-type="float"/>
          <table:table-cell office:value="0.3689278658634722" office:value-type="float"/>
          <table:table-cell office:value="0.42901767911354727" office:value-type="float"/>
          <table:table-cell office:value="0.4538386465648907" office:value-type="float"/>
          <table:table-cell office:value="0.47600233135795594" office:value-type="float"/>
          <table:table-cell office:value="0.5510990648313745" office:value-type="float"/>
          <table:table-cell office:value="0.5276955392648266" office:value-type="float"/>
          <table:table-cell office:value="0.5993332618046848" office:value-type="float"/>
          <table:table-cell office:value="0.6252525009733312" office:value-type="float"/>
          <table:table-cell office:value="0.6454815133334999" office:value-type="float"/>
          <table:table-cell office:value="0.727310273274195" office:value-type="float"/>
          <table:table-cell office:value="0.37281023788551293" office:value-type="float"/>
          <table:table-cell office:value="0.4713937479892195" office:value-type="float"/>
          <table:table-cell office:value="0.4991747311295182" office:value-type="float"/>
          <table:table-cell office:value="0.5188971957958187" office:value-type="float"/>
          <table:table-cell office:value="0.5858927224961474" office:value-type="float"/>
        </table:table-row>
        <table:table-row>
          <table:table-cell office:value-type="string">
            <text:p>imsky__holder</text:p>
          </table:table-cell>
          <table:table-cell office:value="0.7397670743269689" office:value-type="float"/>
          <table:table-cell office:value="0.809498045326134" office:value-type="float"/>
          <table:table-cell office:value="0.8110009336224103" office:value-type="float"/>
          <table:table-cell office:value="0.8249494834850344" office:value-type="float"/>
          <table:table-cell office:value="0.8519317348116359" office:value-type="float"/>
          <table:table-cell office:value="0.5477046287190588" office:value-type="float"/>
          <table:table-cell office:value="0.5803223140246342" office:value-type="float"/>
          <table:table-cell office:value="0.5839086538824874" office:value-type="float"/>
          <table:table-cell office:value="0.6025810541526289" office:value-type="float"/>
          <table:table-cell office:value="0.6413500426447915" office:value-type="float"/>
          <table:table-cell office:value="0.44930194755970254" office:value-type="float"/>
          <table:table-cell office:value="0.44998727846968145" office:value-type="float"/>
          <table:table-cell office:value="0.46325468708346834" office:value-type="float"/>
          <table:table-cell office:value="0.4868029219537102" office:value-type="float"/>
          <table:table-cell office:value="0.5245905236511381" office:value-type="float"/>
          <table:table-cell office:value="0.5803648004362278" office:value-type="float"/>
          <table:table-cell office:value="0.5836493973611052" office:value-type="float"/>
          <table:table-cell office:value="0.6372716366925889" office:value-type="float"/>
          <table:table-cell office:value="0.6590586571799629" office:value-type="float"/>
          <table:table-cell office:value="0.6820977012902112" office:value-type="float"/>
          <table:table-cell office:value="0.478653800043108" office:value-type="float"/>
          <table:table-cell office:value="0.4875480494580652" office:value-type="float"/>
          <table:table-cell office:value="0.5291724067285898" office:value-type="float"/>
          <table:table-cell office:value="0.5381180347956657" office:value-type="float"/>
          <table:table-cell office:value="0.5559952579156688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0.7457396265565857" office:value-type="float"/>
          <table:table-cell office:value="0.7845609889743822" office:value-type="float"/>
          <table:table-cell office:value="0.8023811213271541" office:value-type="float"/>
          <table:table-cell office:value="0.8142915044254179" office:value-type="float"/>
          <table:table-cell office:value="0.8540174786289357" office:value-type="float"/>
          <table:table-cell office:value="0.5279020937499581" office:value-type="float"/>
          <table:table-cell office:value="0.5863355022639024" office:value-type="float"/>
          <table:table-cell office:value="0.5970265701286633" office:value-type="float"/>
          <table:table-cell office:value="0.6098210373594283" office:value-type="float"/>
          <table:table-cell office:value="0.6744333251552458" office:value-type="float"/>
          <table:table-cell office:value="0.41452117562165147" office:value-type="float"/>
          <table:table-cell office:value="0.47881035146620465" office:value-type="float"/>
          <table:table-cell office:value="0.49950530297213136" office:value-type="float"/>
          <table:table-cell office:value="0.5241434457171094" office:value-type="float"/>
          <table:table-cell office:value="0.5609399551854418" office:value-type="float"/>
          <table:table-cell office:value="0.5724290253946487" office:value-type="float"/>
          <table:table-cell office:value="0.6248046452786469" office:value-type="float"/>
          <table:table-cell office:value="0.6469678475139118" office:value-type="float"/>
          <table:table-cell office:value="0.6640495028946356" office:value-type="float"/>
          <table:table-cell office:value="0.7048601077747121" office:value-type="float"/>
          <table:table-cell office:value="0.4222418150403757" office:value-type="float"/>
          <table:table-cell office:value="0.4851232295590987" office:value-type="float"/>
          <table:table-cell office:value="0.5088280008695909" office:value-type="float"/>
          <table:table-cell office:value="0.5338012639028978" office:value-type="float"/>
          <table:table-cell office:value="0.598102453415521" office:value-type="float"/>
        </table:table-row>
        <table:table-row>
          <table:table-cell office:value-type="string">
            <text:p>jupyterlab__jupyterlab</text:p>
          </table:table-cell>
          <table:table-cell office:value="0.7127066757341223" office:value-type="float"/>
          <table:table-cell office:value="0.7789397723825143" office:value-type="float"/>
          <table:table-cell office:value="0.8132386525908566" office:value-type="float"/>
          <table:table-cell office:value="0.8252130405153352" office:value-type="float"/>
          <table:table-cell office:value="0.8659835634713788" office:value-type="float"/>
          <table:table-cell office:value="0.5474411730939189" office:value-type="float"/>
          <table:table-cell office:value="0.5855222465475766" office:value-type="float"/>
          <table:table-cell office:value="0.6018381057059635" office:value-type="float"/>
          <table:table-cell office:value="0.6175632328773725" office:value-type="float"/>
          <table:table-cell office:value="0.6649128741682919" office:value-type="float"/>
          <table:table-cell office:value="0.3717094936743373" office:value-type="float"/>
          <table:table-cell office:value="0.4543925832312594" office:value-type="float"/>
          <table:table-cell office:value="0.4739974029700698" office:value-type="float"/>
          <table:table-cell office:value="0.49182675832495754" office:value-type="float"/>
          <table:table-cell office:value="0.5835214416299266" office:value-type="float"/>
          <table:table-cell office:value="0.5163584992191028" office:value-type="float"/>
          <table:table-cell office:value="0.6124559260105662" office:value-type="float"/>
          <table:table-cell office:value="0.6325471069577204" office:value-type="float"/>
          <table:table-cell office:value="0.6558106906726215" office:value-type="float"/>
          <table:table-cell office:value="0.7994124798855582" office:value-type="float"/>
          <table:table-cell office:value="0.3390829779362115" office:value-type="float"/>
          <table:table-cell office:value="0.48526748086491645" office:value-type="float"/>
          <table:table-cell office:value="0.5056362720468262" office:value-type="float"/>
          <table:table-cell office:value="0.5273348178048962" office:value-type="float"/>
          <table:table-cell office:value="0.5956718285590511" office:value-type="float"/>
        </table:table-row>
        <table:table-row>
          <table:table-cell office:value-type="string">
            <text:p>ecomfe__zrender</text:p>
          </table:table-cell>
          <table:table-cell office:value="0.727800562641594" office:value-type="float"/>
          <table:table-cell office:value="0.7453822781604063" office:value-type="float"/>
          <table:table-cell office:value="0.7539815669504754" office:value-type="float"/>
          <table:table-cell office:value="0.777966006907932" office:value-type="float"/>
          <table:table-cell office:value="0.7826331408269533" office:value-type="float"/>
          <table:table-cell office:value="0.5732541967018571" office:value-type="float"/>
          <table:table-cell office:value="0.6101673080064411" office:value-type="float"/>
          <table:table-cell office:value="0.616092185373323" office:value-type="float"/>
          <table:table-cell office:value="0.6267821202132913" office:value-type="float"/>
          <table:table-cell office:value="0.6323018153440793" office:value-type="float"/>
          <table:table-cell office:value="0.45879603303933547" office:value-type="float"/>
          <table:table-cell office:value="0.5034106805342797" office:value-type="float"/>
          <table:table-cell office:value="0.5174012966647401" office:value-type="float"/>
          <table:table-cell office:value="0.528434380722855" office:value-type="float"/>
          <table:table-cell office:value="0.5338809754504396" office:value-type="float"/>
          <table:table-cell office:value="0.6525106047638858" office:value-type="float"/>
          <table:table-cell office:value="0.6782050742149026" office:value-type="float"/>
          <table:table-cell office:value="0.6953886127425664" office:value-type="float"/>
          <table:table-cell office:value="0.7044843238684483" office:value-type="float"/>
          <table:table-cell office:value="0.7081286819791047" office:value-type="float"/>
          <table:table-cell office:value="0.37354439994245525" office:value-type="float"/>
          <table:table-cell office:value="0.41823430607749307" office:value-type="float"/>
          <table:table-cell office:value="0.444454811012895" office:value-type="float"/>
          <table:table-cell office:value="0.4766676591186521" office:value-type="float"/>
          <table:table-cell office:value="0.49761649865696805" office:value-type="float"/>
        </table:table-row>
        <table:table-row>
          <table:table-cell office:value-type="string">
            <text:p>SocketCluster__socketcluster</text:p>
          </table:table-cell>
          <table:table-cell office:value="0.7100975080735128" office:value-type="float"/>
          <table:table-cell office:value="0.7594223559747943" office:value-type="float"/>
          <table:table-cell office:value="0.7878845593950532" office:value-type="float"/>
          <table:table-cell office:value="0.7990748924671075" office:value-type="float"/>
          <table:table-cell office:value="0.8317180614940236" office:value-type="float"/>
          <table:table-cell office:value="0.5426179958103929" office:value-type="float"/>
          <table:table-cell office:value="0.5727573649580485" office:value-type="float"/>
          <table:table-cell office:value="0.5908481939074351" office:value-type="float"/>
          <table:table-cell office:value="0.610797994969143" office:value-type="float"/>
          <table:table-cell office:value="0.6541286823524075" office:value-type="float"/>
          <table:table-cell office:value="0.422559646446534" office:value-type="float"/>
          <table:table-cell office:value="0.4656326631024792" office:value-type="float"/>
          <table:table-cell office:value="0.4897311913634988" office:value-type="float"/>
          <table:table-cell office:value="0.5139422055877187" office:value-type="float"/>
          <table:table-cell office:value="0.5615044273165828" office:value-type="float"/>
          <table:table-cell office:value="0.5669157262974889" office:value-type="float"/>
          <table:table-cell office:value="0.6120855661771201" office:value-type="float"/>
          <table:table-cell office:value="0.6321208356676787" office:value-type="float"/>
          <table:table-cell office:value="0.6547307169962753" office:value-type="float"/>
          <table:table-cell office:value="0.7224084371269729" office:value-type="float"/>
          <table:table-cell office:value="0.3610156102918457" office:value-type="float"/>
          <table:table-cell office:value="0.48410569051341645" office:value-type="float"/>
          <table:table-cell office:value="0.5132536007296584" office:value-type="float"/>
          <table:table-cell office:value="0.530963295667971" office:value-type="float"/>
          <table:table-cell office:value="0.580390797290735" office:value-type="float"/>
        </table:table-row>
        <table:table-row>
          <table:table-cell office:value-type="string">
            <text:p>wordpress-mobile__WordPress-Android</text:p>
          </table:table-cell>
          <table:table-cell office:value="0.714791906278575" office:value-type="float"/>
          <table:table-cell office:value="0.7934625072568313" office:value-type="float"/>
          <table:table-cell office:value="0.8067509361526757" office:value-type="float"/>
          <table:table-cell office:value="0.8199912468703124" office:value-type="float"/>
          <table:table-cell office:value="0.8605559447979616" office:value-type="float"/>
          <table:table-cell office:value="0.5390010468093113" office:value-type="float"/>
          <table:table-cell office:value="0.5991342490237571" office:value-type="float"/>
          <table:table-cell office:value="0.6087731466348253" office:value-type="float"/>
          <table:table-cell office:value="0.6231891391450182" office:value-type="float"/>
          <table:table-cell office:value="0.6654117451940607" office:value-type="float"/>
          <table:table-cell office:value="0.41994937752648626" office:value-type="float"/>
          <table:table-cell office:value="0.47013817927053664" office:value-type="float"/>
          <table:table-cell office:value="0.4836511487080127" office:value-type="float"/>
          <table:table-cell office:value="0.493362589652745" office:value-type="float"/>
          <table:table-cell office:value="0.5404436159415785" office:value-type="float"/>
          <table:table-cell office:value="0.5765368235231878" office:value-type="float"/>
          <table:table-cell office:value="0.622918109146706" office:value-type="float"/>
          <table:table-cell office:value="0.6453465357740877" office:value-type="float"/>
          <table:table-cell office:value="0.6620657028652326" office:value-type="float"/>
          <table:table-cell office:value="0.7270628489427697" office:value-type="float"/>
          <table:table-cell office:value="0.4122848466144803" office:value-type="float"/>
          <table:table-cell office:value="0.5066169361083654" office:value-type="float"/>
          <table:table-cell office:value="0.5242382849416372" office:value-type="float"/>
          <table:table-cell office:value="0.5400183018859067" office:value-type="float"/>
          <table:table-cell office:value="0.6201991186884307" office:value-type="float"/>
        </table:table-row>
        <table:table-row>
          <table:table-cell office:value-type="string">
            <text:p>coolwanglu__pdf2htmlEX</text:p>
          </table:table-cell>
          <table:table-cell office:value="0.7191493144515563" office:value-type="float"/>
          <table:table-cell office:value="0.7780136015585872" office:value-type="float"/>
          <table:table-cell office:value="0.805685544921125" office:value-type="float"/>
          <table:table-cell office:value="0.8240579679774702" office:value-type="float"/>
          <table:table-cell office:value="0.8718930897957061" office:value-type="float"/>
          <table:table-cell office:value="0.5368666113284439" office:value-type="float"/>
          <table:table-cell office:value="0.5897537838171466" office:value-type="float"/>
          <table:table-cell office:value="0.6102864476676665" office:value-type="float"/>
          <table:table-cell office:value="0.6259624729196749" office:value-type="float"/>
          <table:table-cell office:value="0.6614452602777638" office:value-type="float"/>
          <table:table-cell office:value="0.3773792782523858" office:value-type="float"/>
          <table:table-cell office:value="0.4528191861664442" office:value-type="float"/>
          <table:table-cell office:value="0.470803540532813" office:value-type="float"/>
          <table:table-cell office:value="0.492200192753099" office:value-type="float"/>
          <table:table-cell office:value="0.5517478246629215" office:value-type="float"/>
          <table:table-cell office:value="0.5752565419517565" office:value-type="float"/>
          <table:table-cell office:value="0.6191076036606061" office:value-type="float"/>
          <table:table-cell office:value="0.6429489740049286" office:value-type="float"/>
          <table:table-cell office:value="0.6637796208820688" office:value-type="float"/>
          <table:table-cell office:value="0.7290046343489329" office:value-type="float"/>
          <table:table-cell office:value="0.32924078633701387" office:value-type="float"/>
          <table:table-cell office:value="0.4862690138907909" office:value-type="float"/>
          <table:table-cell office:value="0.5093805847418442" office:value-type="float"/>
          <table:table-cell office:value="0.5302273373016563" office:value-type="float"/>
          <table:table-cell office:value="0.59504966454564" office:value-type="float"/>
        </table:table-row>
        <table:table-row>
          <table:table-cell office:value-type="string">
            <text:p>feathericons__feather</text:p>
          </table:table-cell>
          <table:table-cell office:value="0.8166957385473512" office:value-type="float"/>
          <table:table-cell office:value="0.8265852454682308" office:value-type="float"/>
          <table:table-cell office:value="0.8363772779377777" office:value-type="float"/>
          <table:table-cell office:value="0.8446533656190621" office:value-type="float"/>
          <table:table-cell office:value="0.8523667978958906" office:value-type="float"/>
          <table:table-cell office:value="0.5589727776410008" office:value-type="float"/>
          <table:table-cell office:value="0.580903267308194" office:value-type="float"/>
          <table:table-cell office:value="0.6030487529244253" office:value-type="float"/>
          <table:table-cell office:value="0.6069762891492205" office:value-type="float"/>
          <table:table-cell office:value="0.7207802481312504" office:value-type="float"/>
          <table:table-cell office:value="0.4559888235056334" office:value-type="float"/>
          <table:table-cell office:value="0.47556106328800585" office:value-type="float"/>
          <table:table-cell office:value="0.4897336770208288" office:value-type="float"/>
          <table:table-cell office:value="0.5168629745723929" office:value-type="float"/>
          <table:table-cell office:value="0.5841315347867659" office:value-type="float"/>
          <table:table-cell office:value="0.6099976279816848" office:value-type="float"/>
          <table:table-cell office:value="0.625903367576397" office:value-type="float"/>
          <table:table-cell office:value="0.6546935009791991" office:value-type="float"/>
          <table:table-cell office:value="0.678998219553616" office:value-type="float"/>
          <table:table-cell office:value="0.7518065764840723" office:value-type="float"/>
          <table:table-cell office:value="0.45533845595880107" office:value-type="float"/>
          <table:table-cell office:value="0.474766857664466" office:value-type="float"/>
          <table:table-cell office:value="0.48832487025101345" office:value-type="float"/>
          <table:table-cell office:value="0.5063304466576468" office:value-type="float"/>
          <table:table-cell office:value="0.5212018888747807" office:value-type="float"/>
        </table:table-row>
        <table:table-row>
          <table:table-cell office:value-type="string">
            <text:p>BorisMoore__jquery-tmpl</text:p>
          </table:table-cell>
          <table:table-cell office:value="0.7815991671610995" office:value-type="float"/>
          <table:table-cell office:value="0.8046552713519446" office:value-type="float"/>
          <table:table-cell office:value="0.8118369026615317" office:value-type="float"/>
          <table:table-cell office:value="0.8226746886313419" office:value-type="float"/>
          <table:table-cell office:value="0.8485245344339353" office:value-type="float"/>
          <table:table-cell office:value="0.5607812741565252" office:value-type="float"/>
          <table:table-cell office:value="0.5751998382026731" office:value-type="float"/>
          <table:table-cell office:value="0.617740193490688" office:value-type="float"/>
          <table:table-cell office:value="0.6266564370951793" office:value-type="float"/>
          <table:table-cell office:value="0.6651340430123942" office:value-type="float"/>
          <table:table-cell office:value="0.4609822835635902" office:value-type="float"/>
          <table:table-cell office:value="0.46366904388692104" office:value-type="float"/>
          <table:table-cell office:value="0.4762688368816841" office:value-type="float"/>
          <table:table-cell office:value="0.49239371109744345" office:value-type="float"/>
          <table:table-cell office:value="0.5117146607448201" office:value-type="float"/>
          <table:table-cell office:value="0.591625430529269" office:value-type="float"/>
          <table:table-cell office:value="0.6265872089827056" office:value-type="float"/>
          <table:table-cell office:value="0.6327883780137641" office:value-type="float"/>
          <table:table-cell office:value="0.6371310443135847" office:value-type="float"/>
          <table:table-cell office:value="0.6912600486715744" office:value-type="float"/>
          <table:table-cell office:value="0.4551111463108801" office:value-type="float"/>
          <table:table-cell office:value="0.47376995422174156" office:value-type="float"/>
          <table:table-cell office:value="0.4871206532696305" office:value-type="float"/>
          <table:table-cell office:value="0.5366761080407584" office:value-type="float"/>
          <table:table-cell office:value="0.5949422216422454" office:value-type="float"/>
        </table:table-row>
        <table:table-row>
          <table:table-cell office:value-type="string">
            <text:p>swagger-api__swagger-editor</text:p>
          </table:table-cell>
          <table:table-cell office:value="0.7496340007522142" office:value-type="float"/>
          <table:table-cell office:value="0.8125489509541168" office:value-type="float"/>
          <table:table-cell office:value="0.8295007985702744" office:value-type="float"/>
          <table:table-cell office:value="0.8415355174998649" office:value-type="float"/>
          <table:table-cell office:value="0.8889301285116861" office:value-type="float"/>
          <table:table-cell office:value="0.47857872711568" office:value-type="float"/>
          <table:table-cell office:value="0.5721968597194927" office:value-type="float"/>
          <table:table-cell office:value="0.5888774796435342" office:value-type="float"/>
          <table:table-cell office:value="0.6102548318509949" office:value-type="float"/>
          <table:table-cell office:value="0.6786592277144117" office:value-type="float"/>
          <table:table-cell office:value="0.4342378201150353" office:value-type="float"/>
          <table:table-cell office:value="0.490771411232387" office:value-type="float"/>
          <table:table-cell office:value="0.516181291286326" office:value-type="float"/>
          <table:table-cell office:value="0.5422502032307014" office:value-type="float"/>
          <table:table-cell office:value="0.594885820401329" office:value-type="float"/>
          <table:table-cell office:value="0.5619890781567103" office:value-type="float"/>
          <table:table-cell office:value="0.6241174654882928" office:value-type="float"/>
          <table:table-cell office:value="0.6421446898244149" office:value-type="float"/>
          <table:table-cell office:value="0.6600031054219841" office:value-type="float"/>
          <table:table-cell office:value="0.6978758333976925" office:value-type="float"/>
          <table:table-cell office:value="0.42230409450057893" office:value-type="float"/>
          <table:table-cell office:value="0.48401766870828067" office:value-type="float"/>
          <table:table-cell office:value="0.5128877288351221" office:value-type="float"/>
          <table:table-cell office:value="0.5398974301866438" office:value-type="float"/>
          <table:table-cell office:value="0.6129566498603867" office:value-type="float"/>
        </table:table-row>
        <table:table-row>
          <table:table-cell office:value-type="string">
            <text:p>Prototik__HoloEverywhere</text:p>
          </table:table-cell>
          <table:table-cell office:value="0.6977821630911458" office:value-type="float"/>
          <table:table-cell office:value="0.7404078222519982" office:value-type="float"/>
          <table:table-cell office:value="0.7735713033742213" office:value-type="float"/>
          <table:table-cell office:value="0.8042555907272826" office:value-type="float"/>
          <table:table-cell office:value="0.8449701575097582" office:value-type="float"/>
          <table:table-cell office:value="0.5218193400560829" office:value-type="float"/>
          <table:table-cell office:value="0.5750232784662396" office:value-type="float"/>
          <table:table-cell office:value="0.5886832519093844" office:value-type="float"/>
          <table:table-cell office:value="0.5977322169721309" office:value-type="float"/>
          <table:table-cell office:value="0.653866241116259" office:value-type="float"/>
          <table:table-cell office:value="0.36416623873969767" office:value-type="float"/>
          <table:table-cell office:value="0.44950327203185003" office:value-type="float"/>
          <table:table-cell office:value="0.46826258682725597" office:value-type="float"/>
          <table:table-cell office:value="0.4899859210913582" office:value-type="float"/>
          <table:table-cell office:value="0.6118320607410048" office:value-type="float"/>
          <table:table-cell office:value="0.5648532640800706" office:value-type="float"/>
          <table:table-cell office:value="0.6171131477406314" office:value-type="float"/>
          <table:table-cell office:value="0.6447614682358057" office:value-type="float"/>
          <table:table-cell office:value="0.6701141793269709" office:value-type="float"/>
          <table:table-cell office:value="0.7147773150203475" office:value-type="float"/>
          <table:table-cell office:value="0.3739417399577323" office:value-type="float"/>
          <table:table-cell office:value="0.4557530786104459" office:value-type="float"/>
          <table:table-cell office:value="0.4924260012086895" office:value-type="float"/>
          <table:table-cell office:value="0.5123066811203177" office:value-type="float"/>
          <table:table-cell office:value="0.5962845619076462" office:value-type="float"/>
        </table:table-row>
        <table:table-row>
          <table:table-cell office:value-type="string">
            <text:p>hyperhq__hyperd</text:p>
          </table:table-cell>
          <table:table-cell office:value="0.670973809762238" office:value-type="float"/>
          <table:table-cell office:value="0.7087978367619384" office:value-type="float"/>
          <table:table-cell office:value="0.7309659598107568" office:value-type="float"/>
          <table:table-cell office:value="0.760999256228727" office:value-type="float"/>
          <table:table-cell office:value="0.813735421140739" office:value-type="float"/>
          <table:table-cell office:value="0.5085955102112472" office:value-type="float"/>
          <table:table-cell office:value="0.5778492281478855" office:value-type="float"/>
          <table:table-cell office:value="0.5865951046184145" office:value-type="float"/>
          <table:table-cell office:value="0.6048413835869382" office:value-type="float"/>
          <table:table-cell office:value="0.6228986815888611" office:value-type="float"/>
          <table:table-cell office:value="0.4146495403274727" office:value-type="float"/>
          <table:table-cell office:value="0.4520677802113173" office:value-type="float"/>
          <table:table-cell office:value="0.4661801105327895" office:value-type="float"/>
          <table:table-cell office:value="0.47104792569528836" office:value-type="float"/>
          <table:table-cell office:value="0.5926999113367832" office:value-type="float"/>
          <table:table-cell office:value="0.580006687108477" office:value-type="float"/>
          <table:table-cell office:value="0.6147935454814741" office:value-type="float"/>
          <table:table-cell office:value="0.6330326152137126" office:value-type="float"/>
          <table:table-cell office:value="0.6504305115759843" office:value-type="float"/>
          <table:table-cell office:value="0.707753488207419" office:value-type="float"/>
          <table:table-cell office:value="0.41095412982655866" office:value-type="float"/>
          <table:table-cell office:value="0.4401062425762741" office:value-type="float"/>
          <table:table-cell office:value="0.45496669680698226" office:value-type="float"/>
          <table:table-cell office:value="0.4711778153719037" office:value-type="float"/>
          <table:table-cell office:value="0.5180400594230041" office:value-type="float"/>
        </table:table-row>
        <table:table-row>
          <table:table-cell office:value-type="string">
            <text:p>venomous0x__WhatsAPI</text:p>
          </table:table-cell>
          <table:table-cell office:value="0.6823947178921458" office:value-type="float"/>
          <table:table-cell office:value="0.7508493990499783" office:value-type="float"/>
          <table:table-cell office:value="0.7658380018375677" office:value-type="float"/>
          <table:table-cell office:value="0.7854354156701213" office:value-type="float"/>
          <table:table-cell office:value="0.8182409068053749" office:value-type="float"/>
          <table:table-cell office:value="0.5399445027882882" office:value-type="float"/>
          <table:table-cell office:value="0.5954534552550166" office:value-type="float"/>
          <table:table-cell office:value="0.6108728118569151" office:value-type="float"/>
          <table:table-cell office:value="0.624726944116027" office:value-type="float"/>
          <table:table-cell office:value="0.6940768500172602" office:value-type="float"/>
          <table:table-cell office:value="0.40177803123621536" office:value-type="float"/>
          <table:table-cell office:value="0.4765276575469512" office:value-type="float"/>
          <table:table-cell office:value="0.5003765940531829" office:value-type="float"/>
          <table:table-cell office:value="0.5232231139885956" office:value-type="float"/>
          <table:table-cell office:value="0.5969606296641643" office:value-type="float"/>
          <table:table-cell office:value="0.5679226887791184" office:value-type="float"/>
          <table:table-cell office:value="0.6371598439462427" office:value-type="float"/>
          <table:table-cell office:value="0.6607948249721487" office:value-type="float"/>
          <table:table-cell office:value="0.6836205145712253" office:value-type="float"/>
          <table:table-cell office:value="0.7445819427925131" office:value-type="float"/>
          <table:table-cell office:value="0.3901792816793428" office:value-type="float"/>
          <table:table-cell office:value="0.5006196871599905" office:value-type="float"/>
          <table:table-cell office:value="0.5239656226101742" office:value-type="float"/>
          <table:table-cell office:value="0.5493906477557169" office:value-type="float"/>
          <table:table-cell office:value="0.617360943851053" office:value-type="float"/>
        </table:table-row>
        <table:table-row>
          <table:table-cell office:value-type="string">
            <text:p>socketio__socket.io-client-swift</text:p>
          </table:table-cell>
          <table:table-cell office:value="0.7045659419605157" office:value-type="float"/>
          <table:table-cell office:value="0.7482418540342457" office:value-type="float"/>
          <table:table-cell office:value="0.7669843883752155" office:value-type="float"/>
          <table:table-cell office:value="0.789726414256575" office:value-type="float"/>
          <table:table-cell office:value="0.8306967779872427" office:value-type="float"/>
          <table:table-cell office:value="0.534221584326658" office:value-type="float"/>
          <table:table-cell office:value="0.5683588284741437" office:value-type="float"/>
          <table:table-cell office:value="0.5814658194110416" office:value-type="float"/>
          <table:table-cell office:value="0.5961822301467623" office:value-type="float"/>
          <table:table-cell office:value="0.6346459553638881" office:value-type="float"/>
          <table:table-cell office:value="0.4188422064362241" office:value-type="float"/>
          <table:table-cell office:value="0.4649040354278184" office:value-type="float"/>
          <table:table-cell office:value="0.48039277107686973" office:value-type="float"/>
          <table:table-cell office:value="0.49984531647935165" office:value-type="float"/>
          <table:table-cell office:value="0.5557921856918546" office:value-type="float"/>
          <table:table-cell office:value="0.586863016969697" office:value-type="float"/>
          <table:table-cell office:value="0.628507101970001" office:value-type="float"/>
          <table:table-cell office:value="0.6517956423022478" office:value-type="float"/>
          <table:table-cell office:value="0.6686934331603882" office:value-type="float"/>
          <table:table-cell office:value="0.7181005967759434" office:value-type="float"/>
          <table:table-cell office:value="0.3581620494618048" office:value-type="float"/>
          <table:table-cell office:value="0.4394730362714657" office:value-type="float"/>
          <table:table-cell office:value="0.47847359608317497" office:value-type="float"/>
          <table:table-cell office:value="0.5034872606322474" office:value-type="float"/>
          <table:table-cell office:value="0.6049124862423912" office:value-type="float"/>
        </table:table-row>
        <table:table-row>
          <table:table-cell office:value-type="string">
            <text:p>facebook__prepack</text:p>
          </table:table-cell>
          <table:table-cell office:value="0.7451963785293481" office:value-type="float"/>
          <table:table-cell office:value="0.8000644139099262" office:value-type="float"/>
          <table:table-cell office:value="0.8186342253038772" office:value-type="float"/>
          <table:table-cell office:value="0.8299464840213887" office:value-type="float"/>
          <table:table-cell office:value="0.8523192494999399" office:value-type="float"/>
          <table:table-cell office:value="0.5355094711815959" office:value-type="float"/>
          <table:table-cell office:value="0.5784848376455154" office:value-type="float"/>
          <table:table-cell office:value="0.5927230274142019" office:value-type="float"/>
          <table:table-cell office:value="0.6138566815217028" office:value-type="float"/>
          <table:table-cell office:value="0.7159286205105689" office:value-type="float"/>
          <table:table-cell office:value="0.40395739651606594" office:value-type="float"/>
          <table:table-cell office:value="0.44023744508158486" office:value-type="float"/>
          <table:table-cell office:value="0.45781644858502213" office:value-type="float"/>
          <table:table-cell office:value="0.47621809694054484" office:value-type="float"/>
          <table:table-cell office:value="0.6187015078399207" office:value-type="float"/>
          <table:table-cell office:value="0.5635356323629612" office:value-type="float"/>
          <table:table-cell office:value="0.6193926508763326" office:value-type="float"/>
          <table:table-cell office:value="0.6322069709059772" office:value-type="float"/>
          <table:table-cell office:value="0.6513935703210582" office:value-type="float"/>
          <table:table-cell office:value="0.7373920934819239" office:value-type="float"/>
          <table:table-cell office:value="0.3477177492077405" office:value-type="float"/>
          <table:table-cell office:value="0.46650904177074104" office:value-type="float"/>
          <table:table-cell office:value="0.48460619083035844" office:value-type="float"/>
          <table:table-cell office:value="0.5080796254031139" office:value-type="float"/>
          <table:table-cell office:value="0.6173012509249642" office:value-type="float"/>
        </table:table-row>
        <table:table-row>
          <table:table-cell office:value-type="string">
            <text:p>alrra__browser-logos</text:p>
          </table:table-cell>
          <table:table-cell office:value="0.7400489911811903" office:value-type="float"/>
          <table:table-cell office:value="0.8158277943437573" office:value-type="float"/>
          <table:table-cell office:value="0.8280825913569098" office:value-type="float"/>
          <table:table-cell office:value="0.8355920959447461" office:value-type="float"/>
          <table:table-cell office:value="0.8355920959447461" office:value-type="float"/>
          <table:table-cell office:value="0.5924008255768952" office:value-type="float"/>
          <table:table-cell office:value="0.5977438821388641" office:value-type="float"/>
          <table:table-cell office:value="0.6036085026816228" office:value-type="float"/>
          <table:table-cell office:value="0.622528598603917" office:value-type="float"/>
          <table:table-cell office:value="0.622528598603917" office:value-type="float"/>
          <table:table-cell office:value="0.4450665995685947" office:value-type="float"/>
          <table:table-cell office:value="0.461979928899345" office:value-type="float"/>
          <table:table-cell office:value="0.505745399518885" office:value-type="float"/>
          <table:table-cell office:value="0.5333962706505037" office:value-type="float"/>
          <table:table-cell office:value="0.5333962706505037" office:value-type="float"/>
          <table:table-cell office:value="0.5931516004923827" office:value-type="float"/>
          <table:table-cell office:value="0.6412225822129276" office:value-type="float"/>
          <table:table-cell office:value="0.6636236347847158" office:value-type="float"/>
          <table:table-cell office:value="0.7186831941765375" office:value-type="float"/>
          <table:table-cell office:value="0.7186831941765375" office:value-type="float"/>
          <table:table-cell office:value="0.4463199206485435" office:value-type="float"/>
          <table:table-cell office:value="0.5087353973198362" office:value-type="float"/>
          <table:table-cell office:value="0.5401504174435239" office:value-type="float"/>
          <table:table-cell office:value="0.5401517896875082" office:value-type="float"/>
          <table:table-cell office:value="0.5401517896875082" office:value-type="float"/>
        </table:table-row>
        <table:table-row>
          <table:table-cell office:value-type="string">
            <text:p>maxwellito__vivus</text:p>
          </table:table-cell>
          <table:table-cell office:value="0.716867142581473" office:value-type="float"/>
          <table:table-cell office:value="0.7862078995712434" office:value-type="float"/>
          <table:table-cell office:value="0.7955795673076452" office:value-type="float"/>
          <table:table-cell office:value="0.8062900401739204" office:value-type="float"/>
          <table:table-cell office:value="0.8602439002721616" office:value-type="float"/>
          <table:table-cell office:value="0.5022856381425611" office:value-type="float"/>
          <table:table-cell office:value="0.5822798605846664" office:value-type="float"/>
          <table:table-cell office:value="0.598528512611475" office:value-type="float"/>
          <table:table-cell office:value="0.6184178138540054" office:value-type="float"/>
          <table:table-cell office:value="0.6365513059819764" office:value-type="float"/>
          <table:table-cell office:value="0.4186400710087855" office:value-type="float"/>
          <table:table-cell office:value="0.45839805919102694" office:value-type="float"/>
          <table:table-cell office:value="0.472101610137871" office:value-type="float"/>
          <table:table-cell office:value="0.48652369872509177" office:value-type="float"/>
          <table:table-cell office:value="0.5411107895665968" office:value-type="float"/>
          <table:table-cell office:value="0.5781252114162101" office:value-type="float"/>
          <table:table-cell office:value="0.6135934107875489" office:value-type="float"/>
          <table:table-cell office:value="0.626858449680116" office:value-type="float"/>
          <table:table-cell office:value="0.6643637826487774" office:value-type="float"/>
          <table:table-cell office:value="0.7929977964872288" office:value-type="float"/>
          <table:table-cell office:value="0.4234448566399387" office:value-type="float"/>
          <table:table-cell office:value="0.4849355154091539" office:value-type="float"/>
          <table:table-cell office:value="0.5029082221725116" office:value-type="float"/>
          <table:table-cell office:value="0.5194663664651951" office:value-type="float"/>
          <table:table-cell office:value="0.5561163506455358" office:value-type="float"/>
        </table:table-row>
        <table:table-row>
          <table:table-cell office:value-type="string">
            <text:p>artursapek__mondrian</text:p>
          </table:table-cell>
          <table:table-cell office:value="0.7991161226355037" office:value-type="float"/>
          <table:table-cell office:value="0.8054489791983618" office:value-type="float"/>
          <table:table-cell office:value="0.8077348326251689" office:value-type="float"/>
          <table:table-cell office:value="0.8150173721345453" office:value-type="float"/>
          <table:table-cell office:value="0.8150173721345453" office:value-type="float"/>
          <table:table-cell office:value="0.5700790974088347" office:value-type="float"/>
          <table:table-cell office:value="0.588170070186953" office:value-type="float"/>
          <table:table-cell office:value="0.6031103477588524" office:value-type="float"/>
          <table:table-cell office:value="0.620144685267953" office:value-type="float"/>
          <table:table-cell office:value="0.620144685267953" office:value-type="float"/>
          <table:table-cell office:value="0.43178145245130206" office:value-type="float"/>
          <table:table-cell office:value="0.44613613477115543" office:value-type="float"/>
          <table:table-cell office:value="0.458735010068588" office:value-type="float"/>
          <table:table-cell office:value="0.48020381350587715" office:value-type="float"/>
          <table:table-cell office:value="0.48020381350587715" office:value-type="float"/>
          <table:table-cell office:value="0.6275098165524688" office:value-type="float"/>
          <table:table-cell office:value="0.6359030217418087" office:value-type="float"/>
          <table:table-cell office:value="0.6384244614423527" office:value-type="float"/>
          <table:table-cell office:value="0.6545138826239563" office:value-type="float"/>
          <table:table-cell office:value="0.6545138826239563" office:value-type="float"/>
          <table:table-cell office:value="0.473713481916373" office:value-type="float"/>
          <table:table-cell office:value="0.4991504422434385" office:value-type="float"/>
          <table:table-cell office:value="0.5199721458352208" office:value-type="float"/>
          <table:table-cell office:value="0.537880428392699" office:value-type="float"/>
          <table:table-cell office:value="0.537880428392699" office:value-type="float"/>
        </table:table-row>
        <table:table-row>
          <table:table-cell office:value-type="string">
            <text:p>afollestad__material-dialogs</text:p>
          </table:table-cell>
          <table:table-cell office:value="0.6968644305117192" office:value-type="float"/>
          <table:table-cell office:value="0.7586867951728276" office:value-type="float"/>
          <table:table-cell office:value="0.7994601136613498" office:value-type="float"/>
          <table:table-cell office:value="0.816843633004249" office:value-type="float"/>
          <table:table-cell office:value="0.8541357841996428" office:value-type="float"/>
          <table:table-cell office:value="0.5003209657298832" office:value-type="float"/>
          <table:table-cell office:value="0.5643602773946785" office:value-type="float"/>
          <table:table-cell office:value="0.5851355450529919" office:value-type="float"/>
          <table:table-cell office:value="0.6000756550055794" office:value-type="float"/>
          <table:table-cell office:value="0.71685050567293" office:value-type="float"/>
          <table:table-cell office:value="0.3969173853037039" office:value-type="float"/>
          <table:table-cell office:value="0.4553983777583358" office:value-type="float"/>
          <table:table-cell office:value="0.47846954673446784" office:value-type="float"/>
          <table:table-cell office:value="0.4953558639592871" office:value-type="float"/>
          <table:table-cell office:value="0.5579257886603085" office:value-type="float"/>
          <table:table-cell office:value="0.5695888964275753" office:value-type="float"/>
          <table:table-cell office:value="0.6142406349674283" office:value-type="float"/>
          <table:table-cell office:value="0.632646887873228" office:value-type="float"/>
          <table:table-cell office:value="0.6710987745649791" office:value-type="float"/>
          <table:table-cell office:value="0.7320332509694876" office:value-type="float"/>
          <table:table-cell office:value="0.33376805920012875" office:value-type="float"/>
          <table:table-cell office:value="0.43889887390374216" office:value-type="float"/>
          <table:table-cell office:value="0.4793878180613391" office:value-type="float"/>
          <table:table-cell office:value="0.5096292894631634" office:value-type="float"/>
          <table:table-cell office:value="0.578048518589646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0.7144349846429987" office:value-type="float"/>
          <table:table-cell office:value="0.7456994656667316" office:value-type="float"/>
          <table:table-cell office:value="0.7914253241358992" office:value-type="float"/>
          <table:table-cell office:value="0.8110040134023214" office:value-type="float"/>
          <table:table-cell office:value="0.8519062940749821" office:value-type="float"/>
          <table:table-cell office:value="0.5464594616706769" office:value-type="float"/>
          <table:table-cell office:value="0.5752318390863309" office:value-type="float"/>
          <table:table-cell office:value="0.583301964050495" office:value-type="float"/>
          <table:table-cell office:value="0.5881902832857325" office:value-type="float"/>
          <table:table-cell office:value="0.6255000407862779" office:value-type="float"/>
          <table:table-cell office:value="0.4115909033750728" office:value-type="float"/>
          <table:table-cell office:value="0.468815525441436" office:value-type="float"/>
          <table:table-cell office:value="0.482521858978713" office:value-type="float"/>
          <table:table-cell office:value="0.4994003694454315" office:value-type="float"/>
          <table:table-cell office:value="0.5625466101897185" office:value-type="float"/>
          <table:table-cell office:value="0.5822619997833135" office:value-type="float"/>
          <table:table-cell office:value="0.6316067708216628" office:value-type="float"/>
          <table:table-cell office:value="0.642532820873571" office:value-type="float"/>
          <table:table-cell office:value="0.6553197834660559" office:value-type="float"/>
          <table:table-cell office:value="0.7066504251011145" office:value-type="float"/>
          <table:table-cell office:value="0.3649065819829588" office:value-type="float"/>
          <table:table-cell office:value="0.43949417467567026" office:value-type="float"/>
          <table:table-cell office:value="0.4708506319354326" office:value-type="float"/>
          <table:table-cell office:value="0.48572311970358606" office:value-type="float"/>
          <table:table-cell office:value="0.5336640128559789" office:value-type="float"/>
        </table:table-row>
        <table:table-row>
          <table:table-cell office:value-type="string">
            <text:p>bitcoin__bitcoin</text:p>
          </table:table-cell>
          <table:table-cell office:value="0.6870817310788327" office:value-type="float"/>
          <table:table-cell office:value="0.7817998606436269" office:value-type="float"/>
          <table:table-cell office:value="0.8053978959126114" office:value-type="float"/>
          <table:table-cell office:value="0.818578565927577" office:value-type="float"/>
          <table:table-cell office:value="0.8654016717061553" office:value-type="float"/>
          <table:table-cell office:value="0.5356103644660115" office:value-type="float"/>
          <table:table-cell office:value="0.5876942976444364" office:value-type="float"/>
          <table:table-cell office:value="0.5996592707316317" office:value-type="float"/>
          <table:table-cell office:value="0.617314871702181" office:value-type="float"/>
          <table:table-cell office:value="0.6638635690398124" office:value-type="float"/>
          <table:table-cell office:value="0.3952627814090698" office:value-type="float"/>
          <table:table-cell office:value="0.4641442376468548" office:value-type="float"/>
          <table:table-cell office:value="0.48382049769276825" office:value-type="float"/>
          <table:table-cell office:value="0.5040899024216101" office:value-type="float"/>
          <table:table-cell office:value="0.6074978855169791" office:value-type="float"/>
          <table:table-cell office:value="0.5315180535293536" office:value-type="float"/>
          <table:table-cell office:value="0.6228474283208489" office:value-type="float"/>
          <table:table-cell office:value="0.6379814507326278" office:value-type="float"/>
          <table:table-cell office:value="0.6624938522219483" office:value-type="float"/>
          <table:table-cell office:value="0.7824559662448027" office:value-type="float"/>
          <table:table-cell office:value="0.40373796774905596" office:value-type="float"/>
          <table:table-cell office:value="0.4912446006544017" office:value-type="float"/>
          <table:table-cell office:value="0.5134423162691173" office:value-type="float"/>
          <table:table-cell office:value="0.5319783755334091" office:value-type="float"/>
          <table:table-cell office:value="0.5970159937371615" office:value-type="float"/>
        </table:table-row>
        <table:table-row>
          <table:table-cell office:value-type="string">
            <text:p>pedrovgs__DraggablePanel</text:p>
          </table:table-cell>
          <table:table-cell office:value="0.7473333792071062" office:value-type="float"/>
          <table:table-cell office:value="0.7834206083711995" office:value-type="float"/>
          <table:table-cell office:value="0.7920958792098071" office:value-type="float"/>
          <table:table-cell office:value="0.7971020264059433" office:value-type="float"/>
          <table:table-cell office:value="0.828260727262794" office:value-type="float"/>
          <table:table-cell office:value="0.5293526900337898" office:value-type="float"/>
          <table:table-cell office:value="0.5651192036939986" office:value-type="float"/>
          <table:table-cell office:value="0.5834563909199784" office:value-type="float"/>
          <table:table-cell office:value="0.6082881713160585" office:value-type="float"/>
          <table:table-cell office:value="0.6669547874083845" office:value-type="float"/>
          <table:table-cell office:value="0.45617519465704864" office:value-type="float"/>
          <table:table-cell office:value="0.488441470652654" office:value-type="float"/>
          <table:table-cell office:value="0.5057292168101829" office:value-type="float"/>
          <table:table-cell office:value="0.5218843710033956" office:value-type="float"/>
          <table:table-cell office:value="0.5710038116179031" office:value-type="float"/>
          <table:table-cell office:value="0.5896239912862158" office:value-type="float"/>
          <table:table-cell office:value="0.6226980374156472" office:value-type="float"/>
          <table:table-cell office:value="0.6501877928825064" office:value-type="float"/>
          <table:table-cell office:value="0.6689393988837347" office:value-type="float"/>
          <table:table-cell office:value="0.7035390055203244" office:value-type="float"/>
          <table:table-cell office:value="0.4312510878543081" office:value-type="float"/>
          <table:table-cell office:value="0.44820510537134706" office:value-type="float"/>
          <table:table-cell office:value="0.46334395242237664" office:value-type="float"/>
          <table:table-cell office:value="0.49370145585417646" office:value-type="float"/>
          <table:table-cell office:value="0.5416296654242018" office:value-type="float"/>
        </table:table-row>
        <table:table-row>
          <table:table-cell office:value-type="string">
            <text:p>mlaursen__react-md</text:p>
          </table:table-cell>
          <table:table-cell office:value="0.7731423610297548" office:value-type="float"/>
          <table:table-cell office:value="0.8031063075843432" office:value-type="float"/>
          <table:table-cell office:value="0.813778389912984" office:value-type="float"/>
          <table:table-cell office:value="0.8284883331181692" office:value-type="float"/>
          <table:table-cell office:value="0.8538080217537573" office:value-type="float"/>
          <table:table-cell office:value="0.533377345466455" office:value-type="float"/>
          <table:table-cell office:value="0.5823258898758772" office:value-type="float"/>
          <table:table-cell office:value="0.5980742899308453" office:value-type="float"/>
          <table:table-cell office:value="0.618376527212783" office:value-type="float"/>
          <table:table-cell office:value="0.6420419573003481" office:value-type="float"/>
          <table:table-cell office:value="0.44397453553358335" office:value-type="float"/>
          <table:table-cell office:value="0.47835693335860147" office:value-type="float"/>
          <table:table-cell office:value="0.49923929027727104" office:value-type="float"/>
          <table:table-cell office:value="0.5205447206269197" office:value-type="float"/>
          <table:table-cell office:value="0.577483623801434" office:value-type="float"/>
          <table:table-cell office:value="0.5842822420725742" office:value-type="float"/>
          <table:table-cell office:value="0.6249317745543126" office:value-type="float"/>
          <table:table-cell office:value="0.6366208442987068" office:value-type="float"/>
          <table:table-cell office:value="0.6436084153462883" office:value-type="float"/>
          <table:table-cell office:value="0.7228274766560242" office:value-type="float"/>
          <table:table-cell office:value="0.38637944978953853" office:value-type="float"/>
          <table:table-cell office:value="0.4790484997712589" office:value-type="float"/>
          <table:table-cell office:value="0.49534916620029834" office:value-type="float"/>
          <table:table-cell office:value="0.5134229863741959" office:value-type="float"/>
          <table:table-cell office:value="0.5537153841265974" office:value-type="float"/>
        </table:table-row>
        <table:table-row>
          <table:table-cell office:value-type="string">
            <text:p>node-nock__nock</text:p>
          </table:table-cell>
          <table:table-cell office:value="0.6999968171432314" office:value-type="float"/>
          <table:table-cell office:value="0.7752975266509629" office:value-type="float"/>
          <table:table-cell office:value="0.7874881340058684" office:value-type="float"/>
          <table:table-cell office:value="0.8090618520335948" office:value-type="float"/>
          <table:table-cell office:value="0.8460657123635607" office:value-type="float"/>
          <table:table-cell office:value="0.5452714876913993" office:value-type="float"/>
          <table:table-cell office:value="0.5936699116811992" office:value-type="float"/>
          <table:table-cell office:value="0.6155905397361614" office:value-type="float"/>
          <table:table-cell office:value="0.6277407648383452" office:value-type="float"/>
          <table:table-cell office:value="0.7166917068803131" office:value-type="float"/>
          <table:table-cell office:value="0.3865094494387113" office:value-type="float"/>
          <table:table-cell office:value="0.4514465697000173" office:value-type="float"/>
          <table:table-cell office:value="0.4728246962862135" office:value-type="float"/>
          <table:table-cell office:value="0.49305441476293127" office:value-type="float"/>
          <table:table-cell office:value="0.531564887643888" office:value-type="float"/>
          <table:table-cell office:value="0.5794952152369421" office:value-type="float"/>
          <table:table-cell office:value="0.6352684484890407" office:value-type="float"/>
          <table:table-cell office:value="0.6528527057850246" office:value-type="float"/>
          <table:table-cell office:value="0.6774509777173234" office:value-type="float"/>
          <table:table-cell office:value="0.7222617330095746" office:value-type="float"/>
          <table:table-cell office:value="0.3974364165493405" office:value-type="float"/>
          <table:table-cell office:value="0.47362379865098936" office:value-type="float"/>
          <table:table-cell office:value="0.4992601870486014" office:value-type="float"/>
          <table:table-cell office:value="0.5232105249882438" office:value-type="float"/>
          <table:table-cell office:value="0.5657801616312401" office:value-type="float"/>
        </table:table-row>
        <table:table-row>
          <table:table-cell office:value-type="string">
            <text:p>emqtt__emqttd</text:p>
          </table:table-cell>
          <table:table-cell office:value="0.6984440880024008" office:value-type="float"/>
          <table:table-cell office:value="0.745016401338484" office:value-type="float"/>
          <table:table-cell office:value="0.763851285862579" office:value-type="float"/>
          <table:table-cell office:value="0.7911272155679161" office:value-type="float"/>
          <table:table-cell office:value="0.8273573142788343" office:value-type="float"/>
          <table:table-cell office:value="0.5300079971424239" office:value-type="float"/>
          <table:table-cell office:value="0.5771057286015052" office:value-type="float"/>
          <table:table-cell office:value="0.5915832451848132" office:value-type="float"/>
          <table:table-cell office:value="0.6084913477851562" office:value-type="float"/>
          <table:table-cell office:value="0.6605003789347821" office:value-type="float"/>
          <table:table-cell office:value="0.4076126639133239" office:value-type="float"/>
          <table:table-cell office:value="0.4738157273446064" office:value-type="float"/>
          <table:table-cell office:value="0.4988441956345788" office:value-type="float"/>
          <table:table-cell office:value="0.5123442196291622" office:value-type="float"/>
          <table:table-cell office:value="0.5904909216610101" office:value-type="float"/>
          <table:table-cell office:value="0.5801427166267532" office:value-type="float"/>
          <table:table-cell office:value="0.6214846715166304" office:value-type="float"/>
          <table:table-cell office:value="0.6459971391239597" office:value-type="float"/>
          <table:table-cell office:value="0.6674465080274661" office:value-type="float"/>
          <table:table-cell office:value="0.7078158058653032" office:value-type="float"/>
          <table:table-cell office:value="0.38685730553175196" office:value-type="float"/>
          <table:table-cell office:value="0.4548608023943151" office:value-type="float"/>
          <table:table-cell office:value="0.4827569656529366" office:value-type="float"/>
          <table:table-cell office:value="0.5087385063936294" office:value-type="float"/>
          <table:table-cell office:value="0.580674945001183" office:value-type="float"/>
        </table:table-row>
        <table:table-row>
          <table:table-cell office:value-type="string">
            <text:p>overtrue__wechat</text:p>
          </table:table-cell>
          <table:table-cell office:value="0.6867327094248303" office:value-type="float"/>
          <table:table-cell office:value="0.7237798679916513" office:value-type="float"/>
          <table:table-cell office:value="0.7469688530221759" office:value-type="float"/>
          <table:table-cell office:value="0.7597818219723256" office:value-type="float"/>
          <table:table-cell office:value="0.8020442517741105" office:value-type="float"/>
          <table:table-cell office:value="0.577438670365683" office:value-type="float"/>
          <table:table-cell office:value="0.5896359383906031" office:value-type="float"/>
          <table:table-cell office:value="0.5961574511983259" office:value-type="float"/>
          <table:table-cell office:value="0.603185090056768" office:value-type="float"/>
          <table:table-cell office:value="0.6156177407181597" office:value-type="float"/>
          <table:table-cell office:value="0.4869654676562174" office:value-type="float"/>
          <table:table-cell office:value="0.49482611832614143" office:value-type="float"/>
          <table:table-cell office:value="0.5038757796556348" office:value-type="float"/>
          <table:table-cell office:value="0.5117439441089391" office:value-type="float"/>
          <table:table-cell office:value="0.5266753903351942" office:value-type="float"/>
          <table:table-cell office:value="0.6618940157182125" office:value-type="float"/>
          <table:table-cell office:value="0.6647254598773082" office:value-type="float"/>
          <table:table-cell office:value="0.6811576514012584" office:value-type="float"/>
          <table:table-cell office:value="0.6943902736016172" office:value-type="float"/>
          <table:table-cell office:value="0.7128247826642176" office:value-type="float"/>
          <table:table-cell office:value="0.41916713439442355" office:value-type="float"/>
          <table:table-cell office:value="0.47360847977564824" office:value-type="float"/>
          <table:table-cell office:value="0.4746449629949201" office:value-type="float"/>
          <table:table-cell office:value="0.4980169862641006" office:value-type="float"/>
          <table:table-cell office:value="0.5357258775239387" office:value-type="float"/>
        </table:table-row>
        <table:table-row>
          <table:table-cell office:value-type="string">
            <text:p>Clipy__Clipy</text:p>
          </table:table-cell>
          <table:table-cell office:value="0.7160670882274288" office:value-type="float"/>
          <table:table-cell office:value="0.7168351293200228" office:value-type="float"/>
          <table:table-cell office:value="0.7594137769971301" office:value-type="float"/>
          <table:table-cell office:value="0.7895245032547525" office:value-type="float"/>
          <table:table-cell office:value="0.8690517399359632" office:value-type="float"/>
          <table:table-cell office:value="0.5937745895645555" office:value-type="float"/>
          <table:table-cell office:value="0.6161801930012833" office:value-type="float"/>
          <table:table-cell office:value="0.6211976262563473" office:value-type="float"/>
          <table:table-cell office:value="0.626829989377539" office:value-type="float"/>
          <table:table-cell office:value="0.6378226589374194" office:value-type="float"/>
          <table:table-cell office:value="0.39214194878322345" office:value-type="float"/>
          <table:table-cell office:value="0.47086908407850203" office:value-type="float"/>
          <table:table-cell office:value="0.4963318368386978" office:value-type="float"/>
          <table:table-cell office:value="0.5086124886548279" office:value-type="float"/>
          <table:table-cell office:value="0.5816455449972504" office:value-type="float"/>
          <table:table-cell office:value="0.6407981689265354" office:value-type="float"/>
          <table:table-cell office:value="0.6983968007320313" office:value-type="float"/>
          <table:table-cell office:value="0.7004432910870277" office:value-type="float"/>
          <table:table-cell office:value="0.7057448397162174" office:value-type="float"/>
          <table:table-cell office:value="0.7216980775784758" office:value-type="float"/>
          <table:table-cell office:value="0.3718583375293846" office:value-type="float"/>
          <table:table-cell office:value="0.43292066006084884" office:value-type="float"/>
          <table:table-cell office:value="0.4490537855008873" office:value-type="float"/>
          <table:table-cell office:value="0.5222135063263057" office:value-type="float"/>
          <table:table-cell office:value="0.5256471467116921" office:value-type="float"/>
        </table:table-row>
        <table:table-row>
          <table:table-cell office:value-type="string">
            <text:p>Homebrew__legacy-homebrew</text:p>
          </table:table-cell>
          <table:table-cell office:value="0.6880772681600367" office:value-type="float"/>
          <table:table-cell office:value="0.7608468102478746" office:value-type="float"/>
          <table:table-cell office:value="0.7852224807951258" office:value-type="float"/>
          <table:table-cell office:value="0.8036631805480081" office:value-type="float"/>
          <table:table-cell office:value="0.8425819635990028" office:value-type="float"/>
          <table:table-cell office:value="0.4933625740838896" office:value-type="float"/>
          <table:table-cell office:value="0.5764972612306339" office:value-type="float"/>
          <table:table-cell office:value="0.5920609678931634" office:value-type="float"/>
          <table:table-cell office:value="0.6078526299415699" office:value-type="float"/>
          <table:table-cell office:value="0.6554159754234841" office:value-type="float"/>
          <table:table-cell office:value="0.3551387711458198" office:value-type="float"/>
          <table:table-cell office:value="0.43684030751374303" office:value-type="float"/>
          <table:table-cell office:value="0.45667684728714875" office:value-type="float"/>
          <table:table-cell office:value="0.478421570966453" office:value-type="float"/>
          <table:table-cell office:value="0.5563337456293712" office:value-type="float"/>
          <table:table-cell office:value="0.5272551378844437" office:value-type="float"/>
          <table:table-cell office:value="0.6075491932206052" office:value-type="float"/>
          <table:table-cell office:value="0.6283384466605876" office:value-type="float"/>
          <table:table-cell office:value="0.6561711548063492" office:value-type="float"/>
          <table:table-cell office:value="0.734425317975039" office:value-type="float"/>
          <table:table-cell office:value="0.3572486283036224" office:value-type="float"/>
          <table:table-cell office:value="0.46884238984232296" office:value-type="float"/>
          <table:table-cell office:value="0.49661352115672047" office:value-type="float"/>
          <table:table-cell office:value="0.51435436366929" office:value-type="float"/>
          <table:table-cell office:value="0.586720640319986" office:value-type="float"/>
        </table:table-row>
        <table:table-row>
          <table:table-cell office:value-type="string">
            <text:p>NLPchina__elasticsearch-sql</text:p>
          </table:table-cell>
          <table:table-cell office:value="0.6926199141377807" office:value-type="float"/>
          <table:table-cell office:value="0.7394245189190617" office:value-type="float"/>
          <table:table-cell office:value="0.7874185984709693" office:value-type="float"/>
          <table:table-cell office:value="0.80482179513848" office:value-type="float"/>
          <table:table-cell office:value="0.8731950053805387" office:value-type="float"/>
          <table:table-cell office:value="0.5325314012571787" office:value-type="float"/>
          <table:table-cell office:value="0.5722669479704499" office:value-type="float"/>
          <table:table-cell office:value="0.5996098093782775" office:value-type="float"/>
          <table:table-cell office:value="0.6275575579139057" office:value-type="float"/>
          <table:table-cell office:value="0.7101220472884422" office:value-type="float"/>
          <table:table-cell office:value="0.44177636225797023" office:value-type="float"/>
          <table:table-cell office:value="0.48604789323134395" office:value-type="float"/>
          <table:table-cell office:value="0.5012651317988698" office:value-type="float"/>
          <table:table-cell office:value="0.532049751192122" office:value-type="float"/>
          <table:table-cell office:value="0.5761211656900485" office:value-type="float"/>
          <table:table-cell office:value="0.6166150827229425" office:value-type="float"/>
          <table:table-cell office:value="0.6483778734480173" office:value-type="float"/>
          <table:table-cell office:value="0.6663508544852516" office:value-type="float"/>
          <table:table-cell office:value="0.6777608462244692" office:value-type="float"/>
          <table:table-cell office:value="0.7211251621359401" office:value-type="float"/>
          <table:table-cell office:value="0.3809577733596792" office:value-type="float"/>
          <table:table-cell office:value="0.42281716689899795" office:value-type="float"/>
          <table:table-cell office:value="0.504121517709696" office:value-type="float"/>
          <table:table-cell office:value="0.5367950378225009" office:value-type="float"/>
          <table:table-cell office:value="0.6001276612741628" office:value-type="float"/>
        </table:table-row>
        <table:table-row>
          <table:table-cell office:value-type="string">
            <text:p>hexojs__hexo</text:p>
          </table:table-cell>
          <table:table-cell office:value="0.6862008674964647" office:value-type="float"/>
          <table:table-cell office:value="0.761741886176856" office:value-type="float"/>
          <table:table-cell office:value="0.7911953184457141" office:value-type="float"/>
          <table:table-cell office:value="0.8127861828615174" office:value-type="float"/>
          <table:table-cell office:value="0.8657568435848365" office:value-type="float"/>
          <table:table-cell office:value="0.5304892655743704" office:value-type="float"/>
          <table:table-cell office:value="0.5831434441705756" office:value-type="float"/>
          <table:table-cell office:value="0.5978770508665611" office:value-type="float"/>
          <table:table-cell office:value="0.6129027772179065" office:value-type="float"/>
          <table:table-cell office:value="0.6852272272535996" office:value-type="float"/>
          <table:table-cell office:value="0.3993315738839609" office:value-type="float"/>
          <table:table-cell office:value="0.45918508509468314" office:value-type="float"/>
          <table:table-cell office:value="0.48192642755337944" office:value-type="float"/>
          <table:table-cell office:value="0.5032094015864145" office:value-type="float"/>
          <table:table-cell office:value="0.6276555556468433" office:value-type="float"/>
          <table:table-cell office:value="0.5742733167385456" office:value-type="float"/>
          <table:table-cell office:value="0.6299738899008219" office:value-type="float"/>
          <table:table-cell office:value="0.6502461419554928" office:value-type="float"/>
          <table:table-cell office:value="0.6824005381359044" office:value-type="float"/>
          <table:table-cell office:value="0.7392402903413977" office:value-type="float"/>
          <table:table-cell office:value="0.3487754767425019" office:value-type="float"/>
          <table:table-cell office:value="0.439767154320357" office:value-type="float"/>
          <table:table-cell office:value="0.49140414885998973" office:value-type="float"/>
          <table:table-cell office:value="0.5265411512685412" office:value-type="float"/>
          <table:table-cell office:value="0.6047667949406305" office:value-type="float"/>
        </table:table-row>
        <table:table-row>
          <table:table-cell office:value-type="string">
            <text:p>inorganik__countUp.js</text:p>
          </table:table-cell>
          <table:table-cell office:value="0.7365067240118641" office:value-type="float"/>
          <table:table-cell office:value="0.7429355019953189" office:value-type="float"/>
          <table:table-cell office:value="0.773552600171167" office:value-type="float"/>
          <table:table-cell office:value="0.8051266617161327" office:value-type="float"/>
          <table:table-cell office:value="0.8172725267708374" office:value-type="float"/>
          <table:table-cell office:value="0.5180241571467397" office:value-type="float"/>
          <table:table-cell office:value="0.5571261166220651" office:value-type="float"/>
          <table:table-cell office:value="0.5929341646592045" office:value-type="float"/>
          <table:table-cell office:value="0.6111556500561995" office:value-type="float"/>
          <table:table-cell office:value="0.6188555166231174" office:value-type="float"/>
          <table:table-cell office:value="0.382652639930005" office:value-type="float"/>
          <table:table-cell office:value="0.4493992748001149" office:value-type="float"/>
          <table:table-cell office:value="0.46374129366425476" office:value-type="float"/>
          <table:table-cell office:value="0.4746746200039168" office:value-type="float"/>
          <table:table-cell office:value="0.4861596134493654" office:value-type="float"/>
          <table:table-cell office:value="0.6108778366995612" office:value-type="float"/>
          <table:table-cell office:value="0.6291290752743786" office:value-type="float"/>
          <table:table-cell office:value="0.6512411373176333" office:value-type="float"/>
          <table:table-cell office:value="0.6527166020834612" office:value-type="float"/>
          <table:table-cell office:value="0.6569604691210522" office:value-type="float"/>
          <table:table-cell office:value="0.3523562749463477" office:value-type="float"/>
          <table:table-cell office:value="0.4420048737887119" office:value-type="float"/>
          <table:table-cell office:value="0.4534046426223597" office:value-type="float"/>
          <table:table-cell office:value="0.5157207726814822" office:value-type="float"/>
          <table:table-cell office:value="0.5249029195574529" office:value-type="float"/>
        </table:table-row>
        <table:table-row>
          <table:table-cell office:value-type="string">
            <text:p>drublic__css-modal</text:p>
          </table:table-cell>
          <table:table-cell office:value="0.6974043073553053" office:value-type="float"/>
          <table:table-cell office:value="0.7783664160694511" office:value-type="float"/>
          <table:table-cell office:value="0.786421355816181" office:value-type="float"/>
          <table:table-cell office:value="0.7988015952113867" office:value-type="float"/>
          <table:table-cell office:value="0.8052364906804499" office:value-type="float"/>
          <table:table-cell office:value="0.5442787314941381" office:value-type="float"/>
          <table:table-cell office:value="0.5774851562433521" office:value-type="float"/>
          <table:table-cell office:value="0.5892464098025179" office:value-type="float"/>
          <table:table-cell office:value="0.6051705046671323" office:value-type="float"/>
          <table:table-cell office:value="0.6653277370099325" office:value-type="float"/>
          <table:table-cell office:value="0.4120377932890412" office:value-type="float"/>
          <table:table-cell office:value="0.479933704604698" office:value-type="float"/>
          <table:table-cell office:value="0.503138626406653" office:value-type="float"/>
          <table:table-cell office:value="0.5186118863092384" office:value-type="float"/>
          <table:table-cell office:value="0.5800305491352729" office:value-type="float"/>
          <table:table-cell office:value="0.6042739346466117" office:value-type="float"/>
          <table:table-cell office:value="0.6244494282369504" office:value-type="float"/>
          <table:table-cell office:value="0.6421073098651153" office:value-type="float"/>
          <table:table-cell office:value="0.674872773035506" office:value-type="float"/>
          <table:table-cell office:value="0.6941128555906465" office:value-type="float"/>
          <table:table-cell office:value="0.4843627283025964" office:value-type="float"/>
          <table:table-cell office:value="0.520630637506841" office:value-type="float"/>
          <table:table-cell office:value="0.5251622528359513" office:value-type="float"/>
          <table:table-cell office:value="0.5449942038720017" office:value-type="float"/>
          <table:table-cell office:value="0.5515544221626976" office:value-type="float"/>
        </table:table-row>
        <table:table-row>
          <table:table-cell office:value-type="string">
            <text:p>mxcl__PromiseKit</text:p>
          </table:table-cell>
          <table:table-cell office:value="0.7013118012043381" office:value-type="float"/>
          <table:table-cell office:value="0.7809156458845555" office:value-type="float"/>
          <table:table-cell office:value="0.8018048350238889" office:value-type="float"/>
          <table:table-cell office:value="0.815757413547258" office:value-type="float"/>
          <table:table-cell office:value="0.8581802441168914" office:value-type="float"/>
          <table:table-cell office:value="0.512196340694512" office:value-type="float"/>
          <table:table-cell office:value="0.5779114381918976" office:value-type="float"/>
          <table:table-cell office:value="0.6008192557500878" office:value-type="float"/>
          <table:table-cell office:value="0.6159237331701819" office:value-type="float"/>
          <table:table-cell office:value="0.6676244958763383" office:value-type="float"/>
          <table:table-cell office:value="0.3733665055455343" office:value-type="float"/>
          <table:table-cell office:value="0.437433404974794" office:value-type="float"/>
          <table:table-cell office:value="0.45635351278289965" office:value-type="float"/>
          <table:table-cell office:value="0.4745109115716757" office:value-type="float"/>
          <table:table-cell office:value="0.5748193160030298" office:value-type="float"/>
          <table:table-cell office:value="0.5872469627662626" office:value-type="float"/>
          <table:table-cell office:value="0.6340002903779574" office:value-type="float"/>
          <table:table-cell office:value="0.655341180095476" office:value-type="float"/>
          <table:table-cell office:value="0.6781398713723163" office:value-type="float"/>
          <table:table-cell office:value="0.7506053543548346" office:value-type="float"/>
          <table:table-cell office:value="0.33617336388057273" office:value-type="float"/>
          <table:table-cell office:value="0.46953492806108743" office:value-type="float"/>
          <table:table-cell office:value="0.49565453101441226" office:value-type="float"/>
          <table:table-cell office:value="0.5121122466326599" office:value-type="float"/>
          <table:table-cell office:value="0.5622047932394307" office:value-type="float"/>
        </table:table-row>
        <table:table-row>
          <table:table-cell office:value-type="string">
            <text:p>mikepenz__MaterialDrawer</text:p>
          </table:table-cell>
          <table:table-cell office:value="0.7209897748939402" office:value-type="float"/>
          <table:table-cell office:value="0.76635702799804" office:value-type="float"/>
          <table:table-cell office:value="0.7874436218149908" office:value-type="float"/>
          <table:table-cell office:value="0.812693254344363" office:value-type="float"/>
          <table:table-cell office:value="0.8556891776165152" office:value-type="float"/>
          <table:table-cell office:value="0.514876216992018" office:value-type="float"/>
          <table:table-cell office:value="0.5671198650567051" office:value-type="float"/>
          <table:table-cell office:value="0.584772888024782" office:value-type="float"/>
          <table:table-cell office:value="0.5998649250702632" office:value-type="float"/>
          <table:table-cell office:value="0.6748678031068591" office:value-type="float"/>
          <table:table-cell office:value="0.39088964846703084" office:value-type="float"/>
          <table:table-cell office:value="0.46401383607781255" office:value-type="float"/>
          <table:table-cell office:value="0.48797359070400503" office:value-type="float"/>
          <table:table-cell office:value="0.5035812093460559" office:value-type="float"/>
          <table:table-cell office:value="0.5732723475424413" office:value-type="float"/>
          <table:table-cell office:value="0.5739008525153798" office:value-type="float"/>
          <table:table-cell office:value="0.6310120753785671" office:value-type="float"/>
          <table:table-cell office:value="0.6534611486919053" office:value-type="float"/>
          <table:table-cell office:value="0.6760409862953826" office:value-type="float"/>
          <table:table-cell office:value="0.7496420672668762" office:value-type="float"/>
          <table:table-cell office:value="0.3289669239048214" office:value-type="float"/>
          <table:table-cell office:value="0.4349132696494068" office:value-type="float"/>
          <table:table-cell office:value="0.4710340101088601" office:value-type="float"/>
          <table:table-cell office:value="0.5019512266592132" office:value-type="float"/>
          <table:table-cell office:value="0.5800326486756573" office:value-type="float"/>
        </table:table-row>
        <table:table-row>
          <table:table-cell office:value-type="string">
            <text:p>addyosmani__grunt-uncss</text:p>
          </table:table-cell>
          <table:table-cell office:value="0.7323682989966886" office:value-type="float"/>
          <table:table-cell office:value="0.7762628425862954" office:value-type="float"/>
          <table:table-cell office:value="0.7910720947019021" office:value-type="float"/>
          <table:table-cell office:value="0.8084647959470355" office:value-type="float"/>
          <table:table-cell office:value="0.8405760977157155" office:value-type="float"/>
          <table:table-cell office:value="0.5543429700613737" office:value-type="float"/>
          <table:table-cell office:value="0.5573603999975256" office:value-type="float"/>
          <table:table-cell office:value="0.5626914206537685" office:value-type="float"/>
          <table:table-cell office:value="0.5923996556153608" office:value-type="float"/>
          <table:table-cell office:value="0.655563869367551" office:value-type="float"/>
          <table:table-cell office:value="0.39669724222695285" office:value-type="float"/>
          <table:table-cell office:value="0.45261646111569453" office:value-type="float"/>
          <table:table-cell office:value="0.4622357941951877" office:value-type="float"/>
          <table:table-cell office:value="0.4881922088076156" office:value-type="float"/>
          <table:table-cell office:value="0.5139131800840374" office:value-type="float"/>
          <table:table-cell office:value="0.5620599955956399" office:value-type="float"/>
          <table:table-cell office:value="0.5940792850300224" office:value-type="float"/>
          <table:table-cell office:value="0.6216000509574311" office:value-type="float"/>
          <table:table-cell office:value="0.6377772898618671" office:value-type="float"/>
          <table:table-cell office:value="0.7071366134849275" office:value-type="float"/>
          <table:table-cell office:value="0.39756309283588914" office:value-type="float"/>
          <table:table-cell office:value="0.4116045305352178" office:value-type="float"/>
          <table:table-cell office:value="0.4672833856025833" office:value-type="float"/>
          <table:table-cell office:value="0.49877169043558534" office:value-type="float"/>
          <table:table-cell office:value="0.541977137443983" office:value-type="float"/>
        </table:table-row>
        <table:table-row>
          <table:table-cell office:value-type="string">
            <text:p>overshare__overshare-kit</text:p>
          </table:table-cell>
          <table:table-cell office:value="0.7464096307190401" office:value-type="float"/>
          <table:table-cell office:value="0.8015355586538994" office:value-type="float"/>
          <table:table-cell office:value="0.8127104390683844" office:value-type="float"/>
          <table:table-cell office:value="0.826075829269477" office:value-type="float"/>
          <table:table-cell office:value="0.8320842255601286" office:value-type="float"/>
          <table:table-cell office:value="0.5628604463069293" office:value-type="float"/>
          <table:table-cell office:value="0.5986082155969202" office:value-type="float"/>
          <table:table-cell office:value="0.6111775711224002" office:value-type="float"/>
          <table:table-cell office:value="0.6156150197392057" office:value-type="float"/>
          <table:table-cell office:value="0.6181195400166065" office:value-type="float"/>
          <table:table-cell office:value="0.43023426551637844" office:value-type="float"/>
          <table:table-cell office:value="0.4619580541795686" office:value-type="float"/>
          <table:table-cell office:value="0.5008265040064862" office:value-type="float"/>
          <table:table-cell office:value="0.538121468653729" office:value-type="float"/>
          <table:table-cell office:value="0.5493992404934381" office:value-type="float"/>
          <table:table-cell office:value="0.6236843942632627" office:value-type="float"/>
          <table:table-cell office:value="0.6335178708477607" office:value-type="float"/>
          <table:table-cell office:value="0.6542170871794473" office:value-type="float"/>
          <table:table-cell office:value="0.6604142604573516" office:value-type="float"/>
          <table:table-cell office:value="0.6614577812735317" office:value-type="float"/>
          <table:table-cell office:value="0.3992616750883563" office:value-type="float"/>
          <table:table-cell office:value="0.5153212921625383" office:value-type="float"/>
          <table:table-cell office:value="0.5215849665599297" office:value-type="float"/>
          <table:table-cell office:value="0.5673154350612818" office:value-type="float"/>
          <table:table-cell office:value="0.5691961990754468" office:value-type="float"/>
        </table:table-row>
        <table:table-row>
          <table:table-cell office:value-type="string">
            <text:p>jaunesarmiento__fries</text:p>
          </table:table-cell>
          <table:table-cell office:value="0.7760837654579711" office:value-type="float"/>
          <table:table-cell office:value="0.8021703099780304" office:value-type="float"/>
          <table:table-cell office:value="0.8162671327855503" office:value-type="float"/>
          <table:table-cell office:value="0.8194646692000623" office:value-type="float"/>
          <table:table-cell office:value="0.8402531572601278" office:value-type="float"/>
          <table:table-cell office:value="0.5698455008954423" office:value-type="float"/>
          <table:table-cell office:value="0.5988290593754029" office:value-type="float"/>
          <table:table-cell office:value="0.6163412501414607" office:value-type="float"/>
          <table:table-cell office:value="0.6257411922420781" office:value-type="float"/>
          <table:table-cell office:value="0.6741001661538226" office:value-type="float"/>
          <table:table-cell office:value="0.45013943646613597" office:value-type="float"/>
          <table:table-cell office:value="0.47239062636450657" office:value-type="float"/>
          <table:table-cell office:value="0.47920856994465655" office:value-type="float"/>
          <table:table-cell office:value="0.4931426729679632" office:value-type="float"/>
          <table:table-cell office:value="0.5198923684967538" office:value-type="float"/>
          <table:table-cell office:value="0.5922257568481865" office:value-type="float"/>
          <table:table-cell office:value="0.6106714209108968" office:value-type="float"/>
          <table:table-cell office:value="0.6285313784184535" office:value-type="float"/>
          <table:table-cell office:value="0.6598481385835868" office:value-type="float"/>
          <table:table-cell office:value="0.7293214093737025" office:value-type="float"/>
          <table:table-cell office:value="0.47450078216288305" office:value-type="float"/>
          <table:table-cell office:value="0.5184323156136292" office:value-type="float"/>
          <table:table-cell office:value="0.5240763557676201" office:value-type="float"/>
          <table:table-cell office:value="0.5258817782441579" office:value-type="float"/>
          <table:table-cell office:value="0.5586480759314156" office:value-type="float"/>
        </table:table-row>
        <table:table-row>
          <table:table-cell office:value-type="string">
            <text:p>Microsoft__code-push</text:p>
          </table:table-cell>
          <table:table-cell office:value="0.7018031229542371" office:value-type="float"/>
          <table:table-cell office:value="0.777713036940153" office:value-type="float"/>
          <table:table-cell office:value="0.793004974960219" office:value-type="float"/>
          <table:table-cell office:value="0.8107940383052704" office:value-type="float"/>
          <table:table-cell office:value="0.8343251296226425" office:value-type="float"/>
          <table:table-cell office:value="0.5622732612477492" office:value-type="float"/>
          <table:table-cell office:value="0.6054262719599556" office:value-type="float"/>
          <table:table-cell office:value="0.6262415499030617" office:value-type="float"/>
          <table:table-cell office:value="0.6490912484165456" office:value-type="float"/>
          <table:table-cell office:value="0.6794631856681644" office:value-type="float"/>
          <table:table-cell office:value="0.37234486989891047" office:value-type="float"/>
          <table:table-cell office:value="0.4514373936635809" office:value-type="float"/>
          <table:table-cell office:value="0.4750470394184132" office:value-type="float"/>
          <table:table-cell office:value="0.4977153234313759" office:value-type="float"/>
          <table:table-cell office:value="0.5785275245298512" office:value-type="float"/>
          <table:table-cell office:value="0.5667923526018193" office:value-type="float"/>
          <table:table-cell office:value="0.624688083018636" office:value-type="float"/>
          <table:table-cell office:value="0.6450637370684631" office:value-type="float"/>
          <table:table-cell office:value="0.6716504113484124" office:value-type="float"/>
          <table:table-cell office:value="0.7440320058820026" office:value-type="float"/>
          <table:table-cell office:value="0.38408971035530937" office:value-type="float"/>
          <table:table-cell office:value="0.514278713937109" office:value-type="float"/>
          <table:table-cell office:value="0.5447521614160455" office:value-type="float"/>
          <table:table-cell office:value="0.5591402282415654" office:value-type="float"/>
          <table:table-cell office:value="0.5971120416144808" office:value-type="float"/>
        </table:table-row>
        <table:table-row>
          <table:table-cell office:value-type="string">
            <text:p>Automattic__simplenote-electron</text:p>
          </table:table-cell>
          <table:table-cell office:value="0.7622680262798709" office:value-type="float"/>
          <table:table-cell office:value="0.7927643760026587" office:value-type="float"/>
          <table:table-cell office:value="0.8087736039683528" office:value-type="float"/>
          <table:table-cell office:value="0.8156896484685935" office:value-type="float"/>
          <table:table-cell office:value="0.8412468779845975" office:value-type="float"/>
          <table:table-cell office:value="0.5503634573842633" office:value-type="float"/>
          <table:table-cell office:value="0.5854497540393602" office:value-type="float"/>
          <table:table-cell office:value="0.6097230129363335" office:value-type="float"/>
          <table:table-cell office:value="0.6192073187659908" office:value-type="float"/>
          <table:table-cell office:value="0.6547380160302132" office:value-type="float"/>
          <table:table-cell office:value="0.38576809977669824" office:value-type="float"/>
          <table:table-cell office:value="0.4473367606509355" office:value-type="float"/>
          <table:table-cell office:value="0.45942939166877206" office:value-type="float"/>
          <table:table-cell office:value="0.46605257928736477" office:value-type="float"/>
          <table:table-cell office:value="0.5297139507912924" office:value-type="float"/>
          <table:table-cell office:value="0.5416859588680107" office:value-type="float"/>
          <table:table-cell office:value="0.604558099848061" office:value-type="float"/>
          <table:table-cell office:value="0.6218331287237104" office:value-type="float"/>
          <table:table-cell office:value="0.6398837676183844" office:value-type="float"/>
          <table:table-cell office:value="0.6819703636425856" office:value-type="float"/>
          <table:table-cell office:value="0.4696218442188865" office:value-type="float"/>
          <table:table-cell office:value="0.4913266717434523" office:value-type="float"/>
          <table:table-cell office:value="0.5188776506819903" office:value-type="float"/>
          <table:table-cell office:value="0.529551234714935" office:value-type="float"/>
          <table:table-cell office:value="0.5728927091927789" office:value-type="float"/>
        </table:table-row>
        <table:table-row>
          <table:table-cell office:value-type="string">
            <text:p>jquery__jquery-mobile</text:p>
          </table:table-cell>
          <table:table-cell office:value="0.7073950723231301" office:value-type="float"/>
          <table:table-cell office:value="0.7944277925900367" office:value-type="float"/>
          <table:table-cell office:value="0.8112082640173938" office:value-type="float"/>
          <table:table-cell office:value="0.8248997138855155" office:value-type="float"/>
          <table:table-cell office:value="0.8764950784552911" office:value-type="float"/>
          <table:table-cell office:value="0.5042683331871429" office:value-type="float"/>
          <table:table-cell office:value="0.5834485062831143" office:value-type="float"/>
          <table:table-cell office:value="0.6014008215074853" office:value-type="float"/>
          <table:table-cell office:value="0.6202840867586144" office:value-type="float"/>
          <table:table-cell office:value="0.6934706510339799" office:value-type="float"/>
          <table:table-cell office:value="0.36586174011484074" office:value-type="float"/>
          <table:table-cell office:value="0.45475576211751495" office:value-type="float"/>
          <table:table-cell office:value="0.4807995117548865" office:value-type="float"/>
          <table:table-cell office:value="0.5042412948436522" office:value-type="float"/>
          <table:table-cell office:value="0.5945007623597283" office:value-type="float"/>
          <table:table-cell office:value="0.5372373466335467" office:value-type="float"/>
          <table:table-cell office:value="0.6014344278487127" office:value-type="float"/>
          <table:table-cell office:value="0.6263375284374835" office:value-type="float"/>
          <table:table-cell office:value="0.650053847455044" office:value-type="float"/>
          <table:table-cell office:value="0.781360805015048" office:value-type="float"/>
          <table:table-cell office:value="0.3756732242460455" office:value-type="float"/>
          <table:table-cell office:value="0.5007558243415701" office:value-type="float"/>
          <table:table-cell office:value="0.5250589181187062" office:value-type="float"/>
          <table:table-cell office:value="0.5461768698934103" office:value-type="float"/>
          <table:table-cell office:value="0.6193056612732337" office:value-type="float"/>
        </table:table-row>
        <table:table-row>
          <table:table-cell office:value-type="string">
            <text:p>angular-translate__angular-translate</text:p>
          </table:table-cell>
          <table:table-cell office:value="0.7162655684812046" office:value-type="float"/>
          <table:table-cell office:value="0.7835748529519186" office:value-type="float"/>
          <table:table-cell office:value="0.805354719968963" office:value-type="float"/>
          <table:table-cell office:value="0.8200619647119348" office:value-type="float"/>
          <table:table-cell office:value="0.8558172949926655" office:value-type="float"/>
          <table:table-cell office:value="0.5164528396911984" office:value-type="float"/>
          <table:table-cell office:value="0.5705102741271348" office:value-type="float"/>
          <table:table-cell office:value="0.5923871244871304" office:value-type="float"/>
          <table:table-cell office:value="0.6104256566425942" office:value-type="float"/>
          <table:table-cell office:value="0.6823422989398599" office:value-type="float"/>
          <table:table-cell office:value="0.36093036916335747" office:value-type="float"/>
          <table:table-cell office:value="0.4437735429134024" office:value-type="float"/>
          <table:table-cell office:value="0.4681320455517993" office:value-type="float"/>
          <table:table-cell office:value="0.4874257212108845" office:value-type="float"/>
          <table:table-cell office:value="0.5643964858928628" office:value-type="float"/>
          <table:table-cell office:value="0.5538013918101398" office:value-type="float"/>
          <table:table-cell office:value="0.6178762385950499" office:value-type="float"/>
          <table:table-cell office:value="0.6415385754936231" office:value-type="float"/>
          <table:table-cell office:value="0.6686759488438176" office:value-type="float"/>
          <table:table-cell office:value="0.7272851462665593" office:value-type="float"/>
          <table:table-cell office:value="0.3864544046301103" office:value-type="float"/>
          <table:table-cell office:value="0.47779811388731197" office:value-type="float"/>
          <table:table-cell office:value="0.5023849839450799" office:value-type="float"/>
          <table:table-cell office:value="0.5203147531540604" office:value-type="float"/>
          <table:table-cell office:value="0.5781953938754353" office:value-type="float"/>
        </table:table-row>
        <table:table-row>
          <table:table-cell office:value-type="string">
            <text:p>inikulin__parse5</text:p>
          </table:table-cell>
          <table:table-cell office:value="0.7715849990678024" office:value-type="float"/>
          <table:table-cell office:value="0.8123151232632588" office:value-type="float"/>
          <table:table-cell office:value="0.8250214171250704" office:value-type="float"/>
          <table:table-cell office:value="0.8376895612429894" office:value-type="float"/>
          <table:table-cell office:value="0.8636374423725325" office:value-type="float"/>
          <table:table-cell office:value="0.5322040224366998" office:value-type="float"/>
          <table:table-cell office:value="0.5735663338192527" office:value-type="float"/>
          <table:table-cell office:value="0.5962644715386621" office:value-type="float"/>
          <table:table-cell office:value="0.6097008977848679" office:value-type="float"/>
          <table:table-cell office:value="0.6449308413760306" office:value-type="float"/>
          <table:table-cell office:value="0.40043926908801963" office:value-type="float"/>
          <table:table-cell office:value="0.47766875202311787" office:value-type="float"/>
          <table:table-cell office:value="0.48705172811833003" office:value-type="float"/>
          <table:table-cell office:value="0.5102913076884458" office:value-type="float"/>
          <table:table-cell office:value="0.536900609286638" office:value-type="float"/>
          <table:table-cell office:value="0.559387512638807" office:value-type="float"/>
          <table:table-cell office:value="0.6282966921362676" office:value-type="float"/>
          <table:table-cell office:value="0.6385816877439834" office:value-type="float"/>
          <table:table-cell office:value="0.6475282578834056" office:value-type="float"/>
          <table:table-cell office:value="0.6967349408025594" office:value-type="float"/>
          <table:table-cell office:value="0.4178855554527766" office:value-type="float"/>
          <table:table-cell office:value="0.48484648913500195" office:value-type="float"/>
          <table:table-cell office:value="0.5074120695596113" office:value-type="float"/>
          <table:table-cell office:value="0.5217576705319166" office:value-type="float"/>
          <table:table-cell office:value="0.5472764469989874" office:value-type="float"/>
        </table:table-row>
        <table:table-row>
          <table:table-cell office:value-type="string">
            <text:p>M66B__XPrivacy</text:p>
          </table:table-cell>
          <table:table-cell office:value="0.6943371119053579" office:value-type="float"/>
          <table:table-cell office:value="0.7598978664108066" office:value-type="float"/>
          <table:table-cell office:value="0.7814921634735159" office:value-type="float"/>
          <table:table-cell office:value="0.7991330664210553" office:value-type="float"/>
          <table:table-cell office:value="0.8418526292104065" office:value-type="float"/>
          <table:table-cell office:value="0.5369592969722239" office:value-type="float"/>
          <table:table-cell office:value="0.5770564582233576" office:value-type="float"/>
          <table:table-cell office:value="0.595028252015151" office:value-type="float"/>
          <table:table-cell office:value="0.6075847469623588" office:value-type="float"/>
          <table:table-cell office:value="0.6635702027039776" office:value-type="float"/>
          <table:table-cell office:value="0.3926602627032174" office:value-type="float"/>
          <table:table-cell office:value="0.4450432646745604" office:value-type="float"/>
          <table:table-cell office:value="0.4652983330194818" office:value-type="float"/>
          <table:table-cell office:value="0.4854382853853153" office:value-type="float"/>
          <table:table-cell office:value="0.5465784496228598" office:value-type="float"/>
          <table:table-cell office:value="0.569839736729733" office:value-type="float"/>
          <table:table-cell office:value="0.6093413371418749" office:value-type="float"/>
          <table:table-cell office:value="0.6314315041463107" office:value-type="float"/>
          <table:table-cell office:value="0.662760676948723" office:value-type="float"/>
          <table:table-cell office:value="0.7121672201919915" office:value-type="float"/>
          <table:table-cell office:value="0.37363301755697953" office:value-type="float"/>
          <table:table-cell office:value="0.4816463986921151" office:value-type="float"/>
          <table:table-cell office:value="0.5139850701046216" office:value-type="float"/>
          <table:table-cell office:value="0.5361216179519867" office:value-type="float"/>
          <table:table-cell office:value="0.5974115837043852" office:value-type="float"/>
        </table:table-row>
        <table:table-row>
          <table:table-cell office:value-type="string">
            <text:p>lokesh__lightbox2</text:p>
          </table:table-cell>
          <table:table-cell office:value="0.761223254214801" office:value-type="float"/>
          <table:table-cell office:value="0.779170742247908" office:value-type="float"/>
          <table:table-cell office:value="0.7993305755019882" office:value-type="float"/>
          <table:table-cell office:value="0.8124559018603367" office:value-type="float"/>
          <table:table-cell office:value="0.8532004877640128" office:value-type="float"/>
          <table:table-cell office:value="0.5434945920563525" office:value-type="float"/>
          <table:table-cell office:value="0.5933790912354461" office:value-type="float"/>
          <table:table-cell office:value="0.6032771049675971" office:value-type="float"/>
          <table:table-cell office:value="0.6189118748748176" office:value-type="float"/>
          <table:table-cell office:value="0.6438257972540069" office:value-type="float"/>
          <table:table-cell office:value="0.4365936403194234" office:value-type="float"/>
          <table:table-cell office:value="0.4768102666360374" office:value-type="float"/>
          <table:table-cell office:value="0.49302868928758076" office:value-type="float"/>
          <table:table-cell office:value="0.501140385981297" office:value-type="float"/>
          <table:table-cell office:value="0.5750622918438743" office:value-type="float"/>
          <table:table-cell office:value="0.5966575759828814" office:value-type="float"/>
          <table:table-cell office:value="0.627128952017161" office:value-type="float"/>
          <table:table-cell office:value="0.631586942146705" office:value-type="float"/>
          <table:table-cell office:value="0.6454749948984536" office:value-type="float"/>
          <table:table-cell office:value="0.6977069805972363" office:value-type="float"/>
          <table:table-cell office:value="0.39936382892534944" office:value-type="float"/>
          <table:table-cell office:value="0.486858256605933" office:value-type="float"/>
          <table:table-cell office:value="0.5288602176125975" office:value-type="float"/>
          <table:table-cell office:value="0.5419153803125898" office:value-type="float"/>
          <table:table-cell office:value="0.5998029449500847" office:value-type="float"/>
        </table:table-row>
        <table:table-row>
          <table:table-cell office:value-type="string">
            <text:p>stylelint__stylelint</text:p>
          </table:table-cell>
          <table:table-cell office:value="0.7119928024645903" office:value-type="float"/>
          <table:table-cell office:value="0.797044430137165" office:value-type="float"/>
          <table:table-cell office:value="0.8140565538700503" office:value-type="float"/>
          <table:table-cell office:value="0.8271447024617524" office:value-type="float"/>
          <table:table-cell office:value="0.882365130649043" office:value-type="float"/>
          <table:table-cell office:value="0.514264442141731" office:value-type="float"/>
          <table:table-cell office:value="0.5829687245680911" office:value-type="float"/>
          <table:table-cell office:value="0.6000221633235674" office:value-type="float"/>
          <table:table-cell office:value="0.612742198435495" office:value-type="float"/>
          <table:table-cell office:value="0.6766456081477429" office:value-type="float"/>
          <table:table-cell office:value="0.37462137910663246" office:value-type="float"/>
          <table:table-cell office:value="0.4611144410867295" office:value-type="float"/>
          <table:table-cell office:value="0.4831941209273251" office:value-type="float"/>
          <table:table-cell office:value="0.5046807766355805" office:value-type="float"/>
          <table:table-cell office:value="0.5734572154559778" office:value-type="float"/>
          <table:table-cell office:value="0.5670511925924323" office:value-type="float"/>
          <table:table-cell office:value="0.6168688650257128" office:value-type="float"/>
          <table:table-cell office:value="0.6365965108185736" office:value-type="float"/>
          <table:table-cell office:value="0.6631597557816347" office:value-type="float"/>
          <table:table-cell office:value="0.7239496516353389" office:value-type="float"/>
          <table:table-cell office:value="0.37772158822107527" office:value-type="float"/>
          <table:table-cell office:value="0.47096583800870984" office:value-type="float"/>
          <table:table-cell office:value="0.49384322190620433" office:value-type="float"/>
          <table:table-cell office:value="0.5151912739965319" office:value-type="float"/>
          <table:table-cell office:value="0.580837713864293" office:value-type="float"/>
        </table:table-row>
        <table:table-row>
          <table:table-cell office:value-type="string">
            <text:p>kubernetes__kubernetes</text:p>
          </table:table-cell>
          <table:table-cell office:value="0.6759653401172204" office:value-type="float"/>
          <table:table-cell office:value="0.7884806996480527" office:value-type="float"/>
          <table:table-cell office:value="0.8049396273405571" office:value-type="float"/>
          <table:table-cell office:value="0.817763339250097" office:value-type="float"/>
          <table:table-cell office:value="0.8762963370618075" office:value-type="float"/>
          <table:table-cell office:value="0.5211208547432263" office:value-type="float"/>
          <table:table-cell office:value="0.5948986934227422" office:value-type="float"/>
          <table:table-cell office:value="0.6113027940366385" office:value-type="float"/>
          <table:table-cell office:value="0.6274051962365316" office:value-type="float"/>
          <table:table-cell office:value="0.7155356755435763" office:value-type="float"/>
          <table:table-cell office:value="0.38111815757212353" office:value-type="float"/>
          <table:table-cell office:value="0.45130748585876684" office:value-type="float"/>
          <table:table-cell office:value="0.46731434111566506" office:value-type="float"/>
          <table:table-cell office:value="0.4874475013031273" office:value-type="float"/>
          <table:table-cell office:value="0.5875482888872005" office:value-type="float"/>
          <table:table-cell office:value="0.5506110213081552" office:value-type="float"/>
          <table:table-cell office:value="0.6180993787540914" office:value-type="float"/>
          <table:table-cell office:value="0.6326464608788" office:value-type="float"/>
          <table:table-cell office:value="0.6483144008955685" office:value-type="float"/>
          <table:table-cell office:value="0.7481309238922342" office:value-type="float"/>
          <table:table-cell office:value="0.3300423372054002" office:value-type="float"/>
          <table:table-cell office:value="0.4865378323310996" office:value-type="float"/>
          <table:table-cell office:value="0.5031420484419378" office:value-type="float"/>
          <table:table-cell office:value="0.5192496041438662" office:value-type="float"/>
          <table:table-cell office:value="0.6123439868688344" office:value-type="float"/>
        </table:table-row>
        <table:table-row>
          <table:table-cell office:value-type="string">
            <text:p>CosmicMind__Material</text:p>
          </table:table-cell>
          <table:table-cell office:value="0.7373529405731138" office:value-type="float"/>
          <table:table-cell office:value="0.7796229243082937" office:value-type="float"/>
          <table:table-cell office:value="0.7989234790542719" office:value-type="float"/>
          <table:table-cell office:value="0.8133318892667919" office:value-type="float"/>
          <table:table-cell office:value="0.8359712068938866" office:value-type="float"/>
          <table:table-cell office:value="0.5126569297051655" office:value-type="float"/>
          <table:table-cell office:value="0.5562840628983492" office:value-type="float"/>
          <table:table-cell office:value="0.5857886966520185" office:value-type="float"/>
          <table:table-cell office:value="0.6049558792350499" office:value-type="float"/>
          <table:table-cell office:value="0.7316085189060442" office:value-type="float"/>
          <table:table-cell office:value="0.36537174058206534" office:value-type="float"/>
          <table:table-cell office:value="0.4735512544130881" office:value-type="float"/>
          <table:table-cell office:value="0.49613114864105967" office:value-type="float"/>
          <table:table-cell office:value="0.5085433175118453" office:value-type="float"/>
          <table:table-cell office:value="0.5720279269868583" office:value-type="float"/>
          <table:table-cell office:value="0.5750561735113797" office:value-type="float"/>
          <table:table-cell office:value="0.622499812863595" office:value-type="float"/>
          <table:table-cell office:value="0.6423870592437337" office:value-type="float"/>
          <table:table-cell office:value="0.6665456545292858" office:value-type="float"/>
          <table:table-cell office:value="0.7742618015807596" office:value-type="float"/>
          <table:table-cell office:value="0.3211710581771403" office:value-type="float"/>
          <table:table-cell office:value="0.43061029680431" office:value-type="float"/>
          <table:table-cell office:value="0.4725424422392026" office:value-type="float"/>
          <table:table-cell office:value="0.5051139737747328" office:value-type="float"/>
          <table:table-cell office:value="0.5546369241622655" office:value-type="float"/>
        </table:table-row>
        <table:table-row>
          <table:table-cell office:value-type="string">
            <text:p>CodaFi__AFNetworking-RACExtensions</text:p>
          </table:table-cell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814908671408495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6353440248153234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5046040808623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7120913628463873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428517882885033" office:value-type="float"/>
        </table:table-row>
        <table:table-row>
          <table:table-cell office:value-type="string">
            <text:p>smileyborg__UIView-AutoLayout</text:p>
          </table:table-cell>
          <table:table-cell office:value="0.7379506792233852" office:value-type="float"/>
          <table:table-cell office:value="0.7897186022009866" office:value-type="float"/>
          <table:table-cell office:value="0.79289637113467" office:value-type="float"/>
          <table:table-cell office:value="0.7939754281569895" office:value-type="float"/>
          <table:table-cell office:value="0.8251788993684418" office:value-type="float"/>
          <table:table-cell office:value="0.5246537683349525" office:value-type="float"/>
          <table:table-cell office:value="0.5920630336324654" office:value-type="float"/>
          <table:table-cell office:value="0.6187685928346144" office:value-type="float"/>
          <table:table-cell office:value="0.6251861535525675" office:value-type="float"/>
          <table:table-cell office:value="0.6262985093132132" office:value-type="float"/>
          <table:table-cell office:value="0.46539085101257294" office:value-type="float"/>
          <table:table-cell office:value="0.5110907600892598" office:value-type="float"/>
          <table:table-cell office:value="0.5151880461720874" office:value-type="float"/>
          <table:table-cell office:value="0.5170203064433109" office:value-type="float"/>
          <table:table-cell office:value="0.5954054026053481" office:value-type="float"/>
          <table:table-cell office:value="0.6371735982118766" office:value-type="float"/>
          <table:table-cell office:value="0.6470540420943772" office:value-type="float"/>
          <table:table-cell office:value="0.6584006082838609" office:value-type="float"/>
          <table:table-cell office:value="0.6884535582659064" office:value-type="float"/>
          <table:table-cell office:value="0.7044249862211621" office:value-type="float"/>
          <table:table-cell office:value="0.4580017267238992" office:value-type="float"/>
          <table:table-cell office:value="0.4761263217191294" office:value-type="float"/>
          <table:table-cell office:value="0.48234077424410216" office:value-type="float"/>
          <table:table-cell office:value="0.5140540178725793" office:value-type="float"/>
          <table:table-cell office:value="0.551088794072291" office:value-type="float"/>
        </table:table-row>
        <table:table-row>
          <table:table-cell office:value-type="string">
            <text:p>darktable-org__darktable</text:p>
          </table:table-cell>
          <table:table-cell office:value="0.7118828019397543" office:value-type="float"/>
          <table:table-cell office:value="0.7984199988238432" office:value-type="float"/>
          <table:table-cell office:value="0.8100153706252063" office:value-type="float"/>
          <table:table-cell office:value="0.8220861890000664" office:value-type="float"/>
          <table:table-cell office:value="0.8628894362199644" office:value-type="float"/>
          <table:table-cell office:value="0.5372376865031387" office:value-type="float"/>
          <table:table-cell office:value="0.5839036533522703" office:value-type="float"/>
          <table:table-cell office:value="0.6003157870075774" office:value-type="float"/>
          <table:table-cell office:value="0.6176289778026065" office:value-type="float"/>
          <table:table-cell office:value="0.6606790490792805" office:value-type="float"/>
          <table:table-cell office:value="0.3995959249404354" office:value-type="float"/>
          <table:table-cell office:value="0.4556976974148088" office:value-type="float"/>
          <table:table-cell office:value="0.47521606777221703" office:value-type="float"/>
          <table:table-cell office:value="0.4987268935538017" office:value-type="float"/>
          <table:table-cell office:value="0.5678334355439592" office:value-type="float"/>
          <table:table-cell office:value="0.5582604010197199" office:value-type="float"/>
          <table:table-cell office:value="0.620160118070034" office:value-type="float"/>
          <table:table-cell office:value="0.638236685866906" office:value-type="float"/>
          <table:table-cell office:value="0.6628873333123059" office:value-type="float"/>
          <table:table-cell office:value="0.7107292680099424" office:value-type="float"/>
          <table:table-cell office:value="0.37012023640896335" office:value-type="float"/>
          <table:table-cell office:value="0.4768292983958195" office:value-type="float"/>
          <table:table-cell office:value="0.4946129708657728" office:value-type="float"/>
          <table:table-cell office:value="0.5132706400794425" office:value-type="float"/>
          <table:table-cell office:value="0.5565931820304846" office:value-type="float"/>
        </table:table-row>
        <table:table-row>
          <table:table-cell office:value-type="string">
            <text:p>cjohansen__juicer</text:p>
          </table:table-cell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8135987060684847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6486524431466985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5224557492914486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691124187936126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601346631821079" office:value-type="float"/>
        </table:table-row>
        <table:table-row>
          <table:table-cell office:value-type="string">
            <text:p>PHP-FFMpeg__PHP-FFMpeg</text:p>
          </table:table-cell>
          <table:table-cell office:value="0.6915378935485113" office:value-type="float"/>
          <table:table-cell office:value="0.7492438989727206" office:value-type="float"/>
          <table:table-cell office:value="0.7748603764519184" office:value-type="float"/>
          <table:table-cell office:value="0.8048688957799022" office:value-type="float"/>
          <table:table-cell office:value="0.8297438288343956" office:value-type="float"/>
          <table:table-cell office:value="0.5395101573310445" office:value-type="float"/>
          <table:table-cell office:value="0.5732376651688359" office:value-type="float"/>
          <table:table-cell office:value="0.5954296005879762" office:value-type="float"/>
          <table:table-cell office:value="0.6134088371701634" office:value-type="float"/>
          <table:table-cell office:value="0.6542063204222069" office:value-type="float"/>
          <table:table-cell office:value="0.4095416711789007" office:value-type="float"/>
          <table:table-cell office:value="0.4467608629704855" office:value-type="float"/>
          <table:table-cell office:value="0.4599027717065286" office:value-type="float"/>
          <table:table-cell office:value="0.4749805626181871" office:value-type="float"/>
          <table:table-cell office:value="0.5279888838350475" office:value-type="float"/>
          <table:table-cell office:value="0.5805820406323834" office:value-type="float"/>
          <table:table-cell office:value="0.6159741998383875" office:value-type="float"/>
          <table:table-cell office:value="0.6415599996262173" office:value-type="float"/>
          <table:table-cell office:value="0.6591906413373181" office:value-type="float"/>
          <table:table-cell office:value="0.7073584771305103" office:value-type="float"/>
          <table:table-cell office:value="0.4133843929980404" office:value-type="float"/>
          <table:table-cell office:value="0.46237229757585396" office:value-type="float"/>
          <table:table-cell office:value="0.4881751495747761" office:value-type="float"/>
          <table:table-cell office:value="0.5209631159975453" office:value-type="float"/>
          <table:table-cell office:value="0.5826500489015735" office:value-type="float"/>
        </table:table-row>
        <table:table-row>
          <table:table-cell office:value-type="string">
            <text:p>dokan-dev__dokany</text:p>
          </table:table-cell>
          <table:table-cell office:value="0.7085932261283755" office:value-type="float"/>
          <table:table-cell office:value="0.7665870332230509" office:value-type="float"/>
          <table:table-cell office:value="0.7896556943109719" office:value-type="float"/>
          <table:table-cell office:value="0.8090431303512658" office:value-type="float"/>
          <table:table-cell office:value="0.8465574581398321" office:value-type="float"/>
          <table:table-cell office:value="0.5315751251159984" office:value-type="float"/>
          <table:table-cell office:value="0.589402431398955" office:value-type="float"/>
          <table:table-cell office:value="0.6063586770162905" office:value-type="float"/>
          <table:table-cell office:value="0.6192285834517973" office:value-type="float"/>
          <table:table-cell office:value="0.6832561987055039" office:value-type="float"/>
          <table:table-cell office:value="0.3590368535005362" office:value-type="float"/>
          <table:table-cell office:value="0.4432676609437031" office:value-type="float"/>
          <table:table-cell office:value="0.45710380576139564" office:value-type="float"/>
          <table:table-cell office:value="0.48287295532512764" office:value-type="float"/>
          <table:table-cell office:value="0.5628056357926989" office:value-type="float"/>
          <table:table-cell office:value="0.5433077844754542" office:value-type="float"/>
          <table:table-cell office:value="0.6064471992089614" office:value-type="float"/>
          <table:table-cell office:value="0.6309400061302839" office:value-type="float"/>
          <table:table-cell office:value="0.6564265433664522" office:value-type="float"/>
          <table:table-cell office:value="0.7189040549865052" office:value-type="float"/>
          <table:table-cell office:value="0.3762065639634832" office:value-type="float"/>
          <table:table-cell office:value="0.48297135787692946" office:value-type="float"/>
          <table:table-cell office:value="0.5144903100226211" office:value-type="float"/>
          <table:table-cell office:value="0.5352834888847555" office:value-type="float"/>
          <table:table-cell office:value="0.5977021211394962" office:value-type="float"/>
        </table:table-row>
        <table:table-row>
          <table:table-cell office:value-type="string">
            <text:p>storybooks__storybook</text:p>
          </table:table-cell>
          <table:table-cell office:value="0.7079733397635503" office:value-type="float"/>
          <table:table-cell office:value="0.7757644087481854" office:value-type="float"/>
          <table:table-cell office:value="0.8004426283187311" office:value-type="float"/>
          <table:table-cell office:value="0.8153415955925573" office:value-type="float"/>
          <table:table-cell office:value="0.8657537991073965" office:value-type="float"/>
          <table:table-cell office:value="0.49271761868953434" office:value-type="float"/>
          <table:table-cell office:value="0.5633805251837489" office:value-type="float"/>
          <table:table-cell office:value="0.5788644641071572" office:value-type="float"/>
          <table:table-cell office:value="0.5989332349757241" office:value-type="float"/>
          <table:table-cell office:value="0.65466153691005" office:value-type="float"/>
          <table:table-cell office:value="0.35447795785850633" office:value-type="float"/>
          <table:table-cell office:value="0.44665558737425537" office:value-type="float"/>
          <table:table-cell office:value="0.4658387700253543" office:value-type="float"/>
          <table:table-cell office:value="0.4862316141082986" office:value-type="float"/>
          <table:table-cell office:value="0.590041378761158" office:value-type="float"/>
          <table:table-cell office:value="0.5450278574520842" office:value-type="float"/>
          <table:table-cell office:value="0.6006197953651427" office:value-type="float"/>
          <table:table-cell office:value="0.6245331540540435" office:value-type="float"/>
          <table:table-cell office:value="0.6470506378121299" office:value-type="float"/>
          <table:table-cell office:value="0.7605316418466641" office:value-type="float"/>
          <table:table-cell office:value="0.3191196590157515" office:value-type="float"/>
          <table:table-cell office:value="0.4394146185924466" office:value-type="float"/>
          <table:table-cell office:value="0.4736084007124489" office:value-type="float"/>
          <table:table-cell office:value="0.49490878585059195" office:value-type="float"/>
          <table:table-cell office:value="0.554279866744137" office:value-type="float"/>
        </table:table-row>
        <table:table-row>
          <table:table-cell office:value-type="string">
            <text:p>Kinto__kinto</text:p>
          </table:table-cell>
          <table:table-cell office:value="0.7533973215394082" office:value-type="float"/>
          <table:table-cell office:value="0.7948215237619554" office:value-type="float"/>
          <table:table-cell office:value="0.8061871222012073" office:value-type="float"/>
          <table:table-cell office:value="0.8205563614405645" office:value-type="float"/>
          <table:table-cell office:value="0.8580543039417086" office:value-type="float"/>
          <table:table-cell office:value="0.5067309645296308" office:value-type="float"/>
          <table:table-cell office:value="0.5950010201901152" office:value-type="float"/>
          <table:table-cell office:value="0.610859976954991" office:value-type="float"/>
          <table:table-cell office:value="0.6316377887096843" office:value-type="float"/>
          <table:table-cell office:value="0.6618315835764127" office:value-type="float"/>
          <table:table-cell office:value="0.43855337115586634" office:value-type="float"/>
          <table:table-cell office:value="0.4651706260582569" office:value-type="float"/>
          <table:table-cell office:value="0.47916548154419236" office:value-type="float"/>
          <table:table-cell office:value="0.502276734118093" office:value-type="float"/>
          <table:table-cell office:value="0.5808550050378776" office:value-type="float"/>
          <table:table-cell office:value="0.5961171247643349" office:value-type="float"/>
          <table:table-cell office:value="0.6252884987055862" office:value-type="float"/>
          <table:table-cell office:value="0.6406477457897486" office:value-type="float"/>
          <table:table-cell office:value="0.665228157397672" office:value-type="float"/>
          <table:table-cell office:value="0.7201704601498554" office:value-type="float"/>
          <table:table-cell office:value="0.42758295304221006" office:value-type="float"/>
          <table:table-cell office:value="0.49485521864501714" office:value-type="float"/>
          <table:table-cell office:value="0.5133607125963052" office:value-type="float"/>
          <table:table-cell office:value="0.5321550586595751" office:value-type="float"/>
          <table:table-cell office:value="0.5555938239209347" office:value-type="float"/>
        </table:table-row>
        <table:table-row>
          <table:table-cell office:value-type="string">
            <text:p>SwiftyJSON__SwiftyJSON</text:p>
          </table:table-cell>
          <table:table-cell office:value="0.7019921664495998" office:value-type="float"/>
          <table:table-cell office:value="0.7875500557894215" office:value-type="float"/>
          <table:table-cell office:value="0.8079494138653698" office:value-type="float"/>
          <table:table-cell office:value="0.8256237154244522" office:value-type="float"/>
          <table:table-cell office:value="0.8554407546666702" office:value-type="float"/>
          <table:table-cell office:value="0.5109872312266392" office:value-type="float"/>
          <table:table-cell office:value="0.5465957511699722" office:value-type="float"/>
          <table:table-cell office:value="0.5768182583747387" office:value-type="float"/>
          <table:table-cell office:value="0.594705282799353" office:value-type="float"/>
          <table:table-cell office:value="0.6302313184550448" office:value-type="float"/>
          <table:table-cell office:value="0.39342345810666923" office:value-type="float"/>
          <table:table-cell office:value="0.46223947876347377" office:value-type="float"/>
          <table:table-cell office:value="0.4772802420174005" office:value-type="float"/>
          <table:table-cell office:value="0.4972118058125291" office:value-type="float"/>
          <table:table-cell office:value="0.6148428444778531" office:value-type="float"/>
          <table:table-cell office:value="0.5742606852906732" office:value-type="float"/>
          <table:table-cell office:value="0.634843627357459" office:value-type="float"/>
          <table:table-cell office:value="0.6548992324239158" office:value-type="float"/>
          <table:table-cell office:value="0.6675332028438945" office:value-type="float"/>
          <table:table-cell office:value="0.7223015051562638" office:value-type="float"/>
          <table:table-cell office:value="0.32917159523002937" office:value-type="float"/>
          <table:table-cell office:value="0.4553977950854781" office:value-type="float"/>
          <table:table-cell office:value="0.4820413788612885" office:value-type="float"/>
          <table:table-cell office:value="0.5035908721272672" office:value-type="float"/>
          <table:table-cell office:value="0.5429366089430159" office:value-type="float"/>
        </table:table-row>
        <table:table-row>
          <table:table-cell office:value-type="string">
            <text:p>k9mail__k-9</text:p>
          </table:table-cell>
          <table:table-cell office:value="0.6959502298726451" office:value-type="float"/>
          <table:table-cell office:value="0.775060870196633" office:value-type="float"/>
          <table:table-cell office:value="0.7977568902674005" office:value-type="float"/>
          <table:table-cell office:value="0.8145107009245999" office:value-type="float"/>
          <table:table-cell office:value="0.8689115456765397" office:value-type="float"/>
          <table:table-cell office:value="0.532014343524225" office:value-type="float"/>
          <table:table-cell office:value="0.5843478840815208" office:value-type="float"/>
          <table:table-cell office:value="0.6029226970310146" office:value-type="float"/>
          <table:table-cell office:value="0.6197087633135403" office:value-type="float"/>
          <table:table-cell office:value="0.6843313764983324" office:value-type="float"/>
          <table:table-cell office:value="0.38766580403911577" office:value-type="float"/>
          <table:table-cell office:value="0.4688830441770401" office:value-type="float"/>
          <table:table-cell office:value="0.4840646097292707" office:value-type="float"/>
          <table:table-cell office:value="0.5041222849035921" office:value-type="float"/>
          <table:table-cell office:value="0.5786831700891177" office:value-type="float"/>
          <table:table-cell office:value="0.5736779658489581" office:value-type="float"/>
          <table:table-cell office:value="0.6291346708974455" office:value-type="float"/>
          <table:table-cell office:value="0.6535042073573812" office:value-type="float"/>
          <table:table-cell office:value="0.6750422100458319" office:value-type="float"/>
          <table:table-cell office:value="0.7493133385339248" office:value-type="float"/>
          <table:table-cell office:value="0.3253880953205377" office:value-type="float"/>
          <table:table-cell office:value="0.4859736782812166" office:value-type="float"/>
          <table:table-cell office:value="0.5096699054930496" office:value-type="float"/>
          <table:table-cell office:value="0.5294199129406961" office:value-type="float"/>
          <table:table-cell office:value="0.6155781404891448" office:value-type="float"/>
        </table:table-row>
        <table:table-row>
          <table:table-cell office:value-type="string">
            <text:p>ztellman__automat</text:p>
          </table:table-cell>
          <table:table-cell office:value="0.7408024105070218" office:value-type="float"/>
          <table:table-cell office:value="0.7503314411323798" office:value-type="float"/>
          <table:table-cell office:value="0.8004149807448275" office:value-type="float"/>
          <table:table-cell office:value="0.8163599071993364" office:value-type="float"/>
          <table:table-cell office:value="0.8260618268877018" office:value-type="float"/>
          <table:table-cell office:value="0.5387920420231812" office:value-type="float"/>
          <table:table-cell office:value="0.5543541288849099" office:value-type="float"/>
          <table:table-cell office:value="0.5679866154303562" office:value-type="float"/>
          <table:table-cell office:value="0.6054558928456347" office:value-type="float"/>
          <table:table-cell office:value="0.617152736076922" office:value-type="float"/>
          <table:table-cell office:value="0.41757536413743" office:value-type="float"/>
          <table:table-cell office:value="0.44324937003014464" office:value-type="float"/>
          <table:table-cell office:value="0.4671374636708082" office:value-type="float"/>
          <table:table-cell office:value="0.48577241163980134" office:value-type="float"/>
          <table:table-cell office:value="0.4997014527133536" office:value-type="float"/>
          <table:table-cell office:value="0.6275561284111894" office:value-type="float"/>
          <table:table-cell office:value="0.6316606690259463" office:value-type="float"/>
          <table:table-cell office:value="0.6551880695196881" office:value-type="float"/>
          <table:table-cell office:value="0.6663442978983769" office:value-type="float"/>
          <table:table-cell office:value="0.6709128877302228" office:value-type="float"/>
          <table:table-cell office:value="0.38963066547948655" office:value-type="float"/>
          <table:table-cell office:value="0.419315981175984" office:value-type="float"/>
          <table:table-cell office:value="0.45149007394155577" office:value-type="float"/>
          <table:table-cell office:value="0.512616531019024" office:value-type="float"/>
          <table:table-cell office:value="0.575720310097022" office:value-type="float"/>
        </table:table-row>
        <table:table-row>
          <table:table-cell office:value-type="string">
            <text:p>prasmussen__gdrive</text:p>
          </table:table-cell>
          <table:table-cell office:value="0.6763485321780798" office:value-type="float"/>
          <table:table-cell office:value="0.7596671254619863" office:value-type="float"/>
          <table:table-cell office:value="0.777767122752608" office:value-type="float"/>
          <table:table-cell office:value="0.7921254723985525" office:value-type="float"/>
          <table:table-cell office:value="0.8471777752573176" office:value-type="float"/>
          <table:table-cell office:value="0.5427673572265794" office:value-type="float"/>
          <table:table-cell office:value="0.5737477542346824" office:value-type="float"/>
          <table:table-cell office:value="0.589072196872889" office:value-type="float"/>
          <table:table-cell office:value="0.6105767330347343" office:value-type="float"/>
          <table:table-cell office:value="0.6522915895647372" office:value-type="float"/>
          <table:table-cell office:value="0.3829089292107408" office:value-type="float"/>
          <table:table-cell office:value="0.43849114925848026" office:value-type="float"/>
          <table:table-cell office:value="0.44838983035907654" office:value-type="float"/>
          <table:table-cell office:value="0.4678694037189519" office:value-type="float"/>
          <table:table-cell office:value="0.5180369261847714" office:value-type="float"/>
          <table:table-cell office:value="0.5680040938383915" office:value-type="float"/>
          <table:table-cell office:value="0.5925914576906105" office:value-type="float"/>
          <table:table-cell office:value="0.6161691834372436" office:value-type="float"/>
          <table:table-cell office:value="0.6420000342234085" office:value-type="float"/>
          <table:table-cell office:value="0.6996090139502702" office:value-type="float"/>
          <table:table-cell office:value="0.41759110781571335" office:value-type="float"/>
          <table:table-cell office:value="0.4880926169867413" office:value-type="float"/>
          <table:table-cell office:value="0.5217939911785091" office:value-type="float"/>
          <table:table-cell office:value="0.5531174322424021" office:value-type="float"/>
          <table:table-cell office:value="0.5870000254273984" office:value-type="float"/>
        </table:table-row>
        <table:table-row>
          <table:table-cell office:value-type="string">
            <text:p>SBoudrias__Inquirer.js</text:p>
          </table:table-cell>
          <table:table-cell office:value="0.7296260842740985" office:value-type="float"/>
          <table:table-cell office:value="0.7962426236352165" office:value-type="float"/>
          <table:table-cell office:value="0.8094770610234104" office:value-type="float"/>
          <table:table-cell office:value="0.82389671371665" office:value-type="float"/>
          <table:table-cell office:value="0.8785041864479847" office:value-type="float"/>
          <table:table-cell office:value="0.5432149354873371" office:value-type="float"/>
          <table:table-cell office:value="0.5829237639173087" office:value-type="float"/>
          <table:table-cell office:value="0.599175974436479" office:value-type="float"/>
          <table:table-cell office:value="0.6125537054421231" office:value-type="float"/>
          <table:table-cell office:value="0.6546430788504299" office:value-type="float"/>
          <table:table-cell office:value="0.39388434785795273" office:value-type="float"/>
          <table:table-cell office:value="0.4696048369162149" office:value-type="float"/>
          <table:table-cell office:value="0.4908270980447226" office:value-type="float"/>
          <table:table-cell office:value="0.5135814286737537" office:value-type="float"/>
          <table:table-cell office:value="0.5685320437798878" office:value-type="float"/>
          <table:table-cell office:value="0.5817403033852672" office:value-type="float"/>
          <table:table-cell office:value="0.6328989713376242" office:value-type="float"/>
          <table:table-cell office:value="0.6581895995397578" office:value-type="float"/>
          <table:table-cell office:value="0.6729495298172623" office:value-type="float"/>
          <table:table-cell office:value="0.7353069583331295" office:value-type="float"/>
          <table:table-cell office:value="0.43891978307972934" office:value-type="float"/>
          <table:table-cell office:value="0.4863350270813395" office:value-type="float"/>
          <table:table-cell office:value="0.5072701664326219" office:value-type="float"/>
          <table:table-cell office:value="0.5295264369248213" office:value-type="float"/>
          <table:table-cell office:value="0.5561304386588044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0.7321898169812684" office:value-type="float"/>
          <table:table-cell office:value="0.8039701673582155" office:value-type="float"/>
          <table:table-cell office:value="0.8173031205478685" office:value-type="float"/>
          <table:table-cell office:value="0.8389736197556665" office:value-type="float"/>
          <table:table-cell office:value="0.8389736197556665" office:value-type="float"/>
          <table:table-cell office:value="0.6145044310323493" office:value-type="float"/>
          <table:table-cell office:value="0.6167903002753886" office:value-type="float"/>
          <table:table-cell office:value="0.6231215604100168" office:value-type="float"/>
          <table:table-cell office:value="0.6417195042069166" office:value-type="float"/>
          <table:table-cell office:value="0.6417195042069166" office:value-type="float"/>
          <table:table-cell office:value="0.4940706028110429" office:value-type="float"/>
          <table:table-cell office:value="0.4976684300490449" office:value-type="float"/>
          <table:table-cell office:value="0.49792879007884316" office:value-type="float"/>
          <table:table-cell office:value="0.5217905654768407" office:value-type="float"/>
          <table:table-cell office:value="0.5217905654768407" office:value-type="float"/>
          <table:table-cell office:value="0.6477200789022848" office:value-type="float"/>
          <table:table-cell office:value="0.6790886618558796" office:value-type="float"/>
          <table:table-cell office:value="0.6923211798813989" office:value-type="float"/>
          <table:table-cell office:value="0.6937347589275848" office:value-type="float"/>
          <table:table-cell office:value="0.6937347589275848" office:value-type="float"/>
          <table:table-cell office:value="0.462077255943753" office:value-type="float"/>
          <table:table-cell office:value="0.5009916313976378" office:value-type="float"/>
          <table:table-cell office:value="0.5406685716237882" office:value-type="float"/>
          <table:table-cell office:value="0.5502039970857744" office:value-type="float"/>
          <table:table-cell office:value="0.5502039970857744" office:value-type="float"/>
        </table:table-row>
        <table:table-row>
          <table:table-cell office:value-type="string">
            <text:p>kissyteam__kissy</text:p>
          </table:table-cell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942953167775708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9200533414107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510654894368222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60811389396606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84172241131701" office:value-type="float"/>
        </table:table-row>
        <table:table-row>
          <table:table-cell office:value-type="string">
            <text:p>micha__resty</text:p>
          </table:table-cell>
          <table:table-cell office:value="0.7228578095561394" office:value-type="float"/>
          <table:table-cell office:value="0.7664013115830424" office:value-type="float"/>
          <table:table-cell office:value="0.7909745811228265" office:value-type="float"/>
          <table:table-cell office:value="0.800070741662662" office:value-type="float"/>
          <table:table-cell office:value="0.8249021277694024" office:value-type="float"/>
          <table:table-cell office:value="0.5610037725647812" office:value-type="float"/>
          <table:table-cell office:value="0.6134984528811407" office:value-type="float"/>
          <table:table-cell office:value="0.6144329880826289" office:value-type="float"/>
          <table:table-cell office:value="0.6169151581509158" office:value-type="float"/>
          <table:table-cell office:value="0.64477875233032" office:value-type="float"/>
          <table:table-cell office:value="0.45523294094368805" office:value-type="float"/>
          <table:table-cell office:value="0.47673725665320876" office:value-type="float"/>
          <table:table-cell office:value="0.4836144911376823" office:value-type="float"/>
          <table:table-cell office:value="0.5016713972763228" office:value-type="float"/>
          <table:table-cell office:value="0.5027551754488735" office:value-type="float"/>
          <table:table-cell office:value="0.5997120998108144" office:value-type="float"/>
          <table:table-cell office:value="0.6498468703786531" office:value-type="float"/>
          <table:table-cell office:value="0.6582858866634078" office:value-type="float"/>
          <table:table-cell office:value="0.6587290252782799" office:value-type="float"/>
          <table:table-cell office:value="0.6794008932356077" office:value-type="float"/>
          <table:table-cell office:value="0.447836529703594" office:value-type="float"/>
          <table:table-cell office:value="0.48914348289373966" office:value-type="float"/>
          <table:table-cell office:value="0.4964898661115904" office:value-type="float"/>
          <table:table-cell office:value="0.5322796263669434" office:value-type="float"/>
          <table:table-cell office:value="0.5335830311460817" office:value-type="float"/>
        </table:table-row>
        <table:table-row>
          <table:table-cell office:value-type="string">
            <text:p>invoiceninja__invoiceninja</text:p>
          </table:table-cell>
          <table:table-cell office:value="0.6951299791769349" office:value-type="float"/>
          <table:table-cell office:value="0.7805101353655153" office:value-type="float"/>
          <table:table-cell office:value="0.8000075367046131" office:value-type="float"/>
          <table:table-cell office:value="0.8118764914624871" office:value-type="float"/>
          <table:table-cell office:value="0.853631988188177" office:value-type="float"/>
          <table:table-cell office:value="0.5515058847600435" office:value-type="float"/>
          <table:table-cell office:value="0.5914717885714215" office:value-type="float"/>
          <table:table-cell office:value="0.6076523559094363" office:value-type="float"/>
          <table:table-cell office:value="0.6296802567126163" office:value-type="float"/>
          <table:table-cell office:value="0.6838451151157343" office:value-type="float"/>
          <table:table-cell office:value="0.3965119071625336" office:value-type="float"/>
          <table:table-cell office:value="0.4702873436115988" office:value-type="float"/>
          <table:table-cell office:value="0.4904470963998413" office:value-type="float"/>
          <table:table-cell office:value="0.5144947033746043" office:value-type="float"/>
          <table:table-cell office:value="0.5916504314751713" office:value-type="float"/>
          <table:table-cell office:value="0.5630376790670109" office:value-type="float"/>
          <table:table-cell office:value="0.6226661308213921" office:value-type="float"/>
          <table:table-cell office:value="0.6459119477353141" office:value-type="float"/>
          <table:table-cell office:value="0.6670355603967211" office:value-type="float"/>
          <table:table-cell office:value="0.7445247917388633" office:value-type="float"/>
          <table:table-cell office:value="0.3343135978134394" office:value-type="float"/>
          <table:table-cell office:value="0.513223119529601" office:value-type="float"/>
          <table:table-cell office:value="0.5370151777180442" office:value-type="float"/>
          <table:table-cell office:value="0.5579092342310519" office:value-type="float"/>
          <table:table-cell office:value="0.6198920379653187" office:value-type="float"/>
        </table:table-row>
        <table:table-row>
          <table:table-cell office:value-type="string">
            <text:p>mirumee__saleor</text:p>
          </table:table-cell>
          <table:table-cell office:value="0.7024776420593769" office:value-type="float"/>
          <table:table-cell office:value="0.7694625829327825" office:value-type="float"/>
          <table:table-cell office:value="0.796006724754243" office:value-type="float"/>
          <table:table-cell office:value="0.8173001396845885" office:value-type="float"/>
          <table:table-cell office:value="0.8625364598845896" office:value-type="float"/>
          <table:table-cell office:value="0.544349457471384" office:value-type="float"/>
          <table:table-cell office:value="0.5935379339482235" office:value-type="float"/>
          <table:table-cell office:value="0.6093583719281835" office:value-type="float"/>
          <table:table-cell office:value="0.6270433579620097" office:value-type="float"/>
          <table:table-cell office:value="0.6621834385165187" office:value-type="float"/>
          <table:table-cell office:value="0.4215838879700058" office:value-type="float"/>
          <table:table-cell office:value="0.4758453023954162" office:value-type="float"/>
          <table:table-cell office:value="0.4943183398829975" office:value-type="float"/>
          <table:table-cell office:value="0.5165593878679625" office:value-type="float"/>
          <table:table-cell office:value="0.5824331911898837" office:value-type="float"/>
          <table:table-cell office:value="0.5523728617195012" office:value-type="float"/>
          <table:table-cell office:value="0.631468506072691" office:value-type="float"/>
          <table:table-cell office:value="0.6516097492327271" office:value-type="float"/>
          <table:table-cell office:value="0.671497964214963" office:value-type="float"/>
          <table:table-cell office:value="0.7251841244888573" office:value-type="float"/>
          <table:table-cell office:value="0.3408043637632048" office:value-type="float"/>
          <table:table-cell office:value="0.4987177818517229" office:value-type="float"/>
          <table:table-cell office:value="0.5156713684064781" office:value-type="float"/>
          <table:table-cell office:value="0.5416404107774382" office:value-type="float"/>
          <table:table-cell office:value="0.6156828771590802" office:value-type="float"/>
        </table:table-row>
        <table:table-row>
          <table:table-cell office:value-type="string">
            <text:p>3lvis__Sync</text:p>
          </table:table-cell>
          <table:table-cell office:value="0.7171431622491342" office:value-type="float"/>
          <table:table-cell office:value="0.7661132400037574" office:value-type="float"/>
          <table:table-cell office:value="0.7906227465772571" office:value-type="float"/>
          <table:table-cell office:value="0.8009151666018622" office:value-type="float"/>
          <table:table-cell office:value="0.8401339430371066" office:value-type="float"/>
          <table:table-cell office:value="0.47080679814043136" office:value-type="float"/>
          <table:table-cell office:value="0.5522498852775061" office:value-type="float"/>
          <table:table-cell office:value="0.578468676507014" office:value-type="float"/>
          <table:table-cell office:value="0.5954813731606564" office:value-type="float"/>
          <table:table-cell office:value="0.6317760769336696" office:value-type="float"/>
          <table:table-cell office:value="0.4129297506819821" office:value-type="float"/>
          <table:table-cell office:value="0.46311612817631803" office:value-type="float"/>
          <table:table-cell office:value="0.48611703964505254" office:value-type="float"/>
          <table:table-cell office:value="0.505141193735497" office:value-type="float"/>
          <table:table-cell office:value="0.5782448155720924" office:value-type="float"/>
          <table:table-cell office:value="0.6111737632561303" office:value-type="float"/>
          <table:table-cell office:value="0.6333763876661253" office:value-type="float"/>
          <table:table-cell office:value="0.65070156219904" office:value-type="float"/>
          <table:table-cell office:value="0.6778844450357315" office:value-type="float"/>
          <table:table-cell office:value="0.728948955115952" office:value-type="float"/>
          <table:table-cell office:value="0.3760057200687794" office:value-type="float"/>
          <table:table-cell office:value="0.44314081932654387" office:value-type="float"/>
          <table:table-cell office:value="0.4793862824580948" office:value-type="float"/>
          <table:table-cell office:value="0.4973654144544538" office:value-type="float"/>
          <table:table-cell office:value="0.572200584085804" office:value-type="float"/>
        </table:table-row>
        <table:table-row>
          <table:table-cell office:value-type="string">
            <text:p>Netflix__archaius</text:p>
          </table:table-cell>
          <table:table-cell office:value="0.7586568024366971" office:value-type="float"/>
          <table:table-cell office:value="0.8019107214255409" office:value-type="float"/>
          <table:table-cell office:value="0.813581546186512" office:value-type="float"/>
          <table:table-cell office:value="0.8228797095994506" office:value-type="float"/>
          <table:table-cell office:value="0.8326950594765464" office:value-type="float"/>
          <table:table-cell office:value="0.5671140632284587" office:value-type="float"/>
          <table:table-cell office:value="0.5933889013293567" office:value-type="float"/>
          <table:table-cell office:value="0.6053548246547532" office:value-type="float"/>
          <table:table-cell office:value="0.611985821558364" office:value-type="float"/>
          <table:table-cell office:value="0.6528491555404713" office:value-type="float"/>
          <table:table-cell office:value="0.4333971782887316" office:value-type="float"/>
          <table:table-cell office:value="0.47658811835505305" office:value-type="float"/>
          <table:table-cell office:value="0.4857345781830954" office:value-type="float"/>
          <table:table-cell office:value="0.5032884787057226" office:value-type="float"/>
          <table:table-cell office:value="0.5719436063480685" office:value-type="float"/>
          <table:table-cell office:value="0.5888715916299813" office:value-type="float"/>
          <table:table-cell office:value="0.6150154579763614" office:value-type="float"/>
          <table:table-cell office:value="0.6229453143378241" office:value-type="float"/>
          <table:table-cell office:value="0.6350805875086052" office:value-type="float"/>
          <table:table-cell office:value="0.7186418397928427" office:value-type="float"/>
          <table:table-cell office:value="0.45184639151875816" office:value-type="float"/>
          <table:table-cell office:value="0.4791318303842191" office:value-type="float"/>
          <table:table-cell office:value="0.48859662203743476" office:value-type="float"/>
          <table:table-cell office:value="0.5147294662897772" office:value-type="float"/>
          <table:table-cell office:value="0.5579483170475736" office:value-type="float"/>
        </table:table-row>
        <table:table-row>
          <table:table-cell office:value-type="string">
            <text:p>gorhill__uMatrix</text:p>
          </table:table-cell>
          <table:table-cell office:value="0.7299973453701036" office:value-type="float"/>
          <table:table-cell office:value="0.7996261841971255" office:value-type="float"/>
          <table:table-cell office:value="0.8100360931798392" office:value-type="float"/>
          <table:table-cell office:value="0.8234808853307624" office:value-type="float"/>
          <table:table-cell office:value="0.8517137580843687" office:value-type="float"/>
          <table:table-cell office:value="0.48861182390933194" office:value-type="float"/>
          <table:table-cell office:value="0.5827407702196653" office:value-type="float"/>
          <table:table-cell office:value="0.5955768153173343" office:value-type="float"/>
          <table:table-cell office:value="0.6152035875681525" office:value-type="float"/>
          <table:table-cell office:value="0.6795522840904262" office:value-type="float"/>
          <table:table-cell office:value="0.3595443473788883" office:value-type="float"/>
          <table:table-cell office:value="0.4551542112206067" office:value-type="float"/>
          <table:table-cell office:value="0.48353336727375873" office:value-type="float"/>
          <table:table-cell office:value="0.5070786358426729" office:value-type="float"/>
          <table:table-cell office:value="0.5705600779748576" office:value-type="float"/>
          <table:table-cell office:value="0.5605021810526639" office:value-type="float"/>
          <table:table-cell office:value="0.6106717558177672" office:value-type="float"/>
          <table:table-cell office:value="0.6234368468292724" office:value-type="float"/>
          <table:table-cell office:value="0.6509051935751201" office:value-type="float"/>
          <table:table-cell office:value="0.7286676071547167" office:value-type="float"/>
          <table:table-cell office:value="0.39063353268066336" office:value-type="float"/>
          <table:table-cell office:value="0.5095138035426048" office:value-type="float"/>
          <table:table-cell office:value="0.5265940872259315" office:value-type="float"/>
          <table:table-cell office:value="0.5400176899302581" office:value-type="float"/>
          <table:table-cell office:value="0.584789226049928" office:value-type="float"/>
        </table:table-row>
        <table:table-row>
          <table:table-cell office:value-type="string">
            <text:p>hipache__hipache</text:p>
          </table:table-cell>
          <table:table-cell office:value="0.7253055448257135" office:value-type="float"/>
          <table:table-cell office:value="0.7773701944341601" office:value-type="float"/>
          <table:table-cell office:value="0.7906070753517717" office:value-type="float"/>
          <table:table-cell office:value="0.8059425722995862" office:value-type="float"/>
          <table:table-cell office:value="0.8302691571034801" office:value-type="float"/>
          <table:table-cell office:value="0.5396370208288429" office:value-type="float"/>
          <table:table-cell office:value="0.5832366576302352" office:value-type="float"/>
          <table:table-cell office:value="0.6039886339414279" office:value-type="float"/>
          <table:table-cell office:value="0.6162820925769499" office:value-type="float"/>
          <table:table-cell office:value="0.7259327189859361" office:value-type="float"/>
          <table:table-cell office:value="0.44633287092779694" office:value-type="float"/>
          <table:table-cell office:value="0.47674433936984373" office:value-type="float"/>
          <table:table-cell office:value="0.48779774528267394" office:value-type="float"/>
          <table:table-cell office:value="0.5040403787843848" office:value-type="float"/>
          <table:table-cell office:value="0.567003848165579" office:value-type="float"/>
          <table:table-cell office:value="0.6038018547851044" office:value-type="float"/>
          <table:table-cell office:value="0.6242148467376611" office:value-type="float"/>
          <table:table-cell office:value="0.6468448094266235" office:value-type="float"/>
          <table:table-cell office:value="0.6709799333804769" office:value-type="float"/>
          <table:table-cell office:value="0.7129151961403315" office:value-type="float"/>
          <table:table-cell office:value="0.45396317585314605" office:value-type="float"/>
          <table:table-cell office:value="0.4875499043127105" office:value-type="float"/>
          <table:table-cell office:value="0.5087044049790225" office:value-type="float"/>
          <table:table-cell office:value="0.5256166739864774" office:value-type="float"/>
          <table:table-cell office:value="0.5789778444197872" office:value-type="float"/>
        </table:table-row>
        <table:table-row>
          <table:table-cell office:value-type="string">
            <text:p>jscs-dev__node-jscs</text:p>
          </table:table-cell>
          <table:table-cell office:value="0.708541219405331" office:value-type="float"/>
          <table:table-cell office:value="0.7965791746123252" office:value-type="float"/>
          <table:table-cell office:value="0.8143137491693901" office:value-type="float"/>
          <table:table-cell office:value="0.827707933129014" office:value-type="float"/>
          <table:table-cell office:value="0.8653202756169585" office:value-type="float"/>
          <table:table-cell office:value="0.513072498999473" office:value-type="float"/>
          <table:table-cell office:value="0.5721203379521557" office:value-type="float"/>
          <table:table-cell office:value="0.5933718903861772" office:value-type="float"/>
          <table:table-cell office:value="0.6191084211548564" office:value-type="float"/>
          <table:table-cell office:value="0.6737742884973144" office:value-type="float"/>
          <table:table-cell office:value="0.3954879281787643" office:value-type="float"/>
          <table:table-cell office:value="0.4542849317280597" office:value-type="float"/>
          <table:table-cell office:value="0.4746641772972867" office:value-type="float"/>
          <table:table-cell office:value="0.49250423359040274" office:value-type="float"/>
          <table:table-cell office:value="0.5630739619567591" office:value-type="float"/>
          <table:table-cell office:value="0.5671617719595609" office:value-type="float"/>
          <table:table-cell office:value="0.6206906557775399" office:value-type="float"/>
          <table:table-cell office:value="0.6473806798908119" office:value-type="float"/>
          <table:table-cell office:value="0.6672006522873594" office:value-type="float"/>
          <table:table-cell office:value="0.7121691670936592" office:value-type="float"/>
          <table:table-cell office:value="0.38413169661885055" office:value-type="float"/>
          <table:table-cell office:value="0.4671954156217327" office:value-type="float"/>
          <table:table-cell office:value="0.4977436066475226" office:value-type="float"/>
          <table:table-cell office:value="0.517688540984132" office:value-type="float"/>
          <table:table-cell office:value="0.5677991359726808" office:value-type="float"/>
        </table:table-row>
        <table:table-row>
          <table:table-cell office:value-type="string">
            <text:p>react-dropzone__react-dropzone</text:p>
          </table:table-cell>
          <table:table-cell office:value="0.7358729435351942" office:value-type="float"/>
          <table:table-cell office:value="0.7946406661959303" office:value-type="float"/>
          <table:table-cell office:value="0.8131635127274582" office:value-type="float"/>
          <table:table-cell office:value="0.822168500287747" office:value-type="float"/>
          <table:table-cell office:value="0.867673938363658" office:value-type="float"/>
          <table:table-cell office:value="0.5103420454067371" office:value-type="float"/>
          <table:table-cell office:value="0.5746449729996186" office:value-type="float"/>
          <table:table-cell office:value="0.5955729766071637" office:value-type="float"/>
          <table:table-cell office:value="0.6129746626574174" office:value-type="float"/>
          <table:table-cell office:value="0.7233557606973383" office:value-type="float"/>
          <table:table-cell office:value="0.4104771986179733" office:value-type="float"/>
          <table:table-cell office:value="0.4551961823150247" office:value-type="float"/>
          <table:table-cell office:value="0.4727616665555834" office:value-type="float"/>
          <table:table-cell office:value="0.49458041646811235" office:value-type="float"/>
          <table:table-cell office:value="0.5554089397831294" office:value-type="float"/>
          <table:table-cell office:value="0.5567578437797526" office:value-type="float"/>
          <table:table-cell office:value="0.6175928754387862" office:value-type="float"/>
          <table:table-cell office:value="0.6402630911030536" office:value-type="float"/>
          <table:table-cell office:value="0.6633786404863548" office:value-type="float"/>
          <table:table-cell office:value="0.7847217040133664" office:value-type="float"/>
          <table:table-cell office:value="0.382806789967853" office:value-type="float"/>
          <table:table-cell office:value="0.46779203368438826" office:value-type="float"/>
          <table:table-cell office:value="0.4939696019121298" office:value-type="float"/>
          <table:table-cell office:value="0.5117716230691924" office:value-type="float"/>
          <table:table-cell office:value="0.5758047922447972" office:value-type="float"/>
        </table:table-row>
        <table:table-row>
          <table:table-cell office:value-type="string">
            <text:p>dbushell__Nestable</text:p>
          </table:table-cell>
          <table:table-cell office:value="0.7419394460770077" office:value-type="float"/>
          <table:table-cell office:value="0.7501313345462607" office:value-type="float"/>
          <table:table-cell office:value="0.7764143775122474" office:value-type="float"/>
          <table:table-cell office:value="0.7843430525439952" office:value-type="float"/>
          <table:table-cell office:value="0.8214643354374105" office:value-type="float"/>
          <table:table-cell office:value="0.5663425176132659" office:value-type="float"/>
          <table:table-cell office:value="0.5852902225605325" office:value-type="float"/>
          <table:table-cell office:value="0.587415546149899" office:value-type="float"/>
          <table:table-cell office:value="0.5929395117870367" office:value-type="float"/>
          <table:table-cell office:value="0.6561217172530631" office:value-type="float"/>
          <table:table-cell office:value="0.46815260912447854" office:value-type="float"/>
          <table:table-cell office:value="0.48292574915588315" office:value-type="float"/>
          <table:table-cell office:value="0.49228451904552306" office:value-type="float"/>
          <table:table-cell office:value="0.4947081813999168" office:value-type="float"/>
          <table:table-cell office:value="0.509745076729478" office:value-type="float"/>
          <table:table-cell office:value="0.6356654408694583" office:value-type="float"/>
          <table:table-cell office:value="0.6473831299041626" office:value-type="float"/>
          <table:table-cell office:value="0.6715039700285471" office:value-type="float"/>
          <table:table-cell office:value="0.6832974732868393" office:value-type="float"/>
          <table:table-cell office:value="0.7247977311118565" office:value-type="float"/>
          <table:table-cell office:value="0.4078015595988791" office:value-type="float"/>
          <table:table-cell office:value="0.458427707342863" office:value-type="float"/>
          <table:table-cell office:value="0.49376398486883566" office:value-type="float"/>
          <table:table-cell office:value="0.514993603971425" office:value-type="float"/>
          <table:table-cell office:value="0.5488850538183333" office:value-type="float"/>
        </table:table-row>
        <table:table-row>
          <table:table-cell office:value-type="string">
            <text:p>mar10__fancytree</text:p>
          </table:table-cell>
          <table:table-cell office:value="0.707607277089295" office:value-type="float"/>
          <table:table-cell office:value="0.763785029530387" office:value-type="float"/>
          <table:table-cell office:value="0.7907306501290827" office:value-type="float"/>
          <table:table-cell office:value="0.808240028657656" office:value-type="float"/>
          <table:table-cell office:value="0.8379463528744983" office:value-type="float"/>
          <table:table-cell office:value="0.5303773246017534" office:value-type="float"/>
          <table:table-cell office:value="0.5718593140221091" office:value-type="float"/>
          <table:table-cell office:value="0.5874138490814386" office:value-type="float"/>
          <table:table-cell office:value="0.6003350570587137" office:value-type="float"/>
          <table:table-cell office:value="0.660886599115849" office:value-type="float"/>
          <table:table-cell office:value="0.3938898560724481" office:value-type="float"/>
          <table:table-cell office:value="0.44870602132188653" office:value-type="float"/>
          <table:table-cell office:value="0.4742486873257765" office:value-type="float"/>
          <table:table-cell office:value="0.49265044847510375" office:value-type="float"/>
          <table:table-cell office:value="0.5339510497755354" office:value-type="float"/>
          <table:table-cell office:value="0.5821557830092937" office:value-type="float"/>
          <table:table-cell office:value="0.6170862604211287" office:value-type="float"/>
          <table:table-cell office:value="0.6323843386899677" office:value-type="float"/>
          <table:table-cell office:value="0.6507047801760184" office:value-type="float"/>
          <table:table-cell office:value="0.7188242857707843" office:value-type="float"/>
          <table:table-cell office:value="0.4141268600810866" office:value-type="float"/>
          <table:table-cell office:value="0.45653836148161564" office:value-type="float"/>
          <table:table-cell office:value="0.48780491937241066" office:value-type="float"/>
          <table:table-cell office:value="0.5027535304260399" office:value-type="float"/>
          <table:table-cell office:value="0.5493016205503509" office:value-type="float"/>
        </table:table-row>
        <table:table-row>
          <table:table-cell office:value-type="string">
            <text:p>stripe__mosql</text:p>
          </table:table-cell>
          <table:table-cell office:value="0.7581939153001523" office:value-type="float"/>
          <table:table-cell office:value="0.7871080744382962" office:value-type="float"/>
          <table:table-cell office:value="0.799357810284249" office:value-type="float"/>
          <table:table-cell office:value="0.8130273107098505" office:value-type="float"/>
          <table:table-cell office:value="0.8272807572942792" office:value-type="float"/>
          <table:table-cell office:value="0.5336273047485351" office:value-type="float"/>
          <table:table-cell office:value="0.5833000128996639" office:value-type="float"/>
          <table:table-cell office:value="0.603288373365271" office:value-type="float"/>
          <table:table-cell office:value="0.6186097080752533" office:value-type="float"/>
          <table:table-cell office:value="0.6572839992902093" office:value-type="float"/>
          <table:table-cell office:value="0.4202891815186957" office:value-type="float"/>
          <table:table-cell office:value="0.47847271422426557" office:value-type="float"/>
          <table:table-cell office:value="0.4998736970950035" office:value-type="float"/>
          <table:table-cell office:value="0.517335452155396" office:value-type="float"/>
          <table:table-cell office:value="0.6075928833793068" office:value-type="float"/>
          <table:table-cell office:value="0.5696677773842088" office:value-type="float"/>
          <table:table-cell office:value="0.6397211419859339" office:value-type="float"/>
          <table:table-cell office:value="0.6625459996879859" office:value-type="float"/>
          <table:table-cell office:value="0.7014560332427412" office:value-type="float"/>
          <table:table-cell office:value="0.7216912076838191" office:value-type="float"/>
          <table:table-cell office:value="0.42021901959263164" office:value-type="float"/>
          <table:table-cell office:value="0.4738331156078516" office:value-type="float"/>
          <table:table-cell office:value="0.49048898904158245" office:value-type="float"/>
          <table:table-cell office:value="0.5231027325979736" office:value-type="float"/>
          <table:table-cell office:value="0.5918728784335198" office:value-type="float"/>
        </table:table-row>
        <table:table-row>
          <table:table-cell office:value-type="string">
            <text:p>oakes__SolidOak</text:p>
          </table:table-cell>
          <table:table-cell office:value="0.6813393617863955" office:value-type="float"/>
          <table:table-cell office:value="0.7135890195319899" office:value-type="float"/>
          <table:table-cell office:value="0.7336679330586576" office:value-type="float"/>
          <table:table-cell office:value="0.7466555899491811" office:value-type="float"/>
          <table:table-cell office:value="0.788051957452657" office:value-type="float"/>
          <table:table-cell office:value="0.5580511889143229" office:value-type="float"/>
          <table:table-cell office:value="0.5983708870517264" office:value-type="float"/>
          <table:table-cell office:value="0.6102209583555913" office:value-type="float"/>
          <table:table-cell office:value="0.6276807237792056" office:value-type="float"/>
          <table:table-cell office:value="0.63359132699584" office:value-type="float"/>
          <table:table-cell office:value="0.4160140051496195" office:value-type="float"/>
          <table:table-cell office:value="0.4440061622498287" office:value-type="float"/>
          <table:table-cell office:value="0.46175420366292064" office:value-type="float"/>
          <table:table-cell office:value="0.47098508665172434" office:value-type="float"/>
          <table:table-cell office:value="0.4828441501326307" office:value-type="float"/>
          <table:table-cell office:value="0.6280440066852637" office:value-type="float"/>
          <table:table-cell office:value="0.6487554320094341" office:value-type="float"/>
          <table:table-cell office:value="0.6838553389251949" office:value-type="float"/>
          <table:table-cell office:value="0.6863042393083565" office:value-type="float"/>
          <table:table-cell office:value="0.6886394023776204" office:value-type="float"/>
          <table:table-cell office:value="0.412318301859552" office:value-type="float"/>
          <table:table-cell office:value="0.43140621676816276" office:value-type="float"/>
          <table:table-cell office:value="0.444001740049294" office:value-type="float"/>
          <table:table-cell office:value="0.4962813622570862" office:value-type="float"/>
          <table:table-cell office:value="0.5082443214965136" office:value-type="float"/>
        </table:table-row>
        <table:table-row>
          <table:table-cell office:value-type="string">
            <text:p>OfficeDev__office-ui-fabric-core</text:p>
          </table:table-cell>
          <table:table-cell office:value="0.7912988177163212" office:value-type="float"/>
          <table:table-cell office:value="0.8126219410634254" office:value-type="float"/>
          <table:table-cell office:value="0.8282907005359316" office:value-type="float"/>
          <table:table-cell office:value="0.8353186887408723" office:value-type="float"/>
          <table:table-cell office:value="0.8385931392363437" office:value-type="float"/>
          <table:table-cell office:value="0.5759395527884895" office:value-type="float"/>
          <table:table-cell office:value="0.6094499905387539" office:value-type="float"/>
          <table:table-cell office:value="0.6402250041208858" office:value-type="float"/>
          <table:table-cell office:value="0.6503015043828981" office:value-type="float"/>
          <table:table-cell office:value="0.7215529932647977" office:value-type="float"/>
          <table:table-cell office:value="0.46536667243981344" office:value-type="float"/>
          <table:table-cell office:value="0.49507705042925254" office:value-type="float"/>
          <table:table-cell office:value="0.5057791403979508" office:value-type="float"/>
          <table:table-cell office:value="0.5174581956187908" office:value-type="float"/>
          <table:table-cell office:value="0.5872249719533122" office:value-type="float"/>
          <table:table-cell office:value="0.5957709877363411" office:value-type="float"/>
          <table:table-cell office:value="0.6284766240187777" office:value-type="float"/>
          <table:table-cell office:value="0.6477314417910424" office:value-type="float"/>
          <table:table-cell office:value="0.659520986273259" office:value-type="float"/>
          <table:table-cell office:value="0.7246349376833003" office:value-type="float"/>
          <table:table-cell office:value="0.4686660410052016" office:value-type="float"/>
          <table:table-cell office:value="0.5087103969365794" office:value-type="float"/>
          <table:table-cell office:value="0.5287238722189187" office:value-type="float"/>
          <table:table-cell office:value="0.5401213867214089" office:value-type="float"/>
          <table:table-cell office:value="0.5997990107101312" office:value-type="float"/>
        </table:table-row>
        <table:table-row>
          <table:table-cell office:value-type="string">
            <text:p>Microsoft__vscode-go</text:p>
          </table:table-cell>
          <table:table-cell office:value="0.6726644068740424" office:value-type="float"/>
          <table:table-cell office:value="0.752227061837277" office:value-type="float"/>
          <table:table-cell office:value="0.7824083026043789" office:value-type="float"/>
          <table:table-cell office:value="0.8013128793328036" office:value-type="float"/>
          <table:table-cell office:value="0.8462209069030278" office:value-type="float"/>
          <table:table-cell office:value="0.5207926313361237" office:value-type="float"/>
          <table:table-cell office:value="0.5764340427563304" office:value-type="float"/>
          <table:table-cell office:value="0.5975839622863153" office:value-type="float"/>
          <table:table-cell office:value="0.6161041276592621" office:value-type="float"/>
          <table:table-cell office:value="0.6912208654034901" office:value-type="float"/>
          <table:table-cell office:value="0.35874778768411064" office:value-type="float"/>
          <table:table-cell office:value="0.4280690035126583" office:value-type="float"/>
          <table:table-cell office:value="0.4531767847682115" office:value-type="float"/>
          <table:table-cell office:value="0.4752580788855497" office:value-type="float"/>
          <table:table-cell office:value="0.5837516054656591" office:value-type="float"/>
          <table:table-cell office:value="0.5534994550645207" office:value-type="float"/>
          <table:table-cell office:value="0.6060389340790148" office:value-type="float"/>
          <table:table-cell office:value="0.6249545445721982" office:value-type="float"/>
          <table:table-cell office:value="0.6473344824374563" office:value-type="float"/>
          <table:table-cell office:value="0.7365085764421131" office:value-type="float"/>
          <table:table-cell office:value="0.3948794317998002" office:value-type="float"/>
          <table:table-cell office:value="0.47625376831123134" office:value-type="float"/>
          <table:table-cell office:value="0.5019651229494015" office:value-type="float"/>
          <table:table-cell office:value="0.5225342796708327" office:value-type="float"/>
          <table:table-cell office:value="0.6112300812985225" office:value-type="float"/>
        </table:table-row>
        <table:table-row>
          <table:table-cell office:value-type="string">
            <text:p>docker__docker-py</text:p>
          </table:table-cell>
          <table:table-cell office:value="0.6856754038034596" office:value-type="float"/>
          <table:table-cell office:value="0.7723761788737337" office:value-type="float"/>
          <table:table-cell office:value="0.7941912228241021" office:value-type="float"/>
          <table:table-cell office:value="0.8066756623861057" office:value-type="float"/>
          <table:table-cell office:value="0.85397702873258" office:value-type="float"/>
          <table:table-cell office:value="0.5281488826586649" office:value-type="float"/>
          <table:table-cell office:value="0.5795656713697539" office:value-type="float"/>
          <table:table-cell office:value="0.5945833411145951" office:value-type="float"/>
          <table:table-cell office:value="0.6105635044599989" office:value-type="float"/>
          <table:table-cell office:value="0.6506640172609628" office:value-type="float"/>
          <table:table-cell office:value="0.3880219942825544" office:value-type="float"/>
          <table:table-cell office:value="0.45940852164596485" office:value-type="float"/>
          <table:table-cell office:value="0.47972037683735297" office:value-type="float"/>
          <table:table-cell office:value="0.4994079573680138" office:value-type="float"/>
          <table:table-cell office:value="0.5729592386204567" office:value-type="float"/>
          <table:table-cell office:value="0.5277504438577498" office:value-type="float"/>
          <table:table-cell office:value="0.6174770749615924" office:value-type="float"/>
          <table:table-cell office:value="0.6391173268639649" office:value-type="float"/>
          <table:table-cell office:value="0.65999968933935" office:value-type="float"/>
          <table:table-cell office:value="0.7102300996244298" office:value-type="float"/>
          <table:table-cell office:value="0.3693327421857025" office:value-type="float"/>
          <table:table-cell office:value="0.48128227898935305" office:value-type="float"/>
          <table:table-cell office:value="0.5004660884164898" office:value-type="float"/>
          <table:table-cell office:value="0.5193681217439576" office:value-type="float"/>
          <table:table-cell office:value="0.5679099153272911" office:value-type="float"/>
        </table:table-row>
        <table:table-row>
          <table:table-cell office:value-type="string">
            <text:p>FineUploader__fine-uploader</text:p>
          </table:table-cell>
          <table:table-cell office:value="0.7043640127205087" office:value-type="float"/>
          <table:table-cell office:value="0.7840750538034336" office:value-type="float"/>
          <table:table-cell office:value="0.8041648346229704" office:value-type="float"/>
          <table:table-cell office:value="0.8203237004733055" office:value-type="float"/>
          <table:table-cell office:value="0.8577644809774828" office:value-type="float"/>
          <table:table-cell office:value="0.5226026783806155" office:value-type="float"/>
          <table:table-cell office:value="0.5851955924833773" office:value-type="float"/>
          <table:table-cell office:value="0.6052340008341583" office:value-type="float"/>
          <table:table-cell office:value="0.6244662937251396" office:value-type="float"/>
          <table:table-cell office:value="0.7435247242736953" office:value-type="float"/>
          <table:table-cell office:value="0.3877065999144512" office:value-type="float"/>
          <table:table-cell office:value="0.4498238397949735" office:value-type="float"/>
          <table:table-cell office:value="0.46867360663998453" office:value-type="float"/>
          <table:table-cell office:value="0.4896596881792742" office:value-type="float"/>
          <table:table-cell office:value="0.5950263375580004" office:value-type="float"/>
          <table:table-cell office:value="0.5587984850219565" office:value-type="float"/>
          <table:table-cell office:value="0.6232093253928068" office:value-type="float"/>
          <table:table-cell office:value="0.639900743204086" office:value-type="float"/>
          <table:table-cell office:value="0.658998137604253" office:value-type="float"/>
          <table:table-cell office:value="0.7512895298306149" office:value-type="float"/>
          <table:table-cell office:value="0.36070895188209623" office:value-type="float"/>
          <table:table-cell office:value="0.4833660123622454" office:value-type="float"/>
          <table:table-cell office:value="0.5117094269937412" office:value-type="float"/>
          <table:table-cell office:value="0.5352207983079751" office:value-type="float"/>
          <table:table-cell office:value="0.6328630067011204" office:value-type="float"/>
        </table:table-row>
        <table:table-row>
          <table:table-cell office:value-type="string">
            <text:p>creationix__js-git</text:p>
          </table:table-cell>
          <table:table-cell office:value="0.7540233067990937" office:value-type="float"/>
          <table:table-cell office:value="0.7828071592491674" office:value-type="float"/>
          <table:table-cell office:value="0.8050500970860925" office:value-type="float"/>
          <table:table-cell office:value="0.8195115483171262" office:value-type="float"/>
          <table:table-cell office:value="0.8406304178380204" office:value-type="float"/>
          <table:table-cell office:value="0.5245944689786528" office:value-type="float"/>
          <table:table-cell office:value="0.5683313251114023" office:value-type="float"/>
          <table:table-cell office:value="0.5847355038090922" office:value-type="float"/>
          <table:table-cell office:value="0.5989751387064928" office:value-type="float"/>
          <table:table-cell office:value="0.729182965338516" office:value-type="float"/>
          <table:table-cell office:value="0.42061305749578304" office:value-type="float"/>
          <table:table-cell office:value="0.4458855819499129" office:value-type="float"/>
          <table:table-cell office:value="0.46843316366861465" office:value-type="float"/>
          <table:table-cell office:value="0.489784447908222" office:value-type="float"/>
          <table:table-cell office:value="0.5065162846921643" office:value-type="float"/>
          <table:table-cell office:value="0.5747960959743275" office:value-type="float"/>
          <table:table-cell office:value="0.6131875504729731" office:value-type="float"/>
          <table:table-cell office:value="0.628045996301086" office:value-type="float"/>
          <table:table-cell office:value="0.6444121150897582" office:value-type="float"/>
          <table:table-cell office:value="0.7453949260028063" office:value-type="float"/>
          <table:table-cell office:value="0.4194784314926346" office:value-type="float"/>
          <table:table-cell office:value="0.4885702436298348" office:value-type="float"/>
          <table:table-cell office:value="0.5040556800699318" office:value-type="float"/>
          <table:table-cell office:value="0.5311099890224988" office:value-type="float"/>
          <table:table-cell office:value="0.619739780813079" office:value-type="float"/>
        </table:table-row>
        <table:table-row>
          <table:table-cell office:value-type="string">
            <text:p>JoanZapata__android-pdfview</text:p>
          </table:table-cell>
          <table:table-cell office:value="0.7015107988736122" office:value-type="float"/>
          <table:table-cell office:value="0.7312568375900199" office:value-type="float"/>
          <table:table-cell office:value="0.7408032880826618" office:value-type="float"/>
          <table:table-cell office:value="0.7794057908193964" office:value-type="float"/>
          <table:table-cell office:value="0.815717266206923" office:value-type="float"/>
          <table:table-cell office:value="0.5488293658390138" office:value-type="float"/>
          <table:table-cell office:value="0.5649281225836087" office:value-type="float"/>
          <table:table-cell office:value="0.5749333818888501" office:value-type="float"/>
          <table:table-cell office:value="0.5963651456018937" office:value-type="float"/>
          <table:table-cell office:value="0.6674932136373538" office:value-type="float"/>
          <table:table-cell office:value="0.36322848509291517" office:value-type="float"/>
          <table:table-cell office:value="0.45445471323700604" office:value-type="float"/>
          <table:table-cell office:value="0.4673769540173545" office:value-type="float"/>
          <table:table-cell office:value="0.4807838500146933" office:value-type="float"/>
          <table:table-cell office:value="0.5580414113298185" office:value-type="float"/>
          <table:table-cell office:value="0.5672424578894533" office:value-type="float"/>
          <table:table-cell office:value="0.6351714874190266" office:value-type="float"/>
          <table:table-cell office:value="0.6559175234852437" office:value-type="float"/>
          <table:table-cell office:value="0.6737215014642736" office:value-type="float"/>
          <table:table-cell office:value="0.7109510820405358" office:value-type="float"/>
          <table:table-cell office:value="0.37231126068690196" office:value-type="float"/>
          <table:table-cell office:value="0.4331276165215783" office:value-type="float"/>
          <table:table-cell office:value="0.460154470587282" office:value-type="float"/>
          <table:table-cell office:value="0.49901778546198017" office:value-type="float"/>
          <table:table-cell office:value="0.5841154163396397" office:value-type="float"/>
        </table:table-row>
        <table:table-row>
          <table:table-cell office:value-type="string">
            <text:p>appjs__appjs</text:p>
          </table:table-cell>
          <table:table-cell office:value="0.7893050912960494" office:value-type="float"/>
          <table:table-cell office:value="0.79231556912214" office:value-type="float"/>
          <table:table-cell office:value="0.7984666092922199" office:value-type="float"/>
          <table:table-cell office:value="0.8273016794036903" office:value-type="float"/>
          <table:table-cell office:value="0.8273016794036903" office:value-type="float"/>
          <table:table-cell office:value="0.5818480590967855" office:value-type="float"/>
          <table:table-cell office:value="0.6298081552658774" office:value-type="float"/>
          <table:table-cell office:value="0.6453545414971479" office:value-type="float"/>
          <table:table-cell office:value="0.6615090365731136" office:value-type="float"/>
          <table:table-cell office:value="0.6615090365731136" office:value-type="float"/>
          <table:table-cell office:value="0.48082217592413934" office:value-type="float"/>
          <table:table-cell office:value="0.4830313490274404" office:value-type="float"/>
          <table:table-cell office:value="0.4908235460513481" office:value-type="float"/>
          <table:table-cell office:value="0.498879095634198" office:value-type="float"/>
          <table:table-cell office:value="0.498879095634198" office:value-type="float"/>
          <table:table-cell office:value="0.5952445558043444" office:value-type="float"/>
          <table:table-cell office:value="0.6117846310882035" office:value-type="float"/>
          <table:table-cell office:value="0.6149113946469038" office:value-type="float"/>
          <table:table-cell office:value="0.695976064395756" office:value-type="float"/>
          <table:table-cell office:value="0.695976064395756" office:value-type="float"/>
          <table:table-cell office:value="0.5094777093808389" office:value-type="float"/>
          <table:table-cell office:value="0.5347836898250562" office:value-type="float"/>
          <table:table-cell office:value="0.5733387338202482" office:value-type="float"/>
          <table:table-cell office:value="0.6217346109189307" office:value-type="float"/>
          <table:table-cell office:value="0.6217346109189307" office:value-type="float"/>
        </table:table-row>
        <table:table-row>
          <table:table-cell office:value-type="string">
            <text:p>mapbox__mapbox-gl-js</text:p>
          </table:table-cell>
          <table:table-cell office:value="0.7209606877138327" office:value-type="float"/>
          <table:table-cell office:value="0.8094953226358694" office:value-type="float"/>
          <table:table-cell office:value="0.8223734058224303" office:value-type="float"/>
          <table:table-cell office:value="0.8347551026554932" office:value-type="float"/>
          <table:table-cell office:value="0.8804512453472109" office:value-type="float"/>
          <table:table-cell office:value="0.5223485745357229" office:value-type="float"/>
          <table:table-cell office:value="0.5823498661487939" office:value-type="float"/>
          <table:table-cell office:value="0.5965830868697737" office:value-type="float"/>
          <table:table-cell office:value="0.6108515320265605" office:value-type="float"/>
          <table:table-cell office:value="0.7031695235031048" office:value-type="float"/>
          <table:table-cell office:value="0.40849885021071236" office:value-type="float"/>
          <table:table-cell office:value="0.4670107085273171" office:value-type="float"/>
          <table:table-cell office:value="0.4844687813305172" office:value-type="float"/>
          <table:table-cell office:value="0.503838216056869" office:value-type="float"/>
          <table:table-cell office:value="0.6157952735355227" office:value-type="float"/>
          <table:table-cell office:value="0.5329524881625068" office:value-type="float"/>
          <table:table-cell office:value="0.6109551701170091" office:value-type="float"/>
          <table:table-cell office:value="0.6263722423276321" office:value-type="float"/>
          <table:table-cell office:value="0.6465527509357188" office:value-type="float"/>
          <table:table-cell office:value="0.7455263894791109" office:value-type="float"/>
          <table:table-cell office:value="0.3547192701733677" office:value-type="float"/>
          <table:table-cell office:value="0.4815500133217114" office:value-type="float"/>
          <table:table-cell office:value="0.49955550947561067" office:value-type="float"/>
          <table:table-cell office:value="0.5174567182776851" office:value-type="float"/>
          <table:table-cell office:value="0.5796809012545416" office:value-type="float"/>
        </table:table-row>
        <table:table-row>
          <table:table-cell office:value-type="string">
            <text:p>onevcat__Kingfisher</text:p>
          </table:table-cell>
          <table:table-cell office:value="0.6992610017169331" office:value-type="float"/>
          <table:table-cell office:value="0.7528826404150399" office:value-type="float"/>
          <table:table-cell office:value="0.7826268436833173" office:value-type="float"/>
          <table:table-cell office:value="0.8036447962936262" office:value-type="float"/>
          <table:table-cell office:value="0.8446480569147516" office:value-type="float"/>
          <table:table-cell office:value="0.5305220995780902" office:value-type="float"/>
          <table:table-cell office:value="0.5742721191548972" office:value-type="float"/>
          <table:table-cell office:value="0.596761025857445" office:value-type="float"/>
          <table:table-cell office:value="0.6117430509516455" office:value-type="float"/>
          <table:table-cell office:value="0.6491800590149318" office:value-type="float"/>
          <table:table-cell office:value="0.3929023025018946" office:value-type="float"/>
          <table:table-cell office:value="0.4553424207709301" office:value-type="float"/>
          <table:table-cell office:value="0.4779105091605277" office:value-type="float"/>
          <table:table-cell office:value="0.5005082581636063" office:value-type="float"/>
          <table:table-cell office:value="0.5345584557662729" office:value-type="float"/>
          <table:table-cell office:value="0.5642968552027741" office:value-type="float"/>
          <table:table-cell office:value="0.6361374276110418" office:value-type="float"/>
          <table:table-cell office:value="0.6570535022636919" office:value-type="float"/>
          <table:table-cell office:value="0.6851431233535148" office:value-type="float"/>
          <table:table-cell office:value="0.7294497281881116" office:value-type="float"/>
          <table:table-cell office:value="0.3252392840178062" office:value-type="float"/>
          <table:table-cell office:value="0.4134104882197613" office:value-type="float"/>
          <table:table-cell office:value="0.4661333149140479" office:value-type="float"/>
          <table:table-cell office:value="0.4945611653095381" office:value-type="float"/>
          <table:table-cell office:value="0.5665699415394496" office:value-type="float"/>
        </table:table-row>
        <table:table-row>
          <table:table-cell office:value-type="string">
            <text:p>Comcast__FreeFlow</text:p>
          </table:table-cell>
          <table:table-cell office:value="0.7715016018340226" office:value-type="float"/>
          <table:table-cell office:value="0.7924164751317163" office:value-type="float"/>
          <table:table-cell office:value="0.8012131554658716" office:value-type="float"/>
          <table:table-cell office:value="0.8140595848888642" office:value-type="float"/>
          <table:table-cell office:value="0.8183933019286593" office:value-type="float"/>
          <table:table-cell office:value="0.5418945169395926" office:value-type="float"/>
          <table:table-cell office:value="0.5991946159737163" office:value-type="float"/>
          <table:table-cell office:value="0.6164539102465925" office:value-type="float"/>
          <table:table-cell office:value="0.6419168169395176" office:value-type="float"/>
          <table:table-cell office:value="0.6425512567611064" office:value-type="float"/>
          <table:table-cell office:value="0.42518285298248915" office:value-type="float"/>
          <table:table-cell office:value="0.45971112987293095" office:value-type="float"/>
          <table:table-cell office:value="0.490257129418112" office:value-type="float"/>
          <table:table-cell office:value="0.5146977264350068" office:value-type="float"/>
          <table:table-cell office:value="0.5156709369856536" office:value-type="float"/>
          <table:table-cell office:value="0.5622431373667314" office:value-type="float"/>
          <table:table-cell office:value="0.6309527326841305" office:value-type="float"/>
          <table:table-cell office:value="0.661106280236784" office:value-type="float"/>
          <table:table-cell office:value="0.6845104464573953" office:value-type="float"/>
          <table:table-cell office:value="0.7196559045644" office:value-type="float"/>
          <table:table-cell office:value="0.4665202155653634" office:value-type="float"/>
          <table:table-cell office:value="0.47342871278064397" office:value-type="float"/>
          <table:table-cell office:value="0.4809822796568418" office:value-type="float"/>
          <table:table-cell office:value="0.5173963237909944" office:value-type="float"/>
          <table:table-cell office:value="0.5728047772241032" office:value-type="float"/>
        </table:table-row>
        <table:table-row>
          <table:table-cell office:value-type="string">
            <text:p>raphw__byte-buddy</text:p>
          </table:table-cell>
          <table:table-cell office:value="0.69301983317792" office:value-type="float"/>
          <table:table-cell office:value="0.7570462541790424" office:value-type="float"/>
          <table:table-cell office:value="0.7838074678245908" office:value-type="float"/>
          <table:table-cell office:value="0.8070956936022504" office:value-type="float"/>
          <table:table-cell office:value="0.8448505709756929" office:value-type="float"/>
          <table:table-cell office:value="0.5107661451588958" office:value-type="float"/>
          <table:table-cell office:value="0.5632509930684978" office:value-type="float"/>
          <table:table-cell office:value="0.5787168211964612" office:value-type="float"/>
          <table:table-cell office:value="0.6036063109421178" office:value-type="float"/>
          <table:table-cell office:value="0.6551633906740286" office:value-type="float"/>
          <table:table-cell office:value="0.4090942502927005" office:value-type="float"/>
          <table:table-cell office:value="0.47026094916822064" office:value-type="float"/>
          <table:table-cell office:value="0.48689190789905074" office:value-type="float"/>
          <table:table-cell office:value="0.5032698932828302" office:value-type="float"/>
          <table:table-cell office:value="0.5614224906999034" office:value-type="float"/>
          <table:table-cell office:value="0.5735792369442886" office:value-type="float"/>
          <table:table-cell office:value="0.6160382250850243" office:value-type="float"/>
          <table:table-cell office:value="0.6384674227633215" office:value-type="float"/>
          <table:table-cell office:value="0.6520055029236147" office:value-type="float"/>
          <table:table-cell office:value="0.7062629203674975" office:value-type="float"/>
          <table:table-cell office:value="0.3511945111107966" office:value-type="float"/>
          <table:table-cell office:value="0.4404525711588639" office:value-type="float"/>
          <table:table-cell office:value="0.4728906342354846" office:value-type="float"/>
          <table:table-cell office:value="0.49366631648081866" office:value-type="float"/>
          <table:table-cell office:value="0.545544580380324" office:value-type="float"/>
        </table:table-row>
        <table:table-row>
          <table:table-cell office:value-type="string">
            <text:p>documentcloud__visualsearch</text:p>
          </table:table-cell>
          <table:table-cell office:value="0.7549588171875293" office:value-type="float"/>
          <table:table-cell office:value="0.7916621204237319" office:value-type="float"/>
          <table:table-cell office:value="0.8014349011367126" office:value-type="float"/>
          <table:table-cell office:value="0.8248585320386793" office:value-type="float"/>
          <table:table-cell office:value="0.84361683807402" office:value-type="float"/>
          <table:table-cell office:value="0.5533195492660622" office:value-type="float"/>
          <table:table-cell office:value="0.5848395580412024" office:value-type="float"/>
          <table:table-cell office:value="0.6033293075798765" office:value-type="float"/>
          <table:table-cell office:value="0.6152390005544554" office:value-type="float"/>
          <table:table-cell office:value="0.6529744700247251" office:value-type="float"/>
          <table:table-cell office:value="0.4536334638878161" office:value-type="float"/>
          <table:table-cell office:value="0.45492582900089545" office:value-type="float"/>
          <table:table-cell office:value="0.4837725021040579" office:value-type="float"/>
          <table:table-cell office:value="0.48939876694628115" office:value-type="float"/>
          <table:table-cell office:value="0.5595276051441606" office:value-type="float"/>
          <table:table-cell office:value="0.6307169465427435" office:value-type="float"/>
          <table:table-cell office:value="0.6420829355101241" office:value-type="float"/>
          <table:table-cell office:value="0.6474392063201908" office:value-type="float"/>
          <table:table-cell office:value="0.653976391213192" office:value-type="float"/>
          <table:table-cell office:value="0.7033298725762243" office:value-type="float"/>
          <table:table-cell office:value="0.4262387608811634" office:value-type="float"/>
          <table:table-cell office:value="0.48475106522348743" office:value-type="float"/>
          <table:table-cell office:value="0.49810889363713956" office:value-type="float"/>
          <table:table-cell office:value="0.5213517343403934" office:value-type="float"/>
          <table:table-cell office:value="0.5924387112665742" office:value-type="float"/>
        </table:table-row>
        <table:table-row>
          <table:table-cell office:value-type="string">
            <text:p>ShareX__ShareX</text:p>
          </table:table-cell>
          <table:table-cell office:value="0.706925250452128" office:value-type="float"/>
          <table:table-cell office:value="0.7724348065488664" office:value-type="float"/>
          <table:table-cell office:value="0.7925423244813894" office:value-type="float"/>
          <table:table-cell office:value="0.8136914205717656" office:value-type="float"/>
          <table:table-cell office:value="0.8526913473320513" office:value-type="float"/>
          <table:table-cell office:value="0.5209001751109503" office:value-type="float"/>
          <table:table-cell office:value="0.5796395875467202" office:value-type="float"/>
          <table:table-cell office:value="0.6031592617698565" office:value-type="float"/>
          <table:table-cell office:value="0.6193566544134381" office:value-type="float"/>
          <table:table-cell office:value="0.6889331807469358" office:value-type="float"/>
          <table:table-cell office:value="0.33682204271170174" office:value-type="float"/>
          <table:table-cell office:value="0.4363951943452933" office:value-type="float"/>
          <table:table-cell office:value="0.463083467360658" office:value-type="float"/>
          <table:table-cell office:value="0.4874029520475046" office:value-type="float"/>
          <table:table-cell office:value="0.5835341825300211" office:value-type="float"/>
          <table:table-cell office:value="0.5568276090195673" office:value-type="float"/>
          <table:table-cell office:value="0.6188270674287213" office:value-type="float"/>
          <table:table-cell office:value="0.637609744995034" office:value-type="float"/>
          <table:table-cell office:value="0.6702763997938717" office:value-type="float"/>
          <table:table-cell office:value="0.7629821057814408" office:value-type="float"/>
          <table:table-cell office:value="0.3561182021962879" office:value-type="float"/>
          <table:table-cell office:value="0.47946405051764746" office:value-type="float"/>
          <table:table-cell office:value="0.5117866379731907" office:value-type="float"/>
          <table:table-cell office:value="0.5323281598108309" office:value-type="float"/>
          <table:table-cell office:value="0.6060743738180253" office:value-type="float"/>
        </table:table-row>
        <table:table-row>
          <table:table-cell office:value-type="string">
            <text:p>radex__SwiftyUserDefaults</text:p>
          </table:table-cell>
          <table:table-cell office:value="0.7697014610883828" office:value-type="float"/>
          <table:table-cell office:value="0.791938471499719" office:value-type="float"/>
          <table:table-cell office:value="0.8058887384960147" office:value-type="float"/>
          <table:table-cell office:value="0.816914081482574" office:value-type="float"/>
          <table:table-cell office:value="0.8383857282152607" office:value-type="float"/>
          <table:table-cell office:value="0.5221810712225803" office:value-type="float"/>
          <table:table-cell office:value="0.5720771115300554" office:value-type="float"/>
          <table:table-cell office:value="0.5836407713344285" office:value-type="float"/>
          <table:table-cell office:value="0.6002473213026808" office:value-type="float"/>
          <table:table-cell office:value="0.6268295119455612" office:value-type="float"/>
          <table:table-cell office:value="0.43734194389896497" office:value-type="float"/>
          <table:table-cell office:value="0.4775507507825645" office:value-type="float"/>
          <table:table-cell office:value="0.48702440174199246" office:value-type="float"/>
          <table:table-cell office:value="0.49748820085830536" office:value-type="float"/>
          <table:table-cell office:value="0.533914441971262" office:value-type="float"/>
          <table:table-cell office:value="0.6164863616471615" office:value-type="float"/>
          <table:table-cell office:value="0.6459752559241125" office:value-type="float"/>
          <table:table-cell office:value="0.6506392930879674" office:value-type="float"/>
          <table:table-cell office:value="0.6836869937543382" office:value-type="float"/>
          <table:table-cell office:value="0.7183598749834231" office:value-type="float"/>
          <table:table-cell office:value="0.389558300806526" office:value-type="float"/>
          <table:table-cell office:value="0.46686075141333505" office:value-type="float"/>
          <table:table-cell office:value="0.49397447261325533" office:value-type="float"/>
          <table:table-cell office:value="0.5097257979649744" office:value-type="float"/>
          <table:table-cell office:value="0.5198011487239003" office:value-type="float"/>
        </table:table-row>
        <table:table-row>
          <table:table-cell office:value-type="string">
            <text:p>TimOliver__TOCropViewController</text:p>
          </table:table-cell>
          <table:table-cell office:value="0.7861279386828288" office:value-type="float"/>
          <table:table-cell office:value="0.8128281713379055" office:value-type="float"/>
          <table:table-cell office:value="0.8179374288954483" office:value-type="float"/>
          <table:table-cell office:value="0.835575762334446" office:value-type="float"/>
          <table:table-cell office:value="0.835575762334446" office:value-type="float"/>
          <table:table-cell office:value="0.5461289979284258" office:value-type="float"/>
          <table:table-cell office:value="0.5998168348605053" office:value-type="float"/>
          <table:table-cell office:value="0.6119538756913744" office:value-type="float"/>
          <table:table-cell office:value="0.6299992572433931" office:value-type="float"/>
          <table:table-cell office:value="0.6299992572433931" office:value-type="float"/>
          <table:table-cell office:value="0.4633988389312391" office:value-type="float"/>
          <table:table-cell office:value="0.4843954269431649" office:value-type="float"/>
          <table:table-cell office:value="0.5004262325151541" office:value-type="float"/>
          <table:table-cell office:value="0.5157869146928231" office:value-type="float"/>
          <table:table-cell office:value="0.5157869146928231" office:value-type="float"/>
          <table:table-cell office:value="0.6061188125283516" office:value-type="float"/>
          <table:table-cell office:value="0.6078606738131733" office:value-type="float"/>
          <table:table-cell office:value="0.6183707624051127" office:value-type="float"/>
          <table:table-cell office:value="0.6775474242209154" office:value-type="float"/>
          <table:table-cell office:value="0.6775474242209154" office:value-type="float"/>
          <table:table-cell office:value="0.449935174223574" office:value-type="float"/>
          <table:table-cell office:value="0.5180902424071443" office:value-type="float"/>
          <table:table-cell office:value="0.5290454758444127" office:value-type="float"/>
          <table:table-cell office:value="0.5465364703567557" office:value-type="float"/>
          <table:table-cell office:value="0.5465364703567557" office:value-type="float"/>
        </table:table-row>
        <table:table-row>
          <table:table-cell office:value-type="string">
            <text:p>rails__cache_digests</text:p>
          </table:table-cell>
          <table:table-cell office:value="0.7761272896620652" office:value-type="float"/>
          <table:table-cell office:value="0.8034766667539219" office:value-type="float"/>
          <table:table-cell office:value="0.8084236150876442" office:value-type="float"/>
          <table:table-cell office:value="0.8177686606843372" office:value-type="float"/>
          <table:table-cell office:value="0.8506632766605898" office:value-type="float"/>
          <table:table-cell office:value="0.5796273722450369" office:value-type="float"/>
          <table:table-cell office:value="0.6090492044663011" office:value-type="float"/>
          <table:table-cell office:value="0.6103521923362922" office:value-type="float"/>
          <table:table-cell office:value="0.6188458019529145" office:value-type="float"/>
          <table:table-cell office:value="0.6360024683027903" office:value-type="float"/>
          <table:table-cell office:value="0.42963225757209783" office:value-type="float"/>
          <table:table-cell office:value="0.4543451628736097" office:value-type="float"/>
          <table:table-cell office:value="0.48175354604943044" office:value-type="float"/>
          <table:table-cell office:value="0.5333138779076677" office:value-type="float"/>
          <table:table-cell office:value="0.5504864265299977" office:value-type="float"/>
          <table:table-cell office:value="0.5940901744624352" office:value-type="float"/>
          <table:table-cell office:value="0.6080295481343041" office:value-type="float"/>
          <table:table-cell office:value="0.6227860717493126" office:value-type="float"/>
          <table:table-cell office:value="0.6287500352687772" office:value-type="float"/>
          <table:table-cell office:value="0.7074676400827925" office:value-type="float"/>
          <table:table-cell office:value="0.5143338787615148" office:value-type="float"/>
          <table:table-cell office:value="0.5211107219125153" office:value-type="float"/>
          <table:table-cell office:value="0.5237172835795529" office:value-type="float"/>
          <table:table-cell office:value="0.5345650417042285" office:value-type="float"/>
          <table:table-cell office:value="0.5425550005972318" office:value-type="float"/>
        </table:table-row>
        <table:table-row>
          <table:table-cell office:value-type="string">
            <text:p>specta__specta</text:p>
          </table:table-cell>
          <table:table-cell office:value="0.7334660535083876" office:value-type="float"/>
          <table:table-cell office:value="0.7806273452711282" office:value-type="float"/>
          <table:table-cell office:value="0.7967321836638808" office:value-type="float"/>
          <table:table-cell office:value="0.811303522874432" office:value-type="float"/>
          <table:table-cell office:value="0.8567506491911973" office:value-type="float"/>
          <table:table-cell office:value="0.5486465293313255" office:value-type="float"/>
          <table:table-cell office:value="0.5851871556602548" office:value-type="float"/>
          <table:table-cell office:value="0.601191838845083" office:value-type="float"/>
          <table:table-cell office:value="0.6175501871241418" office:value-type="float"/>
          <table:table-cell office:value="0.649294303779562" office:value-type="float"/>
          <table:table-cell office:value="0.4019074734697867" office:value-type="float"/>
          <table:table-cell office:value="0.4360544143473864" office:value-type="float"/>
          <table:table-cell office:value="0.45447027153553976" office:value-type="float"/>
          <table:table-cell office:value="0.4812007309618631" office:value-type="float"/>
          <table:table-cell office:value="0.5191759641516175" office:value-type="float"/>
          <table:table-cell office:value="0.5592457228019276" office:value-type="float"/>
          <table:table-cell office:value="0.5898467988256029" office:value-type="float"/>
          <table:table-cell office:value="0.6196682679426052" office:value-type="float"/>
          <table:table-cell office:value="0.6502733865055295" office:value-type="float"/>
          <table:table-cell office:value="0.6765041666217054" office:value-type="float"/>
          <table:table-cell office:value="0.38785719230419324" office:value-type="float"/>
          <table:table-cell office:value="0.47868453424572543" office:value-type="float"/>
          <table:table-cell office:value="0.4958083891999129" office:value-type="float"/>
          <table:table-cell office:value="0.5115366639301431" office:value-type="float"/>
          <table:table-cell office:value="0.5636888118854287" office:value-type="float"/>
        </table:table-row>
        <table:table-row>
          <table:table-cell office:value-type="string">
            <text:p>moxiecode__plupload</text:p>
          </table:table-cell>
          <table:table-cell office:value="0.7109789246280398" office:value-type="float"/>
          <table:table-cell office:value="0.7767588076267551" office:value-type="float"/>
          <table:table-cell office:value="0.7962439247952615" office:value-type="float"/>
          <table:table-cell office:value="0.8123758795731947" office:value-type="float"/>
          <table:table-cell office:value="0.8555815655305828" office:value-type="float"/>
          <table:table-cell office:value="0.5362554400575688" office:value-type="float"/>
          <table:table-cell office:value="0.5782030816092044" office:value-type="float"/>
          <table:table-cell office:value="0.5960830617229924" office:value-type="float"/>
          <table:table-cell office:value="0.6086374471771244" office:value-type="float"/>
          <table:table-cell office:value="0.6686353812759084" office:value-type="float"/>
          <table:table-cell office:value="0.39378821138652764" office:value-type="float"/>
          <table:table-cell office:value="0.4430926366127933" office:value-type="float"/>
          <table:table-cell office:value="0.46091668642181644" office:value-type="float"/>
          <table:table-cell office:value="0.4784459133972654" office:value-type="float"/>
          <table:table-cell office:value="0.5679020425213848" office:value-type="float"/>
          <table:table-cell office:value="0.5632693447378201" office:value-type="float"/>
          <table:table-cell office:value="0.6103043066192834" office:value-type="float"/>
          <table:table-cell office:value="0.6321752246851369" office:value-type="float"/>
          <table:table-cell office:value="0.6504996555440485" office:value-type="float"/>
          <table:table-cell office:value="0.7586879290331858" office:value-type="float"/>
          <table:table-cell office:value="0.4176094836565005" office:value-type="float"/>
          <table:table-cell office:value="0.48307910179828145" office:value-type="float"/>
          <table:table-cell office:value="0.5102605045458479" office:value-type="float"/>
          <table:table-cell office:value="0.5357490061508211" office:value-type="float"/>
          <table:table-cell office:value="0.5809929571542058" office:value-type="float"/>
        </table:table-row>
        <table:table-row>
          <table:table-cell office:value-type="string">
            <text:p>jgm__pandoc</text:p>
          </table:table-cell>
          <table:table-cell office:value="0.7147366207798201" office:value-type="float"/>
          <table:table-cell office:value="0.8017600574354207" office:value-type="float"/>
          <table:table-cell office:value="0.8263437579279275" office:value-type="float"/>
          <table:table-cell office:value="0.8404015498994035" office:value-type="float"/>
          <table:table-cell office:value="0.891588592530274" office:value-type="float"/>
          <table:table-cell office:value="0.5301971222306193" office:value-type="float"/>
          <table:table-cell office:value="0.5854365638927509" office:value-type="float"/>
          <table:table-cell office:value="0.6003861520902605" office:value-type="float"/>
          <table:table-cell office:value="0.6170606919496948" office:value-type="float"/>
          <table:table-cell office:value="0.6883570644979594" office:value-type="float"/>
          <table:table-cell office:value="0.3909360191730809" office:value-type="float"/>
          <table:table-cell office:value="0.4677226937493167" office:value-type="float"/>
          <table:table-cell office:value="0.4899628877468236" office:value-type="float"/>
          <table:table-cell office:value="0.5117430999464584" office:value-type="float"/>
          <table:table-cell office:value="0.6226202747707522" office:value-type="float"/>
          <table:table-cell office:value="0.556894800629864" office:value-type="float"/>
          <table:table-cell office:value="0.6225630589083321" office:value-type="float"/>
          <table:table-cell office:value="0.6393981357136032" office:value-type="float"/>
          <table:table-cell office:value="0.6579831974600684" office:value-type="float"/>
          <table:table-cell office:value="0.7422831920089663" office:value-type="float"/>
          <table:table-cell office:value="0.3828713782103036" office:value-type="float"/>
          <table:table-cell office:value="0.4830149041575778" office:value-type="float"/>
          <table:table-cell office:value="0.5046673460874596" office:value-type="float"/>
          <table:table-cell office:value="0.5244132637284404" office:value-type="float"/>
          <table:table-cell office:value="0.6117194280609122" office:value-type="float"/>
        </table:table-row>
        <table:table-row>
          <table:table-cell office:value-type="string">
            <text:p>tsuru__tsuru</text:p>
          </table:table-cell>
          <table:table-cell office:value="0.7011008471187309" office:value-type="float"/>
          <table:table-cell office:value="0.7602974270431052" office:value-type="float"/>
          <table:table-cell office:value="0.7883256270549505" office:value-type="float"/>
          <table:table-cell office:value="0.8007770248390982" office:value-type="float"/>
          <table:table-cell office:value="0.8301804119409874" office:value-type="float"/>
          <table:table-cell office:value="0.5569965612487915" office:value-type="float"/>
          <table:table-cell office:value="0.5845109712959615" office:value-type="float"/>
          <table:table-cell office:value="0.5994981451086957" office:value-type="float"/>
          <table:table-cell office:value="0.6245371208003647" office:value-type="float"/>
          <table:table-cell office:value="0.6663892569522729" office:value-type="float"/>
          <table:table-cell office:value="0.4202452068155673" office:value-type="float"/>
          <table:table-cell office:value="0.45601675335512504" office:value-type="float"/>
          <table:table-cell office:value="0.472125312915213" office:value-type="float"/>
          <table:table-cell office:value="0.4909345789521723" office:value-type="float"/>
          <table:table-cell office:value="0.54728867739985" office:value-type="float"/>
          <table:table-cell office:value="0.5778302515392586" office:value-type="float"/>
          <table:table-cell office:value="0.6073973355540321" office:value-type="float"/>
          <table:table-cell office:value="0.6244548787895339" office:value-type="float"/>
          <table:table-cell office:value="0.6445774154312519" office:value-type="float"/>
          <table:table-cell office:value="0.7139347689700641" office:value-type="float"/>
          <table:table-cell office:value="0.45246675729560537" office:value-type="float"/>
          <table:table-cell office:value="0.4899558699562114" office:value-type="float"/>
          <table:table-cell office:value="0.5153983960396771" office:value-type="float"/>
          <table:table-cell office:value="0.5346963754065645" office:value-type="float"/>
          <table:table-cell office:value="0.5664541633203484" office:value-type="float"/>
        </table:table-row>
        <table:table-row>
          <table:table-cell office:value-type="string">
            <text:p>ms-iot__samples</text:p>
          </table:table-cell>
          <table:table-cell office:value="0.7519840869787573" office:value-type="float"/>
          <table:table-cell office:value="0.7910902902262561" office:value-type="float"/>
          <table:table-cell office:value="0.805035729508092" office:value-type="float"/>
          <table:table-cell office:value="0.8118377729066888" office:value-type="float"/>
          <table:table-cell office:value="0.8473236567602724" office:value-type="float"/>
          <table:table-cell office:value="0.5614899718764274" office:value-type="float"/>
          <table:table-cell office:value="0.5980039893448286" office:value-type="float"/>
          <table:table-cell office:value="0.6234483173424529" office:value-type="float"/>
          <table:table-cell office:value="0.658765600094719" office:value-type="float"/>
          <table:table-cell office:value="0.7052159338652042" office:value-type="float"/>
          <table:table-cell office:value="0.3961250499968133" office:value-type="float"/>
          <table:table-cell office:value="0.47309028594950553" office:value-type="float"/>
          <table:table-cell office:value="0.4920213706685272" office:value-type="float"/>
          <table:table-cell office:value="0.524644445589191" office:value-type="float"/>
          <table:table-cell office:value="0.5772917151772546" office:value-type="float"/>
          <table:table-cell office:value="0.537996559797538" office:value-type="float"/>
          <table:table-cell office:value="0.60443032219388" office:value-type="float"/>
          <table:table-cell office:value="0.6330219222301041" office:value-type="float"/>
          <table:table-cell office:value="0.6710884210319465" office:value-type="float"/>
          <table:table-cell office:value="0.7233934964680375" office:value-type="float"/>
          <table:table-cell office:value="0.4046687949176625" office:value-type="float"/>
          <table:table-cell office:value="0.5348546472498432" office:value-type="float"/>
          <table:table-cell office:value="0.5490278386857864" office:value-type="float"/>
          <table:table-cell office:value="0.5651050081506552" office:value-type="float"/>
          <table:table-cell office:value="0.618251766053357" office:value-type="float"/>
        </table:table-row>
        <table:table-row>
          <table:table-cell office:value-type="string">
            <text:p>sbt__sbt</text:p>
          </table:table-cell>
          <table:table-cell office:value="0.7049869243301732" office:value-type="float"/>
          <table:table-cell office:value="0.7629586291257808" office:value-type="float"/>
          <table:table-cell office:value="0.7900636386060156" office:value-type="float"/>
          <table:table-cell office:value="0.8091249555211696" office:value-type="float"/>
          <table:table-cell office:value="0.8797118625303737" office:value-type="float"/>
          <table:table-cell office:value="0.5196701193774805" office:value-type="float"/>
          <table:table-cell office:value="0.5688617990846571" office:value-type="float"/>
          <table:table-cell office:value="0.5840714090913023" office:value-type="float"/>
          <table:table-cell office:value="0.6029253848436728" office:value-type="float"/>
          <table:table-cell office:value="0.7431897347424362" office:value-type="float"/>
          <table:table-cell office:value="0.40112836429178544" office:value-type="float"/>
          <table:table-cell office:value="0.4619199120867604" office:value-type="float"/>
          <table:table-cell office:value="0.47885383732524867" office:value-type="float"/>
          <table:table-cell office:value="0.4996881897463712" office:value-type="float"/>
          <table:table-cell office:value="0.5780922988313675" office:value-type="float"/>
          <table:table-cell office:value="0.548045635422817" office:value-type="float"/>
          <table:table-cell office:value="0.6114733525015044" office:value-type="float"/>
          <table:table-cell office:value="0.6302643674211339" office:value-type="float"/>
          <table:table-cell office:value="0.6552628502319204" office:value-type="float"/>
          <table:table-cell office:value="0.786262579739967" office:value-type="float"/>
          <table:table-cell office:value="0.3701617687855878" office:value-type="float"/>
          <table:table-cell office:value="0.4631867491212602" office:value-type="float"/>
          <table:table-cell office:value="0.49082615795989126" office:value-type="float"/>
          <table:table-cell office:value="0.5113451425902671" office:value-type="float"/>
          <table:table-cell office:value="0.5842082540696016" office:value-type="float"/>
        </table:table-row>
        <table:table-row>
          <table:table-cell office:value-type="string">
            <text:p>electron-userland__electron-packager</text:p>
          </table:table-cell>
          <table:table-cell office:value="0.6962978704311251" office:value-type="float"/>
          <table:table-cell office:value="0.7462209955124413" office:value-type="float"/>
          <table:table-cell office:value="0.7845241112538042" office:value-type="float"/>
          <table:table-cell office:value="0.8054255752122808" office:value-type="float"/>
          <table:table-cell office:value="0.8845916548520392" office:value-type="float"/>
          <table:table-cell office:value="0.5265859217847785" office:value-type="float"/>
          <table:table-cell office:value="0.5735421934541642" office:value-type="float"/>
          <table:table-cell office:value="0.5925671611675603" office:value-type="float"/>
          <table:table-cell office:value="0.6071926091853971" office:value-type="float"/>
          <table:table-cell office:value="0.6762862811180884" office:value-type="float"/>
          <table:table-cell office:value="0.348976812805526" office:value-type="float"/>
          <table:table-cell office:value="0.43630771201215923" office:value-type="float"/>
          <table:table-cell office:value="0.4520440435044185" office:value-type="float"/>
          <table:table-cell office:value="0.4750196672923501" office:value-type="float"/>
          <table:table-cell office:value="0.5445647109787681" office:value-type="float"/>
          <table:table-cell office:value="0.5699673785300224" office:value-type="float"/>
          <table:table-cell office:value="0.6055974957738663" office:value-type="float"/>
          <table:table-cell office:value="0.628084585457277" office:value-type="float"/>
          <table:table-cell office:value="0.6550598207826672" office:value-type="float"/>
          <table:table-cell office:value="0.7589759347710608" office:value-type="float"/>
          <table:table-cell office:value="0.36572453435825125" office:value-type="float"/>
          <table:table-cell office:value="0.4547080996197036" office:value-type="float"/>
          <table:table-cell office:value="0.47884353238385446" office:value-type="float"/>
          <table:table-cell office:value="0.513956598062717" office:value-type="float"/>
          <table:table-cell office:value="0.5962753088765431" office:value-type="float"/>
        </table:table-row>
        <table:table-row>
          <table:table-cell office:value-type="string">
            <text:p>preciousforever__sketch-data-populator</text:p>
          </table:table-cell>
          <table:table-cell office:value="0.7895825868532634" office:value-type="float"/>
          <table:table-cell office:value="0.8256938198556011" office:value-type="float"/>
          <table:table-cell office:value="0.8270365798546252" office:value-type="float"/>
          <table:table-cell office:value="0.8331953355732977" office:value-type="float"/>
          <table:table-cell office:value="0.8527328652662302" office:value-type="float"/>
          <table:table-cell office:value="0.5507595859656571" office:value-type="float"/>
          <table:table-cell office:value="0.5771500152387972" office:value-type="float"/>
          <table:table-cell office:value="0.5851711361281855" office:value-type="float"/>
          <table:table-cell office:value="0.6024698204314479" office:value-type="float"/>
          <table:table-cell office:value="0.6469970341528761" office:value-type="float"/>
          <table:table-cell office:value="0.4444504508796313" office:value-type="float"/>
          <table:table-cell office:value="0.46793665650037525" office:value-type="float"/>
          <table:table-cell office:value="0.4926985687884943" office:value-type="float"/>
          <table:table-cell office:value="0.49904451988830456" office:value-type="float"/>
          <table:table-cell office:value="0.5821633683376002" office:value-type="float"/>
          <table:table-cell office:value="0.6121011005729124" office:value-type="float"/>
          <table:table-cell office:value="0.6122083653801133" office:value-type="float"/>
          <table:table-cell office:value="0.653751175635834" office:value-type="float"/>
          <table:table-cell office:value="0.66915445840295" office:value-type="float"/>
          <table:table-cell office:value="0.7269874720913759" office:value-type="float"/>
          <table:table-cell office:value="0.41392051968447124" office:value-type="float"/>
          <table:table-cell office:value="0.455936578371473" office:value-type="float"/>
          <table:table-cell office:value="0.46849646367258113" office:value-type="float"/>
          <table:table-cell office:value="0.5241411398913056" office:value-type="float"/>
          <table:table-cell office:value="0.5522226190199903" office:value-type="float"/>
        </table:table-row>
        <table:table-row>
          <table:table-cell office:value-type="string">
            <text:p>mapbox__mapbox-gl-native</text:p>
          </table:table-cell>
          <table:table-cell office:value="0.6837620537499838" office:value-type="float"/>
          <table:table-cell office:value="0.750807158756726" office:value-type="float"/>
          <table:table-cell office:value="0.7900067338551077" office:value-type="float"/>
          <table:table-cell office:value="0.8146335103300314" office:value-type="float"/>
          <table:table-cell office:value="0.86344793592442" office:value-type="float"/>
          <table:table-cell office:value="0.5091229918923128" office:value-type="float"/>
          <table:table-cell office:value="0.5743026487054077" office:value-type="float"/>
          <table:table-cell office:value="0.5915955806856741" office:value-type="float"/>
          <table:table-cell office:value="0.609522970718885" office:value-type="float"/>
          <table:table-cell office:value="0.7248209960069907" office:value-type="float"/>
          <table:table-cell office:value="0.33200800697982613" office:value-type="float"/>
          <table:table-cell office:value="0.4547220453283328" office:value-type="float"/>
          <table:table-cell office:value="0.47356987988111343" office:value-type="float"/>
          <table:table-cell office:value="0.49290742112622965" office:value-type="float"/>
          <table:table-cell office:value="0.581892342053046" office:value-type="float"/>
          <table:table-cell office:value="0.5254589593456532" office:value-type="float"/>
          <table:table-cell office:value="0.611395266779525" office:value-type="float"/>
          <table:table-cell office:value="0.6351494046231536" office:value-type="float"/>
          <table:table-cell office:value="0.6642136045848597" office:value-type="float"/>
          <table:table-cell office:value="0.7828067111876923" office:value-type="float"/>
          <table:table-cell office:value="0.33538467141220785" office:value-type="float"/>
          <table:table-cell office:value="0.4464845851176004" office:value-type="float"/>
          <table:table-cell office:value="0.4786947952928857" office:value-type="float"/>
          <table:table-cell office:value="0.5051369563023332" office:value-type="float"/>
          <table:table-cell office:value="0.5933944271327891" office:value-type="float"/>
        </table:table-row>
        <table:table-row>
          <table:table-cell office:value-type="string">
            <text:p>nikgraf__belle</text:p>
          </table:table-cell>
          <table:table-cell office:value="0.7691559157125993" office:value-type="float"/>
          <table:table-cell office:value="0.8054168097390249" office:value-type="float"/>
          <table:table-cell office:value="0.8179289328407007" office:value-type="float"/>
          <table:table-cell office:value="0.8317493828884719" office:value-type="float"/>
          <table:table-cell office:value="0.8543854056151898" office:value-type="float"/>
          <table:table-cell office:value="0.5366618434555098" office:value-type="float"/>
          <table:table-cell office:value="0.5934857888816674" office:value-type="float"/>
          <table:table-cell office:value="0.6174049292074844" office:value-type="float"/>
          <table:table-cell office:value="0.6404838844868442" office:value-type="float"/>
          <table:table-cell office:value="0.6464622373201481" office:value-type="float"/>
          <table:table-cell office:value="0.40327824066866913" office:value-type="float"/>
          <table:table-cell office:value="0.49403873035492546" office:value-type="float"/>
          <table:table-cell office:value="0.5134734232632842" office:value-type="float"/>
          <table:table-cell office:value="0.5343000246474373" office:value-type="float"/>
          <table:table-cell office:value="0.5442376957158901" office:value-type="float"/>
          <table:table-cell office:value="0.6040673970948515" office:value-type="float"/>
          <table:table-cell office:value="0.6601373454034614" office:value-type="float"/>
          <table:table-cell office:value="0.6934317580579852" office:value-type="float"/>
          <table:table-cell office:value="0.7076556285536879" office:value-type="float"/>
          <table:table-cell office:value="0.7884496756716863" office:value-type="float"/>
          <table:table-cell office:value="0.4002829844608557" office:value-type="float"/>
          <table:table-cell office:value="0.4802994076907849" office:value-type="float"/>
          <table:table-cell office:value="0.5014856689326992" office:value-type="float"/>
          <table:table-cell office:value="0.5124907775230436" office:value-type="float"/>
          <table:table-cell office:value="0.5317876785831275" office:value-type="float"/>
        </table:table-row>
        <table:table-row>
          <table:table-cell office:value-type="string">
            <text:p>Eloston__ungoogled-chromium</text:p>
          </table:table-cell>
          <table:table-cell office:value="0.6914725642781796" office:value-type="float"/>
          <table:table-cell office:value="0.7628247211284818" office:value-type="float"/>
          <table:table-cell office:value="0.790918119373004" office:value-type="float"/>
          <table:table-cell office:value="0.8056103977628797" office:value-type="float"/>
          <table:table-cell office:value="0.8449047916696519" office:value-type="float"/>
          <table:table-cell office:value="0.5255155810902647" office:value-type="float"/>
          <table:table-cell office:value="0.5804668117023414" office:value-type="float"/>
          <table:table-cell office:value="0.5954773515614755" office:value-type="float"/>
          <table:table-cell office:value="0.6081222754269708" office:value-type="float"/>
          <table:table-cell office:value="0.6393284651946634" office:value-type="float"/>
          <table:table-cell office:value="0.3494816118485801" office:value-type="float"/>
          <table:table-cell office:value="0.4409965638654255" office:value-type="float"/>
          <table:table-cell office:value="0.4612567634541453" office:value-type="float"/>
          <table:table-cell office:value="0.4778925622237481" office:value-type="float"/>
          <table:table-cell office:value="0.5531759410622897" office:value-type="float"/>
          <table:table-cell office:value="0.5618468916718385" office:value-type="float"/>
          <table:table-cell office:value="0.5970106111055238" office:value-type="float"/>
          <table:table-cell office:value="0.614606744114417" office:value-type="float"/>
          <table:table-cell office:value="0.6314278790045907" office:value-type="float"/>
          <table:table-cell office:value="0.7040780502508093" office:value-type="float"/>
          <table:table-cell office:value="0.40469970031507374" office:value-type="float"/>
          <table:table-cell office:value="0.4792745248399742" office:value-type="float"/>
          <table:table-cell office:value="0.5145492509578906" office:value-type="float"/>
          <table:table-cell office:value="0.5319261345149119" office:value-type="float"/>
          <table:table-cell office:value="0.5731069748842307" office:value-type="float"/>
        </table:table-row>
        <table:table-row>
          <table:table-cell office:value-type="string">
            <text:p>prikhi__pencil</text:p>
          </table:table-cell>
          <table:table-cell office:value="0.7461962182028449" office:value-type="float"/>
          <table:table-cell office:value="0.7907196665485534" office:value-type="float"/>
          <table:table-cell office:value="0.8148300991266302" office:value-type="float"/>
          <table:table-cell office:value="0.8324391502831082" office:value-type="float"/>
          <table:table-cell office:value="0.8502601672067633" office:value-type="float"/>
          <table:table-cell office:value="0.5567358808392129" office:value-type="float"/>
          <table:table-cell office:value="0.5871506188081753" office:value-type="float"/>
          <table:table-cell office:value="0.6043933412851884" office:value-type="float"/>
          <table:table-cell office:value="0.6248286135850254" office:value-type="float"/>
          <table:table-cell office:value="0.6407467558964499" office:value-type="float"/>
          <table:table-cell office:value="0.38803052215283185" office:value-type="float"/>
          <table:table-cell office:value="0.4466634411203583" office:value-type="float"/>
          <table:table-cell office:value="0.46412379709243134" office:value-type="float"/>
          <table:table-cell office:value="0.4764093995221399" office:value-type="float"/>
          <table:table-cell office:value="0.5091615816050978" office:value-type="float"/>
          <table:table-cell office:value="0.5423977165371107" office:value-type="float"/>
          <table:table-cell office:value="0.5867139520789507" office:value-type="float"/>
          <table:table-cell office:value="0.6293045401739694" office:value-type="float"/>
          <table:table-cell office:value="0.6489659678422632" office:value-type="float"/>
          <table:table-cell office:value="0.6976113094165542" office:value-type="float"/>
          <table:table-cell office:value="0.4229634164230652" office:value-type="float"/>
          <table:table-cell office:value="0.4996946010210378" office:value-type="float"/>
          <table:table-cell office:value="0.5109366713097425" office:value-type="float"/>
          <table:table-cell office:value="0.5242137132471953" office:value-type="float"/>
          <table:table-cell office:value="0.5968658114625434" office:value-type="float"/>
        </table:table-row>
        <table:table-row>
          <table:table-cell office:value-type="string">
            <text:p>mqttjs__MQTT.js</text:p>
          </table:table-cell>
          <table:table-cell office:value="0.7165452368157612" office:value-type="float"/>
          <table:table-cell office:value="0.7702172021542071" office:value-type="float"/>
          <table:table-cell office:value="0.7942414942682388" office:value-type="float"/>
          <table:table-cell office:value="0.8117654950221841" office:value-type="float"/>
          <table:table-cell office:value="0.8456966473469747" office:value-type="float"/>
          <table:table-cell office:value="0.5122049808484468" office:value-type="float"/>
          <table:table-cell office:value="0.5666309794626423" office:value-type="float"/>
          <table:table-cell office:value="0.5921904049727287" office:value-type="float"/>
          <table:table-cell office:value="0.6061072115610693" office:value-type="float"/>
          <table:table-cell office:value="0.6775707417764428" office:value-type="float"/>
          <table:table-cell office:value="0.3984750430204461" office:value-type="float"/>
          <table:table-cell office:value="0.4576249713172807" office:value-type="float"/>
          <table:table-cell office:value="0.48394800780502234" office:value-type="float"/>
          <table:table-cell office:value="0.5020039273928056" office:value-type="float"/>
          <table:table-cell office:value="0.5534366110324259" office:value-type="float"/>
          <table:table-cell office:value="0.5619765008743938" office:value-type="float"/>
          <table:table-cell office:value="0.6129335137731926" office:value-type="float"/>
          <table:table-cell office:value="0.6315798456845056" office:value-type="float"/>
          <table:table-cell office:value="0.6487069673418635" office:value-type="float"/>
          <table:table-cell office:value="0.7409922549627013" office:value-type="float"/>
          <table:table-cell office:value="0.36786265272325097" office:value-type="float"/>
          <table:table-cell office:value="0.4791205812895546" office:value-type="float"/>
          <table:table-cell office:value="0.498368874877033" office:value-type="float"/>
          <table:table-cell office:value="0.5224082995669408" office:value-type="float"/>
          <table:table-cell office:value="0.5972990055889515" office:value-type="float"/>
        </table:table-row>
        <table:table-row>
          <table:table-cell office:value-type="string">
            <text:p>tbruyelle__RxPermissions</text:p>
          </table:table-cell>
          <table:table-cell office:value="0.7235292554583805" office:value-type="float"/>
          <table:table-cell office:value="0.7790536825571357" office:value-type="float"/>
          <table:table-cell office:value="0.8028093689287028" office:value-type="float"/>
          <table:table-cell office:value="0.8143349671575062" office:value-type="float"/>
          <table:table-cell office:value="0.8343106492777983" office:value-type="float"/>
          <table:table-cell office:value="0.5152420744949326" office:value-type="float"/>
          <table:table-cell office:value="0.5764708488318363" office:value-type="float"/>
          <table:table-cell office:value="0.5921069442581853" office:value-type="float"/>
          <table:table-cell office:value="0.610714003954367" office:value-type="float"/>
          <table:table-cell office:value="0.6566691604106087" office:value-type="float"/>
          <table:table-cell office:value="0.41807858262038533" office:value-type="float"/>
          <table:table-cell office:value="0.45099329242165476" office:value-type="float"/>
          <table:table-cell office:value="0.46626451755979714" office:value-type="float"/>
          <table:table-cell office:value="0.49226831104489743" office:value-type="float"/>
          <table:table-cell office:value="0.5433490020340377" office:value-type="float"/>
          <table:table-cell office:value="0.6131591896467161" office:value-type="float"/>
          <table:table-cell office:value="0.640235100004409" office:value-type="float"/>
          <table:table-cell office:value="0.6599954206485179" office:value-type="float"/>
          <table:table-cell office:value="0.6786586712229898" office:value-type="float"/>
          <table:table-cell office:value="0.7254119707035638" office:value-type="float"/>
          <table:table-cell office:value="0.3834558591528478" office:value-type="float"/>
          <table:table-cell office:value="0.46297745581919514" office:value-type="float"/>
          <table:table-cell office:value="0.4922064367911916" office:value-type="float"/>
          <table:table-cell office:value="0.5232532561077154" office:value-type="float"/>
          <table:table-cell office:value="0.5508650547205499" office:value-type="float"/>
        </table:table-row>
        <table:table-row>
          <table:table-cell office:value-type="string">
            <text:p>mikepenz__AboutLibraries</text:p>
          </table:table-cell>
          <table:table-cell office:value="0.7511927695098601" office:value-type="float"/>
          <table:table-cell office:value="0.8025243359925555" office:value-type="float"/>
          <table:table-cell office:value="0.8172853029040166" office:value-type="float"/>
          <table:table-cell office:value="0.825025255003245" office:value-type="float"/>
          <table:table-cell office:value="0.8523486646180001" office:value-type="float"/>
          <table:table-cell office:value="0.5388181758203279" office:value-type="float"/>
          <table:table-cell office:value="0.5527128498492515" office:value-type="float"/>
          <table:table-cell office:value="0.5952248374721884" office:value-type="float"/>
          <table:table-cell office:value="0.6201753701562013" office:value-type="float"/>
          <table:table-cell office:value="0.6620711299872509" office:value-type="float"/>
          <table:table-cell office:value="0.42921326258033055" office:value-type="float"/>
          <table:table-cell office:value="0.4619235291396648" office:value-type="float"/>
          <table:table-cell office:value="0.4732770329097825" office:value-type="float"/>
          <table:table-cell office:value="0.4941513072482215" office:value-type="float"/>
          <table:table-cell office:value="0.5542816849854598" office:value-type="float"/>
          <table:table-cell office:value="0.6164704270335264" office:value-type="float"/>
          <table:table-cell office:value="0.6368865212511566" office:value-type="float"/>
          <table:table-cell office:value="0.6527417143040029" office:value-type="float"/>
          <table:table-cell office:value="0.6715584312719061" office:value-type="float"/>
          <table:table-cell office:value="0.6989018151568366" office:value-type="float"/>
          <table:table-cell office:value="0.45691543075657215" office:value-type="float"/>
          <table:table-cell office:value="0.4860213712978897" office:value-type="float"/>
          <table:table-cell office:value="0.5136130308576436" office:value-type="float"/>
          <table:table-cell office:value="0.5225911243199659" office:value-type="float"/>
          <table:table-cell office:value="0.5578795587257757" office:value-type="float"/>
        </table:table-row>
        <table:table-row>
          <table:table-cell office:value-type="string">
            <text:p>aws__aws-sdk-go</text:p>
          </table:table-cell>
          <table:table-cell office:value="0.6913668869720575" office:value-type="float"/>
          <table:table-cell office:value="0.7660012918128843" office:value-type="float"/>
          <table:table-cell office:value="0.7917818312500183" office:value-type="float"/>
          <table:table-cell office:value="0.8133407315176796" office:value-type="float"/>
          <table:table-cell office:value="0.8575456295911084" office:value-type="float"/>
          <table:table-cell office:value="0.5334928157996192" office:value-type="float"/>
          <table:table-cell office:value="0.5934111952914911" office:value-type="float"/>
          <table:table-cell office:value="0.6068796367514627" office:value-type="float"/>
          <table:table-cell office:value="0.6241461397507483" office:value-type="float"/>
          <table:table-cell office:value="0.6816465113433775" office:value-type="float"/>
          <table:table-cell office:value="0.4102152921330132" office:value-type="float"/>
          <table:table-cell office:value="0.4601611033266623" office:value-type="float"/>
          <table:table-cell office:value="0.4818194598801898" office:value-type="float"/>
          <table:table-cell office:value="0.4981973582119755" office:value-type="float"/>
          <table:table-cell office:value="0.5556035785736646" office:value-type="float"/>
          <table:table-cell office:value="0.60405984903195" office:value-type="float"/>
          <table:table-cell office:value="0.636627439142506" office:value-type="float"/>
          <table:table-cell office:value="0.6533300801660393" office:value-type="float"/>
          <table:table-cell office:value="0.6759583972775853" office:value-type="float"/>
          <table:table-cell office:value="0.7301164938007514" office:value-type="float"/>
          <table:table-cell office:value="0.4153368459814365" office:value-type="float"/>
          <table:table-cell office:value="0.48120702501924895" office:value-type="float"/>
          <table:table-cell office:value="0.49967845150296203" office:value-type="float"/>
          <table:table-cell office:value="0.5248076305789949" office:value-type="float"/>
          <table:table-cell office:value="0.5987118035443668" office:value-type="float"/>
        </table:table-row>
        <table:table-row>
          <table:table-cell office:value-type="string">
            <text:p>flavienlaurent__datetimepicker</text:p>
          </table:table-cell>
          <table:table-cell office:value="0.7467781037172772" office:value-type="float"/>
          <table:table-cell office:value="0.7509276069893817" office:value-type="float"/>
          <table:table-cell office:value="0.7744664798188006" office:value-type="float"/>
          <table:table-cell office:value="0.7901628754177734" office:value-type="float"/>
          <table:table-cell office:value="0.7901628754177734" office:value-type="float"/>
          <table:table-cell office:value="0.5712661743980832" office:value-type="float"/>
          <table:table-cell office:value="0.5713743502578351" office:value-type="float"/>
          <table:table-cell office:value="0.6480842781878956" office:value-type="float"/>
          <table:table-cell office:value="0.6611305007515446" office:value-type="float"/>
          <table:table-cell office:value="0.6611305007515446" office:value-type="float"/>
          <table:table-cell office:value="0.44061053277960205" office:value-type="float"/>
          <table:table-cell office:value="0.4408031843240714" office:value-type="float"/>
          <table:table-cell office:value="0.45419758604952387" office:value-type="float"/>
          <table:table-cell office:value="0.4906241590899604" office:value-type="float"/>
          <table:table-cell office:value="0.4906241590899604" office:value-type="float"/>
          <table:table-cell office:value="0.5993025740177587" office:value-type="float"/>
          <table:table-cell office:value="0.6075340262182934" office:value-type="float"/>
          <table:table-cell office:value="0.6618667740410131" office:value-type="float"/>
          <table:table-cell office:value="0.6703450700647618" office:value-type="float"/>
          <table:table-cell office:value="0.6703450700647618" office:value-type="float"/>
          <table:table-cell office:value="0.38780477147539294" office:value-type="float"/>
          <table:table-cell office:value="0.4245940843206025" office:value-type="float"/>
          <table:table-cell office:value="0.5445720549674551" office:value-type="float"/>
          <table:table-cell office:value="0.5503025049819029" office:value-type="float"/>
          <table:table-cell office:value="0.5503025049819029" office:value-type="float"/>
        </table:table-row>
        <table:table-row>
          <table:table-cell office:value-type="string">
            <text:p>ai212983__android-spinnerwheel</text:p>
          </table:table-cell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19444748584372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611339667995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5075611193497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976808491132187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5265635420380936" office:value-type="float"/>
        </table:table-row>
        <table:table-row>
          <table:table-cell office:value-type="string">
            <text:p>google__benchmark</text:p>
          </table:table-cell>
          <table:table-cell office:value="0.703899396868097" office:value-type="float"/>
          <table:table-cell office:value="0.770797509750369" office:value-type="float"/>
          <table:table-cell office:value="0.8015614872812256" office:value-type="float"/>
          <table:table-cell office:value="0.8196752598047464" office:value-type="float"/>
          <table:table-cell office:value="0.8652840645678697" office:value-type="float"/>
          <table:table-cell office:value="0.5430741905290688" office:value-type="float"/>
          <table:table-cell office:value="0.5988707256430205" office:value-type="float"/>
          <table:table-cell office:value="0.6139324900376935" office:value-type="float"/>
          <table:table-cell office:value="0.6317667879170046" office:value-type="float"/>
          <table:table-cell office:value="0.6939461251636746" office:value-type="float"/>
          <table:table-cell office:value="0.41750119116275763" office:value-type="float"/>
          <table:table-cell office:value="0.4541431061769028" office:value-type="float"/>
          <table:table-cell office:value="0.4678843603949873" office:value-type="float"/>
          <table:table-cell office:value="0.49124715541695546" office:value-type="float"/>
          <table:table-cell office:value="0.5671666900080867" office:value-type="float"/>
          <table:table-cell office:value="0.5683600575363135" office:value-type="float"/>
          <table:table-cell office:value="0.6169459333967822" office:value-type="float"/>
          <table:table-cell office:value="0.6380976262433893" office:value-type="float"/>
          <table:table-cell office:value="0.6643790975611075" office:value-type="float"/>
          <table:table-cell office:value="0.746367228151696" office:value-type="float"/>
          <table:table-cell office:value="0.41987663718353146" office:value-type="float"/>
          <table:table-cell office:value="0.47711503749405876" office:value-type="float"/>
          <table:table-cell office:value="0.5082788598631451" office:value-type="float"/>
          <table:table-cell office:value="0.5336121852661532" office:value-type="float"/>
          <table:table-cell office:value="0.6128828078117572" office:value-type="float"/>
        </table:table-row>
        <table:table-row>
          <table:table-cell office:value-type="string">
            <text:p>zk00006__OpenTLD</text:p>
          </table:table-cell>
          <table:table-cell office:value="0.7023931613665677" office:value-type="float"/>
          <table:table-cell office:value="0.7627744088268169" office:value-type="float"/>
          <table:table-cell office:value="0.7896140742776856" office:value-type="float"/>
          <table:table-cell office:value="0.808824458880518" office:value-type="float"/>
          <table:table-cell office:value="0.826673538512064" office:value-type="float"/>
          <table:table-cell office:value="0.5425243704692514" office:value-type="float"/>
          <table:table-cell office:value="0.5691736080813325" office:value-type="float"/>
          <table:table-cell office:value="0.5864290432788958" office:value-type="float"/>
          <table:table-cell office:value="0.6164649330297396" office:value-type="float"/>
          <table:table-cell office:value="0.6929339448983993" office:value-type="float"/>
          <table:table-cell office:value="0.4231115246245467" office:value-type="float"/>
          <table:table-cell office:value="0.45297385254572187" office:value-type="float"/>
          <table:table-cell office:value="0.466934179517996" office:value-type="float"/>
          <table:table-cell office:value="0.47399909077681834" office:value-type="float"/>
          <table:table-cell office:value="0.5829767573222264" office:value-type="float"/>
          <table:table-cell office:value="0.6125486084145937" office:value-type="float"/>
          <table:table-cell office:value="0.6334169052661447" office:value-type="float"/>
          <table:table-cell office:value="0.640255858835649" office:value-type="float"/>
          <table:table-cell office:value="0.6657133127277767" office:value-type="float"/>
          <table:table-cell office:value="0.7227687207778872" office:value-type="float"/>
          <table:table-cell office:value="0.37513687857611067" office:value-type="float"/>
          <table:table-cell office:value="0.41074321765550637" office:value-type="float"/>
          <table:table-cell office:value="0.4603766253065652" office:value-type="float"/>
          <table:table-cell office:value="0.49361845974516594" office:value-type="float"/>
          <table:table-cell office:value="0.5655950339095095" office:value-type="float"/>
        </table:table-row>
        <table:table-row>
          <table:table-cell office:value-type="string">
            <text:p>angular__quickstart</text:p>
          </table:table-cell>
          <table:table-cell office:value="0.7179397026509233" office:value-type="float"/>
          <table:table-cell office:value="0.7392638743640471" office:value-type="float"/>
          <table:table-cell office:value="0.7576102210659722" office:value-type="float"/>
          <table:table-cell office:value="0.7981323089644767" office:value-type="float"/>
          <table:table-cell office:value="0.8840134756152873" office:value-type="float"/>
          <table:table-cell office:value="0.5299304433336242" office:value-type="float"/>
          <table:table-cell office:value="0.5719736703881466" office:value-type="float"/>
          <table:table-cell office:value="0.5867817828630608" office:value-type="float"/>
          <table:table-cell office:value="0.6036751314545397" office:value-type="float"/>
          <table:table-cell office:value="0.6889526350362496" office:value-type="float"/>
          <table:table-cell office:value="0.35157501021996707" office:value-type="float"/>
          <table:table-cell office:value="0.4362581455664693" office:value-type="float"/>
          <table:table-cell office:value="0.45769473436219954" office:value-type="float"/>
          <table:table-cell office:value="0.4748605631737041" office:value-type="float"/>
          <table:table-cell office:value="0.5625349087638518" office:value-type="float"/>
          <table:table-cell office:value="0.5423659765685906" office:value-type="float"/>
          <table:table-cell office:value="0.6022175551158667" office:value-type="float"/>
          <table:table-cell office:value="0.6275818525611523" office:value-type="float"/>
          <table:table-cell office:value="0.6580886954376944" office:value-type="float"/>
          <table:table-cell office:value="0.7464427120414163" office:value-type="float"/>
          <table:table-cell office:value="0.3848709322478609" office:value-type="float"/>
          <table:table-cell office:value="0.4240765317197992" office:value-type="float"/>
          <table:table-cell office:value="0.46863468096292016" office:value-type="float"/>
          <table:table-cell office:value="0.5174712902915026" office:value-type="float"/>
          <table:table-cell office:value="0.6134445233585248" office:value-type="float"/>
        </table:table-row>
        <table:table-row>
          <table:table-cell office:value-type="string">
            <text:p>ReactiveX__RxKotlin</text:p>
          </table:table-cell>
          <table:table-cell office:value="0.7646881561120753" office:value-type="float"/>
          <table:table-cell office:value="0.7902374823017864" office:value-type="float"/>
          <table:table-cell office:value="0.7991308027933548" office:value-type="float"/>
          <table:table-cell office:value="0.8056854443635793" office:value-type="float"/>
          <table:table-cell office:value="0.8062342975190944" office:value-type="float"/>
          <table:table-cell office:value="0.5961893266111866" office:value-type="float"/>
          <table:table-cell office:value="0.5995049285887049" office:value-type="float"/>
          <table:table-cell office:value="0.6097764500630972" office:value-type="float"/>
          <table:table-cell office:value="0.6285423003485359" office:value-type="float"/>
          <table:table-cell office:value="0.6621821855886072" office:value-type="float"/>
          <table:table-cell office:value="0.4249483102674415" office:value-type="float"/>
          <table:table-cell office:value="0.4541359338539201" office:value-type="float"/>
          <table:table-cell office:value="0.4693609202051195" office:value-type="float"/>
          <table:table-cell office:value="0.4980395888523599" office:value-type="float"/>
          <table:table-cell office:value="0.5342322057482949" office:value-type="float"/>
          <table:table-cell office:value="0.6281294536726978" office:value-type="float"/>
          <table:table-cell office:value="0.6633871595693586" office:value-type="float"/>
          <table:table-cell office:value="0.6722013532409358" office:value-type="float"/>
          <table:table-cell office:value="0.6801821851437042" office:value-type="float"/>
          <table:table-cell office:value="0.7161689756862442" office:value-type="float"/>
          <table:table-cell office:value="0.4122072630005438" office:value-type="float"/>
          <table:table-cell office:value="0.46956179647538693" office:value-type="float"/>
          <table:table-cell office:value="0.48117538725435793" office:value-type="float"/>
          <table:table-cell office:value="0.5010044953683568" office:value-type="float"/>
          <table:table-cell office:value="0.5073566921330503" office:value-type="float"/>
        </table:table-row>
        <table:table-row>
          <table:table-cell office:value-type="string">
            <text:p>thephpleague__oauth2-server</text:p>
          </table:table-cell>
          <table:table-cell office:value="0.7201505733073245" office:value-type="float"/>
          <table:table-cell office:value="0.7986992309620057" office:value-type="float"/>
          <table:table-cell office:value="0.8117527336095883" office:value-type="float"/>
          <table:table-cell office:value="0.8226003141551039" office:value-type="float"/>
          <table:table-cell office:value="0.8478766098865471" office:value-type="float"/>
          <table:table-cell office:value="0.5348816755490805" office:value-type="float"/>
          <table:table-cell office:value="0.5869861646596202" office:value-type="float"/>
          <table:table-cell office:value="0.6122981754293673" office:value-type="float"/>
          <table:table-cell office:value="0.6214060581197094" office:value-type="float"/>
          <table:table-cell office:value="0.6615318994597749" office:value-type="float"/>
          <table:table-cell office:value="0.4212119039464498" office:value-type="float"/>
          <table:table-cell office:value="0.47265911882346723" office:value-type="float"/>
          <table:table-cell office:value="0.48849905430517687" office:value-type="float"/>
          <table:table-cell office:value="0.5081460486146897" office:value-type="float"/>
          <table:table-cell office:value="0.5636077447951036" office:value-type="float"/>
          <table:table-cell office:value="0.564254813902263" office:value-type="float"/>
          <table:table-cell office:value="0.6136588997461285" office:value-type="float"/>
          <table:table-cell office:value="0.631804248050994" office:value-type="float"/>
          <table:table-cell office:value="0.6567540357153232" office:value-type="float"/>
          <table:table-cell office:value="0.7223720521462731" office:value-type="float"/>
          <table:table-cell office:value="0.41551451526411254" office:value-type="float"/>
          <table:table-cell office:value="0.49277228775085147" office:value-type="float"/>
          <table:table-cell office:value="0.5240128767963421" office:value-type="float"/>
          <table:table-cell office:value="0.5480849612953871" office:value-type="float"/>
          <table:table-cell office:value="0.6047492013983188" office:value-type="float"/>
        </table:table-row>
        <table:table-row>
          <table:table-cell office:value-type="string">
            <text:p>icsharpcode__ILSpy</text:p>
          </table:table-cell>
          <table:table-cell office:value="0.715207600753889" office:value-type="float"/>
          <table:table-cell office:value="0.7911887357520733" office:value-type="float"/>
          <table:table-cell office:value="0.8098008038419932" office:value-type="float"/>
          <table:table-cell office:value="0.8250505565939069" office:value-type="float"/>
          <table:table-cell office:value="0.849507811958395" office:value-type="float"/>
          <table:table-cell office:value="0.5162183314446651" office:value-type="float"/>
          <table:table-cell office:value="0.5723105294386021" office:value-type="float"/>
          <table:table-cell office:value="0.5883062621890202" office:value-type="float"/>
          <table:table-cell office:value="0.6081763744702283" office:value-type="float"/>
          <table:table-cell office:value="0.6690844145168633" office:value-type="float"/>
          <table:table-cell office:value="0.41915728436594285" office:value-type="float"/>
          <table:table-cell office:value="0.45485140298000426" office:value-type="float"/>
          <table:table-cell office:value="0.4706768496312227" office:value-type="float"/>
          <table:table-cell office:value="0.48557346735333395" office:value-type="float"/>
          <table:table-cell office:value="0.55244975163228" office:value-type="float"/>
          <table:table-cell office:value="0.5511629417900628" office:value-type="float"/>
          <table:table-cell office:value="0.6074475879215272" office:value-type="float"/>
          <table:table-cell office:value="0.6273049606882346" office:value-type="float"/>
          <table:table-cell office:value="0.6460899239344431" office:value-type="float"/>
          <table:table-cell office:value="0.7154084701962067" office:value-type="float"/>
          <table:table-cell office:value="0.34013721512695494" office:value-type="float"/>
          <table:table-cell office:value="0.4694466229977765" office:value-type="float"/>
          <table:table-cell office:value="0.49331699475872887" office:value-type="float"/>
          <table:table-cell office:value="0.5186544387566161" office:value-type="float"/>
          <table:table-cell office:value="0.5635801579039467" office:value-type="float"/>
        </table:table-row>
        <table:table-row>
          <table:table-cell office:value-type="string">
            <text:p>aspnet__Mvc</text:p>
          </table:table-cell>
          <table:table-cell office:value="0.7150226996053208" office:value-type="float"/>
          <table:table-cell office:value="0.7984385071679132" office:value-type="float"/>
          <table:table-cell office:value="0.811673508747579" office:value-type="float"/>
          <table:table-cell office:value="0.829238124401546" office:value-type="float"/>
          <table:table-cell office:value="0.8615916863166282" office:value-type="float"/>
          <table:table-cell office:value="0.5231103096578752" office:value-type="float"/>
          <table:table-cell office:value="0.5795228753449735" office:value-type="float"/>
          <table:table-cell office:value="0.6061163614086488" office:value-type="float"/>
          <table:table-cell office:value="0.6227197545694468" office:value-type="float"/>
          <table:table-cell office:value="0.6849915659812178" office:value-type="float"/>
          <table:table-cell office:value="0.39299635689199663" office:value-type="float"/>
          <table:table-cell office:value="0.4739918594431187" office:value-type="float"/>
          <table:table-cell office:value="0.48479032994410487" office:value-type="float"/>
          <table:table-cell office:value="0.5099882927410808" office:value-type="float"/>
          <table:table-cell office:value="0.5520908041287158" office:value-type="float"/>
          <table:table-cell office:value="0.5709708193681892" office:value-type="float"/>
          <table:table-cell office:value="0.6215485423193841" office:value-type="float"/>
          <table:table-cell office:value="0.6347604648701495" office:value-type="float"/>
          <table:table-cell office:value="0.6527743820153785" office:value-type="float"/>
          <table:table-cell office:value="0.7371089371721578" office:value-type="float"/>
          <table:table-cell office:value="0.4216061925489771" office:value-type="float"/>
          <table:table-cell office:value="0.4833274333855198" office:value-type="float"/>
          <table:table-cell office:value="0.49653227499491315" office:value-type="float"/>
          <table:table-cell office:value="0.5209453162427046" office:value-type="float"/>
          <table:table-cell office:value="0.5996151236647242" office:value-type="float"/>
        </table:table-row>
        <table:table-row>
          <table:table-cell office:value-type="string">
            <text:p>redux-saga__redux-saga</text:p>
          </table:table-cell>
          <table:table-cell office:value="0.7436034686975104" office:value-type="float"/>
          <table:table-cell office:value="0.8013690856067353" office:value-type="float"/>
          <table:table-cell office:value="0.8142243677182655" office:value-type="float"/>
          <table:table-cell office:value="0.8277366599742717" office:value-type="float"/>
          <table:table-cell office:value="0.8600409176763271" office:value-type="float"/>
          <table:table-cell office:value="0.496399094047223" office:value-type="float"/>
          <table:table-cell office:value="0.5788341842968006" office:value-type="float"/>
          <table:table-cell office:value="0.5947147397080422" office:value-type="float"/>
          <table:table-cell office:value="0.6073987643182196" office:value-type="float"/>
          <table:table-cell office:value="0.6708885123205998" office:value-type="float"/>
          <table:table-cell office:value="0.3932137324675635" office:value-type="float"/>
          <table:table-cell office:value="0.45398972842228297" office:value-type="float"/>
          <table:table-cell office:value="0.4723834600548028" office:value-type="float"/>
          <table:table-cell office:value="0.49003661905813634" office:value-type="float"/>
          <table:table-cell office:value="0.5512142222302983" office:value-type="float"/>
          <table:table-cell office:value="0.560211494118064" office:value-type="float"/>
          <table:table-cell office:value="0.6100695167063063" office:value-type="float"/>
          <table:table-cell office:value="0.6273742667587634" office:value-type="float"/>
          <table:table-cell office:value="0.6494022243750376" office:value-type="float"/>
          <table:table-cell office:value="0.7296825670527212" office:value-type="float"/>
          <table:table-cell office:value="0.3998031357069958" office:value-type="float"/>
          <table:table-cell office:value="0.4806927010177665" office:value-type="float"/>
          <table:table-cell office:value="0.5030747825551443" office:value-type="float"/>
          <table:table-cell office:value="0.5211000665910205" office:value-type="float"/>
          <table:table-cell office:value="0.5848509671806897" office:value-type="float"/>
        </table:table-row>
        <table:table-row>
          <table:table-cell office:value-type="string">
            <text:p>cockpit-project__cockpit</text:p>
          </table:table-cell>
          <table:table-cell office:value="0.6785157387611113" office:value-type="float"/>
          <table:table-cell office:value="0.7621004814655652" office:value-type="float"/>
          <table:table-cell office:value="0.793777426898127" office:value-type="float"/>
          <table:table-cell office:value="0.8139957805262967" office:value-type="float"/>
          <table:table-cell office:value="0.8569378548184804" office:value-type="float"/>
          <table:table-cell office:value="0.542637561505785" office:value-type="float"/>
          <table:table-cell office:value="0.5832524553637106" office:value-type="float"/>
          <table:table-cell office:value="0.5965595366757537" office:value-type="float"/>
          <table:table-cell office:value="0.6098746489696434" office:value-type="float"/>
          <table:table-cell office:value="0.665586518993807" office:value-type="float"/>
          <table:table-cell office:value="0.4148624715146275" office:value-type="float"/>
          <table:table-cell office:value="0.45227982042218107" office:value-type="float"/>
          <table:table-cell office:value="0.47382219131711084" office:value-type="float"/>
          <table:table-cell office:value="0.4939041331025841" office:value-type="float"/>
          <table:table-cell office:value="0.5571276599048006" office:value-type="float"/>
          <table:table-cell office:value="0.5443860503709694" office:value-type="float"/>
          <table:table-cell office:value="0.6071629674785224" office:value-type="float"/>
          <table:table-cell office:value="0.6239778127214496" office:value-type="float"/>
          <table:table-cell office:value="0.6461540660766596" office:value-type="float"/>
          <table:table-cell office:value="0.7073145523026486" office:value-type="float"/>
          <table:table-cell office:value="0.3917082187185281" office:value-type="float"/>
          <table:table-cell office:value="0.4734796394386639" office:value-type="float"/>
          <table:table-cell office:value="0.49731109113647365" office:value-type="float"/>
          <table:table-cell office:value="0.5130455280573956" office:value-type="float"/>
          <table:table-cell office:value="0.560668927009639" office:value-type="float"/>
        </table:table-row>
        <table:table-row>
          <table:table-cell office:value-type="string">
            <text:p>ryanb__nifty-generators</text:p>
          </table:table-cell>
          <table:table-cell office:value="0.7781171355134427" office:value-type="float"/>
          <table:table-cell office:value="0.7962697760929689" office:value-type="float"/>
          <table:table-cell office:value="0.8019986925405722" office:value-type="float"/>
          <table:table-cell office:value="0.8058397583865008" office:value-type="float"/>
          <table:table-cell office:value="0.8563480754267119" office:value-type="float"/>
          <table:table-cell office:value="0.5643007346796437" office:value-type="float"/>
          <table:table-cell office:value="0.5791067521588446" office:value-type="float"/>
          <table:table-cell office:value="0.5875695164813886" office:value-type="float"/>
          <table:table-cell office:value="0.5941760003510992" office:value-type="float"/>
          <table:table-cell office:value="0.6201571913299344" office:value-type="float"/>
          <table:table-cell office:value="0.47382484469054414" office:value-type="float"/>
          <table:table-cell office:value="0.47473340805136066" office:value-type="float"/>
          <table:table-cell office:value="0.5142468227123215" office:value-type="float"/>
          <table:table-cell office:value="0.5191713469480917" office:value-type="float"/>
          <table:table-cell office:value="0.5421012428290778" office:value-type="float"/>
          <table:table-cell office:value="0.6182925538351881" office:value-type="float"/>
          <table:table-cell office:value="0.6261273683025401" office:value-type="float"/>
          <table:table-cell office:value="0.6373753756649619" office:value-type="float"/>
          <table:table-cell office:value="0.641344149926567" office:value-type="float"/>
          <table:table-cell office:value="0.722846088397547" office:value-type="float"/>
          <table:table-cell office:value="0.45467908649403344" office:value-type="float"/>
          <table:table-cell office:value="0.4625427657926172" office:value-type="float"/>
          <table:table-cell office:value="0.5038237137519046" office:value-type="float"/>
          <table:table-cell office:value="0.508450424588822" office:value-type="float"/>
          <table:table-cell office:value="0.5516051536656903" office:value-type="float"/>
        </table:table-row>
        <table:table-row>
          <table:table-cell office:value-type="string">
            <text:p>photonstorm__phaser</text:p>
          </table:table-cell>
          <table:table-cell office:value="0.7142495878743159" office:value-type="float"/>
          <table:table-cell office:value="0.7990555315816703" office:value-type="float"/>
          <table:table-cell office:value="0.8127790647505346" office:value-type="float"/>
          <table:table-cell office:value="0.8279572502075221" office:value-type="float"/>
          <table:table-cell office:value="0.8648121786428299" office:value-type="float"/>
          <table:table-cell office:value="0.5170856083951944" office:value-type="float"/>
          <table:table-cell office:value="0.5734331266045846" office:value-type="float"/>
          <table:table-cell office:value="0.5891205089059487" office:value-type="float"/>
          <table:table-cell office:value="0.6061210742365253" office:value-type="float"/>
          <table:table-cell office:value="0.6945668339792922" office:value-type="float"/>
          <table:table-cell office:value="0.392258202506368" office:value-type="float"/>
          <table:table-cell office:value="0.447191587652909" office:value-type="float"/>
          <table:table-cell office:value="0.4673794091892767" office:value-type="float"/>
          <table:table-cell office:value="0.48461496958382716" office:value-type="float"/>
          <table:table-cell office:value="0.5707502061014145" office:value-type="float"/>
          <table:table-cell office:value="0.554629016369024" office:value-type="float"/>
          <table:table-cell office:value="0.6039513555816223" office:value-type="float"/>
          <table:table-cell office:value="0.623842626401999" office:value-type="float"/>
          <table:table-cell office:value="0.6497443767827418" office:value-type="float"/>
          <table:table-cell office:value="0.7664908356146392" office:value-type="float"/>
          <table:table-cell office:value="0.3509616923809211" office:value-type="float"/>
          <table:table-cell office:value="0.47022469099146047" office:value-type="float"/>
          <table:table-cell office:value="0.4929749528016518" office:value-type="float"/>
          <table:table-cell office:value="0.5153163824457945" office:value-type="float"/>
          <table:table-cell office:value="0.5673109780794505" office:value-type="float"/>
        </table:table-row>
        <table:table-row>
          <table:table-cell office:value-type="string">
            <text:p>reactjs__React.NET</text:p>
          </table:table-cell>
          <table:table-cell office:value="0.7025612166079614" office:value-type="float"/>
          <table:table-cell office:value="0.7779061549187255" office:value-type="float"/>
          <table:table-cell office:value="0.7958537322158705" office:value-type="float"/>
          <table:table-cell office:value="0.8071343068640389" office:value-type="float"/>
          <table:table-cell office:value="0.8400942887439901" office:value-type="float"/>
          <table:table-cell office:value="0.513475528878686" office:value-type="float"/>
          <table:table-cell office:value="0.5645134227422662" office:value-type="float"/>
          <table:table-cell office:value="0.5834943327635701" office:value-type="float"/>
          <table:table-cell office:value="0.6033406892222833" office:value-type="float"/>
          <table:table-cell office:value="0.6984901051308959" office:value-type="float"/>
          <table:table-cell office:value="0.37313791648139605" office:value-type="float"/>
          <table:table-cell office:value="0.43342868080207" office:value-type="float"/>
          <table:table-cell office:value="0.45617110615055473" office:value-type="float"/>
          <table:table-cell office:value="0.4744681019619489" office:value-type="float"/>
          <table:table-cell office:value="0.5696491301131698" office:value-type="float"/>
          <table:table-cell office:value="0.5499801118820684" office:value-type="float"/>
          <table:table-cell office:value="0.5976110243338335" office:value-type="float"/>
          <table:table-cell office:value="0.6095807829766198" office:value-type="float"/>
          <table:table-cell office:value="0.6342706242737377" office:value-type="float"/>
          <table:table-cell office:value="0.7477277772298832" office:value-type="float"/>
          <table:table-cell office:value="0.3322278629914447" office:value-type="float"/>
          <table:table-cell office:value="0.4718732115343436" office:value-type="float"/>
          <table:table-cell office:value="0.5121505393532698" office:value-type="float"/>
          <table:table-cell office:value="0.5277710746620367" office:value-type="float"/>
          <table:table-cell office:value="0.6156463142983251" office:value-type="float"/>
        </table:table-row>
        <table:table-row>
          <table:table-cell office:value-type="string">
            <text:p>basho__riak</text:p>
          </table:table-cell>
          <table:table-cell office:value="0.7160422703864936" office:value-type="float"/>
          <table:table-cell office:value="0.7701383937165989" office:value-type="float"/>
          <table:table-cell office:value="0.7902814158813206" office:value-type="float"/>
          <table:table-cell office:value="0.8117260994612012" office:value-type="float"/>
          <table:table-cell office:value="0.8462736905873098" office:value-type="float"/>
          <table:table-cell office:value="0.5265210930919898" office:value-type="float"/>
          <table:table-cell office:value="0.5838618904324854" office:value-type="float"/>
          <table:table-cell office:value="0.598190887334647" office:value-type="float"/>
          <table:table-cell office:value="0.61283503039225" office:value-type="float"/>
          <table:table-cell office:value="0.6791634839526602" office:value-type="float"/>
          <table:table-cell office:value="0.414735274117604" office:value-type="float"/>
          <table:table-cell office:value="0.47605668889288477" office:value-type="float"/>
          <table:table-cell office:value="0.48791674631188325" office:value-type="float"/>
          <table:table-cell office:value="0.49850206036812794" office:value-type="float"/>
          <table:table-cell office:value="0.5636870074735476" office:value-type="float"/>
          <table:table-cell office:value="0.5827799893268919" office:value-type="float"/>
          <table:table-cell office:value="0.6169452647695111" office:value-type="float"/>
          <table:table-cell office:value="0.6374131465221822" office:value-type="float"/>
          <table:table-cell office:value="0.6509315283640942" office:value-type="float"/>
          <table:table-cell office:value="0.7183962814023577" office:value-type="float"/>
          <table:table-cell office:value="0.3905785291019834" office:value-type="float"/>
          <table:table-cell office:value="0.48183879452303346" office:value-type="float"/>
          <table:table-cell office:value="0.5039861409620825" office:value-type="float"/>
          <table:table-cell office:value="0.5196920192123384" office:value-type="float"/>
          <table:table-cell office:value="0.610852664628624" office:value-type="float"/>
        </table:table-row>
        <table:table-row>
          <table:table-cell office:value-type="string">
            <text:p>M66B__NetGuard</text:p>
          </table:table-cell>
          <table:table-cell office:value="0.7965614642671024" office:value-type="float"/>
          <table:table-cell office:value="0.7981517106430299" office:value-type="float"/>
          <table:table-cell office:value="0.7990157329063015" office:value-type="float"/>
          <table:table-cell office:value="0.8094380898041069" office:value-type="float"/>
          <table:table-cell office:value="0.826117146841122" office:value-type="float"/>
          <table:table-cell office:value="0.6053415820183806" office:value-type="float"/>
          <table:table-cell office:value="0.6274811844419143" office:value-type="float"/>
          <table:table-cell office:value="0.6338577529705599" office:value-type="float"/>
          <table:table-cell office:value="0.6351511280419071" office:value-type="float"/>
          <table:table-cell office:value="0.6517713138347531" office:value-type="float"/>
          <table:table-cell office:value="0.465994136945761" office:value-type="float"/>
          <table:table-cell office:value="0.4758771945867592" office:value-type="float"/>
          <table:table-cell office:value="0.512499216697864" office:value-type="float"/>
          <table:table-cell office:value="0.5224716699695047" office:value-type="float"/>
          <table:table-cell office:value="0.5297768892948147" office:value-type="float"/>
          <table:table-cell office:value="0.6322040666398671" office:value-type="float"/>
          <table:table-cell office:value="0.6474673988748036" office:value-type="float"/>
          <table:table-cell office:value="0.666237880844168" office:value-type="float"/>
          <table:table-cell office:value="0.7015181776258503" office:value-type="float"/>
          <table:table-cell office:value="0.7055024429517555" office:value-type="float"/>
          <table:table-cell office:value="0.5439676699370732" office:value-type="float"/>
          <table:table-cell office:value="0.547786188437815" office:value-type="float"/>
          <table:table-cell office:value="0.549278449362466" office:value-type="float"/>
          <table:table-cell office:value="0.5654932296797912" office:value-type="float"/>
          <table:table-cell office:value="0.58362289581445" office:value-type="float"/>
        </table:table-row>
        <table:table-row>
          <table:table-cell office:value-type="string">
            <text:p>ngx-translate__core</text:p>
          </table:table-cell>
          <table:table-cell office:value="0.7147964929474623" office:value-type="float"/>
          <table:table-cell office:value="0.7577033453333132" office:value-type="float"/>
          <table:table-cell office:value="0.7806999410184046" office:value-type="float"/>
          <table:table-cell office:value="0.7975019947748706" office:value-type="float"/>
          <table:table-cell office:value="0.845063020945063" office:value-type="float"/>
          <table:table-cell office:value="0.5324238486980282" office:value-type="float"/>
          <table:table-cell office:value="0.5790541153723974" office:value-type="float"/>
          <table:table-cell office:value="0.5934102980268485" office:value-type="float"/>
          <table:table-cell office:value="0.6101992900366539" office:value-type="float"/>
          <table:table-cell office:value="0.658280294803204" office:value-type="float"/>
          <table:table-cell office:value="0.3748465761344555" office:value-type="float"/>
          <table:table-cell office:value="0.44829505311767326" office:value-type="float"/>
          <table:table-cell office:value="0.4667929755453921" office:value-type="float"/>
          <table:table-cell office:value="0.4814674376068284" office:value-type="float"/>
          <table:table-cell office:value="0.5563393017626497" office:value-type="float"/>
          <table:table-cell office:value="0.5759964133428854" office:value-type="float"/>
          <table:table-cell office:value="0.6230559785256463" office:value-type="float"/>
          <table:table-cell office:value="0.6402725171440615" office:value-type="float"/>
          <table:table-cell office:value="0.6558328180274744" office:value-type="float"/>
          <table:table-cell office:value="0.7065455031332037" office:value-type="float"/>
          <table:table-cell office:value="0.35959509421628144" office:value-type="float"/>
          <table:table-cell office:value="0.44595712021310446" office:value-type="float"/>
          <table:table-cell office:value="0.474723474023754" office:value-type="float"/>
          <table:table-cell office:value="0.5097611799459653" office:value-type="float"/>
          <table:table-cell office:value="0.5736685391151117" office:value-type="float"/>
        </table:table-row>
        <table:table-row>
          <table:table-cell office:value-type="string">
            <text:p>digitalBush__jquery.maskedinput</text:p>
          </table:table-cell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317064023169729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353770508844105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938437728157089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708312994363923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295188252588212" office:value-type="float"/>
        </table:table-row>
        <table:table-row>
          <table:table-cell office:value-type="string">
            <text:p>cliftonc__calipso</text:p>
          </table:table-cell>
          <table:table-cell office:value="0.7068279644425222" office:value-type="float"/>
          <table:table-cell office:value="0.7451404359885248" office:value-type="float"/>
          <table:table-cell office:value="0.7878376049229485" office:value-type="float"/>
          <table:table-cell office:value="0.8117749299671815" office:value-type="float"/>
          <table:table-cell office:value="0.8794929289578589" office:value-type="float"/>
          <table:table-cell office:value="0.5476299709362017" office:value-type="float"/>
          <table:table-cell office:value="0.581167830593105" office:value-type="float"/>
          <table:table-cell office:value="0.590701575924623" office:value-type="float"/>
          <table:table-cell office:value="0.6028862400005217" office:value-type="float"/>
          <table:table-cell office:value="0.6515057366356052" office:value-type="float"/>
          <table:table-cell office:value="0.415868552180974" office:value-type="float"/>
          <table:table-cell office:value="0.4500109094681395" office:value-type="float"/>
          <table:table-cell office:value="0.4685696296861698" office:value-type="float"/>
          <table:table-cell office:value="0.47820382128559724" office:value-type="float"/>
          <table:table-cell office:value="0.5502817595684515" office:value-type="float"/>
          <table:table-cell office:value="0.5901889046159939" office:value-type="float"/>
          <table:table-cell office:value="0.6091466210533064" office:value-type="float"/>
          <table:table-cell office:value="0.6247771449582961" office:value-type="float"/>
          <table:table-cell office:value="0.6499567144433949" office:value-type="float"/>
          <table:table-cell office:value="0.70237812966592" office:value-type="float"/>
          <table:table-cell office:value="0.4109687654534119" office:value-type="float"/>
          <table:table-cell office:value="0.4407477173403572" office:value-type="float"/>
          <table:table-cell office:value="0.47019472341596735" office:value-type="float"/>
          <table:table-cell office:value="0.5174427799285786" office:value-type="float"/>
          <table:table-cell office:value="0.5501584576000556" office:value-type="float"/>
        </table:table-row>
        <table:table-row>
          <table:table-cell office:value-type="string">
            <text:p>PocketMine__PocketMine-MP</text:p>
          </table:table-cell>
          <table:table-cell office:value="0.6879539933360611" office:value-type="float"/>
          <table:table-cell office:value="0.7504337220233831" office:value-type="float"/>
          <table:table-cell office:value="0.7830840556159435" office:value-type="float"/>
          <table:table-cell office:value="0.8004489298421559" office:value-type="float"/>
          <table:table-cell office:value="0.8527151933441364" office:value-type="float"/>
          <table:table-cell office:value="0.5116554547082134" office:value-type="float"/>
          <table:table-cell office:value="0.5788641265682449" office:value-type="float"/>
          <table:table-cell office:value="0.5959287429509684" office:value-type="float"/>
          <table:table-cell office:value="0.6096017315565925" office:value-type="float"/>
          <table:table-cell office:value="0.7051726482648141" office:value-type="float"/>
          <table:table-cell office:value="0.35570543737496574" office:value-type="float"/>
          <table:table-cell office:value="0.43695015817934935" office:value-type="float"/>
          <table:table-cell office:value="0.45899977262256286" office:value-type="float"/>
          <table:table-cell office:value="0.4812861901943855" office:value-type="float"/>
          <table:table-cell office:value="0.5743285036215602" office:value-type="float"/>
          <table:table-cell office:value="0.5324479578132774" office:value-type="float"/>
          <table:table-cell office:value="0.5894243907171632" office:value-type="float"/>
          <table:table-cell office:value="0.6187730945302483" office:value-type="float"/>
          <table:table-cell office:value="0.6478283508727565" office:value-type="float"/>
          <table:table-cell office:value="0.7180437881282711" office:value-type="float"/>
          <table:table-cell office:value="0.34636155245682293" office:value-type="float"/>
          <table:table-cell office:value="0.4927684179927706" office:value-type="float"/>
          <table:table-cell office:value="0.5178889879405713" office:value-type="float"/>
          <table:table-cell office:value="0.5384422846053308" office:value-type="float"/>
          <table:table-cell office:value="0.6056623591895882" office:value-type="float"/>
        </table:table-row>
        <table:table-row>
          <table:table-cell office:value-type="string">
            <text:p>XX-net__XX-Net</text:p>
          </table:table-cell>
          <table:table-cell office:value="0.6455862589077433" office:value-type="float"/>
          <table:table-cell office:value="0.6860684364212586" office:value-type="float"/>
          <table:table-cell office:value="0.699164713084713" office:value-type="float"/>
          <table:table-cell office:value="0.7164702414145611" office:value-type="float"/>
          <table:table-cell office:value="0.8161699251962773" office:value-type="float"/>
          <table:table-cell office:value="0.5779813382753345" office:value-type="float"/>
          <table:table-cell office:value="0.5997550654693342" office:value-type="float"/>
          <table:table-cell office:value="0.6050325327835757" office:value-type="float"/>
          <table:table-cell office:value="0.612134688957633" office:value-type="float"/>
          <table:table-cell office:value="0.6331316031043268" office:value-type="float"/>
          <table:table-cell office:value="0.4109352625933834" office:value-type="float"/>
          <table:table-cell office:value="0.47223699198538976" office:value-type="float"/>
          <table:table-cell office:value="0.48643866228615273" office:value-type="float"/>
          <table:table-cell office:value="0.49995462324948914" office:value-type="float"/>
          <table:table-cell office:value="0.6101041782390163" office:value-type="float"/>
          <table:table-cell office:value="0.6045878710496224" office:value-type="float"/>
          <table:table-cell office:value="0.691990783315863" office:value-type="float"/>
          <table:table-cell office:value="0.7028208864818921" office:value-type="float"/>
          <table:table-cell office:value="0.7102621180793671" office:value-type="float"/>
          <table:table-cell office:value="0.7320906505331161" office:value-type="float"/>
          <table:table-cell office:value="0.3642822291276781" office:value-type="float"/>
          <table:table-cell office:value="0.46025738537318406" office:value-type="float"/>
          <table:table-cell office:value="0.47932604833926173" office:value-type="float"/>
          <table:table-cell office:value="0.5054783811814805" office:value-type="float"/>
          <table:table-cell office:value="0.5676309338007544" office:value-type="float"/>
        </table:table-row>
        <table:table-row>
          <table:table-cell office:value-type="string">
            <text:p>nicoulaj__idea-markdown</text:p>
          </table:table-cell>
          <table:table-cell office:value="0.6903684017370426" office:value-type="float"/>
          <table:table-cell office:value="0.7103764189178035" office:value-type="float"/>
          <table:table-cell office:value="0.7113279150000803" office:value-type="float"/>
          <table:table-cell office:value="0.76286213257861" office:value-type="float"/>
          <table:table-cell office:value="0.8325043735046492" office:value-type="float"/>
          <table:table-cell office:value="0.5634557403946145" office:value-type="float"/>
          <table:table-cell office:value="0.5754667957993899" office:value-type="float"/>
          <table:table-cell office:value="0.5769243788886683" office:value-type="float"/>
          <table:table-cell office:value="0.5821791485778751" office:value-type="float"/>
          <table:table-cell office:value="0.6399011538584967" office:value-type="float"/>
          <table:table-cell office:value="0.4590635463482149" office:value-type="float"/>
          <table:table-cell office:value="0.48204971432203847" office:value-type="float"/>
          <table:table-cell office:value="0.49601587370720746" office:value-type="float"/>
          <table:table-cell office:value="0.49985100552256756" office:value-type="float"/>
          <table:table-cell office:value="0.5464719195006733" office:value-type="float"/>
          <table:table-cell office:value="0.5850336950824804" office:value-type="float"/>
          <table:table-cell office:value="0.6818394286394002" office:value-type="float"/>
          <table:table-cell office:value="0.6949026288322808" office:value-type="float"/>
          <table:table-cell office:value="0.6998854948751809" office:value-type="float"/>
          <table:table-cell office:value="0.7087690830727247" office:value-type="float"/>
          <table:table-cell office:value="0.3434719718427871" office:value-type="float"/>
          <table:table-cell office:value="0.3891462065147714" office:value-type="float"/>
          <table:table-cell office:value="0.3977649308162702" office:value-type="float"/>
          <table:table-cell office:value="0.4044655171145528" office:value-type="float"/>
          <table:table-cell office:value="0.5531746412489958" office:value-type="float"/>
        </table:table-row>
        <table:table-row>
          <table:table-cell office:value-type="string">
            <text:p>kean__Nuke</text:p>
          </table:table-cell>
          <table:table-cell office:value="0.756546338727799" office:value-type="float"/>
          <table:table-cell office:value="0.7639566001052639" office:value-type="float"/>
          <table:table-cell office:value="0.7894789684452441" office:value-type="float"/>
          <table:table-cell office:value="0.8062716402215852" office:value-type="float"/>
          <table:table-cell office:value="0.8075141963151298" office:value-type="float"/>
          <table:table-cell office:value="0.5271619402168688" office:value-type="float"/>
          <table:table-cell office:value="0.5803883832969488" office:value-type="float"/>
          <table:table-cell office:value="0.6043048052585764" office:value-type="float"/>
          <table:table-cell office:value="0.6074443996130534" office:value-type="float"/>
          <table:table-cell office:value="0.6290903006778336" office:value-type="float"/>
          <table:table-cell office:value="0.41249227759521523" office:value-type="float"/>
          <table:table-cell office:value="0.4355143423475839" office:value-type="float"/>
          <table:table-cell office:value="0.45506670928727105" office:value-type="float"/>
          <table:table-cell office:value="0.4839452280707089" office:value-type="float"/>
          <table:table-cell office:value="0.5271142817009777" office:value-type="float"/>
          <table:table-cell office:value="0.5882224323759206" office:value-type="float"/>
          <table:table-cell office:value="0.620668862994781" office:value-type="float"/>
          <table:table-cell office:value="0.6264422531577684" office:value-type="float"/>
          <table:table-cell office:value="0.6701301557219219" office:value-type="float"/>
          <table:table-cell office:value="0.7062912120569877" office:value-type="float"/>
          <table:table-cell office:value="0.3953117616092196" office:value-type="float"/>
          <table:table-cell office:value="0.4730828577685117" office:value-type="float"/>
          <table:table-cell office:value="0.4770112875621805" office:value-type="float"/>
          <table:table-cell office:value="0.5026476048733948" office:value-type="float"/>
          <table:table-cell office:value="0.519734364183686" office:value-type="float"/>
        </table:table-row>
        <table:table-row>
          <table:table-cell office:value-type="string">
            <text:p>spotify__helios</text:p>
          </table:table-cell>
          <table:table-cell office:value="0.6984201912984548" office:value-type="float"/>
          <table:table-cell office:value="0.7625037798968416" office:value-type="float"/>
          <table:table-cell office:value="0.7993494746460358" office:value-type="float"/>
          <table:table-cell office:value="0.8041014600003863" office:value-type="float"/>
          <table:table-cell office:value="0.8402047223298412" office:value-type="float"/>
          <table:table-cell office:value="0.5326964239254798" office:value-type="float"/>
          <table:table-cell office:value="0.584622595080581" office:value-type="float"/>
          <table:table-cell office:value="0.5963163001043638" office:value-type="float"/>
          <table:table-cell office:value="0.6130634188400516" office:value-type="float"/>
          <table:table-cell office:value="0.6349137605097037" office:value-type="float"/>
          <table:table-cell office:value="0.42787702874495903" office:value-type="float"/>
          <table:table-cell office:value="0.45777174030689927" office:value-type="float"/>
          <table:table-cell office:value="0.47071726025951344" office:value-type="float"/>
          <table:table-cell office:value="0.5039438564041105" office:value-type="float"/>
          <table:table-cell office:value="0.5256390583975825" office:value-type="float"/>
          <table:table-cell office:value="0.5711054403281333" office:value-type="float"/>
          <table:table-cell office:value="0.6212070621124697" office:value-type="float"/>
          <table:table-cell office:value="0.6341393673890285" office:value-type="float"/>
          <table:table-cell office:value="0.6478902832670703" office:value-type="float"/>
          <table:table-cell office:value="0.700516648404973" office:value-type="float"/>
          <table:table-cell office:value="0.4206525040247838" office:value-type="float"/>
          <table:table-cell office:value="0.476716166124901" office:value-type="float"/>
          <table:table-cell office:value="0.49996324699498595" office:value-type="float"/>
          <table:table-cell office:value="0.5134892898342972" office:value-type="float"/>
          <table:table-cell office:value="0.5392007048441932" office:value-type="float"/>
        </table:table-row>
        <table:table-row>
          <table:table-cell office:value-type="string">
            <text:p>ermouth__jQuery.my</text:p>
          </table:table-cell>
          <table:table-cell office:value="0.7570153271303829" office:value-type="float"/>
          <table:table-cell office:value="0.81355383209848" office:value-type="float"/>
          <table:table-cell office:value="0.8181085986594065" office:value-type="float"/>
          <table:table-cell office:value="0.8283626810145183" office:value-type="float"/>
          <table:table-cell office:value="0.8435491767840436" office:value-type="float"/>
          <table:table-cell office:value="0.5864167982561955" office:value-type="float"/>
          <table:table-cell office:value="0.6023895842129617" office:value-type="float"/>
          <table:table-cell office:value="0.6155634348670139" office:value-type="float"/>
          <table:table-cell office:value="0.6204379788177572" office:value-type="float"/>
          <table:table-cell office:value="0.620733000720631" office:value-type="float"/>
          <table:table-cell office:value="0.4573722986221317" office:value-type="float"/>
          <table:table-cell office:value="0.47159546659092677" office:value-type="float"/>
          <table:table-cell office:value="0.49221931600486946" office:value-type="float"/>
          <table:table-cell office:value="0.5007354855861437" office:value-type="float"/>
          <table:table-cell office:value="0.5250015946976572" office:value-type="float"/>
          <table:table-cell office:value="0.58251883066098" office:value-type="float"/>
          <table:table-cell office:value="0.6399464845722422" office:value-type="float"/>
          <table:table-cell office:value="0.6499524599796855" office:value-type="float"/>
          <table:table-cell office:value="0.655638454049094" office:value-type="float"/>
          <table:table-cell office:value="0.7152341352462532" office:value-type="float"/>
          <table:table-cell office:value="0.47888854082583204" office:value-type="float"/>
          <table:table-cell office:value="0.5063158230466214" office:value-type="float"/>
          <table:table-cell office:value="0.5147024784691844" office:value-type="float"/>
          <table:table-cell office:value="0.5193833262126197" office:value-type="float"/>
          <table:table-cell office:value="0.5293037066631383" office:value-type="float"/>
        </table:table-row>
        <table:table-row>
          <table:table-cell office:value-type="string">
            <text:p>vector-im__riot-web</text:p>
          </table:table-cell>
          <table:table-cell office:value="0.6943883389544638" office:value-type="float"/>
          <table:table-cell office:value="0.7921873732695013" office:value-type="float"/>
          <table:table-cell office:value="0.807333428101563" office:value-type="float"/>
          <table:table-cell office:value="0.8202383638763722" office:value-type="float"/>
          <table:table-cell office:value="0.8621816639947066" office:value-type="float"/>
          <table:table-cell office:value="0.5182169002302617" office:value-type="float"/>
          <table:table-cell office:value="0.5733230525783936" office:value-type="float"/>
          <table:table-cell office:value="0.5865478624262884" office:value-type="float"/>
          <table:table-cell office:value="0.6019745530087363" office:value-type="float"/>
          <table:table-cell office:value="0.6885063318522897" office:value-type="float"/>
          <table:table-cell office:value="0.3718366692959861" office:value-type="float"/>
          <table:table-cell office:value="0.45711893584483854" office:value-type="float"/>
          <table:table-cell office:value="0.4784492294473514" office:value-type="float"/>
          <table:table-cell office:value="0.5050037944120412" office:value-type="float"/>
          <table:table-cell office:value="0.5823540506113678" office:value-type="float"/>
          <table:table-cell office:value="0.5633151808308174" office:value-type="float"/>
          <table:table-cell office:value="0.6213533740044751" office:value-type="float"/>
          <table:table-cell office:value="0.638827733294759" office:value-type="float"/>
          <table:table-cell office:value="0.6581766355905119" office:value-type="float"/>
          <table:table-cell office:value="0.7289010522462956" office:value-type="float"/>
          <table:table-cell office:value="0.4177085351692283" office:value-type="float"/>
          <table:table-cell office:value="0.48580883336863395" office:value-type="float"/>
          <table:table-cell office:value="0.5030032624792329" office:value-type="float"/>
          <table:table-cell office:value="0.5219186316337281" office:value-type="float"/>
          <table:table-cell office:value="0.5845559900437918" office:value-type="float"/>
        </table:table-row>
        <table:table-row>
          <table:table-cell office:value-type="string">
            <text:p>styleguidist__react-styleguidist</text:p>
          </table:table-cell>
          <table:table-cell office:value="0.7439231889210166" office:value-type="float"/>
          <table:table-cell office:value="0.7968035577321781" office:value-type="float"/>
          <table:table-cell office:value="0.8115201731572669" office:value-type="float"/>
          <table:table-cell office:value="0.8240115056053028" office:value-type="float"/>
          <table:table-cell office:value="0.8708149947770457" office:value-type="float"/>
          <table:table-cell office:value="0.5180590583084541" office:value-type="float"/>
          <table:table-cell office:value="0.5732660109172781" office:value-type="float"/>
          <table:table-cell office:value="0.5914984435217" office:value-type="float"/>
          <table:table-cell office:value="0.6074468151963673" office:value-type="float"/>
          <table:table-cell office:value="0.6559300229688872" office:value-type="float"/>
          <table:table-cell office:value="0.4047406265974044" office:value-type="float"/>
          <table:table-cell office:value="0.4576559497681327" office:value-type="float"/>
          <table:table-cell office:value="0.4744119384693041" office:value-type="float"/>
          <table:table-cell office:value="0.4938164217473467" office:value-type="float"/>
          <table:table-cell office:value="0.5460385328696012" office:value-type="float"/>
          <table:table-cell office:value="0.5496715732683055" office:value-type="float"/>
          <table:table-cell office:value="0.6155806008579275" office:value-type="float"/>
          <table:table-cell office:value="0.6350779795177193" office:value-type="float"/>
          <table:table-cell office:value="0.6530735712159781" office:value-type="float"/>
          <table:table-cell office:value="0.7143340742388246" office:value-type="float"/>
          <table:table-cell office:value="0.36234692506566335" office:value-type="float"/>
          <table:table-cell office:value="0.46418726252984155" office:value-type="float"/>
          <table:table-cell office:value="0.49030969826913806" office:value-type="float"/>
          <table:table-cell office:value="0.5084121532338991" office:value-type="float"/>
          <table:table-cell office:value="0.556245449470572" office:value-type="float"/>
        </table:table-row>
        <table:table-row>
          <table:table-cell office:value-type="string">
            <text:p>progit__progit</text:p>
          </table:table-cell>
          <table:table-cell office:value="0.7352603100067395" office:value-type="float"/>
          <table:table-cell office:value="0.7848542698002708" office:value-type="float"/>
          <table:table-cell office:value="0.8032275550927643" office:value-type="float"/>
          <table:table-cell office:value="0.8216688279123029" office:value-type="float"/>
          <table:table-cell office:value="0.8324922300400122" office:value-type="float"/>
          <table:table-cell office:value="0.5881744643506966" office:value-type="float"/>
          <table:table-cell office:value="0.6083845456137764" office:value-type="float"/>
          <table:table-cell office:value="0.6181829481474205" office:value-type="float"/>
          <table:table-cell office:value="0.6288076795380866" office:value-type="float"/>
          <table:table-cell office:value="0.6992968283137535" office:value-type="float"/>
          <table:table-cell office:value="0.4205818683057091" office:value-type="float"/>
          <table:table-cell office:value="0.4599685055044998" office:value-type="float"/>
          <table:table-cell office:value="0.5037002963798559" office:value-type="float"/>
          <table:table-cell office:value="0.5218381568266364" office:value-type="float"/>
          <table:table-cell office:value="0.5498426259630607" office:value-type="float"/>
          <table:table-cell office:value="0.6139727508067829" office:value-type="float"/>
          <table:table-cell office:value="0.6359729179250531" office:value-type="float"/>
          <table:table-cell office:value="0.6548597330155337" office:value-type="float"/>
          <table:table-cell office:value="0.6677217438865852" office:value-type="float"/>
          <table:table-cell office:value="0.7553946857245116" office:value-type="float"/>
          <table:table-cell office:value="0.4560071890516558" office:value-type="float"/>
          <table:table-cell office:value="0.48264214337369693" office:value-type="float"/>
          <table:table-cell office:value="0.5016659048500758" office:value-type="float"/>
          <table:table-cell office:value="0.5393004292326032" office:value-type="float"/>
          <table:table-cell office:value="0.5979392104643871" office:value-type="float"/>
        </table:table-row>
        <table:table-row>
          <table:table-cell office:value-type="string">
            <text:p>visionmedia__superagent</text:p>
          </table:table-cell>
          <table:table-cell office:value="0.7140917253266581" office:value-type="float"/>
          <table:table-cell office:value="0.7885629404884347" office:value-type="float"/>
          <table:table-cell office:value="0.8052136197787372" office:value-type="float"/>
          <table:table-cell office:value="0.8182507029892725" office:value-type="float"/>
          <table:table-cell office:value="0.8700828684737358" office:value-type="float"/>
          <table:table-cell office:value="0.542595623212128" office:value-type="float"/>
          <table:table-cell office:value="0.5795819623064059" office:value-type="float"/>
          <table:table-cell office:value="0.5978451325753661" office:value-type="float"/>
          <table:table-cell office:value="0.6132035660088474" office:value-type="float"/>
          <table:table-cell office:value="0.652748191101062" office:value-type="float"/>
          <table:table-cell office:value="0.40692858834045087" office:value-type="float"/>
          <table:table-cell office:value="0.45007738946346343" office:value-type="float"/>
          <table:table-cell office:value="0.4750275240050171" office:value-type="float"/>
          <table:table-cell office:value="0.49218350478002915" office:value-type="float"/>
          <table:table-cell office:value="0.5424811529238838" office:value-type="float"/>
          <table:table-cell office:value="0.5840738199683115" office:value-type="float"/>
          <table:table-cell office:value="0.6176110595138571" office:value-type="float"/>
          <table:table-cell office:value="0.637126728736637" office:value-type="float"/>
          <table:table-cell office:value="0.6586248484538106" office:value-type="float"/>
          <table:table-cell office:value="0.7131836805889746" office:value-type="float"/>
          <table:table-cell office:value="0.42578022131668736" office:value-type="float"/>
          <table:table-cell office:value="0.4827754395198055" office:value-type="float"/>
          <table:table-cell office:value="0.5063515778426964" office:value-type="float"/>
          <table:table-cell office:value="0.5253035484676242" office:value-type="float"/>
          <table:table-cell office:value="0.5794068543696527" office:value-type="float"/>
        </table:table-row>
        <table:table-row>
          <table:table-cell office:value-type="string">
            <text:p>kazupon__vue-validator</text:p>
          </table:table-cell>
          <table:table-cell office:value="0.7203096228181333" office:value-type="float"/>
          <table:table-cell office:value="0.7545995550123813" office:value-type="float"/>
          <table:table-cell office:value="0.780213725823363" office:value-type="float"/>
          <table:table-cell office:value="0.7987119851575261" office:value-type="float"/>
          <table:table-cell office:value="0.8619218774060139" office:value-type="float"/>
          <table:table-cell office:value="0.563649855274548" office:value-type="float"/>
          <table:table-cell office:value="0.5852866318486081" office:value-type="float"/>
          <table:table-cell office:value="0.5893497181280627" office:value-type="float"/>
          <table:table-cell office:value="0.6081599770790729" office:value-type="float"/>
          <table:table-cell office:value="0.6515971612950099" office:value-type="float"/>
          <table:table-cell office:value="0.448269113897545" office:value-type="float"/>
          <table:table-cell office:value="0.47705124623206147" office:value-type="float"/>
          <table:table-cell office:value="0.5063754604539282" office:value-type="float"/>
          <table:table-cell office:value="0.5212679772295701" office:value-type="float"/>
          <table:table-cell office:value="0.5809854950967184" office:value-type="float"/>
          <table:table-cell office:value="0.5871024046628996" office:value-type="float"/>
          <table:table-cell office:value="0.6091045600877527" office:value-type="float"/>
          <table:table-cell office:value="0.6449195016058683" office:value-type="float"/>
          <table:table-cell office:value="0.6772147763872426" office:value-type="float"/>
          <table:table-cell office:value="0.7045438799606872" office:value-type="float"/>
          <table:table-cell office:value="0.4473591281456701" office:value-type="float"/>
          <table:table-cell office:value="0.48507190277699086" office:value-type="float"/>
          <table:table-cell office:value="0.5036545373282991" office:value-type="float"/>
          <table:table-cell office:value="0.5279634704889976" office:value-type="float"/>
          <table:table-cell office:value="0.5715679232065943" office:value-type="float"/>
        </table:table-row>
        <table:table-row>
          <table:table-cell office:value-type="string">
            <text:p>coreos__flannel</text:p>
          </table:table-cell>
          <table:table-cell office:value="0.6871963362264941" office:value-type="float"/>
          <table:table-cell office:value="0.739472615882339" office:value-type="float"/>
          <table:table-cell office:value="0.7685304303328826" office:value-type="float"/>
          <table:table-cell office:value="0.7991342015184211" office:value-type="float"/>
          <table:table-cell office:value="0.844600047494093" office:value-type="float"/>
          <table:table-cell office:value="0.5271564327267304" office:value-type="float"/>
          <table:table-cell office:value="0.5912487520920113" office:value-type="float"/>
          <table:table-cell office:value="0.6028898879279714" office:value-type="float"/>
          <table:table-cell office:value="0.6192287333639515" office:value-type="float"/>
          <table:table-cell office:value="0.6489084556856428" office:value-type="float"/>
          <table:table-cell office:value="0.3616508492058813" office:value-type="float"/>
          <table:table-cell office:value="0.453235168714704" office:value-type="float"/>
          <table:table-cell office:value="0.4785942689512158" office:value-type="float"/>
          <table:table-cell office:value="0.4988439140554085" office:value-type="float"/>
          <table:table-cell office:value="0.5468002840101273" office:value-type="float"/>
          <table:table-cell office:value="0.5577751229284561" office:value-type="float"/>
          <table:table-cell office:value="0.6146996152999709" office:value-type="float"/>
          <table:table-cell office:value="0.6417579787517724" office:value-type="float"/>
          <table:table-cell office:value="0.6669045578085712" office:value-type="float"/>
          <table:table-cell office:value="0.7201693739795775" office:value-type="float"/>
          <table:table-cell office:value="0.38006676170877113" office:value-type="float"/>
          <table:table-cell office:value="0.4468547925053261" office:value-type="float"/>
          <table:table-cell office:value="0.4759901212843264" office:value-type="float"/>
          <table:table-cell office:value="0.4965782031439774" office:value-type="float"/>
          <table:table-cell office:value="0.5611597446815926" office:value-type="float"/>
        </table:table-row>
        <table:table-row>
          <table:table-cell office:value-type="string">
            <text:p>roots__trellis</text:p>
          </table:table-cell>
          <table:table-cell office:value="0.7151564900183944" office:value-type="float"/>
          <table:table-cell office:value="0.7842274854672857" office:value-type="float"/>
          <table:table-cell office:value="0.7984642294119634" office:value-type="float"/>
          <table:table-cell office:value="0.8088140759126831" office:value-type="float"/>
          <table:table-cell office:value="0.8379875172170347" office:value-type="float"/>
          <table:table-cell office:value="0.5531505508261692" office:value-type="float"/>
          <table:table-cell office:value="0.5813697775295572" office:value-type="float"/>
          <table:table-cell office:value="0.5925640893263523" office:value-type="float"/>
          <table:table-cell office:value="0.6071769468777041" office:value-type="float"/>
          <table:table-cell office:value="0.6744734455952737" office:value-type="float"/>
          <table:table-cell office:value="0.39798583769687823" office:value-type="float"/>
          <table:table-cell office:value="0.4619925005272577" office:value-type="float"/>
          <table:table-cell office:value="0.48430021204854623" office:value-type="float"/>
          <table:table-cell office:value="0.4992738674317788" office:value-type="float"/>
          <table:table-cell office:value="0.5484785239190292" office:value-type="float"/>
          <table:table-cell office:value="0.5658926224268964" office:value-type="float"/>
          <table:table-cell office:value="0.6042079571132953" office:value-type="float"/>
          <table:table-cell office:value="0.6281806002286887" office:value-type="float"/>
          <table:table-cell office:value="0.6504392773802835" office:value-type="float"/>
          <table:table-cell office:value="0.726810355088441" office:value-type="float"/>
          <table:table-cell office:value="0.46238409389309154" office:value-type="float"/>
          <table:table-cell office:value="0.5024762158726215" office:value-type="float"/>
          <table:table-cell office:value="0.5160407804668242" office:value-type="float"/>
          <table:table-cell office:value="0.532460078987147" office:value-type="float"/>
          <table:table-cell office:value="0.593701502699201" office:value-type="float"/>
        </table:table-row>
        <table:table-row>
          <table:table-cell office:value-type="string">
            <text:p>hyperium__hyper</text:p>
          </table:table-cell>
          <table:table-cell office:value="0.6618246894598103" office:value-type="float"/>
          <table:table-cell office:value="0.7857811734659456" office:value-type="float"/>
          <table:table-cell office:value="0.8108108403376332" office:value-type="float"/>
          <table:table-cell office:value="0.8278772487308884" office:value-type="float"/>
          <table:table-cell office:value="0.8581786711629661" office:value-type="float"/>
          <table:table-cell office:value="0.5100199370396452" office:value-type="float"/>
          <table:table-cell office:value="0.5776129654103501" office:value-type="float"/>
          <table:table-cell office:value="0.5953085820935572" office:value-type="float"/>
          <table:table-cell office:value="0.6133972002395987" office:value-type="float"/>
          <table:table-cell office:value="0.6705114516134084" office:value-type="float"/>
          <table:table-cell office:value="0.38995209587726276" office:value-type="float"/>
          <table:table-cell office:value="0.4683082509637523" office:value-type="float"/>
          <table:table-cell office:value="0.4889253515772379" office:value-type="float"/>
          <table:table-cell office:value="0.5083217902819896" office:value-type="float"/>
          <table:table-cell office:value="0.5766271803696094" office:value-type="float"/>
          <table:table-cell office:value="0.5443000475271633" office:value-type="float"/>
          <table:table-cell office:value="0.6279968233306891" office:value-type="float"/>
          <table:table-cell office:value="0.6458607599898845" office:value-type="float"/>
          <table:table-cell office:value="0.665015400104017" office:value-type="float"/>
          <table:table-cell office:value="0.75508283245044" office:value-type="float"/>
          <table:table-cell office:value="0.36200695763064483" office:value-type="float"/>
          <table:table-cell office:value="0.4747417648028893" office:value-type="float"/>
          <table:table-cell office:value="0.49353376762295464" office:value-type="float"/>
          <table:table-cell office:value="0.5169654939650518" office:value-type="float"/>
          <table:table-cell office:value="0.5672941261933604" office:value-type="float"/>
        </table:table-row>
        <table:table-row>
          <table:table-cell office:value-type="string">
            <text:p>syedhali__EZAudio</text:p>
          </table:table-cell>
          <table:table-cell office:value="0.7628375069595652" office:value-type="float"/>
          <table:table-cell office:value="0.7839222693110606" office:value-type="float"/>
          <table:table-cell office:value="0.7932408164754806" office:value-type="float"/>
          <table:table-cell office:value="0.8011803307504684" office:value-type="float"/>
          <table:table-cell office:value="0.8255122403731018" office:value-type="float"/>
          <table:table-cell office:value="0.4912243350235511" office:value-type="float"/>
          <table:table-cell office:value="0.5401650203766282" office:value-type="float"/>
          <table:table-cell office:value="0.5536008392208847" office:value-type="float"/>
          <table:table-cell office:value="0.5750170815263389" office:value-type="float"/>
          <table:table-cell office:value="0.6240446859390435" office:value-type="float"/>
          <table:table-cell office:value="0.43585201972128773" office:value-type="float"/>
          <table:table-cell office:value="0.44608159828781224" office:value-type="float"/>
          <table:table-cell office:value="0.46244218054133057" office:value-type="float"/>
          <table:table-cell office:value="0.47453900826506634" office:value-type="float"/>
          <table:table-cell office:value="0.513252298164558" office:value-type="float"/>
          <table:table-cell office:value="0.5563101957244516" office:value-type="float"/>
          <table:table-cell office:value="0.5840794026204542" office:value-type="float"/>
          <table:table-cell office:value="0.6122540294040576" office:value-type="float"/>
          <table:table-cell office:value="0.6311511391583597" office:value-type="float"/>
          <table:table-cell office:value="0.6634575355949748" office:value-type="float"/>
          <table:table-cell office:value="0.3544660543894729" office:value-type="float"/>
          <table:table-cell office:value="0.43317318118781434" office:value-type="float"/>
          <table:table-cell office:value="0.46599676619054387" office:value-type="float"/>
          <table:table-cell office:value="0.48300287880748016" office:value-type="float"/>
          <table:table-cell office:value="0.5203293000173977" office:value-type="float"/>
        </table:table-row>
        <table:table-row>
          <table:table-cell office:value-type="string">
            <text:p>johnpolacek__scrollorama</text:p>
          </table:table-cell>
          <table:table-cell office:value="0.7281167701501676" office:value-type="float"/>
          <table:table-cell office:value="0.7281167701501676" office:value-type="float"/>
          <table:table-cell office:value="0.7281167701501676" office:value-type="float"/>
          <table:table-cell office:value="0.7281167701501676" office:value-type="float"/>
          <table:table-cell office:value="0.813681231864982" office:value-type="float"/>
          <table:table-cell office:value="0.5417804715807989" office:value-type="float"/>
          <table:table-cell office:value="0.5417804715807989" office:value-type="float"/>
          <table:table-cell office:value="0.5417804715807989" office:value-type="float"/>
          <table:table-cell office:value="0.5417804715807989" office:value-type="float"/>
          <table:table-cell office:value="0.6424267856030349" office:value-type="float"/>
          <table:table-cell office:value="0.44779057307369446" office:value-type="float"/>
          <table:table-cell office:value="0.44779057307369446" office:value-type="float"/>
          <table:table-cell office:value="0.44779057307369446" office:value-type="float"/>
          <table:table-cell office:value="0.44779057307369446" office:value-type="float"/>
          <table:table-cell office:value="0.5297572140409508" office:value-type="float"/>
          <table:table-cell office:value="0.6179809427210936" office:value-type="float"/>
          <table:table-cell office:value="0.6179809427210936" office:value-type="float"/>
          <table:table-cell office:value="0.6179809427210936" office:value-type="float"/>
          <table:table-cell office:value="0.6179809427210936" office:value-type="float"/>
          <table:table-cell office:value="0.711735717285517" office:value-type="float"/>
          <table:table-cell office:value="0.465192693496278" office:value-type="float"/>
          <table:table-cell office:value="0.465192693496278" office:value-type="float"/>
          <table:table-cell office:value="0.465192693496278" office:value-type="float"/>
          <table:table-cell office:value="0.465192693496278" office:value-type="float"/>
          <table:table-cell office:value="0.5342475015603072" office:value-type="float"/>
        </table:table-row>
        <table:table-row>
          <table:table-cell office:value-type="string">
            <text:p>netguru__ResponseDetective</text:p>
          </table:table-cell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8109780326079614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965786427105123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4198127728488157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617600370750145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530539540278238" office:value-type="float"/>
        </table:table-row>
        <table:table-row>
          <table:table-cell office:value-type="string">
            <text:p>btraceio__btrace</text:p>
          </table:table-cell>
          <table:table-cell office:value="0.6737957559639196" office:value-type="float"/>
          <table:table-cell office:value="0.7446514189034775" office:value-type="float"/>
          <table:table-cell office:value="0.7662424935096195" office:value-type="float"/>
          <table:table-cell office:value="0.7895021160810655" office:value-type="float"/>
          <table:table-cell office:value="0.8216676909314284" office:value-type="float"/>
          <table:table-cell office:value="0.5504322136467661" office:value-type="float"/>
          <table:table-cell office:value="0.5810888462565972" office:value-type="float"/>
          <table:table-cell office:value="0.5964396453853692" office:value-type="float"/>
          <table:table-cell office:value="0.6069471571205374" office:value-type="float"/>
          <table:table-cell office:value="0.6594936748441935" office:value-type="float"/>
          <table:table-cell office:value="0.39648581767428825" office:value-type="float"/>
          <table:table-cell office:value="0.4611610988421408" office:value-type="float"/>
          <table:table-cell office:value="0.47441751797897996" office:value-type="float"/>
          <table:table-cell office:value="0.4849149316889605" office:value-type="float"/>
          <table:table-cell office:value="0.5528099494708023" office:value-type="float"/>
          <table:table-cell office:value="0.5879554154099326" office:value-type="float"/>
          <table:table-cell office:value="0.6210142579199704" office:value-type="float"/>
          <table:table-cell office:value="0.6508164757748636" office:value-type="float"/>
          <table:table-cell office:value="0.670139923606923" office:value-type="float"/>
          <table:table-cell office:value="0.7143706154890586" office:value-type="float"/>
          <table:table-cell office:value="0.3843545306131899" office:value-type="float"/>
          <table:table-cell office:value="0.42410074872154924" office:value-type="float"/>
          <table:table-cell office:value="0.46356309385642264" office:value-type="float"/>
          <table:table-cell office:value="0.5129290331975455" office:value-type="float"/>
          <table:table-cell office:value="0.5650529610933884" office:value-type="float"/>
        </table:table-row>
        <table:table-row>
          <table:table-cell office:value-type="string">
            <text:p>rs__SDWebImage</text:p>
          </table:table-cell>
          <table:table-cell office:value="0.6681033762753051" office:value-type="float"/>
          <table:table-cell office:value="0.7562830206523742" office:value-type="float"/>
          <table:table-cell office:value="0.7870152700503232" office:value-type="float"/>
          <table:table-cell office:value="0.8015983164453659" office:value-type="float"/>
          <table:table-cell office:value="0.8540796025028814" office:value-type="float"/>
          <table:table-cell office:value="0.5014417261133726" office:value-type="float"/>
          <table:table-cell office:value="0.5730613081215223" office:value-type="float"/>
          <table:table-cell office:value="0.5945519751203022" office:value-type="float"/>
          <table:table-cell office:value="0.6115056241221781" office:value-type="float"/>
          <table:table-cell office:value="0.666351317942314" office:value-type="float"/>
          <table:table-cell office:value="0.34081558280291113" office:value-type="float"/>
          <table:table-cell office:value="0.4406381059382465" office:value-type="float"/>
          <table:table-cell office:value="0.4601171296605969" office:value-type="float"/>
          <table:table-cell office:value="0.48255276294008187" office:value-type="float"/>
          <table:table-cell office:value="0.543282393495294" office:value-type="float"/>
          <table:table-cell office:value="0.5609478591894663" office:value-type="float"/>
          <table:table-cell office:value="0.6216745501461556" office:value-type="float"/>
          <table:table-cell office:value="0.6430322472206227" office:value-type="float"/>
          <table:table-cell office:value="0.666086215004674" office:value-type="float"/>
          <table:table-cell office:value="0.737802026551567" office:value-type="float"/>
          <table:table-cell office:value="0.32076472753020957" office:value-type="float"/>
          <table:table-cell office:value="0.41672583371676275" office:value-type="float"/>
          <table:table-cell office:value="0.463453918409961" office:value-type="float"/>
          <table:table-cell office:value="0.5022789841346091" office:value-type="float"/>
          <table:table-cell office:value="0.5770622967386451" office:value-type="float"/>
        </table:table-row>
        <table:table-row>
          <table:table-cell office:value-type="string">
            <text:p>ArtSabintsev__Siren</text:p>
          </table:table-cell>
          <table:table-cell office:value="0.7106179615007129" office:value-type="float"/>
          <table:table-cell office:value="0.7986085269265695" office:value-type="float"/>
          <table:table-cell office:value="0.8115608137383953" office:value-type="float"/>
          <table:table-cell office:value="0.8215681039056995" office:value-type="float"/>
          <table:table-cell office:value="0.8307851395074288" office:value-type="float"/>
          <table:table-cell office:value="0.5403664499669746" office:value-type="float"/>
          <table:table-cell office:value="0.5936795819649492" office:value-type="float"/>
          <table:table-cell office:value="0.6049908230043672" office:value-type="float"/>
          <table:table-cell office:value="0.6212345350094656" office:value-type="float"/>
          <table:table-cell office:value="0.6487191887200208" office:value-type="float"/>
          <table:table-cell office:value="0.3583077414712649" office:value-type="float"/>
          <table:table-cell office:value="0.4322553587470169" office:value-type="float"/>
          <table:table-cell office:value="0.4474137968324683" office:value-type="float"/>
          <table:table-cell office:value="0.4725815704773991" office:value-type="float"/>
          <table:table-cell office:value="0.5454788206226567" office:value-type="float"/>
          <table:table-cell office:value="0.5802456955718007" office:value-type="float"/>
          <table:table-cell office:value="0.6209560161421269" office:value-type="float"/>
          <table:table-cell office:value="0.6557906560364413" office:value-type="float"/>
          <table:table-cell office:value="0.6660207559616008" office:value-type="float"/>
          <table:table-cell office:value="0.7023545847954766" office:value-type="float"/>
          <table:table-cell office:value="0.40040136146334676" office:value-type="float"/>
          <table:table-cell office:value="0.49147829888111627" office:value-type="float"/>
          <table:table-cell office:value="0.5192064639204726" office:value-type="float"/>
          <table:table-cell office:value="0.5390615437155648" office:value-type="float"/>
          <table:table-cell office:value="0.5571649265574012" office:value-type="float"/>
        </table:table-row>
        <table:table-row>
          <table:table-cell office:value-type="string">
            <text:p>mozilla__MozDef</text:p>
          </table:table-cell>
          <table:table-cell office:value="0.7332051825721013" office:value-type="float"/>
          <table:table-cell office:value="0.7796755697189472" office:value-type="float"/>
          <table:table-cell office:value="0.7999202517928676" office:value-type="float"/>
          <table:table-cell office:value="0.8185898791214224" office:value-type="float"/>
          <table:table-cell office:value="0.8333075877194787" office:value-type="float"/>
          <table:table-cell office:value="0.5574778715041905" office:value-type="float"/>
          <table:table-cell office:value="0.5864976253960663" office:value-type="float"/>
          <table:table-cell office:value="0.6053505252790573" office:value-type="float"/>
          <table:table-cell office:value="0.6174637392295405" office:value-type="float"/>
          <table:table-cell office:value="0.6491319122081849" office:value-type="float"/>
          <table:table-cell office:value="0.4212575740019472" office:value-type="float"/>
          <table:table-cell office:value="0.4577212597642082" office:value-type="float"/>
          <table:table-cell office:value="0.4675344991318632" office:value-type="float"/>
          <table:table-cell office:value="0.48426311985703374" office:value-type="float"/>
          <table:table-cell office:value="0.5259846747049639" office:value-type="float"/>
          <table:table-cell office:value="0.617556654300998" office:value-type="float"/>
          <table:table-cell office:value="0.6246071386540302" office:value-type="float"/>
          <table:table-cell office:value="0.629702824726617" office:value-type="float"/>
          <table:table-cell office:value="0.6521224664416125" office:value-type="float"/>
          <table:table-cell office:value="0.6844095982653651" office:value-type="float"/>
          <table:table-cell office:value="0.39078176637235407" office:value-type="float"/>
          <table:table-cell office:value="0.46747335859588834" office:value-type="float"/>
          <table:table-cell office:value="0.4934345543460642" office:value-type="float"/>
          <table:table-cell office:value="0.5003217680201626" office:value-type="float"/>
          <table:table-cell office:value="0.5476444168379456" office:value-type="float"/>
        </table:table-row>
        <table:table-row>
          <table:table-cell office:value-type="string">
            <text:p>MobileChromeApps__mobile-chrome-apps</text:p>
          </table:table-cell>
          <table:table-cell office:value="0.7142056073508967" office:value-type="float"/>
          <table:table-cell office:value="0.7690099904874129" office:value-type="float"/>
          <table:table-cell office:value="0.7853460349975975" office:value-type="float"/>
          <table:table-cell office:value="0.803518855980569" office:value-type="float"/>
          <table:table-cell office:value="0.847969369366983" office:value-type="float"/>
          <table:table-cell office:value="0.5158085651256153" office:value-type="float"/>
          <table:table-cell office:value="0.5687120032969845" office:value-type="float"/>
          <table:table-cell office:value="0.5884660443891188" office:value-type="float"/>
          <table:table-cell office:value="0.6049290908579014" office:value-type="float"/>
          <table:table-cell office:value="0.6826095265827608" office:value-type="float"/>
          <table:table-cell office:value="0.3439505016434188" office:value-type="float"/>
          <table:table-cell office:value="0.4327041218874573" office:value-type="float"/>
          <table:table-cell office:value="0.4643139969464052" office:value-type="float"/>
          <table:table-cell office:value="0.483186342080988" office:value-type="float"/>
          <table:table-cell office:value="0.554550836884472" office:value-type="float"/>
          <table:table-cell office:value="0.5370677238282822" office:value-type="float"/>
          <table:table-cell office:value="0.5927437231839088" office:value-type="float"/>
          <table:table-cell office:value="0.6065673395593726" office:value-type="float"/>
          <table:table-cell office:value="0.634467730401524" office:value-type="float"/>
          <table:table-cell office:value="0.7452741575555067" office:value-type="float"/>
          <table:table-cell office:value="0.3653677106066856" office:value-type="float"/>
          <table:table-cell office:value="0.49576474696507744" office:value-type="float"/>
          <table:table-cell office:value="0.5259642449421773" office:value-type="float"/>
          <table:table-cell office:value="0.5458341481847254" office:value-type="float"/>
          <table:table-cell office:value="0.6215733532078196" office:value-type="float"/>
        </table:table-row>
        <table:table-row>
          <table:table-cell office:value-type="string">
            <text:p>keithamus__jwerty</text:p>
          </table:table-cell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8148853894123491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6212578117179813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938619553586937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671086956642328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5054467182762369" office:value-type="float"/>
        </table:table-row>
        <table:table-row>
          <table:table-cell office:value-type="string">
            <text:p>mysticatea__npm-run-all</text:p>
          </table:table-cell>
          <table:table-cell office:value="0.7845445987207583" office:value-type="float"/>
          <table:table-cell office:value="0.789851332468329" office:value-type="float"/>
          <table:table-cell office:value="0.7944142691665662" office:value-type="float"/>
          <table:table-cell office:value="0.8014031762185965" office:value-type="float"/>
          <table:table-cell office:value="0.8380088399457466" office:value-type="float"/>
          <table:table-cell office:value="0.5466497593529963" office:value-type="float"/>
          <table:table-cell office:value="0.5861277086064394" office:value-type="float"/>
          <table:table-cell office:value="0.6038836967342892" office:value-type="float"/>
          <table:table-cell office:value="0.6100293088147121" office:value-type="float"/>
          <table:table-cell office:value="0.638054971313635" office:value-type="float"/>
          <table:table-cell office:value="0.4174371388725937" office:value-type="float"/>
          <table:table-cell office:value="0.4284446075337125" office:value-type="float"/>
          <table:table-cell office:value="0.43636214241640925" office:value-type="float"/>
          <table:table-cell office:value="0.44639164002690734" office:value-type="float"/>
          <table:table-cell office:value="0.4986835284322779" office:value-type="float"/>
          <table:table-cell office:value="0.5552534062516407" office:value-type="float"/>
          <table:table-cell office:value="0.5931911952325857" office:value-type="float"/>
          <table:table-cell office:value="0.6104400688861353" office:value-type="float"/>
          <table:table-cell office:value="0.6200807953325772" office:value-type="float"/>
          <table:table-cell office:value="0.731258659903419" office:value-type="float"/>
          <table:table-cell office:value="0.45729416752679664" office:value-type="float"/>
          <table:table-cell office:value="0.48283275640292833" office:value-type="float"/>
          <table:table-cell office:value="0.49841661123500347" office:value-type="float"/>
          <table:table-cell office:value="0.5061944581436573" office:value-type="float"/>
          <table:table-cell office:value="0.5451874841437251" office:value-type="float"/>
        </table:table-row>
        <table:table-row>
          <table:table-cell office:value-type="string">
            <text:p>ethereum__mist</text:p>
          </table:table-cell>
          <table:table-cell office:value="0.6900232716419095" office:value-type="float"/>
          <table:table-cell office:value="0.7602843716736271" office:value-type="float"/>
          <table:table-cell office:value="0.778760780966415" office:value-type="float"/>
          <table:table-cell office:value="0.7957454052335333" office:value-type="float"/>
          <table:table-cell office:value="0.8640544183021382" office:value-type="float"/>
          <table:table-cell office:value="0.510212909425924" office:value-type="float"/>
          <table:table-cell office:value="0.5855112028939725" office:value-type="float"/>
          <table:table-cell office:value="0.6064208161859898" office:value-type="float"/>
          <table:table-cell office:value="0.627904309851916" office:value-type="float"/>
          <table:table-cell office:value="0.7275918825261845" office:value-type="float"/>
          <table:table-cell office:value="0.3524612768352108" office:value-type="float"/>
          <table:table-cell office:value="0.44380228552126666" office:value-type="float"/>
          <table:table-cell office:value="0.47282646394259037" office:value-type="float"/>
          <table:table-cell office:value="0.5102661123391532" office:value-type="float"/>
          <table:table-cell office:value="0.611945062503591" office:value-type="float"/>
          <table:table-cell office:value="0.5381503282371012" office:value-type="float"/>
          <table:table-cell office:value="0.62010495304112" office:value-type="float"/>
          <table:table-cell office:value="0.6453351790919444" office:value-type="float"/>
          <table:table-cell office:value="0.6745464155854191" office:value-type="float"/>
          <table:table-cell office:value="0.7787151469367071" office:value-type="float"/>
          <table:table-cell office:value="0.36663372618906026" office:value-type="float"/>
          <table:table-cell office:value="0.4835303491926562" office:value-type="float"/>
          <table:table-cell office:value="0.5114615412443717" office:value-type="float"/>
          <table:table-cell office:value="0.5383666575944446" office:value-type="float"/>
          <table:table-cell office:value="0.613955774106099" office:value-type="float"/>
        </table:table-row>
        <table:table-row>
          <table:table-cell office:value-type="string">
            <text:p>chrisalbon__mlai</text:p>
          </table:table-cell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918999236340659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611109733995724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614448393565847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97740508987953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964047220529369" office:value-type="float"/>
        </table:table-row>
        <table:table-row>
          <table:table-cell office:value-type="string">
            <text:p>nana-4__materia-theme</text:p>
          </table:table-cell>
          <table:table-cell office:value="0.7732281408590932" office:value-type="float"/>
          <table:table-cell office:value="0.8001216604930251" office:value-type="float"/>
          <table:table-cell office:value="0.8190434404704467" office:value-type="float"/>
          <table:table-cell office:value="0.8404428706140034" office:value-type="float"/>
          <table:table-cell office:value="0.8588403408653725" office:value-type="float"/>
          <table:table-cell office:value="0.560157761352808" office:value-type="float"/>
          <table:table-cell office:value="0.5818991560775473" office:value-type="float"/>
          <table:table-cell office:value="0.5988016920937435" office:value-type="float"/>
          <table:table-cell office:value="0.6106508267166083" office:value-type="float"/>
          <table:table-cell office:value="0.660960670675452" office:value-type="float"/>
          <table:table-cell office:value="0.4402365148278563" office:value-type="float"/>
          <table:table-cell office:value="0.48302519815547657" office:value-type="float"/>
          <table:table-cell office:value="0.5018053693533998" office:value-type="float"/>
          <table:table-cell office:value="0.5157239329131095" office:value-type="float"/>
          <table:table-cell office:value="0.5723433393000565" office:value-type="float"/>
          <table:table-cell office:value="0.5852591925596615" office:value-type="float"/>
          <table:table-cell office:value="0.6224004891702075" office:value-type="float"/>
          <table:table-cell office:value="0.6467417047238568" office:value-type="float"/>
          <table:table-cell office:value="0.6623135307114103" office:value-type="float"/>
          <table:table-cell office:value="0.6974694385137405" office:value-type="float"/>
          <table:table-cell office:value="0.4366649670910045" office:value-type="float"/>
          <table:table-cell office:value="0.48665034632050974" office:value-type="float"/>
          <table:table-cell office:value="0.49576504182891656" office:value-type="float"/>
          <table:table-cell office:value="0.5077365195024122" office:value-type="float"/>
          <table:table-cell office:value="0.5286086529490233" office:value-type="float"/>
        </table:table-row>
        <table:table-row>
          <table:table-cell office:value-type="string">
            <text:p>EFForg__privacybadgerfirefox-legacy</text:p>
          </table:table-cell>
          <table:table-cell office:value="0.7368014018129075" office:value-type="float"/>
          <table:table-cell office:value="0.7861470423369409" office:value-type="float"/>
          <table:table-cell office:value="0.8043359377069695" office:value-type="float"/>
          <table:table-cell office:value="0.8132509199722191" office:value-type="float"/>
          <table:table-cell office:value="0.8565122538689395" office:value-type="float"/>
          <table:table-cell office:value="0.5310918369053127" office:value-type="float"/>
          <table:table-cell office:value="0.5945109256894224" office:value-type="float"/>
          <table:table-cell office:value="0.6091801895041323" office:value-type="float"/>
          <table:table-cell office:value="0.6237795712956286" office:value-type="float"/>
          <table:table-cell office:value="0.6612267305041758" office:value-type="float"/>
          <table:table-cell office:value="0.39262524645134156" office:value-type="float"/>
          <table:table-cell office:value="0.4555132331036986" office:value-type="float"/>
          <table:table-cell office:value="0.48348652269994574" office:value-type="float"/>
          <table:table-cell office:value="0.5000938722998294" office:value-type="float"/>
          <table:table-cell office:value="0.5484312225870267" office:value-type="float"/>
          <table:table-cell office:value="0.5402624067027535" office:value-type="float"/>
          <table:table-cell office:value="0.6132850507311084" office:value-type="float"/>
          <table:table-cell office:value="0.6244461882778327" office:value-type="float"/>
          <table:table-cell office:value="0.6514328347982188" office:value-type="float"/>
          <table:table-cell office:value="0.7049500268291571" office:value-type="float"/>
          <table:table-cell office:value="0.37498884551940465" office:value-type="float"/>
          <table:table-cell office:value="0.5148545517143317" office:value-type="float"/>
          <table:table-cell office:value="0.5306472856033229" office:value-type="float"/>
          <table:table-cell office:value="0.5482131318329556" office:value-type="float"/>
          <table:table-cell office:value="0.6186728018391494" office:value-type="float"/>
        </table:table-row>
        <table:table-row>
          <table:table-cell office:value-type="string">
            <text:p>rsms__node-imagemagick</text:p>
          </table:table-cell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9238408394240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980905368663788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566119302182166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413623255275883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955389080691186" office:value-type="float"/>
        </table:table-row>
        <table:table-row>
          <table:table-cell office:value-type="string">
            <text:p>nameko__nameko</text:p>
          </table:table-cell>
          <table:table-cell office:value="0.7171781513678668" office:value-type="float"/>
          <table:table-cell office:value="0.7829395608197884" office:value-type="float"/>
          <table:table-cell office:value="0.8054392044430679" office:value-type="float"/>
          <table:table-cell office:value="0.8147477760341907" office:value-type="float"/>
          <table:table-cell office:value="0.8351401811368143" office:value-type="float"/>
          <table:table-cell office:value="0.5699074520590065" office:value-type="float"/>
          <table:table-cell office:value="0.5945379419007071" office:value-type="float"/>
          <table:table-cell office:value="0.605586876020305" office:value-type="float"/>
          <table:table-cell office:value="0.6159079381988298" office:value-type="float"/>
          <table:table-cell office:value="0.6524400044749927" office:value-type="float"/>
          <table:table-cell office:value="0.4346670450613762" office:value-type="float"/>
          <table:table-cell office:value="0.47067944002337475" office:value-type="float"/>
          <table:table-cell office:value="0.48510302038247494" office:value-type="float"/>
          <table:table-cell office:value="0.5030608237341503" office:value-type="float"/>
          <table:table-cell office:value="0.5586306139020307" office:value-type="float"/>
          <table:table-cell office:value="0.5904489903997674" office:value-type="float"/>
          <table:table-cell office:value="0.6251475993963826" office:value-type="float"/>
          <table:table-cell office:value="0.6482977259354743" office:value-type="float"/>
          <table:table-cell office:value="0.6659839509310873" office:value-type="float"/>
          <table:table-cell office:value="0.7049853158386921" office:value-type="float"/>
          <table:table-cell office:value="0.4366310905255225" office:value-type="float"/>
          <table:table-cell office:value="0.47838031396640246" office:value-type="float"/>
          <table:table-cell office:value="0.4957583013465972" office:value-type="float"/>
          <table:table-cell office:value="0.5086568406140004" office:value-type="float"/>
          <table:table-cell office:value="0.549035959183639" office:value-type="float"/>
        </table:table-row>
        <table:table-row>
          <table:table-cell office:value-type="string">
            <text:p>totaljs__framework</text:p>
          </table:table-cell>
          <table:table-cell office:value="0.7343084081364782" office:value-type="float"/>
          <table:table-cell office:value="0.7737754615173096" office:value-type="float"/>
          <table:table-cell office:value="0.7894057720347211" office:value-type="float"/>
          <table:table-cell office:value="0.8021791702539809" office:value-type="float"/>
          <table:table-cell office:value="0.8448875293867651" office:value-type="float"/>
          <table:table-cell office:value="0.5289422584486723" office:value-type="float"/>
          <table:table-cell office:value="0.5680138214398159" office:value-type="float"/>
          <table:table-cell office:value="0.5864016507842211" office:value-type="float"/>
          <table:table-cell office:value="0.5947632452427035" office:value-type="float"/>
          <table:table-cell office:value="0.6824746947260159" office:value-type="float"/>
          <table:table-cell office:value="0.42472679034277394" office:value-type="float"/>
          <table:table-cell office:value="0.46206522461226673" office:value-type="float"/>
          <table:table-cell office:value="0.4817213629549393" office:value-type="float"/>
          <table:table-cell office:value="0.49110848648243505" office:value-type="float"/>
          <table:table-cell office:value="0.5458935915193892" office:value-type="float"/>
          <table:table-cell office:value="0.5732148759151383" office:value-type="float"/>
          <table:table-cell office:value="0.6175633680244192" office:value-type="float"/>
          <table:table-cell office:value="0.6323222559094075" office:value-type="float"/>
          <table:table-cell office:value="0.6526522355990032" office:value-type="float"/>
          <table:table-cell office:value="0.6901645063916262" office:value-type="float"/>
          <table:table-cell office:value="0.44740557253069146" office:value-type="float"/>
          <table:table-cell office:value="0.48638494799865917" office:value-type="float"/>
          <table:table-cell office:value="0.5040842617318546" office:value-type="float"/>
          <table:table-cell office:value="0.5219273280584652" office:value-type="float"/>
          <table:table-cell office:value="0.5629845359816067" office:value-type="float"/>
        </table:table-row>
        <table:table-row>
          <table:table-cell office:value-type="string">
            <text:p>codemirror__CodeMirror</text:p>
          </table:table-cell>
          <table:table-cell office:value="0.7457847670325207" office:value-type="float"/>
          <table:table-cell office:value="0.8049769787193821" office:value-type="float"/>
          <table:table-cell office:value="0.8193267265317619" office:value-type="float"/>
          <table:table-cell office:value="0.8296782713186925" office:value-type="float"/>
          <table:table-cell office:value="0.8782879389843933" office:value-type="float"/>
          <table:table-cell office:value="0.49499656957164595" office:value-type="float"/>
          <table:table-cell office:value="0.5702214541113226" office:value-type="float"/>
          <table:table-cell office:value="0.5868467287607325" office:value-type="float"/>
          <table:table-cell office:value="0.6026155133640682" office:value-type="float"/>
          <table:table-cell office:value="0.6777562828257712" office:value-type="float"/>
          <table:table-cell office:value="0.3890333455218853" office:value-type="float"/>
          <table:table-cell office:value="0.4598619122138111" office:value-type="float"/>
          <table:table-cell office:value="0.4755868611702626" office:value-type="float"/>
          <table:table-cell office:value="0.49507957100957484" office:value-type="float"/>
          <table:table-cell office:value="0.5696935672322054" office:value-type="float"/>
          <table:table-cell office:value="0.5573257082036023" office:value-type="float"/>
          <table:table-cell office:value="0.6165963310482264" office:value-type="float"/>
          <table:table-cell office:value="0.6329744787977771" office:value-type="float"/>
          <table:table-cell office:value="0.6534686840043469" office:value-type="float"/>
          <table:table-cell office:value="0.7159406414385856" office:value-type="float"/>
          <table:table-cell office:value="0.35501316714081194" office:value-type="float"/>
          <table:table-cell office:value="0.4818339272694775" office:value-type="float"/>
          <table:table-cell office:value="0.5032707750086952" office:value-type="float"/>
          <table:table-cell office:value="0.5182115725326056" office:value-type="float"/>
          <table:table-cell office:value="0.5737553601538181" office:value-type="float"/>
        </table:table-row>
        <table:table-row>
          <table:table-cell office:value-type="string">
            <text:p>NLog__NLog</text:p>
          </table:table-cell>
          <table:table-cell office:value="0.7236247878146559" office:value-type="float"/>
          <table:table-cell office:value="0.7755911573596517" office:value-type="float"/>
          <table:table-cell office:value="0.7993272769291191" office:value-type="float"/>
          <table:table-cell office:value="0.8153574250117939" office:value-type="float"/>
          <table:table-cell office:value="0.8792619364920046" office:value-type="float"/>
          <table:table-cell office:value="0.5172724493235875" office:value-type="float"/>
          <table:table-cell office:value="0.5651470951519815" office:value-type="float"/>
          <table:table-cell office:value="0.5843642152110732" office:value-type="float"/>
          <table:table-cell office:value="0.6050876980667118" office:value-type="float"/>
          <table:table-cell office:value="0.6668316621371683" office:value-type="float"/>
          <table:table-cell office:value="0.36226026356776975" office:value-type="float"/>
          <table:table-cell office:value="0.45718133197800076" office:value-type="float"/>
          <table:table-cell office:value="0.4738126219211297" office:value-type="float"/>
          <table:table-cell office:value="0.4945833651500077" office:value-type="float"/>
          <table:table-cell office:value="0.5758618760131611" office:value-type="float"/>
          <table:table-cell office:value="0.5501461713846675" office:value-type="float"/>
          <table:table-cell office:value="0.6140644149828842" office:value-type="float"/>
          <table:table-cell office:value="0.6350269628520635" office:value-type="float"/>
          <table:table-cell office:value="0.6552008781904624" office:value-type="float"/>
          <table:table-cell office:value="0.7206489310959552" office:value-type="float"/>
          <table:table-cell office:value="0.3317722778458335" office:value-type="float"/>
          <table:table-cell office:value="0.4485929127426189" office:value-type="float"/>
          <table:table-cell office:value="0.48250812505059526" office:value-type="float"/>
          <table:table-cell office:value="0.504818641210807" office:value-type="float"/>
          <table:table-cell office:value="0.6343100848904555" office:value-type="float"/>
        </table:table-row>
        <table:table-row>
          <table:table-cell office:value-type="string">
            <text:p>Moya__Moya</text:p>
          </table:table-cell>
          <table:table-cell office:value="0.7184961248668161" office:value-type="float"/>
          <table:table-cell office:value="0.7766625447542999" office:value-type="float"/>
          <table:table-cell office:value="0.7977984573904398" office:value-type="float"/>
          <table:table-cell office:value="0.8118287689688195" office:value-type="float"/>
          <table:table-cell office:value="0.8470066129061299" office:value-type="float"/>
          <table:table-cell office:value="0.5043912444617918" office:value-type="float"/>
          <table:table-cell office:value="0.5771146090686965" office:value-type="float"/>
          <table:table-cell office:value="0.5937910089462448" office:value-type="float"/>
          <table:table-cell office:value="0.6098687508680771" office:value-type="float"/>
          <table:table-cell office:value="0.656268206464637" office:value-type="float"/>
          <table:table-cell office:value="0.4001557527510685" office:value-type="float"/>
          <table:table-cell office:value="0.45704022833991753" office:value-type="float"/>
          <table:table-cell office:value="0.47559881560853134" office:value-type="float"/>
          <table:table-cell office:value="0.49306173000799725" office:value-type="float"/>
          <table:table-cell office:value="0.5563065178136711" office:value-type="float"/>
          <table:table-cell office:value="0.5859814497789592" office:value-type="float"/>
          <table:table-cell office:value="0.635293968326228" office:value-type="float"/>
          <table:table-cell office:value="0.6508732376000308" office:value-type="float"/>
          <table:table-cell office:value="0.6777708686521016" office:value-type="float"/>
          <table:table-cell office:value="0.7481822788969503" office:value-type="float"/>
          <table:table-cell office:value="0.38113233801858887" office:value-type="float"/>
          <table:table-cell office:value="0.4619449715461793" office:value-type="float"/>
          <table:table-cell office:value="0.49159465626162524" office:value-type="float"/>
          <table:table-cell office:value="0.5091445222831491" office:value-type="float"/>
          <table:table-cell office:value="0.567884111924562" office:value-type="float"/>
        </table:table-row>
        <table:table-row>
          <table:table-cell office:value-type="string">
            <text:p>mRemoteNG__mRemoteNG</text:p>
          </table:table-cell>
          <table:table-cell office:value="0.7022210668748388" office:value-type="float"/>
          <table:table-cell office:value="0.7810376901291419" office:value-type="float"/>
          <table:table-cell office:value="0.7999498095364934" office:value-type="float"/>
          <table:table-cell office:value="0.8079933382858968" office:value-type="float"/>
          <table:table-cell office:value="0.8482395096004137" office:value-type="float"/>
          <table:table-cell office:value="0.42287076403893975" office:value-type="float"/>
          <table:table-cell office:value="0.5971411506848356" office:value-type="float"/>
          <table:table-cell office:value="0.6104503177994413" office:value-type="float"/>
          <table:table-cell office:value="0.626897689146049" office:value-type="float"/>
          <table:table-cell office:value="0.6735860887260331" office:value-type="float"/>
          <table:table-cell office:value="0.423697164117204" office:value-type="float"/>
          <table:table-cell office:value="0.47224826102068684" office:value-type="float"/>
          <table:table-cell office:value="0.492263407441636" office:value-type="float"/>
          <table:table-cell office:value="0.5141555066727181" office:value-type="float"/>
          <table:table-cell office:value="0.5650966949279931" office:value-type="float"/>
          <table:table-cell office:value="0.5810093446520033" office:value-type="float"/>
          <table:table-cell office:value="0.6204045620550944" office:value-type="float"/>
          <table:table-cell office:value="0.6451358175239456" office:value-type="float"/>
          <table:table-cell office:value="0.6705472493786158" office:value-type="float"/>
          <table:table-cell office:value="0.7315510022560114" office:value-type="float"/>
          <table:table-cell office:value="0.24283028662599243" office:value-type="float"/>
          <table:table-cell office:value="0.4968868512549372" office:value-type="float"/>
          <table:table-cell office:value="0.5194487881052541" office:value-type="float"/>
          <table:table-cell office:value="0.5413531378340798" office:value-type="float"/>
          <table:table-cell office:value="0.5819979741875796" office:value-type="float"/>
        </table:table-row>
        <table:table-row>
          <table:table-cell office:value-type="string">
            <text:p>JeffreySu__WeiXinMPSDK</text:p>
          </table:table-cell>
          <table:table-cell office:value="0.704045874567686" office:value-type="float"/>
          <table:table-cell office:value="0.7274204626108844" office:value-type="float"/>
          <table:table-cell office:value="0.7508801113754566" office:value-type="float"/>
          <table:table-cell office:value="0.7655911648320021" office:value-type="float"/>
          <table:table-cell office:value="0.7868616432908775" office:value-type="float"/>
          <table:table-cell office:value="0.5720513646949825" office:value-type="float"/>
          <table:table-cell office:value="0.5860883918470624" office:value-type="float"/>
          <table:table-cell office:value="0.590801856440447" office:value-type="float"/>
          <table:table-cell office:value="0.6008595870399499" office:value-type="float"/>
          <table:table-cell office:value="0.6074118677523561" office:value-type="float"/>
          <table:table-cell office:value="0.44638664411994033" office:value-type="float"/>
          <table:table-cell office:value="0.47388321246774706" office:value-type="float"/>
          <table:table-cell office:value="0.48711427907816746" office:value-type="float"/>
          <table:table-cell office:value="0.5017972117129482" office:value-type="float"/>
          <table:table-cell office:value="0.5571543969387326" office:value-type="float"/>
          <table:table-cell office:value="0.6627119538523031" office:value-type="float"/>
          <table:table-cell office:value="0.680527560255376" office:value-type="float"/>
          <table:table-cell office:value="0.6873001850221941" office:value-type="float"/>
          <table:table-cell office:value="0.6966912338712895" office:value-type="float"/>
          <table:table-cell office:value="0.7218785401270413" office:value-type="float"/>
          <table:table-cell office:value="0.365976055425979" office:value-type="float"/>
          <table:table-cell office:value="0.3999617332421528" office:value-type="float"/>
          <table:table-cell office:value="0.42564032573165905" office:value-type="float"/>
          <table:table-cell office:value="0.4347383141433603" office:value-type="float"/>
          <table:table-cell office:value="0.548231533635188" office:value-type="float"/>
        </table:table-row>
        <table:table-row>
          <table:table-cell office:value-type="string">
            <text:p>WebGoat__WebGoat</text:p>
          </table:table-cell>
          <table:table-cell office:value="0.7073611711738482" office:value-type="float"/>
          <table:table-cell office:value="0.72798748631031" office:value-type="float"/>
          <table:table-cell office:value="0.753984922044572" office:value-type="float"/>
          <table:table-cell office:value="0.8001626509573239" office:value-type="float"/>
          <table:table-cell office:value="0.8447551947918023" office:value-type="float"/>
          <table:table-cell office:value="0.5575644258935086" office:value-type="float"/>
          <table:table-cell office:value="0.5897219228508364" office:value-type="float"/>
          <table:table-cell office:value="0.6001049707156901" office:value-type="float"/>
          <table:table-cell office:value="0.6153206228677042" office:value-type="float"/>
          <table:table-cell office:value="0.7316861310915024" office:value-type="float"/>
          <table:table-cell office:value="0.4333864173353462" office:value-type="float"/>
          <table:table-cell office:value="0.4477534735124593" office:value-type="float"/>
          <table:table-cell office:value="0.46974511748085257" office:value-type="float"/>
          <table:table-cell office:value="0.4787458428738446" office:value-type="float"/>
          <table:table-cell office:value="0.5296610680645262" office:value-type="float"/>
          <table:table-cell office:value="0.5650421975243411" office:value-type="float"/>
          <table:table-cell office:value="0.6134572569878265" office:value-type="float"/>
          <table:table-cell office:value="0.6287612977567376" office:value-type="float"/>
          <table:table-cell office:value="0.6729884088869568" office:value-type="float"/>
          <table:table-cell office:value="0.7210247631009719" office:value-type="float"/>
          <table:table-cell office:value="0.4323424381415372" office:value-type="float"/>
          <table:table-cell office:value="0.4623650300454909" office:value-type="float"/>
          <table:table-cell office:value="0.5100556045850793" office:value-type="float"/>
          <table:table-cell office:value="0.5227698852192013" office:value-type="float"/>
          <table:table-cell office:value="0.623534007652967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0.757885892401737" office:value-type="float"/>
          <table:table-cell office:value="0.7817799462540909" office:value-type="float"/>
          <table:table-cell office:value="0.7966585272780997" office:value-type="float"/>
          <table:table-cell office:value="0.804310245309922" office:value-type="float"/>
          <table:table-cell office:value="0.8229542658035369" office:value-type="float"/>
          <table:table-cell office:value="0.5351718291955544" office:value-type="float"/>
          <table:table-cell office:value="0.5849050082542633" office:value-type="float"/>
          <table:table-cell office:value="0.6089391161862516" office:value-type="float"/>
          <table:table-cell office:value="0.6321546356815667" office:value-type="float"/>
          <table:table-cell office:value="0.6615744895598197" office:value-type="float"/>
          <table:table-cell office:value="0.4482915955548467" office:value-type="float"/>
          <table:table-cell office:value="0.48981347722875884" office:value-type="float"/>
          <table:table-cell office:value="0.5119891360490918" office:value-type="float"/>
          <table:table-cell office:value="0.5235635696209338" office:value-type="float"/>
          <table:table-cell office:value="0.5876726735995923" office:value-type="float"/>
          <table:table-cell office:value="0.6128308710409871" office:value-type="float"/>
          <table:table-cell office:value="0.6292143084454265" office:value-type="float"/>
          <table:table-cell office:value="0.6569981805626484" office:value-type="float"/>
          <table:table-cell office:value="0.6679729775381621" office:value-type="float"/>
          <table:table-cell office:value="0.7358322433857936" office:value-type="float"/>
          <table:table-cell office:value="0.4534435988009101" office:value-type="float"/>
          <table:table-cell office:value="0.5194929769840055" office:value-type="float"/>
          <table:table-cell office:value="0.5400532368449316" office:value-type="float"/>
          <table:table-cell office:value="0.5633000435900709" office:value-type="float"/>
          <table:table-cell office:value="0.6002423882492888" office:value-type="float"/>
        </table:table-row>
        <table:table-row>
          <table:table-cell office:value-type="string">
            <text:p>aio-libs__aiohttp</text:p>
          </table:table-cell>
          <table:table-cell office:value="0.7078751158552558" office:value-type="float"/>
          <table:table-cell office:value="0.7835643238211211" office:value-type="float"/>
          <table:table-cell office:value="0.8024467638161851" office:value-type="float"/>
          <table:table-cell office:value="0.8187999241039492" office:value-type="float"/>
          <table:table-cell office:value="0.8554015105024685" office:value-type="float"/>
          <table:table-cell office:value="0.5248908794429747" office:value-type="float"/>
          <table:table-cell office:value="0.5814868472691078" office:value-type="float"/>
          <table:table-cell office:value="0.6003207542528999" office:value-type="float"/>
          <table:table-cell office:value="0.6155921416450678" office:value-type="float"/>
          <table:table-cell office:value="0.6757422543787173" office:value-type="float"/>
          <table:table-cell office:value="0.40806396840786796" office:value-type="float"/>
          <table:table-cell office:value="0.46619009841581355" office:value-type="float"/>
          <table:table-cell office:value="0.4835441133714046" office:value-type="float"/>
          <table:table-cell office:value="0.5039679497133666" office:value-type="float"/>
          <table:table-cell office:value="0.5721617828908748" office:value-type="float"/>
          <table:table-cell office:value="0.5717782320527105" office:value-type="float"/>
          <table:table-cell office:value="0.6252162503532961" office:value-type="float"/>
          <table:table-cell office:value="0.6427586169274587" office:value-type="float"/>
          <table:table-cell office:value="0.6644086230723498" office:value-type="float"/>
          <table:table-cell office:value="0.7453712343911707" office:value-type="float"/>
          <table:table-cell office:value="0.3826919161439614" office:value-type="float"/>
          <table:table-cell office:value="0.47905576223893753" office:value-type="float"/>
          <table:table-cell office:value="0.5018927355175447" office:value-type="float"/>
          <table:table-cell office:value="0.5220085922031263" office:value-type="float"/>
          <table:table-cell office:value="0.6137459947359398" office:value-type="float"/>
        </table:table-row>
        <table:table-row>
          <table:table-cell office:value-type="string">
            <text:p>rqlite__rqlite</text:p>
          </table:table-cell>
          <table:table-cell office:value="0.718585504844871" office:value-type="float"/>
          <table:table-cell office:value="0.7687238218489653" office:value-type="float"/>
          <table:table-cell office:value="0.7958700064993544" office:value-type="float"/>
          <table:table-cell office:value="0.8070507638719567" office:value-type="float"/>
          <table:table-cell office:value="0.8439711920000283" office:value-type="float"/>
          <table:table-cell office:value="0.565200190468772" office:value-type="float"/>
          <table:table-cell office:value="0.5937073533331779" office:value-type="float"/>
          <table:table-cell office:value="0.6024153688803567" office:value-type="float"/>
          <table:table-cell office:value="0.6145808455752942" office:value-type="float"/>
          <table:table-cell office:value="0.6571840527267598" office:value-type="float"/>
          <table:table-cell office:value="0.4343115439563303" office:value-type="float"/>
          <table:table-cell office:value="0.4764327980797848" office:value-type="float"/>
          <table:table-cell office:value="0.502448195247786" office:value-type="float"/>
          <table:table-cell office:value="0.5139537309518152" office:value-type="float"/>
          <table:table-cell office:value="0.5563303186899559" office:value-type="float"/>
          <table:table-cell office:value="0.5902976936288118" office:value-type="float"/>
          <table:table-cell office:value="0.6206520101751222" office:value-type="float"/>
          <table:table-cell office:value="0.644563888081466" office:value-type="float"/>
          <table:table-cell office:value="0.6543426890408033" office:value-type="float"/>
          <table:table-cell office:value="0.7161197050864229" office:value-type="float"/>
          <table:table-cell office:value="0.46916517005675873" office:value-type="float"/>
          <table:table-cell office:value="0.4896982425548038" office:value-type="float"/>
          <table:table-cell office:value="0.510987658931704" office:value-type="float"/>
          <table:table-cell office:value="0.5430752477128202" office:value-type="float"/>
          <table:table-cell office:value="0.5822723134372993" office:value-type="float"/>
        </table:table-row>
        <table:table-row>
          <table:table-cell office:value-type="string">
            <text:p>PHPSocialNetwork__phpfastcache</text:p>
          </table:table-cell>
          <table:table-cell office:value="0.7327505314533472" office:value-type="float"/>
          <table:table-cell office:value="0.7648288850367541" office:value-type="float"/>
          <table:table-cell office:value="0.7908277102026676" office:value-type="float"/>
          <table:table-cell office:value="0.8046167516846224" office:value-type="float"/>
          <table:table-cell office:value="0.8492108259478814" office:value-type="float"/>
          <table:table-cell office:value="0.5431204011512221" office:value-type="float"/>
          <table:table-cell office:value="0.5704420196613998" office:value-type="float"/>
          <table:table-cell office:value="0.5926669359833349" office:value-type="float"/>
          <table:table-cell office:value="0.6142643797934036" office:value-type="float"/>
          <table:table-cell office:value="0.6505463880944249" office:value-type="float"/>
          <table:table-cell office:value="0.359972495220236" office:value-type="float"/>
          <table:table-cell office:value="0.45623745473136107" office:value-type="float"/>
          <table:table-cell office:value="0.472391036156774" office:value-type="float"/>
          <table:table-cell office:value="0.5097269963187367" office:value-type="float"/>
          <table:table-cell office:value="0.5490420923501631" office:value-type="float"/>
          <table:table-cell office:value="0.5415574317639371" office:value-type="float"/>
          <table:table-cell office:value="0.6138873010360332" office:value-type="float"/>
          <table:table-cell office:value="0.6244058119448671" office:value-type="float"/>
          <table:table-cell office:value="0.6412707254565655" office:value-type="float"/>
          <table:table-cell office:value="0.6969093300193101" office:value-type="float"/>
          <table:table-cell office:value="0.45262210503180855" office:value-type="float"/>
          <table:table-cell office:value="0.5038459905318395" office:value-type="float"/>
          <table:table-cell office:value="0.5211812139600184" office:value-type="float"/>
          <table:table-cell office:value="0.5420456800630385" office:value-type="float"/>
          <table:table-cell office:value="0.5772688559267687" office:value-type="float"/>
        </table:table-row>
        <table:table-row>
          <table:table-cell office:value-type="string">
            <text:p>walkor__Workerman</text:p>
          </table:table-cell>
          <table:table-cell office:value="0.6844450947653253" office:value-type="float"/>
          <table:table-cell office:value="0.7338214308111748" office:value-type="float"/>
          <table:table-cell office:value="0.7446428084824903" office:value-type="float"/>
          <table:table-cell office:value="0.765421089456448" office:value-type="float"/>
          <table:table-cell office:value="0.802867541902219" office:value-type="float"/>
          <table:table-cell office:value="0.5560311243242249" office:value-type="float"/>
          <table:table-cell office:value="0.5797348218912762" office:value-type="float"/>
          <table:table-cell office:value="0.5878215484897569" office:value-type="float"/>
          <table:table-cell office:value="0.5951323111970942" office:value-type="float"/>
          <table:table-cell office:value="0.6375554096148381" office:value-type="float"/>
          <table:table-cell office:value="0.4388337425407633" office:value-type="float"/>
          <table:table-cell office:value="0.4565813479249001" office:value-type="float"/>
          <table:table-cell office:value="0.4705637828175938" office:value-type="float"/>
          <table:table-cell office:value="0.48501745097519217" office:value-type="float"/>
          <table:table-cell office:value="0.5172482138914498" office:value-type="float"/>
          <table:table-cell office:value="0.6053864587258738" office:value-type="float"/>
          <table:table-cell office:value="0.627200476403371" office:value-type="float"/>
          <table:table-cell office:value="0.6475300504118714" office:value-type="float"/>
          <table:table-cell office:value="0.6514428527098779" office:value-type="float"/>
          <table:table-cell office:value="0.6758383869467919" office:value-type="float"/>
          <table:table-cell office:value="0.4439878053841043" office:value-type="float"/>
          <table:table-cell office:value="0.47988575519430077" office:value-type="float"/>
          <table:table-cell office:value="0.5112373686724639" office:value-type="float"/>
          <table:table-cell office:value="0.5298760959688076" office:value-type="float"/>
          <table:table-cell office:value="0.5555495438631908" office:value-type="float"/>
        </table:table-row>
        <table:table-row>
          <table:table-cell office:value-type="string">
            <text:p>hueniverse__oz</text:p>
          </table:table-cell>
          <table:table-cell office:value="0.808262805694797" office:value-type="float"/>
          <table:table-cell office:value="0.808522112933704" office:value-type="float"/>
          <table:table-cell office:value="0.8126042116478505" office:value-type="float"/>
          <table:table-cell office:value="0.8169073413036401" office:value-type="float"/>
          <table:table-cell office:value="0.8406182439353431" office:value-type="float"/>
          <table:table-cell office:value="0.5866613323163862" office:value-type="float"/>
          <table:table-cell office:value="0.5893407632821871" office:value-type="float"/>
          <table:table-cell office:value="0.597032160789796" office:value-type="float"/>
          <table:table-cell office:value="0.6132633791889586" office:value-type="float"/>
          <table:table-cell office:value="0.6383518890120236" office:value-type="float"/>
          <table:table-cell office:value="0.477168549565751" office:value-type="float"/>
          <table:table-cell office:value="0.4899130357383159" office:value-type="float"/>
          <table:table-cell office:value="0.5027441280959325" office:value-type="float"/>
          <table:table-cell office:value="0.5121773069651845" office:value-type="float"/>
          <table:table-cell office:value="0.571723975486491" office:value-type="float"/>
          <table:table-cell office:value="0.628642468733797" office:value-type="float"/>
          <table:table-cell office:value="0.6298298656788403" office:value-type="float"/>
          <table:table-cell office:value="0.6330552795096938" office:value-type="float"/>
          <table:table-cell office:value="0.6330935003934166" office:value-type="float"/>
          <table:table-cell office:value="0.6864110502276015" office:value-type="float"/>
          <table:table-cell office:value="0.4489550936264048" office:value-type="float"/>
          <table:table-cell office:value="0.5155388174641069" office:value-type="float"/>
          <table:table-cell office:value="0.5274331274280081" office:value-type="float"/>
          <table:table-cell office:value="0.5277447750390541" office:value-type="float"/>
          <table:table-cell office:value="0.5501222848634376" office:value-type="float"/>
        </table:table-row>
        <table:table-row>
          <table:table-cell office:value-type="string">
            <text:p>ruflin__Elastica</text:p>
          </table:table-cell>
          <table:table-cell office:value="0.7125825483271958" office:value-type="float"/>
          <table:table-cell office:value="0.7918057622210904" office:value-type="float"/>
          <table:table-cell office:value="0.808767865955952" office:value-type="float"/>
          <table:table-cell office:value="0.8218561549552925" office:value-type="float"/>
          <table:table-cell office:value="0.8418890122097072" office:value-type="float"/>
          <table:table-cell office:value="0.5202065562099141" office:value-type="float"/>
          <table:table-cell office:value="0.5832496164248338" office:value-type="float"/>
          <table:table-cell office:value="0.6002765945438191" office:value-type="float"/>
          <table:table-cell office:value="0.618866145997406" office:value-type="float"/>
          <table:table-cell office:value="0.6638574450852767" office:value-type="float"/>
          <table:table-cell office:value="0.38792773505622113" office:value-type="float"/>
          <table:table-cell office:value="0.4556485829146074" office:value-type="float"/>
          <table:table-cell office:value="0.47953145431787936" office:value-type="float"/>
          <table:table-cell office:value="0.5038547521100113" office:value-type="float"/>
          <table:table-cell office:value="0.5632569470393329" office:value-type="float"/>
          <table:table-cell office:value="0.5817514394563448" office:value-type="float"/>
          <table:table-cell office:value="0.6173697876468873" office:value-type="float"/>
          <table:table-cell office:value="0.6416748065195548" office:value-type="float"/>
          <table:table-cell office:value="0.6613549414657218" office:value-type="float"/>
          <table:table-cell office:value="0.7281841187334512" office:value-type="float"/>
          <table:table-cell office:value="0.346411070916977" office:value-type="float"/>
          <table:table-cell office:value="0.47802520579170904" office:value-type="float"/>
          <table:table-cell office:value="0.5007347261153111" office:value-type="float"/>
          <table:table-cell office:value="0.5198577828335904" office:value-type="float"/>
          <table:table-cell office:value="0.5835837505262151" office:value-type="float"/>
        </table:table-row>
        <table:table-row>
          <table:table-cell office:value-type="string">
            <text:p>aria2__aria2</text:p>
          </table:table-cell>
          <table:table-cell office:value="0.6929232642936234" office:value-type="float"/>
          <table:table-cell office:value="0.7494851882724466" office:value-type="float"/>
          <table:table-cell office:value="0.7722869377258968" office:value-type="float"/>
          <table:table-cell office:value="0.7986073401907814" office:value-type="float"/>
          <table:table-cell office:value="0.8380574507962392" office:value-type="float"/>
          <table:table-cell office:value="0.5013254707515112" office:value-type="float"/>
          <table:table-cell office:value="0.5968623809600627" office:value-type="float"/>
          <table:table-cell office:value="0.6089175311263351" office:value-type="float"/>
          <table:table-cell office:value="0.623516624291655" office:value-type="float"/>
          <table:table-cell office:value="0.6775883402360818" office:value-type="float"/>
          <table:table-cell office:value="0.36716732614593683" office:value-type="float"/>
          <table:table-cell office:value="0.4499989732822056" office:value-type="float"/>
          <table:table-cell office:value="0.4699700532176359" office:value-type="float"/>
          <table:table-cell office:value="0.48987612169453837" office:value-type="float"/>
          <table:table-cell office:value="0.5353986698793592" office:value-type="float"/>
          <table:table-cell office:value="0.5759137729268271" office:value-type="float"/>
          <table:table-cell office:value="0.6260893345890681" office:value-type="float"/>
          <table:table-cell office:value="0.647782067786419" office:value-type="float"/>
          <table:table-cell office:value="0.6722936669833314" office:value-type="float"/>
          <table:table-cell office:value="0.7163673588656848" office:value-type="float"/>
          <table:table-cell office:value="0.40235027480347874" office:value-type="float"/>
          <table:table-cell office:value="0.4654269199233443" office:value-type="float"/>
          <table:table-cell office:value="0.5025144158993811" office:value-type="float"/>
          <table:table-cell office:value="0.5368550969228716" office:value-type="float"/>
          <table:table-cell office:value="0.6156952982358679" office:value-type="float"/>
        </table:table-row>
        <table:table-row>
          <table:table-cell office:value-type="string">
            <text:p>bustoutsolutions__siesta</text:p>
          </table:table-cell>
          <table:table-cell office:value="0.743656310651853" office:value-type="float"/>
          <table:table-cell office:value="0.7940844968013101" office:value-type="float"/>
          <table:table-cell office:value="0.8096672596162708" office:value-type="float"/>
          <table:table-cell office:value="0.824590956258809" office:value-type="float"/>
          <table:table-cell office:value="0.8560406886307022" office:value-type="float"/>
          <table:table-cell office:value="0.5316561047344968" office:value-type="float"/>
          <table:table-cell office:value="0.5797411361247522" office:value-type="float"/>
          <table:table-cell office:value="0.5970696429205242" office:value-type="float"/>
          <table:table-cell office:value="0.6185119424798096" office:value-type="float"/>
          <table:table-cell office:value="0.6693497461203981" office:value-type="float"/>
          <table:table-cell office:value="0.4173222518038833" office:value-type="float"/>
          <table:table-cell office:value="0.4831158849388374" office:value-type="float"/>
          <table:table-cell office:value="0.5005757849315984" office:value-type="float"/>
          <table:table-cell office:value="0.5099580821781176" office:value-type="float"/>
          <table:table-cell office:value="0.5579920710982735" office:value-type="float"/>
          <table:table-cell office:value="0.6099373804466306" office:value-type="float"/>
          <table:table-cell office:value="0.6310146675581294" office:value-type="float"/>
          <table:table-cell office:value="0.6464359047767004" office:value-type="float"/>
          <table:table-cell office:value="0.6660737931386147" office:value-type="float"/>
          <table:table-cell office:value="0.7044309468738901" office:value-type="float"/>
          <table:table-cell office:value="0.44120236327532264" office:value-type="float"/>
          <table:table-cell office:value="0.4959421262555217" office:value-type="float"/>
          <table:table-cell office:value="0.5077701454433421" office:value-type="float"/>
          <table:table-cell office:value="0.5274248662655645" office:value-type="float"/>
          <table:table-cell office:value="0.5762193615323266" office:value-type="float"/>
        </table:table-row>
        <table:table-row>
          <table:table-cell office:value-type="string">
            <text:p>ReactiveX__RxJava</text:p>
          </table:table-cell>
          <table:table-cell office:value="0.6774418273892563" office:value-type="float"/>
          <table:table-cell office:value="0.7787389051122653" office:value-type="float"/>
          <table:table-cell office:value="0.8044039368642952" office:value-type="float"/>
          <table:table-cell office:value="0.8194440840221612" office:value-type="float"/>
          <table:table-cell office:value="0.8574555458149908" office:value-type="float"/>
          <table:table-cell office:value="0.5037724230963299" office:value-type="float"/>
          <table:table-cell office:value="0.5695391166808991" office:value-type="float"/>
          <table:table-cell office:value="0.5857543802371596" office:value-type="float"/>
          <table:table-cell office:value="0.6045233835050979" office:value-type="float"/>
          <table:table-cell office:value="0.6952218893693953" office:value-type="float"/>
          <table:table-cell office:value="0.38229771279232805" office:value-type="float"/>
          <table:table-cell office:value="0.45778085216595765" office:value-type="float"/>
          <table:table-cell office:value="0.47585074025098983" office:value-type="float"/>
          <table:table-cell office:value="0.49465368930783116" office:value-type="float"/>
          <table:table-cell office:value="0.5717093537692159" office:value-type="float"/>
          <table:table-cell office:value="0.5502548086540626" office:value-type="float"/>
          <table:table-cell office:value="0.6241082760209241" office:value-type="float"/>
          <table:table-cell office:value="0.6442623502289624" office:value-type="float"/>
          <table:table-cell office:value="0.6643972065683832" office:value-type="float"/>
          <table:table-cell office:value="0.730395643278543" office:value-type="float"/>
          <table:table-cell office:value="0.3181133914723546" office:value-type="float"/>
          <table:table-cell office:value="0.4552066176062332" office:value-type="float"/>
          <table:table-cell office:value="0.4788898652987692" office:value-type="float"/>
          <table:table-cell office:value="0.5018265743125356" office:value-type="float"/>
          <table:table-cell office:value="0.5816806009938704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0.7356850765559648" office:value-type="float"/>
          <table:table-cell office:value="0.801341109618052" office:value-type="float"/>
          <table:table-cell office:value="0.8194948331568295" office:value-type="float"/>
          <table:table-cell office:value="0.8289145874353556" office:value-type="float"/>
          <table:table-cell office:value="0.8499551592745755" office:value-type="float"/>
          <table:table-cell office:value="0.5573379268408297" office:value-type="float"/>
          <table:table-cell office:value="0.5937567580897413" office:value-type="float"/>
          <table:table-cell office:value="0.611427033457343" office:value-type="float"/>
          <table:table-cell office:value="0.6231904254848946" office:value-type="float"/>
          <table:table-cell office:value="0.7562077483000513" office:value-type="float"/>
          <table:table-cell office:value="0.42040140374636437" office:value-type="float"/>
          <table:table-cell office:value="0.45702965746048896" office:value-type="float"/>
          <table:table-cell office:value="0.4785512740978218" office:value-type="float"/>
          <table:table-cell office:value="0.49866082620931695" office:value-type="float"/>
          <table:table-cell office:value="0.5366005523075074" office:value-type="float"/>
          <table:table-cell office:value="0.5612546481194505" office:value-type="float"/>
          <table:table-cell office:value="0.6122377193150933" office:value-type="float"/>
          <table:table-cell office:value="0.6233496765757636" office:value-type="float"/>
          <table:table-cell office:value="0.6547544477410536" office:value-type="float"/>
          <table:table-cell office:value="0.7559244270331247" office:value-type="float"/>
          <table:table-cell office:value="0.43380599988940566" office:value-type="float"/>
          <table:table-cell office:value="0.47474610110425897" office:value-type="float"/>
          <table:table-cell office:value="0.4930865166200745" office:value-type="float"/>
          <table:table-cell office:value="0.5093205461984613" office:value-type="float"/>
          <table:table-cell office:value="0.6340124848131797" office:value-type="float"/>
        </table:table-row>
        <table:table-row>
          <table:table-cell office:value-type="string">
            <text:p>jupyter__colaboratory</text:p>
          </table:table-cell>
          <table:table-cell office:value="0.7750918942534895" office:value-type="float"/>
          <table:table-cell office:value="0.7957163585111477" office:value-type="float"/>
          <table:table-cell office:value="0.8050707305121333" office:value-type="float"/>
          <table:table-cell office:value="0.8156095643960002" office:value-type="float"/>
          <table:table-cell office:value="0.8255915789873371" office:value-type="float"/>
          <table:table-cell office:value="0.5441007531946286" office:value-type="float"/>
          <table:table-cell office:value="0.5970058266223949" office:value-type="float"/>
          <table:table-cell office:value="0.601747305515232" office:value-type="float"/>
          <table:table-cell office:value="0.6142741670926114" office:value-type="float"/>
          <table:table-cell office:value="0.6234121089545831" office:value-type="float"/>
          <table:table-cell office:value="0.4350792139847217" office:value-type="float"/>
          <table:table-cell office:value="0.4497666786657901" office:value-type="float"/>
          <table:table-cell office:value="0.4728614801143549" office:value-type="float"/>
          <table:table-cell office:value="0.49902069050794795" office:value-type="float"/>
          <table:table-cell office:value="0.5150685144786421" office:value-type="float"/>
          <table:table-cell office:value="0.5880975539382594" office:value-type="float"/>
          <table:table-cell office:value="0.6136112813728489" office:value-type="float"/>
          <table:table-cell office:value="0.6273750156781601" office:value-type="float"/>
          <table:table-cell office:value="0.6344220085031378" office:value-type="float"/>
          <table:table-cell office:value="0.6533358344293749" office:value-type="float"/>
          <table:table-cell office:value="0.447278145368904" office:value-type="float"/>
          <table:table-cell office:value="0.5164064195947192" office:value-type="float"/>
          <table:table-cell office:value="0.5181258771588728" office:value-type="float"/>
          <table:table-cell office:value="0.5466388388526751" office:value-type="float"/>
          <table:table-cell office:value="0.5508530712596176" office:value-type="float"/>
        </table:table-row>
        <table:table-row>
          <table:table-cell office:value-type="string">
            <text:p>videojs__videojs-contrib-hls</text:p>
          </table:table-cell>
          <table:table-cell office:value="0.7297028665718512" office:value-type="float"/>
          <table:table-cell office:value="0.7703181311969629" office:value-type="float"/>
          <table:table-cell office:value="0.7915072428683717" office:value-type="float"/>
          <table:table-cell office:value="0.8060232585002223" office:value-type="float"/>
          <table:table-cell office:value="0.8366182720943991" office:value-type="float"/>
          <table:table-cell office:value="0.5046639782236217" office:value-type="float"/>
          <table:table-cell office:value="0.5557672091132664" office:value-type="float"/>
          <table:table-cell office:value="0.5806825874543214" office:value-type="float"/>
          <table:table-cell office:value="0.5998027542203996" office:value-type="float"/>
          <table:table-cell office:value="0.6447296288819706" office:value-type="float"/>
          <table:table-cell office:value="0.3658740858869164" office:value-type="float"/>
          <table:table-cell office:value="0.42856372631142453" office:value-type="float"/>
          <table:table-cell office:value="0.4457194680915556" office:value-type="float"/>
          <table:table-cell office:value="0.46805266870413464" office:value-type="float"/>
          <table:table-cell office:value="0.5392800605224896" office:value-type="float"/>
          <table:table-cell office:value="0.5603620693387185" office:value-type="float"/>
          <table:table-cell office:value="0.5891644467452513" office:value-type="float"/>
          <table:table-cell office:value="0.6116701637019584" office:value-type="float"/>
          <table:table-cell office:value="0.6327998831807939" office:value-type="float"/>
          <table:table-cell office:value="0.7174184205337412" office:value-type="float"/>
          <table:table-cell office:value="0.37809223208558285" office:value-type="float"/>
          <table:table-cell office:value="0.47212853065977367" office:value-type="float"/>
          <table:table-cell office:value="0.4957948534292134" office:value-type="float"/>
          <table:table-cell office:value="0.519172998565496" office:value-type="float"/>
          <table:table-cell office:value="0.5657144154261029" office:value-type="float"/>
        </table:table-row>
        <table:table-row>
          <table:table-cell office:value-type="string">
            <text:p>phan__phan</text:p>
          </table:table-cell>
          <table:table-cell office:value="0.7243707177969387" office:value-type="float"/>
          <table:table-cell office:value="0.7931024345512331" office:value-type="float"/>
          <table:table-cell office:value="0.8167862384067363" office:value-type="float"/>
          <table:table-cell office:value="0.8297906386764011" office:value-type="float"/>
          <table:table-cell office:value="0.850805237517215" office:value-type="float"/>
          <table:table-cell office:value="0.5374107521779325" office:value-type="float"/>
          <table:table-cell office:value="0.5735032676651138" office:value-type="float"/>
          <table:table-cell office:value="0.5878124322905769" office:value-type="float"/>
          <table:table-cell office:value="0.6041976642964173" office:value-type="float"/>
          <table:table-cell office:value="0.6375283879546051" office:value-type="float"/>
          <table:table-cell office:value="0.4161953223210295" office:value-type="float"/>
          <table:table-cell office:value="0.4591684731528993" office:value-type="float"/>
          <table:table-cell office:value="0.4826683831742479" office:value-type="float"/>
          <table:table-cell office:value="0.49724523634861384" office:value-type="float"/>
          <table:table-cell office:value="0.5600271187448352" office:value-type="float"/>
          <table:table-cell office:value="0.5724025987709903" office:value-type="float"/>
          <table:table-cell office:value="0.6094131704646333" office:value-type="float"/>
          <table:table-cell office:value="0.6342925890410538" office:value-type="float"/>
          <table:table-cell office:value="0.6562152100363131" office:value-type="float"/>
          <table:table-cell office:value="0.7180465540788654" office:value-type="float"/>
          <table:table-cell office:value="0.4338705187496523" office:value-type="float"/>
          <table:table-cell office:value="0.4760217814670261" office:value-type="float"/>
          <table:table-cell office:value="0.4962267565713616" office:value-type="float"/>
          <table:table-cell office:value="0.5114341733082843" office:value-type="float"/>
          <table:table-cell office:value="0.5536816838631762" office:value-type="float"/>
        </table:table-row>
        <table:table-row>
          <table:table-cell office:value-type="string">
            <text:p>jwilder__dockerize</text:p>
          </table:table-cell>
          <table:table-cell office:value="0.7406755087592477" office:value-type="float"/>
          <table:table-cell office:value="0.7742135847156283" office:value-type="float"/>
          <table:table-cell office:value="0.7765169195327031" office:value-type="float"/>
          <table:table-cell office:value="0.784334206927703" office:value-type="float"/>
          <table:table-cell office:value="0.8335979287200921" office:value-type="float"/>
          <table:table-cell office:value="0.5732380102108245" office:value-type="float"/>
          <table:table-cell office:value="0.5787267662903854" office:value-type="float"/>
          <table:table-cell office:value="0.5923720081824807" office:value-type="float"/>
          <table:table-cell office:value="0.5963892315846147" office:value-type="float"/>
          <table:table-cell office:value="0.6431151172430923" office:value-type="float"/>
          <table:table-cell office:value="0.38877118337893346" office:value-type="float"/>
          <table:table-cell office:value="0.43110158994842884" office:value-type="float"/>
          <table:table-cell office:value="0.4380623590898238" office:value-type="float"/>
          <table:table-cell office:value="0.43976919540509884" office:value-type="float"/>
          <table:table-cell office:value="0.4934566139775193" office:value-type="float"/>
          <table:table-cell office:value="0.5983467855440239" office:value-type="float"/>
          <table:table-cell office:value="0.6234043772258109" office:value-type="float"/>
          <table:table-cell office:value="0.6272502995755957" office:value-type="float"/>
          <table:table-cell office:value="0.6383873456077239" office:value-type="float"/>
          <table:table-cell office:value="0.6680044605859634" office:value-type="float"/>
          <table:table-cell office:value="0.4585073927592226" office:value-type="float"/>
          <table:table-cell office:value="0.4596420367791769" office:value-type="float"/>
          <table:table-cell office:value="0.46769835714096086" office:value-type="float"/>
          <table:table-cell office:value="0.4970944113946984" office:value-type="float"/>
          <table:table-cell office:value="0.5365582375072657" office:value-type="float"/>
        </table:table-row>
        <table:table-row>
          <table:table-cell office:value-type="string">
            <text:p>htacg__tidy-html5</text:p>
          </table:table-cell>
          <table:table-cell office:value="0.7171154758430389" office:value-type="float"/>
          <table:table-cell office:value="0.7931998385877744" office:value-type="float"/>
          <table:table-cell office:value="0.8117656813555919" office:value-type="float"/>
          <table:table-cell office:value="0.8267189410399262" office:value-type="float"/>
          <table:table-cell office:value="0.8943391996916183" office:value-type="float"/>
          <table:table-cell office:value="0.5238449426438105" office:value-type="float"/>
          <table:table-cell office:value="0.5750105349246952" office:value-type="float"/>
          <table:table-cell office:value="0.5935755806388127" office:value-type="float"/>
          <table:table-cell office:value="0.6059594530581603" office:value-type="float"/>
          <table:table-cell office:value="0.6386644458212624" office:value-type="float"/>
          <table:table-cell office:value="0.40322477201832274" office:value-type="float"/>
          <table:table-cell office:value="0.4642693688733896" office:value-type="float"/>
          <table:table-cell office:value="0.48369087799837995" office:value-type="float"/>
          <table:table-cell office:value="0.5019247839116213" office:value-type="float"/>
          <table:table-cell office:value="0.5705154798700772" office:value-type="float"/>
          <table:table-cell office:value="0.5817326424855418" office:value-type="float"/>
          <table:table-cell office:value="0.614201079327279" office:value-type="float"/>
          <table:table-cell office:value="0.6363096223732869" office:value-type="float"/>
          <table:table-cell office:value="0.6580785874433646" office:value-type="float"/>
          <table:table-cell office:value="0.7226428078211993" office:value-type="float"/>
          <table:table-cell office:value="0.3978645047450558" office:value-type="float"/>
          <table:table-cell office:value="0.48089527298327434" office:value-type="float"/>
          <table:table-cell office:value="0.5015050430930765" office:value-type="float"/>
          <table:table-cell office:value="0.5164564445805918" office:value-type="float"/>
          <table:table-cell office:value="0.5786963229367938" office:value-type="float"/>
        </table:table-row>
        <table:table-row>
          <table:table-cell office:value-type="string">
            <text:p>itsabot__abot</text:p>
          </table:table-cell>
          <table:table-cell office:value="0.7375929240593369" office:value-type="float"/>
          <table:table-cell office:value="0.7615774320870679" office:value-type="float"/>
          <table:table-cell office:value="0.7860441010264292" office:value-type="float"/>
          <table:table-cell office:value="0.8000803112309136" office:value-type="float"/>
          <table:table-cell office:value="0.827783356912257" office:value-type="float"/>
          <table:table-cell office:value="0.5938586985151427" office:value-type="float"/>
          <table:table-cell office:value="0.5974898380474137" office:value-type="float"/>
          <table:table-cell office:value="0.6024514144561665" office:value-type="float"/>
          <table:table-cell office:value="0.6161392546242265" office:value-type="float"/>
          <table:table-cell office:value="0.6219572341184825" office:value-type="float"/>
          <table:table-cell office:value="0.45446243212127324" office:value-type="float"/>
          <table:table-cell office:value="0.4771428925611867" office:value-type="float"/>
          <table:table-cell office:value="0.5020089152828611" office:value-type="float"/>
          <table:table-cell office:value="0.511886391278487" office:value-type="float"/>
          <table:table-cell office:value="0.5736398135559009" office:value-type="float"/>
          <table:table-cell office:value="0.6005390776901396" office:value-type="float"/>
          <table:table-cell office:value="0.6152617585953664" office:value-type="float"/>
          <table:table-cell office:value="0.6523187707632203" office:value-type="float"/>
          <table:table-cell office:value="0.666972383476385" office:value-type="float"/>
          <table:table-cell office:value="0.6735386204429696" office:value-type="float"/>
          <table:table-cell office:value="0.5034801044035514" office:value-type="float"/>
          <table:table-cell office:value="0.5184583807955192" office:value-type="float"/>
          <table:table-cell office:value="0.5271646755809407" office:value-type="float"/>
          <table:table-cell office:value="0.5477526116264799" office:value-type="float"/>
          <table:table-cell office:value="0.5687857849419031" office:value-type="float"/>
        </table:table-row>
        <table:table-row>
          <table:table-cell office:value-type="string">
            <text:p>ReactiveCocoa__ReactiveCocoa</text:p>
          </table:table-cell>
          <table:table-cell office:value="0.6905441836777999" office:value-type="float"/>
          <table:table-cell office:value="0.7861528510661635" office:value-type="float"/>
          <table:table-cell office:value="0.8026431734858748" office:value-type="float"/>
          <table:table-cell office:value="0.8165643199982577" office:value-type="float"/>
          <table:table-cell office:value="0.8660028022235905" office:value-type="float"/>
          <table:table-cell office:value="0.48784539112058706" office:value-type="float"/>
          <table:table-cell office:value="0.5536881242031353" office:value-type="float"/>
          <table:table-cell office:value="0.5698260839458295" office:value-type="float"/>
          <table:table-cell office:value="0.5871358329756806" office:value-type="float"/>
          <table:table-cell office:value="0.6653506593020633" office:value-type="float"/>
          <table:table-cell office:value="0.36614489272818224" office:value-type="float"/>
          <table:table-cell office:value="0.4612443951534503" office:value-type="float"/>
          <table:table-cell office:value="0.4790582452010867" office:value-type="float"/>
          <table:table-cell office:value="0.49800521318907925" office:value-type="float"/>
          <table:table-cell office:value="0.5721309681741343" office:value-type="float"/>
          <table:table-cell office:value="0.5722086437530999" office:value-type="float"/>
          <table:table-cell office:value="0.6234774448082381" office:value-type="float"/>
          <table:table-cell office:value="0.6381062052396063" office:value-type="float"/>
          <table:table-cell office:value="0.6576557889378443" office:value-type="float"/>
          <table:table-cell office:value="0.7659044101021415" office:value-type="float"/>
          <table:table-cell office:value="0.3537868799076604" office:value-type="float"/>
          <table:table-cell office:value="0.447166178417959" office:value-type="float"/>
          <table:table-cell office:value="0.46800443836157996" office:value-type="float"/>
          <table:table-cell office:value="0.48779359523943994" office:value-type="float"/>
          <table:table-cell office:value="0.5484420181904726" office:value-type="float"/>
        </table:table-row>
        <table:table-row>
          <table:table-cell office:value-type="string">
            <text:p>pakerfeldt__android-viewflow</text:p>
          </table:table-cell>
          <table:table-cell office:value="0.7612007961359945" office:value-type="float"/>
          <table:table-cell office:value="0.777382106590654" office:value-type="float"/>
          <table:table-cell office:value="0.7804154211782381" office:value-type="float"/>
          <table:table-cell office:value="0.812373925733947" office:value-type="float"/>
          <table:table-cell office:value="0.8447779260757403" office:value-type="float"/>
          <table:table-cell office:value="0.5554923520289415" office:value-type="float"/>
          <table:table-cell office:value="0.555878156357075" office:value-type="float"/>
          <table:table-cell office:value="0.5758970199297758" office:value-type="float"/>
          <table:table-cell office:value="0.5928890359665733" office:value-type="float"/>
          <table:table-cell office:value="0.6414269550186702" office:value-type="float"/>
          <table:table-cell office:value="0.4363083924536031" office:value-type="float"/>
          <table:table-cell office:value="0.4881435145130958" office:value-type="float"/>
          <table:table-cell office:value="0.4923980026849122" office:value-type="float"/>
          <table:table-cell office:value="0.5060036498273013" office:value-type="float"/>
          <table:table-cell office:value="0.5575358282766334" office:value-type="float"/>
          <table:table-cell office:value="0.6004199085499011" office:value-type="float"/>
          <table:table-cell office:value="0.6153367577353046" office:value-type="float"/>
          <table:table-cell office:value="0.6311014175681813" office:value-type="float"/>
          <table:table-cell office:value="0.6459902023510053" office:value-type="float"/>
          <table:table-cell office:value="0.6912353080846583" office:value-type="float"/>
          <table:table-cell office:value="0.4440029180600221" office:value-type="float"/>
          <table:table-cell office:value="0.4905944767553929" office:value-type="float"/>
          <table:table-cell office:value="0.4913879153810191" office:value-type="float"/>
          <table:table-cell office:value="0.5177810480394603" office:value-type="float"/>
          <table:table-cell office:value="0.53116554125695" office:value-type="float"/>
        </table:table-row>
        <table:table-row>
          <table:table-cell office:value-type="string">
            <text:p>leemunroe__grunt-email-workflow</text:p>
          </table:table-cell>
          <table:table-cell office:value="0.7323589889095825" office:value-type="float"/>
          <table:table-cell office:value="0.7827854792189232" office:value-type="float"/>
          <table:table-cell office:value="0.78997445224168" office:value-type="float"/>
          <table:table-cell office:value="0.7977171403221124" office:value-type="float"/>
          <table:table-cell office:value="0.8198580098941031" office:value-type="float"/>
          <table:table-cell office:value="0.5529826695559408" office:value-type="float"/>
          <table:table-cell office:value="0.588809634099454" office:value-type="float"/>
          <table:table-cell office:value="0.6084567592861827" office:value-type="float"/>
          <table:table-cell office:value="0.6264227711865645" office:value-type="float"/>
          <table:table-cell office:value="0.6887231458703993" office:value-type="float"/>
          <table:table-cell office:value="0.4068142148605766" office:value-type="float"/>
          <table:table-cell office:value="0.46457925074847295" office:value-type="float"/>
          <table:table-cell office:value="0.4822766871557831" office:value-type="float"/>
          <table:table-cell office:value="0.4992675600838804" office:value-type="float"/>
          <table:table-cell office:value="0.5278565475576132" office:value-type="float"/>
          <table:table-cell office:value="0.5894682337794682" office:value-type="float"/>
          <table:table-cell office:value="0.6121916994150496" office:value-type="float"/>
          <table:table-cell office:value="0.633186633858303" office:value-type="float"/>
          <table:table-cell office:value="0.6482666727643085" office:value-type="float"/>
          <table:table-cell office:value="0.7459738473257651" office:value-type="float"/>
          <table:table-cell office:value="0.40216724775197454" office:value-type="float"/>
          <table:table-cell office:value="0.4777219202076425" office:value-type="float"/>
          <table:table-cell office:value="0.49044178497586205" office:value-type="float"/>
          <table:table-cell office:value="0.5173174205827098" office:value-type="float"/>
          <table:table-cell office:value="0.552499057571946" office:value-type="float"/>
        </table:table-row>
        <table:table-row>
          <table:table-cell office:value-type="string">
            <text:p>mikepenz__Android-Iconics</text:p>
          </table:table-cell>
          <table:table-cell office:value="0.7251688252266916" office:value-type="float"/>
          <table:table-cell office:value="0.7630400587646687" office:value-type="float"/>
          <table:table-cell office:value="0.7936281059977057" office:value-type="float"/>
          <table:table-cell office:value="0.8208439414939007" office:value-type="float"/>
          <table:table-cell office:value="0.8446422842849003" office:value-type="float"/>
          <table:table-cell office:value="0.5218788860474967" office:value-type="float"/>
          <table:table-cell office:value="0.5814290626408574" office:value-type="float"/>
          <table:table-cell office:value="0.591219847516115" office:value-type="float"/>
          <table:table-cell office:value="0.5999420725448456" office:value-type="float"/>
          <table:table-cell office:value="0.6371898271664733" office:value-type="float"/>
          <table:table-cell office:value="0.40711593496299026" office:value-type="float"/>
          <table:table-cell office:value="0.4588052967926449" office:value-type="float"/>
          <table:table-cell office:value="0.47987449460864773" office:value-type="float"/>
          <table:table-cell office:value="0.4968791934116501" office:value-type="float"/>
          <table:table-cell office:value="0.5383442648479984" office:value-type="float"/>
          <table:table-cell office:value="0.5760068587398074" office:value-type="float"/>
          <table:table-cell office:value="0.6284278417575819" office:value-type="float"/>
          <table:table-cell office:value="0.6420347790894212" office:value-type="float"/>
          <table:table-cell office:value="0.6729629464076275" office:value-type="float"/>
          <table:table-cell office:value="0.7460346064767484" office:value-type="float"/>
          <table:table-cell office:value="0.3821243443123189" office:value-type="float"/>
          <table:table-cell office:value="0.4456797111648305" office:value-type="float"/>
          <table:table-cell office:value="0.46989753584137084" office:value-type="float"/>
          <table:table-cell office:value="0.49244630746100304" office:value-type="float"/>
          <table:table-cell office:value="0.530038382821872" office:value-type="float"/>
        </table:table-row>
        <table:table-row>
          <table:table-cell office:value-type="string">
            <text:p>kasperisager__sails-generate-auth</text:p>
          </table:table-cell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107055720316648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280644775285668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257392574553302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7106261146185173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965127175674" office:value-type="float"/>
        </table:table-row>
        <table:table-row>
          <table:table-cell office:value-type="string">
            <text:p>rofl0r__proxychains-ng</text:p>
          </table:table-cell>
          <table:table-cell office:value="0.6919159214359991" office:value-type="float"/>
          <table:table-cell office:value="0.7275072068565096" office:value-type="float"/>
          <table:table-cell office:value="0.7502006458658879" office:value-type="float"/>
          <table:table-cell office:value="0.78068266927637" office:value-type="float"/>
          <table:table-cell office:value="0.8355376690765874" office:value-type="float"/>
          <table:table-cell office:value="0.5236391019060976" office:value-type="float"/>
          <table:table-cell office:value="0.5810268400172819" office:value-type="float"/>
          <table:table-cell office:value="0.601449633194317" office:value-type="float"/>
          <table:table-cell office:value="0.6113501165531933" office:value-type="float"/>
          <table:table-cell office:value="0.6423842539008834" office:value-type="float"/>
          <table:table-cell office:value="0.4372037121951534" office:value-type="float"/>
          <table:table-cell office:value="0.4789772072478802" office:value-type="float"/>
          <table:table-cell office:value="0.48629262494622644" office:value-type="float"/>
          <table:table-cell office:value="0.49765550183330187" office:value-type="float"/>
          <table:table-cell office:value="0.5481920603681081" office:value-type="float"/>
          <table:table-cell office:value="0.5578420584814259" office:value-type="float"/>
          <table:table-cell office:value="0.6370951689864156" office:value-type="float"/>
          <table:table-cell office:value="0.6685238539091147" office:value-type="float"/>
          <table:table-cell office:value="0.6847442025019788" office:value-type="float"/>
          <table:table-cell office:value="0.7419665073552041" office:value-type="float"/>
          <table:table-cell office:value="0.398010840212225" office:value-type="float"/>
          <table:table-cell office:value="0.434434451778083" office:value-type="float"/>
          <table:table-cell office:value="0.4582641916635456" office:value-type="float"/>
          <table:table-cell office:value="0.5064617514008569" office:value-type="float"/>
          <table:table-cell office:value="0.5777375678166036" office:value-type="float"/>
        </table:table-row>
        <table:table-row>
          <table:table-cell office:value-type="string">
            <text:p>osm2vectortiles__osm2vectortiles</text:p>
          </table:table-cell>
          <table:table-cell office:value="0.7049717741565997" office:value-type="float"/>
          <table:table-cell office:value="0.7913125063925364" office:value-type="float"/>
          <table:table-cell office:value="0.8222324130349576" office:value-type="float"/>
          <table:table-cell office:value="0.8425654153849802" office:value-type="float"/>
          <table:table-cell office:value="0.8744246565195842" office:value-type="float"/>
          <table:table-cell office:value="0.5432296749773503" office:value-type="float"/>
          <table:table-cell office:value="0.5954601256162593" office:value-type="float"/>
          <table:table-cell office:value="0.6068158849172235" office:value-type="float"/>
          <table:table-cell office:value="0.62565880553958" office:value-type="float"/>
          <table:table-cell office:value="0.6658020146384949" office:value-type="float"/>
          <table:table-cell office:value="0.4474878520858069" office:value-type="float"/>
          <table:table-cell office:value="0.48275293322589863" office:value-type="float"/>
          <table:table-cell office:value="0.4958872281973242" office:value-type="float"/>
          <table:table-cell office:value="0.5047798831571071" office:value-type="float"/>
          <table:table-cell office:value="0.5450316798541417" office:value-type="float"/>
          <table:table-cell office:value="0.5944698666505008" office:value-type="float"/>
          <table:table-cell office:value="0.6073205135450179" office:value-type="float"/>
          <table:table-cell office:value="0.6301282372318062" office:value-type="float"/>
          <table:table-cell office:value="0.6590310014248226" office:value-type="float"/>
          <table:table-cell office:value="0.6990223763425034" office:value-type="float"/>
          <table:table-cell office:value="0.429052133545441" office:value-type="float"/>
          <table:table-cell office:value="0.47811402724929386" office:value-type="float"/>
          <table:table-cell office:value="0.4947274069050287" office:value-type="float"/>
          <table:table-cell office:value="0.5133607429388475" office:value-type="float"/>
          <table:table-cell office:value="0.5504399442403036" office:value-type="float"/>
        </table:table-row>
        <table:table-row>
          <table:table-cell office:value-type="string">
            <text:p>danger__danger</text:p>
          </table:table-cell>
          <table:table-cell office:value="0.7557258110999918" office:value-type="float"/>
          <table:table-cell office:value="0.7967854203263754" office:value-type="float"/>
          <table:table-cell office:value="0.8117088100533396" office:value-type="float"/>
          <table:table-cell office:value="0.8257310526357486" office:value-type="float"/>
          <table:table-cell office:value="0.8532955611802873" office:value-type="float"/>
          <table:table-cell office:value="0.5502021608148665" office:value-type="float"/>
          <table:table-cell office:value="0.5814900134672493" office:value-type="float"/>
          <table:table-cell office:value="0.6065547103668019" office:value-type="float"/>
          <table:table-cell office:value="0.623035258441461" office:value-type="float"/>
          <table:table-cell office:value="0.6878916197033876" office:value-type="float"/>
          <table:table-cell office:value="0.44471605202800313" office:value-type="float"/>
          <table:table-cell office:value="0.4916177858737246" office:value-type="float"/>
          <table:table-cell office:value="0.51486851269257" office:value-type="float"/>
          <table:table-cell office:value="0.5399067400784646" office:value-type="float"/>
          <table:table-cell office:value="0.5774530641640558" office:value-type="float"/>
          <table:table-cell office:value="0.5799052964648821" office:value-type="float"/>
          <table:table-cell office:value="0.6433918162842416" office:value-type="float"/>
          <table:table-cell office:value="0.6649920288126805" office:value-type="float"/>
          <table:table-cell office:value="0.6827052893882476" office:value-type="float"/>
          <table:table-cell office:value="0.7338859550313941" office:value-type="float"/>
          <table:table-cell office:value="0.4527466248118381" office:value-type="float"/>
          <table:table-cell office:value="0.5095555583315796" office:value-type="float"/>
          <table:table-cell office:value="0.5233951236271934" office:value-type="float"/>
          <table:table-cell office:value="0.5317870680364796" office:value-type="float"/>
          <table:table-cell office:value="0.5787244965547874" office:value-type="float"/>
        </table:table-row>
        <table:table-row>
          <table:table-cell office:value-type="string">
            <text:p>Shopify__dashing</text:p>
          </table:table-cell>
          <table:table-cell office:value="0.7081450782262034" office:value-type="float"/>
          <table:table-cell office:value="0.7875204202547577" office:value-type="float"/>
          <table:table-cell office:value="0.8007606423583697" office:value-type="float"/>
          <table:table-cell office:value="0.8129851753806007" office:value-type="float"/>
          <table:table-cell office:value="0.8559816337590684" office:value-type="float"/>
          <table:table-cell office:value="0.5434959143444228" office:value-type="float"/>
          <table:table-cell office:value="0.5875535532820476" office:value-type="float"/>
          <table:table-cell office:value="0.6005238051211551" office:value-type="float"/>
          <table:table-cell office:value="0.6155651726572663" office:value-type="float"/>
          <table:table-cell office:value="0.6580565192200352" office:value-type="float"/>
          <table:table-cell office:value="0.43688142147611764" office:value-type="float"/>
          <table:table-cell office:value="0.4912905956677245" office:value-type="float"/>
          <table:table-cell office:value="0.5191348321460293" office:value-type="float"/>
          <table:table-cell office:value="0.5401005602058657" office:value-type="float"/>
          <table:table-cell office:value="0.5966482604077201" office:value-type="float"/>
          <table:table-cell office:value="0.569382933160044" office:value-type="float"/>
          <table:table-cell office:value="0.6203881888466007" office:value-type="float"/>
          <table:table-cell office:value="0.6405102577624697" office:value-type="float"/>
          <table:table-cell office:value="0.6744697165733238" office:value-type="float"/>
          <table:table-cell office:value="0.7261743673073846" office:value-type="float"/>
          <table:table-cell office:value="0.46377787714305807" office:value-type="float"/>
          <table:table-cell office:value="0.5026490104419564" office:value-type="float"/>
          <table:table-cell office:value="0.5227949333592996" office:value-type="float"/>
          <table:table-cell office:value="0.53931303659125" office:value-type="float"/>
          <table:table-cell office:value="0.5922790728416929" office:value-type="float"/>
        </table:table-row>
        <table:table-row>
          <table:table-cell office:value-type="string">
            <text:p>siddontang__ledisdb</text:p>
          </table:table-cell>
          <table:table-cell office:value="0.6962108713242324" office:value-type="float"/>
          <table:table-cell office:value="0.744271629715578" office:value-type="float"/>
          <table:table-cell office:value="0.7852353088426376" office:value-type="float"/>
          <table:table-cell office:value="0.8026728655272368" office:value-type="float"/>
          <table:table-cell office:value="0.8272628811239587" office:value-type="float"/>
          <table:table-cell office:value="0.5649016244353425" office:value-type="float"/>
          <table:table-cell office:value="0.5856264504514033" office:value-type="float"/>
          <table:table-cell office:value="0.5974224817931802" office:value-type="float"/>
          <table:table-cell office:value="0.6195873618597157" office:value-type="float"/>
          <table:table-cell office:value="0.6434689547609119" office:value-type="float"/>
          <table:table-cell office:value="0.43761275365489394" office:value-type="float"/>
          <table:table-cell office:value="0.4548581803952192" office:value-type="float"/>
          <table:table-cell office:value="0.4809603459631392" office:value-type="float"/>
          <table:table-cell office:value="0.4985914723596384" office:value-type="float"/>
          <table:table-cell office:value="0.5292239057386461" office:value-type="float"/>
          <table:table-cell office:value="0.5966646466336762" office:value-type="float"/>
          <table:table-cell office:value="0.6443335746949949" office:value-type="float"/>
          <table:table-cell office:value="0.6529660055213041" office:value-type="float"/>
          <table:table-cell office:value="0.6680440209304962" office:value-type="float"/>
          <table:table-cell office:value="0.7139392890737662" office:value-type="float"/>
          <table:table-cell office:value="0.43435053106944066" office:value-type="float"/>
          <table:table-cell office:value="0.46848736827096826" office:value-type="float"/>
          <table:table-cell office:value="0.5111583002178371" office:value-type="float"/>
          <table:table-cell office:value="0.5242960715834153" office:value-type="float"/>
          <table:table-cell office:value="0.5428589184594429" office:value-type="float"/>
        </table:table-row>
        <table:table-row>
          <table:table-cell office:value-type="string">
            <text:p>angular__angularfire2</text:p>
          </table:table-cell>
          <table:table-cell office:value="0.7058024195523415" office:value-type="float"/>
          <table:table-cell office:value="0.7642372122532022" office:value-type="float"/>
          <table:table-cell office:value="0.7828656088735035" office:value-type="float"/>
          <table:table-cell office:value="0.8018563952281943" office:value-type="float"/>
          <table:table-cell office:value="0.8561341901318398" office:value-type="float"/>
          <table:table-cell office:value="0.5117504570522569" office:value-type="float"/>
          <table:table-cell office:value="0.5679525426988732" office:value-type="float"/>
          <table:table-cell office:value="0.5843632635107088" office:value-type="float"/>
          <table:table-cell office:value="0.6019070282104664" office:value-type="float"/>
          <table:table-cell office:value="0.6937251345195922" office:value-type="float"/>
          <table:table-cell office:value="0.37813521007893" office:value-type="float"/>
          <table:table-cell office:value="0.4432861092989096" office:value-type="float"/>
          <table:table-cell office:value="0.4654975718921036" office:value-type="float"/>
          <table:table-cell office:value="0.4833495605373341" office:value-type="float"/>
          <table:table-cell office:value="0.5679938191965508" office:value-type="float"/>
          <table:table-cell office:value="0.5407536586285873" office:value-type="float"/>
          <table:table-cell office:value="0.6041687131209001" office:value-type="float"/>
          <table:table-cell office:value="0.6237726248300377" office:value-type="float"/>
          <table:table-cell office:value="0.6489477718060881" office:value-type="float"/>
          <table:table-cell office:value="0.7392547534723826" office:value-type="float"/>
          <table:table-cell office:value="0.3665827873565778" office:value-type="float"/>
          <table:table-cell office:value="0.4462115109335788" office:value-type="float"/>
          <table:table-cell office:value="0.476432910778972" office:value-type="float"/>
          <table:table-cell office:value="0.5090378414690805" office:value-type="float"/>
          <table:table-cell office:value="0.6154295757820527" office:value-type="float"/>
        </table:table-row>
        <table:table-row>
          <table:table-cell office:value-type="string">
            <text:p>toland__qlmarkdown</text:p>
          </table:table-cell>
          <table:table-cell office:value="0.7207039848248086" office:value-type="float"/>
          <table:table-cell office:value="0.7651314731981299" office:value-type="float"/>
          <table:table-cell office:value="0.7856452507711119" office:value-type="float"/>
          <table:table-cell office:value="0.8055090775548813" office:value-type="float"/>
          <table:table-cell office:value="0.8326261635449246" office:value-type="float"/>
          <table:table-cell office:value="0.5745325276021626" office:value-type="float"/>
          <table:table-cell office:value="0.6031313335653014" office:value-type="float"/>
          <table:table-cell office:value="0.6185536201861216" office:value-type="float"/>
          <table:table-cell office:value="0.6230341932757122" office:value-type="float"/>
          <table:table-cell office:value="0.6542306950938858" office:value-type="float"/>
          <table:table-cell office:value="0.39863660291007075" office:value-type="float"/>
          <table:table-cell office:value="0.45435721972914683" office:value-type="float"/>
          <table:table-cell office:value="0.48232137604987857" office:value-type="float"/>
          <table:table-cell office:value="0.5018480467749713" office:value-type="float"/>
          <table:table-cell office:value="0.5396274240389022" office:value-type="float"/>
          <table:table-cell office:value="0.568270298274438" office:value-type="float"/>
          <table:table-cell office:value="0.6297945142896363" office:value-type="float"/>
          <table:table-cell office:value="0.667527135589898" office:value-type="float"/>
          <table:table-cell office:value="0.7121737704113869" office:value-type="float"/>
          <table:table-cell office:value="0.7602905010335046" office:value-type="float"/>
          <table:table-cell office:value="0.3901434733960679" office:value-type="float"/>
          <table:table-cell office:value="0.47434926257007" office:value-type="float"/>
          <table:table-cell office:value="0.5012707472800693" office:value-type="float"/>
          <table:table-cell office:value="0.536796296996298" office:value-type="float"/>
          <table:table-cell office:value="0.5920870701414847" office:value-type="float"/>
        </table:table-row>
        <table:table-row>
          <table:table-cell office:value-type="string">
            <text:p>yeoman__yeoman</text:p>
          </table:table-cell>
          <table:table-cell office:value="0.7166458256038993" office:value-type="float"/>
          <table:table-cell office:value="0.7747859868293347" office:value-type="float"/>
          <table:table-cell office:value="0.7986733749154548" office:value-type="float"/>
          <table:table-cell office:value="0.8175752431333388" office:value-type="float"/>
          <table:table-cell office:value="0.8802699928208577" office:value-type="float"/>
          <table:table-cell office:value="0.5128486722147201" office:value-type="float"/>
          <table:table-cell office:value="0.5716316266006539" office:value-type="float"/>
          <table:table-cell office:value="0.5898674545792737" office:value-type="float"/>
          <table:table-cell office:value="0.6077662163960912" office:value-type="float"/>
          <table:table-cell office:value="0.7019935527724717" office:value-type="float"/>
          <table:table-cell office:value="0.3478749681280191" office:value-type="float"/>
          <table:table-cell office:value="0.4511203624645637" office:value-type="float"/>
          <table:table-cell office:value="0.47023419746529016" office:value-type="float"/>
          <table:table-cell office:value="0.49038338839211826" office:value-type="float"/>
          <table:table-cell office:value="0.6081108384642446" office:value-type="float"/>
          <table:table-cell office:value="0.544814049673312" office:value-type="float"/>
          <table:table-cell office:value="0.604426358347419" office:value-type="float"/>
          <table:table-cell office:value="0.6294583578461969" office:value-type="float"/>
          <table:table-cell office:value="0.6557566179678336" office:value-type="float"/>
          <table:table-cell office:value="0.7635764455032373" office:value-type="float"/>
          <table:table-cell office:value="0.34376456434114366" office:value-type="float"/>
          <table:table-cell office:value="0.46702246890343124" office:value-type="float"/>
          <table:table-cell office:value="0.497316262598992" office:value-type="float"/>
          <table:table-cell office:value="0.5222847906118938" office:value-type="float"/>
          <table:table-cell office:value="0.6061059575286876" office:value-type="float"/>
        </table:table-row>
        <table:table-row>
          <table:table-cell office:value-type="string">
            <text:p>gaearon__react-hot-loader</text:p>
          </table:table-cell>
          <table:table-cell office:value="0.7326484820315888" office:value-type="float"/>
          <table:table-cell office:value="0.7729664604191832" office:value-type="float"/>
          <table:table-cell office:value="0.7913505442212057" office:value-type="float"/>
          <table:table-cell office:value="0.8081566102211603" office:value-type="float"/>
          <table:table-cell office:value="0.8466956100011696" office:value-type="float"/>
          <table:table-cell office:value="0.4880340450861875" office:value-type="float"/>
          <table:table-cell office:value="0.5527466789018718" office:value-type="float"/>
          <table:table-cell office:value="0.5693683009840949" office:value-type="float"/>
          <table:table-cell office:value="0.587644127977402" office:value-type="float"/>
          <table:table-cell office:value="0.6466691935694533" office:value-type="float"/>
          <table:table-cell office:value="0.36872602398668475" office:value-type="float"/>
          <table:table-cell office:value="0.45263304164555984" office:value-type="float"/>
          <table:table-cell office:value="0.46494012095245807" office:value-type="float"/>
          <table:table-cell office:value="0.4832810660606132" office:value-type="float"/>
          <table:table-cell office:value="0.5658668444313636" office:value-type="float"/>
          <table:table-cell office:value="0.5406569332100762" office:value-type="float"/>
          <table:table-cell office:value="0.5826248613118487" office:value-type="float"/>
          <table:table-cell office:value="0.6074038911925819" office:value-type="float"/>
          <table:table-cell office:value="0.6336674617362132" office:value-type="float"/>
          <table:table-cell office:value="0.7221842218369356" office:value-type="float"/>
          <table:table-cell office:value="0.3410345197237719" office:value-type="float"/>
          <table:table-cell office:value="0.4538399639252234" office:value-type="float"/>
          <table:table-cell office:value="0.47664204769400786" office:value-type="float"/>
          <table:table-cell office:value="0.49862235892296586" office:value-type="float"/>
          <table:table-cell office:value="0.5605203547465777" office:value-type="float"/>
        </table:table-row>
        <table:table-row>
          <table:table-cell office:value-type="string">
            <text:p>jp9000__OBS</text:p>
          </table:table-cell>
          <table:table-cell office:value="0.793445873010687" office:value-type="float"/>
          <table:table-cell office:value="0.8029023679874792" office:value-type="float"/>
          <table:table-cell office:value="0.8266261194995194" office:value-type="float"/>
          <table:table-cell office:value="0.8422235714376587" office:value-type="float"/>
          <table:table-cell office:value="0.8520267789857725" office:value-type="float"/>
          <table:table-cell office:value="0.5433494249945464" office:value-type="float"/>
          <table:table-cell office:value="0.5921975017355396" office:value-type="float"/>
          <table:table-cell office:value="0.6134302221476956" office:value-type="float"/>
          <table:table-cell office:value="0.6298801873866191" office:value-type="float"/>
          <table:table-cell office:value="0.6519272281612314" office:value-type="float"/>
          <table:table-cell office:value="0.4474023299134236" office:value-type="float"/>
          <table:table-cell office:value="0.4807519831669286" office:value-type="float"/>
          <table:table-cell office:value="0.5044980511463353" office:value-type="float"/>
          <table:table-cell office:value="0.5142435259115441" office:value-type="float"/>
          <table:table-cell office:value="0.5184779691911579" office:value-type="float"/>
          <table:table-cell office:value="0.6214512172827686" office:value-type="float"/>
          <table:table-cell office:value="0.6557540836524544" office:value-type="float"/>
          <table:table-cell office:value="0.6609076900126536" office:value-type="float"/>
          <table:table-cell office:value="0.6904454096020951" office:value-type="float"/>
          <table:table-cell office:value="0.7191408409174869" office:value-type="float"/>
          <table:table-cell office:value="0.46885764631787163" office:value-type="float"/>
          <table:table-cell office:value="0.4908501356263006" office:value-type="float"/>
          <table:table-cell office:value="0.5227795075232519" office:value-type="float"/>
          <table:table-cell office:value="0.5292056623001944" office:value-type="float"/>
          <table:table-cell office:value="0.5607976257272269" office:value-type="float"/>
        </table:table-row>
        <table:table-row>
          <table:table-cell office:value-type="string">
            <text:p>kbengine__kbengine</text:p>
          </table:table-cell>
          <table:table-cell office:value="0.7403311332522255" office:value-type="float"/>
          <table:table-cell office:value="0.7475053294278082" office:value-type="float"/>
          <table:table-cell office:value="0.752091343087651" office:value-type="float"/>
          <table:table-cell office:value="0.7676324700903211" office:value-type="float"/>
          <table:table-cell office:value="0.7707014591590123" office:value-type="float"/>
          <table:table-cell office:value="0.5593091124227202" office:value-type="float"/>
          <table:table-cell office:value="0.5828950437451222" office:value-type="float"/>
          <table:table-cell office:value="0.6061513383335743" office:value-type="float"/>
          <table:table-cell office:value="0.6083831272649836" office:value-type="float"/>
          <table:table-cell office:value="0.635536457452547" office:value-type="float"/>
          <table:table-cell office:value="0.43514039849323716" office:value-type="float"/>
          <table:table-cell office:value="0.44559595276102526" office:value-type="float"/>
          <table:table-cell office:value="0.4695089421341039" office:value-type="float"/>
          <table:table-cell office:value="0.4697282823814629" office:value-type="float"/>
          <table:table-cell office:value="0.48780603913649084" office:value-type="float"/>
          <table:table-cell office:value="0.6062645342171349" office:value-type="float"/>
          <table:table-cell office:value="0.6172924734187407" office:value-type="float"/>
          <table:table-cell office:value="0.6541627076433885" office:value-type="float"/>
          <table:table-cell office:value="0.6549787425900688" office:value-type="float"/>
          <table:table-cell office:value="0.6930931226894528" office:value-type="float"/>
          <table:table-cell office:value="0.4418063151733801" office:value-type="float"/>
          <table:table-cell office:value="0.46039130919325466" office:value-type="float"/>
          <table:table-cell office:value="0.4644508431310348" office:value-type="float"/>
          <table:table-cell office:value="0.4706785629940338" office:value-type="float"/>
          <table:table-cell office:value="0.5036811941435801" office:value-type="float"/>
        </table:table-row>
        <table:table-row>
          <table:table-cell office:value-type="string">
            <text:p>lucasr__twoway-view</text:p>
          </table:table-cell>
          <table:table-cell office:value="0.7101366338375821" office:value-type="float"/>
          <table:table-cell office:value="0.7447985762313847" office:value-type="float"/>
          <table:table-cell office:value="0.7820148677206306" office:value-type="float"/>
          <table:table-cell office:value="0.7931611023544715" office:value-type="float"/>
          <table:table-cell office:value="0.8220698150729364" office:value-type="float"/>
          <table:table-cell office:value="0.5284774967178727" office:value-type="float"/>
          <table:table-cell office:value="0.5476476331427922" office:value-type="float"/>
          <table:table-cell office:value="0.5826593271656233" office:value-type="float"/>
          <table:table-cell office:value="0.5940641702095119" office:value-type="float"/>
          <table:table-cell office:value="0.6352991899536116" office:value-type="float"/>
          <table:table-cell office:value="0.4505232258099659" office:value-type="float"/>
          <table:table-cell office:value="0.47813394052279296" office:value-type="float"/>
          <table:table-cell office:value="0.4920377116695791" office:value-type="float"/>
          <table:table-cell office:value="0.4999400422386855" office:value-type="float"/>
          <table:table-cell office:value="0.5197344957706652" office:value-type="float"/>
          <table:table-cell office:value="0.6218035451833953" office:value-type="float"/>
          <table:table-cell office:value="0.6284422486626571" office:value-type="float"/>
          <table:table-cell office:value="0.654610198783516" office:value-type="float"/>
          <table:table-cell office:value="0.6772302712276596" office:value-type="float"/>
          <table:table-cell office:value="0.6884117073046248" office:value-type="float"/>
          <table:table-cell office:value="0.4256983826942868" office:value-type="float"/>
          <table:table-cell office:value="0.45798190246953807" office:value-type="float"/>
          <table:table-cell office:value="0.4674388615465943" office:value-type="float"/>
          <table:table-cell office:value="0.4808907839937834" office:value-type="float"/>
          <table:table-cell office:value="0.5284688093993298" office:value-type="float"/>
        </table:table-row>
        <table:table-row>
          <table:table-cell office:value-type="string">
            <text:p>twilio__stashboard</text:p>
          </table:table-cell>
          <table:table-cell office:value="0.7668380805638597" office:value-type="float"/>
          <table:table-cell office:value="0.7947146794031317" office:value-type="float"/>
          <table:table-cell office:value="0.7966069327579032" office:value-type="float"/>
          <table:table-cell office:value="0.8053228213121457" office:value-type="float"/>
          <table:table-cell office:value="0.8053228213121457" office:value-type="float"/>
          <table:table-cell office:value="0.5729841072348706" office:value-type="float"/>
          <table:table-cell office:value="0.5861089407182921" office:value-type="float"/>
          <table:table-cell office:value="0.6084680310563318" office:value-type="float"/>
          <table:table-cell office:value="0.6234606359430139" office:value-type="float"/>
          <table:table-cell office:value="0.6234606359430139" office:value-type="float"/>
          <table:table-cell office:value="0.4672946491909146" office:value-type="float"/>
          <table:table-cell office:value="0.47739495163030543" office:value-type="float"/>
          <table:table-cell office:value="0.5040273464841142" office:value-type="float"/>
          <table:table-cell office:value="0.5130655602022938" office:value-type="float"/>
          <table:table-cell office:value="0.5130655602022938" office:value-type="float"/>
          <table:table-cell office:value="0.6076927363317225" office:value-type="float"/>
          <table:table-cell office:value="0.6248419681301178" office:value-type="float"/>
          <table:table-cell office:value="0.6563984474855016" office:value-type="float"/>
          <table:table-cell office:value="0.6789630968250017" office:value-type="float"/>
          <table:table-cell office:value="0.6789630968250017" office:value-type="float"/>
          <table:table-cell office:value="0.4904736239084762" office:value-type="float"/>
          <table:table-cell office:value="0.5094495092136568" office:value-type="float"/>
          <table:table-cell office:value="0.5098156196650476" office:value-type="float"/>
          <table:table-cell office:value="0.5444023136428187" office:value-type="float"/>
          <table:table-cell office:value="0.5444023136428187" office:value-type="float"/>
        </table:table-row>
        <table:table-row>
          <table:table-cell office:value-type="string">
            <text:p>pires__android-obd-reader</text:p>
          </table:table-cell>
          <table:table-cell office:value="0.7251535045497541" office:value-type="float"/>
          <table:table-cell office:value="0.7607722351590118" office:value-type="float"/>
          <table:table-cell office:value="0.774744215540634" office:value-type="float"/>
          <table:table-cell office:value="0.7915298771987778" office:value-type="float"/>
          <table:table-cell office:value="0.805155327320293" office:value-type="float"/>
          <table:table-cell office:value="0.5610256875129991" office:value-type="float"/>
          <table:table-cell office:value="0.5941838729896881" office:value-type="float"/>
          <table:table-cell office:value="0.600552655464923" office:value-type="float"/>
          <table:table-cell office:value="0.6289099561295252" office:value-type="float"/>
          <table:table-cell office:value="0.6421368236466463" office:value-type="float"/>
          <table:table-cell office:value="0.42263807145888205" office:value-type="float"/>
          <table:table-cell office:value="0.4630648962778121" office:value-type="float"/>
          <table:table-cell office:value="0.47142480796731123" office:value-type="float"/>
          <table:table-cell office:value="0.47373580263947807" office:value-type="float"/>
          <table:table-cell office:value="0.5106991997342486" office:value-type="float"/>
          <table:table-cell office:value="0.5762933687867768" office:value-type="float"/>
          <table:table-cell office:value="0.610056333845248" office:value-type="float"/>
          <table:table-cell office:value="0.6133412638334481" office:value-type="float"/>
          <table:table-cell office:value="0.6335953857621361" office:value-type="float"/>
          <table:table-cell office:value="0.6945197060114945" office:value-type="float"/>
          <table:table-cell office:value="0.41954982291414206" office:value-type="float"/>
          <table:table-cell office:value="0.501594582489628" office:value-type="float"/>
          <table:table-cell office:value="0.5255960745148072" office:value-type="float"/>
          <table:table-cell office:value="0.5365704870364448" office:value-type="float"/>
          <table:table-cell office:value="0.5665059392323397" office:value-type="float"/>
        </table:table-row>
        <table:table-row>
          <table:table-cell office:value-type="string">
            <text:p>postwait__node-amqp</text:p>
          </table:table-cell>
          <table:table-cell office:value="0.7150964920054602" office:value-type="float"/>
          <table:table-cell office:value="0.7676522271005598" office:value-type="float"/>
          <table:table-cell office:value="0.7892969267952722" office:value-type="float"/>
          <table:table-cell office:value="0.8057262948327814" office:value-type="float"/>
          <table:table-cell office:value="0.8580410802178432" office:value-type="float"/>
          <table:table-cell office:value="0.47551301107962096" office:value-type="float"/>
          <table:table-cell office:value="0.5609278178175889" office:value-type="float"/>
          <table:table-cell office:value="0.5814401027658327" office:value-type="float"/>
          <table:table-cell office:value="0.5990166625115009" office:value-type="float"/>
          <table:table-cell office:value="0.6595151454469574" office:value-type="float"/>
          <table:table-cell office:value="0.42046028099640925" office:value-type="float"/>
          <table:table-cell office:value="0.47297537276604085" office:value-type="float"/>
          <table:table-cell office:value="0.4957628300856378" office:value-type="float"/>
          <table:table-cell office:value="0.5141397673121338" office:value-type="float"/>
          <table:table-cell office:value="0.5792172189731034" office:value-type="float"/>
          <table:table-cell office:value="0.5846583241091435" office:value-type="float"/>
          <table:table-cell office:value="0.6251032513877259" office:value-type="float"/>
          <table:table-cell office:value="0.6426150601546776" office:value-type="float"/>
          <table:table-cell office:value="0.6646872779107134" office:value-type="float"/>
          <table:table-cell office:value="0.6975389173595408" office:value-type="float"/>
          <table:table-cell office:value="0.345141131376321" office:value-type="float"/>
          <table:table-cell office:value="0.46559794540261945" office:value-type="float"/>
          <table:table-cell office:value="0.48677935422161955" office:value-type="float"/>
          <table:table-cell office:value="0.5115737772829552" office:value-type="float"/>
          <table:table-cell office:value="0.5818231005110922" office:value-type="float"/>
        </table:table-row>
        <table:table-row>
          <table:table-cell office:value-type="string">
            <text:p>mattetti__Weasel-Diesel</text:p>
          </table:table-cell>
          <table:table-cell office:value="0.7759830879460314" office:value-type="float"/>
          <table:table-cell office:value="0.8114954348962358" office:value-type="float"/>
          <table:table-cell office:value="0.8222672140111669" office:value-type="float"/>
          <table:table-cell office:value="0.8297851060903274" office:value-type="float"/>
          <table:table-cell office:value="0.8297851060903274" office:value-type="float"/>
          <table:table-cell office:value="0.5461479857339846" office:value-type="float"/>
          <table:table-cell office:value="0.5750064348909937" office:value-type="float"/>
          <table:table-cell office:value="0.5763526949889959" office:value-type="float"/>
          <table:table-cell office:value="0.5924543339201169" office:value-type="float"/>
          <table:table-cell office:value="0.5924543339201169" office:value-type="float"/>
          <table:table-cell office:value="0.4939857140240773" office:value-type="float"/>
          <table:table-cell office:value="0.49535689006130096" office:value-type="float"/>
          <table:table-cell office:value="0.5154715650461301" office:value-type="float"/>
          <table:table-cell office:value="0.5271903939147587" office:value-type="float"/>
          <table:table-cell office:value="0.5271903939147587" office:value-type="float"/>
          <table:table-cell office:value="0.6323489638863826" office:value-type="float"/>
          <table:table-cell office:value="0.6450875309424695" office:value-type="float"/>
          <table:table-cell office:value="0.6582174782216189" office:value-type="float"/>
          <table:table-cell office:value="0.6655431496931954" office:value-type="float"/>
          <table:table-cell office:value="0.6655431496931954" office:value-type="float"/>
          <table:table-cell office:value="0.47739354031638526" office:value-type="float"/>
          <table:table-cell office:value="0.5312288713040243" office:value-type="float"/>
          <table:table-cell office:value="0.5324190170741999" office:value-type="float"/>
          <table:table-cell office:value="0.5496221370203423" office:value-type="float"/>
          <table:table-cell office:value="0.5496221370203423" office:value-type="float"/>
        </table:table-row>
        <table:table-row>
          <table:table-cell office:value-type="string">
            <text:p>MichaelDrogalis__dire</text:p>
          </table:table-cell>
          <table:table-cell office:value="0.7796752309590096" office:value-type="float"/>
          <table:table-cell office:value="0.8027134043675239" office:value-type="float"/>
          <table:table-cell office:value="0.8226905730468862" office:value-type="float"/>
          <table:table-cell office:value="0.8353673074320416" office:value-type="float"/>
          <table:table-cell office:value="0.8353673074320416" office:value-type="float"/>
          <table:table-cell office:value="0.5555170870405669" office:value-type="float"/>
          <table:table-cell office:value="0.5676793064613777" office:value-type="float"/>
          <table:table-cell office:value="0.5877839909198272" office:value-type="float"/>
          <table:table-cell office:value="0.6358735306567723" office:value-type="float"/>
          <table:table-cell office:value="0.6358735306567723" office:value-type="float"/>
          <table:table-cell office:value="0.4514711384458965" office:value-type="float"/>
          <table:table-cell office:value="0.4767752034078293" office:value-type="float"/>
          <table:table-cell office:value="0.4986287431412466" office:value-type="float"/>
          <table:table-cell office:value="0.5538681876317283" office:value-type="float"/>
          <table:table-cell office:value="0.5538681876317283" office:value-type="float"/>
          <table:table-cell office:value="0.5941699488572448" office:value-type="float"/>
          <table:table-cell office:value="0.5943266941825132" office:value-type="float"/>
          <table:table-cell office:value="0.6609411798404892" office:value-type="float"/>
          <table:table-cell office:value="0.7297703212243141" office:value-type="float"/>
          <table:table-cell office:value="0.7297703212243141" office:value-type="float"/>
          <table:table-cell office:value="0.4538259365004019" office:value-type="float"/>
          <table:table-cell office:value="0.47293195513780795" office:value-type="float"/>
          <table:table-cell office:value="0.5097589598027396" office:value-type="float"/>
          <table:table-cell office:value="0.5098013269147835" office:value-type="float"/>
          <table:table-cell office:value="0.5098013269147835" office:value-type="float"/>
        </table:table-row>
        <table:table-row>
          <table:table-cell office:value-type="string">
            <text:p>minikomi__Bootstrap-Form-Builder</text:p>
          </table:table-cell>
          <table:table-cell office:value="0.7976098729457962" office:value-type="float"/>
          <table:table-cell office:value="0.7991861769627923" office:value-type="float"/>
          <table:table-cell office:value="0.8006477778049749" office:value-type="float"/>
          <table:table-cell office:value="0.8108890239735904" office:value-type="float"/>
          <table:table-cell office:value="0.8224728570523243" office:value-type="float"/>
          <table:table-cell office:value="0.5826935409428464" office:value-type="float"/>
          <table:table-cell office:value="0.597431052881084" office:value-type="float"/>
          <table:table-cell office:value="0.6056019234745964" office:value-type="float"/>
          <table:table-cell office:value="0.6179568262890919" office:value-type="float"/>
          <table:table-cell office:value="0.6755276114834935" office:value-type="float"/>
          <table:table-cell office:value="0.454587921654882" office:value-type="float"/>
          <table:table-cell office:value="0.4906675117177333" office:value-type="float"/>
          <table:table-cell office:value="0.4943215708489254" office:value-type="float"/>
          <table:table-cell office:value="0.5252676276189877" office:value-type="float"/>
          <table:table-cell office:value="0.5593532504227172" office:value-type="float"/>
          <table:table-cell office:value="0.6085576039047581" office:value-type="float"/>
          <table:table-cell office:value="0.6256416694924818" office:value-type="float"/>
          <table:table-cell office:value="0.6313997543784897" office:value-type="float"/>
          <table:table-cell office:value="0.6541325717718495" office:value-type="float"/>
          <table:table-cell office:value="0.7227458493445833" office:value-type="float"/>
          <table:table-cell office:value="0.5033186520790324" office:value-type="float"/>
          <table:table-cell office:value="0.5331664216712289" office:value-type="float"/>
          <table:table-cell office:value="0.5448286592672387" office:value-type="float"/>
          <table:table-cell office:value="0.5490832547257744" office:value-type="float"/>
          <table:table-cell office:value="0.5539216926780733" office:value-type="float"/>
        </table:table-row>
        <table:table-row>
          <table:table-cell office:value-type="string">
            <text:p>compose__governor</text:p>
          </table:table-cell>
          <table:table-cell office:value="0.7657163186900766" office:value-type="float"/>
          <table:table-cell office:value="0.8048482213804565" office:value-type="float"/>
          <table:table-cell office:value="0.8067371148309153" office:value-type="float"/>
          <table:table-cell office:value="0.8076227578011006" office:value-type="float"/>
          <table:table-cell office:value="0.8225846457185557" office:value-type="float"/>
          <table:table-cell office:value="0.5434229422136282" office:value-type="float"/>
          <table:table-cell office:value="0.6052302301472814" office:value-type="float"/>
          <table:table-cell office:value="0.6062644886540426" office:value-type="float"/>
          <table:table-cell office:value="0.6084181131232436" office:value-type="float"/>
          <table:table-cell office:value="0.6687933991806843" office:value-type="float"/>
          <table:table-cell office:value="0.4526160612545067" office:value-type="float"/>
          <table:table-cell office:value="0.4831012928761419" office:value-type="float"/>
          <table:table-cell office:value="0.4862705880352365" office:value-type="float"/>
          <table:table-cell office:value="0.49879892934788717" office:value-type="float"/>
          <table:table-cell office:value="0.5268344126514698" office:value-type="float"/>
          <table:table-cell office:value="0.6168817579462766" office:value-type="float"/>
          <table:table-cell office:value="0.6216353318306245" office:value-type="float"/>
          <table:table-cell office:value="0.6309591907801477" office:value-type="float"/>
          <table:table-cell office:value="0.6341303265789011" office:value-type="float"/>
          <table:table-cell office:value="0.6671335054223633" office:value-type="float"/>
          <table:table-cell office:value="0.42133250737350636" office:value-type="float"/>
          <table:table-cell office:value="0.5073516340839008" office:value-type="float"/>
          <table:table-cell office:value="0.5171664174404694" office:value-type="float"/>
          <table:table-cell office:value="0.5300530399306765" office:value-type="float"/>
          <table:table-cell office:value="0.5792363072240538" office:value-type="float"/>
        </table:table-row>
        <table:table-row>
          <table:table-cell office:value-type="string">
            <text:p>mltframework__shotcut</text:p>
          </table:table-cell>
          <table:table-cell office:value="0.6855503021177486" office:value-type="float"/>
          <table:table-cell office:value="0.7748431914431548" office:value-type="float"/>
          <table:table-cell office:value="0.8008451657750254" office:value-type="float"/>
          <table:table-cell office:value="0.8243071732714281" office:value-type="float"/>
          <table:table-cell office:value="0.866146341694164" office:value-type="float"/>
          <table:table-cell office:value="0.5330698984881374" office:value-type="float"/>
          <table:table-cell office:value="0.580127251253361" office:value-type="float"/>
          <table:table-cell office:value="0.5908664786322932" office:value-type="float"/>
          <table:table-cell office:value="0.6074736057958354" office:value-type="float"/>
          <table:table-cell office:value="0.6562230191862596" office:value-type="float"/>
          <table:table-cell office:value="0.3781696731690568" office:value-type="float"/>
          <table:table-cell office:value="0.4415912834401993" office:value-type="float"/>
          <table:table-cell office:value="0.4584267363478436" office:value-type="float"/>
          <table:table-cell office:value="0.47653792371141085" office:value-type="float"/>
          <table:table-cell office:value="0.5803800211506163" office:value-type="float"/>
          <table:table-cell office:value="0.5625015927267916" office:value-type="float"/>
          <table:table-cell office:value="0.6133169624281594" office:value-type="float"/>
          <table:table-cell office:value="0.6309232684250597" office:value-type="float"/>
          <table:table-cell office:value="0.6573036288780982" office:value-type="float"/>
          <table:table-cell office:value="0.7208616080886073" office:value-type="float"/>
          <table:table-cell office:value="0.35013821489418234" office:value-type="float"/>
          <table:table-cell office:value="0.4487214323680302" office:value-type="float"/>
          <table:table-cell office:value="0.4910338657173989" office:value-type="float"/>
          <table:table-cell office:value="0.5201745940899034" office:value-type="float"/>
          <table:table-cell office:value="0.6085447702260294" office:value-type="float"/>
        </table:table-row>
        <table:table-row>
          <table:table-cell office:value-type="string">
            <text:p>andersao__l5-repository</text:p>
          </table:table-cell>
          <table:table-cell office:value="0.7246151376753438" office:value-type="float"/>
          <table:table-cell office:value="0.7846248167910573" office:value-type="float"/>
          <table:table-cell office:value="0.8059389712011141" office:value-type="float"/>
          <table:table-cell office:value="0.8249737526118486" office:value-type="float"/>
          <table:table-cell office:value="0.8453515619848468" office:value-type="float"/>
          <table:table-cell office:value="0.551978882552725" office:value-type="float"/>
          <table:table-cell office:value="0.5961452440025555" office:value-type="float"/>
          <table:table-cell office:value="0.6053514515034469" office:value-type="float"/>
          <table:table-cell office:value="0.6382771911748042" office:value-type="float"/>
          <table:table-cell office:value="0.6925132129214532" office:value-type="float"/>
          <table:table-cell office:value="0.45395290039688213" office:value-type="float"/>
          <table:table-cell office:value="0.48748387001313565" office:value-type="float"/>
          <table:table-cell office:value="0.5072545327943235" office:value-type="float"/>
          <table:table-cell office:value="0.5199755749676037" office:value-type="float"/>
          <table:table-cell office:value="0.5870248906516945" office:value-type="float"/>
          <table:table-cell office:value="0.6003093661265435" office:value-type="float"/>
          <table:table-cell office:value="0.6304101389383107" office:value-type="float"/>
          <table:table-cell office:value="0.6602334901233805" office:value-type="float"/>
          <table:table-cell office:value="0.6774415063011459" office:value-type="float"/>
          <table:table-cell office:value="0.7135310238138088" office:value-type="float"/>
          <table:table-cell office:value="0.3537040200642052" office:value-type="float"/>
          <table:table-cell office:value="0.4795894595915816" office:value-type="float"/>
          <table:table-cell office:value="0.5142834880817834" office:value-type="float"/>
          <table:table-cell office:value="0.5277090992563818" office:value-type="float"/>
          <table:table-cell office:value="0.5655383788730854" office:value-type="float"/>
        </table:table-row>
        <table:table-row>
          <table:table-cell office:value-type="string">
            <text:p>lra__mackup</text:p>
          </table:table-cell>
          <table:table-cell office:value="0.7137767739534003" office:value-type="float"/>
          <table:table-cell office:value="0.766573951349914" office:value-type="float"/>
          <table:table-cell office:value="0.7907382969429575" office:value-type="float"/>
          <table:table-cell office:value="0.8055825002681376" office:value-type="float"/>
          <table:table-cell office:value="0.8412897616449908" office:value-type="float"/>
          <table:table-cell office:value="0.5376354923963927" office:value-type="float"/>
          <table:table-cell office:value="0.5825140994614669" office:value-type="float"/>
          <table:table-cell office:value="0.601013099292281" office:value-type="float"/>
          <table:table-cell office:value="0.6189266804585037" office:value-type="float"/>
          <table:table-cell office:value="0.6636834282179751" office:value-type="float"/>
          <table:table-cell office:value="0.35834236893352134" office:value-type="float"/>
          <table:table-cell office:value="0.4659383289668789" office:value-type="float"/>
          <table:table-cell office:value="0.4849275720696138" office:value-type="float"/>
          <table:table-cell office:value="0.5049863270197471" office:value-type="float"/>
          <table:table-cell office:value="0.5674144508620198" office:value-type="float"/>
          <table:table-cell office:value="0.5590653035350729" office:value-type="float"/>
          <table:table-cell office:value="0.6154800993699677" office:value-type="float"/>
          <table:table-cell office:value="0.6393704363390444" office:value-type="float"/>
          <table:table-cell office:value="0.6674902088206267" office:value-type="float"/>
          <table:table-cell office:value="0.7731101119135984" office:value-type="float"/>
          <table:table-cell office:value="0.2903258310377374" office:value-type="float"/>
          <table:table-cell office:value="0.4876366851679425" office:value-type="float"/>
          <table:table-cell office:value="0.5187247749468736" office:value-type="float"/>
          <table:table-cell office:value="0.5370797447442089" office:value-type="float"/>
          <table:table-cell office:value="0.5838021002519208" office:value-type="float"/>
        </table:table-row>
        <table:table-row>
          <table:table-cell office:value-type="string">
            <text:p>swaywm__sway</text:p>
          </table:table-cell>
          <table:table-cell office:value="0.6950947190910074" office:value-type="float"/>
          <table:table-cell office:value="0.7662481557276613" office:value-type="float"/>
          <table:table-cell office:value="0.7957262775203295" office:value-type="float"/>
          <table:table-cell office:value="0.8114528327173104" office:value-type="float"/>
          <table:table-cell office:value="0.8663919032002371" office:value-type="float"/>
          <table:table-cell office:value="0.5002833429301006" office:value-type="float"/>
          <table:table-cell office:value="0.5605003404124859" office:value-type="float"/>
          <table:table-cell office:value="0.5834079926932464" office:value-type="float"/>
          <table:table-cell office:value="0.6084019259071437" office:value-type="float"/>
          <table:table-cell office:value="0.6493078183038856" office:value-type="float"/>
          <table:table-cell office:value="0.38261633101083453" office:value-type="float"/>
          <table:table-cell office:value="0.4495383832891522" office:value-type="float"/>
          <table:table-cell office:value="0.4715073420953353" office:value-type="float"/>
          <table:table-cell office:value="0.4946084877854478" office:value-type="float"/>
          <table:table-cell office:value="0.5633890160979729" office:value-type="float"/>
          <table:table-cell office:value="0.5306022007927729" office:value-type="float"/>
          <table:table-cell office:value="0.6096461992306472" office:value-type="float"/>
          <table:table-cell office:value="0.6332390456084103" office:value-type="float"/>
          <table:table-cell office:value="0.6641224320939182" office:value-type="float"/>
          <table:table-cell office:value="0.7304265035861688" office:value-type="float"/>
          <table:table-cell office:value="0.36589701825689447" office:value-type="float"/>
          <table:table-cell office:value="0.4621587672906094" office:value-type="float"/>
          <table:table-cell office:value="0.4783205633134881" office:value-type="float"/>
          <table:table-cell office:value="0.4925533595356536" office:value-type="float"/>
          <table:table-cell office:value="0.56831575818495" office:value-type="float"/>
        </table:table-row>
        <table:table-row>
          <table:table-cell office:value-type="string">
            <text:p>Qihoo360__pika</text:p>
          </table:table-cell>
          <table:table-cell office:value="0.7056586147389557" office:value-type="float"/>
          <table:table-cell office:value="0.7387192543331301" office:value-type="float"/>
          <table:table-cell office:value="0.7569710212389771" office:value-type="float"/>
          <table:table-cell office:value="0.7765350360455064" office:value-type="float"/>
          <table:table-cell office:value="0.7865974625616341" office:value-type="float"/>
          <table:table-cell office:value="0.592718387329007" office:value-type="float"/>
          <table:table-cell office:value="0.5999212910397019" office:value-type="float"/>
          <table:table-cell office:value="0.608721661572282" office:value-type="float"/>
          <table:table-cell office:value="0.6276549840544193" office:value-type="float"/>
          <table:table-cell office:value="0.6933597355241485" office:value-type="float"/>
          <table:table-cell office:value="0.47742898255607735" office:value-type="float"/>
          <table:table-cell office:value="0.5003016333080965" office:value-type="float"/>
          <table:table-cell office:value="0.5132607549145406" office:value-type="float"/>
          <table:table-cell office:value="0.522620311496227" office:value-type="float"/>
          <table:table-cell office:value="0.5410997689050706" office:value-type="float"/>
          <table:table-cell office:value="0.6124033159444103" office:value-type="float"/>
          <table:table-cell office:value="0.652279881889074" office:value-type="float"/>
          <table:table-cell office:value="0.6738982026359155" office:value-type="float"/>
          <table:table-cell office:value="0.7109824121256375" office:value-type="float"/>
          <table:table-cell office:value="0.7198015556316465" office:value-type="float"/>
          <table:table-cell office:value="0.4196932262830748" office:value-type="float"/>
          <table:table-cell office:value="0.46982419728696406" office:value-type="float"/>
          <table:table-cell office:value="0.5041285473348376" office:value-type="float"/>
          <table:table-cell office:value="0.5270553809164209" office:value-type="float"/>
          <table:table-cell office:value="0.5612333887249387" office:value-type="float"/>
        </table:table-row>
        <table:table-row>
          <table:table-cell office:value-type="string">
            <text:p>react-cosmos__react-cosmos</text:p>
          </table:table-cell>
          <table:table-cell office:value="0.7545911914658441" office:value-type="float"/>
          <table:table-cell office:value="0.7858754863038095" office:value-type="float"/>
          <table:table-cell office:value="0.807536113953643" office:value-type="float"/>
          <table:table-cell office:value="0.8147265727777592" office:value-type="float"/>
          <table:table-cell office:value="0.8421282974922751" office:value-type="float"/>
          <table:table-cell office:value="0.5468796195664843" office:value-type="float"/>
          <table:table-cell office:value="0.5683777802811737" office:value-type="float"/>
          <table:table-cell office:value="0.5866174827729224" office:value-type="float"/>
          <table:table-cell office:value="0.6029820712308797" office:value-type="float"/>
          <table:table-cell office:value="0.6443734908169114" office:value-type="float"/>
          <table:table-cell office:value="0.39180067762224" office:value-type="float"/>
          <table:table-cell office:value="0.45561614728584837" office:value-type="float"/>
          <table:table-cell office:value="0.47388132429444796" office:value-type="float"/>
          <table:table-cell office:value="0.4891011328734051" office:value-type="float"/>
          <table:table-cell office:value="0.5485349199458679" office:value-type="float"/>
          <table:table-cell office:value="0.5623887656519805" office:value-type="float"/>
          <table:table-cell office:value="0.6051993451588583" office:value-type="float"/>
          <table:table-cell office:value="0.6177544856248351" office:value-type="float"/>
          <table:table-cell office:value="0.6340198203917116" office:value-type="float"/>
          <table:table-cell office:value="0.7038573063921365" office:value-type="float"/>
          <table:table-cell office:value="0.3905429504894275" office:value-type="float"/>
          <table:table-cell office:value="0.4628267665938806" office:value-type="float"/>
          <table:table-cell office:value="0.49182632212411725" office:value-type="float"/>
          <table:table-cell office:value="0.5012507627433864" office:value-type="float"/>
          <table:table-cell office:value="0.5350677599668852" office:value-type="float"/>
        </table:table-row>
        <table:table-row>
          <table:table-cell office:value-type="string">
            <text:p>kriswallsmith__Buzz</text:p>
          </table:table-cell>
          <table:table-cell office:value="0.7501514413616759" office:value-type="float"/>
          <table:table-cell office:value="0.8083602691226013" office:value-type="float"/>
          <table:table-cell office:value="0.8101287318349172" office:value-type="float"/>
          <table:table-cell office:value="0.8211008129099114" office:value-type="float"/>
          <table:table-cell office:value="0.8252408983469608" office:value-type="float"/>
          <table:table-cell office:value="0.5778202198109624" office:value-type="float"/>
          <table:table-cell office:value="0.5939391031602916" office:value-type="float"/>
          <table:table-cell office:value="0.6333543844349587" office:value-type="float"/>
          <table:table-cell office:value="0.6481325730916362" office:value-type="float"/>
          <table:table-cell office:value="0.657318984889925" office:value-type="float"/>
          <table:table-cell office:value="0.4304115508603524" office:value-type="float"/>
          <table:table-cell office:value="0.47342600321556416" office:value-type="float"/>
          <table:table-cell office:value="0.49065188926958386" office:value-type="float"/>
          <table:table-cell office:value="0.5101557319599151" office:value-type="float"/>
          <table:table-cell office:value="0.5306301671607802" office:value-type="float"/>
          <table:table-cell office:value="0.6026298681240887" office:value-type="float"/>
          <table:table-cell office:value="0.6312110119045911" office:value-type="float"/>
          <table:table-cell office:value="0.6574948215612906" office:value-type="float"/>
          <table:table-cell office:value="0.6914120132379488" office:value-type="float"/>
          <table:table-cell office:value="0.7485517025183821" office:value-type="float"/>
          <table:table-cell office:value="0.4824101359377716" office:value-type="float"/>
          <table:table-cell office:value="0.49420074296730726" office:value-type="float"/>
          <table:table-cell office:value="0.5279558751705989" office:value-type="float"/>
          <table:table-cell office:value="0.5392634319702432" office:value-type="float"/>
          <table:table-cell office:value="0.5754530544894771" office:value-type="float"/>
        </table:table-row>
        <table:table-row>
          <table:table-cell office:value-type="string">
            <text:p>google__protobuf</text:p>
          </table:table-cell>
          <table:table-cell office:value="0.6805424501473973" office:value-type="float"/>
          <table:table-cell office:value="0.7646556421986266" office:value-type="float"/>
          <table:table-cell office:value="0.7964325744255125" office:value-type="float"/>
          <table:table-cell office:value="0.8147414659170898" office:value-type="float"/>
          <table:table-cell office:value="0.8657454128949525" office:value-type="float"/>
          <table:table-cell office:value="0.5154135384021744" office:value-type="float"/>
          <table:table-cell office:value="0.5845609272706938" office:value-type="float"/>
          <table:table-cell office:value="0.6018409098296842" office:value-type="float"/>
          <table:table-cell office:value="0.6181800090835914" office:value-type="float"/>
          <table:table-cell office:value="0.720355488207401" office:value-type="float"/>
          <table:table-cell office:value="0.36166127932713854" office:value-type="float"/>
          <table:table-cell office:value="0.4553790430725417" office:value-type="float"/>
          <table:table-cell office:value="0.4758732268944992" office:value-type="float"/>
          <table:table-cell office:value="0.49749496285616934" office:value-type="float"/>
          <table:table-cell office:value="0.5935309309450006" office:value-type="float"/>
          <table:table-cell office:value="0.5529206354598963" office:value-type="float"/>
          <table:table-cell office:value="0.6186358602428128" office:value-type="float"/>
          <table:table-cell office:value="0.6362122647856485" office:value-type="float"/>
          <table:table-cell office:value="0.6623420046615841" office:value-type="float"/>
          <table:table-cell office:value="0.7612723928238386" office:value-type="float"/>
          <table:table-cell office:value="0.3779952203428817" office:value-type="float"/>
          <table:table-cell office:value="0.47971058868956334" office:value-type="float"/>
          <table:table-cell office:value="0.5019367247681833" office:value-type="float"/>
          <table:table-cell office:value="0.5237137316055828" office:value-type="float"/>
          <table:table-cell office:value="0.6161105742810535" office:value-type="float"/>
        </table:table-row>
        <table:table-row>
          <table:table-cell office:value-type="string">
            <text:p>jenssegers__agent</text:p>
          </table:table-cell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822252148218255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36375125483827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790205888986454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691008455434118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843835487357192" office:value-type="float"/>
        </table:table-row>
        <table:table-row>
          <table:table-cell office:value-type="string">
            <text:p>collectd__collectd</text:p>
          </table:table-cell>
          <table:table-cell office:value="0.6869165551447285" office:value-type="float"/>
          <table:table-cell office:value="0.7612122700054441" office:value-type="float"/>
          <table:table-cell office:value="0.790264493455272" office:value-type="float"/>
          <table:table-cell office:value="0.8084365744697041" office:value-type="float"/>
          <table:table-cell office:value="0.8651817904217469" office:value-type="float"/>
          <table:table-cell office:value="0.5053367143149678" office:value-type="float"/>
          <table:table-cell office:value="0.5749545696362368" office:value-type="float"/>
          <table:table-cell office:value="0.5984968693198311" office:value-type="float"/>
          <table:table-cell office:value="0.6130594797767739" office:value-type="float"/>
          <table:table-cell office:value="0.7032936706615405" office:value-type="float"/>
          <table:table-cell office:value="0.38689061667524893" office:value-type="float"/>
          <table:table-cell office:value="0.46528728293209143" office:value-type="float"/>
          <table:table-cell office:value="0.48557861449301054" office:value-type="float"/>
          <table:table-cell office:value="0.5058716490810283" office:value-type="float"/>
          <table:table-cell office:value="0.5750352509430348" office:value-type="float"/>
          <table:table-cell office:value="0.5746521444389381" office:value-type="float"/>
          <table:table-cell office:value="0.6150577332446726" office:value-type="float"/>
          <table:table-cell office:value="0.6366763757395348" office:value-type="float"/>
          <table:table-cell office:value="0.661218114456718" office:value-type="float"/>
          <table:table-cell office:value="0.7612445741146567" office:value-type="float"/>
          <table:table-cell office:value="0.31959110657258527" office:value-type="float"/>
          <table:table-cell office:value="0.46698157899523474" office:value-type="float"/>
          <table:table-cell office:value="0.49444814229768436" office:value-type="float"/>
          <table:table-cell office:value="0.519144070091974" office:value-type="float"/>
          <table:table-cell office:value="0.6077893559855494" office:value-type="float"/>
        </table:table-row>
        <table:table-row>
          <table:table-cell office:value-type="string">
            <text:p>cameronmcefee__plax</text:p>
          </table:table-cell>
          <table:table-cell office:value="0.7761214058014234" office:value-type="float"/>
          <table:table-cell office:value="0.7968253825195171" office:value-type="float"/>
          <table:table-cell office:value="0.817496353008614" office:value-type="float"/>
          <table:table-cell office:value="0.8233992788883495" office:value-type="float"/>
          <table:table-cell office:value="0.8233992788883495" office:value-type="float"/>
          <table:table-cell office:value="0.5775875462901251" office:value-type="float"/>
          <table:table-cell office:value="0.5864555314372575" office:value-type="float"/>
          <table:table-cell office:value="0.5883237369308288" office:value-type="float"/>
          <table:table-cell office:value="0.6092662074696319" office:value-type="float"/>
          <table:table-cell office:value="0.6092662074696319" office:value-type="float"/>
          <table:table-cell office:value="0.46378439102011004" office:value-type="float"/>
          <table:table-cell office:value="0.4653948411862745" office:value-type="float"/>
          <table:table-cell office:value="0.47208708637886493" office:value-type="float"/>
          <table:table-cell office:value="0.49153363084599866" office:value-type="float"/>
          <table:table-cell office:value="0.49153363084599866" office:value-type="float"/>
          <table:table-cell office:value="0.6104062921585391" office:value-type="float"/>
          <table:table-cell office:value="0.625070563482219" office:value-type="float"/>
          <table:table-cell office:value="0.6542574245597874" office:value-type="float"/>
          <table:table-cell office:value="0.6832518064734335" office:value-type="float"/>
          <table:table-cell office:value="0.6832518064734335" office:value-type="float"/>
          <table:table-cell office:value="0.484306315905711" office:value-type="float"/>
          <table:table-cell office:value="0.5012395872098271" office:value-type="float"/>
          <table:table-cell office:value="0.5093217497684909" office:value-type="float"/>
          <table:table-cell office:value="0.5200995998393682" office:value-type="float"/>
          <table:table-cell office:value="0.5200995998393682" office:value-type="float"/>
        </table:table-row>
        <table:table-row>
          <table:table-cell office:value-type="string">
            <text:p>webpack__react-starter</text:p>
          </table:table-cell>
          <table:table-cell office:value="0.726867730499525" office:value-type="float"/>
          <table:table-cell office:value="0.8105404869001018" office:value-type="float"/>
          <table:table-cell office:value="0.8151773694875933" office:value-type="float"/>
          <table:table-cell office:value="0.8165373626120038" office:value-type="float"/>
          <table:table-cell office:value="0.8165373626120038" office:value-type="float"/>
          <table:table-cell office:value="0.5573871026748981" office:value-type="float"/>
          <table:table-cell office:value="0.5668834403911438" office:value-type="float"/>
          <table:table-cell office:value="0.6033015474100124" office:value-type="float"/>
          <table:table-cell office:value="0.620106151217707" office:value-type="float"/>
          <table:table-cell office:value="0.620106151217707" office:value-type="float"/>
          <table:table-cell office:value="0.4307006400983223" office:value-type="float"/>
          <table:table-cell office:value="0.46518081774946485" office:value-type="float"/>
          <table:table-cell office:value="0.4949252231623448" office:value-type="float"/>
          <table:table-cell office:value="0.5062478987891177" office:value-type="float"/>
          <table:table-cell office:value="0.5062478987891177" office:value-type="float"/>
          <table:table-cell office:value="0.6086461127164743" office:value-type="float"/>
          <table:table-cell office:value="0.6189627905358268" office:value-type="float"/>
          <table:table-cell office:value="0.6377522446759492" office:value-type="float"/>
          <table:table-cell office:value="0.6568411503581129" office:value-type="float"/>
          <table:table-cell office:value="0.6568411503581129" office:value-type="float"/>
          <table:table-cell office:value="0.43365872523906324" office:value-type="float"/>
          <table:table-cell office:value="0.49747133997661697" office:value-type="float"/>
          <table:table-cell office:value="0.5204052978521143" office:value-type="float"/>
          <table:table-cell office:value="0.567520356317247" office:value-type="float"/>
          <table:table-cell office:value="0.567520356317247" office:value-type="float"/>
        </table:table-row>
        <table:table-row>
          <table:table-cell office:value-type="string">
            <text:p>infobyte__faraday</text:p>
          </table:table-cell>
          <table:table-cell office:value="0.7066993010812586" office:value-type="float"/>
          <table:table-cell office:value="0.755555720046383" office:value-type="float"/>
          <table:table-cell office:value="0.7755106026213858" office:value-type="float"/>
          <table:table-cell office:value="0.7912525067928174" office:value-type="float"/>
          <table:table-cell office:value="0.822023476927857" office:value-type="float"/>
          <table:table-cell office:value="0.5505498425308231" office:value-type="float"/>
          <table:table-cell office:value="0.5864556711574235" office:value-type="float"/>
          <table:table-cell office:value="0.6022051830980099" office:value-type="float"/>
          <table:table-cell office:value="0.6299514980985768" office:value-type="float"/>
          <table:table-cell office:value="0.6914214227273491" office:value-type="float"/>
          <table:table-cell office:value="0.41809290015494255" office:value-type="float"/>
          <table:table-cell office:value="0.457350965483604" office:value-type="float"/>
          <table:table-cell office:value="0.46712291759289326" office:value-type="float"/>
          <table:table-cell office:value="0.49477768563742774" office:value-type="float"/>
          <table:table-cell office:value="0.5365734786310685" office:value-type="float"/>
          <table:table-cell office:value="0.5771790158503076" office:value-type="float"/>
          <table:table-cell office:value="0.6076169842663997" office:value-type="float"/>
          <table:table-cell office:value="0.6346144122513496" office:value-type="float"/>
          <table:table-cell office:value="0.6613887511216611" office:value-type="float"/>
          <table:table-cell office:value="0.7105540388894243" office:value-type="float"/>
          <table:table-cell office:value="0.3946572492860885" office:value-type="float"/>
          <table:table-cell office:value="0.4898874168658674" office:value-type="float"/>
          <table:table-cell office:value="0.50801242619046" office:value-type="float"/>
          <table:table-cell office:value="0.5468794780972275" office:value-type="float"/>
          <table:table-cell office:value="0.5958458588227902" office:value-type="float"/>
        </table:table-row>
        <table:table-row>
          <table:table-cell office:value-type="string">
            <text:p>trailblazer__cells</text:p>
          </table:table-cell>
          <table:table-cell office:value="0.7552564414451051" office:value-type="float"/>
          <table:table-cell office:value="0.7896096420332781" office:value-type="float"/>
          <table:table-cell office:value="0.8000453792984988" office:value-type="float"/>
          <table:table-cell office:value="0.8093888975323718" office:value-type="float"/>
          <table:table-cell office:value="0.8511379930552069" office:value-type="float"/>
          <table:table-cell office:value="0.549044347045465" office:value-type="float"/>
          <table:table-cell office:value="0.5823229476525327" office:value-type="float"/>
          <table:table-cell office:value="0.5988006913524178" office:value-type="float"/>
          <table:table-cell office:value="0.6171297241388595" office:value-type="float"/>
          <table:table-cell office:value="0.6570304387031907" office:value-type="float"/>
          <table:table-cell office:value="0.38992582722080804" office:value-type="float"/>
          <table:table-cell office:value="0.46437894492388776" office:value-type="float"/>
          <table:table-cell office:value="0.4888586104094957" office:value-type="float"/>
          <table:table-cell office:value="0.5102817552612912" office:value-type="float"/>
          <table:table-cell office:value="0.5902243319725978" office:value-type="float"/>
          <table:table-cell office:value="0.573697194020697" office:value-type="float"/>
          <table:table-cell office:value="0.608133160528729" office:value-type="float"/>
          <table:table-cell office:value="0.6347164197730617" office:value-type="float"/>
          <table:table-cell office:value="0.6575965047310539" office:value-type="float"/>
          <table:table-cell office:value="0.719977965897931" office:value-type="float"/>
          <table:table-cell office:value="0.434849863056538" office:value-type="float"/>
          <table:table-cell office:value="0.4858811154482887" office:value-type="float"/>
          <table:table-cell office:value="0.508786741126625" office:value-type="float"/>
          <table:table-cell office:value="0.5318572947576369" office:value-type="float"/>
          <table:table-cell office:value="0.595884426952709" office:value-type="float"/>
        </table:table-row>
        <table:table-row>
          <table:table-cell office:value-type="string">
            <text:p>NUKnightLab__TimelineJS</text:p>
          </table:table-cell>
          <table:table-cell office:value="0.7956716369910918" office:value-type="float"/>
          <table:table-cell office:value="0.8079622893270378" office:value-type="float"/>
          <table:table-cell office:value="0.8102926032629858" office:value-type="float"/>
          <table:table-cell office:value="0.8236708729145749" office:value-type="float"/>
          <table:table-cell office:value="0.8418536372213341" office:value-type="float"/>
          <table:table-cell office:value="0.5731412686929166" office:value-type="float"/>
          <table:table-cell office:value="0.6104771427705223" office:value-type="float"/>
          <table:table-cell office:value="0.6320294130823749" office:value-type="float"/>
          <table:table-cell office:value="0.6329597787264097" office:value-type="float"/>
          <table:table-cell office:value="0.6482040702838381" office:value-type="float"/>
          <table:table-cell office:value="0.46482064011383295" office:value-type="float"/>
          <table:table-cell office:value="0.48104148050239004" office:value-type="float"/>
          <table:table-cell office:value="0.4846100728803795" office:value-type="float"/>
          <table:table-cell office:value="0.5033823693989612" office:value-type="float"/>
          <table:table-cell office:value="0.5119389516680662" office:value-type="float"/>
          <table:table-cell office:value="0.6154785533309266" office:value-type="float"/>
          <table:table-cell office:value="0.6537156715481844" office:value-type="float"/>
          <table:table-cell office:value="0.6837276515835373" office:value-type="float"/>
          <table:table-cell office:value="0.6905388149183146" office:value-type="float"/>
          <table:table-cell office:value="0.6989450161397958" office:value-type="float"/>
          <table:table-cell office:value="0.48894943138393787" office:value-type="float"/>
          <table:table-cell office:value="0.49417616096988104" office:value-type="float"/>
          <table:table-cell office:value="0.5131725953698619" office:value-type="float"/>
          <table:table-cell office:value="0.5320605141285663" office:value-type="float"/>
          <table:table-cell office:value="0.5421931889995979" office:value-type="float"/>
        </table:table-row>
        <table:table-row>
          <table:table-cell office:value-type="string">
            <text:p>ember-cli__ember-cli</text:p>
          </table:table-cell>
          <table:table-cell office:value="0.7171314911621983" office:value-type="float"/>
          <table:table-cell office:value="0.776553289305703" office:value-type="float"/>
          <table:table-cell office:value="0.7953147958090072" office:value-type="float"/>
          <table:table-cell office:value="0.8104523593349326" office:value-type="float"/>
          <table:table-cell office:value="0.852129153167491" office:value-type="float"/>
          <table:table-cell office:value="0.4976502526341046" office:value-type="float"/>
          <table:table-cell office:value="0.578770830762995" office:value-type="float"/>
          <table:table-cell office:value="0.5953510735969115" office:value-type="float"/>
          <table:table-cell office:value="0.6083520680992777" office:value-type="float"/>
          <table:table-cell office:value="0.7272716747052073" office:value-type="float"/>
          <table:table-cell office:value="0.3847302479914836" office:value-type="float"/>
          <table:table-cell office:value="0.44040863620688986" office:value-type="float"/>
          <table:table-cell office:value="0.4596397246314867" office:value-type="float"/>
          <table:table-cell office:value="0.47625538461385486" office:value-type="float"/>
          <table:table-cell office:value="0.5643860485297211" office:value-type="float"/>
          <table:table-cell office:value="0.5625045854561812" office:value-type="float"/>
          <table:table-cell office:value="0.6074592947073715" office:value-type="float"/>
          <table:table-cell office:value="0.624946207730215" office:value-type="float"/>
          <table:table-cell office:value="0.644656107729373" office:value-type="float"/>
          <table:table-cell office:value="0.7305960262873" office:value-type="float"/>
          <table:table-cell office:value="0.3229270619415088" office:value-type="float"/>
          <table:table-cell office:value="0.4733217521029002" office:value-type="float"/>
          <table:table-cell office:value="0.4939315219965056" office:value-type="float"/>
          <table:table-cell office:value="0.511328775044128" office:value-type="float"/>
          <table:table-cell office:value="0.5755382031673253" office:value-type="float"/>
        </table:table-row>
        <table:table-row>
          <table:table-cell office:value-type="string">
            <text:p>pixijs__pixi.js</text:p>
          </table:table-cell>
          <table:table-cell office:value="0.7118517109497317" office:value-type="float"/>
          <table:table-cell office:value="0.803076119369298" office:value-type="float"/>
          <table:table-cell office:value="0.8169192800167225" office:value-type="float"/>
          <table:table-cell office:value="0.8301419211613317" office:value-type="float"/>
          <table:table-cell office:value="0.8839223109987115" office:value-type="float"/>
          <table:table-cell office:value="0.5028546451845934" office:value-type="float"/>
          <table:table-cell office:value="0.5692481893830186" office:value-type="float"/>
          <table:table-cell office:value="0.5884575667016533" office:value-type="float"/>
          <table:table-cell office:value="0.6040876318705508" office:value-type="float"/>
          <table:table-cell office:value="0.6725826222550324" office:value-type="float"/>
          <table:table-cell office:value="0.3618645409959592" office:value-type="float"/>
          <table:table-cell office:value="0.4446999371331344" office:value-type="float"/>
          <table:table-cell office:value="0.467311679642476" office:value-type="float"/>
          <table:table-cell office:value="0.4892927393850776" office:value-type="float"/>
          <table:table-cell office:value="0.5674651692037956" office:value-type="float"/>
          <table:table-cell office:value="0.5566703842739034" office:value-type="float"/>
          <table:table-cell office:value="0.6061476933145941" office:value-type="float"/>
          <table:table-cell office:value="0.625158797702068" office:value-type="float"/>
          <table:table-cell office:value="0.6497850203952309" office:value-type="float"/>
          <table:table-cell office:value="0.7652176188789584" office:value-type="float"/>
          <table:table-cell office:value="0.3351541585869989" office:value-type="float"/>
          <table:table-cell office:value="0.4637917239238115" office:value-type="float"/>
          <table:table-cell office:value="0.4823415658295195" office:value-type="float"/>
          <table:table-cell office:value="0.5043409951508836" office:value-type="float"/>
          <table:table-cell office:value="0.6278901846418391" office:value-type="float"/>
        </table:table-row>
        <table:table-row>
          <table:table-cell office:value-type="string">
            <text:p>prawnpdf__prawn</text:p>
          </table:table-cell>
          <table:table-cell office:value="0.709898568807726" office:value-type="float"/>
          <table:table-cell office:value="0.8056700148040088" office:value-type="float"/>
          <table:table-cell office:value="0.8225762324555728" office:value-type="float"/>
          <table:table-cell office:value="0.8350831884322323" office:value-type="float"/>
          <table:table-cell office:value="0.8672872170288783" office:value-type="float"/>
          <table:table-cell office:value="0.46716813349916303" office:value-type="float"/>
          <table:table-cell office:value="0.6021385805821547" office:value-type="float"/>
          <table:table-cell office:value="0.6187734231011711" office:value-type="float"/>
          <table:table-cell office:value="0.6343228584875916" office:value-type="float"/>
          <table:table-cell office:value="0.6855070035677024" office:value-type="float"/>
          <table:table-cell office:value="0.394999892375164" office:value-type="float"/>
          <table:table-cell office:value="0.46937866755902735" office:value-type="float"/>
          <table:table-cell office:value="0.4937077476196693" office:value-type="float"/>
          <table:table-cell office:value="0.5266524792256588" office:value-type="float"/>
          <table:table-cell office:value="0.5923599597760237" office:value-type="float"/>
          <table:table-cell office:value="0.5714304967382603" office:value-type="float"/>
          <table:table-cell office:value="0.6341787898030928" office:value-type="float"/>
          <table:table-cell office:value="0.6506130011350503" office:value-type="float"/>
          <table:table-cell office:value="0.672877332756668" office:value-type="float"/>
          <table:table-cell office:value="0.7319248169629802" office:value-type="float"/>
          <table:table-cell office:value="0.3382698453154729" office:value-type="float"/>
          <table:table-cell office:value="0.4900655840479878" office:value-type="float"/>
          <table:table-cell office:value="0.5153118100763787" office:value-type="float"/>
          <table:table-cell office:value="0.5388095888833454" office:value-type="float"/>
          <table:table-cell office:value="0.5711388664867414" office:value-type="float"/>
        </table:table-row>
        <table:table-row>
          <table:table-cell office:value-type="string">
            <text:p>ustbhuangyi__better-scroll</text:p>
          </table:table-cell>
          <table:table-cell office:value="0.7449102702815419" office:value-type="float"/>
          <table:table-cell office:value="0.7460398129601776" office:value-type="float"/>
          <table:table-cell office:value="0.7790129550687062" office:value-type="float"/>
          <table:table-cell office:value="0.7941613223205495" office:value-type="float"/>
          <table:table-cell office:value="0.7985877122760655" office:value-type="float"/>
          <table:table-cell office:value="0.5592660497898183" office:value-type="float"/>
          <table:table-cell office:value="0.5769383246032235" office:value-type="float"/>
          <table:table-cell office:value="0.5979637969986094" office:value-type="float"/>
          <table:table-cell office:value="0.6077728769209055" office:value-type="float"/>
          <table:table-cell office:value="0.6093270374363283" office:value-type="float"/>
          <table:table-cell office:value="0.48426275027485716" office:value-type="float"/>
          <table:table-cell office:value="0.48489669438465294" office:value-type="float"/>
          <table:table-cell office:value="0.4907804553699869" office:value-type="float"/>
          <table:table-cell office:value="0.4991466902998529" office:value-type="float"/>
          <table:table-cell office:value="0.5255661586909538" office:value-type="float"/>
          <table:table-cell office:value="0.6434632862491556" office:value-type="float"/>
          <table:table-cell office:value="0.6440436232077233" office:value-type="float"/>
          <table:table-cell office:value="0.6797828903098942" office:value-type="float"/>
          <table:table-cell office:value="0.6838817284614221" office:value-type="float"/>
          <table:table-cell office:value="0.7320865620079859" office:value-type="float"/>
          <table:table-cell office:value="0.4069663964970667" office:value-type="float"/>
          <table:table-cell office:value="0.43647471078792643" office:value-type="float"/>
          <table:table-cell office:value="0.44988412871602557" office:value-type="float"/>
          <table:table-cell office:value="0.4951087379177122" office:value-type="float"/>
          <table:table-cell office:value="0.4993896335787356" office:value-type="float"/>
        </table:table-row>
        <table:table-row>
          <table:table-cell office:value-type="string">
            <text:p>fex-team__fis3</text:p>
          </table:table-cell>
          <table:table-cell office:value="0.712172499442429" office:value-type="float"/>
          <table:table-cell office:value="0.7287551449263356" office:value-type="float"/>
          <table:table-cell office:value="0.7383233150410293" office:value-type="float"/>
          <table:table-cell office:value="0.7445241078432618" office:value-type="float"/>
          <table:table-cell office:value="0.7704028311041539" office:value-type="float"/>
          <table:table-cell office:value="0.5835011004297068" office:value-type="float"/>
          <table:table-cell office:value="0.5867014397150055" office:value-type="float"/>
          <table:table-cell office:value="0.5926900231595298" office:value-type="float"/>
          <table:table-cell office:value="0.5978583543051726" office:value-type="float"/>
          <table:table-cell office:value="0.619028807837888" office:value-type="float"/>
          <table:table-cell office:value="0.465507689964981" office:value-type="float"/>
          <table:table-cell office:value="0.48080073807065254" office:value-type="float"/>
          <table:table-cell office:value="0.4951789436771035" office:value-type="float"/>
          <table:table-cell office:value="0.5007509272141143" office:value-type="float"/>
          <table:table-cell office:value="0.5246406931640542" office:value-type="float"/>
          <table:table-cell office:value="0.6700830737477659" office:value-type="float"/>
          <table:table-cell office:value="0.6768736831124949" office:value-type="float"/>
          <table:table-cell office:value="0.6819023298613963" office:value-type="float"/>
          <table:table-cell office:value="0.6880164908705262" office:value-type="float"/>
          <table:table-cell office:value="0.713396060088616" office:value-type="float"/>
          <table:table-cell office:value="0.371958450228589" office:value-type="float"/>
          <table:table-cell office:value="0.4289008293405759" office:value-type="float"/>
          <table:table-cell office:value="0.44572324176183997" office:value-type="float"/>
          <table:table-cell office:value="0.4646877653514405" office:value-type="float"/>
          <table:table-cell office:value="0.5154052347520501" office:value-type="float"/>
        </table:table-row>
        <table:table-row>
          <table:table-cell office:value-type="string">
            <text:p>nteract__hydrogen</text:p>
          </table:table-cell>
          <table:table-cell office:value="0.7155733669208475" office:value-type="float"/>
          <table:table-cell office:value="0.763099090554821" office:value-type="float"/>
          <table:table-cell office:value="0.7951792159357343" office:value-type="float"/>
          <table:table-cell office:value="0.8174934584977486" office:value-type="float"/>
          <table:table-cell office:value="0.855993606560792" office:value-type="float"/>
          <table:table-cell office:value="0.5086839597690762" office:value-type="float"/>
          <table:table-cell office:value="0.5702796568115005" office:value-type="float"/>
          <table:table-cell office:value="0.5812702307297448" office:value-type="float"/>
          <table:table-cell office:value="0.5945754354899789" office:value-type="float"/>
          <table:table-cell office:value="0.6307126311740421" office:value-type="float"/>
          <table:table-cell office:value="0.3819761294497236" office:value-type="float"/>
          <table:table-cell office:value="0.4466164481827451" office:value-type="float"/>
          <table:table-cell office:value="0.4684682978891569" office:value-type="float"/>
          <table:table-cell office:value="0.48599683587767895" office:value-type="float"/>
          <table:table-cell office:value="0.5353132709133795" office:value-type="float"/>
          <table:table-cell office:value="0.5487302567923582" office:value-type="float"/>
          <table:table-cell office:value="0.601970056658258" office:value-type="float"/>
          <table:table-cell office:value="0.6231672090552551" office:value-type="float"/>
          <table:table-cell office:value="0.6437424832350667" office:value-type="float"/>
          <table:table-cell office:value="0.7100225732265159" office:value-type="float"/>
          <table:table-cell office:value="0.37577054477791083" office:value-type="float"/>
          <table:table-cell office:value="0.4706678354844417" office:value-type="float"/>
          <table:table-cell office:value="0.5025718167031925" office:value-type="float"/>
          <table:table-cell office:value="0.5252532307783779" office:value-type="float"/>
          <table:table-cell office:value="0.5848658986486235" office:value-type="float"/>
        </table:table-row>
        <table:table-row>
          <table:table-cell office:value-type="string">
            <text:p>facebook__PathPicker</text:p>
          </table:table-cell>
          <table:table-cell office:value="0.7203692862391035" office:value-type="float"/>
          <table:table-cell office:value="0.7860967010705254" office:value-type="float"/>
          <table:table-cell office:value="0.8045497355207344" office:value-type="float"/>
          <table:table-cell office:value="0.8227161175798786" office:value-type="float"/>
          <table:table-cell office:value="0.8660455998324059" office:value-type="float"/>
          <table:table-cell office:value="0.53995370433063" office:value-type="float"/>
          <table:table-cell office:value="0.5985276258084411" office:value-type="float"/>
          <table:table-cell office:value="0.6125092585479693" office:value-type="float"/>
          <table:table-cell office:value="0.6332042098017194" office:value-type="float"/>
          <table:table-cell office:value="0.7128541692079529" office:value-type="float"/>
          <table:table-cell office:value="0.4287848873291784" office:value-type="float"/>
          <table:table-cell office:value="0.46567695138680454" office:value-type="float"/>
          <table:table-cell office:value="0.4970687122221299" office:value-type="float"/>
          <table:table-cell office:value="0.5296344877590048" office:value-type="float"/>
          <table:table-cell office:value="0.5638348744835127" office:value-type="float"/>
          <table:table-cell office:value="0.5926149285027938" office:value-type="float"/>
          <table:table-cell office:value="0.631707561701308" office:value-type="float"/>
          <table:table-cell office:value="0.6479228505685231" office:value-type="float"/>
          <table:table-cell office:value="0.6815855069350789" office:value-type="float"/>
          <table:table-cell office:value="0.7798506377967066" office:value-type="float"/>
          <table:table-cell office:value="0.39296483752203165" office:value-type="float"/>
          <table:table-cell office:value="0.4858431881637795" office:value-type="float"/>
          <table:table-cell office:value="0.5127635057771526" office:value-type="float"/>
          <table:table-cell office:value="0.5397927167354988" office:value-type="float"/>
          <table:table-cell office:value="0.6163210174027973" office:value-type="float"/>
        </table:table-row>
        <table:table-row>
          <table:table-cell office:value-type="string">
            <text:p>arunoda__meteor-up</text:p>
          </table:table-cell>
          <table:table-cell office:value="0.686490825198534" office:value-type="float"/>
          <table:table-cell office:value="0.7470905340956436" office:value-type="float"/>
          <table:table-cell office:value="0.7623759662980514" office:value-type="float"/>
          <table:table-cell office:value="0.7799440984831297" office:value-type="float"/>
          <table:table-cell office:value="0.8218216674417734" office:value-type="float"/>
          <table:table-cell office:value="0.5196696444959068" office:value-type="float"/>
          <table:table-cell office:value="0.5712548466342391" office:value-type="float"/>
          <table:table-cell office:value="0.585236621890933" office:value-type="float"/>
          <table:table-cell office:value="0.6009630376548027" office:value-type="float"/>
          <table:table-cell office:value="0.647752894218584" office:value-type="float"/>
          <table:table-cell office:value="0.37600513109717926" office:value-type="float"/>
          <table:table-cell office:value="0.4476118068761292" office:value-type="float"/>
          <table:table-cell office:value="0.4657172189345736" office:value-type="float"/>
          <table:table-cell office:value="0.48387044995411094" office:value-type="float"/>
          <table:table-cell office:value="0.5644193645403441" office:value-type="float"/>
          <table:table-cell office:value="0.5395363822756043" office:value-type="float"/>
          <table:table-cell office:value="0.5932833771298399" office:value-type="float"/>
          <table:table-cell office:value="0.6112775280710461" office:value-type="float"/>
          <table:table-cell office:value="0.632717994572971" office:value-type="float"/>
          <table:table-cell office:value="0.7163922565619588" office:value-type="float"/>
          <table:table-cell office:value="0.4093134410415377" office:value-type="float"/>
          <table:table-cell office:value="0.4800485929899257" office:value-type="float"/>
          <table:table-cell office:value="0.4993056647692446" office:value-type="float"/>
          <table:table-cell office:value="0.5193351595560574" office:value-type="float"/>
          <table:table-cell office:value="0.5958480835423063" office:value-type="float"/>
        </table:table-row>
        <table:table-row>
          <table:table-cell office:value-type="string">
            <text:p>mishoo__UglifyJS2</text:p>
          </table:table-cell>
          <table:table-cell office:value="0.7469609559579683" office:value-type="float"/>
          <table:table-cell office:value="0.8035410144879203" office:value-type="float"/>
          <table:table-cell office:value="0.8164035185262737" office:value-type="float"/>
          <table:table-cell office:value="0.8279534542947485" office:value-type="float"/>
          <table:table-cell office:value="0.8486508353066177" office:value-type="float"/>
          <table:table-cell office:value="0.5246973255088724" office:value-type="float"/>
          <table:table-cell office:value="0.5577470682336318" office:value-type="float"/>
          <table:table-cell office:value="0.5803406007199355" office:value-type="float"/>
          <table:table-cell office:value="0.6007415637834188" office:value-type="float"/>
          <table:table-cell office:value="0.6532425436496747" office:value-type="float"/>
          <table:table-cell office:value="0.41737994232693826" office:value-type="float"/>
          <table:table-cell office:value="0.44264675682537724" office:value-type="float"/>
          <table:table-cell office:value="0.4649536782843197" office:value-type="float"/>
          <table:table-cell office:value="0.4811203824844768" office:value-type="float"/>
          <table:table-cell office:value="0.5095804195592951" office:value-type="float"/>
          <table:table-cell office:value="0.5926616483994389" office:value-type="float"/>
          <table:table-cell office:value="0.6214733558701586" office:value-type="float"/>
          <table:table-cell office:value="0.6401953557917789" office:value-type="float"/>
          <table:table-cell office:value="0.6521021361136684" office:value-type="float"/>
          <table:table-cell office:value="0.688371220938764" office:value-type="float"/>
          <table:table-cell office:value="0.3918679370333574" office:value-type="float"/>
          <table:table-cell office:value="0.488859914158799" office:value-type="float"/>
          <table:table-cell office:value="0.5100009316862153" office:value-type="float"/>
          <table:table-cell office:value="0.5218690182907311" office:value-type="float"/>
          <table:table-cell office:value="0.5876033014421901" office:value-type="float"/>
        </table:table-row>
        <table:table-row>
          <table:table-cell office:value-type="string">
            <text:p>syl20bnr__spacemacs</text:p>
          </table:table-cell>
          <table:table-cell office:value="0.7001811448762538" office:value-type="float"/>
          <table:table-cell office:value="0.780021122419148" office:value-type="float"/>
          <table:table-cell office:value="0.796667691863941" office:value-type="float"/>
          <table:table-cell office:value="0.8112170665465595" office:value-type="float"/>
          <table:table-cell office:value="0.8553029682116234" office:value-type="float"/>
          <table:table-cell office:value="0.48576674380393037" office:value-type="float"/>
          <table:table-cell office:value="0.5678381407836642" office:value-type="float"/>
          <table:table-cell office:value="0.5892749581054781" office:value-type="float"/>
          <table:table-cell office:value="0.6058023357553124" office:value-type="float"/>
          <table:table-cell office:value="0.6693531142119242" office:value-type="float"/>
          <table:table-cell office:value="0.3731717389327309" office:value-type="float"/>
          <table:table-cell office:value="0.4476449713924908" office:value-type="float"/>
          <table:table-cell office:value="0.46868958351377665" office:value-type="float"/>
          <table:table-cell office:value="0.48893584990405503" office:value-type="float"/>
          <table:table-cell office:value="0.5665620178115955" office:value-type="float"/>
          <table:table-cell office:value="0.5087545598044791" office:value-type="float"/>
          <table:table-cell office:value="0.6129864617777975" office:value-type="float"/>
          <table:table-cell office:value="0.6319299762173447" office:value-type="float"/>
          <table:table-cell office:value="0.6540585667618077" office:value-type="float"/>
          <table:table-cell office:value="0.7216775825440732" office:value-type="float"/>
          <table:table-cell office:value="0.36554446864746365" office:value-type="float"/>
          <table:table-cell office:value="0.46239311234073394" office:value-type="float"/>
          <table:table-cell office:value="0.4883399011104326" office:value-type="float"/>
          <table:table-cell office:value="0.5061669149886949" office:value-type="float"/>
          <table:table-cell office:value="0.6369860360062026" office:value-type="float"/>
        </table:table-row>
        <table:table-row>
          <table:table-cell office:value-type="string">
            <text:p>checkstyle__checkstyle</text:p>
          </table:table-cell>
          <table:table-cell office:value="0.7119652555392711" office:value-type="float"/>
          <table:table-cell office:value="0.8004211432785386" office:value-type="float"/>
          <table:table-cell office:value="0.8114694010599104" office:value-type="float"/>
          <table:table-cell office:value="0.8228602444469459" office:value-type="float"/>
          <table:table-cell office:value="0.86317395619322" office:value-type="float"/>
          <table:table-cell office:value="0.5443251065373026" office:value-type="float"/>
          <table:table-cell office:value="0.5975382514090297" office:value-type="float"/>
          <table:table-cell office:value="0.6158311619714636" office:value-type="float"/>
          <table:table-cell office:value="0.6347961594770566" office:value-type="float"/>
          <table:table-cell office:value="0.6801637911420941" office:value-type="float"/>
          <table:table-cell office:value="0.41380067921600194" office:value-type="float"/>
          <table:table-cell office:value="0.45570277403970305" office:value-type="float"/>
          <table:table-cell office:value="0.4729161763934119" office:value-type="float"/>
          <table:table-cell office:value="0.4922947144395384" office:value-type="float"/>
          <table:table-cell office:value="0.5419980867403886" office:value-type="float"/>
          <table:table-cell office:value="0.581915660272055" office:value-type="float"/>
          <table:table-cell office:value="0.616409509376334" office:value-type="float"/>
          <table:table-cell office:value="0.6289333339038659" office:value-type="float"/>
          <table:table-cell office:value="0.6549862599769427" office:value-type="float"/>
          <table:table-cell office:value="0.717333524300378" office:value-type="float"/>
          <table:table-cell office:value="0.4131206520388393" office:value-type="float"/>
          <table:table-cell office:value="0.4800013384210542" office:value-type="float"/>
          <table:table-cell office:value="0.4966994430599539" office:value-type="float"/>
          <table:table-cell office:value="0.5159476489351451" office:value-type="float"/>
          <table:table-cell office:value="0.5816714427614136" office:value-type="float"/>
        </table:table-row>
        <table:table-row>
          <table:table-cell office:value-type="string">
            <text:p>electron-userland__electron-builder</text:p>
          </table:table-cell>
          <table:table-cell office:value="0.6826706355863145" office:value-type="float"/>
          <table:table-cell office:value="0.7439134733166883" office:value-type="float"/>
          <table:table-cell office:value="0.7705219885004028" office:value-type="float"/>
          <table:table-cell office:value="0.794619056147471" office:value-type="float"/>
          <table:table-cell office:value="0.8424069051515028" office:value-type="float"/>
          <table:table-cell office:value="0.5278493291369701" office:value-type="float"/>
          <table:table-cell office:value="0.5757877294424032" office:value-type="float"/>
          <table:table-cell office:value="0.5890364188875032" office:value-type="float"/>
          <table:table-cell office:value="0.6034215675316162" office:value-type="float"/>
          <table:table-cell office:value="0.6759924003007942" office:value-type="float"/>
          <table:table-cell office:value="0.3644582802361914" office:value-type="float"/>
          <table:table-cell office:value="0.4315708691388851" office:value-type="float"/>
          <table:table-cell office:value="0.4450792069867359" office:value-type="float"/>
          <table:table-cell office:value="0.46521479850910974" office:value-type="float"/>
          <table:table-cell office:value="0.5597360806188126" office:value-type="float"/>
          <table:table-cell office:value="0.5346562447625314" office:value-type="float"/>
          <table:table-cell office:value="0.602988561096927" office:value-type="float"/>
          <table:table-cell office:value="0.6287430591437495" office:value-type="float"/>
          <table:table-cell office:value="0.6503243281824957" office:value-type="float"/>
          <table:table-cell office:value="0.7432949960117616" office:value-type="float"/>
          <table:table-cell office:value="0.3324837402925077" office:value-type="float"/>
          <table:table-cell office:value="0.45179344264761323" office:value-type="float"/>
          <table:table-cell office:value="0.4877193967957973" office:value-type="float"/>
          <table:table-cell office:value="0.5195091100835294" office:value-type="float"/>
          <table:table-cell office:value="0.592645942197643" office:value-type="float"/>
        </table:table-row>
        <table:table-row>
          <table:table-cell office:value-type="string">
            <text:p>bigspaceship__shine.js</text:p>
          </table:table-cell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5668276256049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611536221630293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893226396667712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805807252246876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460398126385414" office:value-type="float"/>
        </table:table-row>
        <table:table-row>
          <table:table-cell office:value-type="string">
            <text:p>rashidkpc__kibana2</text:p>
          </table:table-cell>
          <table:table-cell office:value="0.7727381875159958" office:value-type="float"/>
          <table:table-cell office:value="0.8012395299717289" office:value-type="float"/>
          <table:table-cell office:value="0.8088019027592279" office:value-type="float"/>
          <table:table-cell office:value="0.8135807127039728" office:value-type="float"/>
          <table:table-cell office:value="0.8338935738993627" office:value-type="float"/>
          <table:table-cell office:value="0.5606168184107687" office:value-type="float"/>
          <table:table-cell office:value="0.5914735985395113" office:value-type="float"/>
          <table:table-cell office:value="0.6018473719463824" office:value-type="float"/>
          <table:table-cell office:value="0.6091586096655941" office:value-type="float"/>
          <table:table-cell office:value="0.6266691120885397" office:value-type="float"/>
          <table:table-cell office:value="0.46516024168443887" office:value-type="float"/>
          <table:table-cell office:value="0.49645608306523603" office:value-type="float"/>
          <table:table-cell office:value="0.5138435661249342" office:value-type="float"/>
          <table:table-cell office:value="0.5447390107740434" office:value-type="float"/>
          <table:table-cell office:value="0.6055342226088443" office:value-type="float"/>
          <table:table-cell office:value="0.6135082430506751" office:value-type="float"/>
          <table:table-cell office:value="0.6318918221197178" office:value-type="float"/>
          <table:table-cell office:value="0.6408112075628006" office:value-type="float"/>
          <table:table-cell office:value="0.6571224314851849" office:value-type="float"/>
          <table:table-cell office:value="0.7391847750199096" office:value-type="float"/>
          <table:table-cell office:value="0.4631256422291432" office:value-type="float"/>
          <table:table-cell office:value="0.4910555856448303" office:value-type="float"/>
          <table:table-cell office:value="0.5121514704850664" office:value-type="float"/>
          <table:table-cell office:value="0.5379992189777026" office:value-type="float"/>
          <table:table-cell office:value="0.5596962305797646" office:value-type="float"/>
        </table:table-row>
        <table:table-row>
          <table:table-cell office:value-type="string">
            <text:p>socketstream__socketstream</text:p>
          </table:table-cell>
          <table:table-cell office:value="0.7122909644006165" office:value-type="float"/>
          <table:table-cell office:value="0.7875428390864282" office:value-type="float"/>
          <table:table-cell office:value="0.799300573454019" office:value-type="float"/>
          <table:table-cell office:value="0.8159285580734799" office:value-type="float"/>
          <table:table-cell office:value="0.8452811798525366" office:value-type="float"/>
          <table:table-cell office:value="0.5386694525099971" office:value-type="float"/>
          <table:table-cell office:value="0.582050754544852" office:value-type="float"/>
          <table:table-cell office:value="0.5937992514656393" office:value-type="float"/>
          <table:table-cell office:value="0.6143403834498049" office:value-type="float"/>
          <table:table-cell office:value="0.6543491654299247" office:value-type="float"/>
          <table:table-cell office:value="0.35380143870729164" office:value-type="float"/>
          <table:table-cell office:value="0.4559149713135343" office:value-type="float"/>
          <table:table-cell office:value="0.47414805000813354" office:value-type="float"/>
          <table:table-cell office:value="0.49115365297672064" office:value-type="float"/>
          <table:table-cell office:value="0.578826397033382" office:value-type="float"/>
          <table:table-cell office:value="0.5202960496171896" office:value-type="float"/>
          <table:table-cell office:value="0.6141943216941702" office:value-type="float"/>
          <table:table-cell office:value="0.6360756084986925" office:value-type="float"/>
          <table:table-cell office:value="0.6549062850708547" office:value-type="float"/>
          <table:table-cell office:value="0.7251698720563022" office:value-type="float"/>
          <table:table-cell office:value="0.4107601238481221" office:value-type="float"/>
          <table:table-cell office:value="0.4826101173289585" office:value-type="float"/>
          <table:table-cell office:value="0.5034581977497761" office:value-type="float"/>
          <table:table-cell office:value="0.5308483427530709" office:value-type="float"/>
          <table:table-cell office:value="0.5955796164801044" office:value-type="float"/>
        </table:table-row>
        <table:table-row>
          <table:table-cell office:value-type="string">
            <text:p>dotnet__corefx</text:p>
          </table:table-cell>
          <table:table-cell office:value="0.7008585581650987" office:value-type="float"/>
          <table:table-cell office:value="0.7961933047357197" office:value-type="float"/>
          <table:table-cell office:value="0.8108931723117128" office:value-type="float"/>
          <table:table-cell office:value="0.8231674528640681" office:value-type="float"/>
          <table:table-cell office:value="0.8843525329839951" office:value-type="float"/>
          <table:table-cell office:value="0.5240943138079583" office:value-type="float"/>
          <table:table-cell office:value="0.5827344593492219" office:value-type="float"/>
          <table:table-cell office:value="0.5999825861063777" office:value-type="float"/>
          <table:table-cell office:value="0.6149235047430951" office:value-type="float"/>
          <table:table-cell office:value="0.6938568994382035" office:value-type="float"/>
          <table:table-cell office:value="0.3722502558545375" office:value-type="float"/>
          <table:table-cell office:value="0.4551280215100174" office:value-type="float"/>
          <table:table-cell office:value="0.47496762940254755" office:value-type="float"/>
          <table:table-cell office:value="0.49611623895907975" office:value-type="float"/>
          <table:table-cell office:value="0.5756348854906478" office:value-type="float"/>
          <table:table-cell office:value="0.5366917260472901" office:value-type="float"/>
          <table:table-cell office:value="0.6101695391934372" office:value-type="float"/>
          <table:table-cell office:value="0.6285206078623194" office:value-type="float"/>
          <table:table-cell office:value="0.6446684156830585" office:value-type="float"/>
          <table:table-cell office:value="0.7437033688514156" office:value-type="float"/>
          <table:table-cell office:value="0.3356273028733995" office:value-type="float"/>
          <table:table-cell office:value="0.4816286757279827" office:value-type="float"/>
          <table:table-cell office:value="0.5000720651082042" office:value-type="float"/>
          <table:table-cell office:value="0.5184217884500337" office:value-type="float"/>
          <table:table-cell office:value="0.5972937475958141" office:value-type="float"/>
        </table:table-row>
        <table:table-row>
          <table:table-cell office:value-type="string">
            <text:p>tobegit3hub__seagull</text:p>
          </table:table-cell>
          <table:table-cell office:value="0.7832828031055369" office:value-type="float"/>
          <table:table-cell office:value="0.7921070937899268" office:value-type="float"/>
          <table:table-cell office:value="0.7931808629009762" office:value-type="float"/>
          <table:table-cell office:value="0.8026679091669536" office:value-type="float"/>
          <table:table-cell office:value="0.8026679091669536" office:value-type="float"/>
          <table:table-cell office:value="0.6019019742655392" office:value-type="float"/>
          <table:table-cell office:value="0.6195601416432297" office:value-type="float"/>
          <table:table-cell office:value="0.6385852240790819" office:value-type="float"/>
          <table:table-cell office:value="0.6470876449495777" office:value-type="float"/>
          <table:table-cell office:value="0.6470876449495777" office:value-type="float"/>
          <table:table-cell office:value="0.45372492634823575" office:value-type="float"/>
          <table:table-cell office:value="0.4763599266255586" office:value-type="float"/>
          <table:table-cell office:value="0.4865715653369266" office:value-type="float"/>
          <table:table-cell office:value="0.5276406185887279" office:value-type="float"/>
          <table:table-cell office:value="0.5276406185887279" office:value-type="float"/>
          <table:table-cell office:value="0.6225859794781177" office:value-type="float"/>
          <table:table-cell office:value="0.6423030499061413" office:value-type="float"/>
          <table:table-cell office:value="0.6539060943542137" office:value-type="float"/>
          <table:table-cell office:value="0.6707746104828713" office:value-type="float"/>
          <table:table-cell office:value="0.6707746104828713" office:value-type="float"/>
          <table:table-cell office:value="0.49064913681066" office:value-type="float"/>
          <table:table-cell office:value="0.5185940746385542" office:value-type="float"/>
          <table:table-cell office:value="0.5221019471648002" office:value-type="float"/>
          <table:table-cell office:value="0.524298026689848" office:value-type="float"/>
          <table:table-cell office:value="0.524298026689848" office:value-type="float"/>
        </table:table-row>
        <table:table-row>
          <table:table-cell office:value-type="string">
            <text:p>go-mgo__mgo</text:p>
          </table:table-cell>
          <table:table-cell office:value="0.7520321813509063" office:value-type="float"/>
          <table:table-cell office:value="0.7774016384814681" office:value-type="float"/>
          <table:table-cell office:value="0.7912312474242671" office:value-type="float"/>
          <table:table-cell office:value="0.8247300693704698" office:value-type="float"/>
          <table:table-cell office:value="0.8552900103365562" office:value-type="float"/>
          <table:table-cell office:value="0.5820395106637788" office:value-type="float"/>
          <table:table-cell office:value="0.5947801783136788" office:value-type="float"/>
          <table:table-cell office:value="0.6077090782633118" office:value-type="float"/>
          <table:table-cell office:value="0.6383308894960195" office:value-type="float"/>
          <table:table-cell office:value="0.6996773503806606" office:value-type="float"/>
          <table:table-cell office:value="0.42220849301146446" office:value-type="float"/>
          <table:table-cell office:value="0.4636639809815909" office:value-type="float"/>
          <table:table-cell office:value="0.47776489765167496" office:value-type="float"/>
          <table:table-cell office:value="0.48177915619974465" office:value-type="float"/>
          <table:table-cell office:value="0.5191132665110292" office:value-type="float"/>
          <table:table-cell office:value="0.5747352147874487" office:value-type="float"/>
          <table:table-cell office:value="0.6191842087422017" office:value-type="float"/>
          <table:table-cell office:value="0.6405154889979854" office:value-type="float"/>
          <table:table-cell office:value="0.6675591998351871" office:value-type="float"/>
          <table:table-cell office:value="0.717980197918385" office:value-type="float"/>
          <table:table-cell office:value="0.44813832357298355" office:value-type="float"/>
          <table:table-cell office:value="0.5020886620168025" office:value-type="float"/>
          <table:table-cell office:value="0.5150849708160785" office:value-type="float"/>
          <table:table-cell office:value="0.5248307031472906" office:value-type="float"/>
          <table:table-cell office:value="0.585181244868102" office:value-type="float"/>
        </table:table-row>
        <table:table-row>
          <table:table-cell office:value-type="string">
            <text:p>grafana__grafana</text:p>
          </table:table-cell>
          <table:table-cell office:value="0.6893706467983604" office:value-type="float"/>
          <table:table-cell office:value="0.7864010947558887" office:value-type="float"/>
          <table:table-cell office:value="0.8059906954046591" office:value-type="float"/>
          <table:table-cell office:value="0.8202101527140122" office:value-type="float"/>
          <table:table-cell office:value="0.8822231023274979" office:value-type="float"/>
          <table:table-cell office:value="0.5123981667260962" office:value-type="float"/>
          <table:table-cell office:value="0.5864753672920838" office:value-type="float"/>
          <table:table-cell office:value="0.6031243518847529" office:value-type="float"/>
          <table:table-cell office:value="0.621178255146526" office:value-type="float"/>
          <table:table-cell office:value="0.7279591583244189" office:value-type="float"/>
          <table:table-cell office:value="0.3887058002951521" office:value-type="float"/>
          <table:table-cell office:value="0.47537113354976535" office:value-type="float"/>
          <table:table-cell office:value="0.49500521444213963" office:value-type="float"/>
          <table:table-cell office:value="0.5189676110568671" office:value-type="float"/>
          <table:table-cell office:value="0.5982784342270053" office:value-type="float"/>
          <table:table-cell office:value="0.5487778989042825" office:value-type="float"/>
          <table:table-cell office:value="0.6206000723697188" office:value-type="float"/>
          <table:table-cell office:value="0.6395848369964265" office:value-type="float"/>
          <table:table-cell office:value="0.662036079424428" office:value-type="float"/>
          <table:table-cell office:value="0.7464711862176547" office:value-type="float"/>
          <table:table-cell office:value="0.39273518318659045" office:value-type="float"/>
          <table:table-cell office:value="0.4941492523760166" office:value-type="float"/>
          <table:table-cell office:value="0.5151549530999825" office:value-type="float"/>
          <table:table-cell office:value="0.5338565959005757" office:value-type="float"/>
          <table:table-cell office:value="0.6196719207510224" office:value-type="float"/>
        </table:table-row>
        <table:table-row>
          <table:table-cell office:value-type="string">
            <text:p>HearthSim__Hearthstone-Deck-Tracker</text:p>
          </table:table-cell>
          <table:table-cell office:value="0.6879706692206438" office:value-type="float"/>
          <table:table-cell office:value="0.7652073900422466" office:value-type="float"/>
          <table:table-cell office:value="0.7919712176070695" office:value-type="float"/>
          <table:table-cell office:value="0.8098325582740922" office:value-type="float"/>
          <table:table-cell office:value="0.8539103592744253" office:value-type="float"/>
          <table:table-cell office:value="0.5039810630832346" office:value-type="float"/>
          <table:table-cell office:value="0.5812376209905937" office:value-type="float"/>
          <table:table-cell office:value="0.5968437363714347" office:value-type="float"/>
          <table:table-cell office:value="0.6178104988515306" office:value-type="float"/>
          <table:table-cell office:value="0.6859440173963898" office:value-type="float"/>
          <table:table-cell office:value="0.3383967466441369" office:value-type="float"/>
          <table:table-cell office:value="0.42336737126255175" office:value-type="float"/>
          <table:table-cell office:value="0.4511390179734758" office:value-type="float"/>
          <table:table-cell office:value="0.47801183317879026" office:value-type="float"/>
          <table:table-cell office:value="0.5925302199407619" office:value-type="float"/>
          <table:table-cell office:value="0.5440039963328461" office:value-type="float"/>
          <table:table-cell office:value="0.602474288574572" office:value-type="float"/>
          <table:table-cell office:value="0.6233767499754681" office:value-type="float"/>
          <table:table-cell office:value="0.6566082957596175" office:value-type="float"/>
          <table:table-cell office:value="0.7177241395047234" office:value-type="float"/>
          <table:table-cell office:value="0.29402433479795265" office:value-type="float"/>
          <table:table-cell office:value="0.4830845967016859" office:value-type="float"/>
          <table:table-cell office:value="0.5209116166904981" office:value-type="float"/>
          <table:table-cell office:value="0.5430620910071157" office:value-type="float"/>
          <table:table-cell office:value="0.6266373727516868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0.7312065639933484" office:value-type="float"/>
          <table:table-cell office:value="0.7744153623600204" office:value-type="float"/>
          <table:table-cell office:value="0.8000664005640893" office:value-type="float"/>
          <table:table-cell office:value="0.8095571107688158" office:value-type="float"/>
          <table:table-cell office:value="0.8395499237755513" office:value-type="float"/>
          <table:table-cell office:value="0.5406447076878889" office:value-type="float"/>
          <table:table-cell office:value="0.5716510154268712" office:value-type="float"/>
          <table:table-cell office:value="0.5909920419504" office:value-type="float"/>
          <table:table-cell office:value="0.6071821563889914" office:value-type="float"/>
          <table:table-cell office:value="0.6232621943392278" office:value-type="float"/>
          <table:table-cell office:value="0.4374867908685953" office:value-type="float"/>
          <table:table-cell office:value="0.47879020478886214" office:value-type="float"/>
          <table:table-cell office:value="0.49093575408638646" office:value-type="float"/>
          <table:table-cell office:value="0.5208012551186291" office:value-type="float"/>
          <table:table-cell office:value="0.560250391749376" office:value-type="float"/>
          <table:table-cell office:value="0.5894071739368479" office:value-type="float"/>
          <table:table-cell office:value="0.6123859956481139" office:value-type="float"/>
          <table:table-cell office:value="0.6402601892379303" office:value-type="float"/>
          <table:table-cell office:value="0.6566403441602536" office:value-type="float"/>
          <table:table-cell office:value="0.6913070922183083" office:value-type="float"/>
          <table:table-cell office:value="0.3258789779100767" office:value-type="float"/>
          <table:table-cell office:value="0.4281839946043884" office:value-type="float"/>
          <table:table-cell office:value="0.49311227833799653" office:value-type="float"/>
          <table:table-cell office:value="0.5241185332709575" office:value-type="float"/>
          <table:table-cell office:value="0.5842553650897901" office:value-type="float"/>
        </table:table-row>
        <table:table-row>
          <table:table-cell office:value-type="string">
            <text:p>utatti__perfect-scrollbar</text:p>
          </table:table-cell>
          <table:table-cell office:value="0.7400678086140251" office:value-type="float"/>
          <table:table-cell office:value="0.7887543582845246" office:value-type="float"/>
          <table:table-cell office:value="0.7995660114933411" office:value-type="float"/>
          <table:table-cell office:value="0.807281619370101" office:value-type="float"/>
          <table:table-cell office:value="0.8254257604858007" office:value-type="float"/>
          <table:table-cell office:value="0.5368564250720239" office:value-type="float"/>
          <table:table-cell office:value="0.5684834135226663" office:value-type="float"/>
          <table:table-cell office:value="0.590710484010381" office:value-type="float"/>
          <table:table-cell office:value="0.601187395128612" office:value-type="float"/>
          <table:table-cell office:value="0.6515158134194862" office:value-type="float"/>
          <table:table-cell office:value="0.3849176845699584" office:value-type="float"/>
          <table:table-cell office:value="0.46021273974038535" office:value-type="float"/>
          <table:table-cell office:value="0.4819014302627733" office:value-type="float"/>
          <table:table-cell office:value="0.49766456474319776" office:value-type="float"/>
          <table:table-cell office:value="0.543867351052358" office:value-type="float"/>
          <table:table-cell office:value="0.578045418852156" office:value-type="float"/>
          <table:table-cell office:value="0.6172255193504457" office:value-type="float"/>
          <table:table-cell office:value="0.6245651317431948" office:value-type="float"/>
          <table:table-cell office:value="0.6520986659242846" office:value-type="float"/>
          <table:table-cell office:value="0.7059794065090466" office:value-type="float"/>
          <table:table-cell office:value="0.3374154524603755" office:value-type="float"/>
          <table:table-cell office:value="0.4605123810173548" office:value-type="float"/>
          <table:table-cell office:value="0.5053108103001281" office:value-type="float"/>
          <table:table-cell office:value="0.5160529718275103" office:value-type="float"/>
          <table:table-cell office:value="0.5585794847227828" office:value-type="float"/>
        </table:table-row>
        <table:table-row>
          <table:table-cell office:value-type="string">
            <text:p>airbnb__AirMapView</text:p>
          </table:table-cell>
          <table:table-cell office:value="0.7607341041716796" office:value-type="float"/>
          <table:table-cell office:value="0.7917160002378199" office:value-type="float"/>
          <table:table-cell office:value="0.8087538678392722" office:value-type="float"/>
          <table:table-cell office:value="0.8311228025555938" office:value-type="float"/>
          <table:table-cell office:value="0.8366419958307634" office:value-type="float"/>
          <table:table-cell office:value="0.5313952069249966" office:value-type="float"/>
          <table:table-cell office:value="0.6291304629287343" office:value-type="float"/>
          <table:table-cell office:value="0.6568132770658386" office:value-type="float"/>
          <table:table-cell office:value="0.6705073642172148" office:value-type="float"/>
          <table:table-cell office:value="0.6801765440700795" office:value-type="float"/>
          <table:table-cell office:value="0.45502674427279144" office:value-type="float"/>
          <table:table-cell office:value="0.48439717063565924" office:value-type="float"/>
          <table:table-cell office:value="0.4905183764241021" office:value-type="float"/>
          <table:table-cell office:value="0.5261730772361525" office:value-type="float"/>
          <table:table-cell office:value="0.5353375284846591" office:value-type="float"/>
          <table:table-cell office:value="0.6077780635137826" office:value-type="float"/>
          <table:table-cell office:value="0.6396379551402025" office:value-type="float"/>
          <table:table-cell office:value="0.6773906854829457" office:value-type="float"/>
          <table:table-cell office:value="0.688114160961691" office:value-type="float"/>
          <table:table-cell office:value="0.706139303398764" office:value-type="float"/>
          <table:table-cell office:value="0.4271845767118398" office:value-type="float"/>
          <table:table-cell office:value="0.47665457821691803" office:value-type="float"/>
          <table:table-cell office:value="0.5547425149301559" office:value-type="float"/>
          <table:table-cell office:value="0.5625315826536972" office:value-type="float"/>
          <table:table-cell office:value="0.6073757267355778" office:value-type="float"/>
        </table:table-row>
        <table:table-row>
          <table:table-cell office:value-type="string">
            <text:p>stripe__jquery.payment</text:p>
          </table:table-cell>
          <table:table-cell office:value="0.8026909903577951" office:value-type="float"/>
          <table:table-cell office:value="0.8047252256263807" office:value-type="float"/>
          <table:table-cell office:value="0.8062642524627354" office:value-type="float"/>
          <table:table-cell office:value="0.8080536914354484" office:value-type="float"/>
          <table:table-cell office:value="0.8465757834638864" office:value-type="float"/>
          <table:table-cell office:value="0.6059528170891061" office:value-type="float"/>
          <table:table-cell office:value="0.6072416528456878" office:value-type="float"/>
          <table:table-cell office:value="0.6206180041597844" office:value-type="float"/>
          <table:table-cell office:value="0.623523150425964" office:value-type="float"/>
          <table:table-cell office:value="0.6466829792418077" office:value-type="float"/>
          <table:table-cell office:value="0.4868788517453393" office:value-type="float"/>
          <table:table-cell office:value="0.49472992886582723" office:value-type="float"/>
          <table:table-cell office:value="0.5007630913814166" office:value-type="float"/>
          <table:table-cell office:value="0.5057593023013226" office:value-type="float"/>
          <table:table-cell office:value="0.5460937533489831" office:value-type="float"/>
          <table:table-cell office:value="0.6147205162617179" office:value-type="float"/>
          <table:table-cell office:value="0.6240996418945461" office:value-type="float"/>
          <table:table-cell office:value="0.644353960080761" office:value-type="float"/>
          <table:table-cell office:value="0.6694083893970373" office:value-type="float"/>
          <table:table-cell office:value="0.7500855477642114" office:value-type="float"/>
          <table:table-cell office:value="0.5165836384188409" office:value-type="float"/>
          <table:table-cell office:value="0.5231070099147229" office:value-type="float"/>
          <table:table-cell office:value="0.5259604527611336" office:value-type="float"/>
          <table:table-cell office:value="0.5283719237158963" office:value-type="float"/>
          <table:table-cell office:value="0.5787339994074363" office:value-type="float"/>
        </table:table-row>
        <table:table-row>
          <table:table-cell office:value-type="string">
            <text:p>zcash__zcash</text:p>
          </table:table-cell>
          <table:table-cell office:value="0.7022651291187452" office:value-type="float"/>
          <table:table-cell office:value="0.7679776893274902" office:value-type="float"/>
          <table:table-cell office:value="0.7986508085678456" office:value-type="float"/>
          <table:table-cell office:value="0.8156933189953701" office:value-type="float"/>
          <table:table-cell office:value="0.8539106312354627" office:value-type="float"/>
          <table:table-cell office:value="0.4836943758923219" office:value-type="float"/>
          <table:table-cell office:value="0.5900607435396437" office:value-type="float"/>
          <table:table-cell office:value="0.6057880922614977" office:value-type="float"/>
          <table:table-cell office:value="0.6169984393176975" office:value-type="float"/>
          <table:table-cell office:value="0.6951169024212952" office:value-type="float"/>
          <table:table-cell office:value="0.3718302490231795" office:value-type="float"/>
          <table:table-cell office:value="0.45673085855101614" office:value-type="float"/>
          <table:table-cell office:value="0.4792428310259363" office:value-type="float"/>
          <table:table-cell office:value="0.5024165132713607" office:value-type="float"/>
          <table:table-cell office:value="0.5820164729164004" office:value-type="float"/>
          <table:table-cell office:value="0.5687560050623123" office:value-type="float"/>
          <table:table-cell office:value="0.6178403777217905" office:value-type="float"/>
          <table:table-cell office:value="0.6315339914697788" office:value-type="float"/>
          <table:table-cell office:value="0.6504981177845999" office:value-type="float"/>
          <table:table-cell office:value="0.7241218461711479" office:value-type="float"/>
          <table:table-cell office:value="0.377070681801818" office:value-type="float"/>
          <table:table-cell office:value="0.48242188755515225" office:value-type="float"/>
          <table:table-cell office:value="0.5064598054073467" office:value-type="float"/>
          <table:table-cell office:value="0.5202694909913115" office:value-type="float"/>
          <table:table-cell office:value="0.59101222430484" office:value-type="float"/>
        </table:table-row>
        <table:table-row>
          <table:table-cell office:value-type="string">
            <text:p>localForage__localForage</text:p>
          </table:table-cell>
          <table:table-cell office:value="0.7268295373151787" office:value-type="float"/>
          <table:table-cell office:value="0.789006132975969" office:value-type="float"/>
          <table:table-cell office:value="0.7994851450628468" office:value-type="float"/>
          <table:table-cell office:value="0.8079155572296188" office:value-type="float"/>
          <table:table-cell office:value="0.8373370732442236" office:value-type="float"/>
          <table:table-cell office:value="0.5416328423661084" office:value-type="float"/>
          <table:table-cell office:value="0.573202030089767" office:value-type="float"/>
          <table:table-cell office:value="0.5885979949986964" office:value-type="float"/>
          <table:table-cell office:value="0.607838839267456" office:value-type="float"/>
          <table:table-cell office:value="0.673321118674929" office:value-type="float"/>
          <table:table-cell office:value="0.4081276288756017" office:value-type="float"/>
          <table:table-cell office:value="0.4440382037206815" office:value-type="float"/>
          <table:table-cell office:value="0.45769678968744254" office:value-type="float"/>
          <table:table-cell office:value="0.47802042916005416" office:value-type="float"/>
          <table:table-cell office:value="0.5521732102864501" office:value-type="float"/>
          <table:table-cell office:value="0.5577575496343703" office:value-type="float"/>
          <table:table-cell office:value="0.5990347370814835" office:value-type="float"/>
          <table:table-cell office:value="0.6168202573791753" office:value-type="float"/>
          <table:table-cell office:value="0.6383785960793794" office:value-type="float"/>
          <table:table-cell office:value="0.7533608942865927" office:value-type="float"/>
          <table:table-cell office:value="0.4051877999218295" office:value-type="float"/>
          <table:table-cell office:value="0.4901883150435185" office:value-type="float"/>
          <table:table-cell office:value="0.5071483357808695" office:value-type="float"/>
          <table:table-cell office:value="0.5252860590794033" office:value-type="float"/>
          <table:table-cell office:value="0.615445547659359" office:value-type="float"/>
        </table:table-row>
        <table:table-row>
          <table:table-cell office:value-type="string">
            <text:p>cleanflight__cleanflight</text:p>
          </table:table-cell>
          <table:table-cell office:value="0.7191796347787838" office:value-type="float"/>
          <table:table-cell office:value="0.7805754913661951" office:value-type="float"/>
          <table:table-cell office:value="0.7954990736257118" office:value-type="float"/>
          <table:table-cell office:value="0.808945797279722" office:value-type="float"/>
          <table:table-cell office:value="0.8476609137520209" office:value-type="float"/>
          <table:table-cell office:value="0.4968955947851915" office:value-type="float"/>
          <table:table-cell office:value="0.582526699048967" office:value-type="float"/>
          <table:table-cell office:value="0.6021809755404653" office:value-type="float"/>
          <table:table-cell office:value="0.6188150177669636" office:value-type="float"/>
          <table:table-cell office:value="0.6821853171803683" office:value-type="float"/>
          <table:table-cell office:value="0.39692814289509903" office:value-type="float"/>
          <table:table-cell office:value="0.45583231784524747" office:value-type="float"/>
          <table:table-cell office:value="0.48193835012936526" office:value-type="float"/>
          <table:table-cell office:value="0.5056356658003016" office:value-type="float"/>
          <table:table-cell office:value="0.5827002916752461" office:value-type="float"/>
          <table:table-cell office:value="0.5291524739515514" office:value-type="float"/>
          <table:table-cell office:value="0.6005297765499364" office:value-type="float"/>
          <table:table-cell office:value="0.6207795125093285" office:value-type="float"/>
          <table:table-cell office:value="0.6444710433554734" office:value-type="float"/>
          <table:table-cell office:value="0.7117850642689609" office:value-type="float"/>
          <table:table-cell office:value="0.40102415290392307" office:value-type="float"/>
          <table:table-cell office:value="0.474748905590975" office:value-type="float"/>
          <table:table-cell office:value="0.5011109986323107" office:value-type="float"/>
          <table:table-cell office:value="0.5230920768480389" office:value-type="float"/>
          <table:table-cell office:value="0.6004516933203835" office:value-type="float"/>
        </table:table-row>
        <table:table-row>
          <table:table-cell office:value-type="string">
            <text:p>kovidgoyal__calibre</text:p>
          </table:table-cell>
          <table:table-cell office:value="0.7783189488688589" office:value-type="float"/>
          <table:table-cell office:value="0.7997334621806059" office:value-type="float"/>
          <table:table-cell office:value="0.8123836278574711" office:value-type="float"/>
          <table:table-cell office:value="0.8257188535052349" office:value-type="float"/>
          <table:table-cell office:value="0.8397098597942572" office:value-type="float"/>
          <table:table-cell office:value="0.5842310723676442" office:value-type="float"/>
          <table:table-cell office:value="0.6036152660478439" office:value-type="float"/>
          <table:table-cell office:value="0.6147060603169039" office:value-type="float"/>
          <table:table-cell office:value="0.6206786511037266" office:value-type="float"/>
          <table:table-cell office:value="0.6927880042647387" office:value-type="float"/>
          <table:table-cell office:value="0.4335870168169741" office:value-type="float"/>
          <table:table-cell office:value="0.4523508855287873" office:value-type="float"/>
          <table:table-cell office:value="0.47125812786731947" office:value-type="float"/>
          <table:table-cell office:value="0.48512083007437923" office:value-type="float"/>
          <table:table-cell office:value="0.5486566480783062" office:value-type="float"/>
          <table:table-cell office:value="0.6038488172297274" office:value-type="float"/>
          <table:table-cell office:value="0.6144330593181437" office:value-type="float"/>
          <table:table-cell office:value="0.6280311878013509" office:value-type="float"/>
          <table:table-cell office:value="0.6548422639345162" office:value-type="float"/>
          <table:table-cell office:value="0.695014582939802" office:value-type="float"/>
          <table:table-cell office:value="0.5014603329743164" office:value-type="float"/>
          <table:table-cell office:value="0.511246822208252" office:value-type="float"/>
          <table:table-cell office:value="0.5274973059680417" office:value-type="float"/>
          <table:table-cell office:value="0.5387323181251494" office:value-type="float"/>
          <table:table-cell office:value="0.5879565450350828" office:value-type="float"/>
        </table:table-row>
        <table:table-row>
          <table:table-cell office:value-type="string">
            <text:p>giggsey__libphonenumber-for-php</text:p>
          </table:table-cell>
          <table:table-cell office:value="0.7118275211961381" office:value-type="float"/>
          <table:table-cell office:value="0.7335586549248181" office:value-type="float"/>
          <table:table-cell office:value="0.7700472482400106" office:value-type="float"/>
          <table:table-cell office:value="0.772965885718359" office:value-type="float"/>
          <table:table-cell office:value="0.849497836818085" office:value-type="float"/>
          <table:table-cell office:value="0.5817868041554786" office:value-type="float"/>
          <table:table-cell office:value="0.5937667954544368" office:value-type="float"/>
          <table:table-cell office:value="0.6072298347150354" office:value-type="float"/>
          <table:table-cell office:value="0.6111928139313977" office:value-type="float"/>
          <table:table-cell office:value="0.6246808429053428" office:value-type="float"/>
          <table:table-cell office:value="0.4113638359480845" office:value-type="float"/>
          <table:table-cell office:value="0.4704189034092888" office:value-type="float"/>
          <table:table-cell office:value="0.47062346826621515" office:value-type="float"/>
          <table:table-cell office:value="0.4941049963631938" office:value-type="float"/>
          <table:table-cell office:value="0.518245802376086" office:value-type="float"/>
          <table:table-cell office:value="0.5803031394931185" office:value-type="float"/>
          <table:table-cell office:value="0.5844479850942936" office:value-type="float"/>
          <table:table-cell office:value="0.6191949273299013" office:value-type="float"/>
          <table:table-cell office:value="0.6811709887500098" office:value-type="float"/>
          <table:table-cell office:value="0.711077879519508" office:value-type="float"/>
          <table:table-cell office:value="0.4573567268548747" office:value-type="float"/>
          <table:table-cell office:value="0.4637159393447977" office:value-type="float"/>
          <table:table-cell office:value="0.4786101750712386" office:value-type="float"/>
          <table:table-cell office:value="0.5248559460726009" office:value-type="float"/>
          <table:table-cell office:value="0.5558295844528518" office:value-type="float"/>
        </table:table-row>
        <table:table-row>
          <table:table-cell office:value-type="string">
            <text:p>Ereza__CustomActivityOnCrash</text:p>
          </table:table-cell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8164382115025364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521499377301532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649450411469569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538988913566588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5552381661657555" office:value-type="float"/>
        </table:table-row>
        <table:table-row>
          <table:table-cell office:value-type="string">
            <text:p>sachinchoolur__lightGallery</text:p>
          </table:table-cell>
          <table:table-cell office:value="0.7081780585438795" office:value-type="float"/>
          <table:table-cell office:value="0.7595427833759074" office:value-type="float"/>
          <table:table-cell office:value="0.7809444426620569" office:value-type="float"/>
          <table:table-cell office:value="0.8079205822573841" office:value-type="float"/>
          <table:table-cell office:value="0.8498117713149898" office:value-type="float"/>
          <table:table-cell office:value="0.5501320813811654" office:value-type="float"/>
          <table:table-cell office:value="0.5857592246823136" office:value-type="float"/>
          <table:table-cell office:value="0.6009903759290315" office:value-type="float"/>
          <table:table-cell office:value="0.6259969667078135" office:value-type="float"/>
          <table:table-cell office:value="0.706010913153408" office:value-type="float"/>
          <table:table-cell office:value="0.40362979405930616" office:value-type="float"/>
          <table:table-cell office:value="0.44946374804995143" office:value-type="float"/>
          <table:table-cell office:value="0.48737789050538166" office:value-type="float"/>
          <table:table-cell office:value="0.5083464985780759" office:value-type="float"/>
          <table:table-cell office:value="0.5384205915699116" office:value-type="float"/>
          <table:table-cell office:value="0.5381075427239339" office:value-type="float"/>
          <table:table-cell office:value="0.6162911442389198" office:value-type="float"/>
          <table:table-cell office:value="0.6490938930308383" office:value-type="float"/>
          <table:table-cell office:value="0.6669789420132819" office:value-type="float"/>
          <table:table-cell office:value="0.7354004002414068" office:value-type="float"/>
          <table:table-cell office:value="0.4405090741948693" office:value-type="float"/>
          <table:table-cell office:value="0.4812494542314171" office:value-type="float"/>
          <table:table-cell office:value="0.5126119492683359" office:value-type="float"/>
          <table:table-cell office:value="0.5351924058414516" office:value-type="float"/>
          <table:table-cell office:value="0.5891783536234185" office:value-type="float"/>
        </table:table-row>
        <table:table-row>
          <table:table-cell office:value-type="string">
            <text:p>mmistakes__minimal-mistakes</text:p>
          </table:table-cell>
          <table:table-cell office:value="0.7784647779667955" office:value-type="float"/>
          <table:table-cell office:value="0.8027239249346385" office:value-type="float"/>
          <table:table-cell office:value="0.8194264364562093" office:value-type="float"/>
          <table:table-cell office:value="0.8279074327573578" office:value-type="float"/>
          <table:table-cell office:value="0.8661879358421557" office:value-type="float"/>
          <table:table-cell office:value="0.545996735111542" office:value-type="float"/>
          <table:table-cell office:value="0.5916796474971147" office:value-type="float"/>
          <table:table-cell office:value="0.602280590571387" office:value-type="float"/>
          <table:table-cell office:value="0.6171577990344608" office:value-type="float"/>
          <table:table-cell office:value="0.6853171614348857" office:value-type="float"/>
          <table:table-cell office:value="0.4239464350659272" office:value-type="float"/>
          <table:table-cell office:value="0.4760022217928526" office:value-type="float"/>
          <table:table-cell office:value="0.49278704535908746" office:value-type="float"/>
          <table:table-cell office:value="0.5186765393869277" office:value-type="float"/>
          <table:table-cell office:value="0.5891617618030655" office:value-type="float"/>
          <table:table-cell office:value="0.5592510991876789" office:value-type="float"/>
          <table:table-cell office:value="0.6315192321610124" office:value-type="float"/>
          <table:table-cell office:value="0.6534743015347586" office:value-type="float"/>
          <table:table-cell office:value="0.675619881647233" office:value-type="float"/>
          <table:table-cell office:value="0.7492051820561494" office:value-type="float"/>
          <table:table-cell office:value="0.4112374499982957" office:value-type="float"/>
          <table:table-cell office:value="0.49912028506634565" office:value-type="float"/>
          <table:table-cell office:value="0.5156402920879385" office:value-type="float"/>
          <table:table-cell office:value="0.5339821567564218" office:value-type="float"/>
          <table:table-cell office:value="0.5917721177057381" office:value-type="float"/>
        </table:table-row>
        <table:table-row>
          <table:table-cell office:value-type="string">
            <text:p>buttercup__buttercup-desktop</text:p>
          </table:table-cell>
          <table:table-cell office:value="0.7529975356851409" office:value-type="float"/>
          <table:table-cell office:value="0.7971611275746023" office:value-type="float"/>
          <table:table-cell office:value="0.8066543750868078" office:value-type="float"/>
          <table:table-cell office:value="0.8143282603381502" office:value-type="float"/>
          <table:table-cell office:value="0.8324000306749773" office:value-type="float"/>
          <table:table-cell office:value="0.5377605046931018" office:value-type="float"/>
          <table:table-cell office:value="0.5824311317567183" office:value-type="float"/>
          <table:table-cell office:value="0.6048645858449461" office:value-type="float"/>
          <table:table-cell office:value="0.6235173637664542" office:value-type="float"/>
          <table:table-cell office:value="0.657103040376741" office:value-type="float"/>
          <table:table-cell office:value="0.41783135198205557" office:value-type="float"/>
          <table:table-cell office:value="0.4587613739033408" office:value-type="float"/>
          <table:table-cell office:value="0.4739983873874055" office:value-type="float"/>
          <table:table-cell office:value="0.514150534071075" office:value-type="float"/>
          <table:table-cell office:value="0.5486754864419423" office:value-type="float"/>
          <table:table-cell office:value="0.5616442687942085" office:value-type="float"/>
          <table:table-cell office:value="0.6126336156263072" office:value-type="float"/>
          <table:table-cell office:value="0.6513412058507786" office:value-type="float"/>
          <table:table-cell office:value="0.6719395143678072" office:value-type="float"/>
          <table:table-cell office:value="0.7225632418023329" office:value-type="float"/>
          <table:table-cell office:value="0.45729040300939144" office:value-type="float"/>
          <table:table-cell office:value="0.49670834889044047" office:value-type="float"/>
          <table:table-cell office:value="0.5202440463778178" office:value-type="float"/>
          <table:table-cell office:value="0.5346477144500517" office:value-type="float"/>
          <table:table-cell office:value="0.5704976186765407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0.76949120417008" office:value-type="float"/>
          <table:table-cell office:value="0.82015794819461" office:value-type="float"/>
          <table:table-cell office:value="0.8323515827823779" office:value-type="float"/>
          <table:table-cell office:value="0.8424664027741713" office:value-type="float"/>
          <table:table-cell office:value="0.8574158292412343" office:value-type="float"/>
          <table:table-cell office:value="0.5683605481216287" office:value-type="float"/>
          <table:table-cell office:value="0.6072777067264052" office:value-type="float"/>
          <table:table-cell office:value="0.6147589063001717" office:value-type="float"/>
          <table:table-cell office:value="0.628918525805952" office:value-type="float"/>
          <table:table-cell office:value="0.6632880902236196" office:value-type="float"/>
          <table:table-cell office:value="0.45849137339509105" office:value-type="float"/>
          <table:table-cell office:value="0.48544904652966936" office:value-type="float"/>
          <table:table-cell office:value="0.5001474304552505" office:value-type="float"/>
          <table:table-cell office:value="0.5106299284657243" office:value-type="float"/>
          <table:table-cell office:value="0.5385886093231755" office:value-type="float"/>
          <table:table-cell office:value="0.5797287404958338" office:value-type="float"/>
          <table:table-cell office:value="0.6353053579649302" office:value-type="float"/>
          <table:table-cell office:value="0.6435391989582103" office:value-type="float"/>
          <table:table-cell office:value="0.6530219885849935" office:value-type="float"/>
          <table:table-cell office:value="0.7173470029502746" office:value-type="float"/>
          <table:table-cell office:value="0.44594339552876394" office:value-type="float"/>
          <table:table-cell office:value="0.5114133080843252" office:value-type="float"/>
          <table:table-cell office:value="0.5288403529150324" office:value-type="float"/>
          <table:table-cell office:value="0.5438552835489301" office:value-type="float"/>
          <table:table-cell office:value="0.6287332158223692" office:value-type="float"/>
        </table:table-row>
        <table:table-row>
          <table:table-cell office:value-type="string">
            <text:p>sequelize__sequelize</text:p>
          </table:table-cell>
          <table:table-cell office:value="0.7075587706393668" office:value-type="float"/>
          <table:table-cell office:value="0.7869919080385526" office:value-type="float"/>
          <table:table-cell office:value="0.8063705831487588" office:value-type="float"/>
          <table:table-cell office:value="0.8205733258022663" office:value-type="float"/>
          <table:table-cell office:value="0.9093789809654972" office:value-type="float"/>
          <table:table-cell office:value="0.4890545349309113" office:value-type="float"/>
          <table:table-cell office:value="0.5609179695830655" office:value-type="float"/>
          <table:table-cell office:value="0.5818170462835806" office:value-type="float"/>
          <table:table-cell office:value="0.6025927672899386" office:value-type="float"/>
          <table:table-cell office:value="0.7179552505814764" office:value-type="float"/>
          <table:table-cell office:value="0.3904062357643235" office:value-type="float"/>
          <table:table-cell office:value="0.47347531018621436" office:value-type="float"/>
          <table:table-cell office:value="0.4974490378134532" office:value-type="float"/>
          <table:table-cell office:value="0.522177970046962" office:value-type="float"/>
          <table:table-cell office:value="0.6306364561104507" office:value-type="float"/>
          <table:table-cell office:value="0.5657841108599766" office:value-type="float"/>
          <table:table-cell office:value="0.6251943948023024" office:value-type="float"/>
          <table:table-cell office:value="0.6421814141440606" office:value-type="float"/>
          <table:table-cell office:value="0.6626389978964229" office:value-type="float"/>
          <table:table-cell office:value="0.7707280391553633" office:value-type="float"/>
          <table:table-cell office:value="0.3497241841332783" office:value-type="float"/>
          <table:table-cell office:value="0.46295533809376505" office:value-type="float"/>
          <table:table-cell office:value="0.49126147351807753" office:value-type="float"/>
          <table:table-cell office:value="0.5157134745142695" office:value-type="float"/>
          <table:table-cell office:value="0.5956258259979209" office:value-type="float"/>
        </table:table-row>
        <table:table-row>
          <table:table-cell office:value-type="string">
            <text:p>IdentityServer__IdentityServer3</text:p>
          </table:table-cell>
          <table:table-cell office:value="0.7083640917392569" office:value-type="float"/>
          <table:table-cell office:value="0.7828094868453936" office:value-type="float"/>
          <table:table-cell office:value="0.7984588568096703" office:value-type="float"/>
          <table:table-cell office:value="0.8124768796644928" office:value-type="float"/>
          <table:table-cell office:value="0.8601209840742693" office:value-type="float"/>
          <table:table-cell office:value="0.5133633600670282" office:value-type="float"/>
          <table:table-cell office:value="0.583754638902975" office:value-type="float"/>
          <table:table-cell office:value="0.5993697172050155" office:value-type="float"/>
          <table:table-cell office:value="0.6169646845092774" office:value-type="float"/>
          <table:table-cell office:value="0.6804476335629501" office:value-type="float"/>
          <table:table-cell office:value="0.40364226483667126" office:value-type="float"/>
          <table:table-cell office:value="0.47306128571015854" office:value-type="float"/>
          <table:table-cell office:value="0.49082834578573675" office:value-type="float"/>
          <table:table-cell office:value="0.5136429007332041" office:value-type="float"/>
          <table:table-cell office:value="0.5908208500346702" office:value-type="float"/>
          <table:table-cell office:value="0.5651275524168564" office:value-type="float"/>
          <table:table-cell office:value="0.6167176048144017" office:value-type="float"/>
          <table:table-cell office:value="0.6351575490289905" office:value-type="float"/>
          <table:table-cell office:value="0.6516839134055354" office:value-type="float"/>
          <table:table-cell office:value="0.7409547678404566" office:value-type="float"/>
          <table:table-cell office:value="0.3615650313388993" office:value-type="float"/>
          <table:table-cell office:value="0.4916217308883793" office:value-type="float"/>
          <table:table-cell office:value="0.5215378665540857" office:value-type="float"/>
          <table:table-cell office:value="0.5450496245720904" office:value-type="float"/>
          <table:table-cell office:value="0.6240153758807438" office:value-type="float"/>
        </table:table-row>
        <table:table-row>
          <table:table-cell office:value-type="string">
            <text:p>epoberezkin__ajv</text:p>
          </table:table-cell>
          <table:table-cell office:value="0.7166558833604962" office:value-type="float"/>
          <table:table-cell office:value="0.7932668272126537" office:value-type="float"/>
          <table:table-cell office:value="0.8148539288890446" office:value-type="float"/>
          <table:table-cell office:value="0.8324939591705219" office:value-type="float"/>
          <table:table-cell office:value="0.8621760407771093" office:value-type="float"/>
          <table:table-cell office:value="0.5225864225607665" office:value-type="float"/>
          <table:table-cell office:value="0.5597632859554433" office:value-type="float"/>
          <table:table-cell office:value="0.5738856103101282" office:value-type="float"/>
          <table:table-cell office:value="0.5917951905666851" office:value-type="float"/>
          <table:table-cell office:value="0.7187166933732143" office:value-type="float"/>
          <table:table-cell office:value="0.3909736652802167" office:value-type="float"/>
          <table:table-cell office:value="0.46423341380288474" office:value-type="float"/>
          <table:table-cell office:value="0.47891494776640386" office:value-type="float"/>
          <table:table-cell office:value="0.5092797558301994" office:value-type="float"/>
          <table:table-cell office:value="0.5873491092587664" office:value-type="float"/>
          <table:table-cell office:value="0.5751635762011277" office:value-type="float"/>
          <table:table-cell office:value="0.6246110829518638" office:value-type="float"/>
          <table:table-cell office:value="0.6384944003678423" office:value-type="float"/>
          <table:table-cell office:value="0.6586665808908952" office:value-type="float"/>
          <table:table-cell office:value="0.732285522087678" office:value-type="float"/>
          <table:table-cell office:value="0.37864123282749085" office:value-type="float"/>
          <table:table-cell office:value="0.4687110659790985" office:value-type="float"/>
          <table:table-cell office:value="0.49464778971963985" office:value-type="float"/>
          <table:table-cell office:value="0.518213949545631" office:value-type="float"/>
          <table:table-cell office:value="0.5703124693947296" office:value-type="float"/>
        </table:table-row>
        <table:table-row>
          <table:table-cell office:value-type="string">
            <text:p>gorangajic__react-icons</text:p>
          </table:table-cell>
          <table:table-cell office:value="0.7498419210113452" office:value-type="float"/>
          <table:table-cell office:value="0.7877423625809901" office:value-type="float"/>
          <table:table-cell office:value="0.7907970896760054" office:value-type="float"/>
          <table:table-cell office:value="0.8104613233061176" office:value-type="float"/>
          <table:table-cell office:value="0.8312250823695375" office:value-type="float"/>
          <table:table-cell office:value="0.5298595867385731" office:value-type="float"/>
          <table:table-cell office:value="0.5475267631621691" office:value-type="float"/>
          <table:table-cell office:value="0.5688768321083963" office:value-type="float"/>
          <table:table-cell office:value="0.5836704035679128" office:value-type="float"/>
          <table:table-cell office:value="0.6443082702432607" office:value-type="float"/>
          <table:table-cell office:value="0.4209886575288094" office:value-type="float"/>
          <table:table-cell office:value="0.4545791472251487" office:value-type="float"/>
          <table:table-cell office:value="0.48542217395271914" office:value-type="float"/>
          <table:table-cell office:value="0.49212856149540146" office:value-type="float"/>
          <table:table-cell office:value="0.5213366355901229" office:value-type="float"/>
          <table:table-cell office:value="0.595851072164224" office:value-type="float"/>
          <table:table-cell office:value="0.6129274073353732" office:value-type="float"/>
          <table:table-cell office:value="0.6209449050995479" office:value-type="float"/>
          <table:table-cell office:value="0.6688989013834048" office:value-type="float"/>
          <table:table-cell office:value="0.7792364126514533" office:value-type="float"/>
          <table:table-cell office:value="0.3928749624557759" office:value-type="float"/>
          <table:table-cell office:value="0.415727250568158" office:value-type="float"/>
          <table:table-cell office:value="0.46054693019698717" office:value-type="float"/>
          <table:table-cell office:value="0.47160116307536026" office:value-type="float"/>
          <table:table-cell office:value="0.5199611046749613" office:value-type="float"/>
        </table:table-row>
        <table:table-row>
          <table:table-cell office:value-type="string">
            <text:p>react-mdl__react-mdl</text:p>
          </table:table-cell>
          <table:table-cell office:value="0.7547815213842074" office:value-type="float"/>
          <table:table-cell office:value="0.7939107869713926" office:value-type="float"/>
          <table:table-cell office:value="0.8129875888681264" office:value-type="float"/>
          <table:table-cell office:value="0.825660586993246" office:value-type="float"/>
          <table:table-cell office:value="0.8391541198504504" office:value-type="float"/>
          <table:table-cell office:value="0.5590780829149014" office:value-type="float"/>
          <table:table-cell office:value="0.5795557966931275" office:value-type="float"/>
          <table:table-cell office:value="0.5912540610367911" office:value-type="float"/>
          <table:table-cell office:value="0.6095729032079815" office:value-type="float"/>
          <table:table-cell office:value="0.6436300598608832" office:value-type="float"/>
          <table:table-cell office:value="0.42216012288117044" office:value-type="float"/>
          <table:table-cell office:value="0.45675452235694075" office:value-type="float"/>
          <table:table-cell office:value="0.4761217676869815" office:value-type="float"/>
          <table:table-cell office:value="0.5051598192562659" office:value-type="float"/>
          <table:table-cell office:value="0.549156216398506" office:value-type="float"/>
          <table:table-cell office:value="0.5782386207940711" office:value-type="float"/>
          <table:table-cell office:value="0.6131224681023747" office:value-type="float"/>
          <table:table-cell office:value="0.6290124462731657" office:value-type="float"/>
          <table:table-cell office:value="0.6537974279897454" office:value-type="float"/>
          <table:table-cell office:value="0.7361057153737444" office:value-type="float"/>
          <table:table-cell office:value="0.43970096240771783" office:value-type="float"/>
          <table:table-cell office:value="0.48954899979571576" office:value-type="float"/>
          <table:table-cell office:value="0.5003260527454905" office:value-type="float"/>
          <table:table-cell office:value="0.5134924597130175" office:value-type="float"/>
          <table:table-cell office:value="0.5322515516876135" office:value-type="float"/>
        </table:table-row>
        <table:table-row>
          <table:table-cell office:value-type="string">
            <text:p>ninject__Ninject</text:p>
          </table:table-cell>
          <table:table-cell office:value="0.7467871510186885" office:value-type="float"/>
          <table:table-cell office:value="0.7847760116708581" office:value-type="float"/>
          <table:table-cell office:value="0.8021464779981853" office:value-type="float"/>
          <table:table-cell office:value="0.8158836273736761" office:value-type="float"/>
          <table:table-cell office:value="0.855524679210482" office:value-type="float"/>
          <table:table-cell office:value="0.5417519622738394" office:value-type="float"/>
          <table:table-cell office:value="0.5735982083696325" office:value-type="float"/>
          <table:table-cell office:value="0.5888594661413642" office:value-type="float"/>
          <table:table-cell office:value="0.6043356412786374" office:value-type="float"/>
          <table:table-cell office:value="0.6259852288018578" office:value-type="float"/>
          <table:table-cell office:value="0.4387791771105586" office:value-type="float"/>
          <table:table-cell office:value="0.4790274839024306" office:value-type="float"/>
          <table:table-cell office:value="0.4897643069973622" office:value-type="float"/>
          <table:table-cell office:value="0.5019578013679838" office:value-type="float"/>
          <table:table-cell office:value="0.5739990911655122" office:value-type="float"/>
          <table:table-cell office:value="0.589708509431436" office:value-type="float"/>
          <table:table-cell office:value="0.6114672358967108" office:value-type="float"/>
          <table:table-cell office:value="0.6295827767417171" office:value-type="float"/>
          <table:table-cell office:value="0.649587178759343" office:value-type="float"/>
          <table:table-cell office:value="0.7320825994626861" office:value-type="float"/>
          <table:table-cell office:value="0.38559538776779145" office:value-type="float"/>
          <table:table-cell office:value="0.45731810048777166" office:value-type="float"/>
          <table:table-cell office:value="0.4890732455959933" office:value-type="float"/>
          <table:table-cell office:value="0.5093505839270304" office:value-type="float"/>
          <table:table-cell office:value="0.5715563488166009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0.6963430833275059" office:value-type="float"/>
          <table:table-cell office:value="0.7754578621232143" office:value-type="float"/>
          <table:table-cell office:value="0.7954287446865449" office:value-type="float"/>
          <table:table-cell office:value="0.8105901387626603" office:value-type="float"/>
          <table:table-cell office:value="0.857803280119556" office:value-type="float"/>
          <table:table-cell office:value="0.45432353093543976" office:value-type="float"/>
          <table:table-cell office:value="0.5605979370077575" office:value-type="float"/>
          <table:table-cell office:value="0.579532441523383" office:value-type="float"/>
          <table:table-cell office:value="0.6068268160459028" office:value-type="float"/>
          <table:table-cell office:value="0.7042007955791985" office:value-type="float"/>
          <table:table-cell office:value="0.39677480634698536" office:value-type="float"/>
          <table:table-cell office:value="0.4639013270292092" office:value-type="float"/>
          <table:table-cell office:value="0.4874760761902072" office:value-type="float"/>
          <table:table-cell office:value="0.5088277032602344" office:value-type="float"/>
          <table:table-cell office:value="0.6135151397048292" office:value-type="float"/>
          <table:table-cell office:value="0.5667259933104234" office:value-type="float"/>
          <table:table-cell office:value="0.6281383721757576" office:value-type="float"/>
          <table:table-cell office:value="0.6517409664346019" office:value-type="float"/>
          <table:table-cell office:value="0.6753876363708649" office:value-type="float"/>
          <table:table-cell office:value="0.7753562090474085" office:value-type="float"/>
          <table:table-cell office:value="0.2885213132563127" office:value-type="float"/>
          <table:table-cell office:value="0.43139240905662374" office:value-type="float"/>
          <table:table-cell office:value="0.47020027982868967" office:value-type="float"/>
          <table:table-cell office:value="0.49884144533539576" office:value-type="float"/>
          <table:table-cell office:value="0.581986216376953" office:value-type="float"/>
        </table:table-row>
        <table:table-row>
          <table:table-cell office:value-type="string">
            <text:p>phalcon__zephir</text:p>
          </table:table-cell>
          <table:table-cell office:value="0.6981338736426292" office:value-type="float"/>
          <table:table-cell office:value="0.7608179583743474" office:value-type="float"/>
          <table:table-cell office:value="0.7756438396567776" office:value-type="float"/>
          <table:table-cell office:value="0.7948766404847839" office:value-type="float"/>
          <table:table-cell office:value="0.8346473006995181" office:value-type="float"/>
          <table:table-cell office:value="0.5451057427414104" office:value-type="float"/>
          <table:table-cell office:value="0.574986649339675" office:value-type="float"/>
          <table:table-cell office:value="0.5870346758901895" office:value-type="float"/>
          <table:table-cell office:value="0.6040264523276019" office:value-type="float"/>
          <table:table-cell office:value="0.6833714941372516" office:value-type="float"/>
          <table:table-cell office:value="0.3941983370553615" office:value-type="float"/>
          <table:table-cell office:value="0.4457808403288446" office:value-type="float"/>
          <table:table-cell office:value="0.46844416436185915" office:value-type="float"/>
          <table:table-cell office:value="0.4863773802362493" office:value-type="float"/>
          <table:table-cell office:value="0.5213779382261874" office:value-type="float"/>
          <table:table-cell office:value="0.5547174597308204" office:value-type="float"/>
          <table:table-cell office:value="0.6187265168532906" office:value-type="float"/>
          <table:table-cell office:value="0.6364234466723555" office:value-type="float"/>
          <table:table-cell office:value="0.6528586180938953" office:value-type="float"/>
          <table:table-cell office:value="0.7144209083206603" office:value-type="float"/>
          <table:table-cell office:value="0.3691127310124676" office:value-type="float"/>
          <table:table-cell office:value="0.4635997564602725" office:value-type="float"/>
          <table:table-cell office:value="0.4887330164088837" office:value-type="float"/>
          <table:table-cell office:value="0.5061449048404416" office:value-type="float"/>
          <table:table-cell office:value="0.5397149079819146" office:value-type="float"/>
        </table:table-row>
        <table:table-row>
          <table:table-cell office:value-type="string">
            <text:p>go-gitea__gitea</text:p>
          </table:table-cell>
          <table:table-cell office:value="0.6847415827060187" office:value-type="float"/>
          <table:table-cell office:value="0.7809378754171254" office:value-type="float"/>
          <table:table-cell office:value="0.8024597282485217" office:value-type="float"/>
          <table:table-cell office:value="0.817986597790626" office:value-type="float"/>
          <table:table-cell office:value="0.887952282704108" office:value-type="float"/>
          <table:table-cell office:value="0.5135869778443801" office:value-type="float"/>
          <table:table-cell office:value="0.5842399517986288" office:value-type="float"/>
          <table:table-cell office:value="0.6002071064386669" office:value-type="float"/>
          <table:table-cell office:value="0.6152089437469989" office:value-type="float"/>
          <table:table-cell office:value="0.6786518071475958" office:value-type="float"/>
          <table:table-cell office:value="0.3853245319413895" office:value-type="float"/>
          <table:table-cell office:value="0.45921125995682877" office:value-type="float"/>
          <table:table-cell office:value="0.47762470718792294" office:value-type="float"/>
          <table:table-cell office:value="0.4965372491462352" office:value-type="float"/>
          <table:table-cell office:value="0.5933493167970204" office:value-type="float"/>
          <table:table-cell office:value="0.5287617088856953" office:value-type="float"/>
          <table:table-cell office:value="0.6163789072689176" office:value-type="float"/>
          <table:table-cell office:value="0.6328662581387099" office:value-type="float"/>
          <table:table-cell office:value="0.6497801232123177" office:value-type="float"/>
          <table:table-cell office:value="0.7405799213518376" office:value-type="float"/>
          <table:table-cell office:value="0.363802853469141" office:value-type="float"/>
          <table:table-cell office:value="0.4939773271749074" office:value-type="float"/>
          <table:table-cell office:value="0.5156249993056323" office:value-type="float"/>
          <table:table-cell office:value="0.5326981003109907" office:value-type="float"/>
          <table:table-cell office:value="0.6021407104749303" office:value-type="float"/>
        </table:table-row>
        <table:table-row>
          <table:table-cell office:value-type="string">
            <text:p>mapnik__mapnik</text:p>
          </table:table-cell>
          <table:table-cell office:value="0.68483843433535" office:value-type="float"/>
          <table:table-cell office:value="0.7742343131863348" office:value-type="float"/>
          <table:table-cell office:value="0.7988703991358836" office:value-type="float"/>
          <table:table-cell office:value="0.8206250012719304" office:value-type="float"/>
          <table:table-cell office:value="0.8712998761458954" office:value-type="float"/>
          <table:table-cell office:value="0.5249529751847264" office:value-type="float"/>
          <table:table-cell office:value="0.5765550579547406" office:value-type="float"/>
          <table:table-cell office:value="0.5925739484638034" office:value-type="float"/>
          <table:table-cell office:value="0.6097269429385817" office:value-type="float"/>
          <table:table-cell office:value="0.6722929069215802" office:value-type="float"/>
          <table:table-cell office:value="0.4157347597285917" office:value-type="float"/>
          <table:table-cell office:value="0.4621195717459142" office:value-type="float"/>
          <table:table-cell office:value="0.4772056839151172" office:value-type="float"/>
          <table:table-cell office:value="0.4993241695848192" office:value-type="float"/>
          <table:table-cell office:value="0.5613068317682107" office:value-type="float"/>
          <table:table-cell office:value="0.5569199259475833" office:value-type="float"/>
          <table:table-cell office:value="0.6069753241794986" office:value-type="float"/>
          <table:table-cell office:value="0.6265710788809529" office:value-type="float"/>
          <table:table-cell office:value="0.6441191293733957" office:value-type="float"/>
          <table:table-cell office:value="0.7261686212581951" office:value-type="float"/>
          <table:table-cell office:value="0.380012507193487" office:value-type="float"/>
          <table:table-cell office:value="0.45750728209581665" office:value-type="float"/>
          <table:table-cell office:value="0.4806102590904883" office:value-type="float"/>
          <table:table-cell office:value="0.5057786836000973" office:value-type="float"/>
          <table:table-cell office:value="0.5910121894633459" office:value-type="float"/>
        </table:table-row>
        <table:table-row>
          <table:table-cell office:value-type="string">
            <text:p>jcubic__jquery.terminal</text:p>
          </table:table-cell>
          <table:table-cell office:value="0.7150568297169109" office:value-type="float"/>
          <table:table-cell office:value="0.7872887944648835" office:value-type="float"/>
          <table:table-cell office:value="0.8083486329727411" office:value-type="float"/>
          <table:table-cell office:value="0.8215477289469922" office:value-type="float"/>
          <table:table-cell office:value="0.841627284360311" office:value-type="float"/>
          <table:table-cell office:value="0.5193797592978393" office:value-type="float"/>
          <table:table-cell office:value="0.5819002555680455" office:value-type="float"/>
          <table:table-cell office:value="0.6001633787251595" office:value-type="float"/>
          <table:table-cell office:value="0.6077901643103759" office:value-type="float"/>
          <table:table-cell office:value="0.6484817759729335" office:value-type="float"/>
          <table:table-cell office:value="0.4242231851391707" office:value-type="float"/>
          <table:table-cell office:value="0.4587535333849816" office:value-type="float"/>
          <table:table-cell office:value="0.49154165706638864" office:value-type="float"/>
          <table:table-cell office:value="0.5074849816389416" office:value-type="float"/>
          <table:table-cell office:value="0.5913236640245091" office:value-type="float"/>
          <table:table-cell office:value="0.5723218535251302" office:value-type="float"/>
          <table:table-cell office:value="0.6150212311469758" office:value-type="float"/>
          <table:table-cell office:value="0.6328988113433791" office:value-type="float"/>
          <table:table-cell office:value="0.6561067670315672" office:value-type="float"/>
          <table:table-cell office:value="0.7151755005802048" office:value-type="float"/>
          <table:table-cell office:value="0.44536419351895273" office:value-type="float"/>
          <table:table-cell office:value="0.5089981269198423" office:value-type="float"/>
          <table:table-cell office:value="0.5198951527502336" office:value-type="float"/>
          <table:table-cell office:value="0.5411941647164892" office:value-type="float"/>
          <table:table-cell office:value="0.5808405625101982" office:value-type="float"/>
        </table:table-row>
        <table:table-row>
          <table:table-cell office:value-type="string">
            <text:p>appcelerator__titanium_mobile</text:p>
          </table:table-cell>
          <table:table-cell office:value="0.701708683168614" office:value-type="float"/>
          <table:table-cell office:value="0.7712748860154014" office:value-type="float"/>
          <table:table-cell office:value="0.7962852161210444" office:value-type="float"/>
          <table:table-cell office:value="0.8114489129488353" office:value-type="float"/>
          <table:table-cell office:value="0.8483929288259018" office:value-type="float"/>
          <table:table-cell office:value="0.5540656894568796" office:value-type="float"/>
          <table:table-cell office:value="0.5969318207328346" office:value-type="float"/>
          <table:table-cell office:value="0.6144268818151518" office:value-type="float"/>
          <table:table-cell office:value="0.641582054543677" office:value-type="float"/>
          <table:table-cell office:value="0.7046464078774726" office:value-type="float"/>
          <table:table-cell office:value="0.42286510375634456" office:value-type="float"/>
          <table:table-cell office:value="0.45105308382001924" office:value-type="float"/>
          <table:table-cell office:value="0.46884538475580373" office:value-type="float"/>
          <table:table-cell office:value="0.4831367140008054" office:value-type="float"/>
          <table:table-cell office:value="0.539443724123457" office:value-type="float"/>
          <table:table-cell office:value="0.5622558366568359" office:value-type="float"/>
          <table:table-cell office:value="0.6091320749442851" office:value-type="float"/>
          <table:table-cell office:value="0.6280220860451362" office:value-type="float"/>
          <table:table-cell office:value="0.6451436383382506" office:value-type="float"/>
          <table:table-cell office:value="0.7354702562937017" office:value-type="float"/>
          <table:table-cell office:value="0.4264428139380654" office:value-type="float"/>
          <table:table-cell office:value="0.49927756250562916" office:value-type="float"/>
          <table:table-cell office:value="0.5190235373919518" office:value-type="float"/>
          <table:table-cell office:value="0.5350031944930247" office:value-type="float"/>
          <table:table-cell office:value="0.6184836667437159" office:value-type="float"/>
        </table:table-row>
        <table:table-row>
          <table:table-cell office:value-type="string">
            <text:p>emberjs__ember.js</text:p>
          </table:table-cell>
          <table:table-cell office:value="0.7196557775779626" office:value-type="float"/>
          <table:table-cell office:value="0.8029318984296028" office:value-type="float"/>
          <table:table-cell office:value="0.8155535033888437" office:value-type="float"/>
          <table:table-cell office:value="0.8251818969854862" office:value-type="float"/>
          <table:table-cell office:value="0.8620628359222285" office:value-type="float"/>
          <table:table-cell office:value="0.516410299122894" office:value-type="float"/>
          <table:table-cell office:value="0.5789164546171139" office:value-type="float"/>
          <table:table-cell office:value="0.5948234023602608" office:value-type="float"/>
          <table:table-cell office:value="0.610227894543147" office:value-type="float"/>
          <table:table-cell office:value="0.6785084703896341" office:value-type="float"/>
          <table:table-cell office:value="0.39252234823357096" office:value-type="float"/>
          <table:table-cell office:value="0.46026121343465254" office:value-type="float"/>
          <table:table-cell office:value="0.47761799474551847" office:value-type="float"/>
          <table:table-cell office:value="0.4976326491625126" office:value-type="float"/>
          <table:table-cell office:value="0.5605770596242075" office:value-type="float"/>
          <table:table-cell office:value="0.5571660543175263" office:value-type="float"/>
          <table:table-cell office:value="0.6203106686372868" office:value-type="float"/>
          <table:table-cell office:value="0.6382178868661494" office:value-type="float"/>
          <table:table-cell office:value="0.6567798845702641" office:value-type="float"/>
          <table:table-cell office:value="0.7272842629781174" office:value-type="float"/>
          <table:table-cell office:value="0.37596600458657436" office:value-type="float"/>
          <table:table-cell office:value="0.48355226920749184" office:value-type="float"/>
          <table:table-cell office:value="0.5016264028044684" office:value-type="float"/>
          <table:table-cell office:value="0.518724660842167" office:value-type="float"/>
          <table:table-cell office:value="0.6001069095232308" office:value-type="float"/>
        </table:table-row>
        <table:table-row>
          <table:table-cell office:value-type="string">
            <text:p>kubernetes__helm</text:p>
          </table:table-cell>
          <table:table-cell office:value="0.6724926520302074" office:value-type="float"/>
          <table:table-cell office:value="0.753383478373959" office:value-type="float"/>
          <table:table-cell office:value="0.7864417261516772" office:value-type="float"/>
          <table:table-cell office:value="0.8127109912217222" office:value-type="float"/>
          <table:table-cell office:value="0.8551028523304831" office:value-type="float"/>
          <table:table-cell office:value="0.5222311164978765" office:value-type="float"/>
          <table:table-cell office:value="0.5832028177537076" office:value-type="float"/>
          <table:table-cell office:value="0.5996869738882212" office:value-type="float"/>
          <table:table-cell office:value="0.6174693880812313" office:value-type="float"/>
          <table:table-cell office:value="0.7114588331807996" office:value-type="float"/>
          <table:table-cell office:value="0.34817541589797085" office:value-type="float"/>
          <table:table-cell office:value="0.4377551955736937" office:value-type="float"/>
          <table:table-cell office:value="0.45991454221871436" office:value-type="float"/>
          <table:table-cell office:value="0.48163098218523415" office:value-type="float"/>
          <table:table-cell office:value="0.5808126460335666" office:value-type="float"/>
          <table:table-cell office:value="0.5444730037497483" office:value-type="float"/>
          <table:table-cell office:value="0.6123130540315714" office:value-type="float"/>
          <table:table-cell office:value="0.6291436423513825" office:value-type="float"/>
          <table:table-cell office:value="0.6504132060843109" office:value-type="float"/>
          <table:table-cell office:value="0.7658689700752914" office:value-type="float"/>
          <table:table-cell office:value="0.297311982198991" office:value-type="float"/>
          <table:table-cell office:value="0.47386503120501144" office:value-type="float"/>
          <table:table-cell office:value="0.5014761544109536" office:value-type="float"/>
          <table:table-cell office:value="0.5239600706428444" office:value-type="float"/>
          <table:table-cell office:value="0.618762151746301" office:value-type="float"/>
        </table:table-row>
        <table:table-row>
          <table:table-cell office:value-type="string">
            <text:p>chrismiles__CMPopTipView</text:p>
          </table:table-cell>
          <table:table-cell office:value="0.7571562976324485" office:value-type="float"/>
          <table:table-cell office:value="0.7745257075922785" office:value-type="float"/>
          <table:table-cell office:value="0.792827834925752" office:value-type="float"/>
          <table:table-cell office:value="0.8012902200818149" office:value-type="float"/>
          <table:table-cell office:value="0.8251574420559848" office:value-type="float"/>
          <table:table-cell office:value="0.509155109622408" office:value-type="float"/>
          <table:table-cell office:value="0.5376106937184045" office:value-type="float"/>
          <table:table-cell office:value="0.5574222792879835" office:value-type="float"/>
          <table:table-cell office:value="0.5840486861167016" office:value-type="float"/>
          <table:table-cell office:value="0.7106345468591859" office:value-type="float"/>
          <table:table-cell office:value="0.46717027860081817" office:value-type="float"/>
          <table:table-cell office:value="0.4777042409166003" office:value-type="float"/>
          <table:table-cell office:value="0.4958708069228319" office:value-type="float"/>
          <table:table-cell office:value="0.5071804375582961" office:value-type="float"/>
          <table:table-cell office:value="0.581724968914592" office:value-type="float"/>
          <table:table-cell office:value="0.6079788152623632" office:value-type="float"/>
          <table:table-cell office:value="0.6525580143814" office:value-type="float"/>
          <table:table-cell office:value="0.6700294337772212" office:value-type="float"/>
          <table:table-cell office:value="0.6736683511829895" office:value-type="float"/>
          <table:table-cell office:value="0.7378259018090227" office:value-type="float"/>
          <table:table-cell office:value="0.34049845053938094" office:value-type="float"/>
          <table:table-cell office:value="0.35630248454425717" office:value-type="float"/>
          <table:table-cell office:value="0.4033054885903085" office:value-type="float"/>
          <table:table-cell office:value="0.4513309821829824" office:value-type="float"/>
          <table:table-cell office:value="0.5748360285797761" office:value-type="float"/>
        </table:table-row>
        <table:table-row>
          <table:table-cell office:value-type="string">
            <text:p>quantmind__pulsar</text:p>
          </table:table-cell>
          <table:table-cell office:value="0.7110384464081404" office:value-type="float"/>
          <table:table-cell office:value="0.7566499754439693" office:value-type="float"/>
          <table:table-cell office:value="0.7869665040814451" office:value-type="float"/>
          <table:table-cell office:value="0.7967714948796889" office:value-type="float"/>
          <table:table-cell office:value="0.8299979020368999" office:value-type="float"/>
          <table:table-cell office:value="0.5824794574694716" office:value-type="float"/>
          <table:table-cell office:value="0.5955434350629728" office:value-type="float"/>
          <table:table-cell office:value="0.6031786977803054" office:value-type="float"/>
          <table:table-cell office:value="0.6175345218604367" office:value-type="float"/>
          <table:table-cell office:value="0.637608753232587" office:value-type="float"/>
          <table:table-cell office:value="0.4351299350745571" office:value-type="float"/>
          <table:table-cell office:value="0.46691679945637116" office:value-type="float"/>
          <table:table-cell office:value="0.4744492440727426" office:value-type="float"/>
          <table:table-cell office:value="0.49415502473424366" office:value-type="float"/>
          <table:table-cell office:value="0.5184061405915125" office:value-type="float"/>
          <table:table-cell office:value="0.5977314695928553" office:value-type="float"/>
          <table:table-cell office:value="0.6236755695872584" office:value-type="float"/>
          <table:table-cell office:value="0.6453444078250993" office:value-type="float"/>
          <table:table-cell office:value="0.6721791356729716" office:value-type="float"/>
          <table:table-cell office:value="0.7102634146539097" office:value-type="float"/>
          <table:table-cell office:value="0.46113823045466146" office:value-type="float"/>
          <table:table-cell office:value="0.4691204401373277" office:value-type="float"/>
          <table:table-cell office:value="0.5093827444396645" office:value-type="float"/>
          <table:table-cell office:value="0.5336939794540376" office:value-type="float"/>
          <table:table-cell office:value="0.5505137790079071" office:value-type="float"/>
        </table:table-row>
        <table:table-row>
          <table:table-cell office:value-type="string">
            <text:p>ory__hydra</text:p>
          </table:table-cell>
          <table:table-cell office:value="0.6787245073675215" office:value-type="float"/>
          <table:table-cell office:value="0.7787043770694124" office:value-type="float"/>
          <table:table-cell office:value="0.8068401907233282" office:value-type="float"/>
          <table:table-cell office:value="0.8243481459527674" office:value-type="float"/>
          <table:table-cell office:value="0.8506065046326242" office:value-type="float"/>
          <table:table-cell office:value="0.5310980627547195" office:value-type="float"/>
          <table:table-cell office:value="0.5888162478375054" office:value-type="float"/>
          <table:table-cell office:value="0.6050034834571947" office:value-type="float"/>
          <table:table-cell office:value="0.6239486770752325" office:value-type="float"/>
          <table:table-cell office:value="0.6783760335236367" office:value-type="float"/>
          <table:table-cell office:value="0.44746933103589165" office:value-type="float"/>
          <table:table-cell office:value="0.4830947833065913" office:value-type="float"/>
          <table:table-cell office:value="0.4949195261625037" office:value-type="float"/>
          <table:table-cell office:value="0.509759853511133" office:value-type="float"/>
          <table:table-cell office:value="0.5473299754988128" office:value-type="float"/>
          <table:table-cell office:value="0.5875648476421271" office:value-type="float"/>
          <table:table-cell office:value="0.6260146261125592" office:value-type="float"/>
          <table:table-cell office:value="0.6399039451073985" office:value-type="float"/>
          <table:table-cell office:value="0.6643345505625767" office:value-type="float"/>
          <table:table-cell office:value="0.7247202012630252" office:value-type="float"/>
          <table:table-cell office:value="0.44398950335378445" office:value-type="float"/>
          <table:table-cell office:value="0.49279731883934874" office:value-type="float"/>
          <table:table-cell office:value="0.5200268749673589" office:value-type="float"/>
          <table:table-cell office:value="0.5382507548101598" office:value-type="float"/>
          <table:table-cell office:value="0.6134058458652877" office:value-type="float"/>
        </table:table-row>
        <table:table-row>
          <table:table-cell office:value-type="string">
            <text:p>angular__angular.io</text:p>
          </table:table-cell>
          <table:table-cell office:value="0.7280833381784332" office:value-type="float"/>
          <table:table-cell office:value="0.806682712147872" office:value-type="float"/>
          <table:table-cell office:value="0.818023775622547" office:value-type="float"/>
          <table:table-cell office:value="0.8281437370225234" office:value-type="float"/>
          <table:table-cell office:value="0.8594088608586804" office:value-type="float"/>
          <table:table-cell office:value="0.5531194194539752" office:value-type="float"/>
          <table:table-cell office:value="0.5926195278183775" office:value-type="float"/>
          <table:table-cell office:value="0.6187306457024496" office:value-type="float"/>
          <table:table-cell office:value="0.6384215277371691" office:value-type="float"/>
          <table:table-cell office:value="0.7066005018127756" office:value-type="float"/>
          <table:table-cell office:value="0.3740493513883386" office:value-type="float"/>
          <table:table-cell office:value="0.4605290651046303" office:value-type="float"/>
          <table:table-cell office:value="0.48158202406943196" office:value-type="float"/>
          <table:table-cell office:value="0.5050424840805856" office:value-type="float"/>
          <table:table-cell office:value="0.6130214163238297" office:value-type="float"/>
          <table:table-cell office:value="0.5823366483978413" office:value-type="float"/>
          <table:table-cell office:value="0.6222860644239464" office:value-type="float"/>
          <table:table-cell office:value="0.6431321457410568" office:value-type="float"/>
          <table:table-cell office:value="0.6707906204071937" office:value-type="float"/>
          <table:table-cell office:value="0.7726038887294452" office:value-type="float"/>
          <table:table-cell office:value="0.39738115851505296" office:value-type="float"/>
          <table:table-cell office:value="0.49141828250439656" office:value-type="float"/>
          <table:table-cell office:value="0.515760511142145" office:value-type="float"/>
          <table:table-cell office:value="0.5310440793245699" office:value-type="float"/>
          <table:table-cell office:value="0.6177338932672705" office:value-type="float"/>
        </table:table-row>
        <table:table-row>
          <table:table-cell office:value-type="string">
            <text:p>symless__synergy-core</text:p>
          </table:table-cell>
          <table:table-cell office:value="0.6967775626950218" office:value-type="float"/>
          <table:table-cell office:value="0.7525962178503345" office:value-type="float"/>
          <table:table-cell office:value="0.772208574635383" office:value-type="float"/>
          <table:table-cell office:value="0.7912094607160473" office:value-type="float"/>
          <table:table-cell office:value="0.8444377526525049" office:value-type="float"/>
          <table:table-cell office:value="0.5106157826949884" office:value-type="float"/>
          <table:table-cell office:value="0.570759619739379" office:value-type="float"/>
          <table:table-cell office:value="0.5884335249461734" office:value-type="float"/>
          <table:table-cell office:value="0.6064009373513914" office:value-type="float"/>
          <table:table-cell office:value="0.6858528347842276" office:value-type="float"/>
          <table:table-cell office:value="0.37830163872268424" office:value-type="float"/>
          <table:table-cell office:value="0.4382156111879653" office:value-type="float"/>
          <table:table-cell office:value="0.4588057656367146" office:value-type="float"/>
          <table:table-cell office:value="0.484679655760006" office:value-type="float"/>
          <table:table-cell office:value="0.5651878743066733" office:value-type="float"/>
          <table:table-cell office:value="0.5236177782763803" office:value-type="float"/>
          <table:table-cell office:value="0.5747471987717181" office:value-type="float"/>
          <table:table-cell office:value="0.6058006429480213" office:value-type="float"/>
          <table:table-cell office:value="0.6396295288024056" office:value-type="float"/>
          <table:table-cell office:value="0.7157040624464275" office:value-type="float"/>
          <table:table-cell office:value="0.36728430395665" office:value-type="float"/>
          <table:table-cell office:value="0.4757825335152599" office:value-type="float"/>
          <table:table-cell office:value="0.49742351642600585" office:value-type="float"/>
          <table:table-cell office:value="0.5200334805630864" office:value-type="float"/>
          <table:table-cell office:value="0.6019094645225953" office:value-type="float"/>
        </table:table-row>
        <table:table-row>
          <table:table-cell office:value-type="string">
            <text:p>sagivo__algorithms</text:p>
          </table:table-cell>
          <table:table-cell office:value="0.7940572184724086" office:value-type="float"/>
          <table:table-cell office:value="0.7940572184724086" office:value-type="float"/>
          <table:table-cell office:value="0.7940572184724086" office:value-type="float"/>
          <table:table-cell office:value="0.7940572184724086" office:value-type="float"/>
          <table:table-cell office:value="0.7948742047769852" office:value-type="float"/>
          <table:table-cell office:value="0.64771160736908" office:value-type="float"/>
          <table:table-cell office:value="0.64771160736908" office:value-type="float"/>
          <table:table-cell office:value="0.64771160736908" office:value-type="float"/>
          <table:table-cell office:value="0.64771160736908" office:value-type="float"/>
          <table:table-cell office:value="0.6605040253911807" office:value-type="float"/>
          <table:table-cell office:value="0.46021115254735956" office:value-type="float"/>
          <table:table-cell office:value="0.46021115254735956" office:value-type="float"/>
          <table:table-cell office:value="0.46021115254735956" office:value-type="float"/>
          <table:table-cell office:value="0.46021115254735956" office:value-type="float"/>
          <table:table-cell office:value="0.47132928865711055" office:value-type="float"/>
          <table:table-cell office:value="0.640014616880858" office:value-type="float"/>
          <table:table-cell office:value="0.640014616880858" office:value-type="float"/>
          <table:table-cell office:value="0.640014616880858" office:value-type="float"/>
          <table:table-cell office:value="0.640014616880858" office:value-type="float"/>
          <table:table-cell office:value="0.6577797983256287" office:value-type="float"/>
          <table:table-cell office:value="0.5032049869935751" office:value-type="float"/>
          <table:table-cell office:value="0.5032049869935751" office:value-type="float"/>
          <table:table-cell office:value="0.5032049869935751" office:value-type="float"/>
          <table:table-cell office:value="0.5032049869935751" office:value-type="float"/>
          <table:table-cell office:value="0.5434031085709626" office:value-type="float"/>
        </table:table-row>
        <table:table-row>
          <table:table-cell office:value-type="string">
            <text:p>streamlink__streamlink</text:p>
          </table:table-cell>
          <table:table-cell office:value="0.6775130982643235" office:value-type="float"/>
          <table:table-cell office:value="0.747183906060479" office:value-type="float"/>
          <table:table-cell office:value="0.771817067958761" office:value-type="float"/>
          <table:table-cell office:value="0.7934826722702902" office:value-type="float"/>
          <table:table-cell office:value="0.8280722060213809" office:value-type="float"/>
          <table:table-cell office:value="0.5152902097868847" office:value-type="float"/>
          <table:table-cell office:value="0.5671695800949815" office:value-type="float"/>
          <table:table-cell office:value="0.5818692646112444" office:value-type="float"/>
          <table:table-cell office:value="0.6014638601743337" office:value-type="float"/>
          <table:table-cell office:value="0.6648659435225434" office:value-type="float"/>
          <table:table-cell office:value="0.3730042844687246" office:value-type="float"/>
          <table:table-cell office:value="0.4261806855424288" office:value-type="float"/>
          <table:table-cell office:value="0.4440768376879457" office:value-type="float"/>
          <table:table-cell office:value="0.46148108861831605" office:value-type="float"/>
          <table:table-cell office:value="0.5564181156828079" office:value-type="float"/>
          <table:table-cell office:value="0.5558658131585935" office:value-type="float"/>
          <table:table-cell office:value="0.6035185463026758" office:value-type="float"/>
          <table:table-cell office:value="0.6238111358406607" office:value-type="float"/>
          <table:table-cell office:value="0.6466469036688398" office:value-type="float"/>
          <table:table-cell office:value="0.7276464195739676" office:value-type="float"/>
          <table:table-cell office:value="0.3813093298932819" office:value-type="float"/>
          <table:table-cell office:value="0.474873429588061" office:value-type="float"/>
          <table:table-cell office:value="0.5025535823207506" office:value-type="float"/>
          <table:table-cell office:value="0.5271807071017232" office:value-type="float"/>
          <table:table-cell office:value="0.5693541518514182" office:value-type="float"/>
        </table:table-row>
        <table:table-row>
          <table:table-cell office:value-type="string">
            <text:p>yiisoft__yii2</text:p>
          </table:table-cell>
          <table:table-cell office:value="0.6804277545775824" office:value-type="float"/>
          <table:table-cell office:value="0.7784822183036356" office:value-type="float"/>
          <table:table-cell office:value="0.8005434523677292" office:value-type="float"/>
          <table:table-cell office:value="0.8164573454319412" office:value-type="float"/>
          <table:table-cell office:value="0.8666116319599502" office:value-type="float"/>
          <table:table-cell office:value="0.5290146715165419" office:value-type="float"/>
          <table:table-cell office:value="0.5838305308283492" office:value-type="float"/>
          <table:table-cell office:value="0.5971517853441093" office:value-type="float"/>
          <table:table-cell office:value="0.6093164805838753" office:value-type="float"/>
          <table:table-cell office:value="0.666192587296696" office:value-type="float"/>
          <table:table-cell office:value="0.38929027028467983" office:value-type="float"/>
          <table:table-cell office:value="0.4752180652915322" office:value-type="float"/>
          <table:table-cell office:value="0.49147615722703036" office:value-type="float"/>
          <table:table-cell office:value="0.512991755153708" office:value-type="float"/>
          <table:table-cell office:value="0.6045381257576733" office:value-type="float"/>
          <table:table-cell office:value="0.5611074673695585" office:value-type="float"/>
          <table:table-cell office:value="0.6207594821258476" office:value-type="float"/>
          <table:table-cell office:value="0.63927363436368" office:value-type="float"/>
          <table:table-cell office:value="0.6549623011913981" office:value-type="float"/>
          <table:table-cell office:value="0.7149130848489482" office:value-type="float"/>
          <table:table-cell office:value="0.3906994587126016" office:value-type="float"/>
          <table:table-cell office:value="0.48949234676859465" office:value-type="float"/>
          <table:table-cell office:value="0.508936248372093" office:value-type="float"/>
          <table:table-cell office:value="0.5265838757185262" office:value-type="float"/>
          <table:table-cell office:value="0.614578065203029" office:value-type="float"/>
        </table:table-row>
        <table:table-row>
          <table:table-cell office:value-type="string">
            <text:p>sampotts__plyr</text:p>
          </table:table-cell>
          <table:table-cell office:value="0.7062712785985246" office:value-type="float"/>
          <table:table-cell office:value="0.7829219567295296" office:value-type="float"/>
          <table:table-cell office:value="0.7961912342162409" office:value-type="float"/>
          <table:table-cell office:value="0.8088778878341727" office:value-type="float"/>
          <table:table-cell office:value="0.8623503463661542" office:value-type="float"/>
          <table:table-cell office:value="0.4965333893477436" office:value-type="float"/>
          <table:table-cell office:value="0.5601558469346978" office:value-type="float"/>
          <table:table-cell office:value="0.5781300757598677" office:value-type="float"/>
          <table:table-cell office:value="0.5993897839043846" office:value-type="float"/>
          <table:table-cell office:value="0.6822051966400877" office:value-type="float"/>
          <table:table-cell office:value="0.38409891854540223" office:value-type="float"/>
          <table:table-cell office:value="0.4515485052032689" office:value-type="float"/>
          <table:table-cell office:value="0.46302240448221244" office:value-type="float"/>
          <table:table-cell office:value="0.49020670310476155" office:value-type="float"/>
          <table:table-cell office:value="0.592937737949559" office:value-type="float"/>
          <table:table-cell office:value="0.5482029833565238" office:value-type="float"/>
          <table:table-cell office:value="0.6007581443569723" office:value-type="float"/>
          <table:table-cell office:value="0.6158363480769784" office:value-type="float"/>
          <table:table-cell office:value="0.6457325110175117" office:value-type="float"/>
          <table:table-cell office:value="0.7303234713279277" office:value-type="float"/>
          <table:table-cell office:value="0.40517438672702094" office:value-type="float"/>
          <table:table-cell office:value="0.48892464458670304" office:value-type="float"/>
          <table:table-cell office:value="0.5141074777439063" office:value-type="float"/>
          <table:table-cell office:value="0.5308369427147273" office:value-type="float"/>
          <table:table-cell office:value="0.5937589924791137" office:value-type="float"/>
        </table:table-row>
        <table:table-row>
          <table:table-cell office:value-type="string">
            <text:p>adamdbradley__foresight.js</text:p>
          </table:table-cell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23017812507812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202697339097869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819025541924312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47078989413739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488163797741223" office:value-type="float"/>
        </table:table-row>
        <table:table-row>
          <table:table-cell office:value-type="string">
            <text:p>swagger-api__swagger-core</text:p>
          </table:table-cell>
          <table:table-cell office:value="0.7012012939186252" office:value-type="float"/>
          <table:table-cell office:value="0.786768108839228" office:value-type="float"/>
          <table:table-cell office:value="0.8080251761230257" office:value-type="float"/>
          <table:table-cell office:value="0.8263401548310207" office:value-type="float"/>
          <table:table-cell office:value="0.8709431402558304" office:value-type="float"/>
          <table:table-cell office:value="0.5242122822502181" office:value-type="float"/>
          <table:table-cell office:value="0.572143129097034" office:value-type="float"/>
          <table:table-cell office:value="0.5871634949262065" office:value-type="float"/>
          <table:table-cell office:value="0.6075298887856789" office:value-type="float"/>
          <table:table-cell office:value="0.6987242559669686" office:value-type="float"/>
          <table:table-cell office:value="0.4300671994658656" office:value-type="float"/>
          <table:table-cell office:value="0.4845656346992589" office:value-type="float"/>
          <table:table-cell office:value="0.5042186505010051" office:value-type="float"/>
          <table:table-cell office:value="0.5227173088738246" office:value-type="float"/>
          <table:table-cell office:value="0.5661458388603084" office:value-type="float"/>
          <table:table-cell office:value="0.5709143290808294" office:value-type="float"/>
          <table:table-cell office:value="0.6172394800782" office:value-type="float"/>
          <table:table-cell office:value="0.6375898624038038" office:value-type="float"/>
          <table:table-cell office:value="0.6574274599330616" office:value-type="float"/>
          <table:table-cell office:value="0.7489884028105303" office:value-type="float"/>
          <table:table-cell office:value="0.3727936986785616" office:value-type="float"/>
          <table:table-cell office:value="0.4705062490246026" office:value-type="float"/>
          <table:table-cell office:value="0.49575068720913484" office:value-type="float"/>
          <table:table-cell office:value="0.5177538651408377" office:value-type="float"/>
          <table:table-cell office:value="0.5807882100151555" office:value-type="float"/>
        </table:table-row>
        <table:table-row>
          <table:table-cell office:value-type="string">
            <text:p>Microsoft__WinObjC</text:p>
          </table:table-cell>
          <table:table-cell office:value="0.6989551607173163" office:value-type="float"/>
          <table:table-cell office:value="0.7815079965961529" office:value-type="float"/>
          <table:table-cell office:value="0.8034898275406052" office:value-type="float"/>
          <table:table-cell office:value="0.8167590438706058" office:value-type="float"/>
          <table:table-cell office:value="0.8440658166224231" office:value-type="float"/>
          <table:table-cell office:value="0.5359822845320523" office:value-type="float"/>
          <table:table-cell office:value="0.5831867945890254" office:value-type="float"/>
          <table:table-cell office:value="0.6022073323294361" office:value-type="float"/>
          <table:table-cell office:value="0.6237549784656102" office:value-type="float"/>
          <table:table-cell office:value="0.6874187120090516" office:value-type="float"/>
          <table:table-cell office:value="0.3903146406864746" office:value-type="float"/>
          <table:table-cell office:value="0.4421348582186308" office:value-type="float"/>
          <table:table-cell office:value="0.46413734749006985" office:value-type="float"/>
          <table:table-cell office:value="0.47851119579780077" office:value-type="float"/>
          <table:table-cell office:value="0.585189980835243" office:value-type="float"/>
          <table:table-cell office:value="0.5712754787525407" office:value-type="float"/>
          <table:table-cell office:value="0.6149628948232915" office:value-type="float"/>
          <table:table-cell office:value="0.6292860167477241" office:value-type="float"/>
          <table:table-cell office:value="0.6490519738990537" office:value-type="float"/>
          <table:table-cell office:value="0.7351919686357323" office:value-type="float"/>
          <table:table-cell office:value="0.2880098448737028" office:value-type="float"/>
          <table:table-cell office:value="0.4685211019428893" office:value-type="float"/>
          <table:table-cell office:value="0.4954430480588624" office:value-type="float"/>
          <table:table-cell office:value="0.516339806425663" office:value-type="float"/>
          <table:table-cell office:value="0.5983100474391755" office:value-type="float"/>
        </table:table-row>
        <table:table-row>
          <table:table-cell office:value-type="string">
            <text:p>AFNetworking__AFIncrementalStore</text:p>
          </table:table-cell>
          <table:table-cell office:value="0.7731137454532496" office:value-type="float"/>
          <table:table-cell office:value="0.7897542097033261" office:value-type="float"/>
          <table:table-cell office:value="0.803267286090381" office:value-type="float"/>
          <table:table-cell office:value="0.8247665522158496" office:value-type="float"/>
          <table:table-cell office:value="0.8513101936214474" office:value-type="float"/>
          <table:table-cell office:value="0.5139618001381424" office:value-type="float"/>
          <table:table-cell office:value="0.5539992348865955" office:value-type="float"/>
          <table:table-cell office:value="0.5986157698398759" office:value-type="float"/>
          <table:table-cell office:value="0.6232648831692099" office:value-type="float"/>
          <table:table-cell office:value="0.6424775662752816" office:value-type="float"/>
          <table:table-cell office:value="0.3954165514590803" office:value-type="float"/>
          <table:table-cell office:value="0.48640763453392605" office:value-type="float"/>
          <table:table-cell office:value="0.4927475146958343" office:value-type="float"/>
          <table:table-cell office:value="0.5041196355613127" office:value-type="float"/>
          <table:table-cell office:value="0.514443998069943" office:value-type="float"/>
          <table:table-cell office:value="0.5859678584303917" office:value-type="float"/>
          <table:table-cell office:value="0.6309621293506017" office:value-type="float"/>
          <table:table-cell office:value="0.6587354341805083" office:value-type="float"/>
          <table:table-cell office:value="0.6945744074829432" office:value-type="float"/>
          <table:table-cell office:value="0.7009086506633291" office:value-type="float"/>
          <table:table-cell office:value="0.41548483062826436" office:value-type="float"/>
          <table:table-cell office:value="0.4488995920082786" office:value-type="float"/>
          <table:table-cell office:value="0.49019915557675076" office:value-type="float"/>
          <table:table-cell office:value="0.5060150171986341" office:value-type="float"/>
          <table:table-cell office:value="0.5329058720572455" office:value-type="float"/>
        </table:table-row>
        <table:table-row>
          <table:table-cell office:value-type="string">
            <text:p>google__guava</text:p>
          </table:table-cell>
          <table:table-cell office:value="0.7016795195898465" office:value-type="float"/>
          <table:table-cell office:value="0.8006200931948222" office:value-type="float"/>
          <table:table-cell office:value="0.8152166054901412" office:value-type="float"/>
          <table:table-cell office:value="0.8297875790764384" office:value-type="float"/>
          <table:table-cell office:value="0.880517989345209" office:value-type="float"/>
          <table:table-cell office:value="0.5187241633829531" office:value-type="float"/>
          <table:table-cell office:value="0.5812585064013384" office:value-type="float"/>
          <table:table-cell office:value="0.597640403556554" office:value-type="float"/>
          <table:table-cell office:value="0.6121471076042324" office:value-type="float"/>
          <table:table-cell office:value="0.6946330168203337" office:value-type="float"/>
          <table:table-cell office:value="0.41001293291644914" office:value-type="float"/>
          <table:table-cell office:value="0.46512753226673687" office:value-type="float"/>
          <table:table-cell office:value="0.48159178319208723" office:value-type="float"/>
          <table:table-cell office:value="0.5003788316115713" office:value-type="float"/>
          <table:table-cell office:value="0.5729180653164533" office:value-type="float"/>
          <table:table-cell office:value="0.5647352537853741" office:value-type="float"/>
          <table:table-cell office:value="0.6284167033138568" office:value-type="float"/>
          <table:table-cell office:value="0.6485223475964065" office:value-type="float"/>
          <table:table-cell office:value="0.665887794501027" office:value-type="float"/>
          <table:table-cell office:value="0.7474668541569283" office:value-type="float"/>
          <table:table-cell office:value="0.3728971913343504" office:value-type="float"/>
          <table:table-cell office:value="0.4766539003548598" office:value-type="float"/>
          <table:table-cell office:value="0.4973977898152863" office:value-type="float"/>
          <table:table-cell office:value="0.5161122394814024" office:value-type="float"/>
          <table:table-cell office:value="0.629853028071319" office:value-type="float"/>
        </table:table-row>
        <table:table-row>
          <table:table-cell office:value-type="string">
            <text:p>topcoat__topcoat</text:p>
          </table:table-cell>
          <table:table-cell office:value="0.7384915654071135" office:value-type="float"/>
          <table:table-cell office:value="0.7864944466399854" office:value-type="float"/>
          <table:table-cell office:value="0.8140798967850944" office:value-type="float"/>
          <table:table-cell office:value="0.8299452614622668" office:value-type="float"/>
          <table:table-cell office:value="0.8546021783613632" office:value-type="float"/>
          <table:table-cell office:value="0.5580497133148938" office:value-type="float"/>
          <table:table-cell office:value="0.5892806626392392" office:value-type="float"/>
          <table:table-cell office:value="0.6218033276522772" office:value-type="float"/>
          <table:table-cell office:value="0.6284002550263621" office:value-type="float"/>
          <table:table-cell office:value="0.649195687310541" office:value-type="float"/>
          <table:table-cell office:value="0.44573540510076204" office:value-type="float"/>
          <table:table-cell office:value="0.4826307552626369" office:value-type="float"/>
          <table:table-cell office:value="0.4980604209230607" office:value-type="float"/>
          <table:table-cell office:value="0.5302145559864901" office:value-type="float"/>
          <table:table-cell office:value="0.6296760072392497" office:value-type="float"/>
          <table:table-cell office:value="0.5708152830360007" office:value-type="float"/>
          <table:table-cell office:value="0.6091792851601493" office:value-type="float"/>
          <table:table-cell office:value="0.6234847680761615" office:value-type="float"/>
          <table:table-cell office:value="0.644538595331105" office:value-type="float"/>
          <table:table-cell office:value="0.7242658323719426" office:value-type="float"/>
          <table:table-cell office:value="0.419742112433265" office:value-type="float"/>
          <table:table-cell office:value="0.513470185468936" office:value-type="float"/>
          <table:table-cell office:value="0.5272808119560485" office:value-type="float"/>
          <table:table-cell office:value="0.5397792584905932" office:value-type="float"/>
          <table:table-cell office:value="0.5962316117554336" office:value-type="float"/>
        </table:table-row>
        <table:table-row>
          <table:table-cell office:value-type="string">
            <text:p>sonata-project__SonataAdminBundle</text:p>
          </table:table-cell>
          <table:table-cell office:value="0.7065290713801019" office:value-type="float"/>
          <table:table-cell office:value="0.7974186788845021" office:value-type="float"/>
          <table:table-cell office:value="0.8108176280486373" office:value-type="float"/>
          <table:table-cell office:value="0.825228230584199" office:value-type="float"/>
          <table:table-cell office:value="0.8513889927479628" office:value-type="float"/>
          <table:table-cell office:value="0.5447808319629798" office:value-type="float"/>
          <table:table-cell office:value="0.578507895410087" office:value-type="float"/>
          <table:table-cell office:value="0.5948204849559706" office:value-type="float"/>
          <table:table-cell office:value="0.6125494728680488" office:value-type="float"/>
          <table:table-cell office:value="0.6870114975709378" office:value-type="float"/>
          <table:table-cell office:value="0.40320313567802746" office:value-type="float"/>
          <table:table-cell office:value="0.45924709566440514" office:value-type="float"/>
          <table:table-cell office:value="0.47842375804445525" office:value-type="float"/>
          <table:table-cell office:value="0.4986465924657607" office:value-type="float"/>
          <table:table-cell office:value="0.5888113133336143" office:value-type="float"/>
          <table:table-cell office:value="0.5524197515763654" office:value-type="float"/>
          <table:table-cell office:value="0.6126255506681019" office:value-type="float"/>
          <table:table-cell office:value="0.6314234458919008" office:value-type="float"/>
          <table:table-cell office:value="0.6555367118214439" office:value-type="float"/>
          <table:table-cell office:value="0.7651290970419167" office:value-type="float"/>
          <table:table-cell office:value="0.3885632476736438" office:value-type="float"/>
          <table:table-cell office:value="0.47231165076531" office:value-type="float"/>
          <table:table-cell office:value="0.4961054953799138" office:value-type="float"/>
          <table:table-cell office:value="0.5180224018222939" office:value-type="float"/>
          <table:table-cell office:value="0.5953239537856053" office:value-type="float"/>
        </table:table-row>
        <table:table-row>
          <table:table-cell office:value-type="string">
            <text:p>jssor__slider</text:p>
          </table:table-cell>
          <table:table-cell office:value="0.7007744497700967" office:value-type="float"/>
          <table:table-cell office:value="0.7809015067888586" office:value-type="float"/>
          <table:table-cell office:value="0.7969836168409131" office:value-type="float"/>
          <table:table-cell office:value="0.8041620474172093" office:value-type="float"/>
          <table:table-cell office:value="0.8420541505414044" office:value-type="float"/>
          <table:table-cell office:value="0.5135590004772331" office:value-type="float"/>
          <table:table-cell office:value="0.5748383820761208" office:value-type="float"/>
          <table:table-cell office:value="0.5913885626865688" office:value-type="float"/>
          <table:table-cell office:value="0.6046770267463759" office:value-type="float"/>
          <table:table-cell office:value="0.6381580984772239" office:value-type="float"/>
          <table:table-cell office:value="0.4512206497411967" office:value-type="float"/>
          <table:table-cell office:value="0.49596763301862423" office:value-type="float"/>
          <table:table-cell office:value="0.5045237934687006" office:value-type="float"/>
          <table:table-cell office:value="0.5335875177557661" office:value-type="float"/>
          <table:table-cell office:value="0.5677486361998757" office:value-type="float"/>
          <table:table-cell office:value="0.5787921747576981" office:value-type="float"/>
          <table:table-cell office:value="0.6190452971475426" office:value-type="float"/>
          <table:table-cell office:value="0.628844101094728" office:value-type="float"/>
          <table:table-cell office:value="0.6426801673199712" office:value-type="float"/>
          <table:table-cell office:value="0.697253549814886" office:value-type="float"/>
          <table:table-cell office:value="0.3958163034008827" office:value-type="float"/>
          <table:table-cell office:value="0.4630000762930535" office:value-type="float"/>
          <table:table-cell office:value="0.4781784564615804" office:value-type="float"/>
          <table:table-cell office:value="0.5296373179856372" office:value-type="float"/>
          <table:table-cell office:value="0.5808553099054388" office:value-type="float"/>
        </table:table-row>
        <table:table-row>
          <table:table-cell office:value-type="string">
            <text:p>MagicStack__uvloop</text:p>
          </table:table-cell>
          <table:table-cell office:value="0.7283428879605938" office:value-type="float"/>
          <table:table-cell office:value="0.7633442734106431" office:value-type="float"/>
          <table:table-cell office:value="0.7891938064954034" office:value-type="float"/>
          <table:table-cell office:value="0.8092027268041092" office:value-type="float"/>
          <table:table-cell office:value="0.8514175296366029" office:value-type="float"/>
          <table:table-cell office:value="0.5092810723483294" office:value-type="float"/>
          <table:table-cell office:value="0.5777373843618953" office:value-type="float"/>
          <table:table-cell office:value="0.6038322068264176" office:value-type="float"/>
          <table:table-cell office:value="0.6135720365044527" office:value-type="float"/>
          <table:table-cell office:value="0.6317567943082808" office:value-type="float"/>
          <table:table-cell office:value="0.3763630805985277" office:value-type="float"/>
          <table:table-cell office:value="0.4612409170596944" office:value-type="float"/>
          <table:table-cell office:value="0.47288091166937873" office:value-type="float"/>
          <table:table-cell office:value="0.48863988388033264" office:value-type="float"/>
          <table:table-cell office:value="0.5348931998258312" office:value-type="float"/>
          <table:table-cell office:value="0.5942792213744339" office:value-type="float"/>
          <table:table-cell office:value="0.614022173476437" office:value-type="float"/>
          <table:table-cell office:value="0.6321678975479877" office:value-type="float"/>
          <table:table-cell office:value="0.6464761658603811" office:value-type="float"/>
          <table:table-cell office:value="0.6760327628809484" office:value-type="float"/>
          <table:table-cell office:value="0.4430947219194168" office:value-type="float"/>
          <table:table-cell office:value="0.48375373960849466" office:value-type="float"/>
          <table:table-cell office:value="0.4919781594529925" office:value-type="float"/>
          <table:table-cell office:value="0.5094991993925573" office:value-type="float"/>
          <table:table-cell office:value="0.5425454896493156" office:value-type="float"/>
        </table:table-row>
        <table:table-row>
          <table:table-cell office:value-type="string">
            <text:p>lyst__lightfm</text:p>
          </table:table-cell>
          <table:table-cell office:value="0.7117587234163611" office:value-type="float"/>
          <table:table-cell office:value="0.7873218411692716" office:value-type="float"/>
          <table:table-cell office:value="0.8118692903694076" office:value-type="float"/>
          <table:table-cell office:value="0.8324094525755126" office:value-type="float"/>
          <table:table-cell office:value="0.8617803730848654" office:value-type="float"/>
          <table:table-cell office:value="0.5425422639819886" office:value-type="float"/>
          <table:table-cell office:value="0.5984783853077225" office:value-type="float"/>
          <table:table-cell office:value="0.611255986844055" office:value-type="float"/>
          <table:table-cell office:value="0.6248284029158095" office:value-type="float"/>
          <table:table-cell office:value="0.6464698147344133" office:value-type="float"/>
          <table:table-cell office:value="0.4067803181102037" office:value-type="float"/>
          <table:table-cell office:value="0.47503797082979904" office:value-type="float"/>
          <table:table-cell office:value="0.4979029737384685" office:value-type="float"/>
          <table:table-cell office:value="0.5215405109271076" office:value-type="float"/>
          <table:table-cell office:value="0.5874433955650005" office:value-type="float"/>
          <table:table-cell office:value="0.5688432707094633" office:value-type="float"/>
          <table:table-cell office:value="0.6177419208555139" office:value-type="float"/>
          <table:table-cell office:value="0.6392427184816578" office:value-type="float"/>
          <table:table-cell office:value="0.6567108972198146" office:value-type="float"/>
          <table:table-cell office:value="0.7194728953167968" office:value-type="float"/>
          <table:table-cell office:value="0.41284472807980055" office:value-type="float"/>
          <table:table-cell office:value="0.47748338865325735" office:value-type="float"/>
          <table:table-cell office:value="0.4978412363408" office:value-type="float"/>
          <table:table-cell office:value="0.5326387086981356" office:value-type="float"/>
          <table:table-cell office:value="0.586489766972964" office:value-type="float"/>
        </table:table-row>
        <table:table-row>
          <table:table-cell office:value-type="string">
            <text:p>mikemaccana__python-docx</text:p>
          </table:table-cell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88778936709882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178556113173389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508701524378763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684904489402255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173369919458992" office:value-type="float"/>
        </table:table-row>
        <table:table-row>
          <table:table-cell office:value-type="string">
            <text:p>kattrali__cocoapods-xcode-plugin</text:p>
          </table:table-cell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131107357795555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6652316817315886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853734587754485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854586865309953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470701918055736" office:value-type="float"/>
        </table:table-row>
        <table:table-row>
          <table:table-cell office:value-type="string">
            <text:p>evrone__quiet_assets</text:p>
          </table:table-cell>
          <table:table-cell office:value="0.741116848969657" office:value-type="float"/>
          <table:table-cell office:value="0.76982720286842" office:value-type="float"/>
          <table:table-cell office:value="0.7804799619644615" office:value-type="float"/>
          <table:table-cell office:value="0.8063365404173887" office:value-type="float"/>
          <table:table-cell office:value="0.8408402865654362" office:value-type="float"/>
          <table:table-cell office:value="0.5158756311606806" office:value-type="float"/>
          <table:table-cell office:value="0.5830022331348762" office:value-type="float"/>
          <table:table-cell office:value="0.6028586262690078" office:value-type="float"/>
          <table:table-cell office:value="0.6222143484405741" office:value-type="float"/>
          <table:table-cell office:value="0.6438488106332564" office:value-type="float"/>
          <table:table-cell office:value="0.44891061792004255" office:value-type="float"/>
          <table:table-cell office:value="0.48029798651877653" office:value-type="float"/>
          <table:table-cell office:value="0.4820345263220765" office:value-type="float"/>
          <table:table-cell office:value="0.49942917316320756" office:value-type="float"/>
          <table:table-cell office:value="0.5110007634254659" office:value-type="float"/>
          <table:table-cell office:value="0.5986300925490342" office:value-type="float"/>
          <table:table-cell office:value="0.6012828426435602" office:value-type="float"/>
          <table:table-cell office:value="0.629450908231723" office:value-type="float"/>
          <table:table-cell office:value="0.6916593805761171" office:value-type="float"/>
          <table:table-cell office:value="0.7097569795484571" office:value-type="float"/>
          <table:table-cell office:value="0.4457210729314369" office:value-type="float"/>
          <table:table-cell office:value="0.4888275147233002" office:value-type="float"/>
          <table:table-cell office:value="0.49228375480961406" office:value-type="float"/>
          <table:table-cell office:value="0.5059841224374177" office:value-type="float"/>
          <table:table-cell office:value="0.5595873711995497" office:value-type="float"/>
        </table:table-row>
        <table:table-row>
          <table:table-cell office:value-type="string">
            <text:p>dropwizard__dropwizard</text:p>
          </table:table-cell>
          <table:table-cell office:value="0.7001131438997925" office:value-type="float"/>
          <table:table-cell office:value="0.7843736196323686" office:value-type="float"/>
          <table:table-cell office:value="0.8006734089389125" office:value-type="float"/>
          <table:table-cell office:value="0.8169205912828802" office:value-type="float"/>
          <table:table-cell office:value="0.8581183277760998" office:value-type="float"/>
          <table:table-cell office:value="0.5341664749849665" office:value-type="float"/>
          <table:table-cell office:value="0.5770497553068674" office:value-type="float"/>
          <table:table-cell office:value="0.5948651887725471" office:value-type="float"/>
          <table:table-cell office:value="0.6114381990729316" office:value-type="float"/>
          <table:table-cell office:value="0.685991611532097" office:value-type="float"/>
          <table:table-cell office:value="0.41254823969614873" office:value-type="float"/>
          <table:table-cell office:value="0.4586900199245126" office:value-type="float"/>
          <table:table-cell office:value="0.47872069446710425" office:value-type="float"/>
          <table:table-cell office:value="0.49540391314901283" office:value-type="float"/>
          <table:table-cell office:value="0.5635813818311252" office:value-type="float"/>
          <table:table-cell office:value="0.571844558437706" office:value-type="float"/>
          <table:table-cell office:value="0.6168379675800184" office:value-type="float"/>
          <table:table-cell office:value="0.636016395487003" office:value-type="float"/>
          <table:table-cell office:value="0.6540000986510253" office:value-type="float"/>
          <table:table-cell office:value="0.7414776149744657" office:value-type="float"/>
          <table:table-cell office:value="0.37141201972575605" office:value-type="float"/>
          <table:table-cell office:value="0.46234493453271724" office:value-type="float"/>
          <table:table-cell office:value="0.49031636270012935" office:value-type="float"/>
          <table:table-cell office:value="0.5107582943872362" office:value-type="float"/>
          <table:table-cell office:value="0.5823525535406153" office:value-type="float"/>
        </table:table-row>
        <table:table-row>
          <table:table-cell office:value-type="string">
            <text:p>catfan__Medoo</text:p>
          </table:table-cell>
          <table:table-cell office:value="0.7631140950607759" office:value-type="float"/>
          <table:table-cell office:value="0.8067733097205285" office:value-type="float"/>
          <table:table-cell office:value="0.8193277035225209" office:value-type="float"/>
          <table:table-cell office:value="0.8291190344176125" office:value-type="float"/>
          <table:table-cell office:value="0.8495786089045823" office:value-type="float"/>
          <table:table-cell office:value="0.5570466324615927" office:value-type="float"/>
          <table:table-cell office:value="0.581236896585411" office:value-type="float"/>
          <table:table-cell office:value="0.5963208897436153" office:value-type="float"/>
          <table:table-cell office:value="0.6074940210269553" office:value-type="float"/>
          <table:table-cell office:value="0.6368931458112547" office:value-type="float"/>
          <table:table-cell office:value="0.44425972209425124" office:value-type="float"/>
          <table:table-cell office:value="0.4862044049047326" office:value-type="float"/>
          <table:table-cell office:value="0.5082181482276087" office:value-type="float"/>
          <table:table-cell office:value="0.528816297912458" office:value-type="float"/>
          <table:table-cell office:value="0.5889588202232863" office:value-type="float"/>
          <table:table-cell office:value="0.591637355530697" office:value-type="float"/>
          <table:table-cell office:value="0.6219286124340666" office:value-type="float"/>
          <table:table-cell office:value="0.6369150689849494" office:value-type="float"/>
          <table:table-cell office:value="0.654514866075595" office:value-type="float"/>
          <table:table-cell office:value="0.6931612420382942" office:value-type="float"/>
          <table:table-cell office:value="0.46324241740845495" office:value-type="float"/>
          <table:table-cell office:value="0.5101296929152488" office:value-type="float"/>
          <table:table-cell office:value="0.5298233157239877" office:value-type="float"/>
          <table:table-cell office:value="0.5437420826076508" office:value-type="float"/>
          <table:table-cell office:value="0.5818048358680052" office:value-type="float"/>
        </table:table-row>
        <table:table-row>
          <table:table-cell office:value-type="string">
            <text:p>facebookarchive__scribe</text:p>
          </table:table-cell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917364432212908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996149229550436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6480392103372907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503401349382409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6130032280552129" office:value-type="float"/>
        </table:table-row>
        <table:table-row>
          <table:table-cell office:value-type="string">
            <text:p>kevana__ui-for-docker</text:p>
          </table:table-cell>
          <table:table-cell office:value="0.7605673864303576" office:value-type="float"/>
          <table:table-cell office:value="0.7732166247354008" office:value-type="float"/>
          <table:table-cell office:value="0.7970693547727461" office:value-type="float"/>
          <table:table-cell office:value="0.8107731839067801" office:value-type="float"/>
          <table:table-cell office:value="0.8107731839067801" office:value-type="float"/>
          <table:table-cell office:value="0.546115590874725" office:value-type="float"/>
          <table:table-cell office:value="0.5854590837779237" office:value-type="float"/>
          <table:table-cell office:value="0.6237179037517763" office:value-type="float"/>
          <table:table-cell office:value="0.651307622448008" office:value-type="float"/>
          <table:table-cell office:value="0.651307622448008" office:value-type="float"/>
          <table:table-cell office:value="0.4316252773850512" office:value-type="float"/>
          <table:table-cell office:value="0.4629827891174197" office:value-type="float"/>
          <table:table-cell office:value="0.4782323864904613" office:value-type="float"/>
          <table:table-cell office:value="0.48379199779580917" office:value-type="float"/>
          <table:table-cell office:value="0.48379199779580917" office:value-type="float"/>
          <table:table-cell office:value="0.6213964663433484" office:value-type="float"/>
          <table:table-cell office:value="0.6302140682567053" office:value-type="float"/>
          <table:table-cell office:value="0.6480249431642208" office:value-type="float"/>
          <table:table-cell office:value="0.6609045122580388" office:value-type="float"/>
          <table:table-cell office:value="0.6609045122580388" office:value-type="float"/>
          <table:table-cell office:value="0.455506234221948" office:value-type="float"/>
          <table:table-cell office:value="0.5067657932971931" office:value-type="float"/>
          <table:table-cell office:value="0.535142315348369" office:value-type="float"/>
          <table:table-cell office:value="0.5557857294395648" office:value-type="float"/>
          <table:table-cell office:value="0.5557857294395648" office:value-type="float"/>
        </table:table-row>
        <table:table-row>
          <table:table-cell office:value-type="string">
            <text:p>fish-shell__fish-shell</text:p>
          </table:table-cell>
          <table:table-cell office:value="0.7034030347035857" office:value-type="float"/>
          <table:table-cell office:value="0.7919999664090187" office:value-type="float"/>
          <table:table-cell office:value="0.8107488903396399" office:value-type="float"/>
          <table:table-cell office:value="0.8269837676124376" office:value-type="float"/>
          <table:table-cell office:value="0.8866679655759651" office:value-type="float"/>
          <table:table-cell office:value="0.49973808718526747" office:value-type="float"/>
          <table:table-cell office:value="0.5809409861501531" office:value-type="float"/>
          <table:table-cell office:value="0.5975483571974379" office:value-type="float"/>
          <table:table-cell office:value="0.6144215776069654" office:value-type="float"/>
          <table:table-cell office:value="0.6919583337238632" office:value-type="float"/>
          <table:table-cell office:value="0.3658320478624689" office:value-type="float"/>
          <table:table-cell office:value="0.4569231920753902" office:value-type="float"/>
          <table:table-cell office:value="0.4749726842117086" office:value-type="float"/>
          <table:table-cell office:value="0.4937103603741242" office:value-type="float"/>
          <table:table-cell office:value="0.5906525835981754" office:value-type="float"/>
          <table:table-cell office:value="0.5447068071167613" office:value-type="float"/>
          <table:table-cell office:value="0.6179250161573779" office:value-type="float"/>
          <table:table-cell office:value="0.6366233215837074" office:value-type="float"/>
          <table:table-cell office:value="0.6567511225221896" office:value-type="float"/>
          <table:table-cell office:value="0.7440006221270992" office:value-type="float"/>
          <table:table-cell office:value="0.33296718793274827" office:value-type="float"/>
          <table:table-cell office:value="0.4729769385688525" office:value-type="float"/>
          <table:table-cell office:value="0.4966466209832355" office:value-type="float"/>
          <table:table-cell office:value="0.5134765926387055" office:value-type="float"/>
          <table:table-cell office:value="0.5848565157208943" office:value-type="float"/>
        </table:table-row>
        <table:table-row>
          <table:table-cell office:value-type="string">
            <text:p>diesel-rs__diesel</text:p>
          </table:table-cell>
          <table:table-cell office:value="0.7149036876633238" office:value-type="float"/>
          <table:table-cell office:value="0.7906822168118542" office:value-type="float"/>
          <table:table-cell office:value="0.8077728363915074" office:value-type="float"/>
          <table:table-cell office:value="0.825884198014717" office:value-type="float"/>
          <table:table-cell office:value="0.8505497353932303" office:value-type="float"/>
          <table:table-cell office:value="0.5174604035313414" office:value-type="float"/>
          <table:table-cell office:value="0.5670462778891772" office:value-type="float"/>
          <table:table-cell office:value="0.5835817749936535" office:value-type="float"/>
          <table:table-cell office:value="0.6026925287574904" office:value-type="float"/>
          <table:table-cell office:value="0.649397748734464" office:value-type="float"/>
          <table:table-cell office:value="0.38197014203567126" office:value-type="float"/>
          <table:table-cell office:value="0.4581897644024504" office:value-type="float"/>
          <table:table-cell office:value="0.4846702999031956" office:value-type="float"/>
          <table:table-cell office:value="0.5070336891097026" office:value-type="float"/>
          <table:table-cell office:value="0.5581135356355063" office:value-type="float"/>
          <table:table-cell office:value="0.547212847556882" office:value-type="float"/>
          <table:table-cell office:value="0.6099105224329988" office:value-type="float"/>
          <table:table-cell office:value="0.6320759156678737" office:value-type="float"/>
          <table:table-cell office:value="0.6616020395259626" office:value-type="float"/>
          <table:table-cell office:value="0.7274949513111908" office:value-type="float"/>
          <table:table-cell office:value="0.40674955071235475" office:value-type="float"/>
          <table:table-cell office:value="0.4681988506542295" office:value-type="float"/>
          <table:table-cell office:value="0.48889568782540344" office:value-type="float"/>
          <table:table-cell office:value="0.5136500954260327" office:value-type="float"/>
          <table:table-cell office:value="0.5680054612583763" office:value-type="float"/>
        </table:table-row>
        <table:table-row>
          <table:table-cell office:value-type="string">
            <text:p>svg__svgo</text:p>
          </table:table-cell>
          <table:table-cell office:value="0.6972608067950077" office:value-type="float"/>
          <table:table-cell office:value="0.7747050320797116" office:value-type="float"/>
          <table:table-cell office:value="0.811595298298866" office:value-type="float"/>
          <table:table-cell office:value="0.8293313355651195" office:value-type="float"/>
          <table:table-cell office:value="0.8599715615794725" office:value-type="float"/>
          <table:table-cell office:value="0.5450978179439425" office:value-type="float"/>
          <table:table-cell office:value="0.5788911199359271" office:value-type="float"/>
          <table:table-cell office:value="0.5937352616282345" office:value-type="float"/>
          <table:table-cell office:value="0.6082188059098549" office:value-type="float"/>
          <table:table-cell office:value="0.6452622871111752" office:value-type="float"/>
          <table:table-cell office:value="0.4123960999081103" office:value-type="float"/>
          <table:table-cell office:value="0.4573066969096272" office:value-type="float"/>
          <table:table-cell office:value="0.48335896353165225" office:value-type="float"/>
          <table:table-cell office:value="0.5056913899172296" office:value-type="float"/>
          <table:table-cell office:value="0.5302654076409216" office:value-type="float"/>
          <table:table-cell office:value="0.5898245931001228" office:value-type="float"/>
          <table:table-cell office:value="0.6259311952772216" office:value-type="float"/>
          <table:table-cell office:value="0.6510962449298109" office:value-type="float"/>
          <table:table-cell office:value="0.6892905788495555" office:value-type="float"/>
          <table:table-cell office:value="0.7177766497427571" office:value-type="float"/>
          <table:table-cell office:value="0.40051672138477856" office:value-type="float"/>
          <table:table-cell office:value="0.4714649248280236" office:value-type="float"/>
          <table:table-cell office:value="0.4956620113060193" office:value-type="float"/>
          <table:table-cell office:value="0.5145875184472464" office:value-type="float"/>
          <table:table-cell office:value="0.5499769734234535" office:value-type="float"/>
        </table:table-row>
        <table:table-row>
          <table:table-cell office:value-type="string">
            <text:p>davidkpiano__react-redux-form</text:p>
          </table:table-cell>
          <table:table-cell office:value="0.7157769809562647" office:value-type="float"/>
          <table:table-cell office:value="0.7980040790758299" office:value-type="float"/>
          <table:table-cell office:value="0.8155965525127159" office:value-type="float"/>
          <table:table-cell office:value="0.8272774002710391" office:value-type="float"/>
          <table:table-cell office:value="0.852364375141591" office:value-type="float"/>
          <table:table-cell office:value="0.5177490741286253" office:value-type="float"/>
          <table:table-cell office:value="0.5675628441006431" office:value-type="float"/>
          <table:table-cell office:value="0.585070625030789" office:value-type="float"/>
          <table:table-cell office:value="0.603111905659492" office:value-type="float"/>
          <table:table-cell office:value="0.6684349955059106" office:value-type="float"/>
          <table:table-cell office:value="0.3766142621286423" office:value-type="float"/>
          <table:table-cell office:value="0.46814739208312794" office:value-type="float"/>
          <table:table-cell office:value="0.483967826987891" office:value-type="float"/>
          <table:table-cell office:value="0.5098746337316786" office:value-type="float"/>
          <table:table-cell office:value="0.5764605179044721" office:value-type="float"/>
          <table:table-cell office:value="0.5775096910923201" office:value-type="float"/>
          <table:table-cell office:value="0.6148361458761173" office:value-type="float"/>
          <table:table-cell office:value="0.6325971088534927" office:value-type="float"/>
          <table:table-cell office:value="0.6577284018049039" office:value-type="float"/>
          <table:table-cell office:value="0.7272973744737987" office:value-type="float"/>
          <table:table-cell office:value="0.4131223863605638" office:value-type="float"/>
          <table:table-cell office:value="0.4724011963719955" office:value-type="float"/>
          <table:table-cell office:value="0.49228225203485054" office:value-type="float"/>
          <table:table-cell office:value="0.5123250801474888" office:value-type="float"/>
          <table:table-cell office:value="0.5633299232225499" office:value-type="float"/>
        </table:table-row>
        <table:table-row>
          <table:table-cell office:value-type="string">
            <text:p>Swiip__generator-gulp-angular</text:p>
          </table:table-cell>
          <table:table-cell office:value="0.7261531865619236" office:value-type="float"/>
          <table:table-cell office:value="0.7811196384853253" office:value-type="float"/>
          <table:table-cell office:value="0.8003461760289337" office:value-type="float"/>
          <table:table-cell office:value="0.8127855474789776" office:value-type="float"/>
          <table:table-cell office:value="0.8475567640714207" office:value-type="float"/>
          <table:table-cell office:value="0.5209057554964516" office:value-type="float"/>
          <table:table-cell office:value="0.5795582287359741" office:value-type="float"/>
          <table:table-cell office:value="0.5919030507701344" office:value-type="float"/>
          <table:table-cell office:value="0.6054366232690473" office:value-type="float"/>
          <table:table-cell office:value="0.6445675524652621" office:value-type="float"/>
          <table:table-cell office:value="0.39457311588092625" office:value-type="float"/>
          <table:table-cell office:value="0.44229723844667884" office:value-type="float"/>
          <table:table-cell office:value="0.4594451608763407" office:value-type="float"/>
          <table:table-cell office:value="0.4804924653609288" office:value-type="float"/>
          <table:table-cell office:value="0.5245436908290828" office:value-type="float"/>
          <table:table-cell office:value="0.5501394870033649" office:value-type="float"/>
          <table:table-cell office:value="0.5977177488659224" office:value-type="float"/>
          <table:table-cell office:value="0.6181776494060147" office:value-type="float"/>
          <table:table-cell office:value="0.6413352717796663" office:value-type="float"/>
          <table:table-cell office:value="0.7105141991508483" office:value-type="float"/>
          <table:table-cell office:value="0.3834974383601484" office:value-type="float"/>
          <table:table-cell office:value="0.47515693469802667" office:value-type="float"/>
          <table:table-cell office:value="0.49925714520305076" office:value-type="float"/>
          <table:table-cell office:value="0.5164543018944183" office:value-type="float"/>
          <table:table-cell office:value="0.5738250600085906" office:value-type="float"/>
        </table:table-row>
        <table:table-row>
          <table:table-cell office:value-type="string">
            <text:p>askmike__gekko</text:p>
          </table:table-cell>
          <table:table-cell office:value="0.6862956444351148" office:value-type="float"/>
          <table:table-cell office:value="0.7543499762534652" office:value-type="float"/>
          <table:table-cell office:value="0.7785073765180149" office:value-type="float"/>
          <table:table-cell office:value="0.7963007940426552" office:value-type="float"/>
          <table:table-cell office:value="0.8377067703689467" office:value-type="float"/>
          <table:table-cell office:value="0.5082350470282941" office:value-type="float"/>
          <table:table-cell office:value="0.5697254244023778" office:value-type="float"/>
          <table:table-cell office:value="0.5890032597700762" office:value-type="float"/>
          <table:table-cell office:value="0.6056963050265455" office:value-type="float"/>
          <table:table-cell office:value="0.6965233710977732" office:value-type="float"/>
          <table:table-cell office:value="0.39384117830309706" office:value-type="float"/>
          <table:table-cell office:value="0.45428059426812634" office:value-type="float"/>
          <table:table-cell office:value="0.47475214675552513" office:value-type="float"/>
          <table:table-cell office:value="0.5018723254915637" office:value-type="float"/>
          <table:table-cell office:value="0.5926859306485934" office:value-type="float"/>
          <table:table-cell office:value="0.549659699630364" office:value-type="float"/>
          <table:table-cell office:value="0.6208648845736368" office:value-type="float"/>
          <table:table-cell office:value="0.63827331784038" office:value-type="float"/>
          <table:table-cell office:value="0.6634740820883658" office:value-type="float"/>
          <table:table-cell office:value="0.7511478631094786" office:value-type="float"/>
          <table:table-cell office:value="0.3511565162644966" office:value-type="float"/>
          <table:table-cell office:value="0.45485121473822254" office:value-type="float"/>
          <table:table-cell office:value="0.48455024049478773" office:value-type="float"/>
          <table:table-cell office:value="0.5130845991184395" office:value-type="float"/>
          <table:table-cell office:value="0.5980113792829532" office:value-type="float"/>
        </table:table-row>
        <table:table-row>
          <table:table-cell office:value-type="string">
            <text:p>solidusio__solidus</text:p>
          </table:table-cell>
          <table:table-cell office:value="0.7205596888456802" office:value-type="float"/>
          <table:table-cell office:value="0.800428331063227" office:value-type="float"/>
          <table:table-cell office:value="0.8168347025272449" office:value-type="float"/>
          <table:table-cell office:value="0.827997394282858" office:value-type="float"/>
          <table:table-cell office:value="0.850473911855905" office:value-type="float"/>
          <table:table-cell office:value="0.5424481447269016" office:value-type="float"/>
          <table:table-cell office:value="0.5982796355608186" office:value-type="float"/>
          <table:table-cell office:value="0.6199893188292144" office:value-type="float"/>
          <table:table-cell office:value="0.635307499555621" office:value-type="float"/>
          <table:table-cell office:value="0.7130830801891112" office:value-type="float"/>
          <table:table-cell office:value="0.4147999709721735" office:value-type="float"/>
          <table:table-cell office:value="0.48343780598377784" office:value-type="float"/>
          <table:table-cell office:value="0.49946419370299266" office:value-type="float"/>
          <table:table-cell office:value="0.5151450397169302" office:value-type="float"/>
          <table:table-cell office:value="0.5789198644359073" office:value-type="float"/>
          <table:table-cell office:value="0.5920243923088511" office:value-type="float"/>
          <table:table-cell office:value="0.6392212643823316" office:value-type="float"/>
          <table:table-cell office:value="0.6536644834164734" office:value-type="float"/>
          <table:table-cell office:value="0.6722126041151499" office:value-type="float"/>
          <table:table-cell office:value="0.7342220885701212" office:value-type="float"/>
          <table:table-cell office:value="0.4192568712444261" office:value-type="float"/>
          <table:table-cell office:value="0.4967211076817251" office:value-type="float"/>
          <table:table-cell office:value="0.5204799636096025" office:value-type="float"/>
          <table:table-cell office:value="0.5418218491837457" office:value-type="float"/>
          <table:table-cell office:value="0.5957549547844059" office:value-type="float"/>
        </table:table-row>
        <table:table-row>
          <table:table-cell office:value-type="string">
            <text:p>cloudfoundry__bosh</text:p>
          </table:table-cell>
          <table:table-cell office:value="0.6950881482390081" office:value-type="float"/>
          <table:table-cell office:value="0.7693599784347571" office:value-type="float"/>
          <table:table-cell office:value="0.8001891369463506" office:value-type="float"/>
          <table:table-cell office:value="0.8141236471927281" office:value-type="float"/>
          <table:table-cell office:value="0.8743544126926847" office:value-type="float"/>
          <table:table-cell office:value="0.5553098833437868" office:value-type="float"/>
          <table:table-cell office:value="0.605976153876362" office:value-type="float"/>
          <table:table-cell office:value="0.6182479735426415" office:value-type="float"/>
          <table:table-cell office:value="0.6340185282154034" office:value-type="float"/>
          <table:table-cell office:value="0.7011651154395945" office:value-type="float"/>
          <table:table-cell office:value="0.39760231997808426" office:value-type="float"/>
          <table:table-cell office:value="0.48062532453865925" office:value-type="float"/>
          <table:table-cell office:value="0.4986226296318533" office:value-type="float"/>
          <table:table-cell office:value="0.5230264493266601" office:value-type="float"/>
          <table:table-cell office:value="0.5870873450544445" office:value-type="float"/>
          <table:table-cell office:value="0.5706464347522497" office:value-type="float"/>
          <table:table-cell office:value="0.6332990561881162" office:value-type="float"/>
          <table:table-cell office:value="0.6514762686395887" office:value-type="float"/>
          <table:table-cell office:value="0.6720195703002672" office:value-type="float"/>
          <table:table-cell office:value="0.7716915919971079" office:value-type="float"/>
          <table:table-cell office:value="0.39588519523783894" office:value-type="float"/>
          <table:table-cell office:value="0.5033665551702793" office:value-type="float"/>
          <table:table-cell office:value="0.5193565408455888" office:value-type="float"/>
          <table:table-cell office:value="0.5344382204929475" office:value-type="float"/>
          <table:table-cell office:value="0.6260729139838731" office:value-type="float"/>
        </table:table-row>
        <table:table-row>
          <table:table-cell office:value-type="string">
            <text:p>tensorflow__tensorflow</text:p>
          </table:table-cell>
          <table:table-cell office:value="0.687056600962716" office:value-type="float"/>
          <table:table-cell office:value="0.7639030025537967" office:value-type="float"/>
          <table:table-cell office:value="0.792268685814134" office:value-type="float"/>
          <table:table-cell office:value="0.8135902758273079" office:value-type="float"/>
          <table:table-cell office:value="0.8852093973312948" office:value-type="float"/>
          <table:table-cell office:value="0.5136113523102434" office:value-type="float"/>
          <table:table-cell office:value="0.5852674067727824" office:value-type="float"/>
          <table:table-cell office:value="0.6016683362549651" office:value-type="float"/>
          <table:table-cell office:value="0.6186851934870322" office:value-type="float"/>
          <table:table-cell office:value="0.7102371004068898" office:value-type="float"/>
          <table:table-cell office:value="0.3730970982318488" office:value-type="float"/>
          <table:table-cell office:value="0.45521931136605354" office:value-type="float"/>
          <table:table-cell office:value="0.4761793409014623" office:value-type="float"/>
          <table:table-cell office:value="0.49939664725478444" office:value-type="float"/>
          <table:table-cell office:value="0.5899344612831926" office:value-type="float"/>
          <table:table-cell office:value="0.5344948838808119" office:value-type="float"/>
          <table:table-cell office:value="0.6110847217603858" office:value-type="float"/>
          <table:table-cell office:value="0.6299632378207184" office:value-type="float"/>
          <table:table-cell office:value="0.6520071749991206" office:value-type="float"/>
          <table:table-cell office:value="0.7641257634924998" office:value-type="float"/>
          <table:table-cell office:value="0.3542922497030264" office:value-type="float"/>
          <table:table-cell office:value="0.46996709353312416" office:value-type="float"/>
          <table:table-cell office:value="0.4958775686233233" office:value-type="float"/>
          <table:table-cell office:value="0.5157789211790316" office:value-type="float"/>
          <table:table-cell office:value="0.6201305511746407" office:value-type="float"/>
        </table:table-row>
        <table:table-row>
          <table:table-cell office:value-type="string">
            <text:p>Alluxio__alluxio</text:p>
          </table:table-cell>
          <table:table-cell office:value="0.7048931333002949" office:value-type="float"/>
          <table:table-cell office:value="0.7881639811683767" office:value-type="float"/>
          <table:table-cell office:value="0.8018147882640041" office:value-type="float"/>
          <table:table-cell office:value="0.8172527467648286" office:value-type="float"/>
          <table:table-cell office:value="0.8565918954678307" office:value-type="float"/>
          <table:table-cell office:value="0.5365569074415923" office:value-type="float"/>
          <table:table-cell office:value="0.6002517515031389" office:value-type="float"/>
          <table:table-cell office:value="0.6256049942800596" office:value-type="float"/>
          <table:table-cell office:value="0.6493961241236021" office:value-type="float"/>
          <table:table-cell office:value="0.7400652247123038" office:value-type="float"/>
          <table:table-cell office:value="0.40904193492753227" office:value-type="float"/>
          <table:table-cell office:value="0.46213511670764434" office:value-type="float"/>
          <table:table-cell office:value="0.4777120348966504" office:value-type="float"/>
          <table:table-cell office:value="0.4954354671308817" office:value-type="float"/>
          <table:table-cell office:value="0.5979118232160014" office:value-type="float"/>
          <table:table-cell office:value="0.568529006290309" office:value-type="float"/>
          <table:table-cell office:value="0.6225251665653933" office:value-type="float"/>
          <table:table-cell office:value="0.6420945859131721" office:value-type="float"/>
          <table:table-cell office:value="0.6646096502425872" office:value-type="float"/>
          <table:table-cell office:value="0.7851437266845388" office:value-type="float"/>
          <table:table-cell office:value="0.3874155706253495" office:value-type="float"/>
          <table:table-cell office:value="0.49753951792381634" office:value-type="float"/>
          <table:table-cell office:value="0.5161898785869589" office:value-type="float"/>
          <table:table-cell office:value="0.5358527965729066" office:value-type="float"/>
          <table:table-cell office:value="0.6495364646009051" office:value-type="float"/>
        </table:table-row>
        <table:table-row>
          <table:table-cell office:value-type="string">
            <text:p>adnanh__webhook</text:p>
          </table:table-cell>
          <table:table-cell office:value="0.71625771289489" office:value-type="float"/>
          <table:table-cell office:value="0.8033548046428165" office:value-type="float"/>
          <table:table-cell office:value="0.8143124733625584" office:value-type="float"/>
          <table:table-cell office:value="0.8225889881191374" office:value-type="float"/>
          <table:table-cell office:value="0.8564263953782866" office:value-type="float"/>
          <table:table-cell office:value="0.544502753430091" office:value-type="float"/>
          <table:table-cell office:value="0.5891137388079323" office:value-type="float"/>
          <table:table-cell office:value="0.6100176405399179" office:value-type="float"/>
          <table:table-cell office:value="0.6331449782041149" office:value-type="float"/>
          <table:table-cell office:value="0.6575717371496883" office:value-type="float"/>
          <table:table-cell office:value="0.46286783458997005" office:value-type="float"/>
          <table:table-cell office:value="0.47416065502152915" office:value-type="float"/>
          <table:table-cell office:value="0.4911365840040378" office:value-type="float"/>
          <table:table-cell office:value="0.5111821427819334" office:value-type="float"/>
          <table:table-cell office:value="0.5361168842716242" office:value-type="float"/>
          <table:table-cell office:value="0.6103718878132273" office:value-type="float"/>
          <table:table-cell office:value="0.6365147628611572" office:value-type="float"/>
          <table:table-cell office:value="0.6468103803152343" office:value-type="float"/>
          <table:table-cell office:value="0.6631113798212228" office:value-type="float"/>
          <table:table-cell office:value="0.69976130758243" office:value-type="float"/>
          <table:table-cell office:value="0.4460874858791317" office:value-type="float"/>
          <table:table-cell office:value="0.48973988418752257" office:value-type="float"/>
          <table:table-cell office:value="0.5355327496571118" office:value-type="float"/>
          <table:table-cell office:value="0.5425812910220906" office:value-type="float"/>
          <table:table-cell office:value="0.6021920394907663" office:value-type="float"/>
        </table:table-row>
        <table:table-row>
          <table:table-cell office:value-type="string">
            <text:p>spotify__annoy</text:p>
          </table:table-cell>
          <table:table-cell office:value="0.7203720525744505" office:value-type="float"/>
          <table:table-cell office:value="0.7673128058959845" office:value-type="float"/>
          <table:table-cell office:value="0.7894167828557446" office:value-type="float"/>
          <table:table-cell office:value="0.8019014280124606" office:value-type="float"/>
          <table:table-cell office:value="0.833156491633967" office:value-type="float"/>
          <table:table-cell office:value="0.5449209392127106" office:value-type="float"/>
          <table:table-cell office:value="0.5823704643936406" office:value-type="float"/>
          <table:table-cell office:value="0.5973865764734152" office:value-type="float"/>
          <table:table-cell office:value="0.613048781396475" office:value-type="float"/>
          <table:table-cell office:value="0.6418398522847788" office:value-type="float"/>
          <table:table-cell office:value="0.35971488425475384" office:value-type="float"/>
          <table:table-cell office:value="0.45177486700226194" office:value-type="float"/>
          <table:table-cell office:value="0.46845215811998353" office:value-type="float"/>
          <table:table-cell office:value="0.493272694530604" office:value-type="float"/>
          <table:table-cell office:value="0.5143325378857159" office:value-type="float"/>
          <table:table-cell office:value="0.5739328627140096" office:value-type="float"/>
          <table:table-cell office:value="0.630560743040967" office:value-type="float"/>
          <table:table-cell office:value="0.6420627339810586" office:value-type="float"/>
          <table:table-cell office:value="0.6565945083091833" office:value-type="float"/>
          <table:table-cell office:value="0.6874053693904518" office:value-type="float"/>
          <table:table-cell office:value="0.38230492000595473" office:value-type="float"/>
          <table:table-cell office:value="0.47643628256969894" office:value-type="float"/>
          <table:table-cell office:value="0.49846951811816576" office:value-type="float"/>
          <table:table-cell office:value="0.5095952656436584" office:value-type="float"/>
          <table:table-cell office:value="0.5722552823281382" office:value-type="float"/>
        </table:table-row>
        <table:table-row>
          <table:table-cell office:value-type="string">
            <text:p>RPCS3__rpcs3</text:p>
          </table:table-cell>
          <table:table-cell office:value="0.691907017008994" office:value-type="float"/>
          <table:table-cell office:value="0.7695742089020177" office:value-type="float"/>
          <table:table-cell office:value="0.7884041308248642" office:value-type="float"/>
          <table:table-cell office:value="0.8044742828386042" office:value-type="float"/>
          <table:table-cell office:value="0.8553184313275333" office:value-type="float"/>
          <table:table-cell office:value="0.5036869338049006" office:value-type="float"/>
          <table:table-cell office:value="0.5649530962997206" office:value-type="float"/>
          <table:table-cell office:value="0.5810475190212921" office:value-type="float"/>
          <table:table-cell office:value="0.6022523668980099" office:value-type="float"/>
          <table:table-cell office:value="0.7065481806028742" office:value-type="float"/>
          <table:table-cell office:value="0.354653853942179" office:value-type="float"/>
          <table:table-cell office:value="0.41949252968956563" office:value-type="float"/>
          <table:table-cell office:value="0.4380889387908714" office:value-type="float"/>
          <table:table-cell office:value="0.4558549321427603" office:value-type="float"/>
          <table:table-cell office:value="0.5594821783703238" office:value-type="float"/>
          <table:table-cell office:value="0.5218166513904174" office:value-type="float"/>
          <table:table-cell office:value="0.5786262670358204" office:value-type="float"/>
          <table:table-cell office:value="0.6045614763151015" office:value-type="float"/>
          <table:table-cell office:value="0.6278126182614732" office:value-type="float"/>
          <table:table-cell office:value="0.7563739689896231" office:value-type="float"/>
          <table:table-cell office:value="0.3624529689149787" office:value-type="float"/>
          <table:table-cell office:value="0.46613746298983627" office:value-type="float"/>
          <table:table-cell office:value="0.4860596127955484" office:value-type="float"/>
          <table:table-cell office:value="0.5068140468040152" office:value-type="float"/>
          <table:table-cell office:value="0.5791010226953097" office:value-type="float"/>
        </table:table-row>
        <table:table-row>
          <table:table-cell office:value-type="string">
            <text:p>uikit__uikit</text:p>
          </table:table-cell>
          <table:table-cell office:value="0.7022198897230327" office:value-type="float"/>
          <table:table-cell office:value="0.7831690808805375" office:value-type="float"/>
          <table:table-cell office:value="0.8022887919102477" office:value-type="float"/>
          <table:table-cell office:value="0.8182294124185833" office:value-type="float"/>
          <table:table-cell office:value="0.8542117066442463" office:value-type="float"/>
          <table:table-cell office:value="0.5225232824193772" office:value-type="float"/>
          <table:table-cell office:value="0.582935193030967" office:value-type="float"/>
          <table:table-cell office:value="0.5997550775931454" office:value-type="float"/>
          <table:table-cell office:value="0.6149269530392114" office:value-type="float"/>
          <table:table-cell office:value="0.6685511588049988" office:value-type="float"/>
          <table:table-cell office:value="0.41346949137988187" office:value-type="float"/>
          <table:table-cell office:value="0.4697362993970643" office:value-type="float"/>
          <table:table-cell office:value="0.4950431747578957" office:value-type="float"/>
          <table:table-cell office:value="0.5120533588254227" office:value-type="float"/>
          <table:table-cell office:value="0.5934923729461442" office:value-type="float"/>
          <table:table-cell office:value="0.5573076673727355" office:value-type="float"/>
          <table:table-cell office:value="0.607967934350468" office:value-type="float"/>
          <table:table-cell office:value="0.6350829685269499" office:value-type="float"/>
          <table:table-cell office:value="0.654266186340384" office:value-type="float"/>
          <table:table-cell office:value="0.7262555994079761" office:value-type="float"/>
          <table:table-cell office:value="0.4196531560792405" office:value-type="float"/>
          <table:table-cell office:value="0.48005896676451476" office:value-type="float"/>
          <table:table-cell office:value="0.5101589027555423" office:value-type="float"/>
          <table:table-cell office:value="0.5269459468432178" office:value-type="float"/>
          <table:table-cell office:value="0.5942571616434413" office:value-type="float"/>
        </table:table-row>
        <table:table-row>
          <table:table-cell office:value-type="string">
            <text:p>angular__angular-cli</text:p>
          </table:table-cell>
          <table:table-cell office:value="0.6859613929925636" office:value-type="float"/>
          <table:table-cell office:value="0.7593898430643296" office:value-type="float"/>
          <table:table-cell office:value="0.7869141176684797" office:value-type="float"/>
          <table:table-cell office:value="0.8071494084791105" office:value-type="float"/>
          <table:table-cell office:value="0.851850054368628" office:value-type="float"/>
          <table:table-cell office:value="0.4833581258671381" office:value-type="float"/>
          <table:table-cell office:value="0.5748017586193916" office:value-type="float"/>
          <table:table-cell office:value="0.5913076487457641" office:value-type="float"/>
          <table:table-cell office:value="0.6083936554352629" office:value-type="float"/>
          <table:table-cell office:value="0.7024013710518935" office:value-type="float"/>
          <table:table-cell office:value="0.32360469655674856" office:value-type="float"/>
          <table:table-cell office:value="0.4400289746128925" office:value-type="float"/>
          <table:table-cell office:value="0.4593612809010629" office:value-type="float"/>
          <table:table-cell office:value="0.47747461684182113" office:value-type="float"/>
          <table:table-cell office:value="0.5868280730380282" office:value-type="float"/>
          <table:table-cell office:value="0.5218501995018983" office:value-type="float"/>
          <table:table-cell office:value="0.5989093053320638" office:value-type="float"/>
          <table:table-cell office:value="0.6211153150734219" office:value-type="float"/>
          <table:table-cell office:value="0.6438411599299452" office:value-type="float"/>
          <table:table-cell office:value="0.7608270025290362" office:value-type="float"/>
          <table:table-cell office:value="0.24472350197524448" office:value-type="float"/>
          <table:table-cell office:value="0.4509333207296603" office:value-type="float"/>
          <table:table-cell office:value="0.48499106699387584" office:value-type="float"/>
          <table:table-cell office:value="0.5142796977236177" office:value-type="float"/>
          <table:table-cell office:value="0.6131816979647542" office:value-type="float"/>
        </table:table-row>
        <table:table-row>
          <table:table-cell office:value-type="string">
            <text:p>resin-io__etcher</text:p>
          </table:table-cell>
          <table:table-cell office:value="0.6900368470345727" office:value-type="float"/>
          <table:table-cell office:value="0.7552502569680505" office:value-type="float"/>
          <table:table-cell office:value="0.7805483326777497" office:value-type="float"/>
          <table:table-cell office:value="0.8079821511652769" office:value-type="float"/>
          <table:table-cell office:value="0.8482274278930988" office:value-type="float"/>
          <table:table-cell office:value="0.5126819207205149" office:value-type="float"/>
          <table:table-cell office:value="0.5878453839595119" office:value-type="float"/>
          <table:table-cell office:value="0.6038715500500113" office:value-type="float"/>
          <table:table-cell office:value="0.61794225081119" office:value-type="float"/>
          <table:table-cell office:value="0.6773099318983468" office:value-type="float"/>
          <table:table-cell office:value="0.37290258830483086" office:value-type="float"/>
          <table:table-cell office:value="0.4500897672825065" office:value-type="float"/>
          <table:table-cell office:value="0.47095531676894437" office:value-type="float"/>
          <table:table-cell office:value="0.505769567805046" office:value-type="float"/>
          <table:table-cell office:value="0.5978451270969672" office:value-type="float"/>
          <table:table-cell office:value="0.5712373485383608" office:value-type="float"/>
          <table:table-cell office:value="0.6092626057020174" office:value-type="float"/>
          <table:table-cell office:value="0.6350736158947845" office:value-type="float"/>
          <table:table-cell office:value="0.6650847033701468" office:value-type="float"/>
          <table:table-cell office:value="0.7359868568712461" office:value-type="float"/>
          <table:table-cell office:value="0.3836790538322857" office:value-type="float"/>
          <table:table-cell office:value="0.47798021090841447" office:value-type="float"/>
          <table:table-cell office:value="0.5091222983120823" office:value-type="float"/>
          <table:table-cell office:value="0.5441975979691042" office:value-type="float"/>
          <table:table-cell office:value="0.6207571941513124" office:value-type="float"/>
        </table:table-row>
        <table:table-row>
          <table:table-cell office:value-type="string">
            <text:p>tonsky__datascript</text:p>
          </table:table-cell>
          <table:table-cell office:value="0.7323729769232604" office:value-type="float"/>
          <table:table-cell office:value="0.7911071589082816" office:value-type="float"/>
          <table:table-cell office:value="0.8074105092596238" office:value-type="float"/>
          <table:table-cell office:value="0.8202336485191356" office:value-type="float"/>
          <table:table-cell office:value="0.8542175454367708" office:value-type="float"/>
          <table:table-cell office:value="0.5392527001042823" office:value-type="float"/>
          <table:table-cell office:value="0.5717533448377453" office:value-type="float"/>
          <table:table-cell office:value="0.5832008640223338" office:value-type="float"/>
          <table:table-cell office:value="0.6011706811420153" office:value-type="float"/>
          <table:table-cell office:value="0.6479437295306495" office:value-type="float"/>
          <table:table-cell office:value="0.43767414053417886" office:value-type="float"/>
          <table:table-cell office:value="0.48775976153091216" office:value-type="float"/>
          <table:table-cell office:value="0.5008756807491848" office:value-type="float"/>
          <table:table-cell office:value="0.5127208901508147" office:value-type="float"/>
          <table:table-cell office:value="0.5396303427974801" office:value-type="float"/>
          <table:table-cell office:value="0.607232181887468" office:value-type="float"/>
          <table:table-cell office:value="0.6370909473766501" office:value-type="float"/>
          <table:table-cell office:value="0.6459241054620866" office:value-type="float"/>
          <table:table-cell office:value="0.6703859448002494" office:value-type="float"/>
          <table:table-cell office:value="0.7025497369816168" office:value-type="float"/>
          <table:table-cell office:value="0.4363625201389808" office:value-type="float"/>
          <table:table-cell office:value="0.4701440830404019" office:value-type="float"/>
          <table:table-cell office:value="0.49434038132357616" office:value-type="float"/>
          <table:table-cell office:value="0.5181202864259922" office:value-type="float"/>
          <table:table-cell office:value="0.5747253902392139" office:value-type="float"/>
        </table:table-row>
        <table:table-row>
          <table:table-cell office:value-type="string">
            <text:p>rubysherpas__forem</text:p>
          </table:table-cell>
          <table:table-cell office:value="0.7365322460285757" office:value-type="float"/>
          <table:table-cell office:value="0.7765830399696724" office:value-type="float"/>
          <table:table-cell office:value="0.7968130103012422" office:value-type="float"/>
          <table:table-cell office:value="0.812532957638997" office:value-type="float"/>
          <table:table-cell office:value="0.8471258988495357" office:value-type="float"/>
          <table:table-cell office:value="0.5550438221788955" office:value-type="float"/>
          <table:table-cell office:value="0.5869373311625485" office:value-type="float"/>
          <table:table-cell office:value="0.6091022863119042" office:value-type="float"/>
          <table:table-cell office:value="0.6241340701255329" office:value-type="float"/>
          <table:table-cell office:value="0.6475646751033252" office:value-type="float"/>
          <table:table-cell office:value="0.4390617509558712" office:value-type="float"/>
          <table:table-cell office:value="0.4868129581691375" office:value-type="float"/>
          <table:table-cell office:value="0.5003354202538998" office:value-type="float"/>
          <table:table-cell office:value="0.5252529869903192" office:value-type="float"/>
          <table:table-cell office:value="0.5951623157605579" office:value-type="float"/>
          <table:table-cell office:value="0.5836863787886615" office:value-type="float"/>
          <table:table-cell office:value="0.6336048125864568" office:value-type="float"/>
          <table:table-cell office:value="0.6607847311303796" office:value-type="float"/>
          <table:table-cell office:value="0.6825724370920924" office:value-type="float"/>
          <table:table-cell office:value="0.7557126365745619" office:value-type="float"/>
          <table:table-cell office:value="0.4327984089386563" office:value-type="float"/>
          <table:table-cell office:value="0.5034021565552458" office:value-type="float"/>
          <table:table-cell office:value="0.5230921106522275" office:value-type="float"/>
          <table:table-cell office:value="0.5349352439622805" office:value-type="float"/>
          <table:table-cell office:value="0.5952518279240595" office:value-type="float"/>
        </table:table-row>
        <table:table-row>
          <table:table-cell office:value-type="string">
            <text:p>aspnet__dnx</text:p>
          </table:table-cell>
          <table:table-cell office:value="0.6955207796612211" office:value-type="float"/>
          <table:table-cell office:value="0.7656938958389349" office:value-type="float"/>
          <table:table-cell office:value="0.7941737075946855" office:value-type="float"/>
          <table:table-cell office:value="0.807902332442937" office:value-type="float"/>
          <table:table-cell office:value="0.8526620642297659" office:value-type="float"/>
          <table:table-cell office:value="0.5163687915353354" office:value-type="float"/>
          <table:table-cell office:value="0.5785496589785828" office:value-type="float"/>
          <table:table-cell office:value="0.5914679740745309" office:value-type="float"/>
          <table:table-cell office:value="0.6059244509752509" office:value-type="float"/>
          <table:table-cell office:value="0.6712730623413763" office:value-type="float"/>
          <table:table-cell office:value="0.3773559878685237" office:value-type="float"/>
          <table:table-cell office:value="0.43182048021113006" office:value-type="float"/>
          <table:table-cell office:value="0.45356132856295617" office:value-type="float"/>
          <table:table-cell office:value="0.472741662996252" office:value-type="float"/>
          <table:table-cell office:value="0.5842640499275362" office:value-type="float"/>
          <table:table-cell office:value="0.5425562359807643" office:value-type="float"/>
          <table:table-cell office:value="0.5946535867446272" office:value-type="float"/>
          <table:table-cell office:value="0.6139547676126986" office:value-type="float"/>
          <table:table-cell office:value="0.6367190611899092" office:value-type="float"/>
          <table:table-cell office:value="0.7420462698742787" office:value-type="float"/>
          <table:table-cell office:value="0.3571949450244898" office:value-type="float"/>
          <table:table-cell office:value="0.48057942042402124" office:value-type="float"/>
          <table:table-cell office:value="0.49865131248368266" office:value-type="float"/>
          <table:table-cell office:value="0.5153059813013241" office:value-type="float"/>
          <table:table-cell office:value="0.5744078671274933" office:value-type="float"/>
        </table:table-row>
        <table:table-row>
          <table:table-cell office:value-type="string">
            <text:p>iron__iron</text:p>
          </table:table-cell>
          <table:table-cell office:value="0.6990605875830914" office:value-type="float"/>
          <table:table-cell office:value="0.7820966920902167" office:value-type="float"/>
          <table:table-cell office:value="0.8131129489738116" office:value-type="float"/>
          <table:table-cell office:value="0.8261507428982557" office:value-type="float"/>
          <table:table-cell office:value="0.8600915561144411" office:value-type="float"/>
          <table:table-cell office:value="0.5402907354246591" office:value-type="float"/>
          <table:table-cell office:value="0.5870839672425794" office:value-type="float"/>
          <table:table-cell office:value="0.6031587071444188" office:value-type="float"/>
          <table:table-cell office:value="0.6179713137342833" office:value-type="float"/>
          <table:table-cell office:value="0.6491585612314063" office:value-type="float"/>
          <table:table-cell office:value="0.39694568828954263" office:value-type="float"/>
          <table:table-cell office:value="0.4621169731024215" office:value-type="float"/>
          <table:table-cell office:value="0.48266271797257243" office:value-type="float"/>
          <table:table-cell office:value="0.5115251791446869" office:value-type="float"/>
          <table:table-cell office:value="0.5575475027872974" office:value-type="float"/>
          <table:table-cell office:value="0.552668635697808" office:value-type="float"/>
          <table:table-cell office:value="0.6287888381762947" office:value-type="float"/>
          <table:table-cell office:value="0.647761053493302" office:value-type="float"/>
          <table:table-cell office:value="0.6697240415628611" office:value-type="float"/>
          <table:table-cell office:value="0.7001683206256248" office:value-type="float"/>
          <table:table-cell office:value="0.390539905066293" office:value-type="float"/>
          <table:table-cell office:value="0.48213807135070297" office:value-type="float"/>
          <table:table-cell office:value="0.4978570814813824" office:value-type="float"/>
          <table:table-cell office:value="0.5334122935633618" office:value-type="float"/>
          <table:table-cell office:value="0.5765295699495671" office:value-type="float"/>
        </table:table-row>
        <table:table-row>
          <table:table-cell office:value-type="string">
            <text:p>docker__docker-registry</text:p>
          </table:table-cell>
          <table:table-cell office:value="0.6912287694196807" office:value-type="float"/>
          <table:table-cell office:value="0.7388912284890828" office:value-type="float"/>
          <table:table-cell office:value="0.7677945053685312" office:value-type="float"/>
          <table:table-cell office:value="0.7970923886420206" office:value-type="float"/>
          <table:table-cell office:value="0.8488699850596693" office:value-type="float"/>
          <table:table-cell office:value="0.5602023504388792" office:value-type="float"/>
          <table:table-cell office:value="0.602256925584403" office:value-type="float"/>
          <table:table-cell office:value="0.6133991908545138" office:value-type="float"/>
          <table:table-cell office:value="0.6269653142072894" office:value-type="float"/>
          <table:table-cell office:value="0.6873467962638762" office:value-type="float"/>
          <table:table-cell office:value="0.4047748765028391" office:value-type="float"/>
          <table:table-cell office:value="0.4669113741350769" office:value-type="float"/>
          <table:table-cell office:value="0.48490987167793076" office:value-type="float"/>
          <table:table-cell office:value="0.5022129210804874" office:value-type="float"/>
          <table:table-cell office:value="0.5540192089156197" office:value-type="float"/>
          <table:table-cell office:value="0.5779290304289765" office:value-type="float"/>
          <table:table-cell office:value="0.6267853333194069" office:value-type="float"/>
          <table:table-cell office:value="0.6542615151910178" office:value-type="float"/>
          <table:table-cell office:value="0.6761699705210773" office:value-type="float"/>
          <table:table-cell office:value="0.7243507674656471" office:value-type="float"/>
          <table:table-cell office:value="0.4165427748954319" office:value-type="float"/>
          <table:table-cell office:value="0.49595047607542486" office:value-type="float"/>
          <table:table-cell office:value="0.5185515141145342" office:value-type="float"/>
          <table:table-cell office:value="0.5357720641319598" office:value-type="float"/>
          <table:table-cell office:value="0.5822996760790653" office:value-type="float"/>
        </table:table-row>
        <table:table-row>
          <table:table-cell office:value-type="string">
            <text:p>square__cube</text:p>
          </table:table-cell>
          <table:table-cell office:value="0.7882643045941395" office:value-type="float"/>
          <table:table-cell office:value="0.8005645892120239" office:value-type="float"/>
          <table:table-cell office:value="0.809027757585279" office:value-type="float"/>
          <table:table-cell office:value="0.8214949090917743" office:value-type="float"/>
          <table:table-cell office:value="0.829041783071677" office:value-type="float"/>
          <table:table-cell office:value="0.5692198339077609" office:value-type="float"/>
          <table:table-cell office:value="0.5894778649975703" office:value-type="float"/>
          <table:table-cell office:value="0.589697745856123" office:value-type="float"/>
          <table:table-cell office:value="0.5997138400538311" office:value-type="float"/>
          <table:table-cell office:value="0.6258404317541776" office:value-type="float"/>
          <table:table-cell office:value="0.4546191820474858" office:value-type="float"/>
          <table:table-cell office:value="0.4890186058307244" office:value-type="float"/>
          <table:table-cell office:value="0.4905303030035604" office:value-type="float"/>
          <table:table-cell office:value="0.49286197618797956" office:value-type="float"/>
          <table:table-cell office:value="0.5202772935265614" office:value-type="float"/>
          <table:table-cell office:value="0.649315151996963" office:value-type="float"/>
          <table:table-cell office:value="0.6535659797181258" office:value-type="float"/>
          <table:table-cell office:value="0.6547838522515387" office:value-type="float"/>
          <table:table-cell office:value="0.6597920809745372" office:value-type="float"/>
          <table:table-cell office:value="0.6811646077871705" office:value-type="float"/>
          <table:table-cell office:value="0.45489930330971073" office:value-type="float"/>
          <table:table-cell office:value="0.4771779532115866" office:value-type="float"/>
          <table:table-cell office:value="0.4836963740162759" office:value-type="float"/>
          <table:table-cell office:value="0.4877039783346816" office:value-type="float"/>
          <table:table-cell office:value="0.5494370601137734" office:value-type="float"/>
        </table:table-row>
        <table:table-row>
          <table:table-cell office:value-type="string">
            <text:p>go-martini__martini</text:p>
          </table:table-cell>
          <table:table-cell office:value="0.749101901193697" office:value-type="float"/>
          <table:table-cell office:value="0.7734138831338669" office:value-type="float"/>
          <table:table-cell office:value="0.7939771277824514" office:value-type="float"/>
          <table:table-cell office:value="0.8041950578249114" office:value-type="float"/>
          <table:table-cell office:value="0.8435366191516572" office:value-type="float"/>
          <table:table-cell office:value="0.5644499917412726" office:value-type="float"/>
          <table:table-cell office:value="0.594979273378132" office:value-type="float"/>
          <table:table-cell office:value="0.6029507705253132" office:value-type="float"/>
          <table:table-cell office:value="0.6173650115165387" office:value-type="float"/>
          <table:table-cell office:value="0.6709624370272838" office:value-type="float"/>
          <table:table-cell office:value="0.4551394339258952" office:value-type="float"/>
          <table:table-cell office:value="0.4812697019129166" office:value-type="float"/>
          <table:table-cell office:value="0.5003188852737734" office:value-type="float"/>
          <table:table-cell office:value="0.5248748665222357" office:value-type="float"/>
          <table:table-cell office:value="0.5605318407576692" office:value-type="float"/>
          <table:table-cell office:value="0.6063791226149957" office:value-type="float"/>
          <table:table-cell office:value="0.6450250002247107" office:value-type="float"/>
          <table:table-cell office:value="0.6601094948466476" office:value-type="float"/>
          <table:table-cell office:value="0.6719013705299016" office:value-type="float"/>
          <table:table-cell office:value="0.7173858898087422" office:value-type="float"/>
          <table:table-cell office:value="0.45035677178323164" office:value-type="float"/>
          <table:table-cell office:value="0.4891853469024364" office:value-type="float"/>
          <table:table-cell office:value="0.5129670395026055" office:value-type="float"/>
          <table:table-cell office:value="0.5278400797681375" office:value-type="float"/>
          <table:table-cell office:value="0.5769980743368344" office:value-type="float"/>
        </table:table-row>
        <table:table-row>
          <table:table-cell office:value-type="string">
            <text:p>meandmax__lory</text:p>
          </table:table-cell>
          <table:table-cell office:value="0.7826624257436298" office:value-type="float"/>
          <table:table-cell office:value="0.8082374703373131" office:value-type="float"/>
          <table:table-cell office:value="0.8154248144118942" office:value-type="float"/>
          <table:table-cell office:value="0.815909592818176" office:value-type="float"/>
          <table:table-cell office:value="0.843352579745827" office:value-type="float"/>
          <table:table-cell office:value="0.5607577527529013" office:value-type="float"/>
          <table:table-cell office:value="0.6160279375241243" office:value-type="float"/>
          <table:table-cell office:value="0.6195997174586133" office:value-type="float"/>
          <table:table-cell office:value="0.6278079646028998" office:value-type="float"/>
          <table:table-cell office:value="0.6552073699542411" office:value-type="float"/>
          <table:table-cell office:value="0.4024178398935131" office:value-type="float"/>
          <table:table-cell office:value="0.4440934397626323" office:value-type="float"/>
          <table:table-cell office:value="0.5040474242549974" office:value-type="float"/>
          <table:table-cell office:value="0.5105242062901046" office:value-type="float"/>
          <table:table-cell office:value="0.5605205230797538" office:value-type="float"/>
          <table:table-cell office:value="0.5828522842843086" office:value-type="float"/>
          <table:table-cell office:value="0.6507419401940384" office:value-type="float"/>
          <table:table-cell office:value="0.6691324738944091" office:value-type="float"/>
          <table:table-cell office:value="0.6978903191855486" office:value-type="float"/>
          <table:table-cell office:value="0.7164521477532075" office:value-type="float"/>
          <table:table-cell office:value="0.4434114331144867" office:value-type="float"/>
          <table:table-cell office:value="0.5024152140121747" office:value-type="float"/>
          <table:table-cell office:value="0.5098506613048285" office:value-type="float"/>
          <table:table-cell office:value="0.5218862067070207" office:value-type="float"/>
          <table:table-cell office:value="0.5592463733639067" office:value-type="float"/>
        </table:table-row>
        <table:table-row>
          <table:table-cell office:value-type="string">
            <text:p>pornel__slip</text:p>
          </table:table-cell>
          <table:table-cell office:value="0.7575995129458701" office:value-type="float"/>
          <table:table-cell office:value="0.7822252180701141" office:value-type="float"/>
          <table:table-cell office:value="0.8035737705984984" office:value-type="float"/>
          <table:table-cell office:value="0.8097045474028299" office:value-type="float"/>
          <table:table-cell office:value="0.8363747040858145" office:value-type="float"/>
          <table:table-cell office:value="0.5517476144399128" office:value-type="float"/>
          <table:table-cell office:value="0.5876131629378842" office:value-type="float"/>
          <table:table-cell office:value="0.5916118092136646" office:value-type="float"/>
          <table:table-cell office:value="0.6047006095060808" office:value-type="float"/>
          <table:table-cell office:value="0.6263688608831318" office:value-type="float"/>
          <table:table-cell office:value="0.4344763463432264" office:value-type="float"/>
          <table:table-cell office:value="0.4492329323115465" office:value-type="float"/>
          <table:table-cell office:value="0.46419768934449057" office:value-type="float"/>
          <table:table-cell office:value="0.47742906021337983" office:value-type="float"/>
          <table:table-cell office:value="0.5199712804882084" office:value-type="float"/>
          <table:table-cell office:value="0.59439681700079" office:value-type="float"/>
          <table:table-cell office:value="0.615099883175973" office:value-type="float"/>
          <table:table-cell office:value="0.6294828096550392" office:value-type="float"/>
          <table:table-cell office:value="0.6353929073004794" office:value-type="float"/>
          <table:table-cell office:value="0.7085087553971657" office:value-type="float"/>
          <table:table-cell office:value="0.41687583606022605" office:value-type="float"/>
          <table:table-cell office:value="0.49376861230540336" office:value-type="float"/>
          <table:table-cell office:value="0.5156394342872261" office:value-type="float"/>
          <table:table-cell office:value="0.5179015534466096" office:value-type="float"/>
          <table:table-cell office:value="0.5440640367318497" office:value-type="float"/>
        </table:table-row>
        <table:table-row>
          <table:table-cell office:value-type="string">
            <text:p>square__crossfilter</text:p>
          </table:table-cell>
          <table:table-cell office:value="0.7103784842711831" office:value-type="float"/>
          <table:table-cell office:value="0.8057787096363231" office:value-type="float"/>
          <table:table-cell office:value="0.8215354143086979" office:value-type="float"/>
          <table:table-cell office:value="0.828844151122508" office:value-type="float"/>
          <table:table-cell office:value="0.8474985464205168" office:value-type="float"/>
          <table:table-cell office:value="0.53664417714684" office:value-type="float"/>
          <table:table-cell office:value="0.5904663922218293" office:value-type="float"/>
          <table:table-cell office:value="0.6028927077519167" office:value-type="float"/>
          <table:table-cell office:value="0.6212513662563682" office:value-type="float"/>
          <table:table-cell office:value="0.6478289981596289" office:value-type="float"/>
          <table:table-cell office:value="0.4288339666948446" office:value-type="float"/>
          <table:table-cell office:value="0.4806829832067106" office:value-type="float"/>
          <table:table-cell office:value="0.4947653962094887" office:value-type="float"/>
          <table:table-cell office:value="0.5183056399760807" office:value-type="float"/>
          <table:table-cell office:value="0.5645382855549578" office:value-type="float"/>
          <table:table-cell office:value="0.5627476804555629" office:value-type="float"/>
          <table:table-cell office:value="0.6300860118048601" office:value-type="float"/>
          <table:table-cell office:value="0.6552426064796917" office:value-type="float"/>
          <table:table-cell office:value="0.6729932091865228" office:value-type="float"/>
          <table:table-cell office:value="0.7106921595913447" office:value-type="float"/>
          <table:table-cell office:value="0.43360038422387565" office:value-type="float"/>
          <table:table-cell office:value="0.4880334087915068" office:value-type="float"/>
          <table:table-cell office:value="0.5125681880942202" office:value-type="float"/>
          <table:table-cell office:value="0.5319325622029356" office:value-type="float"/>
          <table:table-cell office:value="0.5744221778410071" office:value-type="float"/>
        </table:table-row>
        <table:table-row>
          <table:table-cell office:value-type="string">
            <text:p>smashwilson__merge-conflicts</text:p>
          </table:table-cell>
          <table:table-cell office:value="0.7324832833471276" office:value-type="float"/>
          <table:table-cell office:value="0.7432208802605688" office:value-type="float"/>
          <table:table-cell office:value="0.7437242576058809" office:value-type="float"/>
          <table:table-cell office:value="0.8165138796220511" office:value-type="float"/>
          <table:table-cell office:value="0.8203192867421305" office:value-type="float"/>
          <table:table-cell office:value="0.5903430932570827" office:value-type="float"/>
          <table:table-cell office:value="0.6072003227451841" office:value-type="float"/>
          <table:table-cell office:value="0.6137879552076785" office:value-type="float"/>
          <table:table-cell office:value="0.6163513429735739" office:value-type="float"/>
          <table:table-cell office:value="0.6226800995286524" office:value-type="float"/>
          <table:table-cell office:value="0.4532436519720656" office:value-type="float"/>
          <table:table-cell office:value="0.4582328098399271" office:value-type="float"/>
          <table:table-cell office:value="0.4648926439162243" office:value-type="float"/>
          <table:table-cell office:value="0.4675042509843292" office:value-type="float"/>
          <table:table-cell office:value="0.4898944370696275" office:value-type="float"/>
          <table:table-cell office:value="0.6206627774979625" office:value-type="float"/>
          <table:table-cell office:value="0.632796605731011" office:value-type="float"/>
          <table:table-cell office:value="0.6354940717958324" office:value-type="float"/>
          <table:table-cell office:value="0.6512784296289362" office:value-type="float"/>
          <table:table-cell office:value="0.6559878929683304" office:value-type="float"/>
          <table:table-cell office:value="0.45576501375119816" office:value-type="float"/>
          <table:table-cell office:value="0.470499940480104" office:value-type="float"/>
          <table:table-cell office:value="0.5072320253132263" office:value-type="float"/>
          <table:table-cell office:value="0.5360465665868731" office:value-type="float"/>
          <table:table-cell office:value="0.5421420246391698" office:value-type="float"/>
        </table:table-row>
        <table:table-row>
          <table:table-cell office:value-type="string">
            <text:p>hashicorp__terraform</text:p>
          </table:table-cell>
          <table:table-cell office:value="0.6748729227857688" office:value-type="float"/>
          <table:table-cell office:value="0.7712261393614299" office:value-type="float"/>
          <table:table-cell office:value="0.7922614258376064" office:value-type="float"/>
          <table:table-cell office:value="0.8092579820565299" office:value-type="float"/>
          <table:table-cell office:value="0.8674136784456912" office:value-type="float"/>
          <table:table-cell office:value="0.540539031554429" office:value-type="float"/>
          <table:table-cell office:value="0.5887161202192083" office:value-type="float"/>
          <table:table-cell office:value="0.6028591529958472" office:value-type="float"/>
          <table:table-cell office:value="0.6167034631876233" office:value-type="float"/>
          <table:table-cell office:value="0.6708602485853697" office:value-type="float"/>
          <table:table-cell office:value="0.40955439214991873" office:value-type="float"/>
          <table:table-cell office:value="0.48298808453550846" office:value-type="float"/>
          <table:table-cell office:value="0.5021208359921029" office:value-type="float"/>
          <table:table-cell office:value="0.5180113565244814" office:value-type="float"/>
          <table:table-cell office:value="0.5804820792562957" office:value-type="float"/>
          <table:table-cell office:value="0.579728497845267" office:value-type="float"/>
          <table:table-cell office:value="0.6297199319467097" office:value-type="float"/>
          <table:table-cell office:value="0.6464890382595754" office:value-type="float"/>
          <table:table-cell office:value="0.6662959507598147" office:value-type="float"/>
          <table:table-cell office:value="0.7394301282199842" office:value-type="float"/>
          <table:table-cell office:value="0.3931044943738223" office:value-type="float"/>
          <table:table-cell office:value="0.4914032627712281" office:value-type="float"/>
          <table:table-cell office:value="0.5160223694854437" office:value-type="float"/>
          <table:table-cell office:value="0.5326161763714767" office:value-type="float"/>
          <table:table-cell office:value="0.5815073577710422" office:value-type="float"/>
        </table:table-row>
        <table:table-row>
          <table:table-cell office:value-type="string">
            <text:p>angular-ui__ui-router</text:p>
          </table:table-cell>
          <table:table-cell office:value="0.7016572324984265" office:value-type="float"/>
          <table:table-cell office:value="0.7882297836365093" office:value-type="float"/>
          <table:table-cell office:value="0.8071157042670661" office:value-type="float"/>
          <table:table-cell office:value="0.8219441013441278" office:value-type="float"/>
          <table:table-cell office:value="0.8620832356725054" office:value-type="float"/>
          <table:table-cell office:value="0.5035292010905792" office:value-type="float"/>
          <table:table-cell office:value="0.5776027069257087" office:value-type="float"/>
          <table:table-cell office:value="0.598974793334811" office:value-type="float"/>
          <table:table-cell office:value="0.6159629760263508" office:value-type="float"/>
          <table:table-cell office:value="0.6954875177340842" office:value-type="float"/>
          <table:table-cell office:value="0.41207064656148357" office:value-type="float"/>
          <table:table-cell office:value="0.4711293588050607" office:value-type="float"/>
          <table:table-cell office:value="0.49042320040787196" office:value-type="float"/>
          <table:table-cell office:value="0.5093269169903685" office:value-type="float"/>
          <table:table-cell office:value="0.5763080941292928" office:value-type="float"/>
          <table:table-cell office:value="0.5488105073475144" office:value-type="float"/>
          <table:table-cell office:value="0.6258853233906041" office:value-type="float"/>
          <table:table-cell office:value="0.6427181176969479" office:value-type="float"/>
          <table:table-cell office:value="0.664110811508443" office:value-type="float"/>
          <table:table-cell office:value="0.7531341984229712" office:value-type="float"/>
          <table:table-cell office:value="0.384822087573628" office:value-type="float"/>
          <table:table-cell office:value="0.4932207040358529" office:value-type="float"/>
          <table:table-cell office:value="0.5158930159937967" office:value-type="float"/>
          <table:table-cell office:value="0.5381192357365069" office:value-type="float"/>
          <table:table-cell office:value="0.6204472225571787" office:value-type="float"/>
        </table:table-row>
        <table:table-row>
          <table:table-cell office:value-type="string">
            <text:p>gh-unit__gh-unit</text:p>
          </table:table-cell>
          <table:table-cell office:value="0.760680801421798" office:value-type="float"/>
          <table:table-cell office:value="0.7800762985784284" office:value-type="float"/>
          <table:table-cell office:value="0.7825588691122466" office:value-type="float"/>
          <table:table-cell office:value="0.7842628597653877" office:value-type="float"/>
          <table:table-cell office:value="0.8335476492071136" office:value-type="float"/>
          <table:table-cell office:value="0.5348407077653765" office:value-type="float"/>
          <table:table-cell office:value="0.558657198609365" office:value-type="float"/>
          <table:table-cell office:value="0.5792578525970136" office:value-type="float"/>
          <table:table-cell office:value="0.6000453869008683" office:value-type="float"/>
          <table:table-cell office:value="0.6503499077266777" office:value-type="float"/>
          <table:table-cell office:value="0.3860009730740185" office:value-type="float"/>
          <table:table-cell office:value="0.41371547869277253" office:value-type="float"/>
          <table:table-cell office:value="0.442095463251326" office:value-type="float"/>
          <table:table-cell office:value="0.4637787872888699" office:value-type="float"/>
          <table:table-cell office:value="0.5154654640377379" office:value-type="float"/>
          <table:table-cell office:value="0.5722956341645147" office:value-type="float"/>
          <table:table-cell office:value="0.5849020381789336" office:value-type="float"/>
          <table:table-cell office:value="0.6069250867650456" office:value-type="float"/>
          <table:table-cell office:value="0.6200012513489376" office:value-type="float"/>
          <table:table-cell office:value="0.669709199613671" office:value-type="float"/>
          <table:table-cell office:value="0.4231322742176826" office:value-type="float"/>
          <table:table-cell office:value="0.45159763459812197" office:value-type="float"/>
          <table:table-cell office:value="0.47457441417067836" office:value-type="float"/>
          <table:table-cell office:value="0.4948352025919913" office:value-type="float"/>
          <table:table-cell office:value="0.5532250180655905" office:value-type="float"/>
        </table:table-row>
        <table:table-row>
          <table:table-cell office:value-type="string">
            <text:p>aksonov__react-native-router-flux</text:p>
          </table:table-cell>
          <table:table-cell office:value="0.6890219932464375" office:value-type="float"/>
          <table:table-cell office:value="0.7913391040563298" office:value-type="float"/>
          <table:table-cell office:value="0.8073329214668421" office:value-type="float"/>
          <table:table-cell office:value="0.8196830945793925" office:value-type="float"/>
          <table:table-cell office:value="0.860946238146176" office:value-type="float"/>
          <table:table-cell office:value="0.49295445108424707" office:value-type="float"/>
          <table:table-cell office:value="0.5635741604661021" office:value-type="float"/>
          <table:table-cell office:value="0.5790445903083328" office:value-type="float"/>
          <table:table-cell office:value="0.6010439466789504" office:value-type="float"/>
          <table:table-cell office:value="0.6950812333489265" office:value-type="float"/>
          <table:table-cell office:value="0.39718202528581403" office:value-type="float"/>
          <table:table-cell office:value="0.480014789475085" office:value-type="float"/>
          <table:table-cell office:value="0.5016622073301179" office:value-type="float"/>
          <table:table-cell office:value="0.5236120992105312" office:value-type="float"/>
          <table:table-cell office:value="0.5908584451320138" office:value-type="float"/>
          <table:table-cell office:value="0.5759315217113892" office:value-type="float"/>
          <table:table-cell office:value="0.6242898826040079" office:value-type="float"/>
          <table:table-cell office:value="0.6422746981743308" office:value-type="float"/>
          <table:table-cell office:value="0.6614734493230471" office:value-type="float"/>
          <table:table-cell office:value="0.7551191738690933" office:value-type="float"/>
          <table:table-cell office:value="0.3152668800918246" office:value-type="float"/>
          <table:table-cell office:value="0.4593791390822638" office:value-type="float"/>
          <table:table-cell office:value="0.48918636658813525" office:value-type="float"/>
          <table:table-cell office:value="0.508440455052756" office:value-type="float"/>
          <table:table-cell office:value="0.5773836377524791" office:value-type="float"/>
        </table:table-row>
        <table:table-row>
          <table:table-cell office:value-type="string">
            <text:p>termux__termux-app</text:p>
          </table:table-cell>
          <table:table-cell office:value="0.6987068681101841" office:value-type="float"/>
          <table:table-cell office:value="0.7668334475731917" office:value-type="float"/>
          <table:table-cell office:value="0.7844477254831236" office:value-type="float"/>
          <table:table-cell office:value="0.8006285361620556" office:value-type="float"/>
          <table:table-cell office:value="0.8499434828580903" office:value-type="float"/>
          <table:table-cell office:value="0.5399711656737798" office:value-type="float"/>
          <table:table-cell office:value="0.5852903688888145" office:value-type="float"/>
          <table:table-cell office:value="0.597088593599137" office:value-type="float"/>
          <table:table-cell office:value="0.610891453511302" office:value-type="float"/>
          <table:table-cell office:value="0.6609477846091127" office:value-type="float"/>
          <table:table-cell office:value="0.4033067418438586" office:value-type="float"/>
          <table:table-cell office:value="0.44709838088781434" office:value-type="float"/>
          <table:table-cell office:value="0.4666860826341058" office:value-type="float"/>
          <table:table-cell office:value="0.4828461315481155" office:value-type="float"/>
          <table:table-cell office:value="0.5547614859857731" office:value-type="float"/>
          <table:table-cell office:value="0.5642154185262342" office:value-type="float"/>
          <table:table-cell office:value="0.6029280471485764" office:value-type="float"/>
          <table:table-cell office:value="0.6225692570419195" office:value-type="float"/>
          <table:table-cell office:value="0.6419174708476959" office:value-type="float"/>
          <table:table-cell office:value="0.6996916096590742" office:value-type="float"/>
          <table:table-cell office:value="0.41400026636072185" office:value-type="float"/>
          <table:table-cell office:value="0.49577213076909743" office:value-type="float"/>
          <table:table-cell office:value="0.5179092367431443" office:value-type="float"/>
          <table:table-cell office:value="0.5333323000713857" office:value-type="float"/>
          <table:table-cell office:value="0.6043272519600387" office:value-type="float"/>
        </table:table-row>
        <table:table-row>
          <table:table-cell office:value-type="string">
            <text:p>leapmotion__leapjs</text:p>
          </table:table-cell>
          <table:table-cell office:value="0.7408401876849597" office:value-type="float"/>
          <table:table-cell office:value="0.7880089248536859" office:value-type="float"/>
          <table:table-cell office:value="0.8004367313199626" office:value-type="float"/>
          <table:table-cell office:value="0.8217243046263105" office:value-type="float"/>
          <table:table-cell office:value="0.8569341401612758" office:value-type="float"/>
          <table:table-cell office:value="0.5332152586537863" office:value-type="float"/>
          <table:table-cell office:value="0.5910650034709727" office:value-type="float"/>
          <table:table-cell office:value="0.6074894965449285" office:value-type="float"/>
          <table:table-cell office:value="0.6224582203476541" office:value-type="float"/>
          <table:table-cell office:value="0.6641396552136888" office:value-type="float"/>
          <table:table-cell office:value="0.4234566826963442" office:value-type="float"/>
          <table:table-cell office:value="0.4622553070361387" office:value-type="float"/>
          <table:table-cell office:value="0.4862497345869129" office:value-type="float"/>
          <table:table-cell office:value="0.4991861579941901" office:value-type="float"/>
          <table:table-cell office:value="0.5271160115495331" office:value-type="float"/>
          <table:table-cell office:value="0.5936850152811058" office:value-type="float"/>
          <table:table-cell office:value="0.6343267908384952" office:value-type="float"/>
          <table:table-cell office:value="0.6434206528630628" office:value-type="float"/>
          <table:table-cell office:value="0.665186751074097" office:value-type="float"/>
          <table:table-cell office:value="0.7101604597599456" office:value-type="float"/>
          <table:table-cell office:value="0.4255300599729813" office:value-type="float"/>
          <table:table-cell office:value="0.48202329018091555" office:value-type="float"/>
          <table:table-cell office:value="0.518293517865016" office:value-type="float"/>
          <table:table-cell office:value="0.5372478469483548" office:value-type="float"/>
          <table:table-cell office:value="0.5736301415011386" office:value-type="float"/>
        </table:table-row>
        <table:table-row>
          <table:table-cell office:value-type="string">
            <text:p>makovkastar__FloatingActionButton</text:p>
          </table:table-cell>
          <table:table-cell office:value="0.7197943829737807" office:value-type="float"/>
          <table:table-cell office:value="0.7686931292435425" office:value-type="float"/>
          <table:table-cell office:value="0.7911238920715541" office:value-type="float"/>
          <table:table-cell office:value="0.8130184383388137" office:value-type="float"/>
          <table:table-cell office:value="0.8612595121254109" office:value-type="float"/>
          <table:table-cell office:value="0.5161247141521547" office:value-type="float"/>
          <table:table-cell office:value="0.5710640658074875" office:value-type="float"/>
          <table:table-cell office:value="0.584777085028675" office:value-type="float"/>
          <table:table-cell office:value="0.6041292064408865" office:value-type="float"/>
          <table:table-cell office:value="0.6430462407107446" office:value-type="float"/>
          <table:table-cell office:value="0.4155352262364154" office:value-type="float"/>
          <table:table-cell office:value="0.4640232163236586" office:value-type="float"/>
          <table:table-cell office:value="0.48788611568698925" office:value-type="float"/>
          <table:table-cell office:value="0.5097996114043115" office:value-type="float"/>
          <table:table-cell office:value="0.5669848578800268" office:value-type="float"/>
          <table:table-cell office:value="0.5954399066438661" office:value-type="float"/>
          <table:table-cell office:value="0.6205077923205475" office:value-type="float"/>
          <table:table-cell office:value="0.6487036080342528" office:value-type="float"/>
          <table:table-cell office:value="0.6877153503855615" office:value-type="float"/>
          <table:table-cell office:value="0.7657118304616013" office:value-type="float"/>
          <table:table-cell office:value="0.35326510062111927" office:value-type="float"/>
          <table:table-cell office:value="0.43002998120275454" office:value-type="float"/>
          <table:table-cell office:value="0.4665693857891471" office:value-type="float"/>
          <table:table-cell office:value="0.4903900940529826" office:value-type="float"/>
          <table:table-cell office:value="0.5627674969345914" office:value-type="float"/>
        </table:table-row>
        <table:table-row>
          <table:table-cell office:value-type="string">
            <text:p>slackapi__node-slack-sdk</text:p>
          </table:table-cell>
          <table:table-cell office:value="0.7028235084302616" office:value-type="float"/>
          <table:table-cell office:value="0.7856146182364561" office:value-type="float"/>
          <table:table-cell office:value="0.8023004797416529" office:value-type="float"/>
          <table:table-cell office:value="0.815476927629975" office:value-type="float"/>
          <table:table-cell office:value="0.8695305272217261" office:value-type="float"/>
          <table:table-cell office:value="0.5060546842026766" office:value-type="float"/>
          <table:table-cell office:value="0.5648087415589551" office:value-type="float"/>
          <table:table-cell office:value="0.5893509761257943" office:value-type="float"/>
          <table:table-cell office:value="0.6093813322685866" office:value-type="float"/>
          <table:table-cell office:value="0.719963481846484" office:value-type="float"/>
          <table:table-cell office:value="0.4224914906990843" office:value-type="float"/>
          <table:table-cell office:value="0.4679443604673756" office:value-type="float"/>
          <table:table-cell office:value="0.48640767710344784" office:value-type="float"/>
          <table:table-cell office:value="0.5030352875852252" office:value-type="float"/>
          <table:table-cell office:value="0.5489725089386273" office:value-type="float"/>
          <table:table-cell office:value="0.5842223611428694" office:value-type="float"/>
          <table:table-cell office:value="0.6311000877957793" office:value-type="float"/>
          <table:table-cell office:value="0.646750939139658" office:value-type="float"/>
          <table:table-cell office:value="0.6745312909435246" office:value-type="float"/>
          <table:table-cell office:value="0.7353018162768797" office:value-type="float"/>
          <table:table-cell office:value="0.3398322497927027" office:value-type="float"/>
          <table:table-cell office:value="0.45619630880244266" office:value-type="float"/>
          <table:table-cell office:value="0.4968060650527599" office:value-type="float"/>
          <table:table-cell office:value="0.5194248292492794" office:value-type="float"/>
          <table:table-cell office:value="0.5835797011892265" office:value-type="float"/>
        </table:table-row>
        <table:table-row>
          <table:table-cell office:value-type="string">
            <text:p>mrdoob__three.js</text:p>
          </table:table-cell>
          <table:table-cell office:value="0.7240789255810773" office:value-type="float"/>
          <table:table-cell office:value="0.8066449594977929" office:value-type="float"/>
          <table:table-cell office:value="0.8215237579683586" office:value-type="float"/>
          <table:table-cell office:value="0.8344716999804189" office:value-type="float"/>
          <table:table-cell office:value="0.8830991351562908" office:value-type="float"/>
          <table:table-cell office:value="0.4904649857687984" office:value-type="float"/>
          <table:table-cell office:value="0.5735203479921396" office:value-type="float"/>
          <table:table-cell office:value="0.5905233930677539" office:value-type="float"/>
          <table:table-cell office:value="0.6068947817460135" office:value-type="float"/>
          <table:table-cell office:value="0.6787662868441043" office:value-type="float"/>
          <table:table-cell office:value="0.3899235469934035" office:value-type="float"/>
          <table:table-cell office:value="0.45038420849565886" office:value-type="float"/>
          <table:table-cell office:value="0.4670514207440744" office:value-type="float"/>
          <table:table-cell office:value="0.48588089740120677" office:value-type="float"/>
          <table:table-cell office:value="0.5906688132012687" office:value-type="float"/>
          <table:table-cell office:value="0.5421467851508729" office:value-type="float"/>
          <table:table-cell office:value="0.6064621840628144" office:value-type="float"/>
          <table:table-cell office:value="0.6262482260659819" office:value-type="float"/>
          <table:table-cell office:value="0.6473452719648509" office:value-type="float"/>
          <table:table-cell office:value="0.7415664922246952" office:value-type="float"/>
          <table:table-cell office:value="0.30730938730079815" office:value-type="float"/>
          <table:table-cell office:value="0.46733520280634466" office:value-type="float"/>
          <table:table-cell office:value="0.4898822225584356" office:value-type="float"/>
          <table:table-cell office:value="0.5089886728617147" office:value-type="float"/>
          <table:table-cell office:value="0.5883740444539092" office:value-type="float"/>
        </table:table-row>
        <table:table-row>
          <table:table-cell office:value-type="string">
            <text:p>sparkfun__phant</text:p>
          </table:table-cell>
          <table:table-cell office:value="0.7480774172085128" office:value-type="float"/>
          <table:table-cell office:value="0.7846678946607388" office:value-type="float"/>
          <table:table-cell office:value="0.7929036672188553" office:value-type="float"/>
          <table:table-cell office:value="0.8082181900179974" office:value-type="float"/>
          <table:table-cell office:value="0.8249931742004577" office:value-type="float"/>
          <table:table-cell office:value="0.560490727803439" office:value-type="float"/>
          <table:table-cell office:value="0.5880542408722994" office:value-type="float"/>
          <table:table-cell office:value="0.6047417654772577" office:value-type="float"/>
          <table:table-cell office:value="0.6157124265688518" office:value-type="float"/>
          <table:table-cell office:value="0.6629602627846002" office:value-type="float"/>
          <table:table-cell office:value="0.45435359986834306" office:value-type="float"/>
          <table:table-cell office:value="0.47615927621073967" office:value-type="float"/>
          <table:table-cell office:value="0.4954865603601893" office:value-type="float"/>
          <table:table-cell office:value="0.512916435842333" office:value-type="float"/>
          <table:table-cell office:value="0.5604163851584736" office:value-type="float"/>
          <table:table-cell office:value="0.5622260160337029" office:value-type="float"/>
          <table:table-cell office:value="0.6281274439412692" office:value-type="float"/>
          <table:table-cell office:value="0.6511505534654998" office:value-type="float"/>
          <table:table-cell office:value="0.6684137799677665" office:value-type="float"/>
          <table:table-cell office:value="0.7196611792388673" office:value-type="float"/>
          <table:table-cell office:value="0.4540687517578004" office:value-type="float"/>
          <table:table-cell office:value="0.49623512790040525" office:value-type="float"/>
          <table:table-cell office:value="0.5094300512935876" office:value-type="float"/>
          <table:table-cell office:value="0.5351409775453357" office:value-type="float"/>
          <table:table-cell office:value="0.5524282545141206" office:value-type="float"/>
        </table:table-row>
        <table:table-row>
          <table:table-cell office:value-type="string">
            <text:p>directus__directus</text:p>
          </table:table-cell>
          <table:table-cell office:value="0.7085964839150796" office:value-type="float"/>
          <table:table-cell office:value="0.7720744409458221" office:value-type="float"/>
          <table:table-cell office:value="0.8006328800393148" office:value-type="float"/>
          <table:table-cell office:value="0.8112941644175637" office:value-type="float"/>
          <table:table-cell office:value="0.8508366323271502" office:value-type="float"/>
          <table:table-cell office:value="0.5326302859043055" office:value-type="float"/>
          <table:table-cell office:value="0.5853935741502908" office:value-type="float"/>
          <table:table-cell office:value="0.596536307257976" office:value-type="float"/>
          <table:table-cell office:value="0.6139005903675213" office:value-type="float"/>
          <table:table-cell office:value="0.6591151236753481" office:value-type="float"/>
          <table:table-cell office:value="0.41259105465269563" office:value-type="float"/>
          <table:table-cell office:value="0.46528481289987134" office:value-type="float"/>
          <table:table-cell office:value="0.4867883212808344" office:value-type="float"/>
          <table:table-cell office:value="0.501249035176854" office:value-type="float"/>
          <table:table-cell office:value="0.6030507386886728" office:value-type="float"/>
          <table:table-cell office:value="0.5771505779103425" office:value-type="float"/>
          <table:table-cell office:value="0.6071248321829587" office:value-type="float"/>
          <table:table-cell office:value="0.626839928801158" office:value-type="float"/>
          <table:table-cell office:value="0.6495380283792627" office:value-type="float"/>
          <table:table-cell office:value="0.7036438783492395" office:value-type="float"/>
          <table:table-cell office:value="0.4430649032225207" office:value-type="float"/>
          <table:table-cell office:value="0.5084393310653339" office:value-type="float"/>
          <table:table-cell office:value="0.5287485532981846" office:value-type="float"/>
          <table:table-cell office:value="0.5447417180142535" office:value-type="float"/>
          <table:table-cell office:value="0.5877812481187101" office:value-type="float"/>
        </table:table-row>
        <table:table-row>
          <table:table-cell office:value-type="string">
            <text:p>bpampuch__pdfmake</text:p>
          </table:table-cell>
          <table:table-cell office:value="0.6944241847223852" office:value-type="float"/>
          <table:table-cell office:value="0.7755356068952776" office:value-type="float"/>
          <table:table-cell office:value="0.8032488356430575" office:value-type="float"/>
          <table:table-cell office:value="0.8218121956856014" office:value-type="float"/>
          <table:table-cell office:value="0.8827423005521408" office:value-type="float"/>
          <table:table-cell office:value="0.4961138827992693" office:value-type="float"/>
          <table:table-cell office:value="0.5812946702555615" office:value-type="float"/>
          <table:table-cell office:value="0.5969210217738874" office:value-type="float"/>
          <table:table-cell office:value="0.6182977606797994" office:value-type="float"/>
          <table:table-cell office:value="0.6945473239077926" office:value-type="float"/>
          <table:table-cell office:value="0.38169716973883816" office:value-type="float"/>
          <table:table-cell office:value="0.4718551245889505" office:value-type="float"/>
          <table:table-cell office:value="0.49613655560926073" office:value-type="float"/>
          <table:table-cell office:value="0.5364235958972751" office:value-type="float"/>
          <table:table-cell office:value="0.6385303819903986" office:value-type="float"/>
          <table:table-cell office:value="0.5566982747480018" office:value-type="float"/>
          <table:table-cell office:value="0.623560024324406" office:value-type="float"/>
          <table:table-cell office:value="0.6558375487637746" office:value-type="float"/>
          <table:table-cell office:value="0.6841422947024276" office:value-type="float"/>
          <table:table-cell office:value="0.7357695661564903" office:value-type="float"/>
          <table:table-cell office:value="0.2703433382255689" office:value-type="float"/>
          <table:table-cell office:value="0.444163851298529" office:value-type="float"/>
          <table:table-cell office:value="0.49234315602655" office:value-type="float"/>
          <table:table-cell office:value="0.5188575127712517" office:value-type="float"/>
          <table:table-cell office:value="0.616232128002746" office:value-type="float"/>
        </table:table-row>
        <table:table-row>
          <table:table-cell office:value-type="string">
            <text:p>babel__babylon</text:p>
          </table:table-cell>
          <table:table-cell office:value="0.7640723732462227" office:value-type="float"/>
          <table:table-cell office:value="0.8062268014269367" office:value-type="float"/>
          <table:table-cell office:value="0.8139434701826758" office:value-type="float"/>
          <table:table-cell office:value="0.8247413505815501" office:value-type="float"/>
          <table:table-cell office:value="0.8519974418809302" office:value-type="float"/>
          <table:table-cell office:value="0.5286901616457269" office:value-type="float"/>
          <table:table-cell office:value="0.5709834291956604" office:value-type="float"/>
          <table:table-cell office:value="0.5944274876377175" office:value-type="float"/>
          <table:table-cell office:value="0.6098588699232961" office:value-type="float"/>
          <table:table-cell office:value="0.6504929397455116" office:value-type="float"/>
          <table:table-cell office:value="0.3789061921662931" office:value-type="float"/>
          <table:table-cell office:value="0.4643572308237617" office:value-type="float"/>
          <table:table-cell office:value="0.47642984846790215" office:value-type="float"/>
          <table:table-cell office:value="0.5025115513600162" office:value-type="float"/>
          <table:table-cell office:value="0.5453125459322701" office:value-type="float"/>
          <table:table-cell office:value="0.5846070143185103" office:value-type="float"/>
          <table:table-cell office:value="0.6269500202947504" office:value-type="float"/>
          <table:table-cell office:value="0.6429796542930901" office:value-type="float"/>
          <table:table-cell office:value="0.6648854891428324" office:value-type="float"/>
          <table:table-cell office:value="0.7258752298268977" office:value-type="float"/>
          <table:table-cell office:value="0.38773216755370105" office:value-type="float"/>
          <table:table-cell office:value="0.47037739656989086" office:value-type="float"/>
          <table:table-cell office:value="0.4857343036204421" office:value-type="float"/>
          <table:table-cell office:value="0.5016935255471954" office:value-type="float"/>
          <table:table-cell office:value="0.5519131000803034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6T11:32:45.215063</meta:creation-date>
    <dc:date>2019-05-26T11:32:46.679952</dc:date>
    <meta:generator>http://pypi.python.org/pypi/ezodf/0.1.0$Python3.6.7 (default, Oct 22 2018, 11:32:17) 
[GCC 8.2.0]</meta:generator>
    <meta:document-statistic/>
    <meta:editing-cycles>1</meta:editing-cycles>
  </office:meta>
</office:document-meta>
</file>